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61.6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1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6"/>
    <style:style style:name="ce5" style:family="table-cell" style:parent-style-name="Default" style:data-style-name="N111"/>
    <style:style style:name="ce6" style:family="table-cell" style:parent-style-name="Default" style:data-style-name="N3"/>
    <style:style style:name="ce7" style:family="table-cell" style:parent-style-name="Default" style:data-style-name="N0"/>
    <style:style style:name="ce8" style:family="table-cell" style:parent-style-name="Default" style:data-style-name="N113"/>
  </office:automatic-styles>
  <office:body>
    <office:spreadsheet>
      <table:table table:name="Growth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6" table:default-cell-style-name="Default"/>
        <table:table-column table:style-name="co3" table:default-cell-style-name="Default"/>
        <table:table-column table:style-name="co2" table:number-columns-repeated="936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float" office:value="0.1" calcext:value-type="float">
            <text:p>0.1</text:p>
          </table:table-cell>
          <table:table-cell table:formula="of:=1-[.B1]" office:value-type="float" office:value="0.9" calcext:value-type="float">
            <text:p>0.9</text:p>
          </table:table-cell>
          <table:table-cell table:formula="of:=([.B1]+1)^(1/2)-1" office:value-type="float" office:value="0.0488088481701516" calcext:value-type="float">
            <text:p>0.0488088482</text:p>
          </table:table-cell>
          <table:table-cell table:formula="of:=1-[.D1]" office:value-type="float" office:value="0.951191151829848" calcext:value-type="float">
            <text:p>0.95119115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table:formula="of:=[.B2]+1" office:value-type="float" office:value="2011" calcext:value-type="float">
            <text:p>2011</text:p>
          </table:table-cell>
          <table:table-cell table:formula="of:=[.C2]+1" office:value-type="float" office:value="2012" calcext:value-type="float">
            <text:p>2012</text:p>
          </table:table-cell>
          <table:table-cell table:formula="of:=[.D2]+1" office:value-type="float" office:value="2013" calcext:value-type="float">
            <text:p>2013</text:p>
          </table:table-cell>
          <table:table-cell table:formula="of:=[.E2]+1" office:value-type="float" office:value="2014" calcext:value-type="float">
            <text:p>2014</text:p>
          </table:table-cell>
          <table:table-cell table:formula="of:=[.F2]+1" office:value-type="float" office:value="2015" calcext:value-type="float">
            <text:p>2015</text:p>
          </table:table-cell>
          <table:table-cell table:formula="of:=[.G2]+1" office:value-type="float" office:value="2016" calcext:value-type="float">
            <text:p>2016</text:p>
          </table:table-cell>
          <table:table-cell table:formula="of:=[.H2]+1" office:value-type="float" office:value="2017" calcext:value-type="float">
            <text:p>2017</text:p>
          </table:table-cell>
          <table:table-cell table:formula="of:=[.I2]+1" office:value-type="float" office:value="2018" calcext:value-type="float">
            <text:p>2018</text:p>
          </table:table-cell>
          <table:table-cell table:formula="of:=[.J2]+1" office:value-type="float" office:value="2019" calcext:value-type="float">
            <text:p>2019</text:p>
          </table:table-cell>
          <table:table-cell table:formula="of:=[.K2]+1" office:value-type="float" office:value="2020" calcext:value-type="float">
            <text:p>2020</text:p>
          </table:table-cell>
          <table:table-cell table:formula="of:=[.L2]+1" office:value-type="float" office:value="2021" calcext:value-type="float">
            <text:p>2021</text:p>
          </table:table-cell>
          <table:table-cell table:formula="of:=[.M2]+1" office:value-type="float" office:value="2022" calcext:value-type="float">
            <text:p>2022</text:p>
          </table:table-cell>
          <table:table-cell table:formula="of:=[.N2]+1" office:value-type="float" office:value="2023" calcext:value-type="float">
            <text:p>2023</text:p>
          </table:table-cell>
          <table:table-cell table:formula="of:=[.O2]+1" office:value-type="float" office:value="2024" calcext:value-type="float">
            <text:p>2024</text:p>
          </table:table-cell>
          <table:table-cell table:formula="of:=[.P2]+1" office:value-type="float" office:value="2025" calcext:value-type="float">
            <text:p>2025</text:p>
          </table:table-cell>
          <table:table-cell table:formula="of:=[.Q2]+1" office:value-type="float" office:value="2026" calcext:value-type="float">
            <text:p>2026</text:p>
          </table:table-cell>
          <table:table-cell table:formula="of:=[.R2]+1" office:value-type="float" office:value="2027" calcext:value-type="float">
            <text:p>2027</text:p>
          </table:table-cell>
          <table:table-cell table:formula="of:=[.S2]+1" office:value-type="float" office:value="2028" calcext:value-type="float">
            <text:p>2028</text:p>
          </table:table-cell>
          <table:table-cell table:formula="of:=[.T2]+1" office:value-type="float" office:value="2029" calcext:value-type="float">
            <text:p>2029</text:p>
          </table:table-cell>
          <table:table-cell table:formula="of:=[.U2]+1" office:value-type="float" office:value="2030" calcext:value-type="float">
            <text:p>2030</text:p>
          </table:table-cell>
          <table:table-cell table:formula="of:=[.V2]+1" office:value-type="float" office:value="2031" calcext:value-type="float">
            <text:p>2031</text:p>
          </table:table-cell>
          <table:table-cell table:formula="of:=[.W2]+1" office:value-type="float" office:value="2032" calcext:value-type="float">
            <text:p>2032</text:p>
          </table:table-cell>
          <table:table-cell table:formula="of:=[.X2]+1" office:value-type="float" office:value="2033" calcext:value-type="float">
            <text:p>2033</text:p>
          </table:table-cell>
          <table:table-cell table:formula="of:=[.Y2]+1" office:value-type="float" office:value="2034" calcext:value-type="float">
            <text:p>2034</text:p>
          </table:table-cell>
          <table:table-cell table:formula="of:=[.Z2]+1" office:value-type="float" office:value="2035" calcext:value-type="float">
            <text:p>2035</text:p>
          </table:table-cell>
          <table:table-cell table:formula="of:=[.AA2]+1" office:value-type="float" office:value="2036" calcext:value-type="float">
            <text:p>2036</text:p>
          </table:table-cell>
          <table:table-cell table:formula="of:=[.AB2]+1" office:value-type="float" office:value="2037" calcext:value-type="float">
            <text:p>2037</text:p>
          </table:table-cell>
          <table:table-cell table:formula="of:=[.AC2]+1" office:value-type="float" office:value="2038" calcext:value-type="float">
            <text:p>2038</text:p>
          </table:table-cell>
          <table:table-cell table:formula="of:=[.AD2]+1" office:value-type="float" office:value="2039" calcext:value-type="float">
            <text:p>2039</text:p>
          </table:table-cell>
          <table:table-cell table:formula="of:=[.AE2]+1" office:value-type="float" office:value="2040" calcext:value-type="float">
            <text:p>2040</text:p>
          </table:table-cell>
          <table:table-cell table:formula="of:=[.AF2]+1" office:value-type="float" office:value="2041" calcext:value-type="float">
            <text:p>2041</text:p>
          </table:table-cell>
          <table:table-cell table:formula="of:=[.AG2]+1" office:value-type="float" office:value="2042" calcext:value-type="float">
            <text:p>2042</text:p>
          </table:table-cell>
          <table:table-cell table:formula="of:=[.AH2]+1" office:value-type="float" office:value="2043" calcext:value-type="float">
            <text:p>2043</text:p>
          </table:table-cell>
          <table:table-cell table:formula="of:=[.AI2]+1" office:value-type="float" office:value="2044" calcext:value-type="float">
            <text:p>2044</text:p>
          </table:table-cell>
          <table:table-cell table:formula="of:=[.AJ2]+1" office:value-type="float" office:value="2045" calcext:value-type="float">
            <text:p>2045</text:p>
          </table:table-cell>
          <table:table-cell table:formula="of:=[.AK2]+1" office:value-type="float" office:value="2046" calcext:value-type="float">
            <text:p>2046</text:p>
          </table:table-cell>
          <table:table-cell table:formula="of:=[.AL2]+1" office:value-type="float" office:value="2047" calcext:value-type="float">
            <text:p>2047</text:p>
          </table:table-cell>
          <table:table-cell table:formula="of:=[.AM2]+1" office:value-type="float" office:value="2048" calcext:value-type="float">
            <text:p>2048</text:p>
          </table:table-cell>
          <table:table-cell table:formula="of:=[.AN2]+1" office:value-type="float" office:value="2049" calcext:value-type="float">
            <text:p>2049</text:p>
          </table:table-cell>
          <table:table-cell table:formula="of:=[.AO2]+1" office:value-type="float" office:value="2050" calcext:value-type="float">
            <text:p>2050</text:p>
          </table:table-cell>
          <table:table-cell table:formula="of:=[.AP2]+1" office:value-type="float" office:value="2051" calcext:value-type="float">
            <text:p>2051</text:p>
          </table:table-cell>
          <table:table-cell table:formula="of:=[.AQ2]+1" office:value-type="float" office:value="2052" calcext:value-type="float">
            <text:p>2052</text:p>
          </table:table-cell>
          <table:table-cell table:formula="of:=[.AR2]+1" office:value-type="float" office:value="2053" calcext:value-type="float">
            <text:p>2053</text:p>
          </table:table-cell>
          <table:table-cell table:formula="of:=[.AS2]+1" office:value-type="float" office:value="2054" calcext:value-type="float">
            <text:p>2054</text:p>
          </table:table-cell>
          <table:table-cell table:formula="of:=[.AT2]+1" office:value-type="float" office:value="2055" calcext:value-type="float">
            <text:p>2055</text:p>
          </table:table-cell>
          <table:table-cell table:formula="of:=[.AU2]+1" office:value-type="float" office:value="2056" calcext:value-type="float">
            <text:p>2056</text:p>
          </table:table-cell>
          <table:table-cell table:formula="of:=[.AV2]+1" office:value-type="float" office:value="2057" calcext:value-type="float">
            <text:p>2057</text:p>
          </table:table-cell>
          <table:table-cell table:formula="of:=[.AW2]+1" office:value-type="float" office:value="2058" calcext:value-type="float">
            <text:p>2058</text:p>
          </table:table-cell>
          <table:table-cell table:formula="of:=[.AX2]+1" office:value-type="float" office:value="2059" calcext:value-type="float">
            <text:p>2059</text:p>
          </table:table-cell>
          <table:table-cell table:formula="of:=[.AY2]+1" office:value-type="float" office:value="2060" calcext:value-type="float">
            <text:p>2060</text:p>
          </table:table-cell>
          <table:table-cell table:formula="of:=[.AZ2]+1" office:value-type="float" office:value="2061" calcext:value-type="float">
            <text:p>2061</text:p>
          </table:table-cell>
          <table:table-cell table:formula="of:=[.BA2]+1" office:value-type="float" office:value="2062" calcext:value-type="float">
            <text:p>2062</text:p>
          </table:table-cell>
          <table:table-cell table:formula="of:=[.BB2]+1" office:value-type="float" office:value="2063" calcext:value-type="float">
            <text:p>2063</text:p>
          </table:table-cell>
          <table:table-cell table:formula="of:=[.BC2]+1" office:value-type="float" office:value="2064" calcext:value-type="float">
            <text:p>2064</text:p>
          </table:table-cell>
          <table:table-cell table:formula="of:=[.BD2]+1" office:value-type="float" office:value="2065" calcext:value-type="float">
            <text:p>2065</text:p>
          </table:table-cell>
          <table:table-cell table:formula="of:=[.BE2]+1" office:value-type="float" office:value="2066" calcext:value-type="float">
            <text:p>2066</text:p>
          </table:table-cell>
          <table:table-cell table:formula="of:=[.BF2]+1" office:value-type="float" office:value="2067" calcext:value-type="float">
            <text:p>2067</text:p>
          </table:table-cell>
          <table:table-cell table:formula="of:=[.BG2]+1" office:value-type="float" office:value="2068" calcext:value-type="float">
            <text:p>2068</text:p>
          </table:table-cell>
          <table:table-cell table:formula="of:=[.BH2]+1" office:value-type="float" office:value="2069" calcext:value-type="float">
            <text:p>2069</text:p>
          </table:table-cell>
          <table:table-cell table:formula="of:=[.BI2]+1" office:value-type="float" office:value="2070" calcext:value-type="float">
            <text:p>2070</text:p>
          </table:table-cell>
          <table:table-cell table:formula="of:=[.BJ2]+1" office:value-type="float" office:value="2071" calcext:value-type="float">
            <text:p>2071</text:p>
          </table:table-cell>
          <table:table-cell table:formula="of:=[.BK2]+1" office:value-type="float" office:value="2072" calcext:value-type="float">
            <text:p>2072</text:p>
          </table:table-cell>
          <table:table-cell table:formula="of:=[.BL2]+1" office:value-type="float" office:value="2073" calcext:value-type="float">
            <text:p>2073</text:p>
          </table:table-cell>
          <table:table-cell table:formula="of:=[.BM2]+1" office:value-type="float" office:value="2074" calcext:value-type="float">
            <text:p>2074</text:p>
          </table:table-cell>
          <table:table-cell table:formula="of:=[.BN2]+1" office:value-type="float" office:value="2075" calcext:value-type="float">
            <text:p>2075</text:p>
          </table:table-cell>
          <table:table-cell table:formula="of:=[.BO2]+1" office:value-type="float" office:value="2076" calcext:value-type="float">
            <text:p>2076</text:p>
          </table:table-cell>
          <table:table-cell table:formula="of:=[.BP2]+1" office:value-type="float" office:value="2077" calcext:value-type="float">
            <text:p>2077</text:p>
          </table:table-cell>
          <table:table-cell table:formula="of:=[.BQ2]+1" office:value-type="float" office:value="2078" calcext:value-type="float">
            <text:p>2078</text:p>
          </table:table-cell>
          <table:table-cell table:formula="of:=[.BR2]+1" office:value-type="float" office:value="2079" calcext:value-type="float">
            <text:p>2079</text:p>
          </table:table-cell>
          <table:table-cell table:formula="of:=[.BS2]+1" office:value-type="float" office:value="2080" calcext:value-type="float">
            <text:p>2080</text:p>
          </table:table-cell>
          <table:table-cell table:formula="of:=[.BT2]+1" office:value-type="float" office:value="2081" calcext:value-type="float">
            <text:p>2081</text:p>
          </table:table-cell>
          <table:table-cell table:formula="of:=[.BU2]+1" office:value-type="float" office:value="2082" calcext:value-type="float">
            <text:p>2082</text:p>
          </table:table-cell>
          <table:table-cell table:formula="of:=[.BV2]+1" office:value-type="float" office:value="2083" calcext:value-type="float">
            <text:p>2083</text:p>
          </table:table-cell>
          <table:table-cell table:formula="of:=[.BW2]+1" office:value-type="float" office:value="2084" calcext:value-type="float">
            <text:p>2084</text:p>
          </table:table-cell>
          <table:table-cell table:formula="of:=[.BX2]+1" office:value-type="float" office:value="2085" calcext:value-type="float">
            <text:p>2085</text:p>
          </table:table-cell>
          <table:table-cell table:formula="of:=[.BY2]+1" office:value-type="float" office:value="2086" calcext:value-type="float">
            <text:p>2086</text:p>
          </table:table-cell>
          <table:table-cell table:formula="of:=[.BZ2]+1" office:value-type="float" office:value="2087" calcext:value-type="float">
            <text:p>2087</text:p>
          </table:table-cell>
          <table:table-cell table:formula="of:=[.CA2]+1" office:value-type="float" office:value="2088" calcext:value-type="float">
            <text:p>2088</text:p>
          </table:table-cell>
          <table:table-cell table:formula="of:=[.CB2]+1" office:value-type="float" office:value="2089" calcext:value-type="float">
            <text:p>2089</text:p>
          </table:table-cell>
          <table:table-cell table:formula="of:=[.CC2]+1" office:value-type="float" office:value="2090" calcext:value-type="float">
            <text:p>2090</text:p>
          </table:table-cell>
          <table:table-cell table:formula="of:=[.CD2]+1" office:value-type="float" office:value="2091" calcext:value-type="float">
            <text:p>2091</text:p>
          </table:table-cell>
          <table:table-cell table:formula="of:=[.CE2]+1" office:value-type="float" office:value="2092" calcext:value-type="float">
            <text:p>2092</text:p>
          </table:table-cell>
          <table:table-cell table:formula="of:=[.CF2]+1" office:value-type="float" office:value="2093" calcext:value-type="float">
            <text:p>2093</text:p>
          </table:table-cell>
          <table:table-cell table:formula="of:=[.CG2]+1" office:value-type="float" office:value="2094" calcext:value-type="float">
            <text:p>2094</text:p>
          </table:table-cell>
          <table:table-cell table:formula="of:=[.CH2]+1" office:value-type="float" office:value="2095" calcext:value-type="float">
            <text:p>2095</text:p>
          </table:table-cell>
          <table:table-cell table:formula="of:=[.CI2]+1" office:value-type="float" office:value="2096" calcext:value-type="float">
            <text:p>2096</text:p>
          </table:table-cell>
          <table:table-cell table:formula="of:=[.CJ2]+1" office:value-type="float" office:value="2097" calcext:value-type="float">
            <text:p>2097</text:p>
          </table:table-cell>
          <table:table-cell table:formula="of:=[.CK2]+1" office:value-type="float" office:value="2098" calcext:value-type="float">
            <text:p>2098</text:p>
          </table:table-cell>
          <table:table-cell table:formula="of:=[.CL2]+1" office:value-type="float" office:value="2099" calcext:value-type="float">
            <text:p>2099</text:p>
          </table:table-cell>
          <table:table-cell table:formula="of:=[.CM2]+1" office:value-type="float" office:value="2100" calcext:value-type="float">
            <text:p>2100</text:p>
          </table:table-cell>
          <table:table-cell table:formula="of:=[.CN2]+1" office:value-type="float" office:value="2101" calcext:value-type="float">
            <text:p>2101</text:p>
          </table:table-cell>
          <table:table-cell table:formula="of:=[.CO2]+1" office:value-type="float" office:value="2102" calcext:value-type="float">
            <text:p>2102</text:p>
          </table:table-cell>
          <table:table-cell table:formula="of:=[.CP2]+1" office:value-type="float" office:value="2103" calcext:value-type="float">
            <text:p>2103</text:p>
          </table:table-cell>
          <table:table-cell table:formula="of:=[.CQ2]+1" office:value-type="float" office:value="2104" calcext:value-type="float">
            <text:p>2104</text:p>
          </table:table-cell>
          <table:table-cell table:formula="of:=[.CR2]+1" office:value-type="float" office:value="2105" calcext:value-type="float">
            <text:p>2105</text:p>
          </table:table-cell>
          <table:table-cell table:formula="of:=[.CS2]+1" office:value-type="float" office:value="2106" calcext:value-type="float">
            <text:p>2106</text:p>
          </table:table-cell>
          <table:table-cell table:formula="of:=[.CT2]+1" office:value-type="float" office:value="2107" calcext:value-type="float">
            <text:p>2107</text:p>
          </table:table-cell>
          <table:table-cell table:formula="of:=[.CU2]+1" office:value-type="float" office:value="2108" calcext:value-type="float">
            <text:p>2108</text:p>
          </table:table-cell>
          <table:table-cell table:formula="of:=[.CV2]+1" office:value-type="float" office:value="2109" calcext:value-type="float">
            <text:p>2109</text:p>
          </table:table-cell>
          <table:table-cell table:formula="of:=[.CW2]+1" office:value-type="float" office:value="2110" calcext:value-type="float">
            <text:p>2110</text:p>
          </table:table-cell>
          <table:table-cell table:formula="of:=[.CX2]+1" office:value-type="float" office:value="2111" calcext:value-type="float">
            <text:p>2111</text:p>
          </table:table-cell>
          <table:table-cell table:formula="of:=[.CY2]+1" office:value-type="float" office:value="2112" calcext:value-type="float">
            <text:p>2112</text:p>
          </table:table-cell>
          <table:table-cell table:formula="of:=[.CZ2]+1" office:value-type="float" office:value="2113" calcext:value-type="float">
            <text:p>2113</text:p>
          </table:table-cell>
          <table:table-cell table:formula="of:=[.DA2]+1" office:value-type="float" office:value="2114" calcext:value-type="float">
            <text:p>2114</text:p>
          </table:table-cell>
          <table:table-cell table:formula="of:=[.DB2]+1" office:value-type="float" office:value="2115" calcext:value-type="float">
            <text:p>2115</text:p>
          </table:table-cell>
          <table:table-cell table:formula="of:=[.DC2]+1" office:value-type="float" office:value="2116" calcext:value-type="float">
            <text:p>2116</text:p>
          </table:table-cell>
          <table:table-cell table:formula="of:=[.DD2]+1" office:value-type="float" office:value="2117" calcext:value-type="float">
            <text:p>2117</text:p>
          </table:table-cell>
          <table:table-cell table:formula="of:=[.DE2]+1" office:value-type="float" office:value="2118" calcext:value-type="float">
            <text:p>2118</text:p>
          </table:table-cell>
          <table:table-cell table:number-columns-repeated="914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INT([.B4]+[.B3])" office:value-type="float" office:value="11000" calcext:value-type="float">
            <text:p>11000</text:p>
          </table:table-cell>
          <table:table-cell table:formula="of:=INT([.C4]+[.C3])" office:value-type="float" office:value="12100" calcext:value-type="float">
            <text:p>12100</text:p>
          </table:table-cell>
          <table:table-cell table:formula="of:=INT([.D4]+[.D3])" office:value-type="float" office:value="13310" calcext:value-type="float">
            <text:p>13310</text:p>
          </table:table-cell>
          <table:table-cell table:formula="of:=INT([.E4]+[.E3])" office:value-type="float" office:value="14641" calcext:value-type="float">
            <text:p>14641</text:p>
          </table:table-cell>
          <table:table-cell table:formula="of:=INT([.F4]+[.F3])" office:value-type="float" office:value="16105" calcext:value-type="float">
            <text:p>16105</text:p>
          </table:table-cell>
          <table:table-cell table:formula="of:=INT([.G4]+[.G3])" office:value-type="float" office:value="17715" calcext:value-type="float">
            <text:p>17715</text:p>
          </table:table-cell>
          <table:table-cell table:formula="of:=INT([.H4]+[.H3])" office:value-type="float" office:value="19487" calcext:value-type="float">
            <text:p>19487</text:p>
          </table:table-cell>
          <table:table-cell table:formula="of:=INT([.I4]+[.I3])" office:value-type="float" office:value="21435" calcext:value-type="float">
            <text:p>21435</text:p>
          </table:table-cell>
          <table:table-cell table:formula="of:=INT([.J4]+[.J3])" office:value-type="float" office:value="23579" calcext:value-type="float">
            <text:p>23579</text:p>
          </table:table-cell>
          <table:table-cell table:formula="of:=INT([.K4]+[.K3])" office:value-type="float" office:value="25937" calcext:value-type="float">
            <text:p>25937</text:p>
          </table:table-cell>
          <table:table-cell table:formula="of:=INT([.L4]+[.L3])" office:value-type="float" office:value="28531" calcext:value-type="float">
            <text:p>28531</text:p>
          </table:table-cell>
          <table:table-cell table:formula="of:=INT([.M4]+[.M3])" office:value-type="float" office:value="31384" calcext:value-type="float">
            <text:p>31384</text:p>
          </table:table-cell>
          <table:table-cell table:formula="of:=INT([.N4]+[.N3])" office:value-type="float" office:value="34522" calcext:value-type="float">
            <text:p>34522</text:p>
          </table:table-cell>
          <table:table-cell table:formula="of:=INT([.O4]+[.O3])" office:value-type="float" office:value="37974" calcext:value-type="float">
            <text:p>37974</text:p>
          </table:table-cell>
          <table:table-cell table:formula="of:=INT([.P4]+[.P3])" office:value-type="float" office:value="41772" calcext:value-type="float">
            <text:p>41772</text:p>
          </table:table-cell>
          <table:table-cell table:formula="of:=INT([.Q4]+[.Q3])" office:value-type="float" office:value="45949" calcext:value-type="float">
            <text:p>45949</text:p>
          </table:table-cell>
          <table:table-cell table:formula="of:=INT([.R4]+[.R3])" office:value-type="float" office:value="50544" calcext:value-type="float">
            <text:p>50544</text:p>
          </table:table-cell>
          <table:table-cell table:formula="of:=INT([.S4]+[.S3])" office:value-type="float" office:value="55599" calcext:value-type="float">
            <text:p>55599</text:p>
          </table:table-cell>
          <table:table-cell table:formula="of:=INT([.T4]+[.T3])" office:value-type="float" office:value="61159" calcext:value-type="float">
            <text:p>61159</text:p>
          </table:table-cell>
          <table:table-cell table:formula="of:=INT([.U4]+[.U3])" office:value-type="float" office:value="67274" calcext:value-type="float">
            <text:p>67274</text:p>
          </table:table-cell>
          <table:table-cell table:formula="of:=INT([.V4]+[.V3])" office:value-type="float" office:value="74002" calcext:value-type="float">
            <text:p>74002</text:p>
          </table:table-cell>
          <table:table-cell table:formula="of:=INT([.W4]+[.W3])" office:value-type="float" office:value="81402" calcext:value-type="float">
            <text:p>81402</text:p>
          </table:table-cell>
          <table:table-cell table:formula="of:=INT([.X4]+[.X3])" office:value-type="float" office:value="89543" calcext:value-type="float">
            <text:p>89543</text:p>
          </table:table-cell>
          <table:table-cell table:formula="of:=INT([.Y4]+[.Y3])" office:value-type="float" office:value="98497" calcext:value-type="float">
            <text:p>98497</text:p>
          </table:table-cell>
          <table:table-cell table:formula="of:=INT([.Z4]+[.Z3])" office:value-type="float" office:value="108347" calcext:value-type="float">
            <text:p>108347</text:p>
          </table:table-cell>
          <table:table-cell table:formula="of:=INT([.AA4]+[.AA3])" office:value-type="float" office:value="119181" calcext:value-type="float">
            <text:p>119181</text:p>
          </table:table-cell>
          <table:table-cell table:formula="of:=INT([.AB4]+[.AB3])" office:value-type="float" office:value="131099" calcext:value-type="float">
            <text:p>131099</text:p>
          </table:table-cell>
          <table:table-cell table:formula="of:=INT([.AC4]+[.AC3])" office:value-type="float" office:value="144209" calcext:value-type="float">
            <text:p>144209</text:p>
          </table:table-cell>
          <table:table-cell table:formula="of:=INT([.AD4]+[.AD3])" office:value-type="float" office:value="158630" calcext:value-type="float">
            <text:p>158630</text:p>
          </table:table-cell>
          <table:table-cell table:formula="of:=INT([.AE4]+[.AE3])" office:value-type="float" office:value="174494" calcext:value-type="float">
            <text:p>174494</text:p>
          </table:table-cell>
          <table:table-cell table:formula="of:=INT([.AF4]+[.AF3])" office:value-type="float" office:value="191943" calcext:value-type="float">
            <text:p>191943</text:p>
          </table:table-cell>
          <table:table-cell table:formula="of:=INT([.AG4]+[.AG3])" office:value-type="float" office:value="211137" calcext:value-type="float">
            <text:p>211137</text:p>
          </table:table-cell>
          <table:table-cell table:number-columns-repeated="990"/>
        </table:table-row>
        <table:table-row table:style-name="ro1">
          <table:table-cell/>
          <table:table-cell table:formula="of:=[.$B$1]*([.B$3]+[.A5])+[.A5]" office:value-type="float" office:value="1000" calcext:value-type="float">
            <text:p>1000</text:p>
          </table:table-cell>
          <table:table-cell table:formula="of:=[.$B$1]*([.C$3]+[.B5])+[.B5]" office:value-type="float" office:value="1100" calcext:value-type="float">
            <text:p>1100</text:p>
          </table:table-cell>
          <table:table-cell table:formula="of:=[.$B$1]*([.D$3]+[.C5])+[.C5]" office:value-type="float" office:value="1210" calcext:value-type="float">
            <text:p>1210</text:p>
          </table:table-cell>
          <table:table-cell table:formula="of:=[.$B$1]*([.E$3]+[.D5])+[.D5]" office:value-type="float" office:value="1331" calcext:value-type="float">
            <text:p>1331</text:p>
          </table:table-cell>
          <table:table-cell table:formula="of:=[.$B$1]*([.F$3]+[.E5])+[.E5]" office:value-type="float" office:value="1464.1" calcext:value-type="float">
            <text:p>1464.1</text:p>
          </table:table-cell>
          <table:table-cell table:formula="of:=[.$B$1]*([.G$3]+[.F5])+[.F5]" office:value-type="float" office:value="1610.61" calcext:value-type="float">
            <text:p>1610.61</text:p>
          </table:table-cell>
          <table:table-cell table:formula="of:=[.$B$1]*([.H$3]+[.G5])+[.G5]" office:value-type="float" office:value="1772.171" calcext:value-type="float">
            <text:p>1772.171</text:p>
          </table:table-cell>
          <table:table-cell table:formula="of:=[.$B$1]*([.I$3]+[.H5])+[.H5]" office:value-type="float" office:value="1948.8881" calcext:value-type="float">
            <text:p>1948.8881</text:p>
          </table:table-cell>
          <table:table-cell table:formula="of:=[.$B$1]*([.J$3]+[.I5])+[.I5]" office:value-type="float" office:value="2144.47691" calcext:value-type="float">
            <text:p>2144.47691</text:p>
          </table:table-cell>
          <table:table-cell table:formula="of:=[.$B$1]*([.K$3]+[.J5])+[.J5]" office:value-type="float" office:value="2358.42460100001" calcext:value-type="float">
            <text:p>2358.424601</text:p>
          </table:table-cell>
          <table:table-cell table:formula="of:=[.$B$1]*([.L$3]+[.K5])+[.K5]" office:value-type="float" office:value="2594.16706110001" calcext:value-type="float">
            <text:p>2594.1670611</text:p>
          </table:table-cell>
          <table:table-cell table:formula="of:=[.$B$1]*([.M$3]+[.L5])+[.L5]" office:value-type="float" office:value="2853.28376721001" calcext:value-type="float">
            <text:p>2853.28376721</text:p>
          </table:table-cell>
          <table:table-cell table:formula="of:=[.$B$1]*([.N$3]+[.M5])+[.M5]" office:value-type="float" office:value="3138.71214393101" calcext:value-type="float">
            <text:p>3138.712143931</text:p>
          </table:table-cell>
          <table:table-cell table:formula="of:=[.$B$1]*([.O$3]+[.N5])+[.N5]" office:value-type="float" office:value="3452.98335832412" calcext:value-type="float">
            <text:p>3452.9833583241</text:p>
          </table:table-cell>
          <table:table-cell table:formula="of:=[.$B$1]*([.P$3]+[.O5])+[.O5]" office:value-type="float" office:value="3798.48169415652" calcext:value-type="float">
            <text:p>3798.4816941565</text:p>
          </table:table-cell>
          <table:table-cell table:formula="of:=[.$B$1]*([.Q$3]+[.P5])+[.P5]" office:value-type="float" office:value="4177.72986357218" calcext:value-type="float">
            <text:p>4177.7298635722</text:p>
          </table:table-cell>
          <table:table-cell table:formula="of:=[.$B$1]*([.R$3]+[.Q5])+[.Q5]" office:value-type="float" office:value="4595.70284992939" calcext:value-type="float">
            <text:p>4595.7028499294</text:p>
          </table:table-cell>
          <table:table-cell table:formula="of:=[.$B$1]*([.S$3]+[.R5])+[.R5]" office:value-type="float" office:value="5055.17313492234" calcext:value-type="float">
            <text:p>5055.1731349223</text:p>
          </table:table-cell>
          <table:table-cell table:formula="of:=[.$B$1]*([.T$3]+[.S5])+[.S5]" office:value-type="float" office:value="5560.09044841457" calcext:value-type="float">
            <text:p>5560.0904484146</text:p>
          </table:table-cell>
          <table:table-cell table:formula="of:=[.$B$1]*([.U$3]+[.T5])+[.T5]" office:value-type="float" office:value="6115.99949325602" calcext:value-type="float">
            <text:p>6115.999493256</text:p>
          </table:table-cell>
          <table:table-cell table:formula="of:=[.$B$1]*([.V$3]+[.U5])+[.U5]" office:value-type="float" office:value="6728.49944258163" calcext:value-type="float">
            <text:p>6728.4994425816</text:p>
          </table:table-cell>
          <table:table-cell table:formula="of:=[.$B$1]*([.W$3]+[.V5])+[.V5]" office:value-type="float" office:value="7400.74938683979" calcext:value-type="float">
            <text:p>7400.7493868398</text:p>
          </table:table-cell>
          <table:table-cell table:formula="of:=[.$B$1]*([.X$3]+[.W5])+[.W5]" office:value-type="float" office:value="8141.02432552377" calcext:value-type="float">
            <text:p>8141.0243255238</text:p>
          </table:table-cell>
          <table:table-cell table:formula="of:=[.$B$1]*([.Y$3]+[.X5])+[.X5]" office:value-type="float" office:value="8954.32675807614" calcext:value-type="float">
            <text:p>8954.3267580761</text:p>
          </table:table-cell>
          <table:table-cell table:formula="of:=[.$B$1]*([.Z$3]+[.Y5])+[.Y5]" office:value-type="float" office:value="9850.05943388375" calcext:value-type="float">
            <text:p>9850.0594338838</text:p>
          </table:table-cell>
          <table:table-cell table:formula="of:=[.$B$1]*([.AA$3]+[.Z5])+[.Z5]" office:value-type="float" office:value="10834.7653772721" calcext:value-type="float">
            <text:p>10834.7653772721</text:p>
          </table:table-cell>
          <table:table-cell table:formula="of:=[.$B$1]*([.AB$3]+[.AA5])+[.AA5]" office:value-type="float" office:value="11918.9419149993" calcext:value-type="float">
            <text:p>11918.9419149993</text:p>
          </table:table-cell>
          <table:table-cell table:formula="of:=[.$B$1]*([.AC$3]+[.AB5])+[.AB5]" office:value-type="float" office:value="13110.9361064993" calcext:value-type="float">
            <text:p>13110.9361064993</text:p>
          </table:table-cell>
          <table:table-cell table:formula="of:=[.$B$1]*([.AD$3]+[.AC5])+[.AC5]" office:value-type="float" office:value="14421.9297171492" calcext:value-type="float">
            <text:p>14421.9297171492</text:p>
          </table:table-cell>
          <table:table-cell table:formula="of:=[.$B$1]*([.AE$3]+[.AD5])+[.AD5]" office:value-type="float" office:value="15864.0226888641" calcext:value-type="float">
            <text:p>15864.0226888641</text:p>
          </table:table-cell>
          <table:table-cell table:formula="of:=[.$B$1]*([.AF$3]+[.AE5])+[.AE5]" office:value-type="float" office:value="17449.4249577505" calcext:value-type="float">
            <text:p>17449.4249577505</text:p>
          </table:table-cell>
          <table:table-cell table:formula="of:=[.$B$1]*([.AG$3]+[.AF5])+[.AF5]" office:value-type="float" office:value="19194.7674535256" calcext:value-type="float">
            <text:p>19194.7674535256</text:p>
          </table:table-cell>
          <table:table-cell table:formula="of:=[.$B$1]*([.AH$3]+[.AG5])+[.AG5]" office:value-type="float" office:value="21114.5441988781" calcext:value-type="float">
            <text:p>21114.5441988781</text:p>
          </table:table-cell>
          <table:table-cell table:number-columns-repeated="990"/>
        </table:table-row>
        <table:table-row table:style-name="ro1">
          <table:table-cell/>
          <table:table-cell table:formula="of:=MOD([.B3]+[.B4];1)" office:value-type="float" office:value="0" calcext:value-type="float">
            <text:p>0</text:p>
          </table:table-cell>
          <table:table-cell table:formula="of:=MOD([.C3]+[.C4];1)" office:value-type="float" office:value="0" calcext:value-type="float">
            <text:p>0</text:p>
          </table:table-cell>
          <table:table-cell table:formula="of:=MOD([.D3]+[.D4];1)" office:value-type="float" office:value="0" calcext:value-type="float">
            <text:p>0</text:p>
          </table:table-cell>
          <table:table-cell table:formula="of:=MOD([.E3]+[.E4];1)" office:value-type="float" office:value="0" calcext:value-type="float">
            <text:p>0</text:p>
          </table:table-cell>
          <table:table-cell table:formula="of:=MOD([.F3]+[.F4];1)" office:value-type="float" office:value="0.100000000000364" calcext:value-type="float">
            <text:p>0.1</text:p>
          </table:table-cell>
          <table:table-cell table:formula="of:=MOD([.G3]+[.G4];1)" office:value-type="float" office:value="0.610000000000582" calcext:value-type="float">
            <text:p>0.61</text:p>
          </table:table-cell>
          <table:table-cell table:formula="of:=MOD([.H3]+[.H4];1)" office:value-type="float" office:value="0.171000000002095" calcext:value-type="float">
            <text:p>0.171</text:p>
          </table:table-cell>
          <table:table-cell table:formula="of:=MOD([.I3]+[.I4];1)" office:value-type="float" office:value="0.88810000000376" calcext:value-type="float">
            <text:p>0.8881</text:p>
          </table:table-cell>
          <table:table-cell table:formula="of:=MOD([.J3]+[.J4];1)" office:value-type="float" office:value="0.476910000004864" calcext:value-type="float">
            <text:p>0.47691</text:p>
          </table:table-cell>
          <table:table-cell table:formula="of:=MOD([.K3]+[.K4];1)" office:value-type="float" office:value="0.424601000006078" calcext:value-type="float">
            <text:p>0.424601</text:p>
          </table:table-cell>
          <table:table-cell table:formula="of:=MOD([.L3]+[.L4];1)" office:value-type="float" office:value="0.167061100008141" calcext:value-type="float">
            <text:p>0.1670611</text:p>
          </table:table-cell>
          <table:table-cell table:formula="of:=MOD([.M3]+[.M4];1)" office:value-type="float" office:value="0.28376721001041" calcext:value-type="float">
            <text:p>0.28376721</text:p>
          </table:table-cell>
          <table:table-cell table:formula="of:=MOD([.N3]+[.N4];1)" office:value-type="float" office:value="0.712143931013998" calcext:value-type="float">
            <text:p>0.712143931</text:p>
          </table:table-cell>
          <table:table-cell table:formula="of:=MOD([.O3]+[.O4];1)" office:value-type="float" office:value="0.983358324112487" calcext:value-type="float">
            <text:p>0.9833583241</text:p>
          </table:table-cell>
          <table:table-cell table:formula="of:=MOD([.P3]+[.P4];1)" office:value-type="float" office:value="0.481694156522281" calcext:value-type="float">
            <text:p>0.4816941565</text:p>
          </table:table-cell>
          <table:table-cell table:formula="of:=MOD([.Q3]+[.Q4];1)" office:value-type="float" office:value="0.729863572174509" calcext:value-type="float">
            <text:p>0.7298635722</text:p>
          </table:table-cell>
          <table:table-cell table:formula="of:=MOD([.R3]+[.R4];1)" office:value-type="float" office:value="0.702849929395597" calcext:value-type="float">
            <text:p>0.7028499294</text:p>
          </table:table-cell>
          <table:table-cell table:formula="of:=MOD([.S3]+[.S4];1)" office:value-type="float" office:value="0.173134922333702" calcext:value-type="float">
            <text:p>0.1731349223</text:p>
          </table:table-cell>
          <table:table-cell table:formula="of:=MOD([.T3]+[.T4];1)" office:value-type="float" office:value="0.0904484145648894" calcext:value-type="float">
            <text:p>0.0904484146</text:p>
          </table:table-cell>
          <table:table-cell table:formula="of:=MOD([.U3]+[.U4];1)" office:value-type="float" office:value="0.999493256022106" calcext:value-type="float">
            <text:p>0.999493256</text:p>
          </table:table-cell>
          <table:table-cell table:formula="of:=MOD([.V3]+[.V4];1)" office:value-type="float" office:value="0.499442581625772" calcext:value-type="float">
            <text:p>0.4994425816</text:p>
          </table:table-cell>
          <table:table-cell table:formula="of:=MOD([.W3]+[.W4];1)" office:value-type="float" office:value="0.749386839786894" calcext:value-type="float">
            <text:p>0.7493868398</text:p>
          </table:table-cell>
          <table:table-cell table:formula="of:=MOD([.X3]+[.X4];1)" office:value-type="float" office:value="0.0243255237583071" calcext:value-type="float">
            <text:p>0.0243255238</text:p>
          </table:table-cell>
          <table:table-cell table:formula="of:=MOD([.Y3]+[.Y4];1)" office:value-type="float" office:value="0.326758076131227" calcext:value-type="float">
            <text:p>0.3267580761</text:p>
          </table:table-cell>
          <table:table-cell table:formula="of:=MOD([.Z3]+[.Z4];1)" office:value-type="float" office:value="0.0594338837399846" calcext:value-type="float">
            <text:p>0.0594338837</text:p>
          </table:table-cell>
          <table:table-cell table:formula="of:=MOD([.AA3]+[.AA4];1)" office:value-type="float" office:value="0.765377272109618" calcext:value-type="float">
            <text:p>0.7653772721</text:p>
          </table:table-cell>
          <table:table-cell table:formula="of:=MOD([.AB3]+[.AB4];1)" office:value-type="float" office:value="0.941914999333676" calcext:value-type="float">
            <text:p>0.9419149993</text:p>
          </table:table-cell>
          <table:table-cell table:formula="of:=MOD([.AC3]+[.AC4];1)" office:value-type="float" office:value="0.936106499255402" calcext:value-type="float">
            <text:p>0.9361064993</text:p>
          </table:table-cell>
          <table:table-cell table:formula="of:=MOD([.AD3]+[.AD4];1)" office:value-type="float" office:value="0.929717149178032" calcext:value-type="float">
            <text:p>0.9297171492</text:p>
          </table:table-cell>
          <table:table-cell table:formula="of:=MOD([.AE3]+[.AE4];1)" office:value-type="float" office:value="0.0226888640900142" calcext:value-type="float">
            <text:p>0.0226888641</text:p>
          </table:table-cell>
          <table:table-cell table:formula="of:=MOD([.AF3]+[.AF4];1)" office:value-type="float" office:value="0.424957750510657" calcext:value-type="float">
            <text:p>0.4249577505</text:p>
          </table:table-cell>
          <table:table-cell table:formula="of:=MOD([.AG3]+[.AG4];1)" office:value-type="float" office:value="0.767453525564633" calcext:value-type="float">
            <text:p>0.7674535256</text:p>
          </table:table-cell>
          <table:table-cell table:formula="of:=MOD([.AH3]+[.AH4];1)" office:value-type="float" office:value="0.544198878109455" calcext:value-type="float">
            <text:p>0.5441988781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[.B7]+[.B6]" office:value-type="float" office:value="11000" calcext:value-type="float">
            <text:p>11000</text:p>
          </table:table-cell>
          <table:table-cell table:formula="of:=[.C7]+[.C6]" office:value-type="float" office:value="12100" calcext:value-type="float">
            <text:p>12100</text:p>
          </table:table-cell>
          <table:table-cell table:formula="of:=[.D7]+[.D6]" office:value-type="float" office:value="13310" calcext:value-type="float">
            <text:p>13310</text:p>
          </table:table-cell>
          <table:table-cell table:formula="of:=[.E7]+[.E6]" office:value-type="float" office:value="14641" calcext:value-type="float">
            <text:p>14641</text:p>
          </table:table-cell>
          <table:table-cell table:formula="of:=[.F7]+[.F6]" office:value-type="float" office:value="16105.1" calcext:value-type="float">
            <text:p>16105.1</text:p>
          </table:table-cell>
          <table:table-cell table:formula="of:=[.G7]+[.G6]" office:value-type="float" office:value="17715.61" calcext:value-type="float">
            <text:p>17715.61</text:p>
          </table:table-cell>
          <table:table-cell table:formula="of:=[.H7]+[.H6]" office:value-type="float" office:value="19487.171" calcext:value-type="float">
            <text:p>19487.171</text:p>
          </table:table-cell>
          <table:table-cell table:formula="of:=[.I7]+[.I6]" office:value-type="float" office:value="21435.8881" calcext:value-type="float">
            <text:p>21435.8881</text:p>
          </table:table-cell>
          <table:table-cell table:formula="of:=[.J7]+[.J6]" office:value-type="float" office:value="23579.47691" calcext:value-type="float">
            <text:p>23579.47691</text:p>
          </table:table-cell>
          <table:table-cell table:formula="of:=[.K7]+[.K6]" office:value-type="float" office:value="25937.424601" calcext:value-type="float">
            <text:p>25937.424601</text:p>
          </table:table-cell>
          <table:table-cell table:formula="of:=[.L7]+[.L6]" office:value-type="float" office:value="28531.1670611" calcext:value-type="float">
            <text:p>28531.1670611</text:p>
          </table:table-cell>
          <table:table-cell table:formula="of:=[.M7]+[.M6]" office:value-type="float" office:value="31384.28376721" calcext:value-type="float">
            <text:p>31384.28376721</text:p>
          </table:table-cell>
          <table:table-cell table:formula="of:=[.N7]+[.N6]" office:value-type="float" office:value="34522.712143931" calcext:value-type="float">
            <text:p>34522.712143931</text:p>
          </table:table-cell>
          <table:table-cell table:formula="of:=[.O7]+[.O6]" office:value-type="float" office:value="37974.9833583241" calcext:value-type="float">
            <text:p>37974.9833583241</text:p>
          </table:table-cell>
          <table:table-cell table:formula="of:=[.P7]+[.P6]" office:value-type="float" office:value="41772.4816941565" calcext:value-type="float">
            <text:p>41772.4816941565</text:p>
          </table:table-cell>
          <table:table-cell table:formula="of:=[.Q7]+[.Q6]" office:value-type="float" office:value="45949.7298635722" calcext:value-type="float">
            <text:p>45949.7298635722</text:p>
          </table:table-cell>
          <table:table-cell table:formula="of:=[.R7]+[.R6]" office:value-type="float" office:value="50544.7028499294" calcext:value-type="float">
            <text:p>50544.7028499294</text:p>
          </table:table-cell>
          <table:table-cell table:formula="of:=[.S7]+[.S6]" office:value-type="float" office:value="55599.1731349223" calcext:value-type="float">
            <text:p>55599.1731349223</text:p>
          </table:table-cell>
          <table:table-cell table:formula="of:=[.T7]+[.T6]" office:value-type="float" office:value="61159.0904484146" calcext:value-type="float">
            <text:p>61159.0904484146</text:p>
          </table:table-cell>
          <table:table-cell table:formula="of:=[.U7]+[.U6]" office:value-type="float" office:value="67274.999493256" calcext:value-type="float">
            <text:p>67274.999493256</text:p>
          </table:table-cell>
          <table:table-cell table:formula="of:=[.V7]+[.V6]" office:value-type="float" office:value="74002.4994425816" calcext:value-type="float">
            <text:p>74002.4994425816</text:p>
          </table:table-cell>
          <table:table-cell table:formula="of:=[.W7]+[.W6]" office:value-type="float" office:value="81402.7493868398" calcext:value-type="float">
            <text:p>81402.7493868398</text:p>
          </table:table-cell>
          <table:table-cell table:formula="of:=[.X7]+[.X6]" office:value-type="float" office:value="89543.0243255238" calcext:value-type="float">
            <text:p>89543.0243255238</text:p>
          </table:table-cell>
          <table:table-cell table:formula="of:=[.Y7]+[.Y6]" office:value-type="float" office:value="98497.3267580761" calcext:value-type="float">
            <text:p>98497.3267580761</text:p>
          </table:table-cell>
          <table:table-cell table:formula="of:=[.Z7]+[.Z6]" office:value-type="float" office:value="108347.059433884" calcext:value-type="float">
            <text:p>108347.059433884</text:p>
          </table:table-cell>
          <table:table-cell table:formula="of:=[.AA7]+[.AA6]" office:value-type="float" office:value="119181.765377272" calcext:value-type="float">
            <text:p>119181.765377272</text:p>
          </table:table-cell>
          <table:table-cell table:formula="of:=[.AB7]+[.AB6]" office:value-type="float" office:value="131099.941914999" calcext:value-type="float">
            <text:p>131099.941914999</text:p>
          </table:table-cell>
          <table:table-cell table:formula="of:=[.AC7]+[.AC6]" office:value-type="float" office:value="144209.936106499" calcext:value-type="float">
            <text:p>144209.936106499</text:p>
          </table:table-cell>
          <table:table-cell table:formula="of:=[.AD7]+[.AD6]" office:value-type="float" office:value="158630.929717149" calcext:value-type="float">
            <text:p>158630.929717149</text:p>
          </table:table-cell>
          <table:table-cell table:formula="of:=[.AE7]+[.AE6]" office:value-type="float" office:value="174494.022688864" calcext:value-type="float">
            <text:p>174494.022688864</text:p>
          </table:table-cell>
          <table:table-cell table:formula="of:=[.AF7]+[.AF6]" office:value-type="float" office:value="191943.424957751" calcext:value-type="float">
            <text:p>191943.424957751</text:p>
          </table:table-cell>
          <table:table-cell table:formula="of:=[.AG7]+[.AG6]" office:value-type="float" office:value="211137.767453526" calcext:value-type="float">
            <text:p>211137.767453526</text:p>
          </table:table-cell>
          <table:table-cell table:number-columns-repeated="990"/>
        </table:table-row>
        <table:table-row table:style-name="ro1">
          <table:table-cell/>
          <table:table-cell table:formula="of:=[.$B$1]*[.B6]" office:value-type="float" office:value="1000" calcext:value-type="float">
            <text:p>1000</text:p>
          </table:table-cell>
          <table:table-cell table:formula="of:=[.$B$1]*[.C6]" office:value-type="float" office:value="1100" calcext:value-type="float">
            <text:p>1100</text:p>
          </table:table-cell>
          <table:table-cell table:formula="of:=[.$B$1]*[.D6]" office:value-type="float" office:value="1210" calcext:value-type="float">
            <text:p>1210</text:p>
          </table:table-cell>
          <table:table-cell table:formula="of:=[.$B$1]*[.E6]" office:value-type="float" office:value="1331" calcext:value-type="float">
            <text:p>1331</text:p>
          </table:table-cell>
          <table:table-cell table:formula="of:=[.$B$1]*[.F6]" office:value-type="float" office:value="1464.1" calcext:value-type="float">
            <text:p>1464.1</text:p>
          </table:table-cell>
          <table:table-cell table:formula="of:=[.$B$1]*[.G6]" office:value-type="float" office:value="1610.51" calcext:value-type="float">
            <text:p>1610.51</text:p>
          </table:table-cell>
          <table:table-cell table:formula="of:=[.$B$1]*[.H6]" office:value-type="float" office:value="1771.561" calcext:value-type="float">
            <text:p>1771.561</text:p>
          </table:table-cell>
          <table:table-cell table:formula="of:=[.$B$1]*[.I6]" office:value-type="float" office:value="1948.7171" calcext:value-type="float">
            <text:p>1948.7171</text:p>
          </table:table-cell>
          <table:table-cell table:formula="of:=[.$B$1]*[.J6]" office:value-type="float" office:value="2143.58881" calcext:value-type="float">
            <text:p>2143.58881</text:p>
          </table:table-cell>
          <table:table-cell table:formula="of:=[.$B$1]*[.K6]" office:value-type="float" office:value="2357.947691" calcext:value-type="float">
            <text:p>2357.947691</text:p>
          </table:table-cell>
          <table:table-cell table:formula="of:=[.$B$1]*[.L6]" office:value-type="float" office:value="2593.7424601" calcext:value-type="float">
            <text:p>2593.7424601</text:p>
          </table:table-cell>
          <table:table-cell table:formula="of:=[.$B$1]*[.M6]" office:value-type="float" office:value="2853.11670611" calcext:value-type="float">
            <text:p>2853.11670611</text:p>
          </table:table-cell>
          <table:table-cell table:formula="of:=[.$B$1]*[.N6]" office:value-type="float" office:value="3138.428376721" calcext:value-type="float">
            <text:p>3138.428376721</text:p>
          </table:table-cell>
          <table:table-cell table:formula="of:=[.$B$1]*[.O6]" office:value-type="float" office:value="3452.2712143931" calcext:value-type="float">
            <text:p>3452.2712143931</text:p>
          </table:table-cell>
          <table:table-cell table:formula="of:=[.$B$1]*[.P6]" office:value-type="float" office:value="3797.49833583241" calcext:value-type="float">
            <text:p>3797.4983358324</text:p>
          </table:table-cell>
          <table:table-cell table:formula="of:=[.$B$1]*[.Q6]" office:value-type="float" office:value="4177.24816941565" calcext:value-type="float">
            <text:p>4177.2481694157</text:p>
          </table:table-cell>
          <table:table-cell table:formula="of:=[.$B$1]*[.R6]" office:value-type="float" office:value="4594.97298635722" calcext:value-type="float">
            <text:p>4594.9729863572</text:p>
          </table:table-cell>
          <table:table-cell table:formula="of:=[.$B$1]*[.S6]" office:value-type="float" office:value="5054.47028499294" calcext:value-type="float">
            <text:p>5054.4702849929</text:p>
          </table:table-cell>
          <table:table-cell table:formula="of:=[.$B$1]*[.T6]" office:value-type="float" office:value="5559.91731349223" calcext:value-type="float">
            <text:p>5559.9173134922</text:p>
          </table:table-cell>
          <table:table-cell table:formula="of:=[.$B$1]*[.U6]" office:value-type="float" office:value="6115.90904484146" calcext:value-type="float">
            <text:p>6115.9090448415</text:p>
          </table:table-cell>
          <table:table-cell table:formula="of:=[.$B$1]*[.V6]" office:value-type="float" office:value="6727.4999493256" calcext:value-type="float">
            <text:p>6727.4999493256</text:p>
          </table:table-cell>
          <table:table-cell table:formula="of:=[.$B$1]*[.W6]" office:value-type="float" office:value="7400.24994425816" calcext:value-type="float">
            <text:p>7400.2499442582</text:p>
          </table:table-cell>
          <table:table-cell table:formula="of:=[.$B$1]*[.X6]" office:value-type="float" office:value="8140.27493868398" calcext:value-type="float">
            <text:p>8140.274938684</text:p>
          </table:table-cell>
          <table:table-cell table:formula="of:=[.$B$1]*[.Y6]" office:value-type="float" office:value="8954.30243255238" calcext:value-type="float">
            <text:p>8954.3024325524</text:p>
          </table:table-cell>
          <table:table-cell table:formula="of:=[.$B$1]*[.Z6]" office:value-type="float" office:value="9849.73267580761" calcext:value-type="float">
            <text:p>9849.7326758076</text:p>
          </table:table-cell>
          <table:table-cell table:formula="of:=[.$B$1]*[.AA6]" office:value-type="float" office:value="10834.7059433884" calcext:value-type="float">
            <text:p>10834.7059433884</text:p>
          </table:table-cell>
          <table:table-cell table:formula="of:=[.$B$1]*[.AB6]" office:value-type="float" office:value="11918.1765377272" calcext:value-type="float">
            <text:p>11918.1765377272</text:p>
          </table:table-cell>
          <table:table-cell table:formula="of:=[.$B$1]*[.AC6]" office:value-type="float" office:value="13109.9941914999" calcext:value-type="float">
            <text:p>13109.9941914999</text:p>
          </table:table-cell>
          <table:table-cell table:formula="of:=[.$B$1]*[.AD6]" office:value-type="float" office:value="14420.9936106499" calcext:value-type="float">
            <text:p>14420.9936106499</text:p>
          </table:table-cell>
          <table:table-cell table:formula="of:=[.$B$1]*[.AE6]" office:value-type="float" office:value="15863.0929717149" calcext:value-type="float">
            <text:p>15863.0929717149</text:p>
          </table:table-cell>
          <table:table-cell table:formula="of:=[.$B$1]*[.AF6]" office:value-type="float" office:value="17449.4022688864" calcext:value-type="float">
            <text:p>17449.4022688864</text:p>
          </table:table-cell>
          <table:table-cell table:formula="of:=[.$B$1]*[.AG6]" office:value-type="float" office:value="19194.342495775" calcext:value-type="float">
            <text:p>19194.342495775</text:p>
          </table:table-cell>
          <table:table-cell table:formula="of:=[.$B$1]*[.AH6]" office:value-type="float" office:value="21113.7767453526" calcext:value-type="float">
            <text:p>21113.7767453526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INT([.$C$1]*([.B9]+[.B10]))" office:value-type="float" office:value="90" calcext:value-type="float">
            <text:p>90</text:p>
          </table:table-cell>
          <table:table-cell table:formula="of:=INT([.$C$1]*([.C9]+[.C10]))" office:value-type="float" office:value="81" calcext:value-type="float">
            <text:p>81</text:p>
          </table:table-cell>
          <table:table-cell table:formula="of:=INT([.$C$1]*([.D9]+[.D10]))" office:value-type="float" office:value="72" calcext:value-type="float">
            <text:p>72</text:p>
          </table:table-cell>
          <table:table-cell table:formula="of:=INT([.$C$1]*([.E9]+[.E10]))" office:value-type="float" office:value="65" calcext:value-type="float">
            <text:p>65</text:p>
          </table:table-cell>
          <table:table-cell table:formula="of:=INT([.$C$1]*([.F9]+[.F10]))" office:value-type="float" office:value="59" calcext:value-type="float">
            <text:p>59</text:p>
          </table:table-cell>
          <table:table-cell table:formula="of:=INT([.$C$1]*([.G9]+[.G10]))" office:value-type="float" office:value="53" calcext:value-type="float">
            <text:p>53</text:p>
          </table:table-cell>
          <table:table-cell table:formula="of:=INT([.$C$1]*([.H9]+[.H10]))" office:value-type="float" office:value="47" calcext:value-type="float">
            <text:p>47</text:p>
          </table:table-cell>
          <table:table-cell table:formula="of:=INT([.$C$1]*([.I9]+[.I10]))" office:value-type="float" office:value="43" calcext:value-type="float">
            <text:p>43</text:p>
          </table:table-cell>
          <table:table-cell table:formula="of:=INT([.$C$1]*([.J9]+[.J10]))" office:value-type="float" office:value="38" calcext:value-type="float">
            <text:p>38</text:p>
          </table:table-cell>
          <table:table-cell table:formula="of:=INT([.$C$1]*([.K9]+[.K10]))" office:value-type="float" office:value="34" calcext:value-type="float">
            <text:p>34</text:p>
          </table:table-cell>
          <table:table-cell table:formula="of:=INT([.$C$1]*([.L9]+[.L10]))" office:value-type="float" office:value="31" calcext:value-type="float">
            <text:p>31</text:p>
          </table:table-cell>
          <table:table-cell table:formula="of:=INT([.$C$1]*([.M9]+[.M10]))" office:value-type="float" office:value="28" calcext:value-type="float">
            <text:p>28</text:p>
          </table:table-cell>
          <table:table-cell table:formula="of:=INT([.$C$1]*([.N9]+[.N10]))" office:value-type="float" office:value="25" calcext:value-type="float">
            <text:p>25</text:p>
          </table:table-cell>
          <table:table-cell table:formula="of:=INT([.$C$1]*([.O9]+[.O10]))" office:value-type="float" office:value="22" calcext:value-type="float">
            <text:p>22</text:p>
          </table:table-cell>
          <table:table-cell table:formula="of:=INT([.$C$1]*([.P9]+[.P10]))" office:value-type="float" office:value="20" calcext:value-type="float">
            <text:p>20</text:p>
          </table:table-cell>
          <table:table-cell table:formula="of:=INT([.$C$1]*([.Q9]+[.Q10]))" office:value-type="float" office:value="18" calcext:value-type="float">
            <text:p>18</text:p>
          </table:table-cell>
          <table:table-cell table:formula="of:=INT([.$C$1]*([.R9]+[.R10]))" office:value-type="float" office:value="16" calcext:value-type="float">
            <text:p>16</text:p>
          </table:table-cell>
          <table:table-cell table:formula="of:=INT([.$C$1]*([.S9]+[.S10]))" office:value-type="float" office:value="15" calcext:value-type="float">
            <text:p>15</text:p>
          </table:table-cell>
          <table:table-cell table:formula="of:=INT([.$C$1]*([.T9]+[.T10]))" office:value-type="float" office:value="13" calcext:value-type="float">
            <text:p>13</text:p>
          </table:table-cell>
          <table:table-cell table:formula="of:=INT([.$C$1]*([.U9]+[.U10]))" office:value-type="float" office:value="12" calcext:value-type="float">
            <text:p>12</text:p>
          </table:table-cell>
          <table:table-cell table:formula="of:=INT([.$C$1]*([.V9]+[.V10]))" office:value-type="float" office:value="10" calcext:value-type="float">
            <text:p>10</text:p>
          </table:table-cell>
          <table:table-cell table:formula="of:=INT([.$C$1]*([.W9]+[.W10]))" office:value-type="float" office:value="9" calcext:value-type="float">
            <text:p>9</text:p>
          </table:table-cell>
          <table:table-cell table:formula="of:=INT([.$C$1]*([.X9]+[.X10]))" office:value-type="float" office:value="8" calcext:value-type="float">
            <text:p>8</text:p>
          </table:table-cell>
          <table:table-cell table:formula="of:=INT([.$C$1]*([.Y9]+[.Y10]))" office:value-type="float" office:value="7" calcext:value-type="float">
            <text:p>7</text:p>
          </table:table-cell>
          <table:table-cell table:formula="of:=INT([.$C$1]*([.Z9]+[.Z10]))" office:value-type="float" office:value="7" calcext:value-type="float">
            <text:p>7</text:p>
          </table:table-cell>
          <table:table-cell table:formula="of:=INT([.$C$1]*([.AA9]+[.AA10]))" office:value-type="float" office:value="6" calcext:value-type="float">
            <text:p>6</text:p>
          </table:table-cell>
          <table:table-cell table:formula="of:=INT([.$C$1]*([.AB9]+[.AB10]))" office:value-type="float" office:value="5" calcext:value-type="float">
            <text:p>5</text:p>
          </table:table-cell>
          <table:table-cell table:formula="of:=INT([.$C$1]*([.AC9]+[.AC10]))" office:value-type="float" office:value="5" calcext:value-type="float">
            <text:p>5</text:p>
          </table:table-cell>
          <table:table-cell table:formula="of:=INT([.$C$1]*([.AD9]+[.AD10]))" office:value-type="float" office:value="4" calcext:value-type="float">
            <text:p>4</text:p>
          </table:table-cell>
          <table:table-cell table:formula="of:=INT([.$C$1]*([.AE9]+[.AE10]))" office:value-type="float" office:value="4" calcext:value-type="float">
            <text:p>4</text:p>
          </table:table-cell>
          <table:table-cell table:formula="of:=INT([.$C$1]*([.AF9]+[.AF10]))" office:value-type="float" office:value="3" calcext:value-type="float">
            <text:p>3</text:p>
          </table:table-cell>
          <table:table-cell table:formula="of:=INT([.$C$1]*([.AG9]+[.AG10]))"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C$1]*INT([.B9])+[.$C$1]*[.B10]-[.C9]" office:value-type="float" office:value="0" calcext:value-type="float">
            <text:p>0</text:p>
          </table:table-cell>
          <table:table-cell table:formula="of:=[.$C$1]*INT([.C9])+[.$C$1]*[.C10]-[.D9]" office:value-type="float" office:value="0" calcext:value-type="float">
            <text:p>0</text:p>
          </table:table-cell>
          <table:table-cell table:formula="of:=[.$C$1]*INT([.D9])+[.$C$1]*[.D10]-[.E9]" office:value-type="float" office:value="0.900000000000006" calcext:value-type="float">
            <text:p>0.9</text:p>
          </table:table-cell>
          <table:table-cell table:formula="of:=[.$C$1]*INT([.E9])+[.$C$1]*[.E10]-[.F9]" office:value-type="float" office:value="0.609999999999999" calcext:value-type="float">
            <text:p>0.61</text:p>
          </table:table-cell>
          <table:table-cell table:formula="of:=[.$C$1]*INT([.F9])+[.$C$1]*[.F10]-[.G9]" office:value-type="float" office:value="0.0489999999999995" calcext:value-type="float">
            <text:p>0.049</text:p>
          </table:table-cell>
          <table:table-cell table:formula="of:=[.$C$1]*INT([.G9])+[.$C$1]*[.G10]-[.H9]" office:value-type="float" office:value="0.144100000000002" calcext:value-type="float">
            <text:p>0.1441</text:p>
          </table:table-cell>
          <table:table-cell table:formula="of:=[.$C$1]*INT([.H9])+[.$C$1]*[.H10]-[.I9]" office:value-type="float" office:value="0.829690000000007" calcext:value-type="float">
            <text:p>0.82969</text:p>
          </table:table-cell>
          <table:table-cell table:formula="of:=[.$C$1]*INT([.I9])+[.$C$1]*[.I10]-[.J9]" office:value-type="float" office:value="0.0467210000000122" calcext:value-type="float">
            <text:p>0.046721</text:p>
          </table:table-cell>
          <table:table-cell table:formula="of:=[.$C$1]*INT([.J9])+[.$C$1]*[.J10]-[.K9]" office:value-type="float" office:value="0.742048900000015" calcext:value-type="float">
            <text:p>0.7420489</text:p>
          </table:table-cell>
          <table:table-cell table:formula="of:=[.$C$1]*INT([.K9])+[.$C$1]*[.K10]-[.L9]" office:value-type="float" office:value="0.867844010000013" calcext:value-type="float">
            <text:p>0.86784401</text:p>
          </table:table-cell>
          <table:table-cell table:formula="of:=[.$C$1]*INT([.L9])+[.$C$1]*[.L10]-[.M9]" office:value-type="float" office:value="0.381059609000012" calcext:value-type="float">
            <text:p>0.381059609</text:p>
          </table:table-cell>
          <table:table-cell table:formula="of:=[.$C$1]*INT([.M9])+[.$C$1]*[.M10]-[.N9]" office:value-type="float" office:value="0.242953648100013" calcext:value-type="float">
            <text:p>0.2429536481</text:p>
          </table:table-cell>
          <table:table-cell table:formula="of:=[.$C$1]*INT([.N9])+[.$C$1]*[.N10]-[.O9]" office:value-type="float" office:value="0.418658283290011" calcext:value-type="float">
            <text:p>0.4186582833</text:p>
          </table:table-cell>
          <table:table-cell table:formula="of:=[.$C$1]*INT([.O9])+[.$C$1]*[.O10]-[.P9]" office:value-type="float" office:value="0.876792454961009" calcext:value-type="float">
            <text:p>0.876792455</text:p>
          </table:table-cell>
          <table:table-cell table:formula="of:=[.$C$1]*INT([.P9])+[.$C$1]*[.P10]-[.Q9]" office:value-type="float" office:value="0.589113209464909" calcext:value-type="float">
            <text:p>0.5891132095</text:p>
          </table:table-cell>
          <table:table-cell table:formula="of:=[.$C$1]*INT([.Q9])+[.$C$1]*[.Q10]-[.R9]" office:value-type="float" office:value="0.53020188851842" calcext:value-type="float">
            <text:p>0.5302018885</text:p>
          </table:table-cell>
          <table:table-cell table:formula="of:=[.$C$1]*INT([.R9])+[.$C$1]*[.R10]-[.S9]" office:value-type="float" office:value="0.677181699666576" calcext:value-type="float">
            <text:p>0.6771816997</text:p>
          </table:table-cell>
          <table:table-cell table:formula="of:=[.$C$1]*INT([.S9])+[.$C$1]*[.S10]-[.T9]" office:value-type="float" office:value="0.0094635296999197" calcext:value-type="float">
            <text:p>0.0094635297</text:p>
          </table:table-cell>
          <table:table-cell table:formula="of:=[.$C$1]*INT([.T9])+[.$C$1]*[.T10]-[.U9]" office:value-type="float" office:value="0.508517176729928" calcext:value-type="float">
            <text:p>0.5085171767</text:p>
          </table:table-cell>
          <table:table-cell table:formula="of:=[.$C$1]*INT([.U9])+[.$C$1]*[.U10]-[.V9]" office:value-type="float" office:value="0.157665459056936" calcext:value-type="float">
            <text:p>0.1576654591</text:p>
          </table:table-cell>
          <table:table-cell table:formula="of:=[.$C$1]*INT([.V9])+[.$C$1]*[.V10]-[.W9]" office:value-type="float" office:value="0.941898913151244" calcext:value-type="float">
            <text:p>0.9418989132</text:p>
          </table:table-cell>
          <table:table-cell table:formula="of:=[.$C$1]*INT([.W9])+[.$C$1]*[.W10]-[.X9]" office:value-type="float" office:value="0.847709021836119" calcext:value-type="float">
            <text:p>0.8477090218</text:p>
          </table:table-cell>
          <table:table-cell table:formula="of:=[.$C$1]*INT([.X9])+[.$C$1]*[.X10]-[.Y9]" office:value-type="float" office:value="0.862938119652506" calcext:value-type="float">
            <text:p>0.8629381197</text:p>
          </table:table-cell>
          <table:table-cell table:formula="of:=[.$C$1]*INT([.Y9])+[.$C$1]*[.Y10]-[.Z9]" office:value-type="float" office:value="0.976644307687256" calcext:value-type="float">
            <text:p>0.9766443077</text:p>
          </table:table-cell>
          <table:table-cell table:formula="of:=[.$C$1]*INT([.Z9])+[.$C$1]*[.Z10]-[.AA9]" office:value-type="float" office:value="0.17897987691853" calcext:value-type="float">
            <text:p>0.1789798769</text:p>
          </table:table-cell>
          <table:table-cell table:formula="of:=[.$C$1]*INT([.AA9])+[.$C$1]*[.AA10]-[.AB9]" office:value-type="float" office:value="0.461081889226676" calcext:value-type="float">
            <text:p>0.4610818892</text:p>
          </table:table-cell>
          <table:table-cell table:formula="of:=[.$C$1]*INT([.AB9])+[.$C$1]*[.AB10]-[.AC9]" office:value-type="float" office:value="0.814973700304009" calcext:value-type="float">
            <text:p>0.8149737003</text:p>
          </table:table-cell>
          <table:table-cell table:formula="of:=[.$C$1]*INT([.AC9])+[.$C$1]*[.AC10]-[.AD9]" office:value-type="float" office:value="0.233476330273608" calcext:value-type="float">
            <text:p>0.2334763303</text:p>
          </table:table-cell>
          <table:table-cell table:formula="of:=[.$C$1]*INT([.AD9])+[.$C$1]*[.AD10]-[.AE9]" office:value-type="float" office:value="0.710128697246248" calcext:value-type="float">
            <text:p>0.7101286972</text:p>
          </table:table-cell>
          <table:table-cell table:formula="of:=[.$C$1]*INT([.AE9])+[.$C$1]*[.AE10]-[.AF9]" office:value-type="float" office:value="0.239115827521623" calcext:value-type="float">
            <text:p>0.2391158275</text:p>
          </table:table-cell>
          <table:table-cell table:formula="of:=[.$C$1]*INT([.AF9])+[.$C$1]*[.AF10]-[.AG9]" office:value-type="float" office:value="0.815204244769461" calcext:value-type="float">
            <text:p>0.8152042448</text:p>
          </table:table-cell>
          <table:table-cell table:formula="of:=[.$C$1]*INT([.AG9])+[.$C$1]*[.AG10]-[.AH9]" office:value-type="float" office:value="0.433683820292515" calcext:value-type="float">
            <text:p>0.4336838203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formula="of:=[.B9]-[.C9]" office:value-type="float" office:value="10" calcext:value-type="float">
            <text:p>10</text:p>
          </table:table-cell>
          <table:table-cell table:formula="of:=[.C9]-[.D9]" office:value-type="float" office:value="9" calcext:value-type="float">
            <text:p>9</text:p>
          </table:table-cell>
          <table:table-cell table:formula="of:=[.D9]-[.E9]" office:value-type="float" office:value="9" calcext:value-type="float">
            <text:p>9</text:p>
          </table:table-cell>
          <table:table-cell table:formula="of:=[.E9]-[.F9]" office:value-type="float" office:value="7" calcext:value-type="float">
            <text:p>7</text:p>
          </table:table-cell>
          <table:table-cell table:formula="of:=[.F9]-[.G9]" office:value-type="float" office:value="6" calcext:value-type="float">
            <text:p>6</text:p>
          </table:table-cell>
          <table:table-cell table:formula="of:=[.G9]-[.H9]" office:value-type="float" office:value="6" calcext:value-type="float">
            <text:p>6</text:p>
          </table:table-cell>
          <table:table-cell table:formula="of:=[.H9]-[.I9]" office:value-type="float" office:value="6" calcext:value-type="float">
            <text:p>6</text:p>
          </table:table-cell>
          <table:table-cell table:formula="of:=[.I9]-[.J9]" office:value-type="float" office:value="4" calcext:value-type="float">
            <text:p>4</text:p>
          </table:table-cell>
          <table:table-cell table:formula="of:=[.J9]-[.K9]" office:value-type="float" office:value="5" calcext:value-type="float">
            <text:p>5</text:p>
          </table:table-cell>
          <table:table-cell table:formula="of:=[.K9]-[.L9]" office:value-type="float" office:value="4" calcext:value-type="float">
            <text:p>4</text:p>
          </table:table-cell>
          <table:table-cell table:formula="of:=[.L9]-[.M9]" office:value-type="float" office:value="3" calcext:value-type="float">
            <text:p>3</text:p>
          </table:table-cell>
          <table:table-cell table:formula="of:=[.M9]-[.N9]" office:value-type="float" office:value="3" calcext:value-type="float">
            <text:p>3</text:p>
          </table:table-cell>
          <table:table-cell table:formula="of:=[.N9]-[.O9]" office:value-type="float" office:value="3" calcext:value-type="float">
            <text:p>3</text:p>
          </table:table-cell>
          <table:table-cell table:formula="of:=[.O9]-[.P9]" office:value-type="float" office:value="3" calcext:value-type="float">
            <text:p>3</text:p>
          </table:table-cell>
          <table:table-cell table:formula="of:=[.P9]-[.Q9]" office:value-type="float" office:value="2" calcext:value-type="float">
            <text:p>2</text:p>
          </table:table-cell>
          <table:table-cell table:formula="of:=[.Q9]-[.R9]" office:value-type="float" office:value="2" calcext:value-type="float">
            <text:p>2</text:p>
          </table:table-cell>
          <table:table-cell table:formula="of:=[.R9]-[.S9]" office:value-type="float" office:value="2" calcext:value-type="float">
            <text:p>2</text:p>
          </table:table-cell>
          <table:table-cell table:formula="of:=[.S9]-[.T9]" office:value-type="float" office:value="1" calcext:value-type="float">
            <text:p>1</text:p>
          </table:table-cell>
          <table:table-cell table:formula="of:=[.T9]-[.U9]" office:value-type="float" office:value="2" calcext:value-type="float">
            <text:p>2</text:p>
          </table:table-cell>
          <table:table-cell table:formula="of:=[.U9]-[.V9]" office:value-type="float" office:value="1" calcext:value-type="float">
            <text:p>1</text:p>
          </table:table-cell>
          <table:table-cell table:formula="of:=[.V9]-[.W9]" office:value-type="float" office:value="2" calcext:value-type="float">
            <text:p>2</text:p>
          </table:table-cell>
          <table:table-cell table:formula="of:=[.W9]-[.X9]" office:value-type="float" office:value="1" calcext:value-type="float">
            <text:p>1</text:p>
          </table:table-cell>
          <table:table-cell table:formula="of:=[.X9]-[.Y9]" office:value-type="float" office:value="1" calcext:value-type="float">
            <text:p>1</text:p>
          </table:table-cell>
          <table:table-cell table:formula="of:=[.Y9]-[.Z9]" office:value-type="float" office:value="1" calcext:value-type="float">
            <text:p>1</text:p>
          </table:table-cell>
          <table:table-cell table:formula="of:=[.Z9]-[.AA9]" office:value-type="float" office:value="0" calcext:value-type="float">
            <text:p>0</text:p>
          </table:table-cell>
          <table:table-cell table:formula="of:=[.AA9]-[.AB9]" office:value-type="float" office:value="1" calcext:value-type="float">
            <text:p>1</text:p>
          </table:table-cell>
          <table:table-cell table:formula="of:=[.AB9]-[.AC9]" office:value-type="float" office:value="1" calcext:value-type="float">
            <text:p>1</text:p>
          </table:table-cell>
          <table:table-cell table:formula="of:=[.AC9]-[.AD9]" office:value-type="float" office:value="0" calcext:value-type="float">
            <text:p>0</text:p>
          </table:table-cell>
          <table:table-cell table:formula="of:=[.AD9]-[.AE9]" office:value-type="float" office:value="1" calcext:value-type="float">
            <text:p>1</text:p>
          </table:table-cell>
          <table:table-cell table:formula="of:=[.AE9]-[.AF9]" office:value-type="float" office:value="0" calcext:value-type="float">
            <text:p>0</text:p>
          </table:table-cell>
          <table:table-cell table:formula="of:=[.AF9]-[.AG9]" office:value-type="float" office:value="1" calcext:value-type="float">
            <text:p>1</text:p>
          </table:table-cell>
          <table:table-cell table:formula="of:=[.AG9]-[.AH9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B12]-[.B13]" office:value-type="float" office:value="90" calcext:value-type="float">
            <text:p>90</text:p>
          </table:table-cell>
          <table:table-cell table:formula="of:=[.C12]-[.C13]" office:value-type="float" office:value="81" calcext:value-type="float">
            <text:p>81</text:p>
          </table:table-cell>
          <table:table-cell table:formula="of:=[.D12]-[.D13]" office:value-type="float" office:value="72.9" calcext:value-type="float">
            <text:p>72.9</text:p>
          </table:table-cell>
          <table:table-cell table:formula="of:=[.E12]-[.E13]" office:value-type="float" office:value="65.61" calcext:value-type="float">
            <text:p>65.61</text:p>
          </table:table-cell>
          <table:table-cell table:formula="of:=[.F12]-[.F13]" office:value-type="float" office:value="59.049" calcext:value-type="float">
            <text:p>59.049</text:p>
          </table:table-cell>
          <table:table-cell table:formula="of:=[.G12]-[.G13]" office:value-type="float" office:value="53.1441" calcext:value-type="float">
            <text:p>53.1441</text:p>
          </table:table-cell>
          <table:table-cell table:formula="of:=[.H12]-[.H13]" office:value-type="float" office:value="47.82969" calcext:value-type="float">
            <text:p>47.82969</text:p>
          </table:table-cell>
          <table:table-cell table:formula="of:=[.I12]-[.I13]" office:value-type="float" office:value="43.046721" calcext:value-type="float">
            <text:p>43.046721</text:p>
          </table:table-cell>
          <table:table-cell table:formula="of:=[.J12]-[.J13]" office:value-type="float" office:value="38.7420489" calcext:value-type="float">
            <text:p>38.7420489</text:p>
          </table:table-cell>
          <table:table-cell table:formula="of:=[.K12]-[.K13]" office:value-type="float" office:value="34.86784401" calcext:value-type="float">
            <text:p>34.86784401</text:p>
          </table:table-cell>
          <table:table-cell table:formula="of:=[.L12]-[.L13]" office:value-type="float" office:value="31.381059609" calcext:value-type="float">
            <text:p>31.381059609</text:p>
          </table:table-cell>
          <table:table-cell table:formula="of:=[.M12]-[.M13]" office:value-type="float" office:value="28.2429536481" calcext:value-type="float">
            <text:p>28.2429536481</text:p>
          </table:table-cell>
          <table:table-cell table:formula="of:=[.N12]-[.N13]" office:value-type="float" office:value="25.41865828329" calcext:value-type="float">
            <text:p>25.4186582833</text:p>
          </table:table-cell>
          <table:table-cell table:formula="of:=[.O12]-[.O13]" office:value-type="float" office:value="22.876792454961" calcext:value-type="float">
            <text:p>22.876792455</text:p>
          </table:table-cell>
          <table:table-cell table:formula="of:=[.P12]-[.P13]" office:value-type="float" office:value="20.5891132094649" calcext:value-type="float">
            <text:p>20.5891132095</text:p>
          </table:table-cell>
          <table:table-cell table:formula="of:=[.Q12]-[.Q13]" office:value-type="float" office:value="18.5302018885184" calcext:value-type="float">
            <text:p>18.5302018885</text:p>
          </table:table-cell>
          <table:table-cell table:formula="of:=[.R12]-[.R13]" office:value-type="float" office:value="16.6771816996666" calcext:value-type="float">
            <text:p>16.6771816997</text:p>
          </table:table-cell>
          <table:table-cell table:formula="of:=[.S12]-[.S13]" office:value-type="float" office:value="15.0094635296999" calcext:value-type="float">
            <text:p>15.0094635297</text:p>
          </table:table-cell>
          <table:table-cell table:formula="of:=[.T12]-[.T13]" office:value-type="float" office:value="13.5085171767299" calcext:value-type="float">
            <text:p>13.5085171767</text:p>
          </table:table-cell>
          <table:table-cell table:formula="of:=[.U12]-[.U13]" office:value-type="float" office:value="12.1576654590569" calcext:value-type="float">
            <text:p>12.1576654591</text:p>
          </table:table-cell>
          <table:table-cell table:formula="of:=[.V12]-[.V13]" office:value-type="float" office:value="10.9418989131512" calcext:value-type="float">
            <text:p>10.9418989132</text:p>
          </table:table-cell>
          <table:table-cell table:formula="of:=[.W12]-[.W13]" office:value-type="float" office:value="9.84770902183611" calcext:value-type="float">
            <text:p>9.8477090218</text:p>
          </table:table-cell>
          <table:table-cell table:formula="of:=[.X12]-[.X13]" office:value-type="float" office:value="8.8629381196525" calcext:value-type="float">
            <text:p>8.8629381197</text:p>
          </table:table-cell>
          <table:table-cell table:formula="of:=[.Y12]-[.Y13]" office:value-type="float" office:value="7.97664430768725" calcext:value-type="float">
            <text:p>7.9766443077</text:p>
          </table:table-cell>
          <table:table-cell table:formula="of:=[.Z12]-[.Z13]" office:value-type="float" office:value="7.17897987691853" calcext:value-type="float">
            <text:p>7.1789798769</text:p>
          </table:table-cell>
          <table:table-cell table:formula="of:=[.AA12]-[.AA13]" office:value-type="float" office:value="6.46108188922667" calcext:value-type="float">
            <text:p>6.4610818892</text:p>
          </table:table-cell>
          <table:table-cell table:formula="of:=[.AB12]-[.AB13]" office:value-type="float" office:value="5.81497370030401" calcext:value-type="float">
            <text:p>5.8149737003</text:p>
          </table:table-cell>
          <table:table-cell table:formula="of:=[.AC12]-[.AC13]" office:value-type="float" office:value="5.23347633027361" calcext:value-type="float">
            <text:p>5.2334763303</text:p>
          </table:table-cell>
          <table:table-cell table:formula="of:=[.AD12]-[.AD13]" office:value-type="float" office:value="4.71012869724625" calcext:value-type="float">
            <text:p>4.7101286972</text:p>
          </table:table-cell>
          <table:table-cell table:formula="of:=[.AE12]-[.AE13]" office:value-type="float" office:value="4.23911582752162" calcext:value-type="float">
            <text:p>4.2391158275</text:p>
          </table:table-cell>
          <table:table-cell table:formula="of:=[.AF12]-[.AF13]" office:value-type="float" office:value="3.81520424476946" calcext:value-type="float">
            <text:p>3.8152042448</text:p>
          </table:table-cell>
          <table:table-cell table:formula="of:=[.AG12]-[.AG13]" office:value-type="float" office:value="3.43368382029251" calcext:value-type="float">
            <text:p>3.4336838203</text:p>
          </table:table-cell>
          <table:table-cell table:number-columns-repeated="990"/>
        </table:table-row>
        <table:table-row table:style-name="ro1">
          <table:table-cell/>
          <table:table-cell table:formula="of:=[.$B$1]*[.B12]" office:value-type="float" office:value="10" calcext:value-type="float">
            <text:p>10</text:p>
          </table:table-cell>
          <table:table-cell table:formula="of:=[.$B$1]*[.C12]" office:value-type="float" office:value="9" calcext:value-type="float">
            <text:p>9</text:p>
          </table:table-cell>
          <table:table-cell table:formula="of:=[.$B$1]*[.D12]" office:value-type="float" office:value="8.1" calcext:value-type="float">
            <text:p>8.1</text:p>
          </table:table-cell>
          <table:table-cell table:formula="of:=[.$B$1]*[.E12]" office:value-type="float" office:value="7.29" calcext:value-type="float">
            <text:p>7.29</text:p>
          </table:table-cell>
          <table:table-cell table:formula="of:=[.$B$1]*[.F12]" office:value-type="float" office:value="6.561" calcext:value-type="float">
            <text:p>6.561</text:p>
          </table:table-cell>
          <table:table-cell table:formula="of:=[.$B$1]*[.G12]" office:value-type="float" office:value="5.9049" calcext:value-type="float">
            <text:p>5.9049</text:p>
          </table:table-cell>
          <table:table-cell table:formula="of:=[.$B$1]*[.H12]" office:value-type="float" office:value="5.31441" calcext:value-type="float">
            <text:p>5.31441</text:p>
          </table:table-cell>
          <table:table-cell table:formula="of:=[.$B$1]*[.I12]" office:value-type="float" office:value="4.782969" calcext:value-type="float">
            <text:p>4.782969</text:p>
          </table:table-cell>
          <table:table-cell table:formula="of:=[.$B$1]*[.J12]" office:value-type="float" office:value="4.3046721" calcext:value-type="float">
            <text:p>4.3046721</text:p>
          </table:table-cell>
          <table:table-cell table:formula="of:=[.$B$1]*[.K12]" office:value-type="float" office:value="3.87420489" calcext:value-type="float">
            <text:p>3.87420489</text:p>
          </table:table-cell>
          <table:table-cell table:formula="of:=[.$B$1]*[.L12]" office:value-type="float" office:value="3.486784401" calcext:value-type="float">
            <text:p>3.486784401</text:p>
          </table:table-cell>
          <table:table-cell table:formula="of:=[.$B$1]*[.M12]" office:value-type="float" office:value="3.1381059609" calcext:value-type="float">
            <text:p>3.1381059609</text:p>
          </table:table-cell>
          <table:table-cell table:formula="of:=[.$B$1]*[.N12]" office:value-type="float" office:value="2.82429536481" calcext:value-type="float">
            <text:p>2.8242953648</text:p>
          </table:table-cell>
          <table:table-cell table:formula="of:=[.$B$1]*[.O12]" office:value-type="float" office:value="2.541865828329" calcext:value-type="float">
            <text:p>2.5418658283</text:p>
          </table:table-cell>
          <table:table-cell table:formula="of:=[.$B$1]*[.P12]" office:value-type="float" office:value="2.2876792454961" calcext:value-type="float">
            <text:p>2.2876792455</text:p>
          </table:table-cell>
          <table:table-cell table:formula="of:=[.$B$1]*[.Q12]" office:value-type="float" office:value="2.05891132094649" calcext:value-type="float">
            <text:p>2.0589113209</text:p>
          </table:table-cell>
          <table:table-cell table:formula="of:=[.$B$1]*[.R12]" office:value-type="float" office:value="1.85302018885184" calcext:value-type="float">
            <text:p>1.8530201889</text:p>
          </table:table-cell>
          <table:table-cell table:formula="of:=[.$B$1]*[.S12]" office:value-type="float" office:value="1.66771816996666" calcext:value-type="float">
            <text:p>1.66771817</text:p>
          </table:table-cell>
          <table:table-cell table:formula="of:=[.$B$1]*[.T12]" office:value-type="float" office:value="1.50094635296999" calcext:value-type="float">
            <text:p>1.500946353</text:p>
          </table:table-cell>
          <table:table-cell table:formula="of:=[.$B$1]*[.U12]" office:value-type="float" office:value="1.35085171767299" calcext:value-type="float">
            <text:p>1.3508517177</text:p>
          </table:table-cell>
          <table:table-cell table:formula="of:=[.$B$1]*[.V12]" office:value-type="float" office:value="1.21576654590569" calcext:value-type="float">
            <text:p>1.2157665459</text:p>
          </table:table-cell>
          <table:table-cell table:formula="of:=[.$B$1]*[.W12]" office:value-type="float" office:value="1.09418989131512" calcext:value-type="float">
            <text:p>1.0941898913</text:p>
          </table:table-cell>
          <table:table-cell table:formula="of:=[.$B$1]*[.X12]" office:value-type="float" office:value="0.984770902183611" calcext:value-type="float">
            <text:p>0.9847709022</text:p>
          </table:table-cell>
          <table:table-cell table:formula="of:=[.$B$1]*[.Y12]" office:value-type="float" office:value="0.88629381196525" calcext:value-type="float">
            <text:p>0.886293812</text:p>
          </table:table-cell>
          <table:table-cell table:formula="of:=[.$B$1]*[.Z12]" office:value-type="float" office:value="0.797664430768725" calcext:value-type="float">
            <text:p>0.7976644308</text:p>
          </table:table-cell>
          <table:table-cell table:formula="of:=[.$B$1]*[.AA12]" office:value-type="float" office:value="0.717897987691853" calcext:value-type="float">
            <text:p>0.7178979877</text:p>
          </table:table-cell>
          <table:table-cell table:formula="of:=[.$B$1]*[.AB12]" office:value-type="float" office:value="0.646108188922667" calcext:value-type="float">
            <text:p>0.6461081889</text:p>
          </table:table-cell>
          <table:table-cell table:formula="of:=[.$B$1]*[.AC12]" office:value-type="float" office:value="0.581497370030401" calcext:value-type="float">
            <text:p>0.58149737</text:p>
          </table:table-cell>
          <table:table-cell table:formula="of:=[.$B$1]*[.AD12]" office:value-type="float" office:value="0.523347633027361" calcext:value-type="float">
            <text:p>0.523347633</text:p>
          </table:table-cell>
          <table:table-cell table:formula="of:=[.$B$1]*[.AE12]" office:value-type="float" office:value="0.471012869724625" calcext:value-type="float">
            <text:p>0.4710128697</text:p>
          </table:table-cell>
          <table:table-cell table:formula="of:=[.$B$1]*[.AF12]" office:value-type="float" office:value="0.423911582752162" calcext:value-type="float">
            <text:p>0.4239115828</text:p>
          </table:table-cell>
          <table:table-cell table:formula="of:=[.$B$1]*[.AG12]" office:value-type="float" office:value="0.381520424476946" calcext:value-type="float">
            <text:p>0.3815204245</text:p>
          </table:table-cell>
          <table:table-cell table:formula="of:=[.$B$1]*[.AH12]" office:value-type="float" office:value="0.343368382029251" calcext:value-type="float">
            <text:p>0.343368382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1-[.$B$1])*[.B14]" office:value-type="float" office:value="90" calcext:value-type="float">
            <text:p>90</text:p>
          </table:table-cell>
          <table:table-cell table:formula="of:=(1-[.$B$1])*[.C14]" office:value-type="float" office:value="81" calcext:value-type="float">
            <text:p>81</text:p>
          </table:table-cell>
          <table:table-cell table:formula="of:=(1-[.$B$1])*[.D14]" office:value-type="float" office:value="72.9" calcext:value-type="float">
            <text:p>72.9</text:p>
          </table:table-cell>
          <table:table-cell table:formula="of:=(1-[.$B$1])*[.E14]" office:value-type="float" office:value="65.61" calcext:value-type="float">
            <text:p>65.61</text:p>
          </table:table-cell>
          <table:table-cell table:formula="of:=(1-[.$B$1])*[.F14]" office:value-type="float" office:value="59.049" calcext:value-type="float">
            <text:p>59.049</text:p>
          </table:table-cell>
          <table:table-cell table:formula="of:=(1-[.$B$1])*[.G14]" office:value-type="float" office:value="53.1441" calcext:value-type="float">
            <text:p>53.1441</text:p>
          </table:table-cell>
          <table:table-cell table:formula="of:=(1-[.$B$1])*[.H14]" office:value-type="float" office:value="47.82969" calcext:value-type="float">
            <text:p>47.82969</text:p>
          </table:table-cell>
          <table:table-cell table:formula="of:=(1-[.$B$1])*[.I14]" office:value-type="float" office:value="43.046721" calcext:value-type="float">
            <text:p>43.046721</text:p>
          </table:table-cell>
          <table:table-cell table:formula="of:=(1-[.$B$1])*[.J14]" office:value-type="float" office:value="38.7420489" calcext:value-type="float">
            <text:p>38.7420489</text:p>
          </table:table-cell>
          <table:table-cell table:formula="of:=(1-[.$B$1])*[.K14]" office:value-type="float" office:value="34.86784401" calcext:value-type="float">
            <text:p>34.86784401</text:p>
          </table:table-cell>
          <table:table-cell table:formula="of:=(1-[.$B$1])*[.L14]" office:value-type="float" office:value="31.381059609" calcext:value-type="float">
            <text:p>31.381059609</text:p>
          </table:table-cell>
          <table:table-cell table:formula="of:=(1-[.$B$1])*[.M14]" office:value-type="float" office:value="28.2429536481" calcext:value-type="float">
            <text:p>28.2429536481</text:p>
          </table:table-cell>
          <table:table-cell table:formula="of:=(1-[.$B$1])*[.N14]" office:value-type="float" office:value="25.41865828329" calcext:value-type="float">
            <text:p>25.4186582833</text:p>
          </table:table-cell>
          <table:table-cell table:formula="of:=(1-[.$B$1])*[.O14]" office:value-type="float" office:value="22.876792454961" calcext:value-type="float">
            <text:p>22.876792455</text:p>
          </table:table-cell>
          <table:table-cell table:formula="of:=(1-[.$B$1])*[.P14]" office:value-type="float" office:value="20.5891132094649" calcext:value-type="float">
            <text:p>20.5891132095</text:p>
          </table:table-cell>
          <table:table-cell table:formula="of:=(1-[.$B$1])*[.Q14]" office:value-type="float" office:value="18.5302018885184" calcext:value-type="float">
            <text:p>18.5302018885</text:p>
          </table:table-cell>
          <table:table-cell table:formula="of:=(1-[.$B$1])*[.R14]" office:value-type="float" office:value="16.6771816996666" calcext:value-type="float">
            <text:p>16.6771816997</text:p>
          </table:table-cell>
          <table:table-cell table:formula="of:=(1-[.$B$1])*[.S14]" office:value-type="float" office:value="15.0094635296999" calcext:value-type="float">
            <text:p>15.0094635297</text:p>
          </table:table-cell>
          <table:table-cell table:formula="of:=(1-[.$B$1])*[.T14]" office:value-type="float" office:value="13.5085171767299" calcext:value-type="float">
            <text:p>13.5085171767</text:p>
          </table:table-cell>
          <table:table-cell table:formula="of:=(1-[.$B$1])*[.U14]" office:value-type="float" office:value="12.1576654590569" calcext:value-type="float">
            <text:p>12.1576654591</text:p>
          </table:table-cell>
          <table:table-cell table:formula="of:=(1-[.$B$1])*[.V14]" office:value-type="float" office:value="10.9418989131512" calcext:value-type="float">
            <text:p>10.9418989132</text:p>
          </table:table-cell>
          <table:table-cell table:formula="of:=(1-[.$B$1])*[.W14]" office:value-type="float" office:value="9.84770902183612" calcext:value-type="float">
            <text:p>9.8477090218</text:p>
          </table:table-cell>
          <table:table-cell table:formula="of:=(1-[.$B$1])*[.X14]" office:value-type="float" office:value="8.86293811965251" calcext:value-type="float">
            <text:p>8.8629381197</text:p>
          </table:table-cell>
          <table:table-cell table:formula="of:=(1-[.$B$1])*[.Y14]" office:value-type="float" office:value="7.97664430768726" calcext:value-type="float">
            <text:p>7.9766443077</text:p>
          </table:table-cell>
          <table:table-cell table:formula="of:=(1-[.$B$1])*[.Z14]" office:value-type="float" office:value="7.17897987691853" calcext:value-type="float">
            <text:p>7.1789798769</text:p>
          </table:table-cell>
          <table:table-cell table:formula="of:=(1-[.$B$1])*[.AA14]" office:value-type="float" office:value="6.46108188922668" calcext:value-type="float">
            <text:p>6.4610818892</text:p>
          </table:table-cell>
          <table:table-cell table:formula="of:=(1-[.$B$1])*[.AB14]" office:value-type="float" office:value="5.81497370030401" calcext:value-type="float">
            <text:p>5.8149737003</text:p>
          </table:table-cell>
          <table:table-cell table:formula="of:=(1-[.$B$1])*[.AC14]" office:value-type="float" office:value="5.23347633027361" calcext:value-type="float">
            <text:p>5.2334763303</text:p>
          </table:table-cell>
          <table:table-cell table:formula="of:=(1-[.$B$1])*[.AD14]" office:value-type="float" office:value="4.71012869724625" calcext:value-type="float">
            <text:p>4.7101286972</text:p>
          </table:table-cell>
          <table:table-cell table:formula="of:=(1-[.$B$1])*[.AE14]" office:value-type="float" office:value="4.23911582752162" calcext:value-type="float">
            <text:p>4.2391158275</text:p>
          </table:table-cell>
          <table:table-cell table:formula="of:=(1-[.$B$1])*[.AF14]" office:value-type="float" office:value="3.81520424476946" calcext:value-type="float">
            <text:p>3.8152042448</text:p>
          </table:table-cell>
          <table:table-cell table:formula="of:=(1-[.$B$1])*[.AG14]" office:value-type="float" office:value="3.43368382029251" calcext:value-type="float">
            <text:p>3.433683820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2010" calcext:value-type="float">
            <text:p>2010</text:p>
          </table:table-cell>
          <table:table-cell table:formula="of:=[.B16]+1/[.$E$22]" office:value-type="float" office:value="2011" calcext:value-type="float">
            <text:p>2011</text:p>
          </table:table-cell>
          <table:table-cell table:formula="of:=[.C16]+1/[.$E$22]" office:value-type="float" office:value="2012" calcext:value-type="float">
            <text:p>2012</text:p>
          </table:table-cell>
          <table:table-cell table:formula="of:=[.D16]+1/[.$E$22]" office:value-type="float" office:value="2013" calcext:value-type="float">
            <text:p>2013</text:p>
          </table:table-cell>
          <table:table-cell table:formula="of:=[.E16]+1/[.$E$22]" office:value-type="float" office:value="2014" calcext:value-type="float">
            <text:p>2014</text:p>
          </table:table-cell>
          <table:table-cell table:formula="of:=[.F16]+1/[.$E$22]" office:value-type="float" office:value="2015" calcext:value-type="float">
            <text:p>2015</text:p>
          </table:table-cell>
          <table:table-cell table:formula="of:=[.G16]+1/[.$E$22]" office:value-type="float" office:value="2016" calcext:value-type="float">
            <text:p>2016</text:p>
          </table:table-cell>
          <table:table-cell table:formula="of:=[.H16]+1/[.$E$22]" office:value-type="float" office:value="2017" calcext:value-type="float">
            <text:p>2017</text:p>
          </table:table-cell>
          <table:table-cell table:formula="of:=[.I16]+1/[.$E$22]" office:value-type="float" office:value="2018" calcext:value-type="float">
            <text:p>2018</text:p>
          </table:table-cell>
          <table:table-cell table:formula="of:=[.J16]+1/[.$E$22]" office:value-type="float" office:value="2019" calcext:value-type="float">
            <text:p>2019</text:p>
          </table:table-cell>
          <table:table-cell table:formula="of:=[.K16]+1/[.$E$22]" office:value-type="float" office:value="2020" calcext:value-type="float">
            <text:p>2020</text:p>
          </table:table-cell>
          <table:table-cell table:formula="of:=[.L16]+1/[.$E$22]" office:value-type="float" office:value="2021" calcext:value-type="float">
            <text:p>2021</text:p>
          </table:table-cell>
          <table:table-cell table:formula="of:=[.M16]+1/[.$E$22]" office:value-type="float" office:value="2022" calcext:value-type="float">
            <text:p>2022</text:p>
          </table:table-cell>
          <table:table-cell table:formula="of:=[.N16]+1/[.$E$22]" office:value-type="float" office:value="2023" calcext:value-type="float">
            <text:p>2023</text:p>
          </table:table-cell>
          <table:table-cell table:formula="of:=[.O16]+1/[.$E$22]" office:value-type="float" office:value="2024" calcext:value-type="float">
            <text:p>2024</text:p>
          </table:table-cell>
          <table:table-cell table:formula="of:=[.P16]+1/[.$E$22]" office:value-type="float" office:value="2025" calcext:value-type="float">
            <text:p>2025</text:p>
          </table:table-cell>
          <table:table-cell table:formula="of:=[.Q16]+1/[.$E$22]" office:value-type="float" office:value="2026" calcext:value-type="float">
            <text:p>2026</text:p>
          </table:table-cell>
          <table:table-cell table:formula="of:=[.R16]+1/[.$E$22]" office:value-type="float" office:value="2027" calcext:value-type="float">
            <text:p>2027</text:p>
          </table:table-cell>
          <table:table-cell table:formula="of:=[.S16]+1/[.$E$22]" office:value-type="float" office:value="2028" calcext:value-type="float">
            <text:p>2028</text:p>
          </table:table-cell>
          <table:table-cell table:formula="of:=[.T16]+1/[.$E$22]" office:value-type="float" office:value="2029" calcext:value-type="float">
            <text:p>2029</text:p>
          </table:table-cell>
          <table:table-cell table:formula="of:=[.U16]+1/[.$E$22]" office:value-type="float" office:value="2030" calcext:value-type="float">
            <text:p>2030</text:p>
          </table:table-cell>
          <table:table-cell table:formula="of:=[.V16]+1/[.$E$22]" office:value-type="float" office:value="2031" calcext:value-type="float">
            <text:p>2031</text:p>
          </table:table-cell>
          <table:table-cell table:formula="of:=[.W16]+1/[.$E$22]" office:value-type="float" office:value="2032" calcext:value-type="float">
            <text:p>2032</text:p>
          </table:table-cell>
          <table:table-cell table:formula="of:=[.X16]+1/[.$E$22]" office:value-type="float" office:value="2033" calcext:value-type="float">
            <text:p>2033</text:p>
          </table:table-cell>
          <table:table-cell table:formula="of:=[.Y16]+1/[.$E$22]" office:value-type="float" office:value="2034" calcext:value-type="float">
            <text:p>2034</text:p>
          </table:table-cell>
          <table:table-cell table:formula="of:=[.Z16]+1/[.$E$22]" office:value-type="float" office:value="2035" calcext:value-type="float">
            <text:p>2035</text:p>
          </table:table-cell>
          <table:table-cell table:formula="of:=[.AA16]+1/[.$E$22]" office:value-type="float" office:value="2036" calcext:value-type="float">
            <text:p>2036</text:p>
          </table:table-cell>
          <table:table-cell table:formula="of:=[.AB16]+1/[.$E$22]" office:value-type="float" office:value="2037" calcext:value-type="float">
            <text:p>2037</text:p>
          </table:table-cell>
          <table:table-cell table:formula="of:=[.AC16]+1/[.$E$22]" office:value-type="float" office:value="2038" calcext:value-type="float">
            <text:p>2038</text:p>
          </table:table-cell>
          <table:table-cell table:formula="of:=[.AD16]+1/[.$E$22]" office:value-type="float" office:value="2039" calcext:value-type="float">
            <text:p>2039</text:p>
          </table:table-cell>
          <table:table-cell table:formula="of:=[.AE16]+1/[.$E$22]" office:value-type="float" office:value="2040" calcext:value-type="float">
            <text:p>2040</text:p>
          </table:table-cell>
          <table:table-cell table:formula="of:=[.AF16]+1/[.$E$22]" office:value-type="float" office:value="2041" calcext:value-type="float">
            <text:p>2041</text:p>
          </table:table-cell>
          <table:table-cell table:formula="of:=[.AG16]+1/[.$E$22]" office:value-type="float" office:value="2042" calcext:value-type="float">
            <text:p>2042</text:p>
          </table:table-cell>
          <table:table-cell table:formula="of:=[.AH16]+1/[.$E$22]" office:value-type="float" office:value="2043" calcext:value-type="float">
            <text:p>2043</text:p>
          </table:table-cell>
          <table:table-cell table:formula="of:=[.AI16]+1/[.$E$22]" office:value-type="float" office:value="2044" calcext:value-type="float">
            <text:p>2044</text:p>
          </table:table-cell>
          <table:table-cell table:formula="of:=[.AJ16]+1/[.$E$22]" office:value-type="float" office:value="2045" calcext:value-type="float">
            <text:p>2045</text:p>
          </table:table-cell>
          <table:table-cell table:formula="of:=[.AK16]+1/[.$E$22]" office:value-type="float" office:value="2046" calcext:value-type="float">
            <text:p>2046</text:p>
          </table:table-cell>
          <table:table-cell table:formula="of:=[.AL16]+1/[.$E$22]" office:value-type="float" office:value="2047" calcext:value-type="float">
            <text:p>2047</text:p>
          </table:table-cell>
          <table:table-cell table:formula="of:=[.AM16]+1/[.$E$22]" office:value-type="float" office:value="2048" calcext:value-type="float">
            <text:p>2048</text:p>
          </table:table-cell>
          <table:table-cell table:formula="of:=[.AN16]+1/[.$E$22]" office:value-type="float" office:value="2049" calcext:value-type="float">
            <text:p>2049</text:p>
          </table:table-cell>
          <table:table-cell table:formula="of:=[.AO16]+1/[.$E$22]" office:value-type="float" office:value="2050" calcext:value-type="float">
            <text:p>2050</text:p>
          </table:table-cell>
          <table:table-cell table:formula="of:=[.AP16]+1/[.$E$22]" office:value-type="float" office:value="2051" calcext:value-type="float">
            <text:p>2051</text:p>
          </table:table-cell>
          <table:table-cell table:formula="of:=[.AQ16]+1/[.$E$22]" office:value-type="float" office:value="2052" calcext:value-type="float">
            <text:p>2052</text:p>
          </table:table-cell>
          <table:table-cell table:formula="of:=[.AR16]+1/[.$E$22]" office:value-type="float" office:value="2053" calcext:value-type="float">
            <text:p>2053</text:p>
          </table:table-cell>
          <table:table-cell table:formula="of:=[.AS16]+1/[.$E$22]" office:value-type="float" office:value="2054" calcext:value-type="float">
            <text:p>2054</text:p>
          </table:table-cell>
          <table:table-cell table:formula="of:=[.AT16]+1/[.$E$22]" office:value-type="float" office:value="2055" calcext:value-type="float">
            <text:p>2055</text:p>
          </table:table-cell>
          <table:table-cell table:formula="of:=[.AU16]+1/[.$E$22]" office:value-type="float" office:value="2056" calcext:value-type="float">
            <text:p>2056</text:p>
          </table:table-cell>
          <table:table-cell table:formula="of:=[.AV16]+1/[.$E$22]" office:value-type="float" office:value="2057" calcext:value-type="float">
            <text:p>2057</text:p>
          </table:table-cell>
          <table:table-cell table:formula="of:=[.AW16]+1/[.$E$22]" office:value-type="float" office:value="2058" calcext:value-type="float">
            <text:p>2058</text:p>
          </table:table-cell>
          <table:table-cell table:formula="of:=[.AX16]+1/[.$E$22]" office:value-type="float" office:value="2059" calcext:value-type="float">
            <text:p>2059</text:p>
          </table:table-cell>
          <table:table-cell table:formula="of:=[.AY16]+1/[.$E$22]" office:value-type="float" office:value="2060" calcext:value-type="float">
            <text:p>2060</text:p>
          </table:table-cell>
          <table:table-cell table:formula="of:=[.AZ16]+1/[.$E$22]" office:value-type="float" office:value="2061" calcext:value-type="float">
            <text:p>2061</text:p>
          </table:table-cell>
          <table:table-cell table:formula="of:=[.BA16]+1/[.$E$22]" office:value-type="float" office:value="2062" calcext:value-type="float">
            <text:p>2062</text:p>
          </table:table-cell>
          <table:table-cell table:formula="of:=[.BB16]+1/[.$E$22]" office:value-type="float" office:value="2063" calcext:value-type="float">
            <text:p>2063</text:p>
          </table:table-cell>
          <table:table-cell table:formula="of:=[.BC16]+1/[.$E$22]" office:value-type="float" office:value="2064" calcext:value-type="float">
            <text:p>2064</text:p>
          </table:table-cell>
          <table:table-cell table:formula="of:=[.BD16]+1/[.$E$22]" office:value-type="float" office:value="2065" calcext:value-type="float">
            <text:p>2065</text:p>
          </table:table-cell>
          <table:table-cell table:formula="of:=[.BE16]+1/[.$E$22]" office:value-type="float" office:value="2066" calcext:value-type="float">
            <text:p>2066</text:p>
          </table:table-cell>
          <table:table-cell table:formula="of:=[.BF16]+1/[.$E$22]" office:value-type="float" office:value="2067" calcext:value-type="float">
            <text:p>2067</text:p>
          </table:table-cell>
          <table:table-cell table:formula="of:=[.BG16]+1/[.$E$22]" office:value-type="float" office:value="2068" calcext:value-type="float">
            <text:p>2068</text:p>
          </table:table-cell>
          <table:table-cell table:formula="of:=[.BH16]+1/[.$E$22]" office:value-type="float" office:value="2069" calcext:value-type="float">
            <text:p>2069</text:p>
          </table:table-cell>
          <table:table-cell table:formula="of:=[.BI16]+1/[.$E$22]" office:value-type="float" office:value="2070" calcext:value-type="float">
            <text:p>2070</text:p>
          </table:table-cell>
          <table:table-cell table:formula="of:=[.BJ16]+1/[.$E$22]" office:value-type="float" office:value="2071" calcext:value-type="float">
            <text:p>2071</text:p>
          </table:table-cell>
          <table:table-cell table:formula="of:=[.BK16]+1/[.$E$22]" office:value-type="float" office:value="2072" calcext:value-type="float">
            <text:p>2072</text:p>
          </table:table-cell>
          <table:table-cell table:formula="of:=[.BL16]+1/[.$E$22]" office:value-type="float" office:value="2073" calcext:value-type="float">
            <text:p>2073</text:p>
          </table:table-cell>
          <table:table-cell table:formula="of:=[.BM16]+1/[.$E$22]" office:value-type="float" office:value="2074" calcext:value-type="float">
            <text:p>2074</text:p>
          </table:table-cell>
          <table:table-cell table:formula="of:=[.BN16]+1/[.$E$22]" office:value-type="float" office:value="2075" calcext:value-type="float">
            <text:p>2075</text:p>
          </table:table-cell>
          <table:table-cell table:formula="of:=[.BO16]+1/[.$E$22]" office:value-type="float" office:value="2076" calcext:value-type="float">
            <text:p>2076</text:p>
          </table:table-cell>
          <table:table-cell table:formula="of:=[.BP16]+1/[.$E$22]" office:value-type="float" office:value="2077" calcext:value-type="float">
            <text:p>2077</text:p>
          </table:table-cell>
          <table:table-cell table:formula="of:=[.BQ16]+1/[.$E$22]" office:value-type="float" office:value="2078" calcext:value-type="float">
            <text:p>2078</text:p>
          </table:table-cell>
          <table:table-cell table:formula="of:=[.BR16]+1/[.$E$22]" office:value-type="float" office:value="2079" calcext:value-type="float">
            <text:p>2079</text:p>
          </table:table-cell>
          <table:table-cell table:formula="of:=[.BS16]+1/[.$E$22]" office:value-type="float" office:value="2080" calcext:value-type="float">
            <text:p>2080</text:p>
          </table:table-cell>
          <table:table-cell table:formula="of:=[.BT16]+1/[.$E$22]" office:value-type="float" office:value="2081" calcext:value-type="float">
            <text:p>2081</text:p>
          </table:table-cell>
          <table:table-cell table:formula="of:=[.BU16]+1/[.$E$22]" office:value-type="float" office:value="2082" calcext:value-type="float">
            <text:p>2082</text:p>
          </table:table-cell>
          <table:table-cell table:formula="of:=[.BV16]+1/[.$E$22]" office:value-type="float" office:value="2083" calcext:value-type="float">
            <text:p>2083</text:p>
          </table:table-cell>
          <table:table-cell table:formula="of:=[.BW16]+1/[.$E$22]" office:value-type="float" office:value="2084" calcext:value-type="float">
            <text:p>2084</text:p>
          </table:table-cell>
          <table:table-cell table:formula="of:=[.BX16]+1/[.$E$22]" office:value-type="float" office:value="2085" calcext:value-type="float">
            <text:p>2085</text:p>
          </table:table-cell>
          <table:table-cell table:formula="of:=[.BY16]+1/[.$E$22]" office:value-type="float" office:value="2086" calcext:value-type="float">
            <text:p>2086</text:p>
          </table:table-cell>
          <table:table-cell table:formula="of:=[.BZ16]+1/[.$E$22]" office:value-type="float" office:value="2087" calcext:value-type="float">
            <text:p>2087</text:p>
          </table:table-cell>
          <table:table-cell table:formula="of:=[.CA16]+1/[.$E$22]" office:value-type="float" office:value="2088" calcext:value-type="float">
            <text:p>2088</text:p>
          </table:table-cell>
          <table:table-cell table:formula="of:=[.CB16]+1/[.$E$22]" office:value-type="float" office:value="2089" calcext:value-type="float">
            <text:p>2089</text:p>
          </table:table-cell>
          <table:table-cell table:formula="of:=[.CC16]+1/[.$E$22]" office:value-type="float" office:value="2090" calcext:value-type="float">
            <text:p>2090</text:p>
          </table:table-cell>
          <table:table-cell table:formula="of:=[.CD16]+1/[.$E$22]" office:value-type="float" office:value="2091" calcext:value-type="float">
            <text:p>2091</text:p>
          </table:table-cell>
          <table:table-cell table:formula="of:=[.CE16]+1/[.$E$22]" office:value-type="float" office:value="2092" calcext:value-type="float">
            <text:p>2092</text:p>
          </table:table-cell>
          <table:table-cell table:formula="of:=[.CF16]+1/[.$E$22]" office:value-type="float" office:value="2093" calcext:value-type="float">
            <text:p>2093</text:p>
          </table:table-cell>
          <table:table-cell table:formula="of:=[.CG16]+1/[.$E$22]" office:value-type="float" office:value="2094" calcext:value-type="float">
            <text:p>2094</text:p>
          </table:table-cell>
          <table:table-cell table:formula="of:=[.CH16]+1/[.$E$22]" office:value-type="float" office:value="2095" calcext:value-type="float">
            <text:p>2095</text:p>
          </table:table-cell>
          <table:table-cell table:formula="of:=[.CI16]+1/[.$E$22]" office:value-type="float" office:value="2096" calcext:value-type="float">
            <text:p>2096</text:p>
          </table:table-cell>
          <table:table-cell table:formula="of:=[.CJ16]+1/[.$E$22]" office:value-type="float" office:value="2097" calcext:value-type="float">
            <text:p>2097</text:p>
          </table:table-cell>
          <table:table-cell table:formula="of:=[.CK16]+1/[.$E$22]" office:value-type="float" office:value="2098" calcext:value-type="float">
            <text:p>2098</text:p>
          </table:table-cell>
          <table:table-cell table:formula="of:=[.CL16]+1/[.$E$22]" office:value-type="float" office:value="2099" calcext:value-type="float">
            <text:p>2099</text:p>
          </table:table-cell>
          <table:table-cell table:formula="of:=[.CM16]+1/[.$E$22]" office:value-type="float" office:value="2100" calcext:value-type="float">
            <text:p>2100</text:p>
          </table:table-cell>
          <table:table-cell table:formula="of:=[.CN16]+1/[.$E$22]" office:value-type="float" office:value="2101" calcext:value-type="float">
            <text:p>2101</text:p>
          </table:table-cell>
          <table:table-cell table:formula="of:=[.CO16]+1/[.$E$22]" office:value-type="float" office:value="2102" calcext:value-type="float">
            <text:p>2102</text:p>
          </table:table-cell>
          <table:table-cell table:formula="of:=[.CP16]+1/[.$E$22]" office:value-type="float" office:value="2103" calcext:value-type="float">
            <text:p>2103</text:p>
          </table:table-cell>
          <table:table-cell table:formula="of:=[.CQ16]+1/[.$E$22]" office:value-type="float" office:value="2104" calcext:value-type="float">
            <text:p>2104</text:p>
          </table:table-cell>
          <table:table-cell table:formula="of:=[.CR16]+1/[.$E$22]" office:value-type="float" office:value="2105" calcext:value-type="float">
            <text:p>2105</text:p>
          </table:table-cell>
          <table:table-cell table:formula="of:=[.CS16]+1/[.$E$22]" office:value-type="float" office:value="2106" calcext:value-type="float">
            <text:p>2106</text:p>
          </table:table-cell>
          <table:table-cell table:formula="of:=[.CT16]+1/[.$E$22]" office:value-type="float" office:value="2107" calcext:value-type="float">
            <text:p>2107</text:p>
          </table:table-cell>
          <table:table-cell table:formula="of:=[.CU16]+1/[.$E$22]" office:value-type="float" office:value="2108" calcext:value-type="float">
            <text:p>2108</text:p>
          </table:table-cell>
          <table:table-cell table:formula="of:=[.CV16]+1/[.$E$22]" office:value-type="float" office:value="2109" calcext:value-type="float">
            <text:p>2109</text:p>
          </table:table-cell>
          <table:table-cell table:formula="of:=[.CW16]+1/[.$E$22]" office:value-type="float" office:value="2110" calcext:value-type="float">
            <text:p>2110</text:p>
          </table:table-cell>
          <table:table-cell table:formula="of:=[.CX16]+1/[.$E$22]" office:value-type="float" office:value="2111" calcext:value-type="float">
            <text:p>2111</text:p>
          </table:table-cell>
          <table:table-cell table:formula="of:=[.CY16]+1/[.$E$22]" office:value-type="float" office:value="2112" calcext:value-type="float">
            <text:p>2112</text:p>
          </table:table-cell>
          <table:table-cell table:formula="of:=[.CZ16]+1/[.$E$22]" office:value-type="float" office:value="2113" calcext:value-type="float">
            <text:p>2113</text:p>
          </table:table-cell>
          <table:table-cell table:formula="of:=[.DA16]+1/[.$E$22]" office:value-type="float" office:value="2114" calcext:value-type="float">
            <text:p>2114</text:p>
          </table:table-cell>
          <table:table-cell table:formula="of:=[.DB16]+1/[.$E$22]" office:value-type="float" office:value="2115" calcext:value-type="float">
            <text:p>2115</text:p>
          </table:table-cell>
          <table:table-cell table:formula="of:=[.DC16]+1/[.$E$22]" office:value-type="float" office:value="2116" calcext:value-type="float">
            <text:p>2116</text:p>
          </table:table-cell>
          <table:table-cell table:formula="of:=[.DD16]+1/[.$E$22]" office:value-type="float" office:value="2117" calcext:value-type="float">
            <text:p>2117</text:p>
          </table:table-cell>
          <table:table-cell table:formula="of:=[.DE16]+1/[.$E$22]" office:value-type="float" office:value="2118" calcext:value-type="float">
            <text:p>2118</text:p>
          </table:table-cell>
          <table:table-cell table:formula="of:=[.DF16]+1/[.$E$22]" office:value-type="float" office:value="2119" calcext:value-type="float">
            <text:p>2119</text:p>
          </table:table-cell>
          <table:table-cell table:formula="of:=[.DG16]+1/[.$E$22]" office:value-type="float" office:value="2120" calcext:value-type="float">
            <text:p>2120</text:p>
          </table:table-cell>
          <table:table-cell table:formula="of:=[.DH16]+1/[.$E$22]" office:value-type="float" office:value="2121" calcext:value-type="float">
            <text:p>2121</text:p>
          </table:table-cell>
          <table:table-cell table:formula="of:=[.DI16]+1/[.$E$22]" office:value-type="float" office:value="2122" calcext:value-type="float">
            <text:p>2122</text:p>
          </table:table-cell>
          <table:table-cell table:formula="of:=[.DJ16]+1/[.$E$22]" office:value-type="float" office:value="2123" calcext:value-type="float">
            <text:p>2123</text:p>
          </table:table-cell>
          <table:table-cell table:formula="of:=[.DK16]+1/[.$E$22]" office:value-type="float" office:value="2124" calcext:value-type="float">
            <text:p>2124</text:p>
          </table:table-cell>
          <table:table-cell table:formula="of:=[.DL16]+1/[.$E$22]" office:value-type="float" office:value="2125" calcext:value-type="float">
            <text:p>2125</text:p>
          </table:table-cell>
          <table:table-cell table:formula="of:=[.DM16]+1/[.$E$22]" office:value-type="float" office:value="2126" calcext:value-type="float">
            <text:p>2126</text:p>
          </table:table-cell>
          <table:table-cell table:formula="of:=[.DN16]+1/[.$E$22]" office:value-type="float" office:value="2127" calcext:value-type="float">
            <text:p>2127</text:p>
          </table:table-cell>
          <table:table-cell table:formula="of:=[.DO16]+1/[.$E$22]" office:value-type="float" office:value="2128" calcext:value-type="float">
            <text:p>2128</text:p>
          </table:table-cell>
          <table:table-cell table:formula="of:=[.DP16]+1/[.$E$22]" office:value-type="float" office:value="2129" calcext:value-type="float">
            <text:p>2129</text:p>
          </table:table-cell>
          <table:table-cell table:formula="of:=[.DQ16]+1/[.$E$22]" office:value-type="float" office:value="2130" calcext:value-type="float">
            <text:p>2130</text:p>
          </table:table-cell>
          <table:table-cell table:formula="of:=[.DR16]+1/[.$E$22]" office:value-type="float" office:value="2131" calcext:value-type="float">
            <text:p>2131</text:p>
          </table:table-cell>
          <table:table-cell table:formula="of:=[.DS16]+1/[.$E$22]" office:value-type="float" office:value="2132" calcext:value-type="float">
            <text:p>2132</text:p>
          </table:table-cell>
          <table:table-cell table:formula="of:=[.DT16]+1/[.$E$22]" office:value-type="float" office:value="2133" calcext:value-type="float">
            <text:p>2133</text:p>
          </table:table-cell>
          <table:table-cell table:formula="of:=[.DU16]+1/[.$E$22]" office:value-type="float" office:value="2134" calcext:value-type="float">
            <text:p>2134</text:p>
          </table:table-cell>
          <table:table-cell table:formula="of:=[.DV16]+1/[.$E$22]" office:value-type="float" office:value="2135" calcext:value-type="float">
            <text:p>2135</text:p>
          </table:table-cell>
          <table:table-cell table:formula="of:=[.DW16]+1/[.$E$22]" office:value-type="float" office:value="2136" calcext:value-type="float">
            <text:p>2136</text:p>
          </table:table-cell>
          <table:table-cell table:formula="of:=[.DX16]+1/[.$E$22]" office:value-type="float" office:value="2137" calcext:value-type="float">
            <text:p>2137</text:p>
          </table:table-cell>
          <table:table-cell table:formula="of:=[.DY16]+1/[.$E$22]" office:value-type="float" office:value="2138" calcext:value-type="float">
            <text:p>2138</text:p>
          </table:table-cell>
          <table:table-cell table:formula="of:=[.DZ16]+1/[.$E$22]" office:value-type="float" office:value="2139" calcext:value-type="float">
            <text:p>2139</text:p>
          </table:table-cell>
          <table:table-cell table:formula="of:=[.EA16]+1/[.$E$22]" office:value-type="float" office:value="2140" calcext:value-type="float">
            <text:p>2140</text:p>
          </table:table-cell>
          <table:table-cell table:formula="of:=[.EB16]+1/[.$E$22]" office:value-type="float" office:value="2141" calcext:value-type="float">
            <text:p>2141</text:p>
          </table:table-cell>
          <table:table-cell table:formula="of:=[.EC16]+1/[.$E$22]" office:value-type="float" office:value="2142" calcext:value-type="float">
            <text:p>2142</text:p>
          </table:table-cell>
          <table:table-cell table:formula="of:=[.ED16]+1/[.$E$22]" office:value-type="float" office:value="2143" calcext:value-type="float">
            <text:p>2143</text:p>
          </table:table-cell>
          <table:table-cell table:formula="of:=[.EE16]+1/[.$E$22]" office:value-type="float" office:value="2144" calcext:value-type="float">
            <text:p>2144</text:p>
          </table:table-cell>
          <table:table-cell table:formula="of:=[.EF16]+1/[.$E$22]" office:value-type="float" office:value="2145" calcext:value-type="float">
            <text:p>2145</text:p>
          </table:table-cell>
          <table:table-cell table:formula="of:=[.EG16]+1/[.$E$22]" office:value-type="float" office:value="2146" calcext:value-type="float">
            <text:p>2146</text:p>
          </table:table-cell>
          <table:table-cell table:formula="of:=[.EH16]+1/[.$E$22]" office:value-type="float" office:value="2147" calcext:value-type="float">
            <text:p>2147</text:p>
          </table:table-cell>
          <table:table-cell table:formula="of:=[.EI16]+1/[.$E$22]" office:value-type="float" office:value="2148" calcext:value-type="float">
            <text:p>2148</text:p>
          </table:table-cell>
          <table:table-cell table:formula="of:=[.EJ16]+1/[.$E$22]" office:value-type="float" office:value="2149" calcext:value-type="float">
            <text:p>2149</text:p>
          </table:table-cell>
          <table:table-cell table:formula="of:=[.EK16]+1/[.$E$22]" office:value-type="float" office:value="2150" calcext:value-type="float">
            <text:p>2150</text:p>
          </table:table-cell>
          <table:table-cell table:formula="of:=[.EL16]+1/[.$E$22]" office:value-type="float" office:value="2151" calcext:value-type="float">
            <text:p>2151</text:p>
          </table:table-cell>
          <table:table-cell table:formula="of:=[.EM16]+1/[.$E$22]" office:value-type="float" office:value="2152" calcext:value-type="float">
            <text:p>2152</text:p>
          </table:table-cell>
          <table:table-cell table:formula="of:=[.EN16]+1/[.$E$22]" office:value-type="float" office:value="2153" calcext:value-type="float">
            <text:p>2153</text:p>
          </table:table-cell>
          <table:table-cell table:formula="of:=[.EO16]+1/[.$E$22]" office:value-type="float" office:value="2154" calcext:value-type="float">
            <text:p>2154</text:p>
          </table:table-cell>
          <table:table-cell table:formula="of:=[.EP16]+1/[.$E$22]" office:value-type="float" office:value="2155" calcext:value-type="float">
            <text:p>2155</text:p>
          </table:table-cell>
          <table:table-cell table:formula="of:=[.EQ16]+1/[.$E$22]" office:value-type="float" office:value="2156" calcext:value-type="float">
            <text:p>2156</text:p>
          </table:table-cell>
          <table:table-cell table:formula="of:=[.ER16]+1/[.$E$22]" office:value-type="float" office:value="2157" calcext:value-type="float">
            <text:p>2157</text:p>
          </table:table-cell>
          <table:table-cell table:formula="of:=[.ES16]+1/[.$E$22]" office:value-type="float" office:value="2158" calcext:value-type="float">
            <text:p>2158</text:p>
          </table:table-cell>
          <table:table-cell table:formula="of:=[.ET16]+1/[.$E$22]" office:value-type="float" office:value="2159" calcext:value-type="float">
            <text:p>2159</text:p>
          </table:table-cell>
          <table:table-cell table:formula="of:=[.EU16]+1/[.$E$22]" office:value-type="float" office:value="2160" calcext:value-type="float">
            <text:p>2160</text:p>
          </table:table-cell>
          <table:table-cell table:formula="of:=[.EV16]+1/[.$E$22]" office:value-type="float" office:value="2161" calcext:value-type="float">
            <text:p>2161</text:p>
          </table:table-cell>
          <table:table-cell table:formula="of:=[.EW16]+1/[.$E$22]" office:value-type="float" office:value="2162" calcext:value-type="float">
            <text:p>2162</text:p>
          </table:table-cell>
          <table:table-cell table:formula="of:=[.EX16]+1/[.$E$22]" office:value-type="float" office:value="2163" calcext:value-type="float">
            <text:p>2163</text:p>
          </table:table-cell>
          <table:table-cell table:formula="of:=[.EY16]+1/[.$E$22]" office:value-type="float" office:value="2164" calcext:value-type="float">
            <text:p>2164</text:p>
          </table:table-cell>
          <table:table-cell table:formula="of:=[.EZ16]+1/[.$E$22]" office:value-type="float" office:value="2165" calcext:value-type="float">
            <text:p>2165</text:p>
          </table:table-cell>
          <table:table-cell table:formula="of:=[.FA16]+1/[.$E$22]" office:value-type="float" office:value="2166" calcext:value-type="float">
            <text:p>2166</text:p>
          </table:table-cell>
          <table:table-cell table:formula="of:=[.FB16]+1/[.$E$22]" office:value-type="float" office:value="2167" calcext:value-type="float">
            <text:p>2167</text:p>
          </table:table-cell>
          <table:table-cell table:formula="of:=[.FC16]+1/[.$E$22]" office:value-type="float" office:value="2168" calcext:value-type="float">
            <text:p>2168</text:p>
          </table:table-cell>
          <table:table-cell table:formula="of:=[.FD16]+1/[.$E$22]" office:value-type="float" office:value="2169" calcext:value-type="float">
            <text:p>2169</text:p>
          </table:table-cell>
          <table:table-cell table:formula="of:=[.FE16]+1/[.$E$22]" office:value-type="float" office:value="2170" calcext:value-type="float">
            <text:p>2170</text:p>
          </table:table-cell>
          <table:table-cell table:formula="of:=[.FF16]+1/[.$E$22]" office:value-type="float" office:value="2171" calcext:value-type="float">
            <text:p>2171</text:p>
          </table:table-cell>
          <table:table-cell table:formula="of:=[.FG16]+1/[.$E$22]" office:value-type="float" office:value="2172" calcext:value-type="float">
            <text:p>2172</text:p>
          </table:table-cell>
          <table:table-cell table:formula="of:=[.FH16]+1/[.$E$22]" office:value-type="float" office:value="2173" calcext:value-type="float">
            <text:p>2173</text:p>
          </table:table-cell>
          <table:table-cell table:formula="of:=[.FI16]+1/[.$E$22]" office:value-type="float" office:value="2174" calcext:value-type="float">
            <text:p>2174</text:p>
          </table:table-cell>
          <table:table-cell table:formula="of:=[.FJ16]+1/[.$E$22]" office:value-type="float" office:value="2175" calcext:value-type="float">
            <text:p>2175</text:p>
          </table:table-cell>
          <table:table-cell table:formula="of:=[.FK16]+1/[.$E$22]" office:value-type="float" office:value="2176" calcext:value-type="float">
            <text:p>2176</text:p>
          </table:table-cell>
          <table:table-cell table:formula="of:=[.FL16]+1/[.$E$22]" office:value-type="float" office:value="2177" calcext:value-type="float">
            <text:p>2177</text:p>
          </table:table-cell>
          <table:table-cell table:formula="of:=[.FM16]+1/[.$E$22]" office:value-type="float" office:value="2178" calcext:value-type="float">
            <text:p>2178</text:p>
          </table:table-cell>
          <table:table-cell table:formula="of:=[.FN16]+1/[.$E$22]" office:value-type="float" office:value="2179" calcext:value-type="float">
            <text:p>2179</text:p>
          </table:table-cell>
          <table:table-cell table:formula="of:=[.FO16]+1/[.$E$22]" office:value-type="float" office:value="2180" calcext:value-type="float">
            <text:p>2180</text:p>
          </table:table-cell>
          <table:table-cell table:formula="of:=[.FP16]+1/[.$E$22]" office:value-type="float" office:value="2181" calcext:value-type="float">
            <text:p>2181</text:p>
          </table:table-cell>
          <table:table-cell table:formula="of:=[.FQ16]+1/[.$E$22]" office:value-type="float" office:value="2182" calcext:value-type="float">
            <text:p>2182</text:p>
          </table:table-cell>
          <table:table-cell table:formula="of:=[.FR16]+1/[.$E$22]" office:value-type="float" office:value="2183" calcext:value-type="float">
            <text:p>2183</text:p>
          </table:table-cell>
          <table:table-cell table:formula="of:=[.FS16]+1/[.$E$22]" office:value-type="float" office:value="2184" calcext:value-type="float">
            <text:p>2184</text:p>
          </table:table-cell>
          <table:table-cell table:formula="of:=[.FT16]+1/[.$E$22]" office:value-type="float" office:value="2185" calcext:value-type="float">
            <text:p>2185</text:p>
          </table:table-cell>
          <table:table-cell table:formula="of:=[.FU16]+1/[.$E$22]" office:value-type="float" office:value="2186" calcext:value-type="float">
            <text:p>2186</text:p>
          </table:table-cell>
          <table:table-cell table:formula="of:=[.FV16]+1/[.$E$22]" office:value-type="float" office:value="2187" calcext:value-type="float">
            <text:p>2187</text:p>
          </table:table-cell>
          <table:table-cell table:formula="of:=[.FW16]+1/[.$E$22]" office:value-type="float" office:value="2188" calcext:value-type="float">
            <text:p>2188</text:p>
          </table:table-cell>
          <table:table-cell table:formula="of:=[.FX16]+1/[.$E$22]" office:value-type="float" office:value="2189" calcext:value-type="float">
            <text:p>2189</text:p>
          </table:table-cell>
          <table:table-cell table:formula="of:=[.FY16]+1/[.$E$22]" office:value-type="float" office:value="2190" calcext:value-type="float">
            <text:p>2190</text:p>
          </table:table-cell>
          <table:table-cell table:formula="of:=[.FZ16]+1/[.$E$22]" office:value-type="float" office:value="2191" calcext:value-type="float">
            <text:p>2191</text:p>
          </table:table-cell>
          <table:table-cell table:formula="of:=[.GA16]+1/[.$E$22]" office:value-type="float" office:value="2192" calcext:value-type="float">
            <text:p>2192</text:p>
          </table:table-cell>
          <table:table-cell table:formula="of:=[.GB16]+1/[.$E$22]" office:value-type="float" office:value="2193" calcext:value-type="float">
            <text:p>2193</text:p>
          </table:table-cell>
          <table:table-cell table:formula="of:=[.GC16]+1/[.$E$22]" office:value-type="float" office:value="2194" calcext:value-type="float">
            <text:p>2194</text:p>
          </table:table-cell>
          <table:table-cell table:formula="of:=[.GD16]+1/[.$E$22]" office:value-type="float" office:value="2195" calcext:value-type="float">
            <text:p>2195</text:p>
          </table:table-cell>
          <table:table-cell table:formula="of:=[.GE16]+1/[.$E$22]" office:value-type="float" office:value="2196" calcext:value-type="float">
            <text:p>2196</text:p>
          </table:table-cell>
          <table:table-cell table:formula="of:=[.GF16]+1/[.$E$22]" office:value-type="float" office:value="2197" calcext:value-type="float">
            <text:p>2197</text:p>
          </table:table-cell>
          <table:table-cell table:formula="of:=[.GG16]+1/[.$E$22]" office:value-type="float" office:value="2198" calcext:value-type="float">
            <text:p>2198</text:p>
          </table:table-cell>
          <table:table-cell table:formula="of:=[.GH16]+1/[.$E$22]" office:value-type="float" office:value="2199" calcext:value-type="float">
            <text:p>2199</text:p>
          </table:table-cell>
          <table:table-cell table:formula="of:=[.GI16]+1/[.$E$22]" office:value-type="float" office:value="2200" calcext:value-type="float">
            <text:p>2200</text:p>
          </table:table-cell>
          <table:table-cell table:formula="of:=[.GJ16]+1/[.$E$22]" office:value-type="float" office:value="2201" calcext:value-type="float">
            <text:p>2201</text:p>
          </table:table-cell>
          <table:table-cell table:formula="of:=[.GK16]+1/[.$E$22]" office:value-type="float" office:value="2202" calcext:value-type="float">
            <text:p>2202</text:p>
          </table:table-cell>
          <table:table-cell table:formula="of:=[.GL16]+1/[.$E$22]" office:value-type="float" office:value="2203" calcext:value-type="float">
            <text:p>2203</text:p>
          </table:table-cell>
          <table:table-cell table:formula="of:=[.GM16]+1/[.$E$22]" office:value-type="float" office:value="2204" calcext:value-type="float">
            <text:p>2204</text:p>
          </table:table-cell>
          <table:table-cell table:formula="of:=[.GN16]+1/[.$E$22]" office:value-type="float" office:value="2205" calcext:value-type="float">
            <text:p>2205</text:p>
          </table:table-cell>
          <table:table-cell table:formula="of:=[.GO16]+1/[.$E$22]" office:value-type="float" office:value="2206" calcext:value-type="float">
            <text:p>2206</text:p>
          </table:table-cell>
          <table:table-cell table:formula="of:=[.GP16]+1/[.$E$22]" office:value-type="float" office:value="2207" calcext:value-type="float">
            <text:p>2207</text:p>
          </table:table-cell>
          <table:table-cell table:formula="of:=[.GQ16]+1/[.$E$22]" office:value-type="float" office:value="2208" calcext:value-type="float">
            <text:p>2208</text:p>
          </table:table-cell>
          <table:table-cell table:formula="of:=[.GR16]+1/[.$E$22]" office:value-type="float" office:value="2209" calcext:value-type="float">
            <text:p>2209</text:p>
          </table:table-cell>
          <table:table-cell table:formula="of:=[.GS16]+1/[.$E$22]" office:value-type="float" office:value="2210" calcext:value-type="float">
            <text:p>2210</text:p>
          </table:table-cell>
          <table:table-cell table:formula="of:=[.GT16]+1/[.$E$22]" office:value-type="float" office:value="2211" calcext:value-type="float">
            <text:p>2211</text:p>
          </table:table-cell>
          <table:table-cell table:formula="of:=[.GU16]+1/[.$E$22]" office:value-type="float" office:value="2212" calcext:value-type="float">
            <text:p>2212</text:p>
          </table:table-cell>
          <table:table-cell table:formula="of:=[.GV16]+1/[.$E$22]" office:value-type="float" office:value="2213" calcext:value-type="float">
            <text:p>2213</text:p>
          </table:table-cell>
          <table:table-cell table:formula="of:=[.GW16]+1/[.$E$22]" office:value-type="float" office:value="2214" calcext:value-type="float">
            <text:p>2214</text:p>
          </table:table-cell>
          <table:table-cell table:formula="of:=[.GX16]+1/[.$E$22]" office:value-type="float" office:value="2215" calcext:value-type="float">
            <text:p>2215</text:p>
          </table:table-cell>
          <table:table-cell table:formula="of:=[.GY16]+1/[.$E$22]" office:value-type="float" office:value="2216" calcext:value-type="float">
            <text:p>2216</text:p>
          </table:table-cell>
          <table:table-cell table:formula="of:=[.GZ16]+1/[.$E$22]" office:value-type="float" office:value="2217" calcext:value-type="float">
            <text:p>2217</text:p>
          </table:table-cell>
          <table:table-cell table:formula="of:=[.HA16]+1/[.$E$22]" office:value-type="float" office:value="2218" calcext:value-type="float">
            <text:p>2218</text:p>
          </table:table-cell>
          <table:table-cell table:formula="of:=[.HB16]+1/[.$E$22]" office:value-type="float" office:value="2219" calcext:value-type="float">
            <text:p>2219</text:p>
          </table:table-cell>
          <table:table-cell table:formula="of:=[.HC16]+1/[.$E$22]" office:value-type="float" office:value="2220" calcext:value-type="float">
            <text:p>2220</text:p>
          </table:table-cell>
          <table:table-cell table:formula="of:=[.HD16]+1/[.$E$22]" office:value-type="float" office:value="2221" calcext:value-type="float">
            <text:p>2221</text:p>
          </table:table-cell>
          <table:table-cell table:formula="of:=[.HE16]+1/[.$E$22]" office:value-type="float" office:value="2222" calcext:value-type="float">
            <text:p>2222</text:p>
          </table:table-cell>
          <table:table-cell table:formula="of:=[.HF16]+1/[.$E$22]" office:value-type="float" office:value="2223" calcext:value-type="float">
            <text:p>2223</text:p>
          </table:table-cell>
          <table:table-cell table:formula="of:=[.HG16]+1/[.$E$22]" office:value-type="float" office:value="2224" calcext:value-type="float">
            <text:p>2224</text:p>
          </table:table-cell>
          <table:table-cell table:formula="of:=[.HH16]+1/[.$E$22]" office:value-type="float" office:value="2225" calcext:value-type="float">
            <text:p>2225</text:p>
          </table:table-cell>
          <table:table-cell table:formula="of:=[.HI16]+1/[.$E$22]" office:value-type="float" office:value="2226" calcext:value-type="float">
            <text:p>2226</text:p>
          </table:table-cell>
          <table:table-cell table:formula="of:=[.HJ16]+1/[.$E$22]" office:value-type="float" office:value="2227" calcext:value-type="float">
            <text:p>2227</text:p>
          </table:table-cell>
          <table:table-cell table:formula="of:=[.HK16]+1/[.$E$22]" office:value-type="float" office:value="2228" calcext:value-type="float">
            <text:p>2228</text:p>
          </table:table-cell>
          <table:table-cell table:formula="of:=[.HL16]+1/[.$E$22]" office:value-type="float" office:value="2229" calcext:value-type="float">
            <text:p>2229</text:p>
          </table:table-cell>
          <table:table-cell table:formula="of:=[.HM16]+1/[.$E$22]" office:value-type="float" office:value="2230" calcext:value-type="float">
            <text:p>2230</text:p>
          </table:table-cell>
          <table:table-cell table:formula="of:=[.HN16]+1/[.$E$22]" office:value-type="float" office:value="2231" calcext:value-type="float">
            <text:p>2231</text:p>
          </table:table-cell>
          <table:table-cell table:formula="of:=[.HO16]+1/[.$E$22]" office:value-type="float" office:value="2232" calcext:value-type="float">
            <text:p>2232</text:p>
          </table:table-cell>
          <table:table-cell table:formula="of:=[.HP16]+1/[.$E$22]" office:value-type="float" office:value="2233" calcext:value-type="float">
            <text:p>2233</text:p>
          </table:table-cell>
          <table:table-cell table:formula="of:=[.HQ16]+1/[.$E$22]" office:value-type="float" office:value="2234" calcext:value-type="float">
            <text:p>2234</text:p>
          </table:table-cell>
          <table:table-cell table:formula="of:=[.HR16]+1/[.$E$22]" office:value-type="float" office:value="2235" calcext:value-type="float">
            <text:p>2235</text:p>
          </table:table-cell>
          <table:table-cell table:formula="of:=[.HS16]+1/[.$E$22]" office:value-type="float" office:value="2236" calcext:value-type="float">
            <text:p>2236</text:p>
          </table:table-cell>
          <table:table-cell table:formula="of:=[.HT16]+1/[.$E$22]" office:value-type="float" office:value="2237" calcext:value-type="float">
            <text:p>2237</text:p>
          </table:table-cell>
          <table:table-cell table:formula="of:=[.HU16]+1/[.$E$22]" office:value-type="float" office:value="2238" calcext:value-type="float">
            <text:p>2238</text:p>
          </table:table-cell>
          <table:table-cell table:formula="of:=[.HV16]+1/[.$E$22]" office:value-type="float" office:value="2239" calcext:value-type="float">
            <text:p>2239</text:p>
          </table:table-cell>
          <table:table-cell table:formula="of:=[.HW16]+1/[.$E$22]" office:value-type="float" office:value="2240" calcext:value-type="float">
            <text:p>2240</text:p>
          </table:table-cell>
          <table:table-cell table:formula="of:=[.HX16]+1/[.$E$22]" office:value-type="float" office:value="2241" calcext:value-type="float">
            <text:p>2241</text:p>
          </table:table-cell>
          <table:table-cell table:formula="of:=[.HY16]+1/[.$E$22]" office:value-type="float" office:value="2242" calcext:value-type="float">
            <text:p>2242</text:p>
          </table:table-cell>
          <table:table-cell table:formula="of:=[.HZ16]+1/[.$E$22]" office:value-type="float" office:value="2243" calcext:value-type="float">
            <text:p>2243</text:p>
          </table:table-cell>
          <table:table-cell table:formula="of:=[.IA16]+1/[.$E$22]" office:value-type="float" office:value="2244" calcext:value-type="float">
            <text:p>2244</text:p>
          </table:table-cell>
          <table:table-cell table:formula="of:=[.IB16]+1/[.$E$22]" office:value-type="float" office:value="2245" calcext:value-type="float">
            <text:p>2245</text:p>
          </table:table-cell>
          <table:table-cell table:formula="of:=[.IC16]+1/[.$E$22]" office:value-type="float" office:value="2246" calcext:value-type="float">
            <text:p>2246</text:p>
          </table:table-cell>
          <table:table-cell table:formula="of:=[.ID16]+1/[.$E$22]" office:value-type="float" office:value="2247" calcext:value-type="float">
            <text:p>2247</text:p>
          </table:table-cell>
          <table:table-cell table:formula="of:=[.IE16]+1/[.$E$22]" office:value-type="float" office:value="2248" calcext:value-type="float">
            <text:p>2248</text:p>
          </table:table-cell>
          <table:table-cell table:formula="of:=[.IF16]+1/[.$E$22]" office:value-type="float" office:value="2249" calcext:value-type="float">
            <text:p>2249</text:p>
          </table:table-cell>
          <table:table-cell table:formula="of:=[.IG16]+1/[.$E$22]" office:value-type="float" office:value="2250" calcext:value-type="float">
            <text:p>2250</text:p>
          </table:table-cell>
          <table:table-cell table:formula="of:=[.IH16]+1/[.$E$22]" office:value-type="float" office:value="2251" calcext:value-type="float">
            <text:p>2251</text:p>
          </table:table-cell>
          <table:table-cell table:formula="of:=[.II16]+1/[.$E$22]" office:value-type="float" office:value="2252" calcext:value-type="float">
            <text:p>2252</text:p>
          </table:table-cell>
          <table:table-cell table:formula="of:=[.IJ16]+1/[.$E$22]" office:value-type="float" office:value="2253" calcext:value-type="float">
            <text:p>2253</text:p>
          </table:table-cell>
          <table:table-cell table:formula="of:=[.IK16]+1/[.$E$22]" office:value-type="float" office:value="2254" calcext:value-type="float">
            <text:p>2254</text:p>
          </table:table-cell>
          <table:table-cell table:formula="of:=[.IL16]+1/[.$E$22]" office:value-type="float" office:value="2255" calcext:value-type="float">
            <text:p>2255</text:p>
          </table:table-cell>
          <table:table-cell table:formula="of:=[.IM16]+1/[.$E$22]" office:value-type="float" office:value="2256" calcext:value-type="float">
            <text:p>2256</text:p>
          </table:table-cell>
          <table:table-cell table:formula="of:=[.IN16]+1/[.$E$22]" office:value-type="float" office:value="2257" calcext:value-type="float">
            <text:p>2257</text:p>
          </table:table-cell>
          <table:table-cell table:formula="of:=[.IO16]+1/[.$E$22]" office:value-type="float" office:value="2258" calcext:value-type="float">
            <text:p>2258</text:p>
          </table:table-cell>
          <table:table-cell table:formula="of:=[.IP16]+1/[.$E$22]" office:value-type="float" office:value="2259" calcext:value-type="float">
            <text:p>2259</text:p>
          </table:table-cell>
          <table:table-cell table:formula="of:=[.IQ16]+1/[.$E$22]" office:value-type="float" office:value="2260" calcext:value-type="float">
            <text:p>2260</text:p>
          </table:table-cell>
          <table:table-cell table:formula="of:=[.IR16]+1/[.$E$22]" office:value-type="float" office:value="2261" calcext:value-type="float">
            <text:p>2261</text:p>
          </table:table-cell>
          <table:table-cell table:formula="of:=[.IS16]+1/[.$E$22]" office:value-type="float" office:value="2262" calcext:value-type="float">
            <text:p>2262</text:p>
          </table:table-cell>
          <table:table-cell table:formula="of:=[.IT16]+1/[.$E$22]" office:value-type="float" office:value="2263" calcext:value-type="float">
            <text:p>2263</text:p>
          </table:table-cell>
          <table:table-cell table:formula="of:=[.IU16]+1/[.$E$22]" office:value-type="float" office:value="2264" calcext:value-type="float">
            <text:p>2264</text:p>
          </table:table-cell>
          <table:table-cell table:formula="of:=[.IV16]+1/[.$E$22]" office:value-type="float" office:value="2265" calcext:value-type="float">
            <text:p>2265</text:p>
          </table:table-cell>
          <table:table-cell table:formula="of:=[.IW16]+1/[.$E$22]" office:value-type="float" office:value="2266" calcext:value-type="float">
            <text:p>2266</text:p>
          </table:table-cell>
          <table:table-cell table:formula="of:=[.IX16]+1/[.$E$22]" office:value-type="float" office:value="2267" calcext:value-type="float">
            <text:p>2267</text:p>
          </table:table-cell>
          <table:table-cell table:formula="of:=[.IY16]+1/[.$E$22]" office:value-type="float" office:value="2268" calcext:value-type="float">
            <text:p>2268</text:p>
          </table:table-cell>
          <table:table-cell table:formula="of:=[.IZ16]+1/[.$E$22]" office:value-type="float" office:value="2269" calcext:value-type="float">
            <text:p>2269</text:p>
          </table:table-cell>
          <table:table-cell table:formula="of:=[.JA16]+1/[.$E$22]" office:value-type="float" office:value="2270" calcext:value-type="float">
            <text:p>2270</text:p>
          </table:table-cell>
          <table:table-cell table:formula="of:=[.JB16]+1/[.$E$22]" office:value-type="float" office:value="2271" calcext:value-type="float">
            <text:p>2271</text:p>
          </table:table-cell>
          <table:table-cell table:formula="of:=[.JC16]+1/[.$E$22]" office:value-type="float" office:value="2272" calcext:value-type="float">
            <text:p>2272</text:p>
          </table:table-cell>
          <table:table-cell table:formula="of:=[.JD16]+1/[.$E$22]" office:value-type="float" office:value="2273" calcext:value-type="float">
            <text:p>2273</text:p>
          </table:table-cell>
          <table:table-cell table:formula="of:=[.JE16]+1/[.$E$22]" office:value-type="float" office:value="2274" calcext:value-type="float">
            <text:p>2274</text:p>
          </table:table-cell>
          <table:table-cell table:formula="of:=[.JF16]+1/[.$E$22]" office:value-type="float" office:value="2275" calcext:value-type="float">
            <text:p>2275</text:p>
          </table:table-cell>
          <table:table-cell table:formula="of:=[.JG16]+1/[.$E$22]" office:value-type="float" office:value="2276" calcext:value-type="float">
            <text:p>2276</text:p>
          </table:table-cell>
          <table:table-cell table:formula="of:=[.JH16]+1/[.$E$22]" office:value-type="float" office:value="2277" calcext:value-type="float">
            <text:p>2277</text:p>
          </table:table-cell>
          <table:table-cell table:formula="of:=[.JI16]+1/[.$E$22]" office:value-type="float" office:value="2278" calcext:value-type="float">
            <text:p>2278</text:p>
          </table:table-cell>
          <table:table-cell table:formula="of:=[.JJ16]+1/[.$E$22]" office:value-type="float" office:value="2279" calcext:value-type="float">
            <text:p>2279</text:p>
          </table:table-cell>
          <table:table-cell table:formula="of:=[.JK16]+1/[.$E$22]" office:value-type="float" office:value="2280" calcext:value-type="float">
            <text:p>2280</text:p>
          </table:table-cell>
          <table:table-cell table:formula="of:=[.JL16]+1/[.$E$22]" office:value-type="float" office:value="2281" calcext:value-type="float">
            <text:p>2281</text:p>
          </table:table-cell>
          <table:table-cell table:formula="of:=[.JM16]+1/[.$E$22]" office:value-type="float" office:value="2282" calcext:value-type="float">
            <text:p>2282</text:p>
          </table:table-cell>
          <table:table-cell table:formula="of:=[.JN16]+1/[.$E$22]" office:value-type="float" office:value="2283" calcext:value-type="float">
            <text:p>2283</text:p>
          </table:table-cell>
          <table:table-cell table:formula="of:=[.JO16]+1/[.$E$22]" office:value-type="float" office:value="2284" calcext:value-type="float">
            <text:p>2284</text:p>
          </table:table-cell>
          <table:table-cell table:formula="of:=[.JP16]+1/[.$E$22]" office:value-type="float" office:value="2285" calcext:value-type="float">
            <text:p>2285</text:p>
          </table:table-cell>
          <table:table-cell table:formula="of:=[.JQ16]+1/[.$E$22]" office:value-type="float" office:value="2286" calcext:value-type="float">
            <text:p>2286</text:p>
          </table:table-cell>
          <table:table-cell table:formula="of:=[.JR16]+1/[.$E$22]" office:value-type="float" office:value="2287" calcext:value-type="float">
            <text:p>2287</text:p>
          </table:table-cell>
          <table:table-cell table:formula="of:=[.JS16]+1/[.$E$22]" office:value-type="float" office:value="2288" calcext:value-type="float">
            <text:p>2288</text:p>
          </table:table-cell>
          <table:table-cell table:formula="of:=[.JT16]+1/[.$E$22]" office:value-type="float" office:value="2289" calcext:value-type="float">
            <text:p>2289</text:p>
          </table:table-cell>
          <table:table-cell table:formula="of:=[.JU16]+1/[.$E$22]" office:value-type="float" office:value="2290" calcext:value-type="float">
            <text:p>2290</text:p>
          </table:table-cell>
          <table:table-cell table:formula="of:=[.JV16]+1/[.$E$22]" office:value-type="float" office:value="2291" calcext:value-type="float">
            <text:p>2291</text:p>
          </table:table-cell>
          <table:table-cell table:formula="of:=[.JW16]+1/[.$E$22]" office:value-type="float" office:value="2292" calcext:value-type="float">
            <text:p>2292</text:p>
          </table:table-cell>
          <table:table-cell table:formula="of:=[.JX16]+1/[.$E$22]" office:value-type="float" office:value="2293" calcext:value-type="float">
            <text:p>2293</text:p>
          </table:table-cell>
          <table:table-cell table:formula="of:=[.JY16]+1/[.$E$22]" office:value-type="float" office:value="2294" calcext:value-type="float">
            <text:p>2294</text:p>
          </table:table-cell>
          <table:table-cell table:formula="of:=[.JZ16]+1/[.$E$22]" office:value-type="float" office:value="2295" calcext:value-type="float">
            <text:p>2295</text:p>
          </table:table-cell>
          <table:table-cell table:formula="of:=[.KA16]+1/[.$E$22]" office:value-type="float" office:value="2296" calcext:value-type="float">
            <text:p>2296</text:p>
          </table:table-cell>
          <table:table-cell table:formula="of:=[.KB16]+1/[.$E$22]" office:value-type="float" office:value="2297" calcext:value-type="float">
            <text:p>2297</text:p>
          </table:table-cell>
          <table:table-cell table:formula="of:=[.KC16]+1/[.$E$22]" office:value-type="float" office:value="2298" calcext:value-type="float">
            <text:p>2298</text:p>
          </table:table-cell>
          <table:table-cell table:formula="of:=[.KD16]+1/[.$E$22]" office:value-type="float" office:value="2299" calcext:value-type="float">
            <text:p>2299</text:p>
          </table:table-cell>
          <table:table-cell table:formula="of:=[.KE16]+1/[.$E$22]" office:value-type="float" office:value="2300" calcext:value-type="float">
            <text:p>2300</text:p>
          </table:table-cell>
          <table:table-cell table:formula="of:=[.KF16]+1/[.$E$22]" office:value-type="float" office:value="2301" calcext:value-type="float">
            <text:p>2301</text:p>
          </table:table-cell>
          <table:table-cell table:formula="of:=[.KG16]+1/[.$E$22]" office:value-type="float" office:value="2302" calcext:value-type="float">
            <text:p>2302</text:p>
          </table:table-cell>
          <table:table-cell table:formula="of:=[.KH16]+1/[.$E$22]" office:value-type="float" office:value="2303" calcext:value-type="float">
            <text:p>2303</text:p>
          </table:table-cell>
          <table:table-cell table:formula="of:=[.KI16]+1/[.$E$22]" office:value-type="float" office:value="2304" calcext:value-type="float">
            <text:p>2304</text:p>
          </table:table-cell>
          <table:table-cell table:formula="of:=[.KJ16]+1/[.$E$22]" office:value-type="float" office:value="2305" calcext:value-type="float">
            <text:p>2305</text:p>
          </table:table-cell>
          <table:table-cell table:formula="of:=[.KK16]+1/[.$E$22]" office:value-type="float" office:value="2306" calcext:value-type="float">
            <text:p>2306</text:p>
          </table:table-cell>
          <table:table-cell table:formula="of:=[.KL16]+1/[.$E$22]" office:value-type="float" office:value="2307" calcext:value-type="float">
            <text:p>2307</text:p>
          </table:table-cell>
          <table:table-cell table:formula="of:=[.KM16]+1/[.$E$22]" office:value-type="float" office:value="2308" calcext:value-type="float">
            <text:p>2308</text:p>
          </table:table-cell>
          <table:table-cell table:formula="of:=[.KN16]+1/[.$E$22]" office:value-type="float" office:value="2309" calcext:value-type="float">
            <text:p>2309</text:p>
          </table:table-cell>
          <table:table-cell table:formula="of:=[.KO16]+1/[.$E$22]" office:value-type="float" office:value="2310" calcext:value-type="float">
            <text:p>2310</text:p>
          </table:table-cell>
          <table:table-cell table:formula="of:=[.KP16]+1/[.$E$22]" office:value-type="float" office:value="2311" calcext:value-type="float">
            <text:p>2311</text:p>
          </table:table-cell>
          <table:table-cell table:formula="of:=[.KQ16]+1/[.$E$22]" office:value-type="float" office:value="2312" calcext:value-type="float">
            <text:p>2312</text:p>
          </table:table-cell>
          <table:table-cell table:formula="of:=[.KR16]+1/[.$E$22]" office:value-type="float" office:value="2313" calcext:value-type="float">
            <text:p>2313</text:p>
          </table:table-cell>
          <table:table-cell table:formula="of:=[.KS16]+1/[.$E$22]" office:value-type="float" office:value="2314" calcext:value-type="float">
            <text:p>2314</text:p>
          </table:table-cell>
          <table:table-cell table:formula="of:=[.KT16]+1/[.$E$22]" office:value-type="float" office:value="2315" calcext:value-type="float">
            <text:p>2315</text:p>
          </table:table-cell>
          <table:table-cell table:formula="of:=[.KU16]+1/[.$E$22]" office:value-type="float" office:value="2316" calcext:value-type="float">
            <text:p>2316</text:p>
          </table:table-cell>
          <table:table-cell table:formula="of:=[.KV16]+1/[.$E$22]" office:value-type="float" office:value="2317" calcext:value-type="float">
            <text:p>2317</text:p>
          </table:table-cell>
          <table:table-cell table:formula="of:=[.KW16]+1/[.$E$22]" office:value-type="float" office:value="2318" calcext:value-type="float">
            <text:p>2318</text:p>
          </table:table-cell>
          <table:table-cell table:formula="of:=[.KX16]+1/[.$E$22]" office:value-type="float" office:value="2319" calcext:value-type="float">
            <text:p>2319</text:p>
          </table:table-cell>
          <table:table-cell table:formula="of:=[.KY16]+1/[.$E$22]" office:value-type="float" office:value="2320" calcext:value-type="float">
            <text:p>2320</text:p>
          </table:table-cell>
          <table:table-cell table:formula="of:=[.KZ16]+1/[.$E$22]" office:value-type="float" office:value="2321" calcext:value-type="float">
            <text:p>2321</text:p>
          </table:table-cell>
          <table:table-cell table:formula="of:=[.LA16]+1/[.$E$22]" office:value-type="float" office:value="2322" calcext:value-type="float">
            <text:p>2322</text:p>
          </table:table-cell>
          <table:table-cell table:formula="of:=[.LB16]+1/[.$E$22]" office:value-type="float" office:value="2323" calcext:value-type="float">
            <text:p>2323</text:p>
          </table:table-cell>
          <table:table-cell table:formula="of:=[.LC16]+1/[.$E$22]" office:value-type="float" office:value="2324" calcext:value-type="float">
            <text:p>2324</text:p>
          </table:table-cell>
          <table:table-cell table:formula="of:=[.LD16]+1/[.$E$22]" office:value-type="float" office:value="2325" calcext:value-type="float">
            <text:p>2325</text:p>
          </table:table-cell>
          <table:table-cell table:formula="of:=[.LE16]+1/[.$E$22]" office:value-type="float" office:value="2326" calcext:value-type="float">
            <text:p>2326</text:p>
          </table:table-cell>
          <table:table-cell table:formula="of:=[.LF16]+1/[.$E$22]" office:value-type="float" office:value="2327" calcext:value-type="float">
            <text:p>2327</text:p>
          </table:table-cell>
          <table:table-cell table:formula="of:=[.LG16]+1/[.$E$22]" office:value-type="float" office:value="2328" calcext:value-type="float">
            <text:p>2328</text:p>
          </table:table-cell>
          <table:table-cell table:formula="of:=[.LH16]+1/[.$E$22]" office:value-type="float" office:value="2329" calcext:value-type="float">
            <text:p>2329</text:p>
          </table:table-cell>
          <table:table-cell table:formula="of:=[.LI16]+1/[.$E$22]" office:value-type="float" office:value="2330" calcext:value-type="float">
            <text:p>2330</text:p>
          </table:table-cell>
          <table:table-cell table:formula="of:=[.LJ16]+1/[.$E$22]" office:value-type="float" office:value="2331" calcext:value-type="float">
            <text:p>2331</text:p>
          </table:table-cell>
          <table:table-cell table:formula="of:=[.LK16]+1/[.$E$22]" office:value-type="float" office:value="2332" calcext:value-type="float">
            <text:p>2332</text:p>
          </table:table-cell>
          <table:table-cell table:formula="of:=[.LL16]+1/[.$E$22]" office:value-type="float" office:value="2333" calcext:value-type="float">
            <text:p>2333</text:p>
          </table:table-cell>
          <table:table-cell table:formula="of:=[.LM16]+1/[.$E$22]" office:value-type="float" office:value="2334" calcext:value-type="float">
            <text:p>2334</text:p>
          </table:table-cell>
          <table:table-cell table:formula="of:=[.LN16]+1/[.$E$22]" office:value-type="float" office:value="2335" calcext:value-type="float">
            <text:p>2335</text:p>
          </table:table-cell>
          <table:table-cell table:formula="of:=[.LO16]+1/[.$E$22]" office:value-type="float" office:value="2336" calcext:value-type="float">
            <text:p>2336</text:p>
          </table:table-cell>
          <table:table-cell table:formula="of:=[.LP16]+1/[.$E$22]" office:value-type="float" office:value="2337" calcext:value-type="float">
            <text:p>2337</text:p>
          </table:table-cell>
          <table:table-cell table:formula="of:=[.LQ16]+1/[.$E$22]" office:value-type="float" office:value="2338" calcext:value-type="float">
            <text:p>2338</text:p>
          </table:table-cell>
          <table:table-cell table:formula="of:=[.LR16]+1/[.$E$22]" office:value-type="float" office:value="2339" calcext:value-type="float">
            <text:p>2339</text:p>
          </table:table-cell>
          <table:table-cell table:formula="of:=[.LS16]+1/[.$E$22]" office:value-type="float" office:value="2340" calcext:value-type="float">
            <text:p>2340</text:p>
          </table:table-cell>
          <table:table-cell table:formula="of:=[.LT16]+1/[.$E$22]" office:value-type="float" office:value="2341" calcext:value-type="float">
            <text:p>2341</text:p>
          </table:table-cell>
          <table:table-cell table:formula="of:=[.LU16]+1/[.$E$22]" office:value-type="float" office:value="2342" calcext:value-type="float">
            <text:p>2342</text:p>
          </table:table-cell>
          <table:table-cell table:formula="of:=[.LV16]+1/[.$E$22]" office:value-type="float" office:value="2343" calcext:value-type="float">
            <text:p>2343</text:p>
          </table:table-cell>
          <table:table-cell table:formula="of:=[.LW16]+1/[.$E$22]" office:value-type="float" office:value="2344" calcext:value-type="float">
            <text:p>2344</text:p>
          </table:table-cell>
          <table:table-cell table:formula="of:=[.LX16]+1/[.$E$22]" office:value-type="float" office:value="2345" calcext:value-type="float">
            <text:p>2345</text:p>
          </table:table-cell>
          <table:table-cell table:formula="of:=[.LY16]+1/[.$E$22]" office:value-type="float" office:value="2346" calcext:value-type="float">
            <text:p>2346</text:p>
          </table:table-cell>
          <table:table-cell table:formula="of:=[.LZ16]+1/[.$E$22]" office:value-type="float" office:value="2347" calcext:value-type="float">
            <text:p>2347</text:p>
          </table:table-cell>
          <table:table-cell table:formula="of:=[.MA16]+1/[.$E$22]" office:value-type="float" office:value="2348" calcext:value-type="float">
            <text:p>2348</text:p>
          </table:table-cell>
          <table:table-cell table:formula="of:=[.MB16]+1/[.$E$22]" office:value-type="float" office:value="2349" calcext:value-type="float">
            <text:p>2349</text:p>
          </table:table-cell>
          <table:table-cell table:formula="of:=[.MC16]+1/[.$E$22]" office:value-type="float" office:value="2350" calcext:value-type="float">
            <text:p>2350</text:p>
          </table:table-cell>
          <table:table-cell table:formula="of:=[.MD16]+1/[.$E$22]" office:value-type="float" office:value="2351" calcext:value-type="float">
            <text:p>2351</text:p>
          </table:table-cell>
          <table:table-cell table:formula="of:=[.ME16]+1/[.$E$22]" office:value-type="float" office:value="2352" calcext:value-type="float">
            <text:p>2352</text:p>
          </table:table-cell>
          <table:table-cell table:formula="of:=[.MF16]+1/[.$E$22]" office:value-type="float" office:value="2353" calcext:value-type="float">
            <text:p>2353</text:p>
          </table:table-cell>
          <table:table-cell table:formula="of:=[.MG16]+1/[.$E$22]" office:value-type="float" office:value="2354" calcext:value-type="float">
            <text:p>2354</text:p>
          </table:table-cell>
          <table:table-cell table:formula="of:=[.MH16]+1/[.$E$22]" office:value-type="float" office:value="2355" calcext:value-type="float">
            <text:p>2355</text:p>
          </table:table-cell>
          <table:table-cell table:formula="of:=[.MI16]+1/[.$E$22]" office:value-type="float" office:value="2356" calcext:value-type="float">
            <text:p>2356</text:p>
          </table:table-cell>
          <table:table-cell table:formula="of:=[.MJ16]+1/[.$E$22]" office:value-type="float" office:value="2357" calcext:value-type="float">
            <text:p>2357</text:p>
          </table:table-cell>
          <table:table-cell table:formula="of:=[.MK16]+1/[.$E$22]" office:value-type="float" office:value="2358" calcext:value-type="float">
            <text:p>2358</text:p>
          </table:table-cell>
          <table:table-cell table:formula="of:=[.ML16]+1/[.$E$22]" office:value-type="float" office:value="2359" calcext:value-type="float">
            <text:p>2359</text:p>
          </table:table-cell>
          <table:table-cell table:formula="of:=[.MM16]+1/[.$E$22]" office:value-type="float" office:value="2360" calcext:value-type="float">
            <text:p>2360</text:p>
          </table:table-cell>
          <table:table-cell table:formula="of:=[.MN16]+1/[.$E$22]" office:value-type="float" office:value="2361" calcext:value-type="float">
            <text:p>2361</text:p>
          </table:table-cell>
          <table:table-cell table:formula="of:=[.MO16]+1/[.$E$22]" office:value-type="float" office:value="2362" calcext:value-type="float">
            <text:p>2362</text:p>
          </table:table-cell>
          <table:table-cell table:formula="of:=[.MP16]+1/[.$E$22]" office:value-type="float" office:value="2363" calcext:value-type="float">
            <text:p>2363</text:p>
          </table:table-cell>
          <table:table-cell table:formula="of:=[.MQ16]+1/[.$E$22]" office:value-type="float" office:value="2364" calcext:value-type="float">
            <text:p>2364</text:p>
          </table:table-cell>
          <table:table-cell table:formula="of:=[.MR16]+1/[.$E$22]" office:value-type="float" office:value="2365" calcext:value-type="float">
            <text:p>2365</text:p>
          </table:table-cell>
          <table:table-cell table:formula="of:=[.MS16]+1/[.$E$22]" office:value-type="float" office:value="2366" calcext:value-type="float">
            <text:p>2366</text:p>
          </table:table-cell>
          <table:table-cell table:formula="of:=[.MT16]+1/[.$E$22]" office:value-type="float" office:value="2367" calcext:value-type="float">
            <text:p>2367</text:p>
          </table:table-cell>
          <table:table-cell table:formula="of:=[.MU16]+1/[.$E$22]" office:value-type="float" office:value="2368" calcext:value-type="float">
            <text:p>2368</text:p>
          </table:table-cell>
          <table:table-cell table:formula="of:=[.MV16]+1/[.$E$22]" office:value-type="float" office:value="2369" calcext:value-type="float">
            <text:p>2369</text:p>
          </table:table-cell>
          <table:table-cell table:formula="of:=[.MW16]+1/[.$E$22]" office:value-type="float" office:value="2370" calcext:value-type="float">
            <text:p>2370</text:p>
          </table:table-cell>
          <table:table-cell table:formula="of:=[.MX16]+1/[.$E$22]" office:value-type="float" office:value="2371" calcext:value-type="float">
            <text:p>2371</text:p>
          </table:table-cell>
          <table:table-cell table:formula="of:=[.MY16]+1/[.$E$22]" office:value-type="float" office:value="2372" calcext:value-type="float">
            <text:p>2372</text:p>
          </table:table-cell>
          <table:table-cell table:formula="of:=[.MZ16]+1/[.$E$22]" office:value-type="float" office:value="2373" calcext:value-type="float">
            <text:p>2373</text:p>
          </table:table-cell>
          <table:table-cell table:formula="of:=[.NA16]+1/[.$E$22]" office:value-type="float" office:value="2374" calcext:value-type="float">
            <text:p>2374</text:p>
          </table:table-cell>
          <table:table-cell table:formula="of:=[.NB16]+1/[.$E$22]" office:value-type="float" office:value="2375" calcext:value-type="float">
            <text:p>2375</text:p>
          </table:table-cell>
          <table:table-cell table:formula="of:=[.NC16]+1/[.$E$22]" office:value-type="float" office:value="2376" calcext:value-type="float">
            <text:p>2376</text:p>
          </table:table-cell>
          <table:table-cell table:formula="of:=[.ND16]+1/[.$E$22]" office:value-type="float" office:value="2377" calcext:value-type="float">
            <text:p>2377</text:p>
          </table:table-cell>
          <table:table-cell table:formula="of:=[.NE16]+1/[.$E$22]" office:value-type="float" office:value="2378" calcext:value-type="float">
            <text:p>2378</text:p>
          </table:table-cell>
          <table:table-cell table:formula="of:=[.NF16]+1/[.$E$22]" office:value-type="float" office:value="2379" calcext:value-type="float">
            <text:p>2379</text:p>
          </table:table-cell>
          <table:table-cell table:formula="of:=[.NG16]+1/[.$E$22]" office:value-type="float" office:value="2380" calcext:value-type="float">
            <text:p>2380</text:p>
          </table:table-cell>
          <table:table-cell table:formula="of:=[.NH16]+1/[.$E$22]" office:value-type="float" office:value="2381" calcext:value-type="float">
            <text:p>2381</text:p>
          </table:table-cell>
          <table:table-cell table:formula="of:=[.NI16]+1/[.$E$22]" office:value-type="float" office:value="2382" calcext:value-type="float">
            <text:p>2382</text:p>
          </table:table-cell>
          <table:table-cell table:formula="of:=[.NJ16]+1/[.$E$22]" office:value-type="float" office:value="2383" calcext:value-type="float">
            <text:p>2383</text:p>
          </table:table-cell>
          <table:table-cell table:formula="of:=[.NK16]+1/[.$E$22]" office:value-type="float" office:value="2384" calcext:value-type="float">
            <text:p>2384</text:p>
          </table:table-cell>
          <table:table-cell table:formula="of:=[.NL16]+1/[.$E$22]" office:value-type="float" office:value="2385" calcext:value-type="float">
            <text:p>2385</text:p>
          </table:table-cell>
          <table:table-cell table:formula="of:=[.NM16]+1/[.$E$22]" office:value-type="float" office:value="2386" calcext:value-type="float">
            <text:p>2386</text:p>
          </table:table-cell>
          <table:table-cell table:formula="of:=[.NN16]+1/[.$E$22]" office:value-type="float" office:value="2387" calcext:value-type="float">
            <text:p>2387</text:p>
          </table:table-cell>
          <table:table-cell table:formula="of:=[.NO16]+1/[.$E$22]" office:value-type="float" office:value="2388" calcext:value-type="float">
            <text:p>2388</text:p>
          </table:table-cell>
          <table:table-cell table:formula="of:=[.NP16]+1/[.$E$22]" office:value-type="float" office:value="2389" calcext:value-type="float">
            <text:p>2389</text:p>
          </table:table-cell>
          <table:table-cell table:formula="of:=[.NQ16]+1/[.$E$22]" office:value-type="float" office:value="2390" calcext:value-type="float">
            <text:p>2390</text:p>
          </table:table-cell>
          <table:table-cell table:formula="of:=[.NR16]+1/[.$E$22]" office:value-type="float" office:value="2391" calcext:value-type="float">
            <text:p>2391</text:p>
          </table:table-cell>
          <table:table-cell table:formula="of:=[.NS16]+1/[.$E$22]" office:value-type="float" office:value="2392" calcext:value-type="float">
            <text:p>2392</text:p>
          </table:table-cell>
          <table:table-cell table:formula="of:=[.NT16]+1/[.$E$22]" office:value-type="float" office:value="2393" calcext:value-type="float">
            <text:p>2393</text:p>
          </table:table-cell>
          <table:table-cell table:formula="of:=[.NU16]+1/[.$E$22]" office:value-type="float" office:value="2394" calcext:value-type="float">
            <text:p>2394</text:p>
          </table:table-cell>
          <table:table-cell table:formula="of:=[.NV16]+1/[.$E$22]" office:value-type="float" office:value="2395" calcext:value-type="float">
            <text:p>2395</text:p>
          </table:table-cell>
          <table:table-cell table:formula="of:=[.NW16]+1/[.$E$22]" office:value-type="float" office:value="2396" calcext:value-type="float">
            <text:p>2396</text:p>
          </table:table-cell>
          <table:table-cell table:formula="of:=[.NX16]+1/[.$E$22]" office:value-type="float" office:value="2397" calcext:value-type="float">
            <text:p>2397</text:p>
          </table:table-cell>
          <table:table-cell table:formula="of:=[.NY16]+1/[.$E$22]" office:value-type="float" office:value="2398" calcext:value-type="float">
            <text:p>2398</text:p>
          </table:table-cell>
          <table:table-cell table:formula="of:=[.NZ16]+1/[.$E$22]" office:value-type="float" office:value="2399" calcext:value-type="float">
            <text:p>2399</text:p>
          </table:table-cell>
          <table:table-cell table:formula="of:=[.OA16]+1/[.$E$22]" office:value-type="float" office:value="2400" calcext:value-type="float">
            <text:p>2400</text:p>
          </table:table-cell>
          <table:table-cell table:formula="of:=[.OB16]+1/[.$E$22]" office:value-type="float" office:value="2401" calcext:value-type="float">
            <text:p>2401</text:p>
          </table:table-cell>
          <table:table-cell table:formula="of:=[.OC16]+1/[.$E$22]" office:value-type="float" office:value="2402" calcext:value-type="float">
            <text:p>2402</text:p>
          </table:table-cell>
          <table:table-cell table:formula="of:=[.OD16]+1/[.$E$22]" office:value-type="float" office:value="2403" calcext:value-type="float">
            <text:p>2403</text:p>
          </table:table-cell>
          <table:table-cell table:formula="of:=[.OE16]+1/[.$E$22]" office:value-type="float" office:value="2404" calcext:value-type="float">
            <text:p>2404</text:p>
          </table:table-cell>
          <table:table-cell table:formula="of:=[.OF16]+1/[.$E$22]" office:value-type="float" office:value="2405" calcext:value-type="float">
            <text:p>2405</text:p>
          </table:table-cell>
          <table:table-cell table:formula="of:=[.OG16]+1/[.$E$22]" office:value-type="float" office:value="2406" calcext:value-type="float">
            <text:p>2406</text:p>
          </table:table-cell>
          <table:table-cell table:formula="of:=[.OH16]+1/[.$E$22]" office:value-type="float" office:value="2407" calcext:value-type="float">
            <text:p>2407</text:p>
          </table:table-cell>
          <table:table-cell table:formula="of:=[.OI16]+1/[.$E$22]" office:value-type="float" office:value="2408" calcext:value-type="float">
            <text:p>2408</text:p>
          </table:table-cell>
          <table:table-cell table:formula="of:=[.OJ16]+1/[.$E$22]" office:value-type="float" office:value="2409" calcext:value-type="float">
            <text:p>2409</text:p>
          </table:table-cell>
          <table:table-cell table:formula="of:=[.OK16]+1/[.$E$22]" office:value-type="float" office:value="2410" calcext:value-type="float">
            <text:p>2410</text:p>
          </table:table-cell>
          <table:table-cell table:formula="of:=[.OL16]+1/[.$E$22]" office:value-type="float" office:value="2411" calcext:value-type="float">
            <text:p>2411</text:p>
          </table:table-cell>
          <table:table-cell table:formula="of:=[.OM16]+1/[.$E$22]" office:value-type="float" office:value="2412" calcext:value-type="float">
            <text:p>2412</text:p>
          </table:table-cell>
          <table:table-cell table:formula="of:=[.ON16]+1/[.$E$22]" office:value-type="float" office:value="2413" calcext:value-type="float">
            <text:p>2413</text:p>
          </table:table-cell>
          <table:table-cell table:formula="of:=[.OO16]+1/[.$E$22]" office:value-type="float" office:value="2414" calcext:value-type="float">
            <text:p>2414</text:p>
          </table:table-cell>
          <table:table-cell table:formula="of:=[.OP16]+1/[.$E$22]" office:value-type="float" office:value="2415" calcext:value-type="float">
            <text:p>2415</text:p>
          </table:table-cell>
          <table:table-cell table:formula="of:=[.OQ16]+1/[.$E$22]" office:value-type="float" office:value="2416" calcext:value-type="float">
            <text:p>2416</text:p>
          </table:table-cell>
          <table:table-cell table:formula="of:=[.OR16]+1/[.$E$22]" office:value-type="float" office:value="2417" calcext:value-type="float">
            <text:p>2417</text:p>
          </table:table-cell>
          <table:table-cell table:formula="of:=[.OS16]+1/[.$E$22]" office:value-type="float" office:value="2418" calcext:value-type="float">
            <text:p>2418</text:p>
          </table:table-cell>
          <table:table-cell table:formula="of:=[.OT16]+1/[.$E$22]" office:value-type="float" office:value="2419" calcext:value-type="float">
            <text:p>2419</text:p>
          </table:table-cell>
          <table:table-cell table:formula="of:=[.OU16]+1/[.$E$22]" office:value-type="float" office:value="2420" calcext:value-type="float">
            <text:p>2420</text:p>
          </table:table-cell>
          <table:table-cell table:formula="of:=[.OV16]+1/[.$E$22]" office:value-type="float" office:value="2421" calcext:value-type="float">
            <text:p>2421</text:p>
          </table:table-cell>
          <table:table-cell table:formula="of:=[.OW16]+1/[.$E$22]" office:value-type="float" office:value="2422" calcext:value-type="float">
            <text:p>2422</text:p>
          </table:table-cell>
          <table:table-cell table:formula="of:=[.OX16]+1/[.$E$22]" office:value-type="float" office:value="2423" calcext:value-type="float">
            <text:p>2423</text:p>
          </table:table-cell>
          <table:table-cell table:formula="of:=[.OY16]+1/[.$E$22]" office:value-type="float" office:value="2424" calcext:value-type="float">
            <text:p>2424</text:p>
          </table:table-cell>
          <table:table-cell table:formula="of:=[.OZ16]+1/[.$E$22]" office:value-type="float" office:value="2425" calcext:value-type="float">
            <text:p>2425</text:p>
          </table:table-cell>
          <table:table-cell table:formula="of:=[.PA16]+1/[.$E$22]" office:value-type="float" office:value="2426" calcext:value-type="float">
            <text:p>2426</text:p>
          </table:table-cell>
          <table:table-cell table:formula="of:=[.PB16]+1/[.$E$22]" office:value-type="float" office:value="2427" calcext:value-type="float">
            <text:p>2427</text:p>
          </table:table-cell>
          <table:table-cell table:formula="of:=[.PC16]+1/[.$E$22]" office:value-type="float" office:value="2428" calcext:value-type="float">
            <text:p>2428</text:p>
          </table:table-cell>
          <table:table-cell table:formula="of:=[.PD16]+1/[.$E$22]" office:value-type="float" office:value="2429" calcext:value-type="float">
            <text:p>2429</text:p>
          </table:table-cell>
          <table:table-cell table:formula="of:=[.PE16]+1/[.$E$22]" office:value-type="float" office:value="2430" calcext:value-type="float">
            <text:p>2430</text:p>
          </table:table-cell>
          <table:table-cell table:formula="of:=[.PF16]+1/[.$E$22]" office:value-type="float" office:value="2431" calcext:value-type="float">
            <text:p>2431</text:p>
          </table:table-cell>
          <table:table-cell table:formula="of:=[.PG16]+1/[.$E$22]" office:value-type="float" office:value="2432" calcext:value-type="float">
            <text:p>2432</text:p>
          </table:table-cell>
          <table:table-cell table:formula="of:=[.PH16]+1/[.$E$22]" office:value-type="float" office:value="2433" calcext:value-type="float">
            <text:p>2433</text:p>
          </table:table-cell>
          <table:table-cell table:formula="of:=[.PI16]+1/[.$E$22]" office:value-type="float" office:value="2434" calcext:value-type="float">
            <text:p>2434</text:p>
          </table:table-cell>
          <table:table-cell table:formula="of:=[.PJ16]+1/[.$E$22]" office:value-type="float" office:value="2435" calcext:value-type="float">
            <text:p>2435</text:p>
          </table:table-cell>
          <table:table-cell table:formula="of:=[.PK16]+1/[.$E$22]" office:value-type="float" office:value="2436" calcext:value-type="float">
            <text:p>2436</text:p>
          </table:table-cell>
          <table:table-cell table:formula="of:=[.PL16]+1/[.$E$22]" office:value-type="float" office:value="2437" calcext:value-type="float">
            <text:p>2437</text:p>
          </table:table-cell>
          <table:table-cell table:formula="of:=[.PM16]+1/[.$E$22]" office:value-type="float" office:value="2438" calcext:value-type="float">
            <text:p>2438</text:p>
          </table:table-cell>
          <table:table-cell table:formula="of:=[.PN16]+1/[.$E$22]" office:value-type="float" office:value="2439" calcext:value-type="float">
            <text:p>2439</text:p>
          </table:table-cell>
          <table:table-cell table:formula="of:=[.PO16]+1/[.$E$22]" office:value-type="float" office:value="2440" calcext:value-type="float">
            <text:p>2440</text:p>
          </table:table-cell>
          <table:table-cell table:formula="of:=[.PP16]+1/[.$E$22]" office:value-type="float" office:value="2441" calcext:value-type="float">
            <text:p>2441</text:p>
          </table:table-cell>
          <table:table-cell table:formula="of:=[.PQ16]+1/[.$E$22]" office:value-type="float" office:value="2442" calcext:value-type="float">
            <text:p>2442</text:p>
          </table:table-cell>
          <table:table-cell table:formula="of:=[.PR16]+1/[.$E$22]" office:value-type="float" office:value="2443" calcext:value-type="float">
            <text:p>2443</text:p>
          </table:table-cell>
          <table:table-cell table:formula="of:=[.PS16]+1/[.$E$22]" office:value-type="float" office:value="2444" calcext:value-type="float">
            <text:p>2444</text:p>
          </table:table-cell>
          <table:table-cell table:formula="of:=[.PT16]+1/[.$E$22]" office:value-type="float" office:value="2445" calcext:value-type="float">
            <text:p>2445</text:p>
          </table:table-cell>
          <table:table-cell table:formula="of:=[.PU16]+1/[.$E$22]" office:value-type="float" office:value="2446" calcext:value-type="float">
            <text:p>2446</text:p>
          </table:table-cell>
          <table:table-cell table:formula="of:=[.PV16]+1/[.$E$22]" office:value-type="float" office:value="2447" calcext:value-type="float">
            <text:p>2447</text:p>
          </table:table-cell>
          <table:table-cell table:formula="of:=[.PW16]+1/[.$E$22]" office:value-type="float" office:value="2448" calcext:value-type="float">
            <text:p>2448</text:p>
          </table:table-cell>
          <table:table-cell table:formula="of:=[.PX16]+1/[.$E$22]" office:value-type="float" office:value="2449" calcext:value-type="float">
            <text:p>2449</text:p>
          </table:table-cell>
          <table:table-cell table:formula="of:=[.PY16]+1/[.$E$22]" office:value-type="float" office:value="2450" calcext:value-type="float">
            <text:p>2450</text:p>
          </table:table-cell>
          <table:table-cell table:formula="of:=[.PZ16]+1/[.$E$22]" office:value-type="float" office:value="2451" calcext:value-type="float">
            <text:p>2451</text:p>
          </table:table-cell>
          <table:table-cell table:formula="of:=[.QA16]+1/[.$E$22]" office:value-type="float" office:value="2452" calcext:value-type="float">
            <text:p>2452</text:p>
          </table:table-cell>
          <table:table-cell table:formula="of:=[.QB16]+1/[.$E$22]" office:value-type="float" office:value="2453" calcext:value-type="float">
            <text:p>2453</text:p>
          </table:table-cell>
          <table:table-cell table:formula="of:=[.QC16]+1/[.$E$22]" office:value-type="float" office:value="2454" calcext:value-type="float">
            <text:p>2454</text:p>
          </table:table-cell>
          <table:table-cell table:formula="of:=[.QD16]+1/[.$E$22]" office:value-type="float" office:value="2455" calcext:value-type="float">
            <text:p>2455</text:p>
          </table:table-cell>
          <table:table-cell table:formula="of:=[.QE16]+1/[.$E$22]" office:value-type="float" office:value="2456" calcext:value-type="float">
            <text:p>2456</text:p>
          </table:table-cell>
          <table:table-cell table:formula="of:=[.QF16]+1/[.$E$22]" office:value-type="float" office:value="2457" calcext:value-type="float">
            <text:p>2457</text:p>
          </table:table-cell>
          <table:table-cell table:formula="of:=[.QG16]+1/[.$E$22]" office:value-type="float" office:value="2458" calcext:value-type="float">
            <text:p>2458</text:p>
          </table:table-cell>
          <table:table-cell table:formula="of:=[.QH16]+1/[.$E$22]" office:value-type="float" office:value="2459" calcext:value-type="float">
            <text:p>2459</text:p>
          </table:table-cell>
          <table:table-cell table:formula="of:=[.QI16]+1/[.$E$22]" office:value-type="float" office:value="2460" calcext:value-type="float">
            <text:p>2460</text:p>
          </table:table-cell>
          <table:table-cell table:formula="of:=[.QJ16]+1/[.$E$22]" office:value-type="float" office:value="2461" calcext:value-type="float">
            <text:p>2461</text:p>
          </table:table-cell>
          <table:table-cell table:formula="of:=[.QK16]+1/[.$E$22]" office:value-type="float" office:value="2462" calcext:value-type="float">
            <text:p>2462</text:p>
          </table:table-cell>
          <table:table-cell table:formula="of:=[.QL16]+1/[.$E$22]" office:value-type="float" office:value="2463" calcext:value-type="float">
            <text:p>2463</text:p>
          </table:table-cell>
          <table:table-cell table:formula="of:=[.QM16]+1/[.$E$22]" office:value-type="float" office:value="2464" calcext:value-type="float">
            <text:p>2464</text:p>
          </table:table-cell>
          <table:table-cell table:formula="of:=[.QN16]+1/[.$E$22]" office:value-type="float" office:value="2465" calcext:value-type="float">
            <text:p>2465</text:p>
          </table:table-cell>
          <table:table-cell table:formula="of:=[.QO16]+1/[.$E$22]" office:value-type="float" office:value="2466" calcext:value-type="float">
            <text:p>2466</text:p>
          </table:table-cell>
          <table:table-cell table:formula="of:=[.QP16]+1/[.$E$22]" office:value-type="float" office:value="2467" calcext:value-type="float">
            <text:p>2467</text:p>
          </table:table-cell>
          <table:table-cell table:formula="of:=[.QQ16]+1/[.$E$22]" office:value-type="float" office:value="2468" calcext:value-type="float">
            <text:p>2468</text:p>
          </table:table-cell>
          <table:table-cell table:formula="of:=[.QR16]+1/[.$E$22]" office:value-type="float" office:value="2469" calcext:value-type="float">
            <text:p>2469</text:p>
          </table:table-cell>
          <table:table-cell table:formula="of:=[.QS16]+1/[.$E$22]" office:value-type="float" office:value="2470" calcext:value-type="float">
            <text:p>2470</text:p>
          </table:table-cell>
          <table:table-cell table:formula="of:=[.QT16]+1/[.$E$22]" office:value-type="float" office:value="2471" calcext:value-type="float">
            <text:p>2471</text:p>
          </table:table-cell>
          <table:table-cell table:formula="of:=[.QU16]+1/[.$E$22]" office:value-type="float" office:value="2472" calcext:value-type="float">
            <text:p>2472</text:p>
          </table:table-cell>
          <table:table-cell table:formula="of:=[.QV16]+1/[.$E$22]" office:value-type="float" office:value="2473" calcext:value-type="float">
            <text:p>2473</text:p>
          </table:table-cell>
          <table:table-cell table:formula="of:=[.QW16]+1/[.$E$22]" office:value-type="float" office:value="2474" calcext:value-type="float">
            <text:p>2474</text:p>
          </table:table-cell>
          <table:table-cell table:formula="of:=[.QX16]+1/[.$E$22]" office:value-type="float" office:value="2475" calcext:value-type="float">
            <text:p>2475</text:p>
          </table:table-cell>
          <table:table-cell table:formula="of:=[.QY16]+1/[.$E$22]" office:value-type="float" office:value="2476" calcext:value-type="float">
            <text:p>2476</text:p>
          </table:table-cell>
          <table:table-cell table:formula="of:=[.QZ16]+1/[.$E$22]" office:value-type="float" office:value="2477" calcext:value-type="float">
            <text:p>2477</text:p>
          </table:table-cell>
          <table:table-cell table:formula="of:=[.RA16]+1/[.$E$22]" office:value-type="float" office:value="2478" calcext:value-type="float">
            <text:p>2478</text:p>
          </table:table-cell>
          <table:table-cell table:formula="of:=[.RB16]+1/[.$E$22]" office:value-type="float" office:value="2479" calcext:value-type="float">
            <text:p>2479</text:p>
          </table:table-cell>
          <table:table-cell table:formula="of:=[.RC16]+1/[.$E$22]" office:value-type="float" office:value="2480" calcext:value-type="float">
            <text:p>2480</text:p>
          </table:table-cell>
          <table:table-cell table:formula="of:=[.RD16]+1/[.$E$22]" office:value-type="float" office:value="2481" calcext:value-type="float">
            <text:p>2481</text:p>
          </table:table-cell>
          <table:table-cell table:formula="of:=[.RE16]+1/[.$E$22]" office:value-type="float" office:value="2482" calcext:value-type="float">
            <text:p>2482</text:p>
          </table:table-cell>
          <table:table-cell table:formula="of:=[.RF16]+1/[.$E$22]" office:value-type="float" office:value="2483" calcext:value-type="float">
            <text:p>2483</text:p>
          </table:table-cell>
          <table:table-cell table:formula="of:=[.RG16]+1/[.$E$22]" office:value-type="float" office:value="2484" calcext:value-type="float">
            <text:p>2484</text:p>
          </table:table-cell>
          <table:table-cell table:formula="of:=[.RH16]+1/[.$E$22]" office:value-type="float" office:value="2485" calcext:value-type="float">
            <text:p>2485</text:p>
          </table:table-cell>
          <table:table-cell table:formula="of:=[.RI16]+1/[.$E$22]" office:value-type="float" office:value="2486" calcext:value-type="float">
            <text:p>2486</text:p>
          </table:table-cell>
          <table:table-cell table:formula="of:=[.RJ16]+1/[.$E$22]" office:value-type="float" office:value="2487" calcext:value-type="float">
            <text:p>2487</text:p>
          </table:table-cell>
          <table:table-cell table:formula="of:=[.RK16]+1/[.$E$22]" office:value-type="float" office:value="2488" calcext:value-type="float">
            <text:p>2488</text:p>
          </table:table-cell>
          <table:table-cell table:formula="of:=[.RL16]+1/[.$E$22]" office:value-type="float" office:value="2489" calcext:value-type="float">
            <text:p>2489</text:p>
          </table:table-cell>
          <table:table-cell table:formula="of:=[.RM16]+1/[.$E$22]" office:value-type="float" office:value="2490" calcext:value-type="float">
            <text:p>2490</text:p>
          </table:table-cell>
          <table:table-cell table:formula="of:=[.RN16]+1/[.$E$22]" office:value-type="float" office:value="2491" calcext:value-type="float">
            <text:p>2491</text:p>
          </table:table-cell>
          <table:table-cell table:formula="of:=[.RO16]+1/[.$E$22]" office:value-type="float" office:value="2492" calcext:value-type="float">
            <text:p>2492</text:p>
          </table:table-cell>
          <table:table-cell table:formula="of:=[.RP16]+1/[.$E$22]" office:value-type="float" office:value="2493" calcext:value-type="float">
            <text:p>2493</text:p>
          </table:table-cell>
          <table:table-cell table:formula="of:=[.RQ16]+1/[.$E$22]" office:value-type="float" office:value="2494" calcext:value-type="float">
            <text:p>2494</text:p>
          </table:table-cell>
          <table:table-cell table:formula="of:=[.RR16]+1/[.$E$22]" office:value-type="float" office:value="2495" calcext:value-type="float">
            <text:p>2495</text:p>
          </table:table-cell>
          <table:table-cell table:formula="of:=[.RS16]+1/[.$E$22]" office:value-type="float" office:value="2496" calcext:value-type="float">
            <text:p>2496</text:p>
          </table:table-cell>
          <table:table-cell table:formula="of:=[.RT16]+1/[.$E$22]" office:value-type="float" office:value="2497" calcext:value-type="float">
            <text:p>2497</text:p>
          </table:table-cell>
          <table:table-cell table:formula="of:=[.RU16]+1/[.$E$22]" office:value-type="float" office:value="2498" calcext:value-type="float">
            <text:p>2498</text:p>
          </table:table-cell>
          <table:table-cell table:formula="of:=[.RV16]+1/[.$E$22]" office:value-type="float" office:value="2499" calcext:value-type="float">
            <text:p>2499</text:p>
          </table:table-cell>
          <table:table-cell table:formula="of:=[.RW16]+1/[.$E$22]" office:value-type="float" office:value="2500" calcext:value-type="float">
            <text:p>2500</text:p>
          </table:table-cell>
          <table:table-cell table:formula="of:=[.RX16]+1/[.$E$22]" office:value-type="float" office:value="2501" calcext:value-type="float">
            <text:p>2501</text:p>
          </table:table-cell>
          <table:table-cell table:formula="of:=[.RY16]+1/[.$E$22]" office:value-type="float" office:value="2502" calcext:value-type="float">
            <text:p>2502</text:p>
          </table:table-cell>
          <table:table-cell table:formula="of:=[.RZ16]+1/[.$E$22]" office:value-type="float" office:value="2503" calcext:value-type="float">
            <text:p>2503</text:p>
          </table:table-cell>
          <table:table-cell table:formula="of:=[.SA16]+1/[.$E$22]" office:value-type="float" office:value="2504" calcext:value-type="float">
            <text:p>2504</text:p>
          </table:table-cell>
          <table:table-cell table:formula="of:=[.SB16]+1/[.$E$22]" office:value-type="float" office:value="2505" calcext:value-type="float">
            <text:p>2505</text:p>
          </table:table-cell>
          <table:table-cell table:formula="of:=[.SC16]+1/[.$E$22]" office:value-type="float" office:value="2506" calcext:value-type="float">
            <text:p>2506</text:p>
          </table:table-cell>
          <table:table-cell table:formula="of:=[.SD16]+1/[.$E$22]" office:value-type="float" office:value="2507" calcext:value-type="float">
            <text:p>2507</text:p>
          </table:table-cell>
          <table:table-cell table:formula="of:=[.SE16]+1/[.$E$22]" office:value-type="float" office:value="2508" calcext:value-type="float">
            <text:p>2508</text:p>
          </table:table-cell>
          <table:table-cell table:formula="of:=[.SF16]+1/[.$E$22]" office:value-type="float" office:value="2509" calcext:value-type="float">
            <text:p>2509</text:p>
          </table:table-cell>
          <table:table-cell table:formula="of:=[.SG16]+1/[.$E$22]" office:value-type="float" office:value="2510" calcext:value-type="float">
            <text:p>2510</text:p>
          </table:table-cell>
          <table:table-cell table:formula="of:=[.SH16]+1/[.$E$22]" office:value-type="float" office:value="2511" calcext:value-type="float">
            <text:p>2511</text:p>
          </table:table-cell>
          <table:table-cell table:formula="of:=[.SI16]+1/[.$E$22]" office:value-type="float" office:value="2512" calcext:value-type="float">
            <text:p>2512</text:p>
          </table:table-cell>
          <table:table-cell table:formula="of:=[.SJ16]+1/[.$E$22]" office:value-type="float" office:value="2513" calcext:value-type="float">
            <text:p>2513</text:p>
          </table:table-cell>
          <table:table-cell table:formula="of:=[.SK16]+1/[.$E$22]" office:value-type="float" office:value="2514" calcext:value-type="float">
            <text:p>2514</text:p>
          </table:table-cell>
          <table:table-cell table:formula="of:=[.SL16]+1/[.$E$22]" office:value-type="float" office:value="2515" calcext:value-type="float">
            <text:p>2515</text:p>
          </table:table-cell>
          <table:table-cell table:formula="of:=[.SM16]+1/[.$E$22]" office:value-type="float" office:value="2516" calcext:value-type="float">
            <text:p>2516</text:p>
          </table:table-cell>
          <table:table-cell table:formula="of:=[.SN16]+1/[.$E$22]" office:value-type="float" office:value="2517" calcext:value-type="float">
            <text:p>2517</text:p>
          </table:table-cell>
          <table:table-cell table:formula="of:=[.SO16]+1/[.$E$22]" office:value-type="float" office:value="2518" calcext:value-type="float">
            <text:p>2518</text:p>
          </table:table-cell>
          <table:table-cell table:formula="of:=[.SP16]+1/[.$E$22]" office:value-type="float" office:value="2519" calcext:value-type="float">
            <text:p>2519</text:p>
          </table:table-cell>
          <table:table-cell table:formula="of:=[.SQ16]+1/[.$E$22]" office:value-type="float" office:value="2520" calcext:value-type="float">
            <text:p>2520</text:p>
          </table:table-cell>
          <table:table-cell table:formula="of:=[.SR16]+1/[.$E$22]" office:value-type="float" office:value="2521" calcext:value-type="float">
            <text:p>2521</text:p>
          </table:table-cell>
          <table:table-cell table:formula="of:=[.SS16]+1/[.$E$22]" office:value-type="float" office:value="2522" calcext:value-type="float">
            <text:p>2522</text:p>
          </table:table-cell>
          <table:table-cell table:formula="of:=[.ST16]+1/[.$E$22]" office:value-type="float" office:value="2523" calcext:value-type="float">
            <text:p>2523</text:p>
          </table:table-cell>
          <table:table-cell table:formula="of:=[.SU16]+1/[.$E$22]" office:value-type="float" office:value="2524" calcext:value-type="float">
            <text:p>2524</text:p>
          </table:table-cell>
          <table:table-cell table:formula="of:=[.SV16]+1/[.$E$22]" office:value-type="float" office:value="2525" calcext:value-type="float">
            <text:p>2525</text:p>
          </table:table-cell>
          <table:table-cell table:formula="of:=[.SW16]+1/[.$E$22]" office:value-type="float" office:value="2526" calcext:value-type="float">
            <text:p>2526</text:p>
          </table:table-cell>
          <table:table-cell table:formula="of:=[.SX16]+1/[.$E$22]" office:value-type="float" office:value="2527" calcext:value-type="float">
            <text:p>2527</text:p>
          </table:table-cell>
          <table:table-cell table:formula="of:=[.SY16]+1/[.$E$22]" office:value-type="float" office:value="2528" calcext:value-type="float">
            <text:p>2528</text:p>
          </table:table-cell>
          <table:table-cell table:formula="of:=[.SZ16]+1/[.$E$22]" office:value-type="float" office:value="2529" calcext:value-type="float">
            <text:p>2529</text:p>
          </table:table-cell>
          <table:table-cell table:formula="of:=[.TA16]+1/[.$E$22]" office:value-type="float" office:value="2530" calcext:value-type="float">
            <text:p>2530</text:p>
          </table:table-cell>
          <table:table-cell table:formula="of:=[.TB16]+1/[.$E$22]" office:value-type="float" office:value="2531" calcext:value-type="float">
            <text:p>2531</text:p>
          </table:table-cell>
          <table:table-cell table:formula="of:=[.TC16]+1/[.$E$22]" office:value-type="float" office:value="2532" calcext:value-type="float">
            <text:p>2532</text:p>
          </table:table-cell>
          <table:table-cell table:formula="of:=[.TD16]+1/[.$E$22]" office:value-type="float" office:value="2533" calcext:value-type="float">
            <text:p>2533</text:p>
          </table:table-cell>
          <table:table-cell table:formula="of:=[.TE16]+1/[.$E$22]" office:value-type="float" office:value="2534" calcext:value-type="float">
            <text:p>2534</text:p>
          </table:table-cell>
          <table:table-cell table:formula="of:=[.TF16]+1/[.$E$22]" office:value-type="float" office:value="2535" calcext:value-type="float">
            <text:p>2535</text:p>
          </table:table-cell>
          <table:table-cell table:formula="of:=[.TG16]+1/[.$E$22]" office:value-type="float" office:value="2536" calcext:value-type="float">
            <text:p>2536</text:p>
          </table:table-cell>
          <table:table-cell table:formula="of:=[.TH16]+1/[.$E$22]" office:value-type="float" office:value="2537" calcext:value-type="float">
            <text:p>2537</text:p>
          </table:table-cell>
          <table:table-cell table:formula="of:=[.TI16]+1/[.$E$22]" office:value-type="float" office:value="2538" calcext:value-type="float">
            <text:p>2538</text:p>
          </table:table-cell>
          <table:table-cell table:formula="of:=[.TJ16]+1/[.$E$22]" office:value-type="float" office:value="2539" calcext:value-type="float">
            <text:p>2539</text:p>
          </table:table-cell>
          <table:table-cell table:formula="of:=[.TK16]+1/[.$E$22]" office:value-type="float" office:value="2540" calcext:value-type="float">
            <text:p>2540</text:p>
          </table:table-cell>
          <table:table-cell table:formula="of:=[.TL16]+1/[.$E$22]" office:value-type="float" office:value="2541" calcext:value-type="float">
            <text:p>2541</text:p>
          </table:table-cell>
          <table:table-cell table:formula="of:=[.TM16]+1/[.$E$22]" office:value-type="float" office:value="2542" calcext:value-type="float">
            <text:p>2542</text:p>
          </table:table-cell>
          <table:table-cell table:formula="of:=[.TN16]+1/[.$E$22]" office:value-type="float" office:value="2543" calcext:value-type="float">
            <text:p>2543</text:p>
          </table:table-cell>
          <table:table-cell table:formula="of:=[.TO16]+1/[.$E$22]" office:value-type="float" office:value="2544" calcext:value-type="float">
            <text:p>2544</text:p>
          </table:table-cell>
          <table:table-cell table:formula="of:=[.TP16]+1/[.$E$22]" office:value-type="float" office:value="2545" calcext:value-type="float">
            <text:p>2545</text:p>
          </table:table-cell>
          <table:table-cell table:formula="of:=[.TQ16]+1/[.$E$22]" office:value-type="float" office:value="2546" calcext:value-type="float">
            <text:p>2546</text:p>
          </table:table-cell>
          <table:table-cell table:formula="of:=[.TR16]+1/[.$E$22]" office:value-type="float" office:value="2547" calcext:value-type="float">
            <text:p>2547</text:p>
          </table:table-cell>
          <table:table-cell table:formula="of:=[.TS16]+1/[.$E$22]" office:value-type="float" office:value="2548" calcext:value-type="float">
            <text:p>2548</text:p>
          </table:table-cell>
          <table:table-cell table:formula="of:=[.TT16]+1/[.$E$22]" office:value-type="float" office:value="2549" calcext:value-type="float">
            <text:p>2549</text:p>
          </table:table-cell>
          <table:table-cell table:formula="of:=[.TU16]+1/[.$E$22]" office:value-type="float" office:value="2550" calcext:value-type="float">
            <text:p>2550</text:p>
          </table:table-cell>
          <table:table-cell table:formula="of:=[.TV16]+1/[.$E$22]" office:value-type="float" office:value="2551" calcext:value-type="float">
            <text:p>2551</text:p>
          </table:table-cell>
          <table:table-cell table:formula="of:=[.TW16]+1/[.$E$22]" office:value-type="float" office:value="2552" calcext:value-type="float">
            <text:p>2552</text:p>
          </table:table-cell>
          <table:table-cell table:formula="of:=[.TX16]+1/[.$E$22]" office:value-type="float" office:value="2553" calcext:value-type="float">
            <text:p>2553</text:p>
          </table:table-cell>
          <table:table-cell table:formula="of:=[.TY16]+1/[.$E$22]" office:value-type="float" office:value="2554" calcext:value-type="float">
            <text:p>2554</text:p>
          </table:table-cell>
          <table:table-cell table:formula="of:=[.TZ16]+1/[.$E$22]" office:value-type="float" office:value="2555" calcext:value-type="float">
            <text:p>2555</text:p>
          </table:table-cell>
          <table:table-cell table:formula="of:=[.UA16]+1/[.$E$22]" office:value-type="float" office:value="2556" calcext:value-type="float">
            <text:p>2556</text:p>
          </table:table-cell>
          <table:table-cell table:formula="of:=[.UB16]+1/[.$E$22]" office:value-type="float" office:value="2557" calcext:value-type="float">
            <text:p>2557</text:p>
          </table:table-cell>
          <table:table-cell table:formula="of:=[.UC16]+1/[.$E$22]" office:value-type="float" office:value="2558" calcext:value-type="float">
            <text:p>2558</text:p>
          </table:table-cell>
          <table:table-cell table:formula="of:=[.UD16]+1/[.$E$22]" office:value-type="float" office:value="2559" calcext:value-type="float">
            <text:p>2559</text:p>
          </table:table-cell>
          <table:table-cell table:formula="of:=[.UE16]+1/[.$E$22]" office:value-type="float" office:value="2560" calcext:value-type="float">
            <text:p>2560</text:p>
          </table:table-cell>
          <table:table-cell table:formula="of:=[.UF16]+1/[.$E$22]" office:value-type="float" office:value="2561" calcext:value-type="float">
            <text:p>2561</text:p>
          </table:table-cell>
          <table:table-cell table:formula="of:=[.UG16]+1/[.$E$22]" office:value-type="float" office:value="2562" calcext:value-type="float">
            <text:p>2562</text:p>
          </table:table-cell>
          <table:table-cell table:formula="of:=[.UH16]+1/[.$E$22]" office:value-type="float" office:value="2563" calcext:value-type="float">
            <text:p>2563</text:p>
          </table:table-cell>
          <table:table-cell table:formula="of:=[.UI16]+1/[.$E$22]" office:value-type="float" office:value="2564" calcext:value-type="float">
            <text:p>2564</text:p>
          </table:table-cell>
          <table:table-cell table:formula="of:=[.UJ16]+1/[.$E$22]" office:value-type="float" office:value="2565" calcext:value-type="float">
            <text:p>2565</text:p>
          </table:table-cell>
          <table:table-cell table:formula="of:=[.UK16]+1/[.$E$22]" office:value-type="float" office:value="2566" calcext:value-type="float">
            <text:p>2566</text:p>
          </table:table-cell>
          <table:table-cell table:formula="of:=[.UL16]+1/[.$E$22]" office:value-type="float" office:value="2567" calcext:value-type="float">
            <text:p>2567</text:p>
          </table:table-cell>
          <table:table-cell table:formula="of:=[.UM16]+1/[.$E$22]" office:value-type="float" office:value="2568" calcext:value-type="float">
            <text:p>2568</text:p>
          </table:table-cell>
          <table:table-cell table:formula="of:=[.UN16]+1/[.$E$22]" office:value-type="float" office:value="2569" calcext:value-type="float">
            <text:p>2569</text:p>
          </table:table-cell>
          <table:table-cell table:formula="of:=[.UO16]+1/[.$E$22]" office:value-type="float" office:value="2570" calcext:value-type="float">
            <text:p>2570</text:p>
          </table:table-cell>
          <table:table-cell table:formula="of:=[.UP16]+1/[.$E$22]" office:value-type="float" office:value="2571" calcext:value-type="float">
            <text:p>2571</text:p>
          </table:table-cell>
          <table:table-cell table:formula="of:=[.UQ16]+1/[.$E$22]" office:value-type="float" office:value="2572" calcext:value-type="float">
            <text:p>2572</text:p>
          </table:table-cell>
          <table:table-cell table:formula="of:=[.UR16]+1/[.$E$22]" office:value-type="float" office:value="2573" calcext:value-type="float">
            <text:p>2573</text:p>
          </table:table-cell>
          <table:table-cell table:formula="of:=[.US16]+1/[.$E$22]" office:value-type="float" office:value="2574" calcext:value-type="float">
            <text:p>2574</text:p>
          </table:table-cell>
          <table:table-cell table:formula="of:=[.UT16]+1/[.$E$22]" office:value-type="float" office:value="2575" calcext:value-type="float">
            <text:p>2575</text:p>
          </table:table-cell>
          <table:table-cell table:formula="of:=[.UU16]+1/[.$E$22]" office:value-type="float" office:value="2576" calcext:value-type="float">
            <text:p>2576</text:p>
          </table:table-cell>
          <table:table-cell table:formula="of:=[.UV16]+1/[.$E$22]" office:value-type="float" office:value="2577" calcext:value-type="float">
            <text:p>2577</text:p>
          </table:table-cell>
          <table:table-cell table:formula="of:=[.UW16]+1/[.$E$22]" office:value-type="float" office:value="2578" calcext:value-type="float">
            <text:p>2578</text:p>
          </table:table-cell>
          <table:table-cell table:formula="of:=[.UX16]+1/[.$E$22]" office:value-type="float" office:value="2579" calcext:value-type="float">
            <text:p>2579</text:p>
          </table:table-cell>
          <table:table-cell table:formula="of:=[.UY16]+1/[.$E$22]" office:value-type="float" office:value="2580" calcext:value-type="float">
            <text:p>2580</text:p>
          </table:table-cell>
          <table:table-cell table:formula="of:=[.UZ16]+1/[.$E$22]" office:value-type="float" office:value="2581" calcext:value-type="float">
            <text:p>2581</text:p>
          </table:table-cell>
          <table:table-cell table:formula="of:=[.VA16]+1/[.$E$22]" office:value-type="float" office:value="2582" calcext:value-type="float">
            <text:p>2582</text:p>
          </table:table-cell>
          <table:table-cell table:formula="of:=[.VB16]+1/[.$E$22]" office:value-type="float" office:value="2583" calcext:value-type="float">
            <text:p>2583</text:p>
          </table:table-cell>
          <table:table-cell table:formula="of:=[.VC16]+1/[.$E$22]" office:value-type="float" office:value="2584" calcext:value-type="float">
            <text:p>2584</text:p>
          </table:table-cell>
          <table:table-cell table:formula="of:=[.VD16]+1/[.$E$22]" office:value-type="float" office:value="2585" calcext:value-type="float">
            <text:p>2585</text:p>
          </table:table-cell>
          <table:table-cell table:formula="of:=[.VE16]+1/[.$E$22]" office:value-type="float" office:value="2586" calcext:value-type="float">
            <text:p>2586</text:p>
          </table:table-cell>
          <table:table-cell table:formula="of:=[.VF16]+1/[.$E$22]" office:value-type="float" office:value="2587" calcext:value-type="float">
            <text:p>2587</text:p>
          </table:table-cell>
          <table:table-cell table:formula="of:=[.VG16]+1/[.$E$22]" office:value-type="float" office:value="2588" calcext:value-type="float">
            <text:p>2588</text:p>
          </table:table-cell>
          <table:table-cell table:formula="of:=[.VH16]+1/[.$E$22]" office:value-type="float" office:value="2589" calcext:value-type="float">
            <text:p>2589</text:p>
          </table:table-cell>
          <table:table-cell table:formula="of:=[.VI16]+1/[.$E$22]" office:value-type="float" office:value="2590" calcext:value-type="float">
            <text:p>2590</text:p>
          </table:table-cell>
          <table:table-cell table:formula="of:=[.VJ16]+1/[.$E$22]" office:value-type="float" office:value="2591" calcext:value-type="float">
            <text:p>2591</text:p>
          </table:table-cell>
          <table:table-cell table:formula="of:=[.VK16]+1/[.$E$22]" office:value-type="float" office:value="2592" calcext:value-type="float">
            <text:p>2592</text:p>
          </table:table-cell>
          <table:table-cell table:formula="of:=[.VL16]+1/[.$E$22]" office:value-type="float" office:value="2593" calcext:value-type="float">
            <text:p>2593</text:p>
          </table:table-cell>
          <table:table-cell table:formula="of:=[.VM16]+1/[.$E$22]" office:value-type="float" office:value="2594" calcext:value-type="float">
            <text:p>2594</text:p>
          </table:table-cell>
          <table:table-cell table:formula="of:=[.VN16]+1/[.$E$22]" office:value-type="float" office:value="2595" calcext:value-type="float">
            <text:p>2595</text:p>
          </table:table-cell>
          <table:table-cell table:formula="of:=[.VO16]+1/[.$E$22]" office:value-type="float" office:value="2596" calcext:value-type="float">
            <text:p>2596</text:p>
          </table:table-cell>
          <table:table-cell table:formula="of:=[.VP16]+1/[.$E$22]" office:value-type="float" office:value="2597" calcext:value-type="float">
            <text:p>2597</text:p>
          </table:table-cell>
          <table:table-cell table:formula="of:=[.VQ16]+1/[.$E$22]" office:value-type="float" office:value="2598" calcext:value-type="float">
            <text:p>2598</text:p>
          </table:table-cell>
          <table:table-cell table:formula="of:=[.VR16]+1/[.$E$22]" office:value-type="float" office:value="2599" calcext:value-type="float">
            <text:p>2599</text:p>
          </table:table-cell>
          <table:table-cell table:formula="of:=[.VS16]+1/[.$E$22]" office:value-type="float" office:value="2600" calcext:value-type="float">
            <text:p>2600</text:p>
          </table:table-cell>
          <table:table-cell table:formula="of:=[.VT16]+1/[.$E$22]" office:value-type="float" office:value="2601" calcext:value-type="float">
            <text:p>2601</text:p>
          </table:table-cell>
          <table:table-cell table:formula="of:=[.VU16]+1/[.$E$22]" office:value-type="float" office:value="2602" calcext:value-type="float">
            <text:p>2602</text:p>
          </table:table-cell>
          <table:table-cell table:formula="of:=[.VV16]+1/[.$E$22]" office:value-type="float" office:value="2603" calcext:value-type="float">
            <text:p>2603</text:p>
          </table:table-cell>
          <table:table-cell table:formula="of:=[.VW16]+1/[.$E$22]" office:value-type="float" office:value="2604" calcext:value-type="float">
            <text:p>2604</text:p>
          </table:table-cell>
          <table:table-cell table:formula="of:=[.VX16]+1/[.$E$22]" office:value-type="float" office:value="2605" calcext:value-type="float">
            <text:p>2605</text:p>
          </table:table-cell>
          <table:table-cell table:formula="of:=[.VY16]+1/[.$E$22]" office:value-type="float" office:value="2606" calcext:value-type="float">
            <text:p>2606</text:p>
          </table:table-cell>
          <table:table-cell table:formula="of:=[.VZ16]+1/[.$E$22]" office:value-type="float" office:value="2607" calcext:value-type="float">
            <text:p>2607</text:p>
          </table:table-cell>
          <table:table-cell table:formula="of:=[.WA16]+1/[.$E$22]" office:value-type="float" office:value="2608" calcext:value-type="float">
            <text:p>2608</text:p>
          </table:table-cell>
          <table:table-cell table:formula="of:=[.WB16]+1/[.$E$22]" office:value-type="float" office:value="2609" calcext:value-type="float">
            <text:p>2609</text:p>
          </table:table-cell>
          <table:table-cell table:formula="of:=[.WC16]+1/[.$E$22]" office:value-type="float" office:value="2610" calcext:value-type="float">
            <text:p>2610</text:p>
          </table:table-cell>
          <table:table-cell table:formula="of:=[.WD16]+1/[.$E$22]" office:value-type="float" office:value="2611" calcext:value-type="float">
            <text:p>2611</text:p>
          </table:table-cell>
          <table:table-cell table:formula="of:=[.WE16]+1/[.$E$22]" office:value-type="float" office:value="2612" calcext:value-type="float">
            <text:p>2612</text:p>
          </table:table-cell>
          <table:table-cell table:formula="of:=[.WF16]+1/[.$E$22]" office:value-type="float" office:value="2613" calcext:value-type="float">
            <text:p>2613</text:p>
          </table:table-cell>
          <table:table-cell table:formula="of:=[.WG16]+1/[.$E$22]" office:value-type="float" office:value="2614" calcext:value-type="float">
            <text:p>2614</text:p>
          </table:table-cell>
          <table:table-cell table:formula="of:=[.WH16]+1/[.$E$22]" office:value-type="float" office:value="2615" calcext:value-type="float">
            <text:p>2615</text:p>
          </table:table-cell>
          <table:table-cell table:formula="of:=[.WI16]+1/[.$E$22]" office:value-type="float" office:value="2616" calcext:value-type="float">
            <text:p>2616</text:p>
          </table:table-cell>
          <table:table-cell table:formula="of:=[.WJ16]+1/[.$E$22]" office:value-type="float" office:value="2617" calcext:value-type="float">
            <text:p>2617</text:p>
          </table:table-cell>
          <table:table-cell table:formula="of:=[.WK16]+1/[.$E$22]" office:value-type="float" office:value="2618" calcext:value-type="float">
            <text:p>2618</text:p>
          </table:table-cell>
          <table:table-cell table:formula="of:=[.WL16]+1/[.$E$22]" office:value-type="float" office:value="2619" calcext:value-type="float">
            <text:p>2619</text:p>
          </table:table-cell>
          <table:table-cell table:formula="of:=[.WM16]+1/[.$E$22]" office:value-type="float" office:value="2620" calcext:value-type="float">
            <text:p>2620</text:p>
          </table:table-cell>
          <table:table-cell table:formula="of:=[.WN16]+1/[.$E$22]" office:value-type="float" office:value="2621" calcext:value-type="float">
            <text:p>2621</text:p>
          </table:table-cell>
          <table:table-cell table:formula="of:=[.WO16]+1/[.$E$22]" office:value-type="float" office:value="2622" calcext:value-type="float">
            <text:p>2622</text:p>
          </table:table-cell>
          <table:table-cell table:formula="of:=[.WP16]+1/[.$E$22]" office:value-type="float" office:value="2623" calcext:value-type="float">
            <text:p>2623</text:p>
          </table:table-cell>
          <table:table-cell table:formula="of:=[.WQ16]+1/[.$E$22]" office:value-type="float" office:value="2624" calcext:value-type="float">
            <text:p>2624</text:p>
          </table:table-cell>
          <table:table-cell table:formula="of:=[.WR16]+1/[.$E$22]" office:value-type="float" office:value="2625" calcext:value-type="float">
            <text:p>2625</text:p>
          </table:table-cell>
          <table:table-cell table:formula="of:=[.WS16]+1/[.$E$22]" office:value-type="float" office:value="2626" calcext:value-type="float">
            <text:p>2626</text:p>
          </table:table-cell>
          <table:table-cell table:formula="of:=[.WT16]+1/[.$E$22]" office:value-type="float" office:value="2627" calcext:value-type="float">
            <text:p>2627</text:p>
          </table:table-cell>
          <table:table-cell table:formula="of:=[.WU16]+1/[.$E$22]" office:value-type="float" office:value="2628" calcext:value-type="float">
            <text:p>2628</text:p>
          </table:table-cell>
          <table:table-cell table:formula="of:=[.WV16]+1/[.$E$22]" office:value-type="float" office:value="2629" calcext:value-type="float">
            <text:p>2629</text:p>
          </table:table-cell>
          <table:table-cell table:formula="of:=[.WW16]+1/[.$E$22]" office:value-type="float" office:value="2630" calcext:value-type="float">
            <text:p>2630</text:p>
          </table:table-cell>
          <table:table-cell table:formula="of:=[.WX16]+1/[.$E$22]" office:value-type="float" office:value="2631" calcext:value-type="float">
            <text:p>2631</text:p>
          </table:table-cell>
          <table:table-cell table:formula="of:=[.WY16]+1/[.$E$22]" office:value-type="float" office:value="2632" calcext:value-type="float">
            <text:p>2632</text:p>
          </table:table-cell>
          <table:table-cell table:formula="of:=[.WZ16]+1/[.$E$22]" office:value-type="float" office:value="2633" calcext:value-type="float">
            <text:p>2633</text:p>
          </table:table-cell>
          <table:table-cell table:formula="of:=[.XA16]+1/[.$E$22]" office:value-type="float" office:value="2634" calcext:value-type="float">
            <text:p>2634</text:p>
          </table:table-cell>
          <table:table-cell table:formula="of:=[.XB16]+1/[.$E$22]" office:value-type="float" office:value="2635" calcext:value-type="float">
            <text:p>2635</text:p>
          </table:table-cell>
          <table:table-cell table:formula="of:=[.XC16]+1/[.$E$22]" office:value-type="float" office:value="2636" calcext:value-type="float">
            <text:p>2636</text:p>
          </table:table-cell>
          <table:table-cell table:formula="of:=[.XD16]+1/[.$E$22]" office:value-type="float" office:value="2637" calcext:value-type="float">
            <text:p>2637</text:p>
          </table:table-cell>
          <table:table-cell table:formula="of:=[.XE16]+1/[.$E$22]" office:value-type="float" office:value="2638" calcext:value-type="float">
            <text:p>2638</text:p>
          </table:table-cell>
          <table:table-cell table:formula="of:=[.XF16]+1/[.$E$22]" office:value-type="float" office:value="2639" calcext:value-type="float">
            <text:p>2639</text:p>
          </table:table-cell>
          <table:table-cell table:formula="of:=[.XG16]+1/[.$E$22]" office:value-type="float" office:value="2640" calcext:value-type="float">
            <text:p>2640</text:p>
          </table:table-cell>
          <table:table-cell table:formula="of:=[.XH16]+1/[.$E$22]" office:value-type="float" office:value="2641" calcext:value-type="float">
            <text:p>2641</text:p>
          </table:table-cell>
          <table:table-cell table:formula="of:=[.XI16]+1/[.$E$22]" office:value-type="float" office:value="2642" calcext:value-type="float">
            <text:p>2642</text:p>
          </table:table-cell>
          <table:table-cell table:formula="of:=[.XJ16]+1/[.$E$22]" office:value-type="float" office:value="2643" calcext:value-type="float">
            <text:p>2643</text:p>
          </table:table-cell>
          <table:table-cell table:formula="of:=[.XK16]+1/[.$E$22]" office:value-type="float" office:value="2644" calcext:value-type="float">
            <text:p>2644</text:p>
          </table:table-cell>
          <table:table-cell table:formula="of:=[.XL16]+1/[.$E$22]" office:value-type="float" office:value="2645" calcext:value-type="float">
            <text:p>2645</text:p>
          </table:table-cell>
          <table:table-cell table:formula="of:=[.XM16]+1/[.$E$22]" office:value-type="float" office:value="2646" calcext:value-type="float">
            <text:p>2646</text:p>
          </table:table-cell>
          <table:table-cell table:formula="of:=[.XN16]+1/[.$E$22]" office:value-type="float" office:value="2647" calcext:value-type="float">
            <text:p>2647</text:p>
          </table:table-cell>
          <table:table-cell table:formula="of:=[.XO16]+1/[.$E$22]" office:value-type="float" office:value="2648" calcext:value-type="float">
            <text:p>2648</text:p>
          </table:table-cell>
          <table:table-cell table:formula="of:=[.XP16]+1/[.$E$22]" office:value-type="float" office:value="2649" calcext:value-type="float">
            <text:p>2649</text:p>
          </table:table-cell>
          <table:table-cell table:formula="of:=[.XQ16]+1/[.$E$22]" office:value-type="float" office:value="2650" calcext:value-type="float">
            <text:p>2650</text:p>
          </table:table-cell>
          <table:table-cell table:formula="of:=[.XR16]+1/[.$E$22]" office:value-type="float" office:value="2651" calcext:value-type="float">
            <text:p>2651</text:p>
          </table:table-cell>
          <table:table-cell table:formula="of:=[.XS16]+1/[.$E$22]" office:value-type="float" office:value="2652" calcext:value-type="float">
            <text:p>2652</text:p>
          </table:table-cell>
          <table:table-cell table:formula="of:=[.XT16]+1/[.$E$22]" office:value-type="float" office:value="2653" calcext:value-type="float">
            <text:p>2653</text:p>
          </table:table-cell>
          <table:table-cell table:formula="of:=[.XU16]+1/[.$E$22]" office:value-type="float" office:value="2654" calcext:value-type="float">
            <text:p>2654</text:p>
          </table:table-cell>
          <table:table-cell table:formula="of:=[.XV16]+1/[.$E$22]" office:value-type="float" office:value="2655" calcext:value-type="float">
            <text:p>2655</text:p>
          </table:table-cell>
          <table:table-cell table:formula="of:=[.XW16]+1/[.$E$22]" office:value-type="float" office:value="2656" calcext:value-type="float">
            <text:p>2656</text:p>
          </table:table-cell>
          <table:table-cell table:formula="of:=[.XX16]+1/[.$E$22]" office:value-type="float" office:value="2657" calcext:value-type="float">
            <text:p>2657</text:p>
          </table:table-cell>
          <table:table-cell table:formula="of:=[.XY16]+1/[.$E$22]" office:value-type="float" office:value="2658" calcext:value-type="float">
            <text:p>2658</text:p>
          </table:table-cell>
          <table:table-cell table:formula="of:=[.XZ16]+1/[.$E$22]" office:value-type="float" office:value="2659" calcext:value-type="float">
            <text:p>2659</text:p>
          </table:table-cell>
          <table:table-cell table:formula="of:=[.YA16]+1/[.$E$22]" office:value-type="float" office:value="2660" calcext:value-type="float">
            <text:p>2660</text:p>
          </table:table-cell>
          <table:table-cell table:formula="of:=[.YB16]+1/[.$E$22]" office:value-type="float" office:value="2661" calcext:value-type="float">
            <text:p>2661</text:p>
          </table:table-cell>
          <table:table-cell table:formula="of:=[.YC16]+1/[.$E$22]" office:value-type="float" office:value="2662" calcext:value-type="float">
            <text:p>2662</text:p>
          </table:table-cell>
          <table:table-cell table:formula="of:=[.YD16]+1/[.$E$22]" office:value-type="float" office:value="2663" calcext:value-type="float">
            <text:p>2663</text:p>
          </table:table-cell>
          <table:table-cell table:formula="of:=[.YE16]+1/[.$E$22]" office:value-type="float" office:value="2664" calcext:value-type="float">
            <text:p>2664</text:p>
          </table:table-cell>
          <table:table-cell table:formula="of:=[.YF16]+1/[.$E$22]" office:value-type="float" office:value="2665" calcext:value-type="float">
            <text:p>2665</text:p>
          </table:table-cell>
          <table:table-cell table:formula="of:=[.YG16]+1/[.$E$22]" office:value-type="float" office:value="2666" calcext:value-type="float">
            <text:p>2666</text:p>
          </table:table-cell>
          <table:table-cell table:formula="of:=[.YH16]+1/[.$E$22]" office:value-type="float" office:value="2667" calcext:value-type="float">
            <text:p>2667</text:p>
          </table:table-cell>
          <table:table-cell table:formula="of:=[.YI16]+1/[.$E$22]" office:value-type="float" office:value="2668" calcext:value-type="float">
            <text:p>2668</text:p>
          </table:table-cell>
          <table:table-cell table:formula="of:=[.YJ16]+1/[.$E$22]" office:value-type="float" office:value="2669" calcext:value-type="float">
            <text:p>2669</text:p>
          </table:table-cell>
          <table:table-cell table:formula="of:=[.YK16]+1/[.$E$22]" office:value-type="float" office:value="2670" calcext:value-type="float">
            <text:p>2670</text:p>
          </table:table-cell>
          <table:table-cell table:formula="of:=[.YL16]+1/[.$E$22]" office:value-type="float" office:value="2671" calcext:value-type="float">
            <text:p>2671</text:p>
          </table:table-cell>
          <table:table-cell table:formula="of:=[.YM16]+1/[.$E$22]" office:value-type="float" office:value="2672" calcext:value-type="float">
            <text:p>2672</text:p>
          </table:table-cell>
          <table:table-cell table:formula="of:=[.YN16]+1/[.$E$22]" office:value-type="float" office:value="2673" calcext:value-type="float">
            <text:p>2673</text:p>
          </table:table-cell>
          <table:table-cell table:formula="of:=[.YO16]+1/[.$E$22]" office:value-type="float" office:value="2674" calcext:value-type="float">
            <text:p>2674</text:p>
          </table:table-cell>
          <table:table-cell table:formula="of:=[.YP16]+1/[.$E$22]" office:value-type="float" office:value="2675" calcext:value-type="float">
            <text:p>2675</text:p>
          </table:table-cell>
          <table:table-cell table:formula="of:=[.YQ16]+1/[.$E$22]" office:value-type="float" office:value="2676" calcext:value-type="float">
            <text:p>2676</text:p>
          </table:table-cell>
          <table:table-cell table:formula="of:=[.YR16]+1/[.$E$22]" office:value-type="float" office:value="2677" calcext:value-type="float">
            <text:p>2677</text:p>
          </table:table-cell>
          <table:table-cell table:formula="of:=[.YS16]+1/[.$E$22]" office:value-type="float" office:value="2678" calcext:value-type="float">
            <text:p>2678</text:p>
          </table:table-cell>
          <table:table-cell table:formula="of:=[.YT16]+1/[.$E$22]" office:value-type="float" office:value="2679" calcext:value-type="float">
            <text:p>2679</text:p>
          </table:table-cell>
          <table:table-cell table:formula="of:=[.YU16]+1/[.$E$22]" office:value-type="float" office:value="2680" calcext:value-type="float">
            <text:p>2680</text:p>
          </table:table-cell>
          <table:table-cell table:formula="of:=[.YV16]+1/[.$E$22]" office:value-type="float" office:value="2681" calcext:value-type="float">
            <text:p>2681</text:p>
          </table:table-cell>
          <table:table-cell table:formula="of:=[.YW16]+1/[.$E$22]" office:value-type="float" office:value="2682" calcext:value-type="float">
            <text:p>2682</text:p>
          </table:table-cell>
          <table:table-cell table:formula="of:=[.YX16]+1/[.$E$22]" office:value-type="float" office:value="2683" calcext:value-type="float">
            <text:p>2683</text:p>
          </table:table-cell>
          <table:table-cell table:formula="of:=[.YY16]+1/[.$E$22]" office:value-type="float" office:value="2684" calcext:value-type="float">
            <text:p>2684</text:p>
          </table:table-cell>
          <table:table-cell table:formula="of:=[.YZ16]+1/[.$E$22]" office:value-type="float" office:value="2685" calcext:value-type="float">
            <text:p>2685</text:p>
          </table:table-cell>
          <table:table-cell table:formula="of:=[.ZA16]+1/[.$E$22]" office:value-type="float" office:value="2686" calcext:value-type="float">
            <text:p>2686</text:p>
          </table:table-cell>
          <table:table-cell table:formula="of:=[.ZB16]+1/[.$E$22]" office:value-type="float" office:value="2687" calcext:value-type="float">
            <text:p>2687</text:p>
          </table:table-cell>
          <table:table-cell table:formula="of:=[.ZC16]+1/[.$E$22]" office:value-type="float" office:value="2688" calcext:value-type="float">
            <text:p>2688</text:p>
          </table:table-cell>
          <table:table-cell table:formula="of:=[.ZD16]+1/[.$E$22]" office:value-type="float" office:value="2689" calcext:value-type="float">
            <text:p>2689</text:p>
          </table:table-cell>
          <table:table-cell table:formula="of:=[.ZE16]+1/[.$E$22]" office:value-type="float" office:value="2690" calcext:value-type="float">
            <text:p>2690</text:p>
          </table:table-cell>
          <table:table-cell table:formula="of:=[.ZF16]+1/[.$E$22]" office:value-type="float" office:value="2691" calcext:value-type="float">
            <text:p>2691</text:p>
          </table:table-cell>
          <table:table-cell table:formula="of:=[.ZG16]+1/[.$E$22]" office:value-type="float" office:value="2692" calcext:value-type="float">
            <text:p>2692</text:p>
          </table:table-cell>
          <table:table-cell table:formula="of:=[.ZH16]+1/[.$E$22]" office:value-type="float" office:value="2693" calcext:value-type="float">
            <text:p>2693</text:p>
          </table:table-cell>
          <table:table-cell table:formula="of:=[.ZI16]+1/[.$E$22]" office:value-type="float" office:value="2694" calcext:value-type="float">
            <text:p>2694</text:p>
          </table:table-cell>
          <table:table-cell table:formula="of:=[.ZJ16]+1/[.$E$22]" office:value-type="float" office:value="2695" calcext:value-type="float">
            <text:p>2695</text:p>
          </table:table-cell>
          <table:table-cell table:formula="of:=[.ZK16]+1/[.$E$22]" office:value-type="float" office:value="2696" calcext:value-type="float">
            <text:p>2696</text:p>
          </table:table-cell>
          <table:table-cell table:formula="of:=[.ZL16]+1/[.$E$22]" office:value-type="float" office:value="2697" calcext:value-type="float">
            <text:p>2697</text:p>
          </table:table-cell>
          <table:table-cell table:formula="of:=[.ZM16]+1/[.$E$22]" office:value-type="float" office:value="2698" calcext:value-type="float">
            <text:p>2698</text:p>
          </table:table-cell>
          <table:table-cell table:formula="of:=[.ZN16]+1/[.$E$22]" office:value-type="float" office:value="2699" calcext:value-type="float">
            <text:p>2699</text:p>
          </table:table-cell>
          <table:table-cell table:formula="of:=[.ZO16]+1/[.$E$22]" office:value-type="float" office:value="2700" calcext:value-type="float">
            <text:p>2700</text:p>
          </table:table-cell>
          <table:table-cell table:formula="of:=[.ZP16]+1/[.$E$22]" office:value-type="float" office:value="2701" calcext:value-type="float">
            <text:p>2701</text:p>
          </table:table-cell>
          <table:table-cell table:formula="of:=[.ZQ16]+1/[.$E$22]" office:value-type="float" office:value="2702" calcext:value-type="float">
            <text:p>2702</text:p>
          </table:table-cell>
          <table:table-cell table:formula="of:=[.ZR16]+1/[.$E$22]" office:value-type="float" office:value="2703" calcext:value-type="float">
            <text:p>2703</text:p>
          </table:table-cell>
          <table:table-cell table:formula="of:=[.ZS16]+1/[.$E$22]" office:value-type="float" office:value="2704" calcext:value-type="float">
            <text:p>2704</text:p>
          </table:table-cell>
          <table:table-cell table:formula="of:=[.ZT16]+1/[.$E$22]" office:value-type="float" office:value="2705" calcext:value-type="float">
            <text:p>2705</text:p>
          </table:table-cell>
          <table:table-cell table:formula="of:=[.ZU16]+1/[.$E$22]" office:value-type="float" office:value="2706" calcext:value-type="float">
            <text:p>2706</text:p>
          </table:table-cell>
          <table:table-cell table:formula="of:=[.ZV16]+1/[.$E$22]" office:value-type="float" office:value="2707" calcext:value-type="float">
            <text:p>2707</text:p>
          </table:table-cell>
          <table:table-cell table:formula="of:=[.ZW16]+1/[.$E$22]" office:value-type="float" office:value="2708" calcext:value-type="float">
            <text:p>2708</text:p>
          </table:table-cell>
          <table:table-cell table:formula="of:=[.ZX16]+1/[.$E$22]" office:value-type="float" office:value="2709" calcext:value-type="float">
            <text:p>2709</text:p>
          </table:table-cell>
          <table:table-cell table:formula="of:=[.ZY16]+1/[.$E$22]" office:value-type="float" office:value="2710" calcext:value-type="float">
            <text:p>2710</text:p>
          </table:table-cell>
          <table:table-cell table:formula="of:=[.ZZ16]+1/[.$E$22]" office:value-type="float" office:value="2711" calcext:value-type="float">
            <text:p>2711</text:p>
          </table:table-cell>
          <table:table-cell table:formula="of:=[.AAA16]+1/[.$E$22]" office:value-type="float" office:value="2712" calcext:value-type="float">
            <text:p>2712</text:p>
          </table:table-cell>
          <table:table-cell table:formula="of:=[.AAB16]+1/[.$E$22]" office:value-type="float" office:value="2713" calcext:value-type="float">
            <text:p>2713</text:p>
          </table:table-cell>
          <table:table-cell table:formula="of:=[.AAC16]+1/[.$E$22]" office:value-type="float" office:value="2714" calcext:value-type="float">
            <text:p>2714</text:p>
          </table:table-cell>
          <table:table-cell table:formula="of:=[.AAD16]+1/[.$E$22]" office:value-type="float" office:value="2715" calcext:value-type="float">
            <text:p>2715</text:p>
          </table:table-cell>
          <table:table-cell table:formula="of:=[.AAE16]+1/[.$E$22]" office:value-type="float" office:value="2716" calcext:value-type="float">
            <text:p>2716</text:p>
          </table:table-cell>
          <table:table-cell table:formula="of:=[.AAF16]+1/[.$E$22]" office:value-type="float" office:value="2717" calcext:value-type="float">
            <text:p>2717</text:p>
          </table:table-cell>
          <table:table-cell table:formula="of:=[.AAG16]+1/[.$E$22]" office:value-type="float" office:value="2718" calcext:value-type="float">
            <text:p>2718</text:p>
          </table:table-cell>
          <table:table-cell table:formula="of:=[.AAH16]+1/[.$E$22]" office:value-type="float" office:value="2719" calcext:value-type="float">
            <text:p>2719</text:p>
          </table:table-cell>
          <table:table-cell table:formula="of:=[.AAI16]+1/[.$E$22]" office:value-type="float" office:value="2720" calcext:value-type="float">
            <text:p>2720</text:p>
          </table:table-cell>
          <table:table-cell table:formula="of:=[.AAJ16]+1/[.$E$22]" office:value-type="float" office:value="2721" calcext:value-type="float">
            <text:p>2721</text:p>
          </table:table-cell>
          <table:table-cell table:formula="of:=[.AAK16]+1/[.$E$22]" office:value-type="float" office:value="2722" calcext:value-type="float">
            <text:p>2722</text:p>
          </table:table-cell>
          <table:table-cell table:formula="of:=[.AAL16]+1/[.$E$22]" office:value-type="float" office:value="2723" calcext:value-type="float">
            <text:p>2723</text:p>
          </table:table-cell>
          <table:table-cell table:formula="of:=[.AAM16]+1/[.$E$22]" office:value-type="float" office:value="2724" calcext:value-type="float">
            <text:p>2724</text:p>
          </table:table-cell>
          <table:table-cell table:formula="of:=[.AAN16]+1/[.$E$22]" office:value-type="float" office:value="2725" calcext:value-type="float">
            <text:p>2725</text:p>
          </table:table-cell>
          <table:table-cell table:formula="of:=[.AAO16]+1/[.$E$22]" office:value-type="float" office:value="2726" calcext:value-type="float">
            <text:p>2726</text:p>
          </table:table-cell>
          <table:table-cell table:formula="of:=[.AAP16]+1/[.$E$22]" office:value-type="float" office:value="2727" calcext:value-type="float">
            <text:p>2727</text:p>
          </table:table-cell>
          <table:table-cell table:formula="of:=[.AAQ16]+1/[.$E$22]" office:value-type="float" office:value="2728" calcext:value-type="float">
            <text:p>2728</text:p>
          </table:table-cell>
          <table:table-cell table:formula="of:=[.AAR16]+1/[.$E$22]" office:value-type="float" office:value="2729" calcext:value-type="float">
            <text:p>2729</text:p>
          </table:table-cell>
          <table:table-cell table:formula="of:=[.AAS16]+1/[.$E$22]" office:value-type="float" office:value="2730" calcext:value-type="float">
            <text:p>2730</text:p>
          </table:table-cell>
          <table:table-cell table:formula="of:=[.AAT16]+1/[.$E$22]" office:value-type="float" office:value="2731" calcext:value-type="float">
            <text:p>2731</text:p>
          </table:table-cell>
          <table:table-cell table:formula="of:=[.AAU16]+1/[.$E$22]" office:value-type="float" office:value="2732" calcext:value-type="float">
            <text:p>2732</text:p>
          </table:table-cell>
          <table:table-cell table:formula="of:=[.AAV16]+1/[.$E$22]" office:value-type="float" office:value="2733" calcext:value-type="float">
            <text:p>2733</text:p>
          </table:table-cell>
          <table:table-cell table:formula="of:=[.AAW16]+1/[.$E$22]" office:value-type="float" office:value="2734" calcext:value-type="float">
            <text:p>2734</text:p>
          </table:table-cell>
          <table:table-cell table:formula="of:=[.AAX16]+1/[.$E$22]" office:value-type="float" office:value="2735" calcext:value-type="float">
            <text:p>2735</text:p>
          </table:table-cell>
          <table:table-cell table:formula="of:=[.AAY16]+1/[.$E$22]" office:value-type="float" office:value="2736" calcext:value-type="float">
            <text:p>2736</text:p>
          </table:table-cell>
          <table:table-cell table:formula="of:=[.AAZ16]+1/[.$E$22]" office:value-type="float" office:value="2737" calcext:value-type="float">
            <text:p>2737</text:p>
          </table:table-cell>
          <table:table-cell table:formula="of:=[.ABA16]+1/[.$E$22]" office:value-type="float" office:value="2738" calcext:value-type="float">
            <text:p>2738</text:p>
          </table:table-cell>
          <table:table-cell table:formula="of:=[.ABB16]+1/[.$E$22]" office:value-type="float" office:value="2739" calcext:value-type="float">
            <text:p>2739</text:p>
          </table:table-cell>
          <table:table-cell table:formula="of:=[.ABC16]+1/[.$E$22]" office:value-type="float" office:value="2740" calcext:value-type="float">
            <text:p>2740</text:p>
          </table:table-cell>
          <table:table-cell table:formula="of:=[.ABD16]+1/[.$E$22]" office:value-type="float" office:value="2741" calcext:value-type="float">
            <text:p>2741</text:p>
          </table:table-cell>
          <table:table-cell table:formula="of:=[.ABE16]+1/[.$E$22]" office:value-type="float" office:value="2742" calcext:value-type="float">
            <text:p>2742</text:p>
          </table:table-cell>
          <table:table-cell table:formula="of:=[.ABF16]+1/[.$E$22]" office:value-type="float" office:value="2743" calcext:value-type="float">
            <text:p>2743</text:p>
          </table:table-cell>
          <table:table-cell table:formula="of:=[.ABG16]+1/[.$E$22]" office:value-type="float" office:value="2744" calcext:value-type="float">
            <text:p>2744</text:p>
          </table:table-cell>
          <table:table-cell table:formula="of:=[.ABH16]+1/[.$E$22]" office:value-type="float" office:value="2745" calcext:value-type="float">
            <text:p>2745</text:p>
          </table:table-cell>
          <table:table-cell table:formula="of:=[.ABI16]+1/[.$E$22]" office:value-type="float" office:value="2746" calcext:value-type="float">
            <text:p>2746</text:p>
          </table:table-cell>
          <table:table-cell table:formula="of:=[.ABJ16]+1/[.$E$22]" office:value-type="float" office:value="2747" calcext:value-type="float">
            <text:p>2747</text:p>
          </table:table-cell>
          <table:table-cell table:formula="of:=[.ABK16]+1/[.$E$22]" office:value-type="float" office:value="2748" calcext:value-type="float">
            <text:p>2748</text:p>
          </table:table-cell>
          <table:table-cell table:formula="of:=[.ABL16]+1/[.$E$22]" office:value-type="float" office:value="2749" calcext:value-type="float">
            <text:p>2749</text:p>
          </table:table-cell>
          <table:table-cell table:formula="of:=[.ABM16]+1/[.$E$22]" office:value-type="float" office:value="2750" calcext:value-type="float">
            <text:p>2750</text:p>
          </table:table-cell>
          <table:table-cell table:formula="of:=[.ABN16]+1/[.$E$22]" office:value-type="float" office:value="2751" calcext:value-type="float">
            <text:p>2751</text:p>
          </table:table-cell>
          <table:table-cell table:formula="of:=[.ABO16]+1/[.$E$22]" office:value-type="float" office:value="2752" calcext:value-type="float">
            <text:p>2752</text:p>
          </table:table-cell>
          <table:table-cell table:formula="of:=[.ABP16]+1/[.$E$22]" office:value-type="float" office:value="2753" calcext:value-type="float">
            <text:p>2753</text:p>
          </table:table-cell>
          <table:table-cell table:formula="of:=[.ABQ16]+1/[.$E$22]" office:value-type="float" office:value="2754" calcext:value-type="float">
            <text:p>2754</text:p>
          </table:table-cell>
          <table:table-cell table:formula="of:=[.ABR16]+1/[.$E$22]" office:value-type="float" office:value="2755" calcext:value-type="float">
            <text:p>2755</text:p>
          </table:table-cell>
          <table:table-cell table:formula="of:=[.ABS16]+1/[.$E$22]" office:value-type="float" office:value="2756" calcext:value-type="float">
            <text:p>2756</text:p>
          </table:table-cell>
          <table:table-cell table:formula="of:=[.ABT16]+1/[.$E$22]" office:value-type="float" office:value="2757" calcext:value-type="float">
            <text:p>2757</text:p>
          </table:table-cell>
          <table:table-cell table:formula="of:=[.ABU16]+1/[.$E$22]" office:value-type="float" office:value="2758" calcext:value-type="float">
            <text:p>2758</text:p>
          </table:table-cell>
          <table:table-cell table:formula="of:=[.ABV16]+1/[.$E$22]" office:value-type="float" office:value="2759" calcext:value-type="float">
            <text:p>2759</text:p>
          </table:table-cell>
          <table:table-cell table:formula="of:=[.ABW16]+1/[.$E$22]" office:value-type="float" office:value="2760" calcext:value-type="float">
            <text:p>2760</text:p>
          </table:table-cell>
          <table:table-cell table:formula="of:=[.ABX16]+1/[.$E$22]" office:value-type="float" office:value="2761" calcext:value-type="float">
            <text:p>2761</text:p>
          </table:table-cell>
          <table:table-cell table:formula="of:=[.ABY16]+1/[.$E$22]" office:value-type="float" office:value="2762" calcext:value-type="float">
            <text:p>2762</text:p>
          </table:table-cell>
          <table:table-cell table:formula="of:=[.ABZ16]+1/[.$E$22]" office:value-type="float" office:value="2763" calcext:value-type="float">
            <text:p>2763</text:p>
          </table:table-cell>
          <table:table-cell table:formula="of:=[.ACA16]+1/[.$E$22]" office:value-type="float" office:value="2764" calcext:value-type="float">
            <text:p>2764</text:p>
          </table:table-cell>
          <table:table-cell table:formula="of:=[.ACB16]+1/[.$E$22]" office:value-type="float" office:value="2765" calcext:value-type="float">
            <text:p>2765</text:p>
          </table:table-cell>
          <table:table-cell table:formula="of:=[.ACC16]+1/[.$E$22]" office:value-type="float" office:value="2766" calcext:value-type="float">
            <text:p>2766</text:p>
          </table:table-cell>
          <table:table-cell table:formula="of:=[.ACD16]+1/[.$E$22]" office:value-type="float" office:value="2767" calcext:value-type="float">
            <text:p>2767</text:p>
          </table:table-cell>
          <table:table-cell table:formula="of:=[.ACE16]+1/[.$E$22]" office:value-type="float" office:value="2768" calcext:value-type="float">
            <text:p>2768</text:p>
          </table:table-cell>
          <table:table-cell table:formula="of:=[.ACF16]+1/[.$E$22]" office:value-type="float" office:value="2769" calcext:value-type="float">
            <text:p>2769</text:p>
          </table:table-cell>
          <table:table-cell table:formula="of:=[.ACG16]+1/[.$E$22]" office:value-type="float" office:value="2770" calcext:value-type="float">
            <text:p>2770</text:p>
          </table:table-cell>
          <table:table-cell table:formula="of:=[.ACH16]+1/[.$E$22]" office:value-type="float" office:value="2771" calcext:value-type="float">
            <text:p>2771</text:p>
          </table:table-cell>
          <table:table-cell table:formula="of:=[.ACI16]+1/[.$E$22]" office:value-type="float" office:value="2772" calcext:value-type="float">
            <text:p>2772</text:p>
          </table:table-cell>
          <table:table-cell table:formula="of:=[.ACJ16]+1/[.$E$22]" office:value-type="float" office:value="2773" calcext:value-type="float">
            <text:p>2773</text:p>
          </table:table-cell>
          <table:table-cell table:formula="of:=[.ACK16]+1/[.$E$22]" office:value-type="float" office:value="2774" calcext:value-type="float">
            <text:p>2774</text:p>
          </table:table-cell>
          <table:table-cell table:formula="of:=[.ACL16]+1/[.$E$22]" office:value-type="float" office:value="2775" calcext:value-type="float">
            <text:p>2775</text:p>
          </table:table-cell>
          <table:table-cell table:formula="of:=[.ACM16]+1/[.$E$22]" office:value-type="float" office:value="2776" calcext:value-type="float">
            <text:p>2776</text:p>
          </table:table-cell>
          <table:table-cell table:formula="of:=[.ACN16]+1/[.$E$22]" office:value-type="float" office:value="2777" calcext:value-type="float">
            <text:p>2777</text:p>
          </table:table-cell>
          <table:table-cell table:formula="of:=[.ACO16]+1/[.$E$22]" office:value-type="float" office:value="2778" calcext:value-type="float">
            <text:p>2778</text:p>
          </table:table-cell>
          <table:table-cell table:formula="of:=[.ACP16]+1/[.$E$22]" office:value-type="float" office:value="2779" calcext:value-type="float">
            <text:p>2779</text:p>
          </table:table-cell>
          <table:table-cell table:formula="of:=[.ACQ16]+1/[.$E$22]" office:value-type="float" office:value="2780" calcext:value-type="float">
            <text:p>2780</text:p>
          </table:table-cell>
          <table:table-cell table:formula="of:=[.ACR16]+1/[.$E$22]" office:value-type="float" office:value="2781" calcext:value-type="float">
            <text:p>2781</text:p>
          </table:table-cell>
          <table:table-cell table:formula="of:=[.ACS16]+1/[.$E$22]" office:value-type="float" office:value="2782" calcext:value-type="float">
            <text:p>2782</text:p>
          </table:table-cell>
          <table:table-cell table:formula="of:=[.ACT16]+1/[.$E$22]" office:value-type="float" office:value="2783" calcext:value-type="float">
            <text:p>2783</text:p>
          </table:table-cell>
          <table:table-cell table:formula="of:=[.ACU16]+1/[.$E$22]" office:value-type="float" office:value="2784" calcext:value-type="float">
            <text:p>2784</text:p>
          </table:table-cell>
          <table:table-cell table:formula="of:=[.ACV16]+1/[.$E$22]" office:value-type="float" office:value="2785" calcext:value-type="float">
            <text:p>2785</text:p>
          </table:table-cell>
          <table:table-cell table:formula="of:=[.ACW16]+1/[.$E$22]" office:value-type="float" office:value="2786" calcext:value-type="float">
            <text:p>2786</text:p>
          </table:table-cell>
          <table:table-cell table:formula="of:=[.ACX16]+1/[.$E$22]" office:value-type="float" office:value="2787" calcext:value-type="float">
            <text:p>2787</text:p>
          </table:table-cell>
          <table:table-cell table:formula="of:=[.ACY16]+1/[.$E$22]" office:value-type="float" office:value="2788" calcext:value-type="float">
            <text:p>2788</text:p>
          </table:table-cell>
          <table:table-cell table:formula="of:=[.ACZ16]+1/[.$E$22]" office:value-type="float" office:value="2789" calcext:value-type="float">
            <text:p>2789</text:p>
          </table:table-cell>
          <table:table-cell table:formula="of:=[.ADA16]+1/[.$E$22]" office:value-type="float" office:value="2790" calcext:value-type="float">
            <text:p>2790</text:p>
          </table:table-cell>
          <table:table-cell table:formula="of:=[.ADB16]+1/[.$E$22]" office:value-type="float" office:value="2791" calcext:value-type="float">
            <text:p>2791</text:p>
          </table:table-cell>
          <table:table-cell table:formula="of:=[.ADC16]+1/[.$E$22]" office:value-type="float" office:value="2792" calcext:value-type="float">
            <text:p>2792</text:p>
          </table:table-cell>
          <table:table-cell table:formula="of:=[.ADD16]+1/[.$E$22]" office:value-type="float" office:value="2793" calcext:value-type="float">
            <text:p>2793</text:p>
          </table:table-cell>
          <table:table-cell table:formula="of:=[.ADE16]+1/[.$E$22]" office:value-type="float" office:value="2794" calcext:value-type="float">
            <text:p>2794</text:p>
          </table:table-cell>
          <table:table-cell table:formula="of:=[.ADF16]+1/[.$E$22]" office:value-type="float" office:value="2795" calcext:value-type="float">
            <text:p>2795</text:p>
          </table:table-cell>
          <table:table-cell table:formula="of:=[.ADG16]+1/[.$E$22]" office:value-type="float" office:value="2796" calcext:value-type="float">
            <text:p>2796</text:p>
          </table:table-cell>
          <table:table-cell table:formula="of:=[.ADH16]+1/[.$E$22]" office:value-type="float" office:value="2797" calcext:value-type="float">
            <text:p>2797</text:p>
          </table:table-cell>
          <table:table-cell table:formula="of:=[.ADI16]+1/[.$E$22]" office:value-type="float" office:value="2798" calcext:value-type="float">
            <text:p>2798</text:p>
          </table:table-cell>
          <table:table-cell table:formula="of:=[.ADJ16]+1/[.$E$22]" office:value-type="float" office:value="2799" calcext:value-type="float">
            <text:p>2799</text:p>
          </table:table-cell>
          <table:table-cell table:formula="of:=[.ADK16]+1/[.$E$22]" office:value-type="float" office:value="2800" calcext:value-type="float">
            <text:p>2800</text:p>
          </table:table-cell>
          <table:table-cell table:formula="of:=[.ADL16]+1/[.$E$22]" office:value-type="float" office:value="2801" calcext:value-type="float">
            <text:p>2801</text:p>
          </table:table-cell>
          <table:table-cell table:formula="of:=[.ADM16]+1/[.$E$22]" office:value-type="float" office:value="2802" calcext:value-type="float">
            <text:p>2802</text:p>
          </table:table-cell>
          <table:table-cell table:formula="of:=[.ADN16]+1/[.$E$22]" office:value-type="float" office:value="2803" calcext:value-type="float">
            <text:p>2803</text:p>
          </table:table-cell>
          <table:table-cell table:formula="of:=[.ADO16]+1/[.$E$22]" office:value-type="float" office:value="2804" calcext:value-type="float">
            <text:p>2804</text:p>
          </table:table-cell>
          <table:table-cell table:formula="of:=[.ADP16]+1/[.$E$22]" office:value-type="float" office:value="2805" calcext:value-type="float">
            <text:p>2805</text:p>
          </table:table-cell>
          <table:table-cell table:formula="of:=[.ADQ16]+1/[.$E$22]" office:value-type="float" office:value="2806" calcext:value-type="float">
            <text:p>2806</text:p>
          </table:table-cell>
          <table:table-cell table:formula="of:=[.ADR16]+1/[.$E$22]" office:value-type="float" office:value="2807" calcext:value-type="float">
            <text:p>2807</text:p>
          </table:table-cell>
          <table:table-cell table:formula="of:=[.ADS16]+1/[.$E$22]" office:value-type="float" office:value="2808" calcext:value-type="float">
            <text:p>2808</text:p>
          </table:table-cell>
          <table:table-cell table:formula="of:=[.ADT16]+1/[.$E$22]" office:value-type="float" office:value="2809" calcext:value-type="float">
            <text:p>2809</text:p>
          </table:table-cell>
          <table:table-cell table:formula="of:=[.ADU16]+1/[.$E$22]" office:value-type="float" office:value="2810" calcext:value-type="float">
            <text:p>2810</text:p>
          </table:table-cell>
          <table:table-cell table:formula="of:=[.ADV16]+1/[.$E$22]" office:value-type="float" office:value="2811" calcext:value-type="float">
            <text:p>2811</text:p>
          </table:table-cell>
          <table:table-cell table:formula="of:=[.ADW16]+1/[.$E$22]" office:value-type="float" office:value="2812" calcext:value-type="float">
            <text:p>2812</text:p>
          </table:table-cell>
          <table:table-cell table:formula="of:=[.ADX16]+1/[.$E$22]" office:value-type="float" office:value="2813" calcext:value-type="float">
            <text:p>2813</text:p>
          </table:table-cell>
          <table:table-cell table:formula="of:=[.ADY16]+1/[.$E$22]" office:value-type="float" office:value="2814" calcext:value-type="float">
            <text:p>2814</text:p>
          </table:table-cell>
          <table:table-cell table:formula="of:=[.ADZ16]+1/[.$E$22]" office:value-type="float" office:value="2815" calcext:value-type="float">
            <text:p>2815</text:p>
          </table:table-cell>
          <table:table-cell table:formula="of:=[.AEA16]+1/[.$E$22]" office:value-type="float" office:value="2816" calcext:value-type="float">
            <text:p>2816</text:p>
          </table:table-cell>
          <table:table-cell table:formula="of:=[.AEB16]+1/[.$E$22]" office:value-type="float" office:value="2817" calcext:value-type="float">
            <text:p>2817</text:p>
          </table:table-cell>
          <table:table-cell table:formula="of:=[.AEC16]+1/[.$E$22]" office:value-type="float" office:value="2818" calcext:value-type="float">
            <text:p>2818</text:p>
          </table:table-cell>
          <table:table-cell table:formula="of:=[.AED16]+1/[.$E$22]" office:value-type="float" office:value="2819" calcext:value-type="float">
            <text:p>2819</text:p>
          </table:table-cell>
          <table:table-cell table:formula="of:=[.AEE16]+1/[.$E$22]" office:value-type="float" office:value="2820" calcext:value-type="float">
            <text:p>2820</text:p>
          </table:table-cell>
          <table:table-cell table:formula="of:=[.AEF16]+1/[.$E$22]" office:value-type="float" office:value="2821" calcext:value-type="float">
            <text:p>2821</text:p>
          </table:table-cell>
          <table:table-cell table:formula="of:=[.AEG16]+1/[.$E$22]" office:value-type="float" office:value="2822" calcext:value-type="float">
            <text:p>2822</text:p>
          </table:table-cell>
          <table:table-cell table:formula="of:=[.AEH16]+1/[.$E$22]" office:value-type="float" office:value="2823" calcext:value-type="float">
            <text:p>2823</text:p>
          </table:table-cell>
          <table:table-cell table:formula="of:=[.AEI16]+1/[.$E$22]" office:value-type="float" office:value="2824" calcext:value-type="float">
            <text:p>2824</text:p>
          </table:table-cell>
          <table:table-cell table:formula="of:=[.AEJ16]+1/[.$E$22]" office:value-type="float" office:value="2825" calcext:value-type="float">
            <text:p>2825</text:p>
          </table:table-cell>
          <table:table-cell table:formula="of:=[.AEK16]+1/[.$E$22]" office:value-type="float" office:value="2826" calcext:value-type="float">
            <text:p>2826</text:p>
          </table:table-cell>
          <table:table-cell table:formula="of:=[.AEL16]+1/[.$E$22]" office:value-type="float" office:value="2827" calcext:value-type="float">
            <text:p>2827</text:p>
          </table:table-cell>
          <table:table-cell table:formula="of:=[.AEM16]+1/[.$E$22]" office:value-type="float" office:value="2828" calcext:value-type="float">
            <text:p>2828</text:p>
          </table:table-cell>
          <table:table-cell table:formula="of:=[.AEN16]+1/[.$E$22]" office:value-type="float" office:value="2829" calcext:value-type="float">
            <text:p>2829</text:p>
          </table:table-cell>
          <table:table-cell table:formula="of:=[.AEO16]+1/[.$E$22]" office:value-type="float" office:value="2830" calcext:value-type="float">
            <text:p>2830</text:p>
          </table:table-cell>
          <table:table-cell table:formula="of:=[.AEP16]+1/[.$E$22]" office:value-type="float" office:value="2831" calcext:value-type="float">
            <text:p>2831</text:p>
          </table:table-cell>
          <table:table-cell table:formula="of:=[.AEQ16]+1/[.$E$22]" office:value-type="float" office:value="2832" calcext:value-type="float">
            <text:p>2832</text:p>
          </table:table-cell>
          <table:table-cell table:formula="of:=[.AER16]+1/[.$E$22]" office:value-type="float" office:value="2833" calcext:value-type="float">
            <text:p>2833</text:p>
          </table:table-cell>
          <table:table-cell table:formula="of:=[.AES16]+1/[.$E$22]" office:value-type="float" office:value="2834" calcext:value-type="float">
            <text:p>2834</text:p>
          </table:table-cell>
          <table:table-cell table:formula="of:=[.AET16]+1/[.$E$22]" office:value-type="float" office:value="2835" calcext:value-type="float">
            <text:p>2835</text:p>
          </table:table-cell>
          <table:table-cell table:formula="of:=[.AEU16]+1/[.$E$22]" office:value-type="float" office:value="2836" calcext:value-type="float">
            <text:p>2836</text:p>
          </table:table-cell>
          <table:table-cell table:formula="of:=[.AEV16]+1/[.$E$22]" office:value-type="float" office:value="2837" calcext:value-type="float">
            <text:p>2837</text:p>
          </table:table-cell>
          <table:table-cell table:formula="of:=[.AEW16]+1/[.$E$22]" office:value-type="float" office:value="2838" calcext:value-type="float">
            <text:p>2838</text:p>
          </table:table-cell>
          <table:table-cell table:formula="of:=[.AEX16]+1/[.$E$22]" office:value-type="float" office:value="2839" calcext:value-type="float">
            <text:p>2839</text:p>
          </table:table-cell>
          <table:table-cell table:formula="of:=[.AEY16]+1/[.$E$22]" office:value-type="float" office:value="2840" calcext:value-type="float">
            <text:p>2840</text:p>
          </table:table-cell>
          <table:table-cell table:formula="of:=[.AEZ16]+1/[.$E$22]" office:value-type="float" office:value="2841" calcext:value-type="float">
            <text:p>2841</text:p>
          </table:table-cell>
          <table:table-cell table:formula="of:=[.AFA16]+1/[.$E$22]" office:value-type="float" office:value="2842" calcext:value-type="float">
            <text:p>2842</text:p>
          </table:table-cell>
          <table:table-cell table:formula="of:=[.AFB16]+1/[.$E$22]" office:value-type="float" office:value="2843" calcext:value-type="float">
            <text:p>2843</text:p>
          </table:table-cell>
          <table:table-cell table:formula="of:=[.AFC16]+1/[.$E$22]" office:value-type="float" office:value="2844" calcext:value-type="float">
            <text:p>2844</text:p>
          </table:table-cell>
          <table:table-cell table:formula="of:=[.AFD16]+1/[.$E$22]" office:value-type="float" office:value="2845" calcext:value-type="float">
            <text:p>2845</text:p>
          </table:table-cell>
          <table:table-cell table:formula="of:=[.AFE16]+1/[.$E$22]" office:value-type="float" office:value="2846" calcext:value-type="float">
            <text:p>2846</text:p>
          </table:table-cell>
          <table:table-cell table:formula="of:=[.AFF16]+1/[.$E$22]" office:value-type="float" office:value="2847" calcext:value-type="float">
            <text:p>2847</text:p>
          </table:table-cell>
          <table:table-cell table:formula="of:=[.AFG16]+1/[.$E$22]" office:value-type="float" office:value="2848" calcext:value-type="float">
            <text:p>2848</text:p>
          </table:table-cell>
          <table:table-cell table:formula="of:=[.AFH16]+1/[.$E$22]" office:value-type="float" office:value="2849" calcext:value-type="float">
            <text:p>2849</text:p>
          </table:table-cell>
          <table:table-cell table:formula="of:=[.AFI16]+1/[.$E$22]" office:value-type="float" office:value="2850" calcext:value-type="float">
            <text:p>2850</text:p>
          </table:table-cell>
          <table:table-cell table:formula="of:=[.AFJ16]+1/[.$E$22]" office:value-type="float" office:value="2851" calcext:value-type="float">
            <text:p>2851</text:p>
          </table:table-cell>
          <table:table-cell table:formula="of:=[.AFK16]+1/[.$E$22]" office:value-type="float" office:value="2852" calcext:value-type="float">
            <text:p>2852</text:p>
          </table:table-cell>
          <table:table-cell table:formula="of:=[.AFL16]+1/[.$E$22]" office:value-type="float" office:value="2853" calcext:value-type="float">
            <text:p>2853</text:p>
          </table:table-cell>
          <table:table-cell table:formula="of:=[.AFM16]+1/[.$E$22]" office:value-type="float" office:value="2854" calcext:value-type="float">
            <text:p>2854</text:p>
          </table:table-cell>
          <table:table-cell table:formula="of:=[.AFN16]+1/[.$E$22]" office:value-type="float" office:value="2855" calcext:value-type="float">
            <text:p>2855</text:p>
          </table:table-cell>
          <table:table-cell table:formula="of:=[.AFO16]+1/[.$E$22]" office:value-type="float" office:value="2856" calcext:value-type="float">
            <text:p>2856</text:p>
          </table:table-cell>
          <table:table-cell table:formula="of:=[.AFP16]+1/[.$E$22]" office:value-type="float" office:value="2857" calcext:value-type="float">
            <text:p>2857</text:p>
          </table:table-cell>
          <table:table-cell table:formula="of:=[.AFQ16]+1/[.$E$22]" office:value-type="float" office:value="2858" calcext:value-type="float">
            <text:p>2858</text:p>
          </table:table-cell>
          <table:table-cell table:formula="of:=[.AFR16]+1/[.$E$22]" office:value-type="float" office:value="2859" calcext:value-type="float">
            <text:p>2859</text:p>
          </table:table-cell>
          <table:table-cell table:formula="of:=[.AFS16]+1/[.$E$22]" office:value-type="float" office:value="2860" calcext:value-type="float">
            <text:p>2860</text:p>
          </table:table-cell>
          <table:table-cell table:formula="of:=[.AFT16]+1/[.$E$22]" office:value-type="float" office:value="2861" calcext:value-type="float">
            <text:p>2861</text:p>
          </table:table-cell>
          <table:table-cell table:formula="of:=[.AFU16]+1/[.$E$22]" office:value-type="float" office:value="2862" calcext:value-type="float">
            <text:p>2862</text:p>
          </table:table-cell>
          <table:table-cell table:formula="of:=[.AFV16]+1/[.$E$22]" office:value-type="float" office:value="2863" calcext:value-type="float">
            <text:p>2863</text:p>
          </table:table-cell>
          <table:table-cell table:formula="of:=[.AFW16]+1/[.$E$22]" office:value-type="float" office:value="2864" calcext:value-type="float">
            <text:p>2864</text:p>
          </table:table-cell>
          <table:table-cell table:formula="of:=[.AFX16]+1/[.$E$22]" office:value-type="float" office:value="2865" calcext:value-type="float">
            <text:p>2865</text:p>
          </table:table-cell>
          <table:table-cell table:formula="of:=[.AFY16]+1/[.$E$22]" office:value-type="float" office:value="2866" calcext:value-type="float">
            <text:p>2866</text:p>
          </table:table-cell>
          <table:table-cell table:formula="of:=[.AFZ16]+1/[.$E$22]" office:value-type="float" office:value="2867" calcext:value-type="float">
            <text:p>2867</text:p>
          </table:table-cell>
          <table:table-cell table:formula="of:=[.AGA16]+1/[.$E$22]" office:value-type="float" office:value="2868" calcext:value-type="float">
            <text:p>2868</text:p>
          </table:table-cell>
          <table:table-cell table:formula="of:=[.AGB16]+1/[.$E$22]" office:value-type="float" office:value="2869" calcext:value-type="float">
            <text:p>2869</text:p>
          </table:table-cell>
          <table:table-cell table:formula="of:=[.AGC16]+1/[.$E$22]" office:value-type="float" office:value="2870" calcext:value-type="float">
            <text:p>2870</text:p>
          </table:table-cell>
          <table:table-cell table:formula="of:=[.AGD16]+1/[.$E$22]" office:value-type="float" office:value="2871" calcext:value-type="float">
            <text:p>2871</text:p>
          </table:table-cell>
          <table:table-cell table:formula="of:=[.AGE16]+1/[.$E$22]" office:value-type="float" office:value="2872" calcext:value-type="float">
            <text:p>2872</text:p>
          </table:table-cell>
          <table:table-cell table:formula="of:=[.AGF16]+1/[.$E$22]" office:value-type="float" office:value="2873" calcext:value-type="float">
            <text:p>2873</text:p>
          </table:table-cell>
          <table:table-cell table:formula="of:=[.AGG16]+1/[.$E$22]" office:value-type="float" office:value="2874" calcext:value-type="float">
            <text:p>2874</text:p>
          </table:table-cell>
          <table:table-cell table:formula="of:=[.AGH16]+1/[.$E$22]" office:value-type="float" office:value="2875" calcext:value-type="float">
            <text:p>2875</text:p>
          </table:table-cell>
          <table:table-cell table:formula="of:=[.AGI16]+1/[.$E$22]" office:value-type="float" office:value="2876" calcext:value-type="float">
            <text:p>2876</text:p>
          </table:table-cell>
          <table:table-cell table:formula="of:=[.AGJ16]+1/[.$E$22]" office:value-type="float" office:value="2877" calcext:value-type="float">
            <text:p>2877</text:p>
          </table:table-cell>
          <table:table-cell table:formula="of:=[.AGK16]+1/[.$E$22]" office:value-type="float" office:value="2878" calcext:value-type="float">
            <text:p>2878</text:p>
          </table:table-cell>
          <table:table-cell table:formula="of:=[.AGL16]+1/[.$E$22]" office:value-type="float" office:value="2879" calcext:value-type="float">
            <text:p>2879</text:p>
          </table:table-cell>
          <table:table-cell table:formula="of:=[.AGM16]+1/[.$E$22]" office:value-type="float" office:value="2880" calcext:value-type="float">
            <text:p>2880</text:p>
          </table:table-cell>
          <table:table-cell table:formula="of:=[.AGN16]+1/[.$E$22]" office:value-type="float" office:value="2881" calcext:value-type="float">
            <text:p>2881</text:p>
          </table:table-cell>
          <table:table-cell table:formula="of:=[.AGO16]+1/[.$E$22]" office:value-type="float" office:value="2882" calcext:value-type="float">
            <text:p>2882</text:p>
          </table:table-cell>
          <table:table-cell table:formula="of:=[.AGP16]+1/[.$E$22]" office:value-type="float" office:value="2883" calcext:value-type="float">
            <text:p>2883</text:p>
          </table:table-cell>
          <table:table-cell table:formula="of:=[.AGQ16]+1/[.$E$22]" office:value-type="float" office:value="2884" calcext:value-type="float">
            <text:p>2884</text:p>
          </table:table-cell>
          <table:table-cell table:formula="of:=[.AGR16]+1/[.$E$22]" office:value-type="float" office:value="2885" calcext:value-type="float">
            <text:p>2885</text:p>
          </table:table-cell>
          <table:table-cell table:formula="of:=[.AGS16]+1/[.$E$22]" office:value-type="float" office:value="2886" calcext:value-type="float">
            <text:p>2886</text:p>
          </table:table-cell>
          <table:table-cell table:formula="of:=[.AGT16]+1/[.$E$22]" office:value-type="float" office:value="2887" calcext:value-type="float">
            <text:p>2887</text:p>
          </table:table-cell>
          <table:table-cell table:formula="of:=[.AGU16]+1/[.$E$22]" office:value-type="float" office:value="2888" calcext:value-type="float">
            <text:p>2888</text:p>
          </table:table-cell>
          <table:table-cell table:formula="of:=[.AGV16]+1/[.$E$22]" office:value-type="float" office:value="2889" calcext:value-type="float">
            <text:p>2889</text:p>
          </table:table-cell>
          <table:table-cell table:formula="of:=[.AGW16]+1/[.$E$22]" office:value-type="float" office:value="2890" calcext:value-type="float">
            <text:p>2890</text:p>
          </table:table-cell>
          <table:table-cell table:formula="of:=[.AGX16]+1/[.$E$22]" office:value-type="float" office:value="2891" calcext:value-type="float">
            <text:p>2891</text:p>
          </table:table-cell>
          <table:table-cell table:formula="of:=[.AGY16]+1/[.$E$22]" office:value-type="float" office:value="2892" calcext:value-type="float">
            <text:p>2892</text:p>
          </table:table-cell>
          <table:table-cell table:formula="of:=[.AGZ16]+1/[.$E$22]" office:value-type="float" office:value="2893" calcext:value-type="float">
            <text:p>2893</text:p>
          </table:table-cell>
          <table:table-cell table:formula="of:=[.AHA16]+1/[.$E$22]" office:value-type="float" office:value="2894" calcext:value-type="float">
            <text:p>2894</text:p>
          </table:table-cell>
          <table:table-cell table:formula="of:=[.AHB16]+1/[.$E$22]" office:value-type="float" office:value="2895" calcext:value-type="float">
            <text:p>2895</text:p>
          </table:table-cell>
          <table:table-cell table:formula="of:=[.AHC16]+1/[.$E$22]" office:value-type="float" office:value="2896" calcext:value-type="float">
            <text:p>2896</text:p>
          </table:table-cell>
          <table:table-cell table:formula="of:=[.AHD16]+1/[.$E$22]" office:value-type="float" office:value="2897" calcext:value-type="float">
            <text:p>2897</text:p>
          </table:table-cell>
          <table:table-cell table:formula="of:=[.AHE16]+1/[.$E$22]" office:value-type="float" office:value="2898" calcext:value-type="float">
            <text:p>2898</text:p>
          </table:table-cell>
          <table:table-cell table:formula="of:=[.AHF16]+1/[.$E$22]" office:value-type="float" office:value="2899" calcext:value-type="float">
            <text:p>2899</text:p>
          </table:table-cell>
          <table:table-cell table:formula="of:=[.AHG16]+1/[.$E$22]" office:value-type="float" office:value="2900" calcext:value-type="float">
            <text:p>2900</text:p>
          </table:table-cell>
          <table:table-cell table:formula="of:=[.AHH16]+1/[.$E$22]" office:value-type="float" office:value="2901" calcext:value-type="float">
            <text:p>2901</text:p>
          </table:table-cell>
          <table:table-cell table:formula="of:=[.AHI16]+1/[.$E$22]" office:value-type="float" office:value="2902" calcext:value-type="float">
            <text:p>2902</text:p>
          </table:table-cell>
          <table:table-cell table:formula="of:=[.AHJ16]+1/[.$E$22]" office:value-type="float" office:value="2903" calcext:value-type="float">
            <text:p>2903</text:p>
          </table:table-cell>
          <table:table-cell table:formula="of:=[.AHK16]+1/[.$E$22]" office:value-type="float" office:value="2904" calcext:value-type="float">
            <text:p>2904</text:p>
          </table:table-cell>
          <table:table-cell table:formula="of:=[.AHL16]+1/[.$E$22]" office:value-type="float" office:value="2905" calcext:value-type="float">
            <text:p>2905</text:p>
          </table:table-cell>
          <table:table-cell table:formula="of:=[.AHM16]+1/[.$E$22]" office:value-type="float" office:value="2906" calcext:value-type="float">
            <text:p>2906</text:p>
          </table:table-cell>
          <table:table-cell table:formula="of:=[.AHN16]+1/[.$E$22]" office:value-type="float" office:value="2907" calcext:value-type="float">
            <text:p>2907</text:p>
          </table:table-cell>
          <table:table-cell table:formula="of:=[.AHO16]+1/[.$E$22]" office:value-type="float" office:value="2908" calcext:value-type="float">
            <text:p>2908</text:p>
          </table:table-cell>
          <table:table-cell table:formula="of:=[.AHP16]+1/[.$E$22]" office:value-type="float" office:value="2909" calcext:value-type="float">
            <text:p>2909</text:p>
          </table:table-cell>
          <table:table-cell table:formula="of:=[.AHQ16]+1/[.$E$22]" office:value-type="float" office:value="2910" calcext:value-type="float">
            <text:p>2910</text:p>
          </table:table-cell>
          <table:table-cell table:formula="of:=[.AHR16]+1/[.$E$22]" office:value-type="float" office:value="2911" calcext:value-type="float">
            <text:p>2911</text:p>
          </table:table-cell>
          <table:table-cell table:formula="of:=[.AHS16]+1/[.$E$22]" office:value-type="float" office:value="2912" calcext:value-type="float">
            <text:p>2912</text:p>
          </table:table-cell>
          <table:table-cell table:formula="of:=[.AHT16]+1/[.$E$22]" office:value-type="float" office:value="2913" calcext:value-type="float">
            <text:p>2913</text:p>
          </table:table-cell>
          <table:table-cell table:formula="of:=[.AHU16]+1/[.$E$22]" office:value-type="float" office:value="2914" calcext:value-type="float">
            <text:p>2914</text:p>
          </table:table-cell>
          <table:table-cell table:formula="of:=[.AHV16]+1/[.$E$22]" office:value-type="float" office:value="2915" calcext:value-type="float">
            <text:p>2915</text:p>
          </table:table-cell>
          <table:table-cell table:formula="of:=[.AHW16]+1/[.$E$22]" office:value-type="float" office:value="2916" calcext:value-type="float">
            <text:p>2916</text:p>
          </table:table-cell>
          <table:table-cell table:formula="of:=[.AHX16]+1/[.$E$22]" office:value-type="float" office:value="2917" calcext:value-type="float">
            <text:p>2917</text:p>
          </table:table-cell>
          <table:table-cell table:formula="of:=[.AHY16]+1/[.$E$22]" office:value-type="float" office:value="2918" calcext:value-type="float">
            <text:p>2918</text:p>
          </table:table-cell>
          <table:table-cell table:formula="of:=[.AHZ16]+1/[.$E$22]" office:value-type="float" office:value="2919" calcext:value-type="float">
            <text:p>2919</text:p>
          </table:table-cell>
          <table:table-cell table:formula="of:=[.AIA16]+1/[.$E$22]" office:value-type="float" office:value="2920" calcext:value-type="float">
            <text:p>2920</text:p>
          </table:table-cell>
          <table:table-cell table:formula="of:=[.AIB16]+1/[.$E$22]" office:value-type="float" office:value="2921" calcext:value-type="float">
            <text:p>2921</text:p>
          </table:table-cell>
          <table:table-cell table:formula="of:=[.AIC16]+1/[.$E$22]" office:value-type="float" office:value="2922" calcext:value-type="float">
            <text:p>2922</text:p>
          </table:table-cell>
          <table:table-cell table:formula="of:=[.AID16]+1/[.$E$22]" office:value-type="float" office:value="2923" calcext:value-type="float">
            <text:p>2923</text:p>
          </table:table-cell>
          <table:table-cell table:formula="of:=[.AIE16]+1/[.$E$22]" office:value-type="float" office:value="2924" calcext:value-type="float">
            <text:p>2924</text:p>
          </table:table-cell>
          <table:table-cell table:formula="of:=[.AIF16]+1/[.$E$22]" office:value-type="float" office:value="2925" calcext:value-type="float">
            <text:p>2925</text:p>
          </table:table-cell>
          <table:table-cell table:formula="of:=[.AIG16]+1/[.$E$22]" office:value-type="float" office:value="2926" calcext:value-type="float">
            <text:p>2926</text:p>
          </table:table-cell>
          <table:table-cell table:formula="of:=[.AIH16]+1/[.$E$22]" office:value-type="float" office:value="2927" calcext:value-type="float">
            <text:p>2927</text:p>
          </table:table-cell>
          <table:table-cell table:formula="of:=[.AII16]+1/[.$E$22]" office:value-type="float" office:value="2928" calcext:value-type="float">
            <text:p>2928</text:p>
          </table:table-cell>
          <table:table-cell table:formula="of:=[.AIJ16]+1/[.$E$22]" office:value-type="float" office:value="2929" calcext:value-type="float">
            <text:p>2929</text:p>
          </table:table-cell>
          <table:table-cell table:formula="of:=[.AIK16]+1/[.$E$22]" office:value-type="float" office:value="2930" calcext:value-type="float">
            <text:p>2930</text:p>
          </table:table-cell>
          <table:table-cell table:formula="of:=[.AIL16]+1/[.$E$22]" office:value-type="float" office:value="2931" calcext:value-type="float">
            <text:p>2931</text:p>
          </table:table-cell>
          <table:table-cell table:formula="of:=[.AIM16]+1/[.$E$22]" office:value-type="float" office:value="2932" calcext:value-type="float">
            <text:p>2932</text:p>
          </table:table-cell>
          <table:table-cell table:formula="of:=[.AIN16]+1/[.$E$22]" office:value-type="float" office:value="2933" calcext:value-type="float">
            <text:p>2933</text:p>
          </table:table-cell>
          <table:table-cell table:formula="of:=[.AIO16]+1/[.$E$22]" office:value-type="float" office:value="2934" calcext:value-type="float">
            <text:p>2934</text:p>
          </table:table-cell>
          <table:table-cell table:formula="of:=[.AIP16]+1/[.$E$22]" office:value-type="float" office:value="2935" calcext:value-type="float">
            <text:p>2935</text:p>
          </table:table-cell>
          <table:table-cell table:formula="of:=[.AIQ16]+1/[.$E$22]" office:value-type="float" office:value="2936" calcext:value-type="float">
            <text:p>2936</text:p>
          </table:table-cell>
          <table:table-cell table:formula="of:=[.AIR16]+1/[.$E$22]" office:value-type="float" office:value="2937" calcext:value-type="float">
            <text:p>2937</text:p>
          </table:table-cell>
          <table:table-cell table:formula="of:=[.AIS16]+1/[.$E$22]" office:value-type="float" office:value="2938" calcext:value-type="float">
            <text:p>2938</text:p>
          </table:table-cell>
          <table:table-cell table:formula="of:=[.AIT16]+1/[.$E$22]" office:value-type="float" office:value="2939" calcext:value-type="float">
            <text:p>2939</text:p>
          </table:table-cell>
          <table:table-cell table:formula="of:=[.AIU16]+1/[.$E$22]" office:value-type="float" office:value="2940" calcext:value-type="float">
            <text:p>2940</text:p>
          </table:table-cell>
          <table:table-cell table:formula="of:=[.AIV16]+1/[.$E$22]" office:value-type="float" office:value="2941" calcext:value-type="float">
            <text:p>2941</text:p>
          </table:table-cell>
          <table:table-cell table:formula="of:=[.AIW16]+1/[.$E$22]" office:value-type="float" office:value="2942" calcext:value-type="float">
            <text:p>2942</text:p>
          </table:table-cell>
          <table:table-cell table:formula="of:=[.AIX16]+1/[.$E$22]" office:value-type="float" office:value="2943" calcext:value-type="float">
            <text:p>2943</text:p>
          </table:table-cell>
          <table:table-cell table:formula="of:=[.AIY16]+1/[.$E$22]" office:value-type="float" office:value="2944" calcext:value-type="float">
            <text:p>2944</text:p>
          </table:table-cell>
          <table:table-cell table:formula="of:=[.AIZ16]+1/[.$E$22]" office:value-type="float" office:value="2945" calcext:value-type="float">
            <text:p>2945</text:p>
          </table:table-cell>
          <table:table-cell table:formula="of:=[.AJA16]+1/[.$E$22]" office:value-type="float" office:value="2946" calcext:value-type="float">
            <text:p>2946</text:p>
          </table:table-cell>
          <table:table-cell table:formula="of:=[.AJB16]+1/[.$E$22]" office:value-type="float" office:value="2947" calcext:value-type="float">
            <text:p>2947</text:p>
          </table:table-cell>
          <table:table-cell table:formula="of:=[.AJC16]+1/[.$E$22]" office:value-type="float" office:value="2948" calcext:value-type="float">
            <text:p>2948</text:p>
          </table:table-cell>
          <table:table-cell table:formula="of:=[.AJD16]+1/[.$E$22]" office:value-type="float" office:value="2949" calcext:value-type="float">
            <text:p>2949</text:p>
          </table:table-cell>
          <table:table-cell table:formula="of:=[.AJE16]+1/[.$E$22]" office:value-type="float" office:value="2950" calcext:value-type="float">
            <text:p>2950</text:p>
          </table:table-cell>
          <table:table-cell table:formula="of:=[.AJF16]+1/[.$E$22]" office:value-type="float" office:value="2951" calcext:value-type="float">
            <text:p>2951</text:p>
          </table:table-cell>
          <table:table-cell table:formula="of:=[.AJG16]+1/[.$E$22]" office:value-type="float" office:value="2952" calcext:value-type="float">
            <text:p>2952</text:p>
          </table:table-cell>
          <table:table-cell table:formula="of:=[.AJH16]+1/[.$E$22]" office:value-type="float" office:value="2953" calcext:value-type="float">
            <text:p>2953</text:p>
          </table:table-cell>
          <table:table-cell table:formula="of:=[.AJI16]+1/[.$E$22]" office:value-type="float" office:value="2954" calcext:value-type="float">
            <text:p>2954</text:p>
          </table:table-cell>
          <table:table-cell table:formula="of:=[.AJJ16]+1/[.$E$22]" office:value-type="float" office:value="2955" calcext:value-type="float">
            <text:p>2955</text:p>
          </table:table-cell>
          <table:table-cell table:formula="of:=[.AJK16]+1/[.$E$22]" office:value-type="float" office:value="2956" calcext:value-type="float">
            <text:p>2956</text:p>
          </table:table-cell>
          <table:table-cell table:formula="of:=[.AJL16]+1/[.$E$22]" office:value-type="float" office:value="2957" calcext:value-type="float">
            <text:p>2957</text:p>
          </table:table-cell>
          <table:table-cell table:formula="of:=[.AJM16]+1/[.$E$22]" office:value-type="float" office:value="2958" calcext:value-type="float">
            <text:p>2958</text:p>
          </table:table-cell>
          <table:table-cell table:formula="of:=[.AJN16]+1/[.$E$22]" office:value-type="float" office:value="2959" calcext:value-type="float">
            <text:p>2959</text:p>
          </table:table-cell>
          <table:table-cell table:formula="of:=[.AJO16]+1/[.$E$22]" office:value-type="float" office:value="2960" calcext:value-type="float">
            <text:p>2960</text:p>
          </table:table-cell>
          <table:table-cell table:formula="of:=[.AJP16]+1/[.$E$22]" office:value-type="float" office:value="2961" calcext:value-type="float">
            <text:p>2961</text:p>
          </table:table-cell>
          <table:table-cell table:formula="of:=[.AJQ16]+1/[.$E$22]" office:value-type="float" office:value="2962" calcext:value-type="float">
            <text:p>2962</text:p>
          </table:table-cell>
          <table:table-cell table:formula="of:=[.AJR16]+1/[.$E$22]" office:value-type="float" office:value="2963" calcext:value-type="float">
            <text:p>2963</text:p>
          </table:table-cell>
          <table:table-cell table:formula="of:=[.AJS16]+1/[.$E$22]" office:value-type="float" office:value="2964" calcext:value-type="float">
            <text:p>2964</text:p>
          </table:table-cell>
          <table:table-cell table:formula="of:=[.AJT16]+1/[.$E$22]" office:value-type="float" office:value="2965" calcext:value-type="float">
            <text:p>2965</text:p>
          </table:table-cell>
          <table:table-cell table:formula="of:=[.AJU16]+1/[.$E$22]" office:value-type="float" office:value="2966" calcext:value-type="float">
            <text:p>2966</text:p>
          </table:table-cell>
          <table:table-cell table:formula="of:=[.AJV16]+1/[.$E$22]" office:value-type="float" office:value="2967" calcext:value-type="float">
            <text:p>2967</text:p>
          </table:table-cell>
          <table:table-cell table:formula="of:=[.AJW16]+1/[.$E$22]" office:value-type="float" office:value="2968" calcext:value-type="float">
            <text:p>2968</text:p>
          </table:table-cell>
          <table:table-cell table:formula="of:=[.AJX16]+1/[.$E$22]" office:value-type="float" office:value="2969" calcext:value-type="float">
            <text:p>2969</text:p>
          </table:table-cell>
          <table:table-cell table:formula="of:=[.AJY16]+1/[.$E$22]" office:value-type="float" office:value="2970" calcext:value-type="float">
            <text:p>2970</text:p>
          </table:table-cell>
          <table:table-cell table:formula="of:=[.AJZ16]+1/[.$E$22]" office:value-type="float" office:value="2971" calcext:value-type="float">
            <text:p>2971</text:p>
          </table:table-cell>
          <table:table-cell table:formula="of:=[.AKA16]+1/[.$E$22]" office:value-type="float" office:value="2972" calcext:value-type="float">
            <text:p>2972</text:p>
          </table:table-cell>
          <table:table-cell table:formula="of:=[.AKB16]+1/[.$E$22]" office:value-type="float" office:value="2973" calcext:value-type="float">
            <text:p>2973</text:p>
          </table:table-cell>
          <table:table-cell table:formula="of:=[.AKC16]+1/[.$E$22]" office:value-type="float" office:value="2974" calcext:value-type="float">
            <text:p>2974</text:p>
          </table:table-cell>
          <table:table-cell table:formula="of:=[.AKD16]+1/[.$E$22]" office:value-type="float" office:value="2975" calcext:value-type="float">
            <text:p>2975</text:p>
          </table:table-cell>
          <table:table-cell table:formula="of:=[.AKE16]+1/[.$E$22]" office:value-type="float" office:value="2976" calcext:value-type="float">
            <text:p>2976</text:p>
          </table:table-cell>
          <table:table-cell table:formula="of:=[.AKF16]+1/[.$E$22]" office:value-type="float" office:value="2977" calcext:value-type="float">
            <text:p>2977</text:p>
          </table:table-cell>
          <table:table-cell table:formula="of:=[.AKG16]+1/[.$E$22]" office:value-type="float" office:value="2978" calcext:value-type="float">
            <text:p>2978</text:p>
          </table:table-cell>
          <table:table-cell table:formula="of:=[.AKH16]+1/[.$E$22]" office:value-type="float" office:value="2979" calcext:value-type="float">
            <text:p>2979</text:p>
          </table:table-cell>
          <table:table-cell table:formula="of:=[.AKI16]+1/[.$E$22]" office:value-type="float" office:value="2980" calcext:value-type="float">
            <text:p>2980</text:p>
          </table:table-cell>
          <table:table-cell table:formula="of:=[.AKJ16]+1/[.$E$22]" office:value-type="float" office:value="2981" calcext:value-type="float">
            <text:p>2981</text:p>
          </table:table-cell>
          <table:table-cell table:formula="of:=[.AKK16]+1/[.$E$22]" office:value-type="float" office:value="2982" calcext:value-type="float">
            <text:p>2982</text:p>
          </table:table-cell>
          <table:table-cell table:formula="of:=[.AKL16]+1/[.$E$22]" office:value-type="float" office:value="2983" calcext:value-type="float">
            <text:p>2983</text:p>
          </table:table-cell>
          <table:table-cell table:formula="of:=[.AKM16]+1/[.$E$22]" office:value-type="float" office:value="2984" calcext:value-type="float">
            <text:p>2984</text:p>
          </table:table-cell>
          <table:table-cell table:formula="of:=[.AKN16]+1/[.$E$22]" office:value-type="float" office:value="2985" calcext:value-type="float">
            <text:p>2985</text:p>
          </table:table-cell>
          <table:table-cell table:formula="of:=[.AKO16]+1/[.$E$22]" office:value-type="float" office:value="2986" calcext:value-type="float">
            <text:p>2986</text:p>
          </table:table-cell>
          <table:table-cell table:formula="of:=[.AKP16]+1/[.$E$22]" office:value-type="float" office:value="2987" calcext:value-type="float">
            <text:p>2987</text:p>
          </table:table-cell>
          <table:table-cell table:formula="of:=[.AKQ16]+1/[.$E$22]" office:value-type="float" office:value="2988" calcext:value-type="float">
            <text:p>2988</text:p>
          </table:table-cell>
          <table:table-cell table:formula="of:=[.AKR16]+1/[.$E$22]" office:value-type="float" office:value="2989" calcext:value-type="float">
            <text:p>2989</text:p>
          </table:table-cell>
          <table:table-cell table:formula="of:=[.AKS16]+1/[.$E$22]" office:value-type="float" office:value="2990" calcext:value-type="float">
            <text:p>2990</text:p>
          </table:table-cell>
          <table:table-cell table:formula="of:=[.AKT16]+1/[.$E$22]" office:value-type="float" office:value="2991" calcext:value-type="float">
            <text:p>2991</text:p>
          </table:table-cell>
          <table:table-cell table:formula="of:=[.AKU16]+1/[.$E$22]" office:value-type="float" office:value="2992" calcext:value-type="float">
            <text:p>2992</text:p>
          </table:table-cell>
          <table:table-cell table:formula="of:=[.AKV16]+1/[.$E$22]" office:value-type="float" office:value="2993" calcext:value-type="float">
            <text:p>2993</text:p>
          </table:table-cell>
          <table:table-cell table:formula="of:=[.AKW16]+1/[.$E$22]" office:value-type="float" office:value="2994" calcext:value-type="float">
            <text:p>2994</text:p>
          </table:table-cell>
          <table:table-cell table:formula="of:=[.AKX16]+1/[.$E$22]" office:value-type="float" office:value="2995" calcext:value-type="float">
            <text:p>2995</text:p>
          </table:table-cell>
          <table:table-cell table:formula="of:=[.AKY16]+1/[.$E$22]" office:value-type="float" office:value="2996" calcext:value-type="float">
            <text:p>2996</text:p>
          </table:table-cell>
          <table:table-cell table:formula="of:=[.AKZ16]+1/[.$E$22]" office:value-type="float" office:value="2997" calcext:value-type="float">
            <text:p>2997</text:p>
          </table:table-cell>
          <table:table-cell table:formula="of:=[.ALA16]+1/[.$E$22]" office:value-type="float" office:value="2998" calcext:value-type="float">
            <text:p>2998</text:p>
          </table:table-cell>
          <table:table-cell table:formula="of:=[.ALB16]+1/[.$E$22]" office:value-type="float" office:value="2999" calcext:value-type="float">
            <text:p>2999</text:p>
          </table:table-cell>
          <table:table-cell table:formula="of:=[.ALC16]+1/[.$E$22]" office:value-type="float" office:value="3000" calcext:value-type="float">
            <text:p>3000</text:p>
          </table:table-cell>
          <table:table-cell table:formula="of:=[.ALD16]+1/[.$E$22]" office:value-type="float" office:value="3001" calcext:value-type="float">
            <text:p>3001</text:p>
          </table:table-cell>
          <table:table-cell table:formula="of:=[.ALE16]+1/[.$E$22]" office:value-type="float" office:value="3002" calcext:value-type="float">
            <text:p>3002</text:p>
          </table:table-cell>
          <table:table-cell table:formula="of:=[.ALF16]+1/[.$E$22]" office:value-type="float" office:value="3003" calcext:value-type="float">
            <text:p>3003</text:p>
          </table:table-cell>
          <table:table-cell table:formula="of:=[.ALG16]+1/[.$E$22]" office:value-type="float" office:value="3004" calcext:value-type="float">
            <text:p>3004</text:p>
          </table:table-cell>
          <table:table-cell table:formula="of:=[.ALH16]+1/[.$E$22]" office:value-type="float" office:value="3005" calcext:value-type="float">
            <text:p>3005</text:p>
          </table:table-cell>
          <table:table-cell table:formula="of:=[.ALI16]+1/[.$E$22]" office:value-type="float" office:value="3006" calcext:value-type="float">
            <text:p>3006</text:p>
          </table:table-cell>
          <table:table-cell table:formula="of:=[.ALJ16]+1/[.$E$22]" office:value-type="float" office:value="3007" calcext:value-type="float">
            <text:p>3007</text:p>
          </table:table-cell>
          <table:table-cell table:formula="of:=[.ALK16]+1/[.$E$22]" office:value-type="float" office:value="3008" calcext:value-type="float">
            <text:p>3008</text:p>
          </table:table-cell>
          <table:table-cell table:formula="of:=[.ALL16]+1/[.$E$22]" office:value-type="float" office:value="3009" calcext:value-type="float">
            <text:p>3009</text:p>
          </table:table-cell>
          <table:table-cell table:formula="of:=[.ALM16]+1/[.$E$22]" office:value-type="float" office:value="3010" calcext:value-type="float">
            <text:p>3010</text:p>
          </table:table-cell>
          <table:table-cell table:formula="of:=[.ALN16]+1/[.$E$22]" office:value-type="float" office:value="3011" calcext:value-type="float">
            <text:p>3011</text:p>
          </table:table-cell>
          <table:table-cell table:formula="of:=[.ALO16]+1/[.$E$22]" office:value-type="float" office:value="3012" calcext:value-type="float">
            <text:p>3012</text:p>
          </table:table-cell>
          <table:table-cell table:formula="of:=[.ALP16]+1/[.$E$22]" office:value-type="float" office:value="3013" calcext:value-type="float">
            <text:p>3013</text:p>
          </table:table-cell>
          <table:table-cell table:formula="of:=[.ALQ16]+1/[.$E$22]" office:value-type="float" office:value="3014" calcext:value-type="float">
            <text:p>3014</text:p>
          </table:table-cell>
          <table:table-cell table:formula="of:=[.ALR16]+1/[.$E$22]" office:value-type="float" office:value="3015" calcext:value-type="float">
            <text:p>3015</text:p>
          </table:table-cell>
          <table:table-cell table:formula="of:=[.ALS16]+1/[.$E$22]" office:value-type="float" office:value="3016" calcext:value-type="float">
            <text:p>3016</text:p>
          </table:table-cell>
          <table:table-cell table:formula="of:=[.ALT16]+1/[.$E$22]" office:value-type="float" office:value="3017" calcext:value-type="float">
            <text:p>3017</text:p>
          </table:table-cell>
          <table:table-cell table:formula="of:=[.ALU16]+1/[.$E$22]" office:value-type="float" office:value="3018" calcext:value-type="float">
            <text:p>3018</text:p>
          </table:table-cell>
          <table:table-cell table:formula="of:=[.ALV16]+1/[.$E$22]" office:value-type="float" office:value="3019" calcext:value-type="float">
            <text:p>3019</text:p>
          </table:table-cell>
          <table:table-cell table:formula="of:=[.ALW16]+1/[.$E$22]" office:value-type="float" office:value="3020" calcext:value-type="float">
            <text:p>3020</text:p>
          </table:table-cell>
          <table:table-cell table:formula="of:=[.ALX16]+1/[.$E$22]" office:value-type="float" office:value="3021" calcext:value-type="float">
            <text:p>3021</text:p>
          </table:table-cell>
          <table:table-cell table:formula="of:=[.ALY16]+1/[.$E$22]" office:value-type="float" office:value="3022" calcext:value-type="float">
            <text:p>3022</text:p>
          </table:table-cell>
          <table:table-cell table:formula="of:=[.ALZ16]+1/[.$E$22]" office:value-type="float" office:value="3023" calcext:value-type="float">
            <text:p>3023</text:p>
          </table:table-cell>
          <table:table-cell table:formula="of:=[.AMA16]+1/[.$E$22]" office:value-type="float" office:value="3024" calcext:value-type="float">
            <text:p>3024</text:p>
          </table:table-cell>
          <table:table-cell table:formula="of:=[.AMB16]+1/[.$E$22]" office:value-type="float" office:value="3025" calcext:value-type="float">
            <text:p>3025</text:p>
          </table:table-cell>
          <table:table-cell table:formula="of:=[.AMC16]+1/[.$E$22]" office:value-type="float" office:value="3026" calcext:value-type="float">
            <text:p>3026</text:p>
          </table:table-cell>
          <table:table-cell table:formula="of:=[.AMD16]+1/[.$E$22]" office:value-type="float" office:value="3027" calcext:value-type="float">
            <text:p>3027</text:p>
          </table:table-cell>
          <table:table-cell table:formula="of:=[.AME16]+1/[.$E$22]" office:value-type="float" office:value="3028" calcext:value-type="float">
            <text:p>3028</text:p>
          </table:table-cell>
          <table:table-cell table:formula="of:=[.AMF16]+1/[.$E$22]" office:value-type="float" office:value="3029" calcext:value-type="float">
            <text:p>3029</text:p>
          </table:table-cell>
          <table:table-cell table:formula="of:=[.AMG16]+1/[.$E$22]" office:value-type="float" office:value="3030" calcext:value-type="float">
            <text:p>3030</text:p>
          </table:table-cell>
          <table:table-cell table:formula="of:=[.AMH16]+1/[.$E$22]" office:value-type="float" office:value="3031" calcext:value-type="float">
            <text:p>3031</text:p>
          </table:table-cell>
          <table:table-cell table:formula="of:=[.AMI16]+1/[.$E$22]" office:value-type="float" office:value="3032" calcext:value-type="float">
            <text:p>3032</text:p>
          </table:table-cell>
        </table:table-row>
        <table:table-row table:style-name="ro1">
          <table:table-cell office:value-type="string" calcext:value-type="string">
            <text:p>Population (double)</text:p>
          </table:table-cell>
          <table:table-cell office:value-type="float" office:value="1000" calcext:value-type="float">
            <text:p>1000</text:p>
          </table:table-cell>
          <table:table-cell table:formula="of:=[.B17]*[.$C$22]" office:value-type="float" office:value="990" calcext:value-type="float">
            <text:p>990</text:p>
          </table:table-cell>
          <table:table-cell table:formula="of:=[.C17]*[.$C$22]" office:value-type="float" office:value="980.1" calcext:value-type="float">
            <text:p>980.1</text:p>
          </table:table-cell>
          <table:table-cell table:formula="of:=[.D17]*[.$C$22]" office:value-type="float" office:value="970.299" calcext:value-type="float">
            <text:p>970.299</text:p>
          </table:table-cell>
          <table:table-cell table:formula="of:=[.E17]*[.$C$22]" office:value-type="float" office:value="960.59601" calcext:value-type="float">
            <text:p>960.59601</text:p>
          </table:table-cell>
          <table:table-cell table:formula="of:=[.F17]*[.$C$22]" office:value-type="float" office:value="950.9900499" calcext:value-type="float">
            <text:p>950.9900499</text:p>
          </table:table-cell>
          <table:table-cell table:formula="of:=[.G17]*[.$C$22]" office:value-type="float" office:value="941.480149401" calcext:value-type="float">
            <text:p>941.480149401</text:p>
          </table:table-cell>
          <table:table-cell table:formula="of:=[.H17]*[.$C$22]" office:value-type="float" office:value="932.06534790699" calcext:value-type="float">
            <text:p>932.065347907</text:p>
          </table:table-cell>
          <table:table-cell table:formula="of:=[.I17]*[.$C$22]" office:value-type="float" office:value="922.74469442792" calcext:value-type="float">
            <text:p>922.7446944279</text:p>
          </table:table-cell>
          <table:table-cell table:formula="of:=[.J17]*[.$C$22]" office:value-type="float" office:value="913.517247483641" calcext:value-type="float">
            <text:p>913.5172474836</text:p>
          </table:table-cell>
          <table:table-cell table:formula="of:=[.K17]*[.$C$22]" office:value-type="float" office:value="904.382075008804" calcext:value-type="float">
            <text:p>904.3820750088</text:p>
          </table:table-cell>
          <table:table-cell table:formula="of:=[.L17]*[.$C$22]" office:value-type="float" office:value="895.338254258716" calcext:value-type="float">
            <text:p>895.3382542587</text:p>
          </table:table-cell>
          <table:table-cell table:formula="of:=[.M17]*[.$C$22]" office:value-type="float" office:value="886.384871716129" calcext:value-type="float">
            <text:p>886.3848717161</text:p>
          </table:table-cell>
          <table:table-cell table:formula="of:=[.N17]*[.$C$22]" office:value-type="float" office:value="877.521022998968" calcext:value-type="float">
            <text:p>877.521022999</text:p>
          </table:table-cell>
          <table:table-cell table:formula="of:=[.O17]*[.$C$22]" office:value-type="float" office:value="868.745812768978" calcext:value-type="float">
            <text:p>868.745812769</text:p>
          </table:table-cell>
          <table:table-cell table:formula="of:=[.P17]*[.$C$22]" office:value-type="float" office:value="860.058354641288" calcext:value-type="float">
            <text:p>860.0583546413</text:p>
          </table:table-cell>
          <table:table-cell table:formula="of:=[.Q17]*[.$C$22]" office:value-type="float" office:value="851.457771094876" calcext:value-type="float">
            <text:p>851.4577710949</text:p>
          </table:table-cell>
          <table:table-cell table:formula="of:=[.R17]*[.$C$22]" office:value-type="float" office:value="842.943193383927" calcext:value-type="float">
            <text:p>842.9431933839</text:p>
          </table:table-cell>
          <table:table-cell table:formula="of:=[.S17]*[.$C$22]" office:value-type="float" office:value="834.513761450087" calcext:value-type="float">
            <text:p>834.5137614501</text:p>
          </table:table-cell>
          <table:table-cell table:formula="of:=[.T17]*[.$C$22]" office:value-type="float" office:value="826.168623835587" calcext:value-type="float">
            <text:p>826.1686238356</text:p>
          </table:table-cell>
          <table:table-cell table:formula="of:=[.U17]*[.$C$22]" office:value-type="float" office:value="817.906937597231" calcext:value-type="float">
            <text:p>817.9069375972</text:p>
          </table:table-cell>
          <table:table-cell table:formula="of:=[.V17]*[.$C$22]" office:value-type="float" office:value="809.727868221258" calcext:value-type="float">
            <text:p>809.7278682213</text:p>
          </table:table-cell>
          <table:table-cell table:formula="of:=[.W17]*[.$C$22]" office:value-type="float" office:value="801.630589539046" calcext:value-type="float">
            <text:p>801.630589539</text:p>
          </table:table-cell>
          <table:table-cell table:formula="of:=[.X17]*[.$C$22]" office:value-type="float" office:value="793.614283643655" calcext:value-type="float">
            <text:p>793.6142836437</text:p>
          </table:table-cell>
          <table:table-cell table:formula="of:=[.Y17]*[.$C$22]" office:value-type="float" office:value="785.678140807219" calcext:value-type="float">
            <text:p>785.6781408072</text:p>
          </table:table-cell>
          <table:table-cell table:formula="of:=[.Z17]*[.$C$22]" office:value-type="float" office:value="777.821359399147" calcext:value-type="float">
            <text:p>777.8213593991</text:p>
          </table:table-cell>
          <table:table-cell table:formula="of:=[.AA17]*[.$C$22]" office:value-type="float" office:value="770.043145805155" calcext:value-type="float">
            <text:p>770.0431458052</text:p>
          </table:table-cell>
          <table:table-cell table:formula="of:=[.AB17]*[.$C$22]" office:value-type="float" office:value="762.342714347104" calcext:value-type="float">
            <text:p>762.3427143471</text:p>
          </table:table-cell>
          <table:table-cell table:formula="of:=[.AC17]*[.$C$22]" office:value-type="float" office:value="754.719287203633" calcext:value-type="float">
            <text:p>754.7192872036</text:p>
          </table:table-cell>
          <table:table-cell table:formula="of:=[.AD17]*[.$C$22]" office:value-type="float" office:value="747.172094331596" calcext:value-type="float">
            <text:p>747.1720943316</text:p>
          </table:table-cell>
          <table:table-cell table:formula="of:=[.AE17]*[.$C$22]" office:value-type="float" office:value="739.70037338828" calcext:value-type="float">
            <text:p>739.7003733883</text:p>
          </table:table-cell>
          <table:table-cell table:formula="of:=[.AF17]*[.$C$22]" office:value-type="float" office:value="732.303369654397" calcext:value-type="float">
            <text:p>732.3033696544</text:p>
          </table:table-cell>
          <table:table-cell table:formula="of:=[.AG17]*[.$C$22]" office:value-type="float" office:value="724.980335957853" calcext:value-type="float">
            <text:p>724.9803359579</text:p>
          </table:table-cell>
          <table:table-cell table:formula="of:=[.AH17]*[.$C$22]" office:value-type="float" office:value="717.730532598275" calcext:value-type="float">
            <text:p>717.7305325983</text:p>
          </table:table-cell>
          <table:table-cell table:formula="of:=[.AI17]*[.$C$22]" office:value-type="float" office:value="710.553227272292" calcext:value-type="float">
            <text:p>710.5532272723</text:p>
          </table:table-cell>
          <table:table-cell table:formula="of:=[.AJ17]*[.$C$22]" office:value-type="float" office:value="703.447694999569" calcext:value-type="float">
            <text:p>703.4476949996</text:p>
          </table:table-cell>
          <table:table-cell table:formula="of:=[.AK17]*[.$C$22]" office:value-type="float" office:value="696.413218049573" calcext:value-type="float">
            <text:p>696.4132180496</text:p>
          </table:table-cell>
          <table:table-cell table:formula="of:=[.AL17]*[.$C$22]" office:value-type="float" office:value="689.449085869078" calcext:value-type="float">
            <text:p>689.4490858691</text:p>
          </table:table-cell>
          <table:table-cell table:formula="of:=[.AM17]*[.$C$22]" office:value-type="float" office:value="682.554595010387" calcext:value-type="float">
            <text:p>682.5545950104</text:p>
          </table:table-cell>
          <table:table-cell table:formula="of:=[.AN17]*[.$C$22]" office:value-type="float" office:value="675.729049060283" calcext:value-type="float">
            <text:p>675.7290490603</text:p>
          </table:table-cell>
          <table:table-cell table:formula="of:=[.AO17]*[.$C$22]" office:value-type="float" office:value="668.97175856968" calcext:value-type="float">
            <text:p>668.9717585697</text:p>
          </table:table-cell>
          <table:table-cell table:formula="of:=[.AP17]*[.$C$22]" office:value-type="float" office:value="662.282040983983" calcext:value-type="float">
            <text:p>662.282040984</text:p>
          </table:table-cell>
          <table:table-cell table:formula="of:=[.AQ17]*[.$C$22]" office:value-type="float" office:value="655.659220574144" calcext:value-type="float">
            <text:p>655.6592205741</text:p>
          </table:table-cell>
          <table:table-cell table:formula="of:=[.AR17]*[.$C$22]" office:value-type="float" office:value="649.102628368402" calcext:value-type="float">
            <text:p>649.1026283684</text:p>
          </table:table-cell>
          <table:table-cell table:formula="of:=[.AS17]*[.$C$22]" office:value-type="float" office:value="642.611602084718" calcext:value-type="float">
            <text:p>642.6116020847</text:p>
          </table:table-cell>
          <table:table-cell table:formula="of:=[.AT17]*[.$C$22]" office:value-type="float" office:value="636.185486063871" calcext:value-type="float">
            <text:p>636.1854860639</text:p>
          </table:table-cell>
          <table:table-cell table:formula="of:=[.AU17]*[.$C$22]" office:value-type="float" office:value="629.823631203232" calcext:value-type="float">
            <text:p>629.8236312032</text:p>
          </table:table-cell>
          <table:table-cell table:formula="of:=[.AV17]*[.$C$22]" office:value-type="float" office:value="623.5253948912" calcext:value-type="float">
            <text:p>623.5253948912</text:p>
          </table:table-cell>
          <table:table-cell table:formula="of:=[.AW17]*[.$C$22]" office:value-type="float" office:value="617.290140942288" calcext:value-type="float">
            <text:p>617.2901409423</text:p>
          </table:table-cell>
          <table:table-cell table:formula="of:=[.AX17]*[.$C$22]" office:value-type="float" office:value="611.117239532865" calcext:value-type="float">
            <text:p>611.1172395329</text:p>
          </table:table-cell>
          <table:table-cell table:formula="of:=[.AY17]*[.$C$22]" office:value-type="float" office:value="605.006067137536" calcext:value-type="float">
            <text:p>605.0060671375</text:p>
          </table:table-cell>
          <table:table-cell table:formula="of:=[.AZ17]*[.$C$22]" office:value-type="float" office:value="598.956006466161" calcext:value-type="float">
            <text:p>598.9560064662</text:p>
          </table:table-cell>
          <table:table-cell table:formula="of:=[.BA17]*[.$C$22]" office:value-type="float" office:value="592.966446401499" calcext:value-type="float">
            <text:p>592.9664464015</text:p>
          </table:table-cell>
          <table:table-cell table:formula="of:=[.BB17]*[.$C$22]" office:value-type="float" office:value="587.036781937484" calcext:value-type="float">
            <text:p>587.0367819375</text:p>
          </table:table-cell>
          <table:table-cell table:formula="of:=[.BC17]*[.$C$22]" office:value-type="float" office:value="581.166414118109" calcext:value-type="float">
            <text:p>581.1664141181</text:p>
          </table:table-cell>
          <table:table-cell table:formula="of:=[.BD17]*[.$C$22]" office:value-type="float" office:value="575.354749976928" calcext:value-type="float">
            <text:p>575.3547499769</text:p>
          </table:table-cell>
          <table:table-cell table:formula="of:=[.BE17]*[.$C$22]" office:value-type="float" office:value="569.601202477159" calcext:value-type="float">
            <text:p>569.6012024772</text:p>
          </table:table-cell>
          <table:table-cell table:formula="of:=[.BF17]*[.$C$22]" office:value-type="float" office:value="563.905190452387" calcext:value-type="float">
            <text:p>563.9051904524</text:p>
          </table:table-cell>
          <table:table-cell table:formula="of:=[.BG17]*[.$C$22]" office:value-type="float" office:value="558.266138547863" calcext:value-type="float">
            <text:p>558.2661385479</text:p>
          </table:table-cell>
          <table:table-cell table:formula="of:=[.BH17]*[.$C$22]" office:value-type="float" office:value="552.683477162385" calcext:value-type="float">
            <text:p>552.6834771624</text:p>
          </table:table-cell>
          <table:table-cell table:formula="of:=[.BI17]*[.$C$22]" office:value-type="float" office:value="547.156642390761" calcext:value-type="float">
            <text:p>547.1566423908</text:p>
          </table:table-cell>
          <table:table-cell table:formula="of:=[.BJ17]*[.$C$22]" office:value-type="float" office:value="541.685075966853" calcext:value-type="float">
            <text:p>541.6850759669</text:p>
          </table:table-cell>
          <table:table-cell table:formula="of:=[.BK17]*[.$C$22]" office:value-type="float" office:value="536.268225207185" calcext:value-type="float">
            <text:p>536.2682252072</text:p>
          </table:table-cell>
          <table:table-cell table:formula="of:=[.BL17]*[.$C$22]" office:value-type="float" office:value="530.905542955113" calcext:value-type="float">
            <text:p>530.9055429551</text:p>
          </table:table-cell>
          <table:table-cell table:formula="of:=[.BM17]*[.$C$22]" office:value-type="float" office:value="525.596487525562" calcext:value-type="float">
            <text:p>525.5964875256</text:p>
          </table:table-cell>
          <table:table-cell table:formula="of:=[.BN17]*[.$C$22]" office:value-type="float" office:value="520.340522650306" calcext:value-type="float">
            <text:p>520.3405226503</text:p>
          </table:table-cell>
          <table:table-cell table:formula="of:=[.BO17]*[.$C$22]" office:value-type="float" office:value="515.137117423803" calcext:value-type="float">
            <text:p>515.1371174238</text:p>
          </table:table-cell>
          <table:table-cell table:formula="of:=[.BP17]*[.$C$22]" office:value-type="float" office:value="509.985746249565" calcext:value-type="float">
            <text:p>509.9857462496</text:p>
          </table:table-cell>
          <table:table-cell table:formula="of:=[.BQ17]*[.$C$22]" office:value-type="float" office:value="504.885888787069" calcext:value-type="float">
            <text:p>504.8858887871</text:p>
          </table:table-cell>
          <table:table-cell table:formula="of:=[.BR17]*[.$C$22]" office:value-type="float" office:value="499.837029899199" calcext:value-type="float">
            <text:p>499.8370298992</text:p>
          </table:table-cell>
          <table:table-cell table:formula="of:=[.BS17]*[.$C$22]" office:value-type="float" office:value="494.838659600207" calcext:value-type="float">
            <text:p>494.8386596002</text:p>
          </table:table-cell>
          <table:table-cell table:formula="of:=[.BT17]*[.$C$22]" office:value-type="float" office:value="489.890273004205" calcext:value-type="float">
            <text:p>489.8902730042</text:p>
          </table:table-cell>
          <table:table-cell table:formula="of:=[.BU17]*[.$C$22]" office:value-type="float" office:value="484.991370274163" calcext:value-type="float">
            <text:p>484.9913702742</text:p>
          </table:table-cell>
          <table:table-cell table:formula="of:=[.BV17]*[.$C$22]" office:value-type="float" office:value="480.141456571421" calcext:value-type="float">
            <text:p>480.1414565714</text:p>
          </table:table-cell>
          <table:table-cell table:formula="of:=[.BW17]*[.$C$22]" office:value-type="float" office:value="475.340042005707" calcext:value-type="float">
            <text:p>475.3400420057</text:p>
          </table:table-cell>
          <table:table-cell table:formula="of:=[.BX17]*[.$C$22]" office:value-type="float" office:value="470.58664158565" calcext:value-type="float">
            <text:p>470.5866415857</text:p>
          </table:table-cell>
          <table:table-cell table:formula="of:=[.BY17]*[.$C$22]" office:value-type="float" office:value="465.880775169793" calcext:value-type="float">
            <text:p>465.8807751698</text:p>
          </table:table-cell>
          <table:table-cell table:formula="of:=[.BZ17]*[.$C$22]" office:value-type="float" office:value="461.221967418095" calcext:value-type="float">
            <text:p>461.2219674181</text:p>
          </table:table-cell>
          <table:table-cell table:formula="of:=[.CA17]*[.$C$22]" office:value-type="float" office:value="456.609747743914" calcext:value-type="float">
            <text:p>456.6097477439</text:p>
          </table:table-cell>
          <table:table-cell table:formula="of:=[.CB17]*[.$C$22]" office:value-type="float" office:value="452.043650266475" calcext:value-type="float">
            <text:p>452.0436502665</text:p>
          </table:table-cell>
          <table:table-cell table:formula="of:=[.CC17]*[.$C$22]" office:value-type="float" office:value="447.52321376381" calcext:value-type="float">
            <text:p>447.5232137638</text:p>
          </table:table-cell>
          <table:table-cell table:formula="of:=[.CD17]*[.$C$22]" office:value-type="float" office:value="443.047981626172" calcext:value-type="float">
            <text:p>443.0479816262</text:p>
          </table:table-cell>
          <table:table-cell table:formula="of:=[.CE17]*[.$C$22]" office:value-type="float" office:value="438.617501809911" calcext:value-type="float">
            <text:p>438.6175018099</text:p>
          </table:table-cell>
          <table:table-cell table:formula="of:=[.CF17]*[.$C$22]" office:value-type="float" office:value="434.231326791812" calcext:value-type="float">
            <text:p>434.2313267918</text:p>
          </table:table-cell>
          <table:table-cell table:formula="of:=[.CG17]*[.$C$22]" office:value-type="float" office:value="429.889013523893" calcext:value-type="float">
            <text:p>429.8890135239</text:p>
          </table:table-cell>
          <table:table-cell table:formula="of:=[.CH17]*[.$C$22]" office:value-type="float" office:value="425.590123388654" calcext:value-type="float">
            <text:p>425.5901233887</text:p>
          </table:table-cell>
          <table:table-cell table:formula="of:=[.CI17]*[.$C$22]" office:value-type="float" office:value="421.334222154768" calcext:value-type="float">
            <text:p>421.3342221548</text:p>
          </table:table-cell>
          <table:table-cell table:formula="of:=[.CJ17]*[.$C$22]" office:value-type="float" office:value="417.12087993322" calcext:value-type="float">
            <text:p>417.1208799332</text:p>
          </table:table-cell>
          <table:table-cell table:formula="of:=[.CK17]*[.$C$22]" office:value-type="float" office:value="412.949671133888" calcext:value-type="float">
            <text:p>412.9496711339</text:p>
          </table:table-cell>
          <table:table-cell table:formula="of:=[.CL17]*[.$C$22]" office:value-type="float" office:value="408.820174422549" calcext:value-type="float">
            <text:p>408.8201744225</text:p>
          </table:table-cell>
          <table:table-cell table:formula="of:=[.CM17]*[.$C$22]" office:value-type="float" office:value="404.731972678324" calcext:value-type="float">
            <text:p>404.7319726783</text:p>
          </table:table-cell>
          <table:table-cell table:formula="of:=[.CN17]*[.$C$22]" office:value-type="float" office:value="400.68465295154" calcext:value-type="float">
            <text:p>400.6846529515</text:p>
          </table:table-cell>
          <table:table-cell table:formula="of:=[.CO17]*[.$C$22]" office:value-type="float" office:value="396.677806422025" calcext:value-type="float">
            <text:p>396.677806422</text:p>
          </table:table-cell>
          <table:table-cell table:formula="of:=[.CP17]*[.$C$22]" office:value-type="float" office:value="392.711028357805" calcext:value-type="float">
            <text:p>392.7110283578</text:p>
          </table:table-cell>
          <table:table-cell table:formula="of:=[.CQ17]*[.$C$22]" office:value-type="float" office:value="388.783918074227" calcext:value-type="float">
            <text:p>388.7839180742</text:p>
          </table:table-cell>
          <table:table-cell table:formula="of:=[.CR17]*[.$C$22]" office:value-type="float" office:value="384.896078893484" calcext:value-type="float">
            <text:p>384.8960788935</text:p>
          </table:table-cell>
          <table:table-cell table:formula="of:=[.CS17]*[.$C$22]" office:value-type="float" office:value="381.047118104549" calcext:value-type="float">
            <text:p>381.0471181046</text:p>
          </table:table-cell>
          <table:table-cell table:formula="of:=[.CT17]*[.$C$22]" office:value-type="float" office:value="377.236646923504" calcext:value-type="float">
            <text:p>377.2366469235</text:p>
          </table:table-cell>
          <table:table-cell table:formula="of:=[.CU17]*[.$C$22]" office:value-type="float" office:value="373.464280454269" calcext:value-type="float">
            <text:p>373.4642804543</text:p>
          </table:table-cell>
          <table:table-cell table:formula="of:=[.CV17]*[.$C$22]" office:value-type="float" office:value="369.729637649726" calcext:value-type="float">
            <text:p>369.7296376497</text:p>
          </table:table-cell>
          <table:table-cell table:formula="of:=[.CW17]*[.$C$22]" office:value-type="float" office:value="366.032341273229" calcext:value-type="float">
            <text:p>366.0323412732</text:p>
          </table:table-cell>
          <table:table-cell table:formula="of:=[.CX17]*[.$C$22]" office:value-type="float" office:value="362.372017860497" calcext:value-type="float">
            <text:p>362.3720178605</text:p>
          </table:table-cell>
          <table:table-cell table:formula="of:=[.CY17]*[.$C$22]" office:value-type="float" office:value="358.748297681892" calcext:value-type="float">
            <text:p>358.7482976819</text:p>
          </table:table-cell>
          <table:table-cell table:formula="of:=[.CZ17]*[.$C$22]" office:value-type="float" office:value="355.160814705073" calcext:value-type="float">
            <text:p>355.1608147051</text:p>
          </table:table-cell>
          <table:table-cell table:formula="of:=[.DA17]*[.$C$22]" office:value-type="float" office:value="351.609206558022" calcext:value-type="float">
            <text:p>351.609206558</text:p>
          </table:table-cell>
          <table:table-cell table:formula="of:=[.DB17]*[.$C$22]" office:value-type="float" office:value="348.093114492442" calcext:value-type="float">
            <text:p>348.0931144924</text:p>
          </table:table-cell>
          <table:table-cell table:formula="of:=[.DC17]*[.$C$22]" office:value-type="float" office:value="344.612183347517" calcext:value-type="float">
            <text:p>344.6121833475</text:p>
          </table:table-cell>
          <table:table-cell table:formula="of:=[.DD17]*[.$C$22]" office:value-type="float" office:value="341.166061514042" calcext:value-type="float">
            <text:p>341.166061514</text:p>
          </table:table-cell>
          <table:table-cell table:formula="of:=[.DE17]*[.$C$22]" office:value-type="float" office:value="337.754400898902" calcext:value-type="float">
            <text:p>337.7544008989</text:p>
          </table:table-cell>
          <table:table-cell table:formula="of:=[.DF17]*[.$C$22]" office:value-type="float" office:value="334.376856889913" calcext:value-type="float">
            <text:p>334.3768568899</text:p>
          </table:table-cell>
          <table:table-cell table:formula="of:=[.DG17]*[.$C$22]" office:value-type="float" office:value="331.033088321014" calcext:value-type="float">
            <text:p>331.033088321</text:p>
          </table:table-cell>
          <table:table-cell table:formula="of:=[.DH17]*[.$C$22]" office:value-type="float" office:value="327.722757437804" calcext:value-type="float">
            <text:p>327.7227574378</text:p>
          </table:table-cell>
          <table:table-cell table:formula="of:=[.DI17]*[.$C$22]" office:value-type="float" office:value="324.445529863425" calcext:value-type="float">
            <text:p>324.4455298634</text:p>
          </table:table-cell>
          <table:table-cell table:formula="of:=[.DJ17]*[.$C$22]" office:value-type="float" office:value="321.201074564791" calcext:value-type="float">
            <text:p>321.2010745648</text:p>
          </table:table-cell>
          <table:table-cell table:formula="of:=[.DK17]*[.$C$22]" office:value-type="float" office:value="317.989063819143" calcext:value-type="float">
            <text:p>317.9890638191</text:p>
          </table:table-cell>
          <table:table-cell table:formula="of:=[.DL17]*[.$C$22]" office:value-type="float" office:value="314.809173180952" calcext:value-type="float">
            <text:p>314.809173181</text:p>
          </table:table-cell>
          <table:table-cell table:formula="of:=[.DM17]*[.$C$22]" office:value-type="float" office:value="311.661081449142" calcext:value-type="float">
            <text:p>311.6610814491</text:p>
          </table:table-cell>
          <table:table-cell table:formula="of:=[.DN17]*[.$C$22]" office:value-type="float" office:value="308.544470634651" calcext:value-type="float">
            <text:p>308.5444706347</text:p>
          </table:table-cell>
          <table:table-cell table:formula="of:=[.DO17]*[.$C$22]" office:value-type="float" office:value="305.459025928304" calcext:value-type="float">
            <text:p>305.4590259283</text:p>
          </table:table-cell>
          <table:table-cell table:formula="of:=[.DP17]*[.$C$22]" office:value-type="float" office:value="302.404435669021" calcext:value-type="float">
            <text:p>302.404435669</text:p>
          </table:table-cell>
          <table:table-cell table:formula="of:=[.DQ17]*[.$C$22]" office:value-type="float" office:value="299.380391312331" calcext:value-type="float">
            <text:p>299.3803913123</text:p>
          </table:table-cell>
          <table:table-cell table:formula="of:=[.DR17]*[.$C$22]" office:value-type="float" office:value="296.386587399208" calcext:value-type="float">
            <text:p>296.3865873992</text:p>
          </table:table-cell>
          <table:table-cell table:formula="of:=[.DS17]*[.$C$22]" office:value-type="float" office:value="293.422721525216" calcext:value-type="float">
            <text:p>293.4227215252</text:p>
          </table:table-cell>
          <table:table-cell table:formula="of:=[.DT17]*[.$C$22]" office:value-type="float" office:value="290.488494309964" calcext:value-type="float">
            <text:p>290.48849431</text:p>
          </table:table-cell>
          <table:table-cell table:formula="of:=[.DU17]*[.$C$22]" office:value-type="float" office:value="287.583609366864" calcext:value-type="float">
            <text:p>287.5836093669</text:p>
          </table:table-cell>
          <table:table-cell table:formula="of:=[.DV17]*[.$C$22]" office:value-type="float" office:value="284.707773273195" calcext:value-type="float">
            <text:p>284.7077732732</text:p>
          </table:table-cell>
          <table:table-cell table:formula="of:=[.DW17]*[.$C$22]" office:value-type="float" office:value="281.860695540463" calcext:value-type="float">
            <text:p>281.8606955405</text:p>
          </table:table-cell>
          <table:table-cell table:formula="of:=[.DX17]*[.$C$22]" office:value-type="float" office:value="279.042088585059" calcext:value-type="float">
            <text:p>279.0420885851</text:p>
          </table:table-cell>
          <table:table-cell table:formula="of:=[.DY17]*[.$C$22]" office:value-type="float" office:value="276.251667699208" calcext:value-type="float">
            <text:p>276.2516676992</text:p>
          </table:table-cell>
          <table:table-cell table:formula="of:=[.DZ17]*[.$C$22]" office:value-type="float" office:value="273.489151022216" calcext:value-type="float">
            <text:p>273.4891510222</text:p>
          </table:table-cell>
          <table:table-cell table:formula="of:=[.EA17]*[.$C$22]" office:value-type="float" office:value="270.754259511994" calcext:value-type="float">
            <text:p>270.754259512</text:p>
          </table:table-cell>
          <table:table-cell table:formula="of:=[.EB17]*[.$C$22]" office:value-type="float" office:value="268.046716916874" calcext:value-type="float">
            <text:p>268.0467169169</text:p>
          </table:table-cell>
          <table:table-cell table:formula="of:=[.EC17]*[.$C$22]" office:value-type="float" office:value="265.366249747705" calcext:value-type="float">
            <text:p>265.3662497477</text:p>
          </table:table-cell>
          <table:table-cell table:formula="of:=[.ED17]*[.$C$22]" office:value-type="float" office:value="262.712587250228" calcext:value-type="float">
            <text:p>262.7125872502</text:p>
          </table:table-cell>
          <table:table-cell table:formula="of:=[.EE17]*[.$C$22]" office:value-type="float" office:value="260.085461377726" calcext:value-type="float">
            <text:p>260.0854613777</text:p>
          </table:table-cell>
          <table:table-cell table:formula="of:=[.EF17]*[.$C$22]" office:value-type="float" office:value="257.484606763949" calcext:value-type="float">
            <text:p>257.4846067639</text:p>
          </table:table-cell>
          <table:table-cell table:formula="of:=[.EG17]*[.$C$22]" office:value-type="float" office:value="254.909760696309" calcext:value-type="float">
            <text:p>254.9097606963</text:p>
          </table:table-cell>
          <table:table-cell table:formula="of:=[.EH17]*[.$C$22]" office:value-type="float" office:value="252.360663089346" calcext:value-type="float">
            <text:p>252.3606630893</text:p>
          </table:table-cell>
          <table:table-cell table:formula="of:=[.EI17]*[.$C$22]" office:value-type="float" office:value="249.837056458453" calcext:value-type="float">
            <text:p>249.8370564585</text:p>
          </table:table-cell>
          <table:table-cell table:formula="of:=[.EJ17]*[.$C$22]" office:value-type="float" office:value="247.338685893868" calcext:value-type="float">
            <text:p>247.3386858939</text:p>
          </table:table-cell>
          <table:table-cell table:formula="of:=[.EK17]*[.$C$22]" office:value-type="float" office:value="244.865299034929" calcext:value-type="float">
            <text:p>244.8652990349</text:p>
          </table:table-cell>
          <table:table-cell table:formula="of:=[.EL17]*[.$C$22]" office:value-type="float" office:value="242.41664604458" calcext:value-type="float">
            <text:p>242.4166460446</text:p>
          </table:table-cell>
          <table:table-cell table:formula="of:=[.EM17]*[.$C$22]" office:value-type="float" office:value="239.992479584134" calcext:value-type="float">
            <text:p>239.9924795841</text:p>
          </table:table-cell>
          <table:table-cell table:formula="of:=[.EN17]*[.$C$22]" office:value-type="float" office:value="237.592554788293" calcext:value-type="float">
            <text:p>237.5925547883</text:p>
          </table:table-cell>
          <table:table-cell table:formula="of:=[.EO17]*[.$C$22]" office:value-type="float" office:value="235.21662924041" calcext:value-type="float">
            <text:p>235.2166292404</text:p>
          </table:table-cell>
          <table:table-cell table:formula="of:=[.EP17]*[.$C$22]" office:value-type="float" office:value="232.864462948006" calcext:value-type="float">
            <text:p>232.864462948</text:p>
          </table:table-cell>
          <table:table-cell table:formula="of:=[.EQ17]*[.$C$22]" office:value-type="float" office:value="230.535818318526" calcext:value-type="float">
            <text:p>230.5358183185</text:p>
          </table:table-cell>
          <table:table-cell table:formula="of:=[.ER17]*[.$C$22]" office:value-type="float" office:value="228.230460135341" calcext:value-type="float">
            <text:p>228.2304601353</text:p>
          </table:table-cell>
          <table:table-cell table:formula="of:=[.ES17]*[.$C$22]" office:value-type="float" office:value="225.948155533987" calcext:value-type="float">
            <text:p>225.948155534</text:p>
          </table:table-cell>
          <table:table-cell table:formula="of:=[.ET17]*[.$C$22]" office:value-type="float" office:value="223.688673978647" calcext:value-type="float">
            <text:p>223.6886739786</text:p>
          </table:table-cell>
          <table:table-cell table:formula="of:=[.EU17]*[.$C$22]" office:value-type="float" office:value="221.451787238861" calcext:value-type="float">
            <text:p>221.4517872389</text:p>
          </table:table-cell>
          <table:table-cell table:formula="of:=[.EV17]*[.$C$22]" office:value-type="float" office:value="219.237269366472" calcext:value-type="float">
            <text:p>219.2372693665</text:p>
          </table:table-cell>
          <table:table-cell table:formula="of:=[.EW17]*[.$C$22]" office:value-type="float" office:value="217.044896672807" calcext:value-type="float">
            <text:p>217.0448966728</text:p>
          </table:table-cell>
          <table:table-cell table:formula="of:=[.EX17]*[.$C$22]" office:value-type="float" office:value="214.874447706079" calcext:value-type="float">
            <text:p>214.8744477061</text:p>
          </table:table-cell>
          <table:table-cell table:formula="of:=[.EY17]*[.$C$22]" office:value-type="float" office:value="212.725703229019" calcext:value-type="float">
            <text:p>212.725703229</text:p>
          </table:table-cell>
          <table:table-cell table:formula="of:=[.EZ17]*[.$C$22]" office:value-type="float" office:value="210.598446196728" calcext:value-type="float">
            <text:p>210.5984461967</text:p>
          </table:table-cell>
          <table:table-cell table:formula="of:=[.FA17]*[.$C$22]" office:value-type="float" office:value="208.492461734761" calcext:value-type="float">
            <text:p>208.4924617348</text:p>
          </table:table-cell>
          <table:table-cell table:formula="of:=[.FB17]*[.$C$22]" office:value-type="float" office:value="206.407537117413" calcext:value-type="float">
            <text:p>206.4075371174</text:p>
          </table:table-cell>
          <table:table-cell table:formula="of:=[.FC17]*[.$C$22]" office:value-type="float" office:value="204.343461746239" calcext:value-type="float">
            <text:p>204.3434617462</text:p>
          </table:table-cell>
          <table:table-cell table:formula="of:=[.FD17]*[.$C$22]" office:value-type="float" office:value="202.300027128777" calcext:value-type="float">
            <text:p>202.3000271288</text:p>
          </table:table-cell>
          <table:table-cell table:formula="of:=[.FE17]*[.$C$22]" office:value-type="float" office:value="200.277026857489" calcext:value-type="float">
            <text:p>200.2770268575</text:p>
          </table:table-cell>
          <table:table-cell table:formula="of:=[.FF17]*[.$C$22]" office:value-type="float" office:value="198.274256588914" calcext:value-type="float">
            <text:p>198.2742565889</text:p>
          </table:table-cell>
          <table:table-cell table:formula="of:=[.FG17]*[.$C$22]" office:value-type="float" office:value="196.291514023025" calcext:value-type="float">
            <text:p>196.291514023</text:p>
          </table:table-cell>
          <table:table-cell table:formula="of:=[.FH17]*[.$C$22]" office:value-type="float" office:value="194.328598882795" calcext:value-type="float">
            <text:p>194.3285988828</text:p>
          </table:table-cell>
          <table:table-cell table:formula="of:=[.FI17]*[.$C$22]" office:value-type="float" office:value="192.385312893967" calcext:value-type="float">
            <text:p>192.385312894</text:p>
          </table:table-cell>
          <table:table-cell table:formula="of:=[.FJ17]*[.$C$22]" office:value-type="float" office:value="190.461459765027" calcext:value-type="float">
            <text:p>190.461459765</text:p>
          </table:table-cell>
          <table:table-cell table:formula="of:=[.FK17]*[.$C$22]" office:value-type="float" office:value="188.556845167377" calcext:value-type="float">
            <text:p>188.5568451674</text:p>
          </table:table-cell>
          <table:table-cell table:formula="of:=[.FL17]*[.$C$22]" office:value-type="float" office:value="186.671276715703" calcext:value-type="float">
            <text:p>186.6712767157</text:p>
          </table:table-cell>
          <table:table-cell table:formula="of:=[.FM17]*[.$C$22]" office:value-type="float" office:value="184.804563948546" calcext:value-type="float">
            <text:p>184.8045639485</text:p>
          </table:table-cell>
          <table:table-cell table:formula="of:=[.FN17]*[.$C$22]" office:value-type="float" office:value="182.956518309061" calcext:value-type="float">
            <text:p>182.9565183091</text:p>
          </table:table-cell>
          <table:table-cell table:formula="of:=[.FO17]*[.$C$22]" office:value-type="float" office:value="181.12695312597" calcext:value-type="float">
            <text:p>181.126953126</text:p>
          </table:table-cell>
          <table:table-cell table:formula="of:=[.FP17]*[.$C$22]" office:value-type="float" office:value="179.31568359471" calcext:value-type="float">
            <text:p>179.3156835947</text:p>
          </table:table-cell>
          <table:table-cell table:formula="of:=[.FQ17]*[.$C$22]" office:value-type="float" office:value="177.522526758763" calcext:value-type="float">
            <text:p>177.5225267588</text:p>
          </table:table-cell>
          <table:table-cell table:formula="of:=[.FR17]*[.$C$22]" office:value-type="float" office:value="175.747301491176" calcext:value-type="float">
            <text:p>175.7473014912</text:p>
          </table:table-cell>
          <table:table-cell table:formula="of:=[.FS17]*[.$C$22]" office:value-type="float" office:value="173.989828476264" calcext:value-type="float">
            <text:p>173.9898284763</text:p>
          </table:table-cell>
          <table:table-cell table:formula="of:=[.FT17]*[.$C$22]" office:value-type="float" office:value="172.249930191501" calcext:value-type="float">
            <text:p>172.2499301915</text:p>
          </table:table-cell>
          <table:table-cell table:formula="of:=[.FU17]*[.$C$22]" office:value-type="float" office:value="170.527430889586" calcext:value-type="float">
            <text:p>170.5274308896</text:p>
          </table:table-cell>
          <table:table-cell table:formula="of:=[.FV17]*[.$C$22]" office:value-type="float" office:value="168.82215658069" calcext:value-type="float">
            <text:p>168.8221565807</text:p>
          </table:table-cell>
          <table:table-cell table:formula="of:=[.FW17]*[.$C$22]" office:value-type="float" office:value="167.133935014883" calcext:value-type="float">
            <text:p>167.1339350149</text:p>
          </table:table-cell>
          <table:table-cell table:formula="of:=[.FX17]*[.$C$22]" office:value-type="float" office:value="165.462595664735" calcext:value-type="float">
            <text:p>165.4625956647</text:p>
          </table:table-cell>
          <table:table-cell table:formula="of:=[.FY17]*[.$C$22]" office:value-type="float" office:value="163.807969708087" calcext:value-type="float">
            <text:p>163.8079697081</text:p>
          </table:table-cell>
          <table:table-cell table:formula="of:=[.FZ17]*[.$C$22]" office:value-type="float" office:value="162.169890011006" calcext:value-type="float">
            <text:p>162.169890011</text:p>
          </table:table-cell>
          <table:table-cell table:formula="of:=[.GA17]*[.$C$22]" office:value-type="float" office:value="160.548191110896" calcext:value-type="float">
            <text:p>160.5481911109</text:p>
          </table:table-cell>
          <table:table-cell table:formula="of:=[.GB17]*[.$C$22]" office:value-type="float" office:value="158.942709199787" calcext:value-type="float">
            <text:p>158.9427091998</text:p>
          </table:table-cell>
          <table:table-cell table:formula="of:=[.GC17]*[.$C$22]" office:value-type="float" office:value="157.35328210779" calcext:value-type="float">
            <text:p>157.3532821078</text:p>
          </table:table-cell>
          <table:table-cell table:formula="of:=[.GD17]*[.$C$22]" office:value-type="float" office:value="155.779749286712" calcext:value-type="float">
            <text:p>155.7797492867</text:p>
          </table:table-cell>
          <table:table-cell table:formula="of:=[.GE17]*[.$C$22]" office:value-type="float" office:value="154.221951793845" calcext:value-type="float">
            <text:p>154.2219517938</text:p>
          </table:table-cell>
          <table:table-cell table:formula="of:=[.GF17]*[.$C$22]" office:value-type="float" office:value="152.679732275906" calcext:value-type="float">
            <text:p>152.6797322759</text:p>
          </table:table-cell>
          <table:table-cell table:formula="of:=[.GG17]*[.$C$22]" office:value-type="float" office:value="151.152934953147" calcext:value-type="float">
            <text:p>151.1529349531</text:p>
          </table:table-cell>
          <table:table-cell table:formula="of:=[.GH17]*[.$C$22]" office:value-type="float" office:value="149.641405603616" calcext:value-type="float">
            <text:p>149.6414056036</text:p>
          </table:table-cell>
          <table:table-cell table:formula="of:=[.GI17]*[.$C$22]" office:value-type="float" office:value="148.144991547579" calcext:value-type="float">
            <text:p>148.1449915476</text:p>
          </table:table-cell>
          <table:table-cell table:formula="of:=[.GJ17]*[.$C$22]" office:value-type="float" office:value="146.663541632104" calcext:value-type="float">
            <text:p>146.6635416321</text:p>
          </table:table-cell>
          <table:table-cell table:formula="of:=[.GK17]*[.$C$22]" office:value-type="float" office:value="145.196906215783" calcext:value-type="float">
            <text:p>145.1969062158</text:p>
          </table:table-cell>
          <table:table-cell table:formula="of:=[.GL17]*[.$C$22]" office:value-type="float" office:value="143.744937153625" calcext:value-type="float">
            <text:p>143.7449371536</text:p>
          </table:table-cell>
          <table:table-cell table:formula="of:=[.GM17]*[.$C$22]" office:value-type="float" office:value="142.307487782089" calcext:value-type="float">
            <text:p>142.3074877821</text:p>
          </table:table-cell>
          <table:table-cell table:formula="of:=[.GN17]*[.$C$22]" office:value-type="float" office:value="140.884412904268" calcext:value-type="float">
            <text:p>140.8844129043</text:p>
          </table:table-cell>
          <table:table-cell table:formula="of:=[.GO17]*[.$C$22]" office:value-type="float" office:value="139.475568775225" calcext:value-type="float">
            <text:p>139.4755687752</text:p>
          </table:table-cell>
          <table:table-cell table:formula="of:=[.GP17]*[.$C$22]" office:value-type="float" office:value="138.080813087473" calcext:value-type="float">
            <text:p>138.0808130875</text:p>
          </table:table-cell>
          <table:table-cell table:formula="of:=[.GQ17]*[.$C$22]" office:value-type="float" office:value="136.700004956598" calcext:value-type="float">
            <text:p>136.7000049566</text:p>
          </table:table-cell>
          <table:table-cell table:formula="of:=[.GR17]*[.$C$22]" office:value-type="float" office:value="135.333004907032" calcext:value-type="float">
            <text:p>135.333004907</text:p>
          </table:table-cell>
          <table:table-cell table:formula="of:=[.GS17]*[.$C$22]" office:value-type="float" office:value="133.979674857962" calcext:value-type="float">
            <text:p>133.979674858</text:p>
          </table:table-cell>
          <table:table-cell table:formula="of:=[.GT17]*[.$C$22]" office:value-type="float" office:value="132.639878109382" calcext:value-type="float">
            <text:p>132.6398781094</text:p>
          </table:table-cell>
          <table:table-cell table:formula="of:=[.GU17]*[.$C$22]" office:value-type="float" office:value="131.313479328288" calcext:value-type="float">
            <text:p>131.3134793283</text:p>
          </table:table-cell>
          <table:table-cell table:formula="of:=[.GV17]*[.$C$22]" office:value-type="float" office:value="130.000344535005" calcext:value-type="float">
            <text:p>130.000344535</text:p>
          </table:table-cell>
          <table:table-cell table:formula="of:=[.GW17]*[.$C$22]" office:value-type="float" office:value="128.700341089655" calcext:value-type="float">
            <text:p>128.7003410897</text:p>
          </table:table-cell>
          <table:table-cell table:formula="of:=[.GX17]*[.$C$22]" office:value-type="float" office:value="127.413337678759" calcext:value-type="float">
            <text:p>127.4133376788</text:p>
          </table:table-cell>
          <table:table-cell table:formula="of:=[.GY17]*[.$C$22]" office:value-type="float" office:value="126.139204301971" calcext:value-type="float">
            <text:p>126.139204302</text:p>
          </table:table-cell>
          <table:table-cell table:formula="of:=[.GZ17]*[.$C$22]" office:value-type="float" office:value="124.877812258952" calcext:value-type="float">
            <text:p>124.877812259</text:p>
          </table:table-cell>
          <table:table-cell table:formula="of:=[.HA17]*[.$C$22]" office:value-type="float" office:value="123.629034136362" calcext:value-type="float">
            <text:p>123.6290341364</text:p>
          </table:table-cell>
          <table:table-cell table:formula="of:=[.HB17]*[.$C$22]" office:value-type="float" office:value="122.392743794998" calcext:value-type="float">
            <text:p>122.392743795</text:p>
          </table:table-cell>
          <table:table-cell table:formula="of:=[.HC17]*[.$C$22]" office:value-type="float" office:value="121.168816357048" calcext:value-type="float">
            <text:p>121.168816357</text:p>
          </table:table-cell>
          <table:table-cell table:formula="of:=[.HD17]*[.$C$22]" office:value-type="float" office:value="119.957128193478" calcext:value-type="float">
            <text:p>119.9571281935</text:p>
          </table:table-cell>
          <table:table-cell table:formula="of:=[.HE17]*[.$C$22]" office:value-type="float" office:value="118.757556911543" calcext:value-type="float">
            <text:p>118.7575569115</text:p>
          </table:table-cell>
          <table:table-cell table:formula="of:=[.HF17]*[.$C$22]" office:value-type="float" office:value="117.569981342428" calcext:value-type="float">
            <text:p>117.5699813424</text:p>
          </table:table-cell>
          <table:table-cell table:formula="of:=[.HG17]*[.$C$22]" office:value-type="float" office:value="116.394281529003" calcext:value-type="float">
            <text:p>116.394281529</text:p>
          </table:table-cell>
          <table:table-cell table:formula="of:=[.HH17]*[.$C$22]" office:value-type="float" office:value="115.230338713713" calcext:value-type="float">
            <text:p>115.2303387137</text:p>
          </table:table-cell>
          <table:table-cell table:formula="of:=[.HI17]*[.$C$22]" office:value-type="float" office:value="114.078035326576" calcext:value-type="float">
            <text:p>114.0780353266</text:p>
          </table:table-cell>
          <table:table-cell table:formula="of:=[.HJ17]*[.$C$22]" office:value-type="float" office:value="112.93725497331" calcext:value-type="float">
            <text:p>112.9372549733</text:p>
          </table:table-cell>
          <table:table-cell table:formula="of:=[.HK17]*[.$C$22]" office:value-type="float" office:value="111.807882423577" calcext:value-type="float">
            <text:p>111.8078824236</text:p>
          </table:table-cell>
          <table:table-cell table:formula="of:=[.HL17]*[.$C$22]" office:value-type="float" office:value="110.689803599342" calcext:value-type="float">
            <text:p>110.6898035993</text:p>
          </table:table-cell>
          <table:table-cell table:formula="of:=[.HM17]*[.$C$22]" office:value-type="float" office:value="109.582905563348" calcext:value-type="float">
            <text:p>109.5829055633</text:p>
          </table:table-cell>
          <table:table-cell table:formula="of:=[.HN17]*[.$C$22]" office:value-type="float" office:value="108.487076507715" calcext:value-type="float">
            <text:p>108.4870765077</text:p>
          </table:table-cell>
          <table:table-cell table:formula="of:=[.HO17]*[.$C$22]" office:value-type="float" office:value="107.402205742638" calcext:value-type="float">
            <text:p>107.4022057426</text:p>
          </table:table-cell>
          <table:table-cell table:formula="of:=[.HP17]*[.$C$22]" office:value-type="float" office:value="106.328183685211" calcext:value-type="float">
            <text:p>106.3281836852</text:p>
          </table:table-cell>
          <table:table-cell table:formula="of:=[.HQ17]*[.$C$22]" office:value-type="float" office:value="105.264901848359" calcext:value-type="float">
            <text:p>105.2649018484</text:p>
          </table:table-cell>
          <table:table-cell table:formula="of:=[.HR17]*[.$C$22]" office:value-type="float" office:value="104.212252829875" calcext:value-type="float">
            <text:p>104.2122528299</text:p>
          </table:table-cell>
          <table:table-cell table:formula="of:=[.HS17]*[.$C$22]" office:value-type="float" office:value="103.170130301577" calcext:value-type="float">
            <text:p>103.1701303016</text:p>
          </table:table-cell>
          <table:table-cell table:formula="of:=[.HT17]*[.$C$22]" office:value-type="float" office:value="102.138428998561" calcext:value-type="float">
            <text:p>102.1384289986</text:p>
          </table:table-cell>
          <table:table-cell table:formula="of:=[.HU17]*[.$C$22]" office:value-type="float" office:value="101.117044708575" calcext:value-type="float">
            <text:p>101.1170447086</text:p>
          </table:table-cell>
          <table:table-cell table:formula="of:=[.HV17]*[.$C$22]" office:value-type="float" office:value="100.10587426149" calcext:value-type="float">
            <text:p>100.1058742615</text:p>
          </table:table-cell>
          <table:table-cell table:formula="of:=[.HW17]*[.$C$22]" office:value-type="float" office:value="99.1048155188747" calcext:value-type="float">
            <text:p>99.1048155189</text:p>
          </table:table-cell>
          <table:table-cell table:formula="of:=[.HX17]*[.$C$22]" office:value-type="float" office:value="98.1137673636859" calcext:value-type="float">
            <text:p>98.1137673637</text:p>
          </table:table-cell>
          <table:table-cell table:formula="of:=[.HY17]*[.$C$22]" office:value-type="float" office:value="97.1326296900491" calcext:value-type="float">
            <text:p>97.13262969</text:p>
          </table:table-cell>
          <table:table-cell table:formula="of:=[.HZ17]*[.$C$22]" office:value-type="float" office:value="96.1613033931486" calcext:value-type="float">
            <text:p>96.1613033931</text:p>
          </table:table-cell>
          <table:table-cell table:formula="of:=[.IA17]*[.$C$22]" office:value-type="float" office:value="95.1996903592171" calcext:value-type="float">
            <text:p>95.1996903592</text:p>
          </table:table-cell>
          <table:table-cell table:formula="of:=[.IB17]*[.$C$22]" office:value-type="float" office:value="94.2476934556249" calcext:value-type="float">
            <text:p>94.2476934556</text:p>
          </table:table-cell>
          <table:table-cell table:formula="of:=[.IC17]*[.$C$22]" office:value-type="float" office:value="93.3052165210686" calcext:value-type="float">
            <text:p>93.3052165211</text:p>
          </table:table-cell>
          <table:table-cell table:formula="of:=[.ID17]*[.$C$22]" office:value-type="float" office:value="92.372164355858" calcext:value-type="float">
            <text:p>92.3721643559</text:p>
          </table:table-cell>
          <table:table-cell table:formula="of:=[.IE17]*[.$C$22]" office:value-type="float" office:value="91.4484427122994" calcext:value-type="float">
            <text:p>91.4484427123</text:p>
          </table:table-cell>
          <table:table-cell table:formula="of:=[.IF17]*[.$C$22]" office:value-type="float" office:value="90.5339582851764" calcext:value-type="float">
            <text:p>90.5339582852</text:p>
          </table:table-cell>
          <table:table-cell table:formula="of:=[.IG17]*[.$C$22]" office:value-type="float" office:value="89.6286187023246" calcext:value-type="float">
            <text:p>89.6286187023</text:p>
          </table:table-cell>
          <table:table-cell table:formula="of:=[.IH17]*[.$C$22]" office:value-type="float" office:value="88.7323325153014" calcext:value-type="float">
            <text:p>88.7323325153</text:p>
          </table:table-cell>
          <table:table-cell table:formula="of:=[.II17]*[.$C$22]" office:value-type="float" office:value="87.8450091901484" calcext:value-type="float">
            <text:p>87.8450091901</text:p>
          </table:table-cell>
          <table:table-cell table:formula="of:=[.IJ17]*[.$C$22]" office:value-type="float" office:value="86.9665590982469" calcext:value-type="float">
            <text:p>86.9665590982</text:p>
          </table:table-cell>
          <table:table-cell table:formula="of:=[.IK17]*[.$C$22]" office:value-type="float" office:value="86.0968935072644" calcext:value-type="float">
            <text:p>86.0968935073</text:p>
          </table:table-cell>
          <table:table-cell table:formula="of:=[.IL17]*[.$C$22]" office:value-type="float" office:value="85.2359245721918" calcext:value-type="float">
            <text:p>85.2359245722</text:p>
          </table:table-cell>
          <table:table-cell table:formula="of:=[.IM17]*[.$C$22]" office:value-type="float" office:value="84.3835653264698" calcext:value-type="float">
            <text:p>84.3835653265</text:p>
          </table:table-cell>
          <table:table-cell table:formula="of:=[.IN17]*[.$C$22]" office:value-type="float" office:value="83.5397296732051" calcext:value-type="float">
            <text:p>83.5397296732</text:p>
          </table:table-cell>
          <table:table-cell table:formula="of:=[.IO17]*[.$C$22]" office:value-type="float" office:value="82.7043323764731" calcext:value-type="float">
            <text:p>82.7043323765</text:p>
          </table:table-cell>
          <table:table-cell table:formula="of:=[.IP17]*[.$C$22]" office:value-type="float" office:value="81.8772890527083" calcext:value-type="float">
            <text:p>81.8772890527</text:p>
          </table:table-cell>
          <table:table-cell table:formula="of:=[.IQ17]*[.$C$22]" office:value-type="float" office:value="81.0585161621813" calcext:value-type="float">
            <text:p>81.0585161622</text:p>
          </table:table-cell>
          <table:table-cell table:formula="of:=[.IR17]*[.$C$22]" office:value-type="float" office:value="80.2479310005595" calcext:value-type="float">
            <text:p>80.2479310006</text:p>
          </table:table-cell>
          <table:table-cell table:formula="of:=[.IS17]*[.$C$22]" office:value-type="float" office:value="79.4454516905539" calcext:value-type="float">
            <text:p>79.4454516906</text:p>
          </table:table-cell>
          <table:table-cell table:formula="of:=[.IT17]*[.$C$22]" office:value-type="float" office:value="78.6509971736483" calcext:value-type="float">
            <text:p>78.6509971736</text:p>
          </table:table-cell>
          <table:table-cell table:formula="of:=[.IU17]*[.$C$22]" office:value-type="float" office:value="77.8644872019118" calcext:value-type="float">
            <text:p>77.8644872019</text:p>
          </table:table-cell>
          <table:table-cell table:formula="of:=[.IV17]*[.$C$22]" office:value-type="float" office:value="77.0858423298927" calcext:value-type="float">
            <text:p>77.0858423299</text:p>
          </table:table-cell>
          <table:table-cell table:formula="of:=[.IW17]*[.$C$22]" office:value-type="float" office:value="76.3149839065938" calcext:value-type="float">
            <text:p>76.3149839066</text:p>
          </table:table-cell>
          <table:table-cell table:formula="of:=[.IX17]*[.$C$22]" office:value-type="float" office:value="75.5518340675279" calcext:value-type="float">
            <text:p>75.5518340675</text:p>
          </table:table-cell>
          <table:table-cell table:formula="of:=[.IY17]*[.$C$22]" office:value-type="float" office:value="74.7963157268526" calcext:value-type="float">
            <text:p>74.7963157269</text:p>
          </table:table-cell>
          <table:table-cell table:formula="of:=[.IZ17]*[.$C$22]" office:value-type="float" office:value="74.048352569584" calcext:value-type="float">
            <text:p>74.0483525696</text:p>
          </table:table-cell>
          <table:table-cell table:formula="of:=[.JA17]*[.$C$22]" office:value-type="float" office:value="73.3078690438882" calcext:value-type="float">
            <text:p>73.3078690439</text:p>
          </table:table-cell>
          <table:table-cell table:formula="of:=[.JB17]*[.$C$22]" office:value-type="float" office:value="72.5747903534493" calcext:value-type="float">
            <text:p>72.5747903534</text:p>
          </table:table-cell>
          <table:table-cell table:formula="of:=[.JC17]*[.$C$22]" office:value-type="float" office:value="71.8490424499148" calcext:value-type="float">
            <text:p>71.8490424499</text:p>
          </table:table-cell>
          <table:table-cell table:formula="of:=[.JD17]*[.$C$22]" office:value-type="float" office:value="71.1305520254157" calcext:value-type="float">
            <text:p>71.1305520254</text:p>
          </table:table-cell>
          <table:table-cell table:formula="of:=[.JE17]*[.$C$22]" office:value-type="float" office:value="70.4192465051615" calcext:value-type="float">
            <text:p>70.4192465052</text:p>
          </table:table-cell>
          <table:table-cell table:formula="of:=[.JF17]*[.$C$22]" office:value-type="float" office:value="69.7150540401099" calcext:value-type="float">
            <text:p>69.7150540401</text:p>
          </table:table-cell>
          <table:table-cell table:formula="of:=[.JG17]*[.$C$22]" office:value-type="float" office:value="69.0179034997088" calcext:value-type="float">
            <text:p>69.0179034997</text:p>
          </table:table-cell>
          <table:table-cell table:formula="of:=[.JH17]*[.$C$22]" office:value-type="float" office:value="68.3277244647117" calcext:value-type="float">
            <text:p>68.3277244647</text:p>
          </table:table-cell>
          <table:table-cell table:formula="of:=[.JI17]*[.$C$22]" office:value-type="float" office:value="67.6444472200646" calcext:value-type="float">
            <text:p>67.6444472201</text:p>
          </table:table-cell>
          <table:table-cell table:formula="of:=[.JJ17]*[.$C$22]" office:value-type="float" office:value="66.968002747864" calcext:value-type="float">
            <text:p>66.9680027479</text:p>
          </table:table-cell>
          <table:table-cell table:formula="of:=[.JK17]*[.$C$22]" office:value-type="float" office:value="66.2983227203853" calcext:value-type="float">
            <text:p>66.2983227204</text:p>
          </table:table-cell>
          <table:table-cell table:formula="of:=[.JL17]*[.$C$22]" office:value-type="float" office:value="65.6353394931815" calcext:value-type="float">
            <text:p>65.6353394932</text:p>
          </table:table-cell>
          <table:table-cell table:formula="of:=[.JM17]*[.$C$22]" office:value-type="float" office:value="64.9789860982497" calcext:value-type="float">
            <text:p>64.9789860982</text:p>
          </table:table-cell>
          <table:table-cell table:formula="of:=[.JN17]*[.$C$22]" office:value-type="float" office:value="64.3291962372672" calcext:value-type="float">
            <text:p>64.3291962373</text:p>
          </table:table-cell>
          <table:table-cell table:formula="of:=[.JO17]*[.$C$22]" office:value-type="float" office:value="63.6859042748945" calcext:value-type="float">
            <text:p>63.6859042749</text:p>
          </table:table-cell>
          <table:table-cell table:formula="of:=[.JP17]*[.$C$22]" office:value-type="float" office:value="63.0490452321455" calcext:value-type="float">
            <text:p>63.0490452321</text:p>
          </table:table-cell>
          <table:table-cell table:formula="of:=[.JQ17]*[.$C$22]" office:value-type="float" office:value="62.4185547798241" calcext:value-type="float">
            <text:p>62.4185547798</text:p>
          </table:table-cell>
          <table:table-cell table:formula="of:=[.JR17]*[.$C$22]" office:value-type="float" office:value="61.7943692320258" calcext:value-type="float">
            <text:p>61.794369232</text:p>
          </table:table-cell>
          <table:table-cell table:formula="of:=[.JS17]*[.$C$22]" office:value-type="float" office:value="61.1764255397056" calcext:value-type="float">
            <text:p>61.1764255397</text:p>
          </table:table-cell>
          <table:table-cell table:formula="of:=[.JT17]*[.$C$22]" office:value-type="float" office:value="60.5646612843085" calcext:value-type="float">
            <text:p>60.5646612843</text:p>
          </table:table-cell>
          <table:table-cell table:formula="of:=[.JU17]*[.$C$22]" office:value-type="float" office:value="59.9590146714654" calcext:value-type="float">
            <text:p>59.9590146715</text:p>
          </table:table-cell>
          <table:table-cell table:formula="of:=[.JV17]*[.$C$22]" office:value-type="float" office:value="59.3594245247508" calcext:value-type="float">
            <text:p>59.3594245248</text:p>
          </table:table-cell>
          <table:table-cell table:formula="of:=[.JW17]*[.$C$22]" office:value-type="float" office:value="58.7658302795033" calcext:value-type="float">
            <text:p>58.7658302795</text:p>
          </table:table-cell>
          <table:table-cell table:formula="of:=[.JX17]*[.$C$22]" office:value-type="float" office:value="58.1781719767082" calcext:value-type="float">
            <text:p>58.1781719767</text:p>
          </table:table-cell>
          <table:table-cell table:formula="of:=[.JY17]*[.$C$22]" office:value-type="float" office:value="57.5963902569412" calcext:value-type="float">
            <text:p>57.5963902569</text:p>
          </table:table-cell>
          <table:table-cell table:formula="of:=[.JZ17]*[.$C$22]" office:value-type="float" office:value="57.0204263543717" calcext:value-type="float">
            <text:p>57.0204263544</text:p>
          </table:table-cell>
          <table:table-cell table:formula="of:=[.KA17]*[.$C$22]" office:value-type="float" office:value="56.450222090828" calcext:value-type="float">
            <text:p>56.4502220908</text:p>
          </table:table-cell>
          <table:table-cell table:formula="of:=[.KB17]*[.$C$22]" office:value-type="float" office:value="55.8857198699197" calcext:value-type="float">
            <text:p>55.8857198699</text:p>
          </table:table-cell>
          <table:table-cell table:formula="of:=[.KC17]*[.$C$22]" office:value-type="float" office:value="55.3268626712205" calcext:value-type="float">
            <text:p>55.3268626712</text:p>
          </table:table-cell>
          <table:table-cell table:formula="of:=[.KD17]*[.$C$22]" office:value-type="float" office:value="54.7735940445083" calcext:value-type="float">
            <text:p>54.7735940445</text:p>
          </table:table-cell>
          <table:table-cell table:formula="of:=[.KE17]*[.$C$22]" office:value-type="float" office:value="54.2258581040633" calcext:value-type="float">
            <text:p>54.2258581041</text:p>
          </table:table-cell>
          <table:table-cell table:formula="of:=[.KF17]*[.$C$22]" office:value-type="float" office:value="53.6835995230226" calcext:value-type="float">
            <text:p>53.683599523</text:p>
          </table:table-cell>
          <table:table-cell table:formula="of:=[.KG17]*[.$C$22]" office:value-type="float" office:value="53.1467635277924" calcext:value-type="float">
            <text:p>53.1467635278</text:p>
          </table:table-cell>
          <table:table-cell table:formula="of:=[.KH17]*[.$C$22]" office:value-type="float" office:value="52.6152958925145" calcext:value-type="float">
            <text:p>52.6152958925</text:p>
          </table:table-cell>
          <table:table-cell table:formula="of:=[.KI17]*[.$C$22]" office:value-type="float" office:value="52.0891429335893" calcext:value-type="float">
            <text:p>52.0891429336</text:p>
          </table:table-cell>
          <table:table-cell table:formula="of:=[.KJ17]*[.$C$22]" office:value-type="float" office:value="51.5682515042534" calcext:value-type="float">
            <text:p>51.5682515043</text:p>
          </table:table-cell>
          <table:table-cell table:formula="of:=[.KK17]*[.$C$22]" office:value-type="float" office:value="51.0525689892109" calcext:value-type="float">
            <text:p>51.0525689892</text:p>
          </table:table-cell>
          <table:table-cell table:formula="of:=[.KL17]*[.$C$22]" office:value-type="float" office:value="50.5420432993188" calcext:value-type="float">
            <text:p>50.5420432993</text:p>
          </table:table-cell>
          <table:table-cell table:formula="of:=[.KM17]*[.$C$22]" office:value-type="float" office:value="50.0366228663256" calcext:value-type="float">
            <text:p>50.0366228663</text:p>
          </table:table-cell>
          <table:table-cell table:formula="of:=[.KN17]*[.$C$22]" office:value-type="float" office:value="49.5362566376623" calcext:value-type="float">
            <text:p>49.5362566377</text:p>
          </table:table-cell>
          <table:table-cell table:formula="of:=[.KO17]*[.$C$22]" office:value-type="float" office:value="49.0408940712857" calcext:value-type="float">
            <text:p>49.0408940713</text:p>
          </table:table-cell>
          <table:table-cell table:formula="of:=[.KP17]*[.$C$22]" office:value-type="float" office:value="48.5504851305729" calcext:value-type="float">
            <text:p>48.5504851306</text:p>
          </table:table-cell>
          <table:table-cell table:formula="of:=[.KQ17]*[.$C$22]" office:value-type="float" office:value="48.0649802792671" calcext:value-type="float">
            <text:p>48.0649802793</text:p>
          </table:table-cell>
          <table:table-cell table:formula="of:=[.KR17]*[.$C$22]" office:value-type="float" office:value="47.5843304764745" calcext:value-type="float">
            <text:p>47.5843304765</text:p>
          </table:table-cell>
          <table:table-cell table:formula="of:=[.KS17]*[.$C$22]" office:value-type="float" office:value="47.1084871717097" calcext:value-type="float">
            <text:p>47.1084871717</text:p>
          </table:table-cell>
          <table:table-cell table:formula="of:=[.KT17]*[.$C$22]" office:value-type="float" office:value="46.6374022999926" calcext:value-type="float">
            <text:p>46.6374023</text:p>
          </table:table-cell>
          <table:table-cell table:formula="of:=[.KU17]*[.$C$22]" office:value-type="float" office:value="46.1710282769927" calcext:value-type="float">
            <text:p>46.171028277</text:p>
          </table:table-cell>
          <table:table-cell table:formula="of:=[.KV17]*[.$C$22]" office:value-type="float" office:value="45.7093179942228" calcext:value-type="float">
            <text:p>45.7093179942</text:p>
          </table:table-cell>
          <table:table-cell table:formula="of:=[.KW17]*[.$C$22]" office:value-type="float" office:value="45.2522248142805" calcext:value-type="float">
            <text:p>45.2522248143</text:p>
          </table:table-cell>
          <table:table-cell table:formula="of:=[.KX17]*[.$C$22]" office:value-type="float" office:value="44.7997025661377" calcext:value-type="float">
            <text:p>44.7997025661</text:p>
          </table:table-cell>
          <table:table-cell table:formula="of:=[.KY17]*[.$C$22]" office:value-type="float" office:value="44.3517055404764" calcext:value-type="float">
            <text:p>44.3517055405</text:p>
          </table:table-cell>
          <table:table-cell table:formula="of:=[.KZ17]*[.$C$22]" office:value-type="float" office:value="43.9081884850716" calcext:value-type="float">
            <text:p>43.9081884851</text:p>
          </table:table-cell>
          <table:table-cell table:formula="of:=[.LA17]*[.$C$22]" office:value-type="float" office:value="43.4691066002209" calcext:value-type="float">
            <text:p>43.4691066002</text:p>
          </table:table-cell>
          <table:table-cell table:formula="of:=[.LB17]*[.$C$22]" office:value-type="float" office:value="43.0344155342187" calcext:value-type="float">
            <text:p>43.0344155342</text:p>
          </table:table-cell>
          <table:table-cell table:formula="of:=[.LC17]*[.$C$22]" office:value-type="float" office:value="42.6040713788765" calcext:value-type="float">
            <text:p>42.6040713789</text:p>
          </table:table-cell>
          <table:table-cell table:formula="of:=[.LD17]*[.$C$22]" office:value-type="float" office:value="42.1780306650877" calcext:value-type="float">
            <text:p>42.1780306651</text:p>
          </table:table-cell>
          <table:table-cell table:formula="of:=[.LE17]*[.$C$22]" office:value-type="float" office:value="41.7562503584368" calcext:value-type="float">
            <text:p>41.7562503584</text:p>
          </table:table-cell>
          <table:table-cell table:formula="of:=[.LF17]*[.$C$22]" office:value-type="float" office:value="41.3386878548525" calcext:value-type="float">
            <text:p>41.3386878549</text:p>
          </table:table-cell>
          <table:table-cell table:formula="of:=[.LG17]*[.$C$22]" office:value-type="float" office:value="40.9253009763039" calcext:value-type="float">
            <text:p>40.9253009763</text:p>
          </table:table-cell>
          <table:table-cell table:formula="of:=[.LH17]*[.$C$22]" office:value-type="float" office:value="40.5160479665409" calcext:value-type="float">
            <text:p>40.5160479665</text:p>
          </table:table-cell>
          <table:table-cell table:formula="of:=[.LI17]*[.$C$22]" office:value-type="float" office:value="40.1108874868755" calcext:value-type="float">
            <text:p>40.1108874869</text:p>
          </table:table-cell>
          <table:table-cell table:formula="of:=[.LJ17]*[.$C$22]" office:value-type="float" office:value="39.7097786120067" calcext:value-type="float">
            <text:p>39.709778612</text:p>
          </table:table-cell>
          <table:table-cell table:formula="of:=[.LK17]*[.$C$22]" office:value-type="float" office:value="39.3126808258867" calcext:value-type="float">
            <text:p>39.3126808259</text:p>
          </table:table-cell>
          <table:table-cell table:formula="of:=[.LL17]*[.$C$22]" office:value-type="float" office:value="38.9195540176278" calcext:value-type="float">
            <text:p>38.9195540176</text:p>
          </table:table-cell>
          <table:table-cell table:formula="of:=[.LM17]*[.$C$22]" office:value-type="float" office:value="38.5303584774515" calcext:value-type="float">
            <text:p>38.5303584775</text:p>
          </table:table-cell>
          <table:table-cell table:formula="of:=[.LN17]*[.$C$22]" office:value-type="float" office:value="38.145054892677" calcext:value-type="float">
            <text:p>38.1450548927</text:p>
          </table:table-cell>
          <table:table-cell table:formula="of:=[.LO17]*[.$C$22]" office:value-type="float" office:value="37.7636043437502" calcext:value-type="float">
            <text:p>37.7636043438</text:p>
          </table:table-cell>
          <table:table-cell table:formula="of:=[.LP17]*[.$C$22]" office:value-type="float" office:value="37.3859683003127" calcext:value-type="float">
            <text:p>37.3859683003</text:p>
          </table:table-cell>
          <table:table-cell table:formula="of:=[.LQ17]*[.$C$22]" office:value-type="float" office:value="37.0121086173096" calcext:value-type="float">
            <text:p>37.0121086173</text:p>
          </table:table-cell>
          <table:table-cell table:formula="of:=[.LR17]*[.$C$22]" office:value-type="float" office:value="36.6419875311365" calcext:value-type="float">
            <text:p>36.6419875311</text:p>
          </table:table-cell>
          <table:table-cell table:formula="of:=[.LS17]*[.$C$22]" office:value-type="float" office:value="36.2755676558251" calcext:value-type="float">
            <text:p>36.2755676558</text:p>
          </table:table-cell>
          <table:table-cell table:formula="of:=[.LT17]*[.$C$22]" office:value-type="float" office:value="35.9128119792669" calcext:value-type="float">
            <text:p>35.9128119793</text:p>
          </table:table-cell>
          <table:table-cell table:formula="of:=[.LU17]*[.$C$22]" office:value-type="float" office:value="35.5536838594742" calcext:value-type="float">
            <text:p>35.5536838595</text:p>
          </table:table-cell>
          <table:table-cell table:formula="of:=[.LV17]*[.$C$22]" office:value-type="float" office:value="35.1981470208795" calcext:value-type="float">
            <text:p>35.1981470209</text:p>
          </table:table-cell>
          <table:table-cell table:formula="of:=[.LW17]*[.$C$22]" office:value-type="float" office:value="34.8461655506707" calcext:value-type="float">
            <text:p>34.8461655507</text:p>
          </table:table-cell>
          <table:table-cell table:formula="of:=[.LX17]*[.$C$22]" office:value-type="float" office:value="34.497703895164" calcext:value-type="float">
            <text:p>34.4977038952</text:p>
          </table:table-cell>
          <table:table-cell table:formula="of:=[.LY17]*[.$C$22]" office:value-type="float" office:value="34.1527268562123" calcext:value-type="float">
            <text:p>34.1527268562</text:p>
          </table:table-cell>
          <table:table-cell table:formula="of:=[.LZ17]*[.$C$22]" office:value-type="float" office:value="33.8111995876502" calcext:value-type="float">
            <text:p>33.8111995877</text:p>
          </table:table-cell>
          <table:table-cell table:formula="of:=[.MA17]*[.$C$22]" office:value-type="float" office:value="33.4730875917737" calcext:value-type="float">
            <text:p>33.4730875918</text:p>
          </table:table-cell>
          <table:table-cell table:formula="of:=[.MB17]*[.$C$22]" office:value-type="float" office:value="33.138356715856" calcext:value-type="float">
            <text:p>33.1383567159</text:p>
          </table:table-cell>
          <table:table-cell table:formula="of:=[.MC17]*[.$C$22]" office:value-type="float" office:value="32.8069731486974" calcext:value-type="float">
            <text:p>32.8069731487</text:p>
          </table:table-cell>
          <table:table-cell table:formula="of:=[.MD17]*[.$C$22]" office:value-type="float" office:value="32.4789034172104" calcext:value-type="float">
            <text:p>32.4789034172</text:p>
          </table:table-cell>
          <table:table-cell table:formula="of:=[.ME17]*[.$C$22]" office:value-type="float" office:value="32.1541143830383" calcext:value-type="float">
            <text:p>32.154114383</text:p>
          </table:table-cell>
          <table:table-cell table:formula="of:=[.MF17]*[.$C$22]" office:value-type="float" office:value="31.8325732392079" calcext:value-type="float">
            <text:p>31.8325732392</text:p>
          </table:table-cell>
          <table:table-cell table:formula="of:=[.MG17]*[.$C$22]" office:value-type="float" office:value="31.5142475068159" calcext:value-type="float">
            <text:p>31.5142475068</text:p>
          </table:table-cell>
          <table:table-cell table:formula="of:=[.MH17]*[.$C$22]" office:value-type="float" office:value="31.1991050317477" calcext:value-type="float">
            <text:p>31.1991050317</text:p>
          </table:table-cell>
          <table:table-cell table:formula="of:=[.MI17]*[.$C$22]" office:value-type="float" office:value="30.8871139814302" calcext:value-type="float">
            <text:p>30.8871139814</text:p>
          </table:table-cell>
          <table:table-cell table:formula="of:=[.MJ17]*[.$C$22]" office:value-type="float" office:value="30.5782428416159" calcext:value-type="float">
            <text:p>30.5782428416</text:p>
          </table:table-cell>
          <table:table-cell table:formula="of:=[.MK17]*[.$C$22]" office:value-type="float" office:value="30.2724604131998" calcext:value-type="float">
            <text:p>30.2724604132</text:p>
          </table:table-cell>
          <table:table-cell table:formula="of:=[.ML17]*[.$C$22]" office:value-type="float" office:value="29.9697358090678" calcext:value-type="float">
            <text:p>29.9697358091</text:p>
          </table:table-cell>
          <table:table-cell table:formula="of:=[.MM17]*[.$C$22]" office:value-type="float" office:value="29.6700384509771" calcext:value-type="float">
            <text:p>29.670038451</text:p>
          </table:table-cell>
          <table:table-cell table:formula="of:=[.MN17]*[.$C$22]" office:value-type="float" office:value="29.3733380664673" calcext:value-type="float">
            <text:p>29.3733380665</text:p>
          </table:table-cell>
          <table:table-cell table:formula="of:=[.MO17]*[.$C$22]" office:value-type="float" office:value="29.0796046858026" calcext:value-type="float">
            <text:p>29.0796046858</text:p>
          </table:table-cell>
          <table:table-cell table:formula="of:=[.MP17]*[.$C$22]" office:value-type="float" office:value="28.7888086389446" calcext:value-type="float">
            <text:p>28.7888086389</text:p>
          </table:table-cell>
          <table:table-cell table:formula="of:=[.MQ17]*[.$C$22]" office:value-type="float" office:value="28.5009205525552" calcext:value-type="float">
            <text:p>28.5009205526</text:p>
          </table:table-cell>
          <table:table-cell table:formula="of:=[.MR17]*[.$C$22]" office:value-type="float" office:value="28.2159113470296" calcext:value-type="float">
            <text:p>28.215911347</text:p>
          </table:table-cell>
          <table:table-cell table:formula="of:=[.MS17]*[.$C$22]" office:value-type="float" office:value="27.9337522335593" calcext:value-type="float">
            <text:p>27.9337522336</text:p>
          </table:table-cell>
          <table:table-cell table:formula="of:=[.MT17]*[.$C$22]" office:value-type="float" office:value="27.6544147112237" calcext:value-type="float">
            <text:p>27.6544147112</text:p>
          </table:table-cell>
          <table:table-cell table:formula="of:=[.MU17]*[.$C$22]" office:value-type="float" office:value="27.3778705641115" calcext:value-type="float">
            <text:p>27.3778705641</text:p>
          </table:table-cell>
          <table:table-cell table:formula="of:=[.MV17]*[.$C$22]" office:value-type="float" office:value="27.1040918584704" calcext:value-type="float">
            <text:p>27.1040918585</text:p>
          </table:table-cell>
          <table:table-cell table:formula="of:=[.MW17]*[.$C$22]" office:value-type="float" office:value="26.8330509398857" calcext:value-type="float">
            <text:p>26.8330509399</text:p>
          </table:table-cell>
          <table:table-cell table:formula="of:=[.MX17]*[.$C$22]" office:value-type="float" office:value="26.5647204304868" calcext:value-type="float">
            <text:p>26.5647204305</text:p>
          </table:table-cell>
          <table:table-cell table:formula="of:=[.MY17]*[.$C$22]" office:value-type="float" office:value="26.2990732261819" calcext:value-type="float">
            <text:p>26.2990732262</text:p>
          </table:table-cell>
          <table:table-cell table:formula="of:=[.MZ17]*[.$C$22]" office:value-type="float" office:value="26.0360824939201" calcext:value-type="float">
            <text:p>26.0360824939</text:p>
          </table:table-cell>
          <table:table-cell table:formula="of:=[.NA17]*[.$C$22]" office:value-type="float" office:value="25.7757216689809" calcext:value-type="float">
            <text:p>25.775721669</text:p>
          </table:table-cell>
          <table:table-cell table:formula="of:=[.NB17]*[.$C$22]" office:value-type="float" office:value="25.5179644522911" calcext:value-type="float">
            <text:p>25.5179644523</text:p>
          </table:table-cell>
          <table:table-cell table:formula="of:=[.NC17]*[.$C$22]" office:value-type="float" office:value="25.2627848077682" calcext:value-type="float">
            <text:p>25.2627848078</text:p>
          </table:table-cell>
          <table:table-cell table:formula="of:=[.ND17]*[.$C$22]" office:value-type="float" office:value="25.0101569596905" calcext:value-type="float">
            <text:p>25.0101569597</text:p>
          </table:table-cell>
          <table:table-cell table:formula="of:=[.NE17]*[.$C$22]" office:value-type="float" office:value="24.7600553900936" calcext:value-type="float">
            <text:p>24.7600553901</text:p>
          </table:table-cell>
          <table:table-cell table:formula="of:=[.NF17]*[.$C$22]" office:value-type="float" office:value="24.5124548361927" calcext:value-type="float">
            <text:p>24.5124548362</text:p>
          </table:table-cell>
          <table:table-cell table:formula="of:=[.NG17]*[.$C$22]" office:value-type="float" office:value="24.2673302878307" calcext:value-type="float">
            <text:p>24.2673302878</text:p>
          </table:table-cell>
          <table:table-cell table:formula="of:=[.NH17]*[.$C$22]" office:value-type="float" office:value="24.0246569849524" calcext:value-type="float">
            <text:p>24.024656985</text:p>
          </table:table-cell>
          <table:table-cell table:formula="of:=[.NI17]*[.$C$22]" office:value-type="float" office:value="23.7844104151029" calcext:value-type="float">
            <text:p>23.7844104151</text:p>
          </table:table-cell>
          <table:table-cell table:formula="of:=[.NJ17]*[.$C$22]" office:value-type="float" office:value="23.5465663109519" calcext:value-type="float">
            <text:p>23.546566311</text:p>
          </table:table-cell>
          <table:table-cell table:formula="of:=[.NK17]*[.$C$22]" office:value-type="float" office:value="23.3111006478424" calcext:value-type="float">
            <text:p>23.3111006478</text:p>
          </table:table-cell>
          <table:table-cell table:formula="of:=[.NL17]*[.$C$22]" office:value-type="float" office:value="23.0779896413639" calcext:value-type="float">
            <text:p>23.0779896414</text:p>
          </table:table-cell>
          <table:table-cell table:formula="of:=[.NM17]*[.$C$22]" office:value-type="float" office:value="22.8472097449503" calcext:value-type="float">
            <text:p>22.847209745</text:p>
          </table:table-cell>
          <table:table-cell table:formula="of:=[.NN17]*[.$C$22]" office:value-type="float" office:value="22.6187376475008" calcext:value-type="float">
            <text:p>22.6187376475</text:p>
          </table:table-cell>
          <table:table-cell table:formula="of:=[.NO17]*[.$C$22]" office:value-type="float" office:value="22.3925502710258" calcext:value-type="float">
            <text:p>22.392550271</text:p>
          </table:table-cell>
          <table:table-cell table:formula="of:=[.NP17]*[.$C$22]" office:value-type="float" office:value="22.1686247683155" calcext:value-type="float">
            <text:p>22.1686247683</text:p>
          </table:table-cell>
          <table:table-cell table:formula="of:=[.NQ17]*[.$C$22]" office:value-type="float" office:value="21.9469385206324" calcext:value-type="float">
            <text:p>21.9469385206</text:p>
          </table:table-cell>
          <table:table-cell table:formula="of:=[.NR17]*[.$C$22]" office:value-type="float" office:value="21.7274691354261" calcext:value-type="float">
            <text:p>21.7274691354</text:p>
          </table:table-cell>
          <table:table-cell table:formula="of:=[.NS17]*[.$C$22]" office:value-type="float" office:value="21.5101944440718" calcext:value-type="float">
            <text:p>21.5101944441</text:p>
          </table:table-cell>
          <table:table-cell table:formula="of:=[.NT17]*[.$C$22]" office:value-type="float" office:value="21.2950924996311" calcext:value-type="float">
            <text:p>21.2950924996</text:p>
          </table:table-cell>
          <table:table-cell table:formula="of:=[.NU17]*[.$C$22]" office:value-type="float" office:value="21.0821415746348" calcext:value-type="float">
            <text:p>21.0821415746</text:p>
          </table:table-cell>
          <table:table-cell table:formula="of:=[.NV17]*[.$C$22]" office:value-type="float" office:value="20.8713201588884" calcext:value-type="float">
            <text:p>20.8713201589</text:p>
          </table:table-cell>
          <table:table-cell table:formula="of:=[.NW17]*[.$C$22]" office:value-type="float" office:value="20.6626069572995" calcext:value-type="float">
            <text:p>20.6626069573</text:p>
          </table:table-cell>
          <table:table-cell table:formula="of:=[.NX17]*[.$C$22]" office:value-type="float" office:value="20.4559808877265" calcext:value-type="float">
            <text:p>20.4559808877</text:p>
          </table:table-cell>
          <table:table-cell table:formula="of:=[.NY17]*[.$C$22]" office:value-type="float" office:value="20.2514210788493" calcext:value-type="float">
            <text:p>20.2514210788</text:p>
          </table:table-cell>
          <table:table-cell table:formula="of:=[.NZ17]*[.$C$22]" office:value-type="float" office:value="20.0489068680608" calcext:value-type="float">
            <text:p>20.0489068681</text:p>
          </table:table-cell>
          <table:table-cell table:formula="of:=[.OA17]*[.$C$22]" office:value-type="float" office:value="19.8484177993802" calcext:value-type="float">
            <text:p>19.8484177994</text:p>
          </table:table-cell>
          <table:table-cell table:formula="of:=[.OB17]*[.$C$22]" office:value-type="float" office:value="19.6499336213864" calcext:value-type="float">
            <text:p>19.6499336214</text:p>
          </table:table-cell>
          <table:table-cell table:formula="of:=[.OC17]*[.$C$22]" office:value-type="float" office:value="19.4534342851725" calcext:value-type="float">
            <text:p>19.4534342852</text:p>
          </table:table-cell>
          <table:table-cell table:formula="of:=[.OD17]*[.$C$22]" office:value-type="float" office:value="19.2588999423208" calcext:value-type="float">
            <text:p>19.2588999423</text:p>
          </table:table-cell>
          <table:table-cell table:formula="of:=[.OE17]*[.$C$22]" office:value-type="float" office:value="19.0663109428976" calcext:value-type="float">
            <text:p>19.0663109429</text:p>
          </table:table-cell>
          <table:table-cell table:formula="of:=[.OF17]*[.$C$22]" office:value-type="float" office:value="18.8756478334686" calcext:value-type="float">
            <text:p>18.8756478335</text:p>
          </table:table-cell>
          <table:table-cell table:formula="of:=[.OG17]*[.$C$22]" office:value-type="float" office:value="18.6868913551339" calcext:value-type="float">
            <text:p>18.6868913551</text:p>
          </table:table-cell>
          <table:table-cell table:formula="of:=[.OH17]*[.$C$22]" office:value-type="float" office:value="18.5000224415826" calcext:value-type="float">
            <text:p>18.5000224416</text:p>
          </table:table-cell>
          <table:table-cell table:formula="of:=[.OI17]*[.$C$22]" office:value-type="float" office:value="18.3150222171667" calcext:value-type="float">
            <text:p>18.3150222172</text:p>
          </table:table-cell>
          <table:table-cell table:formula="of:=[.OJ17]*[.$C$22]" office:value-type="float" office:value="18.1318719949951" calcext:value-type="float">
            <text:p>18.131871995</text:p>
          </table:table-cell>
          <table:table-cell table:formula="of:=[.OK17]*[.$C$22]" office:value-type="float" office:value="17.9505532750451" calcext:value-type="float">
            <text:p>17.950553275</text:p>
          </table:table-cell>
          <table:table-cell table:formula="of:=[.OL17]*[.$C$22]" office:value-type="float" office:value="17.7710477422947" calcext:value-type="float">
            <text:p>17.7710477423</text:p>
          </table:table-cell>
          <table:table-cell table:formula="of:=[.OM17]*[.$C$22]" office:value-type="float" office:value="17.5933372648717" calcext:value-type="float">
            <text:p>17.5933372649</text:p>
          </table:table-cell>
          <table:table-cell table:formula="of:=[.ON17]*[.$C$22]" office:value-type="float" office:value="17.417403892223" calcext:value-type="float">
            <text:p>17.4174038922</text:p>
          </table:table-cell>
          <table:table-cell table:formula="of:=[.OO17]*[.$C$22]" office:value-type="float" office:value="17.2432298533008" calcext:value-type="float">
            <text:p>17.2432298533</text:p>
          </table:table-cell>
          <table:table-cell table:formula="of:=[.OP17]*[.$C$22]" office:value-type="float" office:value="17.0707975547678" calcext:value-type="float">
            <text:p>17.0707975548</text:p>
          </table:table-cell>
          <table:table-cell table:formula="of:=[.OQ17]*[.$C$22]" office:value-type="float" office:value="16.9000895792201" calcext:value-type="float">
            <text:p>16.9000895792</text:p>
          </table:table-cell>
          <table:table-cell table:formula="of:=[.OR17]*[.$C$22]" office:value-type="float" office:value="16.7310886834279" calcext:value-type="float">
            <text:p>16.7310886834</text:p>
          </table:table-cell>
          <table:table-cell table:formula="of:=[.OS17]*[.$C$22]" office:value-type="float" office:value="16.5637777965936" calcext:value-type="float">
            <text:p>16.5637777966</text:p>
          </table:table-cell>
          <table:table-cell table:formula="of:=[.OT17]*[.$C$22]" office:value-type="float" office:value="16.3981400186277" calcext:value-type="float">
            <text:p>16.3981400186</text:p>
          </table:table-cell>
          <table:table-cell table:formula="of:=[.OU17]*[.$C$22]" office:value-type="float" office:value="16.2341586184414" calcext:value-type="float">
            <text:p>16.2341586184</text:p>
          </table:table-cell>
          <table:table-cell table:formula="of:=[.OV17]*[.$C$22]" office:value-type="float" office:value="16.071817032257" calcext:value-type="float">
            <text:p>16.0718170323</text:p>
          </table:table-cell>
          <table:table-cell table:formula="of:=[.OW17]*[.$C$22]" office:value-type="float" office:value="15.9110988619344" calcext:value-type="float">
            <text:p>15.9110988619</text:p>
          </table:table-cell>
          <table:table-cell table:formula="of:=[.OX17]*[.$C$22]" office:value-type="float" office:value="15.7519878733151" calcext:value-type="float">
            <text:p>15.7519878733</text:p>
          </table:table-cell>
          <table:table-cell table:formula="of:=[.OY17]*[.$C$22]" office:value-type="float" office:value="15.5944679945819" calcext:value-type="float">
            <text:p>15.5944679946</text:p>
          </table:table-cell>
          <table:table-cell table:formula="of:=[.OZ17]*[.$C$22]" office:value-type="float" office:value="15.4385233146361" calcext:value-type="float">
            <text:p>15.4385233146</text:p>
          </table:table-cell>
          <table:table-cell table:formula="of:=[.PA17]*[.$C$22]" office:value-type="float" office:value="15.2841380814897" calcext:value-type="float">
            <text:p>15.2841380815</text:p>
          </table:table-cell>
          <table:table-cell table:formula="of:=[.PB17]*[.$C$22]" office:value-type="float" office:value="15.1312967006748" calcext:value-type="float">
            <text:p>15.1312967007</text:p>
          </table:table-cell>
          <table:table-cell table:formula="of:=[.PC17]*[.$C$22]" office:value-type="float" office:value="14.9799837336681" calcext:value-type="float">
            <text:p>14.9799837337</text:p>
          </table:table-cell>
          <table:table-cell table:formula="of:=[.PD17]*[.$C$22]" office:value-type="float" office:value="14.8301838963314" calcext:value-type="float">
            <text:p>14.8301838963</text:p>
          </table:table-cell>
          <table:table-cell table:formula="of:=[.PE17]*[.$C$22]" office:value-type="float" office:value="14.6818820573681" calcext:value-type="float">
            <text:p>14.6818820574</text:p>
          </table:table-cell>
          <table:table-cell table:formula="of:=[.PF17]*[.$C$22]" office:value-type="float" office:value="14.5350632367944" calcext:value-type="float">
            <text:p>14.5350632368</text:p>
          </table:table-cell>
          <table:table-cell table:formula="of:=[.PG17]*[.$C$22]" office:value-type="float" office:value="14.3897126044265" calcext:value-type="float">
            <text:p>14.3897126044</text:p>
          </table:table-cell>
          <table:table-cell table:formula="of:=[.PH17]*[.$C$22]" office:value-type="float" office:value="14.2458154783822" calcext:value-type="float">
            <text:p>14.2458154784</text:p>
          </table:table-cell>
          <table:table-cell table:formula="of:=[.PI17]*[.$C$22]" office:value-type="float" office:value="14.1033573235984" calcext:value-type="float">
            <text:p>14.1033573236</text:p>
          </table:table-cell>
          <table:table-cell table:formula="of:=[.PJ17]*[.$C$22]" office:value-type="float" office:value="13.9623237503624" calcext:value-type="float">
            <text:p>13.9623237504</text:p>
          </table:table-cell>
          <table:table-cell table:formula="of:=[.PK17]*[.$C$22]" office:value-type="float" office:value="13.8227005128588" calcext:value-type="float">
            <text:p>13.8227005129</text:p>
          </table:table-cell>
          <table:table-cell table:formula="of:=[.PL17]*[.$C$22]" office:value-type="float" office:value="13.6844735077302" calcext:value-type="float">
            <text:p>13.6844735077</text:p>
          </table:table-cell>
          <table:table-cell table:formula="of:=[.PM17]*[.$C$22]" office:value-type="float" office:value="13.5476287726529" calcext:value-type="float">
            <text:p>13.5476287727</text:p>
          </table:table-cell>
          <table:table-cell table:formula="of:=[.PN17]*[.$C$22]" office:value-type="float" office:value="13.4121524849264" calcext:value-type="float">
            <text:p>13.4121524849</text:p>
          </table:table-cell>
          <table:table-cell table:formula="of:=[.PO17]*[.$C$22]" office:value-type="float" office:value="13.2780309600771" calcext:value-type="float">
            <text:p>13.2780309601</text:p>
          </table:table-cell>
          <table:table-cell table:formula="of:=[.PP17]*[.$C$22]" office:value-type="float" office:value="13.1452506504763" calcext:value-type="float">
            <text:p>13.1452506505</text:p>
          </table:table-cell>
          <table:table-cell table:formula="of:=[.PQ17]*[.$C$22]" office:value-type="float" office:value="13.0137981439716" calcext:value-type="float">
            <text:p>13.013798144</text:p>
          </table:table-cell>
          <table:table-cell table:formula="of:=[.PR17]*[.$C$22]" office:value-type="float" office:value="12.8836601625318" calcext:value-type="float">
            <text:p>12.8836601625</text:p>
          </table:table-cell>
          <table:table-cell table:formula="of:=[.PS17]*[.$C$22]" office:value-type="float" office:value="12.7548235609065" calcext:value-type="float">
            <text:p>12.7548235609</text:p>
          </table:table-cell>
          <table:table-cell table:formula="of:=[.PT17]*[.$C$22]" office:value-type="float" office:value="12.6272753252975" calcext:value-type="float">
            <text:p>12.6272753253</text:p>
          </table:table-cell>
          <table:table-cell table:formula="of:=[.PU17]*[.$C$22]" office:value-type="float" office:value="12.5010025720445" calcext:value-type="float">
            <text:p>12.501002572</text:p>
          </table:table-cell>
          <table:table-cell table:formula="of:=[.PV17]*[.$C$22]" office:value-type="float" office:value="12.375992546324" calcext:value-type="float">
            <text:p>12.3759925463</text:p>
          </table:table-cell>
          <table:table-cell table:formula="of:=[.PW17]*[.$C$22]" office:value-type="float" office:value="12.2522326208608" calcext:value-type="float">
            <text:p>12.2522326209</text:p>
          </table:table-cell>
          <table:table-cell table:formula="of:=[.PX17]*[.$C$22]" office:value-type="float" office:value="12.1297102946522" calcext:value-type="float">
            <text:p>12.1297102947</text:p>
          </table:table-cell>
          <table:table-cell table:formula="of:=[.PY17]*[.$C$22]" office:value-type="float" office:value="12.0084131917057" calcext:value-type="float">
            <text:p>12.0084131917</text:p>
          </table:table-cell>
          <table:table-cell table:formula="of:=[.PZ17]*[.$C$22]" office:value-type="float" office:value="11.8883290597886" calcext:value-type="float">
            <text:p>11.8883290598</text:p>
          </table:table-cell>
          <table:table-cell table:formula="of:=[.QA17]*[.$C$22]" office:value-type="float" office:value="11.7694457691907" calcext:value-type="float">
            <text:p>11.7694457692</text:p>
          </table:table-cell>
          <table:table-cell table:formula="of:=[.QB17]*[.$C$22]" office:value-type="float" office:value="11.6517513114988" calcext:value-type="float">
            <text:p>11.6517513115</text:p>
          </table:table-cell>
          <table:table-cell table:formula="of:=[.QC17]*[.$C$22]" office:value-type="float" office:value="11.5352337983838" calcext:value-type="float">
            <text:p>11.5352337984</text:p>
          </table:table-cell>
          <table:table-cell table:formula="of:=[.QD17]*[.$C$22]" office:value-type="float" office:value="11.4198814604" calcext:value-type="float">
            <text:p>11.4198814604</text:p>
          </table:table-cell>
          <table:table-cell table:formula="of:=[.QE17]*[.$C$22]" office:value-type="float" office:value="11.305682645796" calcext:value-type="float">
            <text:p>11.3056826458</text:p>
          </table:table-cell>
          <table:table-cell table:formula="of:=[.QF17]*[.$C$22]" office:value-type="float" office:value="11.192625819338" calcext:value-type="float">
            <text:p>11.1926258193</text:p>
          </table:table-cell>
          <table:table-cell table:formula="of:=[.QG17]*[.$C$22]" office:value-type="float" office:value="11.0806995611446" calcext:value-type="float">
            <text:p>11.0806995611</text:p>
          </table:table-cell>
          <table:table-cell table:formula="of:=[.QH17]*[.$C$22]" office:value-type="float" office:value="10.9698925655332" calcext:value-type="float">
            <text:p>10.9698925655</text:p>
          </table:table-cell>
          <table:table-cell table:formula="of:=[.QI17]*[.$C$22]" office:value-type="float" office:value="10.8601936398779" calcext:value-type="float">
            <text:p>10.8601936399</text:p>
          </table:table-cell>
          <table:table-cell table:formula="of:=[.QJ17]*[.$C$22]" office:value-type="float" office:value="10.7515917034791" calcext:value-type="float">
            <text:p>10.7515917035</text:p>
          </table:table-cell>
          <table:table-cell table:formula="of:=[.QK17]*[.$C$22]" office:value-type="float" office:value="10.6440757864443" calcext:value-type="float">
            <text:p>10.6440757864</text:p>
          </table:table-cell>
          <table:table-cell table:formula="of:=[.QL17]*[.$C$22]" office:value-type="float" office:value="10.5376350285799" calcext:value-type="float">
            <text:p>10.5376350286</text:p>
          </table:table-cell>
          <table:table-cell table:formula="of:=[.QM17]*[.$C$22]" office:value-type="float" office:value="10.4322586782941" calcext:value-type="float">
            <text:p>10.4322586783</text:p>
          </table:table-cell>
          <table:table-cell table:formula="of:=[.QN17]*[.$C$22]" office:value-type="float" office:value="10.3279360915111" calcext:value-type="float">
            <text:p>10.3279360915</text:p>
          </table:table-cell>
          <table:table-cell table:formula="of:=[.QO17]*[.$C$22]" office:value-type="float" office:value="10.224656730596" calcext:value-type="float">
            <text:p>10.2246567306</text:p>
          </table:table-cell>
          <table:table-cell table:formula="of:=[.QP17]*[.$C$22]" office:value-type="float" office:value="10.12241016329" calcext:value-type="float">
            <text:p>10.1224101633</text:p>
          </table:table-cell>
          <table:table-cell table:formula="of:=[.QQ17]*[.$C$22]" office:value-type="float" office:value="10.0211860616571" calcext:value-type="float">
            <text:p>10.0211860617</text:p>
          </table:table-cell>
          <table:table-cell table:formula="of:=[.QR17]*[.$C$22]" office:value-type="float" office:value="9.92097420104057" calcext:value-type="float">
            <text:p>9.920974201</text:p>
          </table:table-cell>
          <table:table-cell table:formula="of:=[.QS17]*[.$C$22]" office:value-type="float" office:value="9.82176445903017" calcext:value-type="float">
            <text:p>9.821764459</text:p>
          </table:table-cell>
          <table:table-cell table:formula="of:=[.QT17]*[.$C$22]" office:value-type="float" office:value="9.72354681443987" calcext:value-type="float">
            <text:p>9.7235468144</text:p>
          </table:table-cell>
          <table:table-cell table:formula="of:=[.QU17]*[.$C$22]" office:value-type="float" office:value="9.62631134629547" calcext:value-type="float">
            <text:p>9.6263113463</text:p>
          </table:table-cell>
          <table:table-cell table:formula="of:=[.QV17]*[.$C$22]" office:value-type="float" office:value="9.53004823283251" calcext:value-type="float">
            <text:p>9.5300482328</text:p>
          </table:table-cell>
          <table:table-cell table:formula="of:=[.QW17]*[.$C$22]" office:value-type="float" office:value="9.43474775050419" calcext:value-type="float">
            <text:p>9.4347477505</text:p>
          </table:table-cell>
          <table:table-cell table:formula="of:=[.QX17]*[.$C$22]" office:value-type="float" office:value="9.34040027299915" calcext:value-type="float">
            <text:p>9.340400273</text:p>
          </table:table-cell>
          <table:table-cell table:formula="of:=[.QY17]*[.$C$22]" office:value-type="float" office:value="9.24699627026915" calcext:value-type="float">
            <text:p>9.2469962703</text:p>
          </table:table-cell>
          <table:table-cell table:formula="of:=[.QZ17]*[.$C$22]" office:value-type="float" office:value="9.15452630756646" calcext:value-type="float">
            <text:p>9.1545263076</text:p>
          </table:table-cell>
          <table:table-cell table:formula="of:=[.RA17]*[.$C$22]" office:value-type="float" office:value="9.0629810444908" calcext:value-type="float">
            <text:p>9.0629810445</text:p>
          </table:table-cell>
          <table:table-cell table:formula="of:=[.RB17]*[.$C$22]" office:value-type="float" office:value="8.97235123404589" calcext:value-type="float">
            <text:p>8.972351234</text:p>
          </table:table-cell>
          <table:table-cell table:formula="of:=[.RC17]*[.$C$22]" office:value-type="float" office:value="8.88262772170543" calcext:value-type="float">
            <text:p>8.8826277217</text:p>
          </table:table-cell>
          <table:table-cell table:formula="of:=[.RD17]*[.$C$22]" office:value-type="float" office:value="8.79380144448838" calcext:value-type="float">
            <text:p>8.7938014445</text:p>
          </table:table-cell>
          <table:table-cell table:formula="of:=[.RE17]*[.$C$22]" office:value-type="float" office:value="8.70586343004349" calcext:value-type="float">
            <text:p>8.70586343</text:p>
          </table:table-cell>
          <table:table-cell table:formula="of:=[.RF17]*[.$C$22]" office:value-type="float" office:value="8.61880479574306" calcext:value-type="float">
            <text:p>8.6188047957</text:p>
          </table:table-cell>
          <table:table-cell table:formula="of:=[.RG17]*[.$C$22]" office:value-type="float" office:value="8.53261674778563" calcext:value-type="float">
            <text:p>8.5326167478</text:p>
          </table:table-cell>
          <table:table-cell table:formula="of:=[.RH17]*[.$C$22]" office:value-type="float" office:value="8.44729058030777" calcext:value-type="float">
            <text:p>8.4472905803</text:p>
          </table:table-cell>
          <table:table-cell table:formula="of:=[.RI17]*[.$C$22]" office:value-type="float" office:value="8.36281767450469" calcext:value-type="float">
            <text:p>8.3628176745</text:p>
          </table:table-cell>
          <table:table-cell table:formula="of:=[.RJ17]*[.$C$22]" office:value-type="float" office:value="8.27918949775965" calcext:value-type="float">
            <text:p>8.2791894978</text:p>
          </table:table-cell>
          <table:table-cell table:formula="of:=[.RK17]*[.$C$22]" office:value-type="float" office:value="8.19639760278205" calcext:value-type="float">
            <text:p>8.1963976028</text:p>
          </table:table-cell>
          <table:table-cell table:formula="of:=[.RL17]*[.$C$22]" office:value-type="float" office:value="8.11443362675423" calcext:value-type="float">
            <text:p>8.1144336268</text:p>
          </table:table-cell>
          <table:table-cell table:formula="of:=[.RM17]*[.$C$22]" office:value-type="float" office:value="8.03328929048669" calcext:value-type="float">
            <text:p>8.0332892905</text:p>
          </table:table-cell>
          <table:table-cell table:formula="of:=[.RN17]*[.$C$22]" office:value-type="float" office:value="7.95295639758182" calcext:value-type="float">
            <text:p>7.9529563976</text:p>
          </table:table-cell>
          <table:table-cell table:formula="of:=[.RO17]*[.$C$22]" office:value-type="float" office:value="7.873426833606" calcext:value-type="float">
            <text:p>7.8734268336</text:p>
          </table:table-cell>
          <table:table-cell table:formula="of:=[.RP17]*[.$C$22]" office:value-type="float" office:value="7.79469256526994" calcext:value-type="float">
            <text:p>7.7946925653</text:p>
          </table:table-cell>
          <table:table-cell table:formula="of:=[.RQ17]*[.$C$22]" office:value-type="float" office:value="7.71674563961725" calcext:value-type="float">
            <text:p>7.7167456396</text:p>
          </table:table-cell>
          <table:table-cell table:formula="of:=[.RR17]*[.$C$22]" office:value-type="float" office:value="7.63957818322107" calcext:value-type="float">
            <text:p>7.6395781832</text:p>
          </table:table-cell>
          <table:table-cell table:formula="of:=[.RS17]*[.$C$22]" office:value-type="float" office:value="7.56318240138886" calcext:value-type="float">
            <text:p>7.5631824014</text:p>
          </table:table-cell>
          <table:table-cell table:formula="of:=[.RT17]*[.$C$22]" office:value-type="float" office:value="7.48755057737497" calcext:value-type="float">
            <text:p>7.4875505774</text:p>
          </table:table-cell>
          <table:table-cell table:formula="of:=[.RU17]*[.$C$22]" office:value-type="float" office:value="7.41267507160122" calcext:value-type="float">
            <text:p>7.4126750716</text:p>
          </table:table-cell>
          <table:table-cell table:formula="of:=[.RV17]*[.$C$22]" office:value-type="float" office:value="7.33854832088521" calcext:value-type="float">
            <text:p>7.3385483209</text:p>
          </table:table-cell>
          <table:table-cell table:formula="of:=[.RW17]*[.$C$22]" office:value-type="float" office:value="7.26516283767636" calcext:value-type="float">
            <text:p>7.2651628377</text:p>
          </table:table-cell>
          <table:table-cell table:formula="of:=[.RX17]*[.$C$22]" office:value-type="float" office:value="7.19251120929959" calcext:value-type="float">
            <text:p>7.1925112093</text:p>
          </table:table-cell>
          <table:table-cell table:formula="of:=[.RY17]*[.$C$22]" office:value-type="float" office:value="7.1205860972066" calcext:value-type="float">
            <text:p>7.1205860972</text:p>
          </table:table-cell>
          <table:table-cell table:formula="of:=[.RZ17]*[.$C$22]" office:value-type="float" office:value="7.04938023623453" calcext:value-type="float">
            <text:p>7.0493802362</text:p>
          </table:table-cell>
          <table:table-cell table:formula="of:=[.SA17]*[.$C$22]" office:value-type="float" office:value="6.97888643387219" calcext:value-type="float">
            <text:p>6.9788864339</text:p>
          </table:table-cell>
          <table:table-cell table:formula="of:=[.SB17]*[.$C$22]" office:value-type="float" office:value="6.90909756953347" calcext:value-type="float">
            <text:p>6.9090975695</text:p>
          </table:table-cell>
          <table:table-cell table:formula="of:=[.SC17]*[.$C$22]" office:value-type="float" office:value="6.84000659383813" calcext:value-type="float">
            <text:p>6.8400065938</text:p>
          </table:table-cell>
          <table:table-cell table:formula="of:=[.SD17]*[.$C$22]" office:value-type="float" office:value="6.77160652789975" calcext:value-type="float">
            <text:p>6.7716065279</text:p>
          </table:table-cell>
          <table:table-cell table:formula="of:=[.SE17]*[.$C$22]" office:value-type="float" office:value="6.70389046262075" calcext:value-type="float">
            <text:p>6.7038904626</text:p>
          </table:table-cell>
          <table:table-cell table:formula="of:=[.SF17]*[.$C$22]" office:value-type="float" office:value="6.63685155799454" calcext:value-type="float">
            <text:p>6.636851558</text:p>
          </table:table-cell>
          <table:table-cell table:formula="of:=[.SG17]*[.$C$22]" office:value-type="float" office:value="6.5704830424146" calcext:value-type="float">
            <text:p>6.5704830424</text:p>
          </table:table-cell>
          <table:table-cell table:formula="of:=[.SH17]*[.$C$22]" office:value-type="float" office:value="6.50477821199045" calcext:value-type="float">
            <text:p>6.504778212</text:p>
          </table:table-cell>
          <table:table-cell table:formula="of:=[.SI17]*[.$C$22]" office:value-type="float" office:value="6.43973042987055" calcext:value-type="float">
            <text:p>6.4397304299</text:p>
          </table:table-cell>
          <table:table-cell table:formula="of:=[.SJ17]*[.$C$22]" office:value-type="float" office:value="6.37533312557184" calcext:value-type="float">
            <text:p>6.3753331256</text:p>
          </table:table-cell>
          <table:table-cell table:formula="of:=[.SK17]*[.$C$22]" office:value-type="float" office:value="6.31157979431612" calcext:value-type="float">
            <text:p>6.3115797943</text:p>
          </table:table-cell>
          <table:table-cell table:formula="of:=[.SL17]*[.$C$22]" office:value-type="float" office:value="6.24846399637296" calcext:value-type="float">
            <text:p>6.2484639964</text:p>
          </table:table-cell>
          <table:table-cell table:formula="of:=[.SM17]*[.$C$22]" office:value-type="float" office:value="6.18597935640923" calcext:value-type="float">
            <text:p>6.1859793564</text:p>
          </table:table-cell>
          <table:table-cell table:formula="of:=[.SN17]*[.$C$22]" office:value-type="float" office:value="6.12411956284514" calcext:value-type="float">
            <text:p>6.1241195628</text:p>
          </table:table-cell>
          <table:table-cell table:formula="of:=[.SO17]*[.$C$22]" office:value-type="float" office:value="6.06287836721669" calcext:value-type="float">
            <text:p>6.0628783672</text:p>
          </table:table-cell>
          <table:table-cell table:formula="of:=[.SP17]*[.$C$22]" office:value-type="float" office:value="6.00224958354452" calcext:value-type="float">
            <text:p>6.0022495835</text:p>
          </table:table-cell>
          <table:table-cell table:formula="of:=[.SQ17]*[.$C$22]" office:value-type="float" office:value="5.94222708770908" calcext:value-type="float">
            <text:p>5.9422270877</text:p>
          </table:table-cell>
          <table:table-cell table:formula="of:=[.SR17]*[.$C$22]" office:value-type="float" office:value="5.88280481683199" calcext:value-type="float">
            <text:p>5.8828048168</text:p>
          </table:table-cell>
          <table:table-cell table:formula="of:=[.SS17]*[.$C$22]" office:value-type="float" office:value="5.82397676866367" calcext:value-type="float">
            <text:p>5.8239767687</text:p>
          </table:table-cell>
          <table:table-cell table:formula="of:=[.ST17]*[.$C$22]" office:value-type="float" office:value="5.76573700097703" calcext:value-type="float">
            <text:p>5.765737001</text:p>
          </table:table-cell>
          <table:table-cell table:formula="of:=[.SU17]*[.$C$22]" office:value-type="float" office:value="5.70807963096726" calcext:value-type="float">
            <text:p>5.708079631</text:p>
          </table:table-cell>
          <table:table-cell table:formula="of:=[.SV17]*[.$C$22]" office:value-type="float" office:value="5.65099883465759" calcext:value-type="float">
            <text:p>5.6509988347</text:p>
          </table:table-cell>
          <table:table-cell table:formula="of:=[.SW17]*[.$C$22]" office:value-type="float" office:value="5.59448884631101" calcext:value-type="float">
            <text:p>5.5944888463</text:p>
          </table:table-cell>
          <table:table-cell table:formula="of:=[.SX17]*[.$C$22]" office:value-type="float" office:value="5.5385439578479" calcext:value-type="float">
            <text:p>5.5385439578</text:p>
          </table:table-cell>
          <table:table-cell table:formula="of:=[.SY17]*[.$C$22]" office:value-type="float" office:value="5.48315851826942" calcext:value-type="float">
            <text:p>5.4831585183</text:p>
          </table:table-cell>
          <table:table-cell table:formula="of:=[.SZ17]*[.$C$22]" office:value-type="float" office:value="5.42832693308673" calcext:value-type="float">
            <text:p>5.4283269331</text:p>
          </table:table-cell>
          <table:table-cell table:formula="of:=[.TA17]*[.$C$22]" office:value-type="float" office:value="5.37404366375586" calcext:value-type="float">
            <text:p>5.3740436638</text:p>
          </table:table-cell>
          <table:table-cell table:formula="of:=[.TB17]*[.$C$22]" office:value-type="float" office:value="5.3203032271183" calcext:value-type="float">
            <text:p>5.3203032271</text:p>
          </table:table-cell>
          <table:table-cell table:formula="of:=[.TC17]*[.$C$22]" office:value-type="float" office:value="5.26710019484712" calcext:value-type="float">
            <text:p>5.2671001948</text:p>
          </table:table-cell>
          <table:table-cell table:formula="of:=[.TD17]*[.$C$22]" office:value-type="float" office:value="5.21442919289865" calcext:value-type="float">
            <text:p>5.2144291929</text:p>
          </table:table-cell>
          <table:table-cell table:formula="of:=[.TE17]*[.$C$22]" office:value-type="float" office:value="5.16228490096966" calcext:value-type="float">
            <text:p>5.162284901</text:p>
          </table:table-cell>
          <table:table-cell table:formula="of:=[.TF17]*[.$C$22]" office:value-type="float" office:value="5.11066205195996" calcext:value-type="float">
            <text:p>5.110662052</text:p>
          </table:table-cell>
          <table:table-cell table:formula="of:=[.TG17]*[.$C$22]" office:value-type="float" office:value="5.05955543144036" calcext:value-type="float">
            <text:p>5.0595554314</text:p>
          </table:table-cell>
          <table:table-cell table:formula="of:=[.TH17]*[.$C$22]" office:value-type="float" office:value="5.00895987712596" calcext:value-type="float">
            <text:p>5.0089598771</text:p>
          </table:table-cell>
          <table:table-cell table:formula="of:=[.TI17]*[.$C$22]" office:value-type="float" office:value="4.9588702783547" calcext:value-type="float">
            <text:p>4.9588702784</text:p>
          </table:table-cell>
          <table:table-cell table:formula="of:=[.TJ17]*[.$C$22]" office:value-type="float" office:value="4.90928157557115" calcext:value-type="float">
            <text:p>4.9092815756</text:p>
          </table:table-cell>
          <table:table-cell table:formula="of:=[.TK17]*[.$C$22]" office:value-type="float" office:value="4.86018875981544" calcext:value-type="float">
            <text:p>4.8601887598</text:p>
          </table:table-cell>
          <table:table-cell table:formula="of:=[.TL17]*[.$C$22]" office:value-type="float" office:value="4.81158687221729" calcext:value-type="float">
            <text:p>4.8115868722</text:p>
          </table:table-cell>
          <table:table-cell table:formula="of:=[.TM17]*[.$C$22]" office:value-type="float" office:value="4.76347100349511" calcext:value-type="float">
            <text:p>4.7634710035</text:p>
          </table:table-cell>
          <table:table-cell table:formula="of:=[.TN17]*[.$C$22]" office:value-type="float" office:value="4.71583629346016" calcext:value-type="float">
            <text:p>4.7158362935</text:p>
          </table:table-cell>
          <table:table-cell table:formula="of:=[.TO17]*[.$C$22]" office:value-type="float" office:value="4.66867793052556" calcext:value-type="float">
            <text:p>4.6686779305</text:p>
          </table:table-cell>
          <table:table-cell table:formula="of:=[.TP17]*[.$C$22]" office:value-type="float" office:value="4.62199115122031" calcext:value-type="float">
            <text:p>4.6219911512</text:p>
          </table:table-cell>
          <table:table-cell table:formula="of:=[.TQ17]*[.$C$22]" office:value-type="float" office:value="4.5757712397081" calcext:value-type="float">
            <text:p>4.5757712397</text:p>
          </table:table-cell>
          <table:table-cell table:formula="of:=[.TR17]*[.$C$22]" office:value-type="float" office:value="4.53001352731102" calcext:value-type="float">
            <text:p>4.5300135273</text:p>
          </table:table-cell>
          <table:table-cell table:formula="of:=[.TS17]*[.$C$22]" office:value-type="float" office:value="4.48471339203791" calcext:value-type="float">
            <text:p>4.484713392</text:p>
          </table:table-cell>
          <table:table-cell table:formula="of:=[.TT17]*[.$C$22]" office:value-type="float" office:value="4.43986625811753" calcext:value-type="float">
            <text:p>4.4398662581</text:p>
          </table:table-cell>
          <table:table-cell table:formula="of:=[.TU17]*[.$C$22]" office:value-type="float" office:value="4.39546759553636" calcext:value-type="float">
            <text:p>4.3954675955</text:p>
          </table:table-cell>
          <table:table-cell table:formula="of:=[.TV17]*[.$C$22]" office:value-type="float" office:value="4.35151291958099" calcext:value-type="float">
            <text:p>4.3515129196</text:p>
          </table:table-cell>
          <table:table-cell table:formula="of:=[.TW17]*[.$C$22]" office:value-type="float" office:value="4.30799779038518" calcext:value-type="float">
            <text:p>4.3079977904</text:p>
          </table:table-cell>
          <table:table-cell table:formula="of:=[.TX17]*[.$C$22]" office:value-type="float" office:value="4.26491781248133" calcext:value-type="float">
            <text:p>4.2649178125</text:p>
          </table:table-cell>
          <table:table-cell table:formula="of:=[.TY17]*[.$C$22]" office:value-type="float" office:value="4.22226863435652" calcext:value-type="float">
            <text:p>4.2222686344</text:p>
          </table:table-cell>
          <table:table-cell table:formula="of:=[.TZ17]*[.$C$22]" office:value-type="float" office:value="4.18004594801295" calcext:value-type="float">
            <text:p>4.180045948</text:p>
          </table:table-cell>
          <table:table-cell table:formula="of:=[.UA17]*[.$C$22]" office:value-type="float" office:value="4.13824548853282" calcext:value-type="float">
            <text:p>4.1382454885</text:p>
          </table:table-cell>
          <table:table-cell table:formula="of:=[.UB17]*[.$C$22]" office:value-type="float" office:value="4.0968630336475" calcext:value-type="float">
            <text:p>4.0968630336</text:p>
          </table:table-cell>
          <table:table-cell table:formula="of:=[.UC17]*[.$C$22]" office:value-type="float" office:value="4.05589440331102" calcext:value-type="float">
            <text:p>4.0558944033</text:p>
          </table:table-cell>
          <table:table-cell table:formula="of:=[.UD17]*[.$C$22]" office:value-type="float" office:value="4.01533545927791" calcext:value-type="float">
            <text:p>4.0153354593</text:p>
          </table:table-cell>
          <table:table-cell table:formula="of:=[.UE17]*[.$C$22]" office:value-type="float" office:value="3.97518210468513" calcext:value-type="float">
            <text:p>3.9751821047</text:p>
          </table:table-cell>
          <table:table-cell table:formula="of:=[.UF17]*[.$C$22]" office:value-type="float" office:value="3.93543028363828" calcext:value-type="float">
            <text:p>3.9354302836</text:p>
          </table:table-cell>
          <table:table-cell table:formula="of:=[.UG17]*[.$C$22]" office:value-type="float" office:value="3.8960759808019" calcext:value-type="float">
            <text:p>3.8960759808</text:p>
          </table:table-cell>
          <table:table-cell table:formula="of:=[.UH17]*[.$C$22]" office:value-type="float" office:value="3.85711522099388" calcext:value-type="float">
            <text:p>3.857115221</text:p>
          </table:table-cell>
          <table:table-cell table:formula="of:=[.UI17]*[.$C$22]" office:value-type="float" office:value="3.81854406878394" calcext:value-type="float">
            <text:p>3.8185440688</text:p>
          </table:table-cell>
          <table:table-cell table:formula="of:=[.UJ17]*[.$C$22]" office:value-type="float" office:value="3.7803586280961" calcext:value-type="float">
            <text:p>3.7803586281</text:p>
          </table:table-cell>
          <table:table-cell table:formula="of:=[.UK17]*[.$C$22]" office:value-type="float" office:value="3.74255504181514" calcext:value-type="float">
            <text:p>3.7425550418</text:p>
          </table:table-cell>
          <table:table-cell table:formula="of:=[.UL17]*[.$C$22]" office:value-type="float" office:value="3.70512949139699" calcext:value-type="float">
            <text:p>3.7051294914</text:p>
          </table:table-cell>
          <table:table-cell table:formula="of:=[.UM17]*[.$C$22]" office:value-type="float" office:value="3.66807819648302" calcext:value-type="float">
            <text:p>3.6680781965</text:p>
          </table:table-cell>
          <table:table-cell table:formula="of:=[.UN17]*[.$C$22]" office:value-type="float" office:value="3.63139741451819" calcext:value-type="float">
            <text:p>3.6313974145</text:p>
          </table:table-cell>
          <table:table-cell table:formula="of:=[.UO17]*[.$C$22]" office:value-type="float" office:value="3.595083440373" calcext:value-type="float">
            <text:p>3.5950834404</text:p>
          </table:table-cell>
          <table:table-cell table:formula="of:=[.UP17]*[.$C$22]" office:value-type="float" office:value="3.55913260596927" calcext:value-type="float">
            <text:p>3.559132606</text:p>
          </table:table-cell>
          <table:table-cell table:formula="of:=[.UQ17]*[.$C$22]" office:value-type="float" office:value="3.52354127990958" calcext:value-type="float">
            <text:p>3.5235412799</text:p>
          </table:table-cell>
          <table:table-cell table:formula="of:=[.UR17]*[.$C$22]" office:value-type="float" office:value="3.48830586711049" calcext:value-type="float">
            <text:p>3.4883058671</text:p>
          </table:table-cell>
          <table:table-cell table:formula="of:=[.US17]*[.$C$22]" office:value-type="float" office:value="3.45342280843938" calcext:value-type="float">
            <text:p>3.4534228084</text:p>
          </table:table-cell>
          <table:table-cell table:formula="of:=[.UT17]*[.$C$22]" office:value-type="float" office:value="3.41888858035499" calcext:value-type="float">
            <text:p>3.4188885804</text:p>
          </table:table-cell>
          <table:table-cell table:formula="of:=[.UU17]*[.$C$22]" office:value-type="float" office:value="3.38469969455144" calcext:value-type="float">
            <text:p>3.3846996946</text:p>
          </table:table-cell>
          <table:table-cell table:formula="of:=[.UV17]*[.$C$22]" office:value-type="float" office:value="3.35085269760592" calcext:value-type="float">
            <text:p>3.3508526976</text:p>
          </table:table-cell>
          <table:table-cell table:formula="of:=[.UW17]*[.$C$22]" office:value-type="float" office:value="3.31734417062986" calcext:value-type="float">
            <text:p>3.3173441706</text:p>
          </table:table-cell>
          <table:table-cell table:formula="of:=[.UX17]*[.$C$22]" office:value-type="float" office:value="3.28417072892356" calcext:value-type="float">
            <text:p>3.2841707289</text:p>
          </table:table-cell>
          <table:table-cell table:formula="of:=[.UY17]*[.$C$22]" office:value-type="float" office:value="3.25132902163433" calcext:value-type="float">
            <text:p>3.2513290216</text:p>
          </table:table-cell>
          <table:table-cell table:formula="of:=[.UZ17]*[.$C$22]" office:value-type="float" office:value="3.21881573141799" calcext:value-type="float">
            <text:p>3.2188157314</text:p>
          </table:table-cell>
          <table:table-cell table:formula="of:=[.VA17]*[.$C$22]" office:value-type="float" office:value="3.18662757410381" calcext:value-type="float">
            <text:p>3.1866275741</text:p>
          </table:table-cell>
          <table:table-cell table:formula="of:=[.VB17]*[.$C$22]" office:value-type="float" office:value="3.15476129836277" calcext:value-type="float">
            <text:p>3.1547612984</text:p>
          </table:table-cell>
          <table:table-cell table:formula="of:=[.VC17]*[.$C$22]" office:value-type="float" office:value="3.12321368537914" calcext:value-type="float">
            <text:p>3.1232136854</text:p>
          </table:table-cell>
          <table:table-cell table:formula="of:=[.VD17]*[.$C$22]" office:value-type="float" office:value="3.09198154852535" calcext:value-type="float">
            <text:p>3.0919815485</text:p>
          </table:table-cell>
          <table:table-cell table:formula="of:=[.VE17]*[.$C$22]" office:value-type="float" office:value="3.0610617330401" calcext:value-type="float">
            <text:p>3.061061733</text:p>
          </table:table-cell>
          <table:table-cell table:formula="of:=[.VF17]*[.$C$22]" office:value-type="float" office:value="3.03045111570969" calcext:value-type="float">
            <text:p>3.0304511157</text:p>
          </table:table-cell>
          <table:table-cell table:formula="of:=[.VG17]*[.$C$22]" office:value-type="float" office:value="3.0001466045526" calcext:value-type="float">
            <text:p>3.0001466046</text:p>
          </table:table-cell>
          <table:table-cell table:formula="of:=[.VH17]*[.$C$22]" office:value-type="float" office:value="2.97014513850707" calcext:value-type="float">
            <text:p>2.9701451385</text:p>
          </table:table-cell>
          <table:table-cell table:formula="of:=[.VI17]*[.$C$22]" office:value-type="float" office:value="2.940443687122" calcext:value-type="float">
            <text:p>2.9404436871</text:p>
          </table:table-cell>
          <table:table-cell table:formula="of:=[.VJ17]*[.$C$22]" office:value-type="float" office:value="2.91103925025078" calcext:value-type="float">
            <text:p>2.9110392503</text:p>
          </table:table-cell>
          <table:table-cell table:formula="of:=[.VK17]*[.$C$22]" office:value-type="float" office:value="2.88192885774827" calcext:value-type="float">
            <text:p>2.8819288577</text:p>
          </table:table-cell>
          <table:table-cell table:formula="of:=[.VL17]*[.$C$22]" office:value-type="float" office:value="2.85310956917079" calcext:value-type="float">
            <text:p>2.8531095692</text:p>
          </table:table-cell>
          <table:table-cell table:formula="of:=[.VM17]*[.$C$22]" office:value-type="float" office:value="2.82457847347908" calcext:value-type="float">
            <text:p>2.8245784735</text:p>
          </table:table-cell>
          <table:table-cell table:formula="of:=[.VN17]*[.$C$22]" office:value-type="float" office:value="2.79633268874429" calcext:value-type="float">
            <text:p>2.7963326887</text:p>
          </table:table-cell>
          <table:table-cell table:formula="of:=[.VO17]*[.$C$22]" office:value-type="float" office:value="2.76836936185685" calcext:value-type="float">
            <text:p>2.7683693619</text:p>
          </table:table-cell>
          <table:table-cell table:formula="of:=[.VP17]*[.$C$22]" office:value-type="float" office:value="2.74068566823828" calcext:value-type="float">
            <text:p>2.7406856682</text:p>
          </table:table-cell>
          <table:table-cell table:formula="of:=[.VQ17]*[.$C$22]" office:value-type="float" office:value="2.7132788115559" calcext:value-type="float">
            <text:p>2.7132788116</text:p>
          </table:table-cell>
          <table:table-cell table:formula="of:=[.VR17]*[.$C$22]" office:value-type="float" office:value="2.68614602344034" calcext:value-type="float">
            <text:p>2.6861460234</text:p>
          </table:table-cell>
          <table:table-cell table:formula="of:=[.VS17]*[.$C$22]" office:value-type="float" office:value="2.65928456320593" calcext:value-type="float">
            <text:p>2.6592845632</text:p>
          </table:table-cell>
          <table:table-cell table:formula="of:=[.VT17]*[.$C$22]" office:value-type="float" office:value="2.63269171757387" calcext:value-type="float">
            <text:p>2.6326917176</text:p>
          </table:table-cell>
          <table:table-cell table:formula="of:=[.VU17]*[.$C$22]" office:value-type="float" office:value="2.60636480039814" calcext:value-type="float">
            <text:p>2.6063648004</text:p>
          </table:table-cell>
          <table:table-cell table:formula="of:=[.VV17]*[.$C$22]" office:value-type="float" office:value="2.58030115239415" calcext:value-type="float">
            <text:p>2.5803011524</text:p>
          </table:table-cell>
          <table:table-cell table:formula="of:=[.VW17]*[.$C$22]" office:value-type="float" office:value="2.55449814087021" calcext:value-type="float">
            <text:p>2.5544981409</text:p>
          </table:table-cell>
          <table:table-cell table:formula="of:=[.VX17]*[.$C$22]" office:value-type="float" office:value="2.52895315946151" calcext:value-type="float">
            <text:p>2.5289531595</text:p>
          </table:table-cell>
          <table:table-cell table:formula="of:=[.VY17]*[.$C$22]" office:value-type="float" office:value="2.5036636278669" calcext:value-type="float">
            <text:p>2.5036636279</text:p>
          </table:table-cell>
          <table:table-cell table:formula="of:=[.VZ17]*[.$C$22]" office:value-type="float" office:value="2.47862699158823" calcext:value-type="float">
            <text:p>2.4786269916</text:p>
          </table:table-cell>
          <table:table-cell table:formula="of:=[.WA17]*[.$C$22]" office:value-type="float" office:value="2.45384072167234" calcext:value-type="float">
            <text:p>2.4538407217</text:p>
          </table:table-cell>
          <table:table-cell table:formula="of:=[.WB17]*[.$C$22]" office:value-type="float" office:value="2.42930231445562" calcext:value-type="float">
            <text:p>2.4293023145</text:p>
          </table:table-cell>
          <table:table-cell table:formula="of:=[.WC17]*[.$C$22]" office:value-type="float" office:value="2.40500929131106" calcext:value-type="float">
            <text:p>2.4050092913</text:p>
          </table:table-cell>
          <table:table-cell table:formula="of:=[.WD17]*[.$C$22]" office:value-type="float" office:value="2.38095919839795" calcext:value-type="float">
            <text:p>2.3809591984</text:p>
          </table:table-cell>
          <table:table-cell table:formula="of:=[.WE17]*[.$C$22]" office:value-type="float" office:value="2.35714960641397" calcext:value-type="float">
            <text:p>2.3571496064</text:p>
          </table:table-cell>
          <table:table-cell table:formula="of:=[.WF17]*[.$C$22]" office:value-type="float" office:value="2.33357811034983" calcext:value-type="float">
            <text:p>2.3335781103</text:p>
          </table:table-cell>
          <table:table-cell table:formula="of:=[.WG17]*[.$C$22]" office:value-type="float" office:value="2.31024232924634" calcext:value-type="float">
            <text:p>2.3102423292</text:p>
          </table:table-cell>
          <table:table-cell table:formula="of:=[.WH17]*[.$C$22]" office:value-type="float" office:value="2.28713990595387" calcext:value-type="float">
            <text:p>2.287139906</text:p>
          </table:table-cell>
          <table:table-cell table:formula="of:=[.WI17]*[.$C$22]" office:value-type="float" office:value="2.26426850689433" calcext:value-type="float">
            <text:p>2.2642685069</text:p>
          </table:table-cell>
          <table:table-cell table:formula="of:=[.WJ17]*[.$C$22]" office:value-type="float" office:value="2.24162582182539" calcext:value-type="float">
            <text:p>2.2416258218</text:p>
          </table:table-cell>
          <table:table-cell table:formula="of:=[.WK17]*[.$C$22]" office:value-type="float" office:value="2.21920956360714" calcext:value-type="float">
            <text:p>2.2192095636</text:p>
          </table:table-cell>
          <table:table-cell table:formula="of:=[.WL17]*[.$C$22]" office:value-type="float" office:value="2.19701746797107" calcext:value-type="float">
            <text:p>2.197017468</text:p>
          </table:table-cell>
          <table:table-cell table:formula="of:=[.WM17]*[.$C$22]" office:value-type="float" office:value="2.17504729329135" calcext:value-type="float">
            <text:p>2.1750472933</text:p>
          </table:table-cell>
          <table:table-cell table:formula="of:=[.WN17]*[.$C$22]" office:value-type="float" office:value="2.15329682035844" calcext:value-type="float">
            <text:p>2.1532968204</text:p>
          </table:table-cell>
          <table:table-cell table:formula="of:=[.WO17]*[.$C$22]" office:value-type="float" office:value="2.13176385215486" calcext:value-type="float">
            <text:p>2.1317638522</text:p>
          </table:table-cell>
          <table:table-cell table:formula="of:=[.WP17]*[.$C$22]" office:value-type="float" office:value="2.11044621363331" calcext:value-type="float">
            <text:p>2.1104462136</text:p>
          </table:table-cell>
          <table:table-cell table:formula="of:=[.WQ17]*[.$C$22]" office:value-type="float" office:value="2.08934175149697" calcext:value-type="float">
            <text:p>2.0893417515</text:p>
          </table:table-cell>
          <table:table-cell table:formula="of:=[.WR17]*[.$C$22]" office:value-type="float" office:value="2.06844833398201" calcext:value-type="float">
            <text:p>2.068448334</text:p>
          </table:table-cell>
          <table:table-cell table:formula="of:=[.WS17]*[.$C$22]" office:value-type="float" office:value="2.04776385064219" calcext:value-type="float">
            <text:p>2.0477638506</text:p>
          </table:table-cell>
          <table:table-cell table:formula="of:=[.WT17]*[.$C$22]" office:value-type="float" office:value="2.02728621213576" calcext:value-type="float">
            <text:p>2.0272862121</text:p>
          </table:table-cell>
          <table:table-cell table:formula="of:=[.WU17]*[.$C$22]" office:value-type="float" office:value="2.00701335001441" calcext:value-type="float">
            <text:p>2.00701335</text:p>
          </table:table-cell>
          <table:table-cell table:formula="of:=[.WV17]*[.$C$22]" office:value-type="float" office:value="1.98694321651426" calcext:value-type="float">
            <text:p>1.9869432165</text:p>
          </table:table-cell>
          <table:table-cell table:formula="of:=[.WW17]*[.$C$22]" office:value-type="float" office:value="1.96707378434912" calcext:value-type="float">
            <text:p>1.9670737843</text:p>
          </table:table-cell>
          <table:table-cell table:formula="of:=[.WX17]*[.$C$22]" office:value-type="float" office:value="1.94740304650563" calcext:value-type="float">
            <text:p>1.9474030465</text:p>
          </table:table-cell>
          <table:table-cell table:formula="of:=[.WY17]*[.$C$22]" office:value-type="float" office:value="1.92792901604057" calcext:value-type="float">
            <text:p>1.927929016</text:p>
          </table:table-cell>
          <table:table-cell table:formula="of:=[.WZ17]*[.$C$22]" office:value-type="float" office:value="1.90864972588017" calcext:value-type="float">
            <text:p>1.9086497259</text:p>
          </table:table-cell>
          <table:table-cell table:formula="of:=[.XA17]*[.$C$22]" office:value-type="float" office:value="1.88956322862136" calcext:value-type="float">
            <text:p>1.8895632286</text:p>
          </table:table-cell>
          <table:table-cell table:formula="of:=[.XB17]*[.$C$22]" office:value-type="float" office:value="1.87066759633515" calcext:value-type="float">
            <text:p>1.8706675963</text:p>
          </table:table-cell>
          <table:table-cell table:formula="of:=[.XC17]*[.$C$22]" office:value-type="float" office:value="1.8519609203718" calcext:value-type="float">
            <text:p>1.8519609204</text:p>
          </table:table-cell>
          <table:table-cell table:formula="of:=[.XD17]*[.$C$22]" office:value-type="float" office:value="1.83344131116808" calcext:value-type="float">
            <text:p>1.8334413112</text:p>
          </table:table-cell>
          <table:table-cell table:formula="of:=[.XE17]*[.$C$22]" office:value-type="float" office:value="1.8151068980564" calcext:value-type="float">
            <text:p>1.8151068981</text:p>
          </table:table-cell>
          <table:table-cell table:formula="of:=[.XF17]*[.$C$22]" office:value-type="float" office:value="1.79695582907584" calcext:value-type="float">
            <text:p>1.7969558291</text:p>
          </table:table-cell>
          <table:table-cell table:formula="of:=[.XG17]*[.$C$22]" office:value-type="float" office:value="1.77898627078508" calcext:value-type="float">
            <text:p>1.7789862708</text:p>
          </table:table-cell>
          <table:table-cell table:formula="of:=[.XH17]*[.$C$22]" office:value-type="float" office:value="1.76119640807723" calcext:value-type="float">
            <text:p>1.7611964081</text:p>
          </table:table-cell>
          <table:table-cell table:formula="of:=[.XI17]*[.$C$22]" office:value-type="float" office:value="1.74358444399645" calcext:value-type="float">
            <text:p>1.743584444</text:p>
          </table:table-cell>
          <table:table-cell table:formula="of:=[.XJ17]*[.$C$22]" office:value-type="float" office:value="1.72614859955649" calcext:value-type="float">
            <text:p>1.7261485996</text:p>
          </table:table-cell>
          <table:table-cell table:formula="of:=[.XK17]*[.$C$22]" office:value-type="float" office:value="1.70888711356093" calcext:value-type="float">
            <text:p>1.7088871136</text:p>
          </table:table-cell>
          <table:table-cell table:formula="of:=[.XL17]*[.$C$22]" office:value-type="float" office:value="1.69179824242532" calcext:value-type="float">
            <text:p>1.6917982424</text:p>
          </table:table-cell>
          <table:table-cell table:formula="of:=[.XM17]*[.$C$22]" office:value-type="float" office:value="1.67488026000106" calcext:value-type="float">
            <text:p>1.67488026</text:p>
          </table:table-cell>
          <table:table-cell table:formula="of:=[.XN17]*[.$C$22]" office:value-type="float" office:value="1.65813145740105" calcext:value-type="float">
            <text:p>1.6581314574</text:p>
          </table:table-cell>
          <table:table-cell table:formula="of:=[.XO17]*[.$C$22]" office:value-type="float" office:value="1.64155014282704" calcext:value-type="float">
            <text:p>1.6415501428</text:p>
          </table:table-cell>
          <table:table-cell table:formula="of:=[.XP17]*[.$C$22]" office:value-type="float" office:value="1.62513464139877" calcext:value-type="float">
            <text:p>1.6251346414</text:p>
          </table:table-cell>
          <table:table-cell table:formula="of:=[.XQ17]*[.$C$22]" office:value-type="float" office:value="1.60888329498478" calcext:value-type="float">
            <text:p>1.608883295</text:p>
          </table:table-cell>
          <table:table-cell table:formula="of:=[.XR17]*[.$C$22]" office:value-type="float" office:value="1.59279446203494" calcext:value-type="float">
            <text:p>1.592794462</text:p>
          </table:table-cell>
          <table:table-cell table:formula="of:=[.XS17]*[.$C$22]" office:value-type="float" office:value="1.57686651741459" calcext:value-type="float">
            <text:p>1.5768665174</text:p>
          </table:table-cell>
          <table:table-cell table:formula="of:=[.XT17]*[.$C$22]" office:value-type="float" office:value="1.56109785224044" calcext:value-type="float">
            <text:p>1.5610978522</text:p>
          </table:table-cell>
          <table:table-cell table:formula="of:=[.XU17]*[.$C$22]" office:value-type="float" office:value="1.54548687371804" calcext:value-type="float">
            <text:p>1.5454868737</text:p>
          </table:table-cell>
          <table:table-cell table:formula="of:=[.XV17]*[.$C$22]" office:value-type="float" office:value="1.53003200498086" calcext:value-type="float">
            <text:p>1.530032005</text:p>
          </table:table-cell>
          <table:table-cell table:formula="of:=[.XW17]*[.$C$22]" office:value-type="float" office:value="1.51473168493105" calcext:value-type="float">
            <text:p>1.5147316849</text:p>
          </table:table-cell>
          <table:table-cell table:formula="of:=[.XX17]*[.$C$22]" office:value-type="float" office:value="1.49958436808174" calcext:value-type="float">
            <text:p>1.4995843681</text:p>
          </table:table-cell>
          <table:table-cell table:formula="of:=[.XY17]*[.$C$22]" office:value-type="float" office:value="1.48458852440092" calcext:value-type="float">
            <text:p>1.4845885244</text:p>
          </table:table-cell>
          <table:table-cell table:formula="of:=[.XZ17]*[.$C$22]" office:value-type="float" office:value="1.46974263915691" calcext:value-type="float">
            <text:p>1.4697426392</text:p>
          </table:table-cell>
          <table:table-cell table:formula="of:=[.YA17]*[.$C$22]" office:value-type="float" office:value="1.45504521276534" calcext:value-type="float">
            <text:p>1.4550452128</text:p>
          </table:table-cell>
          <table:table-cell table:formula="of:=[.YB17]*[.$C$22]" office:value-type="float" office:value="1.44049476063769" calcext:value-type="float">
            <text:p>1.4404947606</text:p>
          </table:table-cell>
          <table:table-cell table:formula="of:=[.YC17]*[.$C$22]" office:value-type="float" office:value="1.42608981303131" calcext:value-type="float">
            <text:p>1.426089813</text:p>
          </table:table-cell>
          <table:table-cell table:formula="of:=[.YD17]*[.$C$22]" office:value-type="float" office:value="1.411828914901" calcext:value-type="float">
            <text:p>1.4118289149</text:p>
          </table:table-cell>
          <table:table-cell table:formula="of:=[.YE17]*[.$C$22]" office:value-type="float" office:value="1.39771062575199" calcext:value-type="float">
            <text:p>1.3977106258</text:p>
          </table:table-cell>
          <table:table-cell table:formula="of:=[.YF17]*[.$C$22]" office:value-type="float" office:value="1.38373351949447" calcext:value-type="float">
            <text:p>1.3837335195</text:p>
          </table:table-cell>
          <table:table-cell table:formula="of:=[.YG17]*[.$C$22]" office:value-type="float" office:value="1.36989618429952" calcext:value-type="float">
            <text:p>1.3698961843</text:p>
          </table:table-cell>
          <table:table-cell table:formula="of:=[.YH17]*[.$C$22]" office:value-type="float" office:value="1.35619722245653" calcext:value-type="float">
            <text:p>1.3561972225</text:p>
          </table:table-cell>
          <table:table-cell table:formula="of:=[.YI17]*[.$C$22]" office:value-type="float" office:value="1.34263525023196" calcext:value-type="float">
            <text:p>1.3426352502</text:p>
          </table:table-cell>
          <table:table-cell table:formula="of:=[.YJ17]*[.$C$22]" office:value-type="float" office:value="1.32920889772964" calcext:value-type="float">
            <text:p>1.3292088977</text:p>
          </table:table-cell>
          <table:table-cell table:formula="of:=[.YK17]*[.$C$22]" office:value-type="float" office:value="1.31591680875235" calcext:value-type="float">
            <text:p>1.3159168088</text:p>
          </table:table-cell>
          <table:table-cell table:formula="of:=[.YL17]*[.$C$22]" office:value-type="float" office:value="1.30275764066482" calcext:value-type="float">
            <text:p>1.3027576407</text:p>
          </table:table-cell>
          <table:table-cell table:formula="of:=[.YM17]*[.$C$22]" office:value-type="float" office:value="1.28973006425817" calcext:value-type="float">
            <text:p>1.2897300643</text:p>
          </table:table-cell>
          <table:table-cell table:formula="of:=[.YN17]*[.$C$22]" office:value-type="float" office:value="1.27683276361559" calcext:value-type="float">
            <text:p>1.2768327636</text:p>
          </table:table-cell>
          <table:table-cell table:formula="of:=[.YO17]*[.$C$22]" office:value-type="float" office:value="1.26406443597944" calcext:value-type="float">
            <text:p>1.264064436</text:p>
          </table:table-cell>
          <table:table-cell table:formula="of:=[.YP17]*[.$C$22]" office:value-type="float" office:value="1.25142379161964" calcext:value-type="float">
            <text:p>1.2514237916</text:p>
          </table:table-cell>
          <table:table-cell table:formula="of:=[.YQ17]*[.$C$22]" office:value-type="float" office:value="1.23890955370345" calcext:value-type="float">
            <text:p>1.2389095537</text:p>
          </table:table-cell>
          <table:table-cell table:formula="of:=[.YR17]*[.$C$22]" office:value-type="float" office:value="1.22652045816641" calcext:value-type="float">
            <text:p>1.2265204582</text:p>
          </table:table-cell>
          <table:table-cell table:formula="of:=[.YS17]*[.$C$22]" office:value-type="float" office:value="1.21425525358475" calcext:value-type="float">
            <text:p>1.2142552536</text:p>
          </table:table-cell>
          <table:table-cell table:formula="of:=[.YT17]*[.$C$22]" office:value-type="float" office:value="1.2021127010489" calcext:value-type="float">
            <text:p>1.202112701</text:p>
          </table:table-cell>
          <table:table-cell table:formula="of:=[.YU17]*[.$C$22]" office:value-type="float" office:value="1.19009157403841" calcext:value-type="float">
            <text:p>1.190091574</text:p>
          </table:table-cell>
          <table:table-cell table:formula="of:=[.YV17]*[.$C$22]" office:value-type="float" office:value="1.17819065829803" calcext:value-type="float">
            <text:p>1.1781906583</text:p>
          </table:table-cell>
          <table:table-cell table:formula="of:=[.YW17]*[.$C$22]" office:value-type="float" office:value="1.16640875171505" calcext:value-type="float">
            <text:p>1.1664087517</text:p>
          </table:table-cell>
          <table:table-cell table:formula="of:=[.YX17]*[.$C$22]" office:value-type="float" office:value="1.1547446641979" calcext:value-type="float">
            <text:p>1.1547446642</text:p>
          </table:table-cell>
          <table:table-cell table:formula="of:=[.YY17]*[.$C$22]" office:value-type="float" office:value="1.14319721755592" calcext:value-type="float">
            <text:p>1.1431972176</text:p>
          </table:table-cell>
          <table:table-cell table:formula="of:=[.YZ17]*[.$C$22]" office:value-type="float" office:value="1.13176524538036" calcext:value-type="float">
            <text:p>1.1317652454</text:p>
          </table:table-cell>
          <table:table-cell table:formula="of:=[.ZA17]*[.$C$22]" office:value-type="float" office:value="1.12044759292655" calcext:value-type="float">
            <text:p>1.1204475929</text:p>
          </table:table-cell>
          <table:table-cell table:formula="of:=[.ZB17]*[.$C$22]" office:value-type="float" office:value="1.10924311699729" calcext:value-type="float">
            <text:p>1.109243117</text:p>
          </table:table-cell>
          <table:table-cell table:formula="of:=[.ZC17]*[.$C$22]" office:value-type="float" office:value="1.09815068582732" calcext:value-type="float">
            <text:p>1.0981506858</text:p>
          </table:table-cell>
          <table:table-cell table:formula="of:=[.ZD17]*[.$C$22]" office:value-type="float" office:value="1.08716917896904" calcext:value-type="float">
            <text:p>1.087169179</text:p>
          </table:table-cell>
          <table:table-cell table:formula="of:=[.ZE17]*[.$C$22]" office:value-type="float" office:value="1.07629748717935" calcext:value-type="float">
            <text:p>1.0762974872</text:p>
          </table:table-cell>
          <table:table-cell table:formula="of:=[.ZF17]*[.$C$22]" office:value-type="float" office:value="1.06553451230756" calcext:value-type="float">
            <text:p>1.0655345123</text:p>
          </table:table-cell>
          <table:table-cell table:formula="of:=[.ZG17]*[.$C$22]" office:value-type="float" office:value="1.05487916718448" calcext:value-type="float">
            <text:p>1.0548791672</text:p>
          </table:table-cell>
          <table:table-cell table:formula="of:=[.ZH17]*[.$C$22]" office:value-type="float" office:value="1.04433037551264" calcext:value-type="float">
            <text:p>1.0443303755</text:p>
          </table:table-cell>
          <table:table-cell table:formula="of:=[.ZI17]*[.$C$22]" office:value-type="float" office:value="1.03388707175751" calcext:value-type="float">
            <text:p>1.0338870718</text:p>
          </table:table-cell>
          <table:table-cell table:formula="of:=[.ZJ17]*[.$C$22]" office:value-type="float" office:value="1.02354820103994" calcext:value-type="float">
            <text:p>1.023548201</text:p>
          </table:table-cell>
          <table:table-cell table:formula="of:=[.ZK17]*[.$C$22]" office:value-type="float" office:value="1.01331271902954" calcext:value-type="float">
            <text:p>1.013312719</text:p>
          </table:table-cell>
          <table:table-cell table:formula="of:=[.ZL17]*[.$C$22]" office:value-type="float" office:value="1.00317959183924" calcext:value-type="float">
            <text:p>1.0031795918</text:p>
          </table:table-cell>
          <table:table-cell table:formula="of:=[.ZM17]*[.$C$22]" office:value-type="float" office:value="0.99314779592085" calcext:value-type="float">
            <text:p>0.9931477959</text:p>
          </table:table-cell>
          <table:table-cell table:formula="of:=[.ZN17]*[.$C$22]" office:value-type="float" office:value="0.983216317961641" calcext:value-type="float">
            <text:p>0.983216318</text:p>
          </table:table-cell>
          <table:table-cell table:formula="of:=[.ZO17]*[.$C$22]" office:value-type="float" office:value="0.973384154782025" calcext:value-type="float">
            <text:p>0.9733841548</text:p>
          </table:table-cell>
          <table:table-cell table:formula="of:=[.ZP17]*[.$C$22]" office:value-type="float" office:value="0.963650313234205" calcext:value-type="float">
            <text:p>0.9636503132</text:p>
          </table:table-cell>
          <table:table-cell table:formula="of:=[.ZQ17]*[.$C$22]" office:value-type="float" office:value="0.954013810101863" calcext:value-type="float">
            <text:p>0.9540138101</text:p>
          </table:table-cell>
          <table:table-cell table:formula="of:=[.ZR17]*[.$C$22]" office:value-type="float" office:value="0.944473672000844" calcext:value-type="float">
            <text:p>0.944473672</text:p>
          </table:table-cell>
          <table:table-cell table:formula="of:=[.ZS17]*[.$C$22]" office:value-type="float" office:value="0.935028935280836" calcext:value-type="float">
            <text:p>0.9350289353</text:p>
          </table:table-cell>
          <table:table-cell table:formula="of:=[.ZT17]*[.$C$22]" office:value-type="float" office:value="0.925678645928027" calcext:value-type="float">
            <text:p>0.9256786459</text:p>
          </table:table-cell>
          <table:table-cell table:formula="of:=[.ZU17]*[.$C$22]" office:value-type="float" office:value="0.916421859468747" calcext:value-type="float">
            <text:p>0.9164218595</text:p>
          </table:table-cell>
          <table:table-cell table:formula="of:=[.ZV17]*[.$C$22]" office:value-type="float" office:value="0.907257640874059" calcext:value-type="float">
            <text:p>0.9072576409</text:p>
          </table:table-cell>
          <table:table-cell table:formula="of:=[.ZW17]*[.$C$22]" office:value-type="float" office:value="0.898185064465319" calcext:value-type="float">
            <text:p>0.8981850645</text:p>
          </table:table-cell>
          <table:table-cell table:formula="of:=[.ZX17]*[.$C$22]" office:value-type="float" office:value="0.889203213820666" calcext:value-type="float">
            <text:p>0.8892032138</text:p>
          </table:table-cell>
          <table:table-cell table:formula="of:=[.ZY17]*[.$C$22]" office:value-type="float" office:value="0.880311181682459" calcext:value-type="float">
            <text:p>0.8803111817</text:p>
          </table:table-cell>
          <table:table-cell table:formula="of:=[.ZZ17]*[.$C$22]" office:value-type="float" office:value="0.871508069865634" calcext:value-type="float">
            <text:p>0.8715080699</text:p>
          </table:table-cell>
          <table:table-cell table:formula="of:=[.AAA17]*[.$C$22]" office:value-type="float" office:value="0.862792989166978" calcext:value-type="float">
            <text:p>0.8627929892</text:p>
          </table:table-cell>
          <table:table-cell table:formula="of:=[.AAB17]*[.$C$22]" office:value-type="float" office:value="0.854165059275308" calcext:value-type="float">
            <text:p>0.8541650593</text:p>
          </table:table-cell>
          <table:table-cell table:formula="of:=[.AAC17]*[.$C$22]" office:value-type="float" office:value="0.845623408682555" calcext:value-type="float">
            <text:p>0.8456234087</text:p>
          </table:table-cell>
          <table:table-cell table:formula="of:=[.AAD17]*[.$C$22]" office:value-type="float" office:value="0.837167174595729" calcext:value-type="float">
            <text:p>0.8371671746</text:p>
          </table:table-cell>
          <table:table-cell table:formula="of:=[.AAE17]*[.$C$22]" office:value-type="float" office:value="0.828795502849772" calcext:value-type="float">
            <text:p>0.8287955028</text:p>
          </table:table-cell>
          <table:table-cell table:formula="of:=[.AAF17]*[.$C$22]" office:value-type="float" office:value="0.820507547821274" calcext:value-type="float">
            <text:p>0.8205075478</text:p>
          </table:table-cell>
          <table:table-cell table:formula="of:=[.AAG17]*[.$C$22]" office:value-type="float" office:value="0.812302472343062" calcext:value-type="float">
            <text:p>0.8123024723</text:p>
          </table:table-cell>
          <table:table-cell table:formula="of:=[.AAH17]*[.$C$22]" office:value-type="float" office:value="0.804179447619631" calcext:value-type="float">
            <text:p>0.8041794476</text:p>
          </table:table-cell>
          <table:table-cell table:formula="of:=[.AAI17]*[.$C$22]" office:value-type="float" office:value="0.796137653143435" calcext:value-type="float">
            <text:p>0.7961376531</text:p>
          </table:table-cell>
          <table:table-cell table:formula="of:=[.AAJ17]*[.$C$22]" office:value-type="float" office:value="0.788176276612" calcext:value-type="float">
            <text:p>0.7881762766</text:p>
          </table:table-cell>
          <table:table-cell table:formula="of:=[.AAK17]*[.$C$22]" office:value-type="float" office:value="0.78029451384588" calcext:value-type="float">
            <text:p>0.7802945138</text:p>
          </table:table-cell>
          <table:table-cell table:formula="of:=[.AAL17]*[.$C$22]" office:value-type="float" office:value="0.772491568707421" calcext:value-type="float">
            <text:p>0.7724915687</text:p>
          </table:table-cell>
          <table:table-cell table:formula="of:=[.AAM17]*[.$C$22]" office:value-type="float" office:value="0.764766653020347" calcext:value-type="float">
            <text:p>0.764766653</text:p>
          </table:table-cell>
          <table:table-cell table:formula="of:=[.AAN17]*[.$C$22]" office:value-type="float" office:value="0.757118986490144" calcext:value-type="float">
            <text:p>0.7571189865</text:p>
          </table:table-cell>
          <table:table-cell table:formula="of:=[.AAO17]*[.$C$22]" office:value-type="float" office:value="0.749547796625242" calcext:value-type="float">
            <text:p>0.7495477966</text:p>
          </table:table-cell>
          <table:table-cell table:formula="of:=[.AAP17]*[.$C$22]" office:value-type="float" office:value="0.74205231865899" calcext:value-type="float">
            <text:p>0.7420523187</text:p>
          </table:table-cell>
          <table:table-cell table:formula="of:=[.AAQ17]*[.$C$22]" office:value-type="float" office:value="0.7346317954724" calcext:value-type="float">
            <text:p>0.7346317955</text:p>
          </table:table-cell>
          <table:table-cell table:formula="of:=[.AAR17]*[.$C$22]" office:value-type="float" office:value="0.727285477517676" calcext:value-type="float">
            <text:p>0.7272854775</text:p>
          </table:table-cell>
          <table:table-cell table:formula="of:=[.AAS17]*[.$C$22]" office:value-type="float" office:value="0.720012622742499" calcext:value-type="float">
            <text:p>0.7200126227</text:p>
          </table:table-cell>
          <table:table-cell table:formula="of:=[.AAT17]*[.$C$22]" office:value-type="float" office:value="0.712812496515074" calcext:value-type="float">
            <text:p>0.7128124965</text:p>
          </table:table-cell>
          <table:table-cell table:formula="of:=[.AAU17]*[.$C$22]" office:value-type="float" office:value="0.705684371549924" calcext:value-type="float">
            <text:p>0.7056843715</text:p>
          </table:table-cell>
          <table:table-cell table:formula="of:=[.AAV17]*[.$C$22]" office:value-type="float" office:value="0.698627527834424" calcext:value-type="float">
            <text:p>0.6986275278</text:p>
          </table:table-cell>
          <table:table-cell table:formula="of:=[.AAW17]*[.$C$22]" office:value-type="float" office:value="0.69164125255608" calcext:value-type="float">
            <text:p>0.6916412526</text:p>
          </table:table-cell>
          <table:table-cell table:formula="of:=[.AAX17]*[.$C$22]" office:value-type="float" office:value="0.684724840030519" calcext:value-type="float">
            <text:p>0.68472484</text:p>
          </table:table-cell>
          <table:table-cell table:formula="of:=[.AAY17]*[.$C$22]" office:value-type="float" office:value="0.677877591630214" calcext:value-type="float">
            <text:p>0.6778775916</text:p>
          </table:table-cell>
          <table:table-cell table:formula="of:=[.AAZ17]*[.$C$22]" office:value-type="float" office:value="0.671098815713912" calcext:value-type="float">
            <text:p>0.6710988157</text:p>
          </table:table-cell>
          <table:table-cell table:formula="of:=[.ABA17]*[.$C$22]" office:value-type="float" office:value="0.664387827556773" calcext:value-type="float">
            <text:p>0.6643878276</text:p>
          </table:table-cell>
          <table:table-cell table:formula="of:=[.ABB17]*[.$C$22]" office:value-type="float" office:value="0.657743949281205" calcext:value-type="float">
            <text:p>0.6577439493</text:p>
          </table:table-cell>
          <table:table-cell table:formula="of:=[.ABC17]*[.$C$22]" office:value-type="float" office:value="0.651166509788393" calcext:value-type="float">
            <text:p>0.6511665098</text:p>
          </table:table-cell>
          <table:table-cell table:formula="of:=[.ABD17]*[.$C$22]" office:value-type="float" office:value="0.644654844690509" calcext:value-type="float">
            <text:p>0.6446548447</text:p>
          </table:table-cell>
          <table:table-cell table:formula="of:=[.ABE17]*[.$C$22]" office:value-type="float" office:value="0.638208296243604" calcext:value-type="float">
            <text:p>0.6382082962</text:p>
          </table:table-cell>
          <table:table-cell table:formula="of:=[.ABF17]*[.$C$22]" office:value-type="float" office:value="0.631826213281168" calcext:value-type="float">
            <text:p>0.6318262133</text:p>
          </table:table-cell>
          <table:table-cell table:formula="of:=[.ABG17]*[.$C$22]" office:value-type="float" office:value="0.625507951148356" calcext:value-type="float">
            <text:p>0.6255079511</text:p>
          </table:table-cell>
          <table:table-cell table:formula="of:=[.ABH17]*[.$C$22]" office:value-type="float" office:value="0.619252871636873" calcext:value-type="float">
            <text:p>0.6192528716</text:p>
          </table:table-cell>
          <table:table-cell table:formula="of:=[.ABI17]*[.$C$22]" office:value-type="float" office:value="0.613060342920504" calcext:value-type="float">
            <text:p>0.6130603429</text:p>
          </table:table-cell>
          <table:table-cell table:formula="of:=[.ABJ17]*[.$C$22]" office:value-type="float" office:value="0.606929739491299" calcext:value-type="float">
            <text:p>0.6069297395</text:p>
          </table:table-cell>
          <table:table-cell table:formula="of:=[.ABK17]*[.$C$22]" office:value-type="float" office:value="0.600860442096386" calcext:value-type="float">
            <text:p>0.6008604421</text:p>
          </table:table-cell>
          <table:table-cell table:formula="of:=[.ABL17]*[.$C$22]" office:value-type="float" office:value="0.594851837675422" calcext:value-type="float">
            <text:p>0.5948518377</text:p>
          </table:table-cell>
          <table:table-cell table:formula="of:=[.ABM17]*[.$C$22]" office:value-type="float" office:value="0.588903319298668" calcext:value-type="float">
            <text:p>0.5889033193</text:p>
          </table:table-cell>
          <table:table-cell table:formula="of:=[.ABN17]*[.$C$22]" office:value-type="float" office:value="0.583014286105681" calcext:value-type="float">
            <text:p>0.5830142861</text:p>
          </table:table-cell>
          <table:table-cell table:formula="of:=[.ABO17]*[.$C$22]" office:value-type="float" office:value="0.577184143244624" calcext:value-type="float">
            <text:p>0.5771841432</text:p>
          </table:table-cell>
          <table:table-cell table:formula="of:=[.ABP17]*[.$C$22]" office:value-type="float" office:value="0.571412301812178" calcext:value-type="float">
            <text:p>0.5714123018</text:p>
          </table:table-cell>
          <table:table-cell table:formula="of:=[.ABQ17]*[.$C$22]" office:value-type="float" office:value="0.565698178794056" calcext:value-type="float">
            <text:p>0.5656981788</text:p>
          </table:table-cell>
          <table:table-cell table:formula="of:=[.ABR17]*[.$C$22]" office:value-type="float" office:value="0.560041197006116" calcext:value-type="float">
            <text:p>0.560041197</text:p>
          </table:table-cell>
          <table:table-cell table:formula="of:=[.ABS17]*[.$C$22]" office:value-type="float" office:value="0.554440785036055" calcext:value-type="float">
            <text:p>0.554440785</text:p>
          </table:table-cell>
          <table:table-cell table:formula="of:=[.ABT17]*[.$C$22]" office:value-type="float" office:value="0.548896377185694" calcext:value-type="float">
            <text:p>0.5488963772</text:p>
          </table:table-cell>
          <table:table-cell table:formula="of:=[.ABU17]*[.$C$22]" office:value-type="float" office:value="0.543407413413837" calcext:value-type="float">
            <text:p>0.5434074134</text:p>
          </table:table-cell>
          <table:table-cell table:formula="of:=[.ABV17]*[.$C$22]" office:value-type="float" office:value="0.537973339279699" calcext:value-type="float">
            <text:p>0.5379733393</text:p>
          </table:table-cell>
          <table:table-cell table:formula="of:=[.ABW17]*[.$C$22]" office:value-type="float" office:value="0.532593605886902" calcext:value-type="float">
            <text:p>0.5325936059</text:p>
          </table:table-cell>
          <table:table-cell table:formula="of:=[.ABX17]*[.$C$22]" office:value-type="float" office:value="0.527267669828033" calcext:value-type="float">
            <text:p>0.5272676698</text:p>
          </table:table-cell>
          <table:table-cell table:formula="of:=[.ABY17]*[.$C$22]" office:value-type="float" office:value="0.521994993129752" calcext:value-type="float">
            <text:p>0.5219949931</text:p>
          </table:table-cell>
          <table:table-cell table:formula="of:=[.ABZ17]*[.$C$22]" office:value-type="float" office:value="0.516775043198455" calcext:value-type="float">
            <text:p>0.5167750432</text:p>
          </table:table-cell>
          <table:table-cell table:formula="of:=[.ACA17]*[.$C$22]" office:value-type="float" office:value="0.51160729276647" calcext:value-type="float">
            <text:p>0.5116072928</text:p>
          </table:table-cell>
          <table:table-cell table:formula="of:=[.ACB17]*[.$C$22]" office:value-type="float" office:value="0.506491219838806" calcext:value-type="float">
            <text:p>0.5064912198</text:p>
          </table:table-cell>
          <table:table-cell table:formula="of:=[.ACC17]*[.$C$22]" office:value-type="float" office:value="0.501426307640418" calcext:value-type="float">
            <text:p>0.5014263076</text:p>
          </table:table-cell>
          <table:table-cell table:formula="of:=[.ACD17]*[.$C$22]" office:value-type="float" office:value="0.496412044564013" calcext:value-type="float">
            <text:p>0.4964120446</text:p>
          </table:table-cell>
          <table:table-cell table:formula="of:=[.ACE17]*[.$C$22]" office:value-type="float" office:value="0.491447924118373" calcext:value-type="float">
            <text:p>0.4914479241</text:p>
          </table:table-cell>
          <table:table-cell table:formula="of:=[.ACF17]*[.$C$22]" office:value-type="float" office:value="0.486533444877189" calcext:value-type="float">
            <text:p>0.4865334449</text:p>
          </table:table-cell>
          <table:table-cell table:formula="of:=[.ACG17]*[.$C$22]" office:value-type="float" office:value="0.481668110428418" calcext:value-type="float">
            <text:p>0.4816681104</text:p>
          </table:table-cell>
          <table:table-cell table:formula="of:=[.ACH17]*[.$C$22]" office:value-type="float" office:value="0.476851429324133" calcext:value-type="float">
            <text:p>0.4768514293</text:p>
          </table:table-cell>
          <table:table-cell table:formula="of:=[.ACI17]*[.$C$22]" office:value-type="float" office:value="0.472082915030892" calcext:value-type="float">
            <text:p>0.472082915</text:p>
          </table:table-cell>
          <table:table-cell table:formula="of:=[.ACJ17]*[.$C$22]" office:value-type="float" office:value="0.467362085880583" calcext:value-type="float">
            <text:p>0.4673620859</text:p>
          </table:table-cell>
          <table:table-cell table:formula="of:=[.ACK17]*[.$C$22]" office:value-type="float" office:value="0.462688465021777" calcext:value-type="float">
            <text:p>0.462688465</text:p>
          </table:table-cell>
          <table:table-cell table:formula="of:=[.ACL17]*[.$C$22]" office:value-type="float" office:value="0.45806158037156" calcext:value-type="float">
            <text:p>0.4580615804</text:p>
          </table:table-cell>
          <table:table-cell table:formula="of:=[.ACM17]*[.$C$22]" office:value-type="float" office:value="0.453480964567844" calcext:value-type="float">
            <text:p>0.4534809646</text:p>
          </table:table-cell>
          <table:table-cell table:formula="of:=[.ACN17]*[.$C$22]" office:value-type="float" office:value="0.448946154922165" calcext:value-type="float">
            <text:p>0.4489461549</text:p>
          </table:table-cell>
          <table:table-cell table:formula="of:=[.ACO17]*[.$C$22]" office:value-type="float" office:value="0.444456693372944" calcext:value-type="float">
            <text:p>0.4444566934</text:p>
          </table:table-cell>
          <table:table-cell table:formula="of:=[.ACP17]*[.$C$22]" office:value-type="float" office:value="0.440012126439214" calcext:value-type="float">
            <text:p>0.4400121264</text:p>
          </table:table-cell>
          <table:table-cell table:formula="of:=[.ACQ17]*[.$C$22]" office:value-type="float" office:value="0.435612005174822" calcext:value-type="float">
            <text:p>0.4356120052</text:p>
          </table:table-cell>
          <table:table-cell table:formula="of:=[.ACR17]*[.$C$22]" office:value-type="float" office:value="0.431255885123074" calcext:value-type="float">
            <text:p>0.4312558851</text:p>
          </table:table-cell>
          <table:table-cell table:formula="of:=[.ACS17]*[.$C$22]" office:value-type="float" office:value="0.426943326271843" calcext:value-type="float">
            <text:p>0.4269433263</text:p>
          </table:table-cell>
          <table:table-cell table:formula="of:=[.ACT17]*[.$C$22]" office:value-type="float" office:value="0.422673893009125" calcext:value-type="float">
            <text:p>0.422673893</text:p>
          </table:table-cell>
          <table:table-cell table:formula="of:=[.ACU17]*[.$C$22]" office:value-type="float" office:value="0.418447154079034" calcext:value-type="float">
            <text:p>0.4184471541</text:p>
          </table:table-cell>
          <table:table-cell table:formula="of:=[.ACV17]*[.$C$22]" office:value-type="float" office:value="0.414262682538243" calcext:value-type="float">
            <text:p>0.4142626825</text:p>
          </table:table-cell>
          <table:table-cell table:formula="of:=[.ACW17]*[.$C$22]" office:value-type="float" office:value="0.410120055712861" calcext:value-type="float">
            <text:p>0.4101200557</text:p>
          </table:table-cell>
          <table:table-cell table:formula="of:=[.ACX17]*[.$C$22]" office:value-type="float" office:value="0.406018855155732" calcext:value-type="float">
            <text:p>0.4060188552</text:p>
          </table:table-cell>
          <table:table-cell table:formula="of:=[.ACY17]*[.$C$22]" office:value-type="float" office:value="0.401958666604175" calcext:value-type="float">
            <text:p>0.4019586666</text:p>
          </table:table-cell>
          <table:table-cell table:formula="of:=[.ACZ17]*[.$C$22]" office:value-type="float" office:value="0.397939079938133" calcext:value-type="float">
            <text:p>0.3979390799</text:p>
          </table:table-cell>
          <table:table-cell table:formula="of:=[.ADA17]*[.$C$22]" office:value-type="float" office:value="0.393959689138752" calcext:value-type="float">
            <text:p>0.3939596891</text:p>
          </table:table-cell>
          <table:table-cell table:formula="of:=[.ADB17]*[.$C$22]" office:value-type="float" office:value="0.390020092247364" calcext:value-type="float">
            <text:p>0.3900200922</text:p>
          </table:table-cell>
          <table:table-cell table:formula="of:=[.ADC17]*[.$C$22]" office:value-type="float" office:value="0.386119891324891" calcext:value-type="float">
            <text:p>0.3861198913</text:p>
          </table:table-cell>
          <table:table-cell table:formula="of:=[.ADD17]*[.$C$22]" office:value-type="float" office:value="0.382258692411642" calcext:value-type="float">
            <text:p>0.3822586924</text:p>
          </table:table-cell>
          <table:table-cell table:formula="of:=[.ADE17]*[.$C$22]" office:value-type="float" office:value="0.378436105487525" calcext:value-type="float">
            <text:p>0.3784361055</text:p>
          </table:table-cell>
          <table:table-cell table:formula="of:=[.ADF17]*[.$C$22]" office:value-type="float" office:value="0.37465174443265" calcext:value-type="float">
            <text:p>0.3746517444</text:p>
          </table:table-cell>
          <table:table-cell table:formula="of:=[.ADG17]*[.$C$22]" office:value-type="float" office:value="0.370905226988324" calcext:value-type="float">
            <text:p>0.370905227</text:p>
          </table:table-cell>
          <table:table-cell table:formula="of:=[.ADH17]*[.$C$22]" office:value-type="float" office:value="0.36719617471844" calcext:value-type="float">
            <text:p>0.3671961747</text:p>
          </table:table-cell>
          <table:table-cell table:formula="of:=[.ADI17]*[.$C$22]" office:value-type="float" office:value="0.363524212971256" calcext:value-type="float">
            <text:p>0.363524213</text:p>
          </table:table-cell>
          <table:table-cell table:formula="of:=[.ADJ17]*[.$C$22]" office:value-type="float" office:value="0.359888970841543" calcext:value-type="float">
            <text:p>0.3598889708</text:p>
          </table:table-cell>
          <table:table-cell table:formula="of:=[.ADK17]*[.$C$22]" office:value-type="float" office:value="0.356290081133128" calcext:value-type="float">
            <text:p>0.3562900811</text:p>
          </table:table-cell>
          <table:table-cell table:formula="of:=[.ADL17]*[.$C$22]" office:value-type="float" office:value="0.352727180321797" calcext:value-type="float">
            <text:p>0.3527271803</text:p>
          </table:table-cell>
          <table:table-cell table:formula="of:=[.ADM17]*[.$C$22]" office:value-type="float" office:value="0.349199908518579" calcext:value-type="float">
            <text:p>0.3491999085</text:p>
          </table:table-cell>
          <table:table-cell table:formula="of:=[.ADN17]*[.$C$22]" office:value-type="float" office:value="0.345707909433393" calcext:value-type="float">
            <text:p>0.3457079094</text:p>
          </table:table-cell>
          <table:table-cell table:formula="of:=[.ADO17]*[.$C$22]" office:value-type="float" office:value="0.342250830339059" calcext:value-type="float">
            <text:p>0.3422508303</text:p>
          </table:table-cell>
          <table:table-cell table:formula="of:=[.ADP17]*[.$C$22]" office:value-type="float" office:value="0.338828322035668" calcext:value-type="float">
            <text:p>0.338828322</text:p>
          </table:table-cell>
          <table:table-cell table:formula="of:=[.ADQ17]*[.$C$22]" office:value-type="float" office:value="0.335440038815312" calcext:value-type="float">
            <text:p>0.3354400388</text:p>
          </table:table-cell>
          <table:table-cell table:formula="of:=[.ADR17]*[.$C$22]" office:value-type="float" office:value="0.332085638427159" calcext:value-type="float">
            <text:p>0.3320856384</text:p>
          </table:table-cell>
          <table:table-cell table:formula="of:=[.ADS17]*[.$C$22]" office:value-type="float" office:value="0.328764782042887" calcext:value-type="float">
            <text:p>0.328764782</text:p>
          </table:table-cell>
          <table:table-cell table:formula="of:=[.ADT17]*[.$C$22]" office:value-type="float" office:value="0.325477134222458" calcext:value-type="float">
            <text:p>0.3254771342</text:p>
          </table:table-cell>
          <table:table-cell table:formula="of:=[.ADU17]*[.$C$22]" office:value-type="float" office:value="0.322222362880234" calcext:value-type="float">
            <text:p>0.3222223629</text:p>
          </table:table-cell>
          <table:table-cell table:formula="of:=[.ADV17]*[.$C$22]" office:value-type="float" office:value="0.319000139251431" calcext:value-type="float">
            <text:p>0.3190001393</text:p>
          </table:table-cell>
          <table:table-cell table:formula="of:=[.ADW17]*[.$C$22]" office:value-type="float" office:value="0.315810137858917" calcext:value-type="float">
            <text:p>0.3158101379</text:p>
          </table:table-cell>
          <table:table-cell table:formula="of:=[.ADX17]*[.$C$22]" office:value-type="float" office:value="0.312652036480328" calcext:value-type="float">
            <text:p>0.3126520365</text:p>
          </table:table-cell>
          <table:table-cell table:formula="of:=[.ADY17]*[.$C$22]" office:value-type="float" office:value="0.309525516115524" calcext:value-type="float">
            <text:p>0.3095255161</text:p>
          </table:table-cell>
          <table:table-cell table:formula="of:=[.ADZ17]*[.$C$22]" office:value-type="float" office:value="0.306430260954369" calcext:value-type="float">
            <text:p>0.306430261</text:p>
          </table:table-cell>
          <table:table-cell table:formula="of:=[.AEA17]*[.$C$22]" office:value-type="float" office:value="0.303365958344825" calcext:value-type="float">
            <text:p>0.3033659583</text:p>
          </table:table-cell>
          <table:table-cell table:formula="of:=[.AEB17]*[.$C$22]" office:value-type="float" office:value="0.300332298761377" calcext:value-type="float">
            <text:p>0.3003322988</text:p>
          </table:table-cell>
          <table:table-cell table:formula="of:=[.AEC17]*[.$C$22]" office:value-type="float" office:value="0.297328975773763" calcext:value-type="float">
            <text:p>0.2973289758</text:p>
          </table:table-cell>
          <table:table-cell table:formula="of:=[.AED17]*[.$C$22]" office:value-type="float" office:value="0.294355686016026" calcext:value-type="float">
            <text:p>0.294355686</text:p>
          </table:table-cell>
          <table:table-cell table:formula="of:=[.AEE17]*[.$C$22]" office:value-type="float" office:value="0.291412129155866" calcext:value-type="float">
            <text:p>0.2914121292</text:p>
          </table:table-cell>
          <table:table-cell table:formula="of:=[.AEF17]*[.$C$22]" office:value-type="float" office:value="0.288498007864307" calcext:value-type="float">
            <text:p>0.2884980079</text:p>
          </table:table-cell>
          <table:table-cell table:formula="of:=[.AEG17]*[.$C$22]" office:value-type="float" office:value="0.285613027785664" calcext:value-type="float">
            <text:p>0.2856130278</text:p>
          </table:table-cell>
          <table:table-cell table:formula="of:=[.AEH17]*[.$C$22]" office:value-type="float" office:value="0.282756897507807" calcext:value-type="float">
            <text:p>0.2827568975</text:p>
          </table:table-cell>
          <table:table-cell table:formula="of:=[.AEI17]*[.$C$22]" office:value-type="float" office:value="0.279929328532729" calcext:value-type="float">
            <text:p>0.2799293285</text:p>
          </table:table-cell>
          <table:table-cell table:formula="of:=[.AEJ17]*[.$C$22]" office:value-type="float" office:value="0.277130035247402" calcext:value-type="float">
            <text:p>0.2771300352</text:p>
          </table:table-cell>
          <table:table-cell table:formula="of:=[.AEK17]*[.$C$22]" office:value-type="float" office:value="0.274358734894928" calcext:value-type="float">
            <text:p>0.2743587349</text:p>
          </table:table-cell>
          <table:table-cell table:formula="of:=[.AEL17]*[.$C$22]" office:value-type="float" office:value="0.271615147545978" calcext:value-type="float">
            <text:p>0.2716151475</text:p>
          </table:table-cell>
          <table:table-cell table:formula="of:=[.AEM17]*[.$C$22]" office:value-type="float" office:value="0.268898996070519" calcext:value-type="float">
            <text:p>0.2688989961</text:p>
          </table:table-cell>
          <table:table-cell table:formula="of:=[.AEN17]*[.$C$22]" office:value-type="float" office:value="0.266210006109813" calcext:value-type="float">
            <text:p>0.2662100061</text:p>
          </table:table-cell>
          <table:table-cell table:formula="of:=[.AEO17]*[.$C$22]" office:value-type="float" office:value="0.263547906048715" calcext:value-type="float">
            <text:p>0.263547906</text:p>
          </table:table-cell>
          <table:table-cell table:formula="of:=[.AEP17]*[.$C$22]" office:value-type="float" office:value="0.260912426988228" calcext:value-type="float">
            <text:p>0.260912427</text:p>
          </table:table-cell>
          <table:table-cell table:formula="of:=[.AEQ17]*[.$C$22]" office:value-type="float" office:value="0.258303302718346" calcext:value-type="float">
            <text:p>0.2583033027</text:p>
          </table:table-cell>
          <table:table-cell table:formula="of:=[.AER17]*[.$C$22]" office:value-type="float" office:value="0.255720269691162" calcext:value-type="float">
            <text:p>0.2557202697</text:p>
          </table:table-cell>
          <table:table-cell table:formula="of:=[.AES17]*[.$C$22]" office:value-type="float" office:value="0.253163066994251" calcext:value-type="float">
            <text:p>0.253163067</text:p>
          </table:table-cell>
          <table:table-cell table:formula="of:=[.AET17]*[.$C$22]" office:value-type="float" office:value="0.250631436324308" calcext:value-type="float">
            <text:p>0.2506314363</text:p>
          </table:table-cell>
          <table:table-cell table:formula="of:=[.AEU17]*[.$C$22]" office:value-type="float" office:value="0.248125121961065" calcext:value-type="float">
            <text:p>0.248125122</text:p>
          </table:table-cell>
          <table:table-cell table:formula="of:=[.AEV17]*[.$C$22]" office:value-type="float" office:value="0.245643870741455" calcext:value-type="float">
            <text:p>0.2456438707</text:p>
          </table:table-cell>
          <table:table-cell table:formula="of:=[.AEW17]*[.$C$22]" office:value-type="float" office:value="0.24318743203404" calcext:value-type="float">
            <text:p>0.243187432</text:p>
          </table:table-cell>
          <table:table-cell table:formula="of:=[.AEX17]*[.$C$22]" office:value-type="float" office:value="0.2407555577137" calcext:value-type="float">
            <text:p>0.2407555577</text:p>
          </table:table-cell>
          <table:table-cell table:formula="of:=[.AEY17]*[.$C$22]" office:value-type="float" office:value="0.238348002136563" calcext:value-type="float">
            <text:p>0.2383480021</text:p>
          </table:table-cell>
          <table:table-cell table:formula="of:=[.AEZ17]*[.$C$22]" office:value-type="float" office:value="0.235964522115197" calcext:value-type="float">
            <text:p>0.2359645221</text:p>
          </table:table-cell>
          <table:table-cell table:formula="of:=[.AFA17]*[.$C$22]" office:value-type="float" office:value="0.233604876894045" calcext:value-type="float">
            <text:p>0.2336048769</text:p>
          </table:table-cell>
          <table:table-cell table:formula="of:=[.AFB17]*[.$C$22]" office:value-type="float" office:value="0.231268828125105" calcext:value-type="float">
            <text:p>0.2312688281</text:p>
          </table:table-cell>
          <table:table-cell table:formula="of:=[.AFC17]*[.$C$22]" office:value-type="float" office:value="0.228956139843854" calcext:value-type="float">
            <text:p>0.2289561398</text:p>
          </table:table-cell>
          <table:table-cell table:formula="of:=[.AFD17]*[.$C$22]" office:value-type="float" office:value="0.226666578445415" calcext:value-type="float">
            <text:p>0.2266665784</text:p>
          </table:table-cell>
          <table:table-cell table:formula="of:=[.AFE17]*[.$C$22]" office:value-type="float" office:value="0.224399912660961" calcext:value-type="float">
            <text:p>0.2243999127</text:p>
          </table:table-cell>
          <table:table-cell table:formula="of:=[.AFF17]*[.$C$22]" office:value-type="float" office:value="0.222155913534351" calcext:value-type="float">
            <text:p>0.2221559135</text:p>
          </table:table-cell>
          <table:table-cell table:formula="of:=[.AFG17]*[.$C$22]" office:value-type="float" office:value="0.219934354399008" calcext:value-type="float">
            <text:p>0.2199343544</text:p>
          </table:table-cell>
          <table:table-cell table:formula="of:=[.AFH17]*[.$C$22]" office:value-type="float" office:value="0.217735010855018" calcext:value-type="float">
            <text:p>0.2177350109</text:p>
          </table:table-cell>
          <table:table-cell table:formula="of:=[.AFI17]*[.$C$22]" office:value-type="float" office:value="0.215557660746467" calcext:value-type="float">
            <text:p>0.2155576607</text:p>
          </table:table-cell>
          <table:table-cell table:formula="of:=[.AFJ17]*[.$C$22]" office:value-type="float" office:value="0.213402084139003" calcext:value-type="float">
            <text:p>0.2134020841</text:p>
          </table:table-cell>
          <table:table-cell table:formula="of:=[.AFK17]*[.$C$22]" office:value-type="float" office:value="0.211268063297613" calcext:value-type="float">
            <text:p>0.2112680633</text:p>
          </table:table-cell>
          <table:table-cell table:formula="of:=[.AFL17]*[.$C$22]" office:value-type="float" office:value="0.209155382664637" calcext:value-type="float">
            <text:p>0.2091553827</text:p>
          </table:table-cell>
          <table:table-cell table:formula="of:=[.AFM17]*[.$C$22]" office:value-type="float" office:value="0.20706382883799" calcext:value-type="float">
            <text:p>0.2070638288</text:p>
          </table:table-cell>
          <table:table-cell table:formula="of:=[.AFN17]*[.$C$22]" office:value-type="float" office:value="0.20499319054961" calcext:value-type="float">
            <text:p>0.2049931905</text:p>
          </table:table-cell>
          <table:table-cell table:formula="of:=[.AFO17]*[.$C$22]" office:value-type="float" office:value="0.202943258644114" calcext:value-type="float">
            <text:p>0.2029432586</text:p>
          </table:table-cell>
          <table:table-cell table:formula="of:=[.AFP17]*[.$C$22]" office:value-type="float" office:value="0.200913826057673" calcext:value-type="float">
            <text:p>0.2009138261</text:p>
          </table:table-cell>
          <table:table-cell table:formula="of:=[.AFQ17]*[.$C$22]" office:value-type="float" office:value="0.198904687797096" calcext:value-type="float">
            <text:p>0.1989046878</text:p>
          </table:table-cell>
          <table:table-cell table:formula="of:=[.AFR17]*[.$C$22]" office:value-type="float" office:value="0.196915640919125" calcext:value-type="float">
            <text:p>0.1969156409</text:p>
          </table:table-cell>
          <table:table-cell table:formula="of:=[.AFS17]*[.$C$22]" office:value-type="float" office:value="0.194946484509934" calcext:value-type="float">
            <text:p>0.1949464845</text:p>
          </table:table-cell>
          <table:table-cell table:formula="of:=[.AFT17]*[.$C$22]" office:value-type="float" office:value="0.192997019664835" calcext:value-type="float">
            <text:p>0.1929970197</text:p>
          </table:table-cell>
          <table:table-cell table:formula="of:=[.AFU17]*[.$C$22]" office:value-type="float" office:value="0.191067049468187" calcext:value-type="float">
            <text:p>0.1910670495</text:p>
          </table:table-cell>
          <table:table-cell table:formula="of:=[.AFV17]*[.$C$22]" office:value-type="float" office:value="0.189156378973505" calcext:value-type="float">
            <text:p>0.189156379</text:p>
          </table:table-cell>
          <table:table-cell table:formula="of:=[.AFW17]*[.$C$22]" office:value-type="float" office:value="0.18726481518377" calcext:value-type="float">
            <text:p>0.1872648152</text:p>
          </table:table-cell>
          <table:table-cell table:formula="of:=[.AFX17]*[.$C$22]" office:value-type="float" office:value="0.185392167031932" calcext:value-type="float">
            <text:p>0.185392167</text:p>
          </table:table-cell>
          <table:table-cell table:formula="of:=[.AFY17]*[.$C$22]" office:value-type="float" office:value="0.183538245361613" calcext:value-type="float">
            <text:p>0.1835382454</text:p>
          </table:table-cell>
          <table:table-cell table:formula="of:=[.AFZ17]*[.$C$22]" office:value-type="float" office:value="0.181702862907996" calcext:value-type="float">
            <text:p>0.1817028629</text:p>
          </table:table-cell>
          <table:table-cell table:formula="of:=[.AGA17]*[.$C$22]" office:value-type="float" office:value="0.179885834278917" calcext:value-type="float">
            <text:p>0.1798858343</text:p>
          </table:table-cell>
          <table:table-cell table:formula="of:=[.AGB17]*[.$C$22]" office:value-type="float" office:value="0.178086975936127" calcext:value-type="float">
            <text:p>0.1780869759</text:p>
          </table:table-cell>
          <table:table-cell table:formula="of:=[.AGC17]*[.$C$22]" office:value-type="float" office:value="0.176306106176766" calcext:value-type="float">
            <text:p>0.1763061062</text:p>
          </table:table-cell>
          <table:table-cell table:formula="of:=[.AGD17]*[.$C$22]" office:value-type="float" office:value="0.174543045114998" calcext:value-type="float">
            <text:p>0.1745430451</text:p>
          </table:table-cell>
          <table:table-cell table:formula="of:=[.AGE17]*[.$C$22]" office:value-type="float" office:value="0.172797614663848" calcext:value-type="float">
            <text:p>0.1727976147</text:p>
          </table:table-cell>
          <table:table-cell table:formula="of:=[.AGF17]*[.$C$22]" office:value-type="float" office:value="0.17106963851721" calcext:value-type="float">
            <text:p>0.1710696385</text:p>
          </table:table-cell>
          <table:table-cell table:formula="of:=[.AGG17]*[.$C$22]" office:value-type="float" office:value="0.169358942132038" calcext:value-type="float">
            <text:p>0.1693589421</text:p>
          </table:table-cell>
          <table:table-cell table:formula="of:=[.AGH17]*[.$C$22]" office:value-type="float" office:value="0.167665352710717" calcext:value-type="float">
            <text:p>0.1676653527</text:p>
          </table:table-cell>
          <table:table-cell table:formula="of:=[.AGI17]*[.$C$22]" office:value-type="float" office:value="0.16598869918361" calcext:value-type="float">
            <text:p>0.1659886992</text:p>
          </table:table-cell>
          <table:table-cell table:formula="of:=[.AGJ17]*[.$C$22]" office:value-type="float" office:value="0.164328812191774" calcext:value-type="float">
            <text:p>0.1643288122</text:p>
          </table:table-cell>
          <table:table-cell table:formula="of:=[.AGK17]*[.$C$22]" office:value-type="float" office:value="0.162685524069856" calcext:value-type="float">
            <text:p>0.1626855241</text:p>
          </table:table-cell>
          <table:table-cell table:formula="of:=[.AGL17]*[.$C$22]" office:value-type="float" office:value="0.161058668829158" calcext:value-type="float">
            <text:p>0.1610586688</text:p>
          </table:table-cell>
          <table:table-cell table:formula="of:=[.AGM17]*[.$C$22]" office:value-type="float" office:value="0.159448082140866" calcext:value-type="float">
            <text:p>0.1594480821</text:p>
          </table:table-cell>
          <table:table-cell table:formula="of:=[.AGN17]*[.$C$22]" office:value-type="float" office:value="0.157853601319458" calcext:value-type="float">
            <text:p>0.1578536013</text:p>
          </table:table-cell>
          <table:table-cell table:formula="of:=[.AGO17]*[.$C$22]" office:value-type="float" office:value="0.156275065306263" calcext:value-type="float">
            <text:p>0.1562750653</text:p>
          </table:table-cell>
          <table:table-cell table:formula="of:=[.AGP17]*[.$C$22]" office:value-type="float" office:value="0.1547123146532" calcext:value-type="float">
            <text:p>0.1547123147</text:p>
          </table:table-cell>
          <table:table-cell table:formula="of:=[.AGQ17]*[.$C$22]" office:value-type="float" office:value="0.153165191506668" calcext:value-type="float">
            <text:p>0.1531651915</text:p>
          </table:table-cell>
          <table:table-cell table:formula="of:=[.AGR17]*[.$C$22]" office:value-type="float" office:value="0.151633539591602" calcext:value-type="float">
            <text:p>0.1516335396</text:p>
          </table:table-cell>
          <table:table-cell table:formula="of:=[.AGS17]*[.$C$22]" office:value-type="float" office:value="0.150117204195686" calcext:value-type="float">
            <text:p>0.1501172042</text:p>
          </table:table-cell>
          <table:table-cell table:formula="of:=[.AGT17]*[.$C$22]" office:value-type="float" office:value="0.148616032153729" calcext:value-type="float">
            <text:p>0.1486160322</text:p>
          </table:table-cell>
          <table:table-cell table:formula="of:=[.AGU17]*[.$C$22]" office:value-type="float" office:value="0.147129871832192" calcext:value-type="float">
            <text:p>0.1471298718</text:p>
          </table:table-cell>
          <table:table-cell table:formula="of:=[.AGV17]*[.$C$22]" office:value-type="float" office:value="0.14565857311387" calcext:value-type="float">
            <text:p>0.1456585731</text:p>
          </table:table-cell>
          <table:table-cell table:formula="of:=[.AGW17]*[.$C$22]" office:value-type="float" office:value="0.144201987382731" calcext:value-type="float">
            <text:p>0.1442019874</text:p>
          </table:table-cell>
          <table:table-cell table:formula="of:=[.AGX17]*[.$C$22]" office:value-type="float" office:value="0.142759967508904" calcext:value-type="float">
            <text:p>0.1427599675</text:p>
          </table:table-cell>
          <table:table-cell table:formula="of:=[.AGY17]*[.$C$22]" office:value-type="float" office:value="0.141332367833815" calcext:value-type="float">
            <text:p>0.1413323678</text:p>
          </table:table-cell>
          <table:table-cell table:formula="of:=[.AGZ17]*[.$C$22]" office:value-type="float" office:value="0.139919044155476" calcext:value-type="float">
            <text:p>0.1399190442</text:p>
          </table:table-cell>
          <table:table-cell table:formula="of:=[.AHA17]*[.$C$22]" office:value-type="float" office:value="0.138519853713922" calcext:value-type="float">
            <text:p>0.1385198537</text:p>
          </table:table-cell>
          <table:table-cell table:formula="of:=[.AHB17]*[.$C$22]" office:value-type="float" office:value="0.137134655176782" calcext:value-type="float">
            <text:p>0.1371346552</text:p>
          </table:table-cell>
          <table:table-cell table:formula="of:=[.AHC17]*[.$C$22]" office:value-type="float" office:value="0.135763308625015" calcext:value-type="float">
            <text:p>0.1357633086</text:p>
          </table:table-cell>
          <table:table-cell table:formula="of:=[.AHD17]*[.$C$22]" office:value-type="float" office:value="0.134405675538764" calcext:value-type="float">
            <text:p>0.1344056755</text:p>
          </table:table-cell>
          <table:table-cell table:formula="of:=[.AHE17]*[.$C$22]" office:value-type="float" office:value="0.133061618783377" calcext:value-type="float">
            <text:p>0.1330616188</text:p>
          </table:table-cell>
          <table:table-cell table:formula="of:=[.AHF17]*[.$C$22]" office:value-type="float" office:value="0.131731002595543" calcext:value-type="float">
            <text:p>0.1317310026</text:p>
          </table:table-cell>
          <table:table-cell table:formula="of:=[.AHG17]*[.$C$22]" office:value-type="float" office:value="0.130413692569588" calcext:value-type="float">
            <text:p>0.1304136926</text:p>
          </table:table-cell>
          <table:table-cell table:formula="of:=[.AHH17]*[.$C$22]" office:value-type="float" office:value="0.129109555643892" calcext:value-type="float">
            <text:p>0.1291095556</text:p>
          </table:table-cell>
          <table:table-cell table:formula="of:=[.AHI17]*[.$C$22]" office:value-type="float" office:value="0.127818460087453" calcext:value-type="float">
            <text:p>0.1278184601</text:p>
          </table:table-cell>
          <table:table-cell table:formula="of:=[.AHJ17]*[.$C$22]" office:value-type="float" office:value="0.126540275486578" calcext:value-type="float">
            <text:p>0.1265402755</text:p>
          </table:table-cell>
          <table:table-cell table:formula="of:=[.AHK17]*[.$C$22]" office:value-type="float" office:value="0.125274872731713" calcext:value-type="float">
            <text:p>0.1252748727</text:p>
          </table:table-cell>
          <table:table-cell table:formula="of:=[.AHL17]*[.$C$22]" office:value-type="float" office:value="0.124022124004395" calcext:value-type="float">
            <text:p>0.124022124</text:p>
          </table:table-cell>
          <table:table-cell table:formula="of:=[.AHM17]*[.$C$22]" office:value-type="float" office:value="0.122781902764351" calcext:value-type="float">
            <text:p>0.1227819028</text:p>
          </table:table-cell>
          <table:table-cell table:formula="of:=[.AHN17]*[.$C$22]" office:value-type="float" office:value="0.121554083736708" calcext:value-type="float">
            <text:p>0.1215540837</text:p>
          </table:table-cell>
          <table:table-cell table:formula="of:=[.AHO17]*[.$C$22]" office:value-type="float" office:value="0.120338542899341" calcext:value-type="float">
            <text:p>0.1203385429</text:p>
          </table:table-cell>
          <table:table-cell table:formula="of:=[.AHP17]*[.$C$22]" office:value-type="float" office:value="0.119135157470347" calcext:value-type="float">
            <text:p>0.1191351575</text:p>
          </table:table-cell>
          <table:table-cell table:formula="of:=[.AHQ17]*[.$C$22]" office:value-type="float" office:value="0.117943805895644" calcext:value-type="float">
            <text:p>0.1179438059</text:p>
          </table:table-cell>
          <table:table-cell table:formula="of:=[.AHR17]*[.$C$22]" office:value-type="float" office:value="0.116764367836688" calcext:value-type="float">
            <text:p>0.1167643678</text:p>
          </table:table-cell>
          <table:table-cell table:formula="of:=[.AHS17]*[.$C$22]" office:value-type="float" office:value="0.115596724158321" calcext:value-type="float">
            <text:p>0.1155967242</text:p>
          </table:table-cell>
          <table:table-cell table:formula="of:=[.AHT17]*[.$C$22]" office:value-type="float" office:value="0.114440756916737" calcext:value-type="float">
            <text:p>0.1144407569</text:p>
          </table:table-cell>
          <table:table-cell table:formula="of:=[.AHU17]*[.$C$22]" office:value-type="float" office:value="0.11329634934757" calcext:value-type="float">
            <text:p>0.1132963493</text:p>
          </table:table-cell>
          <table:table-cell table:formula="of:=[.AHV17]*[.$C$22]" office:value-type="float" office:value="0.112163385854094" calcext:value-type="float">
            <text:p>0.1121633859</text:p>
          </table:table-cell>
          <table:table-cell table:formula="of:=[.AHW17]*[.$C$22]" office:value-type="float" office:value="0.111041751995553" calcext:value-type="float">
            <text:p>0.111041752</text:p>
          </table:table-cell>
          <table:table-cell table:formula="of:=[.AHX17]*[.$C$22]" office:value-type="float" office:value="0.109931334475598" calcext:value-type="float">
            <text:p>0.1099313345</text:p>
          </table:table-cell>
          <table:table-cell table:formula="of:=[.AHY17]*[.$C$22]" office:value-type="float" office:value="0.108832021130842" calcext:value-type="float">
            <text:p>0.1088320211</text:p>
          </table:table-cell>
          <table:table-cell table:formula="of:=[.AHZ17]*[.$C$22]" office:value-type="float" office:value="0.107743700919534" calcext:value-type="float">
            <text:p>0.1077437009</text:p>
          </table:table-cell>
          <table:table-cell table:formula="of:=[.AIA17]*[.$C$22]" office:value-type="float" office:value="0.106666263910338" calcext:value-type="float">
            <text:p>0.1066662639</text:p>
          </table:table-cell>
          <table:table-cell table:formula="of:=[.AIB17]*[.$C$22]" office:value-type="float" office:value="0.105599601271235" calcext:value-type="float">
            <text:p>0.1055996013</text:p>
          </table:table-cell>
          <table:table-cell table:formula="of:=[.AIC17]*[.$C$22]" office:value-type="float" office:value="0.104543605258522" calcext:value-type="float">
            <text:p>0.1045436053</text:p>
          </table:table-cell>
          <table:table-cell table:formula="of:=[.AID17]*[.$C$22]" office:value-type="float" office:value="0.103498169205937" calcext:value-type="float">
            <text:p>0.1034981692</text:p>
          </table:table-cell>
          <table:table-cell table:formula="of:=[.AIE17]*[.$C$22]" office:value-type="float" office:value="0.102463187513878" calcext:value-type="float">
            <text:p>0.1024631875</text:p>
          </table:table-cell>
          <table:table-cell table:formula="of:=[.AIF17]*[.$C$22]" office:value-type="float" office:value="0.101438555638739" calcext:value-type="float">
            <text:p>0.1014385556</text:p>
          </table:table-cell>
          <table:table-cell table:formula="of:=[.AIG17]*[.$C$22]" office:value-type="float" office:value="0.100424170082352" calcext:value-type="float">
            <text:p>0.1004241701</text:p>
          </table:table-cell>
          <table:table-cell table:formula="of:=[.AIH17]*[.$C$22]" office:value-type="float" office:value="0.0994199283815281" calcext:value-type="float">
            <text:p>0.0994199284</text:p>
          </table:table-cell>
          <table:table-cell table:formula="of:=[.AII17]*[.$C$22]" office:value-type="float" office:value="0.0984257290977129" calcext:value-type="float">
            <text:p>0.0984257291</text:p>
          </table:table-cell>
          <table:table-cell table:formula="of:=[.AIJ17]*[.$C$22]" office:value-type="float" office:value="0.0974414718067357" calcext:value-type="float">
            <text:p>0.0974414718</text:p>
          </table:table-cell>
          <table:table-cell table:formula="of:=[.AIK17]*[.$C$22]" office:value-type="float" office:value="0.0964670570886684" calcext:value-type="float">
            <text:p>0.0964670571</text:p>
          </table:table-cell>
          <table:table-cell table:formula="of:=[.AIL17]*[.$C$22]" office:value-type="float" office:value="0.0955023865177817" calcext:value-type="float">
            <text:p>0.0955023865</text:p>
          </table:table-cell>
          <table:table-cell table:formula="of:=[.AIM17]*[.$C$22]" office:value-type="float" office:value="0.0945473626526039" calcext:value-type="float">
            <text:p>0.0945473627</text:p>
          </table:table-cell>
          <table:table-cell table:formula="of:=[.AIN17]*[.$C$22]" office:value-type="float" office:value="0.0936018890260778" calcext:value-type="float">
            <text:p>0.093601889</text:p>
          </table:table-cell>
          <table:table-cell table:formula="of:=[.AIO17]*[.$C$22]" office:value-type="float" office:value="0.092665870135817" calcext:value-type="float">
            <text:p>0.0926658701</text:p>
          </table:table-cell>
          <table:table-cell table:formula="of:=[.AIP17]*[.$C$22]" office:value-type="float" office:value="0.0917392114344589" calcext:value-type="float">
            <text:p>0.0917392114</text:p>
          </table:table-cell>
          <table:table-cell table:formula="of:=[.AIQ17]*[.$C$22]" office:value-type="float" office:value="0.0908218193201143" calcext:value-type="float">
            <text:p>0.0908218193</text:p>
          </table:table-cell>
          <table:table-cell table:formula="of:=[.AIR17]*[.$C$22]" office:value-type="float" office:value="0.0899136011269131" calcext:value-type="float">
            <text:p>0.0899136011</text:p>
          </table:table-cell>
          <table:table-cell table:formula="of:=[.AIS17]*[.$C$22]" office:value-type="float" office:value="0.089014465115644" calcext:value-type="float">
            <text:p>0.0890144651</text:p>
          </table:table-cell>
          <table:table-cell table:formula="of:=[.AIT17]*[.$C$22]" office:value-type="float" office:value="0.0881243204644876" calcext:value-type="float">
            <text:p>0.0881243205</text:p>
          </table:table-cell>
          <table:table-cell table:formula="of:=[.AIU17]*[.$C$22]" office:value-type="float" office:value="0.0872430772598427" calcext:value-type="float">
            <text:p>0.0872430773</text:p>
          </table:table-cell>
          <table:table-cell table:formula="of:=[.AIV17]*[.$C$22]" office:value-type="float" office:value="0.0863706464872443" calcext:value-type="float">
            <text:p>0.0863706465</text:p>
          </table:table-cell>
          <table:table-cell table:formula="of:=[.AIW17]*[.$C$22]" office:value-type="float" office:value="0.0855069400223718" calcext:value-type="float">
            <text:p>0.08550694</text:p>
          </table:table-cell>
          <table:table-cell table:formula="of:=[.AIX17]*[.$C$22]" office:value-type="float" office:value="0.0846518706221481" calcext:value-type="float">
            <text:p>0.0846518706</text:p>
          </table:table-cell>
          <table:table-cell table:formula="of:=[.AIY17]*[.$C$22]" office:value-type="float" office:value="0.0838053519159266" calcext:value-type="float">
            <text:p>0.0838053519</text:p>
          </table:table-cell>
          <table:table-cell table:formula="of:=[.AIZ17]*[.$C$22]" office:value-type="float" office:value="0.0829672983967674" calcext:value-type="float">
            <text:p>0.0829672984</text:p>
          </table:table-cell>
          <table:table-cell table:formula="of:=[.AJA17]*[.$C$22]" office:value-type="float" office:value="0.0821376254127997" calcext:value-type="float">
            <text:p>0.0821376254</text:p>
          </table:table-cell>
          <table:table-cell table:formula="of:=[.AJB17]*[.$C$22]" office:value-type="float" office:value="0.0813162491586717" calcext:value-type="float">
            <text:p>0.0813162492</text:p>
          </table:table-cell>
          <table:table-cell table:formula="of:=[.AJC17]*[.$C$22]" office:value-type="float" office:value="0.080503086667085" calcext:value-type="float">
            <text:p>0.0805030867</text:p>
          </table:table-cell>
          <table:table-cell table:formula="of:=[.AJD17]*[.$C$22]" office:value-type="float" office:value="0.0796980558004141" calcext:value-type="float">
            <text:p>0.0796980558</text:p>
          </table:table-cell>
          <table:table-cell table:formula="of:=[.AJE17]*[.$C$22]" office:value-type="float" office:value="0.07890107524241" calcext:value-type="float">
            <text:p>0.0789010752</text:p>
          </table:table-cell>
          <table:table-cell table:formula="of:=[.AJF17]*[.$C$22]" office:value-type="float" office:value="0.0781120644899859" calcext:value-type="float">
            <text:p>0.0781120645</text:p>
          </table:table-cell>
          <table:table-cell table:formula="of:=[.AJG17]*[.$C$22]" office:value-type="float" office:value="0.077330943845086" calcext:value-type="float">
            <text:p>0.0773309438</text:p>
          </table:table-cell>
          <table:table-cell table:formula="of:=[.AJH17]*[.$C$22]" office:value-type="float" office:value="0.0765576344066352" calcext:value-type="float">
            <text:p>0.0765576344</text:p>
          </table:table-cell>
          <table:table-cell table:formula="of:=[.AJI17]*[.$C$22]" office:value-type="float" office:value="0.0757920580625688" calcext:value-type="float">
            <text:p>0.0757920581</text:p>
          </table:table-cell>
          <table:table-cell table:formula="of:=[.AJJ17]*[.$C$22]" office:value-type="float" office:value="0.0750341374819431" calcext:value-type="float">
            <text:p>0.0750341375</text:p>
          </table:table-cell>
          <table:table-cell table:formula="of:=[.AJK17]*[.$C$22]" office:value-type="float" office:value="0.0742837961071237" calcext:value-type="float">
            <text:p>0.0742837961</text:p>
          </table:table-cell>
          <table:table-cell table:formula="of:=[.AJL17]*[.$C$22]" office:value-type="float" office:value="0.0735409581460524" calcext:value-type="float">
            <text:p>0.0735409581</text:p>
          </table:table-cell>
          <table:table-cell table:formula="of:=[.AJM17]*[.$C$22]" office:value-type="float" office:value="0.0728055485645919" calcext:value-type="float">
            <text:p>0.0728055486</text:p>
          </table:table-cell>
          <table:table-cell table:formula="of:=[.AJN17]*[.$C$22]" office:value-type="float" office:value="0.072077493078946" calcext:value-type="float">
            <text:p>0.0720774931</text:p>
          </table:table-cell>
          <table:table-cell table:formula="of:=[.AJO17]*[.$C$22]" office:value-type="float" office:value="0.0713567181481565" calcext:value-type="float">
            <text:p>0.0713567181</text:p>
          </table:table-cell>
          <table:table-cell table:formula="of:=[.AJP17]*[.$C$22]" office:value-type="float" office:value="0.070643150966675" calcext:value-type="float">
            <text:p>0.070643151</text:p>
          </table:table-cell>
          <table:table-cell table:formula="of:=[.AJQ17]*[.$C$22]" office:value-type="float" office:value="0.0699367194570082" calcext:value-type="float">
            <text:p>0.0699367195</text:p>
          </table:table-cell>
          <table:table-cell table:formula="of:=[.AJR17]*[.$C$22]" office:value-type="float" office:value="0.0692373522624381" calcext:value-type="float">
            <text:p>0.0692373523</text:p>
          </table:table-cell>
          <table:table-cell table:formula="of:=[.AJS17]*[.$C$22]" office:value-type="float" office:value="0.0685449787398138" calcext:value-type="float">
            <text:p>0.0685449787</text:p>
          </table:table-cell>
          <table:table-cell table:formula="of:=[.AJT17]*[.$C$22]" office:value-type="float" office:value="0.0678595289524156" calcext:value-type="float">
            <text:p>0.067859529</text:p>
          </table:table-cell>
          <table:table-cell table:formula="of:=[.AJU17]*[.$C$22]" office:value-type="float" office:value="0.0671809336628915" calcext:value-type="float">
            <text:p>0.0671809337</text:p>
          </table:table-cell>
          <table:table-cell table:formula="of:=[.AJV17]*[.$C$22]" office:value-type="float" office:value="0.0665091243262626" calcext:value-type="float">
            <text:p>0.0665091243</text:p>
          </table:table-cell>
          <table:table-cell table:formula="of:=[.AJW17]*[.$C$22]" office:value-type="float" office:value="0.0658440330829999" calcext:value-type="float">
            <text:p>0.0658440331</text:p>
          </table:table-cell>
          <table:table-cell table:formula="of:=[.AJX17]*[.$C$22]" office:value-type="float" office:value="0.0651855927521699" calcext:value-type="float">
            <text:p>0.0651855928</text:p>
          </table:table-cell>
          <table:table-cell table:formula="of:=[.AJY17]*[.$C$22]" office:value-type="float" office:value="0.0645337368246482" calcext:value-type="float">
            <text:p>0.0645337368</text:p>
          </table:table-cell>
          <table:table-cell table:formula="of:=[.AJZ17]*[.$C$22]" office:value-type="float" office:value="0.0638883994564017" calcext:value-type="float">
            <text:p>0.0638883995</text:p>
          </table:table-cell>
          <table:table-cell table:formula="of:=[.AKA17]*[.$C$22]" office:value-type="float" office:value="0.0632495154618377" calcext:value-type="float">
            <text:p>0.0632495155</text:p>
          </table:table-cell>
          <table:table-cell table:formula="of:=[.AKB17]*[.$C$22]" office:value-type="float" office:value="0.0626170203072193" calcext:value-type="float">
            <text:p>0.0626170203</text:p>
          </table:table-cell>
          <table:table-cell table:formula="of:=[.AKC17]*[.$C$22]" office:value-type="float" office:value="0.0619908501041471" calcext:value-type="float">
            <text:p>0.0619908501</text:p>
          </table:table-cell>
          <table:table-cell table:formula="of:=[.AKD17]*[.$C$22]" office:value-type="float" office:value="0.0613709416031057" calcext:value-type="float">
            <text:p>0.0613709416</text:p>
          </table:table-cell>
          <table:table-cell table:formula="of:=[.AKE17]*[.$C$22]" office:value-type="float" office:value="0.0607572321870746" calcext:value-type="float">
            <text:p>0.0607572322</text:p>
          </table:table-cell>
          <table:table-cell table:formula="of:=[.AKF17]*[.$C$22]" office:value-type="float" office:value="0.0601496598652039" calcext:value-type="float">
            <text:p>0.0601496599</text:p>
          </table:table-cell>
          <table:table-cell table:formula="of:=[.AKG17]*[.$C$22]" office:value-type="float" office:value="0.0595481632665518" calcext:value-type="float">
            <text:p>0.0595481633</text:p>
          </table:table-cell>
          <table:table-cell table:formula="of:=[.AKH17]*[.$C$22]" office:value-type="float" office:value="0.0589526816338863" calcext:value-type="float">
            <text:p>0.0589526816</text:p>
          </table:table-cell>
          <table:table-cell table:formula="of:=[.AKI17]*[.$C$22]" office:value-type="float" office:value="0.0583631548175474" calcext:value-type="float">
            <text:p>0.0583631548</text:p>
          </table:table-cell>
          <table:table-cell table:formula="of:=[.AKJ17]*[.$C$22]" office:value-type="float" office:value="0.057779523269372" calcext:value-type="float">
            <text:p>0.0577795233</text:p>
          </table:table-cell>
          <table:table-cell table:formula="of:=[.AKK17]*[.$C$22]" office:value-type="float" office:value="0.0572017280366782" calcext:value-type="float">
            <text:p>0.057201728</text:p>
          </table:table-cell>
          <table:table-cell table:formula="of:=[.AKL17]*[.$C$22]" office:value-type="float" office:value="0.0566297107563115" calcext:value-type="float">
            <text:p>0.0566297108</text:p>
          </table:table-cell>
          <table:table-cell table:formula="of:=[.AKM17]*[.$C$22]" office:value-type="float" office:value="0.0560634136487483" calcext:value-type="float">
            <text:p>0.0560634136</text:p>
          </table:table-cell>
          <table:table-cell table:formula="of:=[.AKN17]*[.$C$22]" office:value-type="float" office:value="0.0555027795122609" calcext:value-type="float">
            <text:p>0.0555027795</text:p>
          </table:table-cell>
          <table:table-cell table:formula="of:=[.AKO17]*[.$C$22]" office:value-type="float" office:value="0.0549477517171382" calcext:value-type="float">
            <text:p>0.0549477517</text:p>
          </table:table-cell>
          <table:table-cell table:formula="of:=[.AKP17]*[.$C$22]" office:value-type="float" office:value="0.0543982741999669" calcext:value-type="float">
            <text:p>0.0543982742</text:p>
          </table:table-cell>
          <table:table-cell table:formula="of:=[.AKQ17]*[.$C$22]" office:value-type="float" office:value="0.0538542914579672" calcext:value-type="float">
            <text:p>0.0538542915</text:p>
          </table:table-cell>
          <table:table-cell table:formula="of:=[.AKR17]*[.$C$22]" office:value-type="float" office:value="0.0533157485433875" calcext:value-type="float">
            <text:p>0.0533157485</text:p>
          </table:table-cell>
          <table:table-cell table:formula="of:=[.AKS17]*[.$C$22]" office:value-type="float" office:value="0.0527825910579537" calcext:value-type="float">
            <text:p>0.0527825911</text:p>
          </table:table-cell>
          <table:table-cell table:formula="of:=[.AKT17]*[.$C$22]" office:value-type="float" office:value="0.0522547651473741" calcext:value-type="float">
            <text:p>0.0522547651</text:p>
          </table:table-cell>
          <table:table-cell table:formula="of:=[.AKU17]*[.$C$22]" office:value-type="float" office:value="0.0517322174959004" calcext:value-type="float">
            <text:p>0.0517322175</text:p>
          </table:table-cell>
          <table:table-cell table:formula="of:=[.AKV17]*[.$C$22]" office:value-type="float" office:value="0.0512148953209414" calcext:value-type="float">
            <text:p>0.0512148953</text:p>
          </table:table-cell>
          <table:table-cell table:formula="of:=[.AKW17]*[.$C$22]" office:value-type="float" office:value="0.050702746367732" calcext:value-type="float">
            <text:p>0.0507027464</text:p>
          </table:table-cell>
          <table:table-cell table:formula="of:=[.AKX17]*[.$C$22]" office:value-type="float" office:value="0.0501957189040546" calcext:value-type="float">
            <text:p>0.0501957189</text:p>
          </table:table-cell>
          <table:table-cell table:formula="of:=[.AKY17]*[.$C$22]" office:value-type="float" office:value="0.0496937617150141" calcext:value-type="float">
            <text:p>0.0496937617</text:p>
          </table:table-cell>
          <table:table-cell table:formula="of:=[.AKZ17]*[.$C$22]" office:value-type="float" office:value="0.049196824097864" calcext:value-type="float">
            <text:p>0.0491968241</text:p>
          </table:table-cell>
          <table:table-cell table:formula="of:=[.ALA17]*[.$C$22]" office:value-type="float" office:value="0.0487048558568853" calcext:value-type="float">
            <text:p>0.0487048559</text:p>
          </table:table-cell>
          <table:table-cell table:formula="of:=[.ALB17]*[.$C$22]" office:value-type="float" office:value="0.0482178072983165" calcext:value-type="float">
            <text:p>0.0482178073</text:p>
          </table:table-cell>
          <table:table-cell table:formula="of:=[.ALC17]*[.$C$22]" office:value-type="float" office:value="0.0477356292253333" calcext:value-type="float">
            <text:p>0.0477356292</text:p>
          </table:table-cell>
          <table:table-cell table:formula="of:=[.ALD17]*[.$C$22]" office:value-type="float" office:value="0.04725827293308" calcext:value-type="float">
            <text:p>0.0472582729</text:p>
          </table:table-cell>
          <table:table-cell table:formula="of:=[.ALE17]*[.$C$22]" office:value-type="float" office:value="0.0467856902037492" calcext:value-type="float">
            <text:p>0.0467856902</text:p>
          </table:table-cell>
          <table:table-cell table:formula="of:=[.ALF17]*[.$C$22]" office:value-type="float" office:value="0.0463178333017117" calcext:value-type="float">
            <text:p>0.0463178333</text:p>
          </table:table-cell>
          <table:table-cell table:formula="of:=[.ALG17]*[.$C$22]" office:value-type="float" office:value="0.0458546549686946" calcext:value-type="float">
            <text:p>0.045854655</text:p>
          </table:table-cell>
          <table:table-cell table:formula="of:=[.ALH17]*[.$C$22]" office:value-type="float" office:value="0.0453961084190076" calcext:value-type="float">
            <text:p>0.0453961084</text:p>
          </table:table-cell>
          <table:table-cell table:formula="of:=[.ALI17]*[.$C$22]" office:value-type="float" office:value="0.0449421473348175" calcext:value-type="float">
            <text:p>0.0449421473</text:p>
          </table:table-cell>
          <table:table-cell table:formula="of:=[.ALJ17]*[.$C$22]" office:value-type="float" office:value="0.0444927258614694" calcext:value-type="float">
            <text:p>0.0444927259</text:p>
          </table:table-cell>
          <table:table-cell table:formula="of:=[.ALK17]*[.$C$22]" office:value-type="float" office:value="0.0440477986028547" calcext:value-type="float">
            <text:p>0.0440477986</text:p>
          </table:table-cell>
          <table:table-cell table:formula="of:=[.ALL17]*[.$C$22]" office:value-type="float" office:value="0.0436073206168261" calcext:value-type="float">
            <text:p>0.0436073206</text:p>
          </table:table-cell>
          <table:table-cell table:formula="of:=[.ALM17]*[.$C$22]" office:value-type="float" office:value="0.0431712474106579" calcext:value-type="float">
            <text:p>0.0431712474</text:p>
          </table:table-cell>
          <table:table-cell table:formula="of:=[.ALN17]*[.$C$22]" office:value-type="float" office:value="0.0427395349365513" calcext:value-type="float">
            <text:p>0.0427395349</text:p>
          </table:table-cell>
          <table:table-cell table:formula="of:=[.ALO17]*[.$C$22]" office:value-type="float" office:value="0.0423121395871858" calcext:value-type="float">
            <text:p>0.0423121396</text:p>
          </table:table-cell>
          <table:table-cell table:formula="of:=[.ALP17]*[.$C$22]" office:value-type="float" office:value="0.0418890181913139" calcext:value-type="float">
            <text:p>0.0418890182</text:p>
          </table:table-cell>
          <table:table-cell table:formula="of:=[.ALQ17]*[.$C$22]" office:value-type="float" office:value="0.0414701280094008" calcext:value-type="float">
            <text:p>0.041470128</text:p>
          </table:table-cell>
          <table:table-cell table:formula="of:=[.ALR17]*[.$C$22]" office:value-type="float" office:value="0.0410554267293068" calcext:value-type="float">
            <text:p>0.0410554267</text:p>
          </table:table-cell>
          <table:table-cell table:formula="of:=[.ALS17]*[.$C$22]" office:value-type="float" office:value="0.0406448724620137" calcext:value-type="float">
            <text:p>0.0406448725</text:p>
          </table:table-cell>
          <table:table-cell table:formula="of:=[.ALT17]*[.$C$22]" office:value-type="float" office:value="0.0402384237373935" calcext:value-type="float">
            <text:p>0.0402384237</text:p>
          </table:table-cell>
          <table:table-cell table:formula="of:=[.ALU17]*[.$C$22]" office:value-type="float" office:value="0.0398360395000196" calcext:value-type="float">
            <text:p>0.0398360395</text:p>
          </table:table-cell>
          <table:table-cell table:formula="of:=[.ALV17]*[.$C$22]" office:value-type="float" office:value="0.0394376791050194" calcext:value-type="float">
            <text:p>0.0394376791</text:p>
          </table:table-cell>
          <table:table-cell table:formula="of:=[.ALW17]*[.$C$22]" office:value-type="float" office:value="0.0390433023139692" calcext:value-type="float">
            <text:p>0.0390433023</text:p>
          </table:table-cell>
          <table:table-cell table:formula="of:=[.ALX17]*[.$C$22]" office:value-type="float" office:value="0.0386528692908295" calcext:value-type="float">
            <text:p>0.0386528693</text:p>
          </table:table-cell>
          <table:table-cell table:formula="of:=[.ALY17]*[.$C$22]" office:value-type="float" office:value="0.0382663405979212" calcext:value-type="float">
            <text:p>0.0382663406</text:p>
          </table:table-cell>
          <table:table-cell table:formula="of:=[.ALZ17]*[.$C$22]" office:value-type="float" office:value="0.037883677191942" calcext:value-type="float">
            <text:p>0.0378836772</text:p>
          </table:table-cell>
          <table:table-cell table:formula="of:=[.AMA17]*[.$C$22]" office:value-type="float" office:value="0.0375048404200226" calcext:value-type="float">
            <text:p>0.0375048404</text:p>
          </table:table-cell>
          <table:table-cell table:formula="of:=[.AMB17]*[.$C$22]" office:value-type="float" office:value="0.0371297920158224" calcext:value-type="float">
            <text:p>0.037129792</text:p>
          </table:table-cell>
          <table:table-cell table:formula="of:=[.AMC17]*[.$C$22]" office:value-type="float" office:value="0.0367584940956641" calcext:value-type="float">
            <text:p>0.0367584941</text:p>
          </table:table-cell>
          <table:table-cell table:formula="of:=[.AMD17]*[.$C$22]" office:value-type="float" office:value="0.0363909091547075" calcext:value-type="float">
            <text:p>0.0363909092</text:p>
          </table:table-cell>
          <table:table-cell table:formula="of:=[.AME17]*[.$C$22]" office:value-type="float" office:value="0.0360270000631604" calcext:value-type="float">
            <text:p>0.0360270001</text:p>
          </table:table-cell>
          <table:table-cell table:formula="of:=[.AMF17]*[.$C$22]" office:value-type="float" office:value="0.0356667300625288" calcext:value-type="float">
            <text:p>0.0356667301</text:p>
          </table:table-cell>
          <table:table-cell table:formula="of:=[.AMG17]*[.$C$22]" office:value-type="float" office:value="0.0353100627619035" calcext:value-type="float">
            <text:p>0.0353100628</text:p>
          </table:table-cell>
          <table:table-cell table:formula="of:=[.AMH17]*[.$C$22]" office:value-type="float" office:value="0.0349569621342845" calcext:value-type="float">
            <text:p>0.0349569621</text:p>
          </table:table-cell>
          <table:table-cell table:formula="of:=[.AMI17]*[.$C$22]" office:value-type="float" office:value="0.0346073925129416" calcext:value-type="float">
            <text:p>0.0346073925</text:p>
          </table:table-cell>
        </table:table-row>
        <table:table-row table:style-name="ro1">
          <table:table-cell office:value-type="string" calcext:value-type="string">
            <text:p>Remainder</text:p>
          </table:table-cell>
          <table:table-cell table:formula="of:=[.B17]-INT([.B17])" office:value-type="float" office:value="0" calcext:value-type="float">
            <text:p>0</text:p>
          </table:table-cell>
          <table:table-cell table:formula="of:=[.C17]-INT([.C17])" office:value-type="float" office:value="0" calcext:value-type="float">
            <text:p>0</text:p>
          </table:table-cell>
          <table:table-cell table:formula="of:=[.D17]-INT([.D17])" office:value-type="float" office:value="0.100000000000023" calcext:value-type="float">
            <text:p>0.1</text:p>
          </table:table-cell>
          <table:table-cell table:formula="of:=[.E17]-INT([.E17])" office:value-type="float" office:value="0.298999999999978" calcext:value-type="float">
            <text:p>0.299</text:p>
          </table:table-cell>
          <table:table-cell table:formula="of:=[.F17]-INT([.F17])" office:value-type="float" office:value="0.596009999999978" calcext:value-type="float">
            <text:p>0.59601</text:p>
          </table:table-cell>
          <table:table-cell table:formula="of:=[.G17]-INT([.G17])" office:value-type="float" office:value="0.990049899999917" calcext:value-type="float">
            <text:p>0.9900499</text:p>
          </table:table-cell>
          <table:table-cell table:formula="of:=[.H17]-INT([.H17])" office:value-type="float" office:value="0.480149400999949" calcext:value-type="float">
            <text:p>0.480149401</text:p>
          </table:table-cell>
          <table:table-cell table:formula="of:=[.I17]-INT([.I17])" office:value-type="float" office:value="0.0653479069899277" calcext:value-type="float">
            <text:p>0.065347907</text:p>
          </table:table-cell>
          <table:table-cell table:formula="of:=[.J17]-INT([.J17])" office:value-type="float" office:value="0.744694427919967" calcext:value-type="float">
            <text:p>0.7446944279</text:p>
          </table:table-cell>
          <table:table-cell table:formula="of:=[.K17]-INT([.K17])" office:value-type="float" office:value="0.517247483640745" calcext:value-type="float">
            <text:p>0.5172474836</text:p>
          </table:table-cell>
          <table:table-cell table:formula="of:=[.L17]-INT([.L17])" office:value-type="float" office:value="0.38207500880435" calcext:value-type="float">
            <text:p>0.3820750088</text:p>
          </table:table-cell>
          <table:table-cell table:formula="of:=[.M17]-INT([.M17])" office:value-type="float" office:value="0.338254258716347" calcext:value-type="float">
            <text:p>0.3382542587</text:p>
          </table:table-cell>
          <table:table-cell table:formula="of:=[.N17]-INT([.N17])" office:value-type="float" office:value="0.384871716129169" calcext:value-type="float">
            <text:p>0.3848717161</text:p>
          </table:table-cell>
          <table:table-cell table:formula="of:=[.O17]-INT([.O17])" office:value-type="float" office:value="0.521022998967851" calcext:value-type="float">
            <text:p>0.521022999</text:p>
          </table:table-cell>
          <table:table-cell table:formula="of:=[.P17]-INT([.P17])" office:value-type="float" office:value="0.745812768978112" calcext:value-type="float">
            <text:p>0.745812769</text:p>
          </table:table-cell>
          <table:table-cell table:formula="of:=[.Q17]-INT([.Q17])" office:value-type="float" office:value="0.0583546412883607" calcext:value-type="float">
            <text:p>0.0583546413</text:p>
          </table:table-cell>
          <table:table-cell table:formula="of:=[.R17]-INT([.R17])" office:value-type="float" office:value="0.457771094875511" calcext:value-type="float">
            <text:p>0.4577710949</text:p>
          </table:table-cell>
          <table:table-cell table:formula="of:=[.S17]-INT([.S17])" office:value-type="float" office:value="0.943193383926769" calcext:value-type="float">
            <text:p>0.9431933839</text:p>
          </table:table-cell>
          <table:table-cell table:formula="of:=[.T17]-INT([.T17])" office:value-type="float" office:value="0.513761450087486" calcext:value-type="float">
            <text:p>0.5137614501</text:p>
          </table:table-cell>
          <table:table-cell table:formula="of:=[.U17]-INT([.U17])" office:value-type="float" office:value="0.168623835586573" calcext:value-type="float">
            <text:p>0.1686238356</text:p>
          </table:table-cell>
          <table:table-cell table:formula="of:=[.V17]-INT([.V17])" office:value-type="float" office:value="0.906937597230694" calcext:value-type="float">
            <text:p>0.9069375972</text:p>
          </table:table-cell>
          <table:table-cell table:formula="of:=[.W17]-INT([.W17])" office:value-type="float" office:value="0.727868221258404" calcext:value-type="float">
            <text:p>0.7278682213</text:p>
          </table:table-cell>
          <table:table-cell table:formula="of:=[.X17]-INT([.X17])" office:value-type="float" office:value="0.630589539045786" calcext:value-type="float">
            <text:p>0.630589539</text:p>
          </table:table-cell>
          <table:table-cell table:formula="of:=[.Y17]-INT([.Y17])" office:value-type="float" office:value="0.614283643655313" calcext:value-type="float">
            <text:p>0.6142836437</text:p>
          </table:table-cell>
          <table:table-cell table:formula="of:=[.Z17]-INT([.Z17])" office:value-type="float" office:value="0.678140807218711" calcext:value-type="float">
            <text:p>0.6781408072</text:p>
          </table:table-cell>
          <table:table-cell table:formula="of:=[.AA17]-INT([.AA17])" office:value-type="float" office:value="0.821359399146559" calcext:value-type="float">
            <text:p>0.8213593991</text:p>
          </table:table-cell>
          <table:table-cell table:formula="of:=[.AB17]-INT([.AB17])" office:value-type="float" office:value="0.0431458051550635" calcext:value-type="float">
            <text:p>0.0431458052</text:p>
          </table:table-cell>
          <table:table-cell table:formula="of:=[.AC17]-INT([.AC17])" office:value-type="float" office:value="0.342714347103538" calcext:value-type="float">
            <text:p>0.3427143471</text:p>
          </table:table-cell>
          <table:table-cell table:formula="of:=[.AD17]-INT([.AD17])" office:value-type="float" office:value="0.719287203632462" calcext:value-type="float">
            <text:p>0.7192872036</text:p>
          </table:table-cell>
          <table:table-cell table:formula="of:=[.AE17]-INT([.AE17])" office:value-type="float" office:value="0.172094331596099" calcext:value-type="float">
            <text:p>0.1720943316</text:p>
          </table:table-cell>
          <table:table-cell table:formula="of:=[.AF17]-INT([.AF17])" office:value-type="float" office:value="0.700373388280127" calcext:value-type="float">
            <text:p>0.7003733883</text:p>
          </table:table-cell>
          <table:table-cell table:formula="of:=[.AG17]-INT([.AG17])" office:value-type="float" office:value="0.303369654397329" calcext:value-type="float">
            <text:p>0.3033696544</text:p>
          </table:table-cell>
          <table:table-cell table:formula="of:=[.AH17]-INT([.AH17])" office:value-type="float" office:value="0.980335957853299" calcext:value-type="float">
            <text:p>0.9803359579</text:p>
          </table:table-cell>
          <table:table-cell table:formula="of:=[.AI17]-INT([.AI17])" office:value-type="float" office:value="0.730532598274749" calcext:value-type="float">
            <text:p>0.7305325983</text:p>
          </table:table-cell>
          <table:table-cell table:formula="of:=[.AJ17]-INT([.AJ17])" office:value-type="float" office:value="0.55322727229202" calcext:value-type="float">
            <text:p>0.5532272723</text:p>
          </table:table-cell>
          <table:table-cell table:formula="of:=[.AK17]-INT([.AK17])" office:value-type="float" office:value="0.44769499956908" calcext:value-type="float">
            <text:p>0.4476949996</text:p>
          </table:table-cell>
          <table:table-cell table:formula="of:=[.AL17]-INT([.AL17])" office:value-type="float" office:value="0.413218049573402" calcext:value-type="float">
            <text:p>0.4132180496</text:p>
          </table:table-cell>
          <table:table-cell table:formula="of:=[.AM17]-INT([.AM17])" office:value-type="float" office:value="0.449085869077635" calcext:value-type="float">
            <text:p>0.4490858691</text:p>
          </table:table-cell>
          <table:table-cell table:formula="of:=[.AN17]-INT([.AN17])" office:value-type="float" office:value="0.554595010386834" calcext:value-type="float">
            <text:p>0.5545950104</text:p>
          </table:table-cell>
          <table:table-cell table:formula="of:=[.AO17]-INT([.AO17])" office:value-type="float" office:value="0.729049060282932" calcext:value-type="float">
            <text:p>0.7290490603</text:p>
          </table:table-cell>
          <table:table-cell table:formula="of:=[.AP17]-INT([.AP17])" office:value-type="float" office:value="0.971758569680105" calcext:value-type="float">
            <text:p>0.9717585697</text:p>
          </table:table-cell>
          <table:table-cell table:formula="of:=[.AQ17]-INT([.AQ17])" office:value-type="float" office:value="0.282040983983279" calcext:value-type="float">
            <text:p>0.282040984</text:p>
          </table:table-cell>
          <table:table-cell table:formula="of:=[.AR17]-INT([.AR17])" office:value-type="float" office:value="0.659220574143433" calcext:value-type="float">
            <text:p>0.6592205741</text:p>
          </table:table-cell>
          <table:table-cell table:formula="of:=[.AS17]-INT([.AS17])" office:value-type="float" office:value="0.102628368401952" calcext:value-type="float">
            <text:p>0.1026283684</text:p>
          </table:table-cell>
          <table:table-cell table:formula="of:=[.AT17]-INT([.AT17])" office:value-type="float" office:value="0.611602084717902" calcext:value-type="float">
            <text:p>0.6116020847</text:p>
          </table:table-cell>
          <table:table-cell table:formula="of:=[.AU17]-INT([.AU17])" office:value-type="float" office:value="0.185486063870712" calcext:value-type="float">
            <text:p>0.1854860639</text:p>
          </table:table-cell>
          <table:table-cell table:formula="of:=[.AV17]-INT([.AV17])" office:value-type="float" office:value="0.823631203232026" calcext:value-type="float">
            <text:p>0.8236312032</text:p>
          </table:table-cell>
          <table:table-cell table:formula="of:=[.AW17]-INT([.AW17])" office:value-type="float" office:value="0.525394891199653" calcext:value-type="float">
            <text:p>0.5253948912</text:p>
          </table:table-cell>
          <table:table-cell table:formula="of:=[.AX17]-INT([.AX17])" office:value-type="float" office:value="0.290140942287621" calcext:value-type="float">
            <text:p>0.2901409423</text:p>
          </table:table-cell>
          <table:table-cell table:formula="of:=[.AY17]-INT([.AY17])" office:value-type="float" office:value="0.117239532864687" calcext:value-type="float">
            <text:p>0.1172395329</text:p>
          </table:table-cell>
          <table:table-cell table:formula="of:=[.AZ17]-INT([.AZ17])" office:value-type="float" office:value="0.00606713753597887" calcext:value-type="float">
            <text:p>0.0060671375</text:p>
          </table:table-cell>
          <table:table-cell table:formula="of:=[.BA17]-INT([.BA17])" office:value-type="float" office:value="0.956006466160602" calcext:value-type="float">
            <text:p>0.9560064662</text:p>
          </table:table-cell>
          <table:table-cell table:formula="of:=[.BB17]-INT([.BB17])" office:value-type="float" office:value="0.966446401498956" calcext:value-type="float">
            <text:p>0.9664464015</text:p>
          </table:table-cell>
          <table:table-cell table:formula="of:=[.BC17]-INT([.BC17])" office:value-type="float" office:value="0.0367819374839655" calcext:value-type="float">
            <text:p>0.0367819375</text:p>
          </table:table-cell>
          <table:table-cell table:formula="of:=[.BD17]-INT([.BD17])" office:value-type="float" office:value="0.166414118109174" calcext:value-type="float">
            <text:p>0.1664141181</text:p>
          </table:table-cell>
          <table:table-cell table:formula="of:=[.BE17]-INT([.BE17])" office:value-type="float" office:value="0.354749976928133" calcext:value-type="float">
            <text:p>0.3547499769</text:p>
          </table:table-cell>
          <table:table-cell table:formula="of:=[.BF17]-INT([.BF17])" office:value-type="float" office:value="0.601202477158836" calcext:value-type="float">
            <text:p>0.6012024772</text:p>
          </table:table-cell>
          <table:table-cell table:formula="of:=[.BG17]-INT([.BG17])" office:value-type="float" office:value="0.905190452387274" calcext:value-type="float">
            <text:p>0.9051904524</text:p>
          </table:table-cell>
          <table:table-cell table:formula="of:=[.BH17]-INT([.BH17])" office:value-type="float" office:value="0.26613854786342" calcext:value-type="float">
            <text:p>0.2661385479</text:p>
          </table:table-cell>
          <table:table-cell table:formula="of:=[.BI17]-INT([.BI17])" office:value-type="float" office:value="0.683477162384747" calcext:value-type="float">
            <text:p>0.6834771624</text:p>
          </table:table-cell>
          <table:table-cell table:formula="of:=[.BJ17]-INT([.BJ17])" office:value-type="float" office:value="0.156642390760908" calcext:value-type="float">
            <text:p>0.1566423908</text:p>
          </table:table-cell>
          <table:table-cell table:formula="of:=[.BK17]-INT([.BK17])" office:value-type="float" office:value="0.685075966853333" calcext:value-type="float">
            <text:p>0.6850759669</text:p>
          </table:table-cell>
          <table:table-cell table:formula="of:=[.BL17]-INT([.BL17])" office:value-type="float" office:value="0.268225207184742" calcext:value-type="float">
            <text:p>0.2682252072</text:p>
          </table:table-cell>
          <table:table-cell table:formula="of:=[.BM17]-INT([.BM17])" office:value-type="float" office:value="0.905542955112878" calcext:value-type="float">
            <text:p>0.9055429551</text:p>
          </table:table-cell>
          <table:table-cell table:formula="of:=[.BN17]-INT([.BN17])" office:value-type="float" office:value="0.59648752556177" calcext:value-type="float">
            <text:p>0.5964875256</text:p>
          </table:table-cell>
          <table:table-cell table:formula="of:=[.BO17]-INT([.BO17])" office:value-type="float" office:value="0.340522650306184" calcext:value-type="float">
            <text:p>0.3405226503</text:p>
          </table:table-cell>
          <table:table-cell table:formula="of:=[.BP17]-INT([.BP17])" office:value-type="float" office:value="0.137117423803147" calcext:value-type="float">
            <text:p>0.1371174238</text:p>
          </table:table-cell>
          <table:table-cell table:formula="of:=[.BQ17]-INT([.BQ17])" office:value-type="float" office:value="0.985746249565125" calcext:value-type="float">
            <text:p>0.9857462496</text:p>
          </table:table-cell>
          <table:table-cell table:formula="of:=[.BR17]-INT([.BR17])" office:value-type="float" office:value="0.885888787069462" calcext:value-type="float">
            <text:p>0.8858887871</text:p>
          </table:table-cell>
          <table:table-cell table:formula="of:=[.BS17]-INT([.BS17])" office:value-type="float" office:value="0.83702989919874" calcext:value-type="float">
            <text:p>0.8370298992</text:p>
          </table:table-cell>
          <table:table-cell table:formula="of:=[.BT17]-INT([.BT17])" office:value-type="float" office:value="0.838659600206768" calcext:value-type="float">
            <text:p>0.8386596002</text:p>
          </table:table-cell>
          <table:table-cell table:formula="of:=[.BU17]-INT([.BU17])" office:value-type="float" office:value="0.890273004204687" calcext:value-type="float">
            <text:p>0.8902730042</text:p>
          </table:table-cell>
          <table:table-cell table:formula="of:=[.BV17]-INT([.BV17])" office:value-type="float" office:value="0.991370274162648" calcext:value-type="float">
            <text:p>0.9913702742</text:p>
          </table:table-cell>
          <table:table-cell table:formula="of:=[.BW17]-INT([.BW17])" office:value-type="float" office:value="0.141456571421031" calcext:value-type="float">
            <text:p>0.1414565714</text:p>
          </table:table-cell>
          <table:table-cell table:formula="of:=[.BX17]-INT([.BX17])" office:value-type="float" office:value="0.340042005706835" calcext:value-type="float">
            <text:p>0.3400420057</text:p>
          </table:table-cell>
          <table:table-cell table:formula="of:=[.BY17]-INT([.BY17])" office:value-type="float" office:value="0.586641585649772" calcext:value-type="float">
            <text:p>0.5866415856</text:p>
          </table:table-cell>
          <table:table-cell table:formula="of:=[.BZ17]-INT([.BZ17])" office:value-type="float" office:value="0.880775169793253" calcext:value-type="float">
            <text:p>0.8807751698</text:p>
          </table:table-cell>
          <table:table-cell table:formula="of:=[.CA17]-INT([.CA17])" office:value-type="float" office:value="0.221967418095289" calcext:value-type="float">
            <text:p>0.2219674181</text:p>
          </table:table-cell>
          <table:table-cell table:formula="of:=[.CB17]-INT([.CB17])" office:value-type="float" office:value="0.60974774391434" calcext:value-type="float">
            <text:p>0.6097477439</text:p>
          </table:table-cell>
          <table:table-cell table:formula="of:=[.CC17]-INT([.CC17])" office:value-type="float" office:value="0.043650266475197" calcext:value-type="float">
            <text:p>0.0436502665</text:p>
          </table:table-cell>
          <table:table-cell table:formula="of:=[.CD17]-INT([.CD17])" office:value-type="float" office:value="0.523213763810418" calcext:value-type="float">
            <text:p>0.5232137638</text:p>
          </table:table-cell>
          <table:table-cell table:formula="of:=[.CE17]-INT([.CE17])" office:value-type="float" office:value="0.0479816261723158" calcext:value-type="float">
            <text:p>0.0479816262</text:p>
          </table:table-cell>
          <table:table-cell table:formula="of:=[.CF17]-INT([.CF17])" office:value-type="float" office:value="0.617501809910607" calcext:value-type="float">
            <text:p>0.6175018099</text:p>
          </table:table-cell>
          <table:table-cell table:formula="of:=[.CG17]-INT([.CG17])" office:value-type="float" office:value="0.231326791811512" calcext:value-type="float">
            <text:p>0.2313267918</text:p>
          </table:table-cell>
          <table:table-cell table:formula="of:=[.CH17]-INT([.CH17])" office:value-type="float" office:value="0.889013523893368" calcext:value-type="float">
            <text:p>0.8890135239</text:p>
          </table:table-cell>
          <table:table-cell table:formula="of:=[.CI17]-INT([.CI17])" office:value-type="float" office:value="0.590123388654433" calcext:value-type="float">
            <text:p>0.5901233887</text:p>
          </table:table-cell>
          <table:table-cell table:formula="of:=[.CJ17]-INT([.CJ17])" office:value-type="float" office:value="0.334222154767872" calcext:value-type="float">
            <text:p>0.3342221548</text:p>
          </table:table-cell>
          <table:table-cell table:formula="of:=[.CK17]-INT([.CK17])" office:value-type="float" office:value="0.120879933220181" calcext:value-type="float">
            <text:p>0.1208799332</text:p>
          </table:table-cell>
          <table:table-cell table:formula="of:=[.CL17]-INT([.CL17])" office:value-type="float" office:value="0.949671133887989" calcext:value-type="float">
            <text:p>0.9496711339</text:p>
          </table:table-cell>
          <table:table-cell table:formula="of:=[.CM17]-INT([.CM17])" office:value-type="float" office:value="0.820174422549087" calcext:value-type="float">
            <text:p>0.8201744225</text:p>
          </table:table-cell>
          <table:table-cell table:formula="of:=[.CN17]-INT([.CN17])" office:value-type="float" office:value="0.731972678323587" calcext:value-type="float">
            <text:p>0.7319726783</text:p>
          </table:table-cell>
          <table:table-cell table:formula="of:=[.CO17]-INT([.CO17])" office:value-type="float" office:value="0.684652951540329" calcext:value-type="float">
            <text:p>0.6846529515</text:p>
          </table:table-cell>
          <table:table-cell table:formula="of:=[.CP17]-INT([.CP17])" office:value-type="float" office:value="0.677806422024901" calcext:value-type="float">
            <text:p>0.677806422</text:p>
          </table:table-cell>
          <table:table-cell table:formula="of:=[.CQ17]-INT([.CQ17])" office:value-type="float" office:value="0.711028357804651" calcext:value-type="float">
            <text:p>0.7110283578</text:p>
          </table:table-cell>
          <table:table-cell table:formula="of:=[.CR17]-INT([.CR17])" office:value-type="float" office:value="0.783918074226619" calcext:value-type="float">
            <text:p>0.7839180742</text:p>
          </table:table-cell>
          <table:table-cell table:formula="of:=[.CS17]-INT([.CS17])" office:value-type="float" office:value="0.896078893484344" calcext:value-type="float">
            <text:p>0.8960788935</text:p>
          </table:table-cell>
          <table:table-cell table:formula="of:=[.CT17]-INT([.CT17])" office:value-type="float" office:value="0.0471181045494973" calcext:value-type="float">
            <text:p>0.0471181045</text:p>
          </table:table-cell>
          <table:table-cell table:formula="of:=[.CU17]-INT([.CU17])" office:value-type="float" office:value="0.236646923503997" calcext:value-type="float">
            <text:p>0.2366469235</text:p>
          </table:table-cell>
          <table:table-cell table:formula="of:=[.CV17]-INT([.CV17])" office:value-type="float" office:value="0.464280454268931" calcext:value-type="float">
            <text:p>0.4642804543</text:p>
          </table:table-cell>
          <table:table-cell table:formula="of:=[.CW17]-INT([.CW17])" office:value-type="float" office:value="0.729637649726215" calcext:value-type="float">
            <text:p>0.7296376497</text:p>
          </table:table-cell>
          <table:table-cell table:formula="of:=[.CX17]-INT([.CX17])" office:value-type="float" office:value="0.0323412732289512" calcext:value-type="float">
            <text:p>0.0323412732</text:p>
          </table:table-cell>
          <table:table-cell table:formula="of:=[.CY17]-INT([.CY17])" office:value-type="float" office:value="0.372017860496669" calcext:value-type="float">
            <text:p>0.3720178605</text:p>
          </table:table-cell>
          <table:table-cell table:formula="of:=[.CZ17]-INT([.CZ17])" office:value-type="float" office:value="0.7482976818917" calcext:value-type="float">
            <text:p>0.7482976819</text:p>
          </table:table-cell>
          <table:table-cell table:formula="of:=[.DA17]-INT([.DA17])" office:value-type="float" office:value="0.160814705072767" calcext:value-type="float">
            <text:p>0.1608147051</text:p>
          </table:table-cell>
          <table:table-cell table:formula="of:=[.DB17]-INT([.DB17])" office:value-type="float" office:value="0.609206558022038" calcext:value-type="float">
            <text:p>0.609206558</text:p>
          </table:table-cell>
          <table:table-cell table:formula="of:=[.DC17]-INT([.DC17])" office:value-type="float" office:value="0.0931144924418277" calcext:value-type="float">
            <text:p>0.0931144924</text:p>
          </table:table-cell>
          <table:table-cell table:formula="of:=[.DD17]-INT([.DD17])" office:value-type="float" office:value="0.61218334751743" calcext:value-type="float">
            <text:p>0.6121833475</text:p>
          </table:table-cell>
          <table:table-cell table:formula="of:=[.DE17]-INT([.DE17])" office:value-type="float" office:value="0.166061514042269" calcext:value-type="float">
            <text:p>0.166061514</text:p>
          </table:table-cell>
          <table:table-cell table:formula="of:=[.DF17]-INT([.DF17])" office:value-type="float" office:value="0.754400898901849" calcext:value-type="float">
            <text:p>0.7544008989</text:p>
          </table:table-cell>
          <table:table-cell table:formula="of:=[.DG17]-INT([.DG17])" office:value-type="float" office:value="0.376856889912801" calcext:value-type="float">
            <text:p>0.3768568899</text:p>
          </table:table-cell>
          <table:table-cell table:formula="of:=[.DH17]-INT([.DH17])" office:value-type="float" office:value="0.033088321013679" calcext:value-type="float">
            <text:p>0.033088321</text:p>
          </table:table-cell>
          <table:table-cell table:formula="of:=[.DI17]-INT([.DI17])" office:value-type="float" office:value="0.722757437803523" calcext:value-type="float">
            <text:p>0.7227574378</text:p>
          </table:table-cell>
          <table:table-cell table:formula="of:=[.DJ17]-INT([.DJ17])" office:value-type="float" office:value="0.445529863425463" calcext:value-type="float">
            <text:p>0.4455298634</text:p>
          </table:table-cell>
          <table:table-cell table:formula="of:=[.DK17]-INT([.DK17])" office:value-type="float" office:value="0.201074564791213" calcext:value-type="float">
            <text:p>0.2010745648</text:p>
          </table:table-cell>
          <table:table-cell table:formula="of:=[.DL17]-INT([.DL17])" office:value-type="float" office:value="0.989063819143325" calcext:value-type="float">
            <text:p>0.9890638191</text:p>
          </table:table-cell>
          <table:table-cell table:formula="of:=[.DM17]-INT([.DM17])" office:value-type="float" office:value="0.809173180951916" calcext:value-type="float">
            <text:p>0.809173181</text:p>
          </table:table-cell>
          <table:table-cell table:formula="of:=[.DN17]-INT([.DN17])" office:value-type="float" office:value="0.661081449142387" calcext:value-type="float">
            <text:p>0.6610814491</text:p>
          </table:table-cell>
          <table:table-cell table:formula="of:=[.DO17]-INT([.DO17])" office:value-type="float" office:value="0.544470634650963" calcext:value-type="float">
            <text:p>0.5444706347</text:p>
          </table:table-cell>
          <table:table-cell table:formula="of:=[.DP17]-INT([.DP17])" office:value-type="float" office:value="0.45902592830447" calcext:value-type="float">
            <text:p>0.4590259283</text:p>
          </table:table-cell>
          <table:table-cell table:formula="of:=[.DQ17]-INT([.DQ17])" office:value-type="float" office:value="0.404435669021439" calcext:value-type="float">
            <text:p>0.404435669</text:p>
          </table:table-cell>
          <table:table-cell table:formula="of:=[.DR17]-INT([.DR17])" office:value-type="float" office:value="0.380391312331199" calcext:value-type="float">
            <text:p>0.3803913123</text:p>
          </table:table-cell>
          <table:table-cell table:formula="of:=[.DS17]-INT([.DS17])" office:value-type="float" office:value="0.386587399207883" calcext:value-type="float">
            <text:p>0.3865873992</text:p>
          </table:table-cell>
          <table:table-cell table:formula="of:=[.DT17]-INT([.DT17])" office:value-type="float" office:value="0.42272152521582" calcext:value-type="float">
            <text:p>0.4227215252</text:p>
          </table:table-cell>
          <table:table-cell table:formula="of:=[.DU17]-INT([.DU17])" office:value-type="float" office:value="0.488494309963642" calcext:value-type="float">
            <text:p>0.48849431</text:p>
          </table:table-cell>
          <table:table-cell table:formula="of:=[.DV17]-INT([.DV17])" office:value-type="float" office:value="0.583609366863982" calcext:value-type="float">
            <text:p>0.5836093669</text:p>
          </table:table-cell>
          <table:table-cell table:formula="of:=[.DW17]-INT([.DW17])" office:value-type="float" office:value="0.707773273195357" calcext:value-type="float">
            <text:p>0.7077732732</text:p>
          </table:table-cell>
          <table:table-cell table:formula="of:=[.DX17]-INT([.DX17])" office:value-type="float" office:value="0.860695540463382" calcext:value-type="float">
            <text:p>0.8606955405</text:p>
          </table:table-cell>
          <table:table-cell table:formula="of:=[.DY17]-INT([.DY17])" office:value-type="float" office:value="0.0420885850587638" calcext:value-type="float">
            <text:p>0.0420885851</text:p>
          </table:table-cell>
          <table:table-cell table:formula="of:=[.DZ17]-INT([.DZ17])" office:value-type="float" office:value="0.251667699208156" calcext:value-type="float">
            <text:p>0.2516676992</text:p>
          </table:table-cell>
          <table:table-cell table:formula="of:=[.EA17]-INT([.EA17])" office:value-type="float" office:value="0.489151022216049" calcext:value-type="float">
            <text:p>0.4891510222</text:p>
          </table:table-cell>
          <table:table-cell table:formula="of:=[.EB17]-INT([.EB17])" office:value-type="float" office:value="0.754259511993894" calcext:value-type="float">
            <text:p>0.754259512</text:p>
          </table:table-cell>
          <table:table-cell table:formula="of:=[.EC17]-INT([.EC17])" office:value-type="float" office:value="0.0467169168739474" calcext:value-type="float">
            <text:p>0.0467169169</text:p>
          </table:table-cell>
          <table:table-cell table:formula="of:=[.ED17]-INT([.ED17])" office:value-type="float" office:value="0.366249747705183" calcext:value-type="float">
            <text:p>0.3662497477</text:p>
          </table:table-cell>
          <table:table-cell table:formula="of:=[.EE17]-INT([.EE17])" office:value-type="float" office:value="0.712587250228125" calcext:value-type="float">
            <text:p>0.7125872502</text:p>
          </table:table-cell>
          <table:table-cell table:formula="of:=[.EF17]-INT([.EF17])" office:value-type="float" office:value="0.0854613777258351" calcext:value-type="float">
            <text:p>0.0854613777</text:p>
          </table:table-cell>
          <table:table-cell table:formula="of:=[.EG17]-INT([.EG17])" office:value-type="float" office:value="0.484606763948591" calcext:value-type="float">
            <text:p>0.4846067639</text:p>
          </table:table-cell>
          <table:table-cell table:formula="of:=[.EH17]-INT([.EH17])" office:value-type="float" office:value="0.909760696309093" calcext:value-type="float">
            <text:p>0.9097606963</text:p>
          </table:table-cell>
          <table:table-cell table:formula="of:=[.EI17]-INT([.EI17])" office:value-type="float" office:value="0.360663089345991" calcext:value-type="float">
            <text:p>0.3606630893</text:p>
          </table:table-cell>
          <table:table-cell table:formula="of:=[.EJ17]-INT([.EJ17])" office:value-type="float" office:value="0.837056458452537" calcext:value-type="float">
            <text:p>0.8370564585</text:p>
          </table:table-cell>
          <table:table-cell table:formula="of:=[.EK17]-INT([.EK17])" office:value-type="float" office:value="0.338685893868018" calcext:value-type="float">
            <text:p>0.3386858939</text:p>
          </table:table-cell>
          <table:table-cell table:formula="of:=[.EL17]-INT([.EL17])" office:value-type="float" office:value="0.865299034929336" calcext:value-type="float">
            <text:p>0.8652990349</text:p>
          </table:table-cell>
          <table:table-cell table:formula="of:=[.EM17]-INT([.EM17])" office:value-type="float" office:value="0.416646044580034" calcext:value-type="float">
            <text:p>0.4166460446</text:p>
          </table:table-cell>
          <table:table-cell table:formula="of:=[.EN17]-INT([.EN17])" office:value-type="float" office:value="0.99247958413423" calcext:value-type="float">
            <text:p>0.9924795841</text:p>
          </table:table-cell>
          <table:table-cell table:formula="of:=[.EO17]-INT([.EO17])" office:value-type="float" office:value="0.592554788292887" calcext:value-type="float">
            <text:p>0.5925547883</text:p>
          </table:table-cell>
          <table:table-cell table:formula="of:=[.EP17]-INT([.EP17])" office:value-type="float" office:value="0.216629240409958" calcext:value-type="float">
            <text:p>0.2166292404</text:p>
          </table:table-cell>
          <table:table-cell table:formula="of:=[.EQ17]-INT([.EQ17])" office:value-type="float" office:value="0.864462948005865" calcext:value-type="float">
            <text:p>0.864462948</text:p>
          </table:table-cell>
          <table:table-cell table:formula="of:=[.ER17]-INT([.ER17])" office:value-type="float" office:value="0.535818318525799" calcext:value-type="float">
            <text:p>0.5358183185</text:p>
          </table:table-cell>
          <table:table-cell table:formula="of:=[.ES17]-INT([.ES17])" office:value-type="float" office:value="0.230460135340536" calcext:value-type="float">
            <text:p>0.2304601353</text:p>
          </table:table-cell>
          <table:table-cell table:formula="of:=[.ET17]-INT([.ET17])" office:value-type="float" office:value="0.948155533987119" calcext:value-type="float">
            <text:p>0.948155534</text:p>
          </table:table-cell>
          <table:table-cell table:formula="of:=[.EU17]-INT([.EU17])" office:value-type="float" office:value="0.688673978647245" calcext:value-type="float">
            <text:p>0.6886739786</text:p>
          </table:table-cell>
          <table:table-cell table:formula="of:=[.EV17]-INT([.EV17])" office:value-type="float" office:value="0.45178723886076" calcext:value-type="float">
            <text:p>0.4517872389</text:p>
          </table:table-cell>
          <table:table-cell table:formula="of:=[.EW17]-INT([.EW17])" office:value-type="float" office:value="0.237269366472162" calcext:value-type="float">
            <text:p>0.2372693665</text:p>
          </table:table-cell>
          <table:table-cell table:formula="of:=[.EX17]-INT([.EX17])" office:value-type="float" office:value="0.0448966728074254" calcext:value-type="float">
            <text:p>0.0448966728</text:p>
          </table:table-cell>
          <table:table-cell table:formula="of:=[.EY17]-INT([.EY17])" office:value-type="float" office:value="0.874447706079337" calcext:value-type="float">
            <text:p>0.8744477061</text:p>
          </table:table-cell>
          <table:table-cell table:formula="of:=[.EZ17]-INT([.EZ17])" office:value-type="float" office:value="0.725703229018535" calcext:value-type="float">
            <text:p>0.725703229</text:p>
          </table:table-cell>
          <table:table-cell table:formula="of:=[.FA17]-INT([.FA17])" office:value-type="float" office:value="0.598446196728361" calcext:value-type="float">
            <text:p>0.5984461967</text:p>
          </table:table-cell>
          <table:table-cell table:formula="of:=[.FB17]-INT([.FB17])" office:value-type="float" office:value="0.492461734761065" calcext:value-type="float">
            <text:p>0.4924617348</text:p>
          </table:table-cell>
          <table:table-cell table:formula="of:=[.FC17]-INT([.FC17])" office:value-type="float" office:value="0.407537117413455" calcext:value-type="float">
            <text:p>0.4075371174</text:p>
          </table:table-cell>
          <table:table-cell table:formula="of:=[.FD17]-INT([.FD17])" office:value-type="float" office:value="0.343461746239313" calcext:value-type="float">
            <text:p>0.3434617462</text:p>
          </table:table-cell>
          <table:table-cell table:formula="of:=[.FE17]-INT([.FE17])" office:value-type="float" office:value="0.300027128776918" calcext:value-type="float">
            <text:p>0.3000271288</text:p>
          </table:table-cell>
          <table:table-cell table:formula="of:=[.FF17]-INT([.FF17])" office:value-type="float" office:value="0.277026857489147" calcext:value-type="float">
            <text:p>0.2770268575</text:p>
          </table:table-cell>
          <table:table-cell table:formula="of:=[.FG17]-INT([.FG17])" office:value-type="float" office:value="0.274256588914255" calcext:value-type="float">
            <text:p>0.2742565889</text:p>
          </table:table-cell>
          <table:table-cell table:formula="of:=[.FH17]-INT([.FH17])" office:value-type="float" office:value="0.291514023025115" calcext:value-type="float">
            <text:p>0.291514023</text:p>
          </table:table-cell>
          <table:table-cell table:formula="of:=[.FI17]-INT([.FI17])" office:value-type="float" office:value="0.328598882794864" calcext:value-type="float">
            <text:p>0.3285988828</text:p>
          </table:table-cell>
          <table:table-cell table:formula="of:=[.FJ17]-INT([.FJ17])" office:value-type="float" office:value="0.385312893966926" calcext:value-type="float">
            <text:p>0.385312894</text:p>
          </table:table-cell>
          <table:table-cell table:formula="of:=[.FK17]-INT([.FK17])" office:value-type="float" office:value="0.461459765027257" calcext:value-type="float">
            <text:p>0.461459765</text:p>
          </table:table-cell>
          <table:table-cell table:formula="of:=[.FL17]-INT([.FL17])" office:value-type="float" office:value="0.556845167376991" calcext:value-type="float">
            <text:p>0.5568451674</text:p>
          </table:table-cell>
          <table:table-cell table:formula="of:=[.FM17]-INT([.FM17])" office:value-type="float" office:value="0.671276715703215" calcext:value-type="float">
            <text:p>0.6712767157</text:p>
          </table:table-cell>
          <table:table-cell table:formula="of:=[.FN17]-INT([.FN17])" office:value-type="float" office:value="0.804563948546189" calcext:value-type="float">
            <text:p>0.8045639485</text:p>
          </table:table-cell>
          <table:table-cell table:formula="of:=[.FO17]-INT([.FO17])" office:value-type="float" office:value="0.956518309060726" calcext:value-type="float">
            <text:p>0.9565183091</text:p>
          </table:table-cell>
          <table:table-cell table:formula="of:=[.FP17]-INT([.FP17])" office:value-type="float" office:value="0.126953125970118" calcext:value-type="float">
            <text:p>0.126953126</text:p>
          </table:table-cell>
          <table:table-cell table:formula="of:=[.FQ17]-INT([.FQ17])" office:value-type="float" office:value="0.315683594710407" calcext:value-type="float">
            <text:p>0.3156835947</text:p>
          </table:table-cell>
          <table:table-cell table:formula="of:=[.FR17]-INT([.FR17])" office:value-type="float" office:value="0.522526758763291" calcext:value-type="float">
            <text:p>0.5225267588</text:p>
          </table:table-cell>
          <table:table-cell table:formula="of:=[.FS17]-INT([.FS17])" office:value-type="float" office:value="0.747301491175648" calcext:value-type="float">
            <text:p>0.7473014912</text:p>
          </table:table-cell>
          <table:table-cell table:formula="of:=[.FT17]-INT([.FT17])" office:value-type="float" office:value="0.989828476263881" calcext:value-type="float">
            <text:p>0.9898284763</text:p>
          </table:table-cell>
          <table:table-cell table:formula="of:=[.FU17]-INT([.FU17])" office:value-type="float" office:value="0.249930191501249" calcext:value-type="float">
            <text:p>0.2499301915</text:p>
          </table:table-cell>
          <table:table-cell table:formula="of:=[.FV17]-INT([.FV17])" office:value-type="float" office:value="0.527430889586242" calcext:value-type="float">
            <text:p>0.5274308896</text:p>
          </table:table-cell>
          <table:table-cell table:formula="of:=[.FW17]-INT([.FW17])" office:value-type="float" office:value="0.822156580690375" calcext:value-type="float">
            <text:p>0.8221565807</text:p>
          </table:table-cell>
          <table:table-cell table:formula="of:=[.FX17]-INT([.FX17])" office:value-type="float" office:value="0.133935014883463" calcext:value-type="float">
            <text:p>0.1339350149</text:p>
          </table:table-cell>
          <table:table-cell table:formula="of:=[.FY17]-INT([.FY17])" office:value-type="float" office:value="0.462595664734636" calcext:value-type="float">
            <text:p>0.4625956647</text:p>
          </table:table-cell>
          <table:table-cell table:formula="of:=[.FZ17]-INT([.FZ17])" office:value-type="float" office:value="0.807969708087285" calcext:value-type="float">
            <text:p>0.8079697081</text:p>
          </table:table-cell>
          <table:table-cell table:formula="of:=[.GA17]-INT([.GA17])" office:value-type="float" office:value="0.169890011006402" calcext:value-type="float">
            <text:p>0.169890011</text:p>
          </table:table-cell>
          <table:table-cell table:formula="of:=[.GB17]-INT([.GB17])" office:value-type="float" office:value="0.54819111089634" calcext:value-type="float">
            <text:p>0.5481911109</text:p>
          </table:table-cell>
          <table:table-cell table:formula="of:=[.GC17]-INT([.GC17])" office:value-type="float" office:value="0.942709199787373" calcext:value-type="float">
            <text:p>0.9427091998</text:p>
          </table:table-cell>
          <table:table-cell table:formula="of:=[.GD17]-INT([.GD17])" office:value-type="float" office:value="0.353282107789511" calcext:value-type="float">
            <text:p>0.3532821078</text:p>
          </table:table-cell>
          <table:table-cell table:formula="of:=[.GE17]-INT([.GE17])" office:value-type="float" office:value="0.779749286711621" calcext:value-type="float">
            <text:p>0.7797492867</text:p>
          </table:table-cell>
          <table:table-cell table:formula="of:=[.GF17]-INT([.GF17])" office:value-type="float" office:value="0.221951793844511" calcext:value-type="float">
            <text:p>0.2219517938</text:p>
          </table:table-cell>
          <table:table-cell table:formula="of:=[.GG17]-INT([.GG17])" office:value-type="float" office:value="0.679732275906076" calcext:value-type="float">
            <text:p>0.6797322759</text:p>
          </table:table-cell>
          <table:table-cell table:formula="of:=[.GH17]-INT([.GH17])" office:value-type="float" office:value="0.152934953147025" calcext:value-type="float">
            <text:p>0.1529349531</text:p>
          </table:table-cell>
          <table:table-cell table:formula="of:=[.GI17]-INT([.GI17])" office:value-type="float" office:value="0.641405603615567" calcext:value-type="float">
            <text:p>0.6414056036</text:p>
          </table:table-cell>
          <table:table-cell table:formula="of:=[.GJ17]-INT([.GJ17])" office:value-type="float" office:value="0.144991547579423" calcext:value-type="float">
            <text:p>0.1449915476</text:p>
          </table:table-cell>
          <table:table-cell table:formula="of:=[.GK17]-INT([.GK17])" office:value-type="float" office:value="0.66354163210363" calcext:value-type="float">
            <text:p>0.6635416321</text:p>
          </table:table-cell>
          <table:table-cell table:formula="of:=[.GL17]-INT([.GL17])" office:value-type="float" office:value="0.196906215782604" calcext:value-type="float">
            <text:p>0.1969062158</text:p>
          </table:table-cell>
          <table:table-cell table:formula="of:=[.GM17]-INT([.GM17])" office:value-type="float" office:value="0.74493715362479" calcext:value-type="float">
            <text:p>0.7449371536</text:p>
          </table:table-cell>
          <table:table-cell table:formula="of:=[.GN17]-INT([.GN17])" office:value-type="float" office:value="0.307487782088543" calcext:value-type="float">
            <text:p>0.3074877821</text:p>
          </table:table-cell>
          <table:table-cell table:formula="of:=[.GO17]-INT([.GO17])" office:value-type="float" office:value="0.884412904267663" calcext:value-type="float">
            <text:p>0.8844129043</text:p>
          </table:table-cell>
          <table:table-cell table:formula="of:=[.GP17]-INT([.GP17])" office:value-type="float" office:value="0.475568775224986" calcext:value-type="float">
            <text:p>0.4755687752</text:p>
          </table:table-cell>
          <table:table-cell table:formula="of:=[.GQ17]-INT([.GQ17])" office:value-type="float" office:value="0.080813087472734" calcext:value-type="float">
            <text:p>0.0808130875</text:p>
          </table:table-cell>
          <table:table-cell table:formula="of:=[.GR17]-INT([.GR17])" office:value-type="float" office:value="0.700004956598008" calcext:value-type="float">
            <text:p>0.7000049566</text:p>
          </table:table-cell>
          <table:table-cell table:formula="of:=[.GS17]-INT([.GS17])" office:value-type="float" office:value="0.333004907032034" calcext:value-type="float">
            <text:p>0.333004907</text:p>
          </table:table-cell>
          <table:table-cell table:formula="of:=[.GT17]-INT([.GT17])" office:value-type="float" office:value="0.979674857961726" calcext:value-type="float">
            <text:p>0.979674858</text:p>
          </table:table-cell>
          <table:table-cell table:formula="of:=[.GU17]-INT([.GU17])" office:value-type="float" office:value="0.639878109382096" calcext:value-type="float">
            <text:p>0.6398781094</text:p>
          </table:table-cell>
          <table:table-cell table:formula="of:=[.GV17]-INT([.GV17])" office:value-type="float" office:value="0.313479328288281" calcext:value-type="float">
            <text:p>0.3134793283</text:p>
          </table:table-cell>
          <table:table-cell table:formula="of:=[.GW17]-INT([.GW17])" office:value-type="float" office:value="0.000344535005410762" calcext:value-type="float">
            <text:p>0.000344535</text:p>
          </table:table-cell>
          <table:table-cell table:formula="of:=[.GX17]-INT([.GX17])" office:value-type="float" office:value="0.700341089655353" calcext:value-type="float">
            <text:p>0.7003410897</text:p>
          </table:table-cell>
          <table:table-cell table:formula="of:=[.GY17]-INT([.GY17])" office:value-type="float" office:value="0.413337678758793" calcext:value-type="float">
            <text:p>0.4133376788</text:p>
          </table:table-cell>
          <table:table-cell table:formula="of:=[.GZ17]-INT([.GZ17])" office:value-type="float" office:value="0.139204301971205" calcext:value-type="float">
            <text:p>0.139204302</text:p>
          </table:table-cell>
          <table:table-cell table:formula="of:=[.HA17]-INT([.HA17])" office:value-type="float" office:value="0.877812258951494" calcext:value-type="float">
            <text:p>0.877812259</text:p>
          </table:table-cell>
          <table:table-cell table:formula="of:=[.HB17]-INT([.HB17])" office:value-type="float" office:value="0.62903413636198" calcext:value-type="float">
            <text:p>0.6290341364</text:p>
          </table:table-cell>
          <table:table-cell table:formula="of:=[.HC17]-INT([.HC17])" office:value-type="float" office:value="0.392743794998353" calcext:value-type="float">
            <text:p>0.392743795</text:p>
          </table:table-cell>
          <table:table-cell table:formula="of:=[.HD17]-INT([.HD17])" office:value-type="float" office:value="0.168816357048371" calcext:value-type="float">
            <text:p>0.168816357</text:p>
          </table:table-cell>
          <table:table-cell table:formula="of:=[.HE17]-INT([.HE17])" office:value-type="float" office:value="0.957128193477885" calcext:value-type="float">
            <text:p>0.9571281935</text:p>
          </table:table-cell>
          <table:table-cell table:formula="of:=[.HF17]-INT([.HF17])" office:value-type="float" office:value="0.757556911543105" calcext:value-type="float">
            <text:p>0.7575569115</text:p>
          </table:table-cell>
          <table:table-cell table:formula="of:=[.HG17]-INT([.HG17])" office:value-type="float" office:value="0.569981342427667" calcext:value-type="float">
            <text:p>0.5699813424</text:p>
          </table:table-cell>
          <table:table-cell table:formula="of:=[.HH17]-INT([.HH17])" office:value-type="float" office:value="0.394281529003393" calcext:value-type="float">
            <text:p>0.394281529</text:p>
          </table:table-cell>
          <table:table-cell table:formula="of:=[.HI17]-INT([.HI17])" office:value-type="float" office:value="0.230338713713365" calcext:value-type="float">
            <text:p>0.2303387137</text:p>
          </table:table-cell>
          <table:table-cell table:formula="of:=[.HJ17]-INT([.HJ17])" office:value-type="float" office:value="0.0780353265762273" calcext:value-type="float">
            <text:p>0.0780353266</text:p>
          </table:table-cell>
          <table:table-cell table:formula="of:=[.HK17]-INT([.HK17])" office:value-type="float" office:value="0.937254973310459" calcext:value-type="float">
            <text:p>0.9372549733</text:p>
          </table:table-cell>
          <table:table-cell table:formula="of:=[.HL17]-INT([.HL17])" office:value-type="float" office:value="0.807882423577354" calcext:value-type="float">
            <text:p>0.8078824236</text:p>
          </table:table-cell>
          <table:table-cell table:formula="of:=[.HM17]-INT([.HM17])" office:value-type="float" office:value="0.689803599341573" calcext:value-type="float">
            <text:p>0.6898035993</text:p>
          </table:table-cell>
          <table:table-cell table:formula="of:=[.HN17]-INT([.HN17])" office:value-type="float" office:value="0.582905563348163" calcext:value-type="float">
            <text:p>0.5829055633</text:p>
          </table:table-cell>
          <table:table-cell table:formula="of:=[.HO17]-INT([.HO17])" office:value-type="float" office:value="0.487076507714676" calcext:value-type="float">
            <text:p>0.4870765077</text:p>
          </table:table-cell>
          <table:table-cell table:formula="of:=[.HP17]-INT([.HP17])" office:value-type="float" office:value="0.402205742637534" calcext:value-type="float">
            <text:p>0.4022057426</text:p>
          </table:table-cell>
          <table:table-cell table:formula="of:=[.HQ17]-INT([.HQ17])" office:value-type="float" office:value="0.328183685211158" calcext:value-type="float">
            <text:p>0.3281836852</text:p>
          </table:table-cell>
          <table:table-cell table:formula="of:=[.HR17]-INT([.HR17])" office:value-type="float" office:value="0.264901848359045" calcext:value-type="float">
            <text:p>0.2649018484</text:p>
          </table:table-cell>
          <table:table-cell table:formula="of:=[.HS17]-INT([.HS17])" office:value-type="float" office:value="0.212252829875453" calcext:value-type="float">
            <text:p>0.2122528299</text:p>
          </table:table-cell>
          <table:table-cell table:formula="of:=[.HT17]-INT([.HT17])" office:value-type="float" office:value="0.170130301576691" calcext:value-type="float">
            <text:p>0.1701303016</text:p>
          </table:table-cell>
          <table:table-cell table:formula="of:=[.HU17]-INT([.HU17])" office:value-type="float" office:value="0.138428998560926" calcext:value-type="float">
            <text:p>0.1384289986</text:p>
          </table:table-cell>
          <table:table-cell table:formula="of:=[.HV17]-INT([.HV17])" office:value-type="float" office:value="0.117044708575321" calcext:value-type="float">
            <text:p>0.1170447086</text:p>
          </table:table-cell>
          <table:table-cell table:formula="of:=[.HW17]-INT([.HW17])" office:value-type="float" office:value="0.105874261489561" calcext:value-type="float">
            <text:p>0.1058742615</text:p>
          </table:table-cell>
          <table:table-cell table:formula="of:=[.HX17]-INT([.HX17])" office:value-type="float" office:value="0.104815518874659" calcext:value-type="float">
            <text:p>0.1048155189</text:p>
          </table:table-cell>
          <table:table-cell table:formula="of:=[.HY17]-INT([.HY17])" office:value-type="float" office:value="0.113767363685909" calcext:value-type="float">
            <text:p>0.1137673637</text:p>
          </table:table-cell>
          <table:table-cell table:formula="of:=[.HZ17]-INT([.HZ17])" office:value-type="float" office:value="0.132629690049043" calcext:value-type="float">
            <text:p>0.13262969</text:p>
          </table:table-cell>
          <table:table-cell table:formula="of:=[.IA17]-INT([.IA17])" office:value-type="float" office:value="0.161303393148557" calcext:value-type="float">
            <text:p>0.1613033931</text:p>
          </table:table-cell>
          <table:table-cell table:formula="of:=[.IB17]-INT([.IB17])" office:value-type="float" office:value="0.199690359217072" calcext:value-type="float">
            <text:p>0.1996903592</text:p>
          </table:table-cell>
          <table:table-cell table:formula="of:=[.IC17]-INT([.IC17])" office:value-type="float" office:value="0.247693455624898" calcext:value-type="float">
            <text:p>0.2476934556</text:p>
          </table:table-cell>
          <table:table-cell table:formula="of:=[.ID17]-INT([.ID17])" office:value-type="float" office:value="0.305216521068644" calcext:value-type="float">
            <text:p>0.3052165211</text:p>
          </table:table-cell>
          <table:table-cell table:formula="of:=[.IE17]-INT([.IE17])" office:value-type="float" office:value="0.372164355857961" calcext:value-type="float">
            <text:p>0.3721643559</text:p>
          </table:table-cell>
          <table:table-cell table:formula="of:=[.IF17]-INT([.IF17])" office:value-type="float" office:value="0.448442712299382" calcext:value-type="float">
            <text:p>0.4484427123</text:p>
          </table:table-cell>
          <table:table-cell table:formula="of:=[.IG17]-INT([.IG17])" office:value-type="float" office:value="0.533958285176382" calcext:value-type="float">
            <text:p>0.5339582852</text:p>
          </table:table-cell>
          <table:table-cell table:formula="of:=[.IH17]-INT([.IH17])" office:value-type="float" office:value="0.628618702324616" calcext:value-type="float">
            <text:p>0.6286187023</text:p>
          </table:table-cell>
          <table:table-cell table:formula="of:=[.II17]-INT([.II17])" office:value-type="float" office:value="0.732332515301366" calcext:value-type="float">
            <text:p>0.7323325153</text:p>
          </table:table-cell>
          <table:table-cell table:formula="of:=[.IJ17]-INT([.IJ17])" office:value-type="float" office:value="0.845009190148346" calcext:value-type="float">
            <text:p>0.8450091901</text:p>
          </table:table-cell>
          <table:table-cell table:formula="of:=[.IK17]-INT([.IK17])" office:value-type="float" office:value="0.966559098246862" calcext:value-type="float">
            <text:p>0.9665590982</text:p>
          </table:table-cell>
          <table:table-cell table:formula="of:=[.IL17]-INT([.IL17])" office:value-type="float" office:value="0.0968935072643973" calcext:value-type="float">
            <text:p>0.0968935073</text:p>
          </table:table-cell>
          <table:table-cell table:formula="of:=[.IM17]-INT([.IM17])" office:value-type="float" office:value="0.235924572191749" calcext:value-type="float">
            <text:p>0.2359245722</text:p>
          </table:table-cell>
          <table:table-cell table:formula="of:=[.IN17]-INT([.IN17])" office:value-type="float" office:value="0.383565326469835" calcext:value-type="float">
            <text:p>0.3835653265</text:p>
          </table:table-cell>
          <table:table-cell table:formula="of:=[.IO17]-INT([.IO17])" office:value-type="float" office:value="0.53972967320513" calcext:value-type="float">
            <text:p>0.5397296732</text:p>
          </table:table-cell>
          <table:table-cell table:formula="of:=[.IP17]-INT([.IP17])" office:value-type="float" office:value="0.704332376473076" calcext:value-type="float">
            <text:p>0.7043323765</text:p>
          </table:table-cell>
          <table:table-cell table:formula="of:=[.IQ17]-INT([.IQ17])" office:value-type="float" office:value="0.877289052708349" calcext:value-type="float">
            <text:p>0.8772890527</text:p>
          </table:table-cell>
          <table:table-cell table:formula="of:=[.IR17]-INT([.IR17])" office:value-type="float" office:value="0.0585161621812631" calcext:value-type="float">
            <text:p>0.0585161622</text:p>
          </table:table-cell>
          <table:table-cell table:formula="of:=[.IS17]-INT([.IS17])" office:value-type="float" office:value="0.247931000559447" calcext:value-type="float">
            <text:p>0.2479310006</text:p>
          </table:table-cell>
          <table:table-cell table:formula="of:=[.IT17]-INT([.IT17])" office:value-type="float" office:value="0.445451690553853" calcext:value-type="float">
            <text:p>0.4454516906</text:p>
          </table:table-cell>
          <table:table-cell table:formula="of:=[.IU17]-INT([.IU17])" office:value-type="float" office:value="0.650997173648307" calcext:value-type="float">
            <text:p>0.6509971736</text:p>
          </table:table-cell>
          <table:table-cell table:formula="of:=[.IV17]-INT([.IV17])" office:value-type="float" office:value="0.864487201911828" calcext:value-type="float">
            <text:p>0.8644872019</text:p>
          </table:table-cell>
          <table:table-cell table:formula="of:=[.IW17]-INT([.IW17])" office:value-type="float" office:value="0.0858423298927136" calcext:value-type="float">
            <text:p>0.0858423299</text:p>
          </table:table-cell>
          <table:table-cell table:formula="of:=[.IX17]-INT([.IX17])" office:value-type="float" office:value="0.314983906593781" calcext:value-type="float">
            <text:p>0.3149839066</text:p>
          </table:table-cell>
          <table:table-cell table:formula="of:=[.IY17]-INT([.IY17])" office:value-type="float" office:value="0.55183406752785" calcext:value-type="float">
            <text:p>0.5518340675</text:p>
          </table:table-cell>
          <table:table-cell table:formula="of:=[.IZ17]-INT([.IZ17])" office:value-type="float" office:value="0.796315726852569" calcext:value-type="float">
            <text:p>0.7963157269</text:p>
          </table:table-cell>
          <table:table-cell table:formula="of:=[.JA17]-INT([.JA17])" office:value-type="float" office:value="0.0483525695840399" calcext:value-type="float">
            <text:p>0.0483525696</text:p>
          </table:table-cell>
          <table:table-cell table:formula="of:=[.JB17]-INT([.JB17])" office:value-type="float" office:value="0.307869043888203" calcext:value-type="float">
            <text:p>0.3078690439</text:p>
          </table:table-cell>
          <table:table-cell table:formula="of:=[.JC17]-INT([.JC17])" office:value-type="float" office:value="0.574790353449316" calcext:value-type="float">
            <text:p>0.5747903534</text:p>
          </table:table-cell>
          <table:table-cell table:formula="of:=[.JD17]-INT([.JD17])" office:value-type="float" office:value="0.849042449914819" calcext:value-type="float">
            <text:p>0.8490424499</text:p>
          </table:table-cell>
          <table:table-cell table:formula="of:=[.JE17]-INT([.JE17])" office:value-type="float" office:value="0.130552025415668" calcext:value-type="float">
            <text:p>0.1305520254</text:p>
          </table:table-cell>
          <table:table-cell table:formula="of:=[.JF17]-INT([.JF17])" office:value-type="float" office:value="0.41924650516151" calcext:value-type="float">
            <text:p>0.4192465052</text:p>
          </table:table-cell>
          <table:table-cell table:formula="of:=[.JG17]-INT([.JG17])" office:value-type="float" office:value="0.715054040109891" calcext:value-type="float">
            <text:p>0.7150540401</text:p>
          </table:table-cell>
          <table:table-cell table:formula="of:=[.JH17]-INT([.JH17])" office:value-type="float" office:value="0.0179034997087939" calcext:value-type="float">
            <text:p>0.0179034997</text:p>
          </table:table-cell>
          <table:table-cell table:formula="of:=[.JI17]-INT([.JI17])" office:value-type="float" office:value="0.327724464711707" calcext:value-type="float">
            <text:p>0.3277244647</text:p>
          </table:table-cell>
          <table:table-cell table:formula="of:=[.JJ17]-INT([.JJ17])" office:value-type="float" office:value="0.644447220064592" calcext:value-type="float">
            <text:p>0.6444472201</text:p>
          </table:table-cell>
          <table:table-cell table:formula="of:=[.JK17]-INT([.JK17])" office:value-type="float" office:value="0.968002747863949" calcext:value-type="float">
            <text:p>0.9680027479</text:p>
          </table:table-cell>
          <table:table-cell table:formula="of:=[.JL17]-INT([.JL17])" office:value-type="float" office:value="0.298322720385315" calcext:value-type="float">
            <text:p>0.2983227204</text:p>
          </table:table-cell>
          <table:table-cell table:formula="of:=[.JM17]-INT([.JM17])" office:value-type="float" office:value="0.635339493181462" calcext:value-type="float">
            <text:p>0.6353394932</text:p>
          </table:table-cell>
          <table:table-cell table:formula="of:=[.JN17]-INT([.JN17])" office:value-type="float" office:value="0.978986098249649" calcext:value-type="float">
            <text:p>0.9789860982</text:p>
          </table:table-cell>
          <table:table-cell table:formula="of:=[.JO17]-INT([.JO17])" office:value-type="float" office:value="0.329196237267155" calcext:value-type="float">
            <text:p>0.3291962373</text:p>
          </table:table-cell>
          <table:table-cell table:formula="of:=[.JP17]-INT([.JP17])" office:value-type="float" office:value="0.685904274894483" calcext:value-type="float">
            <text:p>0.6859042749</text:p>
          </table:table-cell>
          <table:table-cell table:formula="of:=[.JQ17]-INT([.JQ17])" office:value-type="float" office:value="0.0490452321455379" calcext:value-type="float">
            <text:p>0.0490452321</text:p>
          </table:table-cell>
          <table:table-cell table:formula="of:=[.JR17]-INT([.JR17])" office:value-type="float" office:value="0.418554779824085" calcext:value-type="float">
            <text:p>0.4185547798</text:p>
          </table:table-cell>
          <table:table-cell table:formula="of:=[.JS17]-INT([.JS17])" office:value-type="float" office:value="0.794369232025844" calcext:value-type="float">
            <text:p>0.794369232</text:p>
          </table:table-cell>
          <table:table-cell table:formula="of:=[.JT17]-INT([.JT17])" office:value-type="float" office:value="0.176425539705583" calcext:value-type="float">
            <text:p>0.1764255397</text:p>
          </table:table-cell>
          <table:table-cell table:formula="of:=[.JU17]-INT([.JU17])" office:value-type="float" office:value="0.564661284308528" calcext:value-type="float">
            <text:p>0.5646612843</text:p>
          </table:table-cell>
          <table:table-cell table:formula="of:=[.JV17]-INT([.JV17])" office:value-type="float" office:value="0.95901467146544" calcext:value-type="float">
            <text:p>0.9590146715</text:p>
          </table:table-cell>
          <table:table-cell table:formula="of:=[.JW17]-INT([.JW17])" office:value-type="float" office:value="0.359424524750786" calcext:value-type="float">
            <text:p>0.3594245248</text:p>
          </table:table-cell>
          <table:table-cell table:formula="of:=[.JX17]-INT([.JX17])" office:value-type="float" office:value="0.765830279503277" calcext:value-type="float">
            <text:p>0.7658302795</text:p>
          </table:table-cell>
          <table:table-cell table:formula="of:=[.JY17]-INT([.JY17])" office:value-type="float" office:value="0.178171976708242" calcext:value-type="float">
            <text:p>0.1781719767</text:p>
          </table:table-cell>
          <table:table-cell table:formula="of:=[.JZ17]-INT([.JZ17])" office:value-type="float" office:value="0.596390256941156" calcext:value-type="float">
            <text:p>0.5963902569</text:p>
          </table:table-cell>
          <table:table-cell table:formula="of:=[.KA17]-INT([.KA17])" office:value-type="float" office:value="0.0204263543717431" calcext:value-type="float">
            <text:p>0.0204263544</text:p>
          </table:table-cell>
          <table:table-cell table:formula="of:=[.KB17]-INT([.KB17])" office:value-type="float" office:value="0.450222090828028" calcext:value-type="float">
            <text:p>0.4502220908</text:p>
          </table:table-cell>
          <table:table-cell table:formula="of:=[.KC17]-INT([.KC17])" office:value-type="float" office:value="0.885719869919747" calcext:value-type="float">
            <text:p>0.8857198699</text:p>
          </table:table-cell>
          <table:table-cell table:formula="of:=[.KD17]-INT([.KD17])" office:value-type="float" office:value="0.326862671220546" calcext:value-type="float">
            <text:p>0.3268626712</text:p>
          </table:table-cell>
          <table:table-cell table:formula="of:=[.KE17]-INT([.KE17])" office:value-type="float" office:value="0.773594044508343" calcext:value-type="float">
            <text:p>0.7735940445</text:p>
          </table:table-cell>
          <table:table-cell table:formula="of:=[.KF17]-INT([.KF17])" office:value-type="float" office:value="0.225858104063256" calcext:value-type="float">
            <text:p>0.2258581041</text:p>
          </table:table-cell>
          <table:table-cell table:formula="of:=[.KG17]-INT([.KG17])" office:value-type="float" office:value="0.683599523022622" calcext:value-type="float">
            <text:p>0.683599523</text:p>
          </table:table-cell>
          <table:table-cell table:formula="of:=[.KH17]-INT([.KH17])" office:value-type="float" office:value="0.146763527792395" calcext:value-type="float">
            <text:p>0.1467635278</text:p>
          </table:table-cell>
          <table:table-cell table:formula="of:=[.KI17]-INT([.KI17])" office:value-type="float" office:value="0.615295892514467" calcext:value-type="float">
            <text:p>0.6152958925</text:p>
          </table:table-cell>
          <table:table-cell table:formula="of:=[.KJ17]-INT([.KJ17])" office:value-type="float" office:value="0.0891429335893221" calcext:value-type="float">
            <text:p>0.0891429336</text:p>
          </table:table-cell>
          <table:table-cell table:formula="of:=[.KK17]-INT([.KK17])" office:value-type="float" office:value="0.568251504253432" calcext:value-type="float">
            <text:p>0.5682515043</text:p>
          </table:table-cell>
          <table:table-cell table:formula="of:=[.KL17]-INT([.KL17])" office:value-type="float" office:value="0.0525689892108971" calcext:value-type="float">
            <text:p>0.0525689892</text:p>
          </table:table-cell>
          <table:table-cell table:formula="of:=[.KM17]-INT([.KM17])" office:value-type="float" office:value="0.542043299318785" calcext:value-type="float">
            <text:p>0.5420432993</text:p>
          </table:table-cell>
          <table:table-cell table:formula="of:=[.KN17]-INT([.KN17])" office:value-type="float" office:value="0.0366228663255939" calcext:value-type="float">
            <text:p>0.0366228663</text:p>
          </table:table-cell>
          <table:table-cell table:formula="of:=[.KO17]-INT([.KO17])" office:value-type="float" office:value="0.536256637662341" calcext:value-type="float">
            <text:p>0.5362566377</text:p>
          </table:table-cell>
          <table:table-cell table:formula="of:=[.KP17]-INT([.KP17])" office:value-type="float" office:value="0.0408940712857202" calcext:value-type="float">
            <text:p>0.0408940713</text:p>
          </table:table-cell>
          <table:table-cell table:formula="of:=[.KQ17]-INT([.KQ17])" office:value-type="float" office:value="0.550485130572859" calcext:value-type="float">
            <text:p>0.5504851306</text:p>
          </table:table-cell>
          <table:table-cell table:formula="of:=[.KR17]-INT([.KR17])" office:value-type="float" office:value="0.0649802792671323" calcext:value-type="float">
            <text:p>0.0649802793</text:p>
          </table:table-cell>
          <table:table-cell table:formula="of:=[.KS17]-INT([.KS17])" office:value-type="float" office:value="0.584330476474463" calcext:value-type="float">
            <text:p>0.5843304765</text:p>
          </table:table-cell>
          <table:table-cell table:formula="of:=[.KT17]-INT([.KT17])" office:value-type="float" office:value="0.108487171709719" calcext:value-type="float">
            <text:p>0.1084871717</text:p>
          </table:table-cell>
          <table:table-cell table:formula="of:=[.KU17]-INT([.KU17])" office:value-type="float" office:value="0.637402299992623" calcext:value-type="float">
            <text:p>0.6374023</text:p>
          </table:table-cell>
          <table:table-cell table:formula="of:=[.KV17]-INT([.KV17])" office:value-type="float" office:value="0.171028276992693" calcext:value-type="float">
            <text:p>0.171028277</text:p>
          </table:table-cell>
          <table:table-cell table:formula="of:=[.KW17]-INT([.KW17])" office:value-type="float" office:value="0.709317994222765" calcext:value-type="float">
            <text:p>0.7093179942</text:p>
          </table:table-cell>
          <table:table-cell table:formula="of:=[.KX17]-INT([.KX17])" office:value-type="float" office:value="0.252224814280538" calcext:value-type="float">
            <text:p>0.2522248143</text:p>
          </table:table-cell>
          <table:table-cell table:formula="of:=[.KY17]-INT([.KY17])" office:value-type="float" office:value="0.799702566137732" calcext:value-type="float">
            <text:p>0.7997025661</text:p>
          </table:table-cell>
          <table:table-cell table:formula="of:=[.KZ17]-INT([.KZ17])" office:value-type="float" office:value="0.351705540476352" calcext:value-type="float">
            <text:p>0.3517055405</text:p>
          </table:table-cell>
          <table:table-cell table:formula="of:=[.LA17]-INT([.LA17])" office:value-type="float" office:value="0.908188485071591" calcext:value-type="float">
            <text:p>0.9081884851</text:p>
          </table:table-cell>
          <table:table-cell table:formula="of:=[.LB17]-INT([.LB17])" office:value-type="float" office:value="0.469106600220876" calcext:value-type="float">
            <text:p>0.4691066002</text:p>
          </table:table-cell>
          <table:table-cell table:formula="of:=[.LC17]-INT([.LC17])" office:value-type="float" office:value="0.0344155342186667" calcext:value-type="float">
            <text:p>0.0344155342</text:p>
          </table:table-cell>
          <table:table-cell table:formula="of:=[.LD17]-INT([.LD17])" office:value-type="float" office:value="0.604071378876476" calcext:value-type="float">
            <text:p>0.6040713789</text:p>
          </table:table-cell>
          <table:table-cell table:formula="of:=[.LE17]-INT([.LE17])" office:value-type="float" office:value="0.178030665087711" calcext:value-type="float">
            <text:p>0.1780306651</text:p>
          </table:table-cell>
          <table:table-cell table:formula="of:=[.LF17]-INT([.LF17])" office:value-type="float" office:value="0.75625035843683" calcext:value-type="float">
            <text:p>0.7562503584</text:p>
          </table:table-cell>
          <table:table-cell table:formula="of:=[.LG17]-INT([.LG17])" office:value-type="float" office:value="0.338687854852459" calcext:value-type="float">
            <text:p>0.3386878549</text:p>
          </table:table-cell>
          <table:table-cell table:formula="of:=[.LH17]-INT([.LH17])" office:value-type="float" office:value="0.925300976303937" calcext:value-type="float">
            <text:p>0.9253009763</text:p>
          </table:table-cell>
          <table:table-cell table:formula="of:=[.LI17]-INT([.LI17])" office:value-type="float" office:value="0.516047966540896" calcext:value-type="float">
            <text:p>0.5160479665</text:p>
          </table:table-cell>
          <table:table-cell table:formula="of:=[.LJ17]-INT([.LJ17])" office:value-type="float" office:value="0.110887486875484" calcext:value-type="float">
            <text:p>0.1108874869</text:p>
          </table:table-cell>
          <table:table-cell table:formula="of:=[.LK17]-INT([.LK17])" office:value-type="float" office:value="0.70977861200673" calcext:value-type="float">
            <text:p>0.709778612</text:p>
          </table:table-cell>
          <table:table-cell table:formula="of:=[.LL17]-INT([.LL17])" office:value-type="float" office:value="0.312680825886659" calcext:value-type="float">
            <text:p>0.3126808259</text:p>
          </table:table-cell>
          <table:table-cell table:formula="of:=[.LM17]-INT([.LM17])" office:value-type="float" office:value="0.919554017627789" calcext:value-type="float">
            <text:p>0.9195540176</text:p>
          </table:table-cell>
          <table:table-cell table:formula="of:=[.LN17]-INT([.LN17])" office:value-type="float" office:value="0.530358477451507" calcext:value-type="float">
            <text:p>0.5303584775</text:p>
          </table:table-cell>
          <table:table-cell table:formula="of:=[.LO17]-INT([.LO17])" office:value-type="float" office:value="0.145054892676995" calcext:value-type="float">
            <text:p>0.1450548927</text:p>
          </table:table-cell>
          <table:table-cell table:formula="of:=[.LP17]-INT([.LP17])" office:value-type="float" office:value="0.763604343750224" calcext:value-type="float">
            <text:p>0.7636043438</text:p>
          </table:table-cell>
          <table:table-cell table:formula="of:=[.LQ17]-INT([.LQ17])" office:value-type="float" office:value="0.385968300312719" calcext:value-type="float">
            <text:p>0.3859683003</text:p>
          </table:table-cell>
          <table:table-cell table:formula="of:=[.LR17]-INT([.LR17])" office:value-type="float" office:value="0.0121086173095932" calcext:value-type="float">
            <text:p>0.0121086173</text:p>
          </table:table-cell>
          <table:table-cell table:formula="of:=[.LS17]-INT([.LS17])" office:value-type="float" office:value="0.6419875311365" calcext:value-type="float">
            <text:p>0.6419875311</text:p>
          </table:table-cell>
          <table:table-cell table:formula="of:=[.LT17]-INT([.LT17])" office:value-type="float" office:value="0.275567655825135" calcext:value-type="float">
            <text:p>0.2755676558</text:p>
          </table:table-cell>
          <table:table-cell table:formula="of:=[.LU17]-INT([.LU17])" office:value-type="float" office:value="0.912811979266884" calcext:value-type="float">
            <text:p>0.9128119793</text:p>
          </table:table-cell>
          <table:table-cell table:formula="of:=[.LV17]-INT([.LV17])" office:value-type="float" office:value="0.553683859474212" calcext:value-type="float">
            <text:p>0.5536838595</text:p>
          </table:table-cell>
          <table:table-cell table:formula="of:=[.LW17]-INT([.LW17])" office:value-type="float" office:value="0.198147020879468" calcext:value-type="float">
            <text:p>0.1981470209</text:p>
          </table:table-cell>
          <table:table-cell table:formula="of:=[.LX17]-INT([.LX17])" office:value-type="float" office:value="0.846165550670669" calcext:value-type="float">
            <text:p>0.8461655507</text:p>
          </table:table-cell>
          <table:table-cell table:formula="of:=[.LY17]-INT([.LY17])" office:value-type="float" office:value="0.497703895163966" calcext:value-type="float">
            <text:p>0.4977038952</text:p>
          </table:table-cell>
          <table:table-cell table:formula="of:=[.LZ17]-INT([.LZ17])" office:value-type="float" office:value="0.152726856212325" calcext:value-type="float">
            <text:p>0.1527268562</text:p>
          </table:table-cell>
          <table:table-cell table:formula="of:=[.MA17]-INT([.MA17])" office:value-type="float" office:value="0.811199587650201" calcext:value-type="float">
            <text:p>0.8111995877</text:p>
          </table:table-cell>
          <table:table-cell table:formula="of:=[.MB17]-INT([.MB17])" office:value-type="float" office:value="0.473087591773698" calcext:value-type="float">
            <text:p>0.4730875918</text:p>
          </table:table-cell>
          <table:table-cell table:formula="of:=[.MC17]-INT([.MC17])" office:value-type="float" office:value="0.138356715855963" calcext:value-type="float">
            <text:p>0.1383567159</text:p>
          </table:table-cell>
          <table:table-cell table:formula="of:=[.MD17]-INT([.MD17])" office:value-type="float" office:value="0.806973148697402" calcext:value-type="float">
            <text:p>0.8069731487</text:p>
          </table:table-cell>
          <table:table-cell table:formula="of:=[.ME17]-INT([.ME17])" office:value-type="float" office:value="0.478903417210425" calcext:value-type="float">
            <text:p>0.4789034172</text:p>
          </table:table-cell>
          <table:table-cell table:formula="of:=[.MF17]-INT([.MF17])" office:value-type="float" office:value="0.154114383038319" calcext:value-type="float">
            <text:p>0.154114383</text:p>
          </table:table-cell>
          <table:table-cell table:formula="of:=[.MG17]-INT([.MG17])" office:value-type="float" office:value="0.832573239207935" calcext:value-type="float">
            <text:p>0.8325732392</text:p>
          </table:table-cell>
          <table:table-cell table:formula="of:=[.MH17]-INT([.MH17])" office:value-type="float" office:value="0.514247506815856" calcext:value-type="float">
            <text:p>0.5142475068</text:p>
          </table:table-cell>
          <table:table-cell table:formula="of:=[.MI17]-INT([.MI17])" office:value-type="float" office:value="0.199105031747699" calcext:value-type="float">
            <text:p>0.1991050317</text:p>
          </table:table-cell>
          <table:table-cell table:formula="of:=[.MJ17]-INT([.MJ17])" office:value-type="float" office:value="0.887113981430222" calcext:value-type="float">
            <text:p>0.8871139814</text:p>
          </table:table-cell>
          <table:table-cell table:formula="of:=[.MK17]-INT([.MK17])" office:value-type="float" office:value="0.578242841615918" calcext:value-type="float">
            <text:p>0.5782428416</text:p>
          </table:table-cell>
          <table:table-cell table:formula="of:=[.ML17]-INT([.ML17])" office:value-type="float" office:value="0.272460413199759" calcext:value-type="float">
            <text:p>0.2724604132</text:p>
          </table:table-cell>
          <table:table-cell table:formula="of:=[.MM17]-INT([.MM17])" office:value-type="float" office:value="0.96973580906776" calcext:value-type="float">
            <text:p>0.9697358091</text:p>
          </table:table-cell>
          <table:table-cell table:formula="of:=[.MN17]-INT([.MN17])" office:value-type="float" office:value="0.670038450977081" calcext:value-type="float">
            <text:p>0.670038451</text:p>
          </table:table-cell>
          <table:table-cell table:formula="of:=[.MO17]-INT([.MO17])" office:value-type="float" office:value="0.373338066467312" calcext:value-type="float">
            <text:p>0.3733380665</text:p>
          </table:table-cell>
          <table:table-cell table:formula="of:=[.MP17]-INT([.MP17])" office:value-type="float" office:value="0.0796046858026394" calcext:value-type="float">
            <text:p>0.0796046858</text:p>
          </table:table-cell>
          <table:table-cell table:formula="of:=[.MQ17]-INT([.MQ17])" office:value-type="float" office:value="0.788808638944612" calcext:value-type="float">
            <text:p>0.7888086389</text:p>
          </table:table-cell>
          <table:table-cell table:formula="of:=[.MR17]-INT([.MR17])" office:value-type="float" office:value="0.500920552555165" calcext:value-type="float">
            <text:p>0.5009205526</text:p>
          </table:table-cell>
          <table:table-cell table:formula="of:=[.MS17]-INT([.MS17])" office:value-type="float" office:value="0.215911347029614" calcext:value-type="float">
            <text:p>0.215911347</text:p>
          </table:table-cell>
          <table:table-cell table:formula="of:=[.MT17]-INT([.MT17])" office:value-type="float" office:value="0.933752233559318" calcext:value-type="float">
            <text:p>0.9337522336</text:p>
          </table:table-cell>
          <table:table-cell table:formula="of:=[.MU17]-INT([.MU17])" office:value-type="float" office:value="0.654414711223723" calcext:value-type="float">
            <text:p>0.6544147112</text:p>
          </table:table-cell>
          <table:table-cell table:formula="of:=[.MV17]-INT([.MV17])" office:value-type="float" office:value="0.377870564111486" calcext:value-type="float">
            <text:p>0.3778705641</text:p>
          </table:table-cell>
          <table:table-cell table:formula="of:=[.MW17]-INT([.MW17])" office:value-type="float" office:value="0.104091858470373" calcext:value-type="float">
            <text:p>0.1040918585</text:p>
          </table:table-cell>
          <table:table-cell table:formula="of:=[.MX17]-INT([.MX17])" office:value-type="float" office:value="0.83305093988567" calcext:value-type="float">
            <text:p>0.8330509399</text:p>
          </table:table-cell>
          <table:table-cell table:formula="of:=[.MY17]-INT([.MY17])" office:value-type="float" office:value="0.564720430486812" calcext:value-type="float">
            <text:p>0.5647204305</text:p>
          </table:table-cell>
          <table:table-cell table:formula="of:=[.MZ17]-INT([.MZ17])" office:value-type="float" office:value="0.299073226181942" calcext:value-type="float">
            <text:p>0.2990732262</text:p>
          </table:table-cell>
          <table:table-cell table:formula="of:=[.NA17]-INT([.NA17])" office:value-type="float" office:value="0.036082493920123" calcext:value-type="float">
            <text:p>0.0360824939</text:p>
          </table:table-cell>
          <table:table-cell table:formula="of:=[.NB17]-INT([.NB17])" office:value-type="float" office:value="0.775721668980921" calcext:value-type="float">
            <text:p>0.775721669</text:p>
          </table:table-cell>
          <table:table-cell table:formula="of:=[.NC17]-INT([.NC17])" office:value-type="float" office:value="0.51796445229111" calcext:value-type="float">
            <text:p>0.5179644523</text:p>
          </table:table-cell>
          <table:table-cell table:formula="of:=[.ND17]-INT([.ND17])" office:value-type="float" office:value="0.262784807768199" calcext:value-type="float">
            <text:p>0.2627848078</text:p>
          </table:table-cell>
          <table:table-cell table:formula="of:=[.NE17]-INT([.NE17])" office:value-type="float" office:value="0.0101569596905158" calcext:value-type="float">
            <text:p>0.0101569597</text:p>
          </table:table-cell>
          <table:table-cell table:formula="of:=[.NF17]-INT([.NF17])" office:value-type="float" office:value="0.760055390093612" calcext:value-type="float">
            <text:p>0.7600553901</text:p>
          </table:table-cell>
          <table:table-cell table:formula="of:=[.NG17]-INT([.NG17])" office:value-type="float" office:value="0.512454836192674" calcext:value-type="float">
            <text:p>0.5124548362</text:p>
          </table:table-cell>
          <table:table-cell table:formula="of:=[.NH17]-INT([.NH17])" office:value-type="float" office:value="0.267330287830749" calcext:value-type="float">
            <text:p>0.2673302878</text:p>
          </table:table-cell>
          <table:table-cell table:formula="of:=[.NI17]-INT([.NI17])" office:value-type="float" office:value="0.0246569849524398" calcext:value-type="float">
            <text:p>0.024656985</text:p>
          </table:table-cell>
          <table:table-cell table:formula="of:=[.NJ17]-INT([.NJ17])" office:value-type="float" office:value="0.784410415102915" calcext:value-type="float">
            <text:p>0.7844104151</text:p>
          </table:table-cell>
          <table:table-cell table:formula="of:=[.NK17]-INT([.NK17])" office:value-type="float" office:value="0.546566310951885" calcext:value-type="float">
            <text:p>0.546566311</text:p>
          </table:table-cell>
          <table:table-cell table:formula="of:=[.NL17]-INT([.NL17])" office:value-type="float" office:value="0.311100647842366" calcext:value-type="float">
            <text:p>0.3111006478</text:p>
          </table:table-cell>
          <table:table-cell table:formula="of:=[.NM17]-INT([.NM17])" office:value-type="float" office:value="0.077989641363942" calcext:value-type="float">
            <text:p>0.0779896414</text:p>
          </table:table-cell>
          <table:table-cell table:formula="of:=[.NN17]-INT([.NN17])" office:value-type="float" office:value="0.847209744950302" calcext:value-type="float">
            <text:p>0.847209745</text:p>
          </table:table-cell>
          <table:table-cell table:formula="of:=[.NO17]-INT([.NO17])" office:value-type="float" office:value="0.618737647500797" calcext:value-type="float">
            <text:p>0.6187376475</text:p>
          </table:table-cell>
          <table:table-cell table:formula="of:=[.NP17]-INT([.NP17])" office:value-type="float" office:value="0.39255027102579" calcext:value-type="float">
            <text:p>0.392550271</text:p>
          </table:table-cell>
          <table:table-cell table:formula="of:=[.NQ17]-INT([.NQ17])" office:value-type="float" office:value="0.168624768315532" calcext:value-type="float">
            <text:p>0.1686247683</text:p>
          </table:table-cell>
          <table:table-cell table:formula="of:=[.NR17]-INT([.NR17])" office:value-type="float" office:value="0.946938520632376" calcext:value-type="float">
            <text:p>0.9469385206</text:p>
          </table:table-cell>
          <table:table-cell table:formula="of:=[.NS17]-INT([.NS17])" office:value-type="float" office:value="0.727469135426052" calcext:value-type="float">
            <text:p>0.7274691354</text:p>
          </table:table-cell>
          <table:table-cell table:formula="of:=[.NT17]-INT([.NT17])" office:value-type="float" office:value="0.510194444071789" calcext:value-type="float">
            <text:p>0.5101944441</text:p>
          </table:table-cell>
          <table:table-cell table:formula="of:=[.NU17]-INT([.NU17])" office:value-type="float" office:value="0.295092499631071" calcext:value-type="float">
            <text:p>0.2950924996</text:p>
          </table:table-cell>
          <table:table-cell table:formula="of:=[.NV17]-INT([.NV17])" office:value-type="float" office:value="0.0821415746347611" calcext:value-type="float">
            <text:p>0.0821415746</text:p>
          </table:table-cell>
          <table:table-cell table:formula="of:=[.NW17]-INT([.NW17])" office:value-type="float" office:value="0.871320158888413" calcext:value-type="float">
            <text:p>0.8713201589</text:p>
          </table:table-cell>
          <table:table-cell table:formula="of:=[.NX17]-INT([.NX17])" office:value-type="float" office:value="0.662606957299527" calcext:value-type="float">
            <text:p>0.6626069573</text:p>
          </table:table-cell>
          <table:table-cell table:formula="of:=[.NY17]-INT([.NY17])" office:value-type="float" office:value="0.455980887726533" calcext:value-type="float">
            <text:p>0.4559808877</text:p>
          </table:table-cell>
          <table:table-cell table:formula="of:=[.NZ17]-INT([.NZ17])" office:value-type="float" office:value="0.251421078849265" calcext:value-type="float">
            <text:p>0.2514210788</text:p>
          </table:table-cell>
          <table:table-cell table:formula="of:=[.OA17]-INT([.OA17])" office:value-type="float" office:value="0.0489068680607723" calcext:value-type="float">
            <text:p>0.0489068681</text:p>
          </table:table-cell>
          <table:table-cell table:formula="of:=[.OB17]-INT([.OB17])" office:value-type="float" office:value="0.848417799380165" calcext:value-type="float">
            <text:p>0.8484177994</text:p>
          </table:table-cell>
          <table:table-cell table:formula="of:=[.OC17]-INT([.OC17])" office:value-type="float" office:value="0.649933621386364" calcext:value-type="float">
            <text:p>0.6499336214</text:p>
          </table:table-cell>
          <table:table-cell table:formula="of:=[.OD17]-INT([.OD17])" office:value-type="float" office:value="0.453434285172499" calcext:value-type="float">
            <text:p>0.4534342852</text:p>
          </table:table-cell>
          <table:table-cell table:formula="of:=[.OE17]-INT([.OE17])" office:value-type="float" office:value="0.258899942320774" calcext:value-type="float">
            <text:p>0.2588999423</text:p>
          </table:table-cell>
          <table:table-cell table:formula="of:=[.OF17]-INT([.OF17])" office:value-type="float" office:value="0.0663109428975659" calcext:value-type="float">
            <text:p>0.0663109429</text:p>
          </table:table-cell>
          <table:table-cell table:formula="of:=[.OG17]-INT([.OG17])" office:value-type="float" office:value="0.875647833468591" calcext:value-type="float">
            <text:p>0.8756478335</text:p>
          </table:table-cell>
          <table:table-cell table:formula="of:=[.OH17]-INT([.OH17])" office:value-type="float" office:value="0.686891355133906" calcext:value-type="float">
            <text:p>0.6868913551</text:p>
          </table:table-cell>
          <table:table-cell table:formula="of:=[.OI17]-INT([.OI17])" office:value-type="float" office:value="0.500022441582566" calcext:value-type="float">
            <text:p>0.5000224416</text:p>
          </table:table-cell>
          <table:table-cell table:formula="of:=[.OJ17]-INT([.OJ17])" office:value-type="float" office:value="0.315022217166739" calcext:value-type="float">
            <text:p>0.3150222172</text:p>
          </table:table-cell>
          <table:table-cell table:formula="of:=[.OK17]-INT([.OK17])" office:value-type="float" office:value="0.13187199499507" calcext:value-type="float">
            <text:p>0.131871995</text:p>
          </table:table-cell>
          <table:table-cell table:formula="of:=[.OL17]-INT([.OL17])" office:value-type="float" office:value="0.95055327504512" calcext:value-type="float">
            <text:p>0.950553275</text:p>
          </table:table-cell>
          <table:table-cell table:formula="of:=[.OM17]-INT([.OM17])" office:value-type="float" office:value="0.77104774229467" calcext:value-type="float">
            <text:p>0.7710477423</text:p>
          </table:table-cell>
          <table:table-cell table:formula="of:=[.ON17]-INT([.ON17])" office:value-type="float" office:value="0.593337264871721" calcext:value-type="float">
            <text:p>0.5933372649</text:p>
          </table:table-cell>
          <table:table-cell table:formula="of:=[.OO17]-INT([.OO17])" office:value-type="float" office:value="0.417403892223003" calcext:value-type="float">
            <text:p>0.4174038922</text:p>
          </table:table-cell>
          <table:table-cell table:formula="of:=[.OP17]-INT([.OP17])" office:value-type="float" office:value="0.243229853300772" calcext:value-type="float">
            <text:p>0.2432298533</text:p>
          </table:table-cell>
          <table:table-cell table:formula="of:=[.OQ17]-INT([.OQ17])" office:value-type="float" office:value="0.0707975547677648" calcext:value-type="float">
            <text:p>0.0707975548</text:p>
          </table:table-cell>
          <table:table-cell table:formula="of:=[.OR17]-INT([.OR17])" office:value-type="float" office:value="0.900089579220087" calcext:value-type="float">
            <text:p>0.9000895792</text:p>
          </table:table-cell>
          <table:table-cell table:formula="of:=[.OS17]-INT([.OS17])" office:value-type="float" office:value="0.731088683427885" calcext:value-type="float">
            <text:p>0.7310886834</text:p>
          </table:table-cell>
          <table:table-cell table:formula="of:=[.OT17]-INT([.OT17])" office:value-type="float" office:value="0.563777796593605" calcext:value-type="float">
            <text:p>0.5637777966</text:p>
          </table:table-cell>
          <table:table-cell table:formula="of:=[.OU17]-INT([.OU17])" office:value-type="float" office:value="0.398140018627668" calcext:value-type="float">
            <text:p>0.3981400186</text:p>
          </table:table-cell>
          <table:table-cell table:formula="of:=[.OV17]-INT([.OV17])" office:value-type="float" office:value="0.234158618441391" calcext:value-type="float">
            <text:p>0.2341586184</text:p>
          </table:table-cell>
          <table:table-cell table:formula="of:=[.OW17]-INT([.OW17])" office:value-type="float" office:value="0.0718170322569769" calcext:value-type="float">
            <text:p>0.0718170323</text:p>
          </table:table-cell>
          <table:table-cell table:formula="of:=[.OX17]-INT([.OX17])" office:value-type="float" office:value="0.911098861934407" calcext:value-type="float">
            <text:p>0.9110988619</text:p>
          </table:table-cell>
          <table:table-cell table:formula="of:=[.OY17]-INT([.OY17])" office:value-type="float" office:value="0.751987873315063" calcext:value-type="float">
            <text:p>0.7519878733</text:p>
          </table:table-cell>
          <table:table-cell table:formula="of:=[.OZ17]-INT([.OZ17])" office:value-type="float" office:value="0.594467994581912" calcext:value-type="float">
            <text:p>0.5944679946</text:p>
          </table:table-cell>
          <table:table-cell table:formula="of:=[.PA17]-INT([.PA17])" office:value-type="float" office:value="0.438523314636093" calcext:value-type="float">
            <text:p>0.4385233146</text:p>
          </table:table-cell>
          <table:table-cell table:formula="of:=[.PB17]-INT([.PB17])" office:value-type="float" office:value="0.284138081489733" calcext:value-type="float">
            <text:p>0.2841380815</text:p>
          </table:table-cell>
          <table:table-cell table:formula="of:=[.PC17]-INT([.PC17])" office:value-type="float" office:value="0.131296700674834" calcext:value-type="float">
            <text:p>0.1312967007</text:p>
          </table:table-cell>
          <table:table-cell table:formula="of:=[.PD17]-INT([.PD17])" office:value-type="float" office:value="0.979983733668085" calcext:value-type="float">
            <text:p>0.9799837337</text:p>
          </table:table-cell>
          <table:table-cell table:formula="of:=[.PE17]-INT([.PE17])" office:value-type="float" office:value="0.830183896331404" calcext:value-type="float">
            <text:p>0.8301838963</text:p>
          </table:table-cell>
          <table:table-cell table:formula="of:=[.PF17]-INT([.PF17])" office:value-type="float" office:value="0.681882057368089" calcext:value-type="float">
            <text:p>0.6818820574</text:p>
          </table:table-cell>
          <table:table-cell table:formula="of:=[.PG17]-INT([.PG17])" office:value-type="float" office:value="0.535063236794407" calcext:value-type="float">
            <text:p>0.5350632368</text:p>
          </table:table-cell>
          <table:table-cell table:formula="of:=[.PH17]-INT([.PH17])" office:value-type="float" office:value="0.389712604426464" calcext:value-type="float">
            <text:p>0.3897126044</text:p>
          </table:table-cell>
          <table:table-cell table:formula="of:=[.PI17]-INT([.PI17])" office:value-type="float" office:value="0.245815478382198" calcext:value-type="float">
            <text:p>0.2458154784</text:p>
          </table:table-cell>
          <table:table-cell table:formula="of:=[.PJ17]-INT([.PJ17])" office:value-type="float" office:value="0.103357323598376" calcext:value-type="float">
            <text:p>0.1033573236</text:p>
          </table:table-cell>
          <table:table-cell table:formula="of:=[.PK17]-INT([.PK17])" office:value-type="float" office:value="0.962323750362392" calcext:value-type="float">
            <text:p>0.9623237504</text:p>
          </table:table-cell>
          <table:table-cell table:formula="of:=[.PL17]-INT([.PL17])" office:value-type="float" office:value="0.822700512858768" calcext:value-type="float">
            <text:p>0.8227005129</text:p>
          </table:table-cell>
          <table:table-cell table:formula="of:=[.PM17]-INT([.PM17])" office:value-type="float" office:value="0.68447350773018" calcext:value-type="float">
            <text:p>0.6844735077</text:p>
          </table:table-cell>
          <table:table-cell table:formula="of:=[.PN17]-INT([.PN17])" office:value-type="float" office:value="0.547628772652878" calcext:value-type="float">
            <text:p>0.5476287727</text:p>
          </table:table-cell>
          <table:table-cell table:formula="of:=[.PO17]-INT([.PO17])" office:value-type="float" office:value="0.412152484926349" calcext:value-type="float">
            <text:p>0.4121524849</text:p>
          </table:table-cell>
          <table:table-cell table:formula="of:=[.PP17]-INT([.PP17])" office:value-type="float" office:value="0.278030960077086" calcext:value-type="float">
            <text:p>0.2780309601</text:p>
          </table:table-cell>
          <table:table-cell table:formula="of:=[.PQ17]-INT([.PQ17])" office:value-type="float" office:value="0.145250650476315" calcext:value-type="float">
            <text:p>0.1452506505</text:p>
          </table:table-cell>
          <table:table-cell table:formula="of:=[.PR17]-INT([.PR17])" office:value-type="float" office:value="0.0137981439715524" calcext:value-type="float">
            <text:p>0.013798144</text:p>
          </table:table-cell>
          <table:table-cell table:formula="of:=[.PS17]-INT([.PS17])" office:value-type="float" office:value="0.883660162531838" calcext:value-type="float">
            <text:p>0.8836601625</text:p>
          </table:table-cell>
          <table:table-cell table:formula="of:=[.PT17]-INT([.PT17])" office:value-type="float" office:value="0.75482356090652" calcext:value-type="float">
            <text:p>0.7548235609</text:p>
          </table:table-cell>
          <table:table-cell table:formula="of:=[.PU17]-INT([.PU17])" office:value-type="float" office:value="0.627275325297454" calcext:value-type="float">
            <text:p>0.6272753253</text:p>
          </table:table-cell>
          <table:table-cell table:formula="of:=[.PV17]-INT([.PV17])" office:value-type="float" office:value="0.501002572044479" calcext:value-type="float">
            <text:p>0.501002572</text:p>
          </table:table-cell>
          <table:table-cell table:formula="of:=[.PW17]-INT([.PW17])" office:value-type="float" office:value="0.375992546324035" calcext:value-type="float">
            <text:p>0.3759925463</text:p>
          </table:table-cell>
          <table:table-cell table:formula="of:=[.PX17]-INT([.PX17])" office:value-type="float" office:value="0.252232620860795" calcext:value-type="float">
            <text:p>0.2522326209</text:p>
          </table:table-cell>
          <table:table-cell table:formula="of:=[.PY17]-INT([.PY17])" office:value-type="float" office:value="0.129710294652186" calcext:value-type="float">
            <text:p>0.1297102947</text:p>
          </table:table-cell>
          <table:table-cell table:formula="of:=[.PZ17]-INT([.PZ17])" office:value-type="float" office:value="0.00841319170566379" calcext:value-type="float">
            <text:p>0.0084131917</text:p>
          </table:table-cell>
          <table:table-cell table:formula="of:=[.QA17]-INT([.QA17])" office:value-type="float" office:value="0.888329059788607" calcext:value-type="float">
            <text:p>0.8883290598</text:p>
          </table:table-cell>
          <table:table-cell table:formula="of:=[.QB17]-INT([.QB17])" office:value-type="float" office:value="0.769445769190721" calcext:value-type="float">
            <text:p>0.7694457692</text:p>
          </table:table-cell>
          <table:table-cell table:formula="of:=[.QC17]-INT([.QC17])" office:value-type="float" office:value="0.651751311498813" calcext:value-type="float">
            <text:p>0.6517513115</text:p>
          </table:table-cell>
          <table:table-cell table:formula="of:=[.QD17]-INT([.QD17])" office:value-type="float" office:value="0.535233798383825" calcext:value-type="float">
            <text:p>0.5352337984</text:p>
          </table:table-cell>
          <table:table-cell table:formula="of:=[.QE17]-INT([.QE17])" office:value-type="float" office:value="0.419881460399987" calcext:value-type="float">
            <text:p>0.4198814604</text:p>
          </table:table-cell>
          <table:table-cell table:formula="of:=[.QF17]-INT([.QF17])" office:value-type="float" office:value="0.305682645795986" calcext:value-type="float">
            <text:p>0.3056826458</text:p>
          </table:table-cell>
          <table:table-cell table:formula="of:=[.QG17]-INT([.QG17])" office:value-type="float" office:value="0.192625819338026" calcext:value-type="float">
            <text:p>0.1926258193</text:p>
          </table:table-cell>
          <table:table-cell table:formula="of:=[.QH17]-INT([.QH17])" office:value-type="float" office:value="0.0806995611446464" calcext:value-type="float">
            <text:p>0.0806995611</text:p>
          </table:table-cell>
          <table:table-cell table:formula="of:=[.QI17]-INT([.QI17])" office:value-type="float" office:value="0.969892565533201" calcext:value-type="float">
            <text:p>0.9698925655</text:p>
          </table:table-cell>
          <table:table-cell table:formula="of:=[.QJ17]-INT([.QJ17])" office:value-type="float" office:value="0.860193639877869" calcext:value-type="float">
            <text:p>0.8601936399</text:p>
          </table:table-cell>
          <table:table-cell table:formula="of:=[.QK17]-INT([.QK17])" office:value-type="float" office:value="0.75159170347909" calcext:value-type="float">
            <text:p>0.7515917035</text:p>
          </table:table-cell>
          <table:table-cell table:formula="of:=[.QL17]-INT([.QL17])" office:value-type="float" office:value="0.644075786444299" calcext:value-type="float">
            <text:p>0.6440757864</text:p>
          </table:table-cell>
          <table:table-cell table:formula="of:=[.QM17]-INT([.QM17])" office:value-type="float" office:value="0.537635028579857" calcext:value-type="float">
            <text:p>0.5376350286</text:p>
          </table:table-cell>
          <table:table-cell table:formula="of:=[.QN17]-INT([.QN17])" office:value-type="float" office:value="0.432258678294058" calcext:value-type="float">
            <text:p>0.4322586783</text:p>
          </table:table-cell>
          <table:table-cell table:formula="of:=[.QO17]-INT([.QO17])" office:value-type="float" office:value="0.327936091511118" calcext:value-type="float">
            <text:p>0.3279360915</text:p>
          </table:table-cell>
          <table:table-cell table:formula="of:=[.QP17]-INT([.QP17])" office:value-type="float" office:value="0.224656730596006" calcext:value-type="float">
            <text:p>0.2246567306</text:p>
          </table:table-cell>
          <table:table-cell table:formula="of:=[.QQ17]-INT([.QQ17])" office:value-type="float" office:value="0.122410163290047" calcext:value-type="float">
            <text:p>0.1224101633</text:p>
          </table:table-cell>
          <table:table-cell table:formula="of:=[.QR17]-INT([.QR17])" office:value-type="float" office:value="0.0211860616571453" calcext:value-type="float">
            <text:p>0.0211860617</text:p>
          </table:table-cell>
          <table:table-cell table:formula="of:=[.QS17]-INT([.QS17])" office:value-type="float" office:value="0.920974201040574" calcext:value-type="float">
            <text:p>0.920974201</text:p>
          </table:table-cell>
          <table:table-cell table:formula="of:=[.QT17]-INT([.QT17])" office:value-type="float" office:value="0.821764459030169" calcext:value-type="float">
            <text:p>0.821764459</text:p>
          </table:table-cell>
          <table:table-cell table:formula="of:=[.QU17]-INT([.QU17])" office:value-type="float" office:value="0.723546814439867" calcext:value-type="float">
            <text:p>0.7235468144</text:p>
          </table:table-cell>
          <table:table-cell table:formula="of:=[.QV17]-INT([.QV17])" office:value-type="float" office:value="0.626311346295468" calcext:value-type="float">
            <text:p>0.6263113463</text:p>
          </table:table-cell>
          <table:table-cell table:formula="of:=[.QW17]-INT([.QW17])" office:value-type="float" office:value="0.530048232832513" calcext:value-type="float">
            <text:p>0.5300482328</text:p>
          </table:table-cell>
          <table:table-cell table:formula="of:=[.QX17]-INT([.QX17])" office:value-type="float" office:value="0.434747750504188" calcext:value-type="float">
            <text:p>0.4347477505</text:p>
          </table:table-cell>
          <table:table-cell table:formula="of:=[.QY17]-INT([.QY17])" office:value-type="float" office:value="0.340400272999146" calcext:value-type="float">
            <text:p>0.340400273</text:p>
          </table:table-cell>
          <table:table-cell table:formula="of:=[.QZ17]-INT([.QZ17])" office:value-type="float" office:value="0.246996270269154" calcext:value-type="float">
            <text:p>0.2469962703</text:p>
          </table:table-cell>
          <table:table-cell table:formula="of:=[.RA17]-INT([.RA17])" office:value-type="float" office:value="0.154526307566462" calcext:value-type="float">
            <text:p>0.1545263076</text:p>
          </table:table-cell>
          <table:table-cell table:formula="of:=[.RB17]-INT([.RB17])" office:value-type="float" office:value="0.0629810444907974" calcext:value-type="float">
            <text:p>0.0629810445</text:p>
          </table:table-cell>
          <table:table-cell table:formula="of:=[.RC17]-INT([.RC17])" office:value-type="float" office:value="0.97235123404589" calcext:value-type="float">
            <text:p>0.972351234</text:p>
          </table:table-cell>
          <table:table-cell table:formula="of:=[.RD17]-INT([.RD17])" office:value-type="float" office:value="0.882627721705431" calcext:value-type="float">
            <text:p>0.8826277217</text:p>
          </table:table-cell>
          <table:table-cell table:formula="of:=[.RE17]-INT([.RE17])" office:value-type="float" office:value="0.793801444488377" calcext:value-type="float">
            <text:p>0.7938014445</text:p>
          </table:table-cell>
          <table:table-cell table:formula="of:=[.RF17]-INT([.RF17])" office:value-type="float" office:value="0.705863430043493" calcext:value-type="float">
            <text:p>0.70586343</text:p>
          </table:table-cell>
          <table:table-cell table:formula="of:=[.RG17]-INT([.RG17])" office:value-type="float" office:value="0.618804795743058" calcext:value-type="float">
            <text:p>0.6188047957</text:p>
          </table:table-cell>
          <table:table-cell table:formula="of:=[.RH17]-INT([.RH17])" office:value-type="float" office:value="0.532616747785628" calcext:value-type="float">
            <text:p>0.5326167478</text:p>
          </table:table-cell>
          <table:table-cell table:formula="of:=[.RI17]-INT([.RI17])" office:value-type="float" office:value="0.447290580307772" calcext:value-type="float">
            <text:p>0.4472905803</text:p>
          </table:table-cell>
          <table:table-cell table:formula="of:=[.RJ17]-INT([.RJ17])" office:value-type="float" office:value="0.362817674504694" calcext:value-type="float">
            <text:p>0.3628176745</text:p>
          </table:table-cell>
          <table:table-cell table:formula="of:=[.RK17]-INT([.RK17])" office:value-type="float" office:value="0.279189497759647" calcext:value-type="float">
            <text:p>0.2791894978</text:p>
          </table:table-cell>
          <table:table-cell table:formula="of:=[.RL17]-INT([.RL17])" office:value-type="float" office:value="0.196397602782051" calcext:value-type="float">
            <text:p>0.1963976028</text:p>
          </table:table-cell>
          <table:table-cell table:formula="of:=[.RM17]-INT([.RM17])" office:value-type="float" office:value="0.114433626754231" calcext:value-type="float">
            <text:p>0.1144336268</text:p>
          </table:table-cell>
          <table:table-cell table:formula="of:=[.RN17]-INT([.RN17])" office:value-type="float" office:value="0.0332892904866888" calcext:value-type="float">
            <text:p>0.0332892905</text:p>
          </table:table-cell>
          <table:table-cell table:formula="of:=[.RO17]-INT([.RO17])" office:value-type="float" office:value="0.952956397581822" calcext:value-type="float">
            <text:p>0.9529563976</text:p>
          </table:table-cell>
          <table:table-cell table:formula="of:=[.RP17]-INT([.RP17])" office:value-type="float" office:value="0.873426833606004" calcext:value-type="float">
            <text:p>0.8734268336</text:p>
          </table:table-cell>
          <table:table-cell table:formula="of:=[.RQ17]-INT([.RQ17])" office:value-type="float" office:value="0.794692565269944" calcext:value-type="float">
            <text:p>0.7946925653</text:p>
          </table:table-cell>
          <table:table-cell table:formula="of:=[.RR17]-INT([.RR17])" office:value-type="float" office:value="0.716745639617245" calcext:value-type="float">
            <text:p>0.7167456396</text:p>
          </table:table-cell>
          <table:table-cell table:formula="of:=[.RS17]-INT([.RS17])" office:value-type="float" office:value="0.639578183221072" calcext:value-type="float">
            <text:p>0.6395781832</text:p>
          </table:table-cell>
          <table:table-cell table:formula="of:=[.RT17]-INT([.RT17])" office:value-type="float" office:value="0.563182401388861" calcext:value-type="float">
            <text:p>0.5631824014</text:p>
          </table:table-cell>
          <table:table-cell table:formula="of:=[.RU17]-INT([.RU17])" office:value-type="float" office:value="0.487550577374972" calcext:value-type="float">
            <text:p>0.4875505774</text:p>
          </table:table-cell>
          <table:table-cell table:formula="of:=[.RV17]-INT([.RV17])" office:value-type="float" office:value="0.412675071601223" calcext:value-type="float">
            <text:p>0.4126750716</text:p>
          </table:table-cell>
          <table:table-cell table:formula="of:=[.RW17]-INT([.RW17])" office:value-type="float" office:value="0.33854832088521" calcext:value-type="float">
            <text:p>0.3385483209</text:p>
          </table:table-cell>
          <table:table-cell table:formula="of:=[.RX17]-INT([.RX17])" office:value-type="float" office:value="0.265162837676358" calcext:value-type="float">
            <text:p>0.2651628377</text:p>
          </table:table-cell>
          <table:table-cell table:formula="of:=[.RY17]-INT([.RY17])" office:value-type="float" office:value="0.192511209299594" calcext:value-type="float">
            <text:p>0.1925112093</text:p>
          </table:table-cell>
          <table:table-cell table:formula="of:=[.RZ17]-INT([.RZ17])" office:value-type="float" office:value="0.120586097206599" calcext:value-type="float">
            <text:p>0.1205860972</text:p>
          </table:table-cell>
          <table:table-cell table:formula="of:=[.SA17]-INT([.SA17])" office:value-type="float" office:value="0.0493802362345326" calcext:value-type="float">
            <text:p>0.0493802362</text:p>
          </table:table-cell>
          <table:table-cell table:formula="of:=[.SB17]-INT([.SB17])" office:value-type="float" office:value="0.978886433872187" calcext:value-type="float">
            <text:p>0.9788864339</text:p>
          </table:table-cell>
          <table:table-cell table:formula="of:=[.SC17]-INT([.SC17])" office:value-type="float" office:value="0.909097569533465" calcext:value-type="float">
            <text:p>0.9090975695</text:p>
          </table:table-cell>
          <table:table-cell table:formula="of:=[.SD17]-INT([.SD17])" office:value-type="float" office:value="0.840006593838131" calcext:value-type="float">
            <text:p>0.8400065938</text:p>
          </table:table-cell>
          <table:table-cell table:formula="of:=[.SE17]-INT([.SE17])" office:value-type="float" office:value="0.771606527899749" calcext:value-type="float">
            <text:p>0.7716065279</text:p>
          </table:table-cell>
          <table:table-cell table:formula="of:=[.SF17]-INT([.SF17])" office:value-type="float" office:value="0.703890462620752" calcext:value-type="float">
            <text:p>0.7038904626</text:p>
          </table:table-cell>
          <table:table-cell table:formula="of:=[.SG17]-INT([.SG17])" office:value-type="float" office:value="0.636851557994544" calcext:value-type="float">
            <text:p>0.636851558</text:p>
          </table:table-cell>
          <table:table-cell table:formula="of:=[.SH17]-INT([.SH17])" office:value-type="float" office:value="0.570483042414598" calcext:value-type="float">
            <text:p>0.5704830424</text:p>
          </table:table-cell>
          <table:table-cell table:formula="of:=[.SI17]-INT([.SI17])" office:value-type="float" office:value="0.504778211990453" calcext:value-type="float">
            <text:p>0.504778212</text:p>
          </table:table-cell>
          <table:table-cell table:formula="of:=[.SJ17]-INT([.SJ17])" office:value-type="float" office:value="0.439730429870548" calcext:value-type="float">
            <text:p>0.4397304299</text:p>
          </table:table-cell>
          <table:table-cell table:formula="of:=[.SK17]-INT([.SK17])" office:value-type="float" office:value="0.375333125571842" calcext:value-type="float">
            <text:p>0.3753331256</text:p>
          </table:table-cell>
          <table:table-cell table:formula="of:=[.SL17]-INT([.SL17])" office:value-type="float" office:value="0.311579794316124" calcext:value-type="float">
            <text:p>0.3115797943</text:p>
          </table:table-cell>
          <table:table-cell table:formula="of:=[.SM17]-INT([.SM17])" office:value-type="float" office:value="0.248463996372963" calcext:value-type="float">
            <text:p>0.2484639964</text:p>
          </table:table-cell>
          <table:table-cell table:formula="of:=[.SN17]-INT([.SN17])" office:value-type="float" office:value="0.185979356409233" calcext:value-type="float">
            <text:p>0.1859793564</text:p>
          </table:table-cell>
          <table:table-cell table:formula="of:=[.SO17]-INT([.SO17])" office:value-type="float" office:value="0.124119562845141" calcext:value-type="float">
            <text:p>0.1241195628</text:p>
          </table:table-cell>
          <table:table-cell table:formula="of:=[.SP17]-INT([.SP17])" office:value-type="float" office:value="0.0628783672166895" calcext:value-type="float">
            <text:p>0.0628783672</text:p>
          </table:table-cell>
          <table:table-cell table:formula="of:=[.SQ17]-INT([.SQ17])" office:value-type="float" office:value="0.00224958354452287" calcext:value-type="float">
            <text:p>0.0022495835</text:p>
          </table:table-cell>
          <table:table-cell table:formula="of:=[.SR17]-INT([.SR17])" office:value-type="float" office:value="0.942227087709077" calcext:value-type="float">
            <text:p>0.9422270877</text:p>
          </table:table-cell>
          <table:table-cell table:formula="of:=[.SS17]-INT([.SS17])" office:value-type="float" office:value="0.882804816831986" calcext:value-type="float">
            <text:p>0.8828048168</text:p>
          </table:table-cell>
          <table:table-cell table:formula="of:=[.ST17]-INT([.ST17])" office:value-type="float" office:value="0.823976768663666" calcext:value-type="float">
            <text:p>0.8239767687</text:p>
          </table:table-cell>
          <table:table-cell table:formula="of:=[.SU17]-INT([.SU17])" office:value-type="float" office:value="0.76573700097703" calcext:value-type="float">
            <text:p>0.765737001</text:p>
          </table:table-cell>
          <table:table-cell table:formula="of:=[.SV17]-INT([.SV17])" office:value-type="float" office:value="0.708079630967259" calcext:value-type="float">
            <text:p>0.708079631</text:p>
          </table:table-cell>
          <table:table-cell table:formula="of:=[.SW17]-INT([.SW17])" office:value-type="float" office:value="0.650998834657587" calcext:value-type="float">
            <text:p>0.6509988347</text:p>
          </table:table-cell>
          <table:table-cell table:formula="of:=[.SX17]-INT([.SX17])" office:value-type="float" office:value="0.594488846311011" calcext:value-type="float">
            <text:p>0.5944888463</text:p>
          </table:table-cell>
          <table:table-cell table:formula="of:=[.SY17]-INT([.SY17])" office:value-type="float" office:value="0.5385439578479" calcext:value-type="float">
            <text:p>0.5385439578</text:p>
          </table:table-cell>
          <table:table-cell table:formula="of:=[.SZ17]-INT([.SZ17])" office:value-type="float" office:value="0.483158518269422" calcext:value-type="float">
            <text:p>0.4831585183</text:p>
          </table:table-cell>
          <table:table-cell table:formula="of:=[.TA17]-INT([.TA17])" office:value-type="float" office:value="0.428326933086727" calcext:value-type="float">
            <text:p>0.4283269331</text:p>
          </table:table-cell>
          <table:table-cell table:formula="of:=[.TB17]-INT([.TB17])" office:value-type="float" office:value="0.37404366375586" calcext:value-type="float">
            <text:p>0.3740436638</text:p>
          </table:table-cell>
          <table:table-cell table:formula="of:=[.TC17]-INT([.TC17])" office:value-type="float" office:value="0.320303227118301" calcext:value-type="float">
            <text:p>0.3203032271</text:p>
          </table:table-cell>
          <table:table-cell table:formula="of:=[.TD17]-INT([.TD17])" office:value-type="float" office:value="0.267100194847118" calcext:value-type="float">
            <text:p>0.2671001948</text:p>
          </table:table-cell>
          <table:table-cell table:formula="of:=[.TE17]-INT([.TE17])" office:value-type="float" office:value="0.214429192898647" calcext:value-type="float">
            <text:p>0.2144291929</text:p>
          </table:table-cell>
          <table:table-cell table:formula="of:=[.TF17]-INT([.TF17])" office:value-type="float" office:value="0.16228490096966" calcext:value-type="float">
            <text:p>0.162284901</text:p>
          </table:table-cell>
          <table:table-cell table:formula="of:=[.TG17]-INT([.TG17])" office:value-type="float" office:value="0.110662051959964" calcext:value-type="float">
            <text:p>0.110662052</text:p>
          </table:table-cell>
          <table:table-cell table:formula="of:=[.TH17]-INT([.TH17])" office:value-type="float" office:value="0.0595554314403639" calcext:value-type="float">
            <text:p>0.0595554314</text:p>
          </table:table-cell>
          <table:table-cell table:formula="of:=[.TI17]-INT([.TI17])" office:value-type="float" office:value="0.00895987712596025" calcext:value-type="float">
            <text:p>0.0089598771</text:p>
          </table:table-cell>
          <table:table-cell table:formula="of:=[.TJ17]-INT([.TJ17])" office:value-type="float" office:value="0.9588702783547" calcext:value-type="float">
            <text:p>0.9588702784</text:p>
          </table:table-cell>
          <table:table-cell table:formula="of:=[.TK17]-INT([.TK17])" office:value-type="float" office:value="0.909281575571153" calcext:value-type="float">
            <text:p>0.9092815756</text:p>
          </table:table-cell>
          <table:table-cell table:formula="of:=[.TL17]-INT([.TL17])" office:value-type="float" office:value="0.860188759815442" calcext:value-type="float">
            <text:p>0.8601887598</text:p>
          </table:table-cell>
          <table:table-cell table:formula="of:=[.TM17]-INT([.TM17])" office:value-type="float" office:value="0.811586872217287" calcext:value-type="float">
            <text:p>0.8115868722</text:p>
          </table:table-cell>
          <table:table-cell table:formula="of:=[.TN17]-INT([.TN17])" office:value-type="float" office:value="0.763471003495114" calcext:value-type="float">
            <text:p>0.7634710035</text:p>
          </table:table-cell>
          <table:table-cell table:formula="of:=[.TO17]-INT([.TO17])" office:value-type="float" office:value="0.715836293460163" calcext:value-type="float">
            <text:p>0.7158362935</text:p>
          </table:table-cell>
          <table:table-cell table:formula="of:=[.TP17]-INT([.TP17])" office:value-type="float" office:value="0.668677930525561" calcext:value-type="float">
            <text:p>0.6686779305</text:p>
          </table:table-cell>
          <table:table-cell table:formula="of:=[.TQ17]-INT([.TQ17])" office:value-type="float" office:value="0.621991151220306" calcext:value-type="float">
            <text:p>0.6219911512</text:p>
          </table:table-cell>
          <table:table-cell table:formula="of:=[.TR17]-INT([.TR17])" office:value-type="float" office:value="0.575771239708103" calcext:value-type="float">
            <text:p>0.5757712397</text:p>
          </table:table-cell>
          <table:table-cell table:formula="of:=[.TS17]-INT([.TS17])" office:value-type="float" office:value="0.530013527311022" calcext:value-type="float">
            <text:p>0.5300135273</text:p>
          </table:table-cell>
          <table:table-cell table:formula="of:=[.TT17]-INT([.TT17])" office:value-type="float" office:value="0.484713392037912" calcext:value-type="float">
            <text:p>0.484713392</text:p>
          </table:table-cell>
          <table:table-cell table:formula="of:=[.TU17]-INT([.TU17])" office:value-type="float" office:value="0.439866258117532" calcext:value-type="float">
            <text:p>0.4398662581</text:p>
          </table:table-cell>
          <table:table-cell table:formula="of:=[.TV17]-INT([.TV17])" office:value-type="float" office:value="0.395467595536357" calcext:value-type="float">
            <text:p>0.3954675955</text:p>
          </table:table-cell>
          <table:table-cell table:formula="of:=[.TW17]-INT([.TW17])" office:value-type="float" office:value="0.351512919580993" calcext:value-type="float">
            <text:p>0.3515129196</text:p>
          </table:table-cell>
          <table:table-cell table:formula="of:=[.TX17]-INT([.TX17])" office:value-type="float" office:value="0.307997790385183" calcext:value-type="float">
            <text:p>0.3079977904</text:p>
          </table:table-cell>
          <table:table-cell table:formula="of:=[.TY17]-INT([.TY17])" office:value-type="float" office:value="0.264917812481332" calcext:value-type="float">
            <text:p>0.2649178125</text:p>
          </table:table-cell>
          <table:table-cell table:formula="of:=[.TZ17]-INT([.TZ17])" office:value-type="float" office:value="0.222268634356518" calcext:value-type="float">
            <text:p>0.2222686344</text:p>
          </table:table-cell>
          <table:table-cell table:formula="of:=[.UA17]-INT([.UA17])" office:value-type="float" office:value="0.180045948012953" calcext:value-type="float">
            <text:p>0.180045948</text:p>
          </table:table-cell>
          <table:table-cell table:formula="of:=[.UB17]-INT([.UB17])" office:value-type="float" office:value="0.138245488532823" calcext:value-type="float">
            <text:p>0.1382454885</text:p>
          </table:table-cell>
          <table:table-cell table:formula="of:=[.UC17]-INT([.UC17])" office:value-type="float" office:value="0.0968630336474954" calcext:value-type="float">
            <text:p>0.0968630336</text:p>
          </table:table-cell>
          <table:table-cell table:formula="of:=[.UD17]-INT([.UD17])" office:value-type="float" office:value="0.0558944033110205" calcext:value-type="float">
            <text:p>0.0558944033</text:p>
          </table:table-cell>
          <table:table-cell table:formula="of:=[.UE17]-INT([.UE17])" office:value-type="float" office:value="0.0153354592779102" calcext:value-type="float">
            <text:p>0.0153354593</text:p>
          </table:table-cell>
          <table:table-cell table:formula="of:=[.UF17]-INT([.UF17])" office:value-type="float" office:value="0.975182104685131" calcext:value-type="float">
            <text:p>0.9751821047</text:p>
          </table:table-cell>
          <table:table-cell table:formula="of:=[.UG17]-INT([.UG17])" office:value-type="float" office:value="0.93543028363828" calcext:value-type="float">
            <text:p>0.9354302836</text:p>
          </table:table-cell>
          <table:table-cell table:formula="of:=[.UH17]-INT([.UH17])" office:value-type="float" office:value="0.896075980801897" calcext:value-type="float">
            <text:p>0.8960759808</text:p>
          </table:table-cell>
          <table:table-cell table:formula="of:=[.UI17]-INT([.UI17])" office:value-type="float" office:value="0.857115220993878" calcext:value-type="float">
            <text:p>0.857115221</text:p>
          </table:table-cell>
          <table:table-cell table:formula="of:=[.UJ17]-INT([.UJ17])" office:value-type="float" office:value="0.818544068783939" calcext:value-type="float">
            <text:p>0.8185440688</text:p>
          </table:table-cell>
          <table:table-cell table:formula="of:=[.UK17]-INT([.UK17])" office:value-type="float" office:value="0.780358628096099" calcext:value-type="float">
            <text:p>0.7803586281</text:p>
          </table:table-cell>
          <table:table-cell table:formula="of:=[.UL17]-INT([.UL17])" office:value-type="float" office:value="0.742555041815138" calcext:value-type="float">
            <text:p>0.7425550418</text:p>
          </table:table-cell>
          <table:table-cell table:formula="of:=[.UM17]-INT([.UM17])" office:value-type="float" office:value="0.705129491396987" calcext:value-type="float">
            <text:p>0.7051294914</text:p>
          </table:table-cell>
          <table:table-cell table:formula="of:=[.UN17]-INT([.UN17])" office:value-type="float" office:value="0.668078196483017" calcext:value-type="float">
            <text:p>0.6680781965</text:p>
          </table:table-cell>
          <table:table-cell table:formula="of:=[.UO17]-INT([.UO17])" office:value-type="float" office:value="0.631397414518187" calcext:value-type="float">
            <text:p>0.6313974145</text:p>
          </table:table-cell>
          <table:table-cell table:formula="of:=[.UP17]-INT([.UP17])" office:value-type="float" office:value="0.595083440373005" calcext:value-type="float">
            <text:p>0.5950834404</text:p>
          </table:table-cell>
          <table:table-cell table:formula="of:=[.UQ17]-INT([.UQ17])" office:value-type="float" office:value="0.559132605969274" calcext:value-type="float">
            <text:p>0.559132606</text:p>
          </table:table-cell>
          <table:table-cell table:formula="of:=[.UR17]-INT([.UR17])" office:value-type="float" office:value="0.523541279909582" calcext:value-type="float">
            <text:p>0.5235412799</text:p>
          </table:table-cell>
          <table:table-cell table:formula="of:=[.US17]-INT([.US17])" office:value-type="float" office:value="0.488305867110486" calcext:value-type="float">
            <text:p>0.4883058671</text:p>
          </table:table-cell>
          <table:table-cell table:formula="of:=[.UT17]-INT([.UT17])" office:value-type="float" office:value="0.453422808439381" calcext:value-type="float">
            <text:p>0.4534228084</text:p>
          </table:table-cell>
          <table:table-cell table:formula="of:=[.UU17]-INT([.UU17])" office:value-type="float" office:value="0.418888580354987" calcext:value-type="float">
            <text:p>0.4188885804</text:p>
          </table:table-cell>
          <table:table-cell table:formula="of:=[.UV17]-INT([.UV17])" office:value-type="float" office:value="0.384699694551437" calcext:value-type="float">
            <text:p>0.3846996946</text:p>
          </table:table-cell>
          <table:table-cell table:formula="of:=[.UW17]-INT([.UW17])" office:value-type="float" office:value="0.350852697605923" calcext:value-type="float">
            <text:p>0.3508526976</text:p>
          </table:table-cell>
          <table:table-cell table:formula="of:=[.UX17]-INT([.UX17])" office:value-type="float" office:value="0.317344170629863" calcext:value-type="float">
            <text:p>0.3173441706</text:p>
          </table:table-cell>
          <table:table-cell table:formula="of:=[.UY17]-INT([.UY17])" office:value-type="float" office:value="0.284170728923565" calcext:value-type="float">
            <text:p>0.2841707289</text:p>
          </table:table-cell>
          <table:table-cell table:formula="of:=[.UZ17]-INT([.UZ17])" office:value-type="float" office:value="0.251329021634329" calcext:value-type="float">
            <text:p>0.2513290216</text:p>
          </table:table-cell>
          <table:table-cell table:formula="of:=[.VA17]-INT([.VA17])" office:value-type="float" office:value="0.218815731417986" calcext:value-type="float">
            <text:p>0.2188157314</text:p>
          </table:table-cell>
          <table:table-cell table:formula="of:=[.VB17]-INT([.VB17])" office:value-type="float" office:value="0.186627574103806" calcext:value-type="float">
            <text:p>0.1866275741</text:p>
          </table:table-cell>
          <table:table-cell table:formula="of:=[.VC17]-INT([.VC17])" office:value-type="float" office:value="0.154761298362768" calcext:value-type="float">
            <text:p>0.1547612984</text:p>
          </table:table-cell>
          <table:table-cell table:formula="of:=[.VD17]-INT([.VD17])" office:value-type="float" office:value="0.12321368537914" calcext:value-type="float">
            <text:p>0.1232136854</text:p>
          </table:table-cell>
          <table:table-cell table:formula="of:=[.VE17]-INT([.VE17])" office:value-type="float" office:value="0.0919815485253488" calcext:value-type="float">
            <text:p>0.0919815485</text:p>
          </table:table-cell>
          <table:table-cell table:formula="of:=[.VF17]-INT([.VF17])" office:value-type="float" office:value="0.0610617330400953" calcext:value-type="float">
            <text:p>0.061061733</text:p>
          </table:table-cell>
          <table:table-cell table:formula="of:=[.VG17]-INT([.VG17])" office:value-type="float" office:value="0.0304511157096945" calcext:value-type="float">
            <text:p>0.0304511157</text:p>
          </table:table-cell>
          <table:table-cell table:formula="of:=[.VH17]-INT([.VH17])" office:value-type="float" office:value="0.00014660455259774" calcext:value-type="float">
            <text:p>0.0001466046</text:p>
          </table:table-cell>
          <table:table-cell table:formula="of:=[.VI17]-INT([.VI17])" office:value-type="float" office:value="0.970145138507072" calcext:value-type="float">
            <text:p>0.9701451385</text:p>
          </table:table-cell>
          <table:table-cell table:formula="of:=[.VJ17]-INT([.VJ17])" office:value-type="float" office:value="0.940443687122001" calcext:value-type="float">
            <text:p>0.9404436871</text:p>
          </table:table-cell>
          <table:table-cell table:formula="of:=[.VK17]-INT([.VK17])" office:value-type="float" office:value="0.911039250250781" calcext:value-type="float">
            <text:p>0.9110392503</text:p>
          </table:table-cell>
          <table:table-cell table:formula="of:=[.VL17]-INT([.VL17])" office:value-type="float" office:value="0.881928857748273" calcext:value-type="float">
            <text:p>0.8819288577</text:p>
          </table:table-cell>
          <table:table-cell table:formula="of:=[.VM17]-INT([.VM17])" office:value-type="float" office:value="0.85310956917079" calcext:value-type="float">
            <text:p>0.8531095692</text:p>
          </table:table-cell>
          <table:table-cell table:formula="of:=[.VN17]-INT([.VN17])" office:value-type="float" office:value="0.824578473479082" calcext:value-type="float">
            <text:p>0.8245784735</text:p>
          </table:table-cell>
          <table:table-cell table:formula="of:=[.VO17]-INT([.VO17])" office:value-type="float" office:value="0.796332688744291" calcext:value-type="float">
            <text:p>0.7963326887</text:p>
          </table:table-cell>
          <table:table-cell table:formula="of:=[.VP17]-INT([.VP17])" office:value-type="float" office:value="0.768369361856848" calcext:value-type="float">
            <text:p>0.7683693619</text:p>
          </table:table-cell>
          <table:table-cell table:formula="of:=[.VQ17]-INT([.VQ17])" office:value-type="float" office:value="0.740685668238279" calcext:value-type="float">
            <text:p>0.7406856682</text:p>
          </table:table-cell>
          <table:table-cell table:formula="of:=[.VR17]-INT([.VR17])" office:value-type="float" office:value="0.713278811555897" calcext:value-type="float">
            <text:p>0.7132788116</text:p>
          </table:table-cell>
          <table:table-cell table:formula="of:=[.VS17]-INT([.VS17])" office:value-type="float" office:value="0.686146023440338" calcext:value-type="float">
            <text:p>0.6861460234</text:p>
          </table:table-cell>
          <table:table-cell table:formula="of:=[.VT17]-INT([.VT17])" office:value-type="float" office:value="0.659284563205934" calcext:value-type="float">
            <text:p>0.6592845632</text:p>
          </table:table-cell>
          <table:table-cell table:formula="of:=[.VU17]-INT([.VU17])" office:value-type="float" office:value="0.632691717573875" calcext:value-type="float">
            <text:p>0.6326917176</text:p>
          </table:table-cell>
          <table:table-cell table:formula="of:=[.VV17]-INT([.VV17])" office:value-type="float" office:value="0.606364800398136" calcext:value-type="float">
            <text:p>0.6063648004</text:p>
          </table:table-cell>
          <table:table-cell table:formula="of:=[.VW17]-INT([.VW17])" office:value-type="float" office:value="0.580301152394155" calcext:value-type="float">
            <text:p>0.5803011524</text:p>
          </table:table-cell>
          <table:table-cell table:formula="of:=[.VX17]-INT([.VX17])" office:value-type="float" office:value="0.554498140870213" calcext:value-type="float">
            <text:p>0.5544981409</text:p>
          </table:table-cell>
          <table:table-cell table:formula="of:=[.VY17]-INT([.VY17])" office:value-type="float" office:value="0.528953159461511" calcext:value-type="float">
            <text:p>0.5289531595</text:p>
          </table:table-cell>
          <table:table-cell table:formula="of:=[.VZ17]-INT([.VZ17])" office:value-type="float" office:value="0.503663627866895" calcext:value-type="float">
            <text:p>0.5036636279</text:p>
          </table:table-cell>
          <table:table-cell table:formula="of:=[.WA17]-INT([.WA17])" office:value-type="float" office:value="0.478626991588226" calcext:value-type="float">
            <text:p>0.4786269916</text:p>
          </table:table-cell>
          <table:table-cell table:formula="of:=[.WB17]-INT([.WB17])" office:value-type="float" office:value="0.453840721672344" calcext:value-type="float">
            <text:p>0.4538407217</text:p>
          </table:table-cell>
          <table:table-cell table:formula="of:=[.WC17]-INT([.WC17])" office:value-type="float" office:value="0.429302314455621" calcext:value-type="float">
            <text:p>0.4293023145</text:p>
          </table:table-cell>
          <table:table-cell table:formula="of:=[.WD17]-INT([.WD17])" office:value-type="float" office:value="0.405009291311064" calcext:value-type="float">
            <text:p>0.4050092913</text:p>
          </table:table-cell>
          <table:table-cell table:formula="of:=[.WE17]-INT([.WE17])" office:value-type="float" office:value="0.380959198397954" calcext:value-type="float">
            <text:p>0.3809591984</text:p>
          </table:table-cell>
          <table:table-cell table:formula="of:=[.WF17]-INT([.WF17])" office:value-type="float" office:value="0.357149606413974" calcext:value-type="float">
            <text:p>0.3571496064</text:p>
          </table:table-cell>
          <table:table-cell table:formula="of:=[.WG17]-INT([.WG17])" office:value-type="float" office:value="0.333578110349835" calcext:value-type="float">
            <text:p>0.3335781103</text:p>
          </table:table-cell>
          <table:table-cell table:formula="of:=[.WH17]-INT([.WH17])" office:value-type="float" office:value="0.310242329246337" calcext:value-type="float">
            <text:p>0.3102423292</text:p>
          </table:table-cell>
          <table:table-cell table:formula="of:=[.WI17]-INT([.WI17])" office:value-type="float" office:value="0.287139905953873" calcext:value-type="float">
            <text:p>0.287139906</text:p>
          </table:table-cell>
          <table:table-cell table:formula="of:=[.WJ17]-INT([.WJ17])" office:value-type="float" office:value="0.264268506894334" calcext:value-type="float">
            <text:p>0.2642685069</text:p>
          </table:table-cell>
          <table:table-cell table:formula="of:=[.WK17]-INT([.WK17])" office:value-type="float" office:value="0.241625821825391" calcext:value-type="float">
            <text:p>0.2416258218</text:p>
          </table:table-cell>
          <table:table-cell table:formula="of:=[.WL17]-INT([.WL17])" office:value-type="float" office:value="0.219209563607137" calcext:value-type="float">
            <text:p>0.2192095636</text:p>
          </table:table-cell>
          <table:table-cell table:formula="of:=[.WM17]-INT([.WM17])" office:value-type="float" office:value="0.197017467971066" calcext:value-type="float">
            <text:p>0.197017468</text:p>
          </table:table-cell>
          <table:table-cell table:formula="of:=[.WN17]-INT([.WN17])" office:value-type="float" office:value="0.175047293291355" calcext:value-type="float">
            <text:p>0.1750472933</text:p>
          </table:table-cell>
          <table:table-cell table:formula="of:=[.WO17]-INT([.WO17])" office:value-type="float" office:value="0.153296820358441" calcext:value-type="float">
            <text:p>0.1532968204</text:p>
          </table:table-cell>
          <table:table-cell table:formula="of:=[.WP17]-INT([.WP17])" office:value-type="float" office:value="0.131763852154857" calcext:value-type="float">
            <text:p>0.1317638522</text:p>
          </table:table-cell>
          <table:table-cell table:formula="of:=[.WQ17]-INT([.WQ17])" office:value-type="float" office:value="0.110446213633308" calcext:value-type="float">
            <text:p>0.1104462136</text:p>
          </table:table-cell>
          <table:table-cell table:formula="of:=[.WR17]-INT([.WR17])" office:value-type="float" office:value="0.089341751496975" calcext:value-type="float">
            <text:p>0.0893417515</text:p>
          </table:table-cell>
          <table:table-cell table:formula="of:=[.WS17]-INT([.WS17])" office:value-type="float" office:value="0.0684483339820052" calcext:value-type="float">
            <text:p>0.068448334</text:p>
          </table:table-cell>
          <table:table-cell table:formula="of:=[.WT17]-INT([.WT17])" office:value-type="float" office:value="0.0477638506421854" calcext:value-type="float">
            <text:p>0.0477638506</text:p>
          </table:table-cell>
          <table:table-cell table:formula="of:=[.WU17]-INT([.WU17])" office:value-type="float" office:value="0.0272862121357633" calcext:value-type="float">
            <text:p>0.0272862121</text:p>
          </table:table-cell>
          <table:table-cell table:formula="of:=[.WV17]-INT([.WV17])" office:value-type="float" office:value="0.00701335001440562" calcext:value-type="float">
            <text:p>0.00701335</text:p>
          </table:table-cell>
          <table:table-cell table:formula="of:=[.WW17]-INT([.WW17])" office:value-type="float" office:value="0.986943216514261" calcext:value-type="float">
            <text:p>0.9869432165</text:p>
          </table:table-cell>
          <table:table-cell table:formula="of:=[.WX17]-INT([.WX17])" office:value-type="float" office:value="0.967073784349119" calcext:value-type="float">
            <text:p>0.9670737843</text:p>
          </table:table-cell>
          <table:table-cell table:formula="of:=[.WY17]-INT([.WY17])" office:value-type="float" office:value="0.947403046505628" calcext:value-type="float">
            <text:p>0.9474030465</text:p>
          </table:table-cell>
          <table:table-cell table:formula="of:=[.WZ17]-INT([.WZ17])" office:value-type="float" office:value="0.927929016040571" calcext:value-type="float">
            <text:p>0.927929016</text:p>
          </table:table-cell>
          <table:table-cell table:formula="of:=[.XA17]-INT([.XA17])" office:value-type="float" office:value="0.908649725880166" calcext:value-type="float">
            <text:p>0.9086497259</text:p>
          </table:table-cell>
          <table:table-cell table:formula="of:=[.XB17]-INT([.XB17])" office:value-type="float" office:value="0.889563228621364" calcext:value-type="float">
            <text:p>0.8895632286</text:p>
          </table:table-cell>
          <table:table-cell table:formula="of:=[.XC17]-INT([.XC17])" office:value-type="float" office:value="0.87066759633515" calcext:value-type="float">
            <text:p>0.8706675963</text:p>
          </table:table-cell>
          <table:table-cell table:formula="of:=[.XD17]-INT([.XD17])" office:value-type="float" office:value="0.851960920371799" calcext:value-type="float">
            <text:p>0.8519609204</text:p>
          </table:table-cell>
          <table:table-cell table:formula="of:=[.XE17]-INT([.XE17])" office:value-type="float" office:value="0.833441311168081" calcext:value-type="float">
            <text:p>0.8334413112</text:p>
          </table:table-cell>
          <table:table-cell table:formula="of:=[.XF17]-INT([.XF17])" office:value-type="float" office:value="0.8151068980564" calcext:value-type="float">
            <text:p>0.8151068981</text:p>
          </table:table-cell>
          <table:table-cell table:formula="of:=[.XG17]-INT([.XG17])" office:value-type="float" office:value="0.796955829075836" calcext:value-type="float">
            <text:p>0.7969558291</text:p>
          </table:table-cell>
          <table:table-cell table:formula="of:=[.XH17]-INT([.XH17])" office:value-type="float" office:value="0.778986270785077" calcext:value-type="float">
            <text:p>0.7789862708</text:p>
          </table:table-cell>
          <table:table-cell table:formula="of:=[.XI17]-INT([.XI17])" office:value-type="float" office:value="0.761196408077227" calcext:value-type="float">
            <text:p>0.7611964081</text:p>
          </table:table-cell>
          <table:table-cell table:formula="of:=[.XJ17]-INT([.XJ17])" office:value-type="float" office:value="0.743584443996454" calcext:value-type="float">
            <text:p>0.743584444</text:p>
          </table:table-cell>
          <table:table-cell table:formula="of:=[.XK17]-INT([.XK17])" office:value-type="float" office:value="0.72614859955649" calcext:value-type="float">
            <text:p>0.7261485996</text:p>
          </table:table-cell>
          <table:table-cell table:formula="of:=[.XL17]-INT([.XL17])" office:value-type="float" office:value="0.708887113560925" calcext:value-type="float">
            <text:p>0.7088871136</text:p>
          </table:table-cell>
          <table:table-cell table:formula="of:=[.XM17]-INT([.XM17])" office:value-type="float" office:value="0.691798242425316" calcext:value-type="float">
            <text:p>0.6917982424</text:p>
          </table:table-cell>
          <table:table-cell table:formula="of:=[.XN17]-INT([.XN17])" office:value-type="float" office:value="0.674880260001063" calcext:value-type="float">
            <text:p>0.67488026</text:p>
          </table:table-cell>
          <table:table-cell table:formula="of:=[.XO17]-INT([.XO17])" office:value-type="float" office:value="0.658131457401052" calcext:value-type="float">
            <text:p>0.6581314574</text:p>
          </table:table-cell>
          <table:table-cell table:formula="of:=[.XP17]-INT([.XP17])" office:value-type="float" office:value="0.641550142827041" calcext:value-type="float">
            <text:p>0.6415501428</text:p>
          </table:table-cell>
          <table:table-cell table:formula="of:=[.XQ17]-INT([.XQ17])" office:value-type="float" office:value="0.625134641398771" calcext:value-type="float">
            <text:p>0.6251346414</text:p>
          </table:table-cell>
          <table:table-cell table:formula="of:=[.XR17]-INT([.XR17])" office:value-type="float" office:value="0.608883294984783" calcext:value-type="float">
            <text:p>0.608883295</text:p>
          </table:table-cell>
          <table:table-cell table:formula="of:=[.XS17]-INT([.XS17])" office:value-type="float" office:value="0.592794462034935" calcext:value-type="float">
            <text:p>0.592794462</text:p>
          </table:table-cell>
          <table:table-cell table:formula="of:=[.XT17]-INT([.XT17])" office:value-type="float" office:value="0.576866517414586" calcext:value-type="float">
            <text:p>0.5768665174</text:p>
          </table:table-cell>
          <table:table-cell table:formula="of:=[.XU17]-INT([.XU17])" office:value-type="float" office:value="0.56109785224044" calcext:value-type="float">
            <text:p>0.5610978522</text:p>
          </table:table-cell>
          <table:table-cell table:formula="of:=[.XV17]-INT([.XV17])" office:value-type="float" office:value="0.545486873718036" calcext:value-type="float">
            <text:p>0.5454868737</text:p>
          </table:table-cell>
          <table:table-cell table:formula="of:=[.XW17]-INT([.XW17])" office:value-type="float" office:value="0.530032004980856" calcext:value-type="float">
            <text:p>0.530032005</text:p>
          </table:table-cell>
          <table:table-cell table:formula="of:=[.XX17]-INT([.XX17])" office:value-type="float" office:value="0.514731684931047" calcext:value-type="float">
            <text:p>0.5147316849</text:p>
          </table:table-cell>
          <table:table-cell table:formula="of:=[.XY17]-INT([.XY17])" office:value-type="float" office:value="0.499584368081736" calcext:value-type="float">
            <text:p>0.4995843681</text:p>
          </table:table-cell>
          <table:table-cell table:formula="of:=[.XZ17]-INT([.XZ17])" office:value-type="float" office:value="0.484588524400919" calcext:value-type="float">
            <text:p>0.4845885244</text:p>
          </table:table-cell>
          <table:table-cell table:formula="of:=[.YA17]-INT([.YA17])" office:value-type="float" office:value="0.46974263915691" calcext:value-type="float">
            <text:p>0.4697426392</text:p>
          </table:table-cell>
          <table:table-cell table:formula="of:=[.YB17]-INT([.YB17])" office:value-type="float" office:value="0.455045212765341" calcext:value-type="float">
            <text:p>0.4550452128</text:p>
          </table:table-cell>
          <table:table-cell table:formula="of:=[.YC17]-INT([.YC17])" office:value-type="float" office:value="0.440494760637687" calcext:value-type="float">
            <text:p>0.4404947606</text:p>
          </table:table-cell>
          <table:table-cell table:formula="of:=[.YD17]-INT([.YD17])" office:value-type="float" office:value="0.426089813031311" calcext:value-type="float">
            <text:p>0.426089813</text:p>
          </table:table-cell>
          <table:table-cell table:formula="of:=[.YE17]-INT([.YE17])" office:value-type="float" office:value="0.411828914900998" calcext:value-type="float">
            <text:p>0.4118289149</text:p>
          </table:table-cell>
          <table:table-cell table:formula="of:=[.YF17]-INT([.YF17])" office:value-type="float" office:value="0.397710625751988" calcext:value-type="float">
            <text:p>0.3977106258</text:p>
          </table:table-cell>
          <table:table-cell table:formula="of:=[.YG17]-INT([.YG17])" office:value-type="float" office:value="0.383733519494468" calcext:value-type="float">
            <text:p>0.3837335195</text:p>
          </table:table-cell>
          <table:table-cell table:formula="of:=[.YH17]-INT([.YH17])" office:value-type="float" office:value="0.369896184299523" calcext:value-type="float">
            <text:p>0.3698961843</text:p>
          </table:table-cell>
          <table:table-cell table:formula="of:=[.YI17]-INT([.YI17])" office:value-type="float" office:value="0.356197222456528" calcext:value-type="float">
            <text:p>0.3561972225</text:p>
          </table:table-cell>
          <table:table-cell table:formula="of:=[.YJ17]-INT([.YJ17])" office:value-type="float" office:value="0.342635250231962" calcext:value-type="float">
            <text:p>0.3426352502</text:p>
          </table:table-cell>
          <table:table-cell table:formula="of:=[.YK17]-INT([.YK17])" office:value-type="float" office:value="0.329208897729643" calcext:value-type="float">
            <text:p>0.3292088977</text:p>
          </table:table-cell>
          <table:table-cell table:formula="of:=[.YL17]-INT([.YL17])" office:value-type="float" office:value="0.315916808752346" calcext:value-type="float">
            <text:p>0.3159168088</text:p>
          </table:table-cell>
          <table:table-cell table:formula="of:=[.YM17]-INT([.YM17])" office:value-type="float" office:value="0.302757640664823" calcext:value-type="float">
            <text:p>0.3027576407</text:p>
          </table:table-cell>
          <table:table-cell table:formula="of:=[.YN17]-INT([.YN17])" office:value-type="float" office:value="0.289730064258175" calcext:value-type="float">
            <text:p>0.2897300643</text:p>
          </table:table-cell>
          <table:table-cell table:formula="of:=[.YO17]-INT([.YO17])" office:value-type="float" office:value="0.276832763615593" calcext:value-type="float">
            <text:p>0.2768327636</text:p>
          </table:table-cell>
          <table:table-cell table:formula="of:=[.YP17]-INT([.YP17])" office:value-type="float" office:value="0.264064435979437" calcext:value-type="float">
            <text:p>0.264064436</text:p>
          </table:table-cell>
          <table:table-cell table:formula="of:=[.YQ17]-INT([.YQ17])" office:value-type="float" office:value="0.251423791619643" calcext:value-type="float">
            <text:p>0.2514237916</text:p>
          </table:table-cell>
          <table:table-cell table:formula="of:=[.YR17]-INT([.YR17])" office:value-type="float" office:value="0.238909553703446" calcext:value-type="float">
            <text:p>0.2389095537</text:p>
          </table:table-cell>
          <table:table-cell table:formula="of:=[.YS17]-INT([.YS17])" office:value-type="float" office:value="0.226520458166412" calcext:value-type="float">
            <text:p>0.2265204582</text:p>
          </table:table-cell>
          <table:table-cell table:formula="of:=[.YT17]-INT([.YT17])" office:value-type="float" office:value="0.214255253584748" calcext:value-type="float">
            <text:p>0.2142552536</text:p>
          </table:table-cell>
          <table:table-cell table:formula="of:=[.YU17]-INT([.YU17])" office:value-type="float" office:value="0.2021127010489" calcext:value-type="float">
            <text:p>0.202112701</text:p>
          </table:table-cell>
          <table:table-cell table:formula="of:=[.YV17]-INT([.YV17])" office:value-type="float" office:value="0.190091574038411" calcext:value-type="float">
            <text:p>0.190091574</text:p>
          </table:table-cell>
          <table:table-cell table:formula="of:=[.YW17]-INT([.YW17])" office:value-type="float" office:value="0.178190658298027" calcext:value-type="float">
            <text:p>0.1781906583</text:p>
          </table:table-cell>
          <table:table-cell table:formula="of:=[.YX17]-INT([.YX17])" office:value-type="float" office:value="0.166408751715047" calcext:value-type="float">
            <text:p>0.1664087517</text:p>
          </table:table-cell>
          <table:table-cell table:formula="of:=[.YY17]-INT([.YY17])" office:value-type="float" office:value="0.154744664197896" calcext:value-type="float">
            <text:p>0.1547446642</text:p>
          </table:table-cell>
          <table:table-cell table:formula="of:=[.YZ17]-INT([.YZ17])" office:value-type="float" office:value="0.143197217555917" calcext:value-type="float">
            <text:p>0.1431972176</text:p>
          </table:table-cell>
          <table:table-cell table:formula="of:=[.ZA17]-INT([.ZA17])" office:value-type="float" office:value="0.131765245380358" calcext:value-type="float">
            <text:p>0.1317652454</text:p>
          </table:table-cell>
          <table:table-cell table:formula="of:=[.ZB17]-INT([.ZB17])" office:value-type="float" office:value="0.120447592926555" calcext:value-type="float">
            <text:p>0.1204475929</text:p>
          </table:table-cell>
          <table:table-cell table:formula="of:=[.ZC17]-INT([.ZC17])" office:value-type="float" office:value="0.109243116997289" calcext:value-type="float">
            <text:p>0.109243117</text:p>
          </table:table-cell>
          <table:table-cell table:formula="of:=[.ZD17]-INT([.ZD17])" office:value-type="float" office:value="0.098150685827316" calcext:value-type="float">
            <text:p>0.0981506858</text:p>
          </table:table-cell>
          <table:table-cell table:formula="of:=[.ZE17]-INT([.ZE17])" office:value-type="float" office:value="0.0871691789690427" calcext:value-type="float">
            <text:p>0.087169179</text:p>
          </table:table-cell>
          <table:table-cell table:formula="of:=[.ZF17]-INT([.ZF17])" office:value-type="float" office:value="0.0762974871793523" calcext:value-type="float">
            <text:p>0.0762974872</text:p>
          </table:table-cell>
          <table:table-cell table:formula="of:=[.ZG17]-INT([.ZG17])" office:value-type="float" office:value="0.0655345123075588" calcext:value-type="float">
            <text:p>0.0655345123</text:p>
          </table:table-cell>
          <table:table-cell table:formula="of:=[.ZH17]-INT([.ZH17])" office:value-type="float" office:value="0.0548791671844833" calcext:value-type="float">
            <text:p>0.0548791672</text:p>
          </table:table-cell>
          <table:table-cell table:formula="of:=[.ZI17]-INT([.ZI17])" office:value-type="float" office:value="0.0443303755126385" calcext:value-type="float">
            <text:p>0.0443303755</text:p>
          </table:table-cell>
          <table:table-cell table:formula="of:=[.ZJ17]-INT([.ZJ17])" office:value-type="float" office:value="0.0338870717575122" calcext:value-type="float">
            <text:p>0.0338870718</text:p>
          </table:table-cell>
          <table:table-cell table:formula="of:=[.ZK17]-INT([.ZK17])" office:value-type="float" office:value="0.023548201039937" calcext:value-type="float">
            <text:p>0.023548201</text:p>
          </table:table-cell>
          <table:table-cell table:formula="of:=[.ZL17]-INT([.ZL17])" office:value-type="float" office:value="0.0133127190295377" calcext:value-type="float">
            <text:p>0.013312719</text:p>
          </table:table-cell>
          <table:table-cell table:formula="of:=[.ZM17]-INT([.ZM17])" office:value-type="float" office:value="0.00317959183924232" calcext:value-type="float">
            <text:p>0.0031795918</text:p>
          </table:table-cell>
          <table:table-cell table:formula="of:=[.ZN17]-INT([.ZN17])" office:value-type="float" office:value="0.99314779592085" calcext:value-type="float">
            <text:p>0.9931477959</text:p>
          </table:table-cell>
          <table:table-cell table:formula="of:=[.ZO17]-INT([.ZO17])" office:value-type="float" office:value="0.983216317961641" calcext:value-type="float">
            <text:p>0.983216318</text:p>
          </table:table-cell>
          <table:table-cell table:formula="of:=[.ZP17]-INT([.ZP17])" office:value-type="float" office:value="0.973384154782025" calcext:value-type="float">
            <text:p>0.9733841548</text:p>
          </table:table-cell>
          <table:table-cell table:formula="of:=[.ZQ17]-INT([.ZQ17])" office:value-type="float" office:value="0.963650313234205" calcext:value-type="float">
            <text:p>0.9636503132</text:p>
          </table:table-cell>
          <table:table-cell table:formula="of:=[.ZR17]-INT([.ZR17])" office:value-type="float" office:value="0.954013810101863" calcext:value-type="float">
            <text:p>0.9540138101</text:p>
          </table:table-cell>
          <table:table-cell table:formula="of:=[.ZS17]-INT([.ZS17])" office:value-type="float" office:value="0.944473672000844" calcext:value-type="float">
            <text:p>0.944473672</text:p>
          </table:table-cell>
          <table:table-cell table:formula="of:=[.ZT17]-INT([.ZT17])" office:value-type="float" office:value="0.935028935280836" calcext:value-type="float">
            <text:p>0.9350289353</text:p>
          </table:table-cell>
          <table:table-cell table:formula="of:=[.ZU17]-INT([.ZU17])" office:value-type="float" office:value="0.925678645928027" calcext:value-type="float">
            <text:p>0.9256786459</text:p>
          </table:table-cell>
          <table:table-cell table:formula="of:=[.ZV17]-INT([.ZV17])" office:value-type="float" office:value="0.916421859468747" calcext:value-type="float">
            <text:p>0.9164218595</text:p>
          </table:table-cell>
          <table:table-cell table:formula="of:=[.ZW17]-INT([.ZW17])" office:value-type="float" office:value="0.907257640874059" calcext:value-type="float">
            <text:p>0.9072576409</text:p>
          </table:table-cell>
          <table:table-cell table:formula="of:=[.ZX17]-INT([.ZX17])" office:value-type="float" office:value="0.898185064465319" calcext:value-type="float">
            <text:p>0.8981850645</text:p>
          </table:table-cell>
          <table:table-cell table:formula="of:=[.ZY17]-INT([.ZY17])" office:value-type="float" office:value="0.889203213820666" calcext:value-type="float">
            <text:p>0.8892032138</text:p>
          </table:table-cell>
          <table:table-cell table:formula="of:=[.ZZ17]-INT([.ZZ17])" office:value-type="float" office:value="0.880311181682459" calcext:value-type="float">
            <text:p>0.8803111817</text:p>
          </table:table-cell>
          <table:table-cell table:formula="of:=[.AAA17]-INT([.AAA17])" office:value-type="float" office:value="0.871508069865634" calcext:value-type="float">
            <text:p>0.8715080699</text:p>
          </table:table-cell>
          <table:table-cell table:formula="of:=[.AAB17]-INT([.AAB17])" office:value-type="float" office:value="0.862792989166978" calcext:value-type="float">
            <text:p>0.8627929892</text:p>
          </table:table-cell>
          <table:table-cell table:formula="of:=[.AAC17]-INT([.AAC17])" office:value-type="float" office:value="0.854165059275308" calcext:value-type="float">
            <text:p>0.8541650593</text:p>
          </table:table-cell>
          <table:table-cell table:formula="of:=[.AAD17]-INT([.AAD17])" office:value-type="float" office:value="0.845623408682555" calcext:value-type="float">
            <text:p>0.8456234087</text:p>
          </table:table-cell>
          <table:table-cell table:formula="of:=[.AAE17]-INT([.AAE17])" office:value-type="float" office:value="0.837167174595729" calcext:value-type="float">
            <text:p>0.8371671746</text:p>
          </table:table-cell>
          <table:table-cell table:formula="of:=[.AAF17]-INT([.AAF17])" office:value-type="float" office:value="0.828795502849772" calcext:value-type="float">
            <text:p>0.8287955028</text:p>
          </table:table-cell>
          <table:table-cell table:formula="of:=[.AAG17]-INT([.AAG17])" office:value-type="float" office:value="0.820507547821274" calcext:value-type="float">
            <text:p>0.8205075478</text:p>
          </table:table-cell>
          <table:table-cell table:formula="of:=[.AAH17]-INT([.AAH17])" office:value-type="float" office:value="0.812302472343062" calcext:value-type="float">
            <text:p>0.8123024723</text:p>
          </table:table-cell>
          <table:table-cell table:formula="of:=[.AAI17]-INT([.AAI17])" office:value-type="float" office:value="0.804179447619631" calcext:value-type="float">
            <text:p>0.8041794476</text:p>
          </table:table-cell>
          <table:table-cell table:formula="of:=[.AAJ17]-INT([.AAJ17])" office:value-type="float" office:value="0.796137653143435" calcext:value-type="float">
            <text:p>0.7961376531</text:p>
          </table:table-cell>
          <table:table-cell table:formula="of:=[.AAK17]-INT([.AAK17])" office:value-type="float" office:value="0.788176276612" calcext:value-type="float">
            <text:p>0.7881762766</text:p>
          </table:table-cell>
          <table:table-cell table:formula="of:=[.AAL17]-INT([.AAL17])" office:value-type="float" office:value="0.78029451384588" calcext:value-type="float">
            <text:p>0.7802945138</text:p>
          </table:table-cell>
          <table:table-cell table:formula="of:=[.AAM17]-INT([.AAM17])" office:value-type="float" office:value="0.772491568707421" calcext:value-type="float">
            <text:p>0.7724915687</text:p>
          </table:table-cell>
          <table:table-cell table:formula="of:=[.AAN17]-INT([.AAN17])" office:value-type="float" office:value="0.764766653020347" calcext:value-type="float">
            <text:p>0.764766653</text:p>
          </table:table-cell>
          <table:table-cell table:formula="of:=[.AAO17]-INT([.AAO17])" office:value-type="float" office:value="0.757118986490144" calcext:value-type="float">
            <text:p>0.7571189865</text:p>
          </table:table-cell>
          <table:table-cell table:formula="of:=[.AAP17]-INT([.AAP17])" office:value-type="float" office:value="0.749547796625242" calcext:value-type="float">
            <text:p>0.7495477966</text:p>
          </table:table-cell>
          <table:table-cell table:formula="of:=[.AAQ17]-INT([.AAQ17])" office:value-type="float" office:value="0.74205231865899" calcext:value-type="float">
            <text:p>0.7420523187</text:p>
          </table:table-cell>
          <table:table-cell table:formula="of:=[.AAR17]-INT([.AAR17])" office:value-type="float" office:value="0.7346317954724" calcext:value-type="float">
            <text:p>0.7346317955</text:p>
          </table:table-cell>
          <table:table-cell table:formula="of:=[.AAS17]-INT([.AAS17])" office:value-type="float" office:value="0.727285477517676" calcext:value-type="float">
            <text:p>0.7272854775</text:p>
          </table:table-cell>
          <table:table-cell table:formula="of:=[.AAT17]-INT([.AAT17])" office:value-type="float" office:value="0.720012622742499" calcext:value-type="float">
            <text:p>0.7200126227</text:p>
          </table:table-cell>
          <table:table-cell table:formula="of:=[.AAU17]-INT([.AAU17])" office:value-type="float" office:value="0.712812496515074" calcext:value-type="float">
            <text:p>0.7128124965</text:p>
          </table:table-cell>
          <table:table-cell table:formula="of:=[.AAV17]-INT([.AAV17])" office:value-type="float" office:value="0.705684371549924" calcext:value-type="float">
            <text:p>0.7056843715</text:p>
          </table:table-cell>
          <table:table-cell table:formula="of:=[.AAW17]-INT([.AAW17])" office:value-type="float" office:value="0.698627527834424" calcext:value-type="float">
            <text:p>0.6986275278</text:p>
          </table:table-cell>
          <table:table-cell table:formula="of:=[.AAX17]-INT([.AAX17])" office:value-type="float" office:value="0.69164125255608" calcext:value-type="float">
            <text:p>0.6916412526</text:p>
          </table:table-cell>
          <table:table-cell table:formula="of:=[.AAY17]-INT([.AAY17])" office:value-type="float" office:value="0.684724840030519" calcext:value-type="float">
            <text:p>0.68472484</text:p>
          </table:table-cell>
          <table:table-cell table:formula="of:=[.AAZ17]-INT([.AAZ17])" office:value-type="float" office:value="0.677877591630214" calcext:value-type="float">
            <text:p>0.6778775916</text:p>
          </table:table-cell>
          <table:table-cell table:formula="of:=[.ABA17]-INT([.ABA17])" office:value-type="float" office:value="0.671098815713912" calcext:value-type="float">
            <text:p>0.6710988157</text:p>
          </table:table-cell>
          <table:table-cell table:formula="of:=[.ABB17]-INT([.ABB17])" office:value-type="float" office:value="0.664387827556773" calcext:value-type="float">
            <text:p>0.6643878276</text:p>
          </table:table-cell>
          <table:table-cell table:formula="of:=[.ABC17]-INT([.ABC17])" office:value-type="float" office:value="0.657743949281205" calcext:value-type="float">
            <text:p>0.6577439493</text:p>
          </table:table-cell>
          <table:table-cell table:formula="of:=[.ABD17]-INT([.ABD17])" office:value-type="float" office:value="0.651166509788393" calcext:value-type="float">
            <text:p>0.6511665098</text:p>
          </table:table-cell>
          <table:table-cell table:formula="of:=[.ABE17]-INT([.ABE17])" office:value-type="float" office:value="0.644654844690509" calcext:value-type="float">
            <text:p>0.6446548447</text:p>
          </table:table-cell>
          <table:table-cell table:formula="of:=[.ABF17]-INT([.ABF17])" office:value-type="float" office:value="0.638208296243604" calcext:value-type="float">
            <text:p>0.6382082962</text:p>
          </table:table-cell>
          <table:table-cell table:formula="of:=[.ABG17]-INT([.ABG17])" office:value-type="float" office:value="0.631826213281168" calcext:value-type="float">
            <text:p>0.6318262133</text:p>
          </table:table-cell>
          <table:table-cell table:formula="of:=[.ABH17]-INT([.ABH17])" office:value-type="float" office:value="0.625507951148356" calcext:value-type="float">
            <text:p>0.6255079511</text:p>
          </table:table-cell>
          <table:table-cell table:formula="of:=[.ABI17]-INT([.ABI17])" office:value-type="float" office:value="0.619252871636873" calcext:value-type="float">
            <text:p>0.6192528716</text:p>
          </table:table-cell>
          <table:table-cell table:formula="of:=[.ABJ17]-INT([.ABJ17])" office:value-type="float" office:value="0.613060342920504" calcext:value-type="float">
            <text:p>0.6130603429</text:p>
          </table:table-cell>
          <table:table-cell table:formula="of:=[.ABK17]-INT([.ABK17])" office:value-type="float" office:value="0.606929739491299" calcext:value-type="float">
            <text:p>0.6069297395</text:p>
          </table:table-cell>
          <table:table-cell table:formula="of:=[.ABL17]-INT([.ABL17])" office:value-type="float" office:value="0.600860442096386" calcext:value-type="float">
            <text:p>0.6008604421</text:p>
          </table:table-cell>
          <table:table-cell table:formula="of:=[.ABM17]-INT([.ABM17])" office:value-type="float" office:value="0.594851837675422" calcext:value-type="float">
            <text:p>0.5948518377</text:p>
          </table:table-cell>
          <table:table-cell table:formula="of:=[.ABN17]-INT([.ABN17])" office:value-type="float" office:value="0.588903319298668" calcext:value-type="float">
            <text:p>0.5889033193</text:p>
          </table:table-cell>
          <table:table-cell table:formula="of:=[.ABO17]-INT([.ABO17])" office:value-type="float" office:value="0.583014286105681" calcext:value-type="float">
            <text:p>0.5830142861</text:p>
          </table:table-cell>
          <table:table-cell table:formula="of:=[.ABP17]-INT([.ABP17])" office:value-type="float" office:value="0.577184143244624" calcext:value-type="float">
            <text:p>0.5771841432</text:p>
          </table:table-cell>
          <table:table-cell table:formula="of:=[.ABQ17]-INT([.ABQ17])" office:value-type="float" office:value="0.571412301812178" calcext:value-type="float">
            <text:p>0.5714123018</text:p>
          </table:table-cell>
          <table:table-cell table:formula="of:=[.ABR17]-INT([.ABR17])" office:value-type="float" office:value="0.565698178794056" calcext:value-type="float">
            <text:p>0.5656981788</text:p>
          </table:table-cell>
          <table:table-cell table:formula="of:=[.ABS17]-INT([.ABS17])" office:value-type="float" office:value="0.560041197006116" calcext:value-type="float">
            <text:p>0.560041197</text:p>
          </table:table-cell>
          <table:table-cell table:formula="of:=[.ABT17]-INT([.ABT17])" office:value-type="float" office:value="0.554440785036055" calcext:value-type="float">
            <text:p>0.554440785</text:p>
          </table:table-cell>
          <table:table-cell table:formula="of:=[.ABU17]-INT([.ABU17])" office:value-type="float" office:value="0.548896377185694" calcext:value-type="float">
            <text:p>0.5488963772</text:p>
          </table:table-cell>
          <table:table-cell table:formula="of:=[.ABV17]-INT([.ABV17])" office:value-type="float" office:value="0.543407413413837" calcext:value-type="float">
            <text:p>0.5434074134</text:p>
          </table:table-cell>
          <table:table-cell table:formula="of:=[.ABW17]-INT([.ABW17])" office:value-type="float" office:value="0.537973339279699" calcext:value-type="float">
            <text:p>0.5379733393</text:p>
          </table:table-cell>
          <table:table-cell table:formula="of:=[.ABX17]-INT([.ABX17])" office:value-type="float" office:value="0.532593605886902" calcext:value-type="float">
            <text:p>0.5325936059</text:p>
          </table:table-cell>
          <table:table-cell table:formula="of:=[.ABY17]-INT([.ABY17])" office:value-type="float" office:value="0.527267669828033" calcext:value-type="float">
            <text:p>0.5272676698</text:p>
          </table:table-cell>
          <table:table-cell table:formula="of:=[.ABZ17]-INT([.ABZ17])" office:value-type="float" office:value="0.521994993129752" calcext:value-type="float">
            <text:p>0.5219949931</text:p>
          </table:table-cell>
          <table:table-cell table:formula="of:=[.ACA17]-INT([.ACA17])" office:value-type="float" office:value="0.516775043198455" calcext:value-type="float">
            <text:p>0.5167750432</text:p>
          </table:table-cell>
          <table:table-cell table:formula="of:=[.ACB17]-INT([.ACB17])" office:value-type="float" office:value="0.51160729276647" calcext:value-type="float">
            <text:p>0.5116072928</text:p>
          </table:table-cell>
          <table:table-cell table:formula="of:=[.ACC17]-INT([.ACC17])" office:value-type="float" office:value="0.506491219838806" calcext:value-type="float">
            <text:p>0.5064912198</text:p>
          </table:table-cell>
          <table:table-cell table:formula="of:=[.ACD17]-INT([.ACD17])" office:value-type="float" office:value="0.501426307640418" calcext:value-type="float">
            <text:p>0.5014263076</text:p>
          </table:table-cell>
          <table:table-cell table:formula="of:=[.ACE17]-INT([.ACE17])" office:value-type="float" office:value="0.496412044564013" calcext:value-type="float">
            <text:p>0.4964120446</text:p>
          </table:table-cell>
          <table:table-cell table:formula="of:=[.ACF17]-INT([.ACF17])" office:value-type="float" office:value="0.491447924118373" calcext:value-type="float">
            <text:p>0.4914479241</text:p>
          </table:table-cell>
          <table:table-cell table:formula="of:=[.ACG17]-INT([.ACG17])" office:value-type="float" office:value="0.486533444877189" calcext:value-type="float">
            <text:p>0.4865334449</text:p>
          </table:table-cell>
          <table:table-cell table:formula="of:=[.ACH17]-INT([.ACH17])" office:value-type="float" office:value="0.481668110428418" calcext:value-type="float">
            <text:p>0.4816681104</text:p>
          </table:table-cell>
          <table:table-cell table:formula="of:=[.ACI17]-INT([.ACI17])" office:value-type="float" office:value="0.476851429324133" calcext:value-type="float">
            <text:p>0.4768514293</text:p>
          </table:table-cell>
          <table:table-cell table:formula="of:=[.ACJ17]-INT([.ACJ17])" office:value-type="float" office:value="0.472082915030892" calcext:value-type="float">
            <text:p>0.472082915</text:p>
          </table:table-cell>
          <table:table-cell table:formula="of:=[.ACK17]-INT([.ACK17])" office:value-type="float" office:value="0.467362085880583" calcext:value-type="float">
            <text:p>0.4673620859</text:p>
          </table:table-cell>
          <table:table-cell table:formula="of:=[.ACL17]-INT([.ACL17])" office:value-type="float" office:value="0.462688465021777" calcext:value-type="float">
            <text:p>0.462688465</text:p>
          </table:table-cell>
          <table:table-cell table:formula="of:=[.ACM17]-INT([.ACM17])" office:value-type="float" office:value="0.45806158037156" calcext:value-type="float">
            <text:p>0.4580615804</text:p>
          </table:table-cell>
          <table:table-cell table:formula="of:=[.ACN17]-INT([.ACN17])" office:value-type="float" office:value="0.453480964567844" calcext:value-type="float">
            <text:p>0.4534809646</text:p>
          </table:table-cell>
          <table:table-cell table:formula="of:=[.ACO17]-INT([.ACO17])" office:value-type="float" office:value="0.448946154922165" calcext:value-type="float">
            <text:p>0.4489461549</text:p>
          </table:table-cell>
          <table:table-cell table:formula="of:=[.ACP17]-INT([.ACP17])" office:value-type="float" office:value="0.444456693372944" calcext:value-type="float">
            <text:p>0.4444566934</text:p>
          </table:table-cell>
          <table:table-cell table:formula="of:=[.ACQ17]-INT([.ACQ17])" office:value-type="float" office:value="0.440012126439214" calcext:value-type="float">
            <text:p>0.4400121264</text:p>
          </table:table-cell>
          <table:table-cell table:formula="of:=[.ACR17]-INT([.ACR17])" office:value-type="float" office:value="0.435612005174822" calcext:value-type="float">
            <text:p>0.4356120052</text:p>
          </table:table-cell>
          <table:table-cell table:formula="of:=[.ACS17]-INT([.ACS17])" office:value-type="float" office:value="0.431255885123074" calcext:value-type="float">
            <text:p>0.4312558851</text:p>
          </table:table-cell>
          <table:table-cell table:formula="of:=[.ACT17]-INT([.ACT17])" office:value-type="float" office:value="0.426943326271843" calcext:value-type="float">
            <text:p>0.4269433263</text:p>
          </table:table-cell>
          <table:table-cell table:formula="of:=[.ACU17]-INT([.ACU17])" office:value-type="float" office:value="0.422673893009125" calcext:value-type="float">
            <text:p>0.422673893</text:p>
          </table:table-cell>
          <table:table-cell table:formula="of:=[.ACV17]-INT([.ACV17])" office:value-type="float" office:value="0.418447154079034" calcext:value-type="float">
            <text:p>0.4184471541</text:p>
          </table:table-cell>
          <table:table-cell table:formula="of:=[.ACW17]-INT([.ACW17])" office:value-type="float" office:value="0.414262682538243" calcext:value-type="float">
            <text:p>0.4142626825</text:p>
          </table:table-cell>
          <table:table-cell table:formula="of:=[.ACX17]-INT([.ACX17])" office:value-type="float" office:value="0.410120055712861" calcext:value-type="float">
            <text:p>0.4101200557</text:p>
          </table:table-cell>
          <table:table-cell table:formula="of:=[.ACY17]-INT([.ACY17])" office:value-type="float" office:value="0.406018855155732" calcext:value-type="float">
            <text:p>0.4060188552</text:p>
          </table:table-cell>
          <table:table-cell table:formula="of:=[.ACZ17]-INT([.ACZ17])" office:value-type="float" office:value="0.401958666604175" calcext:value-type="float">
            <text:p>0.4019586666</text:p>
          </table:table-cell>
          <table:table-cell table:formula="of:=[.ADA17]-INT([.ADA17])" office:value-type="float" office:value="0.397939079938133" calcext:value-type="float">
            <text:p>0.3979390799</text:p>
          </table:table-cell>
          <table:table-cell table:formula="of:=[.ADB17]-INT([.ADB17])" office:value-type="float" office:value="0.393959689138752" calcext:value-type="float">
            <text:p>0.3939596891</text:p>
          </table:table-cell>
          <table:table-cell table:formula="of:=[.ADC17]-INT([.ADC17])" office:value-type="float" office:value="0.390020092247364" calcext:value-type="float">
            <text:p>0.3900200922</text:p>
          </table:table-cell>
          <table:table-cell table:formula="of:=[.ADD17]-INT([.ADD17])" office:value-type="float" office:value="0.386119891324891" calcext:value-type="float">
            <text:p>0.3861198913</text:p>
          </table:table-cell>
          <table:table-cell table:formula="of:=[.ADE17]-INT([.ADE17])" office:value-type="float" office:value="0.382258692411642" calcext:value-type="float">
            <text:p>0.3822586924</text:p>
          </table:table-cell>
          <table:table-cell table:formula="of:=[.ADF17]-INT([.ADF17])" office:value-type="float" office:value="0.378436105487525" calcext:value-type="float">
            <text:p>0.3784361055</text:p>
          </table:table-cell>
          <table:table-cell table:formula="of:=[.ADG17]-INT([.ADG17])" office:value-type="float" office:value="0.37465174443265" calcext:value-type="float">
            <text:p>0.3746517444</text:p>
          </table:table-cell>
          <table:table-cell table:formula="of:=[.ADH17]-INT([.ADH17])" office:value-type="float" office:value="0.370905226988324" calcext:value-type="float">
            <text:p>0.370905227</text:p>
          </table:table-cell>
          <table:table-cell table:formula="of:=[.ADI17]-INT([.ADI17])" office:value-type="float" office:value="0.36719617471844" calcext:value-type="float">
            <text:p>0.3671961747</text:p>
          </table:table-cell>
          <table:table-cell table:formula="of:=[.ADJ17]-INT([.ADJ17])" office:value-type="float" office:value="0.363524212971256" calcext:value-type="float">
            <text:p>0.363524213</text:p>
          </table:table-cell>
          <table:table-cell table:formula="of:=[.ADK17]-INT([.ADK17])" office:value-type="float" office:value="0.359888970841543" calcext:value-type="float">
            <text:p>0.3598889708</text:p>
          </table:table-cell>
          <table:table-cell table:formula="of:=[.ADL17]-INT([.ADL17])" office:value-type="float" office:value="0.356290081133128" calcext:value-type="float">
            <text:p>0.3562900811</text:p>
          </table:table-cell>
          <table:table-cell table:formula="of:=[.ADM17]-INT([.ADM17])" office:value-type="float" office:value="0.352727180321797" calcext:value-type="float">
            <text:p>0.3527271803</text:p>
          </table:table-cell>
          <table:table-cell table:formula="of:=[.ADN17]-INT([.ADN17])" office:value-type="float" office:value="0.349199908518579" calcext:value-type="float">
            <text:p>0.3491999085</text:p>
          </table:table-cell>
          <table:table-cell table:formula="of:=[.ADO17]-INT([.ADO17])" office:value-type="float" office:value="0.345707909433393" calcext:value-type="float">
            <text:p>0.3457079094</text:p>
          </table:table-cell>
          <table:table-cell table:formula="of:=[.ADP17]-INT([.ADP17])" office:value-type="float" office:value="0.342250830339059" calcext:value-type="float">
            <text:p>0.3422508303</text:p>
          </table:table-cell>
          <table:table-cell table:formula="of:=[.ADQ17]-INT([.ADQ17])" office:value-type="float" office:value="0.338828322035668" calcext:value-type="float">
            <text:p>0.338828322</text:p>
          </table:table-cell>
          <table:table-cell table:formula="of:=[.ADR17]-INT([.ADR17])" office:value-type="float" office:value="0.335440038815312" calcext:value-type="float">
            <text:p>0.3354400388</text:p>
          </table:table-cell>
          <table:table-cell table:formula="of:=[.ADS17]-INT([.ADS17])" office:value-type="float" office:value="0.332085638427159" calcext:value-type="float">
            <text:p>0.3320856384</text:p>
          </table:table-cell>
          <table:table-cell table:formula="of:=[.ADT17]-INT([.ADT17])" office:value-type="float" office:value="0.328764782042887" calcext:value-type="float">
            <text:p>0.328764782</text:p>
          </table:table-cell>
          <table:table-cell table:formula="of:=[.ADU17]-INT([.ADU17])" office:value-type="float" office:value="0.325477134222458" calcext:value-type="float">
            <text:p>0.3254771342</text:p>
          </table:table-cell>
          <table:table-cell table:formula="of:=[.ADV17]-INT([.ADV17])" office:value-type="float" office:value="0.322222362880234" calcext:value-type="float">
            <text:p>0.3222223629</text:p>
          </table:table-cell>
          <table:table-cell table:formula="of:=[.ADW17]-INT([.ADW17])" office:value-type="float" office:value="0.319000139251431" calcext:value-type="float">
            <text:p>0.3190001393</text:p>
          </table:table-cell>
          <table:table-cell table:formula="of:=[.ADX17]-INT([.ADX17])" office:value-type="float" office:value="0.315810137858917" calcext:value-type="float">
            <text:p>0.3158101379</text:p>
          </table:table-cell>
          <table:table-cell table:formula="of:=[.ADY17]-INT([.ADY17])" office:value-type="float" office:value="0.312652036480328" calcext:value-type="float">
            <text:p>0.3126520365</text:p>
          </table:table-cell>
          <table:table-cell table:formula="of:=[.ADZ17]-INT([.ADZ17])" office:value-type="float" office:value="0.309525516115524" calcext:value-type="float">
            <text:p>0.3095255161</text:p>
          </table:table-cell>
          <table:table-cell table:formula="of:=[.AEA17]-INT([.AEA17])" office:value-type="float" office:value="0.306430260954369" calcext:value-type="float">
            <text:p>0.306430261</text:p>
          </table:table-cell>
          <table:table-cell table:formula="of:=[.AEB17]-INT([.AEB17])" office:value-type="float" office:value="0.303365958344825" calcext:value-type="float">
            <text:p>0.3033659583</text:p>
          </table:table-cell>
          <table:table-cell table:formula="of:=[.AEC17]-INT([.AEC17])" office:value-type="float" office:value="0.300332298761377" calcext:value-type="float">
            <text:p>0.3003322988</text:p>
          </table:table-cell>
          <table:table-cell table:formula="of:=[.AED17]-INT([.AED17])" office:value-type="float" office:value="0.297328975773763" calcext:value-type="float">
            <text:p>0.2973289758</text:p>
          </table:table-cell>
          <table:table-cell table:formula="of:=[.AEE17]-INT([.AEE17])" office:value-type="float" office:value="0.294355686016026" calcext:value-type="float">
            <text:p>0.294355686</text:p>
          </table:table-cell>
          <table:table-cell table:formula="of:=[.AEF17]-INT([.AEF17])" office:value-type="float" office:value="0.291412129155866" calcext:value-type="float">
            <text:p>0.2914121292</text:p>
          </table:table-cell>
          <table:table-cell table:formula="of:=[.AEG17]-INT([.AEG17])" office:value-type="float" office:value="0.288498007864307" calcext:value-type="float">
            <text:p>0.2884980079</text:p>
          </table:table-cell>
          <table:table-cell table:formula="of:=[.AEH17]-INT([.AEH17])" office:value-type="float" office:value="0.285613027785664" calcext:value-type="float">
            <text:p>0.2856130278</text:p>
          </table:table-cell>
          <table:table-cell table:formula="of:=[.AEI17]-INT([.AEI17])" office:value-type="float" office:value="0.282756897507807" calcext:value-type="float">
            <text:p>0.2827568975</text:p>
          </table:table-cell>
          <table:table-cell table:formula="of:=[.AEJ17]-INT([.AEJ17])" office:value-type="float" office:value="0.279929328532729" calcext:value-type="float">
            <text:p>0.2799293285</text:p>
          </table:table-cell>
          <table:table-cell table:formula="of:=[.AEK17]-INT([.AEK17])" office:value-type="float" office:value="0.277130035247402" calcext:value-type="float">
            <text:p>0.2771300352</text:p>
          </table:table-cell>
          <table:table-cell table:formula="of:=[.AEL17]-INT([.AEL17])" office:value-type="float" office:value="0.274358734894928" calcext:value-type="float">
            <text:p>0.2743587349</text:p>
          </table:table-cell>
          <table:table-cell table:formula="of:=[.AEM17]-INT([.AEM17])" office:value-type="float" office:value="0.271615147545978" calcext:value-type="float">
            <text:p>0.2716151475</text:p>
          </table:table-cell>
          <table:table-cell table:formula="of:=[.AEN17]-INT([.AEN17])" office:value-type="float" office:value="0.268898996070519" calcext:value-type="float">
            <text:p>0.2688989961</text:p>
          </table:table-cell>
          <table:table-cell table:formula="of:=[.AEO17]-INT([.AEO17])" office:value-type="float" office:value="0.266210006109813" calcext:value-type="float">
            <text:p>0.2662100061</text:p>
          </table:table-cell>
          <table:table-cell table:formula="of:=[.AEP17]-INT([.AEP17])" office:value-type="float" office:value="0.263547906048715" calcext:value-type="float">
            <text:p>0.263547906</text:p>
          </table:table-cell>
          <table:table-cell table:formula="of:=[.AEQ17]-INT([.AEQ17])" office:value-type="float" office:value="0.260912426988228" calcext:value-type="float">
            <text:p>0.260912427</text:p>
          </table:table-cell>
          <table:table-cell table:formula="of:=[.AER17]-INT([.AER17])" office:value-type="float" office:value="0.258303302718346" calcext:value-type="float">
            <text:p>0.2583033027</text:p>
          </table:table-cell>
          <table:table-cell table:formula="of:=[.AES17]-INT([.AES17])" office:value-type="float" office:value="0.255720269691162" calcext:value-type="float">
            <text:p>0.2557202697</text:p>
          </table:table-cell>
          <table:table-cell table:formula="of:=[.AET17]-INT([.AET17])" office:value-type="float" office:value="0.253163066994251" calcext:value-type="float">
            <text:p>0.253163067</text:p>
          </table:table-cell>
          <table:table-cell table:formula="of:=[.AEU17]-INT([.AEU17])" office:value-type="float" office:value="0.250631436324308" calcext:value-type="float">
            <text:p>0.2506314363</text:p>
          </table:table-cell>
          <table:table-cell table:formula="of:=[.AEV17]-INT([.AEV17])" office:value-type="float" office:value="0.248125121961065" calcext:value-type="float">
            <text:p>0.248125122</text:p>
          </table:table-cell>
          <table:table-cell table:formula="of:=[.AEW17]-INT([.AEW17])" office:value-type="float" office:value="0.245643870741455" calcext:value-type="float">
            <text:p>0.2456438707</text:p>
          </table:table-cell>
          <table:table-cell table:formula="of:=[.AEX17]-INT([.AEX17])" office:value-type="float" office:value="0.24318743203404" calcext:value-type="float">
            <text:p>0.243187432</text:p>
          </table:table-cell>
          <table:table-cell table:formula="of:=[.AEY17]-INT([.AEY17])" office:value-type="float" office:value="0.2407555577137" calcext:value-type="float">
            <text:p>0.2407555577</text:p>
          </table:table-cell>
          <table:table-cell table:formula="of:=[.AEZ17]-INT([.AEZ17])" office:value-type="float" office:value="0.238348002136563" calcext:value-type="float">
            <text:p>0.2383480021</text:p>
          </table:table-cell>
          <table:table-cell table:formula="of:=[.AFA17]-INT([.AFA17])" office:value-type="float" office:value="0.235964522115197" calcext:value-type="float">
            <text:p>0.2359645221</text:p>
          </table:table-cell>
          <table:table-cell table:formula="of:=[.AFB17]-INT([.AFB17])" office:value-type="float" office:value="0.233604876894045" calcext:value-type="float">
            <text:p>0.2336048769</text:p>
          </table:table-cell>
          <table:table-cell table:formula="of:=[.AFC17]-INT([.AFC17])" office:value-type="float" office:value="0.231268828125105" calcext:value-type="float">
            <text:p>0.2312688281</text:p>
          </table:table-cell>
          <table:table-cell table:formula="of:=[.AFD17]-INT([.AFD17])" office:value-type="float" office:value="0.228956139843854" calcext:value-type="float">
            <text:p>0.2289561398</text:p>
          </table:table-cell>
          <table:table-cell table:formula="of:=[.AFE17]-INT([.AFE17])" office:value-type="float" office:value="0.226666578445415" calcext:value-type="float">
            <text:p>0.2266665784</text:p>
          </table:table-cell>
          <table:table-cell table:formula="of:=[.AFF17]-INT([.AFF17])" office:value-type="float" office:value="0.224399912660961" calcext:value-type="float">
            <text:p>0.2243999127</text:p>
          </table:table-cell>
          <table:table-cell table:formula="of:=[.AFG17]-INT([.AFG17])" office:value-type="float" office:value="0.222155913534351" calcext:value-type="float">
            <text:p>0.2221559135</text:p>
          </table:table-cell>
          <table:table-cell table:formula="of:=[.AFH17]-INT([.AFH17])" office:value-type="float" office:value="0.219934354399008" calcext:value-type="float">
            <text:p>0.2199343544</text:p>
          </table:table-cell>
          <table:table-cell table:formula="of:=[.AFI17]-INT([.AFI17])" office:value-type="float" office:value="0.217735010855018" calcext:value-type="float">
            <text:p>0.2177350109</text:p>
          </table:table-cell>
          <table:table-cell table:formula="of:=[.AFJ17]-INT([.AFJ17])" office:value-type="float" office:value="0.215557660746467" calcext:value-type="float">
            <text:p>0.2155576607</text:p>
          </table:table-cell>
          <table:table-cell table:formula="of:=[.AFK17]-INT([.AFK17])" office:value-type="float" office:value="0.213402084139003" calcext:value-type="float">
            <text:p>0.2134020841</text:p>
          </table:table-cell>
          <table:table-cell table:formula="of:=[.AFL17]-INT([.AFL17])" office:value-type="float" office:value="0.211268063297613" calcext:value-type="float">
            <text:p>0.2112680633</text:p>
          </table:table-cell>
          <table:table-cell table:formula="of:=[.AFM17]-INT([.AFM17])" office:value-type="float" office:value="0.209155382664637" calcext:value-type="float">
            <text:p>0.2091553827</text:p>
          </table:table-cell>
          <table:table-cell table:formula="of:=[.AFN17]-INT([.AFN17])" office:value-type="float" office:value="0.20706382883799" calcext:value-type="float">
            <text:p>0.2070638288</text:p>
          </table:table-cell>
          <table:table-cell table:formula="of:=[.AFO17]-INT([.AFO17])" office:value-type="float" office:value="0.20499319054961" calcext:value-type="float">
            <text:p>0.2049931905</text:p>
          </table:table-cell>
          <table:table-cell table:formula="of:=[.AFP17]-INT([.AFP17])" office:value-type="float" office:value="0.202943258644114" calcext:value-type="float">
            <text:p>0.2029432586</text:p>
          </table:table-cell>
          <table:table-cell table:formula="of:=[.AFQ17]-INT([.AFQ17])" office:value-type="float" office:value="0.200913826057673" calcext:value-type="float">
            <text:p>0.2009138261</text:p>
          </table:table-cell>
          <table:table-cell table:formula="of:=[.AFR17]-INT([.AFR17])" office:value-type="float" office:value="0.198904687797096" calcext:value-type="float">
            <text:p>0.1989046878</text:p>
          </table:table-cell>
          <table:table-cell table:formula="of:=[.AFS17]-INT([.AFS17])" office:value-type="float" office:value="0.196915640919125" calcext:value-type="float">
            <text:p>0.1969156409</text:p>
          </table:table-cell>
          <table:table-cell table:formula="of:=[.AFT17]-INT([.AFT17])" office:value-type="float" office:value="0.194946484509934" calcext:value-type="float">
            <text:p>0.1949464845</text:p>
          </table:table-cell>
          <table:table-cell table:formula="of:=[.AFU17]-INT([.AFU17])" office:value-type="float" office:value="0.192997019664835" calcext:value-type="float">
            <text:p>0.1929970197</text:p>
          </table:table-cell>
          <table:table-cell table:formula="of:=[.AFV17]-INT([.AFV17])" office:value-type="float" office:value="0.191067049468187" calcext:value-type="float">
            <text:p>0.1910670495</text:p>
          </table:table-cell>
          <table:table-cell table:formula="of:=[.AFW17]-INT([.AFW17])" office:value-type="float" office:value="0.189156378973505" calcext:value-type="float">
            <text:p>0.189156379</text:p>
          </table:table-cell>
          <table:table-cell table:formula="of:=[.AFX17]-INT([.AFX17])" office:value-type="float" office:value="0.18726481518377" calcext:value-type="float">
            <text:p>0.1872648152</text:p>
          </table:table-cell>
          <table:table-cell table:formula="of:=[.AFY17]-INT([.AFY17])" office:value-type="float" office:value="0.185392167031932" calcext:value-type="float">
            <text:p>0.185392167</text:p>
          </table:table-cell>
          <table:table-cell table:formula="of:=[.AFZ17]-INT([.AFZ17])" office:value-type="float" office:value="0.183538245361613" calcext:value-type="float">
            <text:p>0.1835382454</text:p>
          </table:table-cell>
          <table:table-cell table:formula="of:=[.AGA17]-INT([.AGA17])" office:value-type="float" office:value="0.181702862907996" calcext:value-type="float">
            <text:p>0.1817028629</text:p>
          </table:table-cell>
          <table:table-cell table:formula="of:=[.AGB17]-INT([.AGB17])" office:value-type="float" office:value="0.179885834278917" calcext:value-type="float">
            <text:p>0.1798858343</text:p>
          </table:table-cell>
          <table:table-cell table:formula="of:=[.AGC17]-INT([.AGC17])" office:value-type="float" office:value="0.178086975936127" calcext:value-type="float">
            <text:p>0.1780869759</text:p>
          </table:table-cell>
          <table:table-cell table:formula="of:=[.AGD17]-INT([.AGD17])" office:value-type="float" office:value="0.176306106176766" calcext:value-type="float">
            <text:p>0.1763061062</text:p>
          </table:table-cell>
          <table:table-cell table:formula="of:=[.AGE17]-INT([.AGE17])" office:value-type="float" office:value="0.174543045114998" calcext:value-type="float">
            <text:p>0.1745430451</text:p>
          </table:table-cell>
          <table:table-cell table:formula="of:=[.AGF17]-INT([.AGF17])" office:value-type="float" office:value="0.172797614663848" calcext:value-type="float">
            <text:p>0.1727976147</text:p>
          </table:table-cell>
          <table:table-cell table:formula="of:=[.AGG17]-INT([.AGG17])" office:value-type="float" office:value="0.17106963851721" calcext:value-type="float">
            <text:p>0.1710696385</text:p>
          </table:table-cell>
          <table:table-cell table:formula="of:=[.AGH17]-INT([.AGH17])" office:value-type="float" office:value="0.169358942132038" calcext:value-type="float">
            <text:p>0.1693589421</text:p>
          </table:table-cell>
          <table:table-cell table:formula="of:=[.AGI17]-INT([.AGI17])" office:value-type="float" office:value="0.167665352710717" calcext:value-type="float">
            <text:p>0.1676653527</text:p>
          </table:table-cell>
          <table:table-cell table:formula="of:=[.AGJ17]-INT([.AGJ17])" office:value-type="float" office:value="0.16598869918361" calcext:value-type="float">
            <text:p>0.1659886992</text:p>
          </table:table-cell>
          <table:table-cell table:formula="of:=[.AGK17]-INT([.AGK17])" office:value-type="float" office:value="0.164328812191774" calcext:value-type="float">
            <text:p>0.1643288122</text:p>
          </table:table-cell>
          <table:table-cell table:formula="of:=[.AGL17]-INT([.AGL17])" office:value-type="float" office:value="0.162685524069856" calcext:value-type="float">
            <text:p>0.1626855241</text:p>
          </table:table-cell>
          <table:table-cell table:formula="of:=[.AGM17]-INT([.AGM17])" office:value-type="float" office:value="0.161058668829158" calcext:value-type="float">
            <text:p>0.1610586688</text:p>
          </table:table-cell>
          <table:table-cell table:formula="of:=[.AGN17]-INT([.AGN17])" office:value-type="float" office:value="0.159448082140866" calcext:value-type="float">
            <text:p>0.1594480821</text:p>
          </table:table-cell>
          <table:table-cell table:formula="of:=[.AGO17]-INT([.AGO17])" office:value-type="float" office:value="0.157853601319458" calcext:value-type="float">
            <text:p>0.1578536013</text:p>
          </table:table-cell>
          <table:table-cell table:formula="of:=[.AGP17]-INT([.AGP17])" office:value-type="float" office:value="0.156275065306263" calcext:value-type="float">
            <text:p>0.1562750653</text:p>
          </table:table-cell>
          <table:table-cell table:formula="of:=[.AGQ17]-INT([.AGQ17])" office:value-type="float" office:value="0.1547123146532" calcext:value-type="float">
            <text:p>0.1547123147</text:p>
          </table:table-cell>
          <table:table-cell table:formula="of:=[.AGR17]-INT([.AGR17])" office:value-type="float" office:value="0.153165191506668" calcext:value-type="float">
            <text:p>0.1531651915</text:p>
          </table:table-cell>
          <table:table-cell table:formula="of:=[.AGS17]-INT([.AGS17])" office:value-type="float" office:value="0.151633539591602" calcext:value-type="float">
            <text:p>0.1516335396</text:p>
          </table:table-cell>
          <table:table-cell table:formula="of:=[.AGT17]-INT([.AGT17])" office:value-type="float" office:value="0.150117204195686" calcext:value-type="float">
            <text:p>0.1501172042</text:p>
          </table:table-cell>
          <table:table-cell table:formula="of:=[.AGU17]-INT([.AGU17])" office:value-type="float" office:value="0.148616032153729" calcext:value-type="float">
            <text:p>0.1486160322</text:p>
          </table:table-cell>
          <table:table-cell table:formula="of:=[.AGV17]-INT([.AGV17])" office:value-type="float" office:value="0.147129871832192" calcext:value-type="float">
            <text:p>0.1471298718</text:p>
          </table:table-cell>
          <table:table-cell table:formula="of:=[.AGW17]-INT([.AGW17])" office:value-type="float" office:value="0.14565857311387" calcext:value-type="float">
            <text:p>0.1456585731</text:p>
          </table:table-cell>
          <table:table-cell table:formula="of:=[.AGX17]-INT([.AGX17])" office:value-type="float" office:value="0.144201987382731" calcext:value-type="float">
            <text:p>0.1442019874</text:p>
          </table:table-cell>
          <table:table-cell table:formula="of:=[.AGY17]-INT([.AGY17])" office:value-type="float" office:value="0.142759967508904" calcext:value-type="float">
            <text:p>0.1427599675</text:p>
          </table:table-cell>
          <table:table-cell table:formula="of:=[.AGZ17]-INT([.AGZ17])" office:value-type="float" office:value="0.141332367833815" calcext:value-type="float">
            <text:p>0.1413323678</text:p>
          </table:table-cell>
          <table:table-cell table:formula="of:=[.AHA17]-INT([.AHA17])" office:value-type="float" office:value="0.139919044155476" calcext:value-type="float">
            <text:p>0.1399190442</text:p>
          </table:table-cell>
          <table:table-cell table:formula="of:=[.AHB17]-INT([.AHB17])" office:value-type="float" office:value="0.138519853713922" calcext:value-type="float">
            <text:p>0.1385198537</text:p>
          </table:table-cell>
          <table:table-cell table:formula="of:=[.AHC17]-INT([.AHC17])" office:value-type="float" office:value="0.137134655176782" calcext:value-type="float">
            <text:p>0.1371346552</text:p>
          </table:table-cell>
          <table:table-cell table:formula="of:=[.AHD17]-INT([.AHD17])" office:value-type="float" office:value="0.135763308625015" calcext:value-type="float">
            <text:p>0.1357633086</text:p>
          </table:table-cell>
          <table:table-cell table:formula="of:=[.AHE17]-INT([.AHE17])" office:value-type="float" office:value="0.134405675538764" calcext:value-type="float">
            <text:p>0.1344056755</text:p>
          </table:table-cell>
          <table:table-cell table:formula="of:=[.AHF17]-INT([.AHF17])" office:value-type="float" office:value="0.133061618783377" calcext:value-type="float">
            <text:p>0.1330616188</text:p>
          </table:table-cell>
          <table:table-cell table:formula="of:=[.AHG17]-INT([.AHG17])" office:value-type="float" office:value="0.131731002595543" calcext:value-type="float">
            <text:p>0.1317310026</text:p>
          </table:table-cell>
          <table:table-cell table:formula="of:=[.AHH17]-INT([.AHH17])" office:value-type="float" office:value="0.130413692569588" calcext:value-type="float">
            <text:p>0.1304136926</text:p>
          </table:table-cell>
          <table:table-cell table:formula="of:=[.AHI17]-INT([.AHI17])" office:value-type="float" office:value="0.129109555643892" calcext:value-type="float">
            <text:p>0.1291095556</text:p>
          </table:table-cell>
          <table:table-cell table:formula="of:=[.AHJ17]-INT([.AHJ17])" office:value-type="float" office:value="0.127818460087453" calcext:value-type="float">
            <text:p>0.1278184601</text:p>
          </table:table-cell>
          <table:table-cell table:formula="of:=[.AHK17]-INT([.AHK17])" office:value-type="float" office:value="0.126540275486578" calcext:value-type="float">
            <text:p>0.1265402755</text:p>
          </table:table-cell>
          <table:table-cell table:formula="of:=[.AHL17]-INT([.AHL17])" office:value-type="float" office:value="0.125274872731713" calcext:value-type="float">
            <text:p>0.1252748727</text:p>
          </table:table-cell>
          <table:table-cell table:formula="of:=[.AHM17]-INT([.AHM17])" office:value-type="float" office:value="0.124022124004395" calcext:value-type="float">
            <text:p>0.124022124</text:p>
          </table:table-cell>
          <table:table-cell table:formula="of:=[.AHN17]-INT([.AHN17])" office:value-type="float" office:value="0.122781902764351" calcext:value-type="float">
            <text:p>0.1227819028</text:p>
          </table:table-cell>
          <table:table-cell table:formula="of:=[.AHO17]-INT([.AHO17])" office:value-type="float" office:value="0.121554083736708" calcext:value-type="float">
            <text:p>0.1215540837</text:p>
          </table:table-cell>
          <table:table-cell table:formula="of:=[.AHP17]-INT([.AHP17])" office:value-type="float" office:value="0.120338542899341" calcext:value-type="float">
            <text:p>0.1203385429</text:p>
          </table:table-cell>
          <table:table-cell table:formula="of:=[.AHQ17]-INT([.AHQ17])" office:value-type="float" office:value="0.119135157470347" calcext:value-type="float">
            <text:p>0.1191351575</text:p>
          </table:table-cell>
          <table:table-cell table:formula="of:=[.AHR17]-INT([.AHR17])" office:value-type="float" office:value="0.117943805895644" calcext:value-type="float">
            <text:p>0.1179438059</text:p>
          </table:table-cell>
          <table:table-cell table:formula="of:=[.AHS17]-INT([.AHS17])" office:value-type="float" office:value="0.116764367836688" calcext:value-type="float">
            <text:p>0.1167643678</text:p>
          </table:table-cell>
          <table:table-cell table:formula="of:=[.AHT17]-INT([.AHT17])" office:value-type="float" office:value="0.115596724158321" calcext:value-type="float">
            <text:p>0.1155967242</text:p>
          </table:table-cell>
          <table:table-cell table:formula="of:=[.AHU17]-INT([.AHU17])" office:value-type="float" office:value="0.114440756916737" calcext:value-type="float">
            <text:p>0.1144407569</text:p>
          </table:table-cell>
          <table:table-cell table:formula="of:=[.AHV17]-INT([.AHV17])" office:value-type="float" office:value="0.11329634934757" calcext:value-type="float">
            <text:p>0.1132963493</text:p>
          </table:table-cell>
          <table:table-cell table:formula="of:=[.AHW17]-INT([.AHW17])" office:value-type="float" office:value="0.112163385854094" calcext:value-type="float">
            <text:p>0.1121633859</text:p>
          </table:table-cell>
          <table:table-cell table:formula="of:=[.AHX17]-INT([.AHX17])" office:value-type="float" office:value="0.111041751995553" calcext:value-type="float">
            <text:p>0.111041752</text:p>
          </table:table-cell>
          <table:table-cell table:formula="of:=[.AHY17]-INT([.AHY17])" office:value-type="float" office:value="0.109931334475598" calcext:value-type="float">
            <text:p>0.1099313345</text:p>
          </table:table-cell>
          <table:table-cell table:formula="of:=[.AHZ17]-INT([.AHZ17])" office:value-type="float" office:value="0.108832021130842" calcext:value-type="float">
            <text:p>0.1088320211</text:p>
          </table:table-cell>
          <table:table-cell table:formula="of:=[.AIA17]-INT([.AIA17])" office:value-type="float" office:value="0.107743700919534" calcext:value-type="float">
            <text:p>0.1077437009</text:p>
          </table:table-cell>
          <table:table-cell table:formula="of:=[.AIB17]-INT([.AIB17])" office:value-type="float" office:value="0.106666263910338" calcext:value-type="float">
            <text:p>0.1066662639</text:p>
          </table:table-cell>
          <table:table-cell table:formula="of:=[.AIC17]-INT([.AIC17])" office:value-type="float" office:value="0.105599601271235" calcext:value-type="float">
            <text:p>0.1055996013</text:p>
          </table:table-cell>
          <table:table-cell table:formula="of:=[.AID17]-INT([.AID17])" office:value-type="float" office:value="0.104543605258522" calcext:value-type="float">
            <text:p>0.1045436053</text:p>
          </table:table-cell>
          <table:table-cell table:formula="of:=[.AIE17]-INT([.AIE17])" office:value-type="float" office:value="0.103498169205937" calcext:value-type="float">
            <text:p>0.1034981692</text:p>
          </table:table-cell>
          <table:table-cell table:formula="of:=[.AIF17]-INT([.AIF17])" office:value-type="float" office:value="0.102463187513878" calcext:value-type="float">
            <text:p>0.1024631875</text:p>
          </table:table-cell>
          <table:table-cell table:formula="of:=[.AIG17]-INT([.AIG17])" office:value-type="float" office:value="0.101438555638739" calcext:value-type="float">
            <text:p>0.1014385556</text:p>
          </table:table-cell>
          <table:table-cell table:formula="of:=[.AIH17]-INT([.AIH17])" office:value-type="float" office:value="0.100424170082352" calcext:value-type="float">
            <text:p>0.1004241701</text:p>
          </table:table-cell>
          <table:table-cell table:formula="of:=[.AII17]-INT([.AII17])" office:value-type="float" office:value="0.0994199283815281" calcext:value-type="float">
            <text:p>0.0994199284</text:p>
          </table:table-cell>
          <table:table-cell table:formula="of:=[.AIJ17]-INT([.AIJ17])" office:value-type="float" office:value="0.0984257290977129" calcext:value-type="float">
            <text:p>0.0984257291</text:p>
          </table:table-cell>
          <table:table-cell table:formula="of:=[.AIK17]-INT([.AIK17])" office:value-type="float" office:value="0.0974414718067357" calcext:value-type="float">
            <text:p>0.0974414718</text:p>
          </table:table-cell>
          <table:table-cell table:formula="of:=[.AIL17]-INT([.AIL17])" office:value-type="float" office:value="0.0964670570886684" calcext:value-type="float">
            <text:p>0.0964670571</text:p>
          </table:table-cell>
          <table:table-cell table:formula="of:=[.AIM17]-INT([.AIM17])" office:value-type="float" office:value="0.0955023865177817" calcext:value-type="float">
            <text:p>0.0955023865</text:p>
          </table:table-cell>
          <table:table-cell table:formula="of:=[.AIN17]-INT([.AIN17])" office:value-type="float" office:value="0.0945473626526039" calcext:value-type="float">
            <text:p>0.0945473627</text:p>
          </table:table-cell>
          <table:table-cell table:formula="of:=[.AIO17]-INT([.AIO17])" office:value-type="float" office:value="0.0936018890260778" calcext:value-type="float">
            <text:p>0.093601889</text:p>
          </table:table-cell>
          <table:table-cell table:formula="of:=[.AIP17]-INT([.AIP17])" office:value-type="float" office:value="0.092665870135817" calcext:value-type="float">
            <text:p>0.0926658701</text:p>
          </table:table-cell>
          <table:table-cell table:formula="of:=[.AIQ17]-INT([.AIQ17])" office:value-type="float" office:value="0.0917392114344589" calcext:value-type="float">
            <text:p>0.0917392114</text:p>
          </table:table-cell>
          <table:table-cell table:formula="of:=[.AIR17]-INT([.AIR17])" office:value-type="float" office:value="0.0908218193201143" calcext:value-type="float">
            <text:p>0.0908218193</text:p>
          </table:table-cell>
          <table:table-cell table:formula="of:=[.AIS17]-INT([.AIS17])" office:value-type="float" office:value="0.0899136011269131" calcext:value-type="float">
            <text:p>0.0899136011</text:p>
          </table:table-cell>
          <table:table-cell table:formula="of:=[.AIT17]-INT([.AIT17])" office:value-type="float" office:value="0.089014465115644" calcext:value-type="float">
            <text:p>0.0890144651</text:p>
          </table:table-cell>
          <table:table-cell table:formula="of:=[.AIU17]-INT([.AIU17])" office:value-type="float" office:value="0.0881243204644876" calcext:value-type="float">
            <text:p>0.0881243205</text:p>
          </table:table-cell>
          <table:table-cell table:formula="of:=[.AIV17]-INT([.AIV17])" office:value-type="float" office:value="0.0872430772598427" calcext:value-type="float">
            <text:p>0.0872430773</text:p>
          </table:table-cell>
          <table:table-cell table:formula="of:=[.AIW17]-INT([.AIW17])" office:value-type="float" office:value="0.0863706464872443" calcext:value-type="float">
            <text:p>0.0863706465</text:p>
          </table:table-cell>
          <table:table-cell table:formula="of:=[.AIX17]-INT([.AIX17])" office:value-type="float" office:value="0.0855069400223718" calcext:value-type="float">
            <text:p>0.08550694</text:p>
          </table:table-cell>
          <table:table-cell table:formula="of:=[.AIY17]-INT([.AIY17])" office:value-type="float" office:value="0.0846518706221481" calcext:value-type="float">
            <text:p>0.0846518706</text:p>
          </table:table-cell>
          <table:table-cell table:formula="of:=[.AIZ17]-INT([.AIZ17])" office:value-type="float" office:value="0.0838053519159266" calcext:value-type="float">
            <text:p>0.0838053519</text:p>
          </table:table-cell>
          <table:table-cell table:formula="of:=[.AJA17]-INT([.AJA17])" office:value-type="float" office:value="0.0829672983967674" calcext:value-type="float">
            <text:p>0.0829672984</text:p>
          </table:table-cell>
          <table:table-cell table:formula="of:=[.AJB17]-INT([.AJB17])" office:value-type="float" office:value="0.0821376254127997" calcext:value-type="float">
            <text:p>0.0821376254</text:p>
          </table:table-cell>
          <table:table-cell table:formula="of:=[.AJC17]-INT([.AJC17])" office:value-type="float" office:value="0.0813162491586717" calcext:value-type="float">
            <text:p>0.0813162492</text:p>
          </table:table-cell>
          <table:table-cell table:formula="of:=[.AJD17]-INT([.AJD17])" office:value-type="float" office:value="0.080503086667085" calcext:value-type="float">
            <text:p>0.0805030867</text:p>
          </table:table-cell>
          <table:table-cell table:formula="of:=[.AJE17]-INT([.AJE17])" office:value-type="float" office:value="0.0796980558004141" calcext:value-type="float">
            <text:p>0.0796980558</text:p>
          </table:table-cell>
          <table:table-cell table:formula="of:=[.AJF17]-INT([.AJF17])" office:value-type="float" office:value="0.07890107524241" calcext:value-type="float">
            <text:p>0.0789010752</text:p>
          </table:table-cell>
          <table:table-cell table:formula="of:=[.AJG17]-INT([.AJG17])" office:value-type="float" office:value="0.0781120644899859" calcext:value-type="float">
            <text:p>0.0781120645</text:p>
          </table:table-cell>
          <table:table-cell table:formula="of:=[.AJH17]-INT([.AJH17])" office:value-type="float" office:value="0.077330943845086" calcext:value-type="float">
            <text:p>0.0773309438</text:p>
          </table:table-cell>
          <table:table-cell table:formula="of:=[.AJI17]-INT([.AJI17])" office:value-type="float" office:value="0.0765576344066352" calcext:value-type="float">
            <text:p>0.0765576344</text:p>
          </table:table-cell>
          <table:table-cell table:formula="of:=[.AJJ17]-INT([.AJJ17])" office:value-type="float" office:value="0.0757920580625688" calcext:value-type="float">
            <text:p>0.0757920581</text:p>
          </table:table-cell>
          <table:table-cell table:formula="of:=[.AJK17]-INT([.AJK17])" office:value-type="float" office:value="0.0750341374819431" calcext:value-type="float">
            <text:p>0.0750341375</text:p>
          </table:table-cell>
          <table:table-cell table:formula="of:=[.AJL17]-INT([.AJL17])" office:value-type="float" office:value="0.0742837961071237" calcext:value-type="float">
            <text:p>0.0742837961</text:p>
          </table:table-cell>
          <table:table-cell table:formula="of:=[.AJM17]-INT([.AJM17])" office:value-type="float" office:value="0.0735409581460524" calcext:value-type="float">
            <text:p>0.0735409581</text:p>
          </table:table-cell>
          <table:table-cell table:formula="of:=[.AJN17]-INT([.AJN17])" office:value-type="float" office:value="0.0728055485645919" calcext:value-type="float">
            <text:p>0.0728055486</text:p>
          </table:table-cell>
          <table:table-cell table:formula="of:=[.AJO17]-INT([.AJO17])" office:value-type="float" office:value="0.072077493078946" calcext:value-type="float">
            <text:p>0.0720774931</text:p>
          </table:table-cell>
          <table:table-cell table:formula="of:=[.AJP17]-INT([.AJP17])" office:value-type="float" office:value="0.0713567181481565" calcext:value-type="float">
            <text:p>0.0713567181</text:p>
          </table:table-cell>
          <table:table-cell table:formula="of:=[.AJQ17]-INT([.AJQ17])" office:value-type="float" office:value="0.070643150966675" calcext:value-type="float">
            <text:p>0.070643151</text:p>
          </table:table-cell>
          <table:table-cell table:formula="of:=[.AJR17]-INT([.AJR17])" office:value-type="float" office:value="0.0699367194570082" calcext:value-type="float">
            <text:p>0.0699367195</text:p>
          </table:table-cell>
          <table:table-cell table:formula="of:=[.AJS17]-INT([.AJS17])" office:value-type="float" office:value="0.0692373522624381" calcext:value-type="float">
            <text:p>0.0692373523</text:p>
          </table:table-cell>
          <table:table-cell table:formula="of:=[.AJT17]-INT([.AJT17])" office:value-type="float" office:value="0.0685449787398138" calcext:value-type="float">
            <text:p>0.0685449787</text:p>
          </table:table-cell>
          <table:table-cell table:formula="of:=[.AJU17]-INT([.AJU17])" office:value-type="float" office:value="0.0678595289524156" calcext:value-type="float">
            <text:p>0.067859529</text:p>
          </table:table-cell>
          <table:table-cell table:formula="of:=[.AJV17]-INT([.AJV17])" office:value-type="float" office:value="0.0671809336628915" calcext:value-type="float">
            <text:p>0.0671809337</text:p>
          </table:table-cell>
          <table:table-cell table:formula="of:=[.AJW17]-INT([.AJW17])" office:value-type="float" office:value="0.0665091243262626" calcext:value-type="float">
            <text:p>0.0665091243</text:p>
          </table:table-cell>
          <table:table-cell table:formula="of:=[.AJX17]-INT([.AJX17])" office:value-type="float" office:value="0.0658440330829999" calcext:value-type="float">
            <text:p>0.0658440331</text:p>
          </table:table-cell>
          <table:table-cell table:formula="of:=[.AJY17]-INT([.AJY17])" office:value-type="float" office:value="0.0651855927521699" calcext:value-type="float">
            <text:p>0.0651855928</text:p>
          </table:table-cell>
          <table:table-cell table:formula="of:=[.AJZ17]-INT([.AJZ17])" office:value-type="float" office:value="0.0645337368246482" calcext:value-type="float">
            <text:p>0.0645337368</text:p>
          </table:table-cell>
          <table:table-cell table:formula="of:=[.AKA17]-INT([.AKA17])" office:value-type="float" office:value="0.0638883994564017" calcext:value-type="float">
            <text:p>0.0638883995</text:p>
          </table:table-cell>
          <table:table-cell table:formula="of:=[.AKB17]-INT([.AKB17])" office:value-type="float" office:value="0.0632495154618377" calcext:value-type="float">
            <text:p>0.0632495155</text:p>
          </table:table-cell>
          <table:table-cell table:formula="of:=[.AKC17]-INT([.AKC17])" office:value-type="float" office:value="0.0626170203072193" calcext:value-type="float">
            <text:p>0.0626170203</text:p>
          </table:table-cell>
          <table:table-cell table:formula="of:=[.AKD17]-INT([.AKD17])" office:value-type="float" office:value="0.0619908501041471" calcext:value-type="float">
            <text:p>0.0619908501</text:p>
          </table:table-cell>
          <table:table-cell table:formula="of:=[.AKE17]-INT([.AKE17])" office:value-type="float" office:value="0.0613709416031057" calcext:value-type="float">
            <text:p>0.0613709416</text:p>
          </table:table-cell>
          <table:table-cell table:formula="of:=[.AKF17]-INT([.AKF17])" office:value-type="float" office:value="0.0607572321870746" calcext:value-type="float">
            <text:p>0.0607572322</text:p>
          </table:table-cell>
          <table:table-cell table:formula="of:=[.AKG17]-INT([.AKG17])" office:value-type="float" office:value="0.0601496598652039" calcext:value-type="float">
            <text:p>0.0601496599</text:p>
          </table:table-cell>
          <table:table-cell table:formula="of:=[.AKH17]-INT([.AKH17])" office:value-type="float" office:value="0.0595481632665518" calcext:value-type="float">
            <text:p>0.0595481633</text:p>
          </table:table-cell>
          <table:table-cell table:formula="of:=[.AKI17]-INT([.AKI17])" office:value-type="float" office:value="0.0589526816338863" calcext:value-type="float">
            <text:p>0.0589526816</text:p>
          </table:table-cell>
          <table:table-cell table:formula="of:=[.AKJ17]-INT([.AKJ17])" office:value-type="float" office:value="0.0583631548175474" calcext:value-type="float">
            <text:p>0.0583631548</text:p>
          </table:table-cell>
          <table:table-cell table:formula="of:=[.AKK17]-INT([.AKK17])" office:value-type="float" office:value="0.057779523269372" calcext:value-type="float">
            <text:p>0.0577795233</text:p>
          </table:table-cell>
          <table:table-cell table:formula="of:=[.AKL17]-INT([.AKL17])" office:value-type="float" office:value="0.0572017280366782" calcext:value-type="float">
            <text:p>0.057201728</text:p>
          </table:table-cell>
          <table:table-cell table:formula="of:=[.AKM17]-INT([.AKM17])" office:value-type="float" office:value="0.0566297107563115" calcext:value-type="float">
            <text:p>0.0566297108</text:p>
          </table:table-cell>
          <table:table-cell table:formula="of:=[.AKN17]-INT([.AKN17])" office:value-type="float" office:value="0.0560634136487483" calcext:value-type="float">
            <text:p>0.0560634136</text:p>
          </table:table-cell>
          <table:table-cell table:formula="of:=[.AKO17]-INT([.AKO17])" office:value-type="float" office:value="0.0555027795122609" calcext:value-type="float">
            <text:p>0.0555027795</text:p>
          </table:table-cell>
          <table:table-cell table:formula="of:=[.AKP17]-INT([.AKP17])" office:value-type="float" office:value="0.0549477517171382" calcext:value-type="float">
            <text:p>0.0549477517</text:p>
          </table:table-cell>
          <table:table-cell table:formula="of:=[.AKQ17]-INT([.AKQ17])" office:value-type="float" office:value="0.0543982741999669" calcext:value-type="float">
            <text:p>0.0543982742</text:p>
          </table:table-cell>
          <table:table-cell table:formula="of:=[.AKR17]-INT([.AKR17])" office:value-type="float" office:value="0.0538542914579672" calcext:value-type="float">
            <text:p>0.0538542915</text:p>
          </table:table-cell>
          <table:table-cell table:formula="of:=[.AKS17]-INT([.AKS17])" office:value-type="float" office:value="0.0533157485433875" calcext:value-type="float">
            <text:p>0.0533157485</text:p>
          </table:table-cell>
          <table:table-cell table:formula="of:=[.AKT17]-INT([.AKT17])" office:value-type="float" office:value="0.0527825910579537" calcext:value-type="float">
            <text:p>0.0527825911</text:p>
          </table:table-cell>
          <table:table-cell table:formula="of:=[.AKU17]-INT([.AKU17])" office:value-type="float" office:value="0.0522547651473741" calcext:value-type="float">
            <text:p>0.0522547651</text:p>
          </table:table-cell>
          <table:table-cell table:formula="of:=[.AKV17]-INT([.AKV17])" office:value-type="float" office:value="0.0517322174959004" calcext:value-type="float">
            <text:p>0.0517322175</text:p>
          </table:table-cell>
          <table:table-cell table:formula="of:=[.AKW17]-INT([.AKW17])" office:value-type="float" office:value="0.0512148953209414" calcext:value-type="float">
            <text:p>0.0512148953</text:p>
          </table:table-cell>
          <table:table-cell table:formula="of:=[.AKX17]-INT([.AKX17])" office:value-type="float" office:value="0.050702746367732" calcext:value-type="float">
            <text:p>0.0507027464</text:p>
          </table:table-cell>
          <table:table-cell table:formula="of:=[.AKY17]-INT([.AKY17])" office:value-type="float" office:value="0.0501957189040546" calcext:value-type="float">
            <text:p>0.0501957189</text:p>
          </table:table-cell>
          <table:table-cell table:formula="of:=[.AKZ17]-INT([.AKZ17])" office:value-type="float" office:value="0.0496937617150141" calcext:value-type="float">
            <text:p>0.0496937617</text:p>
          </table:table-cell>
          <table:table-cell table:formula="of:=[.ALA17]-INT([.ALA17])" office:value-type="float" office:value="0.049196824097864" calcext:value-type="float">
            <text:p>0.0491968241</text:p>
          </table:table-cell>
          <table:table-cell table:formula="of:=[.ALB17]-INT([.ALB17])" office:value-type="float" office:value="0.0487048558568853" calcext:value-type="float">
            <text:p>0.0487048559</text:p>
          </table:table-cell>
          <table:table-cell table:formula="of:=[.ALC17]-INT([.ALC17])" office:value-type="float" office:value="0.0482178072983165" calcext:value-type="float">
            <text:p>0.0482178073</text:p>
          </table:table-cell>
          <table:table-cell table:formula="of:=[.ALD17]-INT([.ALD17])" office:value-type="float" office:value="0.0477356292253333" calcext:value-type="float">
            <text:p>0.0477356292</text:p>
          </table:table-cell>
          <table:table-cell table:formula="of:=[.ALE17]-INT([.ALE17])" office:value-type="float" office:value="0.04725827293308" calcext:value-type="float">
            <text:p>0.0472582729</text:p>
          </table:table-cell>
          <table:table-cell table:formula="of:=[.ALF17]-INT([.ALF17])" office:value-type="float" office:value="0.0467856902037492" calcext:value-type="float">
            <text:p>0.0467856902</text:p>
          </table:table-cell>
          <table:table-cell table:formula="of:=[.ALG17]-INT([.ALG17])" office:value-type="float" office:value="0.0463178333017117" calcext:value-type="float">
            <text:p>0.0463178333</text:p>
          </table:table-cell>
          <table:table-cell table:formula="of:=[.ALH17]-INT([.ALH17])" office:value-type="float" office:value="0.0458546549686946" calcext:value-type="float">
            <text:p>0.045854655</text:p>
          </table:table-cell>
          <table:table-cell table:formula="of:=[.ALI17]-INT([.ALI17])" office:value-type="float" office:value="0.0453961084190076" calcext:value-type="float">
            <text:p>0.0453961084</text:p>
          </table:table-cell>
          <table:table-cell table:formula="of:=[.ALJ17]-INT([.ALJ17])" office:value-type="float" office:value="0.0449421473348175" calcext:value-type="float">
            <text:p>0.0449421473</text:p>
          </table:table-cell>
          <table:table-cell table:formula="of:=[.ALK17]-INT([.ALK17])" office:value-type="float" office:value="0.0444927258614694" calcext:value-type="float">
            <text:p>0.0444927259</text:p>
          </table:table-cell>
          <table:table-cell table:formula="of:=[.ALL17]-INT([.ALL17])" office:value-type="float" office:value="0.0440477986028547" calcext:value-type="float">
            <text:p>0.0440477986</text:p>
          </table:table-cell>
          <table:table-cell table:formula="of:=[.ALM17]-INT([.ALM17])" office:value-type="float" office:value="0.0436073206168261" calcext:value-type="float">
            <text:p>0.0436073206</text:p>
          </table:table-cell>
          <table:table-cell table:formula="of:=[.ALN17]-INT([.ALN17])" office:value-type="float" office:value="0.0431712474106579" calcext:value-type="float">
            <text:p>0.0431712474</text:p>
          </table:table-cell>
          <table:table-cell table:formula="of:=[.ALO17]-INT([.ALO17])" office:value-type="float" office:value="0.0427395349365513" calcext:value-type="float">
            <text:p>0.0427395349</text:p>
          </table:table-cell>
          <table:table-cell table:formula="of:=[.ALP17]-INT([.ALP17])" office:value-type="float" office:value="0.0423121395871858" calcext:value-type="float">
            <text:p>0.0423121396</text:p>
          </table:table-cell>
          <table:table-cell table:formula="of:=[.ALQ17]-INT([.ALQ17])" office:value-type="float" office:value="0.0418890181913139" calcext:value-type="float">
            <text:p>0.0418890182</text:p>
          </table:table-cell>
          <table:table-cell table:formula="of:=[.ALR17]-INT([.ALR17])" office:value-type="float" office:value="0.0414701280094008" calcext:value-type="float">
            <text:p>0.041470128</text:p>
          </table:table-cell>
          <table:table-cell table:formula="of:=[.ALS17]-INT([.ALS17])" office:value-type="float" office:value="0.0410554267293068" calcext:value-type="float">
            <text:p>0.0410554267</text:p>
          </table:table-cell>
          <table:table-cell table:formula="of:=[.ALT17]-INT([.ALT17])" office:value-type="float" office:value="0.0406448724620137" calcext:value-type="float">
            <text:p>0.0406448725</text:p>
          </table:table-cell>
          <table:table-cell table:formula="of:=[.ALU17]-INT([.ALU17])" office:value-type="float" office:value="0.0402384237373935" calcext:value-type="float">
            <text:p>0.0402384237</text:p>
          </table:table-cell>
          <table:table-cell table:formula="of:=[.ALV17]-INT([.ALV17])" office:value-type="float" office:value="0.0398360395000196" calcext:value-type="float">
            <text:p>0.0398360395</text:p>
          </table:table-cell>
          <table:table-cell table:formula="of:=[.ALW17]-INT([.ALW17])" office:value-type="float" office:value="0.0394376791050194" calcext:value-type="float">
            <text:p>0.0394376791</text:p>
          </table:table-cell>
          <table:table-cell table:formula="of:=[.ALX17]-INT([.ALX17])" office:value-type="float" office:value="0.0390433023139692" calcext:value-type="float">
            <text:p>0.0390433023</text:p>
          </table:table-cell>
          <table:table-cell table:formula="of:=[.ALY17]-INT([.ALY17])" office:value-type="float" office:value="0.0386528692908295" calcext:value-type="float">
            <text:p>0.0386528693</text:p>
          </table:table-cell>
          <table:table-cell table:formula="of:=[.ALZ17]-INT([.ALZ17])" office:value-type="float" office:value="0.0382663405979212" calcext:value-type="float">
            <text:p>0.0382663406</text:p>
          </table:table-cell>
          <table:table-cell table:formula="of:=[.AMA17]-INT([.AMA17])" office:value-type="float" office:value="0.037883677191942" calcext:value-type="float">
            <text:p>0.0378836772</text:p>
          </table:table-cell>
          <table:table-cell table:formula="of:=[.AMB17]-INT([.AMB17])" office:value-type="float" office:value="0.0375048404200226" calcext:value-type="float">
            <text:p>0.0375048404</text:p>
          </table:table-cell>
          <table:table-cell table:formula="of:=[.AMC17]-INT([.AMC17])" office:value-type="float" office:value="0.0371297920158224" calcext:value-type="float">
            <text:p>0.037129792</text:p>
          </table:table-cell>
          <table:table-cell table:formula="of:=[.AMD17]-INT([.AMD17])" office:value-type="float" office:value="0.0367584940956641" calcext:value-type="float">
            <text:p>0.0367584941</text:p>
          </table:table-cell>
          <table:table-cell table:formula="of:=[.AME17]-INT([.AME17])" office:value-type="float" office:value="0.0363909091547075" calcext:value-type="float">
            <text:p>0.0363909092</text:p>
          </table:table-cell>
          <table:table-cell table:formula="of:=[.AMF17]-INT([.AMF17])" office:value-type="float" office:value="0.0360270000631604" calcext:value-type="float">
            <text:p>0.0360270001</text:p>
          </table:table-cell>
          <table:table-cell table:formula="of:=[.AMG17]-INT([.AMG17])" office:value-type="float" office:value="0.0356667300625288" calcext:value-type="float">
            <text:p>0.0356667301</text:p>
          </table:table-cell>
          <table:table-cell table:formula="of:=[.AMH17]-INT([.AMH17])" office:value-type="float" office:value="0.0353100627619035" calcext:value-type="float">
            <text:p>0.0353100628</text:p>
          </table:table-cell>
          <table:table-cell table:formula="of:=[.AMI17]-INT([.AMI17])" office:value-type="float" office:value="0.0349569621342845" calcext:value-type="float">
            <text:p>0.0349569621</text:p>
          </table:table-cell>
          <table:table-cell table:formula="of:=[.AMJ17]-INT([.AMJ17])" office:value-type="float" office:value="0.0346073925129416" calcext:value-type="float">
            <text:p>0.0346073925</text:p>
          </table:table-cell>
        </table:table-row>
        <table:table-row table:style-name="ro1">
          <table:table-cell office:value-type="string" calcext:value-type="string">
            <text:p>Population (int)</text:p>
          </table:table-cell>
          <table:table-cell table:formula="of:=[.B17]" office:value-type="float" office:value="1000" calcext:value-type="float">
            <text:p>1000</text:p>
          </table:table-cell>
          <table:table-cell table:formula="of:=INT((INT([.B17])+[.B18])*[.$C$22])" office:value-type="float" office:value="990" calcext:value-type="float">
            <text:p>990</text:p>
          </table:table-cell>
          <table:table-cell table:formula="of:=INT((INT([.C17])+[.C18])*[.$C$22])" office:value-type="float" office:value="980" calcext:value-type="float">
            <text:p>980</text:p>
          </table:table-cell>
          <table:table-cell table:formula="of:=INT((INT([.D17])+[.D18])*[.$C$22])" office:value-type="float" office:value="970" calcext:value-type="float">
            <text:p>970</text:p>
          </table:table-cell>
          <table:table-cell table:formula="of:=INT((INT([.E17])+[.E18])*[.$C$22])" office:value-type="float" office:value="960" calcext:value-type="float">
            <text:p>960</text:p>
          </table:table-cell>
          <table:table-cell table:formula="of:=INT((INT([.F17])+[.F18])*[.$C$22])" office:value-type="float" office:value="950" calcext:value-type="float">
            <text:p>950</text:p>
          </table:table-cell>
          <table:table-cell table:formula="of:=INT((INT([.G17])+[.G18])*[.$C$22])" office:value-type="float" office:value="941" calcext:value-type="float">
            <text:p>941</text:p>
          </table:table-cell>
          <table:table-cell table:formula="of:=INT((INT([.H17])+[.H18])*[.$C$22])" office:value-type="float" office:value="932" calcext:value-type="float">
            <text:p>932</text:p>
          </table:table-cell>
          <table:table-cell table:formula="of:=INT((INT([.I17])+[.I18])*[.$C$22])" office:value-type="float" office:value="922" calcext:value-type="float">
            <text:p>922</text:p>
          </table:table-cell>
          <table:table-cell table:formula="of:=INT((INT([.J17])+[.J18])*[.$C$22])" office:value-type="float" office:value="913" calcext:value-type="float">
            <text:p>913</text:p>
          </table:table-cell>
          <table:table-cell table:formula="of:=INT((INT([.K17])+[.K18])*[.$C$22])" office:value-type="float" office:value="904" calcext:value-type="float">
            <text:p>904</text:p>
          </table:table-cell>
          <table:table-cell table:formula="of:=INT((INT([.L17])+[.L18])*[.$C$22])" office:value-type="float" office:value="895" calcext:value-type="float">
            <text:p>895</text:p>
          </table:table-cell>
          <table:table-cell table:formula="of:=INT((INT([.M17])+[.M18])*[.$C$22])" office:value-type="float" office:value="886" calcext:value-type="float">
            <text:p>886</text:p>
          </table:table-cell>
          <table:table-cell table:formula="of:=INT((INT([.N17])+[.N18])*[.$C$22])" office:value-type="float" office:value="877" calcext:value-type="float">
            <text:p>877</text:p>
          </table:table-cell>
          <table:table-cell table:formula="of:=INT((INT([.O17])+[.O18])*[.$C$22])" office:value-type="float" office:value="868" calcext:value-type="float">
            <text:p>868</text:p>
          </table:table-cell>
          <table:table-cell table:formula="of:=INT((INT([.P17])+[.P18])*[.$C$22])" office:value-type="float" office:value="860" calcext:value-type="float">
            <text:p>860</text:p>
          </table:table-cell>
          <table:table-cell table:formula="of:=INT((INT([.Q17])+[.Q18])*[.$C$22])" office:value-type="float" office:value="851" calcext:value-type="float">
            <text:p>851</text:p>
          </table:table-cell>
          <table:table-cell table:formula="of:=INT((INT([.R17])+[.R18])*[.$C$22])" office:value-type="float" office:value="842" calcext:value-type="float">
            <text:p>842</text:p>
          </table:table-cell>
          <table:table-cell table:formula="of:=INT((INT([.S17])+[.S18])*[.$C$22])" office:value-type="float" office:value="834" calcext:value-type="float">
            <text:p>834</text:p>
          </table:table-cell>
          <table:table-cell table:formula="of:=INT((INT([.T17])+[.T18])*[.$C$22])" office:value-type="float" office:value="826" calcext:value-type="float">
            <text:p>826</text:p>
          </table:table-cell>
          <table:table-cell table:formula="of:=INT((INT([.U17])+[.U18])*[.$C$22])" office:value-type="float" office:value="817" calcext:value-type="float">
            <text:p>817</text:p>
          </table:table-cell>
          <table:table-cell table:formula="of:=INT((INT([.V17])+[.V18])*[.$C$22])" office:value-type="float" office:value="809" calcext:value-type="float">
            <text:p>809</text:p>
          </table:table-cell>
          <table:table-cell table:formula="of:=INT((INT([.W17])+[.W18])*[.$C$22])" office:value-type="float" office:value="801" calcext:value-type="float">
            <text:p>801</text:p>
          </table:table-cell>
          <table:table-cell table:formula="of:=INT((INT([.X17])+[.X18])*[.$C$22])" office:value-type="float" office:value="793" calcext:value-type="float">
            <text:p>793</text:p>
          </table:table-cell>
          <table:table-cell table:formula="of:=INT((INT([.Y17])+[.Y18])*[.$C$22])" office:value-type="float" office:value="785" calcext:value-type="float">
            <text:p>785</text:p>
          </table:table-cell>
          <table:table-cell table:formula="of:=INT((INT([.Z17])+[.Z18])*[.$C$22])" office:value-type="float" office:value="777" calcext:value-type="float">
            <text:p>777</text:p>
          </table:table-cell>
          <table:table-cell table:formula="of:=INT((INT([.AA17])+[.AA18])*[.$C$22])" office:value-type="float" office:value="770" calcext:value-type="float">
            <text:p>770</text:p>
          </table:table-cell>
          <table:table-cell table:formula="of:=INT((INT([.AB17])+[.AB18])*[.$C$22])" office:value-type="float" office:value="762" calcext:value-type="float">
            <text:p>762</text:p>
          </table:table-cell>
          <table:table-cell table:formula="of:=INT((INT([.AC17])+[.AC18])*[.$C$22])" office:value-type="float" office:value="754" calcext:value-type="float">
            <text:p>754</text:p>
          </table:table-cell>
          <table:table-cell table:formula="of:=INT((INT([.AD17])+[.AD18])*[.$C$22])" office:value-type="float" office:value="747" calcext:value-type="float">
            <text:p>747</text:p>
          </table:table-cell>
          <table:table-cell table:formula="of:=INT((INT([.AE17])+[.AE18])*[.$C$22])" office:value-type="float" office:value="739" calcext:value-type="float">
            <text:p>739</text:p>
          </table:table-cell>
          <table:table-cell table:formula="of:=INT((INT([.AF17])+[.AF18])*[.$C$22])" office:value-type="float" office:value="732" calcext:value-type="float">
            <text:p>732</text:p>
          </table:table-cell>
          <table:table-cell table:formula="of:=INT((INT([.AG17])+[.AG18])*[.$C$22])" office:value-type="float" office:value="724" calcext:value-type="float">
            <text:p>724</text:p>
          </table:table-cell>
          <table:table-cell table:formula="of:=INT((INT([.AH17])+[.AH18])*[.$C$22])" office:value-type="float" office:value="717" calcext:value-type="float">
            <text:p>717</text:p>
          </table:table-cell>
          <table:table-cell table:formula="of:=INT((INT([.AI17])+[.AI18])*[.$C$22])" office:value-type="float" office:value="710" calcext:value-type="float">
            <text:p>710</text:p>
          </table:table-cell>
          <table:table-cell table:formula="of:=INT((INT([.AJ17])+[.AJ18])*[.$C$22])" office:value-type="float" office:value="703" calcext:value-type="float">
            <text:p>703</text:p>
          </table:table-cell>
          <table:table-cell table:formula="of:=INT((INT([.AK17])+[.AK18])*[.$C$22])" office:value-type="float" office:value="696" calcext:value-type="float">
            <text:p>696</text:p>
          </table:table-cell>
          <table:table-cell table:formula="of:=INT((INT([.AL17])+[.AL18])*[.$C$22])" office:value-type="float" office:value="689" calcext:value-type="float">
            <text:p>689</text:p>
          </table:table-cell>
          <table:table-cell table:formula="of:=INT((INT([.AM17])+[.AM18])*[.$C$22])" office:value-type="float" office:value="682" calcext:value-type="float">
            <text:p>682</text:p>
          </table:table-cell>
          <table:table-cell table:formula="of:=INT((INT([.AN17])+[.AN18])*[.$C$22])" office:value-type="float" office:value="675" calcext:value-type="float">
            <text:p>675</text:p>
          </table:table-cell>
          <table:table-cell table:formula="of:=INT((INT([.AO17])+[.AO18])*[.$C$22])" office:value-type="float" office:value="668" calcext:value-type="float">
            <text:p>668</text:p>
          </table:table-cell>
          <table:table-cell table:formula="of:=INT((INT([.AP17])+[.AP18])*[.$C$22])" office:value-type="float" office:value="662" calcext:value-type="float">
            <text:p>662</text:p>
          </table:table-cell>
          <table:table-cell table:formula="of:=INT((INT([.AQ17])+[.AQ18])*[.$C$22])" office:value-type="float" office:value="655" calcext:value-type="float">
            <text:p>655</text:p>
          </table:table-cell>
          <table:table-cell table:formula="of:=INT((INT([.AR17])+[.AR18])*[.$C$22])" office:value-type="float" office:value="649" calcext:value-type="float">
            <text:p>649</text:p>
          </table:table-cell>
          <table:table-cell table:formula="of:=INT((INT([.AS17])+[.AS18])*[.$C$22])" office:value-type="float" office:value="642" calcext:value-type="float">
            <text:p>642</text:p>
          </table:table-cell>
          <table:table-cell table:formula="of:=INT((INT([.AT17])+[.AT18])*[.$C$22])" office:value-type="float" office:value="636" calcext:value-type="float">
            <text:p>636</text:p>
          </table:table-cell>
          <table:table-cell table:formula="of:=INT((INT([.AU17])+[.AU18])*[.$C$22])" office:value-type="float" office:value="629" calcext:value-type="float">
            <text:p>629</text:p>
          </table:table-cell>
          <table:table-cell table:formula="of:=INT((INT([.AV17])+[.AV18])*[.$C$22])" office:value-type="float" office:value="623" calcext:value-type="float">
            <text:p>623</text:p>
          </table:table-cell>
          <table:table-cell table:formula="of:=INT((INT([.AW17])+[.AW18])*[.$C$22])" office:value-type="float" office:value="617" calcext:value-type="float">
            <text:p>617</text:p>
          </table:table-cell>
          <table:table-cell table:formula="of:=INT((INT([.AX17])+[.AX18])*[.$C$22])" office:value-type="float" office:value="611" calcext:value-type="float">
            <text:p>611</text:p>
          </table:table-cell>
          <table:table-cell table:formula="of:=INT((INT([.AY17])+[.AY18])*[.$C$22])" office:value-type="float" office:value="605" calcext:value-type="float">
            <text:p>605</text:p>
          </table:table-cell>
          <table:table-cell table:formula="of:=INT((INT([.AZ17])+[.AZ18])*[.$C$22])" office:value-type="float" office:value="598" calcext:value-type="float">
            <text:p>598</text:p>
          </table:table-cell>
          <table:table-cell table:formula="of:=INT((INT([.BA17])+[.BA18])*[.$C$22])" office:value-type="float" office:value="592" calcext:value-type="float">
            <text:p>592</text:p>
          </table:table-cell>
          <table:table-cell table:formula="of:=INT((INT([.BB17])+[.BB18])*[.$C$22])" office:value-type="float" office:value="587" calcext:value-type="float">
            <text:p>587</text:p>
          </table:table-cell>
          <table:table-cell table:formula="of:=INT((INT([.BC17])+[.BC18])*[.$C$22])" office:value-type="float" office:value="581" calcext:value-type="float">
            <text:p>581</text:p>
          </table:table-cell>
          <table:table-cell table:formula="of:=INT((INT([.BD17])+[.BD18])*[.$C$22])" office:value-type="float" office:value="575" calcext:value-type="float">
            <text:p>575</text:p>
          </table:table-cell>
          <table:table-cell table:formula="of:=INT((INT([.BE17])+[.BE18])*[.$C$22])" office:value-type="float" office:value="569" calcext:value-type="float">
            <text:p>569</text:p>
          </table:table-cell>
          <table:table-cell table:formula="of:=INT((INT([.BF17])+[.BF18])*[.$C$22])" office:value-type="float" office:value="563" calcext:value-type="float">
            <text:p>563</text:p>
          </table:table-cell>
          <table:table-cell table:formula="of:=INT((INT([.BG17])+[.BG18])*[.$C$22])" office:value-type="float" office:value="558" calcext:value-type="float">
            <text:p>558</text:p>
          </table:table-cell>
          <table:table-cell table:formula="of:=INT((INT([.BH17])+[.BH18])*[.$C$22])" office:value-type="float" office:value="552" calcext:value-type="float">
            <text:p>552</text:p>
          </table:table-cell>
          <table:table-cell table:formula="of:=INT((INT([.BI17])+[.BI18])*[.$C$22])" office:value-type="float" office:value="547" calcext:value-type="float">
            <text:p>547</text:p>
          </table:table-cell>
          <table:table-cell table:formula="of:=INT((INT([.BJ17])+[.BJ18])*[.$C$22])" office:value-type="float" office:value="541" calcext:value-type="float">
            <text:p>541</text:p>
          </table:table-cell>
          <table:table-cell table:formula="of:=INT((INT([.BK17])+[.BK18])*[.$C$22])" office:value-type="float" office:value="536" calcext:value-type="float">
            <text:p>536</text:p>
          </table:table-cell>
          <table:table-cell table:formula="of:=INT((INT([.BL17])+[.BL18])*[.$C$22])" office:value-type="float" office:value="530" calcext:value-type="float">
            <text:p>530</text:p>
          </table:table-cell>
          <table:table-cell table:formula="of:=INT((INT([.BM17])+[.BM18])*[.$C$22])" office:value-type="float" office:value="525" calcext:value-type="float">
            <text:p>525</text:p>
          </table:table-cell>
          <table:table-cell table:formula="of:=INT((INT([.BN17])+[.BN18])*[.$C$22])" office:value-type="float" office:value="520" calcext:value-type="float">
            <text:p>520</text:p>
          </table:table-cell>
          <table:table-cell table:formula="of:=INT((INT([.BO17])+[.BO18])*[.$C$22])" office:value-type="float" office:value="515" calcext:value-type="float">
            <text:p>515</text:p>
          </table:table-cell>
          <table:table-cell table:formula="of:=INT((INT([.BP17])+[.BP18])*[.$C$22])" office:value-type="float" office:value="509" calcext:value-type="float">
            <text:p>509</text:p>
          </table:table-cell>
          <table:table-cell table:formula="of:=INT((INT([.BQ17])+[.BQ18])*[.$C$22])" office:value-type="float" office:value="504" calcext:value-type="float">
            <text:p>504</text:p>
          </table:table-cell>
          <table:table-cell table:formula="of:=INT((INT([.BR17])+[.BR18])*[.$C$22])" office:value-type="float" office:value="499" calcext:value-type="float">
            <text:p>499</text:p>
          </table:table-cell>
          <table:table-cell table:formula="of:=INT((INT([.BS17])+[.BS18])*[.$C$22])" office:value-type="float" office:value="494" calcext:value-type="float">
            <text:p>494</text:p>
          </table:table-cell>
          <table:table-cell table:formula="of:=INT((INT([.BT17])+[.BT18])*[.$C$22])" office:value-type="float" office:value="489" calcext:value-type="float">
            <text:p>489</text:p>
          </table:table-cell>
          <table:table-cell table:formula="of:=INT((INT([.BU17])+[.BU18])*[.$C$22])" office:value-type="float" office:value="484" calcext:value-type="float">
            <text:p>484</text:p>
          </table:table-cell>
          <table:table-cell table:formula="of:=INT((INT([.BV17])+[.BV18])*[.$C$22])" office:value-type="float" office:value="480" calcext:value-type="float">
            <text:p>480</text:p>
          </table:table-cell>
          <table:table-cell table:formula="of:=INT((INT([.BW17])+[.BW18])*[.$C$22])" office:value-type="float" office:value="475" calcext:value-type="float">
            <text:p>475</text:p>
          </table:table-cell>
          <table:table-cell table:formula="of:=INT((INT([.BX17])+[.BX18])*[.$C$22])" office:value-type="float" office:value="470" calcext:value-type="float">
            <text:p>470</text:p>
          </table:table-cell>
          <table:table-cell table:formula="of:=INT((INT([.BY17])+[.BY18])*[.$C$22])" office:value-type="float" office:value="465" calcext:value-type="float">
            <text:p>465</text:p>
          </table:table-cell>
          <table:table-cell table:formula="of:=INT((INT([.BZ17])+[.BZ18])*[.$C$22])" office:value-type="float" office:value="461" calcext:value-type="float">
            <text:p>461</text:p>
          </table:table-cell>
          <table:table-cell table:formula="of:=INT((INT([.CA17])+[.CA18])*[.$C$22])" office:value-type="float" office:value="456" calcext:value-type="float">
            <text:p>456</text:p>
          </table:table-cell>
          <table:table-cell table:formula="of:=INT((INT([.CB17])+[.CB18])*[.$C$22])" office:value-type="float" office:value="452" calcext:value-type="float">
            <text:p>452</text:p>
          </table:table-cell>
          <table:table-cell table:formula="of:=INT((INT([.CC17])+[.CC18])*[.$C$22])" office:value-type="float" office:value="447" calcext:value-type="float">
            <text:p>447</text:p>
          </table:table-cell>
          <table:table-cell table:formula="of:=INT((INT([.CD17])+[.CD18])*[.$C$22])" office:value-type="float" office:value="443" calcext:value-type="float">
            <text:p>443</text:p>
          </table:table-cell>
          <table:table-cell table:formula="of:=INT((INT([.CE17])+[.CE18])*[.$C$22])" office:value-type="float" office:value="438" calcext:value-type="float">
            <text:p>438</text:p>
          </table:table-cell>
          <table:table-cell table:formula="of:=INT((INT([.CF17])+[.CF18])*[.$C$22])" office:value-type="float" office:value="434" calcext:value-type="float">
            <text:p>434</text:p>
          </table:table-cell>
          <table:table-cell table:formula="of:=INT((INT([.CG17])+[.CG18])*[.$C$22])" office:value-type="float" office:value="429" calcext:value-type="float">
            <text:p>429</text:p>
          </table:table-cell>
          <table:table-cell table:formula="of:=INT((INT([.CH17])+[.CH18])*[.$C$22])" office:value-type="float" office:value="425" calcext:value-type="float">
            <text:p>425</text:p>
          </table:table-cell>
          <table:table-cell table:formula="of:=INT((INT([.CI17])+[.CI18])*[.$C$22])" office:value-type="float" office:value="421" calcext:value-type="float">
            <text:p>421</text:p>
          </table:table-cell>
          <table:table-cell table:formula="of:=INT((INT([.CJ17])+[.CJ18])*[.$C$22])" office:value-type="float" office:value="417" calcext:value-type="float">
            <text:p>417</text:p>
          </table:table-cell>
          <table:table-cell table:formula="of:=INT((INT([.CK17])+[.CK18])*[.$C$22])" office:value-type="float" office:value="412" calcext:value-type="float">
            <text:p>412</text:p>
          </table:table-cell>
          <table:table-cell table:formula="of:=INT((INT([.CL17])+[.CL18])*[.$C$22])" office:value-type="float" office:value="408" calcext:value-type="float">
            <text:p>408</text:p>
          </table:table-cell>
          <table:table-cell table:formula="of:=INT((INT([.CM17])+[.CM18])*[.$C$22])" office:value-type="float" office:value="404" calcext:value-type="float">
            <text:p>404</text:p>
          </table:table-cell>
          <table:table-cell table:formula="of:=INT((INT([.CN17])+[.CN18])*[.$C$22])" office:value-type="float" office:value="400" calcext:value-type="float">
            <text:p>400</text:p>
          </table:table-cell>
          <table:table-cell table:formula="of:=INT((INT([.CO17])+[.CO18])*[.$C$22])" office:value-type="float" office:value="396" calcext:value-type="float">
            <text:p>396</text:p>
          </table:table-cell>
          <table:table-cell table:formula="of:=INT((INT([.CP17])+[.CP18])*[.$C$22])" office:value-type="float" office:value="392" calcext:value-type="float">
            <text:p>392</text:p>
          </table:table-cell>
          <table:table-cell table:formula="of:=INT((INT([.CQ17])+[.CQ18])*[.$C$22])" office:value-type="float" office:value="388" calcext:value-type="float">
            <text:p>388</text:p>
          </table:table-cell>
          <table:table-cell table:formula="of:=INT((INT([.CR17])+[.CR18])*[.$C$22])" office:value-type="float" office:value="384" calcext:value-type="float">
            <text:p>384</text:p>
          </table:table-cell>
          <table:table-cell table:formula="of:=INT((INT([.CS17])+[.CS18])*[.$C$22])" office:value-type="float" office:value="381" calcext:value-type="float">
            <text:p>381</text:p>
          </table:table-cell>
          <table:table-cell table:formula="of:=INT((INT([.CT17])+[.CT18])*[.$C$22])" office:value-type="float" office:value="377" calcext:value-type="float">
            <text:p>377</text:p>
          </table:table-cell>
          <table:table-cell table:formula="of:=INT((INT([.CU17])+[.CU18])*[.$C$22])" office:value-type="float" office:value="373" calcext:value-type="float">
            <text:p>373</text:p>
          </table:table-cell>
          <table:table-cell table:formula="of:=INT((INT([.CV17])+[.CV18])*[.$C$22])" office:value-type="float" office:value="369" calcext:value-type="float">
            <text:p>369</text:p>
          </table:table-cell>
          <table:table-cell table:formula="of:=INT((INT([.CW17])+[.CW18])*[.$C$22])" office:value-type="float" office:value="366" calcext:value-type="float">
            <text:p>366</text:p>
          </table:table-cell>
          <table:table-cell table:formula="of:=INT((INT([.CX17])+[.CX18])*[.$C$22])" office:value-type="float" office:value="362" calcext:value-type="float">
            <text:p>362</text:p>
          </table:table-cell>
          <table:table-cell table:formula="of:=INT((INT([.CY17])+[.CY18])*[.$C$22])" office:value-type="float" office:value="358" calcext:value-type="float">
            <text:p>358</text:p>
          </table:table-cell>
          <table:table-cell table:formula="of:=INT((INT([.CZ17])+[.CZ18])*[.$C$22])" office:value-type="float" office:value="355" calcext:value-type="float">
            <text:p>355</text:p>
          </table:table-cell>
          <table:table-cell table:formula="of:=INT((INT([.DA17])+[.DA18])*[.$C$22])" office:value-type="float" office:value="351" calcext:value-type="float">
            <text:p>351</text:p>
          </table:table-cell>
          <table:table-cell table:formula="of:=INT((INT([.DB17])+[.DB18])*[.$C$22])" office:value-type="float" office:value="348" calcext:value-type="float">
            <text:p>348</text:p>
          </table:table-cell>
          <table:table-cell table:formula="of:=INT((INT([.DC17])+[.DC18])*[.$C$22])" office:value-type="float" office:value="344" calcext:value-type="float">
            <text:p>344</text:p>
          </table:table-cell>
          <table:table-cell table:formula="of:=INT((INT([.DD17])+[.DD18])*[.$C$22])" office:value-type="float" office:value="341" calcext:value-type="float">
            <text:p>341</text:p>
          </table:table-cell>
          <table:table-cell table:formula="of:=INT((INT([.DE17])+[.DE18])*[.$C$22])" office:value-type="float" office:value="337" calcext:value-type="float">
            <text:p>337</text:p>
          </table:table-cell>
          <table:table-cell table:formula="of:=INT((INT([.DF17])+[.DF18])*[.$C$22])" office:value-type="float" office:value="334" calcext:value-type="float">
            <text:p>334</text:p>
          </table:table-cell>
          <table:table-cell table:formula="of:=INT((INT([.DG17])+[.DG18])*[.$C$22])" office:value-type="float" office:value="331" calcext:value-type="float">
            <text:p>331</text:p>
          </table:table-cell>
          <table:table-cell table:formula="of:=INT((INT([.DH17])+[.DH18])*[.$C$22])" office:value-type="float" office:value="327" calcext:value-type="float">
            <text:p>327</text:p>
          </table:table-cell>
          <table:table-cell table:formula="of:=INT((INT([.DI17])+[.DI18])*[.$C$22])" office:value-type="float" office:value="324" calcext:value-type="float">
            <text:p>324</text:p>
          </table:table-cell>
          <table:table-cell table:formula="of:=INT((INT([.DJ17])+[.DJ18])*[.$C$22])" office:value-type="float" office:value="321" calcext:value-type="float">
            <text:p>321</text:p>
          </table:table-cell>
          <table:table-cell table:formula="of:=INT((INT([.DK17])+[.DK18])*[.$C$22])" office:value-type="float" office:value="317" calcext:value-type="float">
            <text:p>317</text:p>
          </table:table-cell>
          <table:table-cell table:formula="of:=INT((INT([.DL17])+[.DL18])*[.$C$22])" office:value-type="float" office:value="314" calcext:value-type="float">
            <text:p>314</text:p>
          </table:table-cell>
          <table:table-cell table:formula="of:=INT((INT([.DM17])+[.DM18])*[.$C$22])" office:value-type="float" office:value="311" calcext:value-type="float">
            <text:p>311</text:p>
          </table:table-cell>
          <table:table-cell table:formula="of:=INT((INT([.DN17])+[.DN18])*[.$C$22])" office:value-type="float" office:value="308" calcext:value-type="float">
            <text:p>308</text:p>
          </table:table-cell>
          <table:table-cell table:formula="of:=INT((INT([.DO17])+[.DO18])*[.$C$22])" office:value-type="float" office:value="305" calcext:value-type="float">
            <text:p>305</text:p>
          </table:table-cell>
          <table:table-cell table:formula="of:=INT((INT([.DP17])+[.DP18])*[.$C$22])" office:value-type="float" office:value="302" calcext:value-type="float">
            <text:p>302</text:p>
          </table:table-cell>
          <table:table-cell table:formula="of:=INT((INT([.DQ17])+[.DQ18])*[.$C$22])" office:value-type="float" office:value="299" calcext:value-type="float">
            <text:p>299</text:p>
          </table:table-cell>
          <table:table-cell table:formula="of:=INT((INT([.DR17])+[.DR18])*[.$C$22])" office:value-type="float" office:value="296" calcext:value-type="float">
            <text:p>296</text:p>
          </table:table-cell>
          <table:table-cell table:formula="of:=INT((INT([.DS17])+[.DS18])*[.$C$22])" office:value-type="float" office:value="293" calcext:value-type="float">
            <text:p>293</text:p>
          </table:table-cell>
          <table:table-cell table:formula="of:=INT((INT([.DT17])+[.DT18])*[.$C$22])" office:value-type="float" office:value="290" calcext:value-type="float">
            <text:p>290</text:p>
          </table:table-cell>
          <table:table-cell table:formula="of:=INT((INT([.DU17])+[.DU18])*[.$C$22])" office:value-type="float" office:value="287" calcext:value-type="float">
            <text:p>287</text:p>
          </table:table-cell>
          <table:table-cell table:formula="of:=INT((INT([.DV17])+[.DV18])*[.$C$22])" office:value-type="float" office:value="284" calcext:value-type="float">
            <text:p>284</text:p>
          </table:table-cell>
          <table:table-cell table:formula="of:=INT((INT([.DW17])+[.DW18])*[.$C$22])" office:value-type="float" office:value="281" calcext:value-type="float">
            <text:p>281</text:p>
          </table:table-cell>
          <table:table-cell table:formula="of:=INT((INT([.DX17])+[.DX18])*[.$C$22])" office:value-type="float" office:value="279" calcext:value-type="float">
            <text:p>279</text:p>
          </table:table-cell>
          <table:table-cell table:formula="of:=INT((INT([.DY17])+[.DY18])*[.$C$22])" office:value-type="float" office:value="276" calcext:value-type="float">
            <text:p>276</text:p>
          </table:table-cell>
          <table:table-cell table:formula="of:=INT((INT([.DZ17])+[.DZ18])*[.$C$22])" office:value-type="float" office:value="273" calcext:value-type="float">
            <text:p>273</text:p>
          </table:table-cell>
          <table:table-cell table:formula="of:=INT((INT([.EA17])+[.EA18])*[.$C$22])" office:value-type="float" office:value="270" calcext:value-type="float">
            <text:p>270</text:p>
          </table:table-cell>
          <table:table-cell table:formula="of:=INT((INT([.EB17])+[.EB18])*[.$C$22])" office:value-type="float" office:value="268" calcext:value-type="float">
            <text:p>268</text:p>
          </table:table-cell>
          <table:table-cell table:formula="of:=INT((INT([.EC17])+[.EC18])*[.$C$22])" office:value-type="float" office:value="265" calcext:value-type="float">
            <text:p>265</text:p>
          </table:table-cell>
          <table:table-cell table:formula="of:=INT((INT([.ED17])+[.ED18])*[.$C$22])" office:value-type="float" office:value="262" calcext:value-type="float">
            <text:p>262</text:p>
          </table:table-cell>
          <table:table-cell table:formula="of:=INT((INT([.EE17])+[.EE18])*[.$C$22])" office:value-type="float" office:value="260" calcext:value-type="float">
            <text:p>260</text:p>
          </table:table-cell>
          <table:table-cell table:formula="of:=INT((INT([.EF17])+[.EF18])*[.$C$22])" office:value-type="float" office:value="257" calcext:value-type="float">
            <text:p>257</text:p>
          </table:table-cell>
          <table:table-cell table:formula="of:=INT((INT([.EG17])+[.EG18])*[.$C$22])" office:value-type="float" office:value="254" calcext:value-type="float">
            <text:p>254</text:p>
          </table:table-cell>
          <table:table-cell table:formula="of:=INT((INT([.EH17])+[.EH18])*[.$C$22])" office:value-type="float" office:value="252" calcext:value-type="float">
            <text:p>252</text:p>
          </table:table-cell>
          <table:table-cell table:formula="of:=INT((INT([.EI17])+[.EI18])*[.$C$22])" office:value-type="float" office:value="249" calcext:value-type="float">
            <text:p>249</text:p>
          </table:table-cell>
          <table:table-cell table:formula="of:=INT((INT([.EJ17])+[.EJ18])*[.$C$22])" office:value-type="float" office:value="247" calcext:value-type="float">
            <text:p>247</text:p>
          </table:table-cell>
          <table:table-cell table:formula="of:=INT((INT([.EK17])+[.EK18])*[.$C$22])" office:value-type="float" office:value="244" calcext:value-type="float">
            <text:p>244</text:p>
          </table:table-cell>
          <table:table-cell table:formula="of:=INT((INT([.EL17])+[.EL18])*[.$C$22])" office:value-type="float" office:value="242" calcext:value-type="float">
            <text:p>242</text:p>
          </table:table-cell>
          <table:table-cell table:formula="of:=INT((INT([.EM17])+[.EM18])*[.$C$22])" office:value-type="float" office:value="239" calcext:value-type="float">
            <text:p>239</text:p>
          </table:table-cell>
          <table:table-cell table:formula="of:=INT((INT([.EN17])+[.EN18])*[.$C$22])" office:value-type="float" office:value="237" calcext:value-type="float">
            <text:p>237</text:p>
          </table:table-cell>
          <table:table-cell table:formula="of:=INT((INT([.EO17])+[.EO18])*[.$C$22])" office:value-type="float" office:value="235" calcext:value-type="float">
            <text:p>235</text:p>
          </table:table-cell>
          <table:table-cell table:formula="of:=INT((INT([.EP17])+[.EP18])*[.$C$22])" office:value-type="float" office:value="232" calcext:value-type="float">
            <text:p>232</text:p>
          </table:table-cell>
          <table:table-cell table:formula="of:=INT((INT([.EQ17])+[.EQ18])*[.$C$22])" office:value-type="float" office:value="230" calcext:value-type="float">
            <text:p>230</text:p>
          </table:table-cell>
          <table:table-cell table:formula="of:=INT((INT([.ER17])+[.ER18])*[.$C$22])" office:value-type="float" office:value="228" calcext:value-type="float">
            <text:p>228</text:p>
          </table:table-cell>
          <table:table-cell table:formula="of:=INT((INT([.ES17])+[.ES18])*[.$C$22])" office:value-type="float" office:value="225" calcext:value-type="float">
            <text:p>225</text:p>
          </table:table-cell>
          <table:table-cell table:formula="of:=INT((INT([.ET17])+[.ET18])*[.$C$22])" office:value-type="float" office:value="223" calcext:value-type="float">
            <text:p>223</text:p>
          </table:table-cell>
          <table:table-cell table:formula="of:=INT((INT([.EU17])+[.EU18])*[.$C$22])" office:value-type="float" office:value="221" calcext:value-type="float">
            <text:p>221</text:p>
          </table:table-cell>
          <table:table-cell table:formula="of:=INT((INT([.EV17])+[.EV18])*[.$C$22])" office:value-type="float" office:value="219" calcext:value-type="float">
            <text:p>219</text:p>
          </table:table-cell>
          <table:table-cell table:formula="of:=INT((INT([.EW17])+[.EW18])*[.$C$22])" office:value-type="float" office:value="217" calcext:value-type="float">
            <text:p>217</text:p>
          </table:table-cell>
          <table:table-cell table:formula="of:=INT((INT([.EX17])+[.EX18])*[.$C$22])" office:value-type="float" office:value="214" calcext:value-type="float">
            <text:p>214</text:p>
          </table:table-cell>
          <table:table-cell table:formula="of:=INT((INT([.EY17])+[.EY18])*[.$C$22])" office:value-type="float" office:value="212" calcext:value-type="float">
            <text:p>212</text:p>
          </table:table-cell>
          <table:table-cell table:formula="of:=INT((INT([.EZ17])+[.EZ18])*[.$C$22])" office:value-type="float" office:value="210" calcext:value-type="float">
            <text:p>210</text:p>
          </table:table-cell>
          <table:table-cell table:formula="of:=INT((INT([.FA17])+[.FA18])*[.$C$22])" office:value-type="float" office:value="208" calcext:value-type="float">
            <text:p>208</text:p>
          </table:table-cell>
          <table:table-cell table:formula="of:=INT((INT([.FB17])+[.FB18])*[.$C$22])" office:value-type="float" office:value="206" calcext:value-type="float">
            <text:p>206</text:p>
          </table:table-cell>
          <table:table-cell table:formula="of:=INT((INT([.FC17])+[.FC18])*[.$C$22])" office:value-type="float" office:value="204" calcext:value-type="float">
            <text:p>204</text:p>
          </table:table-cell>
          <table:table-cell table:formula="of:=INT((INT([.FD17])+[.FD18])*[.$C$22])" office:value-type="float" office:value="202" calcext:value-type="float">
            <text:p>202</text:p>
          </table:table-cell>
          <table:table-cell table:formula="of:=INT((INT([.FE17])+[.FE18])*[.$C$22])" office:value-type="float" office:value="200" calcext:value-type="float">
            <text:p>200</text:p>
          </table:table-cell>
          <table:table-cell table:formula="of:=INT((INT([.FF17])+[.FF18])*[.$C$22])" office:value-type="float" office:value="198" calcext:value-type="float">
            <text:p>198</text:p>
          </table:table-cell>
          <table:table-cell table:formula="of:=INT((INT([.FG17])+[.FG18])*[.$C$22])" office:value-type="float" office:value="196" calcext:value-type="float">
            <text:p>196</text:p>
          </table:table-cell>
          <table:table-cell table:formula="of:=INT((INT([.FH17])+[.FH18])*[.$C$22])" office:value-type="float" office:value="194" calcext:value-type="float">
            <text:p>194</text:p>
          </table:table-cell>
          <table:table-cell table:formula="of:=INT((INT([.FI17])+[.FI18])*[.$C$22])" office:value-type="float" office:value="192" calcext:value-type="float">
            <text:p>192</text:p>
          </table:table-cell>
          <table:table-cell table:formula="of:=INT((INT([.FJ17])+[.FJ18])*[.$C$22])" office:value-type="float" office:value="190" calcext:value-type="float">
            <text:p>190</text:p>
          </table:table-cell>
          <table:table-cell table:formula="of:=INT((INT([.FK17])+[.FK18])*[.$C$22])" office:value-type="float" office:value="188" calcext:value-type="float">
            <text:p>188</text:p>
          </table:table-cell>
          <table:table-cell table:formula="of:=INT((INT([.FL17])+[.FL18])*[.$C$22])" office:value-type="float" office:value="186" calcext:value-type="float">
            <text:p>186</text:p>
          </table:table-cell>
          <table:table-cell table:formula="of:=INT((INT([.FM17])+[.FM18])*[.$C$22])" office:value-type="float" office:value="184" calcext:value-type="float">
            <text:p>184</text:p>
          </table:table-cell>
          <table:table-cell table:formula="of:=INT((INT([.FN17])+[.FN18])*[.$C$22])" office:value-type="float" office:value="182" calcext:value-type="float">
            <text:p>182</text:p>
          </table:table-cell>
          <table:table-cell table:formula="of:=INT((INT([.FO17])+[.FO18])*[.$C$22])" office:value-type="float" office:value="181" calcext:value-type="float">
            <text:p>181</text:p>
          </table:table-cell>
          <table:table-cell table:formula="of:=INT((INT([.FP17])+[.FP18])*[.$C$22])" office:value-type="float" office:value="179" calcext:value-type="float">
            <text:p>179</text:p>
          </table:table-cell>
          <table:table-cell table:formula="of:=INT((INT([.FQ17])+[.FQ18])*[.$C$22])" office:value-type="float" office:value="177" calcext:value-type="float">
            <text:p>177</text:p>
          </table:table-cell>
          <table:table-cell table:formula="of:=INT((INT([.FR17])+[.FR18])*[.$C$22])" office:value-type="float" office:value="175" calcext:value-type="float">
            <text:p>175</text:p>
          </table:table-cell>
          <table:table-cell table:formula="of:=INT((INT([.FS17])+[.FS18])*[.$C$22])" office:value-type="float" office:value="173" calcext:value-type="float">
            <text:p>173</text:p>
          </table:table-cell>
          <table:table-cell table:formula="of:=INT((INT([.FT17])+[.FT18])*[.$C$22])" office:value-type="float" office:value="172" calcext:value-type="float">
            <text:p>172</text:p>
          </table:table-cell>
          <table:table-cell table:formula="of:=INT((INT([.FU17])+[.FU18])*[.$C$22])" office:value-type="float" office:value="170" calcext:value-type="float">
            <text:p>170</text:p>
          </table:table-cell>
          <table:table-cell table:formula="of:=INT((INT([.FV17])+[.FV18])*[.$C$22])" office:value-type="float" office:value="168" calcext:value-type="float">
            <text:p>168</text:p>
          </table:table-cell>
          <table:table-cell table:formula="of:=INT((INT([.FW17])+[.FW18])*[.$C$22])" office:value-type="float" office:value="167" calcext:value-type="float">
            <text:p>167</text:p>
          </table:table-cell>
          <table:table-cell table:formula="of:=INT((INT([.FX17])+[.FX18])*[.$C$22])" office:value-type="float" office:value="165" calcext:value-type="float">
            <text:p>165</text:p>
          </table:table-cell>
          <table:table-cell table:formula="of:=INT((INT([.FY17])+[.FY18])*[.$C$22])" office:value-type="float" office:value="163" calcext:value-type="float">
            <text:p>163</text:p>
          </table:table-cell>
          <table:table-cell table:formula="of:=INT((INT([.FZ17])+[.FZ18])*[.$C$22])" office:value-type="float" office:value="162" calcext:value-type="float">
            <text:p>162</text:p>
          </table:table-cell>
          <table:table-cell table:formula="of:=INT((INT([.GA17])+[.GA18])*[.$C$22])" office:value-type="float" office:value="160" calcext:value-type="float">
            <text:p>160</text:p>
          </table:table-cell>
          <table:table-cell table:formula="of:=INT((INT([.GB17])+[.GB18])*[.$C$22])" office:value-type="float" office:value="158" calcext:value-type="float">
            <text:p>158</text:p>
          </table:table-cell>
          <table:table-cell table:formula="of:=INT((INT([.GC17])+[.GC18])*[.$C$22])" office:value-type="float" office:value="157" calcext:value-type="float">
            <text:p>157</text:p>
          </table:table-cell>
          <table:table-cell table:formula="of:=INT((INT([.GD17])+[.GD18])*[.$C$22])" office:value-type="float" office:value="155" calcext:value-type="float">
            <text:p>155</text:p>
          </table:table-cell>
          <table:table-cell table:formula="of:=INT((INT([.GE17])+[.GE18])*[.$C$22])" office:value-type="float" office:value="154" calcext:value-type="float">
            <text:p>154</text:p>
          </table:table-cell>
          <table:table-cell table:formula="of:=INT((INT([.GF17])+[.GF18])*[.$C$22])" office:value-type="float" office:value="152" calcext:value-type="float">
            <text:p>152</text:p>
          </table:table-cell>
          <table:table-cell table:formula="of:=INT((INT([.GG17])+[.GG18])*[.$C$22])" office:value-type="float" office:value="151" calcext:value-type="float">
            <text:p>151</text:p>
          </table:table-cell>
          <table:table-cell table:formula="of:=INT((INT([.GH17])+[.GH18])*[.$C$22])" office:value-type="float" office:value="149" calcext:value-type="float">
            <text:p>149</text:p>
          </table:table-cell>
          <table:table-cell table:formula="of:=INT((INT([.GI17])+[.GI18])*[.$C$22])" office:value-type="float" office:value="148" calcext:value-type="float">
            <text:p>148</text:p>
          </table:table-cell>
          <table:table-cell table:formula="of:=INT((INT([.GJ17])+[.GJ18])*[.$C$22])" office:value-type="float" office:value="146" calcext:value-type="float">
            <text:p>146</text:p>
          </table:table-cell>
          <table:table-cell table:formula="of:=INT((INT([.GK17])+[.GK18])*[.$C$22])" office:value-type="float" office:value="145" calcext:value-type="float">
            <text:p>145</text:p>
          </table:table-cell>
          <table:table-cell table:formula="of:=INT((INT([.GL17])+[.GL18])*[.$C$22])" office:value-type="float" office:value="143" calcext:value-type="float">
            <text:p>143</text:p>
          </table:table-cell>
          <table:table-cell table:formula="of:=INT((INT([.GM17])+[.GM18])*[.$C$22])" office:value-type="float" office:value="142" calcext:value-type="float">
            <text:p>142</text:p>
          </table:table-cell>
          <table:table-cell table:formula="of:=INT((INT([.GN17])+[.GN18])*[.$C$22])" office:value-type="float" office:value="140" calcext:value-type="float">
            <text:p>140</text:p>
          </table:table-cell>
          <table:table-cell table:formula="of:=INT((INT([.GO17])+[.GO18])*[.$C$22])" office:value-type="float" office:value="139" calcext:value-type="float">
            <text:p>139</text:p>
          </table:table-cell>
          <table:table-cell table:formula="of:=INT((INT([.GP17])+[.GP18])*[.$C$22])" office:value-type="float" office:value="138" calcext:value-type="float">
            <text:p>138</text:p>
          </table:table-cell>
          <table:table-cell table:formula="of:=INT((INT([.GQ17])+[.GQ18])*[.$C$22])" office:value-type="float" office:value="136" calcext:value-type="float">
            <text:p>136</text:p>
          </table:table-cell>
          <table:table-cell table:formula="of:=INT((INT([.GR17])+[.GR18])*[.$C$22])" office:value-type="float" office:value="135" calcext:value-type="float">
            <text:p>135</text:p>
          </table:table-cell>
          <table:table-cell table:formula="of:=INT((INT([.GS17])+[.GS18])*[.$C$22])" office:value-type="float" office:value="133" calcext:value-type="float">
            <text:p>133</text:p>
          </table:table-cell>
          <table:table-cell table:formula="of:=INT((INT([.GT17])+[.GT18])*[.$C$22])" office:value-type="float" office:value="132" calcext:value-type="float">
            <text:p>132</text:p>
          </table:table-cell>
          <table:table-cell table:formula="of:=INT((INT([.GU17])+[.GU18])*[.$C$22])" office:value-type="float" office:value="131" calcext:value-type="float">
            <text:p>131</text:p>
          </table:table-cell>
          <table:table-cell table:formula="of:=INT((INT([.GV17])+[.GV18])*[.$C$22])" office:value-type="float" office:value="130" calcext:value-type="float">
            <text:p>130</text:p>
          </table:table-cell>
          <table:table-cell table:formula="of:=INT((INT([.GW17])+[.GW18])*[.$C$22])" office:value-type="float" office:value="128" calcext:value-type="float">
            <text:p>128</text:p>
          </table:table-cell>
          <table:table-cell table:formula="of:=INT((INT([.GX17])+[.GX18])*[.$C$22])" office:value-type="float" office:value="127" calcext:value-type="float">
            <text:p>127</text:p>
          </table:table-cell>
          <table:table-cell table:formula="of:=INT((INT([.GY17])+[.GY18])*[.$C$22])" office:value-type="float" office:value="126" calcext:value-type="float">
            <text:p>126</text:p>
          </table:table-cell>
          <table:table-cell table:formula="of:=INT((INT([.GZ17])+[.GZ18])*[.$C$22])" office:value-type="float" office:value="124" calcext:value-type="float">
            <text:p>124</text:p>
          </table:table-cell>
          <table:table-cell table:formula="of:=INT((INT([.HA17])+[.HA18])*[.$C$22])" office:value-type="float" office:value="123" calcext:value-type="float">
            <text:p>123</text:p>
          </table:table-cell>
          <table:table-cell table:formula="of:=INT((INT([.HB17])+[.HB18])*[.$C$22])" office:value-type="float" office:value="122" calcext:value-type="float">
            <text:p>122</text:p>
          </table:table-cell>
          <table:table-cell table:formula="of:=INT((INT([.HC17])+[.HC18])*[.$C$22])" office:value-type="float" office:value="121" calcext:value-type="float">
            <text:p>121</text:p>
          </table:table-cell>
          <table:table-cell table:formula="of:=INT((INT([.HD17])+[.HD18])*[.$C$22])" office:value-type="float" office:value="119" calcext:value-type="float">
            <text:p>119</text:p>
          </table:table-cell>
          <table:table-cell table:formula="of:=INT((INT([.HE17])+[.HE18])*[.$C$22])" office:value-type="float" office:value="118" calcext:value-type="float">
            <text:p>118</text:p>
          </table:table-cell>
          <table:table-cell table:formula="of:=INT((INT([.HF17])+[.HF18])*[.$C$22])" office:value-type="float" office:value="117" calcext:value-type="float">
            <text:p>117</text:p>
          </table:table-cell>
          <table:table-cell table:formula="of:=INT((INT([.HG17])+[.HG18])*[.$C$22])" office:value-type="float" office:value="116" calcext:value-type="float">
            <text:p>116</text:p>
          </table:table-cell>
          <table:table-cell table:formula="of:=INT((INT([.HH17])+[.HH18])*[.$C$22])" office:value-type="float" office:value="115" calcext:value-type="float">
            <text:p>115</text:p>
          </table:table-cell>
          <table:table-cell table:formula="of:=INT((INT([.HI17])+[.HI18])*[.$C$22])" office:value-type="float" office:value="114" calcext:value-type="float">
            <text:p>114</text:p>
          </table:table-cell>
          <table:table-cell table:formula="of:=INT((INT([.HJ17])+[.HJ18])*[.$C$22])" office:value-type="float" office:value="112" calcext:value-type="float">
            <text:p>112</text:p>
          </table:table-cell>
          <table:table-cell table:formula="of:=INT((INT([.HK17])+[.HK18])*[.$C$22])" office:value-type="float" office:value="111" calcext:value-type="float">
            <text:p>111</text:p>
          </table:table-cell>
          <table:table-cell table:formula="of:=INT((INT([.HL17])+[.HL18])*[.$C$22])" office:value-type="float" office:value="110" calcext:value-type="float">
            <text:p>110</text:p>
          </table:table-cell>
          <table:table-cell table:formula="of:=INT((INT([.HM17])+[.HM18])*[.$C$22])" office:value-type="float" office:value="109" calcext:value-type="float">
            <text:p>109</text:p>
          </table:table-cell>
          <table:table-cell table:formula="of:=INT((INT([.HN17])+[.HN18])*[.$C$22])" office:value-type="float" office:value="108" calcext:value-type="float">
            <text:p>108</text:p>
          </table:table-cell>
          <table:table-cell table:formula="of:=INT((INT([.HO17])+[.HO18])*[.$C$22])" office:value-type="float" office:value="107" calcext:value-type="float">
            <text:p>107</text:p>
          </table:table-cell>
          <table:table-cell table:formula="of:=INT((INT([.HP17])+[.HP18])*[.$C$22])" office:value-type="float" office:value="106" calcext:value-type="float">
            <text:p>106</text:p>
          </table:table-cell>
          <table:table-cell table:formula="of:=INT((INT([.HQ17])+[.HQ18])*[.$C$22])" office:value-type="float" office:value="105" calcext:value-type="float">
            <text:p>105</text:p>
          </table:table-cell>
          <table:table-cell table:formula="of:=INT((INT([.HR17])+[.HR18])*[.$C$22])" office:value-type="float" office:value="104" calcext:value-type="float">
            <text:p>104</text:p>
          </table:table-cell>
          <table:table-cell table:formula="of:=INT((INT([.HS17])+[.HS18])*[.$C$22])" office:value-type="float" office:value="103" calcext:value-type="float">
            <text:p>103</text:p>
          </table:table-cell>
          <table:table-cell table:formula="of:=INT((INT([.HT17])+[.HT18])*[.$C$22])" office:value-type="float" office:value="102" calcext:value-type="float">
            <text:p>102</text:p>
          </table:table-cell>
          <table:table-cell table:formula="of:=INT((INT([.HU17])+[.HU18])*[.$C$22])" office:value-type="float" office:value="101" calcext:value-type="float">
            <text:p>101</text:p>
          </table:table-cell>
          <table:table-cell table:formula="of:=INT((INT([.HV17])+[.HV18])*[.$C$22])" office:value-type="float" office:value="100" calcext:value-type="float">
            <text:p>100</text:p>
          </table:table-cell>
          <table:table-cell table:formula="of:=INT((INT([.HW17])+[.HW18])*[.$C$22])" office:value-type="float" office:value="99" calcext:value-type="float">
            <text:p>99</text:p>
          </table:table-cell>
          <table:table-cell table:formula="of:=INT((INT([.HX17])+[.HX18])*[.$C$22])" office:value-type="float" office:value="98" calcext:value-type="float">
            <text:p>98</text:p>
          </table:table-cell>
          <table:table-cell table:formula="of:=INT((INT([.HY17])+[.HY18])*[.$C$22])" office:value-type="float" office:value="97" calcext:value-type="float">
            <text:p>97</text:p>
          </table:table-cell>
          <table:table-cell table:formula="of:=INT((INT([.HZ17])+[.HZ18])*[.$C$22])" office:value-type="float" office:value="96" calcext:value-type="float">
            <text:p>96</text:p>
          </table:table-cell>
          <table:table-cell table:formula="of:=INT((INT([.IA17])+[.IA18])*[.$C$22])" office:value-type="float" office:value="95" calcext:value-type="float">
            <text:p>95</text:p>
          </table:table-cell>
          <table:table-cell table:formula="of:=INT((INT([.IB17])+[.IB18])*[.$C$22])" office:value-type="float" office:value="94" calcext:value-type="float">
            <text:p>94</text:p>
          </table:table-cell>
          <table:table-cell table:formula="of:=INT((INT([.IC17])+[.IC18])*[.$C$22])" office:value-type="float" office:value="93" calcext:value-type="float">
            <text:p>93</text:p>
          </table:table-cell>
          <table:table-cell table:formula="of:=INT((INT([.ID17])+[.ID18])*[.$C$22])" office:value-type="float" office:value="92" calcext:value-type="float">
            <text:p>92</text:p>
          </table:table-cell>
          <table:table-cell table:formula="of:=INT((INT([.IE17])+[.IE18])*[.$C$22])" office:value-type="float" office:value="91" calcext:value-type="float">
            <text:p>91</text:p>
          </table:table-cell>
          <table:table-cell table:formula="of:=INT((INT([.IF17])+[.IF18])*[.$C$22])" office:value-type="float" office:value="90" calcext:value-type="float">
            <text:p>90</text:p>
          </table:table-cell>
          <table:table-cell table:formula="of:=INT((INT([.IG17])+[.IG18])*[.$C$22])" office:value-type="float" office:value="89" calcext:value-type="float">
            <text:p>89</text:p>
          </table:table-cell>
          <table:table-cell table:formula="of:=INT((INT([.IH17])+[.IH18])*[.$C$22])" office:value-type="float" office:value="88" calcext:value-type="float">
            <text:p>88</text:p>
          </table:table-cell>
          <table:table-cell table:formula="of:=INT((INT([.II17])+[.II18])*[.$C$22])" office:value-type="float" office:value="87" calcext:value-type="float">
            <text:p>87</text:p>
          </table:table-cell>
          <table:table-cell table:formula="of:=INT((INT([.IJ17])+[.IJ18])*[.$C$22])" office:value-type="float" office:value="86" calcext:value-type="float">
            <text:p>86</text:p>
          </table:table-cell>
          <table:table-cell table:formula="of:=INT((INT([.IK17])+[.IK18])*[.$C$22])" office:value-type="float" office:value="86" calcext:value-type="float">
            <text:p>86</text:p>
          </table:table-cell>
          <table:table-cell table:formula="of:=INT((INT([.IL17])+[.IL18])*[.$C$22])" office:value-type="float" office:value="85" calcext:value-type="float">
            <text:p>85</text:p>
          </table:table-cell>
          <table:table-cell table:formula="of:=INT((INT([.IM17])+[.IM18])*[.$C$22])" office:value-type="float" office:value="84" calcext:value-type="float">
            <text:p>84</text:p>
          </table:table-cell>
          <table:table-cell table:formula="of:=INT((INT([.IN17])+[.IN18])*[.$C$22])" office:value-type="float" office:value="83" calcext:value-type="float">
            <text:p>83</text:p>
          </table:table-cell>
          <table:table-cell table:formula="of:=INT((INT([.IO17])+[.IO18])*[.$C$22])" office:value-type="float" office:value="82" calcext:value-type="float">
            <text:p>82</text:p>
          </table:table-cell>
          <table:table-cell table:formula="of:=INT((INT([.IP17])+[.IP18])*[.$C$22])" office:value-type="float" office:value="81" calcext:value-type="float">
            <text:p>81</text:p>
          </table:table-cell>
          <table:table-cell table:formula="of:=INT((INT([.IQ17])+[.IQ18])*[.$C$22])" office:value-type="float" office:value="81" calcext:value-type="float">
            <text:p>81</text:p>
          </table:table-cell>
          <table:table-cell table:formula="of:=INT((INT([.IR17])+[.IR18])*[.$C$22])" office:value-type="float" office:value="80" calcext:value-type="float">
            <text:p>80</text:p>
          </table:table-cell>
          <table:table-cell table:formula="of:=INT((INT([.IS17])+[.IS18])*[.$C$22])" office:value-type="float" office:value="79" calcext:value-type="float">
            <text:p>79</text:p>
          </table:table-cell>
          <table:table-cell table:formula="of:=INT((INT([.IT17])+[.IT18])*[.$C$22])" office:value-type="float" office:value="78" calcext:value-type="float">
            <text:p>78</text:p>
          </table:table-cell>
          <table:table-cell table:formula="of:=INT((INT([.IU17])+[.IU18])*[.$C$22])" office:value-type="float" office:value="77" calcext:value-type="float">
            <text:p>77</text:p>
          </table:table-cell>
          <table:table-cell table:formula="of:=INT((INT([.IV17])+[.IV18])*[.$C$22])" office:value-type="float" office:value="77" calcext:value-type="float">
            <text:p>77</text:p>
          </table:table-cell>
          <table:table-cell table:formula="of:=INT((INT([.IW17])+[.IW18])*[.$C$22])" office:value-type="float" office:value="76" calcext:value-type="float">
            <text:p>76</text:p>
          </table:table-cell>
          <table:table-cell table:formula="of:=INT((INT([.IX17])+[.IX18])*[.$C$22])" office:value-type="float" office:value="75" calcext:value-type="float">
            <text:p>75</text:p>
          </table:table-cell>
          <table:table-cell table:formula="of:=INT((INT([.IY17])+[.IY18])*[.$C$22])" office:value-type="float" office:value="74" calcext:value-type="float">
            <text:p>74</text:p>
          </table:table-cell>
          <table:table-cell table:formula="of:=INT((INT([.IZ17])+[.IZ18])*[.$C$22])" office:value-type="float" office:value="74" calcext:value-type="float">
            <text:p>74</text:p>
          </table:table-cell>
          <table:table-cell table:formula="of:=INT((INT([.JA17])+[.JA18])*[.$C$22])" office:value-type="float" office:value="73" calcext:value-type="float">
            <text:p>73</text:p>
          </table:table-cell>
          <table:table-cell table:formula="of:=INT((INT([.JB17])+[.JB18])*[.$C$22])" office:value-type="float" office:value="72" calcext:value-type="float">
            <text:p>72</text:p>
          </table:table-cell>
          <table:table-cell table:formula="of:=INT((INT([.JC17])+[.JC18])*[.$C$22])" office:value-type="float" office:value="71" calcext:value-type="float">
            <text:p>71</text:p>
          </table:table-cell>
          <table:table-cell table:formula="of:=INT((INT([.JD17])+[.JD18])*[.$C$22])" office:value-type="float" office:value="71" calcext:value-type="float">
            <text:p>71</text:p>
          </table:table-cell>
          <table:table-cell table:formula="of:=INT((INT([.JE17])+[.JE18])*[.$C$22])" office:value-type="float" office:value="70" calcext:value-type="float">
            <text:p>70</text:p>
          </table:table-cell>
          <table:table-cell table:formula="of:=INT((INT([.JF17])+[.JF18])*[.$C$22])" office:value-type="float" office:value="69" calcext:value-type="float">
            <text:p>69</text:p>
          </table:table-cell>
          <table:table-cell table:formula="of:=INT((INT([.JG17])+[.JG18])*[.$C$22])" office:value-type="float" office:value="69" calcext:value-type="float">
            <text:p>69</text:p>
          </table:table-cell>
          <table:table-cell table:formula="of:=INT((INT([.JH17])+[.JH18])*[.$C$22])" office:value-type="float" office:value="68" calcext:value-type="float">
            <text:p>68</text:p>
          </table:table-cell>
          <table:table-cell table:formula="of:=INT((INT([.JI17])+[.JI18])*[.$C$22])" office:value-type="float" office:value="67" calcext:value-type="float">
            <text:p>67</text:p>
          </table:table-cell>
          <table:table-cell table:formula="of:=INT((INT([.JJ17])+[.JJ18])*[.$C$22])" office:value-type="float" office:value="66" calcext:value-type="float">
            <text:p>66</text:p>
          </table:table-cell>
          <table:table-cell table:formula="of:=INT((INT([.JK17])+[.JK18])*[.$C$22])" office:value-type="float" office:value="66" calcext:value-type="float">
            <text:p>66</text:p>
          </table:table-cell>
          <table:table-cell table:formula="of:=INT((INT([.JL17])+[.JL18])*[.$C$22])" office:value-type="float" office:value="65" calcext:value-type="float">
            <text:p>65</text:p>
          </table:table-cell>
          <table:table-cell table:formula="of:=INT((INT([.JM17])+[.JM18])*[.$C$22])" office:value-type="float" office:value="64" calcext:value-type="float">
            <text:p>64</text:p>
          </table:table-cell>
          <table:table-cell table:formula="of:=INT((INT([.JN17])+[.JN18])*[.$C$22])" office:value-type="float" office:value="64" calcext:value-type="float">
            <text:p>64</text:p>
          </table:table-cell>
          <table:table-cell table:formula="of:=INT((INT([.JO17])+[.JO18])*[.$C$22])" office:value-type="float" office:value="63" calcext:value-type="float">
            <text:p>63</text:p>
          </table:table-cell>
          <table:table-cell table:formula="of:=INT((INT([.JP17])+[.JP18])*[.$C$22])" office:value-type="float" office:value="63" calcext:value-type="float">
            <text:p>63</text:p>
          </table:table-cell>
          <table:table-cell table:formula="of:=INT((INT([.JQ17])+[.JQ18])*[.$C$22])" office:value-type="float" office:value="62" calcext:value-type="float">
            <text:p>62</text:p>
          </table:table-cell>
          <table:table-cell table:formula="of:=INT((INT([.JR17])+[.JR18])*[.$C$22])" office:value-type="float" office:value="61" calcext:value-type="float">
            <text:p>61</text:p>
          </table:table-cell>
          <table:table-cell table:formula="of:=INT((INT([.JS17])+[.JS18])*[.$C$22])" office:value-type="float" office:value="61" calcext:value-type="float">
            <text:p>61</text:p>
          </table:table-cell>
          <table:table-cell table:formula="of:=INT((INT([.JT17])+[.JT18])*[.$C$22])" office:value-type="float" office:value="60" calcext:value-type="float">
            <text:p>60</text:p>
          </table:table-cell>
          <table:table-cell table:formula="of:=INT((INT([.JU17])+[.JU18])*[.$C$22])" office:value-type="float" office:value="59" calcext:value-type="float">
            <text:p>59</text:p>
          </table:table-cell>
          <table:table-cell table:formula="of:=INT((INT([.JV17])+[.JV18])*[.$C$22])" office:value-type="float" office:value="59" calcext:value-type="float">
            <text:p>59</text:p>
          </table:table-cell>
          <table:table-cell table:formula="of:=INT((INT([.JW17])+[.JW18])*[.$C$22])" office:value-type="float" office:value="58" calcext:value-type="float">
            <text:p>58</text:p>
          </table:table-cell>
          <table:table-cell table:formula="of:=INT((INT([.JX17])+[.JX18])*[.$C$22])" office:value-type="float" office:value="58" calcext:value-type="float">
            <text:p>58</text:p>
          </table:table-cell>
          <table:table-cell table:formula="of:=INT((INT([.JY17])+[.JY18])*[.$C$22])" office:value-type="float" office:value="57" calcext:value-type="float">
            <text:p>57</text:p>
          </table:table-cell>
          <table:table-cell table:formula="of:=INT((INT([.JZ17])+[.JZ18])*[.$C$22])" office:value-type="float" office:value="57" calcext:value-type="float">
            <text:p>57</text:p>
          </table:table-cell>
          <table:table-cell table:formula="of:=INT((INT([.KA17])+[.KA18])*[.$C$22])" office:value-type="float" office:value="56" calcext:value-type="float">
            <text:p>56</text:p>
          </table:table-cell>
          <table:table-cell table:formula="of:=INT((INT([.KB17])+[.KB18])*[.$C$22])" office:value-type="float" office:value="55" calcext:value-type="float">
            <text:p>55</text:p>
          </table:table-cell>
          <table:table-cell table:formula="of:=INT((INT([.KC17])+[.KC18])*[.$C$22])" office:value-type="float" office:value="55" calcext:value-type="float">
            <text:p>55</text:p>
          </table:table-cell>
          <table:table-cell table:formula="of:=INT((INT([.KD17])+[.KD18])*[.$C$22])" office:value-type="float" office:value="54" calcext:value-type="float">
            <text:p>54</text:p>
          </table:table-cell>
          <table:table-cell table:formula="of:=INT((INT([.KE17])+[.KE18])*[.$C$22])" office:value-type="float" office:value="54" calcext:value-type="float">
            <text:p>54</text:p>
          </table:table-cell>
          <table:table-cell table:formula="of:=INT((INT([.KF17])+[.KF18])*[.$C$22])" office:value-type="float" office:value="53" calcext:value-type="float">
            <text:p>53</text:p>
          </table:table-cell>
          <table:table-cell table:formula="of:=INT((INT([.KG17])+[.KG18])*[.$C$22])" office:value-type="float" office:value="53" calcext:value-type="float">
            <text:p>53</text:p>
          </table:table-cell>
          <table:table-cell table:formula="of:=INT((INT([.KH17])+[.KH18])*[.$C$22])" office:value-type="float" office:value="52" calcext:value-type="float">
            <text:p>52</text:p>
          </table:table-cell>
          <table:table-cell table:formula="of:=INT((INT([.KI17])+[.KI18])*[.$C$22])" office:value-type="float" office:value="52" calcext:value-type="float">
            <text:p>52</text:p>
          </table:table-cell>
          <table:table-cell table:formula="of:=INT((INT([.KJ17])+[.KJ18])*[.$C$22])" office:value-type="float" office:value="51" calcext:value-type="float">
            <text:p>51</text:p>
          </table:table-cell>
          <table:table-cell table:formula="of:=INT((INT([.KK17])+[.KK18])*[.$C$22])" office:value-type="float" office:value="51" calcext:value-type="float">
            <text:p>51</text:p>
          </table:table-cell>
          <table:table-cell table:formula="of:=INT((INT([.KL17])+[.KL18])*[.$C$22])" office:value-type="float" office:value="50" calcext:value-type="float">
            <text:p>50</text:p>
          </table:table-cell>
          <table:table-cell table:formula="of:=INT((INT([.KM17])+[.KM18])*[.$C$22])" office:value-type="float" office:value="50" calcext:value-type="float">
            <text:p>50</text:p>
          </table:table-cell>
          <table:table-cell table:formula="of:=INT((INT([.KN17])+[.KN18])*[.$C$22])" office:value-type="float" office:value="49" calcext:value-type="float">
            <text:p>49</text:p>
          </table:table-cell>
          <table:table-cell table:formula="of:=INT((INT([.KO17])+[.KO18])*[.$C$22])" office:value-type="float" office:value="49" calcext:value-type="float">
            <text:p>49</text:p>
          </table:table-cell>
          <table:table-cell table:formula="of:=INT((INT([.KP17])+[.KP18])*[.$C$22])" office:value-type="float" office:value="48" calcext:value-type="float">
            <text:p>48</text:p>
          </table:table-cell>
          <table:table-cell table:formula="of:=INT((INT([.KQ17])+[.KQ18])*[.$C$22])" office:value-type="float" office:value="48" calcext:value-type="float">
            <text:p>48</text:p>
          </table:table-cell>
          <table:table-cell table:formula="of:=INT((INT([.KR17])+[.KR18])*[.$C$22])" office:value-type="float" office:value="47" calcext:value-type="float">
            <text:p>47</text:p>
          </table:table-cell>
          <table:table-cell table:formula="of:=INT((INT([.KS17])+[.KS18])*[.$C$22])" office:value-type="float" office:value="47" calcext:value-type="float">
            <text:p>47</text:p>
          </table:table-cell>
          <table:table-cell table:formula="of:=INT((INT([.KT17])+[.KT18])*[.$C$22])" office:value-type="float" office:value="46" calcext:value-type="float">
            <text:p>46</text:p>
          </table:table-cell>
          <table:table-cell table:formula="of:=INT((INT([.KU17])+[.KU18])*[.$C$22])" office:value-type="float" office:value="46" calcext:value-type="float">
            <text:p>46</text:p>
          </table:table-cell>
          <table:table-cell table:formula="of:=INT((INT([.KV17])+[.KV18])*[.$C$22])" office:value-type="float" office:value="45" calcext:value-type="float">
            <text:p>45</text:p>
          </table:table-cell>
          <table:table-cell table:formula="of:=INT((INT([.KW17])+[.KW18])*[.$C$22])" office:value-type="float" office:value="45" calcext:value-type="float">
            <text:p>45</text:p>
          </table:table-cell>
          <table:table-cell table:formula="of:=INT((INT([.KX17])+[.KX18])*[.$C$22])" office:value-type="float" office:value="44" calcext:value-type="float">
            <text:p>44</text:p>
          </table:table-cell>
          <table:table-cell table:formula="of:=INT((INT([.KY17])+[.KY18])*[.$C$22])" office:value-type="float" office:value="44" calcext:value-type="float">
            <text:p>44</text:p>
          </table:table-cell>
          <table:table-cell table:formula="of:=INT((INT([.KZ17])+[.KZ18])*[.$C$22])" office:value-type="float" office:value="43" calcext:value-type="float">
            <text:p>43</text:p>
          </table:table-cell>
          <table:table-cell table:formula="of:=INT((INT([.LA17])+[.LA18])*[.$C$22])" office:value-type="float" office:value="43" calcext:value-type="float">
            <text:p>43</text:p>
          </table:table-cell>
          <table:table-cell table:formula="of:=INT((INT([.LB17])+[.LB18])*[.$C$22])" office:value-type="float" office:value="43" calcext:value-type="float">
            <text:p>43</text:p>
          </table:table-cell>
          <table:table-cell table:formula="of:=INT((INT([.LC17])+[.LC18])*[.$C$22])" office:value-type="float" office:value="42" calcext:value-type="float">
            <text:p>42</text:p>
          </table:table-cell>
          <table:table-cell table:formula="of:=INT((INT([.LD17])+[.LD18])*[.$C$22])" office:value-type="float" office:value="42" calcext:value-type="float">
            <text:p>42</text:p>
          </table:table-cell>
          <table:table-cell table:formula="of:=INT((INT([.LE17])+[.LE18])*[.$C$22])" office:value-type="float" office:value="41" calcext:value-type="float">
            <text:p>41</text:p>
          </table:table-cell>
          <table:table-cell table:formula="of:=INT((INT([.LF17])+[.LF18])*[.$C$22])" office:value-type="float" office:value="41" calcext:value-type="float">
            <text:p>41</text:p>
          </table:table-cell>
          <table:table-cell table:formula="of:=INT((INT([.LG17])+[.LG18])*[.$C$22])" office:value-type="float" office:value="40" calcext:value-type="float">
            <text:p>40</text:p>
          </table:table-cell>
          <table:table-cell table:formula="of:=INT((INT([.LH17])+[.LH18])*[.$C$22])" office:value-type="float" office:value="40" calcext:value-type="float">
            <text:p>40</text:p>
          </table:table-cell>
          <table:table-cell table:formula="of:=INT((INT([.LI17])+[.LI18])*[.$C$22])" office:value-type="float" office:value="40" calcext:value-type="float">
            <text:p>40</text:p>
          </table:table-cell>
          <table:table-cell table:formula="of:=INT((INT([.LJ17])+[.LJ18])*[.$C$22])" office:value-type="float" office:value="39" calcext:value-type="float">
            <text:p>39</text:p>
          </table:table-cell>
          <table:table-cell table:formula="of:=INT((INT([.LK17])+[.LK18])*[.$C$22])" office:value-type="float" office:value="39" calcext:value-type="float">
            <text:p>39</text:p>
          </table:table-cell>
          <table:table-cell table:formula="of:=INT((INT([.LL17])+[.LL18])*[.$C$22])" office:value-type="float" office:value="38" calcext:value-type="float">
            <text:p>38</text:p>
          </table:table-cell>
          <table:table-cell table:formula="of:=INT((INT([.LM17])+[.LM18])*[.$C$22])" office:value-type="float" office:value="38" calcext:value-type="float">
            <text:p>38</text:p>
          </table:table-cell>
          <table:table-cell table:formula="of:=INT((INT([.LN17])+[.LN18])*[.$C$22])" office:value-type="float" office:value="38" calcext:value-type="float">
            <text:p>38</text:p>
          </table:table-cell>
          <table:table-cell table:formula="of:=INT((INT([.LO17])+[.LO18])*[.$C$22])" office:value-type="float" office:value="37" calcext:value-type="float">
            <text:p>37</text:p>
          </table:table-cell>
          <table:table-cell table:formula="of:=INT((INT([.LP17])+[.LP18])*[.$C$22])" office:value-type="float" office:value="37" calcext:value-type="float">
            <text:p>37</text:p>
          </table:table-cell>
          <table:table-cell table:formula="of:=INT((INT([.LQ17])+[.LQ18])*[.$C$22])" office:value-type="float" office:value="37" calcext:value-type="float">
            <text:p>37</text:p>
          </table:table-cell>
          <table:table-cell table:formula="of:=INT((INT([.LR17])+[.LR18])*[.$C$22])" office:value-type="float" office:value="36" calcext:value-type="float">
            <text:p>36</text:p>
          </table:table-cell>
          <table:table-cell table:formula="of:=INT((INT([.LS17])+[.LS18])*[.$C$22])" office:value-type="float" office:value="36" calcext:value-type="float">
            <text:p>36</text:p>
          </table:table-cell>
          <table:table-cell table:formula="of:=INT((INT([.LT17])+[.LT18])*[.$C$22])" office:value-type="float" office:value="35" calcext:value-type="float">
            <text:p>35</text:p>
          </table:table-cell>
          <table:table-cell table:formula="of:=INT((INT([.LU17])+[.LU18])*[.$C$22])" office:value-type="float" office:value="35" calcext:value-type="float">
            <text:p>35</text:p>
          </table:table-cell>
          <table:table-cell table:formula="of:=INT((INT([.LV17])+[.LV18])*[.$C$22])" office:value-type="float" office:value="35" calcext:value-type="float">
            <text:p>35</text:p>
          </table:table-cell>
          <table:table-cell table:formula="of:=INT((INT([.LW17])+[.LW18])*[.$C$22])" office:value-type="float" office:value="34" calcext:value-type="float">
            <text:p>34</text:p>
          </table:table-cell>
          <table:table-cell table:formula="of:=INT((INT([.LX17])+[.LX18])*[.$C$22])" office:value-type="float" office:value="34" calcext:value-type="float">
            <text:p>34</text:p>
          </table:table-cell>
          <table:table-cell table:formula="of:=INT((INT([.LY17])+[.LY18])*[.$C$22])" office:value-type="float" office:value="34" calcext:value-type="float">
            <text:p>34</text:p>
          </table:table-cell>
          <table:table-cell table:formula="of:=INT((INT([.LZ17])+[.LZ18])*[.$C$22])" office:value-type="float" office:value="33" calcext:value-type="float">
            <text:p>33</text:p>
          </table:table-cell>
          <table:table-cell table:formula="of:=INT((INT([.MA17])+[.MA18])*[.$C$22])" office:value-type="float" office:value="33" calcext:value-type="float">
            <text:p>33</text:p>
          </table:table-cell>
          <table:table-cell table:formula="of:=INT((INT([.MB17])+[.MB18])*[.$C$22])" office:value-type="float" office:value="33" calcext:value-type="float">
            <text:p>33</text:p>
          </table:table-cell>
          <table:table-cell table:formula="of:=INT((INT([.MC17])+[.MC18])*[.$C$22])" office:value-type="float" office:value="32" calcext:value-type="float">
            <text:p>32</text:p>
          </table:table-cell>
          <table:table-cell table:formula="of:=INT((INT([.MD17])+[.MD18])*[.$C$22])" office:value-type="float" office:value="32" calcext:value-type="float">
            <text:p>32</text:p>
          </table:table-cell>
          <table:table-cell table:formula="of:=INT((INT([.ME17])+[.ME18])*[.$C$22])" office:value-type="float" office:value="32" calcext:value-type="float">
            <text:p>32</text:p>
          </table:table-cell>
          <table:table-cell table:formula="of:=INT((INT([.MF17])+[.MF18])*[.$C$22])" office:value-type="float" office:value="31" calcext:value-type="float">
            <text:p>31</text:p>
          </table:table-cell>
          <table:table-cell table:formula="of:=INT((INT([.MG17])+[.MG18])*[.$C$22])" office:value-type="float" office:value="31" calcext:value-type="float">
            <text:p>31</text:p>
          </table:table-cell>
          <table:table-cell table:formula="of:=INT((INT([.MH17])+[.MH18])*[.$C$22])" office:value-type="float" office:value="31" calcext:value-type="float">
            <text:p>31</text:p>
          </table:table-cell>
          <table:table-cell table:formula="of:=INT((INT([.MI17])+[.MI18])*[.$C$22])" office:value-type="float" office:value="30" calcext:value-type="float">
            <text:p>30</text:p>
          </table:table-cell>
          <table:table-cell table:formula="of:=INT((INT([.MJ17])+[.MJ18])*[.$C$22])" office:value-type="float" office:value="30" calcext:value-type="float">
            <text:p>30</text:p>
          </table:table-cell>
          <table:table-cell table:formula="of:=INT((INT([.MK17])+[.MK18])*[.$C$22])" office:value-type="float" office:value="30" calcext:value-type="float">
            <text:p>30</text:p>
          </table:table-cell>
          <table:table-cell table:formula="of:=INT((INT([.ML17])+[.ML18])*[.$C$22])" office:value-type="float" office:value="29" calcext:value-type="float">
            <text:p>29</text:p>
          </table:table-cell>
          <table:table-cell table:formula="of:=INT((INT([.MM17])+[.MM18])*[.$C$22])" office:value-type="float" office:value="29" calcext:value-type="float">
            <text:p>29</text:p>
          </table:table-cell>
          <table:table-cell table:formula="of:=INT((INT([.MN17])+[.MN18])*[.$C$22])" office:value-type="float" office:value="29" calcext:value-type="float">
            <text:p>29</text:p>
          </table:table-cell>
          <table:table-cell table:formula="of:=INT((INT([.MO17])+[.MO18])*[.$C$22])" office:value-type="float" office:value="29" calcext:value-type="float">
            <text:p>29</text:p>
          </table:table-cell>
          <table:table-cell table:formula="of:=INT((INT([.MP17])+[.MP18])*[.$C$22])" office:value-type="float" office:value="28" calcext:value-type="float">
            <text:p>28</text:p>
          </table:table-cell>
          <table:table-cell table:formula="of:=INT((INT([.MQ17])+[.MQ18])*[.$C$22])" office:value-type="float" office:value="28" calcext:value-type="float">
            <text:p>28</text:p>
          </table:table-cell>
          <table:table-cell table:formula="of:=INT((INT([.MR17])+[.MR18])*[.$C$22])" office:value-type="float" office:value="28" calcext:value-type="float">
            <text:p>28</text:p>
          </table:table-cell>
          <table:table-cell table:formula="of:=INT((INT([.MS17])+[.MS18])*[.$C$22])" office:value-type="float" office:value="27" calcext:value-type="float">
            <text:p>27</text:p>
          </table:table-cell>
          <table:table-cell table:formula="of:=INT((INT([.MT17])+[.MT18])*[.$C$22])" office:value-type="float" office:value="27" calcext:value-type="float">
            <text:p>27</text:p>
          </table:table-cell>
          <table:table-cell table:formula="of:=INT((INT([.MU17])+[.MU18])*[.$C$22])" office:value-type="float" office:value="27" calcext:value-type="float">
            <text:p>27</text:p>
          </table:table-cell>
          <table:table-cell table:formula="of:=INT((INT([.MV17])+[.MV18])*[.$C$22])" office:value-type="float" office:value="27" calcext:value-type="float">
            <text:p>27</text:p>
          </table:table-cell>
          <table:table-cell table:formula="of:=INT((INT([.MW17])+[.MW18])*[.$C$22])" office:value-type="float" office:value="26" calcext:value-type="float">
            <text:p>26</text:p>
          </table:table-cell>
          <table:table-cell table:formula="of:=INT((INT([.MX17])+[.MX18])*[.$C$22])" office:value-type="float" office:value="26" calcext:value-type="float">
            <text:p>26</text:p>
          </table:table-cell>
          <table:table-cell table:formula="of:=INT((INT([.MY17])+[.MY18])*[.$C$22])" office:value-type="float" office:value="26" calcext:value-type="float">
            <text:p>26</text:p>
          </table:table-cell>
          <table:table-cell table:formula="of:=INT((INT([.MZ17])+[.MZ18])*[.$C$22])" office:value-type="float" office:value="26" calcext:value-type="float">
            <text:p>26</text:p>
          </table:table-cell>
          <table:table-cell table:formula="of:=INT((INT([.NA17])+[.NA18])*[.$C$22])" office:value-type="float" office:value="25" calcext:value-type="float">
            <text:p>25</text:p>
          </table:table-cell>
          <table:table-cell table:formula="of:=INT((INT([.NB17])+[.NB18])*[.$C$22])" office:value-type="float" office:value="25" calcext:value-type="float">
            <text:p>25</text:p>
          </table:table-cell>
          <table:table-cell table:formula="of:=INT((INT([.NC17])+[.NC18])*[.$C$22])" office:value-type="float" office:value="25" calcext:value-type="float">
            <text:p>25</text:p>
          </table:table-cell>
          <table:table-cell table:formula="of:=INT((INT([.ND17])+[.ND18])*[.$C$22])" office:value-type="float" office:value="25" calcext:value-type="float">
            <text:p>25</text:p>
          </table:table-cell>
          <table:table-cell table:formula="of:=INT((INT([.NE17])+[.NE18])*[.$C$22])" office:value-type="float" office:value="24" calcext:value-type="float">
            <text:p>24</text:p>
          </table:table-cell>
          <table:table-cell table:formula="of:=INT((INT([.NF17])+[.NF18])*[.$C$22])" office:value-type="float" office:value="24" calcext:value-type="float">
            <text:p>24</text:p>
          </table:table-cell>
          <table:table-cell table:formula="of:=INT((INT([.NG17])+[.NG18])*[.$C$22])" office:value-type="float" office:value="24" calcext:value-type="float">
            <text:p>24</text:p>
          </table:table-cell>
          <table:table-cell table:formula="of:=INT((INT([.NH17])+[.NH18])*[.$C$22])" office:value-type="float" office:value="24" calcext:value-type="float">
            <text:p>24</text:p>
          </table:table-cell>
          <table:table-cell table:formula="of:=INT((INT([.NI17])+[.NI18])*[.$C$22])" office:value-type="float" office:value="23" calcext:value-type="float">
            <text:p>23</text:p>
          </table:table-cell>
          <table:table-cell table:formula="of:=INT((INT([.NJ17])+[.NJ18])*[.$C$22])" office:value-type="float" office:value="23" calcext:value-type="float">
            <text:p>23</text:p>
          </table:table-cell>
          <table:table-cell table:formula="of:=INT((INT([.NK17])+[.NK18])*[.$C$22])" office:value-type="float" office:value="23" calcext:value-type="float">
            <text:p>23</text:p>
          </table:table-cell>
          <table:table-cell table:formula="of:=INT((INT([.NL17])+[.NL18])*[.$C$22])" office:value-type="float" office:value="23" calcext:value-type="float">
            <text:p>23</text:p>
          </table:table-cell>
          <table:table-cell table:formula="of:=INT((INT([.NM17])+[.NM18])*[.$C$22])" office:value-type="float" office:value="22" calcext:value-type="float">
            <text:p>22</text:p>
          </table:table-cell>
          <table:table-cell table:formula="of:=INT((INT([.NN17])+[.NN18])*[.$C$22])" office:value-type="float" office:value="22" calcext:value-type="float">
            <text:p>22</text:p>
          </table:table-cell>
          <table:table-cell table:formula="of:=INT((INT([.NO17])+[.NO18])*[.$C$22])" office:value-type="float" office:value="22" calcext:value-type="float">
            <text:p>22</text:p>
          </table:table-cell>
          <table:table-cell table:formula="of:=INT((INT([.NP17])+[.NP18])*[.$C$22])" office:value-type="float" office:value="22" calcext:value-type="float">
            <text:p>22</text:p>
          </table:table-cell>
          <table:table-cell table:formula="of:=INT((INT([.NQ17])+[.NQ18])*[.$C$22])" office:value-type="float" office:value="21" calcext:value-type="float">
            <text:p>21</text:p>
          </table:table-cell>
          <table:table-cell table:formula="of:=INT((INT([.NR17])+[.NR18])*[.$C$22])" office:value-type="float" office:value="21" calcext:value-type="float">
            <text:p>21</text:p>
          </table:table-cell>
          <table:table-cell table:formula="of:=INT((INT([.NS17])+[.NS18])*[.$C$22])" office:value-type="float" office:value="21" calcext:value-type="float">
            <text:p>21</text:p>
          </table:table-cell>
          <table:table-cell table:formula="of:=INT((INT([.NT17])+[.NT18])*[.$C$22])" office:value-type="float" office:value="21" calcext:value-type="float">
            <text:p>21</text:p>
          </table:table-cell>
          <table:table-cell table:formula="of:=INT((INT([.NU17])+[.NU18])*[.$C$22])" office:value-type="float" office:value="21" calcext:value-type="float">
            <text:p>21</text:p>
          </table:table-cell>
          <table:table-cell table:formula="of:=INT((INT([.NV17])+[.NV18])*[.$C$22])" office:value-type="float" office:value="20" calcext:value-type="float">
            <text:p>20</text:p>
          </table:table-cell>
          <table:table-cell table:formula="of:=INT((INT([.NW17])+[.NW18])*[.$C$22])" office:value-type="float" office:value="20" calcext:value-type="float">
            <text:p>20</text:p>
          </table:table-cell>
          <table:table-cell table:formula="of:=INT((INT([.NX17])+[.NX18])*[.$C$22])" office:value-type="float" office:value="20" calcext:value-type="float">
            <text:p>20</text:p>
          </table:table-cell>
          <table:table-cell table:formula="of:=INT((INT([.NY17])+[.NY18])*[.$C$22])" office:value-type="float" office:value="20" calcext:value-type="float">
            <text:p>20</text:p>
          </table:table-cell>
          <table:table-cell table:formula="of:=INT((INT([.NZ17])+[.NZ18])*[.$C$22])" office:value-type="float" office:value="20" calcext:value-type="float">
            <text:p>20</text:p>
          </table:table-cell>
          <table:table-cell table:formula="of:=INT((INT([.OA17])+[.OA18])*[.$C$22])" office:value-type="float" office:value="19" calcext:value-type="float">
            <text:p>19</text:p>
          </table:table-cell>
          <table:table-cell table:formula="of:=INT((INT([.OB17])+[.OB18])*[.$C$22])" office:value-type="float" office:value="19" calcext:value-type="float">
            <text:p>19</text:p>
          </table:table-cell>
          <table:table-cell table:formula="of:=INT((INT([.OC17])+[.OC18])*[.$C$22])" office:value-type="float" office:value="19" calcext:value-type="float">
            <text:p>19</text:p>
          </table:table-cell>
          <table:table-cell table:formula="of:=INT((INT([.OD17])+[.OD18])*[.$C$22])" office:value-type="float" office:value="19" calcext:value-type="float">
            <text:p>19</text:p>
          </table:table-cell>
          <table:table-cell table:formula="of:=INT((INT([.OE17])+[.OE18])*[.$C$22])" office:value-type="float" office:value="19" calcext:value-type="float">
            <text:p>19</text:p>
          </table:table-cell>
          <table:table-cell table:formula="of:=INT((INT([.OF17])+[.OF18])*[.$C$22])" office:value-type="float" office:value="18" calcext:value-type="float">
            <text:p>18</text:p>
          </table:table-cell>
          <table:table-cell table:formula="of:=INT((INT([.OG17])+[.OG18])*[.$C$22])" office:value-type="float" office:value="18" calcext:value-type="float">
            <text:p>18</text:p>
          </table:table-cell>
          <table:table-cell table:formula="of:=INT((INT([.OH17])+[.OH18])*[.$C$22])" office:value-type="float" office:value="18" calcext:value-type="float">
            <text:p>18</text:p>
          </table:table-cell>
          <table:table-cell table:formula="of:=INT((INT([.OI17])+[.OI18])*[.$C$22])" office:value-type="float" office:value="18" calcext:value-type="float">
            <text:p>18</text:p>
          </table:table-cell>
          <table:table-cell table:formula="of:=INT((INT([.OJ17])+[.OJ18])*[.$C$22])" office:value-type="float" office:value="18" calcext:value-type="float">
            <text:p>18</text:p>
          </table:table-cell>
          <table:table-cell table:formula="of:=INT((INT([.OK17])+[.OK18])*[.$C$22])" office:value-type="float" office:value="17" calcext:value-type="float">
            <text:p>17</text:p>
          </table:table-cell>
          <table:table-cell table:formula="of:=INT((INT([.OL17])+[.OL18])*[.$C$22])" office:value-type="float" office:value="17" calcext:value-type="float">
            <text:p>17</text:p>
          </table:table-cell>
          <table:table-cell table:formula="of:=INT((INT([.OM17])+[.OM18])*[.$C$22])" office:value-type="float" office:value="17" calcext:value-type="float">
            <text:p>17</text:p>
          </table:table-cell>
          <table:table-cell table:formula="of:=INT((INT([.ON17])+[.ON18])*[.$C$22])" office:value-type="float" office:value="17" calcext:value-type="float">
            <text:p>17</text:p>
          </table:table-cell>
          <table:table-cell table:formula="of:=INT((INT([.OO17])+[.OO18])*[.$C$22])" office:value-type="float" office:value="17" calcext:value-type="float">
            <text:p>17</text:p>
          </table:table-cell>
          <table:table-cell table:formula="of:=INT((INT([.OP17])+[.OP18])*[.$C$22])" office:value-type="float" office:value="17" calcext:value-type="float">
            <text:p>17</text:p>
          </table:table-cell>
          <table:table-cell table:formula="of:=INT((INT([.OQ17])+[.OQ18])*[.$C$22])" office:value-type="float" office:value="16" calcext:value-type="float">
            <text:p>16</text:p>
          </table:table-cell>
          <table:table-cell table:formula="of:=INT((INT([.OR17])+[.OR18])*[.$C$22])" office:value-type="float" office:value="16" calcext:value-type="float">
            <text:p>16</text:p>
          </table:table-cell>
          <table:table-cell table:formula="of:=INT((INT([.OS17])+[.OS18])*[.$C$22])" office:value-type="float" office:value="16" calcext:value-type="float">
            <text:p>16</text:p>
          </table:table-cell>
          <table:table-cell table:formula="of:=INT((INT([.OT17])+[.OT18])*[.$C$22])" office:value-type="float" office:value="16" calcext:value-type="float">
            <text:p>16</text:p>
          </table:table-cell>
          <table:table-cell table:formula="of:=INT((INT([.OU17])+[.OU18])*[.$C$22])" office:value-type="float" office:value="16" calcext:value-type="float">
            <text:p>16</text:p>
          </table:table-cell>
          <table:table-cell table:formula="of:=INT((INT([.OV17])+[.OV18])*[.$C$22])" office:value-type="float" office:value="16" calcext:value-type="float">
            <text:p>16</text:p>
          </table:table-cell>
          <table:table-cell table:formula="of:=INT((INT([.OW17])+[.OW18])*[.$C$22])" office:value-type="float" office:value="15" calcext:value-type="float">
            <text:p>15</text:p>
          </table:table-cell>
          <table:table-cell table:formula="of:=INT((INT([.OX17])+[.OX18])*[.$C$22])" office:value-type="float" office:value="15" calcext:value-type="float">
            <text:p>15</text:p>
          </table:table-cell>
          <table:table-cell table:formula="of:=INT((INT([.OY17])+[.OY18])*[.$C$22])" office:value-type="float" office:value="15" calcext:value-type="float">
            <text:p>15</text:p>
          </table:table-cell>
          <table:table-cell table:formula="of:=INT((INT([.OZ17])+[.OZ18])*[.$C$22])" office:value-type="float" office:value="15" calcext:value-type="float">
            <text:p>15</text:p>
          </table:table-cell>
          <table:table-cell table:formula="of:=INT((INT([.PA17])+[.PA18])*[.$C$22])" office:value-type="float" office:value="15" calcext:value-type="float">
            <text:p>15</text:p>
          </table:table-cell>
          <table:table-cell table:formula="of:=INT((INT([.PB17])+[.PB18])*[.$C$22])" office:value-type="float" office:value="15" calcext:value-type="float">
            <text:p>15</text:p>
          </table:table-cell>
          <table:table-cell table:formula="of:=INT((INT([.PC17])+[.PC18])*[.$C$22])" office:value-type="float" office:value="14" calcext:value-type="float">
            <text:p>14</text:p>
          </table:table-cell>
          <table:table-cell table:formula="of:=INT((INT([.PD17])+[.PD18])*[.$C$22])" office:value-type="float" office:value="14" calcext:value-type="float">
            <text:p>14</text:p>
          </table:table-cell>
          <table:table-cell table:formula="of:=INT((INT([.PE17])+[.PE18])*[.$C$22])" office:value-type="float" office:value="14" calcext:value-type="float">
            <text:p>14</text:p>
          </table:table-cell>
          <table:table-cell table:formula="of:=INT((INT([.PF17])+[.PF18])*[.$C$22])" office:value-type="float" office:value="14" calcext:value-type="float">
            <text:p>14</text:p>
          </table:table-cell>
          <table:table-cell table:formula="of:=INT((INT([.PG17])+[.PG18])*[.$C$22])" office:value-type="float" office:value="14" calcext:value-type="float">
            <text:p>14</text:p>
          </table:table-cell>
          <table:table-cell table:formula="of:=INT((INT([.PH17])+[.PH18])*[.$C$22])" office:value-type="float" office:value="14" calcext:value-type="float">
            <text:p>14</text:p>
          </table:table-cell>
          <table:table-cell table:formula="of:=INT((INT([.PI17])+[.PI18])*[.$C$22])" office:value-type="float" office:value="14" calcext:value-type="float">
            <text:p>14</text:p>
          </table:table-cell>
          <table:table-cell table:formula="of:=INT((INT([.PJ17])+[.PJ18])*[.$C$22])" office:value-type="float" office:value="13" calcext:value-type="float">
            <text:p>13</text:p>
          </table:table-cell>
          <table:table-cell table:formula="of:=INT((INT([.PK17])+[.PK18])*[.$C$22])" office:value-type="float" office:value="13" calcext:value-type="float">
            <text:p>13</text:p>
          </table:table-cell>
          <table:table-cell table:formula="of:=INT((INT([.PL17])+[.PL18])*[.$C$22])" office:value-type="float" office:value="13" calcext:value-type="float">
            <text:p>13</text:p>
          </table:table-cell>
          <table:table-cell table:formula="of:=INT((INT([.PM17])+[.PM18])*[.$C$22])" office:value-type="float" office:value="13" calcext:value-type="float">
            <text:p>13</text:p>
          </table:table-cell>
          <table:table-cell table:formula="of:=INT((INT([.PN17])+[.PN18])*[.$C$22])" office:value-type="float" office:value="13" calcext:value-type="float">
            <text:p>13</text:p>
          </table:table-cell>
          <table:table-cell table:formula="of:=INT((INT([.PO17])+[.PO18])*[.$C$22])" office:value-type="float" office:value="13" calcext:value-type="float">
            <text:p>13</text:p>
          </table:table-cell>
          <table:table-cell table:formula="of:=INT((INT([.PP17])+[.PP18])*[.$C$22])" office:value-type="float" office:value="13" calcext:value-type="float">
            <text:p>13</text:p>
          </table:table-cell>
          <table:table-cell table:formula="of:=INT((INT([.PQ17])+[.PQ18])*[.$C$22])" office:value-type="float" office:value="13" calcext:value-type="float">
            <text:p>13</text:p>
          </table:table-cell>
          <table:table-cell table:formula="of:=INT((INT([.PR17])+[.PR18])*[.$C$22])" office:value-type="float" office:value="12" calcext:value-type="float">
            <text:p>12</text:p>
          </table:table-cell>
          <table:table-cell table:formula="of:=INT((INT([.PS17])+[.PS18])*[.$C$22])" office:value-type="float" office:value="12" calcext:value-type="float">
            <text:p>12</text:p>
          </table:table-cell>
          <table:table-cell table:formula="of:=INT((INT([.PT17])+[.PT18])*[.$C$22])" office:value-type="float" office:value="12" calcext:value-type="float">
            <text:p>12</text:p>
          </table:table-cell>
          <table:table-cell table:formula="of:=INT((INT([.PU17])+[.PU18])*[.$C$22])" office:value-type="float" office:value="12" calcext:value-type="float">
            <text:p>12</text:p>
          </table:table-cell>
          <table:table-cell table:formula="of:=INT((INT([.PV17])+[.PV18])*[.$C$22])" office:value-type="float" office:value="12" calcext:value-type="float">
            <text:p>12</text:p>
          </table:table-cell>
          <table:table-cell table:formula="of:=INT((INT([.PW17])+[.PW18])*[.$C$22])" office:value-type="float" office:value="12" calcext:value-type="float">
            <text:p>12</text:p>
          </table:table-cell>
          <table:table-cell table:formula="of:=INT((INT([.PX17])+[.PX18])*[.$C$22])" office:value-type="float" office:value="12" calcext:value-type="float">
            <text:p>12</text:p>
          </table:table-cell>
          <table:table-cell table:formula="of:=INT((INT([.PY17])+[.PY18])*[.$C$22])" office:value-type="float" office:value="12" calcext:value-type="float">
            <text:p>12</text:p>
          </table:table-cell>
          <table:table-cell table:formula="of:=INT((INT([.PZ17])+[.PZ18])*[.$C$22])" office:value-type="float" office:value="11" calcext:value-type="float">
            <text:p>11</text:p>
          </table:table-cell>
          <table:table-cell table:formula="of:=INT((INT([.QA17])+[.QA18])*[.$C$22])" office:value-type="float" office:value="11" calcext:value-type="float">
            <text:p>11</text:p>
          </table:table-cell>
          <table:table-cell table:formula="of:=INT((INT([.QB17])+[.QB18])*[.$C$22])" office:value-type="float" office:value="11" calcext:value-type="float">
            <text:p>11</text:p>
          </table:table-cell>
          <table:table-cell table:formula="of:=INT((INT([.QC17])+[.QC18])*[.$C$22])" office:value-type="float" office:value="11" calcext:value-type="float">
            <text:p>11</text:p>
          </table:table-cell>
          <table:table-cell table:formula="of:=INT((INT([.QD17])+[.QD18])*[.$C$22])" office:value-type="float" office:value="11" calcext:value-type="float">
            <text:p>11</text:p>
          </table:table-cell>
          <table:table-cell table:formula="of:=INT((INT([.QE17])+[.QE18])*[.$C$22])" office:value-type="float" office:value="11" calcext:value-type="float">
            <text:p>11</text:p>
          </table:table-cell>
          <table:table-cell table:formula="of:=INT((INT([.QF17])+[.QF18])*[.$C$22])" office:value-type="float" office:value="11" calcext:value-type="float">
            <text:p>11</text:p>
          </table:table-cell>
          <table:table-cell table:formula="of:=INT((INT([.QG17])+[.QG18])*[.$C$22])" office:value-type="float" office:value="11" calcext:value-type="float">
            <text:p>11</text:p>
          </table:table-cell>
          <table:table-cell table:formula="of:=INT((INT([.QH17])+[.QH18])*[.$C$22])" office:value-type="float" office:value="10" calcext:value-type="float">
            <text:p>10</text:p>
          </table:table-cell>
          <table:table-cell table:formula="of:=INT((INT([.QI17])+[.QI18])*[.$C$22])" office:value-type="float" office:value="10" calcext:value-type="float">
            <text:p>10</text:p>
          </table:table-cell>
          <table:table-cell table:formula="of:=INT((INT([.QJ17])+[.QJ18])*[.$C$22])" office:value-type="float" office:value="10" calcext:value-type="float">
            <text:p>10</text:p>
          </table:table-cell>
          <table:table-cell table:formula="of:=INT((INT([.QK17])+[.QK18])*[.$C$22])" office:value-type="float" office:value="10" calcext:value-type="float">
            <text:p>10</text:p>
          </table:table-cell>
          <table:table-cell table:formula="of:=INT((INT([.QL17])+[.QL18])*[.$C$22])" office:value-type="float" office:value="10" calcext:value-type="float">
            <text:p>10</text:p>
          </table:table-cell>
          <table:table-cell table:formula="of:=INT((INT([.QM17])+[.QM18])*[.$C$22])" office:value-type="float" office:value="10" calcext:value-type="float">
            <text:p>10</text:p>
          </table:table-cell>
          <table:table-cell table:formula="of:=INT((INT([.QN17])+[.QN18])*[.$C$22])" office:value-type="float" office:value="10" calcext:value-type="float">
            <text:p>10</text:p>
          </table:table-cell>
          <table:table-cell table:formula="of:=INT((INT([.QO17])+[.QO18])*[.$C$22])" office:value-type="float" office:value="10" calcext:value-type="float">
            <text:p>10</text:p>
          </table:table-cell>
          <table:table-cell table:formula="of:=INT((INT([.QP17])+[.QP18])*[.$C$22])" office:value-type="float" office:value="10" calcext:value-type="float">
            <text:p>10</text:p>
          </table:table-cell>
          <table:table-cell table:formula="of:=INT((INT([.QQ17])+[.QQ18])*[.$C$22])" office:value-type="float" office:value="10" calcext:value-type="float">
            <text:p>10</text:p>
          </table:table-cell>
          <table:table-cell table:formula="of:=INT((INT([.QR17])+[.QR18])*[.$C$22])" office:value-type="float" office:value="9" calcext:value-type="float">
            <text:p>9</text:p>
          </table:table-cell>
          <table:table-cell table:formula="of:=INT((INT([.QS17])+[.QS18])*[.$C$22])" office:value-type="float" office:value="9" calcext:value-type="float">
            <text:p>9</text:p>
          </table:table-cell>
          <table:table-cell table:formula="of:=INT((INT([.QT17])+[.QT18])*[.$C$22])" office:value-type="float" office:value="9" calcext:value-type="float">
            <text:p>9</text:p>
          </table:table-cell>
          <table:table-cell table:formula="of:=INT((INT([.QU17])+[.QU18])*[.$C$22])" office:value-type="float" office:value="9" calcext:value-type="float">
            <text:p>9</text:p>
          </table:table-cell>
          <table:table-cell table:formula="of:=INT((INT([.QV17])+[.QV18])*[.$C$22])" office:value-type="float" office:value="9" calcext:value-type="float">
            <text:p>9</text:p>
          </table:table-cell>
          <table:table-cell table:formula="of:=INT((INT([.QW17])+[.QW18])*[.$C$22])" office:value-type="float" office:value="9" calcext:value-type="float">
            <text:p>9</text:p>
          </table:table-cell>
          <table:table-cell table:formula="of:=INT((INT([.QX17])+[.QX18])*[.$C$22])" office:value-type="float" office:value="9" calcext:value-type="float">
            <text:p>9</text:p>
          </table:table-cell>
          <table:table-cell table:formula="of:=INT((INT([.QY17])+[.QY18])*[.$C$22])" office:value-type="float" office:value="9" calcext:value-type="float">
            <text:p>9</text:p>
          </table:table-cell>
          <table:table-cell table:formula="of:=INT((INT([.QZ17])+[.QZ18])*[.$C$22])" office:value-type="float" office:value="9" calcext:value-type="float">
            <text:p>9</text:p>
          </table:table-cell>
          <table:table-cell table:formula="of:=INT((INT([.RA17])+[.RA18])*[.$C$22])" office:value-type="float" office:value="9" calcext:value-type="float">
            <text:p>9</text:p>
          </table:table-cell>
          <table:table-cell table:formula="of:=INT((INT([.RB17])+[.RB18])*[.$C$22])" office:value-type="float" office:value="8" calcext:value-type="float">
            <text:p>8</text:p>
          </table:table-cell>
          <table:table-cell table:formula="of:=INT((INT([.RC17])+[.RC18])*[.$C$22])" office:value-type="float" office:value="8" calcext:value-type="float">
            <text:p>8</text:p>
          </table:table-cell>
          <table:table-cell table:formula="of:=INT((INT([.RD17])+[.RD18])*[.$C$22])" office:value-type="float" office:value="8" calcext:value-type="float">
            <text:p>8</text:p>
          </table:table-cell>
          <table:table-cell table:formula="of:=INT((INT([.RE17])+[.RE18])*[.$C$22])" office:value-type="float" office:value="8" calcext:value-type="float">
            <text:p>8</text:p>
          </table:table-cell>
          <table:table-cell table:formula="of:=INT((INT([.RF17])+[.RF18])*[.$C$22])" office:value-type="float" office:value="8" calcext:value-type="float">
            <text:p>8</text:p>
          </table:table-cell>
          <table:table-cell table:formula="of:=INT((INT([.RG17])+[.RG18])*[.$C$22])" office:value-type="float" office:value="8" calcext:value-type="float">
            <text:p>8</text:p>
          </table:table-cell>
          <table:table-cell table:formula="of:=INT((INT([.RH17])+[.RH18])*[.$C$22])" office:value-type="float" office:value="8" calcext:value-type="float">
            <text:p>8</text:p>
          </table:table-cell>
          <table:table-cell table:formula="of:=INT((INT([.RI17])+[.RI18])*[.$C$22])" office:value-type="float" office:value="8" calcext:value-type="float">
            <text:p>8</text:p>
          </table:table-cell>
          <table:table-cell table:formula="of:=INT((INT([.RJ17])+[.RJ18])*[.$C$22])" office:value-type="float" office:value="8" calcext:value-type="float">
            <text:p>8</text:p>
          </table:table-cell>
          <table:table-cell table:formula="of:=INT((INT([.RK17])+[.RK18])*[.$C$22])" office:value-type="float" office:value="8" calcext:value-type="float">
            <text:p>8</text:p>
          </table:table-cell>
          <table:table-cell table:formula="of:=INT((INT([.RL17])+[.RL18])*[.$C$22])" office:value-type="float" office:value="8" calcext:value-type="float">
            <text:p>8</text:p>
          </table:table-cell>
          <table:table-cell table:formula="of:=INT((INT([.RM17])+[.RM18])*[.$C$22])" office:value-type="float" office:value="8" calcext:value-type="float">
            <text:p>8</text:p>
          </table:table-cell>
          <table:table-cell table:formula="of:=INT((INT([.RN17])+[.RN18])*[.$C$22])" office:value-type="float" office:value="7" calcext:value-type="float">
            <text:p>7</text:p>
          </table:table-cell>
          <table:table-cell table:formula="of:=INT((INT([.RO17])+[.RO18])*[.$C$22])" office:value-type="float" office:value="7" calcext:value-type="float">
            <text:p>7</text:p>
          </table:table-cell>
          <table:table-cell table:formula="of:=INT((INT([.RP17])+[.RP18])*[.$C$22])" office:value-type="float" office:value="7" calcext:value-type="float">
            <text:p>7</text:p>
          </table:table-cell>
          <table:table-cell table:formula="of:=INT((INT([.RQ17])+[.RQ18])*[.$C$22])" office:value-type="float" office:value="7" calcext:value-type="float">
            <text:p>7</text:p>
          </table:table-cell>
          <table:table-cell table:formula="of:=INT((INT([.RR17])+[.RR18])*[.$C$22])" office:value-type="float" office:value="7" calcext:value-type="float">
            <text:p>7</text:p>
          </table:table-cell>
          <table:table-cell table:formula="of:=INT((INT([.RS17])+[.RS18])*[.$C$22])" office:value-type="float" office:value="7" calcext:value-type="float">
            <text:p>7</text:p>
          </table:table-cell>
          <table:table-cell table:formula="of:=INT((INT([.RT17])+[.RT18])*[.$C$22])" office:value-type="float" office:value="7" calcext:value-type="float">
            <text:p>7</text:p>
          </table:table-cell>
          <table:table-cell table:formula="of:=INT((INT([.RU17])+[.RU18])*[.$C$22])" office:value-type="float" office:value="7" calcext:value-type="float">
            <text:p>7</text:p>
          </table:table-cell>
          <table:table-cell table:formula="of:=INT((INT([.RV17])+[.RV18])*[.$C$22])" office:value-type="float" office:value="7" calcext:value-type="float">
            <text:p>7</text:p>
          </table:table-cell>
          <table:table-cell table:formula="of:=INT((INT([.RW17])+[.RW18])*[.$C$22])" office:value-type="float" office:value="7" calcext:value-type="float">
            <text:p>7</text:p>
          </table:table-cell>
          <table:table-cell table:formula="of:=INT((INT([.RX17])+[.RX18])*[.$C$22])" office:value-type="float" office:value="7" calcext:value-type="float">
            <text:p>7</text:p>
          </table:table-cell>
          <table:table-cell table:formula="of:=INT((INT([.RY17])+[.RY18])*[.$C$22])" office:value-type="float" office:value="7" calcext:value-type="float">
            <text:p>7</text:p>
          </table:table-cell>
          <table:table-cell table:formula="of:=INT((INT([.RZ17])+[.RZ18])*[.$C$22])" office:value-type="float" office:value="7" calcext:value-type="float">
            <text:p>7</text:p>
          </table:table-cell>
          <table:table-cell table:formula="of:=INT((INT([.SA17])+[.SA18])*[.$C$22])" office:value-type="float" office:value="6" calcext:value-type="float">
            <text:p>6</text:p>
          </table:table-cell>
          <table:table-cell table:formula="of:=INT((INT([.SB17])+[.SB18])*[.$C$22])" office:value-type="float" office:value="6" calcext:value-type="float">
            <text:p>6</text:p>
          </table:table-cell>
          <table:table-cell table:formula="of:=INT((INT([.SC17])+[.SC18])*[.$C$22])" office:value-type="float" office:value="6" calcext:value-type="float">
            <text:p>6</text:p>
          </table:table-cell>
          <table:table-cell table:formula="of:=INT((INT([.SD17])+[.SD18])*[.$C$22])" office:value-type="float" office:value="6" calcext:value-type="float">
            <text:p>6</text:p>
          </table:table-cell>
          <table:table-cell table:formula="of:=INT((INT([.SE17])+[.SE18])*[.$C$22])" office:value-type="float" office:value="6" calcext:value-type="float">
            <text:p>6</text:p>
          </table:table-cell>
          <table:table-cell table:formula="of:=INT((INT([.SF17])+[.SF18])*[.$C$22])" office:value-type="float" office:value="6" calcext:value-type="float">
            <text:p>6</text:p>
          </table:table-cell>
          <table:table-cell table:formula="of:=INT((INT([.SG17])+[.SG18])*[.$C$22])" office:value-type="float" office:value="6" calcext:value-type="float">
            <text:p>6</text:p>
          </table:table-cell>
          <table:table-cell table:formula="of:=INT((INT([.SH17])+[.SH18])*[.$C$22])" office:value-type="float" office:value="6" calcext:value-type="float">
            <text:p>6</text:p>
          </table:table-cell>
          <table:table-cell table:formula="of:=INT((INT([.SI17])+[.SI18])*[.$C$22])" office:value-type="float" office:value="6" calcext:value-type="float">
            <text:p>6</text:p>
          </table:table-cell>
          <table:table-cell table:formula="of:=INT((INT([.SJ17])+[.SJ18])*[.$C$22])" office:value-type="float" office:value="6" calcext:value-type="float">
            <text:p>6</text:p>
          </table:table-cell>
          <table:table-cell table:formula="of:=INT((INT([.SK17])+[.SK18])*[.$C$22])" office:value-type="float" office:value="6" calcext:value-type="float">
            <text:p>6</text:p>
          </table:table-cell>
          <table:table-cell table:formula="of:=INT((INT([.SL17])+[.SL18])*[.$C$22])" office:value-type="float" office:value="6" calcext:value-type="float">
            <text:p>6</text:p>
          </table:table-cell>
          <table:table-cell table:formula="of:=INT((INT([.SM17])+[.SM18])*[.$C$22])" office:value-type="float" office:value="6" calcext:value-type="float">
            <text:p>6</text:p>
          </table:table-cell>
          <table:table-cell table:formula="of:=INT((INT([.SN17])+[.SN18])*[.$C$22])" office:value-type="float" office:value="6" calcext:value-type="float">
            <text:p>6</text:p>
          </table:table-cell>
          <table:table-cell table:formula="of:=INT((INT([.SO17])+[.SO18])*[.$C$22])" office:value-type="float" office:value="6" calcext:value-type="float">
            <text:p>6</text:p>
          </table:table-cell>
          <table:table-cell table:formula="of:=INT((INT([.SP17])+[.SP18])*[.$C$22])" office:value-type="float" office:value="6" calcext:value-type="float">
            <text:p>6</text:p>
          </table:table-cell>
          <table:table-cell table:formula="of:=INT((INT([.SQ17])+[.SQ18])*[.$C$22])" office:value-type="float" office:value="5" calcext:value-type="float">
            <text:p>5</text:p>
          </table:table-cell>
          <table:table-cell table:formula="of:=INT((INT([.SR17])+[.SR18])*[.$C$22])" office:value-type="float" office:value="5" calcext:value-type="float">
            <text:p>5</text:p>
          </table:table-cell>
          <table:table-cell table:formula="of:=INT((INT([.SS17])+[.SS18])*[.$C$22])" office:value-type="float" office:value="5" calcext:value-type="float">
            <text:p>5</text:p>
          </table:table-cell>
          <table:table-cell table:formula="of:=INT((INT([.ST17])+[.ST18])*[.$C$22])" office:value-type="float" office:value="5" calcext:value-type="float">
            <text:p>5</text:p>
          </table:table-cell>
          <table:table-cell table:formula="of:=INT((INT([.SU17])+[.SU18])*[.$C$22])" office:value-type="float" office:value="5" calcext:value-type="float">
            <text:p>5</text:p>
          </table:table-cell>
          <table:table-cell table:formula="of:=INT((INT([.SV17])+[.SV18])*[.$C$22])" office:value-type="float" office:value="5" calcext:value-type="float">
            <text:p>5</text:p>
          </table:table-cell>
          <table:table-cell table:formula="of:=INT((INT([.SW17])+[.SW18])*[.$C$22])" office:value-type="float" office:value="5" calcext:value-type="float">
            <text:p>5</text:p>
          </table:table-cell>
          <table:table-cell table:formula="of:=INT((INT([.SX17])+[.SX18])*[.$C$22])" office:value-type="float" office:value="5" calcext:value-type="float">
            <text:p>5</text:p>
          </table:table-cell>
          <table:table-cell table:formula="of:=INT((INT([.SY17])+[.SY18])*[.$C$22])" office:value-type="float" office:value="5" calcext:value-type="float">
            <text:p>5</text:p>
          </table:table-cell>
          <table:table-cell table:formula="of:=INT((INT([.SZ17])+[.SZ18])*[.$C$22])" office:value-type="float" office:value="5" calcext:value-type="float">
            <text:p>5</text:p>
          </table:table-cell>
          <table:table-cell table:formula="of:=INT((INT([.TA17])+[.TA18])*[.$C$22])" office:value-type="float" office:value="5" calcext:value-type="float">
            <text:p>5</text:p>
          </table:table-cell>
          <table:table-cell table:formula="of:=INT((INT([.TB17])+[.TB18])*[.$C$22])" office:value-type="float" office:value="5" calcext:value-type="float">
            <text:p>5</text:p>
          </table:table-cell>
          <table:table-cell table:formula="of:=INT((INT([.TC17])+[.TC18])*[.$C$22])" office:value-type="float" office:value="5" calcext:value-type="float">
            <text:p>5</text:p>
          </table:table-cell>
          <table:table-cell table:formula="of:=INT((INT([.TD17])+[.TD18])*[.$C$22])" office:value-type="float" office:value="5" calcext:value-type="float">
            <text:p>5</text:p>
          </table:table-cell>
          <table:table-cell table:formula="of:=INT((INT([.TE17])+[.TE18])*[.$C$22])" office:value-type="float" office:value="5" calcext:value-type="float">
            <text:p>5</text:p>
          </table:table-cell>
          <table:table-cell table:formula="of:=INT((INT([.TF17])+[.TF18])*[.$C$22])" office:value-type="float" office:value="5" calcext:value-type="float">
            <text:p>5</text:p>
          </table:table-cell>
          <table:table-cell table:formula="of:=INT((INT([.TG17])+[.TG18])*[.$C$22])" office:value-type="float" office:value="5" calcext:value-type="float">
            <text:p>5</text:p>
          </table:table-cell>
          <table:table-cell table:formula="of:=INT((INT([.TH17])+[.TH18])*[.$C$22])" office:value-type="float" office:value="5" calcext:value-type="float">
            <text:p>5</text:p>
          </table:table-cell>
          <table:table-cell table:formula="of:=INT((INT([.TI17])+[.TI18])*[.$C$22])" office:value-type="float" office:value="4" calcext:value-type="float">
            <text:p>4</text:p>
          </table:table-cell>
          <table:table-cell table:formula="of:=INT((INT([.TJ17])+[.TJ18])*[.$C$22])" office:value-type="float" office:value="4" calcext:value-type="float">
            <text:p>4</text:p>
          </table:table-cell>
          <table:table-cell table:formula="of:=INT((INT([.TK17])+[.TK18])*[.$C$22])" office:value-type="float" office:value="4" calcext:value-type="float">
            <text:p>4</text:p>
          </table:table-cell>
          <table:table-cell table:formula="of:=INT((INT([.TL17])+[.TL18])*[.$C$22])" office:value-type="float" office:value="4" calcext:value-type="float">
            <text:p>4</text:p>
          </table:table-cell>
          <table:table-cell table:formula="of:=INT((INT([.TM17])+[.TM18])*[.$C$22])" office:value-type="float" office:value="4" calcext:value-type="float">
            <text:p>4</text:p>
          </table:table-cell>
          <table:table-cell table:formula="of:=INT((INT([.TN17])+[.TN18])*[.$C$22])" office:value-type="float" office:value="4" calcext:value-type="float">
            <text:p>4</text:p>
          </table:table-cell>
          <table:table-cell table:formula="of:=INT((INT([.TO17])+[.TO18])*[.$C$22])" office:value-type="float" office:value="4" calcext:value-type="float">
            <text:p>4</text:p>
          </table:table-cell>
          <table:table-cell table:formula="of:=INT((INT([.TP17])+[.TP18])*[.$C$22])" office:value-type="float" office:value="4" calcext:value-type="float">
            <text:p>4</text:p>
          </table:table-cell>
          <table:table-cell table:formula="of:=INT((INT([.TQ17])+[.TQ18])*[.$C$22])" office:value-type="float" office:value="4" calcext:value-type="float">
            <text:p>4</text:p>
          </table:table-cell>
          <table:table-cell table:formula="of:=INT((INT([.TR17])+[.TR18])*[.$C$22])" office:value-type="float" office:value="4" calcext:value-type="float">
            <text:p>4</text:p>
          </table:table-cell>
          <table:table-cell table:formula="of:=INT((INT([.TS17])+[.TS18])*[.$C$22])" office:value-type="float" office:value="4" calcext:value-type="float">
            <text:p>4</text:p>
          </table:table-cell>
          <table:table-cell table:formula="of:=INT((INT([.TT17])+[.TT18])*[.$C$22])" office:value-type="float" office:value="4" calcext:value-type="float">
            <text:p>4</text:p>
          </table:table-cell>
          <table:table-cell table:formula="of:=INT((INT([.TU17])+[.TU18])*[.$C$22])" office:value-type="float" office:value="4" calcext:value-type="float">
            <text:p>4</text:p>
          </table:table-cell>
          <table:table-cell table:formula="of:=INT((INT([.TV17])+[.TV18])*[.$C$22])" office:value-type="float" office:value="4" calcext:value-type="float">
            <text:p>4</text:p>
          </table:table-cell>
          <table:table-cell table:formula="of:=INT((INT([.TW17])+[.TW18])*[.$C$22])" office:value-type="float" office:value="4" calcext:value-type="float">
            <text:p>4</text:p>
          </table:table-cell>
          <table:table-cell table:formula="of:=INT((INT([.TX17])+[.TX18])*[.$C$22])" office:value-type="float" office:value="4" calcext:value-type="float">
            <text:p>4</text:p>
          </table:table-cell>
          <table:table-cell table:formula="of:=INT((INT([.TY17])+[.TY18])*[.$C$22])" office:value-type="float" office:value="4" calcext:value-type="float">
            <text:p>4</text:p>
          </table:table-cell>
          <table:table-cell table:formula="of:=INT((INT([.TZ17])+[.TZ18])*[.$C$22])" office:value-type="float" office:value="4" calcext:value-type="float">
            <text:p>4</text:p>
          </table:table-cell>
          <table:table-cell table:formula="of:=INT((INT([.UA17])+[.UA18])*[.$C$22])" office:value-type="float" office:value="4" calcext:value-type="float">
            <text:p>4</text:p>
          </table:table-cell>
          <table:table-cell table:formula="of:=INT((INT([.UB17])+[.UB18])*[.$C$22])" office:value-type="float" office:value="4" calcext:value-type="float">
            <text:p>4</text:p>
          </table:table-cell>
          <table:table-cell table:formula="of:=INT((INT([.UC17])+[.UC18])*[.$C$22])" office:value-type="float" office:value="4" calcext:value-type="float">
            <text:p>4</text:p>
          </table:table-cell>
          <table:table-cell table:formula="of:=INT((INT([.UD17])+[.UD18])*[.$C$22])" office:value-type="float" office:value="4" calcext:value-type="float">
            <text:p>4</text:p>
          </table:table-cell>
          <table:table-cell table:formula="of:=INT((INT([.UE17])+[.UE18])*[.$C$22])" office:value-type="float" office:value="3" calcext:value-type="float">
            <text:p>3</text:p>
          </table:table-cell>
          <table:table-cell table:formula="of:=INT((INT([.UF17])+[.UF18])*[.$C$22])" office:value-type="float" office:value="3" calcext:value-type="float">
            <text:p>3</text:p>
          </table:table-cell>
          <table:table-cell table:formula="of:=INT((INT([.UG17])+[.UG18])*[.$C$22])" office:value-type="float" office:value="3" calcext:value-type="float">
            <text:p>3</text:p>
          </table:table-cell>
          <table:table-cell table:formula="of:=INT((INT([.UH17])+[.UH18])*[.$C$22])" office:value-type="float" office:value="3" calcext:value-type="float">
            <text:p>3</text:p>
          </table:table-cell>
          <table:table-cell table:formula="of:=INT((INT([.UI17])+[.UI18])*[.$C$22])" office:value-type="float" office:value="3" calcext:value-type="float">
            <text:p>3</text:p>
          </table:table-cell>
          <table:table-cell table:formula="of:=INT((INT([.UJ17])+[.UJ18])*[.$C$22])" office:value-type="float" office:value="3" calcext:value-type="float">
            <text:p>3</text:p>
          </table:table-cell>
          <table:table-cell table:formula="of:=INT((INT([.UK17])+[.UK18])*[.$C$22])" office:value-type="float" office:value="3" calcext:value-type="float">
            <text:p>3</text:p>
          </table:table-cell>
          <table:table-cell table:formula="of:=INT((INT([.UL17])+[.UL18])*[.$C$22])" office:value-type="float" office:value="3" calcext:value-type="float">
            <text:p>3</text:p>
          </table:table-cell>
          <table:table-cell table:formula="of:=INT((INT([.UM17])+[.UM18])*[.$C$22])" office:value-type="float" office:value="3" calcext:value-type="float">
            <text:p>3</text:p>
          </table:table-cell>
          <table:table-cell table:formula="of:=INT((INT([.UN17])+[.UN18])*[.$C$22])" office:value-type="float" office:value="3" calcext:value-type="float">
            <text:p>3</text:p>
          </table:table-cell>
          <table:table-cell table:formula="of:=INT((INT([.UO17])+[.UO18])*[.$C$22])" office:value-type="float" office:value="3" calcext:value-type="float">
            <text:p>3</text:p>
          </table:table-cell>
          <table:table-cell table:formula="of:=INT((INT([.UP17])+[.UP18])*[.$C$22])" office:value-type="float" office:value="3" calcext:value-type="float">
            <text:p>3</text:p>
          </table:table-cell>
          <table:table-cell table:formula="of:=INT((INT([.UQ17])+[.UQ18])*[.$C$22])" office:value-type="float" office:value="3" calcext:value-type="float">
            <text:p>3</text:p>
          </table:table-cell>
          <table:table-cell table:formula="of:=INT((INT([.UR17])+[.UR18])*[.$C$22])" office:value-type="float" office:value="3" calcext:value-type="float">
            <text:p>3</text:p>
          </table:table-cell>
          <table:table-cell table:formula="of:=INT((INT([.US17])+[.US18])*[.$C$22])" office:value-type="float" office:value="3" calcext:value-type="float">
            <text:p>3</text:p>
          </table:table-cell>
          <table:table-cell table:formula="of:=INT((INT([.UT17])+[.UT18])*[.$C$22])" office:value-type="float" office:value="3" calcext:value-type="float">
            <text:p>3</text:p>
          </table:table-cell>
          <table:table-cell table:formula="of:=INT((INT([.UU17])+[.UU18])*[.$C$22])" office:value-type="float" office:value="3" calcext:value-type="float">
            <text:p>3</text:p>
          </table:table-cell>
          <table:table-cell table:formula="of:=INT((INT([.UV17])+[.UV18])*[.$C$22])" office:value-type="float" office:value="3" calcext:value-type="float">
            <text:p>3</text:p>
          </table:table-cell>
          <table:table-cell table:formula="of:=INT((INT([.UW17])+[.UW18])*[.$C$22])" office:value-type="float" office:value="3" calcext:value-type="float">
            <text:p>3</text:p>
          </table:table-cell>
          <table:table-cell table:formula="of:=INT((INT([.UX17])+[.UX18])*[.$C$22])" office:value-type="float" office:value="3" calcext:value-type="float">
            <text:p>3</text:p>
          </table:table-cell>
          <table:table-cell table:formula="of:=INT((INT([.UY17])+[.UY18])*[.$C$22])" office:value-type="float" office:value="3" calcext:value-type="float">
            <text:p>3</text:p>
          </table:table-cell>
          <table:table-cell table:formula="of:=INT((INT([.UZ17])+[.UZ18])*[.$C$22])" office:value-type="float" office:value="3" calcext:value-type="float">
            <text:p>3</text:p>
          </table:table-cell>
          <table:table-cell table:formula="of:=INT((INT([.VA17])+[.VA18])*[.$C$22])" office:value-type="float" office:value="3" calcext:value-type="float">
            <text:p>3</text:p>
          </table:table-cell>
          <table:table-cell table:formula="of:=INT((INT([.VB17])+[.VB18])*[.$C$22])" office:value-type="float" office:value="3" calcext:value-type="float">
            <text:p>3</text:p>
          </table:table-cell>
          <table:table-cell table:formula="of:=INT((INT([.VC17])+[.VC18])*[.$C$22])" office:value-type="float" office:value="3" calcext:value-type="float">
            <text:p>3</text:p>
          </table:table-cell>
          <table:table-cell table:formula="of:=INT((INT([.VD17])+[.VD18])*[.$C$22])" office:value-type="float" office:value="3" calcext:value-type="float">
            <text:p>3</text:p>
          </table:table-cell>
          <table:table-cell table:formula="of:=INT((INT([.VE17])+[.VE18])*[.$C$22])" office:value-type="float" office:value="3" calcext:value-type="float">
            <text:p>3</text:p>
          </table:table-cell>
          <table:table-cell table:formula="of:=INT((INT([.VF17])+[.VF18])*[.$C$22])" office:value-type="float" office:value="3" calcext:value-type="float">
            <text:p>3</text:p>
          </table:table-cell>
          <table:table-cell table:formula="of:=INT((INT([.VG17])+[.VG18])*[.$C$22])" office:value-type="float" office:value="3" calcext:value-type="float">
            <text:p>3</text:p>
          </table:table-cell>
          <table:table-cell table:formula="of:=INT((INT([.VH17])+[.VH18])*[.$C$22])" office:value-type="float" office:value="2" calcext:value-type="float">
            <text:p>2</text:p>
          </table:table-cell>
          <table:table-cell table:formula="of:=INT((INT([.VI17])+[.VI18])*[.$C$22])" office:value-type="float" office:value="2" calcext:value-type="float">
            <text:p>2</text:p>
          </table:table-cell>
          <table:table-cell table:formula="of:=INT((INT([.VJ17])+[.VJ18])*[.$C$22])" office:value-type="float" office:value="2" calcext:value-type="float">
            <text:p>2</text:p>
          </table:table-cell>
          <table:table-cell table:formula="of:=INT((INT([.VK17])+[.VK18])*[.$C$22])" office:value-type="float" office:value="2" calcext:value-type="float">
            <text:p>2</text:p>
          </table:table-cell>
          <table:table-cell table:formula="of:=INT((INT([.VL17])+[.VL18])*[.$C$22])" office:value-type="float" office:value="2" calcext:value-type="float">
            <text:p>2</text:p>
          </table:table-cell>
          <table:table-cell table:formula="of:=INT((INT([.VM17])+[.VM18])*[.$C$22])" office:value-type="float" office:value="2" calcext:value-type="float">
            <text:p>2</text:p>
          </table:table-cell>
          <table:table-cell table:formula="of:=INT((INT([.VN17])+[.VN18])*[.$C$22])" office:value-type="float" office:value="2" calcext:value-type="float">
            <text:p>2</text:p>
          </table:table-cell>
          <table:table-cell table:formula="of:=INT((INT([.VO17])+[.VO18])*[.$C$22])" office:value-type="float" office:value="2" calcext:value-type="float">
            <text:p>2</text:p>
          </table:table-cell>
          <table:table-cell table:formula="of:=INT((INT([.VP17])+[.VP18])*[.$C$22])" office:value-type="float" office:value="2" calcext:value-type="float">
            <text:p>2</text:p>
          </table:table-cell>
          <table:table-cell table:formula="of:=INT((INT([.VQ17])+[.VQ18])*[.$C$22])" office:value-type="float" office:value="2" calcext:value-type="float">
            <text:p>2</text:p>
          </table:table-cell>
          <table:table-cell table:formula="of:=INT((INT([.VR17])+[.VR18])*[.$C$22])" office:value-type="float" office:value="2" calcext:value-type="float">
            <text:p>2</text:p>
          </table:table-cell>
          <table:table-cell table:formula="of:=INT((INT([.VS17])+[.VS18])*[.$C$22])" office:value-type="float" office:value="2" calcext:value-type="float">
            <text:p>2</text:p>
          </table:table-cell>
          <table:table-cell table:formula="of:=INT((INT([.VT17])+[.VT18])*[.$C$22])" office:value-type="float" office:value="2" calcext:value-type="float">
            <text:p>2</text:p>
          </table:table-cell>
          <table:table-cell table:formula="of:=INT((INT([.VU17])+[.VU18])*[.$C$22])" office:value-type="float" office:value="2" calcext:value-type="float">
            <text:p>2</text:p>
          </table:table-cell>
          <table:table-cell table:formula="of:=INT((INT([.VV17])+[.VV18])*[.$C$22])" office:value-type="float" office:value="2" calcext:value-type="float">
            <text:p>2</text:p>
          </table:table-cell>
          <table:table-cell table:formula="of:=INT((INT([.VW17])+[.VW18])*[.$C$22])" office:value-type="float" office:value="2" calcext:value-type="float">
            <text:p>2</text:p>
          </table:table-cell>
          <table:table-cell table:formula="of:=INT((INT([.VX17])+[.VX18])*[.$C$22])" office:value-type="float" office:value="2" calcext:value-type="float">
            <text:p>2</text:p>
          </table:table-cell>
          <table:table-cell table:formula="of:=INT((INT([.VY17])+[.VY18])*[.$C$22])" office:value-type="float" office:value="2" calcext:value-type="float">
            <text:p>2</text:p>
          </table:table-cell>
          <table:table-cell table:formula="of:=INT((INT([.VZ17])+[.VZ18])*[.$C$22])" office:value-type="float" office:value="2" calcext:value-type="float">
            <text:p>2</text:p>
          </table:table-cell>
          <table:table-cell table:formula="of:=INT((INT([.WA17])+[.WA18])*[.$C$22])" office:value-type="float" office:value="2" calcext:value-type="float">
            <text:p>2</text:p>
          </table:table-cell>
          <table:table-cell table:formula="of:=INT((INT([.WB17])+[.WB18])*[.$C$22])" office:value-type="float" office:value="2" calcext:value-type="float">
            <text:p>2</text:p>
          </table:table-cell>
          <table:table-cell table:formula="of:=INT((INT([.WC17])+[.WC18])*[.$C$22])" office:value-type="float" office:value="2" calcext:value-type="float">
            <text:p>2</text:p>
          </table:table-cell>
          <table:table-cell table:formula="of:=INT((INT([.WD17])+[.WD18])*[.$C$22])" office:value-type="float" office:value="2" calcext:value-type="float">
            <text:p>2</text:p>
          </table:table-cell>
          <table:table-cell table:formula="of:=INT((INT([.WE17])+[.WE18])*[.$C$22])" office:value-type="float" office:value="2" calcext:value-type="float">
            <text:p>2</text:p>
          </table:table-cell>
          <table:table-cell table:formula="of:=INT((INT([.WF17])+[.WF18])*[.$C$22])" office:value-type="float" office:value="2" calcext:value-type="float">
            <text:p>2</text:p>
          </table:table-cell>
          <table:table-cell table:formula="of:=INT((INT([.WG17])+[.WG18])*[.$C$22])" office:value-type="float" office:value="2" calcext:value-type="float">
            <text:p>2</text:p>
          </table:table-cell>
          <table:table-cell table:formula="of:=INT((INT([.WH17])+[.WH18])*[.$C$22])" office:value-type="float" office:value="2" calcext:value-type="float">
            <text:p>2</text:p>
          </table:table-cell>
          <table:table-cell table:formula="of:=INT((INT([.WI17])+[.WI18])*[.$C$22])" office:value-type="float" office:value="2" calcext:value-type="float">
            <text:p>2</text:p>
          </table:table-cell>
          <table:table-cell table:formula="of:=INT((INT([.WJ17])+[.WJ18])*[.$C$22])" office:value-type="float" office:value="2" calcext:value-type="float">
            <text:p>2</text:p>
          </table:table-cell>
          <table:table-cell table:formula="of:=INT((INT([.WK17])+[.WK18])*[.$C$22])" office:value-type="float" office:value="2" calcext:value-type="float">
            <text:p>2</text:p>
          </table:table-cell>
          <table:table-cell table:formula="of:=INT((INT([.WL17])+[.WL18])*[.$C$22])" office:value-type="float" office:value="2" calcext:value-type="float">
            <text:p>2</text:p>
          </table:table-cell>
          <table:table-cell table:formula="of:=INT((INT([.WM17])+[.WM18])*[.$C$22])" office:value-type="float" office:value="2" calcext:value-type="float">
            <text:p>2</text:p>
          </table:table-cell>
          <table:table-cell table:formula="of:=INT((INT([.WN17])+[.WN18])*[.$C$22])" office:value-type="float" office:value="2" calcext:value-type="float">
            <text:p>2</text:p>
          </table:table-cell>
          <table:table-cell table:formula="of:=INT((INT([.WO17])+[.WO18])*[.$C$22])" office:value-type="float" office:value="2" calcext:value-type="float">
            <text:p>2</text:p>
          </table:table-cell>
          <table:table-cell table:formula="of:=INT((INT([.WP17])+[.WP18])*[.$C$22])" office:value-type="float" office:value="2" calcext:value-type="float">
            <text:p>2</text:p>
          </table:table-cell>
          <table:table-cell table:formula="of:=INT((INT([.WQ17])+[.WQ18])*[.$C$22])" office:value-type="float" office:value="2" calcext:value-type="float">
            <text:p>2</text:p>
          </table:table-cell>
          <table:table-cell table:formula="of:=INT((INT([.WR17])+[.WR18])*[.$C$22])" office:value-type="float" office:value="2" calcext:value-type="float">
            <text:p>2</text:p>
          </table:table-cell>
          <table:table-cell table:formula="of:=INT((INT([.WS17])+[.WS18])*[.$C$22])" office:value-type="float" office:value="2" calcext:value-type="float">
            <text:p>2</text:p>
          </table:table-cell>
          <table:table-cell table:formula="of:=INT((INT([.WT17])+[.WT18])*[.$C$22])" office:value-type="float" office:value="2" calcext:value-type="float">
            <text:p>2</text:p>
          </table:table-cell>
          <table:table-cell table:formula="of:=INT((INT([.WU17])+[.WU18])*[.$C$22])" office:value-type="float" office:value="2" calcext:value-type="float">
            <text:p>2</text:p>
          </table:table-cell>
          <table:table-cell table:formula="of:=INT((INT([.WV17])+[.WV18])*[.$C$22])" office:value-type="float" office:value="1" calcext:value-type="float">
            <text:p>1</text:p>
          </table:table-cell>
          <table:table-cell table:formula="of:=INT((INT([.WW17])+[.WW18])*[.$C$22])" office:value-type="float" office:value="1" calcext:value-type="float">
            <text:p>1</text:p>
          </table:table-cell>
          <table:table-cell table:formula="of:=INT((INT([.WX17])+[.WX18])*[.$C$22])" office:value-type="float" office:value="1" calcext:value-type="float">
            <text:p>1</text:p>
          </table:table-cell>
          <table:table-cell table:formula="of:=INT((INT([.WY17])+[.WY18])*[.$C$22])" office:value-type="float" office:value="1" calcext:value-type="float">
            <text:p>1</text:p>
          </table:table-cell>
          <table:table-cell table:formula="of:=INT((INT([.WZ17])+[.WZ18])*[.$C$22])" office:value-type="float" office:value="1" calcext:value-type="float">
            <text:p>1</text:p>
          </table:table-cell>
          <table:table-cell table:formula="of:=INT((INT([.XA17])+[.XA18])*[.$C$22])" office:value-type="float" office:value="1" calcext:value-type="float">
            <text:p>1</text:p>
          </table:table-cell>
          <table:table-cell table:formula="of:=INT((INT([.XB17])+[.XB18])*[.$C$22])" office:value-type="float" office:value="1" calcext:value-type="float">
            <text:p>1</text:p>
          </table:table-cell>
          <table:table-cell table:formula="of:=INT((INT([.XC17])+[.XC18])*[.$C$22])" office:value-type="float" office:value="1" calcext:value-type="float">
            <text:p>1</text:p>
          </table:table-cell>
          <table:table-cell table:formula="of:=INT((INT([.XD17])+[.XD18])*[.$C$22])" office:value-type="float" office:value="1" calcext:value-type="float">
            <text:p>1</text:p>
          </table:table-cell>
          <table:table-cell table:formula="of:=INT((INT([.XE17])+[.XE18])*[.$C$22])" office:value-type="float" office:value="1" calcext:value-type="float">
            <text:p>1</text:p>
          </table:table-cell>
          <table:table-cell table:formula="of:=INT((INT([.XF17])+[.XF18])*[.$C$22])" office:value-type="float" office:value="1" calcext:value-type="float">
            <text:p>1</text:p>
          </table:table-cell>
          <table:table-cell table:formula="of:=INT((INT([.XG17])+[.XG18])*[.$C$22])" office:value-type="float" office:value="1" calcext:value-type="float">
            <text:p>1</text:p>
          </table:table-cell>
          <table:table-cell table:formula="of:=INT((INT([.XH17])+[.XH18])*[.$C$22])" office:value-type="float" office:value="1" calcext:value-type="float">
            <text:p>1</text:p>
          </table:table-cell>
          <table:table-cell table:formula="of:=INT((INT([.XI17])+[.XI18])*[.$C$22])" office:value-type="float" office:value="1" calcext:value-type="float">
            <text:p>1</text:p>
          </table:table-cell>
          <table:table-cell table:formula="of:=INT((INT([.XJ17])+[.XJ18])*[.$C$22])" office:value-type="float" office:value="1" calcext:value-type="float">
            <text:p>1</text:p>
          </table:table-cell>
          <table:table-cell table:formula="of:=INT((INT([.XK17])+[.XK18])*[.$C$22])" office:value-type="float" office:value="1" calcext:value-type="float">
            <text:p>1</text:p>
          </table:table-cell>
          <table:table-cell table:formula="of:=INT((INT([.XL17])+[.XL18])*[.$C$22])" office:value-type="float" office:value="1" calcext:value-type="float">
            <text:p>1</text:p>
          </table:table-cell>
          <table:table-cell table:formula="of:=INT((INT([.XM17])+[.XM18])*[.$C$22])" office:value-type="float" office:value="1" calcext:value-type="float">
            <text:p>1</text:p>
          </table:table-cell>
          <table:table-cell table:formula="of:=INT((INT([.XN17])+[.XN18])*[.$C$22])" office:value-type="float" office:value="1" calcext:value-type="float">
            <text:p>1</text:p>
          </table:table-cell>
          <table:table-cell table:formula="of:=INT((INT([.XO17])+[.XO18])*[.$C$22])" office:value-type="float" office:value="1" calcext:value-type="float">
            <text:p>1</text:p>
          </table:table-cell>
          <table:table-cell table:formula="of:=INT((INT([.XP17])+[.XP18])*[.$C$22])" office:value-type="float" office:value="1" calcext:value-type="float">
            <text:p>1</text:p>
          </table:table-cell>
          <table:table-cell table:formula="of:=INT((INT([.XQ17])+[.XQ18])*[.$C$22])" office:value-type="float" office:value="1" calcext:value-type="float">
            <text:p>1</text:p>
          </table:table-cell>
          <table:table-cell table:formula="of:=INT((INT([.XR17])+[.XR18])*[.$C$22])" office:value-type="float" office:value="1" calcext:value-type="float">
            <text:p>1</text:p>
          </table:table-cell>
          <table:table-cell table:formula="of:=INT((INT([.XS17])+[.XS18])*[.$C$22])" office:value-type="float" office:value="1" calcext:value-type="float">
            <text:p>1</text:p>
          </table:table-cell>
          <table:table-cell table:formula="of:=INT((INT([.XT17])+[.XT18])*[.$C$22])" office:value-type="float" office:value="1" calcext:value-type="float">
            <text:p>1</text:p>
          </table:table-cell>
          <table:table-cell table:formula="of:=INT((INT([.XU17])+[.XU18])*[.$C$22])" office:value-type="float" office:value="1" calcext:value-type="float">
            <text:p>1</text:p>
          </table:table-cell>
          <table:table-cell table:formula="of:=INT((INT([.XV17])+[.XV18])*[.$C$22])" office:value-type="float" office:value="1" calcext:value-type="float">
            <text:p>1</text:p>
          </table:table-cell>
          <table:table-cell table:formula="of:=INT((INT([.XW17])+[.XW18])*[.$C$22])" office:value-type="float" office:value="1" calcext:value-type="float">
            <text:p>1</text:p>
          </table:table-cell>
          <table:table-cell table:formula="of:=INT((INT([.XX17])+[.XX18])*[.$C$22])" office:value-type="float" office:value="1" calcext:value-type="float">
            <text:p>1</text:p>
          </table:table-cell>
          <table:table-cell table:formula="of:=INT((INT([.XY17])+[.XY18])*[.$C$22])" office:value-type="float" office:value="1" calcext:value-type="float">
            <text:p>1</text:p>
          </table:table-cell>
          <table:table-cell table:formula="of:=INT((INT([.XZ17])+[.XZ18])*[.$C$22])" office:value-type="float" office:value="1" calcext:value-type="float">
            <text:p>1</text:p>
          </table:table-cell>
          <table:table-cell table:formula="of:=INT((INT([.YA17])+[.YA18])*[.$C$22])" office:value-type="float" office:value="1" calcext:value-type="float">
            <text:p>1</text:p>
          </table:table-cell>
          <table:table-cell table:formula="of:=INT((INT([.YB17])+[.YB18])*[.$C$22])" office:value-type="float" office:value="1" calcext:value-type="float">
            <text:p>1</text:p>
          </table:table-cell>
          <table:table-cell table:formula="of:=INT((INT([.YC17])+[.YC18])*[.$C$22])" office:value-type="float" office:value="1" calcext:value-type="float">
            <text:p>1</text:p>
          </table:table-cell>
          <table:table-cell table:formula="of:=INT((INT([.YD17])+[.YD18])*[.$C$22])" office:value-type="float" office:value="1" calcext:value-type="float">
            <text:p>1</text:p>
          </table:table-cell>
          <table:table-cell table:formula="of:=INT((INT([.YE17])+[.YE18])*[.$C$22])" office:value-type="float" office:value="1" calcext:value-type="float">
            <text:p>1</text:p>
          </table:table-cell>
          <table:table-cell table:formula="of:=INT((INT([.YF17])+[.YF18])*[.$C$22])" office:value-type="float" office:value="1" calcext:value-type="float">
            <text:p>1</text:p>
          </table:table-cell>
          <table:table-cell table:formula="of:=INT((INT([.YG17])+[.YG18])*[.$C$22])" office:value-type="float" office:value="1" calcext:value-type="float">
            <text:p>1</text:p>
          </table:table-cell>
          <table:table-cell table:formula="of:=INT((INT([.YH17])+[.YH18])*[.$C$22])" office:value-type="float" office:value="1" calcext:value-type="float">
            <text:p>1</text:p>
          </table:table-cell>
          <table:table-cell table:formula="of:=INT((INT([.YI17])+[.YI18])*[.$C$22])" office:value-type="float" office:value="1" calcext:value-type="float">
            <text:p>1</text:p>
          </table:table-cell>
          <table:table-cell table:formula="of:=INT((INT([.YJ17])+[.YJ18])*[.$C$22])" office:value-type="float" office:value="1" calcext:value-type="float">
            <text:p>1</text:p>
          </table:table-cell>
          <table:table-cell table:formula="of:=INT((INT([.YK17])+[.YK18])*[.$C$22])" office:value-type="float" office:value="1" calcext:value-type="float">
            <text:p>1</text:p>
          </table:table-cell>
          <table:table-cell table:formula="of:=INT((INT([.YL17])+[.YL18])*[.$C$22])" office:value-type="float" office:value="1" calcext:value-type="float">
            <text:p>1</text:p>
          </table:table-cell>
          <table:table-cell table:formula="of:=INT((INT([.YM17])+[.YM18])*[.$C$22])" office:value-type="float" office:value="1" calcext:value-type="float">
            <text:p>1</text:p>
          </table:table-cell>
          <table:table-cell table:formula="of:=INT((INT([.YN17])+[.YN18])*[.$C$22])" office:value-type="float" office:value="1" calcext:value-type="float">
            <text:p>1</text:p>
          </table:table-cell>
          <table:table-cell table:formula="of:=INT((INT([.YO17])+[.YO18])*[.$C$22])" office:value-type="float" office:value="1" calcext:value-type="float">
            <text:p>1</text:p>
          </table:table-cell>
          <table:table-cell table:formula="of:=INT((INT([.YP17])+[.YP18])*[.$C$22])" office:value-type="float" office:value="1" calcext:value-type="float">
            <text:p>1</text:p>
          </table:table-cell>
          <table:table-cell table:formula="of:=INT((INT([.YQ17])+[.YQ18])*[.$C$22])" office:value-type="float" office:value="1" calcext:value-type="float">
            <text:p>1</text:p>
          </table:table-cell>
          <table:table-cell table:formula="of:=INT((INT([.YR17])+[.YR18])*[.$C$22])" office:value-type="float" office:value="1" calcext:value-type="float">
            <text:p>1</text:p>
          </table:table-cell>
          <table:table-cell table:formula="of:=INT((INT([.YS17])+[.YS18])*[.$C$22])" office:value-type="float" office:value="1" calcext:value-type="float">
            <text:p>1</text:p>
          </table:table-cell>
          <table:table-cell table:formula="of:=INT((INT([.YT17])+[.YT18])*[.$C$22])" office:value-type="float" office:value="1" calcext:value-type="float">
            <text:p>1</text:p>
          </table:table-cell>
          <table:table-cell table:formula="of:=INT((INT([.YU17])+[.YU18])*[.$C$22])" office:value-type="float" office:value="1" calcext:value-type="float">
            <text:p>1</text:p>
          </table:table-cell>
          <table:table-cell table:formula="of:=INT((INT([.YV17])+[.YV18])*[.$C$22])" office:value-type="float" office:value="1" calcext:value-type="float">
            <text:p>1</text:p>
          </table:table-cell>
          <table:table-cell table:formula="of:=INT((INT([.YW17])+[.YW18])*[.$C$22])" office:value-type="float" office:value="1" calcext:value-type="float">
            <text:p>1</text:p>
          </table:table-cell>
          <table:table-cell table:formula="of:=INT((INT([.YX17])+[.YX18])*[.$C$22])" office:value-type="float" office:value="1" calcext:value-type="float">
            <text:p>1</text:p>
          </table:table-cell>
          <table:table-cell table:formula="of:=INT((INT([.YY17])+[.YY18])*[.$C$22])" office:value-type="float" office:value="1" calcext:value-type="float">
            <text:p>1</text:p>
          </table:table-cell>
          <table:table-cell table:formula="of:=INT((INT([.YZ17])+[.YZ18])*[.$C$22])" office:value-type="float" office:value="1" calcext:value-type="float">
            <text:p>1</text:p>
          </table:table-cell>
          <table:table-cell table:formula="of:=INT((INT([.ZA17])+[.ZA18])*[.$C$22])" office:value-type="float" office:value="1" calcext:value-type="float">
            <text:p>1</text:p>
          </table:table-cell>
          <table:table-cell table:formula="of:=INT((INT([.ZB17])+[.ZB18])*[.$C$22])" office:value-type="float" office:value="1" calcext:value-type="float">
            <text:p>1</text:p>
          </table:table-cell>
          <table:table-cell table:formula="of:=INT((INT([.ZC17])+[.ZC18])*[.$C$22])" office:value-type="float" office:value="1" calcext:value-type="float">
            <text:p>1</text:p>
          </table:table-cell>
          <table:table-cell table:formula="of:=INT((INT([.ZD17])+[.ZD18])*[.$C$22])" office:value-type="float" office:value="1" calcext:value-type="float">
            <text:p>1</text:p>
          </table:table-cell>
          <table:table-cell table:formula="of:=INT((INT([.ZE17])+[.ZE18])*[.$C$22])" office:value-type="float" office:value="1" calcext:value-type="float">
            <text:p>1</text:p>
          </table:table-cell>
          <table:table-cell table:formula="of:=INT((INT([.ZF17])+[.ZF18])*[.$C$22])" office:value-type="float" office:value="1" calcext:value-type="float">
            <text:p>1</text:p>
          </table:table-cell>
          <table:table-cell table:formula="of:=INT((INT([.ZG17])+[.ZG18])*[.$C$22])" office:value-type="float" office:value="1" calcext:value-type="float">
            <text:p>1</text:p>
          </table:table-cell>
          <table:table-cell table:formula="of:=INT((INT([.ZH17])+[.ZH18])*[.$C$22])" office:value-type="float" office:value="1" calcext:value-type="float">
            <text:p>1</text:p>
          </table:table-cell>
          <table:table-cell table:formula="of:=INT((INT([.ZI17])+[.ZI18])*[.$C$22])" office:value-type="float" office:value="1" calcext:value-type="float">
            <text:p>1</text:p>
          </table:table-cell>
          <table:table-cell table:formula="of:=INT((INT([.ZJ17])+[.ZJ18])*[.$C$22])" office:value-type="float" office:value="1" calcext:value-type="float">
            <text:p>1</text:p>
          </table:table-cell>
          <table:table-cell table:formula="of:=INT((INT([.ZK17])+[.ZK18])*[.$C$22])" office:value-type="float" office:value="1" calcext:value-type="float">
            <text:p>1</text:p>
          </table:table-cell>
          <table:table-cell table:formula="of:=INT((INT([.ZL17])+[.ZL18])*[.$C$22])" office:value-type="float" office:value="1" calcext:value-type="float">
            <text:p>1</text:p>
          </table:table-cell>
          <table:table-cell table:formula="of:=INT((INT([.ZM17])+[.ZM18])*[.$C$22])" office:value-type="float" office:value="0" calcext:value-type="float">
            <text:p>0</text:p>
          </table:table-cell>
          <table:table-cell table:formula="of:=INT((INT([.ZN17])+[.ZN18])*[.$C$22])" office:value-type="float" office:value="0" calcext:value-type="float">
            <text:p>0</text:p>
          </table:table-cell>
          <table:table-cell table:formula="of:=INT((INT([.ZO17])+[.ZO18])*[.$C$22])" office:value-type="float" office:value="0" calcext:value-type="float">
            <text:p>0</text:p>
          </table:table-cell>
          <table:table-cell table:formula="of:=INT((INT([.ZP17])+[.ZP18])*[.$C$22])" office:value-type="float" office:value="0" calcext:value-type="float">
            <text:p>0</text:p>
          </table:table-cell>
          <table:table-cell table:formula="of:=INT((INT([.ZQ17])+[.ZQ18])*[.$C$22])" office:value-type="float" office:value="0" calcext:value-type="float">
            <text:p>0</text:p>
          </table:table-cell>
          <table:table-cell table:formula="of:=INT((INT([.ZR17])+[.ZR18])*[.$C$22])" office:value-type="float" office:value="0" calcext:value-type="float">
            <text:p>0</text:p>
          </table:table-cell>
          <table:table-cell table:formula="of:=INT((INT([.ZS17])+[.ZS18])*[.$C$22])" office:value-type="float" office:value="0" calcext:value-type="float">
            <text:p>0</text:p>
          </table:table-cell>
          <table:table-cell table:formula="of:=INT((INT([.ZT17])+[.ZT18])*[.$C$22])" office:value-type="float" office:value="0" calcext:value-type="float">
            <text:p>0</text:p>
          </table:table-cell>
          <table:table-cell table:formula="of:=INT((INT([.ZU17])+[.ZU18])*[.$C$22])" office:value-type="float" office:value="0" calcext:value-type="float">
            <text:p>0</text:p>
          </table:table-cell>
          <table:table-cell table:formula="of:=INT((INT([.ZV17])+[.ZV18])*[.$C$22])" office:value-type="float" office:value="0" calcext:value-type="float">
            <text:p>0</text:p>
          </table:table-cell>
          <table:table-cell table:formula="of:=INT((INT([.ZW17])+[.ZW18])*[.$C$22])" office:value-type="float" office:value="0" calcext:value-type="float">
            <text:p>0</text:p>
          </table:table-cell>
          <table:table-cell table:formula="of:=INT((INT([.ZX17])+[.ZX18])*[.$C$22])" office:value-type="float" office:value="0" calcext:value-type="float">
            <text:p>0</text:p>
          </table:table-cell>
          <table:table-cell table:formula="of:=INT((INT([.ZY17])+[.ZY18])*[.$C$22])" office:value-type="float" office:value="0" calcext:value-type="float">
            <text:p>0</text:p>
          </table:table-cell>
          <table:table-cell table:formula="of:=INT((INT([.ZZ17])+[.ZZ18])*[.$C$22])" office:value-type="float" office:value="0" calcext:value-type="float">
            <text:p>0</text:p>
          </table:table-cell>
          <table:table-cell table:formula="of:=INT((INT([.AAA17])+[.AAA18])*[.$C$22])" office:value-type="float" office:value="0" calcext:value-type="float">
            <text:p>0</text:p>
          </table:table-cell>
          <table:table-cell table:formula="of:=INT((INT([.AAB17])+[.AAB18])*[.$C$22])" office:value-type="float" office:value="0" calcext:value-type="float">
            <text:p>0</text:p>
          </table:table-cell>
          <table:table-cell table:formula="of:=INT((INT([.AAC17])+[.AAC18])*[.$C$22])" office:value-type="float" office:value="0" calcext:value-type="float">
            <text:p>0</text:p>
          </table:table-cell>
          <table:table-cell table:formula="of:=INT((INT([.AAD17])+[.AAD18])*[.$C$22])" office:value-type="float" office:value="0" calcext:value-type="float">
            <text:p>0</text:p>
          </table:table-cell>
          <table:table-cell table:formula="of:=INT((INT([.AAE17])+[.AAE18])*[.$C$22])" office:value-type="float" office:value="0" calcext:value-type="float">
            <text:p>0</text:p>
          </table:table-cell>
          <table:table-cell table:formula="of:=INT((INT([.AAF17])+[.AAF18])*[.$C$22])" office:value-type="float" office:value="0" calcext:value-type="float">
            <text:p>0</text:p>
          </table:table-cell>
          <table:table-cell table:formula="of:=INT((INT([.AAG17])+[.AAG18])*[.$C$22])" office:value-type="float" office:value="0" calcext:value-type="float">
            <text:p>0</text:p>
          </table:table-cell>
          <table:table-cell table:formula="of:=INT((INT([.AAH17])+[.AAH18])*[.$C$22])" office:value-type="float" office:value="0" calcext:value-type="float">
            <text:p>0</text:p>
          </table:table-cell>
          <table:table-cell table:formula="of:=INT((INT([.AAI17])+[.AAI18])*[.$C$22])" office:value-type="float" office:value="0" calcext:value-type="float">
            <text:p>0</text:p>
          </table:table-cell>
          <table:table-cell table:formula="of:=INT((INT([.AAJ17])+[.AAJ18])*[.$C$22])" office:value-type="float" office:value="0" calcext:value-type="float">
            <text:p>0</text:p>
          </table:table-cell>
          <table:table-cell table:formula="of:=INT((INT([.AAK17])+[.AAK18])*[.$C$22])" office:value-type="float" office:value="0" calcext:value-type="float">
            <text:p>0</text:p>
          </table:table-cell>
          <table:table-cell table:formula="of:=INT((INT([.AAL17])+[.AAL18])*[.$C$22])" office:value-type="float" office:value="0" calcext:value-type="float">
            <text:p>0</text:p>
          </table:table-cell>
          <table:table-cell table:formula="of:=INT((INT([.AAM17])+[.AAM18])*[.$C$22])" office:value-type="float" office:value="0" calcext:value-type="float">
            <text:p>0</text:p>
          </table:table-cell>
          <table:table-cell table:formula="of:=INT((INT([.AAN17])+[.AAN18])*[.$C$22])" office:value-type="float" office:value="0" calcext:value-type="float">
            <text:p>0</text:p>
          </table:table-cell>
          <table:table-cell table:formula="of:=INT((INT([.AAO17])+[.AAO18])*[.$C$22])" office:value-type="float" office:value="0" calcext:value-type="float">
            <text:p>0</text:p>
          </table:table-cell>
          <table:table-cell table:formula="of:=INT((INT([.AAP17])+[.AAP18])*[.$C$22])" office:value-type="float" office:value="0" calcext:value-type="float">
            <text:p>0</text:p>
          </table:table-cell>
          <table:table-cell table:formula="of:=INT((INT([.AAQ17])+[.AAQ18])*[.$C$22])" office:value-type="float" office:value="0" calcext:value-type="float">
            <text:p>0</text:p>
          </table:table-cell>
          <table:table-cell table:formula="of:=INT((INT([.AAR17])+[.AAR18])*[.$C$22])" office:value-type="float" office:value="0" calcext:value-type="float">
            <text:p>0</text:p>
          </table:table-cell>
          <table:table-cell table:formula="of:=INT((INT([.AAS17])+[.AAS18])*[.$C$22])" office:value-type="float" office:value="0" calcext:value-type="float">
            <text:p>0</text:p>
          </table:table-cell>
          <table:table-cell table:formula="of:=INT((INT([.AAT17])+[.AAT18])*[.$C$22])" office:value-type="float" office:value="0" calcext:value-type="float">
            <text:p>0</text:p>
          </table:table-cell>
          <table:table-cell table:formula="of:=INT((INT([.AAU17])+[.AAU18])*[.$C$22])" office:value-type="float" office:value="0" calcext:value-type="float">
            <text:p>0</text:p>
          </table:table-cell>
          <table:table-cell table:formula="of:=INT((INT([.AAV17])+[.AAV18])*[.$C$22])" office:value-type="float" office:value="0" calcext:value-type="float">
            <text:p>0</text:p>
          </table:table-cell>
          <table:table-cell table:formula="of:=INT((INT([.AAW17])+[.AAW18])*[.$C$22])" office:value-type="float" office:value="0" calcext:value-type="float">
            <text:p>0</text:p>
          </table:table-cell>
          <table:table-cell table:formula="of:=INT((INT([.AAX17])+[.AAX18])*[.$C$22])" office:value-type="float" office:value="0" calcext:value-type="float">
            <text:p>0</text:p>
          </table:table-cell>
          <table:table-cell table:formula="of:=INT((INT([.AAY17])+[.AAY18])*[.$C$22])" office:value-type="float" office:value="0" calcext:value-type="float">
            <text:p>0</text:p>
          </table:table-cell>
          <table:table-cell table:formula="of:=INT((INT([.AAZ17])+[.AAZ18])*[.$C$22])" office:value-type="float" office:value="0" calcext:value-type="float">
            <text:p>0</text:p>
          </table:table-cell>
          <table:table-cell table:formula="of:=INT((INT([.ABA17])+[.ABA18])*[.$C$22])" office:value-type="float" office:value="0" calcext:value-type="float">
            <text:p>0</text:p>
          </table:table-cell>
          <table:table-cell table:formula="of:=INT((INT([.ABB17])+[.ABB18])*[.$C$22])" office:value-type="float" office:value="0" calcext:value-type="float">
            <text:p>0</text:p>
          </table:table-cell>
          <table:table-cell table:formula="of:=INT((INT([.ABC17])+[.ABC18])*[.$C$22])" office:value-type="float" office:value="0" calcext:value-type="float">
            <text:p>0</text:p>
          </table:table-cell>
          <table:table-cell table:formula="of:=INT((INT([.ABD17])+[.ABD18])*[.$C$22])" office:value-type="float" office:value="0" calcext:value-type="float">
            <text:p>0</text:p>
          </table:table-cell>
          <table:table-cell table:formula="of:=INT((INT([.ABE17])+[.ABE18])*[.$C$22])" office:value-type="float" office:value="0" calcext:value-type="float">
            <text:p>0</text:p>
          </table:table-cell>
          <table:table-cell table:formula="of:=INT((INT([.ABF17])+[.ABF18])*[.$C$22])" office:value-type="float" office:value="0" calcext:value-type="float">
            <text:p>0</text:p>
          </table:table-cell>
          <table:table-cell table:formula="of:=INT((INT([.ABG17])+[.ABG18])*[.$C$22])" office:value-type="float" office:value="0" calcext:value-type="float">
            <text:p>0</text:p>
          </table:table-cell>
          <table:table-cell table:formula="of:=INT((INT([.ABH17])+[.ABH18])*[.$C$22])" office:value-type="float" office:value="0" calcext:value-type="float">
            <text:p>0</text:p>
          </table:table-cell>
          <table:table-cell table:formula="of:=INT((INT([.ABI17])+[.ABI18])*[.$C$22])" office:value-type="float" office:value="0" calcext:value-type="float">
            <text:p>0</text:p>
          </table:table-cell>
          <table:table-cell table:formula="of:=INT((INT([.ABJ17])+[.ABJ18])*[.$C$22])" office:value-type="float" office:value="0" calcext:value-type="float">
            <text:p>0</text:p>
          </table:table-cell>
          <table:table-cell table:formula="of:=INT((INT([.ABK17])+[.ABK18])*[.$C$22])" office:value-type="float" office:value="0" calcext:value-type="float">
            <text:p>0</text:p>
          </table:table-cell>
          <table:table-cell table:formula="of:=INT((INT([.ABL17])+[.ABL18])*[.$C$22])" office:value-type="float" office:value="0" calcext:value-type="float">
            <text:p>0</text:p>
          </table:table-cell>
          <table:table-cell table:formula="of:=INT((INT([.ABM17])+[.ABM18])*[.$C$22])" office:value-type="float" office:value="0" calcext:value-type="float">
            <text:p>0</text:p>
          </table:table-cell>
          <table:table-cell table:formula="of:=INT((INT([.ABN17])+[.ABN18])*[.$C$22])" office:value-type="float" office:value="0" calcext:value-type="float">
            <text:p>0</text:p>
          </table:table-cell>
          <table:table-cell table:formula="of:=INT((INT([.ABO17])+[.ABO18])*[.$C$22])" office:value-type="float" office:value="0" calcext:value-type="float">
            <text:p>0</text:p>
          </table:table-cell>
          <table:table-cell table:formula="of:=INT((INT([.ABP17])+[.ABP18])*[.$C$22])" office:value-type="float" office:value="0" calcext:value-type="float">
            <text:p>0</text:p>
          </table:table-cell>
          <table:table-cell table:formula="of:=INT((INT([.ABQ17])+[.ABQ18])*[.$C$22])" office:value-type="float" office:value="0" calcext:value-type="float">
            <text:p>0</text:p>
          </table:table-cell>
          <table:table-cell table:formula="of:=INT((INT([.ABR17])+[.ABR18])*[.$C$22])" office:value-type="float" office:value="0" calcext:value-type="float">
            <text:p>0</text:p>
          </table:table-cell>
          <table:table-cell table:formula="of:=INT((INT([.ABS17])+[.ABS18])*[.$C$22])" office:value-type="float" office:value="0" calcext:value-type="float">
            <text:p>0</text:p>
          </table:table-cell>
          <table:table-cell table:formula="of:=INT((INT([.ABT17])+[.ABT18])*[.$C$22])" office:value-type="float" office:value="0" calcext:value-type="float">
            <text:p>0</text:p>
          </table:table-cell>
          <table:table-cell table:formula="of:=INT((INT([.ABU17])+[.ABU18])*[.$C$22])" office:value-type="float" office:value="0" calcext:value-type="float">
            <text:p>0</text:p>
          </table:table-cell>
          <table:table-cell table:formula="of:=INT((INT([.ABV17])+[.ABV18])*[.$C$22])" office:value-type="float" office:value="0" calcext:value-type="float">
            <text:p>0</text:p>
          </table:table-cell>
          <table:table-cell table:formula="of:=INT((INT([.ABW17])+[.ABW18])*[.$C$22])" office:value-type="float" office:value="0" calcext:value-type="float">
            <text:p>0</text:p>
          </table:table-cell>
          <table:table-cell table:formula="of:=INT((INT([.ABX17])+[.ABX18])*[.$C$22])" office:value-type="float" office:value="0" calcext:value-type="float">
            <text:p>0</text:p>
          </table:table-cell>
          <table:table-cell table:formula="of:=INT((INT([.ABY17])+[.ABY18])*[.$C$22])" office:value-type="float" office:value="0" calcext:value-type="float">
            <text:p>0</text:p>
          </table:table-cell>
          <table:table-cell table:formula="of:=INT((INT([.ABZ17])+[.ABZ18])*[.$C$22])" office:value-type="float" office:value="0" calcext:value-type="float">
            <text:p>0</text:p>
          </table:table-cell>
          <table:table-cell table:formula="of:=INT((INT([.ACA17])+[.ACA18])*[.$C$22])" office:value-type="float" office:value="0" calcext:value-type="float">
            <text:p>0</text:p>
          </table:table-cell>
          <table:table-cell table:formula="of:=INT((INT([.ACB17])+[.ACB18])*[.$C$22])" office:value-type="float" office:value="0" calcext:value-type="float">
            <text:p>0</text:p>
          </table:table-cell>
          <table:table-cell table:formula="of:=INT((INT([.ACC17])+[.ACC18])*[.$C$22])" office:value-type="float" office:value="0" calcext:value-type="float">
            <text:p>0</text:p>
          </table:table-cell>
          <table:table-cell table:formula="of:=INT((INT([.ACD17])+[.ACD18])*[.$C$22])" office:value-type="float" office:value="0" calcext:value-type="float">
            <text:p>0</text:p>
          </table:table-cell>
          <table:table-cell table:formula="of:=INT((INT([.ACE17])+[.ACE18])*[.$C$22])" office:value-type="float" office:value="0" calcext:value-type="float">
            <text:p>0</text:p>
          </table:table-cell>
          <table:table-cell table:formula="of:=INT((INT([.ACF17])+[.ACF18])*[.$C$22])" office:value-type="float" office:value="0" calcext:value-type="float">
            <text:p>0</text:p>
          </table:table-cell>
          <table:table-cell table:formula="of:=INT((INT([.ACG17])+[.ACG18])*[.$C$22])" office:value-type="float" office:value="0" calcext:value-type="float">
            <text:p>0</text:p>
          </table:table-cell>
          <table:table-cell table:formula="of:=INT((INT([.ACH17])+[.ACH18])*[.$C$22])" office:value-type="float" office:value="0" calcext:value-type="float">
            <text:p>0</text:p>
          </table:table-cell>
          <table:table-cell table:formula="of:=INT((INT([.ACI17])+[.ACI18])*[.$C$22])" office:value-type="float" office:value="0" calcext:value-type="float">
            <text:p>0</text:p>
          </table:table-cell>
          <table:table-cell table:formula="of:=INT((INT([.ACJ17])+[.ACJ18])*[.$C$22])" office:value-type="float" office:value="0" calcext:value-type="float">
            <text:p>0</text:p>
          </table:table-cell>
          <table:table-cell table:formula="of:=INT((INT([.ACK17])+[.ACK18])*[.$C$22])" office:value-type="float" office:value="0" calcext:value-type="float">
            <text:p>0</text:p>
          </table:table-cell>
          <table:table-cell table:formula="of:=INT((INT([.ACL17])+[.ACL18])*[.$C$22])" office:value-type="float" office:value="0" calcext:value-type="float">
            <text:p>0</text:p>
          </table:table-cell>
          <table:table-cell table:formula="of:=INT((INT([.ACM17])+[.ACM18])*[.$C$22])" office:value-type="float" office:value="0" calcext:value-type="float">
            <text:p>0</text:p>
          </table:table-cell>
          <table:table-cell table:formula="of:=INT((INT([.ACN17])+[.ACN18])*[.$C$22])" office:value-type="float" office:value="0" calcext:value-type="float">
            <text:p>0</text:p>
          </table:table-cell>
          <table:table-cell table:formula="of:=INT((INT([.ACO17])+[.ACO18])*[.$C$22])" office:value-type="float" office:value="0" calcext:value-type="float">
            <text:p>0</text:p>
          </table:table-cell>
          <table:table-cell table:formula="of:=INT((INT([.ACP17])+[.ACP18])*[.$C$22])" office:value-type="float" office:value="0" calcext:value-type="float">
            <text:p>0</text:p>
          </table:table-cell>
          <table:table-cell table:formula="of:=INT((INT([.ACQ17])+[.ACQ18])*[.$C$22])" office:value-type="float" office:value="0" calcext:value-type="float">
            <text:p>0</text:p>
          </table:table-cell>
          <table:table-cell table:formula="of:=INT((INT([.ACR17])+[.ACR18])*[.$C$22])" office:value-type="float" office:value="0" calcext:value-type="float">
            <text:p>0</text:p>
          </table:table-cell>
          <table:table-cell table:formula="of:=INT((INT([.ACS17])+[.ACS18])*[.$C$22])" office:value-type="float" office:value="0" calcext:value-type="float">
            <text:p>0</text:p>
          </table:table-cell>
          <table:table-cell table:formula="of:=INT((INT([.ACT17])+[.ACT18])*[.$C$22])" office:value-type="float" office:value="0" calcext:value-type="float">
            <text:p>0</text:p>
          </table:table-cell>
          <table:table-cell table:formula="of:=INT((INT([.ACU17])+[.ACU18])*[.$C$22])" office:value-type="float" office:value="0" calcext:value-type="float">
            <text:p>0</text:p>
          </table:table-cell>
          <table:table-cell table:formula="of:=INT((INT([.ACV17])+[.ACV18])*[.$C$22])" office:value-type="float" office:value="0" calcext:value-type="float">
            <text:p>0</text:p>
          </table:table-cell>
          <table:table-cell table:formula="of:=INT((INT([.ACW17])+[.ACW18])*[.$C$22])" office:value-type="float" office:value="0" calcext:value-type="float">
            <text:p>0</text:p>
          </table:table-cell>
          <table:table-cell table:formula="of:=INT((INT([.ACX17])+[.ACX18])*[.$C$22])" office:value-type="float" office:value="0" calcext:value-type="float">
            <text:p>0</text:p>
          </table:table-cell>
          <table:table-cell table:formula="of:=INT((INT([.ACY17])+[.ACY18])*[.$C$22])" office:value-type="float" office:value="0" calcext:value-type="float">
            <text:p>0</text:p>
          </table:table-cell>
          <table:table-cell table:formula="of:=INT((INT([.ACZ17])+[.ACZ18])*[.$C$22])" office:value-type="float" office:value="0" calcext:value-type="float">
            <text:p>0</text:p>
          </table:table-cell>
          <table:table-cell table:formula="of:=INT((INT([.ADA17])+[.ADA18])*[.$C$22])" office:value-type="float" office:value="0" calcext:value-type="float">
            <text:p>0</text:p>
          </table:table-cell>
          <table:table-cell table:formula="of:=INT((INT([.ADB17])+[.ADB18])*[.$C$22])" office:value-type="float" office:value="0" calcext:value-type="float">
            <text:p>0</text:p>
          </table:table-cell>
          <table:table-cell table:formula="of:=INT((INT([.ADC17])+[.ADC18])*[.$C$22])" office:value-type="float" office:value="0" calcext:value-type="float">
            <text:p>0</text:p>
          </table:table-cell>
          <table:table-cell table:formula="of:=INT((INT([.ADD17])+[.ADD18])*[.$C$22])" office:value-type="float" office:value="0" calcext:value-type="float">
            <text:p>0</text:p>
          </table:table-cell>
          <table:table-cell table:formula="of:=INT((INT([.ADE17])+[.ADE18])*[.$C$22])" office:value-type="float" office:value="0" calcext:value-type="float">
            <text:p>0</text:p>
          </table:table-cell>
          <table:table-cell table:formula="of:=INT((INT([.ADF17])+[.ADF18])*[.$C$22])" office:value-type="float" office:value="0" calcext:value-type="float">
            <text:p>0</text:p>
          </table:table-cell>
          <table:table-cell table:formula="of:=INT((INT([.ADG17])+[.ADG18])*[.$C$22])" office:value-type="float" office:value="0" calcext:value-type="float">
            <text:p>0</text:p>
          </table:table-cell>
          <table:table-cell table:formula="of:=INT((INT([.ADH17])+[.ADH18])*[.$C$22])" office:value-type="float" office:value="0" calcext:value-type="float">
            <text:p>0</text:p>
          </table:table-cell>
          <table:table-cell table:formula="of:=INT((INT([.ADI17])+[.ADI18])*[.$C$22])" office:value-type="float" office:value="0" calcext:value-type="float">
            <text:p>0</text:p>
          </table:table-cell>
          <table:table-cell table:formula="of:=INT((INT([.ADJ17])+[.ADJ18])*[.$C$22])" office:value-type="float" office:value="0" calcext:value-type="float">
            <text:p>0</text:p>
          </table:table-cell>
          <table:table-cell table:formula="of:=INT((INT([.ADK17])+[.ADK18])*[.$C$22])" office:value-type="float" office:value="0" calcext:value-type="float">
            <text:p>0</text:p>
          </table:table-cell>
          <table:table-cell table:formula="of:=INT((INT([.ADL17])+[.ADL18])*[.$C$22])" office:value-type="float" office:value="0" calcext:value-type="float">
            <text:p>0</text:p>
          </table:table-cell>
          <table:table-cell table:formula="of:=INT((INT([.ADM17])+[.ADM18])*[.$C$22])" office:value-type="float" office:value="0" calcext:value-type="float">
            <text:p>0</text:p>
          </table:table-cell>
          <table:table-cell table:formula="of:=INT((INT([.ADN17])+[.ADN18])*[.$C$22])" office:value-type="float" office:value="0" calcext:value-type="float">
            <text:p>0</text:p>
          </table:table-cell>
          <table:table-cell table:formula="of:=INT((INT([.ADO17])+[.ADO18])*[.$C$22])" office:value-type="float" office:value="0" calcext:value-type="float">
            <text:p>0</text:p>
          </table:table-cell>
          <table:table-cell table:formula="of:=INT((INT([.ADP17])+[.ADP18])*[.$C$22])" office:value-type="float" office:value="0" calcext:value-type="float">
            <text:p>0</text:p>
          </table:table-cell>
          <table:table-cell table:formula="of:=INT((INT([.ADQ17])+[.ADQ18])*[.$C$22])" office:value-type="float" office:value="0" calcext:value-type="float">
            <text:p>0</text:p>
          </table:table-cell>
          <table:table-cell table:formula="of:=INT((INT([.ADR17])+[.ADR18])*[.$C$22])" office:value-type="float" office:value="0" calcext:value-type="float">
            <text:p>0</text:p>
          </table:table-cell>
          <table:table-cell table:formula="of:=INT((INT([.ADS17])+[.ADS18])*[.$C$22])" office:value-type="float" office:value="0" calcext:value-type="float">
            <text:p>0</text:p>
          </table:table-cell>
          <table:table-cell table:formula="of:=INT((INT([.ADT17])+[.ADT18])*[.$C$22])" office:value-type="float" office:value="0" calcext:value-type="float">
            <text:p>0</text:p>
          </table:table-cell>
          <table:table-cell table:formula="of:=INT((INT([.ADU17])+[.ADU18])*[.$C$22])" office:value-type="float" office:value="0" calcext:value-type="float">
            <text:p>0</text:p>
          </table:table-cell>
          <table:table-cell table:formula="of:=INT((INT([.ADV17])+[.ADV18])*[.$C$22])" office:value-type="float" office:value="0" calcext:value-type="float">
            <text:p>0</text:p>
          </table:table-cell>
          <table:table-cell table:formula="of:=INT((INT([.ADW17])+[.ADW18])*[.$C$22])" office:value-type="float" office:value="0" calcext:value-type="float">
            <text:p>0</text:p>
          </table:table-cell>
          <table:table-cell table:formula="of:=INT((INT([.ADX17])+[.ADX18])*[.$C$22])" office:value-type="float" office:value="0" calcext:value-type="float">
            <text:p>0</text:p>
          </table:table-cell>
          <table:table-cell table:formula="of:=INT((INT([.ADY17])+[.ADY18])*[.$C$22])" office:value-type="float" office:value="0" calcext:value-type="float">
            <text:p>0</text:p>
          </table:table-cell>
          <table:table-cell table:formula="of:=INT((INT([.ADZ17])+[.ADZ18])*[.$C$22])" office:value-type="float" office:value="0" calcext:value-type="float">
            <text:p>0</text:p>
          </table:table-cell>
          <table:table-cell table:formula="of:=INT((INT([.AEA17])+[.AEA18])*[.$C$22])" office:value-type="float" office:value="0" calcext:value-type="float">
            <text:p>0</text:p>
          </table:table-cell>
          <table:table-cell table:formula="of:=INT((INT([.AEB17])+[.AEB18])*[.$C$22])" office:value-type="float" office:value="0" calcext:value-type="float">
            <text:p>0</text:p>
          </table:table-cell>
          <table:table-cell table:formula="of:=INT((INT([.AEC17])+[.AEC18])*[.$C$22])" office:value-type="float" office:value="0" calcext:value-type="float">
            <text:p>0</text:p>
          </table:table-cell>
          <table:table-cell table:formula="of:=INT((INT([.AED17])+[.AED18])*[.$C$22])" office:value-type="float" office:value="0" calcext:value-type="float">
            <text:p>0</text:p>
          </table:table-cell>
          <table:table-cell table:formula="of:=INT((INT([.AEE17])+[.AEE18])*[.$C$22])" office:value-type="float" office:value="0" calcext:value-type="float">
            <text:p>0</text:p>
          </table:table-cell>
          <table:table-cell table:formula="of:=INT((INT([.AEF17])+[.AEF18])*[.$C$22])" office:value-type="float" office:value="0" calcext:value-type="float">
            <text:p>0</text:p>
          </table:table-cell>
          <table:table-cell table:formula="of:=INT((INT([.AEG17])+[.AEG18])*[.$C$22])" office:value-type="float" office:value="0" calcext:value-type="float">
            <text:p>0</text:p>
          </table:table-cell>
          <table:table-cell table:formula="of:=INT((INT([.AEH17])+[.AEH18])*[.$C$22])" office:value-type="float" office:value="0" calcext:value-type="float">
            <text:p>0</text:p>
          </table:table-cell>
          <table:table-cell table:formula="of:=INT((INT([.AEI17])+[.AEI18])*[.$C$22])" office:value-type="float" office:value="0" calcext:value-type="float">
            <text:p>0</text:p>
          </table:table-cell>
          <table:table-cell table:formula="of:=INT((INT([.AEJ17])+[.AEJ18])*[.$C$22])" office:value-type="float" office:value="0" calcext:value-type="float">
            <text:p>0</text:p>
          </table:table-cell>
          <table:table-cell table:formula="of:=INT((INT([.AEK17])+[.AEK18])*[.$C$22])" office:value-type="float" office:value="0" calcext:value-type="float">
            <text:p>0</text:p>
          </table:table-cell>
          <table:table-cell table:formula="of:=INT((INT([.AEL17])+[.AEL18])*[.$C$22])" office:value-type="float" office:value="0" calcext:value-type="float">
            <text:p>0</text:p>
          </table:table-cell>
          <table:table-cell table:formula="of:=INT((INT([.AEM17])+[.AEM18])*[.$C$22])" office:value-type="float" office:value="0" calcext:value-type="float">
            <text:p>0</text:p>
          </table:table-cell>
          <table:table-cell table:formula="of:=INT((INT([.AEN17])+[.AEN18])*[.$C$22])" office:value-type="float" office:value="0" calcext:value-type="float">
            <text:p>0</text:p>
          </table:table-cell>
          <table:table-cell table:formula="of:=INT((INT([.AEO17])+[.AEO18])*[.$C$22])" office:value-type="float" office:value="0" calcext:value-type="float">
            <text:p>0</text:p>
          </table:table-cell>
          <table:table-cell table:formula="of:=INT((INT([.AEP17])+[.AEP18])*[.$C$22])" office:value-type="float" office:value="0" calcext:value-type="float">
            <text:p>0</text:p>
          </table:table-cell>
          <table:table-cell table:formula="of:=INT((INT([.AEQ17])+[.AEQ18])*[.$C$22])" office:value-type="float" office:value="0" calcext:value-type="float">
            <text:p>0</text:p>
          </table:table-cell>
          <table:table-cell table:formula="of:=INT((INT([.AER17])+[.AER18])*[.$C$22])" office:value-type="float" office:value="0" calcext:value-type="float">
            <text:p>0</text:p>
          </table:table-cell>
          <table:table-cell table:formula="of:=INT((INT([.AES17])+[.AES18])*[.$C$22])" office:value-type="float" office:value="0" calcext:value-type="float">
            <text:p>0</text:p>
          </table:table-cell>
          <table:table-cell table:formula="of:=INT((INT([.AET17])+[.AET18])*[.$C$22])" office:value-type="float" office:value="0" calcext:value-type="float">
            <text:p>0</text:p>
          </table:table-cell>
          <table:table-cell table:formula="of:=INT((INT([.AEU17])+[.AEU18])*[.$C$22])" office:value-type="float" office:value="0" calcext:value-type="float">
            <text:p>0</text:p>
          </table:table-cell>
          <table:table-cell table:formula="of:=INT((INT([.AEV17])+[.AEV18])*[.$C$22])" office:value-type="float" office:value="0" calcext:value-type="float">
            <text:p>0</text:p>
          </table:table-cell>
          <table:table-cell table:formula="of:=INT((INT([.AEW17])+[.AEW18])*[.$C$22])" office:value-type="float" office:value="0" calcext:value-type="float">
            <text:p>0</text:p>
          </table:table-cell>
          <table:table-cell table:formula="of:=INT((INT([.AEX17])+[.AEX18])*[.$C$22])" office:value-type="float" office:value="0" calcext:value-type="float">
            <text:p>0</text:p>
          </table:table-cell>
          <table:table-cell table:formula="of:=INT((INT([.AEY17])+[.AEY18])*[.$C$22])" office:value-type="float" office:value="0" calcext:value-type="float">
            <text:p>0</text:p>
          </table:table-cell>
          <table:table-cell table:formula="of:=INT((INT([.AEZ17])+[.AEZ18])*[.$C$22])" office:value-type="float" office:value="0" calcext:value-type="float">
            <text:p>0</text:p>
          </table:table-cell>
          <table:table-cell table:formula="of:=INT((INT([.AFA17])+[.AFA18])*[.$C$22])" office:value-type="float" office:value="0" calcext:value-type="float">
            <text:p>0</text:p>
          </table:table-cell>
          <table:table-cell table:formula="of:=INT((INT([.AFB17])+[.AFB18])*[.$C$22])" office:value-type="float" office:value="0" calcext:value-type="float">
            <text:p>0</text:p>
          </table:table-cell>
          <table:table-cell table:formula="of:=INT((INT([.AFC17])+[.AFC18])*[.$C$22])" office:value-type="float" office:value="0" calcext:value-type="float">
            <text:p>0</text:p>
          </table:table-cell>
          <table:table-cell table:formula="of:=INT((INT([.AFD17])+[.AFD18])*[.$C$22])" office:value-type="float" office:value="0" calcext:value-type="float">
            <text:p>0</text:p>
          </table:table-cell>
          <table:table-cell table:formula="of:=INT((INT([.AFE17])+[.AFE18])*[.$C$22])" office:value-type="float" office:value="0" calcext:value-type="float">
            <text:p>0</text:p>
          </table:table-cell>
          <table:table-cell table:formula="of:=INT((INT([.AFF17])+[.AFF18])*[.$C$22])" office:value-type="float" office:value="0" calcext:value-type="float">
            <text:p>0</text:p>
          </table:table-cell>
          <table:table-cell table:formula="of:=INT((INT([.AFG17])+[.AFG18])*[.$C$22])" office:value-type="float" office:value="0" calcext:value-type="float">
            <text:p>0</text:p>
          </table:table-cell>
          <table:table-cell table:formula="of:=INT((INT([.AFH17])+[.AFH18])*[.$C$22])" office:value-type="float" office:value="0" calcext:value-type="float">
            <text:p>0</text:p>
          </table:table-cell>
          <table:table-cell table:formula="of:=INT((INT([.AFI17])+[.AFI18])*[.$C$22])" office:value-type="float" office:value="0" calcext:value-type="float">
            <text:p>0</text:p>
          </table:table-cell>
          <table:table-cell table:formula="of:=INT((INT([.AFJ17])+[.AFJ18])*[.$C$22])" office:value-type="float" office:value="0" calcext:value-type="float">
            <text:p>0</text:p>
          </table:table-cell>
          <table:table-cell table:formula="of:=INT((INT([.AFK17])+[.AFK18])*[.$C$22])" office:value-type="float" office:value="0" calcext:value-type="float">
            <text:p>0</text:p>
          </table:table-cell>
          <table:table-cell table:formula="of:=INT((INT([.AFL17])+[.AFL18])*[.$C$22])" office:value-type="float" office:value="0" calcext:value-type="float">
            <text:p>0</text:p>
          </table:table-cell>
          <table:table-cell table:formula="of:=INT((INT([.AFM17])+[.AFM18])*[.$C$22])" office:value-type="float" office:value="0" calcext:value-type="float">
            <text:p>0</text:p>
          </table:table-cell>
          <table:table-cell table:formula="of:=INT((INT([.AFN17])+[.AFN18])*[.$C$22])" office:value-type="float" office:value="0" calcext:value-type="float">
            <text:p>0</text:p>
          </table:table-cell>
          <table:table-cell table:formula="of:=INT((INT([.AFO17])+[.AFO18])*[.$C$22])" office:value-type="float" office:value="0" calcext:value-type="float">
            <text:p>0</text:p>
          </table:table-cell>
          <table:table-cell table:formula="of:=INT((INT([.AFP17])+[.AFP18])*[.$C$22])" office:value-type="float" office:value="0" calcext:value-type="float">
            <text:p>0</text:p>
          </table:table-cell>
          <table:table-cell table:formula="of:=INT((INT([.AFQ17])+[.AFQ18])*[.$C$22])" office:value-type="float" office:value="0" calcext:value-type="float">
            <text:p>0</text:p>
          </table:table-cell>
          <table:table-cell table:formula="of:=INT((INT([.AFR17])+[.AFR18])*[.$C$22])" office:value-type="float" office:value="0" calcext:value-type="float">
            <text:p>0</text:p>
          </table:table-cell>
          <table:table-cell table:formula="of:=INT((INT([.AFS17])+[.AFS18])*[.$C$22])" office:value-type="float" office:value="0" calcext:value-type="float">
            <text:p>0</text:p>
          </table:table-cell>
          <table:table-cell table:formula="of:=INT((INT([.AFT17])+[.AFT18])*[.$C$22])" office:value-type="float" office:value="0" calcext:value-type="float">
            <text:p>0</text:p>
          </table:table-cell>
          <table:table-cell table:formula="of:=INT((INT([.AFU17])+[.AFU18])*[.$C$22])" office:value-type="float" office:value="0" calcext:value-type="float">
            <text:p>0</text:p>
          </table:table-cell>
          <table:table-cell table:formula="of:=INT((INT([.AFV17])+[.AFV18])*[.$C$22])" office:value-type="float" office:value="0" calcext:value-type="float">
            <text:p>0</text:p>
          </table:table-cell>
          <table:table-cell table:formula="of:=INT((INT([.AFW17])+[.AFW18])*[.$C$22])" office:value-type="float" office:value="0" calcext:value-type="float">
            <text:p>0</text:p>
          </table:table-cell>
          <table:table-cell table:formula="of:=INT((INT([.AFX17])+[.AFX18])*[.$C$22])" office:value-type="float" office:value="0" calcext:value-type="float">
            <text:p>0</text:p>
          </table:table-cell>
          <table:table-cell table:formula="of:=INT((INT([.AFY17])+[.AFY18])*[.$C$22])" office:value-type="float" office:value="0" calcext:value-type="float">
            <text:p>0</text:p>
          </table:table-cell>
          <table:table-cell table:formula="of:=INT((INT([.AFZ17])+[.AFZ18])*[.$C$22])" office:value-type="float" office:value="0" calcext:value-type="float">
            <text:p>0</text:p>
          </table:table-cell>
          <table:table-cell table:formula="of:=INT((INT([.AGA17])+[.AGA18])*[.$C$22])" office:value-type="float" office:value="0" calcext:value-type="float">
            <text:p>0</text:p>
          </table:table-cell>
          <table:table-cell table:formula="of:=INT((INT([.AGB17])+[.AGB18])*[.$C$22])" office:value-type="float" office:value="0" calcext:value-type="float">
            <text:p>0</text:p>
          </table:table-cell>
          <table:table-cell table:formula="of:=INT((INT([.AGC17])+[.AGC18])*[.$C$22])" office:value-type="float" office:value="0" calcext:value-type="float">
            <text:p>0</text:p>
          </table:table-cell>
          <table:table-cell table:formula="of:=INT((INT([.AGD17])+[.AGD18])*[.$C$22])" office:value-type="float" office:value="0" calcext:value-type="float">
            <text:p>0</text:p>
          </table:table-cell>
          <table:table-cell table:formula="of:=INT((INT([.AGE17])+[.AGE18])*[.$C$22])" office:value-type="float" office:value="0" calcext:value-type="float">
            <text:p>0</text:p>
          </table:table-cell>
          <table:table-cell table:formula="of:=INT((INT([.AGF17])+[.AGF18])*[.$C$22])" office:value-type="float" office:value="0" calcext:value-type="float">
            <text:p>0</text:p>
          </table:table-cell>
          <table:table-cell table:formula="of:=INT((INT([.AGG17])+[.AGG18])*[.$C$22])" office:value-type="float" office:value="0" calcext:value-type="float">
            <text:p>0</text:p>
          </table:table-cell>
          <table:table-cell table:formula="of:=INT((INT([.AGH17])+[.AGH18])*[.$C$22])" office:value-type="float" office:value="0" calcext:value-type="float">
            <text:p>0</text:p>
          </table:table-cell>
          <table:table-cell table:formula="of:=INT((INT([.AGI17])+[.AGI18])*[.$C$22])" office:value-type="float" office:value="0" calcext:value-type="float">
            <text:p>0</text:p>
          </table:table-cell>
          <table:table-cell table:formula="of:=INT((INT([.AGJ17])+[.AGJ18])*[.$C$22])" office:value-type="float" office:value="0" calcext:value-type="float">
            <text:p>0</text:p>
          </table:table-cell>
          <table:table-cell table:formula="of:=INT((INT([.AGK17])+[.AGK18])*[.$C$22])" office:value-type="float" office:value="0" calcext:value-type="float">
            <text:p>0</text:p>
          </table:table-cell>
          <table:table-cell table:formula="of:=INT((INT([.AGL17])+[.AGL18])*[.$C$22])" office:value-type="float" office:value="0" calcext:value-type="float">
            <text:p>0</text:p>
          </table:table-cell>
          <table:table-cell table:formula="of:=INT((INT([.AGM17])+[.AGM18])*[.$C$22])" office:value-type="float" office:value="0" calcext:value-type="float">
            <text:p>0</text:p>
          </table:table-cell>
          <table:table-cell table:formula="of:=INT((INT([.AGN17])+[.AGN18])*[.$C$22])" office:value-type="float" office:value="0" calcext:value-type="float">
            <text:p>0</text:p>
          </table:table-cell>
          <table:table-cell table:formula="of:=INT((INT([.AGO17])+[.AGO18])*[.$C$22])" office:value-type="float" office:value="0" calcext:value-type="float">
            <text:p>0</text:p>
          </table:table-cell>
          <table:table-cell table:formula="of:=INT((INT([.AGP17])+[.AGP18])*[.$C$22])" office:value-type="float" office:value="0" calcext:value-type="float">
            <text:p>0</text:p>
          </table:table-cell>
          <table:table-cell table:formula="of:=INT((INT([.AGQ17])+[.AGQ18])*[.$C$22])" office:value-type="float" office:value="0" calcext:value-type="float">
            <text:p>0</text:p>
          </table:table-cell>
          <table:table-cell table:formula="of:=INT((INT([.AGR17])+[.AGR18])*[.$C$22])" office:value-type="float" office:value="0" calcext:value-type="float">
            <text:p>0</text:p>
          </table:table-cell>
          <table:table-cell table:formula="of:=INT((INT([.AGS17])+[.AGS18])*[.$C$22])" office:value-type="float" office:value="0" calcext:value-type="float">
            <text:p>0</text:p>
          </table:table-cell>
          <table:table-cell table:formula="of:=INT((INT([.AGT17])+[.AGT18])*[.$C$22])" office:value-type="float" office:value="0" calcext:value-type="float">
            <text:p>0</text:p>
          </table:table-cell>
          <table:table-cell table:formula="of:=INT((INT([.AGU17])+[.AGU18])*[.$C$22])" office:value-type="float" office:value="0" calcext:value-type="float">
            <text:p>0</text:p>
          </table:table-cell>
          <table:table-cell table:formula="of:=INT((INT([.AGV17])+[.AGV18])*[.$C$22])" office:value-type="float" office:value="0" calcext:value-type="float">
            <text:p>0</text:p>
          </table:table-cell>
          <table:table-cell table:formula="of:=INT((INT([.AGW17])+[.AGW18])*[.$C$22])" office:value-type="float" office:value="0" calcext:value-type="float">
            <text:p>0</text:p>
          </table:table-cell>
          <table:table-cell table:formula="of:=INT((INT([.AGX17])+[.AGX18])*[.$C$22])" office:value-type="float" office:value="0" calcext:value-type="float">
            <text:p>0</text:p>
          </table:table-cell>
          <table:table-cell table:formula="of:=INT((INT([.AGY17])+[.AGY18])*[.$C$22])" office:value-type="float" office:value="0" calcext:value-type="float">
            <text:p>0</text:p>
          </table:table-cell>
          <table:table-cell table:formula="of:=INT((INT([.AGZ17])+[.AGZ18])*[.$C$22])" office:value-type="float" office:value="0" calcext:value-type="float">
            <text:p>0</text:p>
          </table:table-cell>
          <table:table-cell table:formula="of:=INT((INT([.AHA17])+[.AHA18])*[.$C$22])" office:value-type="float" office:value="0" calcext:value-type="float">
            <text:p>0</text:p>
          </table:table-cell>
          <table:table-cell table:formula="of:=INT((INT([.AHB17])+[.AHB18])*[.$C$22])" office:value-type="float" office:value="0" calcext:value-type="float">
            <text:p>0</text:p>
          </table:table-cell>
          <table:table-cell table:formula="of:=INT((INT([.AHC17])+[.AHC18])*[.$C$22])" office:value-type="float" office:value="0" calcext:value-type="float">
            <text:p>0</text:p>
          </table:table-cell>
          <table:table-cell table:formula="of:=INT((INT([.AHD17])+[.AHD18])*[.$C$22])" office:value-type="float" office:value="0" calcext:value-type="float">
            <text:p>0</text:p>
          </table:table-cell>
          <table:table-cell table:formula="of:=INT((INT([.AHE17])+[.AHE18])*[.$C$22])" office:value-type="float" office:value="0" calcext:value-type="float">
            <text:p>0</text:p>
          </table:table-cell>
          <table:table-cell table:formula="of:=INT((INT([.AHF17])+[.AHF18])*[.$C$22])" office:value-type="float" office:value="0" calcext:value-type="float">
            <text:p>0</text:p>
          </table:table-cell>
          <table:table-cell table:formula="of:=INT((INT([.AHG17])+[.AHG18])*[.$C$22])" office:value-type="float" office:value="0" calcext:value-type="float">
            <text:p>0</text:p>
          </table:table-cell>
          <table:table-cell table:formula="of:=INT((INT([.AHH17])+[.AHH18])*[.$C$22])" office:value-type="float" office:value="0" calcext:value-type="float">
            <text:p>0</text:p>
          </table:table-cell>
          <table:table-cell table:formula="of:=INT((INT([.AHI17])+[.AHI18])*[.$C$22])" office:value-type="float" office:value="0" calcext:value-type="float">
            <text:p>0</text:p>
          </table:table-cell>
          <table:table-cell table:formula="of:=INT((INT([.AHJ17])+[.AHJ18])*[.$C$22])" office:value-type="float" office:value="0" calcext:value-type="float">
            <text:p>0</text:p>
          </table:table-cell>
          <table:table-cell table:formula="of:=INT((INT([.AHK17])+[.AHK18])*[.$C$22])" office:value-type="float" office:value="0" calcext:value-type="float">
            <text:p>0</text:p>
          </table:table-cell>
          <table:table-cell table:formula="of:=INT((INT([.AHL17])+[.AHL18])*[.$C$22])" office:value-type="float" office:value="0" calcext:value-type="float">
            <text:p>0</text:p>
          </table:table-cell>
          <table:table-cell table:formula="of:=INT((INT([.AHM17])+[.AHM18])*[.$C$22])" office:value-type="float" office:value="0" calcext:value-type="float">
            <text:p>0</text:p>
          </table:table-cell>
          <table:table-cell table:formula="of:=INT((INT([.AHN17])+[.AHN18])*[.$C$22])" office:value-type="float" office:value="0" calcext:value-type="float">
            <text:p>0</text:p>
          </table:table-cell>
          <table:table-cell table:formula="of:=INT((INT([.AHO17])+[.AHO18])*[.$C$22])" office:value-type="float" office:value="0" calcext:value-type="float">
            <text:p>0</text:p>
          </table:table-cell>
          <table:table-cell table:formula="of:=INT((INT([.AHP17])+[.AHP18])*[.$C$22])" office:value-type="float" office:value="0" calcext:value-type="float">
            <text:p>0</text:p>
          </table:table-cell>
          <table:table-cell table:formula="of:=INT((INT([.AHQ17])+[.AHQ18])*[.$C$22])" office:value-type="float" office:value="0" calcext:value-type="float">
            <text:p>0</text:p>
          </table:table-cell>
          <table:table-cell table:formula="of:=INT((INT([.AHR17])+[.AHR18])*[.$C$22])" office:value-type="float" office:value="0" calcext:value-type="float">
            <text:p>0</text:p>
          </table:table-cell>
          <table:table-cell table:formula="of:=INT((INT([.AHS17])+[.AHS18])*[.$C$22])" office:value-type="float" office:value="0" calcext:value-type="float">
            <text:p>0</text:p>
          </table:table-cell>
          <table:table-cell table:formula="of:=INT((INT([.AHT17])+[.AHT18])*[.$C$22])" office:value-type="float" office:value="0" calcext:value-type="float">
            <text:p>0</text:p>
          </table:table-cell>
          <table:table-cell table:formula="of:=INT((INT([.AHU17])+[.AHU18])*[.$C$22])" office:value-type="float" office:value="0" calcext:value-type="float">
            <text:p>0</text:p>
          </table:table-cell>
          <table:table-cell table:formula="of:=INT((INT([.AHV17])+[.AHV18])*[.$C$22])" office:value-type="float" office:value="0" calcext:value-type="float">
            <text:p>0</text:p>
          </table:table-cell>
          <table:table-cell table:formula="of:=INT((INT([.AHW17])+[.AHW18])*[.$C$22])" office:value-type="float" office:value="0" calcext:value-type="float">
            <text:p>0</text:p>
          </table:table-cell>
          <table:table-cell table:formula="of:=INT((INT([.AHX17])+[.AHX18])*[.$C$22])" office:value-type="float" office:value="0" calcext:value-type="float">
            <text:p>0</text:p>
          </table:table-cell>
          <table:table-cell table:formula="of:=INT((INT([.AHY17])+[.AHY18])*[.$C$22])" office:value-type="float" office:value="0" calcext:value-type="float">
            <text:p>0</text:p>
          </table:table-cell>
          <table:table-cell table:formula="of:=INT((INT([.AHZ17])+[.AHZ18])*[.$C$22])" office:value-type="float" office:value="0" calcext:value-type="float">
            <text:p>0</text:p>
          </table:table-cell>
          <table:table-cell table:formula="of:=INT((INT([.AIA17])+[.AIA18])*[.$C$22])" office:value-type="float" office:value="0" calcext:value-type="float">
            <text:p>0</text:p>
          </table:table-cell>
          <table:table-cell table:formula="of:=INT((INT([.AIB17])+[.AIB18])*[.$C$22])" office:value-type="float" office:value="0" calcext:value-type="float">
            <text:p>0</text:p>
          </table:table-cell>
          <table:table-cell table:formula="of:=INT((INT([.AIC17])+[.AIC18])*[.$C$22])" office:value-type="float" office:value="0" calcext:value-type="float">
            <text:p>0</text:p>
          </table:table-cell>
          <table:table-cell table:formula="of:=INT((INT([.AID17])+[.AID18])*[.$C$22])" office:value-type="float" office:value="0" calcext:value-type="float">
            <text:p>0</text:p>
          </table:table-cell>
          <table:table-cell table:formula="of:=INT((INT([.AIE17])+[.AIE18])*[.$C$22])" office:value-type="float" office:value="0" calcext:value-type="float">
            <text:p>0</text:p>
          </table:table-cell>
          <table:table-cell table:formula="of:=INT((INT([.AIF17])+[.AIF18])*[.$C$22])" office:value-type="float" office:value="0" calcext:value-type="float">
            <text:p>0</text:p>
          </table:table-cell>
          <table:table-cell table:formula="of:=INT((INT([.AIG17])+[.AIG18])*[.$C$22])" office:value-type="float" office:value="0" calcext:value-type="float">
            <text:p>0</text:p>
          </table:table-cell>
          <table:table-cell table:formula="of:=INT((INT([.AIH17])+[.AIH18])*[.$C$22])" office:value-type="float" office:value="0" calcext:value-type="float">
            <text:p>0</text:p>
          </table:table-cell>
          <table:table-cell table:formula="of:=INT((INT([.AII17])+[.AII18])*[.$C$22])" office:value-type="float" office:value="0" calcext:value-type="float">
            <text:p>0</text:p>
          </table:table-cell>
          <table:table-cell table:formula="of:=INT((INT([.AIJ17])+[.AIJ18])*[.$C$22])" office:value-type="float" office:value="0" calcext:value-type="float">
            <text:p>0</text:p>
          </table:table-cell>
          <table:table-cell table:formula="of:=INT((INT([.AIK17])+[.AIK18])*[.$C$22])" office:value-type="float" office:value="0" calcext:value-type="float">
            <text:p>0</text:p>
          </table:table-cell>
          <table:table-cell table:formula="of:=INT((INT([.AIL17])+[.AIL18])*[.$C$22])" office:value-type="float" office:value="0" calcext:value-type="float">
            <text:p>0</text:p>
          </table:table-cell>
          <table:table-cell table:formula="of:=INT((INT([.AIM17])+[.AIM18])*[.$C$22])" office:value-type="float" office:value="0" calcext:value-type="float">
            <text:p>0</text:p>
          </table:table-cell>
          <table:table-cell table:formula="of:=INT((INT([.AIN17])+[.AIN18])*[.$C$22])" office:value-type="float" office:value="0" calcext:value-type="float">
            <text:p>0</text:p>
          </table:table-cell>
          <table:table-cell table:formula="of:=INT((INT([.AIO17])+[.AIO18])*[.$C$22])" office:value-type="float" office:value="0" calcext:value-type="float">
            <text:p>0</text:p>
          </table:table-cell>
          <table:table-cell table:formula="of:=INT((INT([.AIP17])+[.AIP18])*[.$C$22])" office:value-type="float" office:value="0" calcext:value-type="float">
            <text:p>0</text:p>
          </table:table-cell>
          <table:table-cell table:formula="of:=INT((INT([.AIQ17])+[.AIQ18])*[.$C$22])" office:value-type="float" office:value="0" calcext:value-type="float">
            <text:p>0</text:p>
          </table:table-cell>
          <table:table-cell table:formula="of:=INT((INT([.AIR17])+[.AIR18])*[.$C$22])" office:value-type="float" office:value="0" calcext:value-type="float">
            <text:p>0</text:p>
          </table:table-cell>
          <table:table-cell table:formula="of:=INT((INT([.AIS17])+[.AIS18])*[.$C$22])" office:value-type="float" office:value="0" calcext:value-type="float">
            <text:p>0</text:p>
          </table:table-cell>
          <table:table-cell table:formula="of:=INT((INT([.AIT17])+[.AIT18])*[.$C$22])" office:value-type="float" office:value="0" calcext:value-type="float">
            <text:p>0</text:p>
          </table:table-cell>
          <table:table-cell table:formula="of:=INT((INT([.AIU17])+[.AIU18])*[.$C$22])" office:value-type="float" office:value="0" calcext:value-type="float">
            <text:p>0</text:p>
          </table:table-cell>
          <table:table-cell table:formula="of:=INT((INT([.AIV17])+[.AIV18])*[.$C$22])" office:value-type="float" office:value="0" calcext:value-type="float">
            <text:p>0</text:p>
          </table:table-cell>
          <table:table-cell table:formula="of:=INT((INT([.AIW17])+[.AIW18])*[.$C$22])" office:value-type="float" office:value="0" calcext:value-type="float">
            <text:p>0</text:p>
          </table:table-cell>
          <table:table-cell table:formula="of:=INT((INT([.AIX17])+[.AIX18])*[.$C$22])" office:value-type="float" office:value="0" calcext:value-type="float">
            <text:p>0</text:p>
          </table:table-cell>
          <table:table-cell table:formula="of:=INT((INT([.AIY17])+[.AIY18])*[.$C$22])" office:value-type="float" office:value="0" calcext:value-type="float">
            <text:p>0</text:p>
          </table:table-cell>
          <table:table-cell table:formula="of:=INT((INT([.AIZ17])+[.AIZ18])*[.$C$22])" office:value-type="float" office:value="0" calcext:value-type="float">
            <text:p>0</text:p>
          </table:table-cell>
          <table:table-cell table:formula="of:=INT((INT([.AJA17])+[.AJA18])*[.$C$22])" office:value-type="float" office:value="0" calcext:value-type="float">
            <text:p>0</text:p>
          </table:table-cell>
          <table:table-cell table:formula="of:=INT((INT([.AJB17])+[.AJB18])*[.$C$22])" office:value-type="float" office:value="0" calcext:value-type="float">
            <text:p>0</text:p>
          </table:table-cell>
          <table:table-cell table:formula="of:=INT((INT([.AJC17])+[.AJC18])*[.$C$22])" office:value-type="float" office:value="0" calcext:value-type="float">
            <text:p>0</text:p>
          </table:table-cell>
          <table:table-cell table:formula="of:=INT((INT([.AJD17])+[.AJD18])*[.$C$22])" office:value-type="float" office:value="0" calcext:value-type="float">
            <text:p>0</text:p>
          </table:table-cell>
          <table:table-cell table:formula="of:=INT((INT([.AJE17])+[.AJE18])*[.$C$22])" office:value-type="float" office:value="0" calcext:value-type="float">
            <text:p>0</text:p>
          </table:table-cell>
          <table:table-cell table:formula="of:=INT((INT([.AJF17])+[.AJF18])*[.$C$22])" office:value-type="float" office:value="0" calcext:value-type="float">
            <text:p>0</text:p>
          </table:table-cell>
          <table:table-cell table:formula="of:=INT((INT([.AJG17])+[.AJG18])*[.$C$22])" office:value-type="float" office:value="0" calcext:value-type="float">
            <text:p>0</text:p>
          </table:table-cell>
          <table:table-cell table:formula="of:=INT((INT([.AJH17])+[.AJH18])*[.$C$22])" office:value-type="float" office:value="0" calcext:value-type="float">
            <text:p>0</text:p>
          </table:table-cell>
          <table:table-cell table:formula="of:=INT((INT([.AJI17])+[.AJI18])*[.$C$22])" office:value-type="float" office:value="0" calcext:value-type="float">
            <text:p>0</text:p>
          </table:table-cell>
          <table:table-cell table:formula="of:=INT((INT([.AJJ17])+[.AJJ18])*[.$C$22])" office:value-type="float" office:value="0" calcext:value-type="float">
            <text:p>0</text:p>
          </table:table-cell>
          <table:table-cell table:formula="of:=INT((INT([.AJK17])+[.AJK18])*[.$C$22])" office:value-type="float" office:value="0" calcext:value-type="float">
            <text:p>0</text:p>
          </table:table-cell>
          <table:table-cell table:formula="of:=INT((INT([.AJL17])+[.AJL18])*[.$C$22])" office:value-type="float" office:value="0" calcext:value-type="float">
            <text:p>0</text:p>
          </table:table-cell>
          <table:table-cell table:formula="of:=INT((INT([.AJM17])+[.AJM18])*[.$C$22])" office:value-type="float" office:value="0" calcext:value-type="float">
            <text:p>0</text:p>
          </table:table-cell>
          <table:table-cell table:formula="of:=INT((INT([.AJN17])+[.AJN18])*[.$C$22])" office:value-type="float" office:value="0" calcext:value-type="float">
            <text:p>0</text:p>
          </table:table-cell>
          <table:table-cell table:formula="of:=INT((INT([.AJO17])+[.AJO18])*[.$C$22])" office:value-type="float" office:value="0" calcext:value-type="float">
            <text:p>0</text:p>
          </table:table-cell>
          <table:table-cell table:formula="of:=INT((INT([.AJP17])+[.AJP18])*[.$C$22])" office:value-type="float" office:value="0" calcext:value-type="float">
            <text:p>0</text:p>
          </table:table-cell>
          <table:table-cell table:formula="of:=INT((INT([.AJQ17])+[.AJQ18])*[.$C$22])" office:value-type="float" office:value="0" calcext:value-type="float">
            <text:p>0</text:p>
          </table:table-cell>
          <table:table-cell table:formula="of:=INT((INT([.AJR17])+[.AJR18])*[.$C$22])" office:value-type="float" office:value="0" calcext:value-type="float">
            <text:p>0</text:p>
          </table:table-cell>
          <table:table-cell table:formula="of:=INT((INT([.AJS17])+[.AJS18])*[.$C$22])" office:value-type="float" office:value="0" calcext:value-type="float">
            <text:p>0</text:p>
          </table:table-cell>
          <table:table-cell table:formula="of:=INT((INT([.AJT17])+[.AJT18])*[.$C$22])" office:value-type="float" office:value="0" calcext:value-type="float">
            <text:p>0</text:p>
          </table:table-cell>
          <table:table-cell table:formula="of:=INT((INT([.AJU17])+[.AJU18])*[.$C$22])" office:value-type="float" office:value="0" calcext:value-type="float">
            <text:p>0</text:p>
          </table:table-cell>
          <table:table-cell table:formula="of:=INT((INT([.AJV17])+[.AJV18])*[.$C$22])" office:value-type="float" office:value="0" calcext:value-type="float">
            <text:p>0</text:p>
          </table:table-cell>
          <table:table-cell table:formula="of:=INT((INT([.AJW17])+[.AJW18])*[.$C$22])" office:value-type="float" office:value="0" calcext:value-type="float">
            <text:p>0</text:p>
          </table:table-cell>
          <table:table-cell table:formula="of:=INT((INT([.AJX17])+[.AJX18])*[.$C$22])" office:value-type="float" office:value="0" calcext:value-type="float">
            <text:p>0</text:p>
          </table:table-cell>
          <table:table-cell table:formula="of:=INT((INT([.AJY17])+[.AJY18])*[.$C$22])" office:value-type="float" office:value="0" calcext:value-type="float">
            <text:p>0</text:p>
          </table:table-cell>
          <table:table-cell table:formula="of:=INT((INT([.AJZ17])+[.AJZ18])*[.$C$22])" office:value-type="float" office:value="0" calcext:value-type="float">
            <text:p>0</text:p>
          </table:table-cell>
          <table:table-cell table:formula="of:=INT((INT([.AKA17])+[.AKA18])*[.$C$22])" office:value-type="float" office:value="0" calcext:value-type="float">
            <text:p>0</text:p>
          </table:table-cell>
          <table:table-cell table:formula="of:=INT((INT([.AKB17])+[.AKB18])*[.$C$22])" office:value-type="float" office:value="0" calcext:value-type="float">
            <text:p>0</text:p>
          </table:table-cell>
          <table:table-cell table:formula="of:=INT((INT([.AKC17])+[.AKC18])*[.$C$22])" office:value-type="float" office:value="0" calcext:value-type="float">
            <text:p>0</text:p>
          </table:table-cell>
          <table:table-cell table:formula="of:=INT((INT([.AKD17])+[.AKD18])*[.$C$22])" office:value-type="float" office:value="0" calcext:value-type="float">
            <text:p>0</text:p>
          </table:table-cell>
          <table:table-cell table:formula="of:=INT((INT([.AKE17])+[.AKE18])*[.$C$22])" office:value-type="float" office:value="0" calcext:value-type="float">
            <text:p>0</text:p>
          </table:table-cell>
          <table:table-cell table:formula="of:=INT((INT([.AKF17])+[.AKF18])*[.$C$22])" office:value-type="float" office:value="0" calcext:value-type="float">
            <text:p>0</text:p>
          </table:table-cell>
          <table:table-cell table:formula="of:=INT((INT([.AKG17])+[.AKG18])*[.$C$22])" office:value-type="float" office:value="0" calcext:value-type="float">
            <text:p>0</text:p>
          </table:table-cell>
          <table:table-cell table:formula="of:=INT((INT([.AKH17])+[.AKH18])*[.$C$22])" office:value-type="float" office:value="0" calcext:value-type="float">
            <text:p>0</text:p>
          </table:table-cell>
          <table:table-cell table:formula="of:=INT((INT([.AKI17])+[.AKI18])*[.$C$22])" office:value-type="float" office:value="0" calcext:value-type="float">
            <text:p>0</text:p>
          </table:table-cell>
          <table:table-cell table:formula="of:=INT((INT([.AKJ17])+[.AKJ18])*[.$C$22])" office:value-type="float" office:value="0" calcext:value-type="float">
            <text:p>0</text:p>
          </table:table-cell>
          <table:table-cell table:formula="of:=INT((INT([.AKK17])+[.AKK18])*[.$C$22])" office:value-type="float" office:value="0" calcext:value-type="float">
            <text:p>0</text:p>
          </table:table-cell>
          <table:table-cell table:formula="of:=INT((INT([.AKL17])+[.AKL18])*[.$C$22])" office:value-type="float" office:value="0" calcext:value-type="float">
            <text:p>0</text:p>
          </table:table-cell>
          <table:table-cell table:formula="of:=INT((INT([.AKM17])+[.AKM18])*[.$C$22])" office:value-type="float" office:value="0" calcext:value-type="float">
            <text:p>0</text:p>
          </table:table-cell>
          <table:table-cell table:formula="of:=INT((INT([.AKN17])+[.AKN18])*[.$C$22])" office:value-type="float" office:value="0" calcext:value-type="float">
            <text:p>0</text:p>
          </table:table-cell>
          <table:table-cell table:formula="of:=INT((INT([.AKO17])+[.AKO18])*[.$C$22])" office:value-type="float" office:value="0" calcext:value-type="float">
            <text:p>0</text:p>
          </table:table-cell>
          <table:table-cell table:formula="of:=INT((INT([.AKP17])+[.AKP18])*[.$C$22])" office:value-type="float" office:value="0" calcext:value-type="float">
            <text:p>0</text:p>
          </table:table-cell>
          <table:table-cell table:formula="of:=INT((INT([.AKQ17])+[.AKQ18])*[.$C$22])" office:value-type="float" office:value="0" calcext:value-type="float">
            <text:p>0</text:p>
          </table:table-cell>
          <table:table-cell table:formula="of:=INT((INT([.AKR17])+[.AKR18])*[.$C$22])" office:value-type="float" office:value="0" calcext:value-type="float">
            <text:p>0</text:p>
          </table:table-cell>
          <table:table-cell table:formula="of:=INT((INT([.AKS17])+[.AKS18])*[.$C$22])" office:value-type="float" office:value="0" calcext:value-type="float">
            <text:p>0</text:p>
          </table:table-cell>
          <table:table-cell table:formula="of:=INT((INT([.AKT17])+[.AKT18])*[.$C$22])" office:value-type="float" office:value="0" calcext:value-type="float">
            <text:p>0</text:p>
          </table:table-cell>
          <table:table-cell table:formula="of:=INT((INT([.AKU17])+[.AKU18])*[.$C$22])" office:value-type="float" office:value="0" calcext:value-type="float">
            <text:p>0</text:p>
          </table:table-cell>
          <table:table-cell table:formula="of:=INT((INT([.AKV17])+[.AKV18])*[.$C$22])" office:value-type="float" office:value="0" calcext:value-type="float">
            <text:p>0</text:p>
          </table:table-cell>
          <table:table-cell table:formula="of:=INT((INT([.AKW17])+[.AKW18])*[.$C$22])" office:value-type="float" office:value="0" calcext:value-type="float">
            <text:p>0</text:p>
          </table:table-cell>
          <table:table-cell table:formula="of:=INT((INT([.AKX17])+[.AKX18])*[.$C$22])" office:value-type="float" office:value="0" calcext:value-type="float">
            <text:p>0</text:p>
          </table:table-cell>
          <table:table-cell table:formula="of:=INT((INT([.AKY17])+[.AKY18])*[.$C$22])" office:value-type="float" office:value="0" calcext:value-type="float">
            <text:p>0</text:p>
          </table:table-cell>
          <table:table-cell table:formula="of:=INT((INT([.AKZ17])+[.AKZ18])*[.$C$22])" office:value-type="float" office:value="0" calcext:value-type="float">
            <text:p>0</text:p>
          </table:table-cell>
          <table:table-cell table:formula="of:=INT((INT([.ALA17])+[.ALA18])*[.$C$22])" office:value-type="float" office:value="0" calcext:value-type="float">
            <text:p>0</text:p>
          </table:table-cell>
          <table:table-cell table:formula="of:=INT((INT([.ALB17])+[.ALB18])*[.$C$22])" office:value-type="float" office:value="0" calcext:value-type="float">
            <text:p>0</text:p>
          </table:table-cell>
          <table:table-cell table:formula="of:=INT((INT([.ALC17])+[.ALC18])*[.$C$22])" office:value-type="float" office:value="0" calcext:value-type="float">
            <text:p>0</text:p>
          </table:table-cell>
          <table:table-cell table:formula="of:=INT((INT([.ALD17])+[.ALD18])*[.$C$22])" office:value-type="float" office:value="0" calcext:value-type="float">
            <text:p>0</text:p>
          </table:table-cell>
          <table:table-cell table:formula="of:=INT((INT([.ALE17])+[.ALE18])*[.$C$22])" office:value-type="float" office:value="0" calcext:value-type="float">
            <text:p>0</text:p>
          </table:table-cell>
          <table:table-cell table:formula="of:=INT((INT([.ALF17])+[.ALF18])*[.$C$22])" office:value-type="float" office:value="0" calcext:value-type="float">
            <text:p>0</text:p>
          </table:table-cell>
          <table:table-cell table:formula="of:=INT((INT([.ALG17])+[.ALG18])*[.$C$22])" office:value-type="float" office:value="0" calcext:value-type="float">
            <text:p>0</text:p>
          </table:table-cell>
          <table:table-cell table:formula="of:=INT((INT([.ALH17])+[.ALH18])*[.$C$22])" office:value-type="float" office:value="0" calcext:value-type="float">
            <text:p>0</text:p>
          </table:table-cell>
          <table:table-cell table:formula="of:=INT((INT([.ALI17])+[.ALI18])*[.$C$22])" office:value-type="float" office:value="0" calcext:value-type="float">
            <text:p>0</text:p>
          </table:table-cell>
          <table:table-cell table:formula="of:=INT((INT([.ALJ17])+[.ALJ18])*[.$C$22])" office:value-type="float" office:value="0" calcext:value-type="float">
            <text:p>0</text:p>
          </table:table-cell>
          <table:table-cell table:formula="of:=INT((INT([.ALK17])+[.ALK18])*[.$C$22])" office:value-type="float" office:value="0" calcext:value-type="float">
            <text:p>0</text:p>
          </table:table-cell>
          <table:table-cell table:formula="of:=INT((INT([.ALL17])+[.ALL18])*[.$C$22])" office:value-type="float" office:value="0" calcext:value-type="float">
            <text:p>0</text:p>
          </table:table-cell>
          <table:table-cell table:formula="of:=INT((INT([.ALM17])+[.ALM18])*[.$C$22])" office:value-type="float" office:value="0" calcext:value-type="float">
            <text:p>0</text:p>
          </table:table-cell>
          <table:table-cell table:formula="of:=INT((INT([.ALN17])+[.ALN18])*[.$C$22])" office:value-type="float" office:value="0" calcext:value-type="float">
            <text:p>0</text:p>
          </table:table-cell>
          <table:table-cell table:formula="of:=INT((INT([.ALO17])+[.ALO18])*[.$C$22])" office:value-type="float" office:value="0" calcext:value-type="float">
            <text:p>0</text:p>
          </table:table-cell>
          <table:table-cell table:formula="of:=INT((INT([.ALP17])+[.ALP18])*[.$C$22])" office:value-type="float" office:value="0" calcext:value-type="float">
            <text:p>0</text:p>
          </table:table-cell>
          <table:table-cell table:formula="of:=INT((INT([.ALQ17])+[.ALQ18])*[.$C$22])" office:value-type="float" office:value="0" calcext:value-type="float">
            <text:p>0</text:p>
          </table:table-cell>
          <table:table-cell table:formula="of:=INT((INT([.ALR17])+[.ALR18])*[.$C$22])" office:value-type="float" office:value="0" calcext:value-type="float">
            <text:p>0</text:p>
          </table:table-cell>
          <table:table-cell table:formula="of:=INT((INT([.ALS17])+[.ALS18])*[.$C$22])" office:value-type="float" office:value="0" calcext:value-type="float">
            <text:p>0</text:p>
          </table:table-cell>
          <table:table-cell table:formula="of:=INT((INT([.ALT17])+[.ALT18])*[.$C$22])" office:value-type="float" office:value="0" calcext:value-type="float">
            <text:p>0</text:p>
          </table:table-cell>
          <table:table-cell table:formula="of:=INT((INT([.ALU17])+[.ALU18])*[.$C$22])" office:value-type="float" office:value="0" calcext:value-type="float">
            <text:p>0</text:p>
          </table:table-cell>
          <table:table-cell table:formula="of:=INT((INT([.ALV17])+[.ALV18])*[.$C$22])" office:value-type="float" office:value="0" calcext:value-type="float">
            <text:p>0</text:p>
          </table:table-cell>
          <table:table-cell table:formula="of:=INT((INT([.ALW17])+[.ALW18])*[.$C$22])" office:value-type="float" office:value="0" calcext:value-type="float">
            <text:p>0</text:p>
          </table:table-cell>
          <table:table-cell table:formula="of:=INT((INT([.ALX17])+[.ALX18])*[.$C$22])" office:value-type="float" office:value="0" calcext:value-type="float">
            <text:p>0</text:p>
          </table:table-cell>
          <table:table-cell table:formula="of:=INT((INT([.ALY17])+[.ALY18])*[.$C$22])" office:value-type="float" office:value="0" calcext:value-type="float">
            <text:p>0</text:p>
          </table:table-cell>
          <table:table-cell table:formula="of:=INT((INT([.ALZ17])+[.ALZ18])*[.$C$22])" office:value-type="float" office:value="0" calcext:value-type="float">
            <text:p>0</text:p>
          </table:table-cell>
          <table:table-cell table:formula="of:=INT((INT([.AMA17])+[.AMA18])*[.$C$22])" office:value-type="float" office:value="0" calcext:value-type="float">
            <text:p>0</text:p>
          </table:table-cell>
          <table:table-cell table:formula="of:=INT((INT([.AMB17])+[.AMB18])*[.$C$22])" office:value-type="float" office:value="0" calcext:value-type="float">
            <text:p>0</text:p>
          </table:table-cell>
          <table:table-cell table:formula="of:=INT((INT([.AMC17])+[.AMC18])*[.$C$22])" office:value-type="float" office:value="0" calcext:value-type="float">
            <text:p>0</text:p>
          </table:table-cell>
          <table:table-cell table:formula="of:=INT((INT([.AMD17])+[.AMD18])*[.$C$22])" office:value-type="float" office:value="0" calcext:value-type="float">
            <text:p>0</text:p>
          </table:table-cell>
          <table:table-cell table:formula="of:=INT((INT([.AME17])+[.AME18])*[.$C$22])" office:value-type="float" office:value="0" calcext:value-type="float">
            <text:p>0</text:p>
          </table:table-cell>
          <table:table-cell table:formula="of:=INT((INT([.AMF17])+[.AMF18])*[.$C$22])" office:value-type="float" office:value="0" calcext:value-type="float">
            <text:p>0</text:p>
          </table:table-cell>
          <table:table-cell table:formula="of:=INT((INT([.AMG17])+[.AMG18])*[.$C$22])" office:value-type="float" office:value="0" calcext:value-type="float">
            <text:p>0</text:p>
          </table:table-cell>
          <table:table-cell table:formula="of:=INT((INT([.AMH17])+[.AMH18])*[.$C$22])" office:value-type="float" office:value="0" calcext:value-type="float">
            <text:p>0</text:p>
          </table:table-cell>
          <table:table-cell table:formula="of:=INT((INT([.AMI17])+[.AMI18])*[.$C$22])" office:value-type="float" office:value="0" calcext:value-type="float">
            <text:p>0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st!</text:p>
          </table:table-cell>
          <table:table-cell/>
          <table:table-cell table:formula="of:=[.D22]^(1/[.E22])" office:value-type="float" office:value="0.99" calcext:value-type="float">
            <text:p>0.99</text:p>
          </table:table-cell>
          <table:table-cell table:formula="of:=1-[.D23]"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83"/>
          <table:table-cell table:style-name="ce2"/>
          <table:table-cell table:number-columns-repeated="936"/>
        </table:table-row>
        <table:table-row table:style-name="ro1">
          <table:table-cell table:number-columns-repeated="1024"/>
        </table:table-row>
        <table:table-row table:style-name="ro1">
          <table:table-cell table:formula="of:=2^8" office:value-type="float" office:value="256" calcext:value-type="float">
            <text:p>256</text:p>
          </table:table-cell>
          <table:table-cell table:number-columns-repeated="1023"/>
        </table:table-row>
        <table:table-row table:style-name="ro1">
          <table:table-cell table:formula="of:=2^16" office:value-type="float" office:value="65536" calcext:value-type="float">
            <text:p>65536</text:p>
          </table:table-cell>
          <table:table-cell table:number-columns-repeated="1023"/>
        </table:table-row>
        <table:table-row table:style-name="ro1">
          <table:table-cell table:style-name="ce1" table:formula="of:=2^32" office:value-type="float" office:value="4294967296" calcext:value-type="float">
            <text:p>4.29E+009</text:p>
          </table:table-cell>
          <table:table-cell table:number-columns-repeated="1023"/>
        </table:table-row>
        <table:table-row table:style-name="ro1">
          <table:table-cell table:style-name="ce1" table:formula="of:=2^64" office:value-type="float" office:value="1.84467440737096E+019" calcext:value-type="float">
            <text:p>1.84E+019</text:p>
          </table:table-cell>
          <table:table-cell table:number-columns-repeated="1023"/>
        </table:table-row>
      </table:table>
      <table:table table:name="Infection" table:style-name="ta1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ce6"/>
        <table:table-column table:style-name="co2" table:default-cell-style-name="ce8"/>
        <table:table-column table:style-name="co2" table:number-columns-repeated="87" table:default-cell-style-name="Default"/>
        <table:table-row table:style-name="ro1">
          <table:table-cell/>
          <table:table-cell office:value-type="string" calcext:value-type="string">
            <text:p>Time step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9"/>
        </table:table-row>
        <table:table-row table:style-name="ro1">
          <table:table-cell/>
          <table:table-cell office:value-type="string" calcext:value-type="string">
            <text:p>c (partnerships per year)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[.C2]*[.C1]" office:value-type="float" office:value="2" calcext:value-type="float">
            <text:p>2</text:p>
          </table:table-cell>
          <table:table-cell table:formula="of:=[.D2]*365" office:value-type="float" office:value="730" calcext:value-type="float">
            <text:p>730.0000000</text:p>
          </table:table-cell>
          <table:table-cell table:number-columns-repeated="87"/>
        </table:table-row>
        <table:table-row table:style-name="ro1">
          <table:table-cell/>
          <table:table-cell office:value-type="string" calcext:value-type="string">
            <text:p>D (Duration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C3]" office:value-type="float" office:value="1" calcext:value-type="float">
            <text:p>1</text:p>
          </table:table-cell>
          <table:table-cell table:number-columns-repeated="88"/>
        </table:table-row>
        <table:table-row table:style-name="ro1">
          <table:table-cell/>
          <table:table-cell office:value-type="string" calcext:value-type="string">
            <text:p>r (recovery rate)</text:p>
          </table:table-cell>
          <table:table-cell table:style-name="Default"/>
          <table:table-cell table:style-name="Default" table:formula="of:=[.C1]/[.C3]" office:value-type="float" office:value="1" calcext:value-type="float">
            <text:p>1</text:p>
          </table:table-cell>
          <table:table-cell table:number-columns-repeated="88"/>
        </table:table-row>
        <table:table-row table:style-name="ro1">
          <table:table-cell/>
          <table:table-cell office:value-type="string" calcext:value-type="string">
            <text:p>B (Beta_p)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table:formula="of:=[.C5]" office:value-type="float" office:value="0.1" calcext:value-type="float">
            <text:p>0.1</text:p>
          </table:table-cell>
          <table:table-cell table:number-columns-repeated="88"/>
        </table:table-row>
        <table:table-row table:style-name="ro1">
          <table:table-cell table:number-columns-repeated="92"/>
        </table:table-row>
        <table:table-row table:style-name="ro1">
          <table:table-cell/>
          <table:table-cell table:style-name="ce3" office:value-type="string" calcext:value-type="string">
            <text:p>Time Period</text:p>
          </table:table-cell>
          <table:table-cell table:style-name="Default"/>
          <table:table-cell table:style-name="ce3" office:value-type="float" office:value="0" calcext:value-type="float">
            <text:p>0</text:p>
          </table:table-cell>
          <table:table-cell table:style-name="ce3" table:formula="of:=[.D7]+1" office:value-type="float" office:value="1" calcext:value-type="float">
            <text:p>1</text:p>
          </table:table-cell>
          <table:table-cell table:style-name="ce3" table:formula="of:=[.E7]+1" office:value-type="float" office:value="2" calcext:value-type="float">
            <text:p>2</text:p>
          </table:table-cell>
          <table:table-cell table:style-name="ce3" table:formula="of:=[.F7]+1" office:value-type="float" office:value="3" calcext:value-type="float">
            <text:p>3</text:p>
          </table:table-cell>
          <table:table-cell table:style-name="ce3" table:formula="of:=[.G7]+1" office:value-type="float" office:value="4" calcext:value-type="float">
            <text:p>4</text:p>
          </table:table-cell>
          <table:table-cell table:style-name="ce3" table:formula="of:=[.H7]+1" office:value-type="float" office:value="5" calcext:value-type="float">
            <text:p>5</text:p>
          </table:table-cell>
          <table:table-cell table:style-name="ce3" table:formula="of:=[.I7]+1" office:value-type="float" office:value="6" calcext:value-type="float">
            <text:p>6</text:p>
          </table:table-cell>
          <table:table-cell table:style-name="ce3" table:formula="of:=[.J7]+1" office:value-type="float" office:value="7" calcext:value-type="float">
            <text:p>7</text:p>
          </table:table-cell>
          <table:table-cell table:style-name="ce3" table:formula="of:=[.K7]+1" office:value-type="float" office:value="8" calcext:value-type="float">
            <text:p>8</text:p>
          </table:table-cell>
          <table:table-cell table:style-name="ce3" table:formula="of:=[.L7]+1" office:value-type="float" office:value="9" calcext:value-type="float">
            <text:p>9</text:p>
          </table:table-cell>
          <table:table-cell table:style-name="ce3" table:formula="of:=[.M7]+1" office:value-type="float" office:value="10" calcext:value-type="float">
            <text:p>10</text:p>
          </table:table-cell>
          <table:table-cell table:style-name="ce3" table:formula="of:=[.N7]+1" office:value-type="float" office:value="11" calcext:value-type="float">
            <text:p>11</text:p>
          </table:table-cell>
          <table:table-cell table:style-name="ce3" table:formula="of:=[.O7]+1" office:value-type="float" office:value="12" calcext:value-type="float">
            <text:p>12</text:p>
          </table:table-cell>
          <table:table-cell table:style-name="ce3" table:formula="of:=[.P7]+1" office:value-type="float" office:value="13" calcext:value-type="float">
            <text:p>13</text:p>
          </table:table-cell>
          <table:table-cell table:style-name="ce3" table:formula="of:=[.Q7]+1" office:value-type="float" office:value="14" calcext:value-type="float">
            <text:p>14</text:p>
          </table:table-cell>
          <table:table-cell table:style-name="ce3" table:formula="of:=[.R7]+1" office:value-type="float" office:value="15" calcext:value-type="float">
            <text:p>15</text:p>
          </table:table-cell>
          <table:table-cell table:style-name="ce3" table:formula="of:=[.S7]+1" office:value-type="float" office:value="16" calcext:value-type="float">
            <text:p>16</text:p>
          </table:table-cell>
          <table:table-cell table:style-name="ce3" table:formula="of:=[.T7]+1" office:value-type="float" office:value="17" calcext:value-type="float">
            <text:p>17</text:p>
          </table:table-cell>
          <table:table-cell table:style-name="ce3" table:formula="of:=[.U7]+1" office:value-type="float" office:value="18" calcext:value-type="float">
            <text:p>18</text:p>
          </table:table-cell>
          <table:table-cell table:style-name="ce3" table:formula="of:=[.V7]+1" office:value-type="float" office:value="19" calcext:value-type="float">
            <text:p>19</text:p>
          </table:table-cell>
          <table:table-cell table:style-name="ce3" table:formula="of:=[.W7]+1" office:value-type="float" office:value="20" calcext:value-type="float">
            <text:p>20</text:p>
          </table:table-cell>
          <table:table-cell table:style-name="ce3" table:formula="of:=[.X7]+1" office:value-type="float" office:value="21" calcext:value-type="float">
            <text:p>21</text:p>
          </table:table-cell>
          <table:table-cell table:style-name="ce3" table:formula="of:=[.Y7]+1" office:value-type="float" office:value="22" calcext:value-type="float">
            <text:p>22</text:p>
          </table:table-cell>
          <table:table-cell table:style-name="ce3" table:formula="of:=[.Z7]+1" office:value-type="float" office:value="23" calcext:value-type="float">
            <text:p>23</text:p>
          </table:table-cell>
          <table:table-cell table:style-name="ce3" table:formula="of:=[.AA7]+1" office:value-type="float" office:value="24" calcext:value-type="float">
            <text:p>24</text:p>
          </table:table-cell>
          <table:table-cell table:style-name="ce3" table:formula="of:=[.AB7]+1" office:value-type="float" office:value="25" calcext:value-type="float">
            <text:p>25</text:p>
          </table:table-cell>
          <table:table-cell table:style-name="ce3" table:formula="of:=[.AC7]+1" office:value-type="float" office:value="26" calcext:value-type="float">
            <text:p>26</text:p>
          </table:table-cell>
          <table:table-cell table:style-name="ce3" table:formula="of:=[.AD7]+1" office:value-type="float" office:value="27" calcext:value-type="float">
            <text:p>27</text:p>
          </table:table-cell>
          <table:table-cell table:style-name="ce3" table:formula="of:=[.AE7]+1" office:value-type="float" office:value="28" calcext:value-type="float">
            <text:p>28</text:p>
          </table:table-cell>
          <table:table-cell table:style-name="ce3" table:formula="of:=[.AF7]+1" office:value-type="float" office:value="29" calcext:value-type="float">
            <text:p>29</text:p>
          </table:table-cell>
          <table:table-cell table:style-name="ce3" table:formula="of:=[.AG7]+1" office:value-type="float" office:value="30" calcext:value-type="float">
            <text:p>30</text:p>
          </table:table-cell>
          <table:table-cell table:style-name="ce3" table:formula="of:=[.AH7]+1" office:value-type="float" office:value="31" calcext:value-type="float">
            <text:p>31</text:p>
          </table:table-cell>
          <table:table-cell table:style-name="ce3" table:formula="of:=[.AI7]+1" office:value-type="float" office:value="32" calcext:value-type="float">
            <text:p>32</text:p>
          </table:table-cell>
          <table:table-cell table:style-name="ce3" table:formula="of:=[.AJ7]+1" office:value-type="float" office:value="33" calcext:value-type="float">
            <text:p>33</text:p>
          </table:table-cell>
          <table:table-cell table:style-name="ce3" table:formula="of:=[.AK7]+1" office:value-type="float" office:value="34" calcext:value-type="float">
            <text:p>34</text:p>
          </table:table-cell>
          <table:table-cell table:style-name="ce3" table:formula="of:=[.AL7]+1" office:value-type="float" office:value="35" calcext:value-type="float">
            <text:p>35</text:p>
          </table:table-cell>
          <table:table-cell table:style-name="ce3" table:formula="of:=[.AM7]+1" office:value-type="float" office:value="36" calcext:value-type="float">
            <text:p>36</text:p>
          </table:table-cell>
          <table:table-cell table:style-name="ce3" table:formula="of:=[.AN7]+1" office:value-type="float" office:value="37" calcext:value-type="float">
            <text:p>37</text:p>
          </table:table-cell>
          <table:table-cell table:style-name="ce3" table:formula="of:=[.AO7]+1" office:value-type="float" office:value="38" calcext:value-type="float">
            <text:p>38</text:p>
          </table:table-cell>
          <table:table-cell table:style-name="ce3" table:formula="of:=[.AP7]+1" office:value-type="float" office:value="39" calcext:value-type="float">
            <text:p>39</text:p>
          </table:table-cell>
          <table:table-cell table:style-name="ce3" table:formula="of:=[.AQ7]+1" office:value-type="float" office:value="40" calcext:value-type="float">
            <text:p>40</text:p>
          </table:table-cell>
          <table:table-cell table:style-name="ce3" table:formula="of:=[.AR7]+1" office:value-type="float" office:value="41" calcext:value-type="float">
            <text:p>41</text:p>
          </table:table-cell>
          <table:table-cell table:style-name="ce3" table:formula="of:=[.AS7]+1" office:value-type="float" office:value="42" calcext:value-type="float">
            <text:p>42</text:p>
          </table:table-cell>
          <table:table-cell table:style-name="ce3" table:formula="of:=[.AT7]+1" office:value-type="float" office:value="43" calcext:value-type="float">
            <text:p>43</text:p>
          </table:table-cell>
          <table:table-cell table:style-name="ce3" table:formula="of:=[.AU7]+1" office:value-type="float" office:value="44" calcext:value-type="float">
            <text:p>44</text:p>
          </table:table-cell>
          <table:table-cell table:style-name="ce3" table:formula="of:=[.AV7]+1" office:value-type="float" office:value="45" calcext:value-type="float">
            <text:p>45</text:p>
          </table:table-cell>
          <table:table-cell table:style-name="ce3" table:formula="of:=[.AW7]+1" office:value-type="float" office:value="46" calcext:value-type="float">
            <text:p>46</text:p>
          </table:table-cell>
          <table:table-cell table:style-name="ce3" table:formula="of:=[.AX7]+1" office:value-type="float" office:value="47" calcext:value-type="float">
            <text:p>47</text:p>
          </table:table-cell>
          <table:table-cell table:style-name="ce3" table:formula="of:=[.AY7]+1" office:value-type="float" office:value="48" calcext:value-type="float">
            <text:p>48</text:p>
          </table:table-cell>
          <table:table-cell table:style-name="ce3" table:formula="of:=[.AZ7]+1" office:value-type="float" office:value="49" calcext:value-type="float">
            <text:p>49</text:p>
          </table:table-cell>
          <table:table-cell table:style-name="ce3" table:formula="of:=[.BA7]+1" office:value-type="float" office:value="50" calcext:value-type="float">
            <text:p>50</text:p>
          </table:table-cell>
          <table:table-cell table:style-name="ce3" table:formula="of:=[.BB7]+1" office:value-type="float" office:value="51" calcext:value-type="float">
            <text:p>51</text:p>
          </table:table-cell>
          <table:table-cell table:style-name="ce3" table:formula="of:=[.BC7]+1" office:value-type="float" office:value="52" calcext:value-type="float">
            <text:p>52</text:p>
          </table:table-cell>
          <table:table-cell table:style-name="ce3" table:formula="of:=[.BD7]+1" office:value-type="float" office:value="53" calcext:value-type="float">
            <text:p>53</text:p>
          </table:table-cell>
          <table:table-cell table:style-name="ce3" table:formula="of:=[.BE7]+1" office:value-type="float" office:value="54" calcext:value-type="float">
            <text:p>54</text:p>
          </table:table-cell>
          <table:table-cell table:style-name="ce3" table:formula="of:=[.BF7]+1" office:value-type="float" office:value="55" calcext:value-type="float">
            <text:p>55</text:p>
          </table:table-cell>
          <table:table-cell table:style-name="ce3" table:formula="of:=[.BG7]+1" office:value-type="float" office:value="56" calcext:value-type="float">
            <text:p>56</text:p>
          </table:table-cell>
          <table:table-cell table:style-name="ce3" table:formula="of:=[.BH7]+1" office:value-type="float" office:value="57" calcext:value-type="float">
            <text:p>57</text:p>
          </table:table-cell>
          <table:table-cell table:style-name="ce3" table:formula="of:=[.BI7]+1" office:value-type="float" office:value="58" calcext:value-type="float">
            <text:p>58</text:p>
          </table:table-cell>
          <table:table-cell table:style-name="ce3" table:formula="of:=[.BJ7]+1" office:value-type="float" office:value="59" calcext:value-type="float">
            <text:p>59</text:p>
          </table:table-cell>
          <table:table-cell table:style-name="ce3" table:formula="of:=[.BK7]+1" office:value-type="float" office:value="60" calcext:value-type="float">
            <text:p>60</text:p>
          </table:table-cell>
          <table:table-cell table:style-name="ce3" table:formula="of:=[.BL7]+1" office:value-type="float" office:value="61" calcext:value-type="float">
            <text:p>61</text:p>
          </table:table-cell>
          <table:table-cell table:style-name="ce3" table:formula="of:=[.BM7]+1" office:value-type="float" office:value="62" calcext:value-type="float">
            <text:p>62</text:p>
          </table:table-cell>
          <table:table-cell table:style-name="ce3" table:formula="of:=[.BN7]+1" office:value-type="float" office:value="63" calcext:value-type="float">
            <text:p>63</text:p>
          </table:table-cell>
          <table:table-cell table:style-name="ce3" table:formula="of:=[.BO7]+1" office:value-type="float" office:value="64" calcext:value-type="float">
            <text:p>64</text:p>
          </table:table-cell>
          <table:table-cell table:style-name="ce3" table:formula="of:=[.BP7]+1" office:value-type="float" office:value="65" calcext:value-type="float">
            <text:p>65</text:p>
          </table:table-cell>
          <table:table-cell table:style-name="ce3" table:formula="of:=[.BQ7]+1" office:value-type="float" office:value="66" calcext:value-type="float">
            <text:p>66</text:p>
          </table:table-cell>
          <table:table-cell table:style-name="ce3" table:formula="of:=[.BR7]+1" office:value-type="float" office:value="67" calcext:value-type="float">
            <text:p>67</text:p>
          </table:table-cell>
          <table:table-cell table:style-name="ce3" table:formula="of:=[.BS7]+1" office:value-type="float" office:value="68" calcext:value-type="float">
            <text:p>68</text:p>
          </table:table-cell>
          <table:table-cell table:style-name="ce3" table:formula="of:=[.BT7]+1" office:value-type="float" office:value="69" calcext:value-type="float">
            <text:p>69</text:p>
          </table:table-cell>
          <table:table-cell table:style-name="ce3" table:formula="of:=[.BU7]+1" office:value-type="float" office:value="70" calcext:value-type="float">
            <text:p>70</text:p>
          </table:table-cell>
          <table:table-cell table:style-name="ce3" table:formula="of:=[.BV7]+1" office:value-type="float" office:value="71" calcext:value-type="float">
            <text:p>71</text:p>
          </table:table-cell>
          <table:table-cell table:style-name="ce3" table:formula="of:=[.BW7]+1" office:value-type="float" office:value="72" calcext:value-type="float">
            <text:p>72</text:p>
          </table:table-cell>
          <table:table-cell table:style-name="ce3" table:formula="of:=[.BX7]+1" office:value-type="float" office:value="73" calcext:value-type="float">
            <text:p>73</text:p>
          </table:table-cell>
          <table:table-cell table:style-name="ce3" table:formula="of:=[.BY7]+1" office:value-type="float" office:value="74" calcext:value-type="float">
            <text:p>74</text:p>
          </table:table-cell>
          <table:table-cell table:style-name="ce3" table:formula="of:=[.BZ7]+1" office:value-type="float" office:value="75" calcext:value-type="float">
            <text:p>75</text:p>
          </table:table-cell>
          <table:table-cell table:style-name="ce3" table:formula="of:=[.CA7]+1" office:value-type="float" office:value="76" calcext:value-type="float">
            <text:p>76</text:p>
          </table:table-cell>
          <table:table-cell table:style-name="ce3" table:formula="of:=[.CB7]+1" office:value-type="float" office:value="77" calcext:value-type="float">
            <text:p>77</text:p>
          </table:table-cell>
          <table:table-cell table:style-name="ce3" table:formula="of:=[.CC7]+1" office:value-type="float" office:value="78" calcext:value-type="float">
            <text:p>78</text:p>
          </table:table-cell>
          <table:table-cell table:style-name="ce3" table:formula="of:=[.CD7]+1" office:value-type="float" office:value="79" calcext:value-type="float">
            <text:p>79</text:p>
          </table:table-cell>
          <table:table-cell table:style-name="ce3" table:formula="of:=[.CE7]+1" office:value-type="float" office:value="80" calcext:value-type="float">
            <text:p>80</text:p>
          </table:table-cell>
          <table:table-cell table:style-name="ce3" table:formula="of:=[.CF7]+1" office:value-type="float" office:value="81" calcext:value-type="float">
            <text:p>81</text:p>
          </table:table-cell>
          <table:table-cell table:style-name="ce3" table:formula="of:=[.CG7]+1" office:value-type="float" office:value="82" calcext:value-type="float">
            <text:p>82</text:p>
          </table:table-cell>
          <table:table-cell table:style-name="ce3" table:formula="of:=[.CH7]+1" office:value-type="float" office:value="83" calcext:value-type="float">
            <text:p>83</text:p>
          </table:table-cell>
          <table:table-cell table:style-name="ce3" table:formula="of:=[.CI7]+1" office:value-type="float" office:value="84" calcext:value-type="float">
            <text:p>84</text:p>
          </table:table-cell>
          <table:table-cell table:style-name="ce3" table:formula="of:=[.CJ7]+1" office:value-type="float" office:value="85" calcext:value-type="float">
            <text:p>85</text:p>
          </table:table-cell>
          <table:table-cell table:style-name="ce3" table:formula="of:=[.CK7]+1" office:value-type="float" office:value="86" calcext:value-type="float">
            <text:p>86</text:p>
          </table:table-cell>
          <table:table-cell table:style-name="ce3" table:formula="of:=[.CL7]+1" office:value-type="float" office:value="87" calcext:value-type="float">
            <text:p>87</text:p>
          </table:table-cell>
          <table:table-cell table:style-name="ce3" table:formula="of:=[.CM7]+1" office:value-type="float" office:value="88" calcext:value-type="float">
            <text:p>88</text:p>
          </table:table-cell>
        </table:table-row>
        <table:table-row table:style-name="ro1">
          <table:table-cell/>
          <table:table-cell table:style-name="ce4" office:value-type="string" calcext:value-type="string">
            <text:p>S (Susceptible)</text:p>
          </table:table-cell>
          <table:table-cell table:style-name="Default"/>
          <table:table-cell table:style-name="ce7" office:value-type="float" office:value="90" calcext:value-type="float">
            <text:p>90</text:p>
          </table:table-cell>
          <table:table-cell table:style-name="ce7" table:formula="of:=[.D8]-[.D12]" office:value-type="float" office:value="98.2" calcext:value-type="float">
            <text:p>98.2</text:p>
          </table:table-cell>
          <table:table-cell table:style-name="ce7" table:formula="of:=[.E8]-[.E12]" office:value-type="float" office:value="99.64648" calcext:value-type="float">
            <text:p>99.64648</text:p>
          </table:table-cell>
          <table:table-cell table:style-name="ce7" table:formula="of:=[.F8]-[.F12]" office:value-type="float" office:value="99.9295459527808" calcext:value-type="float">
            <text:p>99.9295459528</text:p>
          </table:table-cell>
          <table:table-cell table:style-name="ce7" table:formula="of:=[.G8]-[.G12]" office:value-type="float" office:value="99.9859191181017" calcext:value-type="float">
            <text:p>99.9859191181</text:p>
          </table:table-cell>
          <table:table-cell table:style-name="ce7" table:formula="of:=[.H8]-[.H12]" office:value-type="float" office:value="99.9971842201628" calcext:value-type="float">
            <text:p>99.9971842202</text:p>
          </table:table-cell>
          <table:table-cell table:style-name="ce7" table:formula="of:=[.I8]-[.I12]" office:value-type="float" office:value="99.9994368598898" calcext:value-type="float">
            <text:p>99.9994368599</text:p>
          </table:table-cell>
          <table:table-cell table:style-name="ce7" table:formula="of:=[.J8]-[.J12]" office:value-type="float" office:value="99.9998873726122" calcext:value-type="float">
            <text:p>99.9998873726</text:p>
          </table:table-cell>
          <table:table-cell table:style-name="ce7" table:formula="of:=[.K8]-[.K12]" office:value-type="float" office:value="99.9999774745478" calcext:value-type="float">
            <text:p>99.9999774745</text:p>
          </table:table-cell>
          <table:table-cell table:style-name="ce7" table:formula="of:=[.L8]-[.L12]" office:value-type="float" office:value="99.9999954949106" calcext:value-type="float">
            <text:p>99.9999954949</text:p>
          </table:table-cell>
          <table:table-cell table:style-name="ce7" table:formula="of:=[.M8]-[.M12]" office:value-type="float" office:value="99.9999990989822" calcext:value-type="float">
            <text:p>99.999999099</text:p>
          </table:table-cell>
          <table:table-cell table:style-name="ce7" table:formula="of:=[.N8]-[.N12]" office:value-type="float" office:value="99.9999998197965" calcext:value-type="float">
            <text:p>99.9999998198</text:p>
          </table:table-cell>
          <table:table-cell table:style-name="ce7" table:formula="of:=[.O8]-[.O12]" office:value-type="float" office:value="99.9999999639593" calcext:value-type="float">
            <text:p>99.999999964</text:p>
          </table:table-cell>
          <table:table-cell table:style-name="ce7" table:formula="of:=[.P8]-[.P12]" office:value-type="float" office:value="99.9999999927919" calcext:value-type="float">
            <text:p>99.9999999928</text:p>
          </table:table-cell>
          <table:table-cell table:style-name="ce7" table:formula="of:=[.Q8]-[.Q12]" office:value-type="float" office:value="99.9999999985584" calcext:value-type="float">
            <text:p>99.9999999986</text:p>
          </table:table-cell>
          <table:table-cell table:style-name="ce7" table:formula="of:=[.R8]-[.R12]" office:value-type="float" office:value="99.9999999997117" calcext:value-type="float">
            <text:p>99.9999999997</text:p>
          </table:table-cell>
          <table:table-cell table:style-name="ce7" table:formula="of:=[.S8]-[.S12]" office:value-type="float" office:value="99.9999999999423" calcext:value-type="float">
            <text:p>99.9999999999</text:p>
          </table:table-cell>
          <table:table-cell table:style-name="ce7" table:formula="of:=[.T8]-[.T12]" office:value-type="float" office:value="99.9999999999885" calcext:value-type="float">
            <text:p>100</text:p>
          </table:table-cell>
          <table:table-cell table:style-name="ce7" table:formula="of:=[.U8]-[.U12]" office:value-type="float" office:value="99.9999999999977" calcext:value-type="float">
            <text:p>100</text:p>
          </table:table-cell>
          <table:table-cell table:style-name="ce7" table:formula="of:=[.V8]-[.V12]" office:value-type="float" office:value="99.9999999999995" calcext:value-type="float">
            <text:p>100</text:p>
          </table:table-cell>
          <table:table-cell table:style-name="ce7" table:formula="of:=[.W8]-[.W12]" office:value-type="float" office:value="99.9999999999999" calcext:value-type="float">
            <text:p>100</text:p>
          </table:table-cell>
          <table:table-cell table:style-name="ce7" table:formula="of:=[.X8]-[.X12]" office:value-type="float" office:value="100" calcext:value-type="float">
            <text:p>100</text:p>
          </table:table-cell>
          <table:table-cell table:style-name="ce7" table:formula="of:=[.Y8]-[.Y12]" office:value-type="float" office:value="100" calcext:value-type="float">
            <text:p>100</text:p>
          </table:table-cell>
          <table:table-cell table:style-name="ce7" table:formula="of:=[.Z8]-[.Z12]" office:value-type="float" office:value="100" calcext:value-type="float">
            <text:p>100</text:p>
          </table:table-cell>
          <table:table-cell table:style-name="ce7" table:formula="of:=[.AA8]-[.AA12]" office:value-type="float" office:value="100" calcext:value-type="float">
            <text:p>100</text:p>
          </table:table-cell>
          <table:table-cell table:style-name="ce7" table:formula="of:=[.AB8]-[.AB12]" office:value-type="float" office:value="100" calcext:value-type="float">
            <text:p>100</text:p>
          </table:table-cell>
          <table:table-cell table:style-name="ce7" table:formula="of:=[.AC8]-[.AC12]" office:value-type="float" office:value="100" calcext:value-type="float">
            <text:p>100</text:p>
          </table:table-cell>
          <table:table-cell table:style-name="ce7" table:formula="of:=[.AD8]-[.AD12]" office:value-type="float" office:value="100" calcext:value-type="float">
            <text:p>100</text:p>
          </table:table-cell>
          <table:table-cell table:style-name="ce7" table:formula="of:=[.AE8]-[.AE12]" office:value-type="float" office:value="100" calcext:value-type="float">
            <text:p>100</text:p>
          </table:table-cell>
          <table:table-cell table:style-name="ce7" table:formula="of:=[.AF8]-[.AF12]" office:value-type="float" office:value="100" calcext:value-type="float">
            <text:p>100</text:p>
          </table:table-cell>
          <table:table-cell table:style-name="ce7" table:formula="of:=[.AG8]-[.AG12]" office:value-type="float" office:value="100" calcext:value-type="float">
            <text:p>100</text:p>
          </table:table-cell>
          <table:table-cell table:style-name="ce7" table:formula="of:=[.AH8]-[.AH12]" office:value-type="float" office:value="100" calcext:value-type="float">
            <text:p>100</text:p>
          </table:table-cell>
          <table:table-cell table:style-name="ce7" table:formula="of:=[.AI8]-[.AI12]" office:value-type="float" office:value="100" calcext:value-type="float">
            <text:p>100</text:p>
          </table:table-cell>
          <table:table-cell table:style-name="ce7" table:formula="of:=[.AJ8]-[.AJ12]" office:value-type="float" office:value="100" calcext:value-type="float">
            <text:p>100</text:p>
          </table:table-cell>
          <table:table-cell table:style-name="ce7" table:formula="of:=[.AK8]-[.AK12]" office:value-type="float" office:value="100" calcext:value-type="float">
            <text:p>100</text:p>
          </table:table-cell>
          <table:table-cell table:style-name="ce7" table:formula="of:=[.AL8]-[.AL12]" office:value-type="float" office:value="100" calcext:value-type="float">
            <text:p>100</text:p>
          </table:table-cell>
          <table:table-cell table:style-name="ce7" table:formula="of:=[.AM8]-[.AM12]" office:value-type="float" office:value="100" calcext:value-type="float">
            <text:p>100</text:p>
          </table:table-cell>
          <table:table-cell table:style-name="ce7" table:formula="of:=[.AN8]-[.AN12]" office:value-type="float" office:value="100" calcext:value-type="float">
            <text:p>100</text:p>
          </table:table-cell>
          <table:table-cell table:style-name="ce7" table:formula="of:=[.AO8]-[.AO12]" office:value-type="float" office:value="100" calcext:value-type="float">
            <text:p>100</text:p>
          </table:table-cell>
          <table:table-cell table:style-name="ce7" table:formula="of:=[.AP8]-[.AP12]" office:value-type="float" office:value="100" calcext:value-type="float">
            <text:p>100</text:p>
          </table:table-cell>
          <table:table-cell table:style-name="ce7" table:formula="of:=[.AQ8]-[.AQ12]" office:value-type="float" office:value="100" calcext:value-type="float">
            <text:p>100</text:p>
          </table:table-cell>
          <table:table-cell table:style-name="ce7" table:formula="of:=[.AR8]-[.AR12]" office:value-type="float" office:value="100" calcext:value-type="float">
            <text:p>100</text:p>
          </table:table-cell>
          <table:table-cell table:style-name="ce7" table:formula="of:=[.AS8]-[.AS12]" office:value-type="float" office:value="100" calcext:value-type="float">
            <text:p>100</text:p>
          </table:table-cell>
          <table:table-cell table:style-name="ce7" table:formula="of:=[.AT8]-[.AT12]" office:value-type="float" office:value="100" calcext:value-type="float">
            <text:p>100</text:p>
          </table:table-cell>
          <table:table-cell table:style-name="ce7" table:formula="of:=[.AU8]-[.AU12]" office:value-type="float" office:value="100" calcext:value-type="float">
            <text:p>100</text:p>
          </table:table-cell>
          <table:table-cell table:style-name="ce7" table:formula="of:=[.AV8]-[.AV12]" office:value-type="float" office:value="100" calcext:value-type="float">
            <text:p>100</text:p>
          </table:table-cell>
          <table:table-cell table:style-name="ce7" table:formula="of:=[.AW8]-[.AW12]" office:value-type="float" office:value="100" calcext:value-type="float">
            <text:p>100</text:p>
          </table:table-cell>
          <table:table-cell table:style-name="ce7" table:formula="of:=[.AX8]-[.AX12]" office:value-type="float" office:value="100" calcext:value-type="float">
            <text:p>100</text:p>
          </table:table-cell>
          <table:table-cell table:style-name="ce7" table:formula="of:=[.AY8]-[.AY12]" office:value-type="float" office:value="100" calcext:value-type="float">
            <text:p>100</text:p>
          </table:table-cell>
          <table:table-cell table:style-name="ce7" table:formula="of:=[.AZ8]-[.AZ12]" office:value-type="float" office:value="100" calcext:value-type="float">
            <text:p>100</text:p>
          </table:table-cell>
          <table:table-cell table:style-name="ce7" table:formula="of:=[.BA8]-[.BA12]" office:value-type="float" office:value="100" calcext:value-type="float">
            <text:p>100</text:p>
          </table:table-cell>
          <table:table-cell table:style-name="ce7" table:formula="of:=[.BB8]-[.BB12]" office:value-type="float" office:value="100" calcext:value-type="float">
            <text:p>100</text:p>
          </table:table-cell>
          <table:table-cell table:style-name="ce7" table:formula="of:=[.BC8]-[.BC12]" office:value-type="float" office:value="100" calcext:value-type="float">
            <text:p>100</text:p>
          </table:table-cell>
          <table:table-cell table:style-name="ce7" table:formula="of:=[.BD8]-[.BD12]" office:value-type="float" office:value="100" calcext:value-type="float">
            <text:p>100</text:p>
          </table:table-cell>
          <table:table-cell table:style-name="ce7" table:formula="of:=[.BE8]-[.BE12]" office:value-type="float" office:value="100" calcext:value-type="float">
            <text:p>100</text:p>
          </table:table-cell>
          <table:table-cell table:style-name="ce7" table:formula="of:=[.BF8]-[.BF12]" office:value-type="float" office:value="100" calcext:value-type="float">
            <text:p>100</text:p>
          </table:table-cell>
          <table:table-cell table:style-name="ce7" table:formula="of:=[.BG8]-[.BG12]" office:value-type="float" office:value="100" calcext:value-type="float">
            <text:p>100</text:p>
          </table:table-cell>
          <table:table-cell table:style-name="ce7" table:formula="of:=[.BH8]-[.BH12]" office:value-type="float" office:value="100" calcext:value-type="float">
            <text:p>100</text:p>
          </table:table-cell>
          <table:table-cell table:style-name="ce7" table:formula="of:=[.BI8]-[.BI12]" office:value-type="float" office:value="100" calcext:value-type="float">
            <text:p>100</text:p>
          </table:table-cell>
          <table:table-cell table:style-name="ce7" table:formula="of:=[.BJ8]-[.BJ12]" office:value-type="float" office:value="100" calcext:value-type="float">
            <text:p>100</text:p>
          </table:table-cell>
          <table:table-cell table:style-name="ce7" table:formula="of:=[.BK8]-[.BK12]" office:value-type="float" office:value="100" calcext:value-type="float">
            <text:p>100</text:p>
          </table:table-cell>
          <table:table-cell table:style-name="ce7" table:formula="of:=[.BL8]-[.BL12]" office:value-type="float" office:value="100" calcext:value-type="float">
            <text:p>100</text:p>
          </table:table-cell>
          <table:table-cell table:style-name="ce7" table:formula="of:=[.BM8]-[.BM12]" office:value-type="float" office:value="100" calcext:value-type="float">
            <text:p>100</text:p>
          </table:table-cell>
          <table:table-cell table:style-name="ce7" table:formula="of:=[.BN8]-[.BN12]" office:value-type="float" office:value="100" calcext:value-type="float">
            <text:p>100</text:p>
          </table:table-cell>
          <table:table-cell table:style-name="ce7" table:formula="of:=[.BO8]-[.BO12]" office:value-type="float" office:value="100" calcext:value-type="float">
            <text:p>100</text:p>
          </table:table-cell>
          <table:table-cell table:style-name="ce7" table:formula="of:=[.BP8]-[.BP12]" office:value-type="float" office:value="100" calcext:value-type="float">
            <text:p>100</text:p>
          </table:table-cell>
          <table:table-cell table:style-name="ce7" table:formula="of:=[.BQ8]-[.BQ12]" office:value-type="float" office:value="100" calcext:value-type="float">
            <text:p>100</text:p>
          </table:table-cell>
          <table:table-cell table:style-name="ce7" table:formula="of:=[.BR8]-[.BR12]" office:value-type="float" office:value="100" calcext:value-type="float">
            <text:p>100</text:p>
          </table:table-cell>
          <table:table-cell table:style-name="ce7" table:formula="of:=[.BS8]-[.BS12]" office:value-type="float" office:value="100" calcext:value-type="float">
            <text:p>100</text:p>
          </table:table-cell>
          <table:table-cell table:style-name="ce7" table:formula="of:=[.BT8]-[.BT12]" office:value-type="float" office:value="100" calcext:value-type="float">
            <text:p>100</text:p>
          </table:table-cell>
          <table:table-cell table:style-name="ce7" table:formula="of:=[.BU8]-[.BU12]" office:value-type="float" office:value="100" calcext:value-type="float">
            <text:p>100</text:p>
          </table:table-cell>
          <table:table-cell table:style-name="ce7" table:formula="of:=[.BV8]-[.BV12]" office:value-type="float" office:value="100" calcext:value-type="float">
            <text:p>100</text:p>
          </table:table-cell>
          <table:table-cell table:style-name="ce7" table:formula="of:=[.BW8]-[.BW12]" office:value-type="float" office:value="100" calcext:value-type="float">
            <text:p>100</text:p>
          </table:table-cell>
          <table:table-cell table:style-name="ce7" table:formula="of:=[.BX8]-[.BX12]" office:value-type="float" office:value="100" calcext:value-type="float">
            <text:p>100</text:p>
          </table:table-cell>
          <table:table-cell table:style-name="ce7" table:formula="of:=[.BY8]-[.BY12]" office:value-type="float" office:value="100" calcext:value-type="float">
            <text:p>100</text:p>
          </table:table-cell>
          <table:table-cell table:style-name="ce7" table:formula="of:=[.BZ8]-[.BZ12]" office:value-type="float" office:value="100" calcext:value-type="float">
            <text:p>100</text:p>
          </table:table-cell>
          <table:table-cell table:style-name="ce7" table:formula="of:=[.CA8]-[.CA12]" office:value-type="float" office:value="100" calcext:value-type="float">
            <text:p>100</text:p>
          </table:table-cell>
          <table:table-cell table:style-name="ce7" table:formula="of:=[.CB8]-[.CB12]" office:value-type="float" office:value="100" calcext:value-type="float">
            <text:p>100</text:p>
          </table:table-cell>
          <table:table-cell table:style-name="ce7" table:formula="of:=[.CC8]-[.CC12]" office:value-type="float" office:value="100" calcext:value-type="float">
            <text:p>100</text:p>
          </table:table-cell>
          <table:table-cell table:style-name="ce7" table:formula="of:=[.CD8]-[.CD12]" office:value-type="float" office:value="100" calcext:value-type="float">
            <text:p>100</text:p>
          </table:table-cell>
          <table:table-cell table:style-name="ce7" table:formula="of:=[.CE8]-[.CE12]" office:value-type="float" office:value="100" calcext:value-type="float">
            <text:p>100</text:p>
          </table:table-cell>
          <table:table-cell table:style-name="ce7" table:formula="of:=[.CF8]-[.CF12]" office:value-type="float" office:value="100" calcext:value-type="float">
            <text:p>100</text:p>
          </table:table-cell>
          <table:table-cell table:style-name="ce7" table:formula="of:=[.CG8]-[.CG12]" office:value-type="float" office:value="100" calcext:value-type="float">
            <text:p>100</text:p>
          </table:table-cell>
          <table:table-cell table:style-name="ce7" table:formula="of:=[.CH8]-[.CH12]" office:value-type="float" office:value="100" calcext:value-type="float">
            <text:p>100</text:p>
          </table:table-cell>
          <table:table-cell table:style-name="ce7" table:formula="of:=[.CI8]-[.CI12]" office:value-type="float" office:value="100" calcext:value-type="float">
            <text:p>100</text:p>
          </table:table-cell>
          <table:table-cell table:style-name="ce7" table:formula="of:=[.CJ8]-[.CJ12]" office:value-type="float" office:value="100" calcext:value-type="float">
            <text:p>100</text:p>
          </table:table-cell>
          <table:table-cell table:style-name="ce7" table:formula="of:=[.CK8]-[.CK12]" office:value-type="float" office:value="100" calcext:value-type="float">
            <text:p>100</text:p>
          </table:table-cell>
          <table:table-cell table:style-name="ce7" table:formula="of:=[.CL8]-[.CL12]" office:value-type="float" office:value="100" calcext:value-type="float">
            <text:p>100</text:p>
          </table:table-cell>
          <table:table-cell table:style-name="ce7" table:formula="of:=[.CM8]-[.CM12]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4" office:value-type="string" calcext:value-type="string">
            <text:p>I (Infected)</text:p>
          </table:table-cell>
          <table:table-cell table:style-name="Default"/>
          <table:table-cell table:style-name="ce7" office:value-type="float" office:value="10" calcext:value-type="float">
            <text:p>10</text:p>
          </table:table-cell>
          <table:table-cell table:style-name="ce7" table:formula="of:=[.D9]+[.D12]" office:value-type="float" office:value="1.8" calcext:value-type="float">
            <text:p>1.8</text:p>
          </table:table-cell>
          <table:table-cell table:style-name="ce7" table:formula="of:=[.E9]+[.E12]" office:value-type="float" office:value="0.35352" calcext:value-type="float">
            <text:p>0.35352</text:p>
          </table:table-cell>
          <table:table-cell table:style-name="ce7" table:formula="of:=[.F9]+[.F12]" office:value-type="float" office:value="0.0704540472192" calcext:value-type="float">
            <text:p>0.0704540472</text:p>
          </table:table-cell>
          <table:table-cell table:style-name="ce7" table:formula="of:=[.G9]+[.G12]" office:value-type="float" office:value="0.0140808818983009" calcext:value-type="float">
            <text:p>0.0140808819</text:p>
          </table:table-cell>
          <table:table-cell table:style-name="ce7" table:formula="of:=[.H9]+[.H12]" office:value-type="float" office:value="0.00281577983719011" calcext:value-type="float">
            <text:p>0.0028157798</text:p>
          </table:table-cell>
          <table:table-cell table:style-name="ce7" table:formula="of:=[.I9]+[.I12]" office:value-type="float" office:value="0.000563140110205838" calcext:value-type="float">
            <text:p>0.0005631401</text:p>
          </table:table-cell>
          <table:table-cell table:style-name="ce7" table:formula="of:=[.J9]+[.J12]" office:value-type="float" office:value="0.0001126273877876" calcext:value-type="float">
            <text:p>0.0001126274</text:p>
          </table:table-cell>
          <table:table-cell table:style-name="ce7" table:formula="of:=[.K9]+[.K12]" office:value-type="float" office:value="0.0000225254521876631" calcext:value-type="float">
            <text:p>2.25254521876631E-005</text:p>
          </table:table-cell>
          <table:table-cell table:style-name="ce7" table:formula="of:=[.L9]+[.L12]" office:value-type="float" office:value="0.00000450508942274062" calcext:value-type="float">
            <text:p>4.50508942274062E-006</text:p>
          </table:table-cell>
          <table:table-cell table:style-name="ce7" table:formula="of:=[.M9]+[.M12]" office:value-type="float" office:value="0.000000901017843956464" calcext:value-type="float">
            <text:p>0.000000901</text:p>
          </table:table-cell>
          <table:table-cell table:style-name="ce7" table:formula="of:=[.N9]+[.N12]" office:value-type="float" office:value="0.000000180203567167626" calcext:value-type="float">
            <text:p>1.80203567167626E-007</text:p>
          </table:table-cell>
          <table:table-cell table:style-name="ce7" table:formula="of:=[.O9]+[.O12]" office:value-type="float" office:value="0.0000000360407133685786" calcext:value-type="float">
            <text:p>0.000000036</text:p>
          </table:table-cell>
          <table:table-cell table:style-name="ce7" table:formula="of:=[.P9]+[.P12]" office:value-type="float" office:value="0.00000000720814267111786" calcext:value-type="float">
            <text:p>7.20814267111786E-009</text:p>
          </table:table-cell>
          <table:table-cell table:style-name="ce7" table:formula="of:=[.Q9]+[.Q12]" office:value-type="float" office:value="0.00000000144162853411966" calcext:value-type="float">
            <text:p>1.44162853411966E-009</text:p>
          </table:table-cell>
          <table:table-cell table:style-name="ce7" table:formula="of:=[.R9]+[.R12]" office:value-type="float" office:value="0.000000000288325706819775" calcext:value-type="float">
            <text:p>2.88325706819775E-010</text:p>
          </table:table-cell>
          <table:table-cell table:style-name="ce7" table:formula="of:=[.S9]+[.S12]" office:value-type="float" office:value="0.0000000000576651413637887" calcext:value-type="float">
            <text:p>5.76651413637887E-011</text:p>
          </table:table-cell>
          <table:table-cell table:style-name="ce7" table:formula="of:=[.T9]+[.T12]" office:value-type="float" office:value="0.0000000000115330282727511" calcext:value-type="float">
            <text:p>1.15330282727511E-011</text:p>
          </table:table-cell>
          <table:table-cell table:style-name="ce7" table:formula="of:=[.U9]+[.U12]" office:value-type="float" office:value="0.00000000000230660565454995" calcext:value-type="float">
            <text:p>2.30660565454995E-012</text:p>
          </table:table-cell>
          <table:table-cell table:style-name="ce7" table:formula="of:=[.V9]+[.V12]" office:value-type="float" office:value="0.00000000000046132113090998" calcext:value-type="float">
            <text:p>4.6132113090998E-013</text:p>
          </table:table-cell>
          <table:table-cell table:style-name="ce7" table:formula="of:=[.W9]+[.W12]" office:value-type="float" office:value="0.0000000000000922642261819956" calcext:value-type="float">
            <text:p>9.22642261819956E-014</text:p>
          </table:table-cell>
          <table:table-cell table:style-name="ce7" table:formula="of:=[.X9]+[.X12]" office:value-type="float" office:value="0.0000000000000184528452363991" calcext:value-type="float">
            <text:p>1.84528452363991E-014</text:p>
          </table:table-cell>
          <table:table-cell table:style-name="ce7" table:formula="of:=[.Y9]+[.Y12]" office:value-type="float" office:value="3.69056904727982E-015" calcext:value-type="float">
            <text:p>3.69056904727982E-015</text:p>
          </table:table-cell>
          <table:table-cell table:style-name="ce7" table:formula="of:=[.Z9]+[.Z12]" office:value-type="float" office:value="7.38113809455965E-016" calcext:value-type="float">
            <text:p>7.38113809455965E-016</text:p>
          </table:table-cell>
          <table:table-cell table:style-name="ce7" table:formula="of:=[.AA9]+[.AA12]" office:value-type="float" office:value="1.47622761891193E-016" calcext:value-type="float">
            <text:p>1.47622761891193E-016</text:p>
          </table:table-cell>
          <table:table-cell table:style-name="ce7" table:formula="of:=[.AB9]+[.AB12]" office:value-type="float" office:value="2.95245523782386E-017" calcext:value-type="float">
            <text:p>2.95245523782386E-017</text:p>
          </table:table-cell>
          <table:table-cell table:style-name="ce7" table:formula="of:=[.AC9]+[.AC12]" office:value-type="float" office:value="5.90491047564772E-018" calcext:value-type="float">
            <text:p>5.90491047564772E-018</text:p>
          </table:table-cell>
          <table:table-cell table:style-name="ce7" table:formula="of:=[.AD9]+[.AD12]" office:value-type="float" office:value="1.18098209512954E-018" calcext:value-type="float">
            <text:p>1.18098209512954E-018</text:p>
          </table:table-cell>
          <table:table-cell table:style-name="ce7" table:formula="of:=[.AE9]+[.AE12]" office:value-type="float" office:value="2.36196419025909E-019" calcext:value-type="float">
            <text:p>2.36196419025909E-019</text:p>
          </table:table-cell>
          <table:table-cell table:style-name="ce7" table:formula="of:=[.AF9]+[.AF12]" office:value-type="float" office:value="4.72392838051818E-020" calcext:value-type="float">
            <text:p>4.72392838051818E-020</text:p>
          </table:table-cell>
          <table:table-cell table:style-name="ce7" table:formula="of:=[.AG9]+[.AG12]" office:value-type="float" office:value="9.44785676103635E-021" calcext:value-type="float">
            <text:p>9.44785676103635E-021</text:p>
          </table:table-cell>
          <table:table-cell table:style-name="ce7" table:formula="of:=[.AH9]+[.AH12]" office:value-type="float" office:value="1.88957135220727E-021" calcext:value-type="float">
            <text:p>1.88957135220727E-021</text:p>
          </table:table-cell>
          <table:table-cell table:style-name="ce7" table:formula="of:=[.AI9]+[.AI12]" office:value-type="float" office:value="3.77914270441454E-022" calcext:value-type="float">
            <text:p>3.77914270441454E-022</text:p>
          </table:table-cell>
          <table:table-cell table:style-name="ce7" table:formula="of:=[.AJ9]+[.AJ12]" office:value-type="float" office:value="7.55828540882908E-023" calcext:value-type="float">
            <text:p>7.55828540882908E-023</text:p>
          </table:table-cell>
          <table:table-cell table:style-name="ce7" table:formula="of:=[.AK9]+[.AK12]" office:value-type="float" office:value="1.51165708176582E-023" calcext:value-type="float">
            <text:p>1.51165708176582E-023</text:p>
          </table:table-cell>
          <table:table-cell table:style-name="ce7" table:formula="of:=[.AL9]+[.AL12]" office:value-type="float" office:value="3.02331416353163E-024" calcext:value-type="float">
            <text:p>3.02331416353163E-024</text:p>
          </table:table-cell>
          <table:table-cell table:style-name="ce7" table:formula="of:=[.AM9]+[.AM12]" office:value-type="float" office:value="6.04662832706327E-025" calcext:value-type="float">
            <text:p>6.04662832706327E-025</text:p>
          </table:table-cell>
          <table:table-cell table:style-name="ce7" table:formula="of:=[.AN9]+[.AN12]" office:value-type="float" office:value="1.20932566541265E-025" calcext:value-type="float">
            <text:p>1.20932566541265E-025</text:p>
          </table:table-cell>
          <table:table-cell table:style-name="ce7" table:formula="of:=[.AO9]+[.AO12]" office:value-type="float" office:value="2.41865133082531E-026" calcext:value-type="float">
            <text:p>2.41865133082531E-026</text:p>
          </table:table-cell>
          <table:table-cell table:style-name="ce7" table:formula="of:=[.AP9]+[.AP12]" office:value-type="float" office:value="4.83730266165061E-027" calcext:value-type="float">
            <text:p>4.83730266165061E-027</text:p>
          </table:table-cell>
          <table:table-cell table:style-name="ce7" table:formula="of:=[.AQ9]+[.AQ12]" office:value-type="float" office:value="9.67460532330123E-028" calcext:value-type="float">
            <text:p>9.67460532330123E-028</text:p>
          </table:table-cell>
          <table:table-cell table:style-name="ce7" table:formula="of:=[.AR9]+[.AR12]" office:value-type="float" office:value="1.93492106466025E-028" calcext:value-type="float">
            <text:p>1.93492106466025E-028</text:p>
          </table:table-cell>
          <table:table-cell table:style-name="ce7" table:formula="of:=[.AS9]+[.AS12]" office:value-type="float" office:value="3.86984212932049E-029" calcext:value-type="float">
            <text:p>3.86984212932049E-029</text:p>
          </table:table-cell>
          <table:table-cell table:style-name="ce7" table:formula="of:=[.AT9]+[.AT12]" office:value-type="float" office:value="7.73968425864098E-030" calcext:value-type="float">
            <text:p>7.73968425864098E-030</text:p>
          </table:table-cell>
          <table:table-cell table:style-name="ce7" table:formula="of:=[.AU9]+[.AU12]" office:value-type="float" office:value="1.5479368517282E-030" calcext:value-type="float">
            <text:p>1.5479368517282E-030</text:p>
          </table:table-cell>
          <table:table-cell table:style-name="ce7" table:formula="of:=[.AV9]+[.AV12]" office:value-type="float" office:value="3.09587370345639E-031" calcext:value-type="float">
            <text:p>3.09587370345639E-031</text:p>
          </table:table-cell>
          <table:table-cell table:style-name="ce7" table:formula="of:=[.AW9]+[.AW12]" office:value-type="float" office:value="6.19174740691279E-032" calcext:value-type="float">
            <text:p>6.19174740691279E-032</text:p>
          </table:table-cell>
          <table:table-cell table:style-name="ce7" table:formula="of:=[.AX9]+[.AX12]" office:value-type="float" office:value="1.23834948138256E-032" calcext:value-type="float">
            <text:p>1.23834948138256E-032</text:p>
          </table:table-cell>
          <table:table-cell table:style-name="ce7" table:formula="of:=[.AY9]+[.AY12]" office:value-type="float" office:value="2.47669896276512E-033" calcext:value-type="float">
            <text:p>2.47669896276512E-033</text:p>
          </table:table-cell>
          <table:table-cell table:style-name="ce7" table:formula="of:=[.AZ9]+[.AZ12]" office:value-type="float" office:value="4.95339792553023E-034" calcext:value-type="float">
            <text:p>4.95339792553023E-034</text:p>
          </table:table-cell>
          <table:table-cell table:style-name="ce7" table:formula="of:=[.BA9]+[.BA12]" office:value-type="float" office:value="9.90679585106046E-035" calcext:value-type="float">
            <text:p>9.90679585106046E-035</text:p>
          </table:table-cell>
          <table:table-cell table:style-name="ce7" table:formula="of:=[.BB9]+[.BB12]" office:value-type="float" office:value="1.98135917021209E-035" calcext:value-type="float">
            <text:p>1.98135917021209E-035</text:p>
          </table:table-cell>
          <table:table-cell table:style-name="ce7" table:formula="of:=[.BC9]+[.BC12]" office:value-type="float" office:value="3.96271834042418E-036" calcext:value-type="float">
            <text:p>3.96271834042418E-036</text:p>
          </table:table-cell>
          <table:table-cell table:style-name="ce7" table:formula="of:=[.BD9]+[.BD12]" office:value-type="float" office:value="7.92543668084837E-037" calcext:value-type="float">
            <text:p>7.92543668084837E-037</text:p>
          </table:table-cell>
          <table:table-cell table:style-name="ce7" table:formula="of:=[.BE9]+[.BE12]" office:value-type="float" office:value="1.58508733616967E-037" calcext:value-type="float">
            <text:p>1.58508733616967E-037</text:p>
          </table:table-cell>
          <table:table-cell table:style-name="ce7" table:formula="of:=[.BF9]+[.BF12]" office:value-type="float" office:value="3.17017467233935E-038" calcext:value-type="float">
            <text:p>3.17017467233935E-038</text:p>
          </table:table-cell>
          <table:table-cell table:style-name="ce7" table:formula="of:=[.BG9]+[.BG12]" office:value-type="float" office:value="6.34034934467869E-039" calcext:value-type="float">
            <text:p>6.34034934467869E-039</text:p>
          </table:table-cell>
          <table:table-cell table:style-name="ce7" table:formula="of:=[.BH9]+[.BH12]" office:value-type="float" office:value="1.26806986893574E-039" calcext:value-type="float">
            <text:p>1.26806986893574E-039</text:p>
          </table:table-cell>
          <table:table-cell table:style-name="ce7" table:formula="of:=[.BI9]+[.BI12]" office:value-type="float" office:value="2.53613973787148E-040" calcext:value-type="float">
            <text:p>2.53613973787148E-040</text:p>
          </table:table-cell>
          <table:table-cell table:style-name="ce7" table:formula="of:=[.BJ9]+[.BJ12]" office:value-type="float" office:value="5.07227947574296E-041" calcext:value-type="float">
            <text:p>5.07227947574296E-041</text:p>
          </table:table-cell>
          <table:table-cell table:style-name="ce7" table:formula="of:=[.BK9]+[.BK12]" office:value-type="float" office:value="1.01445589514859E-041" calcext:value-type="float">
            <text:p>1.01445589514859E-041</text:p>
          </table:table-cell>
          <table:table-cell table:style-name="ce7" table:formula="of:=[.BL9]+[.BL12]" office:value-type="float" office:value="2.02891179029718E-042" calcext:value-type="float">
            <text:p>2.02891179029718E-042</text:p>
          </table:table-cell>
          <table:table-cell table:style-name="ce7" table:formula="of:=[.BM9]+[.BM12]" office:value-type="float" office:value="4.05782358059436E-043" calcext:value-type="float">
            <text:p>4.05782358059436E-043</text:p>
          </table:table-cell>
          <table:table-cell table:style-name="ce7" table:formula="of:=[.BN9]+[.BN12]" office:value-type="float" office:value="8.11564716118873E-044" calcext:value-type="float">
            <text:p>8.11564716118873E-044</text:p>
          </table:table-cell>
          <table:table-cell table:style-name="ce7" table:formula="of:=[.BO9]+[.BO12]" office:value-type="float" office:value="1.62312943223775E-044" calcext:value-type="float">
            <text:p>1.62312943223775E-044</text:p>
          </table:table-cell>
          <table:table-cell table:style-name="ce7" table:formula="of:=[.BP9]+[.BP12]" office:value-type="float" office:value="3.24625886447549E-045" calcext:value-type="float">
            <text:p>3.24625886447549E-045</text:p>
          </table:table-cell>
          <table:table-cell table:style-name="ce7" table:formula="of:=[.BQ9]+[.BQ12]" office:value-type="float" office:value="6.49251772895098E-046" calcext:value-type="float">
            <text:p>6.49251772895098E-046</text:p>
          </table:table-cell>
          <table:table-cell table:style-name="ce7" table:formula="of:=[.BR9]+[.BR12]" office:value-type="float" office:value="1.2985035457902E-046" calcext:value-type="float">
            <text:p>1.2985035457902E-046</text:p>
          </table:table-cell>
          <table:table-cell table:style-name="ce7" table:formula="of:=[.BS9]+[.BS12]" office:value-type="float" office:value="2.59700709158039E-047" calcext:value-type="float">
            <text:p>2.59700709158039E-047</text:p>
          </table:table-cell>
          <table:table-cell table:style-name="ce7" table:formula="of:=[.BT9]+[.BT12]" office:value-type="float" office:value="5.19401418316079E-048" calcext:value-type="float">
            <text:p>5.19401418316079E-048</text:p>
          </table:table-cell>
          <table:table-cell table:style-name="ce7" table:formula="of:=[.BU9]+[.BU12]" office:value-type="float" office:value="1.03880283663216E-048" calcext:value-type="float">
            <text:p>1.03880283663216E-048</text:p>
          </table:table-cell>
          <table:table-cell table:style-name="ce7" table:formula="of:=[.BV9]+[.BV12]" office:value-type="float" office:value="2.07760567326431E-049" calcext:value-type="float">
            <text:p>2.07760567326431E-049</text:p>
          </table:table-cell>
          <table:table-cell table:style-name="ce7" table:formula="of:=[.BW9]+[.BW12]" office:value-type="float" office:value="4.15521134652863E-050" calcext:value-type="float">
            <text:p>4.15521134652863E-050</text:p>
          </table:table-cell>
          <table:table-cell table:style-name="ce7" table:formula="of:=[.BX9]+[.BX12]" office:value-type="float" office:value="8.31042269305726E-051" calcext:value-type="float">
            <text:p>8.31042269305726E-051</text:p>
          </table:table-cell>
          <table:table-cell table:style-name="ce7" table:formula="of:=[.BY9]+[.BY12]" office:value-type="float" office:value="1.66208453861145E-051" calcext:value-type="float">
            <text:p>1.66208453861145E-051</text:p>
          </table:table-cell>
          <table:table-cell table:style-name="ce7" table:formula="of:=[.BZ9]+[.BZ12]" office:value-type="float" office:value="3.3241690772229E-052" calcext:value-type="float">
            <text:p>3.3241690772229E-052</text:p>
          </table:table-cell>
          <table:table-cell table:style-name="ce7" table:formula="of:=[.CA9]+[.CA12]" office:value-type="float" office:value="6.64833815444581E-053" calcext:value-type="float">
            <text:p>6.64833815444581E-053</text:p>
          </table:table-cell>
          <table:table-cell table:style-name="ce7" table:formula="of:=[.CB9]+[.CB12]" office:value-type="float" office:value="1.32966763088916E-053" calcext:value-type="float">
            <text:p>1.32966763088916E-053</text:p>
          </table:table-cell>
          <table:table-cell table:style-name="ce7" table:formula="of:=[.CC9]+[.CC12]" office:value-type="float" office:value="2.65933526177832E-054" calcext:value-type="float">
            <text:p>2.65933526177832E-054</text:p>
          </table:table-cell>
          <table:table-cell table:style-name="ce7" table:formula="of:=[.CD9]+[.CD12]" office:value-type="float" office:value="5.31867052355665E-055" calcext:value-type="float">
            <text:p>5.31867052355665E-055</text:p>
          </table:table-cell>
          <table:table-cell table:style-name="ce7" table:formula="of:=[.CE9]+[.CE12]" office:value-type="float" office:value="1.06373410471133E-055" calcext:value-type="float">
            <text:p>1.06373410471133E-055</text:p>
          </table:table-cell>
          <table:table-cell table:style-name="ce7" table:formula="of:=[.CF9]+[.CF12]" office:value-type="float" office:value="2.12746820942266E-056" calcext:value-type="float">
            <text:p>2.12746820942266E-056</text:p>
          </table:table-cell>
          <table:table-cell table:style-name="ce7" table:formula="of:=[.CG9]+[.CG12]" office:value-type="float" office:value="4.25493641884532E-057" calcext:value-type="float">
            <text:p>4.25493641884532E-057</text:p>
          </table:table-cell>
          <table:table-cell table:style-name="ce7" table:formula="of:=[.CH9]+[.CH12]" office:value-type="float" office:value="8.50987283769064E-058" calcext:value-type="float">
            <text:p>8.50987283769064E-058</text:p>
          </table:table-cell>
          <table:table-cell table:style-name="ce7" table:formula="of:=[.CI9]+[.CI12]" office:value-type="float" office:value="1.70197456753813E-058" calcext:value-type="float">
            <text:p>1.70197456753813E-058</text:p>
          </table:table-cell>
          <table:table-cell table:style-name="ce7" table:formula="of:=[.CJ9]+[.CJ12]" office:value-type="float" office:value="3.40394913507625E-059" calcext:value-type="float">
            <text:p>3.40394913507625E-059</text:p>
          </table:table-cell>
          <table:table-cell table:style-name="ce7" table:formula="of:=[.CK9]+[.CK12]" office:value-type="float" office:value="6.80789827015251E-060" calcext:value-type="float">
            <text:p>6.80789827015251E-060</text:p>
          </table:table-cell>
          <table:table-cell table:style-name="ce7" table:formula="of:=[.CL9]+[.CL12]" office:value-type="float" office:value="1.3615796540305E-060" calcext:value-type="float">
            <text:p>1.3615796540305E-060</text:p>
          </table:table-cell>
          <table:table-cell table:style-name="ce7" table:formula="of:=[.CM9]+[.CM12]" office:value-type="float" office:value="2.723159308061E-061" calcext:value-type="float">
            <text:p>2.723159308061E-061</text:p>
          </table:table-cell>
        </table:table-row>
        <table:table-row table:style-name="ro1">
          <table:table-cell/>
          <table:table-cell table:style-name="ce4" office:value-type="string" calcext:value-type="string">
            <text:p>N (Total pop)</text:p>
          </table:table-cell>
          <table:table-cell table:style-name="Default"/>
          <table:table-cell table:style-name="ce7" table:formula="of:=[.D8]+[.D9]" office:value-type="float" office:value="100" calcext:value-type="float">
            <text:p>100</text:p>
          </table:table-cell>
          <table:table-cell table:style-name="ce7" table:formula="of:=[.E8]+[.E9]" office:value-type="float" office:value="100" calcext:value-type="float">
            <text:p>100</text:p>
          </table:table-cell>
          <table:table-cell table:style-name="ce7" table:formula="of:=[.F8]+[.F9]" office:value-type="float" office:value="100" calcext:value-type="float">
            <text:p>100</text:p>
          </table:table-cell>
          <table:table-cell table:style-name="ce7" table:formula="of:=[.G8]+[.G9]" office:value-type="float" office:value="100" calcext:value-type="float">
            <text:p>100</text:p>
          </table:table-cell>
          <table:table-cell table:style-name="ce7" table:formula="of:=[.H8]+[.H9]" office:value-type="float" office:value="100" calcext:value-type="float">
            <text:p>100</text:p>
          </table:table-cell>
          <table:table-cell table:style-name="ce7" table:formula="of:=[.I8]+[.I9]" office:value-type="float" office:value="100" calcext:value-type="float">
            <text:p>100</text:p>
          </table:table-cell>
          <table:table-cell table:style-name="ce7" table:formula="of:=[.J8]+[.J9]" office:value-type="float" office:value="100" calcext:value-type="float">
            <text:p>100</text:p>
          </table:table-cell>
          <table:table-cell table:style-name="ce7" table:formula="of:=[.K8]+[.K9]" office:value-type="float" office:value="100" calcext:value-type="float">
            <text:p>100</text:p>
          </table:table-cell>
          <table:table-cell table:style-name="ce7" table:formula="of:=[.L8]+[.L9]" office:value-type="float" office:value="100" calcext:value-type="float">
            <text:p>100</text:p>
          </table:table-cell>
          <table:table-cell table:style-name="ce7" table:formula="of:=[.M8]+[.M9]" office:value-type="float" office:value="100" calcext:value-type="float">
            <text:p>100</text:p>
          </table:table-cell>
          <table:table-cell table:style-name="ce7" table:formula="of:=[.N8]+[.N9]" office:value-type="float" office:value="100" calcext:value-type="float">
            <text:p>100</text:p>
          </table:table-cell>
          <table:table-cell table:style-name="ce7" table:formula="of:=[.O8]+[.O9]" office:value-type="float" office:value="100" calcext:value-type="float">
            <text:p>100</text:p>
          </table:table-cell>
          <table:table-cell table:style-name="ce7" table:formula="of:=[.P8]+[.P9]" office:value-type="float" office:value="100" calcext:value-type="float">
            <text:p>100</text:p>
          </table:table-cell>
          <table:table-cell table:style-name="ce7" table:formula="of:=[.Q8]+[.Q9]" office:value-type="float" office:value="100" calcext:value-type="float">
            <text:p>100</text:p>
          </table:table-cell>
          <table:table-cell table:style-name="ce7" table:formula="of:=[.R8]+[.R9]" office:value-type="float" office:value="100" calcext:value-type="float">
            <text:p>100</text:p>
          </table:table-cell>
          <table:table-cell table:style-name="ce7" table:formula="of:=[.S8]+[.S9]" office:value-type="float" office:value="100" calcext:value-type="float">
            <text:p>100</text:p>
          </table:table-cell>
          <table:table-cell table:style-name="ce7" table:formula="of:=[.T8]+[.T9]" office:value-type="float" office:value="100" calcext:value-type="float">
            <text:p>100</text:p>
          </table:table-cell>
          <table:table-cell table:style-name="ce7" table:formula="of:=[.U8]+[.U9]" office:value-type="float" office:value="100" calcext:value-type="float">
            <text:p>100</text:p>
          </table:table-cell>
          <table:table-cell table:style-name="ce7" table:formula="of:=[.V8]+[.V9]" office:value-type="float" office:value="100" calcext:value-type="float">
            <text:p>100</text:p>
          </table:table-cell>
          <table:table-cell table:style-name="ce7" table:formula="of:=[.W8]+[.W9]" office:value-type="float" office:value="100" calcext:value-type="float">
            <text:p>100</text:p>
          </table:table-cell>
          <table:table-cell table:style-name="ce7" table:formula="of:=[.X8]+[.X9]" office:value-type="float" office:value="100" calcext:value-type="float">
            <text:p>100</text:p>
          </table:table-cell>
          <table:table-cell table:style-name="ce7" table:formula="of:=[.Y8]+[.Y9]" office:value-type="float" office:value="100" calcext:value-type="float">
            <text:p>100</text:p>
          </table:table-cell>
          <table:table-cell table:style-name="ce7" table:formula="of:=[.Z8]+[.Z9]" office:value-type="float" office:value="100" calcext:value-type="float">
            <text:p>100</text:p>
          </table:table-cell>
          <table:table-cell table:style-name="ce7" table:formula="of:=[.AA8]+[.AA9]" office:value-type="float" office:value="100" calcext:value-type="float">
            <text:p>100</text:p>
          </table:table-cell>
          <table:table-cell table:style-name="ce7" table:formula="of:=[.AB8]+[.AB9]" office:value-type="float" office:value="100" calcext:value-type="float">
            <text:p>100</text:p>
          </table:table-cell>
          <table:table-cell table:style-name="ce7" table:formula="of:=[.AC8]+[.AC9]" office:value-type="float" office:value="100" calcext:value-type="float">
            <text:p>100</text:p>
          </table:table-cell>
          <table:table-cell table:style-name="ce7" table:formula="of:=[.AD8]+[.AD9]" office:value-type="float" office:value="100" calcext:value-type="float">
            <text:p>100</text:p>
          </table:table-cell>
          <table:table-cell table:style-name="ce7" table:formula="of:=[.AE8]+[.AE9]" office:value-type="float" office:value="100" calcext:value-type="float">
            <text:p>100</text:p>
          </table:table-cell>
          <table:table-cell table:style-name="ce7" table:formula="of:=[.AF8]+[.AF9]" office:value-type="float" office:value="100" calcext:value-type="float">
            <text:p>100</text:p>
          </table:table-cell>
          <table:table-cell table:style-name="ce7" table:formula="of:=[.AG8]+[.AG9]" office:value-type="float" office:value="100" calcext:value-type="float">
            <text:p>100</text:p>
          </table:table-cell>
          <table:table-cell table:style-name="ce7" table:formula="of:=[.AH8]+[.AH9]" office:value-type="float" office:value="100" calcext:value-type="float">
            <text:p>100</text:p>
          </table:table-cell>
          <table:table-cell table:style-name="ce7" table:formula="of:=[.AI8]+[.AI9]" office:value-type="float" office:value="100" calcext:value-type="float">
            <text:p>100</text:p>
          </table:table-cell>
          <table:table-cell table:style-name="ce7" table:formula="of:=[.AJ8]+[.AJ9]" office:value-type="float" office:value="100" calcext:value-type="float">
            <text:p>100</text:p>
          </table:table-cell>
          <table:table-cell table:style-name="ce7" table:formula="of:=[.AK8]+[.AK9]" office:value-type="float" office:value="100" calcext:value-type="float">
            <text:p>100</text:p>
          </table:table-cell>
          <table:table-cell table:style-name="ce7" table:formula="of:=[.AL8]+[.AL9]" office:value-type="float" office:value="100" calcext:value-type="float">
            <text:p>100</text:p>
          </table:table-cell>
          <table:table-cell table:style-name="ce7" table:formula="of:=[.AM8]+[.AM9]" office:value-type="float" office:value="100" calcext:value-type="float">
            <text:p>100</text:p>
          </table:table-cell>
          <table:table-cell table:style-name="ce7" table:formula="of:=[.AN8]+[.AN9]" office:value-type="float" office:value="100" calcext:value-type="float">
            <text:p>100</text:p>
          </table:table-cell>
          <table:table-cell table:style-name="ce7" table:formula="of:=[.AO8]+[.AO9]" office:value-type="float" office:value="100" calcext:value-type="float">
            <text:p>100</text:p>
          </table:table-cell>
          <table:table-cell table:style-name="ce7" table:formula="of:=[.AP8]+[.AP9]" office:value-type="float" office:value="100" calcext:value-type="float">
            <text:p>100</text:p>
          </table:table-cell>
          <table:table-cell table:style-name="ce7" table:formula="of:=[.AQ8]+[.AQ9]" office:value-type="float" office:value="100" calcext:value-type="float">
            <text:p>100</text:p>
          </table:table-cell>
          <table:table-cell table:style-name="ce7" table:formula="of:=[.AR8]+[.AR9]" office:value-type="float" office:value="100" calcext:value-type="float">
            <text:p>100</text:p>
          </table:table-cell>
          <table:table-cell table:style-name="ce7" table:formula="of:=[.AS8]+[.AS9]" office:value-type="float" office:value="100" calcext:value-type="float">
            <text:p>100</text:p>
          </table:table-cell>
          <table:table-cell table:style-name="ce7" table:formula="of:=[.AT8]+[.AT9]" office:value-type="float" office:value="100" calcext:value-type="float">
            <text:p>100</text:p>
          </table:table-cell>
          <table:table-cell table:style-name="ce7" table:formula="of:=[.AU8]+[.AU9]" office:value-type="float" office:value="100" calcext:value-type="float">
            <text:p>100</text:p>
          </table:table-cell>
          <table:table-cell table:style-name="ce7" table:formula="of:=[.AV8]+[.AV9]" office:value-type="float" office:value="100" calcext:value-type="float">
            <text:p>100</text:p>
          </table:table-cell>
          <table:table-cell table:style-name="ce7" table:formula="of:=[.AW8]+[.AW9]" office:value-type="float" office:value="100" calcext:value-type="float">
            <text:p>100</text:p>
          </table:table-cell>
          <table:table-cell table:style-name="ce7" table:formula="of:=[.AX8]+[.AX9]" office:value-type="float" office:value="100" calcext:value-type="float">
            <text:p>100</text:p>
          </table:table-cell>
          <table:table-cell table:style-name="ce7" table:formula="of:=[.AY8]+[.AY9]" office:value-type="float" office:value="100" calcext:value-type="float">
            <text:p>100</text:p>
          </table:table-cell>
          <table:table-cell table:style-name="ce7" table:formula="of:=[.AZ8]+[.AZ9]" office:value-type="float" office:value="100" calcext:value-type="float">
            <text:p>100</text:p>
          </table:table-cell>
          <table:table-cell table:style-name="ce7" table:formula="of:=[.BA8]+[.BA9]" office:value-type="float" office:value="100" calcext:value-type="float">
            <text:p>100</text:p>
          </table:table-cell>
          <table:table-cell table:style-name="ce7" table:formula="of:=[.BB8]+[.BB9]" office:value-type="float" office:value="100" calcext:value-type="float">
            <text:p>100</text:p>
          </table:table-cell>
          <table:table-cell table:style-name="ce7" table:formula="of:=[.BC8]+[.BC9]" office:value-type="float" office:value="100" calcext:value-type="float">
            <text:p>100</text:p>
          </table:table-cell>
          <table:table-cell table:style-name="ce7" table:formula="of:=[.BD8]+[.BD9]" office:value-type="float" office:value="100" calcext:value-type="float">
            <text:p>100</text:p>
          </table:table-cell>
          <table:table-cell table:style-name="ce7" table:formula="of:=[.BE8]+[.BE9]" office:value-type="float" office:value="100" calcext:value-type="float">
            <text:p>100</text:p>
          </table:table-cell>
          <table:table-cell table:style-name="ce7" table:formula="of:=[.BF8]+[.BF9]" office:value-type="float" office:value="100" calcext:value-type="float">
            <text:p>100</text:p>
          </table:table-cell>
          <table:table-cell table:style-name="ce7" table:formula="of:=[.BG8]+[.BG9]" office:value-type="float" office:value="100" calcext:value-type="float">
            <text:p>100</text:p>
          </table:table-cell>
          <table:table-cell table:style-name="ce7" table:formula="of:=[.BH8]+[.BH9]" office:value-type="float" office:value="100" calcext:value-type="float">
            <text:p>100</text:p>
          </table:table-cell>
          <table:table-cell table:style-name="ce7" table:formula="of:=[.BI8]+[.BI9]" office:value-type="float" office:value="100" calcext:value-type="float">
            <text:p>100</text:p>
          </table:table-cell>
          <table:table-cell table:style-name="ce7" table:formula="of:=[.BJ8]+[.BJ9]" office:value-type="float" office:value="100" calcext:value-type="float">
            <text:p>100</text:p>
          </table:table-cell>
          <table:table-cell table:style-name="ce7" table:formula="of:=[.BK8]+[.BK9]" office:value-type="float" office:value="100" calcext:value-type="float">
            <text:p>100</text:p>
          </table:table-cell>
          <table:table-cell table:style-name="ce7" table:formula="of:=[.BL8]+[.BL9]" office:value-type="float" office:value="100" calcext:value-type="float">
            <text:p>100</text:p>
          </table:table-cell>
          <table:table-cell table:style-name="ce7" table:formula="of:=[.BM8]+[.BM9]" office:value-type="float" office:value="100" calcext:value-type="float">
            <text:p>100</text:p>
          </table:table-cell>
          <table:table-cell table:style-name="ce7" table:formula="of:=[.BN8]+[.BN9]" office:value-type="float" office:value="100" calcext:value-type="float">
            <text:p>100</text:p>
          </table:table-cell>
          <table:table-cell table:style-name="ce7" table:formula="of:=[.BO8]+[.BO9]" office:value-type="float" office:value="100" calcext:value-type="float">
            <text:p>100</text:p>
          </table:table-cell>
          <table:table-cell table:style-name="ce7" table:formula="of:=[.BP8]+[.BP9]" office:value-type="float" office:value="100" calcext:value-type="float">
            <text:p>100</text:p>
          </table:table-cell>
          <table:table-cell table:style-name="ce7" table:formula="of:=[.BQ8]+[.BQ9]" office:value-type="float" office:value="100" calcext:value-type="float">
            <text:p>100</text:p>
          </table:table-cell>
          <table:table-cell table:style-name="ce7" table:formula="of:=[.BR8]+[.BR9]" office:value-type="float" office:value="100" calcext:value-type="float">
            <text:p>100</text:p>
          </table:table-cell>
          <table:table-cell table:style-name="ce7" table:formula="of:=[.BS8]+[.BS9]" office:value-type="float" office:value="100" calcext:value-type="float">
            <text:p>100</text:p>
          </table:table-cell>
          <table:table-cell table:style-name="ce7" table:formula="of:=[.BT8]+[.BT9]" office:value-type="float" office:value="100" calcext:value-type="float">
            <text:p>100</text:p>
          </table:table-cell>
          <table:table-cell table:style-name="ce7" table:formula="of:=[.BU8]+[.BU9]" office:value-type="float" office:value="100" calcext:value-type="float">
            <text:p>100</text:p>
          </table:table-cell>
          <table:table-cell table:style-name="ce7" table:formula="of:=[.BV8]+[.BV9]" office:value-type="float" office:value="100" calcext:value-type="float">
            <text:p>100</text:p>
          </table:table-cell>
          <table:table-cell table:style-name="ce7" table:formula="of:=[.BW8]+[.BW9]" office:value-type="float" office:value="100" calcext:value-type="float">
            <text:p>100</text:p>
          </table:table-cell>
          <table:table-cell table:style-name="ce7" table:formula="of:=[.BX8]+[.BX9]" office:value-type="float" office:value="100" calcext:value-type="float">
            <text:p>100</text:p>
          </table:table-cell>
          <table:table-cell table:style-name="ce7" table:formula="of:=[.BY8]+[.BY9]" office:value-type="float" office:value="100" calcext:value-type="float">
            <text:p>100</text:p>
          </table:table-cell>
          <table:table-cell table:style-name="ce7" table:formula="of:=[.BZ8]+[.BZ9]" office:value-type="float" office:value="100" calcext:value-type="float">
            <text:p>100</text:p>
          </table:table-cell>
          <table:table-cell table:style-name="ce7" table:formula="of:=[.CA8]+[.CA9]" office:value-type="float" office:value="100" calcext:value-type="float">
            <text:p>100</text:p>
          </table:table-cell>
          <table:table-cell table:style-name="ce7" table:formula="of:=[.CB8]+[.CB9]" office:value-type="float" office:value="100" calcext:value-type="float">
            <text:p>100</text:p>
          </table:table-cell>
          <table:table-cell table:style-name="ce7" table:formula="of:=[.CC8]+[.CC9]" office:value-type="float" office:value="100" calcext:value-type="float">
            <text:p>100</text:p>
          </table:table-cell>
          <table:table-cell table:style-name="ce7" table:formula="of:=[.CD8]+[.CD9]" office:value-type="float" office:value="100" calcext:value-type="float">
            <text:p>100</text:p>
          </table:table-cell>
          <table:table-cell table:style-name="ce7" table:formula="of:=[.CE8]+[.CE9]" office:value-type="float" office:value="100" calcext:value-type="float">
            <text:p>100</text:p>
          </table:table-cell>
          <table:table-cell table:style-name="ce7" table:formula="of:=[.CF8]+[.CF9]" office:value-type="float" office:value="100" calcext:value-type="float">
            <text:p>100</text:p>
          </table:table-cell>
          <table:table-cell table:style-name="ce7" table:formula="of:=[.CG8]+[.CG9]" office:value-type="float" office:value="100" calcext:value-type="float">
            <text:p>100</text:p>
          </table:table-cell>
          <table:table-cell table:style-name="ce7" table:formula="of:=[.CH8]+[.CH9]" office:value-type="float" office:value="100" calcext:value-type="float">
            <text:p>100</text:p>
          </table:table-cell>
          <table:table-cell table:style-name="ce7" table:formula="of:=[.CI8]+[.CI9]" office:value-type="float" office:value="100" calcext:value-type="float">
            <text:p>100</text:p>
          </table:table-cell>
          <table:table-cell table:style-name="ce7" table:formula="of:=[.CJ8]+[.CJ9]" office:value-type="float" office:value="100" calcext:value-type="float">
            <text:p>100</text:p>
          </table:table-cell>
          <table:table-cell table:style-name="ce7" table:formula="of:=[.CK8]+[.CK9]" office:value-type="float" office:value="100" calcext:value-type="float">
            <text:p>100</text:p>
          </table:table-cell>
          <table:table-cell table:style-name="ce7" table:formula="of:=[.CL8]+[.CL9]" office:value-type="float" office:value="100" calcext:value-type="float">
            <text:p>100</text:p>
          </table:table-cell>
          <table:table-cell table:style-name="ce7" table:formula="of:=[.CM8]+[.CM9]" office:value-type="float" office:value="100" calcext:value-type="float">
            <text:p>100</text:p>
          </table:table-cell>
          <table:table-cell table:style-name="ce7" table:formula="of:=[.CN8]+[.CN9]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4" office:value-type="string" calcext:value-type="string">
            <text:p>d (Delta)</text:p>
          </table:table-cell>
          <table:table-cell table:style-name="Default"/>
          <table:table-cell table:style-name="ce7" table:formula="of:=[.$D$2]*[.$D$5]*[.D9]/[.D10]" office:value-type="float" office:value="0.02" calcext:value-type="float">
            <text:p>0.02</text:p>
          </table:table-cell>
          <table:table-cell table:style-name="ce7" table:formula="of:=[.$D$2]*[.$D$5]*[.E9]/[.E10]" office:value-type="float" office:value="0.0036" calcext:value-type="float">
            <text:p>0.0036</text:p>
          </table:table-cell>
          <table:table-cell table:style-name="ce7" table:formula="of:=[.$D$2]*[.$D$5]*[.F9]/[.F10]" office:value-type="float" office:value="0.00070704" calcext:value-type="float">
            <text:p>0.00070704</text:p>
          </table:table-cell>
          <table:table-cell table:style-name="ce7" table:formula="of:=[.$D$2]*[.$D$5]*[.G9]/[.G10]" office:value-type="float" office:value="0.0001409080944384" calcext:value-type="float">
            <text:p>0.0001409081</text:p>
          </table:table-cell>
          <table:table-cell table:style-name="ce7" table:formula="of:=[.$D$2]*[.$D$5]*[.H9]/[.H10]" office:value-type="float" office:value="0.0000281617637966017" calcext:value-type="float">
            <text:p>2.81617637966017E-005</text:p>
          </table:table-cell>
          <table:table-cell table:style-name="ce7" table:formula="of:=[.$D$2]*[.$D$5]*[.I9]/[.I10]" office:value-type="float" office:value="0.00000563155967438021" calcext:value-type="float">
            <text:p>5.63155967438021E-006</text:p>
          </table:table-cell>
          <table:table-cell table:style-name="ce7" table:formula="of:=[.$D$2]*[.$D$5]*[.J9]/[.J10]" office:value-type="float" office:value="0.00000112628022041168" calcext:value-type="float">
            <text:p>1.12628022041168E-006</text:p>
          </table:table-cell>
          <table:table-cell table:style-name="ce7" table:formula="of:=[.$D$2]*[.$D$5]*[.K9]/[.K10]" office:value-type="float" office:value="0.0000002252547755752" calcext:value-type="float">
            <text:p>2.252547755752E-007</text:p>
          </table:table-cell>
          <table:table-cell table:style-name="ce7" table:formula="of:=[.$D$2]*[.$D$5]*[.L9]/[.L10]" office:value-type="float" office:value="0.0000000450509043753262" calcext:value-type="float">
            <text:p>4.50509043753262E-008</text:p>
          </table:table-cell>
          <table:table-cell table:style-name="ce7" table:formula="of:=[.$D$2]*[.$D$5]*[.M9]/[.M10]" office:value-type="float" office:value="0.00000000901017884548125" calcext:value-type="float">
            <text:p>0.000000009</text:p>
          </table:table-cell>
          <table:table-cell table:style-name="ce7" table:formula="of:=[.$D$2]*[.$D$5]*[.N9]/[.N10]" office:value-type="float" office:value="0.00000000180203568791293" calcext:value-type="float">
            <text:p>1.80203568791293E-009</text:p>
          </table:table-cell>
          <table:table-cell table:style-name="ce7" table:formula="of:=[.$D$2]*[.$D$5]*[.O9]/[.O10]" office:value-type="float" office:value="0.000000000360407134335253" calcext:value-type="float">
            <text:p>3.60407134335253E-010</text:p>
          </table:table-cell>
          <table:table-cell table:style-name="ce7" table:formula="of:=[.$D$2]*[.$D$5]*[.P9]/[.P10]" office:value-type="float" office:value="0.0000000000720814267371573" calcext:value-type="float">
            <text:p>7.20814267371573E-011</text:p>
          </table:table-cell>
          <table:table-cell table:style-name="ce7" table:formula="of:=[.$D$2]*[.$D$5]*[.Q9]/[.Q10]" office:value-type="float" office:value="0.0000000000144162853422357" calcext:value-type="float">
            <text:p>1.44162853422357E-011</text:p>
          </table:table-cell>
          <table:table-cell table:style-name="ce7" table:formula="of:=[.$D$2]*[.$D$5]*[.R9]/[.R10]" office:value-type="float" office:value="0.00000000000288325706823932" calcext:value-type="float">
            <text:p>2.88325706823932E-012</text:p>
          </table:table-cell>
          <table:table-cell table:style-name="ce7" table:formula="of:=[.$D$2]*[.$D$5]*[.S9]/[.S10]" office:value-type="float" office:value="0.00000000000057665141363955" calcext:value-type="float">
            <text:p>5.7665141363955E-013</text:p>
          </table:table-cell>
          <table:table-cell table:style-name="ce7" table:formula="of:=[.$D$2]*[.$D$5]*[.T9]/[.T10]" office:value-type="float" office:value="0.000000000000115330282727577" calcext:value-type="float">
            <text:p>1.15330282727577E-013</text:p>
          </table:table-cell>
          <table:table-cell table:style-name="ce7" table:formula="of:=[.$D$2]*[.$D$5]*[.U9]/[.U10]" office:value-type="float" office:value="0.0000000000000230660565455022" calcext:value-type="float">
            <text:p>2.30660565455022E-014</text:p>
          </table:table-cell>
          <table:table-cell table:style-name="ce7" table:formula="of:=[.$D$2]*[.$D$5]*[.V9]/[.V10]" office:value-type="float" office:value="4.61321130909991E-015" calcext:value-type="float">
            <text:p>4.61321130909991E-015</text:p>
          </table:table-cell>
          <table:table-cell table:style-name="ce7" table:formula="of:=[.$D$2]*[.$D$5]*[.W9]/[.W10]" office:value-type="float" office:value="9.22642261819961E-016" calcext:value-type="float">
            <text:p>9.22642261819961E-016</text:p>
          </table:table-cell>
          <table:table-cell table:style-name="ce7" table:formula="of:=[.$D$2]*[.$D$5]*[.X9]/[.X10]" office:value-type="float" office:value="1.84528452363991E-016" calcext:value-type="float">
            <text:p>1.84528452363991E-016</text:p>
          </table:table-cell>
          <table:table-cell table:style-name="ce7" table:formula="of:=[.$D$2]*[.$D$5]*[.Y9]/[.Y10]" office:value-type="float" office:value="3.69056904727982E-017" calcext:value-type="float">
            <text:p>3.69056904727982E-017</text:p>
          </table:table-cell>
          <table:table-cell table:style-name="ce7" table:formula="of:=[.$D$2]*[.$D$5]*[.Z9]/[.Z10]" office:value-type="float" office:value="7.38113809455965E-018" calcext:value-type="float">
            <text:p>7.38113809455965E-018</text:p>
          </table:table-cell>
          <table:table-cell table:style-name="ce7" table:formula="of:=[.$D$2]*[.$D$5]*[.AA9]/[.AA10]" office:value-type="float" office:value="1.47622761891193E-018" calcext:value-type="float">
            <text:p>1.47622761891193E-018</text:p>
          </table:table-cell>
          <table:table-cell table:style-name="ce7" table:formula="of:=[.$D$2]*[.$D$5]*[.AB9]/[.AB10]" office:value-type="float" office:value="2.95245523782386E-019" calcext:value-type="float">
            <text:p>2.95245523782386E-019</text:p>
          </table:table-cell>
          <table:table-cell table:style-name="ce7" table:formula="of:=[.$D$2]*[.$D$5]*[.AC9]/[.AC10]" office:value-type="float" office:value="5.90491047564772E-020" calcext:value-type="float">
            <text:p>5.90491047564772E-020</text:p>
          </table:table-cell>
          <table:table-cell table:style-name="ce7" table:formula="of:=[.$D$2]*[.$D$5]*[.AD9]/[.AD10]" office:value-type="float" office:value="1.18098209512954E-020" calcext:value-type="float">
            <text:p>1.18098209512954E-020</text:p>
          </table:table-cell>
          <table:table-cell table:style-name="ce7" table:formula="of:=[.$D$2]*[.$D$5]*[.AE9]/[.AE10]" office:value-type="float" office:value="2.36196419025909E-021" calcext:value-type="float">
            <text:p>2.36196419025909E-021</text:p>
          </table:table-cell>
          <table:table-cell table:style-name="ce7" table:formula="of:=[.$D$2]*[.$D$5]*[.AF9]/[.AF10]" office:value-type="float" office:value="4.72392838051818E-022" calcext:value-type="float">
            <text:p>4.72392838051818E-022</text:p>
          </table:table-cell>
          <table:table-cell table:style-name="ce7" table:formula="of:=[.$D$2]*[.$D$5]*[.AG9]/[.AG10]" office:value-type="float" office:value="9.44785676103635E-023" calcext:value-type="float">
            <text:p>9.44785676103635E-023</text:p>
          </table:table-cell>
          <table:table-cell table:style-name="ce7" table:formula="of:=[.$D$2]*[.$D$5]*[.AH9]/[.AH10]" office:value-type="float" office:value="1.88957135220727E-023" calcext:value-type="float">
            <text:p>1.88957135220727E-023</text:p>
          </table:table-cell>
          <table:table-cell table:style-name="ce7" table:formula="of:=[.$D$2]*[.$D$5]*[.AI9]/[.AI10]" office:value-type="float" office:value="3.77914270441454E-024" calcext:value-type="float">
            <text:p>3.77914270441454E-024</text:p>
          </table:table-cell>
          <table:table-cell table:style-name="ce7" table:formula="of:=[.$D$2]*[.$D$5]*[.AJ9]/[.AJ10]" office:value-type="float" office:value="7.55828540882908E-025" calcext:value-type="float">
            <text:p>7.55828540882908E-025</text:p>
          </table:table-cell>
          <table:table-cell table:style-name="ce7" table:formula="of:=[.$D$2]*[.$D$5]*[.AK9]/[.AK10]" office:value-type="float" office:value="1.51165708176582E-025" calcext:value-type="float">
            <text:p>1.51165708176582E-025</text:p>
          </table:table-cell>
          <table:table-cell table:style-name="ce7" table:formula="of:=[.$D$2]*[.$D$5]*[.AL9]/[.AL10]" office:value-type="float" office:value="3.02331416353163E-026" calcext:value-type="float">
            <text:p>3.02331416353163E-026</text:p>
          </table:table-cell>
          <table:table-cell table:style-name="ce7" table:formula="of:=[.$D$2]*[.$D$5]*[.AM9]/[.AM10]" office:value-type="float" office:value="6.04662832706327E-027" calcext:value-type="float">
            <text:p>6.04662832706327E-027</text:p>
          </table:table-cell>
          <table:table-cell table:style-name="ce7" table:formula="of:=[.$D$2]*[.$D$5]*[.AN9]/[.AN10]" office:value-type="float" office:value="1.20932566541265E-027" calcext:value-type="float">
            <text:p>1.20932566541265E-027</text:p>
          </table:table-cell>
          <table:table-cell table:style-name="ce7" table:formula="of:=[.$D$2]*[.$D$5]*[.AO9]/[.AO10]" office:value-type="float" office:value="2.41865133082531E-028" calcext:value-type="float">
            <text:p>2.41865133082531E-028</text:p>
          </table:table-cell>
          <table:table-cell table:style-name="ce7" table:formula="of:=[.$D$2]*[.$D$5]*[.AP9]/[.AP10]" office:value-type="float" office:value="4.83730266165062E-029" calcext:value-type="float">
            <text:p>4.83730266165062E-029</text:p>
          </table:table-cell>
          <table:table-cell table:style-name="ce7" table:formula="of:=[.$D$2]*[.$D$5]*[.AQ9]/[.AQ10]" office:value-type="float" office:value="9.67460532330123E-030" calcext:value-type="float">
            <text:p>9.67460532330123E-030</text:p>
          </table:table-cell>
          <table:table-cell table:style-name="ce7" table:formula="of:=[.$D$2]*[.$D$5]*[.AR9]/[.AR10]" office:value-type="float" office:value="1.93492106466025E-030" calcext:value-type="float">
            <text:p>1.93492106466025E-030</text:p>
          </table:table-cell>
          <table:table-cell table:style-name="ce7" table:formula="of:=[.$D$2]*[.$D$5]*[.AS9]/[.AS10]" office:value-type="float" office:value="3.86984212932049E-031" calcext:value-type="float">
            <text:p>3.86984212932049E-031</text:p>
          </table:table-cell>
          <table:table-cell table:style-name="ce7" table:formula="of:=[.$D$2]*[.$D$5]*[.AT9]/[.AT10]" office:value-type="float" office:value="7.73968425864098E-032" calcext:value-type="float">
            <text:p>7.73968425864098E-032</text:p>
          </table:table-cell>
          <table:table-cell table:style-name="ce7" table:formula="of:=[.$D$2]*[.$D$5]*[.AU9]/[.AU10]" office:value-type="float" office:value="1.5479368517282E-032" calcext:value-type="float">
            <text:p>1.5479368517282E-032</text:p>
          </table:table-cell>
          <table:table-cell table:style-name="ce7" table:formula="of:=[.$D$2]*[.$D$5]*[.AV9]/[.AV10]" office:value-type="float" office:value="3.09587370345639E-033" calcext:value-type="float">
            <text:p>3.09587370345639E-033</text:p>
          </table:table-cell>
          <table:table-cell table:style-name="ce7" table:formula="of:=[.$D$2]*[.$D$5]*[.AW9]/[.AW10]" office:value-type="float" office:value="6.19174740691279E-034" calcext:value-type="float">
            <text:p>6.19174740691279E-034</text:p>
          </table:table-cell>
          <table:table-cell table:style-name="ce7" table:formula="of:=[.$D$2]*[.$D$5]*[.AX9]/[.AX10]" office:value-type="float" office:value="1.23834948138256E-034" calcext:value-type="float">
            <text:p>1.23834948138256E-034</text:p>
          </table:table-cell>
          <table:table-cell table:style-name="ce7" table:formula="of:=[.$D$2]*[.$D$5]*[.AY9]/[.AY10]" office:value-type="float" office:value="2.47669896276512E-035" calcext:value-type="float">
            <text:p>2.47669896276512E-035</text:p>
          </table:table-cell>
          <table:table-cell table:style-name="ce7" table:formula="of:=[.$D$2]*[.$D$5]*[.AZ9]/[.AZ10]" office:value-type="float" office:value="4.95339792553023E-036" calcext:value-type="float">
            <text:p>4.95339792553023E-036</text:p>
          </table:table-cell>
          <table:table-cell table:style-name="ce7" table:formula="of:=[.$D$2]*[.$D$5]*[.BA9]/[.BA10]" office:value-type="float" office:value="9.90679585106046E-037" calcext:value-type="float">
            <text:p>9.90679585106046E-037</text:p>
          </table:table-cell>
          <table:table-cell table:style-name="ce7" table:formula="of:=[.$D$2]*[.$D$5]*[.BB9]/[.BB10]" office:value-type="float" office:value="1.98135917021209E-037" calcext:value-type="float">
            <text:p>1.98135917021209E-037</text:p>
          </table:table-cell>
          <table:table-cell table:style-name="ce7" table:formula="of:=[.$D$2]*[.$D$5]*[.BC9]/[.BC10]" office:value-type="float" office:value="3.96271834042419E-038" calcext:value-type="float">
            <text:p>3.96271834042419E-038</text:p>
          </table:table-cell>
          <table:table-cell table:style-name="ce7" table:formula="of:=[.$D$2]*[.$D$5]*[.BD9]/[.BD10]" office:value-type="float" office:value="7.92543668084837E-039" calcext:value-type="float">
            <text:p>7.92543668084837E-039</text:p>
          </table:table-cell>
          <table:table-cell table:style-name="ce7" table:formula="of:=[.$D$2]*[.$D$5]*[.BE9]/[.BE10]" office:value-type="float" office:value="1.58508733616967E-039" calcext:value-type="float">
            <text:p>1.58508733616967E-039</text:p>
          </table:table-cell>
          <table:table-cell table:style-name="ce7" table:formula="of:=[.$D$2]*[.$D$5]*[.BF9]/[.BF10]" office:value-type="float" office:value="3.17017467233935E-040" calcext:value-type="float">
            <text:p>3.17017467233935E-040</text:p>
          </table:table-cell>
          <table:table-cell table:style-name="ce7" table:formula="of:=[.$D$2]*[.$D$5]*[.BG9]/[.BG10]" office:value-type="float" office:value="6.34034934467869E-041" calcext:value-type="float">
            <text:p>6.34034934467869E-041</text:p>
          </table:table-cell>
          <table:table-cell table:style-name="ce7" table:formula="of:=[.$D$2]*[.$D$5]*[.BH9]/[.BH10]" office:value-type="float" office:value="1.26806986893574E-041" calcext:value-type="float">
            <text:p>1.26806986893574E-041</text:p>
          </table:table-cell>
          <table:table-cell table:style-name="ce7" table:formula="of:=[.$D$2]*[.$D$5]*[.BI9]/[.BI10]" office:value-type="float" office:value="2.53613973787148E-042" calcext:value-type="float">
            <text:p>2.53613973787148E-042</text:p>
          </table:table-cell>
          <table:table-cell table:style-name="ce7" table:formula="of:=[.$D$2]*[.$D$5]*[.BJ9]/[.BJ10]" office:value-type="float" office:value="5.07227947574296E-043" calcext:value-type="float">
            <text:p>5.07227947574296E-043</text:p>
          </table:table-cell>
          <table:table-cell table:style-name="ce7" table:formula="of:=[.$D$2]*[.$D$5]*[.BK9]/[.BK10]" office:value-type="float" office:value="1.01445589514859E-043" calcext:value-type="float">
            <text:p>1.01445589514859E-043</text:p>
          </table:table-cell>
          <table:table-cell table:style-name="ce7" table:formula="of:=[.$D$2]*[.$D$5]*[.BL9]/[.BL10]" office:value-type="float" office:value="2.02891179029718E-044" calcext:value-type="float">
            <text:p>2.02891179029718E-044</text:p>
          </table:table-cell>
          <table:table-cell table:style-name="ce7" table:formula="of:=[.$D$2]*[.$D$5]*[.BM9]/[.BM10]" office:value-type="float" office:value="4.05782358059437E-045" calcext:value-type="float">
            <text:p>4.05782358059437E-045</text:p>
          </table:table-cell>
          <table:table-cell table:style-name="ce7" table:formula="of:=[.$D$2]*[.$D$5]*[.BN9]/[.BN10]" office:value-type="float" office:value="8.11564716118873E-046" calcext:value-type="float">
            <text:p>8.11564716118873E-046</text:p>
          </table:table-cell>
          <table:table-cell table:style-name="ce7" table:formula="of:=[.$D$2]*[.$D$5]*[.BO9]/[.BO10]" office:value-type="float" office:value="1.62312943223775E-046" calcext:value-type="float">
            <text:p>1.62312943223775E-046</text:p>
          </table:table-cell>
          <table:table-cell table:style-name="ce7" table:formula="of:=[.$D$2]*[.$D$5]*[.BP9]/[.BP10]" office:value-type="float" office:value="3.24625886447549E-047" calcext:value-type="float">
            <text:p>3.24625886447549E-047</text:p>
          </table:table-cell>
          <table:table-cell table:style-name="ce7" table:formula="of:=[.$D$2]*[.$D$5]*[.BQ9]/[.BQ10]" office:value-type="float" office:value="6.49251772895098E-048" calcext:value-type="float">
            <text:p>6.49251772895098E-048</text:p>
          </table:table-cell>
          <table:table-cell table:style-name="ce7" table:formula="of:=[.$D$2]*[.$D$5]*[.BR9]/[.BR10]" office:value-type="float" office:value="1.2985035457902E-048" calcext:value-type="float">
            <text:p>1.2985035457902E-048</text:p>
          </table:table-cell>
          <table:table-cell table:style-name="ce7" table:formula="of:=[.$D$2]*[.$D$5]*[.BS9]/[.BS10]" office:value-type="float" office:value="2.59700709158039E-049" calcext:value-type="float">
            <text:p>2.59700709158039E-049</text:p>
          </table:table-cell>
          <table:table-cell table:style-name="ce7" table:formula="of:=[.$D$2]*[.$D$5]*[.BT9]/[.BT10]" office:value-type="float" office:value="5.19401418316079E-050" calcext:value-type="float">
            <text:p>5.19401418316079E-050</text:p>
          </table:table-cell>
          <table:table-cell table:style-name="ce7" table:formula="of:=[.$D$2]*[.$D$5]*[.BU9]/[.BU10]" office:value-type="float" office:value="1.03880283663216E-050" calcext:value-type="float">
            <text:p>1.03880283663216E-050</text:p>
          </table:table-cell>
          <table:table-cell table:style-name="ce7" table:formula="of:=[.$D$2]*[.$D$5]*[.BV9]/[.BV10]" office:value-type="float" office:value="2.07760567326431E-051" calcext:value-type="float">
            <text:p>2.07760567326431E-051</text:p>
          </table:table-cell>
          <table:table-cell table:style-name="ce7" table:formula="of:=[.$D$2]*[.$D$5]*[.BW9]/[.BW10]" office:value-type="float" office:value="4.15521134652863E-052" calcext:value-type="float">
            <text:p>4.15521134652863E-052</text:p>
          </table:table-cell>
          <table:table-cell table:style-name="ce7" table:formula="of:=[.$D$2]*[.$D$5]*[.BX9]/[.BX10]" office:value-type="float" office:value="8.31042269305726E-053" calcext:value-type="float">
            <text:p>8.31042269305726E-053</text:p>
          </table:table-cell>
          <table:table-cell table:style-name="ce7" table:formula="of:=[.$D$2]*[.$D$5]*[.BY9]/[.BY10]" office:value-type="float" office:value="1.66208453861145E-053" calcext:value-type="float">
            <text:p>1.66208453861145E-053</text:p>
          </table:table-cell>
          <table:table-cell table:style-name="ce7" table:formula="of:=[.$D$2]*[.$D$5]*[.BZ9]/[.BZ10]" office:value-type="float" office:value="3.3241690772229E-054" calcext:value-type="float">
            <text:p>3.3241690772229E-054</text:p>
          </table:table-cell>
          <table:table-cell table:style-name="ce7" table:formula="of:=[.$D$2]*[.$D$5]*[.CA9]/[.CA10]" office:value-type="float" office:value="6.64833815444581E-055" calcext:value-type="float">
            <text:p>6.64833815444581E-055</text:p>
          </table:table-cell>
          <table:table-cell table:style-name="ce7" table:formula="of:=[.$D$2]*[.$D$5]*[.CB9]/[.CB10]" office:value-type="float" office:value="1.32966763088916E-055" calcext:value-type="float">
            <text:p>1.32966763088916E-055</text:p>
          </table:table-cell>
          <table:table-cell table:style-name="ce7" table:formula="of:=[.$D$2]*[.$D$5]*[.CC9]/[.CC10]" office:value-type="float" office:value="2.65933526177832E-056" calcext:value-type="float">
            <text:p>2.65933526177832E-056</text:p>
          </table:table-cell>
          <table:table-cell table:style-name="ce7" table:formula="of:=[.$D$2]*[.$D$5]*[.CD9]/[.CD10]" office:value-type="float" office:value="5.31867052355665E-057" calcext:value-type="float">
            <text:p>5.31867052355665E-057</text:p>
          </table:table-cell>
          <table:table-cell table:style-name="ce7" table:formula="of:=[.$D$2]*[.$D$5]*[.CE9]/[.CE10]" office:value-type="float" office:value="1.06373410471133E-057" calcext:value-type="float">
            <text:p>1.06373410471133E-057</text:p>
          </table:table-cell>
          <table:table-cell table:style-name="ce7" table:formula="of:=[.$D$2]*[.$D$5]*[.CF9]/[.CF10]" office:value-type="float" office:value="2.12746820942266E-058" calcext:value-type="float">
            <text:p>2.12746820942266E-058</text:p>
          </table:table-cell>
          <table:table-cell table:style-name="ce7" table:formula="of:=[.$D$2]*[.$D$5]*[.CG9]/[.CG10]" office:value-type="float" office:value="4.25493641884532E-059" calcext:value-type="float">
            <text:p>4.25493641884532E-059</text:p>
          </table:table-cell>
          <table:table-cell table:style-name="ce7" table:formula="of:=[.$D$2]*[.$D$5]*[.CH9]/[.CH10]" office:value-type="float" office:value="8.50987283769064E-060" calcext:value-type="float">
            <text:p>8.50987283769064E-060</text:p>
          </table:table-cell>
          <table:table-cell table:style-name="ce7" table:formula="of:=[.$D$2]*[.$D$5]*[.CI9]/[.CI10]" office:value-type="float" office:value="1.70197456753813E-060" calcext:value-type="float">
            <text:p>1.70197456753813E-060</text:p>
          </table:table-cell>
          <table:table-cell table:style-name="ce7" table:formula="of:=[.$D$2]*[.$D$5]*[.CJ9]/[.CJ10]" office:value-type="float" office:value="3.40394913507625E-061" calcext:value-type="float">
            <text:p>3.40394913507625E-061</text:p>
          </table:table-cell>
          <table:table-cell table:style-name="ce7" table:formula="of:=[.$D$2]*[.$D$5]*[.CK9]/[.CK10]" office:value-type="float" office:value="6.80789827015251E-062" calcext:value-type="float">
            <text:p>6.80789827015251E-062</text:p>
          </table:table-cell>
          <table:table-cell table:style-name="ce7" table:formula="of:=[.$D$2]*[.$D$5]*[.CL9]/[.CL10]" office:value-type="float" office:value="1.3615796540305E-062" calcext:value-type="float">
            <text:p>1.3615796540305E-062</text:p>
          </table:table-cell>
          <table:table-cell table:style-name="ce7" table:formula="of:=[.$D$2]*[.$D$5]*[.CM9]/[.CM10]" office:value-type="float" office:value="2.723159308061E-063" calcext:value-type="float">
            <text:p>2.723159308061E-063</text:p>
          </table:table-cell>
          <table:table-cell table:style-name="ce7" table:formula="of:=[.$D$2]*[.$D$5]*[.CN9]/[.CN10]" office:value-type="float" office:value="5.44631861612201E-064" calcext:value-type="float">
            <text:p>5.44631861612201E-064</text:p>
          </table:table-cell>
        </table:table-row>
        <table:table-row table:style-name="ro1">
          <table:table-cell/>
          <table:table-cell table:style-name="ce4" office:value-type="string" calcext:value-type="string">
            <text:p>New infections</text:p>
          </table:table-cell>
          <table:table-cell table:style-name="Default"/>
          <table:table-cell table:style-name="ce7" table:formula="of:=[.D11]*[.D8]-[.$D$4]*[.D9]" office:value-type="float" office:value="-8.2" calcext:value-type="float">
            <text:p>-8.2</text:p>
          </table:table-cell>
          <table:table-cell table:style-name="ce7" table:formula="of:=[.E11]*[.E8]-[.$D$4]*[.E9]" office:value-type="float" office:value="-1.44648" calcext:value-type="float">
            <text:p>-1.44648</text:p>
          </table:table-cell>
          <table:table-cell table:style-name="ce7" table:formula="of:=[.F11]*[.F8]-[.$D$4]*[.F9]" office:value-type="float" office:value="-0.2830659527808" calcext:value-type="float">
            <text:p>-0.2830659528</text:p>
          </table:table-cell>
          <table:table-cell table:style-name="ce7" table:formula="of:=[.G11]*[.G8]-[.$D$4]*[.G9]" office:value-type="float" office:value="-0.0563731653208991" calcext:value-type="float">
            <text:p>-0.0563731653</text:p>
          </table:table-cell>
          <table:table-cell table:style-name="ce7" table:formula="of:=[.H11]*[.H8]-[.$D$4]*[.H9]" office:value-type="float" office:value="-0.0112651020611108" calcext:value-type="float">
            <text:p>-0.0112651021</text:p>
          </table:table-cell>
          <table:table-cell table:style-name="ce7" table:formula="of:=[.I11]*[.I8]-[.$D$4]*[.I9]" office:value-type="float" office:value="-0.00225263972698427" calcext:value-type="float">
            <text:p>-0.0022526397</text:p>
          </table:table-cell>
          <table:table-cell table:style-name="ce7" table:formula="of:=[.J11]*[.J8]-[.$D$4]*[.J9]" office:value-type="float" office:value="-0.000450512722418238" calcext:value-type="float">
            <text:p>-0.0004505127</text:p>
          </table:table-cell>
          <table:table-cell table:style-name="ce7" table:formula="of:=[.K11]*[.K8]-[.$D$4]*[.K9]" office:value-type="float" office:value="-0.0000901019355999371" calcext:value-type="float">
            <text:p>-9.01019355999371E-005</text:p>
          </table:table-cell>
          <table:table-cell table:style-name="ce7" table:formula="of:=[.L11]*[.L8]-[.$D$4]*[.L9]" office:value-type="float" office:value="-0.0000180203627649225" calcext:value-type="float">
            <text:p>-1.80203627649225E-005</text:p>
          </table:table-cell>
          <table:table-cell table:style-name="ce7" table:formula="of:=[.M11]*[.M8]-[.$D$4]*[.M9]" office:value-type="float" office:value="-0.00000360407157878416" calcext:value-type="float">
            <text:p>-3.60407157878416E-006</text:p>
          </table:table-cell>
          <table:table-cell table:style-name="ce7" table:formula="of:=[.N11]*[.N8]-[.$D$4]*[.N9]" office:value-type="float" office:value="-0.000000720814276788837" calcext:value-type="float">
            <text:p>-7.20814276788837E-007</text:p>
          </table:table-cell>
          <table:table-cell table:style-name="ce7" table:formula="of:=[.O11]*[.O8]-[.$D$4]*[.O9]" office:value-type="float" office:value="-0.000000144162853799048" calcext:value-type="float">
            <text:p>-1.44162853799048E-007</text:p>
          </table:table-cell>
          <table:table-cell table:style-name="ce7" table:formula="of:=[.P11]*[.P8]-[.$D$4]*[.P9]" office:value-type="float" office:value="-0.0000000288325706974608" calcext:value-type="float">
            <text:p>-2.88325706974608E-008</text:p>
          </table:table-cell>
          <table:table-cell table:style-name="ce7" table:formula="of:=[.Q11]*[.Q8]-[.$D$4]*[.Q9]" office:value-type="float" office:value="-0.0000000057665141369982" calcext:value-type="float">
            <text:p>-5.7665141369982E-009</text:p>
          </table:table-cell>
          <table:table-cell table:style-name="ce7" table:formula="of:=[.R11]*[.R8]-[.$D$4]*[.R9]" office:value-type="float" office:value="-0.00000000115330282729988" calcext:value-type="float">
            <text:p>-1.15330282729988E-009</text:p>
          </table:table-cell>
          <table:table-cell table:style-name="ce7" table:formula="of:=[.S11]*[.S8]-[.$D$4]*[.S9]" office:value-type="float" office:value="-0.000000000230660565455986" calcext:value-type="float">
            <text:p>-2.30660565455986E-010</text:p>
          </table:table-cell>
          <table:table-cell table:style-name="ce7" table:formula="of:=[.T11]*[.T8]-[.$D$4]*[.T9]" office:value-type="float" office:value="-0.0000000000461321130910376" calcext:value-type="float">
            <text:p>-4.61321130910376E-011</text:p>
          </table:table-cell>
          <table:table-cell table:style-name="ce7" table:formula="of:=[.U11]*[.U8]-[.$D$4]*[.U9]" office:value-type="float" office:value="-0.00000000000922642261820115" calcext:value-type="float">
            <text:p>-9.22642261820115E-012</text:p>
          </table:table-cell>
          <table:table-cell table:style-name="ce7" table:formula="of:=[.V11]*[.V8]-[.$D$4]*[.V9]" office:value-type="float" office:value="-0.00000000000184528452363997" calcext:value-type="float">
            <text:p>-1.84528452363997E-012</text:p>
          </table:table-cell>
          <table:table-cell table:style-name="ce7" table:formula="of:=[.W11]*[.W8]-[.$D$4]*[.W9]" office:value-type="float" office:value="-0.000000000000369056904727985" calcext:value-type="float">
            <text:p>-3.69056904727985E-013</text:p>
          </table:table-cell>
          <table:table-cell table:style-name="ce7" table:formula="of:=[.X11]*[.X8]-[.$D$4]*[.X9]" office:value-type="float" office:value="-0.0000000000000738113809455965" calcext:value-type="float">
            <text:p>-7.38113809455965E-014</text:p>
          </table:table-cell>
          <table:table-cell table:style-name="ce7" table:formula="of:=[.Y11]*[.Y8]-[.$D$4]*[.Y9]" office:value-type="float" office:value="-0.0000000000000147622761891193" calcext:value-type="float">
            <text:p>-1.47622761891193E-014</text:p>
          </table:table-cell>
          <table:table-cell table:style-name="ce7" table:formula="of:=[.Z11]*[.Z8]-[.$D$4]*[.Z9]" office:value-type="float" office:value="-2.95245523782386E-015" calcext:value-type="float">
            <text:p>-2.95245523782386E-015</text:p>
          </table:table-cell>
          <table:table-cell table:style-name="ce7" table:formula="of:=[.AA11]*[.AA8]-[.$D$4]*[.AA9]" office:value-type="float" office:value="-5.90491047564772E-016" calcext:value-type="float">
            <text:p>-5.90491047564772E-016</text:p>
          </table:table-cell>
          <table:table-cell table:style-name="ce7" table:formula="of:=[.AB11]*[.AB8]-[.$D$4]*[.AB9]" office:value-type="float" office:value="-1.18098209512954E-016" calcext:value-type="float">
            <text:p>-1.18098209512954E-016</text:p>
          </table:table-cell>
          <table:table-cell table:style-name="ce7" table:formula="of:=[.AC11]*[.AC8]-[.$D$4]*[.AC9]" office:value-type="float" office:value="-2.36196419025909E-017" calcext:value-type="float">
            <text:p>-2.36196419025909E-017</text:p>
          </table:table-cell>
          <table:table-cell table:style-name="ce7" table:formula="of:=[.AD11]*[.AD8]-[.$D$4]*[.AD9]" office:value-type="float" office:value="-4.72392838051817E-018" calcext:value-type="float">
            <text:p>-4.72392838051817E-018</text:p>
          </table:table-cell>
          <table:table-cell table:style-name="ce7" table:formula="of:=[.AE11]*[.AE8]-[.$D$4]*[.AE9]" office:value-type="float" office:value="-9.44785676103635E-019" calcext:value-type="float">
            <text:p>-9.44785676103635E-019</text:p>
          </table:table-cell>
          <table:table-cell table:style-name="ce7" table:formula="of:=[.AF11]*[.AF8]-[.$D$4]*[.AF9]" office:value-type="float" office:value="-1.88957135220727E-019" calcext:value-type="float">
            <text:p>-1.88957135220727E-019</text:p>
          </table:table-cell>
          <table:table-cell table:style-name="ce7" table:formula="of:=[.AG11]*[.AG8]-[.$D$4]*[.AG9]" office:value-type="float" office:value="-3.77914270441454E-020" calcext:value-type="float">
            <text:p>-3.77914270441454E-020</text:p>
          </table:table-cell>
          <table:table-cell table:style-name="ce7" table:formula="of:=[.AH11]*[.AH8]-[.$D$4]*[.AH9]" office:value-type="float" office:value="-7.55828540882908E-021" calcext:value-type="float">
            <text:p>-7.55828540882908E-021</text:p>
          </table:table-cell>
          <table:table-cell table:style-name="ce7" table:formula="of:=[.AI11]*[.AI8]-[.$D$4]*[.AI9]" office:value-type="float" office:value="-1.51165708176582E-021" calcext:value-type="float">
            <text:p>-1.51165708176582E-021</text:p>
          </table:table-cell>
          <table:table-cell table:style-name="ce7" table:formula="of:=[.AJ11]*[.AJ8]-[.$D$4]*[.AJ9]" office:value-type="float" office:value="-3.02331416353163E-022" calcext:value-type="float">
            <text:p>-3.02331416353163E-022</text:p>
          </table:table-cell>
          <table:table-cell table:style-name="ce7" table:formula="of:=[.AK11]*[.AK8]-[.$D$4]*[.AK9]" office:value-type="float" office:value="-6.04662832706326E-023" calcext:value-type="float">
            <text:p>-6.04662832706326E-023</text:p>
          </table:table-cell>
          <table:table-cell table:style-name="ce7" table:formula="of:=[.AL11]*[.AL8]-[.$D$4]*[.AL9]" office:value-type="float" office:value="-1.20932566541265E-023" calcext:value-type="float">
            <text:p>-1.20932566541265E-023</text:p>
          </table:table-cell>
          <table:table-cell table:style-name="ce7" table:formula="of:=[.AM11]*[.AM8]-[.$D$4]*[.AM9]" office:value-type="float" office:value="-2.41865133082531E-024" calcext:value-type="float">
            <text:p>-2.41865133082531E-024</text:p>
          </table:table-cell>
          <table:table-cell table:style-name="ce7" table:formula="of:=[.AN11]*[.AN8]-[.$D$4]*[.AN9]" office:value-type="float" office:value="-4.83730266165061E-025" calcext:value-type="float">
            <text:p>-4.83730266165061E-025</text:p>
          </table:table-cell>
          <table:table-cell table:style-name="ce7" table:formula="of:=[.AO11]*[.AO8]-[.$D$4]*[.AO9]" office:value-type="float" office:value="-9.67460532330123E-026" calcext:value-type="float">
            <text:p>-9.67460532330123E-026</text:p>
          </table:table-cell>
          <table:table-cell table:style-name="ce7" table:formula="of:=[.AP11]*[.AP8]-[.$D$4]*[.AP9]" office:value-type="float" office:value="-1.93492106466025E-026" calcext:value-type="float">
            <text:p>-1.93492106466025E-026</text:p>
          </table:table-cell>
          <table:table-cell table:style-name="ce7" table:formula="of:=[.AQ11]*[.AQ8]-[.$D$4]*[.AQ9]" office:value-type="float" office:value="-3.86984212932049E-027" calcext:value-type="float">
            <text:p>-3.86984212932049E-027</text:p>
          </table:table-cell>
          <table:table-cell table:style-name="ce7" table:formula="of:=[.AR11]*[.AR8]-[.$D$4]*[.AR9]" office:value-type="float" office:value="-7.73968425864098E-028" calcext:value-type="float">
            <text:p>-7.73968425864098E-028</text:p>
          </table:table-cell>
          <table:table-cell table:style-name="ce7" table:formula="of:=[.AS11]*[.AS8]-[.$D$4]*[.AS9]" office:value-type="float" office:value="-1.5479368517282E-028" calcext:value-type="float">
            <text:p>-1.5479368517282E-028</text:p>
          </table:table-cell>
          <table:table-cell table:style-name="ce7" table:formula="of:=[.AT11]*[.AT8]-[.$D$4]*[.AT9]" office:value-type="float" office:value="-3.09587370345639E-029" calcext:value-type="float">
            <text:p>-3.09587370345639E-029</text:p>
          </table:table-cell>
          <table:table-cell table:style-name="ce7" table:formula="of:=[.AU11]*[.AU8]-[.$D$4]*[.AU9]" office:value-type="float" office:value="-6.19174740691278E-030" calcext:value-type="float">
            <text:p>-6.19174740691278E-030</text:p>
          </table:table-cell>
          <table:table-cell table:style-name="ce7" table:formula="of:=[.AV11]*[.AV8]-[.$D$4]*[.AV9]" office:value-type="float" office:value="-1.23834948138256E-030" calcext:value-type="float">
            <text:p>-1.23834948138256E-030</text:p>
          </table:table-cell>
          <table:table-cell table:style-name="ce7" table:formula="of:=[.AW11]*[.AW8]-[.$D$4]*[.AW9]" office:value-type="float" office:value="-2.47669896276511E-031" calcext:value-type="float">
            <text:p>-2.47669896276511E-031</text:p>
          </table:table-cell>
          <table:table-cell table:style-name="ce7" table:formula="of:=[.AX11]*[.AX8]-[.$D$4]*[.AX9]" office:value-type="float" office:value="-4.95339792553023E-032" calcext:value-type="float">
            <text:p>-4.95339792553023E-032</text:p>
          </table:table-cell>
          <table:table-cell table:style-name="ce7" table:formula="of:=[.AY11]*[.AY8]-[.$D$4]*[.AY9]" office:value-type="float" office:value="-9.90679585106047E-033" calcext:value-type="float">
            <text:p>-9.90679585106047E-033</text:p>
          </table:table-cell>
          <table:table-cell table:style-name="ce7" table:formula="of:=[.AZ11]*[.AZ8]-[.$D$4]*[.AZ9]" office:value-type="float" office:value="-1.98135917021209E-033" calcext:value-type="float">
            <text:p>-1.98135917021209E-033</text:p>
          </table:table-cell>
          <table:table-cell table:style-name="ce7" table:formula="of:=[.BA11]*[.BA8]-[.$D$4]*[.BA9]" office:value-type="float" office:value="-3.96271834042418E-034" calcext:value-type="float">
            <text:p>-3.96271834042418E-034</text:p>
          </table:table-cell>
          <table:table-cell table:style-name="ce7" table:formula="of:=[.BB11]*[.BB8]-[.$D$4]*[.BB9]" office:value-type="float" office:value="-7.92543668084837E-035" calcext:value-type="float">
            <text:p>-7.92543668084837E-035</text:p>
          </table:table-cell>
          <table:table-cell table:style-name="ce7" table:formula="of:=[.BC11]*[.BC8]-[.$D$4]*[.BC9]" office:value-type="float" office:value="-1.58508733616967E-035" calcext:value-type="float">
            <text:p>-1.58508733616967E-035</text:p>
          </table:table-cell>
          <table:table-cell table:style-name="ce7" table:formula="of:=[.BD11]*[.BD8]-[.$D$4]*[.BD9]" office:value-type="float" office:value="-3.17017467233935E-036" calcext:value-type="float">
            <text:p>-3.17017467233935E-036</text:p>
          </table:table-cell>
          <table:table-cell table:style-name="ce7" table:formula="of:=[.BE11]*[.BE8]-[.$D$4]*[.BE9]" office:value-type="float" office:value="-6.34034934467869E-037" calcext:value-type="float">
            <text:p>-6.34034934467869E-037</text:p>
          </table:table-cell>
          <table:table-cell table:style-name="ce7" table:formula="of:=[.BF11]*[.BF8]-[.$D$4]*[.BF9]" office:value-type="float" office:value="-1.26806986893574E-037" calcext:value-type="float">
            <text:p>-1.26806986893574E-037</text:p>
          </table:table-cell>
          <table:table-cell table:style-name="ce7" table:formula="of:=[.BG11]*[.BG8]-[.$D$4]*[.BG9]" office:value-type="float" office:value="-2.53613973787148E-038" calcext:value-type="float">
            <text:p>-2.53613973787148E-038</text:p>
          </table:table-cell>
          <table:table-cell table:style-name="ce7" table:formula="of:=[.BH11]*[.BH8]-[.$D$4]*[.BH9]" office:value-type="float" office:value="-5.07227947574295E-039" calcext:value-type="float">
            <text:p>-5.07227947574295E-039</text:p>
          </table:table-cell>
          <table:table-cell table:style-name="ce7" table:formula="of:=[.BI11]*[.BI8]-[.$D$4]*[.BI9]" office:value-type="float" office:value="-1.01445589514859E-039" calcext:value-type="float">
            <text:p>-1.01445589514859E-039</text:p>
          </table:table-cell>
          <table:table-cell table:style-name="ce7" table:formula="of:=[.BJ11]*[.BJ8]-[.$D$4]*[.BJ9]" office:value-type="float" office:value="-2.02891179029718E-040" calcext:value-type="float">
            <text:p>-2.02891179029718E-040</text:p>
          </table:table-cell>
          <table:table-cell table:style-name="ce7" table:formula="of:=[.BK11]*[.BK8]-[.$D$4]*[.BK9]" office:value-type="float" office:value="-4.05782358059437E-041" calcext:value-type="float">
            <text:p>-4.05782358059437E-041</text:p>
          </table:table-cell>
          <table:table-cell table:style-name="ce7" table:formula="of:=[.BL11]*[.BL8]-[.$D$4]*[.BL9]" office:value-type="float" office:value="-8.11564716118873E-042" calcext:value-type="float">
            <text:p>-8.11564716118873E-042</text:p>
          </table:table-cell>
          <table:table-cell table:style-name="ce7" table:formula="of:=[.BM11]*[.BM8]-[.$D$4]*[.BM9]" office:value-type="float" office:value="-1.62312943223775E-042" calcext:value-type="float">
            <text:p>-1.62312943223775E-042</text:p>
          </table:table-cell>
          <table:table-cell table:style-name="ce7" table:formula="of:=[.BN11]*[.BN8]-[.$D$4]*[.BN9]" office:value-type="float" office:value="-3.24625886447549E-043" calcext:value-type="float">
            <text:p>-3.24625886447549E-043</text:p>
          </table:table-cell>
          <table:table-cell table:style-name="ce7" table:formula="of:=[.BO11]*[.BO8]-[.$D$4]*[.BO9]" office:value-type="float" office:value="-6.49251772895098E-044" calcext:value-type="float">
            <text:p>-6.49251772895098E-044</text:p>
          </table:table-cell>
          <table:table-cell table:style-name="ce7" table:formula="of:=[.BP11]*[.BP8]-[.$D$4]*[.BP9]" office:value-type="float" office:value="-1.2985035457902E-044" calcext:value-type="float">
            <text:p>-1.2985035457902E-044</text:p>
          </table:table-cell>
          <table:table-cell table:style-name="ce7" table:formula="of:=[.BQ11]*[.BQ8]-[.$D$4]*[.BQ9]" office:value-type="float" office:value="-2.59700709158039E-045" calcext:value-type="float">
            <text:p>-2.59700709158039E-045</text:p>
          </table:table-cell>
          <table:table-cell table:style-name="ce7" table:formula="of:=[.BR11]*[.BR8]-[.$D$4]*[.BR9]" office:value-type="float" office:value="-5.19401418316078E-046" calcext:value-type="float">
            <text:p>-5.19401418316078E-046</text:p>
          </table:table-cell>
          <table:table-cell table:style-name="ce7" table:formula="of:=[.BS11]*[.BS8]-[.$D$4]*[.BS9]" office:value-type="float" office:value="-1.03880283663216E-046" calcext:value-type="float">
            <text:p>-1.03880283663216E-046</text:p>
          </table:table-cell>
          <table:table-cell table:style-name="ce7" table:formula="of:=[.BT11]*[.BT8]-[.$D$4]*[.BT9]" office:value-type="float" office:value="-2.07760567326431E-047" calcext:value-type="float">
            <text:p>-2.07760567326431E-047</text:p>
          </table:table-cell>
          <table:table-cell table:style-name="ce7" table:formula="of:=[.BU11]*[.BU8]-[.$D$4]*[.BU9]" office:value-type="float" office:value="-4.15521134652863E-048" calcext:value-type="float">
            <text:p>-4.15521134652863E-048</text:p>
          </table:table-cell>
          <table:table-cell table:style-name="ce7" table:formula="of:=[.BV11]*[.BV8]-[.$D$4]*[.BV9]" office:value-type="float" office:value="-8.31042269305726E-049" calcext:value-type="float">
            <text:p>-8.31042269305726E-049</text:p>
          </table:table-cell>
          <table:table-cell table:style-name="ce7" table:formula="of:=[.BW11]*[.BW8]-[.$D$4]*[.BW9]" office:value-type="float" office:value="-1.66208453861145E-049" calcext:value-type="float">
            <text:p>-1.66208453861145E-049</text:p>
          </table:table-cell>
          <table:table-cell table:style-name="ce7" table:formula="of:=[.BX11]*[.BX8]-[.$D$4]*[.BX9]" office:value-type="float" office:value="-3.3241690772229E-050" calcext:value-type="float">
            <text:p>-3.3241690772229E-050</text:p>
          </table:table-cell>
          <table:table-cell table:style-name="ce7" table:formula="of:=[.BY11]*[.BY8]-[.$D$4]*[.BY9]" office:value-type="float" office:value="-6.64833815444581E-051" calcext:value-type="float">
            <text:p>-6.64833815444581E-051</text:p>
          </table:table-cell>
          <table:table-cell table:style-name="ce7" table:formula="of:=[.BZ11]*[.BZ8]-[.$D$4]*[.BZ9]" office:value-type="float" office:value="-1.32966763088916E-051" calcext:value-type="float">
            <text:p>-1.32966763088916E-051</text:p>
          </table:table-cell>
          <table:table-cell table:style-name="ce7" table:formula="of:=[.CA11]*[.CA8]-[.$D$4]*[.CA9]" office:value-type="float" office:value="-2.65933526177832E-052" calcext:value-type="float">
            <text:p>-2.65933526177832E-052</text:p>
          </table:table-cell>
          <table:table-cell table:style-name="ce7" table:formula="of:=[.CB11]*[.CB8]-[.$D$4]*[.CB9]" office:value-type="float" office:value="-5.31867052355665E-053" calcext:value-type="float">
            <text:p>-5.31867052355665E-053</text:p>
          </table:table-cell>
          <table:table-cell table:style-name="ce7" table:formula="of:=[.CC11]*[.CC8]-[.$D$4]*[.CC9]" office:value-type="float" office:value="-1.06373410471133E-053" calcext:value-type="float">
            <text:p>-1.06373410471133E-053</text:p>
          </table:table-cell>
          <table:table-cell table:style-name="ce7" table:formula="of:=[.CD11]*[.CD8]-[.$D$4]*[.CD9]" office:value-type="float" office:value="-2.12746820942266E-054" calcext:value-type="float">
            <text:p>-2.12746820942266E-054</text:p>
          </table:table-cell>
          <table:table-cell table:style-name="ce7" table:formula="of:=[.CE11]*[.CE8]-[.$D$4]*[.CE9]" office:value-type="float" office:value="-4.25493641884532E-055" calcext:value-type="float">
            <text:p>-4.25493641884532E-055</text:p>
          </table:table-cell>
          <table:table-cell table:style-name="ce7" table:formula="of:=[.CF11]*[.CF8]-[.$D$4]*[.CF9]" office:value-type="float" office:value="-8.50987283769064E-056" calcext:value-type="float">
            <text:p>-8.50987283769064E-056</text:p>
          </table:table-cell>
          <table:table-cell table:style-name="ce7" table:formula="of:=[.CG11]*[.CG8]-[.$D$4]*[.CG9]" office:value-type="float" office:value="-1.70197456753813E-056" calcext:value-type="float">
            <text:p>-1.70197456753813E-056</text:p>
          </table:table-cell>
          <table:table-cell table:style-name="ce7" table:formula="of:=[.CH11]*[.CH8]-[.$D$4]*[.CH9]" office:value-type="float" office:value="-3.40394913507625E-057" calcext:value-type="float">
            <text:p>-3.40394913507625E-057</text:p>
          </table:table-cell>
          <table:table-cell table:style-name="ce7" table:formula="of:=[.CI11]*[.CI8]-[.$D$4]*[.CI9]" office:value-type="float" office:value="-6.80789827015251E-058" calcext:value-type="float">
            <text:p>-6.80789827015251E-058</text:p>
          </table:table-cell>
          <table:table-cell table:style-name="ce7" table:formula="of:=[.CJ11]*[.CJ8]-[.$D$4]*[.CJ9]" office:value-type="float" office:value="-1.3615796540305E-058" calcext:value-type="float">
            <text:p>-1.3615796540305E-058</text:p>
          </table:table-cell>
          <table:table-cell table:style-name="ce7" table:formula="of:=[.CK11]*[.CK8]-[.$D$4]*[.CK9]" office:value-type="float" office:value="-2.723159308061E-059" calcext:value-type="float">
            <text:p>-2.723159308061E-059</text:p>
          </table:table-cell>
          <table:table-cell table:style-name="ce7" table:formula="of:=[.CL11]*[.CL8]-[.$D$4]*[.CL9]" office:value-type="float" office:value="-5.44631861612201E-060" calcext:value-type="float">
            <text:p>-5.44631861612201E-060</text:p>
          </table:table-cell>
          <table:table-cell table:style-name="ce7" table:formula="of:=[.CM11]*[.CM8]-[.$D$4]*[.CM9]" office:value-type="float" office:value="-1.0892637232244E-060" calcext:value-type="float">
            <text:p>-1.0892637232244E-060</text:p>
          </table:table-cell>
          <table:table-cell table:style-name="ce7" table:formula="of:=[.CN11]*[.CN8]-[.$D$4]*[.CN9]" office:value-type="float" office:value="-2.1785274464488E-061" calcext:value-type="float">
            <text:p>-2.1785274464488E-061</text:p>
          </table:table-cell>
        </table:table-row>
        <table:table-row table:style-name="ro1">
          <table:table-cell/>
          <table:table-cell table:style-name="ce4" office:value-type="string" calcext:value-type="string">
            <text:p>Prevalence</text:p>
          </table:table-cell>
          <table:table-cell table:style-name="Default"/>
          <table:table-cell table:style-name="ce7" table:formula="of:=[.D9]/([.D9]+[.D8])" office:value-type="float" office:value="0.1" calcext:value-type="float">
            <text:p>0.1</text:p>
          </table:table-cell>
          <table:table-cell table:style-name="ce7" table:formula="of:=[.E9]/([.E9]+[.E8])" office:value-type="float" office:value="0.018" calcext:value-type="float">
            <text:p>0.018</text:p>
          </table:table-cell>
          <table:table-cell table:style-name="ce7" table:formula="of:=[.F9]/([.F9]+[.F8])" office:value-type="float" office:value="0.0035352" calcext:value-type="float">
            <text:p>0.0035352</text:p>
          </table:table-cell>
          <table:table-cell table:style-name="ce7" table:formula="of:=[.G9]/([.G9]+[.G8])" office:value-type="float" office:value="0.000704540472192" calcext:value-type="float">
            <text:p>0.0007045405</text:p>
          </table:table-cell>
          <table:table-cell table:style-name="ce7" table:formula="of:=[.H9]/([.H9]+[.H8])" office:value-type="float" office:value="0.000140808818983009" calcext:value-type="float">
            <text:p>0.0001408088</text:p>
          </table:table-cell>
          <table:table-cell table:style-name="ce7" table:formula="of:=[.I9]/([.I9]+[.I8])" office:value-type="float" office:value="0.0000281577983719011" calcext:value-type="float">
            <text:p>2.81577983719011E-005</text:p>
          </table:table-cell>
          <table:table-cell table:style-name="ce7" table:formula="of:=[.J9]/([.J9]+[.J8])" office:value-type="float" office:value="0.00000563140110205838" calcext:value-type="float">
            <text:p>5.63140110205838E-006</text:p>
          </table:table-cell>
          <table:table-cell table:style-name="ce7" table:formula="of:=[.K9]/([.K9]+[.K8])" office:value-type="float" office:value="0.000001126273877876" calcext:value-type="float">
            <text:p>1.126273877876E-006</text:p>
          </table:table-cell>
          <table:table-cell table:style-name="ce7" table:formula="of:=[.L9]/([.L9]+[.L8])" office:value-type="float" office:value="0.000000225254521876631" calcext:value-type="float">
            <text:p>2.25254521876631E-007</text:p>
          </table:table-cell>
          <table:table-cell table:style-name="ce7" table:formula="of:=[.M9]/([.M9]+[.M8])" office:value-type="float" office:value="0.0000000450508942274062" calcext:value-type="float">
            <text:p>4.50508942274062E-008</text:p>
          </table:table-cell>
          <table:table-cell table:style-name="ce7" table:formula="of:=[.N9]/([.N9]+[.N8])" office:value-type="float" office:value="0.00000000901017843956464" calcext:value-type="float">
            <text:p>0.000000009</text:p>
          </table:table-cell>
          <table:table-cell table:style-name="ce7" table:formula="of:=[.O9]/([.O9]+[.O8])" office:value-type="float" office:value="0.00000000180203567167626" calcext:value-type="float">
            <text:p>1.80203567167626E-009</text:p>
          </table:table-cell>
          <table:table-cell table:style-name="ce7" table:formula="of:=[.P9]/([.P9]+[.P8])" office:value-type="float" office:value="0.000000000360407133685786" calcext:value-type="float">
            <text:p>3.60407133685786E-010</text:p>
          </table:table-cell>
          <table:table-cell table:style-name="ce7" table:formula="of:=[.Q9]/([.Q9]+[.Q8])" office:value-type="float" office:value="0.0000000000720814267111786" calcext:value-type="float">
            <text:p>7.20814267111786E-011</text:p>
          </table:table-cell>
          <table:table-cell table:style-name="ce7" table:formula="of:=[.R9]/([.R9]+[.R8])" office:value-type="float" office:value="0.0000000000144162853411966" calcext:value-type="float">
            <text:p>1.44162853411966E-011</text:p>
          </table:table-cell>
          <table:table-cell table:style-name="ce7" table:formula="of:=[.S9]/([.S9]+[.S8])" office:value-type="float" office:value="0.00000000000288325706819775" calcext:value-type="float">
            <text:p>2.88325706819775E-012</text:p>
          </table:table-cell>
          <table:table-cell table:style-name="ce7" table:formula="of:=[.T9]/([.T9]+[.T8])" office:value-type="float" office:value="0.000000000000576651413637887" calcext:value-type="float">
            <text:p>5.76651413637887E-013</text:p>
          </table:table-cell>
          <table:table-cell table:style-name="ce7" table:formula="of:=[.U9]/([.U9]+[.U8])" office:value-type="float" office:value="0.000000000000115330282727511" calcext:value-type="float">
            <text:p>1.15330282727511E-013</text:p>
          </table:table-cell>
          <table:table-cell table:style-name="ce7" table:formula="of:=[.V9]/([.V9]+[.V8])" office:value-type="float" office:value="0.0000000000000230660565454995" calcext:value-type="float">
            <text:p>2.30660565454995E-014</text:p>
          </table:table-cell>
          <table:table-cell table:style-name="ce7" table:formula="of:=[.W9]/([.W9]+[.W8])" office:value-type="float" office:value="4.6132113090998E-015" calcext:value-type="float">
            <text:p>4.6132113090998E-015</text:p>
          </table:table-cell>
          <table:table-cell table:style-name="ce7" table:formula="of:=[.X9]/([.X9]+[.X8])" office:value-type="float" office:value="9.22642261819957E-016" calcext:value-type="float">
            <text:p>9.22642261819957E-016</text:p>
          </table:table-cell>
          <table:table-cell table:style-name="ce7" table:formula="of:=[.Y9]/([.Y9]+[.Y8])" office:value-type="float" office:value="1.84528452363991E-016" calcext:value-type="float">
            <text:p>1.84528452363991E-016</text:p>
          </table:table-cell>
          <table:table-cell table:style-name="ce7" table:formula="of:=[.Z9]/([.Z9]+[.Z8])" office:value-type="float" office:value="3.69056904727982E-017" calcext:value-type="float">
            <text:p>3.69056904727982E-017</text:p>
          </table:table-cell>
          <table:table-cell table:style-name="ce7" table:formula="of:=[.AA9]/([.AA9]+[.AA8])" office:value-type="float" office:value="7.38113809455965E-018" calcext:value-type="float">
            <text:p>7.38113809455965E-018</text:p>
          </table:table-cell>
          <table:table-cell table:style-name="ce7" table:formula="of:=[.AB9]/([.AB9]+[.AB8])" office:value-type="float" office:value="1.47622761891193E-018" calcext:value-type="float">
            <text:p>1.47622761891193E-018</text:p>
          </table:table-cell>
          <table:table-cell table:style-name="ce7" table:formula="of:=[.AC9]/([.AC9]+[.AC8])" office:value-type="float" office:value="2.95245523782386E-019" calcext:value-type="float">
            <text:p>2.95245523782386E-019</text:p>
          </table:table-cell>
          <table:table-cell table:style-name="ce7" table:formula="of:=[.AD9]/([.AD9]+[.AD8])" office:value-type="float" office:value="5.90491047564772E-020" calcext:value-type="float">
            <text:p>5.90491047564772E-020</text:p>
          </table:table-cell>
          <table:table-cell table:style-name="ce7" table:formula="of:=[.AE9]/([.AE9]+[.AE8])" office:value-type="float" office:value="1.18098209512954E-020" calcext:value-type="float">
            <text:p>1.18098209512954E-020</text:p>
          </table:table-cell>
          <table:table-cell table:style-name="ce7" table:formula="of:=[.AF9]/([.AF9]+[.AF8])" office:value-type="float" office:value="2.36196419025909E-021" calcext:value-type="float">
            <text:p>2.36196419025909E-021</text:p>
          </table:table-cell>
          <table:table-cell table:style-name="ce7" table:formula="of:=[.AG9]/([.AG9]+[.AG8])" office:value-type="float" office:value="4.72392838051818E-022" calcext:value-type="float">
            <text:p>4.72392838051818E-022</text:p>
          </table:table-cell>
          <table:table-cell table:style-name="ce7" table:formula="of:=[.AH9]/([.AH9]+[.AH8])" office:value-type="float" office:value="9.44785676103635E-023" calcext:value-type="float">
            <text:p>9.44785676103635E-023</text:p>
          </table:table-cell>
          <table:table-cell table:style-name="ce7" table:formula="of:=[.AI9]/([.AI9]+[.AI8])" office:value-type="float" office:value="1.88957135220727E-023" calcext:value-type="float">
            <text:p>1.88957135220727E-023</text:p>
          </table:table-cell>
          <table:table-cell table:style-name="ce7" table:formula="of:=[.AJ9]/([.AJ9]+[.AJ8])" office:value-type="float" office:value="3.77914270441454E-024" calcext:value-type="float">
            <text:p>3.77914270441454E-024</text:p>
          </table:table-cell>
          <table:table-cell table:style-name="ce7" table:formula="of:=[.AK9]/([.AK9]+[.AK8])" office:value-type="float" office:value="7.55828540882908E-025" calcext:value-type="float">
            <text:p>7.55828540882908E-025</text:p>
          </table:table-cell>
          <table:table-cell table:style-name="ce7" table:formula="of:=[.AL9]/([.AL9]+[.AL8])" office:value-type="float" office:value="1.51165708176582E-025" calcext:value-type="float">
            <text:p>1.51165708176582E-025</text:p>
          </table:table-cell>
          <table:table-cell table:style-name="ce7" table:formula="of:=[.AM9]/([.AM9]+[.AM8])" office:value-type="float" office:value="3.02331416353163E-026" calcext:value-type="float">
            <text:p>3.02331416353163E-026</text:p>
          </table:table-cell>
          <table:table-cell table:style-name="ce7" table:formula="of:=[.AN9]/([.AN9]+[.AN8])" office:value-type="float" office:value="6.04662832706327E-027" calcext:value-type="float">
            <text:p>6.04662832706327E-027</text:p>
          </table:table-cell>
          <table:table-cell table:style-name="ce7" table:formula="of:=[.AO9]/([.AO9]+[.AO8])" office:value-type="float" office:value="1.20932566541265E-027" calcext:value-type="float">
            <text:p>1.20932566541265E-027</text:p>
          </table:table-cell>
          <table:table-cell table:style-name="ce7" table:formula="of:=[.AP9]/([.AP9]+[.AP8])" office:value-type="float" office:value="2.41865133082531E-028" calcext:value-type="float">
            <text:p>2.41865133082531E-028</text:p>
          </table:table-cell>
          <table:table-cell table:style-name="ce7" table:formula="of:=[.AQ9]/([.AQ9]+[.AQ8])" office:value-type="float" office:value="4.83730266165062E-029" calcext:value-type="float">
            <text:p>4.83730266165062E-029</text:p>
          </table:table-cell>
          <table:table-cell table:style-name="ce7" table:formula="of:=[.AR9]/([.AR9]+[.AR8])" office:value-type="float" office:value="9.67460532330123E-030" calcext:value-type="float">
            <text:p>9.67460532330123E-030</text:p>
          </table:table-cell>
          <table:table-cell table:style-name="ce7" table:formula="of:=[.AS9]/([.AS9]+[.AS8])" office:value-type="float" office:value="1.93492106466025E-030" calcext:value-type="float">
            <text:p>1.93492106466025E-030</text:p>
          </table:table-cell>
          <table:table-cell table:style-name="ce7" table:formula="of:=[.AT9]/([.AT9]+[.AT8])" office:value-type="float" office:value="3.86984212932049E-031" calcext:value-type="float">
            <text:p>3.86984212932049E-031</text:p>
          </table:table-cell>
          <table:table-cell table:style-name="ce7" table:formula="of:=[.AU9]/([.AU9]+[.AU8])" office:value-type="float" office:value="7.73968425864098E-032" calcext:value-type="float">
            <text:p>7.73968425864098E-032</text:p>
          </table:table-cell>
          <table:table-cell table:style-name="ce7" table:formula="of:=[.AV9]/([.AV9]+[.AV8])" office:value-type="float" office:value="1.5479368517282E-032" calcext:value-type="float">
            <text:p>1.5479368517282E-032</text:p>
          </table:table-cell>
          <table:table-cell table:style-name="ce7" table:formula="of:=[.AW9]/([.AW9]+[.AW8])" office:value-type="float" office:value="3.09587370345639E-033" calcext:value-type="float">
            <text:p>3.09587370345639E-033</text:p>
          </table:table-cell>
          <table:table-cell table:style-name="ce7" table:formula="of:=[.AX9]/([.AX9]+[.AX8])" office:value-type="float" office:value="6.19174740691279E-034" calcext:value-type="float">
            <text:p>6.19174740691279E-034</text:p>
          </table:table-cell>
          <table:table-cell table:style-name="ce7" table:formula="of:=[.AY9]/([.AY9]+[.AY8])" office:value-type="float" office:value="1.23834948138256E-034" calcext:value-type="float">
            <text:p>1.23834948138256E-034</text:p>
          </table:table-cell>
          <table:table-cell table:style-name="ce7" table:formula="of:=[.AZ9]/([.AZ9]+[.AZ8])" office:value-type="float" office:value="2.47669896276512E-035" calcext:value-type="float">
            <text:p>2.47669896276512E-035</text:p>
          </table:table-cell>
          <table:table-cell table:style-name="ce7" table:formula="of:=[.BA9]/([.BA9]+[.BA8])" office:value-type="float" office:value="4.95339792553023E-036" calcext:value-type="float">
            <text:p>4.95339792553023E-036</text:p>
          </table:table-cell>
          <table:table-cell table:style-name="ce7" table:formula="of:=[.BB9]/([.BB9]+[.BB8])" office:value-type="float" office:value="9.90679585106046E-037" calcext:value-type="float">
            <text:p>9.90679585106046E-037</text:p>
          </table:table-cell>
          <table:table-cell table:style-name="ce7" table:formula="of:=[.BC9]/([.BC9]+[.BC8])" office:value-type="float" office:value="1.98135917021209E-037" calcext:value-type="float">
            <text:p>1.98135917021209E-037</text:p>
          </table:table-cell>
          <table:table-cell table:style-name="ce7" table:formula="of:=[.BD9]/([.BD9]+[.BD8])" office:value-type="float" office:value="3.96271834042419E-038" calcext:value-type="float">
            <text:p>3.96271834042419E-038</text:p>
          </table:table-cell>
          <table:table-cell table:style-name="ce7" table:formula="of:=[.BE9]/([.BE9]+[.BE8])" office:value-type="float" office:value="7.92543668084837E-039" calcext:value-type="float">
            <text:p>7.92543668084837E-039</text:p>
          </table:table-cell>
          <table:table-cell table:style-name="ce7" table:formula="of:=[.BF9]/([.BF9]+[.BF8])" office:value-type="float" office:value="1.58508733616967E-039" calcext:value-type="float">
            <text:p>1.58508733616967E-039</text:p>
          </table:table-cell>
          <table:table-cell table:style-name="ce7" table:formula="of:=[.BG9]/([.BG9]+[.BG8])" office:value-type="float" office:value="3.17017467233935E-040" calcext:value-type="float">
            <text:p>3.17017467233935E-040</text:p>
          </table:table-cell>
          <table:table-cell table:style-name="ce7" table:formula="of:=[.BH9]/([.BH9]+[.BH8])" office:value-type="float" office:value="6.34034934467869E-041" calcext:value-type="float">
            <text:p>6.34034934467869E-041</text:p>
          </table:table-cell>
          <table:table-cell table:style-name="ce7" table:formula="of:=[.BI9]/([.BI9]+[.BI8])" office:value-type="float" office:value="1.26806986893574E-041" calcext:value-type="float">
            <text:p>1.26806986893574E-041</text:p>
          </table:table-cell>
          <table:table-cell table:style-name="ce7" table:formula="of:=[.BJ9]/([.BJ9]+[.BJ8])" office:value-type="float" office:value="2.53613973787148E-042" calcext:value-type="float">
            <text:p>2.53613973787148E-042</text:p>
          </table:table-cell>
          <table:table-cell table:style-name="ce7" table:formula="of:=[.BK9]/([.BK9]+[.BK8])" office:value-type="float" office:value="5.07227947574296E-043" calcext:value-type="float">
            <text:p>5.07227947574296E-043</text:p>
          </table:table-cell>
          <table:table-cell table:style-name="ce7" table:formula="of:=[.BL9]/([.BL9]+[.BL8])" office:value-type="float" office:value="1.01445589514859E-043" calcext:value-type="float">
            <text:p>1.01445589514859E-043</text:p>
          </table:table-cell>
          <table:table-cell table:style-name="ce7" table:formula="of:=[.BM9]/([.BM9]+[.BM8])" office:value-type="float" office:value="2.02891179029718E-044" calcext:value-type="float">
            <text:p>2.02891179029718E-044</text:p>
          </table:table-cell>
          <table:table-cell table:style-name="ce7" table:formula="of:=[.BN9]/([.BN9]+[.BN8])" office:value-type="float" office:value="4.05782358059437E-045" calcext:value-type="float">
            <text:p>4.05782358059437E-045</text:p>
          </table:table-cell>
          <table:table-cell table:style-name="ce7" table:formula="of:=[.BO9]/([.BO9]+[.BO8])" office:value-type="float" office:value="8.11564716118873E-046" calcext:value-type="float">
            <text:p>8.11564716118873E-046</text:p>
          </table:table-cell>
          <table:table-cell table:style-name="ce7" table:formula="of:=[.BP9]/([.BP9]+[.BP8])" office:value-type="float" office:value="1.62312943223775E-046" calcext:value-type="float">
            <text:p>1.62312943223775E-046</text:p>
          </table:table-cell>
          <table:table-cell table:style-name="ce7" table:formula="of:=[.BQ9]/([.BQ9]+[.BQ8])" office:value-type="float" office:value="3.24625886447549E-047" calcext:value-type="float">
            <text:p>3.24625886447549E-047</text:p>
          </table:table-cell>
          <table:table-cell table:style-name="ce7" table:formula="of:=[.BR9]/([.BR9]+[.BR8])" office:value-type="float" office:value="6.49251772895098E-048" calcext:value-type="float">
            <text:p>6.49251772895098E-048</text:p>
          </table:table-cell>
          <table:table-cell table:style-name="ce7" table:formula="of:=[.BS9]/([.BS9]+[.BS8])" office:value-type="float" office:value="1.2985035457902E-048" calcext:value-type="float">
            <text:p>1.2985035457902E-048</text:p>
          </table:table-cell>
          <table:table-cell table:style-name="ce7" table:formula="of:=[.BT9]/([.BT9]+[.BT8])" office:value-type="float" office:value="2.59700709158039E-049" calcext:value-type="float">
            <text:p>2.59700709158039E-049</text:p>
          </table:table-cell>
          <table:table-cell table:style-name="ce7" table:formula="of:=[.BU9]/([.BU9]+[.BU8])" office:value-type="float" office:value="5.19401418316079E-050" calcext:value-type="float">
            <text:p>5.19401418316079E-050</text:p>
          </table:table-cell>
          <table:table-cell table:style-name="ce7" table:formula="of:=[.BV9]/([.BV9]+[.BV8])" office:value-type="float" office:value="1.03880283663216E-050" calcext:value-type="float">
            <text:p>1.03880283663216E-050</text:p>
          </table:table-cell>
          <table:table-cell table:style-name="ce7" table:formula="of:=[.BW9]/([.BW9]+[.BW8])" office:value-type="float" office:value="2.07760567326431E-051" calcext:value-type="float">
            <text:p>2.07760567326431E-051</text:p>
          </table:table-cell>
          <table:table-cell table:style-name="ce7" table:formula="of:=[.BX9]/([.BX9]+[.BX8])" office:value-type="float" office:value="4.15521134652863E-052" calcext:value-type="float">
            <text:p>4.15521134652863E-052</text:p>
          </table:table-cell>
          <table:table-cell table:style-name="ce7" table:formula="of:=[.BY9]/([.BY9]+[.BY8])" office:value-type="float" office:value="8.31042269305726E-053" calcext:value-type="float">
            <text:p>8.31042269305726E-053</text:p>
          </table:table-cell>
          <table:table-cell table:style-name="ce7" table:formula="of:=[.BZ9]/([.BZ9]+[.BZ8])" office:value-type="float" office:value="1.66208453861145E-053" calcext:value-type="float">
            <text:p>1.66208453861145E-053</text:p>
          </table:table-cell>
          <table:table-cell table:style-name="ce7" table:formula="of:=[.CA9]/([.CA9]+[.CA8])" office:value-type="float" office:value="3.3241690772229E-054" calcext:value-type="float">
            <text:p>3.3241690772229E-054</text:p>
          </table:table-cell>
          <table:table-cell table:style-name="ce7" table:formula="of:=[.CB9]/([.CB9]+[.CB8])" office:value-type="float" office:value="6.64833815444581E-055" calcext:value-type="float">
            <text:p>6.64833815444581E-055</text:p>
          </table:table-cell>
          <table:table-cell table:style-name="ce7" table:formula="of:=[.CC9]/([.CC9]+[.CC8])" office:value-type="float" office:value="1.32966763088916E-055" calcext:value-type="float">
            <text:p>1.32966763088916E-055</text:p>
          </table:table-cell>
          <table:table-cell table:style-name="ce7" table:formula="of:=[.CD9]/([.CD9]+[.CD8])" office:value-type="float" office:value="2.65933526177832E-056" calcext:value-type="float">
            <text:p>2.65933526177832E-056</text:p>
          </table:table-cell>
          <table:table-cell table:style-name="ce7" table:formula="of:=[.CE9]/([.CE9]+[.CE8])" office:value-type="float" office:value="5.31867052355665E-057" calcext:value-type="float">
            <text:p>5.31867052355665E-057</text:p>
          </table:table-cell>
          <table:table-cell table:style-name="ce7" table:formula="of:=[.CF9]/([.CF9]+[.CF8])" office:value-type="float" office:value="1.06373410471133E-057" calcext:value-type="float">
            <text:p>1.06373410471133E-057</text:p>
          </table:table-cell>
          <table:table-cell table:style-name="ce7" table:formula="of:=[.CG9]/([.CG9]+[.CG8])" office:value-type="float" office:value="2.12746820942266E-058" calcext:value-type="float">
            <text:p>2.12746820942266E-058</text:p>
          </table:table-cell>
          <table:table-cell table:style-name="ce7" table:formula="of:=[.CH9]/([.CH9]+[.CH8])" office:value-type="float" office:value="4.25493641884532E-059" calcext:value-type="float">
            <text:p>4.25493641884532E-059</text:p>
          </table:table-cell>
          <table:table-cell table:style-name="ce7" table:formula="of:=[.CI9]/([.CI9]+[.CI8])" office:value-type="float" office:value="8.50987283769064E-060" calcext:value-type="float">
            <text:p>8.50987283769064E-060</text:p>
          </table:table-cell>
          <table:table-cell table:style-name="ce7" table:formula="of:=[.CJ9]/([.CJ9]+[.CJ8])" office:value-type="float" office:value="1.70197456753813E-060" calcext:value-type="float">
            <text:p>1.70197456753813E-060</text:p>
          </table:table-cell>
          <table:table-cell table:style-name="ce7" table:formula="of:=[.CK9]/([.CK9]+[.CK8])" office:value-type="float" office:value="3.40394913507625E-061" calcext:value-type="float">
            <text:p>3.40394913507625E-061</text:p>
          </table:table-cell>
          <table:table-cell table:style-name="ce7" table:formula="of:=[.CL9]/([.CL9]+[.CL8])" office:value-type="float" office:value="6.80789827015251E-062" calcext:value-type="float">
            <text:p>6.80789827015251E-062</text:p>
          </table:table-cell>
          <table:table-cell table:style-name="ce7" table:formula="of:=[.CM9]/([.CM9]+[.CM8])" office:value-type="float" office:value="1.3615796540305E-062" calcext:value-type="float">
            <text:p>1.3615796540305E-062</text:p>
          </table:table-cell>
          <table:table-cell table:style-name="ce7" table:formula="of:=[.CN9]/([.CN9]+[.CN8])" office:value-type="float" office:value="2.723159308061E-063" calcext:value-type="float">
            <text:p>2.723159308061E-063</text:p>
          </table:table-cell>
        </table:table-row>
        <table:table-row table:style-name="ro1">
          <table:table-cell/>
          <table:table-cell table:style-name="ce5" office:value-type="string" calcext:value-type="string">
            <text:p>R0</text:p>
          </table:table-cell>
          <table:table-cell table:style-name="Default" table:formula="of:=[.C2]*[.C5]*[.C3]" office:value-type="float" office:value="0.2" calcext:value-type="float">
            <text:p>0.2</text:p>
          </table:table-cell>
          <table:table-cell table:style-name="Default" table:number-columns-repeated="2"/>
          <table:table-cell table:number-columns-repeated="87"/>
        </table:table-row>
        <table:table-row table:style-name="ro1" table:number-rows-repeated="1048561">
          <table:table-cell table:number-columns-repeated="92"/>
        </table:table-row>
        <table:table-row table:style-name="ro1">
          <table:table-cell table:number-columns-repeated="92"/>
        </table:table-row>
      </table:table>
      <table:table table:name="Decline" table:style-name="ta1">
        <office:forms form:automatic-focus="false" form:apply-design-mode="false"/>
        <table:table-column table:style-name="co2" table:number-columns-repeated="610" table:default-cell-style-name="Default"/>
        <table:table-row table:style-name="ro1">
          <table:table-cell office:value-type="string" calcext:value-type="string">
            <text:p>Decrease rate</text:p>
          </table:table-cell>
          <table:table-cell office:value-type="float" office:value="0.01" calcext:value-type="float">
            <text:p>0.01</text:p>
          </table:table-cell>
          <table:table-cell table:number-columns-repeated="608"/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table:formula="of:=[.B2]+1" office:value-type="float" office:value="2012" calcext:value-type="float">
            <text:p>2012</text:p>
          </table:table-cell>
          <table:table-cell table:formula="of:=[.C2]+1" office:value-type="float" office:value="2013" calcext:value-type="float">
            <text:p>2013</text:p>
          </table:table-cell>
          <table:table-cell table:formula="of:=[.D2]+1" office:value-type="float" office:value="2014" calcext:value-type="float">
            <text:p>2014</text:p>
          </table:table-cell>
          <table:table-cell table:formula="of:=[.E2]+1" office:value-type="float" office:value="2015" calcext:value-type="float">
            <text:p>2015</text:p>
          </table:table-cell>
          <table:table-cell table:formula="of:=[.F2]+1" office:value-type="float" office:value="2016" calcext:value-type="float">
            <text:p>2016</text:p>
          </table:table-cell>
          <table:table-cell table:formula="of:=[.G2]+1" office:value-type="float" office:value="2017" calcext:value-type="float">
            <text:p>2017</text:p>
          </table:table-cell>
          <table:table-cell table:formula="of:=[.H2]+1" office:value-type="float" office:value="2018" calcext:value-type="float">
            <text:p>2018</text:p>
          </table:table-cell>
          <table:table-cell table:formula="of:=[.I2]+1" office:value-type="float" office:value="2019" calcext:value-type="float">
            <text:p>2019</text:p>
          </table:table-cell>
          <table:table-cell table:formula="of:=[.J2]+1" office:value-type="float" office:value="2020" calcext:value-type="float">
            <text:p>2020</text:p>
          </table:table-cell>
          <table:table-cell table:formula="of:=[.K2]+1" office:value-type="float" office:value="2021" calcext:value-type="float">
            <text:p>2021</text:p>
          </table:table-cell>
          <table:table-cell table:formula="of:=[.L2]+1" office:value-type="float" office:value="2022" calcext:value-type="float">
            <text:p>2022</text:p>
          </table:table-cell>
          <table:table-cell table:formula="of:=[.M2]+1" office:value-type="float" office:value="2023" calcext:value-type="float">
            <text:p>2023</text:p>
          </table:table-cell>
          <table:table-cell table:formula="of:=[.N2]+1" office:value-type="float" office:value="2024" calcext:value-type="float">
            <text:p>2024</text:p>
          </table:table-cell>
          <table:table-cell table:formula="of:=[.O2]+1" office:value-type="float" office:value="2025" calcext:value-type="float">
            <text:p>2025</text:p>
          </table:table-cell>
          <table:table-cell table:formula="of:=[.P2]+1" office:value-type="float" office:value="2026" calcext:value-type="float">
            <text:p>2026</text:p>
          </table:table-cell>
          <table:table-cell table:formula="of:=[.Q2]+1" office:value-type="float" office:value="2027" calcext:value-type="float">
            <text:p>2027</text:p>
          </table:table-cell>
          <table:table-cell table:formula="of:=[.R2]+1" office:value-type="float" office:value="2028" calcext:value-type="float">
            <text:p>2028</text:p>
          </table:table-cell>
          <table:table-cell table:formula="of:=[.S2]+1" office:value-type="float" office:value="2029" calcext:value-type="float">
            <text:p>2029</text:p>
          </table:table-cell>
          <table:table-cell table:formula="of:=[.T2]+1" office:value-type="float" office:value="2030" calcext:value-type="float">
            <text:p>2030</text:p>
          </table:table-cell>
          <table:table-cell table:formula="of:=[.U2]+1" office:value-type="float" office:value="2031" calcext:value-type="float">
            <text:p>2031</text:p>
          </table:table-cell>
          <table:table-cell table:formula="of:=[.V2]+1" office:value-type="float" office:value="2032" calcext:value-type="float">
            <text:p>2032</text:p>
          </table:table-cell>
          <table:table-cell table:formula="of:=[.W2]+1" office:value-type="float" office:value="2033" calcext:value-type="float">
            <text:p>2033</text:p>
          </table:table-cell>
          <table:table-cell table:formula="of:=[.X2]+1" office:value-type="float" office:value="2034" calcext:value-type="float">
            <text:p>2034</text:p>
          </table:table-cell>
          <table:table-cell table:formula="of:=[.Y2]+1" office:value-type="float" office:value="2035" calcext:value-type="float">
            <text:p>2035</text:p>
          </table:table-cell>
          <table:table-cell table:formula="of:=[.Z2]+1" office:value-type="float" office:value="2036" calcext:value-type="float">
            <text:p>2036</text:p>
          </table:table-cell>
          <table:table-cell table:formula="of:=[.AA2]+1" office:value-type="float" office:value="2037" calcext:value-type="float">
            <text:p>2037</text:p>
          </table:table-cell>
          <table:table-cell table:formula="of:=[.AB2]+1" office:value-type="float" office:value="2038" calcext:value-type="float">
            <text:p>2038</text:p>
          </table:table-cell>
          <table:table-cell table:formula="of:=[.AC2]+1" office:value-type="float" office:value="2039" calcext:value-type="float">
            <text:p>2039</text:p>
          </table:table-cell>
          <table:table-cell table:formula="of:=[.AD2]+1" office:value-type="float" office:value="2040" calcext:value-type="float">
            <text:p>2040</text:p>
          </table:table-cell>
          <table:table-cell table:formula="of:=[.AE2]+1" office:value-type="float" office:value="2041" calcext:value-type="float">
            <text:p>2041</text:p>
          </table:table-cell>
          <table:table-cell table:formula="of:=[.AF2]+1" office:value-type="float" office:value="2042" calcext:value-type="float">
            <text:p>2042</text:p>
          </table:table-cell>
          <table:table-cell table:formula="of:=[.AG2]+1" office:value-type="float" office:value="2043" calcext:value-type="float">
            <text:p>2043</text:p>
          </table:table-cell>
          <table:table-cell table:formula="of:=[.AH2]+1" office:value-type="float" office:value="2044" calcext:value-type="float">
            <text:p>2044</text:p>
          </table:table-cell>
          <table:table-cell table:formula="of:=[.AI2]+1" office:value-type="float" office:value="2045" calcext:value-type="float">
            <text:p>2045</text:p>
          </table:table-cell>
          <table:table-cell table:formula="of:=[.AJ2]+1" office:value-type="float" office:value="2046" calcext:value-type="float">
            <text:p>2046</text:p>
          </table:table-cell>
          <table:table-cell table:formula="of:=[.AK2]+1" office:value-type="float" office:value="2047" calcext:value-type="float">
            <text:p>2047</text:p>
          </table:table-cell>
          <table:table-cell table:formula="of:=[.AL2]+1" office:value-type="float" office:value="2048" calcext:value-type="float">
            <text:p>2048</text:p>
          </table:table-cell>
          <table:table-cell table:formula="of:=[.AM2]+1" office:value-type="float" office:value="2049" calcext:value-type="float">
            <text:p>2049</text:p>
          </table:table-cell>
          <table:table-cell table:formula="of:=[.AN2]+1" office:value-type="float" office:value="2050" calcext:value-type="float">
            <text:p>2050</text:p>
          </table:table-cell>
          <table:table-cell table:formula="of:=[.AO2]+1" office:value-type="float" office:value="2051" calcext:value-type="float">
            <text:p>2051</text:p>
          </table:table-cell>
          <table:table-cell table:formula="of:=[.AP2]+1" office:value-type="float" office:value="2052" calcext:value-type="float">
            <text:p>2052</text:p>
          </table:table-cell>
          <table:table-cell table:formula="of:=[.AQ2]+1" office:value-type="float" office:value="2053" calcext:value-type="float">
            <text:p>2053</text:p>
          </table:table-cell>
          <table:table-cell table:formula="of:=[.AR2]+1" office:value-type="float" office:value="2054" calcext:value-type="float">
            <text:p>2054</text:p>
          </table:table-cell>
          <table:table-cell table:formula="of:=[.AS2]+1" office:value-type="float" office:value="2055" calcext:value-type="float">
            <text:p>2055</text:p>
          </table:table-cell>
          <table:table-cell table:formula="of:=[.AT2]+1" office:value-type="float" office:value="2056" calcext:value-type="float">
            <text:p>2056</text:p>
          </table:table-cell>
          <table:table-cell table:formula="of:=[.AU2]+1" office:value-type="float" office:value="2057" calcext:value-type="float">
            <text:p>2057</text:p>
          </table:table-cell>
          <table:table-cell table:formula="of:=[.AV2]+1" office:value-type="float" office:value="2058" calcext:value-type="float">
            <text:p>2058</text:p>
          </table:table-cell>
          <table:table-cell table:formula="of:=[.AW2]+1" office:value-type="float" office:value="2059" calcext:value-type="float">
            <text:p>2059</text:p>
          </table:table-cell>
          <table:table-cell table:formula="of:=[.AX2]+1" office:value-type="float" office:value="2060" calcext:value-type="float">
            <text:p>2060</text:p>
          </table:table-cell>
          <table:table-cell table:formula="of:=[.AY2]+1" office:value-type="float" office:value="2061" calcext:value-type="float">
            <text:p>2061</text:p>
          </table:table-cell>
          <table:table-cell table:formula="of:=[.AZ2]+1" office:value-type="float" office:value="2062" calcext:value-type="float">
            <text:p>2062</text:p>
          </table:table-cell>
          <table:table-cell table:formula="of:=[.BA2]+1" office:value-type="float" office:value="2063" calcext:value-type="float">
            <text:p>2063</text:p>
          </table:table-cell>
          <table:table-cell table:formula="of:=[.BB2]+1" office:value-type="float" office:value="2064" calcext:value-type="float">
            <text:p>2064</text:p>
          </table:table-cell>
          <table:table-cell table:formula="of:=[.BC2]+1" office:value-type="float" office:value="2065" calcext:value-type="float">
            <text:p>2065</text:p>
          </table:table-cell>
          <table:table-cell table:formula="of:=[.BD2]+1" office:value-type="float" office:value="2066" calcext:value-type="float">
            <text:p>2066</text:p>
          </table:table-cell>
          <table:table-cell table:formula="of:=[.BE2]+1" office:value-type="float" office:value="2067" calcext:value-type="float">
            <text:p>2067</text:p>
          </table:table-cell>
          <table:table-cell table:formula="of:=[.BF2]+1" office:value-type="float" office:value="2068" calcext:value-type="float">
            <text:p>2068</text:p>
          </table:table-cell>
          <table:table-cell table:formula="of:=[.BG2]+1" office:value-type="float" office:value="2069" calcext:value-type="float">
            <text:p>2069</text:p>
          </table:table-cell>
          <table:table-cell table:formula="of:=[.BH2]+1" office:value-type="float" office:value="2070" calcext:value-type="float">
            <text:p>2070</text:p>
          </table:table-cell>
          <table:table-cell table:formula="of:=[.BI2]+1" office:value-type="float" office:value="2071" calcext:value-type="float">
            <text:p>2071</text:p>
          </table:table-cell>
          <table:table-cell table:formula="of:=[.BJ2]+1" office:value-type="float" office:value="2072" calcext:value-type="float">
            <text:p>2072</text:p>
          </table:table-cell>
          <table:table-cell table:formula="of:=[.BK2]+1" office:value-type="float" office:value="2073" calcext:value-type="float">
            <text:p>2073</text:p>
          </table:table-cell>
          <table:table-cell table:formula="of:=[.BL2]+1" office:value-type="float" office:value="2074" calcext:value-type="float">
            <text:p>2074</text:p>
          </table:table-cell>
          <table:table-cell table:formula="of:=[.BM2]+1" office:value-type="float" office:value="2075" calcext:value-type="float">
            <text:p>2075</text:p>
          </table:table-cell>
          <table:table-cell table:formula="of:=[.BN2]+1" office:value-type="float" office:value="2076" calcext:value-type="float">
            <text:p>2076</text:p>
          </table:table-cell>
          <table:table-cell table:formula="of:=[.BO2]+1" office:value-type="float" office:value="2077" calcext:value-type="float">
            <text:p>2077</text:p>
          </table:table-cell>
          <table:table-cell table:formula="of:=[.BP2]+1" office:value-type="float" office:value="2078" calcext:value-type="float">
            <text:p>2078</text:p>
          </table:table-cell>
          <table:table-cell table:formula="of:=[.BQ2]+1" office:value-type="float" office:value="2079" calcext:value-type="float">
            <text:p>2079</text:p>
          </table:table-cell>
          <table:table-cell table:formula="of:=[.BR2]+1" office:value-type="float" office:value="2080" calcext:value-type="float">
            <text:p>2080</text:p>
          </table:table-cell>
          <table:table-cell table:formula="of:=[.BS2]+1" office:value-type="float" office:value="2081" calcext:value-type="float">
            <text:p>2081</text:p>
          </table:table-cell>
          <table:table-cell table:formula="of:=[.BT2]+1" office:value-type="float" office:value="2082" calcext:value-type="float">
            <text:p>2082</text:p>
          </table:table-cell>
          <table:table-cell table:formula="of:=[.BU2]+1" office:value-type="float" office:value="2083" calcext:value-type="float">
            <text:p>2083</text:p>
          </table:table-cell>
          <table:table-cell table:formula="of:=[.BV2]+1" office:value-type="float" office:value="2084" calcext:value-type="float">
            <text:p>2084</text:p>
          </table:table-cell>
          <table:table-cell table:formula="of:=[.BW2]+1" office:value-type="float" office:value="2085" calcext:value-type="float">
            <text:p>2085</text:p>
          </table:table-cell>
          <table:table-cell table:formula="of:=[.BX2]+1" office:value-type="float" office:value="2086" calcext:value-type="float">
            <text:p>2086</text:p>
          </table:table-cell>
          <table:table-cell table:formula="of:=[.BY2]+1" office:value-type="float" office:value="2087" calcext:value-type="float">
            <text:p>2087</text:p>
          </table:table-cell>
          <table:table-cell table:formula="of:=[.BZ2]+1" office:value-type="float" office:value="2088" calcext:value-type="float">
            <text:p>2088</text:p>
          </table:table-cell>
          <table:table-cell table:formula="of:=[.CA2]+1" office:value-type="float" office:value="2089" calcext:value-type="float">
            <text:p>2089</text:p>
          </table:table-cell>
          <table:table-cell table:formula="of:=[.CB2]+1" office:value-type="float" office:value="2090" calcext:value-type="float">
            <text:p>2090</text:p>
          </table:table-cell>
          <table:table-cell table:formula="of:=[.CC2]+1" office:value-type="float" office:value="2091" calcext:value-type="float">
            <text:p>2091</text:p>
          </table:table-cell>
          <table:table-cell table:formula="of:=[.CD2]+1" office:value-type="float" office:value="2092" calcext:value-type="float">
            <text:p>2092</text:p>
          </table:table-cell>
          <table:table-cell table:formula="of:=[.CE2]+1" office:value-type="float" office:value="2093" calcext:value-type="float">
            <text:p>2093</text:p>
          </table:table-cell>
          <table:table-cell table:formula="of:=[.CF2]+1" office:value-type="float" office:value="2094" calcext:value-type="float">
            <text:p>2094</text:p>
          </table:table-cell>
          <table:table-cell table:formula="of:=[.CG2]+1" office:value-type="float" office:value="2095" calcext:value-type="float">
            <text:p>2095</text:p>
          </table:table-cell>
          <table:table-cell table:formula="of:=[.CH2]+1" office:value-type="float" office:value="2096" calcext:value-type="float">
            <text:p>2096</text:p>
          </table:table-cell>
          <table:table-cell table:formula="of:=[.CI2]+1" office:value-type="float" office:value="2097" calcext:value-type="float">
            <text:p>2097</text:p>
          </table:table-cell>
          <table:table-cell table:formula="of:=[.CJ2]+1" office:value-type="float" office:value="2098" calcext:value-type="float">
            <text:p>2098</text:p>
          </table:table-cell>
          <table:table-cell table:formula="of:=[.CK2]+1" office:value-type="float" office:value="2099" calcext:value-type="float">
            <text:p>2099</text:p>
          </table:table-cell>
          <table:table-cell table:formula="of:=[.CL2]+1" office:value-type="float" office:value="2100" calcext:value-type="float">
            <text:p>2100</text:p>
          </table:table-cell>
          <table:table-cell table:formula="of:=[.CM2]+1" office:value-type="float" office:value="2101" calcext:value-type="float">
            <text:p>2101</text:p>
          </table:table-cell>
          <table:table-cell table:formula="of:=[.CN2]+1" office:value-type="float" office:value="2102" calcext:value-type="float">
            <text:p>2102</text:p>
          </table:table-cell>
          <table:table-cell table:formula="of:=[.CO2]+1" office:value-type="float" office:value="2103" calcext:value-type="float">
            <text:p>2103</text:p>
          </table:table-cell>
          <table:table-cell table:formula="of:=[.CP2]+1" office:value-type="float" office:value="2104" calcext:value-type="float">
            <text:p>2104</text:p>
          </table:table-cell>
          <table:table-cell table:formula="of:=[.CQ2]+1" office:value-type="float" office:value="2105" calcext:value-type="float">
            <text:p>2105</text:p>
          </table:table-cell>
          <table:table-cell table:formula="of:=[.CR2]+1" office:value-type="float" office:value="2106" calcext:value-type="float">
            <text:p>2106</text:p>
          </table:table-cell>
          <table:table-cell table:formula="of:=[.CS2]+1" office:value-type="float" office:value="2107" calcext:value-type="float">
            <text:p>2107</text:p>
          </table:table-cell>
          <table:table-cell table:formula="of:=[.CT2]+1" office:value-type="float" office:value="2108" calcext:value-type="float">
            <text:p>2108</text:p>
          </table:table-cell>
          <table:table-cell table:formula="of:=[.CU2]+1" office:value-type="float" office:value="2109" calcext:value-type="float">
            <text:p>2109</text:p>
          </table:table-cell>
          <table:table-cell table:formula="of:=[.CV2]+1" office:value-type="float" office:value="2110" calcext:value-type="float">
            <text:p>2110</text:p>
          </table:table-cell>
          <table:table-cell table:formula="of:=[.CW2]+1" office:value-type="float" office:value="2111" calcext:value-type="float">
            <text:p>2111</text:p>
          </table:table-cell>
          <table:table-cell table:formula="of:=[.CX2]+1" office:value-type="float" office:value="2112" calcext:value-type="float">
            <text:p>2112</text:p>
          </table:table-cell>
          <table:table-cell table:formula="of:=[.CY2]+1" office:value-type="float" office:value="2113" calcext:value-type="float">
            <text:p>2113</text:p>
          </table:table-cell>
          <table:table-cell table:formula="of:=[.CZ2]+1" office:value-type="float" office:value="2114" calcext:value-type="float">
            <text:p>2114</text:p>
          </table:table-cell>
          <table:table-cell table:formula="of:=[.DA2]+1" office:value-type="float" office:value="2115" calcext:value-type="float">
            <text:p>2115</text:p>
          </table:table-cell>
          <table:table-cell table:formula="of:=[.DB2]+1" office:value-type="float" office:value="2116" calcext:value-type="float">
            <text:p>2116</text:p>
          </table:table-cell>
          <table:table-cell table:formula="of:=[.DC2]+1" office:value-type="float" office:value="2117" calcext:value-type="float">
            <text:p>2117</text:p>
          </table:table-cell>
          <table:table-cell table:formula="of:=[.DD2]+1" office:value-type="float" office:value="2118" calcext:value-type="float">
            <text:p>2118</text:p>
          </table:table-cell>
          <table:table-cell table:formula="of:=[.DE2]+1" office:value-type="float" office:value="2119" calcext:value-type="float">
            <text:p>2119</text:p>
          </table:table-cell>
          <table:table-cell table:formula="of:=[.DF2]+1" office:value-type="float" office:value="2120" calcext:value-type="float">
            <text:p>2120</text:p>
          </table:table-cell>
          <table:table-cell table:formula="of:=[.DG2]+1" office:value-type="float" office:value="2121" calcext:value-type="float">
            <text:p>2121</text:p>
          </table:table-cell>
          <table:table-cell table:formula="of:=[.DH2]+1" office:value-type="float" office:value="2122" calcext:value-type="float">
            <text:p>2122</text:p>
          </table:table-cell>
          <table:table-cell table:formula="of:=[.DI2]+1" office:value-type="float" office:value="2123" calcext:value-type="float">
            <text:p>2123</text:p>
          </table:table-cell>
          <table:table-cell table:formula="of:=[.DJ2]+1" office:value-type="float" office:value="2124" calcext:value-type="float">
            <text:p>2124</text:p>
          </table:table-cell>
          <table:table-cell table:formula="of:=[.DK2]+1" office:value-type="float" office:value="2125" calcext:value-type="float">
            <text:p>2125</text:p>
          </table:table-cell>
          <table:table-cell table:formula="of:=[.DL2]+1" office:value-type="float" office:value="2126" calcext:value-type="float">
            <text:p>2126</text:p>
          </table:table-cell>
          <table:table-cell table:formula="of:=[.DM2]+1" office:value-type="float" office:value="2127" calcext:value-type="float">
            <text:p>2127</text:p>
          </table:table-cell>
          <table:table-cell table:formula="of:=[.DN2]+1" office:value-type="float" office:value="2128" calcext:value-type="float">
            <text:p>2128</text:p>
          </table:table-cell>
          <table:table-cell table:formula="of:=[.DO2]+1" office:value-type="float" office:value="2129" calcext:value-type="float">
            <text:p>2129</text:p>
          </table:table-cell>
          <table:table-cell table:formula="of:=[.DP2]+1" office:value-type="float" office:value="2130" calcext:value-type="float">
            <text:p>2130</text:p>
          </table:table-cell>
          <table:table-cell table:formula="of:=[.DQ2]+1" office:value-type="float" office:value="2131" calcext:value-type="float">
            <text:p>2131</text:p>
          </table:table-cell>
          <table:table-cell table:formula="of:=[.DR2]+1" office:value-type="float" office:value="2132" calcext:value-type="float">
            <text:p>2132</text:p>
          </table:table-cell>
          <table:table-cell table:formula="of:=[.DS2]+1" office:value-type="float" office:value="2133" calcext:value-type="float">
            <text:p>2133</text:p>
          </table:table-cell>
          <table:table-cell table:formula="of:=[.DT2]+1" office:value-type="float" office:value="2134" calcext:value-type="float">
            <text:p>2134</text:p>
          </table:table-cell>
          <table:table-cell table:formula="of:=[.DU2]+1" office:value-type="float" office:value="2135" calcext:value-type="float">
            <text:p>2135</text:p>
          </table:table-cell>
          <table:table-cell table:formula="of:=[.DV2]+1" office:value-type="float" office:value="2136" calcext:value-type="float">
            <text:p>2136</text:p>
          </table:table-cell>
          <table:table-cell table:formula="of:=[.DW2]+1" office:value-type="float" office:value="2137" calcext:value-type="float">
            <text:p>2137</text:p>
          </table:table-cell>
          <table:table-cell table:formula="of:=[.DX2]+1" office:value-type="float" office:value="2138" calcext:value-type="float">
            <text:p>2138</text:p>
          </table:table-cell>
          <table:table-cell table:formula="of:=[.DY2]+1" office:value-type="float" office:value="2139" calcext:value-type="float">
            <text:p>2139</text:p>
          </table:table-cell>
          <table:table-cell table:formula="of:=[.DZ2]+1" office:value-type="float" office:value="2140" calcext:value-type="float">
            <text:p>2140</text:p>
          </table:table-cell>
          <table:table-cell table:formula="of:=[.EA2]+1" office:value-type="float" office:value="2141" calcext:value-type="float">
            <text:p>2141</text:p>
          </table:table-cell>
          <table:table-cell table:formula="of:=[.EB2]+1" office:value-type="float" office:value="2142" calcext:value-type="float">
            <text:p>2142</text:p>
          </table:table-cell>
          <table:table-cell table:formula="of:=[.EC2]+1" office:value-type="float" office:value="2143" calcext:value-type="float">
            <text:p>2143</text:p>
          </table:table-cell>
          <table:table-cell table:formula="of:=[.ED2]+1" office:value-type="float" office:value="2144" calcext:value-type="float">
            <text:p>2144</text:p>
          </table:table-cell>
          <table:table-cell table:formula="of:=[.EE2]+1" office:value-type="float" office:value="2145" calcext:value-type="float">
            <text:p>2145</text:p>
          </table:table-cell>
          <table:table-cell table:formula="of:=[.EF2]+1" office:value-type="float" office:value="2146" calcext:value-type="float">
            <text:p>2146</text:p>
          </table:table-cell>
          <table:table-cell table:formula="of:=[.EG2]+1" office:value-type="float" office:value="2147" calcext:value-type="float">
            <text:p>2147</text:p>
          </table:table-cell>
          <table:table-cell table:formula="of:=[.EH2]+1" office:value-type="float" office:value="2148" calcext:value-type="float">
            <text:p>2148</text:p>
          </table:table-cell>
          <table:table-cell table:formula="of:=[.EI2]+1" office:value-type="float" office:value="2149" calcext:value-type="float">
            <text:p>2149</text:p>
          </table:table-cell>
          <table:table-cell table:formula="of:=[.EJ2]+1" office:value-type="float" office:value="2150" calcext:value-type="float">
            <text:p>2150</text:p>
          </table:table-cell>
          <table:table-cell table:formula="of:=[.EK2]+1" office:value-type="float" office:value="2151" calcext:value-type="float">
            <text:p>2151</text:p>
          </table:table-cell>
          <table:table-cell table:formula="of:=[.EL2]+1" office:value-type="float" office:value="2152" calcext:value-type="float">
            <text:p>2152</text:p>
          </table:table-cell>
          <table:table-cell table:formula="of:=[.EM2]+1" office:value-type="float" office:value="2153" calcext:value-type="float">
            <text:p>2153</text:p>
          </table:table-cell>
          <table:table-cell table:formula="of:=[.EN2]+1" office:value-type="float" office:value="2154" calcext:value-type="float">
            <text:p>2154</text:p>
          </table:table-cell>
          <table:table-cell table:formula="of:=[.EO2]+1" office:value-type="float" office:value="2155" calcext:value-type="float">
            <text:p>2155</text:p>
          </table:table-cell>
          <table:table-cell table:formula="of:=[.EP2]+1" office:value-type="float" office:value="2156" calcext:value-type="float">
            <text:p>2156</text:p>
          </table:table-cell>
          <table:table-cell table:formula="of:=[.EQ2]+1" office:value-type="float" office:value="2157" calcext:value-type="float">
            <text:p>2157</text:p>
          </table:table-cell>
          <table:table-cell table:formula="of:=[.ER2]+1" office:value-type="float" office:value="2158" calcext:value-type="float">
            <text:p>2158</text:p>
          </table:table-cell>
          <table:table-cell table:formula="of:=[.ES2]+1" office:value-type="float" office:value="2159" calcext:value-type="float">
            <text:p>2159</text:p>
          </table:table-cell>
          <table:table-cell table:formula="of:=[.ET2]+1" office:value-type="float" office:value="2160" calcext:value-type="float">
            <text:p>2160</text:p>
          </table:table-cell>
          <table:table-cell table:formula="of:=[.EU2]+1" office:value-type="float" office:value="2161" calcext:value-type="float">
            <text:p>2161</text:p>
          </table:table-cell>
          <table:table-cell table:formula="of:=[.EV2]+1" office:value-type="float" office:value="2162" calcext:value-type="float">
            <text:p>2162</text:p>
          </table:table-cell>
          <table:table-cell table:formula="of:=[.EW2]+1" office:value-type="float" office:value="2163" calcext:value-type="float">
            <text:p>2163</text:p>
          </table:table-cell>
          <table:table-cell table:formula="of:=[.EX2]+1" office:value-type="float" office:value="2164" calcext:value-type="float">
            <text:p>2164</text:p>
          </table:table-cell>
          <table:table-cell table:formula="of:=[.EY2]+1" office:value-type="float" office:value="2165" calcext:value-type="float">
            <text:p>2165</text:p>
          </table:table-cell>
          <table:table-cell table:formula="of:=[.EZ2]+1" office:value-type="float" office:value="2166" calcext:value-type="float">
            <text:p>2166</text:p>
          </table:table-cell>
          <table:table-cell table:formula="of:=[.FA2]+1" office:value-type="float" office:value="2167" calcext:value-type="float">
            <text:p>2167</text:p>
          </table:table-cell>
          <table:table-cell table:formula="of:=[.FB2]+1" office:value-type="float" office:value="2168" calcext:value-type="float">
            <text:p>2168</text:p>
          </table:table-cell>
          <table:table-cell table:formula="of:=[.FC2]+1" office:value-type="float" office:value="2169" calcext:value-type="float">
            <text:p>2169</text:p>
          </table:table-cell>
          <table:table-cell table:formula="of:=[.FD2]+1" office:value-type="float" office:value="2170" calcext:value-type="float">
            <text:p>2170</text:p>
          </table:table-cell>
          <table:table-cell table:formula="of:=[.FE2]+1" office:value-type="float" office:value="2171" calcext:value-type="float">
            <text:p>2171</text:p>
          </table:table-cell>
          <table:table-cell table:formula="of:=[.FF2]+1" office:value-type="float" office:value="2172" calcext:value-type="float">
            <text:p>2172</text:p>
          </table:table-cell>
          <table:table-cell table:formula="of:=[.FG2]+1" office:value-type="float" office:value="2173" calcext:value-type="float">
            <text:p>2173</text:p>
          </table:table-cell>
          <table:table-cell table:formula="of:=[.FH2]+1" office:value-type="float" office:value="2174" calcext:value-type="float">
            <text:p>2174</text:p>
          </table:table-cell>
          <table:table-cell table:formula="of:=[.FI2]+1" office:value-type="float" office:value="2175" calcext:value-type="float">
            <text:p>2175</text:p>
          </table:table-cell>
          <table:table-cell table:formula="of:=[.FJ2]+1" office:value-type="float" office:value="2176" calcext:value-type="float">
            <text:p>2176</text:p>
          </table:table-cell>
          <table:table-cell table:formula="of:=[.FK2]+1" office:value-type="float" office:value="2177" calcext:value-type="float">
            <text:p>2177</text:p>
          </table:table-cell>
          <table:table-cell table:formula="of:=[.FL2]+1" office:value-type="float" office:value="2178" calcext:value-type="float">
            <text:p>2178</text:p>
          </table:table-cell>
          <table:table-cell table:formula="of:=[.FM2]+1" office:value-type="float" office:value="2179" calcext:value-type="float">
            <text:p>2179</text:p>
          </table:table-cell>
          <table:table-cell table:formula="of:=[.FN2]+1" office:value-type="float" office:value="2180" calcext:value-type="float">
            <text:p>2180</text:p>
          </table:table-cell>
          <table:table-cell table:formula="of:=[.FO2]+1" office:value-type="float" office:value="2181" calcext:value-type="float">
            <text:p>2181</text:p>
          </table:table-cell>
          <table:table-cell table:formula="of:=[.FP2]+1" office:value-type="float" office:value="2182" calcext:value-type="float">
            <text:p>2182</text:p>
          </table:table-cell>
          <table:table-cell table:formula="of:=[.FQ2]+1" office:value-type="float" office:value="2183" calcext:value-type="float">
            <text:p>2183</text:p>
          </table:table-cell>
          <table:table-cell table:formula="of:=[.FR2]+1" office:value-type="float" office:value="2184" calcext:value-type="float">
            <text:p>2184</text:p>
          </table:table-cell>
          <table:table-cell table:formula="of:=[.FS2]+1" office:value-type="float" office:value="2185" calcext:value-type="float">
            <text:p>2185</text:p>
          </table:table-cell>
          <table:table-cell table:formula="of:=[.FT2]+1" office:value-type="float" office:value="2186" calcext:value-type="float">
            <text:p>2186</text:p>
          </table:table-cell>
          <table:table-cell table:formula="of:=[.FU2]+1" office:value-type="float" office:value="2187" calcext:value-type="float">
            <text:p>2187</text:p>
          </table:table-cell>
          <table:table-cell table:formula="of:=[.FV2]+1" office:value-type="float" office:value="2188" calcext:value-type="float">
            <text:p>2188</text:p>
          </table:table-cell>
          <table:table-cell table:formula="of:=[.FW2]+1" office:value-type="float" office:value="2189" calcext:value-type="float">
            <text:p>2189</text:p>
          </table:table-cell>
          <table:table-cell table:formula="of:=[.FX2]+1" office:value-type="float" office:value="2190" calcext:value-type="float">
            <text:p>2190</text:p>
          </table:table-cell>
          <table:table-cell table:formula="of:=[.FY2]+1" office:value-type="float" office:value="2191" calcext:value-type="float">
            <text:p>2191</text:p>
          </table:table-cell>
          <table:table-cell table:formula="of:=[.FZ2]+1" office:value-type="float" office:value="2192" calcext:value-type="float">
            <text:p>2192</text:p>
          </table:table-cell>
          <table:table-cell table:formula="of:=[.GA2]+1" office:value-type="float" office:value="2193" calcext:value-type="float">
            <text:p>2193</text:p>
          </table:table-cell>
          <table:table-cell table:formula="of:=[.GB2]+1" office:value-type="float" office:value="2194" calcext:value-type="float">
            <text:p>2194</text:p>
          </table:table-cell>
          <table:table-cell table:formula="of:=[.GC2]+1" office:value-type="float" office:value="2195" calcext:value-type="float">
            <text:p>2195</text:p>
          </table:table-cell>
          <table:table-cell table:formula="of:=[.GD2]+1" office:value-type="float" office:value="2196" calcext:value-type="float">
            <text:p>2196</text:p>
          </table:table-cell>
          <table:table-cell table:formula="of:=[.GE2]+1" office:value-type="float" office:value="2197" calcext:value-type="float">
            <text:p>2197</text:p>
          </table:table-cell>
          <table:table-cell table:formula="of:=[.GF2]+1" office:value-type="float" office:value="2198" calcext:value-type="float">
            <text:p>2198</text:p>
          </table:table-cell>
          <table:table-cell table:formula="of:=[.GG2]+1" office:value-type="float" office:value="2199" calcext:value-type="float">
            <text:p>2199</text:p>
          </table:table-cell>
          <table:table-cell table:formula="of:=[.GH2]+1" office:value-type="float" office:value="2200" calcext:value-type="float">
            <text:p>2200</text:p>
          </table:table-cell>
          <table:table-cell table:formula="of:=[.GI2]+1" office:value-type="float" office:value="2201" calcext:value-type="float">
            <text:p>2201</text:p>
          </table:table-cell>
          <table:table-cell table:formula="of:=[.GJ2]+1" office:value-type="float" office:value="2202" calcext:value-type="float">
            <text:p>2202</text:p>
          </table:table-cell>
          <table:table-cell table:formula="of:=[.GK2]+1" office:value-type="float" office:value="2203" calcext:value-type="float">
            <text:p>2203</text:p>
          </table:table-cell>
          <table:table-cell table:formula="of:=[.GL2]+1" office:value-type="float" office:value="2204" calcext:value-type="float">
            <text:p>2204</text:p>
          </table:table-cell>
          <table:table-cell table:formula="of:=[.GM2]+1" office:value-type="float" office:value="2205" calcext:value-type="float">
            <text:p>2205</text:p>
          </table:table-cell>
          <table:table-cell table:formula="of:=[.GN2]+1" office:value-type="float" office:value="2206" calcext:value-type="float">
            <text:p>2206</text:p>
          </table:table-cell>
          <table:table-cell table:formula="of:=[.GO2]+1" office:value-type="float" office:value="2207" calcext:value-type="float">
            <text:p>2207</text:p>
          </table:table-cell>
          <table:table-cell table:formula="of:=[.GP2]+1" office:value-type="float" office:value="2208" calcext:value-type="float">
            <text:p>2208</text:p>
          </table:table-cell>
          <table:table-cell table:formula="of:=[.GQ2]+1" office:value-type="float" office:value="2209" calcext:value-type="float">
            <text:p>2209</text:p>
          </table:table-cell>
          <table:table-cell table:formula="of:=[.GR2]+1" office:value-type="float" office:value="2210" calcext:value-type="float">
            <text:p>2210</text:p>
          </table:table-cell>
          <table:table-cell table:formula="of:=[.GS2]+1" office:value-type="float" office:value="2211" calcext:value-type="float">
            <text:p>2211</text:p>
          </table:table-cell>
          <table:table-cell table:formula="of:=[.GT2]+1" office:value-type="float" office:value="2212" calcext:value-type="float">
            <text:p>2212</text:p>
          </table:table-cell>
          <table:table-cell table:formula="of:=[.GU2]+1" office:value-type="float" office:value="2213" calcext:value-type="float">
            <text:p>2213</text:p>
          </table:table-cell>
          <table:table-cell table:formula="of:=[.GV2]+1" office:value-type="float" office:value="2214" calcext:value-type="float">
            <text:p>2214</text:p>
          </table:table-cell>
          <table:table-cell table:formula="of:=[.GW2]+1" office:value-type="float" office:value="2215" calcext:value-type="float">
            <text:p>2215</text:p>
          </table:table-cell>
          <table:table-cell table:formula="of:=[.GX2]+1" office:value-type="float" office:value="2216" calcext:value-type="float">
            <text:p>2216</text:p>
          </table:table-cell>
          <table:table-cell table:formula="of:=[.GY2]+1" office:value-type="float" office:value="2217" calcext:value-type="float">
            <text:p>2217</text:p>
          </table:table-cell>
          <table:table-cell table:formula="of:=[.GZ2]+1" office:value-type="float" office:value="2218" calcext:value-type="float">
            <text:p>2218</text:p>
          </table:table-cell>
          <table:table-cell table:formula="of:=[.HA2]+1" office:value-type="float" office:value="2219" calcext:value-type="float">
            <text:p>2219</text:p>
          </table:table-cell>
          <table:table-cell table:formula="of:=[.HB2]+1" office:value-type="float" office:value="2220" calcext:value-type="float">
            <text:p>2220</text:p>
          </table:table-cell>
          <table:table-cell table:formula="of:=[.HC2]+1" office:value-type="float" office:value="2221" calcext:value-type="float">
            <text:p>2221</text:p>
          </table:table-cell>
          <table:table-cell table:formula="of:=[.HD2]+1" office:value-type="float" office:value="2222" calcext:value-type="float">
            <text:p>2222</text:p>
          </table:table-cell>
          <table:table-cell table:formula="of:=[.HE2]+1" office:value-type="float" office:value="2223" calcext:value-type="float">
            <text:p>2223</text:p>
          </table:table-cell>
          <table:table-cell table:formula="of:=[.HF2]+1" office:value-type="float" office:value="2224" calcext:value-type="float">
            <text:p>2224</text:p>
          </table:table-cell>
          <table:table-cell table:formula="of:=[.HG2]+1" office:value-type="float" office:value="2225" calcext:value-type="float">
            <text:p>2225</text:p>
          </table:table-cell>
          <table:table-cell table:formula="of:=[.HH2]+1" office:value-type="float" office:value="2226" calcext:value-type="float">
            <text:p>2226</text:p>
          </table:table-cell>
          <table:table-cell table:formula="of:=[.HI2]+1" office:value-type="float" office:value="2227" calcext:value-type="float">
            <text:p>2227</text:p>
          </table:table-cell>
          <table:table-cell table:formula="of:=[.HJ2]+1" office:value-type="float" office:value="2228" calcext:value-type="float">
            <text:p>2228</text:p>
          </table:table-cell>
          <table:table-cell table:formula="of:=[.HK2]+1" office:value-type="float" office:value="2229" calcext:value-type="float">
            <text:p>2229</text:p>
          </table:table-cell>
          <table:table-cell table:formula="of:=[.HL2]+1" office:value-type="float" office:value="2230" calcext:value-type="float">
            <text:p>2230</text:p>
          </table:table-cell>
          <table:table-cell table:formula="of:=[.HM2]+1" office:value-type="float" office:value="2231" calcext:value-type="float">
            <text:p>2231</text:p>
          </table:table-cell>
          <table:table-cell table:formula="of:=[.HN2]+1" office:value-type="float" office:value="2232" calcext:value-type="float">
            <text:p>2232</text:p>
          </table:table-cell>
          <table:table-cell table:formula="of:=[.HO2]+1" office:value-type="float" office:value="2233" calcext:value-type="float">
            <text:p>2233</text:p>
          </table:table-cell>
          <table:table-cell table:formula="of:=[.HP2]+1" office:value-type="float" office:value="2234" calcext:value-type="float">
            <text:p>2234</text:p>
          </table:table-cell>
          <table:table-cell table:formula="of:=[.HQ2]+1" office:value-type="float" office:value="2235" calcext:value-type="float">
            <text:p>2235</text:p>
          </table:table-cell>
          <table:table-cell table:formula="of:=[.HR2]+1" office:value-type="float" office:value="2236" calcext:value-type="float">
            <text:p>2236</text:p>
          </table:table-cell>
          <table:table-cell table:formula="of:=[.HS2]+1" office:value-type="float" office:value="2237" calcext:value-type="float">
            <text:p>2237</text:p>
          </table:table-cell>
          <table:table-cell table:formula="of:=[.HT2]+1" office:value-type="float" office:value="2238" calcext:value-type="float">
            <text:p>2238</text:p>
          </table:table-cell>
          <table:table-cell table:formula="of:=[.HU2]+1" office:value-type="float" office:value="2239" calcext:value-type="float">
            <text:p>2239</text:p>
          </table:table-cell>
          <table:table-cell table:formula="of:=[.HV2]+1" office:value-type="float" office:value="2240" calcext:value-type="float">
            <text:p>2240</text:p>
          </table:table-cell>
          <table:table-cell table:formula="of:=[.HW2]+1" office:value-type="float" office:value="2241" calcext:value-type="float">
            <text:p>2241</text:p>
          </table:table-cell>
          <table:table-cell table:formula="of:=[.HX2]+1" office:value-type="float" office:value="2242" calcext:value-type="float">
            <text:p>2242</text:p>
          </table:table-cell>
          <table:table-cell table:formula="of:=[.HY2]+1" office:value-type="float" office:value="2243" calcext:value-type="float">
            <text:p>2243</text:p>
          </table:table-cell>
          <table:table-cell table:formula="of:=[.HZ2]+1" office:value-type="float" office:value="2244" calcext:value-type="float">
            <text:p>2244</text:p>
          </table:table-cell>
          <table:table-cell table:formula="of:=[.IA2]+1" office:value-type="float" office:value="2245" calcext:value-type="float">
            <text:p>2245</text:p>
          </table:table-cell>
          <table:table-cell table:formula="of:=[.IB2]+1" office:value-type="float" office:value="2246" calcext:value-type="float">
            <text:p>2246</text:p>
          </table:table-cell>
          <table:table-cell table:formula="of:=[.IC2]+1" office:value-type="float" office:value="2247" calcext:value-type="float">
            <text:p>2247</text:p>
          </table:table-cell>
          <table:table-cell table:formula="of:=[.ID2]+1" office:value-type="float" office:value="2248" calcext:value-type="float">
            <text:p>2248</text:p>
          </table:table-cell>
          <table:table-cell table:formula="of:=[.IE2]+1" office:value-type="float" office:value="2249" calcext:value-type="float">
            <text:p>2249</text:p>
          </table:table-cell>
          <table:table-cell table:formula="of:=[.IF2]+1" office:value-type="float" office:value="2250" calcext:value-type="float">
            <text:p>2250</text:p>
          </table:table-cell>
          <table:table-cell table:formula="of:=[.IG2]+1" office:value-type="float" office:value="2251" calcext:value-type="float">
            <text:p>2251</text:p>
          </table:table-cell>
          <table:table-cell table:formula="of:=[.IH2]+1" office:value-type="float" office:value="2252" calcext:value-type="float">
            <text:p>2252</text:p>
          </table:table-cell>
          <table:table-cell table:formula="of:=[.II2]+1" office:value-type="float" office:value="2253" calcext:value-type="float">
            <text:p>2253</text:p>
          </table:table-cell>
          <table:table-cell table:formula="of:=[.IJ2]+1" office:value-type="float" office:value="2254" calcext:value-type="float">
            <text:p>2254</text:p>
          </table:table-cell>
          <table:table-cell table:formula="of:=[.IK2]+1" office:value-type="float" office:value="2255" calcext:value-type="float">
            <text:p>2255</text:p>
          </table:table-cell>
          <table:table-cell table:formula="of:=[.IL2]+1" office:value-type="float" office:value="2256" calcext:value-type="float">
            <text:p>2256</text:p>
          </table:table-cell>
          <table:table-cell table:formula="of:=[.IM2]+1" office:value-type="float" office:value="2257" calcext:value-type="float">
            <text:p>2257</text:p>
          </table:table-cell>
          <table:table-cell table:formula="of:=[.IN2]+1" office:value-type="float" office:value="2258" calcext:value-type="float">
            <text:p>2258</text:p>
          </table:table-cell>
          <table:table-cell table:formula="of:=[.IO2]+1" office:value-type="float" office:value="2259" calcext:value-type="float">
            <text:p>2259</text:p>
          </table:table-cell>
          <table:table-cell table:formula="of:=[.IP2]+1" office:value-type="float" office:value="2260" calcext:value-type="float">
            <text:p>2260</text:p>
          </table:table-cell>
          <table:table-cell table:formula="of:=[.IQ2]+1" office:value-type="float" office:value="2261" calcext:value-type="float">
            <text:p>2261</text:p>
          </table:table-cell>
          <table:table-cell table:formula="of:=[.IR2]+1" office:value-type="float" office:value="2262" calcext:value-type="float">
            <text:p>2262</text:p>
          </table:table-cell>
          <table:table-cell table:formula="of:=[.IS2]+1" office:value-type="float" office:value="2263" calcext:value-type="float">
            <text:p>2263</text:p>
          </table:table-cell>
          <table:table-cell table:formula="of:=[.IT2]+1" office:value-type="float" office:value="2264" calcext:value-type="float">
            <text:p>2264</text:p>
          </table:table-cell>
          <table:table-cell table:formula="of:=[.IU2]+1" office:value-type="float" office:value="2265" calcext:value-type="float">
            <text:p>2265</text:p>
          </table:table-cell>
          <table:table-cell table:formula="of:=[.IV2]+1" office:value-type="float" office:value="2266" calcext:value-type="float">
            <text:p>2266</text:p>
          </table:table-cell>
          <table:table-cell table:formula="of:=[.IW2]+1" office:value-type="float" office:value="2267" calcext:value-type="float">
            <text:p>2267</text:p>
          </table:table-cell>
          <table:table-cell table:formula="of:=[.IX2]+1" office:value-type="float" office:value="2268" calcext:value-type="float">
            <text:p>2268</text:p>
          </table:table-cell>
          <table:table-cell table:formula="of:=[.IY2]+1" office:value-type="float" office:value="2269" calcext:value-type="float">
            <text:p>2269</text:p>
          </table:table-cell>
          <table:table-cell table:formula="of:=[.IZ2]+1" office:value-type="float" office:value="2270" calcext:value-type="float">
            <text:p>2270</text:p>
          </table:table-cell>
          <table:table-cell table:formula="of:=[.JA2]+1" office:value-type="float" office:value="2271" calcext:value-type="float">
            <text:p>2271</text:p>
          </table:table-cell>
          <table:table-cell table:formula="of:=[.JB2]+1" office:value-type="float" office:value="2272" calcext:value-type="float">
            <text:p>2272</text:p>
          </table:table-cell>
          <table:table-cell table:formula="of:=[.JC2]+1" office:value-type="float" office:value="2273" calcext:value-type="float">
            <text:p>2273</text:p>
          </table:table-cell>
          <table:table-cell table:formula="of:=[.JD2]+1" office:value-type="float" office:value="2274" calcext:value-type="float">
            <text:p>2274</text:p>
          </table:table-cell>
          <table:table-cell table:formula="of:=[.JE2]+1" office:value-type="float" office:value="2275" calcext:value-type="float">
            <text:p>2275</text:p>
          </table:table-cell>
          <table:table-cell table:formula="of:=[.JF2]+1" office:value-type="float" office:value="2276" calcext:value-type="float">
            <text:p>2276</text:p>
          </table:table-cell>
          <table:table-cell table:formula="of:=[.JG2]+1" office:value-type="float" office:value="2277" calcext:value-type="float">
            <text:p>2277</text:p>
          </table:table-cell>
          <table:table-cell table:formula="of:=[.JH2]+1" office:value-type="float" office:value="2278" calcext:value-type="float">
            <text:p>2278</text:p>
          </table:table-cell>
          <table:table-cell table:formula="of:=[.JI2]+1" office:value-type="float" office:value="2279" calcext:value-type="float">
            <text:p>2279</text:p>
          </table:table-cell>
          <table:table-cell table:formula="of:=[.JJ2]+1" office:value-type="float" office:value="2280" calcext:value-type="float">
            <text:p>2280</text:p>
          </table:table-cell>
          <table:table-cell table:formula="of:=[.JK2]+1" office:value-type="float" office:value="2281" calcext:value-type="float">
            <text:p>2281</text:p>
          </table:table-cell>
          <table:table-cell table:formula="of:=[.JL2]+1" office:value-type="float" office:value="2282" calcext:value-type="float">
            <text:p>2282</text:p>
          </table:table-cell>
          <table:table-cell table:formula="of:=[.JM2]+1" office:value-type="float" office:value="2283" calcext:value-type="float">
            <text:p>2283</text:p>
          </table:table-cell>
          <table:table-cell table:formula="of:=[.JN2]+1" office:value-type="float" office:value="2284" calcext:value-type="float">
            <text:p>2284</text:p>
          </table:table-cell>
          <table:table-cell table:formula="of:=[.JO2]+1" office:value-type="float" office:value="2285" calcext:value-type="float">
            <text:p>2285</text:p>
          </table:table-cell>
          <table:table-cell table:formula="of:=[.JP2]+1" office:value-type="float" office:value="2286" calcext:value-type="float">
            <text:p>2286</text:p>
          </table:table-cell>
          <table:table-cell table:formula="of:=[.JQ2]+1" office:value-type="float" office:value="2287" calcext:value-type="float">
            <text:p>2287</text:p>
          </table:table-cell>
          <table:table-cell table:formula="of:=[.JR2]+1" office:value-type="float" office:value="2288" calcext:value-type="float">
            <text:p>2288</text:p>
          </table:table-cell>
          <table:table-cell table:formula="of:=[.JS2]+1" office:value-type="float" office:value="2289" calcext:value-type="float">
            <text:p>2289</text:p>
          </table:table-cell>
          <table:table-cell table:formula="of:=[.JT2]+1" office:value-type="float" office:value="2290" calcext:value-type="float">
            <text:p>2290</text:p>
          </table:table-cell>
          <table:table-cell table:formula="of:=[.JU2]+1" office:value-type="float" office:value="2291" calcext:value-type="float">
            <text:p>2291</text:p>
          </table:table-cell>
          <table:table-cell table:formula="of:=[.JV2]+1" office:value-type="float" office:value="2292" calcext:value-type="float">
            <text:p>2292</text:p>
          </table:table-cell>
          <table:table-cell table:formula="of:=[.JW2]+1" office:value-type="float" office:value="2293" calcext:value-type="float">
            <text:p>2293</text:p>
          </table:table-cell>
          <table:table-cell table:formula="of:=[.JX2]+1" office:value-type="float" office:value="2294" calcext:value-type="float">
            <text:p>2294</text:p>
          </table:table-cell>
          <table:table-cell table:formula="of:=[.JY2]+1" office:value-type="float" office:value="2295" calcext:value-type="float">
            <text:p>2295</text:p>
          </table:table-cell>
          <table:table-cell table:formula="of:=[.JZ2]+1" office:value-type="float" office:value="2296" calcext:value-type="float">
            <text:p>2296</text:p>
          </table:table-cell>
          <table:table-cell table:formula="of:=[.KA2]+1" office:value-type="float" office:value="2297" calcext:value-type="float">
            <text:p>2297</text:p>
          </table:table-cell>
          <table:table-cell table:formula="of:=[.KB2]+1" office:value-type="float" office:value="2298" calcext:value-type="float">
            <text:p>2298</text:p>
          </table:table-cell>
          <table:table-cell table:formula="of:=[.KC2]+1" office:value-type="float" office:value="2299" calcext:value-type="float">
            <text:p>2299</text:p>
          </table:table-cell>
          <table:table-cell table:formula="of:=[.KD2]+1" office:value-type="float" office:value="2300" calcext:value-type="float">
            <text:p>2300</text:p>
          </table:table-cell>
          <table:table-cell table:formula="of:=[.KE2]+1" office:value-type="float" office:value="2301" calcext:value-type="float">
            <text:p>2301</text:p>
          </table:table-cell>
          <table:table-cell table:formula="of:=[.KF2]+1" office:value-type="float" office:value="2302" calcext:value-type="float">
            <text:p>2302</text:p>
          </table:table-cell>
          <table:table-cell table:formula="of:=[.KG2]+1" office:value-type="float" office:value="2303" calcext:value-type="float">
            <text:p>2303</text:p>
          </table:table-cell>
          <table:table-cell table:formula="of:=[.KH2]+1" office:value-type="float" office:value="2304" calcext:value-type="float">
            <text:p>2304</text:p>
          </table:table-cell>
          <table:table-cell table:formula="of:=[.KI2]+1" office:value-type="float" office:value="2305" calcext:value-type="float">
            <text:p>2305</text:p>
          </table:table-cell>
          <table:table-cell table:formula="of:=[.KJ2]+1" office:value-type="float" office:value="2306" calcext:value-type="float">
            <text:p>2306</text:p>
          </table:table-cell>
          <table:table-cell table:formula="of:=[.KK2]+1" office:value-type="float" office:value="2307" calcext:value-type="float">
            <text:p>2307</text:p>
          </table:table-cell>
          <table:table-cell table:formula="of:=[.KL2]+1" office:value-type="float" office:value="2308" calcext:value-type="float">
            <text:p>2308</text:p>
          </table:table-cell>
          <table:table-cell table:formula="of:=[.KM2]+1" office:value-type="float" office:value="2309" calcext:value-type="float">
            <text:p>2309</text:p>
          </table:table-cell>
          <table:table-cell table:formula="of:=[.KN2]+1" office:value-type="float" office:value="2310" calcext:value-type="float">
            <text:p>2310</text:p>
          </table:table-cell>
          <table:table-cell table:formula="of:=[.KO2]+1" office:value-type="float" office:value="2311" calcext:value-type="float">
            <text:p>2311</text:p>
          </table:table-cell>
          <table:table-cell table:formula="of:=[.KP2]+1" office:value-type="float" office:value="2312" calcext:value-type="float">
            <text:p>2312</text:p>
          </table:table-cell>
          <table:table-cell table:formula="of:=[.KQ2]+1" office:value-type="float" office:value="2313" calcext:value-type="float">
            <text:p>2313</text:p>
          </table:table-cell>
          <table:table-cell table:formula="of:=[.KR2]+1" office:value-type="float" office:value="2314" calcext:value-type="float">
            <text:p>2314</text:p>
          </table:table-cell>
          <table:table-cell table:formula="of:=[.KS2]+1" office:value-type="float" office:value="2315" calcext:value-type="float">
            <text:p>2315</text:p>
          </table:table-cell>
          <table:table-cell table:formula="of:=[.KT2]+1" office:value-type="float" office:value="2316" calcext:value-type="float">
            <text:p>2316</text:p>
          </table:table-cell>
          <table:table-cell table:formula="of:=[.KU2]+1" office:value-type="float" office:value="2317" calcext:value-type="float">
            <text:p>2317</text:p>
          </table:table-cell>
          <table:table-cell table:formula="of:=[.KV2]+1" office:value-type="float" office:value="2318" calcext:value-type="float">
            <text:p>2318</text:p>
          </table:table-cell>
          <table:table-cell table:formula="of:=[.KW2]+1" office:value-type="float" office:value="2319" calcext:value-type="float">
            <text:p>2319</text:p>
          </table:table-cell>
          <table:table-cell table:formula="of:=[.KX2]+1" office:value-type="float" office:value="2320" calcext:value-type="float">
            <text:p>2320</text:p>
          </table:table-cell>
          <table:table-cell table:formula="of:=[.KY2]+1" office:value-type="float" office:value="2321" calcext:value-type="float">
            <text:p>2321</text:p>
          </table:table-cell>
          <table:table-cell table:formula="of:=[.KZ2]+1" office:value-type="float" office:value="2322" calcext:value-type="float">
            <text:p>2322</text:p>
          </table:table-cell>
          <table:table-cell table:formula="of:=[.LA2]+1" office:value-type="float" office:value="2323" calcext:value-type="float">
            <text:p>2323</text:p>
          </table:table-cell>
          <table:table-cell table:formula="of:=[.LB2]+1" office:value-type="float" office:value="2324" calcext:value-type="float">
            <text:p>2324</text:p>
          </table:table-cell>
          <table:table-cell table:formula="of:=[.LC2]+1" office:value-type="float" office:value="2325" calcext:value-type="float">
            <text:p>2325</text:p>
          </table:table-cell>
          <table:table-cell table:formula="of:=[.LD2]+1" office:value-type="float" office:value="2326" calcext:value-type="float">
            <text:p>2326</text:p>
          </table:table-cell>
          <table:table-cell table:formula="of:=[.LE2]+1" office:value-type="float" office:value="2327" calcext:value-type="float">
            <text:p>2327</text:p>
          </table:table-cell>
          <table:table-cell table:formula="of:=[.LF2]+1" office:value-type="float" office:value="2328" calcext:value-type="float">
            <text:p>2328</text:p>
          </table:table-cell>
          <table:table-cell table:formula="of:=[.LG2]+1" office:value-type="float" office:value="2329" calcext:value-type="float">
            <text:p>2329</text:p>
          </table:table-cell>
          <table:table-cell table:formula="of:=[.LH2]+1" office:value-type="float" office:value="2330" calcext:value-type="float">
            <text:p>2330</text:p>
          </table:table-cell>
          <table:table-cell table:formula="of:=[.LI2]+1" office:value-type="float" office:value="2331" calcext:value-type="float">
            <text:p>2331</text:p>
          </table:table-cell>
          <table:table-cell table:formula="of:=[.LJ2]+1" office:value-type="float" office:value="2332" calcext:value-type="float">
            <text:p>2332</text:p>
          </table:table-cell>
          <table:table-cell table:formula="of:=[.LK2]+1" office:value-type="float" office:value="2333" calcext:value-type="float">
            <text:p>2333</text:p>
          </table:table-cell>
          <table:table-cell table:formula="of:=[.LL2]+1" office:value-type="float" office:value="2334" calcext:value-type="float">
            <text:p>2334</text:p>
          </table:table-cell>
          <table:table-cell table:formula="of:=[.LM2]+1" office:value-type="float" office:value="2335" calcext:value-type="float">
            <text:p>2335</text:p>
          </table:table-cell>
          <table:table-cell table:formula="of:=[.LN2]+1" office:value-type="float" office:value="2336" calcext:value-type="float">
            <text:p>2336</text:p>
          </table:table-cell>
          <table:table-cell table:formula="of:=[.LO2]+1" office:value-type="float" office:value="2337" calcext:value-type="float">
            <text:p>2337</text:p>
          </table:table-cell>
          <table:table-cell table:formula="of:=[.LP2]+1" office:value-type="float" office:value="2338" calcext:value-type="float">
            <text:p>2338</text:p>
          </table:table-cell>
          <table:table-cell table:formula="of:=[.LQ2]+1" office:value-type="float" office:value="2339" calcext:value-type="float">
            <text:p>2339</text:p>
          </table:table-cell>
          <table:table-cell table:formula="of:=[.LR2]+1" office:value-type="float" office:value="2340" calcext:value-type="float">
            <text:p>2340</text:p>
          </table:table-cell>
          <table:table-cell table:formula="of:=[.LS2]+1" office:value-type="float" office:value="2341" calcext:value-type="float">
            <text:p>2341</text:p>
          </table:table-cell>
          <table:table-cell table:formula="of:=[.LT2]+1" office:value-type="float" office:value="2342" calcext:value-type="float">
            <text:p>2342</text:p>
          </table:table-cell>
          <table:table-cell table:formula="of:=[.LU2]+1" office:value-type="float" office:value="2343" calcext:value-type="float">
            <text:p>2343</text:p>
          </table:table-cell>
          <table:table-cell table:formula="of:=[.LV2]+1" office:value-type="float" office:value="2344" calcext:value-type="float">
            <text:p>2344</text:p>
          </table:table-cell>
          <table:table-cell table:formula="of:=[.LW2]+1" office:value-type="float" office:value="2345" calcext:value-type="float">
            <text:p>2345</text:p>
          </table:table-cell>
          <table:table-cell table:formula="of:=[.LX2]+1" office:value-type="float" office:value="2346" calcext:value-type="float">
            <text:p>2346</text:p>
          </table:table-cell>
          <table:table-cell table:formula="of:=[.LY2]+1" office:value-type="float" office:value="2347" calcext:value-type="float">
            <text:p>2347</text:p>
          </table:table-cell>
          <table:table-cell table:formula="of:=[.LZ2]+1" office:value-type="float" office:value="2348" calcext:value-type="float">
            <text:p>2348</text:p>
          </table:table-cell>
          <table:table-cell table:formula="of:=[.MA2]+1" office:value-type="float" office:value="2349" calcext:value-type="float">
            <text:p>2349</text:p>
          </table:table-cell>
          <table:table-cell table:formula="of:=[.MB2]+1" office:value-type="float" office:value="2350" calcext:value-type="float">
            <text:p>2350</text:p>
          </table:table-cell>
          <table:table-cell table:formula="of:=[.MC2]+1" office:value-type="float" office:value="2351" calcext:value-type="float">
            <text:p>2351</text:p>
          </table:table-cell>
          <table:table-cell table:formula="of:=[.MD2]+1" office:value-type="float" office:value="2352" calcext:value-type="float">
            <text:p>2352</text:p>
          </table:table-cell>
          <table:table-cell table:formula="of:=[.ME2]+1" office:value-type="float" office:value="2353" calcext:value-type="float">
            <text:p>2353</text:p>
          </table:table-cell>
          <table:table-cell table:formula="of:=[.MF2]+1" office:value-type="float" office:value="2354" calcext:value-type="float">
            <text:p>2354</text:p>
          </table:table-cell>
          <table:table-cell table:formula="of:=[.MG2]+1" office:value-type="float" office:value="2355" calcext:value-type="float">
            <text:p>2355</text:p>
          </table:table-cell>
          <table:table-cell table:formula="of:=[.MH2]+1" office:value-type="float" office:value="2356" calcext:value-type="float">
            <text:p>2356</text:p>
          </table:table-cell>
          <table:table-cell table:formula="of:=[.MI2]+1" office:value-type="float" office:value="2357" calcext:value-type="float">
            <text:p>2357</text:p>
          </table:table-cell>
          <table:table-cell table:formula="of:=[.MJ2]+1" office:value-type="float" office:value="2358" calcext:value-type="float">
            <text:p>2358</text:p>
          </table:table-cell>
          <table:table-cell table:formula="of:=[.MK2]+1" office:value-type="float" office:value="2359" calcext:value-type="float">
            <text:p>2359</text:p>
          </table:table-cell>
          <table:table-cell table:formula="of:=[.ML2]+1" office:value-type="float" office:value="2360" calcext:value-type="float">
            <text:p>2360</text:p>
          </table:table-cell>
          <table:table-cell table:formula="of:=[.MM2]+1" office:value-type="float" office:value="2361" calcext:value-type="float">
            <text:p>2361</text:p>
          </table:table-cell>
          <table:table-cell table:formula="of:=[.MN2]+1" office:value-type="float" office:value="2362" calcext:value-type="float">
            <text:p>2362</text:p>
          </table:table-cell>
          <table:table-cell table:formula="of:=[.MO2]+1" office:value-type="float" office:value="2363" calcext:value-type="float">
            <text:p>2363</text:p>
          </table:table-cell>
          <table:table-cell table:formula="of:=[.MP2]+1" office:value-type="float" office:value="2364" calcext:value-type="float">
            <text:p>2364</text:p>
          </table:table-cell>
          <table:table-cell table:formula="of:=[.MQ2]+1" office:value-type="float" office:value="2365" calcext:value-type="float">
            <text:p>2365</text:p>
          </table:table-cell>
          <table:table-cell table:formula="of:=[.MR2]+1" office:value-type="float" office:value="2366" calcext:value-type="float">
            <text:p>2366</text:p>
          </table:table-cell>
          <table:table-cell table:formula="of:=[.MS2]+1" office:value-type="float" office:value="2367" calcext:value-type="float">
            <text:p>2367</text:p>
          </table:table-cell>
          <table:table-cell table:formula="of:=[.MT2]+1" office:value-type="float" office:value="2368" calcext:value-type="float">
            <text:p>2368</text:p>
          </table:table-cell>
          <table:table-cell table:formula="of:=[.MU2]+1" office:value-type="float" office:value="2369" calcext:value-type="float">
            <text:p>2369</text:p>
          </table:table-cell>
          <table:table-cell table:formula="of:=[.MV2]+1" office:value-type="float" office:value="2370" calcext:value-type="float">
            <text:p>2370</text:p>
          </table:table-cell>
          <table:table-cell table:formula="of:=[.MW2]+1" office:value-type="float" office:value="2371" calcext:value-type="float">
            <text:p>2371</text:p>
          </table:table-cell>
          <table:table-cell table:formula="of:=[.MX2]+1" office:value-type="float" office:value="2372" calcext:value-type="float">
            <text:p>2372</text:p>
          </table:table-cell>
          <table:table-cell table:formula="of:=[.MY2]+1" office:value-type="float" office:value="2373" calcext:value-type="float">
            <text:p>2373</text:p>
          </table:table-cell>
          <table:table-cell table:formula="of:=[.MZ2]+1" office:value-type="float" office:value="2374" calcext:value-type="float">
            <text:p>2374</text:p>
          </table:table-cell>
          <table:table-cell table:formula="of:=[.NA2]+1" office:value-type="float" office:value="2375" calcext:value-type="float">
            <text:p>2375</text:p>
          </table:table-cell>
          <table:table-cell table:formula="of:=[.NB2]+1" office:value-type="float" office:value="2376" calcext:value-type="float">
            <text:p>2376</text:p>
          </table:table-cell>
          <table:table-cell table:formula="of:=[.NC2]+1" office:value-type="float" office:value="2377" calcext:value-type="float">
            <text:p>2377</text:p>
          </table:table-cell>
          <table:table-cell table:formula="of:=[.ND2]+1" office:value-type="float" office:value="2378" calcext:value-type="float">
            <text:p>2378</text:p>
          </table:table-cell>
          <table:table-cell table:formula="of:=[.NE2]+1" office:value-type="float" office:value="2379" calcext:value-type="float">
            <text:p>2379</text:p>
          </table:table-cell>
          <table:table-cell table:formula="of:=[.NF2]+1" office:value-type="float" office:value="2380" calcext:value-type="float">
            <text:p>2380</text:p>
          </table:table-cell>
          <table:table-cell table:formula="of:=[.NG2]+1" office:value-type="float" office:value="2381" calcext:value-type="float">
            <text:p>2381</text:p>
          </table:table-cell>
          <table:table-cell table:formula="of:=[.NH2]+1" office:value-type="float" office:value="2382" calcext:value-type="float">
            <text:p>2382</text:p>
          </table:table-cell>
          <table:table-cell table:formula="of:=[.NI2]+1" office:value-type="float" office:value="2383" calcext:value-type="float">
            <text:p>2383</text:p>
          </table:table-cell>
          <table:table-cell table:formula="of:=[.NJ2]+1" office:value-type="float" office:value="2384" calcext:value-type="float">
            <text:p>2384</text:p>
          </table:table-cell>
          <table:table-cell table:formula="of:=[.NK2]+1" office:value-type="float" office:value="2385" calcext:value-type="float">
            <text:p>2385</text:p>
          </table:table-cell>
          <table:table-cell table:formula="of:=[.NL2]+1" office:value-type="float" office:value="2386" calcext:value-type="float">
            <text:p>2386</text:p>
          </table:table-cell>
          <table:table-cell table:formula="of:=[.NM2]+1" office:value-type="float" office:value="2387" calcext:value-type="float">
            <text:p>2387</text:p>
          </table:table-cell>
          <table:table-cell table:formula="of:=[.NN2]+1" office:value-type="float" office:value="2388" calcext:value-type="float">
            <text:p>2388</text:p>
          </table:table-cell>
          <table:table-cell table:formula="of:=[.NO2]+1" office:value-type="float" office:value="2389" calcext:value-type="float">
            <text:p>2389</text:p>
          </table:table-cell>
          <table:table-cell table:formula="of:=[.NP2]+1" office:value-type="float" office:value="2390" calcext:value-type="float">
            <text:p>2390</text:p>
          </table:table-cell>
          <table:table-cell table:formula="of:=[.NQ2]+1" office:value-type="float" office:value="2391" calcext:value-type="float">
            <text:p>2391</text:p>
          </table:table-cell>
          <table:table-cell table:formula="of:=[.NR2]+1" office:value-type="float" office:value="2392" calcext:value-type="float">
            <text:p>2392</text:p>
          </table:table-cell>
          <table:table-cell table:formula="of:=[.NS2]+1" office:value-type="float" office:value="2393" calcext:value-type="float">
            <text:p>2393</text:p>
          </table:table-cell>
          <table:table-cell table:formula="of:=[.NT2]+1" office:value-type="float" office:value="2394" calcext:value-type="float">
            <text:p>2394</text:p>
          </table:table-cell>
          <table:table-cell table:formula="of:=[.NU2]+1" office:value-type="float" office:value="2395" calcext:value-type="float">
            <text:p>2395</text:p>
          </table:table-cell>
          <table:table-cell table:formula="of:=[.NV2]+1" office:value-type="float" office:value="2396" calcext:value-type="float">
            <text:p>2396</text:p>
          </table:table-cell>
          <table:table-cell table:formula="of:=[.NW2]+1" office:value-type="float" office:value="2397" calcext:value-type="float">
            <text:p>2397</text:p>
          </table:table-cell>
          <table:table-cell table:formula="of:=[.NX2]+1" office:value-type="float" office:value="2398" calcext:value-type="float">
            <text:p>2398</text:p>
          </table:table-cell>
          <table:table-cell table:formula="of:=[.NY2]+1" office:value-type="float" office:value="2399" calcext:value-type="float">
            <text:p>2399</text:p>
          </table:table-cell>
          <table:table-cell table:formula="of:=[.NZ2]+1" office:value-type="float" office:value="2400" calcext:value-type="float">
            <text:p>2400</text:p>
          </table:table-cell>
          <table:table-cell table:formula="of:=[.OA2]+1" office:value-type="float" office:value="2401" calcext:value-type="float">
            <text:p>2401</text:p>
          </table:table-cell>
          <table:table-cell table:formula="of:=[.OB2]+1" office:value-type="float" office:value="2402" calcext:value-type="float">
            <text:p>2402</text:p>
          </table:table-cell>
          <table:table-cell table:formula="of:=[.OC2]+1" office:value-type="float" office:value="2403" calcext:value-type="float">
            <text:p>2403</text:p>
          </table:table-cell>
          <table:table-cell table:formula="of:=[.OD2]+1" office:value-type="float" office:value="2404" calcext:value-type="float">
            <text:p>2404</text:p>
          </table:table-cell>
          <table:table-cell table:formula="of:=[.OE2]+1" office:value-type="float" office:value="2405" calcext:value-type="float">
            <text:p>2405</text:p>
          </table:table-cell>
          <table:table-cell table:formula="of:=[.OF2]+1" office:value-type="float" office:value="2406" calcext:value-type="float">
            <text:p>2406</text:p>
          </table:table-cell>
          <table:table-cell table:formula="of:=[.OG2]+1" office:value-type="float" office:value="2407" calcext:value-type="float">
            <text:p>2407</text:p>
          </table:table-cell>
          <table:table-cell table:formula="of:=[.OH2]+1" office:value-type="float" office:value="2408" calcext:value-type="float">
            <text:p>2408</text:p>
          </table:table-cell>
          <table:table-cell table:formula="of:=[.OI2]+1" office:value-type="float" office:value="2409" calcext:value-type="float">
            <text:p>2409</text:p>
          </table:table-cell>
          <table:table-cell table:formula="of:=[.OJ2]+1" office:value-type="float" office:value="2410" calcext:value-type="float">
            <text:p>2410</text:p>
          </table:table-cell>
          <table:table-cell table:formula="of:=[.OK2]+1" office:value-type="float" office:value="2411" calcext:value-type="float">
            <text:p>2411</text:p>
          </table:table-cell>
          <table:table-cell table:formula="of:=[.OL2]+1" office:value-type="float" office:value="2412" calcext:value-type="float">
            <text:p>2412</text:p>
          </table:table-cell>
          <table:table-cell table:formula="of:=[.OM2]+1" office:value-type="float" office:value="2413" calcext:value-type="float">
            <text:p>2413</text:p>
          </table:table-cell>
          <table:table-cell table:formula="of:=[.ON2]+1" office:value-type="float" office:value="2414" calcext:value-type="float">
            <text:p>2414</text:p>
          </table:table-cell>
          <table:table-cell table:formula="of:=[.OO2]+1" office:value-type="float" office:value="2415" calcext:value-type="float">
            <text:p>2415</text:p>
          </table:table-cell>
          <table:table-cell table:formula="of:=[.OP2]+1" office:value-type="float" office:value="2416" calcext:value-type="float">
            <text:p>2416</text:p>
          </table:table-cell>
          <table:table-cell table:formula="of:=[.OQ2]+1" office:value-type="float" office:value="2417" calcext:value-type="float">
            <text:p>2417</text:p>
          </table:table-cell>
          <table:table-cell table:formula="of:=[.OR2]+1" office:value-type="float" office:value="2418" calcext:value-type="float">
            <text:p>2418</text:p>
          </table:table-cell>
          <table:table-cell table:formula="of:=[.OS2]+1" office:value-type="float" office:value="2419" calcext:value-type="float">
            <text:p>2419</text:p>
          </table:table-cell>
          <table:table-cell table:formula="of:=[.OT2]+1" office:value-type="float" office:value="2420" calcext:value-type="float">
            <text:p>2420</text:p>
          </table:table-cell>
          <table:table-cell table:formula="of:=[.OU2]+1" office:value-type="float" office:value="2421" calcext:value-type="float">
            <text:p>2421</text:p>
          </table:table-cell>
          <table:table-cell table:formula="of:=[.OV2]+1" office:value-type="float" office:value="2422" calcext:value-type="float">
            <text:p>2422</text:p>
          </table:table-cell>
          <table:table-cell table:formula="of:=[.OW2]+1" office:value-type="float" office:value="2423" calcext:value-type="float">
            <text:p>2423</text:p>
          </table:table-cell>
          <table:table-cell table:formula="of:=[.OX2]+1" office:value-type="float" office:value="2424" calcext:value-type="float">
            <text:p>2424</text:p>
          </table:table-cell>
          <table:table-cell table:formula="of:=[.OY2]+1" office:value-type="float" office:value="2425" calcext:value-type="float">
            <text:p>2425</text:p>
          </table:table-cell>
          <table:table-cell table:formula="of:=[.OZ2]+1" office:value-type="float" office:value="2426" calcext:value-type="float">
            <text:p>2426</text:p>
          </table:table-cell>
          <table:table-cell table:formula="of:=[.PA2]+1" office:value-type="float" office:value="2427" calcext:value-type="float">
            <text:p>2427</text:p>
          </table:table-cell>
          <table:table-cell table:formula="of:=[.PB2]+1" office:value-type="float" office:value="2428" calcext:value-type="float">
            <text:p>2428</text:p>
          </table:table-cell>
          <table:table-cell table:formula="of:=[.PC2]+1" office:value-type="float" office:value="2429" calcext:value-type="float">
            <text:p>2429</text:p>
          </table:table-cell>
          <table:table-cell table:formula="of:=[.PD2]+1" office:value-type="float" office:value="2430" calcext:value-type="float">
            <text:p>2430</text:p>
          </table:table-cell>
          <table:table-cell table:formula="of:=[.PE2]+1" office:value-type="float" office:value="2431" calcext:value-type="float">
            <text:p>2431</text:p>
          </table:table-cell>
          <table:table-cell table:formula="of:=[.PF2]+1" office:value-type="float" office:value="2432" calcext:value-type="float">
            <text:p>2432</text:p>
          </table:table-cell>
          <table:table-cell table:formula="of:=[.PG2]+1" office:value-type="float" office:value="2433" calcext:value-type="float">
            <text:p>2433</text:p>
          </table:table-cell>
          <table:table-cell table:formula="of:=[.PH2]+1" office:value-type="float" office:value="2434" calcext:value-type="float">
            <text:p>2434</text:p>
          </table:table-cell>
          <table:table-cell table:formula="of:=[.PI2]+1" office:value-type="float" office:value="2435" calcext:value-type="float">
            <text:p>2435</text:p>
          </table:table-cell>
          <table:table-cell table:formula="of:=[.PJ2]+1" office:value-type="float" office:value="2436" calcext:value-type="float">
            <text:p>2436</text:p>
          </table:table-cell>
          <table:table-cell table:formula="of:=[.PK2]+1" office:value-type="float" office:value="2437" calcext:value-type="float">
            <text:p>2437</text:p>
          </table:table-cell>
          <table:table-cell table:formula="of:=[.PL2]+1" office:value-type="float" office:value="2438" calcext:value-type="float">
            <text:p>2438</text:p>
          </table:table-cell>
          <table:table-cell table:formula="of:=[.PM2]+1" office:value-type="float" office:value="2439" calcext:value-type="float">
            <text:p>2439</text:p>
          </table:table-cell>
          <table:table-cell table:formula="of:=[.PN2]+1" office:value-type="float" office:value="2440" calcext:value-type="float">
            <text:p>2440</text:p>
          </table:table-cell>
          <table:table-cell table:formula="of:=[.PO2]+1" office:value-type="float" office:value="2441" calcext:value-type="float">
            <text:p>2441</text:p>
          </table:table-cell>
          <table:table-cell table:formula="of:=[.PP2]+1" office:value-type="float" office:value="2442" calcext:value-type="float">
            <text:p>2442</text:p>
          </table:table-cell>
          <table:table-cell table:formula="of:=[.PQ2]+1" office:value-type="float" office:value="2443" calcext:value-type="float">
            <text:p>2443</text:p>
          </table:table-cell>
          <table:table-cell table:formula="of:=[.PR2]+1" office:value-type="float" office:value="2444" calcext:value-type="float">
            <text:p>2444</text:p>
          </table:table-cell>
          <table:table-cell table:formula="of:=[.PS2]+1" office:value-type="float" office:value="2445" calcext:value-type="float">
            <text:p>2445</text:p>
          </table:table-cell>
          <table:table-cell table:formula="of:=[.PT2]+1" office:value-type="float" office:value="2446" calcext:value-type="float">
            <text:p>2446</text:p>
          </table:table-cell>
          <table:table-cell table:formula="of:=[.PU2]+1" office:value-type="float" office:value="2447" calcext:value-type="float">
            <text:p>2447</text:p>
          </table:table-cell>
          <table:table-cell table:formula="of:=[.PV2]+1" office:value-type="float" office:value="2448" calcext:value-type="float">
            <text:p>2448</text:p>
          </table:table-cell>
          <table:table-cell table:formula="of:=[.PW2]+1" office:value-type="float" office:value="2449" calcext:value-type="float">
            <text:p>2449</text:p>
          </table:table-cell>
          <table:table-cell table:formula="of:=[.PX2]+1" office:value-type="float" office:value="2450" calcext:value-type="float">
            <text:p>2450</text:p>
          </table:table-cell>
          <table:table-cell table:formula="of:=[.PY2]+1" office:value-type="float" office:value="2451" calcext:value-type="float">
            <text:p>2451</text:p>
          </table:table-cell>
          <table:table-cell table:formula="of:=[.PZ2]+1" office:value-type="float" office:value="2452" calcext:value-type="float">
            <text:p>2452</text:p>
          </table:table-cell>
          <table:table-cell table:formula="of:=[.QA2]+1" office:value-type="float" office:value="2453" calcext:value-type="float">
            <text:p>2453</text:p>
          </table:table-cell>
          <table:table-cell table:formula="of:=[.QB2]+1" office:value-type="float" office:value="2454" calcext:value-type="float">
            <text:p>2454</text:p>
          </table:table-cell>
          <table:table-cell table:formula="of:=[.QC2]+1" office:value-type="float" office:value="2455" calcext:value-type="float">
            <text:p>2455</text:p>
          </table:table-cell>
          <table:table-cell table:formula="of:=[.QD2]+1" office:value-type="float" office:value="2456" calcext:value-type="float">
            <text:p>2456</text:p>
          </table:table-cell>
          <table:table-cell table:formula="of:=[.QE2]+1" office:value-type="float" office:value="2457" calcext:value-type="float">
            <text:p>2457</text:p>
          </table:table-cell>
          <table:table-cell table:formula="of:=[.QF2]+1" office:value-type="float" office:value="2458" calcext:value-type="float">
            <text:p>2458</text:p>
          </table:table-cell>
          <table:table-cell table:formula="of:=[.QG2]+1" office:value-type="float" office:value="2459" calcext:value-type="float">
            <text:p>2459</text:p>
          </table:table-cell>
          <table:table-cell table:formula="of:=[.QH2]+1" office:value-type="float" office:value="2460" calcext:value-type="float">
            <text:p>2460</text:p>
          </table:table-cell>
          <table:table-cell table:formula="of:=[.QI2]+1" office:value-type="float" office:value="2461" calcext:value-type="float">
            <text:p>2461</text:p>
          </table:table-cell>
          <table:table-cell table:formula="of:=[.QJ2]+1" office:value-type="float" office:value="2462" calcext:value-type="float">
            <text:p>2462</text:p>
          </table:table-cell>
          <table:table-cell table:formula="of:=[.QK2]+1" office:value-type="float" office:value="2463" calcext:value-type="float">
            <text:p>2463</text:p>
          </table:table-cell>
          <table:table-cell table:formula="of:=[.QL2]+1" office:value-type="float" office:value="2464" calcext:value-type="float">
            <text:p>2464</text:p>
          </table:table-cell>
          <table:table-cell table:formula="of:=[.QM2]+1" office:value-type="float" office:value="2465" calcext:value-type="float">
            <text:p>2465</text:p>
          </table:table-cell>
          <table:table-cell table:formula="of:=[.QN2]+1" office:value-type="float" office:value="2466" calcext:value-type="float">
            <text:p>2466</text:p>
          </table:table-cell>
          <table:table-cell table:formula="of:=[.QO2]+1" office:value-type="float" office:value="2467" calcext:value-type="float">
            <text:p>2467</text:p>
          </table:table-cell>
          <table:table-cell table:formula="of:=[.QP2]+1" office:value-type="float" office:value="2468" calcext:value-type="float">
            <text:p>2468</text:p>
          </table:table-cell>
          <table:table-cell table:formula="of:=[.QQ2]+1" office:value-type="float" office:value="2469" calcext:value-type="float">
            <text:p>2469</text:p>
          </table:table-cell>
          <table:table-cell table:formula="of:=[.QR2]+1" office:value-type="float" office:value="2470" calcext:value-type="float">
            <text:p>2470</text:p>
          </table:table-cell>
          <table:table-cell table:formula="of:=[.QS2]+1" office:value-type="float" office:value="2471" calcext:value-type="float">
            <text:p>2471</text:p>
          </table:table-cell>
          <table:table-cell table:formula="of:=[.QT2]+1" office:value-type="float" office:value="2472" calcext:value-type="float">
            <text:p>2472</text:p>
          </table:table-cell>
          <table:table-cell table:formula="of:=[.QU2]+1" office:value-type="float" office:value="2473" calcext:value-type="float">
            <text:p>2473</text:p>
          </table:table-cell>
          <table:table-cell table:formula="of:=[.QV2]+1" office:value-type="float" office:value="2474" calcext:value-type="float">
            <text:p>2474</text:p>
          </table:table-cell>
          <table:table-cell table:formula="of:=[.QW2]+1" office:value-type="float" office:value="2475" calcext:value-type="float">
            <text:p>2475</text:p>
          </table:table-cell>
          <table:table-cell table:formula="of:=[.QX2]+1" office:value-type="float" office:value="2476" calcext:value-type="float">
            <text:p>2476</text:p>
          </table:table-cell>
          <table:table-cell table:formula="of:=[.QY2]+1" office:value-type="float" office:value="2477" calcext:value-type="float">
            <text:p>2477</text:p>
          </table:table-cell>
          <table:table-cell table:formula="of:=[.QZ2]+1" office:value-type="float" office:value="2478" calcext:value-type="float">
            <text:p>2478</text:p>
          </table:table-cell>
          <table:table-cell table:formula="of:=[.RA2]+1" office:value-type="float" office:value="2479" calcext:value-type="float">
            <text:p>2479</text:p>
          </table:table-cell>
          <table:table-cell table:formula="of:=[.RB2]+1" office:value-type="float" office:value="2480" calcext:value-type="float">
            <text:p>2480</text:p>
          </table:table-cell>
          <table:table-cell table:formula="of:=[.RC2]+1" office:value-type="float" office:value="2481" calcext:value-type="float">
            <text:p>2481</text:p>
          </table:table-cell>
          <table:table-cell table:formula="of:=[.RD2]+1" office:value-type="float" office:value="2482" calcext:value-type="float">
            <text:p>2482</text:p>
          </table:table-cell>
          <table:table-cell table:formula="of:=[.RE2]+1" office:value-type="float" office:value="2483" calcext:value-type="float">
            <text:p>2483</text:p>
          </table:table-cell>
          <table:table-cell table:formula="of:=[.RF2]+1" office:value-type="float" office:value="2484" calcext:value-type="float">
            <text:p>2484</text:p>
          </table:table-cell>
          <table:table-cell table:formula="of:=[.RG2]+1" office:value-type="float" office:value="2485" calcext:value-type="float">
            <text:p>2485</text:p>
          </table:table-cell>
          <table:table-cell table:formula="of:=[.RH2]+1" office:value-type="float" office:value="2486" calcext:value-type="float">
            <text:p>2486</text:p>
          </table:table-cell>
          <table:table-cell table:formula="of:=[.RI2]+1" office:value-type="float" office:value="2487" calcext:value-type="float">
            <text:p>2487</text:p>
          </table:table-cell>
          <table:table-cell table:formula="of:=[.RJ2]+1" office:value-type="float" office:value="2488" calcext:value-type="float">
            <text:p>2488</text:p>
          </table:table-cell>
          <table:table-cell table:formula="of:=[.RK2]+1" office:value-type="float" office:value="2489" calcext:value-type="float">
            <text:p>2489</text:p>
          </table:table-cell>
          <table:table-cell table:formula="of:=[.RL2]+1" office:value-type="float" office:value="2490" calcext:value-type="float">
            <text:p>2490</text:p>
          </table:table-cell>
          <table:table-cell table:formula="of:=[.RM2]+1" office:value-type="float" office:value="2491" calcext:value-type="float">
            <text:p>2491</text:p>
          </table:table-cell>
          <table:table-cell table:formula="of:=[.RN2]+1" office:value-type="float" office:value="2492" calcext:value-type="float">
            <text:p>2492</text:p>
          </table:table-cell>
          <table:table-cell table:formula="of:=[.RO2]+1" office:value-type="float" office:value="2493" calcext:value-type="float">
            <text:p>2493</text:p>
          </table:table-cell>
          <table:table-cell table:formula="of:=[.RP2]+1" office:value-type="float" office:value="2494" calcext:value-type="float">
            <text:p>2494</text:p>
          </table:table-cell>
          <table:table-cell table:formula="of:=[.RQ2]+1" office:value-type="float" office:value="2495" calcext:value-type="float">
            <text:p>2495</text:p>
          </table:table-cell>
          <table:table-cell table:formula="of:=[.RR2]+1" office:value-type="float" office:value="2496" calcext:value-type="float">
            <text:p>2496</text:p>
          </table:table-cell>
          <table:table-cell table:formula="of:=[.RS2]+1" office:value-type="float" office:value="2497" calcext:value-type="float">
            <text:p>2497</text:p>
          </table:table-cell>
          <table:table-cell table:formula="of:=[.RT2]+1" office:value-type="float" office:value="2498" calcext:value-type="float">
            <text:p>2498</text:p>
          </table:table-cell>
          <table:table-cell table:formula="of:=[.RU2]+1" office:value-type="float" office:value="2499" calcext:value-type="float">
            <text:p>2499</text:p>
          </table:table-cell>
          <table:table-cell table:formula="of:=[.RV2]+1" office:value-type="float" office:value="2500" calcext:value-type="float">
            <text:p>2500</text:p>
          </table:table-cell>
          <table:table-cell table:formula="of:=[.RW2]+1" office:value-type="float" office:value="2501" calcext:value-type="float">
            <text:p>2501</text:p>
          </table:table-cell>
          <table:table-cell table:formula="of:=[.RX2]+1" office:value-type="float" office:value="2502" calcext:value-type="float">
            <text:p>2502</text:p>
          </table:table-cell>
          <table:table-cell table:formula="of:=[.RY2]+1" office:value-type="float" office:value="2503" calcext:value-type="float">
            <text:p>2503</text:p>
          </table:table-cell>
          <table:table-cell table:formula="of:=[.RZ2]+1" office:value-type="float" office:value="2504" calcext:value-type="float">
            <text:p>2504</text:p>
          </table:table-cell>
          <table:table-cell table:formula="of:=[.SA2]+1" office:value-type="float" office:value="2505" calcext:value-type="float">
            <text:p>2505</text:p>
          </table:table-cell>
          <table:table-cell table:formula="of:=[.SB2]+1" office:value-type="float" office:value="2506" calcext:value-type="float">
            <text:p>2506</text:p>
          </table:table-cell>
          <table:table-cell table:formula="of:=[.SC2]+1" office:value-type="float" office:value="2507" calcext:value-type="float">
            <text:p>2507</text:p>
          </table:table-cell>
          <table:table-cell table:formula="of:=[.SD2]+1" office:value-type="float" office:value="2508" calcext:value-type="float">
            <text:p>2508</text:p>
          </table:table-cell>
          <table:table-cell table:formula="of:=[.SE2]+1" office:value-type="float" office:value="2509" calcext:value-type="float">
            <text:p>2509</text:p>
          </table:table-cell>
          <table:table-cell table:formula="of:=[.SF2]+1" office:value-type="float" office:value="2510" calcext:value-type="float">
            <text:p>2510</text:p>
          </table:table-cell>
          <table:table-cell table:formula="of:=[.SG2]+1" office:value-type="float" office:value="2511" calcext:value-type="float">
            <text:p>2511</text:p>
          </table:table-cell>
          <table:table-cell table:formula="of:=[.SH2]+1" office:value-type="float" office:value="2512" calcext:value-type="float">
            <text:p>2512</text:p>
          </table:table-cell>
          <table:table-cell table:formula="of:=[.SI2]+1" office:value-type="float" office:value="2513" calcext:value-type="float">
            <text:p>2513</text:p>
          </table:table-cell>
          <table:table-cell table:formula="of:=[.SJ2]+1" office:value-type="float" office:value="2514" calcext:value-type="float">
            <text:p>2514</text:p>
          </table:table-cell>
          <table:table-cell table:formula="of:=[.SK2]+1" office:value-type="float" office:value="2515" calcext:value-type="float">
            <text:p>2515</text:p>
          </table:table-cell>
          <table:table-cell table:formula="of:=[.SL2]+1" office:value-type="float" office:value="2516" calcext:value-type="float">
            <text:p>2516</text:p>
          </table:table-cell>
          <table:table-cell table:formula="of:=[.SM2]+1" office:value-type="float" office:value="2517" calcext:value-type="float">
            <text:p>2517</text:p>
          </table:table-cell>
          <table:table-cell table:formula="of:=[.SN2]+1" office:value-type="float" office:value="2518" calcext:value-type="float">
            <text:p>2518</text:p>
          </table:table-cell>
          <table:table-cell table:formula="of:=[.SO2]+1" office:value-type="float" office:value="2519" calcext:value-type="float">
            <text:p>2519</text:p>
          </table:table-cell>
          <table:table-cell table:formula="of:=[.SP2]+1" office:value-type="float" office:value="2520" calcext:value-type="float">
            <text:p>2520</text:p>
          </table:table-cell>
          <table:table-cell table:formula="of:=[.SQ2]+1" office:value-type="float" office:value="2521" calcext:value-type="float">
            <text:p>2521</text:p>
          </table:table-cell>
          <table:table-cell table:formula="of:=[.SR2]+1" office:value-type="float" office:value="2522" calcext:value-type="float">
            <text:p>2522</text:p>
          </table:table-cell>
          <table:table-cell table:formula="of:=[.SS2]+1" office:value-type="float" office:value="2523" calcext:value-type="float">
            <text:p>2523</text:p>
          </table:table-cell>
          <table:table-cell table:formula="of:=[.ST2]+1" office:value-type="float" office:value="2524" calcext:value-type="float">
            <text:p>2524</text:p>
          </table:table-cell>
          <table:table-cell table:formula="of:=[.SU2]+1" office:value-type="float" office:value="2525" calcext:value-type="float">
            <text:p>2525</text:p>
          </table:table-cell>
          <table:table-cell table:formula="of:=[.SV2]+1" office:value-type="float" office:value="2526" calcext:value-type="float">
            <text:p>2526</text:p>
          </table:table-cell>
          <table:table-cell table:formula="of:=[.SW2]+1" office:value-type="float" office:value="2527" calcext:value-type="float">
            <text:p>2527</text:p>
          </table:table-cell>
          <table:table-cell table:formula="of:=[.SX2]+1" office:value-type="float" office:value="2528" calcext:value-type="float">
            <text:p>2528</text:p>
          </table:table-cell>
          <table:table-cell table:formula="of:=[.SY2]+1" office:value-type="float" office:value="2529" calcext:value-type="float">
            <text:p>2529</text:p>
          </table:table-cell>
          <table:table-cell table:formula="of:=[.SZ2]+1" office:value-type="float" office:value="2530" calcext:value-type="float">
            <text:p>2530</text:p>
          </table:table-cell>
          <table:table-cell table:formula="of:=[.TA2]+1" office:value-type="float" office:value="2531" calcext:value-type="float">
            <text:p>2531</text:p>
          </table:table-cell>
          <table:table-cell table:formula="of:=[.TB2]+1" office:value-type="float" office:value="2532" calcext:value-type="float">
            <text:p>2532</text:p>
          </table:table-cell>
          <table:table-cell table:formula="of:=[.TC2]+1" office:value-type="float" office:value="2533" calcext:value-type="float">
            <text:p>2533</text:p>
          </table:table-cell>
          <table:table-cell table:formula="of:=[.TD2]+1" office:value-type="float" office:value="2534" calcext:value-type="float">
            <text:p>2534</text:p>
          </table:table-cell>
          <table:table-cell table:formula="of:=[.TE2]+1" office:value-type="float" office:value="2535" calcext:value-type="float">
            <text:p>2535</text:p>
          </table:table-cell>
          <table:table-cell table:formula="of:=[.TF2]+1" office:value-type="float" office:value="2536" calcext:value-type="float">
            <text:p>2536</text:p>
          </table:table-cell>
          <table:table-cell table:formula="of:=[.TG2]+1" office:value-type="float" office:value="2537" calcext:value-type="float">
            <text:p>2537</text:p>
          </table:table-cell>
          <table:table-cell table:formula="of:=[.TH2]+1" office:value-type="float" office:value="2538" calcext:value-type="float">
            <text:p>2538</text:p>
          </table:table-cell>
          <table:table-cell table:formula="of:=[.TI2]+1" office:value-type="float" office:value="2539" calcext:value-type="float">
            <text:p>2539</text:p>
          </table:table-cell>
          <table:table-cell table:formula="of:=[.TJ2]+1" office:value-type="float" office:value="2540" calcext:value-type="float">
            <text:p>2540</text:p>
          </table:table-cell>
          <table:table-cell table:formula="of:=[.TK2]+1" office:value-type="float" office:value="2541" calcext:value-type="float">
            <text:p>2541</text:p>
          </table:table-cell>
          <table:table-cell table:formula="of:=[.TL2]+1" office:value-type="float" office:value="2542" calcext:value-type="float">
            <text:p>2542</text:p>
          </table:table-cell>
          <table:table-cell table:formula="of:=[.TM2]+1" office:value-type="float" office:value="2543" calcext:value-type="float">
            <text:p>2543</text:p>
          </table:table-cell>
          <table:table-cell table:formula="of:=[.TN2]+1" office:value-type="float" office:value="2544" calcext:value-type="float">
            <text:p>2544</text:p>
          </table:table-cell>
          <table:table-cell table:formula="of:=[.TO2]+1" office:value-type="float" office:value="2545" calcext:value-type="float">
            <text:p>2545</text:p>
          </table:table-cell>
          <table:table-cell table:formula="of:=[.TP2]+1" office:value-type="float" office:value="2546" calcext:value-type="float">
            <text:p>2546</text:p>
          </table:table-cell>
          <table:table-cell table:formula="of:=[.TQ2]+1" office:value-type="float" office:value="2547" calcext:value-type="float">
            <text:p>2547</text:p>
          </table:table-cell>
          <table:table-cell table:formula="of:=[.TR2]+1" office:value-type="float" office:value="2548" calcext:value-type="float">
            <text:p>2548</text:p>
          </table:table-cell>
          <table:table-cell table:formula="of:=[.TS2]+1" office:value-type="float" office:value="2549" calcext:value-type="float">
            <text:p>2549</text:p>
          </table:table-cell>
          <table:table-cell table:formula="of:=[.TT2]+1" office:value-type="float" office:value="2550" calcext:value-type="float">
            <text:p>2550</text:p>
          </table:table-cell>
          <table:table-cell table:formula="of:=[.TU2]+1" office:value-type="float" office:value="2551" calcext:value-type="float">
            <text:p>2551</text:p>
          </table:table-cell>
          <table:table-cell table:formula="of:=[.TV2]+1" office:value-type="float" office:value="2552" calcext:value-type="float">
            <text:p>2552</text:p>
          </table:table-cell>
          <table:table-cell table:formula="of:=[.TW2]+1" office:value-type="float" office:value="2553" calcext:value-type="float">
            <text:p>2553</text:p>
          </table:table-cell>
          <table:table-cell table:formula="of:=[.TX2]+1" office:value-type="float" office:value="2554" calcext:value-type="float">
            <text:p>2554</text:p>
          </table:table-cell>
          <table:table-cell table:formula="of:=[.TY2]+1" office:value-type="float" office:value="2555" calcext:value-type="float">
            <text:p>2555</text:p>
          </table:table-cell>
          <table:table-cell table:formula="of:=[.TZ2]+1" office:value-type="float" office:value="2556" calcext:value-type="float">
            <text:p>2556</text:p>
          </table:table-cell>
          <table:table-cell table:formula="of:=[.UA2]+1" office:value-type="float" office:value="2557" calcext:value-type="float">
            <text:p>2557</text:p>
          </table:table-cell>
          <table:table-cell table:formula="of:=[.UB2]+1" office:value-type="float" office:value="2558" calcext:value-type="float">
            <text:p>2558</text:p>
          </table:table-cell>
          <table:table-cell table:formula="of:=[.UC2]+1" office:value-type="float" office:value="2559" calcext:value-type="float">
            <text:p>2559</text:p>
          </table:table-cell>
          <table:table-cell table:formula="of:=[.UD2]+1" office:value-type="float" office:value="2560" calcext:value-type="float">
            <text:p>2560</text:p>
          </table:table-cell>
          <table:table-cell table:formula="of:=[.UE2]+1" office:value-type="float" office:value="2561" calcext:value-type="float">
            <text:p>2561</text:p>
          </table:table-cell>
          <table:table-cell table:formula="of:=[.UF2]+1" office:value-type="float" office:value="2562" calcext:value-type="float">
            <text:p>2562</text:p>
          </table:table-cell>
          <table:table-cell table:formula="of:=[.UG2]+1" office:value-type="float" office:value="2563" calcext:value-type="float">
            <text:p>2563</text:p>
          </table:table-cell>
          <table:table-cell table:formula="of:=[.UH2]+1" office:value-type="float" office:value="2564" calcext:value-type="float">
            <text:p>2564</text:p>
          </table:table-cell>
          <table:table-cell table:formula="of:=[.UI2]+1" office:value-type="float" office:value="2565" calcext:value-type="float">
            <text:p>2565</text:p>
          </table:table-cell>
          <table:table-cell table:formula="of:=[.UJ2]+1" office:value-type="float" office:value="2566" calcext:value-type="float">
            <text:p>2566</text:p>
          </table:table-cell>
          <table:table-cell table:formula="of:=[.UK2]+1" office:value-type="float" office:value="2567" calcext:value-type="float">
            <text:p>2567</text:p>
          </table:table-cell>
          <table:table-cell table:formula="of:=[.UL2]+1" office:value-type="float" office:value="2568" calcext:value-type="float">
            <text:p>2568</text:p>
          </table:table-cell>
          <table:table-cell table:formula="of:=[.UM2]+1" office:value-type="float" office:value="2569" calcext:value-type="float">
            <text:p>2569</text:p>
          </table:table-cell>
          <table:table-cell table:formula="of:=[.UN2]+1" office:value-type="float" office:value="2570" calcext:value-type="float">
            <text:p>2570</text:p>
          </table:table-cell>
          <table:table-cell table:formula="of:=[.UO2]+1" office:value-type="float" office:value="2571" calcext:value-type="float">
            <text:p>2571</text:p>
          </table:table-cell>
          <table:table-cell table:formula="of:=[.UP2]+1" office:value-type="float" office:value="2572" calcext:value-type="float">
            <text:p>2572</text:p>
          </table:table-cell>
          <table:table-cell table:formula="of:=[.UQ2]+1" office:value-type="float" office:value="2573" calcext:value-type="float">
            <text:p>2573</text:p>
          </table:table-cell>
          <table:table-cell table:formula="of:=[.UR2]+1" office:value-type="float" office:value="2574" calcext:value-type="float">
            <text:p>2574</text:p>
          </table:table-cell>
          <table:table-cell table:formula="of:=[.US2]+1" office:value-type="float" office:value="2575" calcext:value-type="float">
            <text:p>2575</text:p>
          </table:table-cell>
          <table:table-cell table:formula="of:=[.UT2]+1" office:value-type="float" office:value="2576" calcext:value-type="float">
            <text:p>2576</text:p>
          </table:table-cell>
          <table:table-cell table:formula="of:=[.UU2]+1" office:value-type="float" office:value="2577" calcext:value-type="float">
            <text:p>2577</text:p>
          </table:table-cell>
          <table:table-cell table:formula="of:=[.UV2]+1" office:value-type="float" office:value="2578" calcext:value-type="float">
            <text:p>2578</text:p>
          </table:table-cell>
          <table:table-cell table:formula="of:=[.UW2]+1" office:value-type="float" office:value="2579" calcext:value-type="float">
            <text:p>2579</text:p>
          </table:table-cell>
          <table:table-cell table:formula="of:=[.UX2]+1" office:value-type="float" office:value="2580" calcext:value-type="float">
            <text:p>2580</text:p>
          </table:table-cell>
          <table:table-cell table:formula="of:=[.UY2]+1" office:value-type="float" office:value="2581" calcext:value-type="float">
            <text:p>2581</text:p>
          </table:table-cell>
          <table:table-cell table:formula="of:=[.UZ2]+1" office:value-type="float" office:value="2582" calcext:value-type="float">
            <text:p>2582</text:p>
          </table:table-cell>
          <table:table-cell table:formula="of:=[.VA2]+1" office:value-type="float" office:value="2583" calcext:value-type="float">
            <text:p>2583</text:p>
          </table:table-cell>
          <table:table-cell table:formula="of:=[.VB2]+1" office:value-type="float" office:value="2584" calcext:value-type="float">
            <text:p>2584</text:p>
          </table:table-cell>
          <table:table-cell table:formula="of:=[.VC2]+1" office:value-type="float" office:value="2585" calcext:value-type="float">
            <text:p>2585</text:p>
          </table:table-cell>
          <table:table-cell table:formula="of:=[.VD2]+1" office:value-type="float" office:value="2586" calcext:value-type="float">
            <text:p>2586</text:p>
          </table:table-cell>
          <table:table-cell table:formula="of:=[.VE2]+1" office:value-type="float" office:value="2587" calcext:value-type="float">
            <text:p>2587</text:p>
          </table:table-cell>
          <table:table-cell table:formula="of:=[.VF2]+1" office:value-type="float" office:value="2588" calcext:value-type="float">
            <text:p>2588</text:p>
          </table:table-cell>
          <table:table-cell table:formula="of:=[.VG2]+1" office:value-type="float" office:value="2589" calcext:value-type="float">
            <text:p>2589</text:p>
          </table:table-cell>
          <table:table-cell table:formula="of:=[.VH2]+1" office:value-type="float" office:value="2590" calcext:value-type="float">
            <text:p>2590</text:p>
          </table:table-cell>
          <table:table-cell table:formula="of:=[.VI2]+1" office:value-type="float" office:value="2591" calcext:value-type="float">
            <text:p>2591</text:p>
          </table:table-cell>
          <table:table-cell table:formula="of:=[.VJ2]+1" office:value-type="float" office:value="2592" calcext:value-type="float">
            <text:p>2592</text:p>
          </table:table-cell>
          <table:table-cell table:formula="of:=[.VK2]+1" office:value-type="float" office:value="2593" calcext:value-type="float">
            <text:p>2593</text:p>
          </table:table-cell>
          <table:table-cell table:formula="of:=[.VL2]+1" office:value-type="float" office:value="2594" calcext:value-type="float">
            <text:p>2594</text:p>
          </table:table-cell>
          <table:table-cell table:formula="of:=[.VM2]+1" office:value-type="float" office:value="2595" calcext:value-type="float">
            <text:p>2595</text:p>
          </table:table-cell>
          <table:table-cell table:formula="of:=[.VN2]+1" office:value-type="float" office:value="2596" calcext:value-type="float">
            <text:p>2596</text:p>
          </table:table-cell>
          <table:table-cell table:formula="of:=[.VO2]+1" office:value-type="float" office:value="2597" calcext:value-type="float">
            <text:p>2597</text:p>
          </table:table-cell>
          <table:table-cell table:formula="of:=[.VP2]+1" office:value-type="float" office:value="2598" calcext:value-type="float">
            <text:p>2598</text:p>
          </table:table-cell>
          <table:table-cell table:formula="of:=[.VQ2]+1" office:value-type="float" office:value="2599" calcext:value-type="float">
            <text:p>2599</text:p>
          </table:table-cell>
          <table:table-cell table:formula="of:=[.VR2]+1" office:value-type="float" office:value="2600" calcext:value-type="float">
            <text:p>2600</text:p>
          </table:table-cell>
          <table:table-cell table:formula="of:=[.VS2]+1" office:value-type="float" office:value="2601" calcext:value-type="float">
            <text:p>2601</text:p>
          </table:table-cell>
          <table:table-cell table:formula="of:=[.VT2]+1" office:value-type="float" office:value="2602" calcext:value-type="float">
            <text:p>2602</text:p>
          </table:table-cell>
          <table:table-cell table:formula="of:=[.VU2]+1" office:value-type="float" office:value="2603" calcext:value-type="float">
            <text:p>2603</text:p>
          </table:table-cell>
          <table:table-cell table:formula="of:=[.VV2]+1" office:value-type="float" office:value="2604" calcext:value-type="float">
            <text:p>2604</text:p>
          </table:table-cell>
          <table:table-cell table:formula="of:=[.VW2]+1" office:value-type="float" office:value="2605" calcext:value-type="float">
            <text:p>2605</text:p>
          </table:table-cell>
          <table:table-cell table:formula="of:=[.VX2]+1" office:value-type="float" office:value="2606" calcext:value-type="float">
            <text:p>2606</text:p>
          </table:table-cell>
          <table:table-cell table:formula="of:=[.VY2]+1" office:value-type="float" office:value="2607" calcext:value-type="float">
            <text:p>2607</text:p>
          </table:table-cell>
          <table:table-cell table:formula="of:=[.VZ2]+1" office:value-type="float" office:value="2608" calcext:value-type="float">
            <text:p>2608</text:p>
          </table:table-cell>
          <table:table-cell table:formula="of:=[.WA2]+1" office:value-type="float" office:value="2609" calcext:value-type="float">
            <text:p>2609</text:p>
          </table:table-cell>
          <table:table-cell table:formula="of:=[.WB2]+1" office:value-type="float" office:value="2610" calcext:value-type="float">
            <text:p>2610</text:p>
          </table:table-cell>
          <table:table-cell table:formula="of:=[.WC2]+1" office:value-type="float" office:value="2611" calcext:value-type="float">
            <text:p>2611</text:p>
          </table:table-cell>
          <table:table-cell table:formula="of:=[.WD2]+1" office:value-type="float" office:value="2612" calcext:value-type="float">
            <text:p>2612</text:p>
          </table:table-cell>
          <table:table-cell table:formula="of:=[.WE2]+1" office:value-type="float" office:value="2613" calcext:value-type="float">
            <text:p>2613</text:p>
          </table:table-cell>
          <table:table-cell table:formula="of:=[.WF2]+1" office:value-type="float" office:value="2614" calcext:value-type="float">
            <text:p>2614</text:p>
          </table:table-cell>
          <table:table-cell table:formula="of:=[.WG2]+1" office:value-type="float" office:value="2615" calcext:value-type="float">
            <text:p>2615</text:p>
          </table:table-cell>
          <table:table-cell table:formula="of:=[.WH2]+1" office:value-type="float" office:value="2616" calcext:value-type="float">
            <text:p>2616</text:p>
          </table:table-cell>
          <table:table-cell table:formula="of:=[.WI2]+1" office:value-type="float" office:value="2617" calcext:value-type="float">
            <text:p>2617</text:p>
          </table:table-cell>
          <table:table-cell table:formula="of:=[.WJ2]+1" office:value-type="float" office:value="2618" calcext:value-type="float">
            <text:p>2618</text:p>
          </table:table-cell>
          <table:table-cell table:formula="of:=[.WK2]+1" office:value-type="float" office:value="2619" calcext:value-type="float">
            <text:p>2619</text:p>
          </table:table-cell>
        </table:table-row>
        <table:table-row table:style-name="ro1">
          <table:table-cell office:value-type="string" calcext:value-type="string">
            <text:p>Population</text:p>
          </table:table-cell>
          <table:table-cell office:value-type="float" office:value="1000" calcext:value-type="float">
            <text:p>1000</text:p>
          </table:table-cell>
          <table:table-cell table:formula="of:=[.B3]-[.$B$1]*[.B3]" office:value-type="float" office:value="990" calcext:value-type="float">
            <text:p>990</text:p>
          </table:table-cell>
          <table:table-cell table:formula="of:=[.C3]-[.$B$1]*[.C3]" office:value-type="float" office:value="980.1" calcext:value-type="float">
            <text:p>980.1</text:p>
          </table:table-cell>
          <table:table-cell table:formula="of:=[.D3]-[.$B$1]*[.D3]" office:value-type="float" office:value="970.299" calcext:value-type="float">
            <text:p>970.299</text:p>
          </table:table-cell>
          <table:table-cell table:formula="of:=[.E3]-[.$B$1]*[.E3]" office:value-type="float" office:value="960.59601" calcext:value-type="float">
            <text:p>960.59601</text:p>
          </table:table-cell>
          <table:table-cell table:formula="of:=[.F3]-[.$B$1]*[.F3]" office:value-type="float" office:value="950.9900499" calcext:value-type="float">
            <text:p>950.9900499</text:p>
          </table:table-cell>
          <table:table-cell table:formula="of:=[.G3]-[.$B$1]*[.G3]" office:value-type="float" office:value="941.480149401" calcext:value-type="float">
            <text:p>941.480149401</text:p>
          </table:table-cell>
          <table:table-cell table:formula="of:=[.H3]-[.$B$1]*[.H3]" office:value-type="float" office:value="932.06534790699" calcext:value-type="float">
            <text:p>932.065347907</text:p>
          </table:table-cell>
          <table:table-cell table:formula="of:=[.I3]-[.$B$1]*[.I3]" office:value-type="float" office:value="922.74469442792" calcext:value-type="float">
            <text:p>922.7446944279</text:p>
          </table:table-cell>
          <table:table-cell table:formula="of:=[.J3]-[.$B$1]*[.J3]" office:value-type="float" office:value="913.517247483641" calcext:value-type="float">
            <text:p>913.5172474836</text:p>
          </table:table-cell>
          <table:table-cell table:formula="of:=[.K3]-[.$B$1]*[.K3]" office:value-type="float" office:value="904.382075008805" calcext:value-type="float">
            <text:p>904.3820750088</text:p>
          </table:table-cell>
          <table:table-cell table:formula="of:=[.L3]-[.$B$1]*[.L3]" office:value-type="float" office:value="895.338254258717" calcext:value-type="float">
            <text:p>895.3382542587</text:p>
          </table:table-cell>
          <table:table-cell table:formula="of:=[.M3]-[.$B$1]*[.M3]" office:value-type="float" office:value="886.38487171613" calcext:value-type="float">
            <text:p>886.3848717161</text:p>
          </table:table-cell>
          <table:table-cell table:formula="of:=[.N3]-[.$B$1]*[.N3]" office:value-type="float" office:value="877.521022998968" calcext:value-type="float">
            <text:p>877.521022999</text:p>
          </table:table-cell>
          <table:table-cell table:formula="of:=[.O3]-[.$B$1]*[.O3]" office:value-type="float" office:value="868.745812768979" calcext:value-type="float">
            <text:p>868.745812769</text:p>
          </table:table-cell>
          <table:table-cell table:formula="of:=[.P3]-[.$B$1]*[.P3]" office:value-type="float" office:value="860.058354641289" calcext:value-type="float">
            <text:p>860.0583546413</text:p>
          </table:table-cell>
          <table:table-cell table:formula="of:=[.Q3]-[.$B$1]*[.Q3]" office:value-type="float" office:value="851.457771094876" calcext:value-type="float">
            <text:p>851.4577710949</text:p>
          </table:table-cell>
          <table:table-cell table:formula="of:=[.R3]-[.$B$1]*[.R3]" office:value-type="float" office:value="842.943193383927" calcext:value-type="float">
            <text:p>842.9431933839</text:p>
          </table:table-cell>
          <table:table-cell table:formula="of:=[.S3]-[.$B$1]*[.S3]" office:value-type="float" office:value="834.513761450088" calcext:value-type="float">
            <text:p>834.5137614501</text:p>
          </table:table-cell>
          <table:table-cell table:formula="of:=[.T3]-[.$B$1]*[.T3]" office:value-type="float" office:value="826.168623835587" calcext:value-type="float">
            <text:p>826.1686238356</text:p>
          </table:table-cell>
          <table:table-cell table:formula="of:=[.U3]-[.$B$1]*[.U3]" office:value-type="float" office:value="817.906937597231" calcext:value-type="float">
            <text:p>817.9069375972</text:p>
          </table:table-cell>
          <table:table-cell table:formula="of:=[.V3]-[.$B$1]*[.V3]" office:value-type="float" office:value="809.727868221259" calcext:value-type="float">
            <text:p>809.7278682213</text:p>
          </table:table-cell>
          <table:table-cell table:formula="of:=[.W3]-[.$B$1]*[.W3]" office:value-type="float" office:value="801.630589539046" calcext:value-type="float">
            <text:p>801.630589539</text:p>
          </table:table-cell>
          <table:table-cell table:formula="of:=[.X3]-[.$B$1]*[.X3]" office:value-type="float" office:value="793.614283643656" calcext:value-type="float">
            <text:p>793.6142836437</text:p>
          </table:table-cell>
          <table:table-cell table:formula="of:=[.Y3]-[.$B$1]*[.Y3]" office:value-type="float" office:value="785.678140807219" calcext:value-type="float">
            <text:p>785.6781408072</text:p>
          </table:table-cell>
          <table:table-cell table:formula="of:=[.Z3]-[.$B$1]*[.Z3]" office:value-type="float" office:value="777.821359399147" calcext:value-type="float">
            <text:p>777.8213593991</text:p>
          </table:table-cell>
          <table:table-cell table:formula="of:=[.AA3]-[.$B$1]*[.AA3]" office:value-type="float" office:value="770.043145805155" calcext:value-type="float">
            <text:p>770.0431458052</text:p>
          </table:table-cell>
          <table:table-cell table:formula="of:=[.AB3]-[.$B$1]*[.AB3]" office:value-type="float" office:value="762.342714347104" calcext:value-type="float">
            <text:p>762.3427143471</text:p>
          </table:table-cell>
          <table:table-cell table:formula="of:=[.AC3]-[.$B$1]*[.AC3]" office:value-type="float" office:value="754.719287203633" calcext:value-type="float">
            <text:p>754.7192872036</text:p>
          </table:table-cell>
          <table:table-cell table:formula="of:=[.AD3]-[.$B$1]*[.AD3]" office:value-type="float" office:value="747.172094331596" calcext:value-type="float">
            <text:p>747.1720943316</text:p>
          </table:table-cell>
          <table:table-cell table:formula="of:=[.AE3]-[.$B$1]*[.AE3]" office:value-type="float" office:value="739.700373388281" calcext:value-type="float">
            <text:p>739.7003733883</text:p>
          </table:table-cell>
          <table:table-cell table:formula="of:=[.AF3]-[.$B$1]*[.AF3]" office:value-type="float" office:value="732.303369654398" calcext:value-type="float">
            <text:p>732.3033696544</text:p>
          </table:table-cell>
          <table:table-cell table:formula="of:=[.AG3]-[.$B$1]*[.AG3]" office:value-type="float" office:value="724.980335957854" calcext:value-type="float">
            <text:p>724.9803359579</text:p>
          </table:table-cell>
          <table:table-cell table:formula="of:=[.AH3]-[.$B$1]*[.AH3]" office:value-type="float" office:value="717.730532598275" calcext:value-type="float">
            <text:p>717.7305325983</text:p>
          </table:table-cell>
          <table:table-cell table:formula="of:=[.AI3]-[.$B$1]*[.AI3]" office:value-type="float" office:value="710.553227272292" calcext:value-type="float">
            <text:p>710.5532272723</text:p>
          </table:table-cell>
          <table:table-cell table:formula="of:=[.AJ3]-[.$B$1]*[.AJ3]" office:value-type="float" office:value="703.447694999569" calcext:value-type="float">
            <text:p>703.4476949996</text:p>
          </table:table-cell>
          <table:table-cell table:formula="of:=[.AK3]-[.$B$1]*[.AK3]" office:value-type="float" office:value="696.413218049574" calcext:value-type="float">
            <text:p>696.4132180496</text:p>
          </table:table-cell>
          <table:table-cell table:formula="of:=[.AL3]-[.$B$1]*[.AL3]" office:value-type="float" office:value="689.449085869078" calcext:value-type="float">
            <text:p>689.4490858691</text:p>
          </table:table-cell>
          <table:table-cell table:formula="of:=[.AM3]-[.$B$1]*[.AM3]" office:value-type="float" office:value="682.554595010387" calcext:value-type="float">
            <text:p>682.5545950104</text:p>
          </table:table-cell>
          <table:table-cell table:formula="of:=[.AN3]-[.$B$1]*[.AN3]" office:value-type="float" office:value="675.729049060283" calcext:value-type="float">
            <text:p>675.7290490603</text:p>
          </table:table-cell>
          <table:table-cell table:formula="of:=[.AO3]-[.$B$1]*[.AO3]" office:value-type="float" office:value="668.971758569681" calcext:value-type="float">
            <text:p>668.9717585697</text:p>
          </table:table-cell>
          <table:table-cell table:formula="of:=[.AP3]-[.$B$1]*[.AP3]" office:value-type="float" office:value="662.282040983984" calcext:value-type="float">
            <text:p>662.282040984</text:p>
          </table:table-cell>
          <table:table-cell table:formula="of:=[.AQ3]-[.$B$1]*[.AQ3]" office:value-type="float" office:value="655.659220574144" calcext:value-type="float">
            <text:p>655.6592205741</text:p>
          </table:table-cell>
          <table:table-cell table:formula="of:=[.AR3]-[.$B$1]*[.AR3]" office:value-type="float" office:value="649.102628368402" calcext:value-type="float">
            <text:p>649.1026283684</text:p>
          </table:table-cell>
          <table:table-cell table:formula="of:=[.AS3]-[.$B$1]*[.AS3]" office:value-type="float" office:value="642.611602084718" calcext:value-type="float">
            <text:p>642.6116020847</text:p>
          </table:table-cell>
          <table:table-cell table:formula="of:=[.AT3]-[.$B$1]*[.AT3]" office:value-type="float" office:value="636.185486063871" calcext:value-type="float">
            <text:p>636.1854860639</text:p>
          </table:table-cell>
          <table:table-cell table:formula="of:=[.AU3]-[.$B$1]*[.AU3]" office:value-type="float" office:value="629.823631203232" calcext:value-type="float">
            <text:p>629.8236312032</text:p>
          </table:table-cell>
          <table:table-cell table:formula="of:=[.AV3]-[.$B$1]*[.AV3]" office:value-type="float" office:value="623.5253948912" calcext:value-type="float">
            <text:p>623.5253948912</text:p>
          </table:table-cell>
          <table:table-cell table:formula="of:=[.AW3]-[.$B$1]*[.AW3]" office:value-type="float" office:value="617.290140942288" calcext:value-type="float">
            <text:p>617.2901409423</text:p>
          </table:table-cell>
          <table:table-cell table:formula="of:=[.AX3]-[.$B$1]*[.AX3]" office:value-type="float" office:value="611.117239532865" calcext:value-type="float">
            <text:p>611.1172395329</text:p>
          </table:table-cell>
          <table:table-cell table:formula="of:=[.AY3]-[.$B$1]*[.AY3]" office:value-type="float" office:value="605.006067137536" calcext:value-type="float">
            <text:p>605.0060671375</text:p>
          </table:table-cell>
          <table:table-cell table:formula="of:=[.AZ3]-[.$B$1]*[.AZ3]" office:value-type="float" office:value="598.956006466161" calcext:value-type="float">
            <text:p>598.9560064662</text:p>
          </table:table-cell>
          <table:table-cell table:formula="of:=[.BA3]-[.$B$1]*[.BA3]" office:value-type="float" office:value="592.966446401499" calcext:value-type="float">
            <text:p>592.9664464015</text:p>
          </table:table-cell>
          <table:table-cell table:formula="of:=[.BB3]-[.$B$1]*[.BB3]" office:value-type="float" office:value="587.036781937484" calcext:value-type="float">
            <text:p>587.0367819375</text:p>
          </table:table-cell>
          <table:table-cell table:formula="of:=[.BC3]-[.$B$1]*[.BC3]" office:value-type="float" office:value="581.16641411811" calcext:value-type="float">
            <text:p>581.1664141181</text:p>
          </table:table-cell>
          <table:table-cell table:formula="of:=[.BD3]-[.$B$1]*[.BD3]" office:value-type="float" office:value="575.354749976929" calcext:value-type="float">
            <text:p>575.3547499769</text:p>
          </table:table-cell>
          <table:table-cell table:formula="of:=[.BE3]-[.$B$1]*[.BE3]" office:value-type="float" office:value="569.601202477159" calcext:value-type="float">
            <text:p>569.6012024772</text:p>
          </table:table-cell>
          <table:table-cell table:formula="of:=[.BF3]-[.$B$1]*[.BF3]" office:value-type="float" office:value="563.905190452388" calcext:value-type="float">
            <text:p>563.9051904524</text:p>
          </table:table-cell>
          <table:table-cell table:formula="of:=[.BG3]-[.$B$1]*[.BG3]" office:value-type="float" office:value="558.266138547864" calcext:value-type="float">
            <text:p>558.2661385479</text:p>
          </table:table-cell>
          <table:table-cell table:formula="of:=[.BH3]-[.$B$1]*[.BH3]" office:value-type="float" office:value="552.683477162385" calcext:value-type="float">
            <text:p>552.6834771624</text:p>
          </table:table-cell>
          <table:table-cell table:formula="of:=[.BI3]-[.$B$1]*[.BI3]" office:value-type="float" office:value="547.156642390761" calcext:value-type="float">
            <text:p>547.1566423908</text:p>
          </table:table-cell>
          <table:table-cell table:formula="of:=[.BJ3]-[.$B$1]*[.BJ3]" office:value-type="float" office:value="541.685075966854" calcext:value-type="float">
            <text:p>541.6850759669</text:p>
          </table:table-cell>
          <table:table-cell table:formula="of:=[.BK3]-[.$B$1]*[.BK3]" office:value-type="float" office:value="536.268225207185" calcext:value-type="float">
            <text:p>536.2682252072</text:p>
          </table:table-cell>
          <table:table-cell table:formula="of:=[.BL3]-[.$B$1]*[.BL3]" office:value-type="float" office:value="530.905542955113" calcext:value-type="float">
            <text:p>530.9055429551</text:p>
          </table:table-cell>
          <table:table-cell table:formula="of:=[.BM3]-[.$B$1]*[.BM3]" office:value-type="float" office:value="525.596487525562" calcext:value-type="float">
            <text:p>525.5964875256</text:p>
          </table:table-cell>
          <table:table-cell table:formula="of:=[.BN3]-[.$B$1]*[.BN3]" office:value-type="float" office:value="520.340522650307" calcext:value-type="float">
            <text:p>520.3405226503</text:p>
          </table:table-cell>
          <table:table-cell table:formula="of:=[.BO3]-[.$B$1]*[.BO3]" office:value-type="float" office:value="515.137117423804" calcext:value-type="float">
            <text:p>515.1371174238</text:p>
          </table:table-cell>
          <table:table-cell table:formula="of:=[.BP3]-[.$B$1]*[.BP3]" office:value-type="float" office:value="509.985746249566" calcext:value-type="float">
            <text:p>509.9857462496</text:p>
          </table:table-cell>
          <table:table-cell table:formula="of:=[.BQ3]-[.$B$1]*[.BQ3]" office:value-type="float" office:value="504.88588878707" calcext:value-type="float">
            <text:p>504.8858887871</text:p>
          </table:table-cell>
          <table:table-cell table:formula="of:=[.BR3]-[.$B$1]*[.BR3]" office:value-type="float" office:value="499.837029899199" calcext:value-type="float">
            <text:p>499.8370298992</text:p>
          </table:table-cell>
          <table:table-cell table:formula="of:=[.BS3]-[.$B$1]*[.BS3]" office:value-type="float" office:value="494.838659600207" calcext:value-type="float">
            <text:p>494.8386596002</text:p>
          </table:table-cell>
          <table:table-cell table:formula="of:=[.BT3]-[.$B$1]*[.BT3]" office:value-type="float" office:value="489.890273004205" calcext:value-type="float">
            <text:p>489.8902730042</text:p>
          </table:table-cell>
          <table:table-cell table:formula="of:=[.BU3]-[.$B$1]*[.BU3]" office:value-type="float" office:value="484.991370274163" calcext:value-type="float">
            <text:p>484.9913702742</text:p>
          </table:table-cell>
          <table:table-cell table:formula="of:=[.BV3]-[.$B$1]*[.BV3]" office:value-type="float" office:value="480.141456571421" calcext:value-type="float">
            <text:p>480.1414565714</text:p>
          </table:table-cell>
          <table:table-cell table:formula="of:=[.BW3]-[.$B$1]*[.BW3]" office:value-type="float" office:value="475.340042005707" calcext:value-type="float">
            <text:p>475.3400420057</text:p>
          </table:table-cell>
          <table:table-cell table:formula="of:=[.BX3]-[.$B$1]*[.BX3]" office:value-type="float" office:value="470.58664158565" calcext:value-type="float">
            <text:p>470.5866415857</text:p>
          </table:table-cell>
          <table:table-cell table:formula="of:=[.BY3]-[.$B$1]*[.BY3]" office:value-type="float" office:value="465.880775169794" calcext:value-type="float">
            <text:p>465.8807751698</text:p>
          </table:table-cell>
          <table:table-cell table:formula="of:=[.BZ3]-[.$B$1]*[.BZ3]" office:value-type="float" office:value="461.221967418096" calcext:value-type="float">
            <text:p>461.2219674181</text:p>
          </table:table-cell>
          <table:table-cell table:formula="of:=[.CA3]-[.$B$1]*[.CA3]" office:value-type="float" office:value="456.609747743915" calcext:value-type="float">
            <text:p>456.6097477439</text:p>
          </table:table-cell>
          <table:table-cell table:formula="of:=[.CB3]-[.$B$1]*[.CB3]" office:value-type="float" office:value="452.043650266476" calcext:value-type="float">
            <text:p>452.0436502665</text:p>
          </table:table-cell>
          <table:table-cell table:formula="of:=[.CC3]-[.$B$1]*[.CC3]" office:value-type="float" office:value="447.523213763811" calcext:value-type="float">
            <text:p>447.5232137638</text:p>
          </table:table-cell>
          <table:table-cell table:formula="of:=[.CD3]-[.$B$1]*[.CD3]" office:value-type="float" office:value="443.047981626173" calcext:value-type="float">
            <text:p>443.0479816262</text:p>
          </table:table-cell>
          <table:table-cell table:formula="of:=[.CE3]-[.$B$1]*[.CE3]" office:value-type="float" office:value="438.617501809911" calcext:value-type="float">
            <text:p>438.6175018099</text:p>
          </table:table-cell>
          <table:table-cell table:formula="of:=[.CF3]-[.$B$1]*[.CF3]" office:value-type="float" office:value="434.231326791812" calcext:value-type="float">
            <text:p>434.2313267918</text:p>
          </table:table-cell>
          <table:table-cell table:formula="of:=[.CG3]-[.$B$1]*[.CG3]" office:value-type="float" office:value="429.889013523894" calcext:value-type="float">
            <text:p>429.8890135239</text:p>
          </table:table-cell>
          <table:table-cell table:formula="of:=[.CH3]-[.$B$1]*[.CH3]" office:value-type="float" office:value="425.590123388655" calcext:value-type="float">
            <text:p>425.5901233887</text:p>
          </table:table-cell>
          <table:table-cell table:formula="of:=[.CI3]-[.$B$1]*[.CI3]" office:value-type="float" office:value="421.334222154768" calcext:value-type="float">
            <text:p>421.3342221548</text:p>
          </table:table-cell>
          <table:table-cell table:formula="of:=[.CJ3]-[.$B$1]*[.CJ3]" office:value-type="float" office:value="417.120879933221" calcext:value-type="float">
            <text:p>417.1208799332</text:p>
          </table:table-cell>
          <table:table-cell table:formula="of:=[.CK3]-[.$B$1]*[.CK3]" office:value-type="float" office:value="412.949671133888" calcext:value-type="float">
            <text:p>412.9496711339</text:p>
          </table:table-cell>
          <table:table-cell table:formula="of:=[.CL3]-[.$B$1]*[.CL3]" office:value-type="float" office:value="408.82017442255" calcext:value-type="float">
            <text:p>408.8201744226</text:p>
          </table:table-cell>
          <table:table-cell table:formula="of:=[.CM3]-[.$B$1]*[.CM3]" office:value-type="float" office:value="404.731972678324" calcext:value-type="float">
            <text:p>404.7319726783</text:p>
          </table:table-cell>
          <table:table-cell table:formula="of:=[.CN3]-[.$B$1]*[.CN3]" office:value-type="float" office:value="400.684652951541" calcext:value-type="float">
            <text:p>400.6846529515</text:p>
          </table:table-cell>
          <table:table-cell table:formula="of:=[.CO3]-[.$B$1]*[.CO3]" office:value-type="float" office:value="396.677806422025" calcext:value-type="float">
            <text:p>396.677806422</text:p>
          </table:table-cell>
          <table:table-cell table:formula="of:=[.CP3]-[.$B$1]*[.CP3]" office:value-type="float" office:value="392.711028357805" calcext:value-type="float">
            <text:p>392.7110283578</text:p>
          </table:table-cell>
          <table:table-cell table:formula="of:=[.CQ3]-[.$B$1]*[.CQ3]" office:value-type="float" office:value="388.783918074227" calcext:value-type="float">
            <text:p>388.7839180742</text:p>
          </table:table-cell>
          <table:table-cell table:formula="of:=[.CR3]-[.$B$1]*[.CR3]" office:value-type="float" office:value="384.896078893485" calcext:value-type="float">
            <text:p>384.8960788935</text:p>
          </table:table-cell>
          <table:table-cell table:formula="of:=[.CS3]-[.$B$1]*[.CS3]" office:value-type="float" office:value="381.04711810455" calcext:value-type="float">
            <text:p>381.0471181046</text:p>
          </table:table-cell>
          <table:table-cell table:formula="of:=[.CT3]-[.$B$1]*[.CT3]" office:value-type="float" office:value="377.236646923504" calcext:value-type="float">
            <text:p>377.2366469235</text:p>
          </table:table-cell>
          <table:table-cell table:formula="of:=[.CU3]-[.$B$1]*[.CU3]" office:value-type="float" office:value="373.464280454269" calcext:value-type="float">
            <text:p>373.4642804543</text:p>
          </table:table-cell>
          <table:table-cell table:formula="of:=[.CV3]-[.$B$1]*[.CV3]" office:value-type="float" office:value="369.729637649727" calcext:value-type="float">
            <text:p>369.7296376497</text:p>
          </table:table-cell>
          <table:table-cell table:formula="of:=[.CW3]-[.$B$1]*[.CW3]" office:value-type="float" office:value="366.032341273229" calcext:value-type="float">
            <text:p>366.0323412732</text:p>
          </table:table-cell>
          <table:table-cell table:formula="of:=[.CX3]-[.$B$1]*[.CX3]" office:value-type="float" office:value="362.372017860497" calcext:value-type="float">
            <text:p>362.3720178605</text:p>
          </table:table-cell>
          <table:table-cell table:formula="of:=[.CY3]-[.$B$1]*[.CY3]" office:value-type="float" office:value="358.748297681892" calcext:value-type="float">
            <text:p>358.7482976819</text:p>
          </table:table-cell>
          <table:table-cell table:formula="of:=[.CZ3]-[.$B$1]*[.CZ3]" office:value-type="float" office:value="355.160814705073" calcext:value-type="float">
            <text:p>355.1608147051</text:p>
          </table:table-cell>
          <table:table-cell table:formula="of:=[.DA3]-[.$B$1]*[.DA3]" office:value-type="float" office:value="351.609206558022" calcext:value-type="float">
            <text:p>351.609206558</text:p>
          </table:table-cell>
          <table:table-cell table:formula="of:=[.DB3]-[.$B$1]*[.DB3]" office:value-type="float" office:value="348.093114492442" calcext:value-type="float">
            <text:p>348.0931144924</text:p>
          </table:table-cell>
          <table:table-cell table:formula="of:=[.DC3]-[.$B$1]*[.DC3]" office:value-type="float" office:value="344.612183347518" calcext:value-type="float">
            <text:p>344.6121833475</text:p>
          </table:table-cell>
          <table:table-cell table:formula="of:=[.DD3]-[.$B$1]*[.DD3]" office:value-type="float" office:value="341.166061514043" calcext:value-type="float">
            <text:p>341.166061514</text:p>
          </table:table-cell>
          <table:table-cell table:formula="of:=[.DE3]-[.$B$1]*[.DE3]" office:value-type="float" office:value="337.754400898902" calcext:value-type="float">
            <text:p>337.7544008989</text:p>
          </table:table-cell>
          <table:table-cell table:formula="of:=[.DF3]-[.$B$1]*[.DF3]" office:value-type="float" office:value="334.376856889913" calcext:value-type="float">
            <text:p>334.3768568899</text:p>
          </table:table-cell>
          <table:table-cell table:formula="of:=[.DG3]-[.$B$1]*[.DG3]" office:value-type="float" office:value="331.033088321014" calcext:value-type="float">
            <text:p>331.033088321</text:p>
          </table:table-cell>
          <table:table-cell table:formula="of:=[.DH3]-[.$B$1]*[.DH3]" office:value-type="float" office:value="327.722757437804" calcext:value-type="float">
            <text:p>327.7227574378</text:p>
          </table:table-cell>
          <table:table-cell table:formula="of:=[.DI3]-[.$B$1]*[.DI3]" office:value-type="float" office:value="324.445529863426" calcext:value-type="float">
            <text:p>324.4455298634</text:p>
          </table:table-cell>
          <table:table-cell table:formula="of:=[.DJ3]-[.$B$1]*[.DJ3]" office:value-type="float" office:value="321.201074564792" calcext:value-type="float">
            <text:p>321.2010745648</text:p>
          </table:table-cell>
          <table:table-cell table:formula="of:=[.DK3]-[.$B$1]*[.DK3]" office:value-type="float" office:value="317.989063819144" calcext:value-type="float">
            <text:p>317.9890638191</text:p>
          </table:table-cell>
          <table:table-cell table:formula="of:=[.DL3]-[.$B$1]*[.DL3]" office:value-type="float" office:value="314.809173180952" calcext:value-type="float">
            <text:p>314.809173181</text:p>
          </table:table-cell>
          <table:table-cell table:formula="of:=[.DM3]-[.$B$1]*[.DM3]" office:value-type="float" office:value="311.661081449143" calcext:value-type="float">
            <text:p>311.6610814491</text:p>
          </table:table-cell>
          <table:table-cell table:formula="of:=[.DN3]-[.$B$1]*[.DN3]" office:value-type="float" office:value="308.544470634651" calcext:value-type="float">
            <text:p>308.5444706347</text:p>
          </table:table-cell>
          <table:table-cell table:formula="of:=[.DO3]-[.$B$1]*[.DO3]" office:value-type="float" office:value="305.459025928305" calcext:value-type="float">
            <text:p>305.4590259283</text:p>
          </table:table-cell>
          <table:table-cell table:formula="of:=[.DP3]-[.$B$1]*[.DP3]" office:value-type="float" office:value="302.404435669022" calcext:value-type="float">
            <text:p>302.404435669</text:p>
          </table:table-cell>
          <table:table-cell table:formula="of:=[.DQ3]-[.$B$1]*[.DQ3]" office:value-type="float" office:value="299.380391312332" calcext:value-type="float">
            <text:p>299.3803913123</text:p>
          </table:table-cell>
          <table:table-cell table:formula="of:=[.DR3]-[.$B$1]*[.DR3]" office:value-type="float" office:value="296.386587399208" calcext:value-type="float">
            <text:p>296.3865873992</text:p>
          </table:table-cell>
          <table:table-cell table:formula="of:=[.DS3]-[.$B$1]*[.DS3]" office:value-type="float" office:value="293.422721525216" calcext:value-type="float">
            <text:p>293.4227215252</text:p>
          </table:table-cell>
          <table:table-cell table:formula="of:=[.DT3]-[.$B$1]*[.DT3]" office:value-type="float" office:value="290.488494309964" calcext:value-type="float">
            <text:p>290.48849431</text:p>
          </table:table-cell>
          <table:table-cell table:formula="of:=[.DU3]-[.$B$1]*[.DU3]" office:value-type="float" office:value="287.583609366864" calcext:value-type="float">
            <text:p>287.5836093669</text:p>
          </table:table-cell>
          <table:table-cell table:formula="of:=[.DV3]-[.$B$1]*[.DV3]" office:value-type="float" office:value="284.707773273196" calcext:value-type="float">
            <text:p>284.7077732732</text:p>
          </table:table-cell>
          <table:table-cell table:formula="of:=[.DW3]-[.$B$1]*[.DW3]" office:value-type="float" office:value="281.860695540464" calcext:value-type="float">
            <text:p>281.8606955405</text:p>
          </table:table-cell>
          <table:table-cell table:formula="of:=[.DX3]-[.$B$1]*[.DX3]" office:value-type="float" office:value="279.042088585059" calcext:value-type="float">
            <text:p>279.0420885851</text:p>
          </table:table-cell>
          <table:table-cell table:formula="of:=[.DY3]-[.$B$1]*[.DY3]" office:value-type="float" office:value="276.251667699209" calcext:value-type="float">
            <text:p>276.2516676992</text:p>
          </table:table-cell>
          <table:table-cell table:formula="of:=[.DZ3]-[.$B$1]*[.DZ3]" office:value-type="float" office:value="273.489151022216" calcext:value-type="float">
            <text:p>273.4891510222</text:p>
          </table:table-cell>
          <table:table-cell table:formula="of:=[.EA3]-[.$B$1]*[.EA3]" office:value-type="float" office:value="270.754259511994" calcext:value-type="float">
            <text:p>270.754259512</text:p>
          </table:table-cell>
          <table:table-cell table:formula="of:=[.EB3]-[.$B$1]*[.EB3]" office:value-type="float" office:value="268.046716916874" calcext:value-type="float">
            <text:p>268.0467169169</text:p>
          </table:table-cell>
          <table:table-cell table:formula="of:=[.EC3]-[.$B$1]*[.EC3]" office:value-type="float" office:value="265.366249747706" calcext:value-type="float">
            <text:p>265.3662497477</text:p>
          </table:table-cell>
          <table:table-cell table:formula="of:=[.ED3]-[.$B$1]*[.ED3]" office:value-type="float" office:value="262.712587250228" calcext:value-type="float">
            <text:p>262.7125872502</text:p>
          </table:table-cell>
          <table:table-cell table:formula="of:=[.EE3]-[.$B$1]*[.EE3]" office:value-type="float" office:value="260.085461377726" calcext:value-type="float">
            <text:p>260.0854613777</text:p>
          </table:table-cell>
          <table:table-cell table:formula="of:=[.EF3]-[.$B$1]*[.EF3]" office:value-type="float" office:value="257.484606763949" calcext:value-type="float">
            <text:p>257.4846067639</text:p>
          </table:table-cell>
          <table:table-cell table:formula="of:=[.EG3]-[.$B$1]*[.EG3]" office:value-type="float" office:value="254.909760696309" calcext:value-type="float">
            <text:p>254.9097606963</text:p>
          </table:table-cell>
          <table:table-cell table:formula="of:=[.EH3]-[.$B$1]*[.EH3]" office:value-type="float" office:value="252.360663089346" calcext:value-type="float">
            <text:p>252.3606630893</text:p>
          </table:table-cell>
          <table:table-cell table:formula="of:=[.EI3]-[.$B$1]*[.EI3]" office:value-type="float" office:value="249.837056458453" calcext:value-type="float">
            <text:p>249.8370564585</text:p>
          </table:table-cell>
          <table:table-cell table:formula="of:=[.EJ3]-[.$B$1]*[.EJ3]" office:value-type="float" office:value="247.338685893868" calcext:value-type="float">
            <text:p>247.3386858939</text:p>
          </table:table-cell>
          <table:table-cell table:formula="of:=[.EK3]-[.$B$1]*[.EK3]" office:value-type="float" office:value="244.86529903493" calcext:value-type="float">
            <text:p>244.8652990349</text:p>
          </table:table-cell>
          <table:table-cell table:formula="of:=[.EL3]-[.$B$1]*[.EL3]" office:value-type="float" office:value="242.41664604458" calcext:value-type="float">
            <text:p>242.4166460446</text:p>
          </table:table-cell>
          <table:table-cell table:formula="of:=[.EM3]-[.$B$1]*[.EM3]" office:value-type="float" office:value="239.992479584135" calcext:value-type="float">
            <text:p>239.9924795841</text:p>
          </table:table-cell>
          <table:table-cell table:formula="of:=[.EN3]-[.$B$1]*[.EN3]" office:value-type="float" office:value="237.592554788293" calcext:value-type="float">
            <text:p>237.5925547883</text:p>
          </table:table-cell>
          <table:table-cell table:formula="of:=[.EO3]-[.$B$1]*[.EO3]" office:value-type="float" office:value="235.21662924041" calcext:value-type="float">
            <text:p>235.2166292404</text:p>
          </table:table-cell>
          <table:table-cell table:formula="of:=[.EP3]-[.$B$1]*[.EP3]" office:value-type="float" office:value="232.864462948006" calcext:value-type="float">
            <text:p>232.864462948</text:p>
          </table:table-cell>
          <table:table-cell table:formula="of:=[.EQ3]-[.$B$1]*[.EQ3]" office:value-type="float" office:value="230.535818318526" calcext:value-type="float">
            <text:p>230.5358183185</text:p>
          </table:table-cell>
          <table:table-cell table:formula="of:=[.ER3]-[.$B$1]*[.ER3]" office:value-type="float" office:value="228.230460135341" calcext:value-type="float">
            <text:p>228.2304601353</text:p>
          </table:table-cell>
          <table:table-cell table:formula="of:=[.ES3]-[.$B$1]*[.ES3]" office:value-type="float" office:value="225.948155533987" calcext:value-type="float">
            <text:p>225.948155534</text:p>
          </table:table-cell>
          <table:table-cell table:formula="of:=[.ET3]-[.$B$1]*[.ET3]" office:value-type="float" office:value="223.688673978648" calcext:value-type="float">
            <text:p>223.6886739786</text:p>
          </table:table-cell>
          <table:table-cell table:formula="of:=[.EU3]-[.$B$1]*[.EU3]" office:value-type="float" office:value="221.451787238861" calcext:value-type="float">
            <text:p>221.4517872389</text:p>
          </table:table-cell>
          <table:table-cell table:formula="of:=[.EV3]-[.$B$1]*[.EV3]" office:value-type="float" office:value="219.237269366473" calcext:value-type="float">
            <text:p>219.2372693665</text:p>
          </table:table-cell>
          <table:table-cell table:formula="of:=[.EW3]-[.$B$1]*[.EW3]" office:value-type="float" office:value="217.044896672808" calcext:value-type="float">
            <text:p>217.0448966728</text:p>
          </table:table-cell>
          <table:table-cell table:formula="of:=[.EX3]-[.$B$1]*[.EX3]" office:value-type="float" office:value="214.87444770608" calcext:value-type="float">
            <text:p>214.8744477061</text:p>
          </table:table-cell>
          <table:table-cell table:formula="of:=[.EY3]-[.$B$1]*[.EY3]" office:value-type="float" office:value="212.725703229019" calcext:value-type="float">
            <text:p>212.725703229</text:p>
          </table:table-cell>
          <table:table-cell table:formula="of:=[.EZ3]-[.$B$1]*[.EZ3]" office:value-type="float" office:value="210.598446196729" calcext:value-type="float">
            <text:p>210.5984461967</text:p>
          </table:table-cell>
          <table:table-cell table:formula="of:=[.FA3]-[.$B$1]*[.FA3]" office:value-type="float" office:value="208.492461734761" calcext:value-type="float">
            <text:p>208.4924617348</text:p>
          </table:table-cell>
          <table:table-cell table:formula="of:=[.FB3]-[.$B$1]*[.FB3]" office:value-type="float" office:value="206.407537117414" calcext:value-type="float">
            <text:p>206.4075371174</text:p>
          </table:table-cell>
          <table:table-cell table:formula="of:=[.FC3]-[.$B$1]*[.FC3]" office:value-type="float" office:value="204.34346174624" calcext:value-type="float">
            <text:p>204.3434617462</text:p>
          </table:table-cell>
          <table:table-cell table:formula="of:=[.FD3]-[.$B$1]*[.FD3]" office:value-type="float" office:value="202.300027128777" calcext:value-type="float">
            <text:p>202.3000271288</text:p>
          </table:table-cell>
          <table:table-cell table:formula="of:=[.FE3]-[.$B$1]*[.FE3]" office:value-type="float" office:value="200.27702685749" calcext:value-type="float">
            <text:p>200.2770268575</text:p>
          </table:table-cell>
          <table:table-cell table:formula="of:=[.FF3]-[.$B$1]*[.FF3]" office:value-type="float" office:value="198.274256588915" calcext:value-type="float">
            <text:p>198.2742565889</text:p>
          </table:table-cell>
          <table:table-cell table:formula="of:=[.FG3]-[.$B$1]*[.FG3]" office:value-type="float" office:value="196.291514023026" calcext:value-type="float">
            <text:p>196.291514023</text:p>
          </table:table-cell>
          <table:table-cell table:formula="of:=[.FH3]-[.$B$1]*[.FH3]" office:value-type="float" office:value="194.328598882795" calcext:value-type="float">
            <text:p>194.3285988828</text:p>
          </table:table-cell>
          <table:table-cell table:formula="of:=[.FI3]-[.$B$1]*[.FI3]" office:value-type="float" office:value="192.385312893967" calcext:value-type="float">
            <text:p>192.385312894</text:p>
          </table:table-cell>
          <table:table-cell table:formula="of:=[.FJ3]-[.$B$1]*[.FJ3]" office:value-type="float" office:value="190.461459765028" calcext:value-type="float">
            <text:p>190.461459765</text:p>
          </table:table-cell>
          <table:table-cell table:formula="of:=[.FK3]-[.$B$1]*[.FK3]" office:value-type="float" office:value="188.556845167377" calcext:value-type="float">
            <text:p>188.5568451674</text:p>
          </table:table-cell>
          <table:table-cell table:formula="of:=[.FL3]-[.$B$1]*[.FL3]" office:value-type="float" office:value="186.671276715704" calcext:value-type="float">
            <text:p>186.6712767157</text:p>
          </table:table-cell>
          <table:table-cell table:formula="of:=[.FM3]-[.$B$1]*[.FM3]" office:value-type="float" office:value="184.804563948547" calcext:value-type="float">
            <text:p>184.8045639485</text:p>
          </table:table-cell>
          <table:table-cell table:formula="of:=[.FN3]-[.$B$1]*[.FN3]" office:value-type="float" office:value="182.956518309061" calcext:value-type="float">
            <text:p>182.9565183091</text:p>
          </table:table-cell>
          <table:table-cell table:formula="of:=[.FO3]-[.$B$1]*[.FO3]" office:value-type="float" office:value="181.126953125971" calcext:value-type="float">
            <text:p>181.126953126</text:p>
          </table:table-cell>
          <table:table-cell table:formula="of:=[.FP3]-[.$B$1]*[.FP3]" office:value-type="float" office:value="179.315683594711" calcext:value-type="float">
            <text:p>179.3156835947</text:p>
          </table:table-cell>
          <table:table-cell table:formula="of:=[.FQ3]-[.$B$1]*[.FQ3]" office:value-type="float" office:value="177.522526758764" calcext:value-type="float">
            <text:p>177.5225267588</text:p>
          </table:table-cell>
          <table:table-cell table:formula="of:=[.FR3]-[.$B$1]*[.FR3]" office:value-type="float" office:value="175.747301491176" calcext:value-type="float">
            <text:p>175.7473014912</text:p>
          </table:table-cell>
          <table:table-cell table:formula="of:=[.FS3]-[.$B$1]*[.FS3]" office:value-type="float" office:value="173.989828476264" calcext:value-type="float">
            <text:p>173.9898284763</text:p>
          </table:table-cell>
          <table:table-cell table:formula="of:=[.FT3]-[.$B$1]*[.FT3]" office:value-type="float" office:value="172.249930191502" calcext:value-type="float">
            <text:p>172.2499301915</text:p>
          </table:table-cell>
          <table:table-cell table:formula="of:=[.FU3]-[.$B$1]*[.FU3]" office:value-type="float" office:value="170.527430889587" calcext:value-type="float">
            <text:p>170.5274308896</text:p>
          </table:table-cell>
          <table:table-cell table:formula="of:=[.FV3]-[.$B$1]*[.FV3]" office:value-type="float" office:value="168.822156580691" calcext:value-type="float">
            <text:p>168.8221565807</text:p>
          </table:table-cell>
          <table:table-cell table:formula="of:=[.FW3]-[.$B$1]*[.FW3]" office:value-type="float" office:value="167.133935014884" calcext:value-type="float">
            <text:p>167.1339350149</text:p>
          </table:table-cell>
          <table:table-cell table:formula="of:=[.FX3]-[.$B$1]*[.FX3]" office:value-type="float" office:value="165.462595664735" calcext:value-type="float">
            <text:p>165.4625956647</text:p>
          </table:table-cell>
          <table:table-cell table:formula="of:=[.FY3]-[.$B$1]*[.FY3]" office:value-type="float" office:value="163.807969708088" calcext:value-type="float">
            <text:p>163.8079697081</text:p>
          </table:table-cell>
          <table:table-cell table:formula="of:=[.FZ3]-[.$B$1]*[.FZ3]" office:value-type="float" office:value="162.169890011007" calcext:value-type="float">
            <text:p>162.169890011</text:p>
          </table:table-cell>
          <table:table-cell table:formula="of:=[.GA3]-[.$B$1]*[.GA3]" office:value-type="float" office:value="160.548191110897" calcext:value-type="float">
            <text:p>160.5481911109</text:p>
          </table:table-cell>
          <table:table-cell table:formula="of:=[.GB3]-[.$B$1]*[.GB3]" office:value-type="float" office:value="158.942709199788" calcext:value-type="float">
            <text:p>158.9427091998</text:p>
          </table:table-cell>
          <table:table-cell table:formula="of:=[.GC3]-[.$B$1]*[.GC3]" office:value-type="float" office:value="157.35328210779" calcext:value-type="float">
            <text:p>157.3532821078</text:p>
          </table:table-cell>
          <table:table-cell table:formula="of:=[.GD3]-[.$B$1]*[.GD3]" office:value-type="float" office:value="155.779749286712" calcext:value-type="float">
            <text:p>155.7797492867</text:p>
          </table:table-cell>
          <table:table-cell table:formula="of:=[.GE3]-[.$B$1]*[.GE3]" office:value-type="float" office:value="154.221951793845" calcext:value-type="float">
            <text:p>154.2219517938</text:p>
          </table:table-cell>
          <table:table-cell table:formula="of:=[.GF3]-[.$B$1]*[.GF3]" office:value-type="float" office:value="152.679732275906" calcext:value-type="float">
            <text:p>152.6797322759</text:p>
          </table:table-cell>
          <table:table-cell table:formula="of:=[.GG3]-[.$B$1]*[.GG3]" office:value-type="float" office:value="151.152934953147" calcext:value-type="float">
            <text:p>151.1529349531</text:p>
          </table:table-cell>
          <table:table-cell table:formula="of:=[.GH3]-[.$B$1]*[.GH3]" office:value-type="float" office:value="149.641405603616" calcext:value-type="float">
            <text:p>149.6414056036</text:p>
          </table:table-cell>
          <table:table-cell table:formula="of:=[.GI3]-[.$B$1]*[.GI3]" office:value-type="float" office:value="148.14499154758" calcext:value-type="float">
            <text:p>148.1449915476</text:p>
          </table:table-cell>
          <table:table-cell table:formula="of:=[.GJ3]-[.$B$1]*[.GJ3]" office:value-type="float" office:value="146.663541632104" calcext:value-type="float">
            <text:p>146.6635416321</text:p>
          </table:table-cell>
          <table:table-cell table:formula="of:=[.GK3]-[.$B$1]*[.GK3]" office:value-type="float" office:value="145.196906215783" calcext:value-type="float">
            <text:p>145.1969062158</text:p>
          </table:table-cell>
          <table:table-cell table:formula="of:=[.GL3]-[.$B$1]*[.GL3]" office:value-type="float" office:value="143.744937153625" calcext:value-type="float">
            <text:p>143.7449371536</text:p>
          </table:table-cell>
          <table:table-cell table:formula="of:=[.GM3]-[.$B$1]*[.GM3]" office:value-type="float" office:value="142.307487782089" calcext:value-type="float">
            <text:p>142.3074877821</text:p>
          </table:table-cell>
          <table:table-cell table:formula="of:=[.GN3]-[.$B$1]*[.GN3]" office:value-type="float" office:value="140.884412904268" calcext:value-type="float">
            <text:p>140.8844129043</text:p>
          </table:table-cell>
          <table:table-cell table:formula="of:=[.GO3]-[.$B$1]*[.GO3]" office:value-type="float" office:value="139.475568775225" calcext:value-type="float">
            <text:p>139.4755687752</text:p>
          </table:table-cell>
          <table:table-cell table:formula="of:=[.GP3]-[.$B$1]*[.GP3]" office:value-type="float" office:value="138.080813087473" calcext:value-type="float">
            <text:p>138.0808130875</text:p>
          </table:table-cell>
          <table:table-cell table:formula="of:=[.GQ3]-[.$B$1]*[.GQ3]" office:value-type="float" office:value="136.700004956598" calcext:value-type="float">
            <text:p>136.7000049566</text:p>
          </table:table-cell>
          <table:table-cell table:formula="of:=[.GR3]-[.$B$1]*[.GR3]" office:value-type="float" office:value="135.333004907032" calcext:value-type="float">
            <text:p>135.333004907</text:p>
          </table:table-cell>
          <table:table-cell table:formula="of:=[.GS3]-[.$B$1]*[.GS3]" office:value-type="float" office:value="133.979674857962" calcext:value-type="float">
            <text:p>133.979674858</text:p>
          </table:table-cell>
          <table:table-cell table:formula="of:=[.GT3]-[.$B$1]*[.GT3]" office:value-type="float" office:value="132.639878109382" calcext:value-type="float">
            <text:p>132.6398781094</text:p>
          </table:table-cell>
          <table:table-cell table:formula="of:=[.GU3]-[.$B$1]*[.GU3]" office:value-type="float" office:value="131.313479328289" calcext:value-type="float">
            <text:p>131.3134793283</text:p>
          </table:table-cell>
          <table:table-cell table:formula="of:=[.GV3]-[.$B$1]*[.GV3]" office:value-type="float" office:value="130.000344535006" calcext:value-type="float">
            <text:p>130.000344535</text:p>
          </table:table-cell>
          <table:table-cell table:formula="of:=[.GW3]-[.$B$1]*[.GW3]" office:value-type="float" office:value="128.700341089656" calcext:value-type="float">
            <text:p>128.7003410897</text:p>
          </table:table-cell>
          <table:table-cell table:formula="of:=[.GX3]-[.$B$1]*[.GX3]" office:value-type="float" office:value="127.413337678759" calcext:value-type="float">
            <text:p>127.4133376788</text:p>
          </table:table-cell>
          <table:table-cell table:formula="of:=[.GY3]-[.$B$1]*[.GY3]" office:value-type="float" office:value="126.139204301971" calcext:value-type="float">
            <text:p>126.139204302</text:p>
          </table:table-cell>
          <table:table-cell table:formula="of:=[.GZ3]-[.$B$1]*[.GZ3]" office:value-type="float" office:value="124.877812258952" calcext:value-type="float">
            <text:p>124.877812259</text:p>
          </table:table-cell>
          <table:table-cell table:formula="of:=[.HA3]-[.$B$1]*[.HA3]" office:value-type="float" office:value="123.629034136362" calcext:value-type="float">
            <text:p>123.6290341364</text:p>
          </table:table-cell>
          <table:table-cell table:formula="of:=[.HB3]-[.$B$1]*[.HB3]" office:value-type="float" office:value="122.392743794999" calcext:value-type="float">
            <text:p>122.392743795</text:p>
          </table:table-cell>
          <table:table-cell table:formula="of:=[.HC3]-[.$B$1]*[.HC3]" office:value-type="float" office:value="121.168816357049" calcext:value-type="float">
            <text:p>121.168816357</text:p>
          </table:table-cell>
          <table:table-cell table:formula="of:=[.HD3]-[.$B$1]*[.HD3]" office:value-type="float" office:value="119.957128193478" calcext:value-type="float">
            <text:p>119.9571281935</text:p>
          </table:table-cell>
          <table:table-cell table:formula="of:=[.HE3]-[.$B$1]*[.HE3]" office:value-type="float" office:value="118.757556911543" calcext:value-type="float">
            <text:p>118.7575569115</text:p>
          </table:table-cell>
          <table:table-cell table:formula="of:=[.HF3]-[.$B$1]*[.HF3]" office:value-type="float" office:value="117.569981342428" calcext:value-type="float">
            <text:p>117.5699813424</text:p>
          </table:table-cell>
          <table:table-cell table:formula="of:=[.HG3]-[.$B$1]*[.HG3]" office:value-type="float" office:value="116.394281529004" calcext:value-type="float">
            <text:p>116.394281529</text:p>
          </table:table-cell>
          <table:table-cell table:formula="of:=[.HH3]-[.$B$1]*[.HH3]" office:value-type="float" office:value="115.230338713714" calcext:value-type="float">
            <text:p>115.2303387137</text:p>
          </table:table-cell>
          <table:table-cell table:formula="of:=[.HI3]-[.$B$1]*[.HI3]" office:value-type="float" office:value="114.078035326576" calcext:value-type="float">
            <text:p>114.0780353266</text:p>
          </table:table-cell>
          <table:table-cell table:formula="of:=[.HJ3]-[.$B$1]*[.HJ3]" office:value-type="float" office:value="112.937254973311" calcext:value-type="float">
            <text:p>112.9372549733</text:p>
          </table:table-cell>
          <table:table-cell table:formula="of:=[.HK3]-[.$B$1]*[.HK3]" office:value-type="float" office:value="111.807882423578" calcext:value-type="float">
            <text:p>111.8078824236</text:p>
          </table:table-cell>
          <table:table-cell table:formula="of:=[.HL3]-[.$B$1]*[.HL3]" office:value-type="float" office:value="110.689803599342" calcext:value-type="float">
            <text:p>110.6898035993</text:p>
          </table:table-cell>
          <table:table-cell table:formula="of:=[.HM3]-[.$B$1]*[.HM3]" office:value-type="float" office:value="109.582905563348" calcext:value-type="float">
            <text:p>109.5829055633</text:p>
          </table:table-cell>
          <table:table-cell table:formula="of:=[.HN3]-[.$B$1]*[.HN3]" office:value-type="float" office:value="108.487076507715" calcext:value-type="float">
            <text:p>108.4870765077</text:p>
          </table:table-cell>
          <table:table-cell table:formula="of:=[.HO3]-[.$B$1]*[.HO3]" office:value-type="float" office:value="107.402205742638" calcext:value-type="float">
            <text:p>107.4022057426</text:p>
          </table:table-cell>
          <table:table-cell table:formula="of:=[.HP3]-[.$B$1]*[.HP3]" office:value-type="float" office:value="106.328183685211" calcext:value-type="float">
            <text:p>106.3281836852</text:p>
          </table:table-cell>
          <table:table-cell table:formula="of:=[.HQ3]-[.$B$1]*[.HQ3]" office:value-type="float" office:value="105.264901848359" calcext:value-type="float">
            <text:p>105.2649018484</text:p>
          </table:table-cell>
          <table:table-cell table:formula="of:=[.HR3]-[.$B$1]*[.HR3]" office:value-type="float" office:value="104.212252829876" calcext:value-type="float">
            <text:p>104.2122528299</text:p>
          </table:table-cell>
          <table:table-cell table:formula="of:=[.HS3]-[.$B$1]*[.HS3]" office:value-type="float" office:value="103.170130301577" calcext:value-type="float">
            <text:p>103.1701303016</text:p>
          </table:table-cell>
          <table:table-cell table:formula="of:=[.HT3]-[.$B$1]*[.HT3]" office:value-type="float" office:value="102.138428998561" calcext:value-type="float">
            <text:p>102.1384289986</text:p>
          </table:table-cell>
          <table:table-cell table:formula="of:=[.HU3]-[.$B$1]*[.HU3]" office:value-type="float" office:value="101.117044708576" calcext:value-type="float">
            <text:p>101.1170447086</text:p>
          </table:table-cell>
          <table:table-cell table:formula="of:=[.HV3]-[.$B$1]*[.HV3]" office:value-type="float" office:value="100.10587426149" calcext:value-type="float">
            <text:p>100.1058742615</text:p>
          </table:table-cell>
          <table:table-cell table:formula="of:=[.HW3]-[.$B$1]*[.HW3]" office:value-type="float" office:value="99.1048155188749" calcext:value-type="float">
            <text:p>99.1048155189</text:p>
          </table:table-cell>
          <table:table-cell table:formula="of:=[.HX3]-[.$B$1]*[.HX3]" office:value-type="float" office:value="98.1137673636861" calcext:value-type="float">
            <text:p>98.1137673637</text:p>
          </table:table-cell>
          <table:table-cell table:formula="of:=[.HY3]-[.$B$1]*[.HY3]" office:value-type="float" office:value="97.1326296900492" calcext:value-type="float">
            <text:p>97.13262969</text:p>
          </table:table-cell>
          <table:table-cell table:formula="of:=[.HZ3]-[.$B$1]*[.HZ3]" office:value-type="float" office:value="96.1613033931488" calcext:value-type="float">
            <text:p>96.1613033931</text:p>
          </table:table-cell>
          <table:table-cell table:formula="of:=[.IA3]-[.$B$1]*[.IA3]" office:value-type="float" office:value="95.1996903592173" calcext:value-type="float">
            <text:p>95.1996903592</text:p>
          </table:table-cell>
          <table:table-cell table:formula="of:=[.IB3]-[.$B$1]*[.IB3]" office:value-type="float" office:value="94.2476934556251" calcext:value-type="float">
            <text:p>94.2476934556</text:p>
          </table:table-cell>
          <table:table-cell table:formula="of:=[.IC3]-[.$B$1]*[.IC3]" office:value-type="float" office:value="93.3052165210689" calcext:value-type="float">
            <text:p>93.3052165211</text:p>
          </table:table-cell>
          <table:table-cell table:formula="of:=[.ID3]-[.$B$1]*[.ID3]" office:value-type="float" office:value="92.3721643558582" calcext:value-type="float">
            <text:p>92.3721643559</text:p>
          </table:table-cell>
          <table:table-cell table:formula="of:=[.IE3]-[.$B$1]*[.IE3]" office:value-type="float" office:value="91.4484427122996" calcext:value-type="float">
            <text:p>91.4484427123</text:p>
          </table:table-cell>
          <table:table-cell table:formula="of:=[.IF3]-[.$B$1]*[.IF3]" office:value-type="float" office:value="90.5339582851766" calcext:value-type="float">
            <text:p>90.5339582852</text:p>
          </table:table-cell>
          <table:table-cell table:formula="of:=[.IG3]-[.$B$1]*[.IG3]" office:value-type="float" office:value="89.6286187023248" calcext:value-type="float">
            <text:p>89.6286187023</text:p>
          </table:table-cell>
          <table:table-cell table:formula="of:=[.IH3]-[.$B$1]*[.IH3]" office:value-type="float" office:value="88.7323325153016" calcext:value-type="float">
            <text:p>88.7323325153</text:p>
          </table:table-cell>
          <table:table-cell table:formula="of:=[.II3]-[.$B$1]*[.II3]" office:value-type="float" office:value="87.8450091901486" calcext:value-type="float">
            <text:p>87.8450091901</text:p>
          </table:table-cell>
          <table:table-cell table:formula="of:=[.IJ3]-[.$B$1]*[.IJ3]" office:value-type="float" office:value="86.9665590982471" calcext:value-type="float">
            <text:p>86.9665590982</text:p>
          </table:table-cell>
          <table:table-cell table:formula="of:=[.IK3]-[.$B$1]*[.IK3]" office:value-type="float" office:value="86.0968935072646" calcext:value-type="float">
            <text:p>86.0968935073</text:p>
          </table:table-cell>
          <table:table-cell table:formula="of:=[.IL3]-[.$B$1]*[.IL3]" office:value-type="float" office:value="85.235924572192" calcext:value-type="float">
            <text:p>85.2359245722</text:p>
          </table:table-cell>
          <table:table-cell table:formula="of:=[.IM3]-[.$B$1]*[.IM3]" office:value-type="float" office:value="84.38356532647" calcext:value-type="float">
            <text:p>84.3835653265</text:p>
          </table:table-cell>
          <table:table-cell table:formula="of:=[.IN3]-[.$B$1]*[.IN3]" office:value-type="float" office:value="83.5397296732053" calcext:value-type="float">
            <text:p>83.5397296732</text:p>
          </table:table-cell>
          <table:table-cell table:formula="of:=[.IO3]-[.$B$1]*[.IO3]" office:value-type="float" office:value="82.7043323764733" calcext:value-type="float">
            <text:p>82.7043323765</text:p>
          </table:table-cell>
          <table:table-cell table:formula="of:=[.IP3]-[.$B$1]*[.IP3]" office:value-type="float" office:value="81.8772890527086" calcext:value-type="float">
            <text:p>81.8772890527</text:p>
          </table:table-cell>
          <table:table-cell table:formula="of:=[.IQ3]-[.$B$1]*[.IQ3]" office:value-type="float" office:value="81.0585161621815" calcext:value-type="float">
            <text:p>81.0585161622</text:p>
          </table:table-cell>
          <table:table-cell table:formula="of:=[.IR3]-[.$B$1]*[.IR3]" office:value-type="float" office:value="80.2479310005596" calcext:value-type="float">
            <text:p>80.2479310006</text:p>
          </table:table-cell>
          <table:table-cell table:formula="of:=[.IS3]-[.$B$1]*[.IS3]" office:value-type="float" office:value="79.4454516905541" calcext:value-type="float">
            <text:p>79.4454516906</text:p>
          </table:table-cell>
          <table:table-cell table:formula="of:=[.IT3]-[.$B$1]*[.IT3]" office:value-type="float" office:value="78.6509971736485" calcext:value-type="float">
            <text:p>78.6509971736</text:p>
          </table:table-cell>
          <table:table-cell table:formula="of:=[.IU3]-[.$B$1]*[.IU3]" office:value-type="float" office:value="77.864487201912" calcext:value-type="float">
            <text:p>77.8644872019</text:p>
          </table:table-cell>
          <table:table-cell table:formula="of:=[.IV3]-[.$B$1]*[.IV3]" office:value-type="float" office:value="77.0858423298929" calcext:value-type="float">
            <text:p>77.0858423299</text:p>
          </table:table-cell>
          <table:table-cell table:formula="of:=[.IW3]-[.$B$1]*[.IW3]" office:value-type="float" office:value="76.314983906594" calcext:value-type="float">
            <text:p>76.3149839066</text:p>
          </table:table-cell>
          <table:table-cell table:formula="of:=[.IX3]-[.$B$1]*[.IX3]" office:value-type="float" office:value="75.551834067528" calcext:value-type="float">
            <text:p>75.5518340675</text:p>
          </table:table-cell>
          <table:table-cell table:formula="of:=[.IY3]-[.$B$1]*[.IY3]" office:value-type="float" office:value="74.7963157268528" calcext:value-type="float">
            <text:p>74.7963157269</text:p>
          </table:table-cell>
          <table:table-cell table:formula="of:=[.IZ3]-[.$B$1]*[.IZ3]" office:value-type="float" office:value="74.0483525695842" calcext:value-type="float">
            <text:p>74.0483525696</text:p>
          </table:table-cell>
          <table:table-cell table:formula="of:=[.JA3]-[.$B$1]*[.JA3]" office:value-type="float" office:value="73.3078690438884" calcext:value-type="float">
            <text:p>73.3078690439</text:p>
          </table:table-cell>
          <table:table-cell table:formula="of:=[.JB3]-[.$B$1]*[.JB3]" office:value-type="float" office:value="72.5747903534495" calcext:value-type="float">
            <text:p>72.5747903534</text:p>
          </table:table-cell>
          <table:table-cell table:formula="of:=[.JC3]-[.$B$1]*[.JC3]" office:value-type="float" office:value="71.849042449915" calcext:value-type="float">
            <text:p>71.8490424499</text:p>
          </table:table-cell>
          <table:table-cell table:formula="of:=[.JD3]-[.$B$1]*[.JD3]" office:value-type="float" office:value="71.1305520254159" calcext:value-type="float">
            <text:p>71.1305520254</text:p>
          </table:table-cell>
          <table:table-cell table:formula="of:=[.JE3]-[.$B$1]*[.JE3]" office:value-type="float" office:value="70.4192465051617" calcext:value-type="float">
            <text:p>70.4192465052</text:p>
          </table:table-cell>
          <table:table-cell table:formula="of:=[.JF3]-[.$B$1]*[.JF3]" office:value-type="float" office:value="69.7150540401101" calcext:value-type="float">
            <text:p>69.7150540401</text:p>
          </table:table-cell>
          <table:table-cell table:formula="of:=[.JG3]-[.$B$1]*[.JG3]" office:value-type="float" office:value="69.017903499709" calcext:value-type="float">
            <text:p>69.0179034997</text:p>
          </table:table-cell>
          <table:table-cell table:formula="of:=[.JH3]-[.$B$1]*[.JH3]" office:value-type="float" office:value="68.3277244647119" calcext:value-type="float">
            <text:p>68.3277244647</text:p>
          </table:table-cell>
          <table:table-cell table:formula="of:=[.JI3]-[.$B$1]*[.JI3]" office:value-type="float" office:value="67.6444472200648" calcext:value-type="float">
            <text:p>67.6444472201</text:p>
          </table:table-cell>
          <table:table-cell table:formula="of:=[.JJ3]-[.$B$1]*[.JJ3]" office:value-type="float" office:value="66.9680027478641" calcext:value-type="float">
            <text:p>66.9680027479</text:p>
          </table:table-cell>
          <table:table-cell table:formula="of:=[.JK3]-[.$B$1]*[.JK3]" office:value-type="float" office:value="66.2983227203855" calcext:value-type="float">
            <text:p>66.2983227204</text:p>
          </table:table-cell>
          <table:table-cell table:formula="of:=[.JL3]-[.$B$1]*[.JL3]" office:value-type="float" office:value="65.6353394931816" calcext:value-type="float">
            <text:p>65.6353394932</text:p>
          </table:table-cell>
          <table:table-cell table:formula="of:=[.JM3]-[.$B$1]*[.JM3]" office:value-type="float" office:value="64.9789860982498" calcext:value-type="float">
            <text:p>64.9789860982</text:p>
          </table:table-cell>
          <table:table-cell table:formula="of:=[.JN3]-[.$B$1]*[.JN3]" office:value-type="float" office:value="64.3291962372673" calcext:value-type="float">
            <text:p>64.3291962373</text:p>
          </table:table-cell>
          <table:table-cell table:formula="of:=[.JO3]-[.$B$1]*[.JO3]" office:value-type="float" office:value="63.6859042748947" calcext:value-type="float">
            <text:p>63.6859042749</text:p>
          </table:table-cell>
          <table:table-cell table:formula="of:=[.JP3]-[.$B$1]*[.JP3]" office:value-type="float" office:value="63.0490452321457" calcext:value-type="float">
            <text:p>63.0490452321</text:p>
          </table:table-cell>
          <table:table-cell table:formula="of:=[.JQ3]-[.$B$1]*[.JQ3]" office:value-type="float" office:value="62.4185547798242" calcext:value-type="float">
            <text:p>62.4185547798</text:p>
          </table:table-cell>
          <table:table-cell table:formula="of:=[.JR3]-[.$B$1]*[.JR3]" office:value-type="float" office:value="61.794369232026" calcext:value-type="float">
            <text:p>61.794369232</text:p>
          </table:table-cell>
          <table:table-cell table:formula="of:=[.JS3]-[.$B$1]*[.JS3]" office:value-type="float" office:value="61.1764255397057" calcext:value-type="float">
            <text:p>61.1764255397</text:p>
          </table:table-cell>
          <table:table-cell table:formula="of:=[.JT3]-[.$B$1]*[.JT3]" office:value-type="float" office:value="60.5646612843087" calcext:value-type="float">
            <text:p>60.5646612843</text:p>
          </table:table-cell>
          <table:table-cell table:formula="of:=[.JU3]-[.$B$1]*[.JU3]" office:value-type="float" office:value="59.9590146714656" calcext:value-type="float">
            <text:p>59.9590146715</text:p>
          </table:table-cell>
          <table:table-cell table:formula="of:=[.JV3]-[.$B$1]*[.JV3]" office:value-type="float" office:value="59.3594245247509" calcext:value-type="float">
            <text:p>59.3594245248</text:p>
          </table:table-cell>
          <table:table-cell table:formula="of:=[.JW3]-[.$B$1]*[.JW3]" office:value-type="float" office:value="58.7658302795034" calcext:value-type="float">
            <text:p>58.7658302795</text:p>
          </table:table-cell>
          <table:table-cell table:formula="of:=[.JX3]-[.$B$1]*[.JX3]" office:value-type="float" office:value="58.1781719767084" calcext:value-type="float">
            <text:p>58.1781719767</text:p>
          </table:table-cell>
          <table:table-cell table:formula="of:=[.JY3]-[.$B$1]*[.JY3]" office:value-type="float" office:value="57.5963902569413" calcext:value-type="float">
            <text:p>57.5963902569</text:p>
          </table:table-cell>
          <table:table-cell table:formula="of:=[.JZ3]-[.$B$1]*[.JZ3]" office:value-type="float" office:value="57.0204263543719" calcext:value-type="float">
            <text:p>57.0204263544</text:p>
          </table:table-cell>
          <table:table-cell table:formula="of:=[.KA3]-[.$B$1]*[.KA3]" office:value-type="float" office:value="56.4502220908282" calcext:value-type="float">
            <text:p>56.4502220908</text:p>
          </table:table-cell>
          <table:table-cell table:formula="of:=[.KB3]-[.$B$1]*[.KB3]" office:value-type="float" office:value="55.8857198699199" calcext:value-type="float">
            <text:p>55.8857198699</text:p>
          </table:table-cell>
          <table:table-cell table:formula="of:=[.KC3]-[.$B$1]*[.KC3]" office:value-type="float" office:value="55.3268626712207" calcext:value-type="float">
            <text:p>55.3268626712</text:p>
          </table:table-cell>
          <table:table-cell table:formula="of:=[.KD3]-[.$B$1]*[.KD3]" office:value-type="float" office:value="54.7735940445085" calcext:value-type="float">
            <text:p>54.7735940445</text:p>
          </table:table-cell>
          <table:table-cell table:formula="of:=[.KE3]-[.$B$1]*[.KE3]" office:value-type="float" office:value="54.2258581040634" calcext:value-type="float">
            <text:p>54.2258581041</text:p>
          </table:table-cell>
          <table:table-cell table:formula="of:=[.KF3]-[.$B$1]*[.KF3]" office:value-type="float" office:value="53.6835995230228" calcext:value-type="float">
            <text:p>53.683599523</text:p>
          </table:table-cell>
          <table:table-cell table:formula="of:=[.KG3]-[.$B$1]*[.KG3]" office:value-type="float" office:value="53.1467635277925" calcext:value-type="float">
            <text:p>53.1467635278</text:p>
          </table:table-cell>
          <table:table-cell table:formula="of:=[.KH3]-[.$B$1]*[.KH3]" office:value-type="float" office:value="52.6152958925146" calcext:value-type="float">
            <text:p>52.6152958925</text:p>
          </table:table-cell>
          <table:table-cell table:formula="of:=[.KI3]-[.$B$1]*[.KI3]" office:value-type="float" office:value="52.0891429335895" calcext:value-type="float">
            <text:p>52.0891429336</text:p>
          </table:table-cell>
          <table:table-cell table:formula="of:=[.KJ3]-[.$B$1]*[.KJ3]" office:value-type="float" office:value="51.5682515042536" calcext:value-type="float">
            <text:p>51.5682515043</text:p>
          </table:table-cell>
          <table:table-cell table:formula="of:=[.KK3]-[.$B$1]*[.KK3]" office:value-type="float" office:value="51.052568989211" calcext:value-type="float">
            <text:p>51.0525689892</text:p>
          </table:table-cell>
          <table:table-cell table:formula="of:=[.KL3]-[.$B$1]*[.KL3]" office:value-type="float" office:value="50.5420432993189" calcext:value-type="float">
            <text:p>50.5420432993</text:p>
          </table:table-cell>
          <table:table-cell table:formula="of:=[.KM3]-[.$B$1]*[.KM3]" office:value-type="float" office:value="50.0366228663257" calcext:value-type="float">
            <text:p>50.0366228663</text:p>
          </table:table-cell>
          <table:table-cell table:formula="of:=[.KN3]-[.$B$1]*[.KN3]" office:value-type="float" office:value="49.5362566376625" calcext:value-type="float">
            <text:p>49.5362566377</text:p>
          </table:table-cell>
          <table:table-cell table:formula="of:=[.KO3]-[.$B$1]*[.KO3]" office:value-type="float" office:value="49.0408940712859" calcext:value-type="float">
            <text:p>49.0408940713</text:p>
          </table:table-cell>
          <table:table-cell table:formula="of:=[.KP3]-[.$B$1]*[.KP3]" office:value-type="float" office:value="48.550485130573" calcext:value-type="float">
            <text:p>48.5504851306</text:p>
          </table:table-cell>
          <table:table-cell table:formula="of:=[.KQ3]-[.$B$1]*[.KQ3]" office:value-type="float" office:value="48.0649802792673" calcext:value-type="float">
            <text:p>48.0649802793</text:p>
          </table:table-cell>
          <table:table-cell table:formula="of:=[.KR3]-[.$B$1]*[.KR3]" office:value-type="float" office:value="47.5843304764746" calcext:value-type="float">
            <text:p>47.5843304765</text:p>
          </table:table-cell>
          <table:table-cell table:formula="of:=[.KS3]-[.$B$1]*[.KS3]" office:value-type="float" office:value="47.1084871717098" calcext:value-type="float">
            <text:p>47.1084871717</text:p>
          </table:table-cell>
          <table:table-cell table:formula="of:=[.KT3]-[.$B$1]*[.KT3]" office:value-type="float" office:value="46.6374022999928" calcext:value-type="float">
            <text:p>46.6374023</text:p>
          </table:table-cell>
          <table:table-cell table:formula="of:=[.KU3]-[.$B$1]*[.KU3]" office:value-type="float" office:value="46.1710282769928" calcext:value-type="float">
            <text:p>46.171028277</text:p>
          </table:table-cell>
          <table:table-cell table:formula="of:=[.KV3]-[.$B$1]*[.KV3]" office:value-type="float" office:value="45.7093179942229" calcext:value-type="float">
            <text:p>45.7093179942</text:p>
          </table:table-cell>
          <table:table-cell table:formula="of:=[.KW3]-[.$B$1]*[.KW3]" office:value-type="float" office:value="45.2522248142807" calcext:value-type="float">
            <text:p>45.2522248143</text:p>
          </table:table-cell>
          <table:table-cell table:formula="of:=[.KX3]-[.$B$1]*[.KX3]" office:value-type="float" office:value="44.7997025661379" calcext:value-type="float">
            <text:p>44.7997025661</text:p>
          </table:table-cell>
          <table:table-cell table:formula="of:=[.KY3]-[.$B$1]*[.KY3]" office:value-type="float" office:value="44.3517055404765" calcext:value-type="float">
            <text:p>44.3517055405</text:p>
          </table:table-cell>
          <table:table-cell table:formula="of:=[.KZ3]-[.$B$1]*[.KZ3]" office:value-type="float" office:value="43.9081884850717" calcext:value-type="float">
            <text:p>43.9081884851</text:p>
          </table:table-cell>
          <table:table-cell table:formula="of:=[.LA3]-[.$B$1]*[.LA3]" office:value-type="float" office:value="43.469106600221" calcext:value-type="float">
            <text:p>43.4691066002</text:p>
          </table:table-cell>
          <table:table-cell table:formula="of:=[.LB3]-[.$B$1]*[.LB3]" office:value-type="float" office:value="43.0344155342188" calcext:value-type="float">
            <text:p>43.0344155342</text:p>
          </table:table-cell>
          <table:table-cell table:formula="of:=[.LC3]-[.$B$1]*[.LC3]" office:value-type="float" office:value="42.6040713788766" calcext:value-type="float">
            <text:p>42.6040713789</text:p>
          </table:table-cell>
          <table:table-cell table:formula="of:=[.LD3]-[.$B$1]*[.LD3]" office:value-type="float" office:value="42.1780306650878" calcext:value-type="float">
            <text:p>42.1780306651</text:p>
          </table:table-cell>
          <table:table-cell table:formula="of:=[.LE3]-[.$B$1]*[.LE3]" office:value-type="float" office:value="41.756250358437" calcext:value-type="float">
            <text:p>41.7562503584</text:p>
          </table:table-cell>
          <table:table-cell table:formula="of:=[.LF3]-[.$B$1]*[.LF3]" office:value-type="float" office:value="41.3386878548526" calcext:value-type="float">
            <text:p>41.3386878549</text:p>
          </table:table-cell>
          <table:table-cell table:formula="of:=[.LG3]-[.$B$1]*[.LG3]" office:value-type="float" office:value="40.9253009763041" calcext:value-type="float">
            <text:p>40.9253009763</text:p>
          </table:table-cell>
          <table:table-cell table:formula="of:=[.LH3]-[.$B$1]*[.LH3]" office:value-type="float" office:value="40.516047966541" calcext:value-type="float">
            <text:p>40.5160479665</text:p>
          </table:table-cell>
          <table:table-cell table:formula="of:=[.LI3]-[.$B$1]*[.LI3]" office:value-type="float" office:value="40.1108874868756" calcext:value-type="float">
            <text:p>40.1108874869</text:p>
          </table:table-cell>
          <table:table-cell table:formula="of:=[.LJ3]-[.$B$1]*[.LJ3]" office:value-type="float" office:value="39.7097786120068" calcext:value-type="float">
            <text:p>39.709778612</text:p>
          </table:table-cell>
          <table:table-cell table:formula="of:=[.LK3]-[.$B$1]*[.LK3]" office:value-type="float" office:value="39.3126808258868" calcext:value-type="float">
            <text:p>39.3126808259</text:p>
          </table:table-cell>
          <table:table-cell table:formula="of:=[.LL3]-[.$B$1]*[.LL3]" office:value-type="float" office:value="38.9195540176279" calcext:value-type="float">
            <text:p>38.9195540176</text:p>
          </table:table-cell>
          <table:table-cell table:formula="of:=[.LM3]-[.$B$1]*[.LM3]" office:value-type="float" office:value="38.5303584774516" calcext:value-type="float">
            <text:p>38.5303584775</text:p>
          </table:table-cell>
          <table:table-cell table:formula="of:=[.LN3]-[.$B$1]*[.LN3]" office:value-type="float" office:value="38.1450548926771" calcext:value-type="float">
            <text:p>38.1450548927</text:p>
          </table:table-cell>
          <table:table-cell table:formula="of:=[.LO3]-[.$B$1]*[.LO3]" office:value-type="float" office:value="37.7636043437503" calcext:value-type="float">
            <text:p>37.7636043438</text:p>
          </table:table-cell>
          <table:table-cell table:formula="of:=[.LP3]-[.$B$1]*[.LP3]" office:value-type="float" office:value="37.3859683003128" calcext:value-type="float">
            <text:p>37.3859683003</text:p>
          </table:table-cell>
          <table:table-cell table:formula="of:=[.LQ3]-[.$B$1]*[.LQ3]" office:value-type="float" office:value="37.0121086173097" calcext:value-type="float">
            <text:p>37.0121086173</text:p>
          </table:table-cell>
          <table:table-cell table:formula="of:=[.LR3]-[.$B$1]*[.LR3]" office:value-type="float" office:value="36.6419875311366" calcext:value-type="float">
            <text:p>36.6419875311</text:p>
          </table:table-cell>
          <table:table-cell table:formula="of:=[.LS3]-[.$B$1]*[.LS3]" office:value-type="float" office:value="36.2755676558252" calcext:value-type="float">
            <text:p>36.2755676558</text:p>
          </table:table-cell>
          <table:table-cell table:formula="of:=[.LT3]-[.$B$1]*[.LT3]" office:value-type="float" office:value="35.912811979267" calcext:value-type="float">
            <text:p>35.9128119793</text:p>
          </table:table-cell>
          <table:table-cell table:formula="of:=[.LU3]-[.$B$1]*[.LU3]" office:value-type="float" office:value="35.5536838594743" calcext:value-type="float">
            <text:p>35.5536838595</text:p>
          </table:table-cell>
          <table:table-cell table:formula="of:=[.LV3]-[.$B$1]*[.LV3]" office:value-type="float" office:value="35.1981470208796" calcext:value-type="float">
            <text:p>35.1981470209</text:p>
          </table:table-cell>
          <table:table-cell table:formula="of:=[.LW3]-[.$B$1]*[.LW3]" office:value-type="float" office:value="34.8461655506708" calcext:value-type="float">
            <text:p>34.8461655507</text:p>
          </table:table-cell>
          <table:table-cell table:formula="of:=[.LX3]-[.$B$1]*[.LX3]" office:value-type="float" office:value="34.4977038951641" calcext:value-type="float">
            <text:p>34.4977038952</text:p>
          </table:table-cell>
          <table:table-cell table:formula="of:=[.LY3]-[.$B$1]*[.LY3]" office:value-type="float" office:value="34.1527268562124" calcext:value-type="float">
            <text:p>34.1527268562</text:p>
          </table:table-cell>
          <table:table-cell table:formula="of:=[.LZ3]-[.$B$1]*[.LZ3]" office:value-type="float" office:value="33.8111995876503" calcext:value-type="float">
            <text:p>33.8111995877</text:p>
          </table:table-cell>
          <table:table-cell table:formula="of:=[.MA3]-[.$B$1]*[.MA3]" office:value-type="float" office:value="33.4730875917738" calcext:value-type="float">
            <text:p>33.4730875918</text:p>
          </table:table-cell>
          <table:table-cell table:formula="of:=[.MB3]-[.$B$1]*[.MB3]" office:value-type="float" office:value="33.1383567158561" calcext:value-type="float">
            <text:p>33.1383567159</text:p>
          </table:table-cell>
          <table:table-cell table:formula="of:=[.MC3]-[.$B$1]*[.MC3]" office:value-type="float" office:value="32.8069731486975" calcext:value-type="float">
            <text:p>32.8069731487</text:p>
          </table:table-cell>
          <table:table-cell table:formula="of:=[.MD3]-[.$B$1]*[.MD3]" office:value-type="float" office:value="32.4789034172105" calcext:value-type="float">
            <text:p>32.4789034172</text:p>
          </table:table-cell>
          <table:table-cell table:formula="of:=[.ME3]-[.$B$1]*[.ME3]" office:value-type="float" office:value="32.1541143830384" calcext:value-type="float">
            <text:p>32.154114383</text:p>
          </table:table-cell>
          <table:table-cell table:formula="of:=[.MF3]-[.$B$1]*[.MF3]" office:value-type="float" office:value="31.832573239208" calcext:value-type="float">
            <text:p>31.8325732392</text:p>
          </table:table-cell>
          <table:table-cell table:formula="of:=[.MG3]-[.$B$1]*[.MG3]" office:value-type="float" office:value="31.514247506816" calcext:value-type="float">
            <text:p>31.5142475068</text:p>
          </table:table-cell>
          <table:table-cell table:formula="of:=[.MH3]-[.$B$1]*[.MH3]" office:value-type="float" office:value="31.1991050317478" calcext:value-type="float">
            <text:p>31.1991050317</text:p>
          </table:table-cell>
          <table:table-cell table:formula="of:=[.MI3]-[.$B$1]*[.MI3]" office:value-type="float" office:value="30.8871139814303" calcext:value-type="float">
            <text:p>30.8871139814</text:p>
          </table:table-cell>
          <table:table-cell table:formula="of:=[.MJ3]-[.$B$1]*[.MJ3]" office:value-type="float" office:value="30.578242841616" calcext:value-type="float">
            <text:p>30.5782428416</text:p>
          </table:table-cell>
          <table:table-cell table:formula="of:=[.MK3]-[.$B$1]*[.MK3]" office:value-type="float" office:value="30.2724604131998" calcext:value-type="float">
            <text:p>30.2724604132</text:p>
          </table:table-cell>
          <table:table-cell table:formula="of:=[.ML3]-[.$B$1]*[.ML3]" office:value-type="float" office:value="29.9697358090679" calcext:value-type="float">
            <text:p>29.9697358091</text:p>
          </table:table-cell>
          <table:table-cell table:formula="of:=[.MM3]-[.$B$1]*[.MM3]" office:value-type="float" office:value="29.6700384509772" calcext:value-type="float">
            <text:p>29.670038451</text:p>
          </table:table-cell>
          <table:table-cell table:formula="of:=[.MN3]-[.$B$1]*[.MN3]" office:value-type="float" office:value="29.3733380664674" calcext:value-type="float">
            <text:p>29.3733380665</text:p>
          </table:table-cell>
          <table:table-cell table:formula="of:=[.MO3]-[.$B$1]*[.MO3]" office:value-type="float" office:value="29.0796046858027" calcext:value-type="float">
            <text:p>29.0796046858</text:p>
          </table:table-cell>
          <table:table-cell table:formula="of:=[.MP3]-[.$B$1]*[.MP3]" office:value-type="float" office:value="28.7888086389447" calcext:value-type="float">
            <text:p>28.7888086389</text:p>
          </table:table-cell>
          <table:table-cell table:formula="of:=[.MQ3]-[.$B$1]*[.MQ3]" office:value-type="float" office:value="28.5009205525553" calcext:value-type="float">
            <text:p>28.5009205526</text:p>
          </table:table-cell>
          <table:table-cell table:formula="of:=[.MR3]-[.$B$1]*[.MR3]" office:value-type="float" office:value="28.2159113470297" calcext:value-type="float">
            <text:p>28.215911347</text:p>
          </table:table-cell>
          <table:table-cell table:formula="of:=[.MS3]-[.$B$1]*[.MS3]" office:value-type="float" office:value="27.9337522335594" calcext:value-type="float">
            <text:p>27.9337522336</text:p>
          </table:table-cell>
          <table:table-cell table:formula="of:=[.MT3]-[.$B$1]*[.MT3]" office:value-type="float" office:value="27.6544147112238" calcext:value-type="float">
            <text:p>27.6544147112</text:p>
          </table:table-cell>
          <table:table-cell table:formula="of:=[.MU3]-[.$B$1]*[.MU3]" office:value-type="float" office:value="27.3778705641116" calcext:value-type="float">
            <text:p>27.3778705641</text:p>
          </table:table-cell>
          <table:table-cell table:formula="of:=[.MV3]-[.$B$1]*[.MV3]" office:value-type="float" office:value="27.1040918584705" calcext:value-type="float">
            <text:p>27.1040918585</text:p>
          </table:table-cell>
          <table:table-cell table:formula="of:=[.MW3]-[.$B$1]*[.MW3]" office:value-type="float" office:value="26.8330509398857" calcext:value-type="float">
            <text:p>26.8330509399</text:p>
          </table:table-cell>
          <table:table-cell table:formula="of:=[.MX3]-[.$B$1]*[.MX3]" office:value-type="float" office:value="26.5647204304869" calcext:value-type="float">
            <text:p>26.5647204305</text:p>
          </table:table-cell>
          <table:table-cell table:formula="of:=[.MY3]-[.$B$1]*[.MY3]" office:value-type="float" office:value="26.299073226182" calcext:value-type="float">
            <text:p>26.2990732262</text:p>
          </table:table-cell>
          <table:table-cell table:formula="of:=[.MZ3]-[.$B$1]*[.MZ3]" office:value-type="float" office:value="26.0360824939202" calcext:value-type="float">
            <text:p>26.0360824939</text:p>
          </table:table-cell>
          <table:table-cell table:formula="of:=[.NA3]-[.$B$1]*[.NA3]" office:value-type="float" office:value="25.775721668981" calcext:value-type="float">
            <text:p>25.775721669</text:p>
          </table:table-cell>
          <table:table-cell table:formula="of:=[.NB3]-[.$B$1]*[.NB3]" office:value-type="float" office:value="25.5179644522912" calcext:value-type="float">
            <text:p>25.5179644523</text:p>
          </table:table-cell>
          <table:table-cell table:formula="of:=[.NC3]-[.$B$1]*[.NC3]" office:value-type="float" office:value="25.2627848077683" calcext:value-type="float">
            <text:p>25.2627848078</text:p>
          </table:table-cell>
          <table:table-cell table:formula="of:=[.ND3]-[.$B$1]*[.ND3]" office:value-type="float" office:value="25.0101569596906" calcext:value-type="float">
            <text:p>25.0101569597</text:p>
          </table:table-cell>
          <table:table-cell table:formula="of:=[.NE3]-[.$B$1]*[.NE3]" office:value-type="float" office:value="24.7600553900937" calcext:value-type="float">
            <text:p>24.7600553901</text:p>
          </table:table-cell>
          <table:table-cell table:formula="of:=[.NF3]-[.$B$1]*[.NF3]" office:value-type="float" office:value="24.5124548361928" calcext:value-type="float">
            <text:p>24.5124548362</text:p>
          </table:table-cell>
          <table:table-cell table:formula="of:=[.NG3]-[.$B$1]*[.NG3]" office:value-type="float" office:value="24.2673302878308" calcext:value-type="float">
            <text:p>24.2673302878</text:p>
          </table:table-cell>
          <table:table-cell table:formula="of:=[.NH3]-[.$B$1]*[.NH3]" office:value-type="float" office:value="24.0246569849525" calcext:value-type="float">
            <text:p>24.024656985</text:p>
          </table:table-cell>
          <table:table-cell table:formula="of:=[.NI3]-[.$B$1]*[.NI3]" office:value-type="float" office:value="23.784410415103" calcext:value-type="float">
            <text:p>23.7844104151</text:p>
          </table:table-cell>
          <table:table-cell table:formula="of:=[.NJ3]-[.$B$1]*[.NJ3]" office:value-type="float" office:value="23.546566310952" calcext:value-type="float">
            <text:p>23.546566311</text:p>
          </table:table-cell>
          <table:table-cell table:formula="of:=[.NK3]-[.$B$1]*[.NK3]" office:value-type="float" office:value="23.3111006478424" calcext:value-type="float">
            <text:p>23.3111006478</text:p>
          </table:table-cell>
          <table:table-cell table:formula="of:=[.NL3]-[.$B$1]*[.NL3]" office:value-type="float" office:value="23.077989641364" calcext:value-type="float">
            <text:p>23.0779896414</text:p>
          </table:table-cell>
          <table:table-cell table:formula="of:=[.NM3]-[.$B$1]*[.NM3]" office:value-type="float" office:value="22.8472097449504" calcext:value-type="float">
            <text:p>22.847209745</text:p>
          </table:table-cell>
          <table:table-cell table:formula="of:=[.NN3]-[.$B$1]*[.NN3]" office:value-type="float" office:value="22.6187376475009" calcext:value-type="float">
            <text:p>22.6187376475</text:p>
          </table:table-cell>
          <table:table-cell table:formula="of:=[.NO3]-[.$B$1]*[.NO3]" office:value-type="float" office:value="22.3925502710259" calcext:value-type="float">
            <text:p>22.392550271</text:p>
          </table:table-cell>
          <table:table-cell table:formula="of:=[.NP3]-[.$B$1]*[.NP3]" office:value-type="float" office:value="22.1686247683156" calcext:value-type="float">
            <text:p>22.1686247683</text:p>
          </table:table-cell>
          <table:table-cell table:formula="of:=[.NQ3]-[.$B$1]*[.NQ3]" office:value-type="float" office:value="21.9469385206324" calcext:value-type="float">
            <text:p>21.9469385206</text:p>
          </table:table-cell>
          <table:table-cell table:formula="of:=[.NR3]-[.$B$1]*[.NR3]" office:value-type="float" office:value="21.7274691354261" calcext:value-type="float">
            <text:p>21.7274691354</text:p>
          </table:table-cell>
          <table:table-cell table:formula="of:=[.NS3]-[.$B$1]*[.NS3]" office:value-type="float" office:value="21.5101944440719" calcext:value-type="float">
            <text:p>21.5101944441</text:p>
          </table:table-cell>
          <table:table-cell table:formula="of:=[.NT3]-[.$B$1]*[.NT3]" office:value-type="float" office:value="21.2950924996311" calcext:value-type="float">
            <text:p>21.2950924996</text:p>
          </table:table-cell>
          <table:table-cell table:formula="of:=[.NU3]-[.$B$1]*[.NU3]" office:value-type="float" office:value="21.0821415746348" calcext:value-type="float">
            <text:p>21.0821415746</text:p>
          </table:table-cell>
          <table:table-cell table:formula="of:=[.NV3]-[.$B$1]*[.NV3]" office:value-type="float" office:value="20.8713201588885" calcext:value-type="float">
            <text:p>20.8713201589</text:p>
          </table:table-cell>
          <table:table-cell table:formula="of:=[.NW3]-[.$B$1]*[.NW3]" office:value-type="float" office:value="20.6626069572996" calcext:value-type="float">
            <text:p>20.6626069573</text:p>
          </table:table-cell>
          <table:table-cell table:formula="of:=[.NX3]-[.$B$1]*[.NX3]" office:value-type="float" office:value="20.4559808877266" calcext:value-type="float">
            <text:p>20.4559808877</text:p>
          </table:table-cell>
          <table:table-cell table:formula="of:=[.NY3]-[.$B$1]*[.NY3]" office:value-type="float" office:value="20.2514210788493" calcext:value-type="float">
            <text:p>20.2514210788</text:p>
          </table:table-cell>
          <table:table-cell table:formula="of:=[.NZ3]-[.$B$1]*[.NZ3]" office:value-type="float" office:value="20.0489068680608" calcext:value-type="float">
            <text:p>20.0489068681</text:p>
          </table:table-cell>
          <table:table-cell table:formula="of:=[.OA3]-[.$B$1]*[.OA3]" office:value-type="float" office:value="19.8484177993802" calcext:value-type="float">
            <text:p>19.8484177994</text:p>
          </table:table-cell>
          <table:table-cell table:formula="of:=[.OB3]-[.$B$1]*[.OB3]" office:value-type="float" office:value="19.6499336213864" calcext:value-type="float">
            <text:p>19.6499336214</text:p>
          </table:table-cell>
          <table:table-cell table:formula="of:=[.OC3]-[.$B$1]*[.OC3]" office:value-type="float" office:value="19.4534342851726" calcext:value-type="float">
            <text:p>19.4534342852</text:p>
          </table:table-cell>
          <table:table-cell table:formula="of:=[.OD3]-[.$B$1]*[.OD3]" office:value-type="float" office:value="19.2588999423208" calcext:value-type="float">
            <text:p>19.2588999423</text:p>
          </table:table-cell>
          <table:table-cell table:formula="of:=[.OE3]-[.$B$1]*[.OE3]" office:value-type="float" office:value="19.0663109428976" calcext:value-type="float">
            <text:p>19.0663109429</text:p>
          </table:table-cell>
          <table:table-cell table:formula="of:=[.OF3]-[.$B$1]*[.OF3]" office:value-type="float" office:value="18.8756478334687" calcext:value-type="float">
            <text:p>18.8756478335</text:p>
          </table:table-cell>
          <table:table-cell table:formula="of:=[.OG3]-[.$B$1]*[.OG3]" office:value-type="float" office:value="18.686891355134" calcext:value-type="float">
            <text:p>18.6868913551</text:p>
          </table:table-cell>
          <table:table-cell table:formula="of:=[.OH3]-[.$B$1]*[.OH3]" office:value-type="float" office:value="18.5000224415826" calcext:value-type="float">
            <text:p>18.5000224416</text:p>
          </table:table-cell>
          <table:table-cell table:formula="of:=[.OI3]-[.$B$1]*[.OI3]" office:value-type="float" office:value="18.3150222171668" calcext:value-type="float">
            <text:p>18.3150222172</text:p>
          </table:table-cell>
          <table:table-cell table:formula="of:=[.OJ3]-[.$B$1]*[.OJ3]" office:value-type="float" office:value="18.1318719949951" calcext:value-type="float">
            <text:p>18.131871995</text:p>
          </table:table-cell>
          <table:table-cell table:formula="of:=[.OK3]-[.$B$1]*[.OK3]" office:value-type="float" office:value="17.9505532750452" calcext:value-type="float">
            <text:p>17.950553275</text:p>
          </table:table-cell>
          <table:table-cell table:formula="of:=[.OL3]-[.$B$1]*[.OL3]" office:value-type="float" office:value="17.7710477422947" calcext:value-type="float">
            <text:p>17.7710477423</text:p>
          </table:table-cell>
          <table:table-cell table:formula="of:=[.OM3]-[.$B$1]*[.OM3]" office:value-type="float" office:value="17.5933372648718" calcext:value-type="float">
            <text:p>17.5933372649</text:p>
          </table:table-cell>
          <table:table-cell table:formula="of:=[.ON3]-[.$B$1]*[.ON3]" office:value-type="float" office:value="17.4174038922231" calcext:value-type="float">
            <text:p>17.4174038922</text:p>
          </table:table-cell>
          <table:table-cell table:formula="of:=[.OO3]-[.$B$1]*[.OO3]" office:value-type="float" office:value="17.2432298533008" calcext:value-type="float">
            <text:p>17.2432298533</text:p>
          </table:table-cell>
          <table:table-cell table:formula="of:=[.OP3]-[.$B$1]*[.OP3]" office:value-type="float" office:value="17.0707975547678" calcext:value-type="float">
            <text:p>17.0707975548</text:p>
          </table:table-cell>
          <table:table-cell table:formula="of:=[.OQ3]-[.$B$1]*[.OQ3]" office:value-type="float" office:value="16.9000895792202" calcext:value-type="float">
            <text:p>16.9000895792</text:p>
          </table:table-cell>
          <table:table-cell table:formula="of:=[.OR3]-[.$B$1]*[.OR3]" office:value-type="float" office:value="16.731088683428" calcext:value-type="float">
            <text:p>16.7310886834</text:p>
          </table:table-cell>
          <table:table-cell table:formula="of:=[.OS3]-[.$B$1]*[.OS3]" office:value-type="float" office:value="16.5637777965937" calcext:value-type="float">
            <text:p>16.5637777966</text:p>
          </table:table-cell>
          <table:table-cell table:formula="of:=[.OT3]-[.$B$1]*[.OT3]" office:value-type="float" office:value="16.3981400186277" calcext:value-type="float">
            <text:p>16.3981400186</text:p>
          </table:table-cell>
          <table:table-cell table:formula="of:=[.OU3]-[.$B$1]*[.OU3]" office:value-type="float" office:value="16.2341586184415" calcext:value-type="float">
            <text:p>16.2341586184</text:p>
          </table:table-cell>
          <table:table-cell table:formula="of:=[.OV3]-[.$B$1]*[.OV3]" office:value-type="float" office:value="16.071817032257" calcext:value-type="float">
            <text:p>16.0718170323</text:p>
          </table:table-cell>
          <table:table-cell table:formula="of:=[.OW3]-[.$B$1]*[.OW3]" office:value-type="float" office:value="15.9110988619345" calcext:value-type="float">
            <text:p>15.9110988619</text:p>
          </table:table-cell>
          <table:table-cell table:formula="of:=[.OX3]-[.$B$1]*[.OX3]" office:value-type="float" office:value="15.7519878733151" calcext:value-type="float">
            <text:p>15.7519878733</text:p>
          </table:table-cell>
          <table:table-cell table:formula="of:=[.OY3]-[.$B$1]*[.OY3]" office:value-type="float" office:value="15.594467994582" calcext:value-type="float">
            <text:p>15.5944679946</text:p>
          </table:table-cell>
          <table:table-cell table:formula="of:=[.OZ3]-[.$B$1]*[.OZ3]" office:value-type="float" office:value="15.4385233146362" calcext:value-type="float">
            <text:p>15.4385233146</text:p>
          </table:table-cell>
          <table:table-cell table:formula="of:=[.PA3]-[.$B$1]*[.PA3]" office:value-type="float" office:value="15.2841380814898" calcext:value-type="float">
            <text:p>15.2841380815</text:p>
          </table:table-cell>
          <table:table-cell table:formula="of:=[.PB3]-[.$B$1]*[.PB3]" office:value-type="float" office:value="15.1312967006749" calcext:value-type="float">
            <text:p>15.1312967007</text:p>
          </table:table-cell>
          <table:table-cell table:formula="of:=[.PC3]-[.$B$1]*[.PC3]" office:value-type="float" office:value="14.9799837336682" calcext:value-type="float">
            <text:p>14.9799837337</text:p>
          </table:table-cell>
          <table:table-cell table:formula="of:=[.PD3]-[.$B$1]*[.PD3]" office:value-type="float" office:value="14.8301838963315" calcext:value-type="float">
            <text:p>14.8301838963</text:p>
          </table:table-cell>
          <table:table-cell table:formula="of:=[.PE3]-[.$B$1]*[.PE3]" office:value-type="float" office:value="14.6818820573682" calcext:value-type="float">
            <text:p>14.6818820574</text:p>
          </table:table-cell>
          <table:table-cell table:formula="of:=[.PF3]-[.$B$1]*[.PF3]" office:value-type="float" office:value="14.5350632367945" calcext:value-type="float">
            <text:p>14.5350632368</text:p>
          </table:table-cell>
          <table:table-cell table:formula="of:=[.PG3]-[.$B$1]*[.PG3]" office:value-type="float" office:value="14.3897126044265" calcext:value-type="float">
            <text:p>14.3897126044</text:p>
          </table:table-cell>
          <table:table-cell table:formula="of:=[.PH3]-[.$B$1]*[.PH3]" office:value-type="float" office:value="14.2458154783823" calcext:value-type="float">
            <text:p>14.2458154784</text:p>
          </table:table-cell>
          <table:table-cell table:formula="of:=[.PI3]-[.$B$1]*[.PI3]" office:value-type="float" office:value="14.1033573235984" calcext:value-type="float">
            <text:p>14.1033573236</text:p>
          </table:table-cell>
          <table:table-cell table:formula="of:=[.PJ3]-[.$B$1]*[.PJ3]" office:value-type="float" office:value="13.9623237503625" calcext:value-type="float">
            <text:p>13.9623237504</text:p>
          </table:table-cell>
          <table:table-cell table:formula="of:=[.PK3]-[.$B$1]*[.PK3]" office:value-type="float" office:value="13.8227005128588" calcext:value-type="float">
            <text:p>13.8227005129</text:p>
          </table:table-cell>
          <table:table-cell table:formula="of:=[.PL3]-[.$B$1]*[.PL3]" office:value-type="float" office:value="13.6844735077302" calcext:value-type="float">
            <text:p>13.6844735077</text:p>
          </table:table-cell>
          <table:table-cell table:formula="of:=[.PM3]-[.$B$1]*[.PM3]" office:value-type="float" office:value="13.5476287726529" calcext:value-type="float">
            <text:p>13.5476287727</text:p>
          </table:table-cell>
          <table:table-cell table:formula="of:=[.PN3]-[.$B$1]*[.PN3]" office:value-type="float" office:value="13.4121524849264" calcext:value-type="float">
            <text:p>13.4121524849</text:p>
          </table:table-cell>
          <table:table-cell table:formula="of:=[.PO3]-[.$B$1]*[.PO3]" office:value-type="float" office:value="13.2780309600771" calcext:value-type="float">
            <text:p>13.2780309601</text:p>
          </table:table-cell>
          <table:table-cell table:formula="of:=[.PP3]-[.$B$1]*[.PP3]" office:value-type="float" office:value="13.1452506504764" calcext:value-type="float">
            <text:p>13.1452506505</text:p>
          </table:table-cell>
          <table:table-cell table:formula="of:=[.PQ3]-[.$B$1]*[.PQ3]" office:value-type="float" office:value="13.0137981439716" calcext:value-type="float">
            <text:p>13.013798144</text:p>
          </table:table-cell>
          <table:table-cell table:formula="of:=[.PR3]-[.$B$1]*[.PR3]" office:value-type="float" office:value="12.8836601625319" calcext:value-type="float">
            <text:p>12.8836601625</text:p>
          </table:table-cell>
          <table:table-cell table:formula="of:=[.PS3]-[.$B$1]*[.PS3]" office:value-type="float" office:value="12.7548235609066" calcext:value-type="float">
            <text:p>12.7548235609</text:p>
          </table:table-cell>
          <table:table-cell table:formula="of:=[.PT3]-[.$B$1]*[.PT3]" office:value-type="float" office:value="12.6272753252975" calcext:value-type="float">
            <text:p>12.6272753253</text:p>
          </table:table-cell>
          <table:table-cell table:formula="of:=[.PU3]-[.$B$1]*[.PU3]" office:value-type="float" office:value="12.5010025720445" calcext:value-type="float">
            <text:p>12.501002572</text:p>
          </table:table-cell>
          <table:table-cell table:formula="of:=[.PV3]-[.$B$1]*[.PV3]" office:value-type="float" office:value="12.3759925463241" calcext:value-type="float">
            <text:p>12.3759925463</text:p>
          </table:table-cell>
          <table:table-cell table:formula="of:=[.PW3]-[.$B$1]*[.PW3]" office:value-type="float" office:value="12.2522326208608" calcext:value-type="float">
            <text:p>12.2522326209</text:p>
          </table:table-cell>
          <table:table-cell table:formula="of:=[.PX3]-[.$B$1]*[.PX3]" office:value-type="float" office:value="12.1297102946522" calcext:value-type="float">
            <text:p>12.1297102947</text:p>
          </table:table-cell>
          <table:table-cell table:formula="of:=[.PY3]-[.$B$1]*[.PY3]" office:value-type="float" office:value="12.0084131917057" calcext:value-type="float">
            <text:p>12.0084131917</text:p>
          </table:table-cell>
          <table:table-cell table:formula="of:=[.PZ3]-[.$B$1]*[.PZ3]" office:value-type="float" office:value="11.8883290597887" calcext:value-type="float">
            <text:p>11.8883290598</text:p>
          </table:table-cell>
          <table:table-cell table:formula="of:=[.QA3]-[.$B$1]*[.QA3]" office:value-type="float" office:value="11.7694457691908" calcext:value-type="float">
            <text:p>11.7694457692</text:p>
          </table:table-cell>
          <table:table-cell table:formula="of:=[.QB3]-[.$B$1]*[.QB3]" office:value-type="float" office:value="11.6517513114989" calcext:value-type="float">
            <text:p>11.6517513115</text:p>
          </table:table-cell>
          <table:table-cell table:formula="of:=[.QC3]-[.$B$1]*[.QC3]" office:value-type="float" office:value="11.5352337983839" calcext:value-type="float">
            <text:p>11.5352337984</text:p>
          </table:table-cell>
          <table:table-cell table:formula="of:=[.QD3]-[.$B$1]*[.QD3]" office:value-type="float" office:value="11.4198814604" calcext:value-type="float">
            <text:p>11.4198814604</text:p>
          </table:table-cell>
          <table:table-cell table:formula="of:=[.QE3]-[.$B$1]*[.QE3]" office:value-type="float" office:value="11.305682645796" calcext:value-type="float">
            <text:p>11.3056826458</text:p>
          </table:table-cell>
          <table:table-cell table:formula="of:=[.QF3]-[.$B$1]*[.QF3]" office:value-type="float" office:value="11.1926258193381" calcext:value-type="float">
            <text:p>11.1926258193</text:p>
          </table:table-cell>
          <table:table-cell table:formula="of:=[.QG3]-[.$B$1]*[.QG3]" office:value-type="float" office:value="11.0806995611447" calcext:value-type="float">
            <text:p>11.0806995611</text:p>
          </table:table-cell>
          <table:table-cell table:formula="of:=[.QH3]-[.$B$1]*[.QH3]" office:value-type="float" office:value="10.9698925655333" calcext:value-type="float">
            <text:p>10.9698925655</text:p>
          </table:table-cell>
          <table:table-cell table:formula="of:=[.QI3]-[.$B$1]*[.QI3]" office:value-type="float" office:value="10.8601936398779" calcext:value-type="float">
            <text:p>10.8601936399</text:p>
          </table:table-cell>
          <table:table-cell table:formula="of:=[.QJ3]-[.$B$1]*[.QJ3]" office:value-type="float" office:value="10.7515917034791" calcext:value-type="float">
            <text:p>10.7515917035</text:p>
          </table:table-cell>
          <table:table-cell table:formula="of:=[.QK3]-[.$B$1]*[.QK3]" office:value-type="float" office:value="10.6440757864444" calcext:value-type="float">
            <text:p>10.6440757864</text:p>
          </table:table-cell>
          <table:table-cell table:formula="of:=[.QL3]-[.$B$1]*[.QL3]" office:value-type="float" office:value="10.5376350285799" calcext:value-type="float">
            <text:p>10.5376350286</text:p>
          </table:table-cell>
          <table:table-cell table:formula="of:=[.QM3]-[.$B$1]*[.QM3]" office:value-type="float" office:value="10.4322586782941" calcext:value-type="float">
            <text:p>10.4322586783</text:p>
          </table:table-cell>
          <table:table-cell table:formula="of:=[.QN3]-[.$B$1]*[.QN3]" office:value-type="float" office:value="10.3279360915112" calcext:value-type="float">
            <text:p>10.3279360915</text:p>
          </table:table-cell>
          <table:table-cell table:formula="of:=[.QO3]-[.$B$1]*[.QO3]" office:value-type="float" office:value="10.2246567305961" calcext:value-type="float">
            <text:p>10.2246567306</text:p>
          </table:table-cell>
          <table:table-cell table:formula="of:=[.QP3]-[.$B$1]*[.QP3]" office:value-type="float" office:value="10.1224101632901" calcext:value-type="float">
            <text:p>10.1224101633</text:p>
          </table:table-cell>
          <table:table-cell table:formula="of:=[.QQ3]-[.$B$1]*[.QQ3]" office:value-type="float" office:value="10.0211860616572" calcext:value-type="float">
            <text:p>10.0211860617</text:p>
          </table:table-cell>
          <table:table-cell table:formula="of:=[.QR3]-[.$B$1]*[.QR3]" office:value-type="float" office:value="9.92097420104062" calcext:value-type="float">
            <text:p>9.920974201</text:p>
          </table:table-cell>
          <table:table-cell table:formula="of:=[.QS3]-[.$B$1]*[.QS3]" office:value-type="float" office:value="9.82176445903021" calcext:value-type="float">
            <text:p>9.821764459</text:p>
          </table:table-cell>
          <table:table-cell table:formula="of:=[.QT3]-[.$B$1]*[.QT3]" office:value-type="float" office:value="9.72354681443991" calcext:value-type="float">
            <text:p>9.7235468144</text:p>
          </table:table-cell>
          <table:table-cell table:formula="of:=[.QU3]-[.$B$1]*[.QU3]" office:value-type="float" office:value="9.62631134629551" calcext:value-type="float">
            <text:p>9.6263113463</text:p>
          </table:table-cell>
          <table:table-cell table:formula="of:=[.QV3]-[.$B$1]*[.QV3]" office:value-type="float" office:value="9.53004823283256" calcext:value-type="float">
            <text:p>9.5300482328</text:p>
          </table:table-cell>
          <table:table-cell table:formula="of:=[.QW3]-[.$B$1]*[.QW3]" office:value-type="float" office:value="9.43474775050423" calcext:value-type="float">
            <text:p>9.4347477505</text:p>
          </table:table-cell>
          <table:table-cell table:formula="of:=[.QX3]-[.$B$1]*[.QX3]" office:value-type="float" office:value="9.34040027299919" calcext:value-type="float">
            <text:p>9.340400273</text:p>
          </table:table-cell>
          <table:table-cell table:formula="of:=[.QY3]-[.$B$1]*[.QY3]" office:value-type="float" office:value="9.2469962702692" calcext:value-type="float">
            <text:p>9.2469962703</text:p>
          </table:table-cell>
          <table:table-cell table:formula="of:=[.QZ3]-[.$B$1]*[.QZ3]" office:value-type="float" office:value="9.1545263075665" calcext:value-type="float">
            <text:p>9.1545263076</text:p>
          </table:table-cell>
          <table:table-cell table:formula="of:=[.RA3]-[.$B$1]*[.RA3]" office:value-type="float" office:value="9.06298104449084" calcext:value-type="float">
            <text:p>9.0629810445</text:p>
          </table:table-cell>
          <table:table-cell table:formula="of:=[.RB3]-[.$B$1]*[.RB3]" office:value-type="float" office:value="8.97235123404593" calcext:value-type="float">
            <text:p>8.972351234</text:p>
          </table:table-cell>
          <table:table-cell table:formula="of:=[.RC3]-[.$B$1]*[.RC3]" office:value-type="float" office:value="8.88262772170547" calcext:value-type="float">
            <text:p>8.8826277217</text:p>
          </table:table-cell>
          <table:table-cell table:formula="of:=[.RD3]-[.$B$1]*[.RD3]" office:value-type="float" office:value="8.79380144448842" calcext:value-type="float">
            <text:p>8.7938014445</text:p>
          </table:table-cell>
          <table:table-cell table:formula="of:=[.RE3]-[.$B$1]*[.RE3]" office:value-type="float" office:value="8.70586343004353" calcext:value-type="float">
            <text:p>8.70586343</text:p>
          </table:table-cell>
          <table:table-cell table:formula="of:=[.RF3]-[.$B$1]*[.RF3]" office:value-type="float" office:value="8.6188047957431" calcext:value-type="float">
            <text:p>8.6188047957</text:p>
          </table:table-cell>
          <table:table-cell table:formula="of:=[.RG3]-[.$B$1]*[.RG3]" office:value-type="float" office:value="8.53261674778567" calcext:value-type="float">
            <text:p>8.5326167478</text:p>
          </table:table-cell>
          <table:table-cell table:formula="of:=[.RH3]-[.$B$1]*[.RH3]" office:value-type="float" office:value="8.44729058030781" calcext:value-type="float">
            <text:p>8.4472905803</text:p>
          </table:table-cell>
          <table:table-cell table:formula="of:=[.RI3]-[.$B$1]*[.RI3]" office:value-type="float" office:value="8.36281767450473" calcext:value-type="float">
            <text:p>8.3628176745</text:p>
          </table:table-cell>
          <table:table-cell table:formula="of:=[.RJ3]-[.$B$1]*[.RJ3]" office:value-type="float" office:value="8.27918949775968" calcext:value-type="float">
            <text:p>8.2791894978</text:p>
          </table:table-cell>
          <table:table-cell table:formula="of:=[.RK3]-[.$B$1]*[.RK3]" office:value-type="float" office:value="8.19639760278209" calcext:value-type="float">
            <text:p>8.1963976028</text:p>
          </table:table-cell>
          <table:table-cell table:formula="of:=[.RL3]-[.$B$1]*[.RL3]" office:value-type="float" office:value="8.11443362675427" calcext:value-type="float">
            <text:p>8.1144336268</text:p>
          </table:table-cell>
          <table:table-cell table:formula="of:=[.RM3]-[.$B$1]*[.RM3]" office:value-type="float" office:value="8.03328929048672" calcext:value-type="float">
            <text:p>8.0332892905</text:p>
          </table:table-cell>
          <table:table-cell table:formula="of:=[.RN3]-[.$B$1]*[.RN3]" office:value-type="float" office:value="7.95295639758186" calcext:value-type="float">
            <text:p>7.9529563976</text:p>
          </table:table-cell>
          <table:table-cell table:formula="of:=[.RO3]-[.$B$1]*[.RO3]" office:value-type="float" office:value="7.87342683360604" calcext:value-type="float">
            <text:p>7.8734268336</text:p>
          </table:table-cell>
          <table:table-cell table:formula="of:=[.RP3]-[.$B$1]*[.RP3]" office:value-type="float" office:value="7.79469256526998" calcext:value-type="float">
            <text:p>7.7946925653</text:p>
          </table:table-cell>
          <table:table-cell table:formula="of:=[.RQ3]-[.$B$1]*[.RQ3]" office:value-type="float" office:value="7.71674563961728" calcext:value-type="float">
            <text:p>7.7167456396</text:p>
          </table:table-cell>
          <table:table-cell table:formula="of:=[.RR3]-[.$B$1]*[.RR3]" office:value-type="float" office:value="7.6395781832211" calcext:value-type="float">
            <text:p>7.6395781832</text:p>
          </table:table-cell>
          <table:table-cell table:formula="of:=[.RS3]-[.$B$1]*[.RS3]" office:value-type="float" office:value="7.56318240138889" calcext:value-type="float">
            <text:p>7.5631824014</text:p>
          </table:table-cell>
          <table:table-cell table:formula="of:=[.RT3]-[.$B$1]*[.RT3]" office:value-type="float" office:value="7.487550577375" calcext:value-type="float">
            <text:p>7.4875505774</text:p>
          </table:table-cell>
          <table:table-cell table:formula="of:=[.RU3]-[.$B$1]*[.RU3]" office:value-type="float" office:value="7.41267507160125" calcext:value-type="float">
            <text:p>7.4126750716</text:p>
          </table:table-cell>
          <table:table-cell table:formula="of:=[.RV3]-[.$B$1]*[.RV3]" office:value-type="float" office:value="7.33854832088524" calcext:value-type="float">
            <text:p>7.3385483209</text:p>
          </table:table-cell>
          <table:table-cell table:formula="of:=[.RW3]-[.$B$1]*[.RW3]" office:value-type="float" office:value="7.26516283767639" calcext:value-type="float">
            <text:p>7.2651628377</text:p>
          </table:table-cell>
          <table:table-cell table:formula="of:=[.RX3]-[.$B$1]*[.RX3]" office:value-type="float" office:value="7.19251120929963" calcext:value-type="float">
            <text:p>7.1925112093</text:p>
          </table:table-cell>
          <table:table-cell table:formula="of:=[.RY3]-[.$B$1]*[.RY3]" office:value-type="float" office:value="7.12058609720663" calcext:value-type="float">
            <text:p>7.1205860972</text:p>
          </table:table-cell>
          <table:table-cell table:formula="of:=[.RZ3]-[.$B$1]*[.RZ3]" office:value-type="float" office:value="7.04938023623456" calcext:value-type="float">
            <text:p>7.0493802362</text:p>
          </table:table-cell>
          <table:table-cell table:formula="of:=[.SA3]-[.$B$1]*[.SA3]" office:value-type="float" office:value="6.97888643387222" calcext:value-type="float">
            <text:p>6.9788864339</text:p>
          </table:table-cell>
          <table:table-cell table:formula="of:=[.SB3]-[.$B$1]*[.SB3]" office:value-type="float" office:value="6.9090975695335" calcext:value-type="float">
            <text:p>6.9090975695</text:p>
          </table:table-cell>
          <table:table-cell table:formula="of:=[.SC3]-[.$B$1]*[.SC3]" office:value-type="float" office:value="6.84000659383816" calcext:value-type="float">
            <text:p>6.8400065938</text:p>
          </table:table-cell>
          <table:table-cell table:formula="of:=[.SD3]-[.$B$1]*[.SD3]" office:value-type="float" office:value="6.77160652789978" calcext:value-type="float">
            <text:p>6.7716065279</text:p>
          </table:table-cell>
          <table:table-cell table:formula="of:=[.SE3]-[.$B$1]*[.SE3]" office:value-type="float" office:value="6.70389046262078" calcext:value-type="float">
            <text:p>6.7038904626</text:p>
          </table:table-cell>
          <table:table-cell table:formula="of:=[.SF3]-[.$B$1]*[.SF3]" office:value-type="float" office:value="6.63685155799457" calcext:value-type="float">
            <text:p>6.636851558</text:p>
          </table:table-cell>
          <table:table-cell table:formula="of:=[.SG3]-[.$B$1]*[.SG3]" office:value-type="float" office:value="6.57048304241463" calcext:value-type="float">
            <text:p>6.5704830424</text:p>
          </table:table-cell>
          <table:table-cell table:formula="of:=[.SH3]-[.$B$1]*[.SH3]" office:value-type="float" office:value="6.50477821199048" calcext:value-type="float">
            <text:p>6.504778212</text:p>
          </table:table-cell>
          <table:table-cell table:formula="of:=[.SI3]-[.$B$1]*[.SI3]" office:value-type="float" office:value="6.43973042987058" calcext:value-type="float">
            <text:p>6.4397304299</text:p>
          </table:table-cell>
          <table:table-cell table:formula="of:=[.SJ3]-[.$B$1]*[.SJ3]" office:value-type="float" office:value="6.37533312557187" calcext:value-type="float">
            <text:p>6.3753331256</text:p>
          </table:table-cell>
          <table:table-cell table:formula="of:=[.SK3]-[.$B$1]*[.SK3]" office:value-type="float" office:value="6.31157979431615" calcext:value-type="float">
            <text:p>6.3115797943</text:p>
          </table:table-cell>
          <table:table-cell table:formula="of:=[.SL3]-[.$B$1]*[.SL3]" office:value-type="float" office:value="6.24846399637299" calcext:value-type="float">
            <text:p>6.2484639964</text:p>
          </table:table-cell>
          <table:table-cell table:formula="of:=[.SM3]-[.$B$1]*[.SM3]" office:value-type="float" office:value="6.18597935640926" calcext:value-type="float">
            <text:p>6.1859793564</text:p>
          </table:table-cell>
          <table:table-cell table:formula="of:=[.SN3]-[.$B$1]*[.SN3]" office:value-type="float" office:value="6.12411956284517" calcext:value-type="float">
            <text:p>6.1241195628</text:p>
          </table:table-cell>
          <table:table-cell table:formula="of:=[.SO3]-[.$B$1]*[.SO3]" office:value-type="float" office:value="6.06287836721672" calcext:value-type="float">
            <text:p>6.0628783672</text:p>
          </table:table-cell>
          <table:table-cell table:formula="of:=[.SP3]-[.$B$1]*[.SP3]" office:value-type="float" office:value="6.00224958354455" calcext:value-type="float">
            <text:p>6.0022495835</text:p>
          </table:table-cell>
          <table:table-cell table:formula="of:=[.SQ3]-[.$B$1]*[.SQ3]" office:value-type="float" office:value="5.9422270877091" calcext:value-type="float">
            <text:p>5.9422270877</text:p>
          </table:table-cell>
          <table:table-cell table:formula="of:=[.SR3]-[.$B$1]*[.SR3]" office:value-type="float" office:value="5.88280481683201" calcext:value-type="float">
            <text:p>5.8828048168</text:p>
          </table:table-cell>
          <table:table-cell table:formula="of:=[.SS3]-[.$B$1]*[.SS3]" office:value-type="float" office:value="5.82397676866369" calcext:value-type="float">
            <text:p>5.8239767687</text:p>
          </table:table-cell>
          <table:table-cell table:formula="of:=[.ST3]-[.$B$1]*[.ST3]" office:value-type="float" office:value="5.76573700097705" calcext:value-type="float">
            <text:p>5.765737001</text:p>
          </table:table-cell>
          <table:table-cell table:formula="of:=[.SU3]-[.$B$1]*[.SU3]" office:value-type="float" office:value="5.70807963096728" calcext:value-type="float">
            <text:p>5.708079631</text:p>
          </table:table-cell>
          <table:table-cell table:formula="of:=[.SV3]-[.$B$1]*[.SV3]" office:value-type="float" office:value="5.65099883465761" calcext:value-type="float">
            <text:p>5.6509988347</text:p>
          </table:table-cell>
          <table:table-cell table:formula="of:=[.SW3]-[.$B$1]*[.SW3]" office:value-type="float" office:value="5.59448884631104" calcext:value-type="float">
            <text:p>5.5944888463</text:p>
          </table:table-cell>
          <table:table-cell table:formula="of:=[.SX3]-[.$B$1]*[.SX3]" office:value-type="float" office:value="5.53854395784792" calcext:value-type="float">
            <text:p>5.5385439578</text:p>
          </table:table-cell>
          <table:table-cell table:formula="of:=[.SY3]-[.$B$1]*[.SY3]" office:value-type="float" office:value="5.48315851826944" calcext:value-type="float">
            <text:p>5.4831585183</text:p>
          </table:table-cell>
          <table:table-cell table:formula="of:=[.SZ3]-[.$B$1]*[.SZ3]" office:value-type="float" office:value="5.42832693308675" calcext:value-type="float">
            <text:p>5.4283269331</text:p>
          </table:table-cell>
          <table:table-cell table:formula="of:=[.TA3]-[.$B$1]*[.TA3]" office:value-type="float" office:value="5.37404366375588" calcext:value-type="float">
            <text:p>5.3740436638</text:p>
          </table:table-cell>
          <table:table-cell table:formula="of:=[.TB3]-[.$B$1]*[.TB3]" office:value-type="float" office:value="5.32030322711832" calcext:value-type="float">
            <text:p>5.3203032271</text:p>
          </table:table-cell>
          <table:table-cell table:formula="of:=[.TC3]-[.$B$1]*[.TC3]" office:value-type="float" office:value="5.26710019484714" calcext:value-type="float">
            <text:p>5.2671001948</text:p>
          </table:table-cell>
          <table:table-cell table:formula="of:=[.TD3]-[.$B$1]*[.TD3]" office:value-type="float" office:value="5.21442919289867" calcext:value-type="float">
            <text:p>5.2144291929</text:p>
          </table:table-cell>
          <table:table-cell table:formula="of:=[.TE3]-[.$B$1]*[.TE3]" office:value-type="float" office:value="5.16228490096968" calcext:value-type="float">
            <text:p>5.162284901</text:p>
          </table:table-cell>
          <table:table-cell table:formula="of:=[.TF3]-[.$B$1]*[.TF3]" office:value-type="float" office:value="5.11066205195999" calcext:value-type="float">
            <text:p>5.110662052</text:p>
          </table:table-cell>
          <table:table-cell table:formula="of:=[.TG3]-[.$B$1]*[.TG3]" office:value-type="float" office:value="5.05955543144039" calcext:value-type="float">
            <text:p>5.0595554314</text:p>
          </table:table-cell>
          <table:table-cell table:formula="of:=[.TH3]-[.$B$1]*[.TH3]" office:value-type="float" office:value="5.00895987712598" calcext:value-type="float">
            <text:p>5.0089598771</text:p>
          </table:table-cell>
          <table:table-cell table:formula="of:=[.TI3]-[.$B$1]*[.TI3]" office:value-type="float" office:value="4.95887027835472" calcext:value-type="float">
            <text:p>4.9588702784</text:p>
          </table:table-cell>
          <table:table-cell table:formula="of:=[.TJ3]-[.$B$1]*[.TJ3]" office:value-type="float" office:value="4.90928157557118" calcext:value-type="float">
            <text:p>4.9092815756</text:p>
          </table:table-cell>
          <table:table-cell table:formula="of:=[.TK3]-[.$B$1]*[.TK3]" office:value-type="float" office:value="4.86018875981546" calcext:value-type="float">
            <text:p>4.8601887598</text:p>
          </table:table-cell>
          <table:table-cell table:formula="of:=[.TL3]-[.$B$1]*[.TL3]" office:value-type="float" office:value="4.81158687221731" calcext:value-type="float">
            <text:p>4.8115868722</text:p>
          </table:table-cell>
          <table:table-cell table:formula="of:=[.TM3]-[.$B$1]*[.TM3]" office:value-type="float" office:value="4.76347100349514" calcext:value-type="float">
            <text:p>4.7634710035</text:p>
          </table:table-cell>
          <table:table-cell table:formula="of:=[.TN3]-[.$B$1]*[.TN3]" office:value-type="float" office:value="4.71583629346018" calcext:value-type="float">
            <text:p>4.7158362935</text:p>
          </table:table-cell>
          <table:table-cell table:formula="of:=[.TO3]-[.$B$1]*[.TO3]" office:value-type="float" office:value="4.66867793052558" calcext:value-type="float">
            <text:p>4.6686779305</text:p>
          </table:table-cell>
          <table:table-cell table:formula="of:=[.TP3]-[.$B$1]*[.TP3]" office:value-type="float" office:value="4.62199115122033" calcext:value-type="float">
            <text:p>4.6219911512</text:p>
          </table:table-cell>
          <table:table-cell table:formula="of:=[.TQ3]-[.$B$1]*[.TQ3]" office:value-type="float" office:value="4.57577123970812" calcext:value-type="float">
            <text:p>4.5757712397</text:p>
          </table:table-cell>
          <table:table-cell table:formula="of:=[.TR3]-[.$B$1]*[.TR3]" office:value-type="float" office:value="4.53001352731104" calcext:value-type="float">
            <text:p>4.5300135273</text:p>
          </table:table-cell>
          <table:table-cell table:formula="of:=[.TS3]-[.$B$1]*[.TS3]" office:value-type="float" office:value="4.48471339203793" calcext:value-type="float">
            <text:p>4.484713392</text:p>
          </table:table-cell>
          <table:table-cell table:formula="of:=[.TT3]-[.$B$1]*[.TT3]" office:value-type="float" office:value="4.43986625811755" calcext:value-type="float">
            <text:p>4.4398662581</text:p>
          </table:table-cell>
          <table:table-cell table:formula="of:=[.TU3]-[.$B$1]*[.TU3]" office:value-type="float" office:value="4.39546759553638" calcext:value-type="float">
            <text:p>4.3954675955</text:p>
          </table:table-cell>
          <table:table-cell table:formula="of:=[.TV3]-[.$B$1]*[.TV3]" office:value-type="float" office:value="4.35151291958101" calcext:value-type="float">
            <text:p>4.3515129196</text:p>
          </table:table-cell>
          <table:table-cell table:formula="of:=[.TW3]-[.$B$1]*[.TW3]" office:value-type="float" office:value="4.3079977903852" calcext:value-type="float">
            <text:p>4.3079977904</text:p>
          </table:table-cell>
          <table:table-cell table:formula="of:=[.TX3]-[.$B$1]*[.TX3]" office:value-type="float" office:value="4.26491781248135" calcext:value-type="float">
            <text:p>4.2649178125</text:p>
          </table:table-cell>
          <table:table-cell table:formula="of:=[.TY3]-[.$B$1]*[.TY3]" office:value-type="float" office:value="4.22226863435654" calcext:value-type="float">
            <text:p>4.2222686344</text:p>
          </table:table-cell>
          <table:table-cell table:formula="of:=[.TZ3]-[.$B$1]*[.TZ3]" office:value-type="float" office:value="4.18004594801297" calcext:value-type="float">
            <text:p>4.180045948</text:p>
          </table:table-cell>
          <table:table-cell table:formula="of:=[.UA3]-[.$B$1]*[.UA3]" office:value-type="float" office:value="4.13824548853284" calcext:value-type="float">
            <text:p>4.1382454885</text:p>
          </table:table-cell>
          <table:table-cell table:formula="of:=[.UB3]-[.$B$1]*[.UB3]" office:value-type="float" office:value="4.09686303364751" calcext:value-type="float">
            <text:p>4.0968630336</text:p>
          </table:table-cell>
          <table:table-cell table:formula="of:=[.UC3]-[.$B$1]*[.UC3]" office:value-type="float" office:value="4.05589440331104" calcext:value-type="float">
            <text:p>4.0558944033</text:p>
          </table:table-cell>
          <table:table-cell table:formula="of:=[.UD3]-[.$B$1]*[.UD3]" office:value-type="float" office:value="4.01533545927793" calcext:value-type="float">
            <text:p>4.0153354593</text:p>
          </table:table-cell>
          <table:table-cell table:formula="of:=[.UE3]-[.$B$1]*[.UE3]" office:value-type="float" office:value="3.97518210468515" calcext:value-type="float">
            <text:p>3.9751821047</text:p>
          </table:table-cell>
          <table:table-cell table:formula="of:=[.UF3]-[.$B$1]*[.UF3]" office:value-type="float" office:value="3.9354302836383" calcext:value-type="float">
            <text:p>3.9354302836</text:p>
          </table:table-cell>
          <table:table-cell table:formula="of:=[.UG3]-[.$B$1]*[.UG3]" office:value-type="float" office:value="3.89607598080191" calcext:value-type="float">
            <text:p>3.8960759808</text:p>
          </table:table-cell>
          <table:table-cell table:formula="of:=[.UH3]-[.$B$1]*[.UH3]" office:value-type="float" office:value="3.8571152209939" calcext:value-type="float">
            <text:p>3.857115221</text:p>
          </table:table-cell>
          <table:table-cell table:formula="of:=[.UI3]-[.$B$1]*[.UI3]" office:value-type="float" office:value="3.81854406878396" calcext:value-type="float">
            <text:p>3.8185440688</text:p>
          </table:table-cell>
          <table:table-cell table:formula="of:=[.UJ3]-[.$B$1]*[.UJ3]" office:value-type="float" office:value="3.78035862809612" calcext:value-type="float">
            <text:p>3.7803586281</text:p>
          </table:table-cell>
          <table:table-cell table:formula="of:=[.UK3]-[.$B$1]*[.UK3]" office:value-type="float" office:value="3.74255504181516" calcext:value-type="float">
            <text:p>3.7425550418</text:p>
          </table:table-cell>
          <table:table-cell table:formula="of:=[.UL3]-[.$B$1]*[.UL3]" office:value-type="float" office:value="3.705129491397" calcext:value-type="float">
            <text:p>3.7051294914</text:p>
          </table:table-cell>
          <table:table-cell table:formula="of:=[.UM3]-[.$B$1]*[.UM3]" office:value-type="float" office:value="3.66807819648303" calcext:value-type="float">
            <text:p>3.6680781965</text:p>
          </table:table-cell>
          <table:table-cell table:formula="of:=[.UN3]-[.$B$1]*[.UN3]" office:value-type="float" office:value="3.6313974145182" calcext:value-type="float">
            <text:p>3.6313974145</text:p>
          </table:table-cell>
          <table:table-cell table:formula="of:=[.UO3]-[.$B$1]*[.UO3]" office:value-type="float" office:value="3.59508344037302" calcext:value-type="float">
            <text:p>3.5950834404</text:p>
          </table:table-cell>
          <table:table-cell table:formula="of:=[.UP3]-[.$B$1]*[.UP3]" office:value-type="float" office:value="3.55913260596929" calcext:value-type="float">
            <text:p>3.559132606</text:p>
          </table:table-cell>
          <table:table-cell table:formula="of:=[.UQ3]-[.$B$1]*[.UQ3]" office:value-type="float" office:value="3.5235412799096" calcext:value-type="float">
            <text:p>3.5235412799</text:p>
          </table:table-cell>
          <table:table-cell table:formula="of:=[.UR3]-[.$B$1]*[.UR3]" office:value-type="float" office:value="3.4883058671105" calcext:value-type="float">
            <text:p>3.4883058671</text:p>
          </table:table-cell>
          <table:table-cell table:formula="of:=[.US3]-[.$B$1]*[.US3]" office:value-type="float" office:value="3.4534228084394" calcext:value-type="float">
            <text:p>3.4534228084</text:p>
          </table:table-cell>
          <table:table-cell table:formula="of:=[.UT3]-[.$B$1]*[.UT3]" office:value-type="float" office:value="3.418888580355" calcext:value-type="float">
            <text:p>3.4188885804</text:p>
          </table:table-cell>
          <table:table-cell table:formula="of:=[.UU3]-[.$B$1]*[.UU3]" office:value-type="float" office:value="3.38469969455145" calcext:value-type="float">
            <text:p>3.3846996946</text:p>
          </table:table-cell>
          <table:table-cell table:formula="of:=[.UV3]-[.$B$1]*[.UV3]" office:value-type="float" office:value="3.35085269760594" calcext:value-type="float">
            <text:p>3.3508526976</text:p>
          </table:table-cell>
          <table:table-cell table:formula="of:=[.UW3]-[.$B$1]*[.UW3]" office:value-type="float" office:value="3.31734417062988" calcext:value-type="float">
            <text:p>3.3173441706</text:p>
          </table:table-cell>
          <table:table-cell table:formula="of:=[.UX3]-[.$B$1]*[.UX3]" office:value-type="float" office:value="3.28417072892358" calcext:value-type="float">
            <text:p>3.2841707289</text:p>
          </table:table-cell>
          <table:table-cell table:formula="of:=[.UY3]-[.$B$1]*[.UY3]" office:value-type="float" office:value="3.25132902163435" calcext:value-type="float">
            <text:p>3.2513290216</text:p>
          </table:table-cell>
          <table:table-cell table:formula="of:=[.UZ3]-[.$B$1]*[.UZ3]" office:value-type="float" office:value="3.218815731418" calcext:value-type="float">
            <text:p>3.2188157314</text:p>
          </table:table-cell>
          <table:table-cell table:formula="of:=[.VA3]-[.$B$1]*[.VA3]" office:value-type="float" office:value="3.18662757410382" calcext:value-type="float">
            <text:p>3.1866275741</text:p>
          </table:table-cell>
          <table:table-cell table:formula="of:=[.VB3]-[.$B$1]*[.VB3]" office:value-type="float" office:value="3.15476129836278" calcext:value-type="float">
            <text:p>3.1547612984</text:p>
          </table:table-cell>
          <table:table-cell table:formula="of:=[.VC3]-[.$B$1]*[.VC3]" office:value-type="float" office:value="3.12321368537916" calcext:value-type="float">
            <text:p>3.1232136854</text:p>
          </table:table-cell>
          <table:table-cell table:formula="of:=[.VD3]-[.$B$1]*[.VD3]" office:value-type="float" office:value="3.09198154852536" calcext:value-type="float">
            <text:p>3.0919815485</text:p>
          </table:table-cell>
          <table:table-cell table:formula="of:=[.VE3]-[.$B$1]*[.VE3]" office:value-type="float" office:value="3.06106173304011" calcext:value-type="float">
            <text:p>3.061061733</text:p>
          </table:table-cell>
          <table:table-cell table:formula="of:=[.VF3]-[.$B$1]*[.VF3]" office:value-type="float" office:value="3.03045111570971" calcext:value-type="float">
            <text:p>3.0304511157</text:p>
          </table:table-cell>
          <table:table-cell table:formula="of:=[.VG3]-[.$B$1]*[.VG3]" office:value-type="float" office:value="3.00014660455261" calcext:value-type="float">
            <text:p>3.0001466046</text:p>
          </table:table-cell>
          <table:table-cell table:formula="of:=[.VH3]-[.$B$1]*[.VH3]" office:value-type="float" office:value="2.97014513850709" calcext:value-type="float">
            <text:p>2.9701451385</text:p>
          </table:table-cell>
          <table:table-cell table:formula="of:=[.VI3]-[.$B$1]*[.VI3]" office:value-type="float" office:value="2.94044368712201" calcext:value-type="float">
            <text:p>2.9404436871</text:p>
          </table:table-cell>
          <table:table-cell table:formula="of:=[.VJ3]-[.$B$1]*[.VJ3]" office:value-type="float" office:value="2.91103925025079" calcext:value-type="float">
            <text:p>2.9110392503</text:p>
          </table:table-cell>
          <table:table-cell table:formula="of:=[.VK3]-[.$B$1]*[.VK3]" office:value-type="float" office:value="2.88192885774829" calcext:value-type="float">
            <text:p>2.8819288577</text:p>
          </table:table-cell>
          <table:table-cell table:formula="of:=[.VL3]-[.$B$1]*[.VL3]" office:value-type="float" office:value="2.8531095691708" calcext:value-type="float">
            <text:p>2.8531095692</text:p>
          </table:table-cell>
          <table:table-cell table:formula="of:=[.VM3]-[.$B$1]*[.VM3]" office:value-type="float" office:value="2.8245784734791" calcext:value-type="float">
            <text:p>2.8245784735</text:p>
          </table:table-cell>
          <table:table-cell table:formula="of:=[.VN3]-[.$B$1]*[.VN3]" office:value-type="float" office:value="2.79633268874431" calcext:value-type="float">
            <text:p>2.7963326887</text:p>
          </table:table-cell>
          <table:table-cell table:formula="of:=[.VO3]-[.$B$1]*[.VO3]" office:value-type="float" office:value="2.76836936185686" calcext:value-type="float">
            <text:p>2.7683693619</text:p>
          </table:table-cell>
          <table:table-cell table:formula="of:=[.VP3]-[.$B$1]*[.VP3]" office:value-type="float" office:value="2.74068566823829" calcext:value-type="float">
            <text:p>2.7406856682</text:p>
          </table:table-cell>
          <table:table-cell table:formula="of:=[.VQ3]-[.$B$1]*[.VQ3]" office:value-type="float" office:value="2.71327881155591" calcext:value-type="float">
            <text:p>2.7132788116</text:p>
          </table:table-cell>
          <table:table-cell table:formula="of:=[.VR3]-[.$B$1]*[.VR3]" office:value-type="float" office:value="2.68614602344035" calcext:value-type="float">
            <text:p>2.6861460234</text:p>
          </table:table-cell>
          <table:table-cell table:formula="of:=[.VS3]-[.$B$1]*[.VS3]" office:value-type="float" office:value="2.65928456320595" calcext:value-type="float">
            <text:p>2.6592845632</text:p>
          </table:table-cell>
          <table:table-cell table:formula="of:=[.VT3]-[.$B$1]*[.VT3]" office:value-type="float" office:value="2.63269171757389" calcext:value-type="float">
            <text:p>2.6326917176</text:p>
          </table:table-cell>
          <table:table-cell table:formula="of:=[.VU3]-[.$B$1]*[.VU3]" office:value-type="float" office:value="2.60636480039815" calcext:value-type="float">
            <text:p>2.6063648004</text:p>
          </table:table-cell>
          <table:table-cell table:formula="of:=[.VV3]-[.$B$1]*[.VV3]" office:value-type="float" office:value="2.58030115239417" calcext:value-type="float">
            <text:p>2.5803011524</text:p>
          </table:table-cell>
          <table:table-cell table:formula="of:=[.VW3]-[.$B$1]*[.VW3]" office:value-type="float" office:value="2.55449814087023" calcext:value-type="float">
            <text:p>2.5544981409</text:p>
          </table:table-cell>
          <table:table-cell table:formula="of:=[.VX3]-[.$B$1]*[.VX3]" office:value-type="float" office:value="2.52895315946152" calcext:value-type="float">
            <text:p>2.5289531595</text:p>
          </table:table-cell>
          <table:table-cell table:formula="of:=[.VY3]-[.$B$1]*[.VY3]" office:value-type="float" office:value="2.50366362786691" calcext:value-type="float">
            <text:p>2.5036636279</text:p>
          </table:table-cell>
          <table:table-cell table:formula="of:=[.VZ3]-[.$B$1]*[.VZ3]" office:value-type="float" office:value="2.47862699158824" calcext:value-type="float">
            <text:p>2.4786269916</text:p>
          </table:table-cell>
          <table:table-cell table:formula="of:=[.WA3]-[.$B$1]*[.WA3]" office:value-type="float" office:value="2.45384072167236" calcext:value-type="float">
            <text:p>2.4538407217</text:p>
          </table:table-cell>
          <table:table-cell table:formula="of:=[.WB3]-[.$B$1]*[.WB3]" office:value-type="float" office:value="2.42930231445563" calcext:value-type="float">
            <text:p>2.4293023145</text:p>
          </table:table-cell>
          <table:table-cell table:formula="of:=[.WC3]-[.$B$1]*[.WC3]" office:value-type="float" office:value="2.40500929131108" calcext:value-type="float">
            <text:p>2.4050092913</text:p>
          </table:table-cell>
          <table:table-cell table:formula="of:=[.WD3]-[.$B$1]*[.WD3]" office:value-type="float" office:value="2.38095919839797" calcext:value-type="float">
            <text:p>2.3809591984</text:p>
          </table:table-cell>
          <table:table-cell table:formula="of:=[.WE3]-[.$B$1]*[.WE3]" office:value-type="float" office:value="2.35714960641399" calcext:value-type="float">
            <text:p>2.3571496064</text:p>
          </table:table-cell>
          <table:table-cell table:formula="of:=[.WF3]-[.$B$1]*[.WF3]" office:value-type="float" office:value="2.33357811034985" calcext:value-type="float">
            <text:p>2.3335781103</text:p>
          </table:table-cell>
          <table:table-cell table:formula="of:=[.WG3]-[.$B$1]*[.WG3]" office:value-type="float" office:value="2.31024232924635" calcext:value-type="float">
            <text:p>2.3102423292</text:p>
          </table:table-cell>
          <table:table-cell table:formula="of:=[.WH3]-[.$B$1]*[.WH3]" office:value-type="float" office:value="2.28713990595389" calcext:value-type="float">
            <text:p>2.287139906</text:p>
          </table:table-cell>
          <table:table-cell table:formula="of:=[.WI3]-[.$B$1]*[.WI3]" office:value-type="float" office:value="2.26426850689435" calcext:value-type="float">
            <text:p>2.2642685069</text:p>
          </table:table-cell>
          <table:table-cell table:formula="of:=[.WJ3]-[.$B$1]*[.WJ3]" office:value-type="float" office:value="2.2416258218254" calcext:value-type="float">
            <text:p>2.2416258218</text:p>
          </table:table-cell>
          <table:table-cell table:formula="of:=[.WK3]-[.$B$1]*[.WK3]" office:value-type="float" office:value="2.21920956360715" calcext:value-type="float">
            <text:p>2.2192095636</text:p>
          </table:table-cell>
        </table:table-row>
        <table:table-row table:style-name="ro1">
          <table:table-cell/>
          <table:table-cell table:formula="of:=0.01*[.B3]" office:value-type="float" office:value="10" calcext:value-type="float">
            <text:p>10</text:p>
          </table:table-cell>
          <table:table-cell table:formula="of:=0.01*[.C3]" office:value-type="float" office:value="9.9" calcext:value-type="float">
            <text:p>9.9</text:p>
          </table:table-cell>
          <table:table-cell table:formula="of:=0.01*[.D3]" office:value-type="float" office:value="9.801" calcext:value-type="float">
            <text:p>9.801</text:p>
          </table:table-cell>
          <table:table-cell table:formula="of:=0.01*[.E3]" office:value-type="float" office:value="9.70299" calcext:value-type="float">
            <text:p>9.70299</text:p>
          </table:table-cell>
          <table:table-cell table:formula="of:=0.01*[.F3]" office:value-type="float" office:value="9.6059601" calcext:value-type="float">
            <text:p>9.6059601</text:p>
          </table:table-cell>
          <table:table-cell table:formula="of:=0.01*[.G3]" office:value-type="float" office:value="9.509900499" calcext:value-type="float">
            <text:p>9.509900499</text:p>
          </table:table-cell>
          <table:table-cell table:formula="of:=0.01*[.H3]" office:value-type="float" office:value="9.41480149401" calcext:value-type="float">
            <text:p>9.414801494</text:p>
          </table:table-cell>
          <table:table-cell table:formula="of:=0.01*[.I3]" office:value-type="float" office:value="9.3206534790699" calcext:value-type="float">
            <text:p>9.3206534791</text:p>
          </table:table-cell>
          <table:table-cell table:formula="of:=0.01*[.J3]" office:value-type="float" office:value="9.2274469442792" calcext:value-type="float">
            <text:p>9.2274469443</text:p>
          </table:table-cell>
          <table:table-cell table:formula="of:=0.01*[.K3]" office:value-type="float" office:value="9.13517247483641" calcext:value-type="float">
            <text:p>9.1351724748</text:p>
          </table:table-cell>
          <table:table-cell table:formula="of:=0.01*[.L3]" office:value-type="float" office:value="9.04382075008805" calcext:value-type="float">
            <text:p>9.0438207501</text:p>
          </table:table-cell>
          <table:table-cell table:formula="of:=0.01*[.M3]" office:value-type="float" office:value="8.95338254258717" calcext:value-type="float">
            <text:p>8.9533825426</text:p>
          </table:table-cell>
          <table:table-cell table:formula="of:=0.01*[.N3]" office:value-type="float" office:value="8.8638487171613" calcext:value-type="float">
            <text:p>8.8638487172</text:p>
          </table:table-cell>
          <table:table-cell table:formula="of:=0.01*[.O3]" office:value-type="float" office:value="8.77521022998968" calcext:value-type="float">
            <text:p>8.77521023</text:p>
          </table:table-cell>
          <table:table-cell table:formula="of:=0.01*[.P3]" office:value-type="float" office:value="8.68745812768979" calcext:value-type="float">
            <text:p>8.6874581277</text:p>
          </table:table-cell>
          <table:table-cell table:formula="of:=0.01*[.Q3]" office:value-type="float" office:value="8.60058354641289" calcext:value-type="float">
            <text:p>8.6005835464</text:p>
          </table:table-cell>
          <table:table-cell table:formula="of:=0.01*[.R3]" office:value-type="float" office:value="8.51457771094876" calcext:value-type="float">
            <text:p>8.5145777109</text:p>
          </table:table-cell>
          <table:table-cell table:formula="of:=0.01*[.S3]" office:value-type="float" office:value="8.42943193383927" calcext:value-type="float">
            <text:p>8.4294319338</text:p>
          </table:table-cell>
          <table:table-cell table:formula="of:=0.01*[.T3]" office:value-type="float" office:value="8.34513761450088" calcext:value-type="float">
            <text:p>8.3451376145</text:p>
          </table:table-cell>
          <table:table-cell table:formula="of:=0.01*[.U3]" office:value-type="float" office:value="8.26168623835587" calcext:value-type="float">
            <text:p>8.2616862384</text:p>
          </table:table-cell>
          <table:table-cell table:formula="of:=0.01*[.V3]" office:value-type="float" office:value="8.17906937597231" calcext:value-type="float">
            <text:p>8.179069376</text:p>
          </table:table-cell>
          <table:table-cell table:formula="of:=0.01*[.W3]" office:value-type="float" office:value="8.09727868221259" calcext:value-type="float">
            <text:p>8.0972786822</text:p>
          </table:table-cell>
          <table:table-cell table:formula="of:=0.01*[.X3]" office:value-type="float" office:value="8.01630589539046" calcext:value-type="float">
            <text:p>8.0163058954</text:p>
          </table:table-cell>
          <table:table-cell table:formula="of:=0.01*[.Y3]" office:value-type="float" office:value="7.93614283643656" calcext:value-type="float">
            <text:p>7.9361428364</text:p>
          </table:table-cell>
          <table:table-cell table:formula="of:=0.01*[.Z3]" office:value-type="float" office:value="7.85678140807219" calcext:value-type="float">
            <text:p>7.8567814081</text:p>
          </table:table-cell>
          <table:table-cell table:formula="of:=0.01*[.AA3]" office:value-type="float" office:value="7.77821359399147" calcext:value-type="float">
            <text:p>7.778213594</text:p>
          </table:table-cell>
          <table:table-cell table:formula="of:=0.01*[.AB3]" office:value-type="float" office:value="7.70043145805155" calcext:value-type="float">
            <text:p>7.7004314581</text:p>
          </table:table-cell>
          <table:table-cell table:formula="of:=0.01*[.AC3]" office:value-type="float" office:value="7.62342714347104" calcext:value-type="float">
            <text:p>7.6234271435</text:p>
          </table:table-cell>
          <table:table-cell table:formula="of:=0.01*[.AD3]" office:value-type="float" office:value="7.54719287203633" calcext:value-type="float">
            <text:p>7.547192872</text:p>
          </table:table-cell>
          <table:table-cell table:formula="of:=0.01*[.AE3]" office:value-type="float" office:value="7.47172094331596" calcext:value-type="float">
            <text:p>7.4717209433</text:p>
          </table:table-cell>
          <table:table-cell table:formula="of:=0.01*[.AF3]" office:value-type="float" office:value="7.39700373388281" calcext:value-type="float">
            <text:p>7.3970037339</text:p>
          </table:table-cell>
          <table:table-cell table:formula="of:=0.01*[.AG3]" office:value-type="float" office:value="7.32303369654398" calcext:value-type="float">
            <text:p>7.3230336965</text:p>
          </table:table-cell>
          <table:table-cell table:formula="of:=0.01*[.AH3]" office:value-type="float" office:value="7.24980335957854" calcext:value-type="float">
            <text:p>7.2498033596</text:p>
          </table:table-cell>
          <table:table-cell table:formula="of:=0.01*[.AI3]" office:value-type="float" office:value="7.17730532598275" calcext:value-type="float">
            <text:p>7.177305326</text:p>
          </table:table-cell>
          <table:table-cell table:formula="of:=0.01*[.AJ3]" office:value-type="float" office:value="7.10553227272292" calcext:value-type="float">
            <text:p>7.1055322727</text:p>
          </table:table-cell>
          <table:table-cell table:formula="of:=0.01*[.AK3]" office:value-type="float" office:value="7.03447694999569" calcext:value-type="float">
            <text:p>7.03447695</text:p>
          </table:table-cell>
          <table:table-cell table:formula="of:=0.01*[.AL3]" office:value-type="float" office:value="6.96413218049574" calcext:value-type="float">
            <text:p>6.9641321805</text:p>
          </table:table-cell>
          <table:table-cell table:formula="of:=0.01*[.AM3]" office:value-type="float" office:value="6.89449085869078" calcext:value-type="float">
            <text:p>6.8944908587</text:p>
          </table:table-cell>
          <table:table-cell table:formula="of:=0.01*[.AN3]" office:value-type="float" office:value="6.82554595010387" calcext:value-type="float">
            <text:p>6.8255459501</text:p>
          </table:table-cell>
          <table:table-cell table:formula="of:=0.01*[.AO3]" office:value-type="float" office:value="6.75729049060283" calcext:value-type="float">
            <text:p>6.7572904906</text:p>
          </table:table-cell>
          <table:table-cell table:formula="of:=0.01*[.AP3]" office:value-type="float" office:value="6.68971758569681" calcext:value-type="float">
            <text:p>6.6897175857</text:p>
          </table:table-cell>
          <table:table-cell table:formula="of:=0.01*[.AQ3]" office:value-type="float" office:value="6.62282040983984" calcext:value-type="float">
            <text:p>6.6228204098</text:p>
          </table:table-cell>
          <table:table-cell table:formula="of:=0.01*[.AR3]" office:value-type="float" office:value="6.55659220574144" calcext:value-type="float">
            <text:p>6.5565922057</text:p>
          </table:table-cell>
          <table:table-cell table:formula="of:=0.01*[.AS3]" office:value-type="float" office:value="6.49102628368402" calcext:value-type="float">
            <text:p>6.4910262837</text:p>
          </table:table-cell>
          <table:table-cell table:formula="of:=0.01*[.AT3]" office:value-type="float" office:value="6.42611602084718" calcext:value-type="float">
            <text:p>6.4261160208</text:p>
          </table:table-cell>
          <table:table-cell table:formula="of:=0.01*[.AU3]" office:value-type="float" office:value="6.36185486063871" calcext:value-type="float">
            <text:p>6.3618548606</text:p>
          </table:table-cell>
          <table:table-cell table:formula="of:=0.01*[.AV3]" office:value-type="float" office:value="6.29823631203232" calcext:value-type="float">
            <text:p>6.298236312</text:p>
          </table:table-cell>
          <table:table-cell table:formula="of:=0.01*[.AW3]" office:value-type="float" office:value="6.235253948912" calcext:value-type="float">
            <text:p>6.2352539489</text:p>
          </table:table-cell>
          <table:table-cell table:formula="of:=0.01*[.AX3]" office:value-type="float" office:value="6.17290140942288" calcext:value-type="float">
            <text:p>6.1729014094</text:p>
          </table:table-cell>
          <table:table-cell table:formula="of:=0.01*[.AY3]" office:value-type="float" office:value="6.11117239532865" calcext:value-type="float">
            <text:p>6.1111723953</text:p>
          </table:table-cell>
          <table:table-cell table:formula="of:=0.01*[.AZ3]" office:value-type="float" office:value="6.05006067137536" calcext:value-type="float">
            <text:p>6.0500606714</text:p>
          </table:table-cell>
          <table:table-cell table:formula="of:=0.01*[.BA3]" office:value-type="float" office:value="5.98956006466161" calcext:value-type="float">
            <text:p>5.9895600647</text:p>
          </table:table-cell>
          <table:table-cell table:formula="of:=0.01*[.BB3]" office:value-type="float" office:value="5.92966446401499" calcext:value-type="float">
            <text:p>5.929664464</text:p>
          </table:table-cell>
          <table:table-cell table:formula="of:=0.01*[.BC3]" office:value-type="float" office:value="5.87036781937484" calcext:value-type="float">
            <text:p>5.8703678194</text:p>
          </table:table-cell>
          <table:table-cell table:formula="of:=0.01*[.BD3]" office:value-type="float" office:value="5.8116641411811" calcext:value-type="float">
            <text:p>5.8116641412</text:p>
          </table:table-cell>
          <table:table-cell table:formula="of:=0.01*[.BE3]" office:value-type="float" office:value="5.75354749976929" calcext:value-type="float">
            <text:p>5.7535474998</text:p>
          </table:table-cell>
          <table:table-cell table:formula="of:=0.01*[.BF3]" office:value-type="float" office:value="5.69601202477159" calcext:value-type="float">
            <text:p>5.6960120248</text:p>
          </table:table-cell>
          <table:table-cell table:formula="of:=0.01*[.BG3]" office:value-type="float" office:value="5.63905190452388" calcext:value-type="float">
            <text:p>5.6390519045</text:p>
          </table:table-cell>
          <table:table-cell table:formula="of:=0.01*[.BH3]" office:value-type="float" office:value="5.58266138547864" calcext:value-type="float">
            <text:p>5.5826613855</text:p>
          </table:table-cell>
          <table:table-cell table:formula="of:=0.01*[.BI3]" office:value-type="float" office:value="5.52683477162385" calcext:value-type="float">
            <text:p>5.5268347716</text:p>
          </table:table-cell>
          <table:table-cell table:formula="of:=0.01*[.BJ3]" office:value-type="float" office:value="5.47156642390761" calcext:value-type="float">
            <text:p>5.4715664239</text:p>
          </table:table-cell>
          <table:table-cell table:formula="of:=0.01*[.BK3]" office:value-type="float" office:value="5.41685075966854" calcext:value-type="float">
            <text:p>5.4168507597</text:p>
          </table:table-cell>
          <table:table-cell table:formula="of:=0.01*[.BL3]" office:value-type="float" office:value="5.36268225207185" calcext:value-type="float">
            <text:p>5.3626822521</text:p>
          </table:table-cell>
          <table:table-cell table:formula="of:=0.01*[.BM3]" office:value-type="float" office:value="5.30905542955113" calcext:value-type="float">
            <text:p>5.3090554296</text:p>
          </table:table-cell>
          <table:table-cell table:formula="of:=0.01*[.BN3]" office:value-type="float" office:value="5.25596487525562" calcext:value-type="float">
            <text:p>5.2559648753</text:p>
          </table:table-cell>
          <table:table-cell table:formula="of:=0.01*[.BO3]" office:value-type="float" office:value="5.20340522650307" calcext:value-type="float">
            <text:p>5.2034052265</text:p>
          </table:table-cell>
          <table:table-cell table:formula="of:=0.01*[.BP3]" office:value-type="float" office:value="5.15137117423804" calcext:value-type="float">
            <text:p>5.1513711742</text:p>
          </table:table-cell>
          <table:table-cell table:formula="of:=0.01*[.BQ3]" office:value-type="float" office:value="5.09985746249566" calcext:value-type="float">
            <text:p>5.0998574625</text:p>
          </table:table-cell>
          <table:table-cell table:formula="of:=0.01*[.BR3]" office:value-type="float" office:value="5.0488588878707" calcext:value-type="float">
            <text:p>5.0488588879</text:p>
          </table:table-cell>
          <table:table-cell table:formula="of:=0.01*[.BS3]" office:value-type="float" office:value="4.99837029899199" calcext:value-type="float">
            <text:p>4.998370299</text:p>
          </table:table-cell>
          <table:table-cell table:formula="of:=0.01*[.BT3]" office:value-type="float" office:value="4.94838659600207" calcext:value-type="float">
            <text:p>4.948386596</text:p>
          </table:table-cell>
          <table:table-cell table:formula="of:=0.01*[.BU3]" office:value-type="float" office:value="4.89890273004205" calcext:value-type="float">
            <text:p>4.89890273</text:p>
          </table:table-cell>
          <table:table-cell table:formula="of:=0.01*[.BV3]" office:value-type="float" office:value="4.84991370274163" calcext:value-type="float">
            <text:p>4.8499137027</text:p>
          </table:table-cell>
          <table:table-cell table:formula="of:=0.01*[.BW3]" office:value-type="float" office:value="4.80141456571422" calcext:value-type="float">
            <text:p>4.8014145657</text:p>
          </table:table-cell>
          <table:table-cell table:formula="of:=0.01*[.BX3]" office:value-type="float" office:value="4.75340042005707" calcext:value-type="float">
            <text:p>4.7534004201</text:p>
          </table:table-cell>
          <table:table-cell table:formula="of:=0.01*[.BY3]" office:value-type="float" office:value="4.7058664158565" calcext:value-type="float">
            <text:p>4.7058664159</text:p>
          </table:table-cell>
          <table:table-cell table:formula="of:=0.01*[.BZ3]" office:value-type="float" office:value="4.65880775169794" calcext:value-type="float">
            <text:p>4.6588077517</text:p>
          </table:table-cell>
          <table:table-cell table:formula="of:=0.01*[.CA3]" office:value-type="float" office:value="4.61221967418096" calcext:value-type="float">
            <text:p>4.6122196742</text:p>
          </table:table-cell>
          <table:table-cell table:formula="of:=0.01*[.CB3]" office:value-type="float" office:value="4.56609747743915" calcext:value-type="float">
            <text:p>4.5660974774</text:p>
          </table:table-cell>
          <table:table-cell table:formula="of:=0.01*[.CC3]" office:value-type="float" office:value="4.52043650266476" calcext:value-type="float">
            <text:p>4.5204365027</text:p>
          </table:table-cell>
          <table:table-cell table:formula="of:=0.01*[.CD3]" office:value-type="float" office:value="4.47523213763811" calcext:value-type="float">
            <text:p>4.4752321376</text:p>
          </table:table-cell>
          <table:table-cell table:formula="of:=0.01*[.CE3]" office:value-type="float" office:value="4.43047981626173" calcext:value-type="float">
            <text:p>4.4304798163</text:p>
          </table:table-cell>
          <table:table-cell table:formula="of:=0.01*[.CF3]" office:value-type="float" office:value="4.38617501809911" calcext:value-type="float">
            <text:p>4.3861750181</text:p>
          </table:table-cell>
          <table:table-cell table:formula="of:=0.01*[.CG3]" office:value-type="float" office:value="4.34231326791812" calcext:value-type="float">
            <text:p>4.3423132679</text:p>
          </table:table-cell>
          <table:table-cell table:formula="of:=0.01*[.CH3]" office:value-type="float" office:value="4.29889013523894" calcext:value-type="float">
            <text:p>4.2988901352</text:p>
          </table:table-cell>
          <table:table-cell table:formula="of:=0.01*[.CI3]" office:value-type="float" office:value="4.25590123388655" calcext:value-type="float">
            <text:p>4.2559012339</text:p>
          </table:table-cell>
          <table:table-cell table:formula="of:=0.01*[.CJ3]" office:value-type="float" office:value="4.21334222154768" calcext:value-type="float">
            <text:p>4.2133422215</text:p>
          </table:table-cell>
          <table:table-cell table:formula="of:=0.01*[.CK3]" office:value-type="float" office:value="4.17120879933221" calcext:value-type="float">
            <text:p>4.1712087993</text:p>
          </table:table-cell>
          <table:table-cell table:formula="of:=0.01*[.CL3]" office:value-type="float" office:value="4.12949671133888" calcext:value-type="float">
            <text:p>4.1294967113</text:p>
          </table:table-cell>
          <table:table-cell table:formula="of:=0.01*[.CM3]" office:value-type="float" office:value="4.0882017442255" calcext:value-type="float">
            <text:p>4.0882017442</text:p>
          </table:table-cell>
          <table:table-cell table:formula="of:=0.01*[.CN3]" office:value-type="float" office:value="4.04731972678324" calcext:value-type="float">
            <text:p>4.0473197268</text:p>
          </table:table-cell>
          <table:table-cell table:formula="of:=0.01*[.CO3]" office:value-type="float" office:value="4.00684652951541" calcext:value-type="float">
            <text:p>4.0068465295</text:p>
          </table:table-cell>
          <table:table-cell table:formula="of:=0.01*[.CP3]" office:value-type="float" office:value="3.96677806422025" calcext:value-type="float">
            <text:p>3.9667780642</text:p>
          </table:table-cell>
          <table:table-cell table:formula="of:=0.01*[.CQ3]" office:value-type="float" office:value="3.92711028357805" calcext:value-type="float">
            <text:p>3.9271102836</text:p>
          </table:table-cell>
          <table:table-cell table:formula="of:=0.01*[.CR3]" office:value-type="float" office:value="3.88783918074227" calcext:value-type="float">
            <text:p>3.8878391807</text:p>
          </table:table-cell>
          <table:table-cell table:formula="of:=0.01*[.CS3]" office:value-type="float" office:value="3.84896078893485" calcext:value-type="float">
            <text:p>3.8489607889</text:p>
          </table:table-cell>
          <table:table-cell table:formula="of:=0.01*[.CT3]" office:value-type="float" office:value="3.8104711810455" calcext:value-type="float">
            <text:p>3.810471181</text:p>
          </table:table-cell>
          <table:table-cell table:formula="of:=0.01*[.CU3]" office:value-type="float" office:value="3.77236646923504" calcext:value-type="float">
            <text:p>3.7723664692</text:p>
          </table:table-cell>
          <table:table-cell table:formula="of:=0.01*[.CV3]" office:value-type="float" office:value="3.73464280454269" calcext:value-type="float">
            <text:p>3.7346428045</text:p>
          </table:table-cell>
          <table:table-cell table:formula="of:=0.01*[.CW3]" office:value-type="float" office:value="3.69729637649727" calcext:value-type="float">
            <text:p>3.6972963765</text:p>
          </table:table-cell>
          <table:table-cell table:formula="of:=0.01*[.CX3]" office:value-type="float" office:value="3.66032341273229" calcext:value-type="float">
            <text:p>3.6603234127</text:p>
          </table:table-cell>
          <table:table-cell table:formula="of:=0.01*[.CY3]" office:value-type="float" office:value="3.62372017860497" calcext:value-type="float">
            <text:p>3.6237201786</text:p>
          </table:table-cell>
          <table:table-cell table:formula="of:=0.01*[.CZ3]" office:value-type="float" office:value="3.58748297681892" calcext:value-type="float">
            <text:p>3.5874829768</text:p>
          </table:table-cell>
          <table:table-cell table:formula="of:=0.01*[.DA3]" office:value-type="float" office:value="3.55160814705073" calcext:value-type="float">
            <text:p>3.5516081471</text:p>
          </table:table-cell>
          <table:table-cell table:formula="of:=0.01*[.DB3]" office:value-type="float" office:value="3.51609206558022" calcext:value-type="float">
            <text:p>3.5160920656</text:p>
          </table:table-cell>
          <table:table-cell table:formula="of:=0.01*[.DC3]" office:value-type="float" office:value="3.48093114492442" calcext:value-type="float">
            <text:p>3.4809311449</text:p>
          </table:table-cell>
          <table:table-cell table:formula="of:=0.01*[.DD3]" office:value-type="float" office:value="3.44612183347518" calcext:value-type="float">
            <text:p>3.4461218335</text:p>
          </table:table-cell>
          <table:table-cell table:formula="of:=0.01*[.DE3]" office:value-type="float" office:value="3.41166061514043" calcext:value-type="float">
            <text:p>3.4116606151</text:p>
          </table:table-cell>
          <table:table-cell table:formula="of:=0.01*[.DF3]" office:value-type="float" office:value="3.37754400898902" calcext:value-type="float">
            <text:p>3.377544009</text:p>
          </table:table-cell>
          <table:table-cell table:formula="of:=0.01*[.DG3]" office:value-type="float" office:value="3.34376856889913" calcext:value-type="float">
            <text:p>3.3437685689</text:p>
          </table:table-cell>
          <table:table-cell table:formula="of:=0.01*[.DH3]" office:value-type="float" office:value="3.31033088321014" calcext:value-type="float">
            <text:p>3.3103308832</text:p>
          </table:table-cell>
          <table:table-cell table:formula="of:=0.01*[.DI3]" office:value-type="float" office:value="3.27722757437804" calcext:value-type="float">
            <text:p>3.2772275744</text:p>
          </table:table-cell>
          <table:table-cell table:formula="of:=0.01*[.DJ3]" office:value-type="float" office:value="3.24445529863426" calcext:value-type="float">
            <text:p>3.2444552986</text:p>
          </table:table-cell>
          <table:table-cell table:formula="of:=0.01*[.DK3]" office:value-type="float" office:value="3.21201074564792" calcext:value-type="float">
            <text:p>3.2120107456</text:p>
          </table:table-cell>
          <table:table-cell table:formula="of:=0.01*[.DL3]" office:value-type="float" office:value="3.17989063819144" calcext:value-type="float">
            <text:p>3.1798906382</text:p>
          </table:table-cell>
          <table:table-cell table:formula="of:=0.01*[.DM3]" office:value-type="float" office:value="3.14809173180952" calcext:value-type="float">
            <text:p>3.1480917318</text:p>
          </table:table-cell>
          <table:table-cell table:formula="of:=0.01*[.DN3]" office:value-type="float" office:value="3.11661081449143" calcext:value-type="float">
            <text:p>3.1166108145</text:p>
          </table:table-cell>
          <table:table-cell table:formula="of:=0.01*[.DO3]" office:value-type="float" office:value="3.08544470634651" calcext:value-type="float">
            <text:p>3.0854447063</text:p>
          </table:table-cell>
          <table:table-cell table:formula="of:=0.01*[.DP3]" office:value-type="float" office:value="3.05459025928305" calcext:value-type="float">
            <text:p>3.0545902593</text:p>
          </table:table-cell>
          <table:table-cell table:formula="of:=0.01*[.DQ3]" office:value-type="float" office:value="3.02404435669022" calcext:value-type="float">
            <text:p>3.0240443567</text:p>
          </table:table-cell>
          <table:table-cell table:formula="of:=0.01*[.DR3]" office:value-type="float" office:value="2.99380391312332" calcext:value-type="float">
            <text:p>2.9938039131</text:p>
          </table:table-cell>
          <table:table-cell table:formula="of:=0.01*[.DS3]" office:value-type="float" office:value="2.96386587399208" calcext:value-type="float">
            <text:p>2.963865874</text:p>
          </table:table-cell>
          <table:table-cell table:formula="of:=0.01*[.DT3]" office:value-type="float" office:value="2.93422721525216" calcext:value-type="float">
            <text:p>2.9342272153</text:p>
          </table:table-cell>
          <table:table-cell table:formula="of:=0.01*[.DU3]" office:value-type="float" office:value="2.90488494309964" calcext:value-type="float">
            <text:p>2.9048849431</text:p>
          </table:table-cell>
          <table:table-cell table:formula="of:=0.01*[.DV3]" office:value-type="float" office:value="2.87583609366864" calcext:value-type="float">
            <text:p>2.8758360937</text:p>
          </table:table-cell>
          <table:table-cell table:formula="of:=0.01*[.DW3]" office:value-type="float" office:value="2.84707773273196" calcext:value-type="float">
            <text:p>2.8470777327</text:p>
          </table:table-cell>
          <table:table-cell table:formula="of:=0.01*[.DX3]" office:value-type="float" office:value="2.81860695540464" calcext:value-type="float">
            <text:p>2.8186069554</text:p>
          </table:table-cell>
          <table:table-cell table:formula="of:=0.01*[.DY3]" office:value-type="float" office:value="2.79042088585059" calcext:value-type="float">
            <text:p>2.7904208859</text:p>
          </table:table-cell>
          <table:table-cell table:formula="of:=0.01*[.DZ3]" office:value-type="float" office:value="2.76251667699209" calcext:value-type="float">
            <text:p>2.762516677</text:p>
          </table:table-cell>
          <table:table-cell table:formula="of:=0.01*[.EA3]" office:value-type="float" office:value="2.73489151022216" calcext:value-type="float">
            <text:p>2.7348915102</text:p>
          </table:table-cell>
          <table:table-cell table:formula="of:=0.01*[.EB3]" office:value-type="float" office:value="2.70754259511994" calcext:value-type="float">
            <text:p>2.7075425951</text:p>
          </table:table-cell>
          <table:table-cell table:formula="of:=0.01*[.EC3]" office:value-type="float" office:value="2.68046716916874" calcext:value-type="float">
            <text:p>2.6804671692</text:p>
          </table:table-cell>
          <table:table-cell table:formula="of:=0.01*[.ED3]" office:value-type="float" office:value="2.65366249747706" calcext:value-type="float">
            <text:p>2.6536624975</text:p>
          </table:table-cell>
          <table:table-cell table:formula="of:=0.01*[.EE3]" office:value-type="float" office:value="2.62712587250229" calcext:value-type="float">
            <text:p>2.6271258725</text:p>
          </table:table-cell>
          <table:table-cell table:formula="of:=0.01*[.EF3]" office:value-type="float" office:value="2.60085461377726" calcext:value-type="float">
            <text:p>2.6008546138</text:p>
          </table:table-cell>
          <table:table-cell table:formula="of:=0.01*[.EG3]" office:value-type="float" office:value="2.57484606763949" calcext:value-type="float">
            <text:p>2.5748460676</text:p>
          </table:table-cell>
          <table:table-cell table:formula="of:=0.01*[.EH3]" office:value-type="float" office:value="2.54909760696309" calcext:value-type="float">
            <text:p>2.549097607</text:p>
          </table:table-cell>
          <table:table-cell table:formula="of:=0.01*[.EI3]" office:value-type="float" office:value="2.52360663089346" calcext:value-type="float">
            <text:p>2.5236066309</text:p>
          </table:table-cell>
          <table:table-cell table:formula="of:=0.01*[.EJ3]" office:value-type="float" office:value="2.49837056458453" calcext:value-type="float">
            <text:p>2.4983705646</text:p>
          </table:table-cell>
          <table:table-cell table:formula="of:=0.01*[.EK3]" office:value-type="float" office:value="2.47338685893868" calcext:value-type="float">
            <text:p>2.4733868589</text:p>
          </table:table-cell>
          <table:table-cell table:formula="of:=0.01*[.EL3]" office:value-type="float" office:value="2.4486529903493" calcext:value-type="float">
            <text:p>2.4486529903</text:p>
          </table:table-cell>
          <table:table-cell table:formula="of:=0.01*[.EM3]" office:value-type="float" office:value="2.4241664604458" calcext:value-type="float">
            <text:p>2.4241664604</text:p>
          </table:table-cell>
          <table:table-cell table:formula="of:=0.01*[.EN3]" office:value-type="float" office:value="2.39992479584135" calcext:value-type="float">
            <text:p>2.3999247958</text:p>
          </table:table-cell>
          <table:table-cell table:formula="of:=0.01*[.EO3]" office:value-type="float" office:value="2.37592554788293" calcext:value-type="float">
            <text:p>2.3759255479</text:p>
          </table:table-cell>
          <table:table-cell table:formula="of:=0.01*[.EP3]" office:value-type="float" office:value="2.3521662924041" calcext:value-type="float">
            <text:p>2.3521662924</text:p>
          </table:table-cell>
          <table:table-cell table:formula="of:=0.01*[.EQ3]" office:value-type="float" office:value="2.32864462948006" calcext:value-type="float">
            <text:p>2.3286446295</text:p>
          </table:table-cell>
          <table:table-cell table:formula="of:=0.01*[.ER3]" office:value-type="float" office:value="2.30535818318526" calcext:value-type="float">
            <text:p>2.3053581832</text:p>
          </table:table-cell>
          <table:table-cell table:formula="of:=0.01*[.ES3]" office:value-type="float" office:value="2.28230460135341" calcext:value-type="float">
            <text:p>2.2823046014</text:p>
          </table:table-cell>
          <table:table-cell table:formula="of:=0.01*[.ET3]" office:value-type="float" office:value="2.25948155533987" calcext:value-type="float">
            <text:p>2.2594815553</text:p>
          </table:table-cell>
          <table:table-cell table:formula="of:=0.01*[.EU3]" office:value-type="float" office:value="2.23688673978648" calcext:value-type="float">
            <text:p>2.2368867398</text:p>
          </table:table-cell>
          <table:table-cell table:formula="of:=0.01*[.EV3]" office:value-type="float" office:value="2.21451787238861" calcext:value-type="float">
            <text:p>2.2145178724</text:p>
          </table:table-cell>
          <table:table-cell table:formula="of:=0.01*[.EW3]" office:value-type="float" office:value="2.19237269366473" calcext:value-type="float">
            <text:p>2.1923726937</text:p>
          </table:table-cell>
          <table:table-cell table:formula="of:=0.01*[.EX3]" office:value-type="float" office:value="2.17044896672808" calcext:value-type="float">
            <text:p>2.1704489667</text:p>
          </table:table-cell>
          <table:table-cell table:formula="of:=0.01*[.EY3]" office:value-type="float" office:value="2.1487444770608" calcext:value-type="float">
            <text:p>2.1487444771</text:p>
          </table:table-cell>
          <table:table-cell table:formula="of:=0.01*[.EZ3]" office:value-type="float" office:value="2.12725703229019" calcext:value-type="float">
            <text:p>2.1272570323</text:p>
          </table:table-cell>
          <table:table-cell table:formula="of:=0.01*[.FA3]" office:value-type="float" office:value="2.10598446196729" calcext:value-type="float">
            <text:p>2.105984462</text:p>
          </table:table-cell>
          <table:table-cell table:formula="of:=0.01*[.FB3]" office:value-type="float" office:value="2.08492461734761" calcext:value-type="float">
            <text:p>2.0849246173</text:p>
          </table:table-cell>
          <table:table-cell table:formula="of:=0.01*[.FC3]" office:value-type="float" office:value="2.06407537117414" calcext:value-type="float">
            <text:p>2.0640753712</text:p>
          </table:table-cell>
          <table:table-cell table:formula="of:=0.01*[.FD3]" office:value-type="float" office:value="2.0434346174624" calcext:value-type="float">
            <text:p>2.0434346175</text:p>
          </table:table-cell>
          <table:table-cell table:formula="of:=0.01*[.FE3]" office:value-type="float" office:value="2.02300027128777" calcext:value-type="float">
            <text:p>2.0230002713</text:p>
          </table:table-cell>
          <table:table-cell table:formula="of:=0.01*[.FF3]" office:value-type="float" office:value="2.0027702685749" calcext:value-type="float">
            <text:p>2.0027702686</text:p>
          </table:table-cell>
          <table:table-cell table:formula="of:=0.01*[.FG3]" office:value-type="float" office:value="1.98274256588915" calcext:value-type="float">
            <text:p>1.9827425659</text:p>
          </table:table-cell>
          <table:table-cell table:formula="of:=0.01*[.FH3]" office:value-type="float" office:value="1.96291514023026" calcext:value-type="float">
            <text:p>1.9629151402</text:p>
          </table:table-cell>
          <table:table-cell table:formula="of:=0.01*[.FI3]" office:value-type="float" office:value="1.94328598882795" calcext:value-type="float">
            <text:p>1.9432859888</text:p>
          </table:table-cell>
          <table:table-cell table:formula="of:=0.01*[.FJ3]" office:value-type="float" office:value="1.92385312893967" calcext:value-type="float">
            <text:p>1.9238531289</text:p>
          </table:table-cell>
          <table:table-cell table:formula="of:=0.01*[.FK3]" office:value-type="float" office:value="1.90461459765028" calcext:value-type="float">
            <text:p>1.9046145977</text:p>
          </table:table-cell>
          <table:table-cell table:formula="of:=0.01*[.FL3]" office:value-type="float" office:value="1.88556845167377" calcext:value-type="float">
            <text:p>1.8855684517</text:p>
          </table:table-cell>
          <table:table-cell table:formula="of:=0.01*[.FM3]" office:value-type="float" office:value="1.86671276715704" calcext:value-type="float">
            <text:p>1.8667127672</text:p>
          </table:table-cell>
          <table:table-cell table:formula="of:=0.01*[.FN3]" office:value-type="float" office:value="1.84804563948547" calcext:value-type="float">
            <text:p>1.8480456395</text:p>
          </table:table-cell>
          <table:table-cell table:formula="of:=0.01*[.FO3]" office:value-type="float" office:value="1.82956518309061" calcext:value-type="float">
            <text:p>1.8295651831</text:p>
          </table:table-cell>
          <table:table-cell table:formula="of:=0.01*[.FP3]" office:value-type="float" office:value="1.81126953125971" calcext:value-type="float">
            <text:p>1.8112695313</text:p>
          </table:table-cell>
          <table:table-cell table:formula="of:=0.01*[.FQ3]" office:value-type="float" office:value="1.79315683594711" calcext:value-type="float">
            <text:p>1.7931568359</text:p>
          </table:table-cell>
          <table:table-cell table:formula="of:=0.01*[.FR3]" office:value-type="float" office:value="1.77522526758764" calcext:value-type="float">
            <text:p>1.7752252676</text:p>
          </table:table-cell>
          <table:table-cell table:formula="of:=0.01*[.FS3]" office:value-type="float" office:value="1.75747301491176" calcext:value-type="float">
            <text:p>1.7574730149</text:p>
          </table:table-cell>
          <table:table-cell table:formula="of:=0.01*[.FT3]" office:value-type="float" office:value="1.73989828476264" calcext:value-type="float">
            <text:p>1.7398982848</text:p>
          </table:table-cell>
          <table:table-cell table:formula="of:=0.01*[.FU3]" office:value-type="float" office:value="1.72249930191502" calcext:value-type="float">
            <text:p>1.7224993019</text:p>
          </table:table-cell>
          <table:table-cell table:formula="of:=0.01*[.FV3]" office:value-type="float" office:value="1.70527430889587" calcext:value-type="float">
            <text:p>1.7052743089</text:p>
          </table:table-cell>
          <table:table-cell table:formula="of:=0.01*[.FW3]" office:value-type="float" office:value="1.68822156580691" calcext:value-type="float">
            <text:p>1.6882215658</text:p>
          </table:table-cell>
          <table:table-cell table:formula="of:=0.01*[.FX3]" office:value-type="float" office:value="1.67133935014884" calcext:value-type="float">
            <text:p>1.6713393501</text:p>
          </table:table-cell>
          <table:table-cell table:formula="of:=0.01*[.FY3]" office:value-type="float" office:value="1.65462595664735" calcext:value-type="float">
            <text:p>1.6546259566</text:p>
          </table:table-cell>
          <table:table-cell table:formula="of:=0.01*[.FZ3]" office:value-type="float" office:value="1.63807969708088" calcext:value-type="float">
            <text:p>1.6380796971</text:p>
          </table:table-cell>
          <table:table-cell table:formula="of:=0.01*[.GA3]" office:value-type="float" office:value="1.62169890011007" calcext:value-type="float">
            <text:p>1.6216989001</text:p>
          </table:table-cell>
          <table:table-cell table:formula="of:=0.01*[.GB3]" office:value-type="float" office:value="1.60548191110897" calcext:value-type="float">
            <text:p>1.6054819111</text:p>
          </table:table-cell>
          <table:table-cell table:formula="of:=0.01*[.GC3]" office:value-type="float" office:value="1.58942709199788" calcext:value-type="float">
            <text:p>1.589427092</text:p>
          </table:table-cell>
          <table:table-cell table:formula="of:=0.01*[.GD3]" office:value-type="float" office:value="1.5735328210779" calcext:value-type="float">
            <text:p>1.5735328211</text:p>
          </table:table-cell>
          <table:table-cell table:formula="of:=0.01*[.GE3]" office:value-type="float" office:value="1.55779749286712" calcext:value-type="float">
            <text:p>1.5577974929</text:p>
          </table:table-cell>
          <table:table-cell table:formula="of:=0.01*[.GF3]" office:value-type="float" office:value="1.54221951793845" calcext:value-type="float">
            <text:p>1.5422195179</text:p>
          </table:table-cell>
          <table:table-cell table:formula="of:=0.01*[.GG3]" office:value-type="float" office:value="1.52679732275906" calcext:value-type="float">
            <text:p>1.5267973228</text:p>
          </table:table-cell>
          <table:table-cell table:formula="of:=0.01*[.GH3]" office:value-type="float" office:value="1.51152934953147" calcext:value-type="float">
            <text:p>1.5115293495</text:p>
          </table:table-cell>
          <table:table-cell table:formula="of:=0.01*[.GI3]" office:value-type="float" office:value="1.49641405603616" calcext:value-type="float">
            <text:p>1.496414056</text:p>
          </table:table-cell>
          <table:table-cell table:formula="of:=0.01*[.GJ3]" office:value-type="float" office:value="1.4814499154758" calcext:value-type="float">
            <text:p>1.4814499155</text:p>
          </table:table-cell>
          <table:table-cell table:formula="of:=0.01*[.GK3]" office:value-type="float" office:value="1.46663541632104" calcext:value-type="float">
            <text:p>1.4666354163</text:p>
          </table:table-cell>
          <table:table-cell table:formula="of:=0.01*[.GL3]" office:value-type="float" office:value="1.45196906215783" calcext:value-type="float">
            <text:p>1.4519690622</text:p>
          </table:table-cell>
          <table:table-cell table:formula="of:=0.01*[.GM3]" office:value-type="float" office:value="1.43744937153625" calcext:value-type="float">
            <text:p>1.4374493715</text:p>
          </table:table-cell>
          <table:table-cell table:formula="of:=0.01*[.GN3]" office:value-type="float" office:value="1.42307487782089" calcext:value-type="float">
            <text:p>1.4230748778</text:p>
          </table:table-cell>
          <table:table-cell table:formula="of:=0.01*[.GO3]" office:value-type="float" office:value="1.40884412904268" calcext:value-type="float">
            <text:p>1.408844129</text:p>
          </table:table-cell>
          <table:table-cell table:formula="of:=0.01*[.GP3]" office:value-type="float" office:value="1.39475568775225" calcext:value-type="float">
            <text:p>1.3947556878</text:p>
          </table:table-cell>
          <table:table-cell table:formula="of:=0.01*[.GQ3]" office:value-type="float" office:value="1.38080813087473" calcext:value-type="float">
            <text:p>1.3808081309</text:p>
          </table:table-cell>
          <table:table-cell table:formula="of:=0.01*[.GR3]" office:value-type="float" office:value="1.36700004956598" calcext:value-type="float">
            <text:p>1.3670000496</text:p>
          </table:table-cell>
          <table:table-cell table:formula="of:=0.01*[.GS3]" office:value-type="float" office:value="1.35333004907032" calcext:value-type="float">
            <text:p>1.3533300491</text:p>
          </table:table-cell>
          <table:table-cell table:formula="of:=0.01*[.GT3]" office:value-type="float" office:value="1.33979674857962" calcext:value-type="float">
            <text:p>1.3397967486</text:p>
          </table:table-cell>
          <table:table-cell table:formula="of:=0.01*[.GU3]" office:value-type="float" office:value="1.32639878109382" calcext:value-type="float">
            <text:p>1.3263987811</text:p>
          </table:table-cell>
          <table:table-cell table:formula="of:=0.01*[.GV3]" office:value-type="float" office:value="1.31313479328289" calcext:value-type="float">
            <text:p>1.3131347933</text:p>
          </table:table-cell>
          <table:table-cell table:formula="of:=0.01*[.GW3]" office:value-type="float" office:value="1.30000344535006" calcext:value-type="float">
            <text:p>1.3000034454</text:p>
          </table:table-cell>
          <table:table-cell table:formula="of:=0.01*[.GX3]" office:value-type="float" office:value="1.28700341089656" calcext:value-type="float">
            <text:p>1.2870034109</text:p>
          </table:table-cell>
          <table:table-cell table:formula="of:=0.01*[.GY3]" office:value-type="float" office:value="1.27413337678759" calcext:value-type="float">
            <text:p>1.2741333768</text:p>
          </table:table-cell>
          <table:table-cell table:formula="of:=0.01*[.GZ3]" office:value-type="float" office:value="1.26139204301971" calcext:value-type="float">
            <text:p>1.261392043</text:p>
          </table:table-cell>
          <table:table-cell table:formula="of:=0.01*[.HA3]" office:value-type="float" office:value="1.24877812258952" calcext:value-type="float">
            <text:p>1.2487781226</text:p>
          </table:table-cell>
          <table:table-cell table:formula="of:=0.01*[.HB3]" office:value-type="float" office:value="1.23629034136362" calcext:value-type="float">
            <text:p>1.2362903414</text:p>
          </table:table-cell>
          <table:table-cell table:formula="of:=0.01*[.HC3]" office:value-type="float" office:value="1.22392743794999" calcext:value-type="float">
            <text:p>1.2239274379</text:p>
          </table:table-cell>
          <table:table-cell table:formula="of:=0.01*[.HD3]" office:value-type="float" office:value="1.21168816357049" calcext:value-type="float">
            <text:p>1.2116881636</text:p>
          </table:table-cell>
          <table:table-cell table:formula="of:=0.01*[.HE3]" office:value-type="float" office:value="1.19957128193478" calcext:value-type="float">
            <text:p>1.1995712819</text:p>
          </table:table-cell>
          <table:table-cell table:formula="of:=0.01*[.HF3]" office:value-type="float" office:value="1.18757556911543" calcext:value-type="float">
            <text:p>1.1875755691</text:p>
          </table:table-cell>
          <table:table-cell table:formula="of:=0.01*[.HG3]" office:value-type="float" office:value="1.17569981342428" calcext:value-type="float">
            <text:p>1.1756998134</text:p>
          </table:table-cell>
          <table:table-cell table:formula="of:=0.01*[.HH3]" office:value-type="float" office:value="1.16394281529004" calcext:value-type="float">
            <text:p>1.1639428153</text:p>
          </table:table-cell>
          <table:table-cell table:formula="of:=0.01*[.HI3]" office:value-type="float" office:value="1.15230338713714" calcext:value-type="float">
            <text:p>1.1523033871</text:p>
          </table:table-cell>
          <table:table-cell table:formula="of:=0.01*[.HJ3]" office:value-type="float" office:value="1.14078035326576" calcext:value-type="float">
            <text:p>1.1407803533</text:p>
          </table:table-cell>
          <table:table-cell table:formula="of:=0.01*[.HK3]" office:value-type="float" office:value="1.12937254973311" calcext:value-type="float">
            <text:p>1.1293725497</text:p>
          </table:table-cell>
          <table:table-cell table:formula="of:=0.01*[.HL3]" office:value-type="float" office:value="1.11807882423578" calcext:value-type="float">
            <text:p>1.1180788242</text:p>
          </table:table-cell>
          <table:table-cell table:formula="of:=0.01*[.HM3]" office:value-type="float" office:value="1.10689803599342" calcext:value-type="float">
            <text:p>1.106898036</text:p>
          </table:table-cell>
          <table:table-cell table:formula="of:=0.01*[.HN3]" office:value-type="float" office:value="1.09582905563348" calcext:value-type="float">
            <text:p>1.0958290556</text:p>
          </table:table-cell>
          <table:table-cell table:formula="of:=0.01*[.HO3]" office:value-type="float" office:value="1.08487076507715" calcext:value-type="float">
            <text:p>1.0848707651</text:p>
          </table:table-cell>
          <table:table-cell table:formula="of:=0.01*[.HP3]" office:value-type="float" office:value="1.07402205742638" calcext:value-type="float">
            <text:p>1.0740220574</text:p>
          </table:table-cell>
          <table:table-cell table:formula="of:=0.01*[.HQ3]" office:value-type="float" office:value="1.06328183685211" calcext:value-type="float">
            <text:p>1.0632818369</text:p>
          </table:table-cell>
          <table:table-cell table:formula="of:=0.01*[.HR3]" office:value-type="float" office:value="1.05264901848359" calcext:value-type="float">
            <text:p>1.0526490185</text:p>
          </table:table-cell>
          <table:table-cell table:formula="of:=0.01*[.HS3]" office:value-type="float" office:value="1.04212252829876" calcext:value-type="float">
            <text:p>1.0421225283</text:p>
          </table:table-cell>
          <table:table-cell table:formula="of:=0.01*[.HT3]" office:value-type="float" office:value="1.03170130301577" calcext:value-type="float">
            <text:p>1.031701303</text:p>
          </table:table-cell>
          <table:table-cell table:formula="of:=0.01*[.HU3]" office:value-type="float" office:value="1.02138428998561" calcext:value-type="float">
            <text:p>1.02138429</text:p>
          </table:table-cell>
          <table:table-cell table:formula="of:=0.01*[.HV3]" office:value-type="float" office:value="1.01117044708576" calcext:value-type="float">
            <text:p>1.0111704471</text:p>
          </table:table-cell>
          <table:table-cell table:formula="of:=0.01*[.HW3]" office:value-type="float" office:value="1.0010587426149" calcext:value-type="float">
            <text:p>1.0010587426</text:p>
          </table:table-cell>
          <table:table-cell table:formula="of:=0.01*[.HX3]" office:value-type="float" office:value="0.991048155188749" calcext:value-type="float">
            <text:p>0.9910481552</text:p>
          </table:table-cell>
          <table:table-cell table:formula="of:=0.01*[.HY3]" office:value-type="float" office:value="0.981137673636861" calcext:value-type="float">
            <text:p>0.9811376736</text:p>
          </table:table-cell>
          <table:table-cell table:formula="of:=0.01*[.HZ3]" office:value-type="float" office:value="0.971326296900492" calcext:value-type="float">
            <text:p>0.9713262969</text:p>
          </table:table-cell>
          <table:table-cell table:formula="of:=0.01*[.IA3]" office:value-type="float" office:value="0.961613033931488" calcext:value-type="float">
            <text:p>0.9616130339</text:p>
          </table:table-cell>
          <table:table-cell table:formula="of:=0.01*[.IB3]" office:value-type="float" office:value="0.951996903592173" calcext:value-type="float">
            <text:p>0.9519969036</text:p>
          </table:table-cell>
          <table:table-cell table:formula="of:=0.01*[.IC3]" office:value-type="float" office:value="0.942476934556251" calcext:value-type="float">
            <text:p>0.9424769346</text:p>
          </table:table-cell>
          <table:table-cell table:formula="of:=0.01*[.ID3]" office:value-type="float" office:value="0.933052165210688" calcext:value-type="float">
            <text:p>0.9330521652</text:p>
          </table:table-cell>
          <table:table-cell table:formula="of:=0.01*[.IE3]" office:value-type="float" office:value="0.923721643558582" calcext:value-type="float">
            <text:p>0.9237216436</text:p>
          </table:table-cell>
          <table:table-cell table:formula="of:=0.01*[.IF3]" office:value-type="float" office:value="0.914484427122996" calcext:value-type="float">
            <text:p>0.9144844271</text:p>
          </table:table-cell>
          <table:table-cell table:formula="of:=0.01*[.IG3]" office:value-type="float" office:value="0.905339582851766" calcext:value-type="float">
            <text:p>0.9053395829</text:p>
          </table:table-cell>
          <table:table-cell table:formula="of:=0.01*[.IH3]" office:value-type="float" office:value="0.896286187023248" calcext:value-type="float">
            <text:p>0.896286187</text:p>
          </table:table-cell>
          <table:table-cell table:formula="of:=0.01*[.II3]" office:value-type="float" office:value="0.887323325153016" calcext:value-type="float">
            <text:p>0.8873233252</text:p>
          </table:table-cell>
          <table:table-cell table:formula="of:=0.01*[.IJ3]" office:value-type="float" office:value="0.878450091901486" calcext:value-type="float">
            <text:p>0.8784500919</text:p>
          </table:table-cell>
          <table:table-cell table:formula="of:=0.01*[.IK3]" office:value-type="float" office:value="0.869665590982471" calcext:value-type="float">
            <text:p>0.869665591</text:p>
          </table:table-cell>
          <table:table-cell table:formula="of:=0.01*[.IL3]" office:value-type="float" office:value="0.860968935072646" calcext:value-type="float">
            <text:p>0.8609689351</text:p>
          </table:table-cell>
          <table:table-cell table:formula="of:=0.01*[.IM3]" office:value-type="float" office:value="0.85235924572192" calcext:value-type="float">
            <text:p>0.8523592457</text:p>
          </table:table-cell>
          <table:table-cell table:formula="of:=0.01*[.IN3]" office:value-type="float" office:value="0.8438356532647" calcext:value-type="float">
            <text:p>0.8438356533</text:p>
          </table:table-cell>
          <table:table-cell table:formula="of:=0.01*[.IO3]" office:value-type="float" office:value="0.835397296732053" calcext:value-type="float">
            <text:p>0.8353972967</text:p>
          </table:table-cell>
          <table:table-cell table:formula="of:=0.01*[.IP3]" office:value-type="float" office:value="0.827043323764733" calcext:value-type="float">
            <text:p>0.8270433238</text:p>
          </table:table-cell>
          <table:table-cell table:formula="of:=0.01*[.IQ3]" office:value-type="float" office:value="0.818772890527085" calcext:value-type="float">
            <text:p>0.8187728905</text:p>
          </table:table-cell>
          <table:table-cell table:formula="of:=0.01*[.IR3]" office:value-type="float" office:value="0.810585161621815" calcext:value-type="float">
            <text:p>0.8105851616</text:p>
          </table:table-cell>
          <table:table-cell table:formula="of:=0.01*[.IS3]" office:value-type="float" office:value="0.802479310005596" calcext:value-type="float">
            <text:p>0.80247931</text:p>
          </table:table-cell>
          <table:table-cell table:formula="of:=0.01*[.IT3]" office:value-type="float" office:value="0.794454516905541" calcext:value-type="float">
            <text:p>0.7944545169</text:p>
          </table:table-cell>
          <table:table-cell table:formula="of:=0.01*[.IU3]" office:value-type="float" office:value="0.786509971736485" calcext:value-type="float">
            <text:p>0.7865099717</text:p>
          </table:table-cell>
          <table:table-cell table:formula="of:=0.01*[.IV3]" office:value-type="float" office:value="0.77864487201912" calcext:value-type="float">
            <text:p>0.778644872</text:p>
          </table:table-cell>
          <table:table-cell table:formula="of:=0.01*[.IW3]" office:value-type="float" office:value="0.770858423298929" calcext:value-type="float">
            <text:p>0.7708584233</text:p>
          </table:table-cell>
          <table:table-cell table:formula="of:=0.01*[.IX3]" office:value-type="float" office:value="0.76314983906594" calcext:value-type="float">
            <text:p>0.7631498391</text:p>
          </table:table-cell>
          <table:table-cell table:formula="of:=0.01*[.IY3]" office:value-type="float" office:value="0.75551834067528" calcext:value-type="float">
            <text:p>0.7555183407</text:p>
          </table:table-cell>
          <table:table-cell table:formula="of:=0.01*[.IZ3]" office:value-type="float" office:value="0.747963157268528" calcext:value-type="float">
            <text:p>0.7479631573</text:p>
          </table:table-cell>
          <table:table-cell table:formula="of:=0.01*[.JA3]" office:value-type="float" office:value="0.740483525695842" calcext:value-type="float">
            <text:p>0.7404835257</text:p>
          </table:table-cell>
          <table:table-cell table:formula="of:=0.01*[.JB3]" office:value-type="float" office:value="0.733078690438884" calcext:value-type="float">
            <text:p>0.7330786904</text:p>
          </table:table-cell>
          <table:table-cell table:formula="of:=0.01*[.JC3]" office:value-type="float" office:value="0.725747903534495" calcext:value-type="float">
            <text:p>0.7257479035</text:p>
          </table:table-cell>
          <table:table-cell table:formula="of:=0.01*[.JD3]" office:value-type="float" office:value="0.71849042449915" calcext:value-type="float">
            <text:p>0.7184904245</text:p>
          </table:table-cell>
          <table:table-cell table:formula="of:=0.01*[.JE3]" office:value-type="float" office:value="0.711305520254158" calcext:value-type="float">
            <text:p>0.7113055203</text:p>
          </table:table-cell>
          <table:table-cell table:formula="of:=0.01*[.JF3]" office:value-type="float" office:value="0.704192465051617" calcext:value-type="float">
            <text:p>0.7041924651</text:p>
          </table:table-cell>
          <table:table-cell table:formula="of:=0.01*[.JG3]" office:value-type="float" office:value="0.697150540401101" calcext:value-type="float">
            <text:p>0.6971505404</text:p>
          </table:table-cell>
          <table:table-cell table:formula="of:=0.01*[.JH3]" office:value-type="float" office:value="0.69017903499709" calcext:value-type="float">
            <text:p>0.690179035</text:p>
          </table:table-cell>
          <table:table-cell table:formula="of:=0.01*[.JI3]" office:value-type="float" office:value="0.683277244647119" calcext:value-type="float">
            <text:p>0.6832772446</text:p>
          </table:table-cell>
          <table:table-cell table:formula="of:=0.01*[.JJ3]" office:value-type="float" office:value="0.676444472200648" calcext:value-type="float">
            <text:p>0.6764444722</text:p>
          </table:table-cell>
          <table:table-cell table:formula="of:=0.01*[.JK3]" office:value-type="float" office:value="0.669680027478641" calcext:value-type="float">
            <text:p>0.6696800275</text:p>
          </table:table-cell>
          <table:table-cell table:formula="of:=0.01*[.JL3]" office:value-type="float" office:value="0.662983227203855" calcext:value-type="float">
            <text:p>0.6629832272</text:p>
          </table:table-cell>
          <table:table-cell table:formula="of:=0.01*[.JM3]" office:value-type="float" office:value="0.656353394931816" calcext:value-type="float">
            <text:p>0.6563533949</text:p>
          </table:table-cell>
          <table:table-cell table:formula="of:=0.01*[.JN3]" office:value-type="float" office:value="0.649789860982498" calcext:value-type="float">
            <text:p>0.649789861</text:p>
          </table:table-cell>
          <table:table-cell table:formula="of:=0.01*[.JO3]" office:value-type="float" office:value="0.643291962372673" calcext:value-type="float">
            <text:p>0.6432919624</text:p>
          </table:table-cell>
          <table:table-cell table:formula="of:=0.01*[.JP3]" office:value-type="float" office:value="0.636859042748947" calcext:value-type="float">
            <text:p>0.6368590427</text:p>
          </table:table-cell>
          <table:table-cell table:formula="of:=0.01*[.JQ3]" office:value-type="float" office:value="0.630490452321457" calcext:value-type="float">
            <text:p>0.6304904523</text:p>
          </table:table-cell>
          <table:table-cell table:formula="of:=0.01*[.JR3]" office:value-type="float" office:value="0.624185547798243" calcext:value-type="float">
            <text:p>0.6241855478</text:p>
          </table:table-cell>
          <table:table-cell table:formula="of:=0.01*[.JS3]" office:value-type="float" office:value="0.61794369232026" calcext:value-type="float">
            <text:p>0.6179436923</text:p>
          </table:table-cell>
          <table:table-cell table:formula="of:=0.01*[.JT3]" office:value-type="float" office:value="0.611764255397057" calcext:value-type="float">
            <text:p>0.6117642554</text:p>
          </table:table-cell>
          <table:table-cell table:formula="of:=0.01*[.JU3]" office:value-type="float" office:value="0.605646612843087" calcext:value-type="float">
            <text:p>0.6056466128</text:p>
          </table:table-cell>
          <table:table-cell table:formula="of:=0.01*[.JV3]" office:value-type="float" office:value="0.599590146714656" calcext:value-type="float">
            <text:p>0.5995901467</text:p>
          </table:table-cell>
          <table:table-cell table:formula="of:=0.01*[.JW3]" office:value-type="float" office:value="0.593594245247509" calcext:value-type="float">
            <text:p>0.5935942452</text:p>
          </table:table-cell>
          <table:table-cell table:formula="of:=0.01*[.JX3]" office:value-type="float" office:value="0.587658302795034" calcext:value-type="float">
            <text:p>0.5876583028</text:p>
          </table:table-cell>
          <table:table-cell table:formula="of:=0.01*[.JY3]" office:value-type="float" office:value="0.581781719767084" calcext:value-type="float">
            <text:p>0.5817817198</text:p>
          </table:table-cell>
          <table:table-cell table:formula="of:=0.01*[.JZ3]" office:value-type="float" office:value="0.575963902569413" calcext:value-type="float">
            <text:p>0.5759639026</text:p>
          </table:table-cell>
          <table:table-cell table:formula="of:=0.01*[.KA3]" office:value-type="float" office:value="0.570204263543719" calcext:value-type="float">
            <text:p>0.5702042635</text:p>
          </table:table-cell>
          <table:table-cell table:formula="of:=0.01*[.KB3]" office:value-type="float" office:value="0.564502220908282" calcext:value-type="float">
            <text:p>0.5645022209</text:p>
          </table:table-cell>
          <table:table-cell table:formula="of:=0.01*[.KC3]" office:value-type="float" office:value="0.558857198699199" calcext:value-type="float">
            <text:p>0.5588571987</text:p>
          </table:table-cell>
          <table:table-cell table:formula="of:=0.01*[.KD3]" office:value-type="float" office:value="0.553268626712207" calcext:value-type="float">
            <text:p>0.5532686267</text:p>
          </table:table-cell>
          <table:table-cell table:formula="of:=0.01*[.KE3]" office:value-type="float" office:value="0.547735940445085" calcext:value-type="float">
            <text:p>0.5477359404</text:p>
          </table:table-cell>
          <table:table-cell table:formula="of:=0.01*[.KF3]" office:value-type="float" office:value="0.542258581040634" calcext:value-type="float">
            <text:p>0.542258581</text:p>
          </table:table-cell>
          <table:table-cell table:formula="of:=0.01*[.KG3]" office:value-type="float" office:value="0.536835995230228" calcext:value-type="float">
            <text:p>0.5368359952</text:p>
          </table:table-cell>
          <table:table-cell table:formula="of:=0.01*[.KH3]" office:value-type="float" office:value="0.531467635277925" calcext:value-type="float">
            <text:p>0.5314676353</text:p>
          </table:table-cell>
          <table:table-cell table:formula="of:=0.01*[.KI3]" office:value-type="float" office:value="0.526152958925146" calcext:value-type="float">
            <text:p>0.5261529589</text:p>
          </table:table-cell>
          <table:table-cell table:formula="of:=0.01*[.KJ3]" office:value-type="float" office:value="0.520891429335895" calcext:value-type="float">
            <text:p>0.5208914293</text:p>
          </table:table-cell>
          <table:table-cell table:formula="of:=0.01*[.KK3]" office:value-type="float" office:value="0.515682515042536" calcext:value-type="float">
            <text:p>0.515682515</text:p>
          </table:table-cell>
          <table:table-cell table:formula="of:=0.01*[.KL3]" office:value-type="float" office:value="0.51052568989211" calcext:value-type="float">
            <text:p>0.5105256899</text:p>
          </table:table-cell>
          <table:table-cell table:formula="of:=0.01*[.KM3]" office:value-type="float" office:value="0.505420432993189" calcext:value-type="float">
            <text:p>0.505420433</text:p>
          </table:table-cell>
          <table:table-cell table:formula="of:=0.01*[.KN3]" office:value-type="float" office:value="0.500366228663257" calcext:value-type="float">
            <text:p>0.5003662287</text:p>
          </table:table-cell>
          <table:table-cell table:formula="of:=0.01*[.KO3]" office:value-type="float" office:value="0.495362566376625" calcext:value-type="float">
            <text:p>0.4953625664</text:p>
          </table:table-cell>
          <table:table-cell table:formula="of:=0.01*[.KP3]" office:value-type="float" office:value="0.490408940712859" calcext:value-type="float">
            <text:p>0.4904089407</text:p>
          </table:table-cell>
          <table:table-cell table:formula="of:=0.01*[.KQ3]" office:value-type="float" office:value="0.48550485130573" calcext:value-type="float">
            <text:p>0.4855048513</text:p>
          </table:table-cell>
          <table:table-cell table:formula="of:=0.01*[.KR3]" office:value-type="float" office:value="0.480649802792673" calcext:value-type="float">
            <text:p>0.4806498028</text:p>
          </table:table-cell>
          <table:table-cell table:formula="of:=0.01*[.KS3]" office:value-type="float" office:value="0.475843304764746" calcext:value-type="float">
            <text:p>0.4758433048</text:p>
          </table:table-cell>
          <table:table-cell table:formula="of:=0.01*[.KT3]" office:value-type="float" office:value="0.471084871717098" calcext:value-type="float">
            <text:p>0.4710848717</text:p>
          </table:table-cell>
          <table:table-cell table:formula="of:=0.01*[.KU3]" office:value-type="float" office:value="0.466374022999928" calcext:value-type="float">
            <text:p>0.466374023</text:p>
          </table:table-cell>
          <table:table-cell table:formula="of:=0.01*[.KV3]" office:value-type="float" office:value="0.461710282769928" calcext:value-type="float">
            <text:p>0.4617102828</text:p>
          </table:table-cell>
          <table:table-cell table:formula="of:=0.01*[.KW3]" office:value-type="float" office:value="0.457093179942229" calcext:value-type="float">
            <text:p>0.4570931799</text:p>
          </table:table-cell>
          <table:table-cell table:formula="of:=0.01*[.KX3]" office:value-type="float" office:value="0.452522248142807" calcext:value-type="float">
            <text:p>0.4525222481</text:p>
          </table:table-cell>
          <table:table-cell table:formula="of:=0.01*[.KY3]" office:value-type="float" office:value="0.447997025661379" calcext:value-type="float">
            <text:p>0.4479970257</text:p>
          </table:table-cell>
          <table:table-cell table:formula="of:=0.01*[.KZ3]" office:value-type="float" office:value="0.443517055404765" calcext:value-type="float">
            <text:p>0.4435170554</text:p>
          </table:table-cell>
          <table:table-cell table:formula="of:=0.01*[.LA3]" office:value-type="float" office:value="0.439081884850717" calcext:value-type="float">
            <text:p>0.4390818849</text:p>
          </table:table-cell>
          <table:table-cell table:formula="of:=0.01*[.LB3]" office:value-type="float" office:value="0.43469106600221" calcext:value-type="float">
            <text:p>0.434691066</text:p>
          </table:table-cell>
          <table:table-cell table:formula="of:=0.01*[.LC3]" office:value-type="float" office:value="0.430344155342188" calcext:value-type="float">
            <text:p>0.4303441553</text:p>
          </table:table-cell>
          <table:table-cell table:formula="of:=0.01*[.LD3]" office:value-type="float" office:value="0.426040713788766" calcext:value-type="float">
            <text:p>0.4260407138</text:p>
          </table:table-cell>
          <table:table-cell table:formula="of:=0.01*[.LE3]" office:value-type="float" office:value="0.421780306650878" calcext:value-type="float">
            <text:p>0.4217803067</text:p>
          </table:table-cell>
          <table:table-cell table:formula="of:=0.01*[.LF3]" office:value-type="float" office:value="0.41756250358437" calcext:value-type="float">
            <text:p>0.4175625036</text:p>
          </table:table-cell>
          <table:table-cell table:formula="of:=0.01*[.LG3]" office:value-type="float" office:value="0.413386878548526" calcext:value-type="float">
            <text:p>0.4133868785</text:p>
          </table:table-cell>
          <table:table-cell table:formula="of:=0.01*[.LH3]" office:value-type="float" office:value="0.409253009763041" calcext:value-type="float">
            <text:p>0.4092530098</text:p>
          </table:table-cell>
          <table:table-cell table:formula="of:=0.01*[.LI3]" office:value-type="float" office:value="0.40516047966541" calcext:value-type="float">
            <text:p>0.4051604797</text:p>
          </table:table-cell>
          <table:table-cell table:formula="of:=0.01*[.LJ3]" office:value-type="float" office:value="0.401108874868756" calcext:value-type="float">
            <text:p>0.4011088749</text:p>
          </table:table-cell>
          <table:table-cell table:formula="of:=0.01*[.LK3]" office:value-type="float" office:value="0.397097786120068" calcext:value-type="float">
            <text:p>0.3970977861</text:p>
          </table:table-cell>
          <table:table-cell table:formula="of:=0.01*[.LL3]" office:value-type="float" office:value="0.393126808258868" calcext:value-type="float">
            <text:p>0.3931268083</text:p>
          </table:table-cell>
          <table:table-cell table:formula="of:=0.01*[.LM3]" office:value-type="float" office:value="0.389195540176279" calcext:value-type="float">
            <text:p>0.3891955402</text:p>
          </table:table-cell>
          <table:table-cell table:formula="of:=0.01*[.LN3]" office:value-type="float" office:value="0.385303584774516" calcext:value-type="float">
            <text:p>0.3853035848</text:p>
          </table:table-cell>
          <table:table-cell table:formula="of:=0.01*[.LO3]" office:value-type="float" office:value="0.381450548926771" calcext:value-type="float">
            <text:p>0.3814505489</text:p>
          </table:table-cell>
          <table:table-cell table:formula="of:=0.01*[.LP3]" office:value-type="float" office:value="0.377636043437503" calcext:value-type="float">
            <text:p>0.3776360434</text:p>
          </table:table-cell>
          <table:table-cell table:formula="of:=0.01*[.LQ3]" office:value-type="float" office:value="0.373859683003128" calcext:value-type="float">
            <text:p>0.373859683</text:p>
          </table:table-cell>
          <table:table-cell table:formula="of:=0.01*[.LR3]" office:value-type="float" office:value="0.370121086173097" calcext:value-type="float">
            <text:p>0.3701210862</text:p>
          </table:table-cell>
          <table:table-cell table:formula="of:=0.01*[.LS3]" office:value-type="float" office:value="0.366419875311366" calcext:value-type="float">
            <text:p>0.3664198753</text:p>
          </table:table-cell>
          <table:table-cell table:formula="of:=0.01*[.LT3]" office:value-type="float" office:value="0.362755676558252" calcext:value-type="float">
            <text:p>0.3627556766</text:p>
          </table:table-cell>
          <table:table-cell table:formula="of:=0.01*[.LU3]" office:value-type="float" office:value="0.35912811979267" calcext:value-type="float">
            <text:p>0.3591281198</text:p>
          </table:table-cell>
          <table:table-cell table:formula="of:=0.01*[.LV3]" office:value-type="float" office:value="0.355536838594743" calcext:value-type="float">
            <text:p>0.3555368386</text:p>
          </table:table-cell>
          <table:table-cell table:formula="of:=0.01*[.LW3]" office:value-type="float" office:value="0.351981470208796" calcext:value-type="float">
            <text:p>0.3519814702</text:p>
          </table:table-cell>
          <table:table-cell table:formula="of:=0.01*[.LX3]" office:value-type="float" office:value="0.348461655506708" calcext:value-type="float">
            <text:p>0.3484616555</text:p>
          </table:table-cell>
          <table:table-cell table:formula="of:=0.01*[.LY3]" office:value-type="float" office:value="0.344977038951641" calcext:value-type="float">
            <text:p>0.344977039</text:p>
          </table:table-cell>
          <table:table-cell table:formula="of:=0.01*[.LZ3]" office:value-type="float" office:value="0.341527268562124" calcext:value-type="float">
            <text:p>0.3415272686</text:p>
          </table:table-cell>
          <table:table-cell table:formula="of:=0.01*[.MA3]" office:value-type="float" office:value="0.338111995876503" calcext:value-type="float">
            <text:p>0.3381119959</text:p>
          </table:table-cell>
          <table:table-cell table:formula="of:=0.01*[.MB3]" office:value-type="float" office:value="0.334730875917738" calcext:value-type="float">
            <text:p>0.3347308759</text:p>
          </table:table-cell>
          <table:table-cell table:formula="of:=0.01*[.MC3]" office:value-type="float" office:value="0.331383567158561" calcext:value-type="float">
            <text:p>0.3313835672</text:p>
          </table:table-cell>
          <table:table-cell table:formula="of:=0.01*[.MD3]" office:value-type="float" office:value="0.328069731486975" calcext:value-type="float">
            <text:p>0.3280697315</text:p>
          </table:table-cell>
          <table:table-cell table:formula="of:=0.01*[.ME3]" office:value-type="float" office:value="0.324789034172105" calcext:value-type="float">
            <text:p>0.3247890342</text:p>
          </table:table-cell>
          <table:table-cell table:formula="of:=0.01*[.MF3]" office:value-type="float" office:value="0.321541143830384" calcext:value-type="float">
            <text:p>0.3215411438</text:p>
          </table:table-cell>
          <table:table-cell table:formula="of:=0.01*[.MG3]" office:value-type="float" office:value="0.31832573239208" calcext:value-type="float">
            <text:p>0.3183257324</text:p>
          </table:table-cell>
          <table:table-cell table:formula="of:=0.01*[.MH3]" office:value-type="float" office:value="0.31514247506816" calcext:value-type="float">
            <text:p>0.3151424751</text:p>
          </table:table-cell>
          <table:table-cell table:formula="of:=0.01*[.MI3]" office:value-type="float" office:value="0.311991050317478" calcext:value-type="float">
            <text:p>0.3119910503</text:p>
          </table:table-cell>
          <table:table-cell table:formula="of:=0.01*[.MJ3]" office:value-type="float" office:value="0.308871139814303" calcext:value-type="float">
            <text:p>0.3088711398</text:p>
          </table:table-cell>
          <table:table-cell table:formula="of:=0.01*[.MK3]" office:value-type="float" office:value="0.30578242841616" calcext:value-type="float">
            <text:p>0.3057824284</text:p>
          </table:table-cell>
          <table:table-cell table:formula="of:=0.01*[.ML3]" office:value-type="float" office:value="0.302724604131998" calcext:value-type="float">
            <text:p>0.3027246041</text:p>
          </table:table-cell>
          <table:table-cell table:formula="of:=0.01*[.MM3]" office:value-type="float" office:value="0.299697358090679" calcext:value-type="float">
            <text:p>0.2996973581</text:p>
          </table:table-cell>
          <table:table-cell table:formula="of:=0.01*[.MN3]" office:value-type="float" office:value="0.296700384509772" calcext:value-type="float">
            <text:p>0.2967003845</text:p>
          </table:table-cell>
          <table:table-cell table:formula="of:=0.01*[.MO3]" office:value-type="float" office:value="0.293733380664674" calcext:value-type="float">
            <text:p>0.2937333807</text:p>
          </table:table-cell>
          <table:table-cell table:formula="of:=0.01*[.MP3]" office:value-type="float" office:value="0.290796046858027" calcext:value-type="float">
            <text:p>0.2907960469</text:p>
          </table:table-cell>
          <table:table-cell table:formula="of:=0.01*[.MQ3]" office:value-type="float" office:value="0.287888086389447" calcext:value-type="float">
            <text:p>0.2878880864</text:p>
          </table:table-cell>
          <table:table-cell table:formula="of:=0.01*[.MR3]" office:value-type="float" office:value="0.285009205525552" calcext:value-type="float">
            <text:p>0.2850092055</text:p>
          </table:table-cell>
          <table:table-cell table:formula="of:=0.01*[.MS3]" office:value-type="float" office:value="0.282159113470297" calcext:value-type="float">
            <text:p>0.2821591135</text:p>
          </table:table-cell>
          <table:table-cell table:formula="of:=0.01*[.MT3]" office:value-type="float" office:value="0.279337522335594" calcext:value-type="float">
            <text:p>0.2793375223</text:p>
          </table:table-cell>
          <table:table-cell table:formula="of:=0.01*[.MU3]" office:value-type="float" office:value="0.276544147112238" calcext:value-type="float">
            <text:p>0.2765441471</text:p>
          </table:table-cell>
          <table:table-cell table:formula="of:=0.01*[.MV3]" office:value-type="float" office:value="0.273778705641116" calcext:value-type="float">
            <text:p>0.2737787056</text:p>
          </table:table-cell>
          <table:table-cell table:formula="of:=0.01*[.MW3]" office:value-type="float" office:value="0.271040918584705" calcext:value-type="float">
            <text:p>0.2710409186</text:p>
          </table:table-cell>
          <table:table-cell table:formula="of:=0.01*[.MX3]" office:value-type="float" office:value="0.268330509398857" calcext:value-type="float">
            <text:p>0.2683305094</text:p>
          </table:table-cell>
          <table:table-cell table:formula="of:=0.01*[.MY3]" office:value-type="float" office:value="0.265647204304869" calcext:value-type="float">
            <text:p>0.2656472043</text:p>
          </table:table-cell>
          <table:table-cell table:formula="of:=0.01*[.MZ3]" office:value-type="float" office:value="0.26299073226182" calcext:value-type="float">
            <text:p>0.2629907323</text:p>
          </table:table-cell>
          <table:table-cell table:formula="of:=0.01*[.NA3]" office:value-type="float" office:value="0.260360824939202" calcext:value-type="float">
            <text:p>0.2603608249</text:p>
          </table:table-cell>
          <table:table-cell table:formula="of:=0.01*[.NB3]" office:value-type="float" office:value="0.25775721668981" calcext:value-type="float">
            <text:p>0.2577572167</text:p>
          </table:table-cell>
          <table:table-cell table:formula="of:=0.01*[.NC3]" office:value-type="float" office:value="0.255179644522912" calcext:value-type="float">
            <text:p>0.2551796445</text:p>
          </table:table-cell>
          <table:table-cell table:formula="of:=0.01*[.ND3]" office:value-type="float" office:value="0.252627848077683" calcext:value-type="float">
            <text:p>0.2526278481</text:p>
          </table:table-cell>
          <table:table-cell table:formula="of:=0.01*[.NE3]" office:value-type="float" office:value="0.250101569596906" calcext:value-type="float">
            <text:p>0.2501015696</text:p>
          </table:table-cell>
          <table:table-cell table:formula="of:=0.01*[.NF3]" office:value-type="float" office:value="0.247600553900937" calcext:value-type="float">
            <text:p>0.2476005539</text:p>
          </table:table-cell>
          <table:table-cell table:formula="of:=0.01*[.NG3]" office:value-type="float" office:value="0.245124548361928" calcext:value-type="float">
            <text:p>0.2451245484</text:p>
          </table:table-cell>
          <table:table-cell table:formula="of:=0.01*[.NH3]" office:value-type="float" office:value="0.242673302878308" calcext:value-type="float">
            <text:p>0.2426733029</text:p>
          </table:table-cell>
          <table:table-cell table:formula="of:=0.01*[.NI3]" office:value-type="float" office:value="0.240246569849525" calcext:value-type="float">
            <text:p>0.2402465698</text:p>
          </table:table-cell>
          <table:table-cell table:formula="of:=0.01*[.NJ3]" office:value-type="float" office:value="0.23784410415103" calcext:value-type="float">
            <text:p>0.2378441042</text:p>
          </table:table-cell>
          <table:table-cell table:formula="of:=0.01*[.NK3]" office:value-type="float" office:value="0.23546566310952" calcext:value-type="float">
            <text:p>0.2354656631</text:p>
          </table:table-cell>
          <table:table-cell table:formula="of:=0.01*[.NL3]" office:value-type="float" office:value="0.233111006478424" calcext:value-type="float">
            <text:p>0.2331110065</text:p>
          </table:table-cell>
          <table:table-cell table:formula="of:=0.01*[.NM3]" office:value-type="float" office:value="0.23077989641364" calcext:value-type="float">
            <text:p>0.2307798964</text:p>
          </table:table-cell>
          <table:table-cell table:formula="of:=0.01*[.NN3]" office:value-type="float" office:value="0.228472097449504" calcext:value-type="float">
            <text:p>0.2284720974</text:p>
          </table:table-cell>
          <table:table-cell table:formula="of:=0.01*[.NO3]" office:value-type="float" office:value="0.226187376475009" calcext:value-type="float">
            <text:p>0.2261873765</text:p>
          </table:table-cell>
          <table:table-cell table:formula="of:=0.01*[.NP3]" office:value-type="float" office:value="0.223925502710259" calcext:value-type="float">
            <text:p>0.2239255027</text:p>
          </table:table-cell>
          <table:table-cell table:formula="of:=0.01*[.NQ3]" office:value-type="float" office:value="0.221686247683156" calcext:value-type="float">
            <text:p>0.2216862477</text:p>
          </table:table-cell>
          <table:table-cell table:formula="of:=0.01*[.NR3]" office:value-type="float" office:value="0.219469385206324" calcext:value-type="float">
            <text:p>0.2194693852</text:p>
          </table:table-cell>
          <table:table-cell table:formula="of:=0.01*[.NS3]" office:value-type="float" office:value="0.217274691354261" calcext:value-type="float">
            <text:p>0.2172746914</text:p>
          </table:table-cell>
          <table:table-cell table:formula="of:=0.01*[.NT3]" office:value-type="float" office:value="0.215101944440719" calcext:value-type="float">
            <text:p>0.2151019444</text:p>
          </table:table-cell>
          <table:table-cell table:formula="of:=0.01*[.NU3]" office:value-type="float" office:value="0.212950924996311" calcext:value-type="float">
            <text:p>0.212950925</text:p>
          </table:table-cell>
          <table:table-cell table:formula="of:=0.01*[.NV3]" office:value-type="float" office:value="0.210821415746348" calcext:value-type="float">
            <text:p>0.2108214157</text:p>
          </table:table-cell>
          <table:table-cell table:formula="of:=0.01*[.NW3]" office:value-type="float" office:value="0.208713201588885" calcext:value-type="float">
            <text:p>0.2087132016</text:p>
          </table:table-cell>
          <table:table-cell table:formula="of:=0.01*[.NX3]" office:value-type="float" office:value="0.206626069572996" calcext:value-type="float">
            <text:p>0.2066260696</text:p>
          </table:table-cell>
          <table:table-cell table:formula="of:=0.01*[.NY3]" office:value-type="float" office:value="0.204559808877266" calcext:value-type="float">
            <text:p>0.2045598089</text:p>
          </table:table-cell>
          <table:table-cell table:formula="of:=0.01*[.NZ3]" office:value-type="float" office:value="0.202514210788493" calcext:value-type="float">
            <text:p>0.2025142108</text:p>
          </table:table-cell>
          <table:table-cell table:formula="of:=0.01*[.OA3]" office:value-type="float" office:value="0.200489068680608" calcext:value-type="float">
            <text:p>0.2004890687</text:p>
          </table:table-cell>
          <table:table-cell table:formula="of:=0.01*[.OB3]" office:value-type="float" office:value="0.198484177993802" calcext:value-type="float">
            <text:p>0.198484178</text:p>
          </table:table-cell>
          <table:table-cell table:formula="of:=0.01*[.OC3]" office:value-type="float" office:value="0.196499336213864" calcext:value-type="float">
            <text:p>0.1964993362</text:p>
          </table:table-cell>
          <table:table-cell table:formula="of:=0.01*[.OD3]" office:value-type="float" office:value="0.194534342851726" calcext:value-type="float">
            <text:p>0.1945343429</text:p>
          </table:table-cell>
          <table:table-cell table:formula="of:=0.01*[.OE3]" office:value-type="float" office:value="0.192588999423208" calcext:value-type="float">
            <text:p>0.1925889994</text:p>
          </table:table-cell>
          <table:table-cell table:formula="of:=0.01*[.OF3]" office:value-type="float" office:value="0.190663109428976" calcext:value-type="float">
            <text:p>0.1906631094</text:p>
          </table:table-cell>
          <table:table-cell table:formula="of:=0.01*[.OG3]" office:value-type="float" office:value="0.188756478334687" calcext:value-type="float">
            <text:p>0.1887564783</text:p>
          </table:table-cell>
          <table:table-cell table:formula="of:=0.01*[.OH3]" office:value-type="float" office:value="0.18686891355134" calcext:value-type="float">
            <text:p>0.1868689136</text:p>
          </table:table-cell>
          <table:table-cell table:formula="of:=0.01*[.OI3]" office:value-type="float" office:value="0.185000224415826" calcext:value-type="float">
            <text:p>0.1850002244</text:p>
          </table:table-cell>
          <table:table-cell table:formula="of:=0.01*[.OJ3]" office:value-type="float" office:value="0.183150222171668" calcext:value-type="float">
            <text:p>0.1831502222</text:p>
          </table:table-cell>
          <table:table-cell table:formula="of:=0.01*[.OK3]" office:value-type="float" office:value="0.181318719949951" calcext:value-type="float">
            <text:p>0.1813187199</text:p>
          </table:table-cell>
          <table:table-cell table:formula="of:=0.01*[.OL3]" office:value-type="float" office:value="0.179505532750452" calcext:value-type="float">
            <text:p>0.1795055328</text:p>
          </table:table-cell>
          <table:table-cell table:formula="of:=0.01*[.OM3]" office:value-type="float" office:value="0.177710477422947" calcext:value-type="float">
            <text:p>0.1777104774</text:p>
          </table:table-cell>
          <table:table-cell table:formula="of:=0.01*[.ON3]" office:value-type="float" office:value="0.175933372648718" calcext:value-type="float">
            <text:p>0.1759333726</text:p>
          </table:table-cell>
          <table:table-cell table:formula="of:=0.01*[.OO3]" office:value-type="float" office:value="0.174174038922231" calcext:value-type="float">
            <text:p>0.1741740389</text:p>
          </table:table-cell>
          <table:table-cell table:formula="of:=0.01*[.OP3]" office:value-type="float" office:value="0.172432298533008" calcext:value-type="float">
            <text:p>0.1724322985</text:p>
          </table:table-cell>
          <table:table-cell table:formula="of:=0.01*[.OQ3]" office:value-type="float" office:value="0.170707975547678" calcext:value-type="float">
            <text:p>0.1707079755</text:p>
          </table:table-cell>
          <table:table-cell table:formula="of:=0.01*[.OR3]" office:value-type="float" office:value="0.169000895792202" calcext:value-type="float">
            <text:p>0.1690008958</text:p>
          </table:table-cell>
          <table:table-cell table:formula="of:=0.01*[.OS3]" office:value-type="float" office:value="0.16731088683428" calcext:value-type="float">
            <text:p>0.1673108868</text:p>
          </table:table-cell>
          <table:table-cell table:formula="of:=0.01*[.OT3]" office:value-type="float" office:value="0.165637777965937" calcext:value-type="float">
            <text:p>0.165637778</text:p>
          </table:table-cell>
          <table:table-cell table:formula="of:=0.01*[.OU3]" office:value-type="float" office:value="0.163981400186277" calcext:value-type="float">
            <text:p>0.1639814002</text:p>
          </table:table-cell>
          <table:table-cell table:formula="of:=0.01*[.OV3]" office:value-type="float" office:value="0.162341586184415" calcext:value-type="float">
            <text:p>0.1623415862</text:p>
          </table:table-cell>
          <table:table-cell table:formula="of:=0.01*[.OW3]" office:value-type="float" office:value="0.16071817032257" calcext:value-type="float">
            <text:p>0.1607181703</text:p>
          </table:table-cell>
          <table:table-cell table:formula="of:=0.01*[.OX3]" office:value-type="float" office:value="0.159110988619345" calcext:value-type="float">
            <text:p>0.1591109886</text:p>
          </table:table-cell>
          <table:table-cell table:formula="of:=0.01*[.OY3]" office:value-type="float" office:value="0.157519878733151" calcext:value-type="float">
            <text:p>0.1575198787</text:p>
          </table:table-cell>
          <table:table-cell table:formula="of:=0.01*[.OZ3]" office:value-type="float" office:value="0.15594467994582" calcext:value-type="float">
            <text:p>0.1559446799</text:p>
          </table:table-cell>
          <table:table-cell table:formula="of:=0.01*[.PA3]" office:value-type="float" office:value="0.154385233146362" calcext:value-type="float">
            <text:p>0.1543852331</text:p>
          </table:table-cell>
          <table:table-cell table:formula="of:=0.01*[.PB3]" office:value-type="float" office:value="0.152841380814898" calcext:value-type="float">
            <text:p>0.1528413808</text:p>
          </table:table-cell>
          <table:table-cell table:formula="of:=0.01*[.PC3]" office:value-type="float" office:value="0.151312967006749" calcext:value-type="float">
            <text:p>0.151312967</text:p>
          </table:table-cell>
          <table:table-cell table:formula="of:=0.01*[.PD3]" office:value-type="float" office:value="0.149799837336682" calcext:value-type="float">
            <text:p>0.1497998373</text:p>
          </table:table-cell>
          <table:table-cell table:formula="of:=0.01*[.PE3]" office:value-type="float" office:value="0.148301838963315" calcext:value-type="float">
            <text:p>0.148301839</text:p>
          </table:table-cell>
          <table:table-cell table:formula="of:=0.01*[.PF3]" office:value-type="float" office:value="0.146818820573682" calcext:value-type="float">
            <text:p>0.1468188206</text:p>
          </table:table-cell>
          <table:table-cell table:formula="of:=0.01*[.PG3]" office:value-type="float" office:value="0.145350632367945" calcext:value-type="float">
            <text:p>0.1453506324</text:p>
          </table:table-cell>
          <table:table-cell table:formula="of:=0.01*[.PH3]" office:value-type="float" office:value="0.143897126044265" calcext:value-type="float">
            <text:p>0.143897126</text:p>
          </table:table-cell>
          <table:table-cell table:formula="of:=0.01*[.PI3]" office:value-type="float" office:value="0.142458154783823" calcext:value-type="float">
            <text:p>0.1424581548</text:p>
          </table:table-cell>
          <table:table-cell table:formula="of:=0.01*[.PJ3]" office:value-type="float" office:value="0.141033573235984" calcext:value-type="float">
            <text:p>0.1410335732</text:p>
          </table:table-cell>
          <table:table-cell table:formula="of:=0.01*[.PK3]" office:value-type="float" office:value="0.139623237503625" calcext:value-type="float">
            <text:p>0.1396232375</text:p>
          </table:table-cell>
          <table:table-cell table:formula="of:=0.01*[.PL3]" office:value-type="float" office:value="0.138227005128588" calcext:value-type="float">
            <text:p>0.1382270051</text:p>
          </table:table-cell>
          <table:table-cell table:formula="of:=0.01*[.PM3]" office:value-type="float" office:value="0.136844735077302" calcext:value-type="float">
            <text:p>0.1368447351</text:p>
          </table:table-cell>
          <table:table-cell table:formula="of:=0.01*[.PN3]" office:value-type="float" office:value="0.135476287726529" calcext:value-type="float">
            <text:p>0.1354762877</text:p>
          </table:table-cell>
          <table:table-cell table:formula="of:=0.01*[.PO3]" office:value-type="float" office:value="0.134121524849264" calcext:value-type="float">
            <text:p>0.1341215248</text:p>
          </table:table-cell>
          <table:table-cell table:formula="of:=0.01*[.PP3]" office:value-type="float" office:value="0.132780309600771" calcext:value-type="float">
            <text:p>0.1327803096</text:p>
          </table:table-cell>
          <table:table-cell table:formula="of:=0.01*[.PQ3]" office:value-type="float" office:value="0.131452506504764" calcext:value-type="float">
            <text:p>0.1314525065</text:p>
          </table:table-cell>
          <table:table-cell table:formula="of:=0.01*[.PR3]" office:value-type="float" office:value="0.130137981439716" calcext:value-type="float">
            <text:p>0.1301379814</text:p>
          </table:table-cell>
          <table:table-cell table:formula="of:=0.01*[.PS3]" office:value-type="float" office:value="0.128836601625319" calcext:value-type="float">
            <text:p>0.1288366016</text:p>
          </table:table-cell>
          <table:table-cell table:formula="of:=0.01*[.PT3]" office:value-type="float" office:value="0.127548235609066" calcext:value-type="float">
            <text:p>0.1275482356</text:p>
          </table:table-cell>
          <table:table-cell table:formula="of:=0.01*[.PU3]" office:value-type="float" office:value="0.126272753252975" calcext:value-type="float">
            <text:p>0.1262727533</text:p>
          </table:table-cell>
          <table:table-cell table:formula="of:=0.01*[.PV3]" office:value-type="float" office:value="0.125010025720445" calcext:value-type="float">
            <text:p>0.1250100257</text:p>
          </table:table-cell>
          <table:table-cell table:formula="of:=0.01*[.PW3]" office:value-type="float" office:value="0.123759925463241" calcext:value-type="float">
            <text:p>0.1237599255</text:p>
          </table:table-cell>
          <table:table-cell table:formula="of:=0.01*[.PX3]" office:value-type="float" office:value="0.122522326208608" calcext:value-type="float">
            <text:p>0.1225223262</text:p>
          </table:table-cell>
          <table:table-cell table:formula="of:=0.01*[.PY3]" office:value-type="float" office:value="0.121297102946522" calcext:value-type="float">
            <text:p>0.1212971029</text:p>
          </table:table-cell>
          <table:table-cell table:formula="of:=0.01*[.PZ3]" office:value-type="float" office:value="0.120084131917057" calcext:value-type="float">
            <text:p>0.1200841319</text:p>
          </table:table-cell>
          <table:table-cell table:formula="of:=0.01*[.QA3]" office:value-type="float" office:value="0.118883290597887" calcext:value-type="float">
            <text:p>0.1188832906</text:p>
          </table:table-cell>
          <table:table-cell table:formula="of:=0.01*[.QB3]" office:value-type="float" office:value="0.117694457691908" calcext:value-type="float">
            <text:p>0.1176944577</text:p>
          </table:table-cell>
          <table:table-cell table:formula="of:=0.01*[.QC3]" office:value-type="float" office:value="0.116517513114989" calcext:value-type="float">
            <text:p>0.1165175131</text:p>
          </table:table-cell>
          <table:table-cell table:formula="of:=0.01*[.QD3]" office:value-type="float" office:value="0.115352337983839" calcext:value-type="float">
            <text:p>0.115352338</text:p>
          </table:table-cell>
          <table:table-cell table:formula="of:=0.01*[.QE3]" office:value-type="float" office:value="0.114198814604" calcext:value-type="float">
            <text:p>0.1141988146</text:p>
          </table:table-cell>
          <table:table-cell table:formula="of:=0.01*[.QF3]" office:value-type="float" office:value="0.11305682645796" calcext:value-type="float">
            <text:p>0.1130568265</text:p>
          </table:table-cell>
          <table:table-cell table:formula="of:=0.01*[.QG3]" office:value-type="float" office:value="0.111926258193381" calcext:value-type="float">
            <text:p>0.1119262582</text:p>
          </table:table-cell>
          <table:table-cell table:formula="of:=0.01*[.QH3]" office:value-type="float" office:value="0.110806995611447" calcext:value-type="float">
            <text:p>0.1108069956</text:p>
          </table:table-cell>
          <table:table-cell table:formula="of:=0.01*[.QI3]" office:value-type="float" office:value="0.109698925655333" calcext:value-type="float">
            <text:p>0.1096989257</text:p>
          </table:table-cell>
          <table:table-cell table:formula="of:=0.01*[.QJ3]" office:value-type="float" office:value="0.108601936398779" calcext:value-type="float">
            <text:p>0.1086019364</text:p>
          </table:table-cell>
          <table:table-cell table:formula="of:=0.01*[.QK3]" office:value-type="float" office:value="0.107515917034791" calcext:value-type="float">
            <text:p>0.107515917</text:p>
          </table:table-cell>
          <table:table-cell table:formula="of:=0.01*[.QL3]" office:value-type="float" office:value="0.106440757864443" calcext:value-type="float">
            <text:p>0.1064407579</text:p>
          </table:table-cell>
          <table:table-cell table:formula="of:=0.01*[.QM3]" office:value-type="float" office:value="0.105376350285799" calcext:value-type="float">
            <text:p>0.1053763503</text:p>
          </table:table-cell>
          <table:table-cell table:formula="of:=0.01*[.QN3]" office:value-type="float" office:value="0.104322586782941" calcext:value-type="float">
            <text:p>0.1043225868</text:p>
          </table:table-cell>
          <table:table-cell table:formula="of:=0.01*[.QO3]" office:value-type="float" office:value="0.103279360915112" calcext:value-type="float">
            <text:p>0.1032793609</text:p>
          </table:table-cell>
          <table:table-cell table:formula="of:=0.01*[.QP3]" office:value-type="float" office:value="0.102246567305961" calcext:value-type="float">
            <text:p>0.1022465673</text:p>
          </table:table-cell>
          <table:table-cell table:formula="of:=0.01*[.QQ3]" office:value-type="float" office:value="0.101224101632901" calcext:value-type="float">
            <text:p>0.1012241016</text:p>
          </table:table-cell>
          <table:table-cell table:formula="of:=0.01*[.QR3]" office:value-type="float" office:value="0.100211860616572" calcext:value-type="float">
            <text:p>0.1002118606</text:p>
          </table:table-cell>
          <table:table-cell table:formula="of:=0.01*[.QS3]" office:value-type="float" office:value="0.0992097420104062" calcext:value-type="float">
            <text:p>0.099209742</text:p>
          </table:table-cell>
          <table:table-cell table:formula="of:=0.01*[.QT3]" office:value-type="float" office:value="0.0982176445903021" calcext:value-type="float">
            <text:p>0.0982176446</text:p>
          </table:table-cell>
          <table:table-cell table:formula="of:=0.01*[.QU3]" office:value-type="float" office:value="0.0972354681443991" calcext:value-type="float">
            <text:p>0.0972354681</text:p>
          </table:table-cell>
          <table:table-cell table:formula="of:=0.01*[.QV3]" office:value-type="float" office:value="0.0962631134629551" calcext:value-type="float">
            <text:p>0.0962631135</text:p>
          </table:table-cell>
          <table:table-cell table:formula="of:=0.01*[.QW3]" office:value-type="float" office:value="0.0953004823283256" calcext:value-type="float">
            <text:p>0.0953004823</text:p>
          </table:table-cell>
          <table:table-cell table:formula="of:=0.01*[.QX3]" office:value-type="float" office:value="0.0943474775050423" calcext:value-type="float">
            <text:p>0.0943474775</text:p>
          </table:table-cell>
          <table:table-cell table:formula="of:=0.01*[.QY3]" office:value-type="float" office:value="0.0934040027299919" calcext:value-type="float">
            <text:p>0.0934040027</text:p>
          </table:table-cell>
          <table:table-cell table:formula="of:=0.01*[.QZ3]" office:value-type="float" office:value="0.092469962702692" calcext:value-type="float">
            <text:p>0.0924699627</text:p>
          </table:table-cell>
          <table:table-cell table:formula="of:=0.01*[.RA3]" office:value-type="float" office:value="0.091545263075665" calcext:value-type="float">
            <text:p>0.0915452631</text:p>
          </table:table-cell>
          <table:table-cell table:formula="of:=0.01*[.RB3]" office:value-type="float" office:value="0.0906298104449084" calcext:value-type="float">
            <text:p>0.0906298104</text:p>
          </table:table-cell>
          <table:table-cell table:formula="of:=0.01*[.RC3]" office:value-type="float" office:value="0.0897235123404593" calcext:value-type="float">
            <text:p>0.0897235123</text:p>
          </table:table-cell>
          <table:table-cell table:formula="of:=0.01*[.RD3]" office:value-type="float" office:value="0.0888262772170547" calcext:value-type="float">
            <text:p>0.0888262772</text:p>
          </table:table-cell>
          <table:table-cell table:formula="of:=0.01*[.RE3]" office:value-type="float" office:value="0.0879380144448842" calcext:value-type="float">
            <text:p>0.0879380144</text:p>
          </table:table-cell>
          <table:table-cell table:formula="of:=0.01*[.RF3]" office:value-type="float" office:value="0.0870586343004353" calcext:value-type="float">
            <text:p>0.0870586343</text:p>
          </table:table-cell>
          <table:table-cell table:formula="of:=0.01*[.RG3]" office:value-type="float" office:value="0.086188047957431" calcext:value-type="float">
            <text:p>0.086188048</text:p>
          </table:table-cell>
          <table:table-cell table:formula="of:=0.01*[.RH3]" office:value-type="float" office:value="0.0853261674778567" calcext:value-type="float">
            <text:p>0.0853261675</text:p>
          </table:table-cell>
          <table:table-cell table:formula="of:=0.01*[.RI3]" office:value-type="float" office:value="0.0844729058030781" calcext:value-type="float">
            <text:p>0.0844729058</text:p>
          </table:table-cell>
          <table:table-cell table:formula="of:=0.01*[.RJ3]" office:value-type="float" office:value="0.0836281767450473" calcext:value-type="float">
            <text:p>0.0836281767</text:p>
          </table:table-cell>
          <table:table-cell table:formula="of:=0.01*[.RK3]" office:value-type="float" office:value="0.0827918949775968" calcext:value-type="float">
            <text:p>0.082791895</text:p>
          </table:table-cell>
          <table:table-cell table:formula="of:=0.01*[.RL3]" office:value-type="float" office:value="0.0819639760278209" calcext:value-type="float">
            <text:p>0.081963976</text:p>
          </table:table-cell>
          <table:table-cell table:formula="of:=0.01*[.RM3]" office:value-type="float" office:value="0.0811443362675427" calcext:value-type="float">
            <text:p>0.0811443363</text:p>
          </table:table-cell>
          <table:table-cell table:formula="of:=0.01*[.RN3]" office:value-type="float" office:value="0.0803328929048672" calcext:value-type="float">
            <text:p>0.0803328929</text:p>
          </table:table-cell>
          <table:table-cell table:formula="of:=0.01*[.RO3]" office:value-type="float" office:value="0.0795295639758186" calcext:value-type="float">
            <text:p>0.079529564</text:p>
          </table:table-cell>
          <table:table-cell table:formula="of:=0.01*[.RP3]" office:value-type="float" office:value="0.0787342683360604" calcext:value-type="float">
            <text:p>0.0787342683</text:p>
          </table:table-cell>
          <table:table-cell table:formula="of:=0.01*[.RQ3]" office:value-type="float" office:value="0.0779469256526998" calcext:value-type="float">
            <text:p>0.0779469257</text:p>
          </table:table-cell>
          <table:table-cell table:formula="of:=0.01*[.RR3]" office:value-type="float" office:value="0.0771674563961728" calcext:value-type="float">
            <text:p>0.0771674564</text:p>
          </table:table-cell>
          <table:table-cell table:formula="of:=0.01*[.RS3]" office:value-type="float" office:value="0.076395781832211" calcext:value-type="float">
            <text:p>0.0763957818</text:p>
          </table:table-cell>
          <table:table-cell table:formula="of:=0.01*[.RT3]" office:value-type="float" office:value="0.0756318240138889" calcext:value-type="float">
            <text:p>0.075631824</text:p>
          </table:table-cell>
          <table:table-cell table:formula="of:=0.01*[.RU3]" office:value-type="float" office:value="0.07487550577375" calcext:value-type="float">
            <text:p>0.0748755058</text:p>
          </table:table-cell>
          <table:table-cell table:formula="of:=0.01*[.RV3]" office:value-type="float" office:value="0.0741267507160126" calcext:value-type="float">
            <text:p>0.0741267507</text:p>
          </table:table-cell>
          <table:table-cell table:formula="of:=0.01*[.RW3]" office:value-type="float" office:value="0.0733854832088524" calcext:value-type="float">
            <text:p>0.0733854832</text:p>
          </table:table-cell>
          <table:table-cell table:formula="of:=0.01*[.RX3]" office:value-type="float" office:value="0.0726516283767639" calcext:value-type="float">
            <text:p>0.0726516284</text:p>
          </table:table-cell>
          <table:table-cell table:formula="of:=0.01*[.RY3]" office:value-type="float" office:value="0.0719251120929962" calcext:value-type="float">
            <text:p>0.0719251121</text:p>
          </table:table-cell>
          <table:table-cell table:formula="of:=0.01*[.RZ3]" office:value-type="float" office:value="0.0712058609720663" calcext:value-type="float">
            <text:p>0.071205861</text:p>
          </table:table-cell>
          <table:table-cell table:formula="of:=0.01*[.SA3]" office:value-type="float" office:value="0.0704938023623456" calcext:value-type="float">
            <text:p>0.0704938024</text:p>
          </table:table-cell>
          <table:table-cell table:formula="of:=0.01*[.SB3]" office:value-type="float" office:value="0.0697888643387222" calcext:value-type="float">
            <text:p>0.0697888643</text:p>
          </table:table-cell>
          <table:table-cell table:formula="of:=0.01*[.SC3]" office:value-type="float" office:value="0.069090975695335" calcext:value-type="float">
            <text:p>0.0690909757</text:p>
          </table:table-cell>
          <table:table-cell table:formula="of:=0.01*[.SD3]" office:value-type="float" office:value="0.0684000659383816" calcext:value-type="float">
            <text:p>0.0684000659</text:p>
          </table:table-cell>
          <table:table-cell table:formula="of:=0.01*[.SE3]" office:value-type="float" office:value="0.0677160652789978" calcext:value-type="float">
            <text:p>0.0677160653</text:p>
          </table:table-cell>
          <table:table-cell table:formula="of:=0.01*[.SF3]" office:value-type="float" office:value="0.0670389046262078" calcext:value-type="float">
            <text:p>0.0670389046</text:p>
          </table:table-cell>
          <table:table-cell table:formula="of:=0.01*[.SG3]" office:value-type="float" office:value="0.0663685155799457" calcext:value-type="float">
            <text:p>0.0663685156</text:p>
          </table:table-cell>
          <table:table-cell table:formula="of:=0.01*[.SH3]" office:value-type="float" office:value="0.0657048304241463" calcext:value-type="float">
            <text:p>0.0657048304</text:p>
          </table:table-cell>
          <table:table-cell table:formula="of:=0.01*[.SI3]" office:value-type="float" office:value="0.0650477821199048" calcext:value-type="float">
            <text:p>0.0650477821</text:p>
          </table:table-cell>
          <table:table-cell table:formula="of:=0.01*[.SJ3]" office:value-type="float" office:value="0.0643973042987058" calcext:value-type="float">
            <text:p>0.0643973043</text:p>
          </table:table-cell>
          <table:table-cell table:formula="of:=0.01*[.SK3]" office:value-type="float" office:value="0.0637533312557187" calcext:value-type="float">
            <text:p>0.0637533313</text:p>
          </table:table-cell>
          <table:table-cell table:formula="of:=0.01*[.SL3]" office:value-type="float" office:value="0.0631157979431615" calcext:value-type="float">
            <text:p>0.0631157979</text:p>
          </table:table-cell>
          <table:table-cell table:formula="of:=0.01*[.SM3]" office:value-type="float" office:value="0.0624846399637299" calcext:value-type="float">
            <text:p>0.06248464</text:p>
          </table:table-cell>
          <table:table-cell table:formula="of:=0.01*[.SN3]" office:value-type="float" office:value="0.0618597935640926" calcext:value-type="float">
            <text:p>0.0618597936</text:p>
          </table:table-cell>
          <table:table-cell table:formula="of:=0.01*[.SO3]" office:value-type="float" office:value="0.0612411956284517" calcext:value-type="float">
            <text:p>0.0612411956</text:p>
          </table:table-cell>
          <table:table-cell table:formula="of:=0.01*[.SP3]" office:value-type="float" office:value="0.0606287836721672" calcext:value-type="float">
            <text:p>0.0606287837</text:p>
          </table:table-cell>
          <table:table-cell table:formula="of:=0.01*[.SQ3]" office:value-type="float" office:value="0.0600224958354455" calcext:value-type="float">
            <text:p>0.0600224958</text:p>
          </table:table-cell>
          <table:table-cell table:formula="of:=0.01*[.SR3]" office:value-type="float" office:value="0.059422270877091" calcext:value-type="float">
            <text:p>0.0594222709</text:p>
          </table:table-cell>
          <table:table-cell table:formula="of:=0.01*[.SS3]" office:value-type="float" office:value="0.0588280481683201" calcext:value-type="float">
            <text:p>0.0588280482</text:p>
          </table:table-cell>
          <table:table-cell table:formula="of:=0.01*[.ST3]" office:value-type="float" office:value="0.0582397676866369" calcext:value-type="float">
            <text:p>0.0582397677</text:p>
          </table:table-cell>
          <table:table-cell table:formula="of:=0.01*[.SU3]" office:value-type="float" office:value="0.0576573700097705" calcext:value-type="float">
            <text:p>0.05765737</text:p>
          </table:table-cell>
          <table:table-cell table:formula="of:=0.01*[.SV3]" office:value-type="float" office:value="0.0570807963096728" calcext:value-type="float">
            <text:p>0.0570807963</text:p>
          </table:table-cell>
          <table:table-cell table:formula="of:=0.01*[.SW3]" office:value-type="float" office:value="0.0565099883465761" calcext:value-type="float">
            <text:p>0.0565099883</text:p>
          </table:table-cell>
          <table:table-cell table:formula="of:=0.01*[.SX3]" office:value-type="float" office:value="0.0559448884631104" calcext:value-type="float">
            <text:p>0.0559448885</text:p>
          </table:table-cell>
          <table:table-cell table:formula="of:=0.01*[.SY3]" office:value-type="float" office:value="0.0553854395784792" calcext:value-type="float">
            <text:p>0.0553854396</text:p>
          </table:table-cell>
          <table:table-cell table:formula="of:=0.01*[.SZ3]" office:value-type="float" office:value="0.0548315851826944" calcext:value-type="float">
            <text:p>0.0548315852</text:p>
          </table:table-cell>
          <table:table-cell table:formula="of:=0.01*[.TA3]" office:value-type="float" office:value="0.0542832693308675" calcext:value-type="float">
            <text:p>0.0542832693</text:p>
          </table:table-cell>
          <table:table-cell table:formula="of:=0.01*[.TB3]" office:value-type="float" office:value="0.0537404366375588" calcext:value-type="float">
            <text:p>0.0537404366</text:p>
          </table:table-cell>
          <table:table-cell table:formula="of:=0.01*[.TC3]" office:value-type="float" office:value="0.0532030322711832" calcext:value-type="float">
            <text:p>0.0532030323</text:p>
          </table:table-cell>
          <table:table-cell table:formula="of:=0.01*[.TD3]" office:value-type="float" office:value="0.0526710019484714" calcext:value-type="float">
            <text:p>0.0526710019</text:p>
          </table:table-cell>
          <table:table-cell table:formula="of:=0.01*[.TE3]" office:value-type="float" office:value="0.0521442919289867" calcext:value-type="float">
            <text:p>0.0521442919</text:p>
          </table:table-cell>
          <table:table-cell table:formula="of:=0.01*[.TF3]" office:value-type="float" office:value="0.0516228490096968" calcext:value-type="float">
            <text:p>0.051622849</text:p>
          </table:table-cell>
          <table:table-cell table:formula="of:=0.01*[.TG3]" office:value-type="float" office:value="0.0511066205195999" calcext:value-type="float">
            <text:p>0.0511066205</text:p>
          </table:table-cell>
          <table:table-cell table:formula="of:=0.01*[.TH3]" office:value-type="float" office:value="0.0505955543144039" calcext:value-type="float">
            <text:p>0.0505955543</text:p>
          </table:table-cell>
          <table:table-cell table:formula="of:=0.01*[.TI3]" office:value-type="float" office:value="0.0500895987712598" calcext:value-type="float">
            <text:p>0.0500895988</text:p>
          </table:table-cell>
          <table:table-cell table:formula="of:=0.01*[.TJ3]" office:value-type="float" office:value="0.0495887027835472" calcext:value-type="float">
            <text:p>0.0495887028</text:p>
          </table:table-cell>
          <table:table-cell table:formula="of:=0.01*[.TK3]" office:value-type="float" office:value="0.0490928157557118" calcext:value-type="float">
            <text:p>0.0490928158</text:p>
          </table:table-cell>
          <table:table-cell table:formula="of:=0.01*[.TL3]" office:value-type="float" office:value="0.0486018875981546" calcext:value-type="float">
            <text:p>0.0486018876</text:p>
          </table:table-cell>
          <table:table-cell table:formula="of:=0.01*[.TM3]" office:value-type="float" office:value="0.0481158687221731" calcext:value-type="float">
            <text:p>0.0481158687</text:p>
          </table:table-cell>
          <table:table-cell table:formula="of:=0.01*[.TN3]" office:value-type="float" office:value="0.0476347100349514" calcext:value-type="float">
            <text:p>0.04763471</text:p>
          </table:table-cell>
          <table:table-cell table:formula="of:=0.01*[.TO3]" office:value-type="float" office:value="0.0471583629346018" calcext:value-type="float">
            <text:p>0.0471583629</text:p>
          </table:table-cell>
          <table:table-cell table:formula="of:=0.01*[.TP3]" office:value-type="float" office:value="0.0466867793052558" calcext:value-type="float">
            <text:p>0.0466867793</text:p>
          </table:table-cell>
          <table:table-cell table:formula="of:=0.01*[.TQ3]" office:value-type="float" office:value="0.0462199115122033" calcext:value-type="float">
            <text:p>0.0462199115</text:p>
          </table:table-cell>
          <table:table-cell table:formula="of:=0.01*[.TR3]" office:value-type="float" office:value="0.0457577123970812" calcext:value-type="float">
            <text:p>0.0457577124</text:p>
          </table:table-cell>
          <table:table-cell table:formula="of:=0.01*[.TS3]" office:value-type="float" office:value="0.0453001352731104" calcext:value-type="float">
            <text:p>0.0453001353</text:p>
          </table:table-cell>
          <table:table-cell table:formula="of:=0.01*[.TT3]" office:value-type="float" office:value="0.0448471339203793" calcext:value-type="float">
            <text:p>0.0448471339</text:p>
          </table:table-cell>
          <table:table-cell table:formula="of:=0.01*[.TU3]" office:value-type="float" office:value="0.0443986625811755" calcext:value-type="float">
            <text:p>0.0443986626</text:p>
          </table:table-cell>
          <table:table-cell table:formula="of:=0.01*[.TV3]" office:value-type="float" office:value="0.0439546759553638" calcext:value-type="float">
            <text:p>0.043954676</text:p>
          </table:table-cell>
          <table:table-cell table:formula="of:=0.01*[.TW3]" office:value-type="float" office:value="0.0435151291958101" calcext:value-type="float">
            <text:p>0.0435151292</text:p>
          </table:table-cell>
          <table:table-cell table:formula="of:=0.01*[.TX3]" office:value-type="float" office:value="0.043079977903852" calcext:value-type="float">
            <text:p>0.0430799779</text:p>
          </table:table-cell>
          <table:table-cell table:formula="of:=0.01*[.TY3]" office:value-type="float" office:value="0.0426491781248135" calcext:value-type="float">
            <text:p>0.0426491781</text:p>
          </table:table-cell>
          <table:table-cell table:formula="of:=0.01*[.TZ3]" office:value-type="float" office:value="0.0422226863435654" calcext:value-type="float">
            <text:p>0.0422226863</text:p>
          </table:table-cell>
          <table:table-cell table:formula="of:=0.01*[.UA3]" office:value-type="float" office:value="0.0418004594801297" calcext:value-type="float">
            <text:p>0.0418004595</text:p>
          </table:table-cell>
          <table:table-cell table:formula="of:=0.01*[.UB3]" office:value-type="float" office:value="0.0413824548853284" calcext:value-type="float">
            <text:p>0.0413824549</text:p>
          </table:table-cell>
          <table:table-cell table:formula="of:=0.01*[.UC3]" office:value-type="float" office:value="0.0409686303364751" calcext:value-type="float">
            <text:p>0.0409686303</text:p>
          </table:table-cell>
          <table:table-cell table:formula="of:=0.01*[.UD3]" office:value-type="float" office:value="0.0405589440331104" calcext:value-type="float">
            <text:p>0.040558944</text:p>
          </table:table-cell>
          <table:table-cell table:formula="of:=0.01*[.UE3]" office:value-type="float" office:value="0.0401533545927793" calcext:value-type="float">
            <text:p>0.0401533546</text:p>
          </table:table-cell>
          <table:table-cell table:formula="of:=0.01*[.UF3]" office:value-type="float" office:value="0.0397518210468515" calcext:value-type="float">
            <text:p>0.039751821</text:p>
          </table:table-cell>
          <table:table-cell table:formula="of:=0.01*[.UG3]" office:value-type="float" office:value="0.039354302836383" calcext:value-type="float">
            <text:p>0.0393543028</text:p>
          </table:table-cell>
          <table:table-cell table:formula="of:=0.01*[.UH3]" office:value-type="float" office:value="0.0389607598080191" calcext:value-type="float">
            <text:p>0.0389607598</text:p>
          </table:table-cell>
          <table:table-cell table:formula="of:=0.01*[.UI3]" office:value-type="float" office:value="0.038571152209939" calcext:value-type="float">
            <text:p>0.0385711522</text:p>
          </table:table-cell>
          <table:table-cell table:formula="of:=0.01*[.UJ3]" office:value-type="float" office:value="0.0381854406878396" calcext:value-type="float">
            <text:p>0.0381854407</text:p>
          </table:table-cell>
          <table:table-cell table:formula="of:=0.01*[.UK3]" office:value-type="float" office:value="0.0378035862809612" calcext:value-type="float">
            <text:p>0.0378035863</text:p>
          </table:table-cell>
          <table:table-cell table:formula="of:=0.01*[.UL3]" office:value-type="float" office:value="0.0374255504181516" calcext:value-type="float">
            <text:p>0.0374255504</text:p>
          </table:table-cell>
          <table:table-cell table:formula="of:=0.01*[.UM3]" office:value-type="float" office:value="0.03705129491397" calcext:value-type="float">
            <text:p>0.0370512949</text:p>
          </table:table-cell>
          <table:table-cell table:formula="of:=0.01*[.UN3]" office:value-type="float" office:value="0.0366807819648303" calcext:value-type="float">
            <text:p>0.036680782</text:p>
          </table:table-cell>
          <table:table-cell table:formula="of:=0.01*[.UO3]" office:value-type="float" office:value="0.036313974145182" calcext:value-type="float">
            <text:p>0.0363139741</text:p>
          </table:table-cell>
          <table:table-cell table:formula="of:=0.01*[.UP3]" office:value-type="float" office:value="0.0359508344037302" calcext:value-type="float">
            <text:p>0.0359508344</text:p>
          </table:table-cell>
          <table:table-cell table:formula="of:=0.01*[.UQ3]" office:value-type="float" office:value="0.0355913260596929" calcext:value-type="float">
            <text:p>0.0355913261</text:p>
          </table:table-cell>
          <table:table-cell table:formula="of:=0.01*[.UR3]" office:value-type="float" office:value="0.035235412799096" calcext:value-type="float">
            <text:p>0.0352354128</text:p>
          </table:table-cell>
          <table:table-cell table:formula="of:=0.01*[.US3]" office:value-type="float" office:value="0.034883058671105" calcext:value-type="float">
            <text:p>0.0348830587</text:p>
          </table:table-cell>
          <table:table-cell table:formula="of:=0.01*[.UT3]" office:value-type="float" office:value="0.034534228084394" calcext:value-type="float">
            <text:p>0.0345342281</text:p>
          </table:table-cell>
          <table:table-cell table:formula="of:=0.01*[.UU3]" office:value-type="float" office:value="0.03418888580355" calcext:value-type="float">
            <text:p>0.0341888858</text:p>
          </table:table-cell>
          <table:table-cell table:formula="of:=0.01*[.UV3]" office:value-type="float" office:value="0.0338469969455145" calcext:value-type="float">
            <text:p>0.0338469969</text:p>
          </table:table-cell>
          <table:table-cell table:formula="of:=0.01*[.UW3]" office:value-type="float" office:value="0.0335085269760594" calcext:value-type="float">
            <text:p>0.033508527</text:p>
          </table:table-cell>
          <table:table-cell table:formula="of:=0.01*[.UX3]" office:value-type="float" office:value="0.0331734417062988" calcext:value-type="float">
            <text:p>0.0331734417</text:p>
          </table:table-cell>
          <table:table-cell table:formula="of:=0.01*[.UY3]" office:value-type="float" office:value="0.0328417072892358" calcext:value-type="float">
            <text:p>0.0328417073</text:p>
          </table:table-cell>
          <table:table-cell table:formula="of:=0.01*[.UZ3]" office:value-type="float" office:value="0.0325132902163435" calcext:value-type="float">
            <text:p>0.0325132902</text:p>
          </table:table-cell>
          <table:table-cell table:formula="of:=0.01*[.VA3]" office:value-type="float" office:value="0.03218815731418" calcext:value-type="float">
            <text:p>0.0321881573</text:p>
          </table:table-cell>
          <table:table-cell table:formula="of:=0.01*[.VB3]" office:value-type="float" office:value="0.0318662757410382" calcext:value-type="float">
            <text:p>0.0318662757</text:p>
          </table:table-cell>
          <table:table-cell table:formula="of:=0.01*[.VC3]" office:value-type="float" office:value="0.0315476129836278" calcext:value-type="float">
            <text:p>0.031547613</text:p>
          </table:table-cell>
          <table:table-cell table:formula="of:=0.01*[.VD3]" office:value-type="float" office:value="0.0312321368537916" calcext:value-type="float">
            <text:p>0.0312321369</text:p>
          </table:table-cell>
          <table:table-cell table:formula="of:=0.01*[.VE3]" office:value-type="float" office:value="0.0309198154852536" calcext:value-type="float">
            <text:p>0.0309198155</text:p>
          </table:table-cell>
          <table:table-cell table:formula="of:=0.01*[.VF3]" office:value-type="float" office:value="0.0306106173304011" calcext:value-type="float">
            <text:p>0.0306106173</text:p>
          </table:table-cell>
          <table:table-cell table:formula="of:=0.01*[.VG3]" office:value-type="float" office:value="0.0303045111570971" calcext:value-type="float">
            <text:p>0.0303045112</text:p>
          </table:table-cell>
          <table:table-cell table:formula="of:=0.01*[.VH3]" office:value-type="float" office:value="0.0300014660455261" calcext:value-type="float">
            <text:p>0.030001466</text:p>
          </table:table-cell>
          <table:table-cell table:formula="of:=0.01*[.VI3]" office:value-type="float" office:value="0.0297014513850709" calcext:value-type="float">
            <text:p>0.0297014514</text:p>
          </table:table-cell>
          <table:table-cell table:formula="of:=0.01*[.VJ3]" office:value-type="float" office:value="0.0294044368712201" calcext:value-type="float">
            <text:p>0.0294044369</text:p>
          </table:table-cell>
          <table:table-cell table:formula="of:=0.01*[.VK3]" office:value-type="float" office:value="0.0291103925025079" calcext:value-type="float">
            <text:p>0.0291103925</text:p>
          </table:table-cell>
          <table:table-cell table:formula="of:=0.01*[.VL3]" office:value-type="float" office:value="0.0288192885774829" calcext:value-type="float">
            <text:p>0.0288192886</text:p>
          </table:table-cell>
          <table:table-cell table:formula="of:=0.01*[.VM3]" office:value-type="float" office:value="0.028531095691708" calcext:value-type="float">
            <text:p>0.0285310957</text:p>
          </table:table-cell>
          <table:table-cell table:formula="of:=0.01*[.VN3]" office:value-type="float" office:value="0.028245784734791" calcext:value-type="float">
            <text:p>0.0282457847</text:p>
          </table:table-cell>
          <table:table-cell table:formula="of:=0.01*[.VO3]" office:value-type="float" office:value="0.0279633268874431" calcext:value-type="float">
            <text:p>0.0279633269</text:p>
          </table:table-cell>
          <table:table-cell table:formula="of:=0.01*[.VP3]" office:value-type="float" office:value="0.0276836936185686" calcext:value-type="float">
            <text:p>0.0276836936</text:p>
          </table:table-cell>
          <table:table-cell table:formula="of:=0.01*[.VQ3]" office:value-type="float" office:value="0.0274068566823829" calcext:value-type="float">
            <text:p>0.0274068567</text:p>
          </table:table-cell>
          <table:table-cell table:formula="of:=0.01*[.VR3]" office:value-type="float" office:value="0.0271327881155591" calcext:value-type="float">
            <text:p>0.0271327881</text:p>
          </table:table-cell>
          <table:table-cell table:formula="of:=0.01*[.VS3]" office:value-type="float" office:value="0.0268614602344035" calcext:value-type="float">
            <text:p>0.0268614602</text:p>
          </table:table-cell>
          <table:table-cell table:formula="of:=0.01*[.VT3]" office:value-type="float" office:value="0.0265928456320595" calcext:value-type="float">
            <text:p>0.0265928456</text:p>
          </table:table-cell>
          <table:table-cell table:formula="of:=0.01*[.VU3]" office:value-type="float" office:value="0.0263269171757389" calcext:value-type="float">
            <text:p>0.0263269172</text:p>
          </table:table-cell>
          <table:table-cell table:formula="of:=0.01*[.VV3]" office:value-type="float" office:value="0.0260636480039815" calcext:value-type="float">
            <text:p>0.026063648</text:p>
          </table:table-cell>
          <table:table-cell table:formula="of:=0.01*[.VW3]" office:value-type="float" office:value="0.0258030115239417" calcext:value-type="float">
            <text:p>0.0258030115</text:p>
          </table:table-cell>
          <table:table-cell table:formula="of:=0.01*[.VX3]" office:value-type="float" office:value="0.0255449814087023" calcext:value-type="float">
            <text:p>0.0255449814</text:p>
          </table:table-cell>
          <table:table-cell table:formula="of:=0.01*[.VY3]" office:value-type="float" office:value="0.0252895315946152" calcext:value-type="float">
            <text:p>0.0252895316</text:p>
          </table:table-cell>
          <table:table-cell table:formula="of:=0.01*[.VZ3]" office:value-type="float" office:value="0.0250366362786691" calcext:value-type="float">
            <text:p>0.0250366363</text:p>
          </table:table-cell>
          <table:table-cell table:formula="of:=0.01*[.WA3]" office:value-type="float" office:value="0.0247862699158824" calcext:value-type="float">
            <text:p>0.0247862699</text:p>
          </table:table-cell>
          <table:table-cell table:formula="of:=0.01*[.WB3]" office:value-type="float" office:value="0.0245384072167236" calcext:value-type="float">
            <text:p>0.0245384072</text:p>
          </table:table-cell>
          <table:table-cell table:formula="of:=0.01*[.WC3]" office:value-type="float" office:value="0.0242930231445563" calcext:value-type="float">
            <text:p>0.0242930231</text:p>
          </table:table-cell>
          <table:table-cell table:formula="of:=0.01*[.WD3]" office:value-type="float" office:value="0.0240500929131108" calcext:value-type="float">
            <text:p>0.0240500929</text:p>
          </table:table-cell>
          <table:table-cell table:formula="of:=0.01*[.WE3]" office:value-type="float" office:value="0.0238095919839797" calcext:value-type="float">
            <text:p>0.023809592</text:p>
          </table:table-cell>
          <table:table-cell table:formula="of:=0.01*[.WF3]" office:value-type="float" office:value="0.0235714960641399" calcext:value-type="float">
            <text:p>0.0235714961</text:p>
          </table:table-cell>
          <table:table-cell table:formula="of:=0.01*[.WG3]" office:value-type="float" office:value="0.0233357811034985" calcext:value-type="float">
            <text:p>0.0233357811</text:p>
          </table:table-cell>
          <table:table-cell table:formula="of:=0.01*[.WH3]" office:value-type="float" office:value="0.0231024232924635" calcext:value-type="float">
            <text:p>0.0231024233</text:p>
          </table:table-cell>
          <table:table-cell table:formula="of:=0.01*[.WI3]" office:value-type="float" office:value="0.0228713990595389" calcext:value-type="float">
            <text:p>0.0228713991</text:p>
          </table:table-cell>
          <table:table-cell table:formula="of:=0.01*[.WJ3]" office:value-type="float" office:value="0.0226426850689435" calcext:value-type="float">
            <text:p>0.0226426851</text:p>
          </table:table-cell>
          <table:table-cell table:formula="of:=0.01*[.WK3]" office:value-type="float" office:value="0.022416258218254" calcext:value-type="float">
            <text:p>0.0224162582</text:p>
          </table:table-cell>
          <table:table-cell table:formula="of:=0.01*[.WL3]" office:value-type="float" office:value="0.0221920956360715" calcext:value-type="float">
            <text:p>0.0221920956</text:p>
          </table:table-cell>
        </table:table-row>
        <table:table-row table:style-name="ro1">
          <table:table-cell office:value-type="string" calcext:value-type="string">
            <text:p>Population</text:p>
          </table:table-cell>
          <table:table-cell table:formula="of:=[.B3]" office:value-type="float" office:value="1000" calcext:value-type="float">
            <text:p>1000</text:p>
          </table:table-cell>
          <table:table-cell table:formula="of:=[.B5]-([.B6]+[.B7])" office:value-type="float" office:value="990" calcext:value-type="float">
            <text:p>990</text:p>
          </table:table-cell>
          <table:table-cell table:formula="of:=[.C5]-([.C6]+[.C7])" office:value-type="float" office:value="981" calcext:value-type="float">
            <text:p>981</text:p>
          </table:table-cell>
          <table:table-cell table:formula="of:=[.D5]-([.D6]+[.D7])" office:value-type="float" office:value="971" calcext:value-type="float">
            <text:p>971</text:p>
          </table:table-cell>
          <table:table-cell table:formula="of:=[.E5]-([.E6]+[.E7])" office:value-type="float" office:value="962" calcext:value-type="float">
            <text:p>962</text:p>
          </table:table-cell>
          <table:table-cell table:formula="of:=[.F5]-([.F6]+[.F7])" office:value-type="float" office:value="952" calcext:value-type="float">
            <text:p>952</text:p>
          </table:table-cell>
          <table:table-cell table:formula="of:=[.G5]-([.G6]+[.G7])" office:value-type="float" office:value="943" calcext:value-type="float">
            <text:p>943</text:p>
          </table:table-cell>
          <table:table-cell table:formula="of:=[.H5]-([.H6]+[.H7])" office:value-type="float" office:value="933" calcext:value-type="float">
            <text:p>933</text:p>
          </table:table-cell>
          <table:table-cell table:formula="of:=[.I5]-([.I6]+[.I7])" office:value-type="float" office:value="924" calcext:value-type="float">
            <text:p>924</text:p>
          </table:table-cell>
          <table:table-cell table:formula="of:=[.J5]-([.J6]+[.J7])" office:value-type="float" office:value="914" calcext:value-type="float">
            <text:p>914</text:p>
          </table:table-cell>
          <table:table-cell table:formula="of:=[.K5]-([.K6]+[.K7])" office:value-type="float" office:value="905" calcext:value-type="float">
            <text:p>905</text:p>
          </table:table-cell>
          <table:table-cell table:formula="of:=[.L5]-([.L6]+[.L7])" office:value-type="float" office:value="895" calcext:value-type="float">
            <text:p>895</text:p>
          </table:table-cell>
          <table:table-cell table:formula="of:=[.M5]-([.M6]+[.M7])" office:value-type="float" office:value="887" calcext:value-type="float">
            <text:p>887</text:p>
          </table:table-cell>
          <table:table-cell table:formula="of:=[.N5]-([.N6]+[.N7])" office:value-type="float" office:value="878" calcext:value-type="float">
            <text:p>878</text:p>
          </table:table-cell>
          <table:table-cell table:formula="of:=[.O5]-([.O6]+[.O7])" office:value-type="float" office:value="870" calcext:value-type="float">
            <text:p>870</text:p>
          </table:table-cell>
          <table:table-cell table:formula="of:=[.P5]-([.P6]+[.P7])" office:value-type="float" office:value="861" calcext:value-type="float">
            <text:p>861</text:p>
          </table:table-cell>
          <table:table-cell table:formula="of:=[.Q5]-([.Q6]+[.Q7])" office:value-type="float" office:value="853" calcext:value-type="float">
            <text:p>853</text:p>
          </table:table-cell>
          <table:table-cell table:formula="of:=[.R5]-([.R6]+[.R7])" office:value-type="float" office:value="844" calcext:value-type="float">
            <text:p>844</text:p>
          </table:table-cell>
          <table:table-cell table:formula="of:=[.S5]-([.S6]+[.S7])" office:value-type="float" office:value="836" calcext:value-type="float">
            <text:p>836</text:p>
          </table:table-cell>
          <table:table-cell table:formula="of:=[.T5]-([.T6]+[.T7])" office:value-type="float" office:value="827" calcext:value-type="float">
            <text:p>827</text:p>
          </table:table-cell>
          <table:table-cell table:formula="of:=[.U5]-([.U6]+[.U7])" office:value-type="float" office:value="819" calcext:value-type="float">
            <text:p>819</text:p>
          </table:table-cell>
          <table:table-cell table:formula="of:=[.V5]-([.V6]+[.V7])" office:value-type="float" office:value="810" calcext:value-type="float">
            <text:p>810</text:p>
          </table:table-cell>
          <table:table-cell table:formula="of:=[.W5]-([.W6]+[.W7])" office:value-type="float" office:value="802" calcext:value-type="float">
            <text:p>802</text:p>
          </table:table-cell>
          <table:table-cell table:formula="of:=[.X5]-([.X6]+[.X7])" office:value-type="float" office:value="793" calcext:value-type="float">
            <text:p>793</text:p>
          </table:table-cell>
          <table:table-cell table:formula="of:=[.Y5]-([.Y6]+[.Y7])" office:value-type="float" office:value="786" calcext:value-type="float">
            <text:p>786</text:p>
          </table:table-cell>
          <table:table-cell table:formula="of:=[.Z5]-([.Z6]+[.Z7])" office:value-type="float" office:value="778" calcext:value-type="float">
            <text:p>778</text:p>
          </table:table-cell>
          <table:table-cell table:formula="of:=[.AA5]-([.AA6]+[.AA7])" office:value-type="float" office:value="771" calcext:value-type="float">
            <text:p>771</text:p>
          </table:table-cell>
          <table:table-cell table:formula="of:=[.AB5]-([.AB6]+[.AB7])" office:value-type="float" office:value="763" calcext:value-type="float">
            <text:p>763</text:p>
          </table:table-cell>
          <table:table-cell table:formula="of:=[.AC5]-([.AC6]+[.AC7])" office:value-type="float" office:value="756" calcext:value-type="float">
            <text:p>756</text:p>
          </table:table-cell>
          <table:table-cell table:formula="of:=[.AD5]-([.AD6]+[.AD7])" office:value-type="float" office:value="748" calcext:value-type="float">
            <text:p>748</text:p>
          </table:table-cell>
          <table:table-cell table:formula="of:=[.AE5]-([.AE6]+[.AE7])" office:value-type="float" office:value="741" calcext:value-type="float">
            <text:p>741</text:p>
          </table:table-cell>
          <table:table-cell table:formula="of:=[.AF5]-([.AF6]+[.AF7])" office:value-type="float" office:value="733" calcext:value-type="float">
            <text:p>733</text:p>
          </table:table-cell>
          <table:table-cell table:formula="of:=[.AG5]-([.AG6]+[.AG7])" office:value-type="float" office:value="726" calcext:value-type="float">
            <text:p>726</text:p>
          </table:table-cell>
          <table:table-cell table:formula="of:=[.AH5]-([.AH6]+[.AH7])" office:value-type="float" office:value="718" calcext:value-type="float">
            <text:p>718</text:p>
          </table:table-cell>
          <table:table-cell table:formula="of:=[.AI5]-([.AI6]+[.AI7])" office:value-type="float" office:value="711" calcext:value-type="float">
            <text:p>711</text:p>
          </table:table-cell>
          <table:table-cell table:formula="of:=[.AJ5]-([.AJ6]+[.AJ7])" office:value-type="float" office:value="703" calcext:value-type="float">
            <text:p>703</text:p>
          </table:table-cell>
          <table:table-cell table:formula="of:=[.AK5]-([.AK6]+[.AK7])" office:value-type="float" office:value="696" calcext:value-type="float">
            <text:p>696</text:p>
          </table:table-cell>
          <table:table-cell table:formula="of:=[.AL5]-([.AL6]+[.AL7])" office:value-type="float" office:value="689" calcext:value-type="float">
            <text:p>689</text:p>
          </table:table-cell>
          <table:table-cell table:formula="of:=[.AM5]-([.AM6]+[.AM7])" office:value-type="float" office:value="683" calcext:value-type="float">
            <text:p>683</text:p>
          </table:table-cell>
          <table:table-cell table:formula="of:=[.AN5]-([.AN6]+[.AN7])" office:value-type="float" office:value="676" calcext:value-type="float">
            <text:p>676</text:p>
          </table:table-cell>
          <table:table-cell table:formula="of:=[.AO5]-([.AO6]+[.AO7])" office:value-type="float" office:value="670" calcext:value-type="float">
            <text:p>670</text:p>
          </table:table-cell>
          <table:table-cell table:formula="of:=[.AP5]-([.AP6]+[.AP7])" office:value-type="float" office:value="663" calcext:value-type="float">
            <text:p>663</text:p>
          </table:table-cell>
          <table:table-cell table:formula="of:=[.AQ5]-([.AQ6]+[.AQ7])" office:value-type="float" office:value="657" calcext:value-type="float">
            <text:p>657</text:p>
          </table:table-cell>
          <table:table-cell table:formula="of:=[.AR5]-([.AR6]+[.AR7])" office:value-type="float" office:value="650" calcext:value-type="float">
            <text:p>650</text:p>
          </table:table-cell>
          <table:table-cell table:formula="of:=[.AS5]-([.AS6]+[.AS7])" office:value-type="float" office:value="644" calcext:value-type="float">
            <text:p>644</text:p>
          </table:table-cell>
          <table:table-cell table:formula="of:=[.AT5]-([.AT6]+[.AT7])" office:value-type="float" office:value="637" calcext:value-type="float">
            <text:p>637</text:p>
          </table:table-cell>
          <table:table-cell table:formula="of:=[.AU5]-([.AU6]+[.AU7])" office:value-type="float" office:value="631" calcext:value-type="float">
            <text:p>631</text:p>
          </table:table-cell>
          <table:table-cell table:formula="of:=[.AV5]-([.AV6]+[.AV7])" office:value-type="float" office:value="624" calcext:value-type="float">
            <text:p>624</text:p>
          </table:table-cell>
          <table:table-cell table:formula="of:=[.AW5]-([.AW6]+[.AW7])" office:value-type="float" office:value="618" calcext:value-type="float">
            <text:p>618</text:p>
          </table:table-cell>
          <table:table-cell table:formula="of:=[.AX5]-([.AX6]+[.AX7])" office:value-type="float" office:value="611" calcext:value-type="float">
            <text:p>611</text:p>
          </table:table-cell>
          <table:table-cell table:formula="of:=[.AY5]-([.AY6]+[.AY7])" office:value-type="float" office:value="605" calcext:value-type="float">
            <text:p>605</text:p>
          </table:table-cell>
          <table:table-cell table:formula="of:=[.AZ5]-([.AZ6]+[.AZ7])" office:value-type="float" office:value="598" calcext:value-type="float">
            <text:p>598</text:p>
          </table:table-cell>
          <table:table-cell table:formula="of:=[.BA5]-([.BA6]+[.BA7])" office:value-type="float" office:value="593" calcext:value-type="float">
            <text:p>593</text:p>
          </table:table-cell>
          <table:table-cell table:formula="of:=[.BB5]-([.BB6]+[.BB7])" office:value-type="float" office:value="587" calcext:value-type="float">
            <text:p>587</text:p>
          </table:table-cell>
          <table:table-cell table:formula="of:=[.BC5]-([.BC6]+[.BC7])" office:value-type="float" office:value="582" calcext:value-type="float">
            <text:p>582</text:p>
          </table:table-cell>
          <table:table-cell table:formula="of:=[.BD5]-([.BD6]+[.BD7])" office:value-type="float" office:value="576" calcext:value-type="float">
            <text:p>576</text:p>
          </table:table-cell>
          <table:table-cell table:formula="of:=[.BE5]-([.BE6]+[.BE7])" office:value-type="float" office:value="571" calcext:value-type="float">
            <text:p>571</text:p>
          </table:table-cell>
          <table:table-cell table:formula="of:=[.BF5]-([.BF6]+[.BF7])" office:value-type="float" office:value="565" calcext:value-type="float">
            <text:p>565</text:p>
          </table:table-cell>
          <table:table-cell table:formula="of:=[.BG5]-([.BG6]+[.BG7])" office:value-type="float" office:value="560" calcext:value-type="float">
            <text:p>560</text:p>
          </table:table-cell>
          <table:table-cell table:formula="of:=[.BH5]-([.BH6]+[.BH7])" office:value-type="float" office:value="554" calcext:value-type="float">
            <text:p>554</text:p>
          </table:table-cell>
          <table:table-cell table:formula="of:=[.BI5]-([.BI6]+[.BI7])" office:value-type="float" office:value="549" calcext:value-type="float">
            <text:p>549</text:p>
          </table:table-cell>
          <table:table-cell table:formula="of:=[.BJ5]-([.BJ6]+[.BJ7])" office:value-type="float" office:value="543" calcext:value-type="float">
            <text:p>543</text:p>
          </table:table-cell>
          <table:table-cell table:formula="of:=[.BK5]-([.BK6]+[.BK7])" office:value-type="float" office:value="538" calcext:value-type="float">
            <text:p>538</text:p>
          </table:table-cell>
          <table:table-cell table:formula="of:=[.BL5]-([.BL6]+[.BL7])" office:value-type="float" office:value="532" calcext:value-type="float">
            <text:p>532</text:p>
          </table:table-cell>
          <table:table-cell table:formula="of:=[.BM5]-([.BM6]+[.BM7])" office:value-type="float" office:value="527" calcext:value-type="float">
            <text:p>527</text:p>
          </table:table-cell>
          <table:table-cell table:formula="of:=[.BN5]-([.BN6]+[.BN7])" office:value-type="float" office:value="521" calcext:value-type="float">
            <text:p>521</text:p>
          </table:table-cell>
          <table:table-cell table:formula="of:=[.BO5]-([.BO6]+[.BO7])" office:value-type="float" office:value="516" calcext:value-type="float">
            <text:p>516</text:p>
          </table:table-cell>
          <table:table-cell table:formula="of:=[.BP5]-([.BP6]+[.BP7])" office:value-type="float" office:value="510" calcext:value-type="float">
            <text:p>510</text:p>
          </table:table-cell>
          <table:table-cell table:formula="of:=[.BQ5]-([.BQ6]+[.BQ7])" office:value-type="float" office:value="505" calcext:value-type="float">
            <text:p>505</text:p>
          </table:table-cell>
          <table:table-cell table:formula="of:=[.BR5]-([.BR6]+[.BR7])" office:value-type="float" office:value="499" calcext:value-type="float">
            <text:p>499</text:p>
          </table:table-cell>
          <table:table-cell table:formula="of:=[.BS5]-([.BS6]+[.BS7])" office:value-type="float" office:value="495" calcext:value-type="float">
            <text:p>495</text:p>
          </table:table-cell>
          <table:table-cell table:formula="of:=[.BT5]-([.BT6]+[.BT7])" office:value-type="float" office:value="490" calcext:value-type="float">
            <text:p>490</text:p>
          </table:table-cell>
          <table:table-cell table:formula="of:=[.BU5]-([.BU6]+[.BU7])" office:value-type="float" office:value="486" calcext:value-type="float">
            <text:p>486</text:p>
          </table:table-cell>
          <table:table-cell table:formula="of:=[.BV5]-([.BV6]+[.BV7])" office:value-type="float" office:value="481" calcext:value-type="float">
            <text:p>481</text:p>
          </table:table-cell>
          <table:table-cell table:formula="of:=[.BW5]-([.BW6]+[.BW7])" office:value-type="float" office:value="477" calcext:value-type="float">
            <text:p>477</text:p>
          </table:table-cell>
          <table:table-cell table:formula="of:=[.BX5]-([.BX6]+[.BX7])" office:value-type="float" office:value="472" calcext:value-type="float">
            <text:p>472</text:p>
          </table:table-cell>
          <table:table-cell table:formula="of:=[.BY5]-([.BY6]+[.BY7])" office:value-type="float" office:value="468" calcext:value-type="float">
            <text:p>468</text:p>
          </table:table-cell>
          <table:table-cell table:formula="of:=[.BZ5]-([.BZ6]+[.BZ7])" office:value-type="float" office:value="463" calcext:value-type="float">
            <text:p>463</text:p>
          </table:table-cell>
          <table:table-cell table:formula="of:=[.CA5]-([.CA6]+[.CA7])" office:value-type="float" office:value="459" calcext:value-type="float">
            <text:p>459</text:p>
          </table:table-cell>
          <table:table-cell table:formula="of:=[.CB5]-([.CB6]+[.CB7])" office:value-type="float" office:value="454" calcext:value-type="float">
            <text:p>454</text:p>
          </table:table-cell>
          <table:table-cell table:formula="of:=[.CC5]-([.CC6]+[.CC7])" office:value-type="float" office:value="450" calcext:value-type="float">
            <text:p>450</text:p>
          </table:table-cell>
          <table:table-cell table:formula="of:=[.CD5]-([.CD6]+[.CD7])" office:value-type="float" office:value="445" calcext:value-type="float">
            <text:p>445</text:p>
          </table:table-cell>
          <table:table-cell table:formula="of:=[.CE5]-([.CE6]+[.CE7])" office:value-type="float" office:value="441" calcext:value-type="float">
            <text:p>441</text:p>
          </table:table-cell>
          <table:table-cell table:formula="of:=[.CF5]-([.CF6]+[.CF7])" office:value-type="float" office:value="436" calcext:value-type="float">
            <text:p>436</text:p>
          </table:table-cell>
          <table:table-cell table:formula="of:=[.CG5]-([.CG6]+[.CG7])" office:value-type="float" office:value="432" calcext:value-type="float">
            <text:p>432</text:p>
          </table:table-cell>
          <table:table-cell table:formula="of:=[.CH5]-([.CH6]+[.CH7])" office:value-type="float" office:value="427" calcext:value-type="float">
            <text:p>427</text:p>
          </table:table-cell>
          <table:table-cell table:formula="of:=[.CI5]-([.CI6]+[.CI7])" office:value-type="float" office:value="423" calcext:value-type="float">
            <text:p>423</text:p>
          </table:table-cell>
          <table:table-cell table:formula="of:=[.CJ5]-([.CJ6]+[.CJ7])" office:value-type="float" office:value="418" calcext:value-type="float">
            <text:p>418</text:p>
          </table:table-cell>
          <table:table-cell table:formula="of:=[.CK5]-([.CK6]+[.CK7])" office:value-type="float" office:value="414" calcext:value-type="float">
            <text:p>414</text:p>
          </table:table-cell>
          <table:table-cell table:formula="of:=[.CL5]-([.CL6]+[.CL7])" office:value-type="float" office:value="409" calcext:value-type="float">
            <text:p>409</text:p>
          </table:table-cell>
          <table:table-cell table:formula="of:=[.CM5]-([.CM6]+[.CM7])" office:value-type="float" office:value="405" calcext:value-type="float">
            <text:p>405</text:p>
          </table:table-cell>
          <table:table-cell table:formula="of:=[.CN5]-([.CN6]+[.CN7])" office:value-type="float" office:value="400" calcext:value-type="float">
            <text:p>400</text:p>
          </table:table-cell>
          <table:table-cell table:formula="of:=[.CO5]-([.CO6]+[.CO7])" office:value-type="float" office:value="396" calcext:value-type="float">
            <text:p>396</text:p>
          </table:table-cell>
          <table:table-cell table:formula="of:=[.CP5]-([.CP6]+[.CP7])" office:value-type="float" office:value="392" calcext:value-type="float">
            <text:p>392</text:p>
          </table:table-cell>
          <table:table-cell table:formula="of:=[.CQ5]-([.CQ6]+[.CQ7])" office:value-type="float" office:value="389" calcext:value-type="float">
            <text:p>389</text:p>
          </table:table-cell>
          <table:table-cell table:formula="of:=[.CR5]-([.CR6]+[.CR7])" office:value-type="float" office:value="385" calcext:value-type="float">
            <text:p>385</text:p>
          </table:table-cell>
          <table:table-cell table:formula="of:=[.CS5]-([.CS6]+[.CS7])" office:value-type="float" office:value="382" calcext:value-type="float">
            <text:p>382</text:p>
          </table:table-cell>
          <table:table-cell table:formula="of:=[.CT5]-([.CT6]+[.CT7])" office:value-type="float" office:value="378" calcext:value-type="float">
            <text:p>378</text:p>
          </table:table-cell>
          <table:table-cell table:formula="of:=[.CU5]-([.CU6]+[.CU7])" office:value-type="float" office:value="375" calcext:value-type="float">
            <text:p>375</text:p>
          </table:table-cell>
          <table:table-cell table:formula="of:=[.CV5]-([.CV6]+[.CV7])" office:value-type="float" office:value="371" calcext:value-type="float">
            <text:p>371</text:p>
          </table:table-cell>
          <table:table-cell table:formula="of:=[.CW5]-([.CW6]+[.CW7])" office:value-type="float" office:value="368" calcext:value-type="float">
            <text:p>368</text:p>
          </table:table-cell>
          <table:table-cell table:formula="of:=[.CX5]-([.CX6]+[.CX7])" office:value-type="float" office:value="364" calcext:value-type="float">
            <text:p>364</text:p>
          </table:table-cell>
          <table:table-cell table:formula="of:=[.CY5]-([.CY6]+[.CY7])" office:value-type="float" office:value="361" calcext:value-type="float">
            <text:p>361</text:p>
          </table:table-cell>
          <table:table-cell table:formula="of:=[.CZ5]-([.CZ6]+[.CZ7])" office:value-type="float" office:value="357" calcext:value-type="float">
            <text:p>357</text:p>
          </table:table-cell>
          <table:table-cell table:formula="of:=[.DA5]-([.DA6]+[.DA7])" office:value-type="float" office:value="354" calcext:value-type="float">
            <text:p>354</text:p>
          </table:table-cell>
          <table:table-cell table:formula="of:=[.DB5]-([.DB6]+[.DB7])" office:value-type="float" office:value="350" calcext:value-type="float">
            <text:p>350</text:p>
          </table:table-cell>
          <table:table-cell table:formula="of:=[.DC5]-([.DC6]+[.DC7])" office:value-type="float" office:value="347" calcext:value-type="float">
            <text:p>347</text:p>
          </table:table-cell>
          <table:table-cell table:formula="of:=[.DD5]-([.DD6]+[.DD7])" office:value-type="float" office:value="343" calcext:value-type="float">
            <text:p>343</text:p>
          </table:table-cell>
          <table:table-cell table:formula="of:=[.DE5]-([.DE6]+[.DE7])" office:value-type="float" office:value="340" calcext:value-type="float">
            <text:p>340</text:p>
          </table:table-cell>
          <table:table-cell table:formula="of:=[.DF5]-([.DF6]+[.DF7])" office:value-type="float" office:value="336" calcext:value-type="float">
            <text:p>336</text:p>
          </table:table-cell>
          <table:table-cell table:formula="of:=[.DG5]-([.DG6]+[.DG7])" office:value-type="float" office:value="333" calcext:value-type="float">
            <text:p>333</text:p>
          </table:table-cell>
          <table:table-cell table:formula="of:=[.DH5]-([.DH6]+[.DH7])" office:value-type="float" office:value="329" calcext:value-type="float">
            <text:p>329</text:p>
          </table:table-cell>
          <table:table-cell table:formula="of:=[.DI5]-([.DI6]+[.DI7])" office:value-type="float" office:value="326" calcext:value-type="float">
            <text:p>326</text:p>
          </table:table-cell>
          <table:table-cell table:formula="of:=[.DJ5]-([.DJ6]+[.DJ7])" office:value-type="float" office:value="322" calcext:value-type="float">
            <text:p>322</text:p>
          </table:table-cell>
          <table:table-cell table:formula="of:=[.DK5]-([.DK6]+[.DK7])" office:value-type="float" office:value="319" calcext:value-type="float">
            <text:p>319</text:p>
          </table:table-cell>
          <table:table-cell table:formula="of:=[.DL5]-([.DL6]+[.DL7])" office:value-type="float" office:value="315" calcext:value-type="float">
            <text:p>315</text:p>
          </table:table-cell>
          <table:table-cell table:formula="of:=[.DM5]-([.DM6]+[.DM7])" office:value-type="float" office:value="312" calcext:value-type="float">
            <text:p>312</text:p>
          </table:table-cell>
          <table:table-cell table:formula="of:=[.DN5]-([.DN6]+[.DN7])" office:value-type="float" office:value="308" calcext:value-type="float">
            <text:p>308</text:p>
          </table:table-cell>
          <table:table-cell table:formula="of:=[.DO5]-([.DO6]+[.DO7])" office:value-type="float" office:value="305" calcext:value-type="float">
            <text:p>305</text:p>
          </table:table-cell>
          <table:table-cell table:formula="of:=[.DP5]-([.DP6]+[.DP7])" office:value-type="float" office:value="301" calcext:value-type="float">
            <text:p>301</text:p>
          </table:table-cell>
          <table:table-cell table:formula="of:=[.DQ5]-([.DQ6]+[.DQ7])" office:value-type="float" office:value="298" calcext:value-type="float">
            <text:p>298</text:p>
          </table:table-cell>
          <table:table-cell table:formula="of:=[.DR5]-([.DR6]+[.DR7])" office:value-type="float" office:value="295" calcext:value-type="float">
            <text:p>295</text:p>
          </table:table-cell>
          <table:table-cell table:formula="of:=[.DS5]-([.DS6]+[.DS7])" office:value-type="float" office:value="293" calcext:value-type="float">
            <text:p>293</text:p>
          </table:table-cell>
          <table:table-cell table:formula="of:=[.DT5]-([.DT6]+[.DT7])" office:value-type="float" office:value="290" calcext:value-type="float">
            <text:p>290</text:p>
          </table:table-cell>
          <table:table-cell table:formula="of:=[.DU5]-([.DU6]+[.DU7])" office:value-type="float" office:value="288" calcext:value-type="float">
            <text:p>288</text:p>
          </table:table-cell>
          <table:table-cell table:formula="of:=[.DV5]-([.DV6]+[.DV7])" office:value-type="float" office:value="285" calcext:value-type="float">
            <text:p>285</text:p>
          </table:table-cell>
          <table:table-cell table:formula="of:=[.DW5]-([.DW6]+[.DW7])" office:value-type="float" office:value="283" calcext:value-type="float">
            <text:p>283</text:p>
          </table:table-cell>
          <table:table-cell table:formula="of:=[.DX5]-([.DX6]+[.DX7])" office:value-type="float" office:value="280" calcext:value-type="float">
            <text:p>280</text:p>
          </table:table-cell>
          <table:table-cell table:formula="of:=[.DY5]-([.DY6]+[.DY7])" office:value-type="float" office:value="278" calcext:value-type="float">
            <text:p>278</text:p>
          </table:table-cell>
          <table:table-cell table:formula="of:=[.DZ5]-([.DZ6]+[.DZ7])" office:value-type="float" office:value="275" calcext:value-type="float">
            <text:p>275</text:p>
          </table:table-cell>
          <table:table-cell table:formula="of:=[.EA5]-([.EA6]+[.EA7])" office:value-type="float" office:value="273" calcext:value-type="float">
            <text:p>273</text:p>
          </table:table-cell>
          <table:table-cell table:formula="of:=[.EB5]-([.EB6]+[.EB7])" office:value-type="float" office:value="270" calcext:value-type="float">
            <text:p>270</text:p>
          </table:table-cell>
          <table:table-cell table:formula="of:=[.EC5]-([.EC6]+[.EC7])" office:value-type="float" office:value="268" calcext:value-type="float">
            <text:p>268</text:p>
          </table:table-cell>
          <table:table-cell table:formula="of:=[.ED5]-([.ED6]+[.ED7])" office:value-type="float" office:value="265" calcext:value-type="float">
            <text:p>265</text:p>
          </table:table-cell>
          <table:table-cell table:formula="of:=[.EE5]-([.EE6]+[.EE7])" office:value-type="float" office:value="263" calcext:value-type="float">
            <text:p>263</text:p>
          </table:table-cell>
          <table:table-cell table:formula="of:=[.EF5]-([.EF6]+[.EF7])" office:value-type="float" office:value="260" calcext:value-type="float">
            <text:p>260</text:p>
          </table:table-cell>
          <table:table-cell table:formula="of:=[.EG5]-([.EG6]+[.EG7])" office:value-type="float" office:value="258" calcext:value-type="float">
            <text:p>258</text:p>
          </table:table-cell>
          <table:table-cell table:formula="of:=[.EH5]-([.EH6]+[.EH7])" office:value-type="float" office:value="255" calcext:value-type="float">
            <text:p>255</text:p>
          </table:table-cell>
          <table:table-cell table:formula="of:=[.EI5]-([.EI6]+[.EI7])" office:value-type="float" office:value="253" calcext:value-type="float">
            <text:p>253</text:p>
          </table:table-cell>
          <table:table-cell table:formula="of:=[.EJ5]-([.EJ6]+[.EJ7])" office:value-type="float" office:value="250" calcext:value-type="float">
            <text:p>250</text:p>
          </table:table-cell>
          <table:table-cell table:formula="of:=[.EK5]-([.EK6]+[.EK7])" office:value-type="float" office:value="248" calcext:value-type="float">
            <text:p>248</text:p>
          </table:table-cell>
          <table:table-cell table:formula="of:=[.EL5]-([.EL6]+[.EL7])" office:value-type="float" office:value="245" calcext:value-type="float">
            <text:p>245</text:p>
          </table:table-cell>
          <table:table-cell table:formula="of:=[.EM5]-([.EM6]+[.EM7])" office:value-type="float" office:value="243" calcext:value-type="float">
            <text:p>243</text:p>
          </table:table-cell>
          <table:table-cell table:formula="of:=[.EN5]-([.EN6]+[.EN7])" office:value-type="float" office:value="240" calcext:value-type="float">
            <text:p>240</text:p>
          </table:table-cell>
          <table:table-cell table:formula="of:=[.EO5]-([.EO6]+[.EO7])" office:value-type="float" office:value="238" calcext:value-type="float">
            <text:p>238</text:p>
          </table:table-cell>
          <table:table-cell table:formula="of:=[.EP5]-([.EP6]+[.EP7])" office:value-type="float" office:value="235" calcext:value-type="float">
            <text:p>235</text:p>
          </table:table-cell>
          <table:table-cell table:formula="of:=[.EQ5]-([.EQ6]+[.EQ7])" office:value-type="float" office:value="233" calcext:value-type="float">
            <text:p>233</text:p>
          </table:table-cell>
          <table:table-cell table:formula="of:=[.ER5]-([.ER6]+[.ER7])" office:value-type="float" office:value="230" calcext:value-type="float">
            <text:p>230</text:p>
          </table:table-cell>
          <table:table-cell table:formula="of:=[.ES5]-([.ES6]+[.ES7])" office:value-type="float" office:value="228" calcext:value-type="float">
            <text:p>228</text:p>
          </table:table-cell>
          <table:table-cell table:formula="of:=[.ET5]-([.ET6]+[.ET7])" office:value-type="float" office:value="225" calcext:value-type="float">
            <text:p>225</text:p>
          </table:table-cell>
          <table:table-cell table:formula="of:=[.EU5]-([.EU6]+[.EU7])" office:value-type="float" office:value="223" calcext:value-type="float">
            <text:p>223</text:p>
          </table:table-cell>
          <table:table-cell table:formula="of:=[.EV5]-([.EV6]+[.EV7])" office:value-type="float" office:value="220" calcext:value-type="float">
            <text:p>220</text:p>
          </table:table-cell>
          <table:table-cell table:formula="of:=[.EW5]-([.EW6]+[.EW7])" office:value-type="float" office:value="218" calcext:value-type="float">
            <text:p>218</text:p>
          </table:table-cell>
          <table:table-cell table:formula="of:=[.EX5]-([.EX6]+[.EX7])" office:value-type="float" office:value="215" calcext:value-type="float">
            <text:p>215</text:p>
          </table:table-cell>
          <table:table-cell table:formula="of:=[.EY5]-([.EY6]+[.EY7])" office:value-type="float" office:value="213" calcext:value-type="float">
            <text:p>213</text:p>
          </table:table-cell>
          <table:table-cell table:formula="of:=[.EZ5]-([.EZ6]+[.EZ7])" office:value-type="float" office:value="210" calcext:value-type="float">
            <text:p>210</text:p>
          </table:table-cell>
          <table:table-cell table:formula="of:=[.FA5]-([.FA6]+[.FA7])" office:value-type="float" office:value="208" calcext:value-type="float">
            <text:p>208</text:p>
          </table:table-cell>
          <table:table-cell table:formula="of:=[.FB5]-([.FB6]+[.FB7])" office:value-type="float" office:value="205" calcext:value-type="float">
            <text:p>205</text:p>
          </table:table-cell>
          <table:table-cell table:formula="of:=[.FC5]-([.FC6]+[.FC7])" office:value-type="float" office:value="203" calcext:value-type="float">
            <text:p>203</text:p>
          </table:table-cell>
          <table:table-cell table:formula="of:=[.FD5]-([.FD6]+[.FD7])" office:value-type="float" office:value="200" calcext:value-type="float">
            <text:p>200</text:p>
          </table:table-cell>
          <table:table-cell table:formula="of:=[.FE5]-([.FE6]+[.FE7])" office:value-type="float" office:value="198" calcext:value-type="float">
            <text:p>198</text:p>
          </table:table-cell>
          <table:table-cell table:formula="of:=[.FF5]-([.FF6]+[.FF7])" office:value-type="float" office:value="196" calcext:value-type="float">
            <text:p>196</text:p>
          </table:table-cell>
          <table:table-cell table:formula="of:=[.FG5]-([.FG6]+[.FG7])" office:value-type="float" office:value="195" calcext:value-type="float">
            <text:p>195</text:p>
          </table:table-cell>
          <table:table-cell table:formula="of:=[.FH5]-([.FH6]+[.FH7])" office:value-type="float" office:value="193" calcext:value-type="float">
            <text:p>193</text:p>
          </table:table-cell>
          <table:table-cell table:formula="of:=[.FI5]-([.FI6]+[.FI7])" office:value-type="float" office:value="192" calcext:value-type="float">
            <text:p>192</text:p>
          </table:table-cell>
          <table:table-cell table:formula="of:=[.FJ5]-([.FJ6]+[.FJ7])" office:value-type="float" office:value="190" calcext:value-type="float">
            <text:p>190</text:p>
          </table:table-cell>
          <table:table-cell table:formula="of:=[.FK5]-([.FK6]+[.FK7])" office:value-type="float" office:value="189" calcext:value-type="float">
            <text:p>189</text:p>
          </table:table-cell>
          <table:table-cell table:formula="of:=[.FL5]-([.FL6]+[.FL7])" office:value-type="float" office:value="187" calcext:value-type="float">
            <text:p>187</text:p>
          </table:table-cell>
          <table:table-cell table:formula="of:=[.FM5]-([.FM6]+[.FM7])" office:value-type="float" office:value="186" calcext:value-type="float">
            <text:p>186</text:p>
          </table:table-cell>
          <table:table-cell table:formula="of:=[.FN5]-([.FN6]+[.FN7])" office:value-type="float" office:value="184" calcext:value-type="float">
            <text:p>184</text:p>
          </table:table-cell>
          <table:table-cell table:formula="of:=[.FO5]-([.FO6]+[.FO7])" office:value-type="float" office:value="183" calcext:value-type="float">
            <text:p>183</text:p>
          </table:table-cell>
          <table:table-cell table:formula="of:=[.FP5]-([.FP6]+[.FP7])" office:value-type="float" office:value="181" calcext:value-type="float">
            <text:p>181</text:p>
          </table:table-cell>
          <table:table-cell table:formula="of:=[.FQ5]-([.FQ6]+[.FQ7])" office:value-type="float" office:value="180" calcext:value-type="float">
            <text:p>180</text:p>
          </table:table-cell>
          <table:table-cell table:formula="of:=[.FR5]-([.FR6]+[.FR7])" office:value-type="float" office:value="178" calcext:value-type="float">
            <text:p>178</text:p>
          </table:table-cell>
          <table:table-cell table:formula="of:=[.FS5]-([.FS6]+[.FS7])" office:value-type="float" office:value="177" calcext:value-type="float">
            <text:p>177</text:p>
          </table:table-cell>
          <table:table-cell table:formula="of:=[.FT5]-([.FT6]+[.FT7])" office:value-type="float" office:value="175" calcext:value-type="float">
            <text:p>175</text:p>
          </table:table-cell>
          <table:table-cell table:formula="of:=[.FU5]-([.FU6]+[.FU7])" office:value-type="float" office:value="174" calcext:value-type="float">
            <text:p>174</text:p>
          </table:table-cell>
          <table:table-cell table:formula="of:=[.FV5]-([.FV6]+[.FV7])" office:value-type="float" office:value="172" calcext:value-type="float">
            <text:p>172</text:p>
          </table:table-cell>
          <table:table-cell table:formula="of:=[.FW5]-([.FW6]+[.FW7])" office:value-type="float" office:value="171" calcext:value-type="float">
            <text:p>171</text:p>
          </table:table-cell>
          <table:table-cell table:formula="of:=[.FX5]-([.FX6]+[.FX7])" office:value-type="float" office:value="169" calcext:value-type="float">
            <text:p>169</text:p>
          </table:table-cell>
          <table:table-cell table:formula="of:=[.FY5]-([.FY6]+[.FY7])" office:value-type="float" office:value="168" calcext:value-type="float">
            <text:p>168</text:p>
          </table:table-cell>
          <table:table-cell table:formula="of:=[.FZ5]-([.FZ6]+[.FZ7])" office:value-type="float" office:value="166" calcext:value-type="float">
            <text:p>166</text:p>
          </table:table-cell>
          <table:table-cell table:formula="of:=[.GA5]-([.GA6]+[.GA7])" office:value-type="float" office:value="165" calcext:value-type="float">
            <text:p>165</text:p>
          </table:table-cell>
          <table:table-cell table:formula="of:=[.GB5]-([.GB6]+[.GB7])" office:value-type="float" office:value="163" calcext:value-type="float">
            <text:p>163</text:p>
          </table:table-cell>
          <table:table-cell table:formula="of:=[.GC5]-([.GC6]+[.GC7])" office:value-type="float" office:value="162" calcext:value-type="float">
            <text:p>162</text:p>
          </table:table-cell>
          <table:table-cell table:formula="of:=[.GD5]-([.GD6]+[.GD7])" office:value-type="float" office:value="160" calcext:value-type="float">
            <text:p>160</text:p>
          </table:table-cell>
          <table:table-cell table:formula="of:=[.GE5]-([.GE6]+[.GE7])" office:value-type="float" office:value="159" calcext:value-type="float">
            <text:p>159</text:p>
          </table:table-cell>
          <table:table-cell table:formula="of:=[.GF5]-([.GF6]+[.GF7])" office:value-type="float" office:value="157" calcext:value-type="float">
            <text:p>157</text:p>
          </table:table-cell>
          <table:table-cell table:formula="of:=[.GG5]-([.GG6]+[.GG7])" office:value-type="float" office:value="156" calcext:value-type="float">
            <text:p>156</text:p>
          </table:table-cell>
          <table:table-cell table:formula="of:=[.GH5]-([.GH6]+[.GH7])" office:value-type="float" office:value="154" calcext:value-type="float">
            <text:p>154</text:p>
          </table:table-cell>
          <table:table-cell table:formula="of:=[.GI5]-([.GI6]+[.GI7])" office:value-type="float" office:value="153" calcext:value-type="float">
            <text:p>153</text:p>
          </table:table-cell>
          <table:table-cell table:formula="of:=[.GJ5]-([.GJ6]+[.GJ7])" office:value-type="float" office:value="151" calcext:value-type="float">
            <text:p>151</text:p>
          </table:table-cell>
          <table:table-cell table:formula="of:=[.GK5]-([.GK6]+[.GK7])" office:value-type="float" office:value="150" calcext:value-type="float">
            <text:p>150</text:p>
          </table:table-cell>
          <table:table-cell table:formula="of:=[.GL5]-([.GL6]+[.GL7])" office:value-type="float" office:value="148" calcext:value-type="float">
            <text:p>148</text:p>
          </table:table-cell>
          <table:table-cell table:formula="of:=[.GM5]-([.GM6]+[.GM7])" office:value-type="float" office:value="147" calcext:value-type="float">
            <text:p>147</text:p>
          </table:table-cell>
          <table:table-cell table:formula="of:=[.GN5]-([.GN6]+[.GN7])" office:value-type="float" office:value="145" calcext:value-type="float">
            <text:p>145</text:p>
          </table:table-cell>
          <table:table-cell table:formula="of:=[.GO5]-([.GO6]+[.GO7])" office:value-type="float" office:value="144" calcext:value-type="float">
            <text:p>144</text:p>
          </table:table-cell>
          <table:table-cell table:formula="of:=[.GP5]-([.GP6]+[.GP7])" office:value-type="float" office:value="142" calcext:value-type="float">
            <text:p>142</text:p>
          </table:table-cell>
          <table:table-cell table:formula="of:=[.GQ5]-([.GQ6]+[.GQ7])" office:value-type="float" office:value="141" calcext:value-type="float">
            <text:p>141</text:p>
          </table:table-cell>
          <table:table-cell table:formula="of:=[.GR5]-([.GR6]+[.GR7])" office:value-type="float" office:value="139" calcext:value-type="float">
            <text:p>139</text:p>
          </table:table-cell>
          <table:table-cell table:formula="of:=[.GS5]-([.GS6]+[.GS7])" office:value-type="float" office:value="138" calcext:value-type="float">
            <text:p>138</text:p>
          </table:table-cell>
          <table:table-cell table:formula="of:=[.GT5]-([.GT6]+[.GT7])" office:value-type="float" office:value="136" calcext:value-type="float">
            <text:p>136</text:p>
          </table:table-cell>
          <table:table-cell table:formula="of:=[.GU5]-([.GU6]+[.GU7])" office:value-type="float" office:value="135" calcext:value-type="float">
            <text:p>135</text:p>
          </table:table-cell>
          <table:table-cell table:formula="of:=[.GV5]-([.GV6]+[.GV7])" office:value-type="float" office:value="133" calcext:value-type="float">
            <text:p>133</text:p>
          </table:table-cell>
          <table:table-cell table:formula="of:=[.GW5]-([.GW6]+[.GW7])" office:value-type="float" office:value="132" calcext:value-type="float">
            <text:p>132</text:p>
          </table:table-cell>
          <table:table-cell table:formula="of:=[.GX5]-([.GX6]+[.GX7])" office:value-type="float" office:value="130" calcext:value-type="float">
            <text:p>130</text:p>
          </table:table-cell>
          <table:table-cell table:formula="of:=[.GY5]-([.GY6]+[.GY7])" office:value-type="float" office:value="129" calcext:value-type="float">
            <text:p>129</text:p>
          </table:table-cell>
          <table:table-cell table:formula="of:=[.GZ5]-([.GZ6]+[.GZ7])" office:value-type="float" office:value="127" calcext:value-type="float">
            <text:p>127</text:p>
          </table:table-cell>
          <table:table-cell table:formula="of:=[.HA5]-([.HA6]+[.HA7])" office:value-type="float" office:value="126" calcext:value-type="float">
            <text:p>126</text:p>
          </table:table-cell>
          <table:table-cell table:formula="of:=[.HB5]-([.HB6]+[.HB7])" office:value-type="float" office:value="124" calcext:value-type="float">
            <text:p>124</text:p>
          </table:table-cell>
          <table:table-cell table:formula="of:=[.HC5]-([.HC6]+[.HC7])" office:value-type="float" office:value="123" calcext:value-type="float">
            <text:p>123</text:p>
          </table:table-cell>
          <table:table-cell table:formula="of:=[.HD5]-([.HD6]+[.HD7])" office:value-type="float" office:value="121" calcext:value-type="float">
            <text:p>121</text:p>
          </table:table-cell>
          <table:table-cell table:formula="of:=[.HE5]-([.HE6]+[.HE7])" office:value-type="float" office:value="120" calcext:value-type="float">
            <text:p>120</text:p>
          </table:table-cell>
          <table:table-cell table:formula="of:=[.HF5]-([.HF6]+[.HF7])" office:value-type="float" office:value="118" calcext:value-type="float">
            <text:p>118</text:p>
          </table:table-cell>
          <table:table-cell table:formula="of:=[.HG5]-([.HG6]+[.HG7])" office:value-type="float" office:value="117" calcext:value-type="float">
            <text:p>117</text:p>
          </table:table-cell>
          <table:table-cell table:formula="of:=[.HH5]-([.HH6]+[.HH7])" office:value-type="float" office:value="115" calcext:value-type="float">
            <text:p>115</text:p>
          </table:table-cell>
          <table:table-cell table:formula="of:=[.HI5]-([.HI6]+[.HI7])" office:value-type="float" office:value="114" calcext:value-type="float">
            <text:p>114</text:p>
          </table:table-cell>
          <table:table-cell table:formula="of:=[.HJ5]-([.HJ6]+[.HJ7])" office:value-type="float" office:value="112" calcext:value-type="float">
            <text:p>112</text:p>
          </table:table-cell>
          <table:table-cell table:formula="of:=[.HK5]-([.HK6]+[.HK7])" office:value-type="float" office:value="111" calcext:value-type="float">
            <text:p>111</text:p>
          </table:table-cell>
          <table:table-cell table:formula="of:=[.HL5]-([.HL6]+[.HL7])" office:value-type="float" office:value="109" calcext:value-type="float">
            <text:p>109</text:p>
          </table:table-cell>
          <table:table-cell table:formula="of:=[.HM5]-([.HM6]+[.HM7])" office:value-type="float" office:value="108" calcext:value-type="float">
            <text:p>108</text:p>
          </table:table-cell>
          <table:table-cell table:formula="of:=[.HN5]-([.HN6]+[.HN7])" office:value-type="float" office:value="106" calcext:value-type="float">
            <text:p>106</text:p>
          </table:table-cell>
          <table:table-cell table:formula="of:=[.HO5]-([.HO6]+[.HO7])" office:value-type="float" office:value="105" calcext:value-type="float">
            <text:p>105</text:p>
          </table:table-cell>
          <table:table-cell table:formula="of:=[.HP5]-([.HP6]+[.HP7])" office:value-type="float" office:value="103" calcext:value-type="float">
            <text:p>103</text:p>
          </table:table-cell>
          <table:table-cell table:formula="of:=[.HQ5]-([.HQ6]+[.HQ7])" office:value-type="float" office:value="102" calcext:value-type="float">
            <text:p>102</text:p>
          </table:table-cell>
          <table:table-cell table:formula="of:=[.HR5]-([.HR6]+[.HR7])" office:value-type="float" office:value="100" calcext:value-type="float">
            <text:p>100</text:p>
          </table:table-cell>
          <table:table-cell table:formula="of:=[.HS5]-([.HS6]+[.HS7])" office:value-type="float" office:value="99" calcext:value-type="float">
            <text:p>99</text:p>
          </table:table-cell>
          <table:table-cell table:formula="of:=[.HT5]-([.HT6]+[.HT7])" office:value-type="float" office:value="98" calcext:value-type="float">
            <text:p>98</text:p>
          </table:table-cell>
          <table:table-cell table:formula="of:=[.HU5]-([.HU6]+[.HU7])" office:value-type="float" office:value="98" calcext:value-type="float">
            <text:p>98</text:p>
          </table:table-cell>
          <table:table-cell table:formula="of:=[.HV5]-([.HV6]+[.HV7])" office:value-type="float" office:value="97" calcext:value-type="float">
            <text:p>97</text:p>
          </table:table-cell>
          <table:table-cell table:formula="of:=[.HW5]-([.HW6]+[.HW7])" office:value-type="float" office:value="97" calcext:value-type="float">
            <text:p>97</text:p>
          </table:table-cell>
          <table:table-cell table:formula="of:=[.HX5]-([.HX6]+[.HX7])" office:value-type="float" office:value="96" calcext:value-type="float">
            <text:p>96</text:p>
          </table:table-cell>
          <table:table-cell table:formula="of:=[.HY5]-([.HY6]+[.HY7])" office:value-type="float" office:value="96" calcext:value-type="float">
            <text:p>96</text:p>
          </table:table-cell>
          <table:table-cell table:formula="of:=[.HZ5]-([.HZ6]+[.HZ7])" office:value-type="float" office:value="95" calcext:value-type="float">
            <text:p>95</text:p>
          </table:table-cell>
          <table:table-cell table:formula="of:=[.IA5]-([.IA6]+[.IA7])" office:value-type="float" office:value="95" calcext:value-type="float">
            <text:p>95</text:p>
          </table:table-cell>
          <table:table-cell table:formula="of:=[.IB5]-([.IB6]+[.IB7])" office:value-type="float" office:value="94" calcext:value-type="float">
            <text:p>94</text:p>
          </table:table-cell>
          <table:table-cell table:formula="of:=[.IC5]-([.IC6]+[.IC7])" office:value-type="float" office:value="94" calcext:value-type="float">
            <text:p>94</text:p>
          </table:table-cell>
          <table:table-cell table:formula="of:=[.ID5]-([.ID6]+[.ID7])" office:value-type="float" office:value="93" calcext:value-type="float">
            <text:p>93</text:p>
          </table:table-cell>
          <table:table-cell table:formula="of:=[.IE5]-([.IE6]+[.IE7])" office:value-type="float" office:value="93" calcext:value-type="float">
            <text:p>93</text:p>
          </table:table-cell>
          <table:table-cell table:formula="of:=[.IF5]-([.IF6]+[.IF7])" office:value-type="float" office:value="92" calcext:value-type="float">
            <text:p>92</text:p>
          </table:table-cell>
          <table:table-cell table:formula="of:=[.IG5]-([.IG6]+[.IG7])" office:value-type="float" office:value="92" calcext:value-type="float">
            <text:p>92</text:p>
          </table:table-cell>
          <table:table-cell table:formula="of:=[.IH5]-([.IH6]+[.IH7])" office:value-type="float" office:value="91" calcext:value-type="float">
            <text:p>91</text:p>
          </table:table-cell>
          <table:table-cell table:formula="of:=[.II5]-([.II6]+[.II7])" office:value-type="float" office:value="91" calcext:value-type="float">
            <text:p>91</text:p>
          </table:table-cell>
          <table:table-cell table:formula="of:=[.IJ5]-([.IJ6]+[.IJ7])" office:value-type="float" office:value="90" calcext:value-type="float">
            <text:p>90</text:p>
          </table:table-cell>
          <table:table-cell table:formula="of:=[.IK5]-([.IK6]+[.IK7])" office:value-type="float" office:value="90" calcext:value-type="float">
            <text:p>90</text:p>
          </table:table-cell>
          <table:table-cell table:formula="of:=[.IL5]-([.IL6]+[.IL7])" office:value-type="float" office:value="89" calcext:value-type="float">
            <text:p>89</text:p>
          </table:table-cell>
          <table:table-cell table:formula="of:=[.IM5]-([.IM6]+[.IM7])" office:value-type="float" office:value="89" calcext:value-type="float">
            <text:p>89</text:p>
          </table:table-cell>
          <table:table-cell table:formula="of:=[.IN5]-([.IN6]+[.IN7])" office:value-type="float" office:value="88" calcext:value-type="float">
            <text:p>88</text:p>
          </table:table-cell>
          <table:table-cell table:formula="of:=[.IO5]-([.IO6]+[.IO7])" office:value-type="float" office:value="88" calcext:value-type="float">
            <text:p>88</text:p>
          </table:table-cell>
          <table:table-cell table:formula="of:=[.IP5]-([.IP6]+[.IP7])" office:value-type="float" office:value="87" calcext:value-type="float">
            <text:p>87</text:p>
          </table:table-cell>
          <table:table-cell table:formula="of:=[.IQ5]-([.IQ6]+[.IQ7])" office:value-type="float" office:value="87" calcext:value-type="float">
            <text:p>87</text:p>
          </table:table-cell>
          <table:table-cell table:formula="of:=[.IR5]-([.IR6]+[.IR7])" office:value-type="float" office:value="86" calcext:value-type="float">
            <text:p>86</text:p>
          </table:table-cell>
          <table:table-cell table:formula="of:=[.IS5]-([.IS6]+[.IS7])" office:value-type="float" office:value="86" calcext:value-type="float">
            <text:p>86</text:p>
          </table:table-cell>
          <table:table-cell table:formula="of:=[.IT5]-([.IT6]+[.IT7])" office:value-type="float" office:value="85" calcext:value-type="float">
            <text:p>85</text:p>
          </table:table-cell>
          <table:table-cell table:formula="of:=[.IU5]-([.IU6]+[.IU7])" office:value-type="float" office:value="85" calcext:value-type="float">
            <text:p>85</text:p>
          </table:table-cell>
          <table:table-cell table:formula="of:=[.IV5]-([.IV6]+[.IV7])" office:value-type="float" office:value="84" calcext:value-type="float">
            <text:p>84</text:p>
          </table:table-cell>
          <table:table-cell table:formula="of:=[.IW5]-([.IW6]+[.IW7])" office:value-type="float" office:value="84" calcext:value-type="float">
            <text:p>84</text:p>
          </table:table-cell>
          <table:table-cell table:formula="of:=[.IX5]-([.IX6]+[.IX7])" office:value-type="float" office:value="83" calcext:value-type="float">
            <text:p>83</text:p>
          </table:table-cell>
          <table:table-cell table:formula="of:=[.IY5]-([.IY6]+[.IY7])" office:value-type="float" office:value="83" calcext:value-type="float">
            <text:p>83</text:p>
          </table:table-cell>
          <table:table-cell table:formula="of:=[.IZ5]-([.IZ6]+[.IZ7])" office:value-type="float" office:value="82" calcext:value-type="float">
            <text:p>82</text:p>
          </table:table-cell>
          <table:table-cell table:formula="of:=[.JA5]-([.JA6]+[.JA7])" office:value-type="float" office:value="82" calcext:value-type="float">
            <text:p>82</text:p>
          </table:table-cell>
          <table:table-cell table:formula="of:=[.JB5]-([.JB6]+[.JB7])" office:value-type="float" office:value="81" calcext:value-type="float">
            <text:p>81</text:p>
          </table:table-cell>
          <table:table-cell table:formula="of:=[.JC5]-([.JC6]+[.JC7])" office:value-type="float" office:value="81" calcext:value-type="float">
            <text:p>81</text:p>
          </table:table-cell>
          <table:table-cell table:formula="of:=[.JD5]-([.JD6]+[.JD7])" office:value-type="float" office:value="80" calcext:value-type="float">
            <text:p>80</text:p>
          </table:table-cell>
          <table:table-cell table:formula="of:=[.JE5]-([.JE6]+[.JE7])" office:value-type="float" office:value="80" calcext:value-type="float">
            <text:p>80</text:p>
          </table:table-cell>
          <table:table-cell table:formula="of:=[.JF5]-([.JF6]+[.JF7])" office:value-type="float" office:value="79" calcext:value-type="float">
            <text:p>79</text:p>
          </table:table-cell>
          <table:table-cell table:formula="of:=[.JG5]-([.JG6]+[.JG7])" office:value-type="float" office:value="79" calcext:value-type="float">
            <text:p>79</text:p>
          </table:table-cell>
          <table:table-cell table:formula="of:=[.JH5]-([.JH6]+[.JH7])" office:value-type="float" office:value="78" calcext:value-type="float">
            <text:p>78</text:p>
          </table:table-cell>
          <table:table-cell table:formula="of:=[.JI5]-([.JI6]+[.JI7])" office:value-type="float" office:value="78" calcext:value-type="float">
            <text:p>78</text:p>
          </table:table-cell>
          <table:table-cell table:formula="of:=[.JJ5]-([.JJ6]+[.JJ7])" office:value-type="float" office:value="77" calcext:value-type="float">
            <text:p>77</text:p>
          </table:table-cell>
          <table:table-cell table:formula="of:=[.JK5]-([.JK6]+[.JK7])" office:value-type="float" office:value="77" calcext:value-type="float">
            <text:p>77</text:p>
          </table:table-cell>
          <table:table-cell table:formula="of:=[.JL5]-([.JL6]+[.JL7])" office:value-type="float" office:value="76" calcext:value-type="float">
            <text:p>76</text:p>
          </table:table-cell>
          <table:table-cell table:formula="of:=[.JM5]-([.JM6]+[.JM7])" office:value-type="float" office:value="76" calcext:value-type="float">
            <text:p>76</text:p>
          </table:table-cell>
          <table:table-cell table:formula="of:=[.JN5]-([.JN6]+[.JN7])" office:value-type="float" office:value="75" calcext:value-type="float">
            <text:p>75</text:p>
          </table:table-cell>
          <table:table-cell table:formula="of:=[.JO5]-([.JO6]+[.JO7])" office:value-type="float" office:value="75" calcext:value-type="float">
            <text:p>75</text:p>
          </table:table-cell>
          <table:table-cell table:formula="of:=[.JP5]-([.JP6]+[.JP7])" office:value-type="float" office:value="74" calcext:value-type="float">
            <text:p>74</text:p>
          </table:table-cell>
          <table:table-cell table:formula="of:=[.JQ5]-([.JQ6]+[.JQ7])" office:value-type="float" office:value="74" calcext:value-type="float">
            <text:p>74</text:p>
          </table:table-cell>
          <table:table-cell table:formula="of:=[.JR5]-([.JR6]+[.JR7])" office:value-type="float" office:value="73" calcext:value-type="float">
            <text:p>73</text:p>
          </table:table-cell>
          <table:table-cell table:formula="of:=[.JS5]-([.JS6]+[.JS7])" office:value-type="float" office:value="73" calcext:value-type="float">
            <text:p>73</text:p>
          </table:table-cell>
          <table:table-cell table:formula="of:=[.JT5]-([.JT6]+[.JT7])" office:value-type="float" office:value="72" calcext:value-type="float">
            <text:p>72</text:p>
          </table:table-cell>
          <table:table-cell table:formula="of:=[.JU5]-([.JU6]+[.JU7])" office:value-type="float" office:value="72" calcext:value-type="float">
            <text:p>72</text:p>
          </table:table-cell>
          <table:table-cell table:formula="of:=[.JV5]-([.JV6]+[.JV7])" office:value-type="float" office:value="71" calcext:value-type="float">
            <text:p>71</text:p>
          </table:table-cell>
          <table:table-cell table:formula="of:=[.JW5]-([.JW6]+[.JW7])" office:value-type="float" office:value="71" calcext:value-type="float">
            <text:p>71</text:p>
          </table:table-cell>
          <table:table-cell table:formula="of:=[.JX5]-([.JX6]+[.JX7])" office:value-type="float" office:value="70" calcext:value-type="float">
            <text:p>70</text:p>
          </table:table-cell>
          <table:table-cell table:formula="of:=[.JY5]-([.JY6]+[.JY7])" office:value-type="float" office:value="70" calcext:value-type="float">
            <text:p>70</text:p>
          </table:table-cell>
          <table:table-cell table:formula="of:=[.JZ5]-([.JZ6]+[.JZ7])" office:value-type="float" office:value="69" calcext:value-type="float">
            <text:p>69</text:p>
          </table:table-cell>
          <table:table-cell table:formula="of:=[.KA5]-([.KA6]+[.KA7])" office:value-type="float" office:value="69" calcext:value-type="float">
            <text:p>69</text:p>
          </table:table-cell>
          <table:table-cell table:formula="of:=[.KB5]-([.KB6]+[.KB7])" office:value-type="float" office:value="68" calcext:value-type="float">
            <text:p>68</text:p>
          </table:table-cell>
          <table:table-cell table:formula="of:=[.KC5]-([.KC6]+[.KC7])" office:value-type="float" office:value="68" calcext:value-type="float">
            <text:p>68</text:p>
          </table:table-cell>
          <table:table-cell table:formula="of:=[.KD5]-([.KD6]+[.KD7])" office:value-type="float" office:value="67" calcext:value-type="float">
            <text:p>67</text:p>
          </table:table-cell>
          <table:table-cell table:formula="of:=[.KE5]-([.KE6]+[.KE7])" office:value-type="float" office:value="67" calcext:value-type="float">
            <text:p>67</text:p>
          </table:table-cell>
          <table:table-cell table:formula="of:=[.KF5]-([.KF6]+[.KF7])" office:value-type="float" office:value="66" calcext:value-type="float">
            <text:p>66</text:p>
          </table:table-cell>
          <table:table-cell table:formula="of:=[.KG5]-([.KG6]+[.KG7])" office:value-type="float" office:value="66" calcext:value-type="float">
            <text:p>66</text:p>
          </table:table-cell>
          <table:table-cell table:formula="of:=[.KH5]-([.KH6]+[.KH7])" office:value-type="float" office:value="65" calcext:value-type="float">
            <text:p>65</text:p>
          </table:table-cell>
          <table:table-cell table:formula="of:=[.KI5]-([.KI6]+[.KI7])" office:value-type="float" office:value="65" calcext:value-type="float">
            <text:p>65</text:p>
          </table:table-cell>
          <table:table-cell table:formula="of:=[.KJ5]-([.KJ6]+[.KJ7])" office:value-type="float" office:value="64" calcext:value-type="float">
            <text:p>64</text:p>
          </table:table-cell>
          <table:table-cell table:formula="of:=[.KK5]-([.KK6]+[.KK7])" office:value-type="float" office:value="64" calcext:value-type="float">
            <text:p>64</text:p>
          </table:table-cell>
          <table:table-cell table:formula="of:=[.KL5]-([.KL6]+[.KL7])" office:value-type="float" office:value="63" calcext:value-type="float">
            <text:p>63</text:p>
          </table:table-cell>
          <table:table-cell table:formula="of:=[.KM5]-([.KM6]+[.KM7])" office:value-type="float" office:value="63" calcext:value-type="float">
            <text:p>63</text:p>
          </table:table-cell>
          <table:table-cell table:formula="of:=[.KN5]-([.KN6]+[.KN7])" office:value-type="float" office:value="62" calcext:value-type="float">
            <text:p>62</text:p>
          </table:table-cell>
          <table:table-cell table:formula="of:=[.KO5]-([.KO6]+[.KO7])" office:value-type="float" office:value="62" calcext:value-type="float">
            <text:p>62</text:p>
          </table:table-cell>
          <table:table-cell table:formula="of:=[.KP5]-([.KP6]+[.KP7])" office:value-type="float" office:value="61" calcext:value-type="float">
            <text:p>61</text:p>
          </table:table-cell>
          <table:table-cell table:formula="of:=[.KQ5]-([.KQ6]+[.KQ7])" office:value-type="float" office:value="61" calcext:value-type="float">
            <text:p>61</text:p>
          </table:table-cell>
          <table:table-cell table:formula="of:=[.KR5]-([.KR6]+[.KR7])" office:value-type="float" office:value="60" calcext:value-type="float">
            <text:p>60</text:p>
          </table:table-cell>
          <table:table-cell table:formula="of:=[.KS5]-([.KS6]+[.KS7])" office:value-type="float" office:value="60" calcext:value-type="float">
            <text:p>60</text:p>
          </table:table-cell>
          <table:table-cell table:formula="of:=[.KT5]-([.KT6]+[.KT7])" office:value-type="float" office:value="59" calcext:value-type="float">
            <text:p>59</text:p>
          </table:table-cell>
          <table:table-cell table:formula="of:=[.KU5]-([.KU6]+[.KU7])" office:value-type="float" office:value="59" calcext:value-type="float">
            <text:p>59</text:p>
          </table:table-cell>
          <table:table-cell table:formula="of:=[.KV5]-([.KV6]+[.KV7])" office:value-type="float" office:value="58" calcext:value-type="float">
            <text:p>58</text:p>
          </table:table-cell>
          <table:table-cell table:formula="of:=[.KW5]-([.KW6]+[.KW7])" office:value-type="float" office:value="58" calcext:value-type="float">
            <text:p>58</text:p>
          </table:table-cell>
          <table:table-cell table:formula="of:=[.KX5]-([.KX6]+[.KX7])" office:value-type="float" office:value="57" calcext:value-type="float">
            <text:p>57</text:p>
          </table:table-cell>
          <table:table-cell table:formula="of:=[.KY5]-([.KY6]+[.KY7])" office:value-type="float" office:value="57" calcext:value-type="float">
            <text:p>57</text:p>
          </table:table-cell>
          <table:table-cell table:formula="of:=[.KZ5]-([.KZ6]+[.KZ7])" office:value-type="float" office:value="56" calcext:value-type="float">
            <text:p>56</text:p>
          </table:table-cell>
          <table:table-cell table:formula="of:=[.LA5]-([.LA6]+[.LA7])" office:value-type="float" office:value="56" calcext:value-type="float">
            <text:p>56</text:p>
          </table:table-cell>
          <table:table-cell table:formula="of:=[.LB5]-([.LB6]+[.LB7])" office:value-type="float" office:value="55" calcext:value-type="float">
            <text:p>55</text:p>
          </table:table-cell>
          <table:table-cell table:formula="of:=[.LC5]-([.LC6]+[.LC7])" office:value-type="float" office:value="55" calcext:value-type="float">
            <text:p>55</text:p>
          </table:table-cell>
          <table:table-cell table:formula="of:=[.LD5]-([.LD6]+[.LD7])" office:value-type="float" office:value="54" calcext:value-type="float">
            <text:p>54</text:p>
          </table:table-cell>
          <table:table-cell table:formula="of:=[.LE5]-([.LE6]+[.LE7])" office:value-type="float" office:value="54" calcext:value-type="float">
            <text:p>54</text:p>
          </table:table-cell>
          <table:table-cell table:formula="of:=[.LF5]-([.LF6]+[.LF7])" office:value-type="float" office:value="53" calcext:value-type="float">
            <text:p>53</text:p>
          </table:table-cell>
          <table:table-cell table:formula="of:=[.LG5]-([.LG6]+[.LG7])" office:value-type="float" office:value="53" calcext:value-type="float">
            <text:p>53</text:p>
          </table:table-cell>
          <table:table-cell table:formula="of:=[.LH5]-([.LH6]+[.LH7])" office:value-type="float" office:value="52" calcext:value-type="float">
            <text:p>52</text:p>
          </table:table-cell>
          <table:table-cell table:formula="of:=[.LI5]-([.LI6]+[.LI7])" office:value-type="float" office:value="52" calcext:value-type="float">
            <text:p>52</text:p>
          </table:table-cell>
          <table:table-cell table:formula="of:=[.LJ5]-([.LJ6]+[.LJ7])" office:value-type="float" office:value="51" calcext:value-type="float">
            <text:p>51</text:p>
          </table:table-cell>
          <table:table-cell table:formula="of:=[.LK5]-([.LK6]+[.LK7])" office:value-type="float" office:value="51" calcext:value-type="float">
            <text:p>51</text:p>
          </table:table-cell>
          <table:table-cell table:formula="of:=[.LL5]-([.LL6]+[.LL7])" office:value-type="float" office:value="50" calcext:value-type="float">
            <text:p>50</text:p>
          </table:table-cell>
          <table:table-cell table:formula="of:=[.LM5]-([.LM6]+[.LM7])" office:value-type="float" office:value="50" calcext:value-type="float">
            <text:p>50</text:p>
          </table:table-cell>
          <table:table-cell table:formula="of:=[.LN5]-([.LN6]+[.LN7])" office:value-type="float" office:value="49" calcext:value-type="float">
            <text:p>49</text:p>
          </table:table-cell>
          <table:table-cell table:formula="of:=[.LO5]-([.LO6]+[.LO7])" office:value-type="float" office:value="49" calcext:value-type="float">
            <text:p>49</text:p>
          </table:table-cell>
          <table:table-cell table:formula="of:=[.LP5]-([.LP6]+[.LP7])" office:value-type="float" office:value="48" calcext:value-type="float">
            <text:p>48</text:p>
          </table:table-cell>
          <table:table-cell table:formula="of:=[.LQ5]-([.LQ6]+[.LQ7])" office:value-type="float" office:value="48" calcext:value-type="float">
            <text:p>48</text:p>
          </table:table-cell>
          <table:table-cell table:formula="of:=[.LR5]-([.LR6]+[.LR7])" office:value-type="float" office:value="47" calcext:value-type="float">
            <text:p>47</text:p>
          </table:table-cell>
          <table:table-cell table:formula="of:=[.LS5]-([.LS6]+[.LS7])" office:value-type="float" office:value="47" calcext:value-type="float">
            <text:p>47</text:p>
          </table:table-cell>
          <table:table-cell table:formula="of:=[.LT5]-([.LT6]+[.LT7])" office:value-type="float" office:value="46" calcext:value-type="float">
            <text:p>46</text:p>
          </table:table-cell>
          <table:table-cell table:formula="of:=[.LU5]-([.LU6]+[.LU7])" office:value-type="float" office:value="46" calcext:value-type="float">
            <text:p>46</text:p>
          </table:table-cell>
          <table:table-cell table:formula="of:=[.LV5]-([.LV6]+[.LV7])" office:value-type="float" office:value="45" calcext:value-type="float">
            <text:p>45</text:p>
          </table:table-cell>
          <table:table-cell table:formula="of:=[.LW5]-([.LW6]+[.LW7])" office:value-type="float" office:value="45" calcext:value-type="float">
            <text:p>45</text:p>
          </table:table-cell>
          <table:table-cell table:formula="of:=[.LX5]-([.LX6]+[.LX7])" office:value-type="float" office:value="44" calcext:value-type="float">
            <text:p>44</text:p>
          </table:table-cell>
          <table:table-cell table:formula="of:=[.LY5]-([.LY6]+[.LY7])" office:value-type="float" office:value="44" calcext:value-type="float">
            <text:p>44</text:p>
          </table:table-cell>
          <table:table-cell table:formula="of:=[.LZ5]-([.LZ6]+[.LZ7])" office:value-type="float" office:value="43" calcext:value-type="float">
            <text:p>43</text:p>
          </table:table-cell>
          <table:table-cell table:formula="of:=[.MA5]-([.MA6]+[.MA7])" office:value-type="float" office:value="43" calcext:value-type="float">
            <text:p>43</text:p>
          </table:table-cell>
          <table:table-cell table:formula="of:=[.MB5]-([.MB6]+[.MB7])" office:value-type="float" office:value="42" calcext:value-type="float">
            <text:p>42</text:p>
          </table:table-cell>
          <table:table-cell table:formula="of:=[.MC5]-([.MC6]+[.MC7])" office:value-type="float" office:value="42" calcext:value-type="float">
            <text:p>42</text:p>
          </table:table-cell>
          <table:table-cell table:formula="of:=[.MD5]-([.MD6]+[.MD7])" office:value-type="float" office:value="41" calcext:value-type="float">
            <text:p>41</text:p>
          </table:table-cell>
          <table:table-cell table:formula="of:=[.ME5]-([.ME6]+[.ME7])" office:value-type="float" office:value="41" calcext:value-type="float">
            <text:p>41</text:p>
          </table:table-cell>
          <table:table-cell table:formula="of:=[.MF5]-([.MF6]+[.MF7])" office:value-type="float" office:value="40" calcext:value-type="float">
            <text:p>40</text:p>
          </table:table-cell>
          <table:table-cell table:formula="of:=[.MG5]-([.MG6]+[.MG7])" office:value-type="float" office:value="40" calcext:value-type="float">
            <text:p>40</text:p>
          </table:table-cell>
          <table:table-cell table:formula="of:=[.MH5]-([.MH6]+[.MH7])" office:value-type="float" office:value="39" calcext:value-type="float">
            <text:p>39</text:p>
          </table:table-cell>
          <table:table-cell table:formula="of:=[.MI5]-([.MI6]+[.MI7])" office:value-type="float" office:value="39" calcext:value-type="float">
            <text:p>39</text:p>
          </table:table-cell>
          <table:table-cell table:formula="of:=[.MJ5]-([.MJ6]+[.MJ7])" office:value-type="float" office:value="38" calcext:value-type="float">
            <text:p>38</text:p>
          </table:table-cell>
          <table:table-cell table:formula="of:=[.MK5]-([.MK6]+[.MK7])" office:value-type="float" office:value="38" calcext:value-type="float">
            <text:p>38</text:p>
          </table:table-cell>
          <table:table-cell table:formula="of:=[.ML5]-([.ML6]+[.ML7])" office:value-type="float" office:value="37" calcext:value-type="float">
            <text:p>37</text:p>
          </table:table-cell>
          <table:table-cell table:formula="of:=[.MM5]-([.MM6]+[.MM7])" office:value-type="float" office:value="37" calcext:value-type="float">
            <text:p>37</text:p>
          </table:table-cell>
          <table:table-cell table:formula="of:=[.MN5]-([.MN6]+[.MN7])" office:value-type="float" office:value="36" calcext:value-type="float">
            <text:p>36</text:p>
          </table:table-cell>
          <table:table-cell table:formula="of:=[.MO5]-([.MO6]+[.MO7])" office:value-type="float" office:value="36" calcext:value-type="float">
            <text:p>36</text:p>
          </table:table-cell>
          <table:table-cell table:formula="of:=[.MP5]-([.MP6]+[.MP7])" office:value-type="float" office:value="35" calcext:value-type="float">
            <text:p>35</text:p>
          </table:table-cell>
          <table:table-cell table:formula="of:=[.MQ5]-([.MQ6]+[.MQ7])" office:value-type="float" office:value="35" calcext:value-type="float">
            <text:p>35</text:p>
          </table:table-cell>
          <table:table-cell table:formula="of:=[.MR5]-([.MR6]+[.MR7])" office:value-type="float" office:value="34" calcext:value-type="float">
            <text:p>34</text:p>
          </table:table-cell>
          <table:table-cell table:formula="of:=[.MS5]-([.MS6]+[.MS7])" office:value-type="float" office:value="34" calcext:value-type="float">
            <text:p>34</text:p>
          </table:table-cell>
          <table:table-cell table:formula="of:=[.MT5]-([.MT6]+[.MT7])" office:value-type="float" office:value="33" calcext:value-type="float">
            <text:p>33</text:p>
          </table:table-cell>
          <table:table-cell table:formula="of:=[.MU5]-([.MU6]+[.MU7])" office:value-type="float" office:value="33" calcext:value-type="float">
            <text:p>33</text:p>
          </table:table-cell>
          <table:table-cell table:formula="of:=[.MV5]-([.MV6]+[.MV7])" office:value-type="float" office:value="32" calcext:value-type="float">
            <text:p>32</text:p>
          </table:table-cell>
          <table:table-cell table:formula="of:=[.MW5]-([.MW6]+[.MW7])" office:value-type="float" office:value="32" calcext:value-type="float">
            <text:p>32</text:p>
          </table:table-cell>
          <table:table-cell table:formula="of:=[.MX5]-([.MX6]+[.MX7])" office:value-type="float" office:value="31" calcext:value-type="float">
            <text:p>31</text:p>
          </table:table-cell>
          <table:table-cell table:formula="of:=[.MY5]-([.MY6]+[.MY7])" office:value-type="float" office:value="31" calcext:value-type="float">
            <text:p>31</text:p>
          </table:table-cell>
          <table:table-cell table:formula="of:=[.MZ5]-([.MZ6]+[.MZ7])" office:value-type="float" office:value="30" calcext:value-type="float">
            <text:p>30</text:p>
          </table:table-cell>
          <table:table-cell table:formula="of:=[.NA5]-([.NA6]+[.NA7])" office:value-type="float" office:value="30" calcext:value-type="float">
            <text:p>30</text:p>
          </table:table-cell>
          <table:table-cell table:formula="of:=[.NB5]-([.NB6]+[.NB7])" office:value-type="float" office:value="29" calcext:value-type="float">
            <text:p>29</text:p>
          </table:table-cell>
          <table:table-cell table:formula="of:=[.NC5]-([.NC6]+[.NC7])" office:value-type="float" office:value="29" calcext:value-type="float">
            <text:p>29</text:p>
          </table:table-cell>
          <table:table-cell table:formula="of:=[.ND5]-([.ND6]+[.ND7])" office:value-type="float" office:value="28" calcext:value-type="float">
            <text:p>28</text:p>
          </table:table-cell>
          <table:table-cell table:formula="of:=[.NE5]-([.NE6]+[.NE7])" office:value-type="float" office:value="28" calcext:value-type="float">
            <text:p>28</text:p>
          </table:table-cell>
          <table:table-cell table:formula="of:=[.NF5]-([.NF6]+[.NF7])" office:value-type="float" office:value="27" calcext:value-type="float">
            <text:p>27</text:p>
          </table:table-cell>
          <table:table-cell table:formula="of:=[.NG5]-([.NG6]+[.NG7])" office:value-type="float" office:value="27" calcext:value-type="float">
            <text:p>27</text:p>
          </table:table-cell>
          <table:table-cell table:formula="of:=[.NH5]-([.NH6]+[.NH7])" office:value-type="float" office:value="26" calcext:value-type="float">
            <text:p>26</text:p>
          </table:table-cell>
          <table:table-cell table:formula="of:=[.NI5]-([.NI6]+[.NI7])" office:value-type="float" office:value="26" calcext:value-type="float">
            <text:p>26</text:p>
          </table:table-cell>
          <table:table-cell table:formula="of:=[.NJ5]-([.NJ6]+[.NJ7])" office:value-type="float" office:value="25" calcext:value-type="float">
            <text:p>25</text:p>
          </table:table-cell>
          <table:table-cell table:formula="of:=[.NK5]-([.NK6]+[.NK7])" office:value-type="float" office:value="25" calcext:value-type="float">
            <text:p>25</text:p>
          </table:table-cell>
          <table:table-cell table:formula="of:=[.NL5]-([.NL6]+[.NL7])" office:value-type="float" office:value="24" calcext:value-type="float">
            <text:p>24</text:p>
          </table:table-cell>
          <table:table-cell table:formula="of:=[.NM5]-([.NM6]+[.NM7])" office:value-type="float" office:value="24" calcext:value-type="float">
            <text:p>24</text:p>
          </table:table-cell>
          <table:table-cell table:formula="of:=[.NN5]-([.NN6]+[.NN7])" office:value-type="float" office:value="23" calcext:value-type="float">
            <text:p>23</text:p>
          </table:table-cell>
          <table:table-cell table:formula="of:=[.NO5]-([.NO6]+[.NO7])" office:value-type="float" office:value="23" calcext:value-type="float">
            <text:p>23</text:p>
          </table:table-cell>
          <table:table-cell table:formula="of:=[.NP5]-([.NP6]+[.NP7])" office:value-type="float" office:value="22" calcext:value-type="float">
            <text:p>22</text:p>
          </table:table-cell>
          <table:table-cell table:formula="of:=[.NQ5]-([.NQ6]+[.NQ7])" office:value-type="float" office:value="22" calcext:value-type="float">
            <text:p>22</text:p>
          </table:table-cell>
          <table:table-cell table:formula="of:=[.NR5]-([.NR6]+[.NR7])" office:value-type="float" office:value="21" calcext:value-type="float">
            <text:p>21</text:p>
          </table:table-cell>
          <table:table-cell table:formula="of:=[.NS5]-([.NS6]+[.NS7])" office:value-type="float" office:value="21" calcext:value-type="float">
            <text:p>21</text:p>
          </table:table-cell>
          <table:table-cell table:formula="of:=[.NT5]-([.NT6]+[.NT7])" office:value-type="float" office:value="20" calcext:value-type="float">
            <text:p>20</text:p>
          </table:table-cell>
          <table:table-cell table:formula="of:=[.NU5]-([.NU6]+[.NU7])" office:value-type="float" office:value="20" calcext:value-type="float">
            <text:p>20</text:p>
          </table:table-cell>
          <table:table-cell table:formula="of:=[.NV5]-([.NV6]+[.NV7])" office:value-type="float" office:value="19" calcext:value-type="float">
            <text:p>19</text:p>
          </table:table-cell>
          <table:table-cell table:formula="of:=[.NW5]-([.NW6]+[.NW7])" office:value-type="float" office:value="19" calcext:value-type="float">
            <text:p>19</text:p>
          </table:table-cell>
          <table:table-cell table:formula="of:=[.NX5]-([.NX6]+[.NX7])" office:value-type="float" office:value="18" calcext:value-type="float">
            <text:p>18</text:p>
          </table:table-cell>
          <table:table-cell table:formula="of:=[.NY5]-([.NY6]+[.NY7])" office:value-type="float" office:value="18" calcext:value-type="float">
            <text:p>18</text:p>
          </table:table-cell>
          <table:table-cell table:formula="of:=[.NZ5]-([.NZ6]+[.NZ7])" office:value-type="float" office:value="17" calcext:value-type="float">
            <text:p>17</text:p>
          </table:table-cell>
          <table:table-cell table:formula="of:=[.OA5]-([.OA6]+[.OA7])" office:value-type="float" office:value="17" calcext:value-type="float">
            <text:p>17</text:p>
          </table:table-cell>
          <table:table-cell table:formula="of:=[.OB5]-([.OB6]+[.OB7])" office:value-type="float" office:value="16" calcext:value-type="float">
            <text:p>16</text:p>
          </table:table-cell>
          <table:table-cell table:formula="of:=[.OC5]-([.OC6]+[.OC7])" office:value-type="float" office:value="16" calcext:value-type="float">
            <text:p>16</text:p>
          </table:table-cell>
          <table:table-cell table:formula="of:=[.OD5]-([.OD6]+[.OD7])" office:value-type="float" office:value="15" calcext:value-type="float">
            <text:p>15</text:p>
          </table:table-cell>
          <table:table-cell table:formula="of:=[.OE5]-([.OE6]+[.OE7])" office:value-type="float" office:value="15" calcext:value-type="float">
            <text:p>15</text:p>
          </table:table-cell>
          <table:table-cell table:formula="of:=[.OF5]-([.OF6]+[.OF7])" office:value-type="float" office:value="14" calcext:value-type="float">
            <text:p>14</text:p>
          </table:table-cell>
          <table:table-cell table:formula="of:=[.OG5]-([.OG6]+[.OG7])" office:value-type="float" office:value="14" calcext:value-type="float">
            <text:p>14</text:p>
          </table:table-cell>
          <table:table-cell table:formula="of:=[.OH5]-([.OH6]+[.OH7])" office:value-type="float" office:value="13" calcext:value-type="float">
            <text:p>13</text:p>
          </table:table-cell>
          <table:table-cell table:formula="of:=[.OI5]-([.OI6]+[.OI7])" office:value-type="float" office:value="13" calcext:value-type="float">
            <text:p>13</text:p>
          </table:table-cell>
          <table:table-cell table:formula="of:=[.OJ5]-([.OJ6]+[.OJ7])" office:value-type="float" office:value="12" calcext:value-type="float">
            <text:p>12</text:p>
          </table:table-cell>
          <table:table-cell table:formula="of:=[.OK5]-([.OK6]+[.OK7])" office:value-type="float" office:value="12" calcext:value-type="float">
            <text:p>12</text:p>
          </table:table-cell>
          <table:table-cell table:formula="of:=[.OL5]-([.OL6]+[.OL7])" office:value-type="float" office:value="11" calcext:value-type="float">
            <text:p>11</text:p>
          </table:table-cell>
          <table:table-cell table:formula="of:=[.OM5]-([.OM6]+[.OM7])" office:value-type="float" office:value="11" calcext:value-type="float">
            <text:p>11</text:p>
          </table:table-cell>
          <table:table-cell table:formula="of:=[.ON5]-([.ON6]+[.ON7])" office:value-type="float" office:value="10" calcext:value-type="float">
            <text:p>10</text:p>
          </table:table-cell>
          <table:table-cell table:formula="of:=[.OO5]-([.OO6]+[.OO7])" office:value-type="float" office:value="10" calcext:value-type="float">
            <text:p>10</text:p>
          </table:table-cell>
          <table:table-cell table:formula="of:=[.OP5]-([.OP6]+[.OP7])" office:value-type="float" office:value="9" calcext:value-type="float">
            <text:p>9</text:p>
          </table:table-cell>
          <table:table-cell table:formula="of:=[.OQ5]-([.OQ6]+[.OQ7])" office:value-type="float" office:value="9" calcext:value-type="float">
            <text:p>9</text:p>
          </table:table-cell>
          <table:table-cell table:formula="of:=[.OR5]-([.OR6]+[.OR7])" office:value-type="float" office:value="8" calcext:value-type="float">
            <text:p>8</text:p>
          </table:table-cell>
          <table:table-cell table:formula="of:=[.OS5]-([.OS6]+[.OS7])" office:value-type="float" office:value="8" calcext:value-type="float">
            <text:p>8</text:p>
          </table:table-cell>
          <table:table-cell table:formula="of:=[.OT5]-([.OT6]+[.OT7])" office:value-type="float" office:value="7" calcext:value-type="float">
            <text:p>7</text:p>
          </table:table-cell>
          <table:table-cell table:formula="of:=[.OU5]-([.OU6]+[.OU7])" office:value-type="float" office:value="7" calcext:value-type="float">
            <text:p>7</text:p>
          </table:table-cell>
          <table:table-cell table:formula="of:=[.OV5]-([.OV6]+[.OV7])" office:value-type="float" office:value="6" calcext:value-type="float">
            <text:p>6</text:p>
          </table:table-cell>
          <table:table-cell table:formula="of:=[.OW5]-([.OW6]+[.OW7])" office:value-type="float" office:value="6" calcext:value-type="float">
            <text:p>6</text:p>
          </table:table-cell>
          <table:table-cell table:formula="of:=[.OX5]-([.OX6]+[.OX7])" office:value-type="float" office:value="5" calcext:value-type="float">
            <text:p>5</text:p>
          </table:table-cell>
          <table:table-cell table:formula="of:=[.OY5]-([.OY6]+[.OY7])" office:value-type="float" office:value="5" calcext:value-type="float">
            <text:p>5</text:p>
          </table:table-cell>
          <table:table-cell table:formula="of:=[.OZ5]-([.OZ6]+[.OZ7])" office:value-type="float" office:value="4" calcext:value-type="float">
            <text:p>4</text:p>
          </table:table-cell>
          <table:table-cell table:formula="of:=[.PA5]-([.PA6]+[.PA7])" office:value-type="float" office:value="4" calcext:value-type="float">
            <text:p>4</text:p>
          </table:table-cell>
          <table:table-cell table:formula="of:=[.PB5]-([.PB6]+[.PB7])" office:value-type="float" office:value="3" calcext:value-type="float">
            <text:p>3</text:p>
          </table:table-cell>
          <table:table-cell table:formula="of:=[.PC5]-([.PC6]+[.PC7])" office:value-type="float" office:value="3" calcext:value-type="float">
            <text:p>3</text:p>
          </table:table-cell>
          <table:table-cell table:formula="of:=[.PD5]-([.PD6]+[.PD7])" office:value-type="float" office:value="2" calcext:value-type="float">
            <text:p>2</text:p>
          </table:table-cell>
          <table:table-cell table:formula="of:=[.PE5]-([.PE6]+[.PE7])" office:value-type="float" office:value="2" calcext:value-type="float">
            <text:p>2</text:p>
          </table:table-cell>
          <table:table-cell table:formula="of:=[.PF5]-([.PF6]+[.PF7])" office:value-type="float" office:value="1" calcext:value-type="float">
            <text:p>1</text:p>
          </table:table-cell>
          <table:table-cell table:formula="of:=[.PG5]-([.PG6]+[.PG7])" office:value-type="float" office:value="1" calcext:value-type="float">
            <text:p>1</text:p>
          </table:table-cell>
          <table:table-cell table:formula="of:=[.PH5]-([.PH6]+[.PH7])" office:value-type="float" office:value="0" calcext:value-type="float">
            <text:p>0</text:p>
          </table:table-cell>
          <table:table-cell table:formula="of:=[.PI5]-([.PI6]+[.PI7])" office:value-type="float" office:value="0" calcext:value-type="float">
            <text:p>0</text:p>
          </table:table-cell>
          <table:table-cell table:formula="of:=[.PJ5]-([.PJ6]+[.PJ7])" office:value-type="float" office:value="-1" calcext:value-type="float">
            <text:p>-1</text:p>
          </table:table-cell>
          <table:table-cell table:formula="of:=[.PK5]-([.PK6]+[.PK7])" office:value-type="float" office:value="0" calcext:value-type="float">
            <text:p>0</text:p>
          </table:table-cell>
          <table:table-cell table:formula="of:=[.PL5]-([.PL6]+[.PL7])" office:value-type="float" office:value="-1" calcext:value-type="float">
            <text:p>-1</text:p>
          </table:table-cell>
          <table:table-cell table:formula="of:=[.PM5]-([.PM6]+[.PM7])" office:value-type="float" office:value="0" calcext:value-type="float">
            <text:p>0</text:p>
          </table:table-cell>
          <table:table-cell table:formula="of:=[.PN5]-([.PN6]+[.PN7])" office:value-type="float" office:value="-1" calcext:value-type="float">
            <text:p>-1</text:p>
          </table:table-cell>
          <table:table-cell table:formula="of:=[.PO5]-([.PO6]+[.PO7])" office:value-type="float" office:value="0" calcext:value-type="float">
            <text:p>0</text:p>
          </table:table-cell>
          <table:table-cell table:formula="of:=[.PP5]-([.PP6]+[.PP7])" office:value-type="float" office:value="-1" calcext:value-type="float">
            <text:p>-1</text:p>
          </table:table-cell>
          <table:table-cell table:formula="of:=[.PQ5]-([.PQ6]+[.PQ7])" office:value-type="float" office:value="0" calcext:value-type="float">
            <text:p>0</text:p>
          </table:table-cell>
          <table:table-cell table:formula="of:=[.PR5]-([.PR6]+[.PR7])" office:value-type="float" office:value="-1" calcext:value-type="float">
            <text:p>-1</text:p>
          </table:table-cell>
          <table:table-cell table:formula="of:=[.PS5]-([.PS6]+[.PS7])" office:value-type="float" office:value="0" calcext:value-type="float">
            <text:p>0</text:p>
          </table:table-cell>
          <table:table-cell table:formula="of:=[.PT5]-([.PT6]+[.PT7])" office:value-type="float" office:value="-1" calcext:value-type="float">
            <text:p>-1</text:p>
          </table:table-cell>
          <table:table-cell table:formula="of:=[.PU5]-([.PU6]+[.PU7])" office:value-type="float" office:value="0" calcext:value-type="float">
            <text:p>0</text:p>
          </table:table-cell>
          <table:table-cell table:formula="of:=[.PV5]-([.PV6]+[.PV7])" office:value-type="float" office:value="-1" calcext:value-type="float">
            <text:p>-1</text:p>
          </table:table-cell>
          <table:table-cell table:formula="of:=[.PW5]-([.PW6]+[.PW7])" office:value-type="float" office:value="0" calcext:value-type="float">
            <text:p>0</text:p>
          </table:table-cell>
          <table:table-cell table:formula="of:=[.PX5]-([.PX6]+[.PX7])" office:value-type="float" office:value="-1" calcext:value-type="float">
            <text:p>-1</text:p>
          </table:table-cell>
          <table:table-cell table:formula="of:=[.PY5]-([.PY6]+[.PY7])" office:value-type="float" office:value="0" calcext:value-type="float">
            <text:p>0</text:p>
          </table:table-cell>
          <table:table-cell table:formula="of:=[.PZ5]-([.PZ6]+[.PZ7])" office:value-type="float" office:value="-1" calcext:value-type="float">
            <text:p>-1</text:p>
          </table:table-cell>
          <table:table-cell table:formula="of:=[.QA5]-([.QA6]+[.QA7])" office:value-type="float" office:value="0" calcext:value-type="float">
            <text:p>0</text:p>
          </table:table-cell>
          <table:table-cell table:formula="of:=[.QB5]-([.QB6]+[.QB7])" office:value-type="float" office:value="-1" calcext:value-type="float">
            <text:p>-1</text:p>
          </table:table-cell>
          <table:table-cell table:formula="of:=[.QC5]-([.QC6]+[.QC7])" office:value-type="float" office:value="0" calcext:value-type="float">
            <text:p>0</text:p>
          </table:table-cell>
          <table:table-cell table:formula="of:=[.QD5]-([.QD6]+[.QD7])" office:value-type="float" office:value="-1" calcext:value-type="float">
            <text:p>-1</text:p>
          </table:table-cell>
          <table:table-cell table:formula="of:=[.QE5]-([.QE6]+[.QE7])" office:value-type="float" office:value="0" calcext:value-type="float">
            <text:p>0</text:p>
          </table:table-cell>
          <table:table-cell table:formula="of:=[.QF5]-([.QF6]+[.QF7])" office:value-type="float" office:value="-1" calcext:value-type="float">
            <text:p>-1</text:p>
          </table:table-cell>
          <table:table-cell table:formula="of:=[.QG5]-([.QG6]+[.QG7])" office:value-type="float" office:value="0" calcext:value-type="float">
            <text:p>0</text:p>
          </table:table-cell>
          <table:table-cell table:formula="of:=[.QH5]-([.QH6]+[.QH7])" office:value-type="float" office:value="-1" calcext:value-type="float">
            <text:p>-1</text:p>
          </table:table-cell>
          <table:table-cell table:formula="of:=[.QI5]-([.QI6]+[.QI7])" office:value-type="float" office:value="0" calcext:value-type="float">
            <text:p>0</text:p>
          </table:table-cell>
          <table:table-cell table:formula="of:=[.QJ5]-([.QJ6]+[.QJ7])" office:value-type="float" office:value="-1" calcext:value-type="float">
            <text:p>-1</text:p>
          </table:table-cell>
          <table:table-cell table:formula="of:=[.QK5]-([.QK6]+[.QK7])" office:value-type="float" office:value="0" calcext:value-type="float">
            <text:p>0</text:p>
          </table:table-cell>
          <table:table-cell table:formula="of:=[.QL5]-([.QL6]+[.QL7])" office:value-type="float" office:value="-1" calcext:value-type="float">
            <text:p>-1</text:p>
          </table:table-cell>
          <table:table-cell table:formula="of:=[.QM5]-([.QM6]+[.QM7])" office:value-type="float" office:value="0" calcext:value-type="float">
            <text:p>0</text:p>
          </table:table-cell>
          <table:table-cell table:formula="of:=[.QN5]-([.QN6]+[.QN7])" office:value-type="float" office:value="-1" calcext:value-type="float">
            <text:p>-1</text:p>
          </table:table-cell>
          <table:table-cell table:formula="of:=[.QO5]-([.QO6]+[.QO7])" office:value-type="float" office:value="0" calcext:value-type="float">
            <text:p>0</text:p>
          </table:table-cell>
          <table:table-cell table:formula="of:=[.QP5]-([.QP6]+[.QP7])" office:value-type="float" office:value="-1" calcext:value-type="float">
            <text:p>-1</text:p>
          </table:table-cell>
          <table:table-cell table:formula="of:=[.QQ5]-([.QQ6]+[.QQ7])" office:value-type="float" office:value="0" calcext:value-type="float">
            <text:p>0</text:p>
          </table:table-cell>
          <table:table-cell table:formula="of:=[.QR5]-([.QR6]+[.QR7])" office:value-type="float" office:value="-1" calcext:value-type="float">
            <text:p>-1</text:p>
          </table:table-cell>
          <table:table-cell table:formula="of:=[.QS5]-([.QS6]+[.QS7])" office:value-type="float" office:value="0" calcext:value-type="float">
            <text:p>0</text:p>
          </table:table-cell>
          <table:table-cell table:formula="of:=[.QT5]-([.QT6]+[.QT7])" office:value-type="float" office:value="-1" calcext:value-type="float">
            <text:p>-1</text:p>
          </table:table-cell>
          <table:table-cell table:formula="of:=[.QU5]-([.QU6]+[.QU7])" office:value-type="float" office:value="0" calcext:value-type="float">
            <text:p>0</text:p>
          </table:table-cell>
          <table:table-cell table:formula="of:=[.QV5]-([.QV6]+[.QV7])" office:value-type="float" office:value="-1" calcext:value-type="float">
            <text:p>-1</text:p>
          </table:table-cell>
          <table:table-cell table:formula="of:=[.QW5]-([.QW6]+[.QW7])" office:value-type="float" office:value="0" calcext:value-type="float">
            <text:p>0</text:p>
          </table:table-cell>
          <table:table-cell table:formula="of:=[.QX5]-([.QX6]+[.QX7])" office:value-type="float" office:value="-1" calcext:value-type="float">
            <text:p>-1</text:p>
          </table:table-cell>
          <table:table-cell table:formula="of:=[.QY5]-([.QY6]+[.QY7])" office:value-type="float" office:value="0" calcext:value-type="float">
            <text:p>0</text:p>
          </table:table-cell>
          <table:table-cell table:formula="of:=[.QZ5]-([.QZ6]+[.QZ7])" office:value-type="float" office:value="-1" calcext:value-type="float">
            <text:p>-1</text:p>
          </table:table-cell>
          <table:table-cell table:formula="of:=[.RA5]-([.RA6]+[.RA7])" office:value-type="float" office:value="0" calcext:value-type="float">
            <text:p>0</text:p>
          </table:table-cell>
          <table:table-cell table:formula="of:=[.RB5]-([.RB6]+[.RB7])" office:value-type="float" office:value="-1" calcext:value-type="float">
            <text:p>-1</text:p>
          </table:table-cell>
          <table:table-cell table:formula="of:=[.RC5]-([.RC6]+[.RC7])" office:value-type="float" office:value="0" calcext:value-type="float">
            <text:p>0</text:p>
          </table:table-cell>
          <table:table-cell table:formula="of:=[.RD5]-([.RD6]+[.RD7])" office:value-type="float" office:value="-1" calcext:value-type="float">
            <text:p>-1</text:p>
          </table:table-cell>
          <table:table-cell table:formula="of:=[.RE5]-([.RE6]+[.RE7])" office:value-type="float" office:value="0" calcext:value-type="float">
            <text:p>0</text:p>
          </table:table-cell>
          <table:table-cell table:formula="of:=[.RF5]-([.RF6]+[.RF7])" office:value-type="float" office:value="-1" calcext:value-type="float">
            <text:p>-1</text:p>
          </table:table-cell>
          <table:table-cell table:formula="of:=[.RG5]-([.RG6]+[.RG7])" office:value-type="float" office:value="0" calcext:value-type="float">
            <text:p>0</text:p>
          </table:table-cell>
          <table:table-cell table:formula="of:=[.RH5]-([.RH6]+[.RH7])" office:value-type="float" office:value="-1" calcext:value-type="float">
            <text:p>-1</text:p>
          </table:table-cell>
          <table:table-cell table:formula="of:=[.RI5]-([.RI6]+[.RI7])" office:value-type="float" office:value="0" calcext:value-type="float">
            <text:p>0</text:p>
          </table:table-cell>
          <table:table-cell table:formula="of:=[.RJ5]-([.RJ6]+[.RJ7])" office:value-type="float" office:value="-1" calcext:value-type="float">
            <text:p>-1</text:p>
          </table:table-cell>
          <table:table-cell table:formula="of:=[.RK5]-([.RK6]+[.RK7])" office:value-type="float" office:value="0" calcext:value-type="float">
            <text:p>0</text:p>
          </table:table-cell>
          <table:table-cell table:formula="of:=[.RL5]-([.RL6]+[.RL7])" office:value-type="float" office:value="-1" calcext:value-type="float">
            <text:p>-1</text:p>
          </table:table-cell>
          <table:table-cell table:formula="of:=[.RM5]-([.RM6]+[.RM7])" office:value-type="float" office:value="0" calcext:value-type="float">
            <text:p>0</text:p>
          </table:table-cell>
          <table:table-cell table:formula="of:=[.RN5]-([.RN6]+[.RN7])" office:value-type="float" office:value="-1" calcext:value-type="float">
            <text:p>-1</text:p>
          </table:table-cell>
          <table:table-cell table:formula="of:=[.RO5]-([.RO6]+[.RO7])" office:value-type="float" office:value="0" calcext:value-type="float">
            <text:p>0</text:p>
          </table:table-cell>
          <table:table-cell table:formula="of:=[.RP5]-([.RP6]+[.RP7])" office:value-type="float" office:value="-1" calcext:value-type="float">
            <text:p>-1</text:p>
          </table:table-cell>
          <table:table-cell table:formula="of:=[.RQ5]-([.RQ6]+[.RQ7])" office:value-type="float" office:value="0" calcext:value-type="float">
            <text:p>0</text:p>
          </table:table-cell>
          <table:table-cell table:formula="of:=[.RR5]-([.RR6]+[.RR7])" office:value-type="float" office:value="-1" calcext:value-type="float">
            <text:p>-1</text:p>
          </table:table-cell>
          <table:table-cell table:formula="of:=[.RS5]-([.RS6]+[.RS7])" office:value-type="float" office:value="0" calcext:value-type="float">
            <text:p>0</text:p>
          </table:table-cell>
          <table:table-cell table:formula="of:=[.RT5]-([.RT6]+[.RT7])" office:value-type="float" office:value="-1" calcext:value-type="float">
            <text:p>-1</text:p>
          </table:table-cell>
          <table:table-cell table:formula="of:=[.RU5]-([.RU6]+[.RU7])" office:value-type="float" office:value="0" calcext:value-type="float">
            <text:p>0</text:p>
          </table:table-cell>
          <table:table-cell table:formula="of:=[.RV5]-([.RV6]+[.RV7])" office:value-type="float" office:value="-1" calcext:value-type="float">
            <text:p>-1</text:p>
          </table:table-cell>
          <table:table-cell table:formula="of:=[.RW5]-([.RW6]+[.RW7])" office:value-type="float" office:value="0" calcext:value-type="float">
            <text:p>0</text:p>
          </table:table-cell>
          <table:table-cell table:formula="of:=[.RX5]-([.RX6]+[.RX7])" office:value-type="float" office:value="-1" calcext:value-type="float">
            <text:p>-1</text:p>
          </table:table-cell>
          <table:table-cell table:formula="of:=[.RY5]-([.RY6]+[.RY7])" office:value-type="float" office:value="0" calcext:value-type="float">
            <text:p>0</text:p>
          </table:table-cell>
          <table:table-cell table:formula="of:=[.RZ5]-([.RZ6]+[.RZ7])" office:value-type="float" office:value="-1" calcext:value-type="float">
            <text:p>-1</text:p>
          </table:table-cell>
          <table:table-cell table:formula="of:=[.SA5]-([.SA6]+[.SA7])" office:value-type="float" office:value="0" calcext:value-type="float">
            <text:p>0</text:p>
          </table:table-cell>
          <table:table-cell table:formula="of:=[.SB5]-([.SB6]+[.SB7])" office:value-type="float" office:value="-1" calcext:value-type="float">
            <text:p>-1</text:p>
          </table:table-cell>
          <table:table-cell table:formula="of:=[.SC5]-([.SC6]+[.SC7])" office:value-type="float" office:value="0" calcext:value-type="float">
            <text:p>0</text:p>
          </table:table-cell>
          <table:table-cell table:formula="of:=[.SD5]-([.SD6]+[.SD7])" office:value-type="float" office:value="-1" calcext:value-type="float">
            <text:p>-1</text:p>
          </table:table-cell>
          <table:table-cell table:formula="of:=[.SE5]-([.SE6]+[.SE7])" office:value-type="float" office:value="0" calcext:value-type="float">
            <text:p>0</text:p>
          </table:table-cell>
          <table:table-cell table:formula="of:=[.SF5]-([.SF6]+[.SF7])" office:value-type="float" office:value="-1" calcext:value-type="float">
            <text:p>-1</text:p>
          </table:table-cell>
          <table:table-cell table:formula="of:=[.SG5]-([.SG6]+[.SG7])" office:value-type="float" office:value="0" calcext:value-type="float">
            <text:p>0</text:p>
          </table:table-cell>
          <table:table-cell table:formula="of:=[.SH5]-([.SH6]+[.SH7])" office:value-type="float" office:value="-1" calcext:value-type="float">
            <text:p>-1</text:p>
          </table:table-cell>
          <table:table-cell table:formula="of:=[.SI5]-([.SI6]+[.SI7])" office:value-type="float" office:value="0" calcext:value-type="float">
            <text:p>0</text:p>
          </table:table-cell>
          <table:table-cell table:formula="of:=[.SJ5]-([.SJ6]+[.SJ7])" office:value-type="float" office:value="-1" calcext:value-type="float">
            <text:p>-1</text:p>
          </table:table-cell>
          <table:table-cell table:formula="of:=[.SK5]-([.SK6]+[.SK7])" office:value-type="float" office:value="0" calcext:value-type="float">
            <text:p>0</text:p>
          </table:table-cell>
          <table:table-cell table:formula="of:=[.SL5]-([.SL6]+[.SL7])" office:value-type="float" office:value="-1" calcext:value-type="float">
            <text:p>-1</text:p>
          </table:table-cell>
          <table:table-cell table:formula="of:=[.SM5]-([.SM6]+[.SM7])" office:value-type="float" office:value="0" calcext:value-type="float">
            <text:p>0</text:p>
          </table:table-cell>
          <table:table-cell table:formula="of:=[.SN5]-([.SN6]+[.SN7])" office:value-type="float" office:value="-1" calcext:value-type="float">
            <text:p>-1</text:p>
          </table:table-cell>
          <table:table-cell table:formula="of:=[.SO5]-([.SO6]+[.SO7])" office:value-type="float" office:value="0" calcext:value-type="float">
            <text:p>0</text:p>
          </table:table-cell>
          <table:table-cell table:formula="of:=[.SP5]-([.SP6]+[.SP7])" office:value-type="float" office:value="-1" calcext:value-type="float">
            <text:p>-1</text:p>
          </table:table-cell>
          <table:table-cell table:formula="of:=[.SQ5]-([.SQ6]+[.SQ7])" office:value-type="float" office:value="0" calcext:value-type="float">
            <text:p>0</text:p>
          </table:table-cell>
          <table:table-cell table:formula="of:=[.SR5]-([.SR6]+[.SR7])" office:value-type="float" office:value="-1" calcext:value-type="float">
            <text:p>-1</text:p>
          </table:table-cell>
          <table:table-cell table:formula="of:=[.SS5]-([.SS6]+[.SS7])" office:value-type="float" office:value="0" calcext:value-type="float">
            <text:p>0</text:p>
          </table:table-cell>
          <table:table-cell table:formula="of:=[.ST5]-([.ST6]+[.ST7])" office:value-type="float" office:value="-1" calcext:value-type="float">
            <text:p>-1</text:p>
          </table:table-cell>
          <table:table-cell table:formula="of:=[.SU5]-([.SU6]+[.SU7])" office:value-type="float" office:value="0" calcext:value-type="float">
            <text:p>0</text:p>
          </table:table-cell>
          <table:table-cell table:formula="of:=[.SV5]-([.SV6]+[.SV7])" office:value-type="float" office:value="-1" calcext:value-type="float">
            <text:p>-1</text:p>
          </table:table-cell>
          <table:table-cell table:formula="of:=[.SW5]-([.SW6]+[.SW7])" office:value-type="float" office:value="0" calcext:value-type="float">
            <text:p>0</text:p>
          </table:table-cell>
          <table:table-cell table:formula="of:=[.SX5]-([.SX6]+[.SX7])" office:value-type="float" office:value="-1" calcext:value-type="float">
            <text:p>-1</text:p>
          </table:table-cell>
          <table:table-cell table:formula="of:=[.SY5]-([.SY6]+[.SY7])" office:value-type="float" office:value="0" calcext:value-type="float">
            <text:p>0</text:p>
          </table:table-cell>
          <table:table-cell table:formula="of:=[.SZ5]-([.SZ6]+[.SZ7])" office:value-type="float" office:value="-1" calcext:value-type="float">
            <text:p>-1</text:p>
          </table:table-cell>
          <table:table-cell table:formula="of:=[.TA5]-([.TA6]+[.TA7])" office:value-type="float" office:value="0" calcext:value-type="float">
            <text:p>0</text:p>
          </table:table-cell>
          <table:table-cell table:formula="of:=[.TB5]-([.TB6]+[.TB7])" office:value-type="float" office:value="-1" calcext:value-type="float">
            <text:p>-1</text:p>
          </table:table-cell>
          <table:table-cell table:formula="of:=[.TC5]-([.TC6]+[.TC7])" office:value-type="float" office:value="0" calcext:value-type="float">
            <text:p>0</text:p>
          </table:table-cell>
          <table:table-cell table:formula="of:=[.TD5]-([.TD6]+[.TD7])" office:value-type="float" office:value="-1" calcext:value-type="float">
            <text:p>-1</text:p>
          </table:table-cell>
          <table:table-cell table:formula="of:=[.TE5]-([.TE6]+[.TE7])" office:value-type="float" office:value="0" calcext:value-type="float">
            <text:p>0</text:p>
          </table:table-cell>
          <table:table-cell table:formula="of:=[.TF5]-([.TF6]+[.TF7])" office:value-type="float" office:value="-1" calcext:value-type="float">
            <text:p>-1</text:p>
          </table:table-cell>
          <table:table-cell table:formula="of:=[.TG5]-([.TG6]+[.TG7])" office:value-type="float" office:value="0" calcext:value-type="float">
            <text:p>0</text:p>
          </table:table-cell>
          <table:table-cell table:formula="of:=[.TH5]-([.TH6]+[.TH7])" office:value-type="float" office:value="-1" calcext:value-type="float">
            <text:p>-1</text:p>
          </table:table-cell>
          <table:table-cell table:formula="of:=[.TI5]-([.TI6]+[.TI7])" office:value-type="float" office:value="0" calcext:value-type="float">
            <text:p>0</text:p>
          </table:table-cell>
          <table:table-cell table:formula="of:=[.TJ5]-([.TJ6]+[.TJ7])" office:value-type="float" office:value="-1" calcext:value-type="float">
            <text:p>-1</text:p>
          </table:table-cell>
          <table:table-cell table:formula="of:=[.TK5]-([.TK6]+[.TK7])" office:value-type="float" office:value="0" calcext:value-type="float">
            <text:p>0</text:p>
          </table:table-cell>
          <table:table-cell table:formula="of:=[.TL5]-([.TL6]+[.TL7])" office:value-type="float" office:value="-1" calcext:value-type="float">
            <text:p>-1</text:p>
          </table:table-cell>
          <table:table-cell table:formula="of:=[.TM5]-([.TM6]+[.TM7])" office:value-type="float" office:value="0" calcext:value-type="float">
            <text:p>0</text:p>
          </table:table-cell>
          <table:table-cell table:formula="of:=[.TN5]-([.TN6]+[.TN7])" office:value-type="float" office:value="-1" calcext:value-type="float">
            <text:p>-1</text:p>
          </table:table-cell>
          <table:table-cell table:formula="of:=[.TO5]-([.TO6]+[.TO7])" office:value-type="float" office:value="0" calcext:value-type="float">
            <text:p>0</text:p>
          </table:table-cell>
          <table:table-cell table:formula="of:=[.TP5]-([.TP6]+[.TP7])" office:value-type="float" office:value="-1" calcext:value-type="float">
            <text:p>-1</text:p>
          </table:table-cell>
          <table:table-cell table:formula="of:=[.TQ5]-([.TQ6]+[.TQ7])" office:value-type="float" office:value="0" calcext:value-type="float">
            <text:p>0</text:p>
          </table:table-cell>
          <table:table-cell table:formula="of:=[.TR5]-([.TR6]+[.TR7])" office:value-type="float" office:value="-1" calcext:value-type="float">
            <text:p>-1</text:p>
          </table:table-cell>
          <table:table-cell table:formula="of:=[.TS5]-([.TS6]+[.TS7])" office:value-type="float" office:value="0" calcext:value-type="float">
            <text:p>0</text:p>
          </table:table-cell>
          <table:table-cell table:formula="of:=[.TT5]-([.TT6]+[.TT7])" office:value-type="float" office:value="-1" calcext:value-type="float">
            <text:p>-1</text:p>
          </table:table-cell>
          <table:table-cell table:formula="of:=[.TU5]-([.TU6]+[.TU7])" office:value-type="float" office:value="0" calcext:value-type="float">
            <text:p>0</text:p>
          </table:table-cell>
          <table:table-cell table:formula="of:=[.TV5]-([.TV6]+[.TV7])" office:value-type="float" office:value="-1" calcext:value-type="float">
            <text:p>-1</text:p>
          </table:table-cell>
          <table:table-cell table:formula="of:=[.TW5]-([.TW6]+[.TW7])" office:value-type="float" office:value="0" calcext:value-type="float">
            <text:p>0</text:p>
          </table:table-cell>
          <table:table-cell table:formula="of:=[.TX5]-([.TX6]+[.TX7])" office:value-type="float" office:value="-1" calcext:value-type="float">
            <text:p>-1</text:p>
          </table:table-cell>
          <table:table-cell table:formula="of:=[.TY5]-([.TY6]+[.TY7])" office:value-type="float" office:value="0" calcext:value-type="float">
            <text:p>0</text:p>
          </table:table-cell>
          <table:table-cell table:formula="of:=[.TZ5]-([.TZ6]+[.TZ7])" office:value-type="float" office:value="-1" calcext:value-type="float">
            <text:p>-1</text:p>
          </table:table-cell>
          <table:table-cell table:formula="of:=[.UA5]-([.UA6]+[.UA7])" office:value-type="float" office:value="0" calcext:value-type="float">
            <text:p>0</text:p>
          </table:table-cell>
          <table:table-cell table:formula="of:=[.UB5]-([.UB6]+[.UB7])" office:value-type="float" office:value="-1" calcext:value-type="float">
            <text:p>-1</text:p>
          </table:table-cell>
          <table:table-cell table:formula="of:=[.UC5]-([.UC6]+[.UC7])" office:value-type="float" office:value="0" calcext:value-type="float">
            <text:p>0</text:p>
          </table:table-cell>
          <table:table-cell table:formula="of:=[.UD5]-([.UD6]+[.UD7])" office:value-type="float" office:value="-1" calcext:value-type="float">
            <text:p>-1</text:p>
          </table:table-cell>
          <table:table-cell table:formula="of:=[.UE5]-([.UE6]+[.UE7])" office:value-type="float" office:value="0" calcext:value-type="float">
            <text:p>0</text:p>
          </table:table-cell>
          <table:table-cell table:formula="of:=[.UF5]-([.UF6]+[.UF7])" office:value-type="float" office:value="-1" calcext:value-type="float">
            <text:p>-1</text:p>
          </table:table-cell>
          <table:table-cell table:formula="of:=[.UG5]-([.UG6]+[.UG7])" office:value-type="float" office:value="0" calcext:value-type="float">
            <text:p>0</text:p>
          </table:table-cell>
          <table:table-cell table:formula="of:=[.UH5]-([.UH6]+[.UH7])" office:value-type="float" office:value="-1" calcext:value-type="float">
            <text:p>-1</text:p>
          </table:table-cell>
          <table:table-cell table:formula="of:=[.UI5]-([.UI6]+[.UI7])" office:value-type="float" office:value="0" calcext:value-type="float">
            <text:p>0</text:p>
          </table:table-cell>
          <table:table-cell table:formula="of:=[.UJ5]-([.UJ6]+[.UJ7])" office:value-type="float" office:value="-1" calcext:value-type="float">
            <text:p>-1</text:p>
          </table:table-cell>
          <table:table-cell table:formula="of:=[.UK5]-([.UK6]+[.UK7])" office:value-type="float" office:value="0" calcext:value-type="float">
            <text:p>0</text:p>
          </table:table-cell>
          <table:table-cell table:formula="of:=[.UL5]-([.UL6]+[.UL7])" office:value-type="float" office:value="-1" calcext:value-type="float">
            <text:p>-1</text:p>
          </table:table-cell>
          <table:table-cell table:formula="of:=[.UM5]-([.UM6]+[.UM7])" office:value-type="float" office:value="0" calcext:value-type="float">
            <text:p>0</text:p>
          </table:table-cell>
          <table:table-cell table:formula="of:=[.UN5]-([.UN6]+[.UN7])" office:value-type="float" office:value="-1" calcext:value-type="float">
            <text:p>-1</text:p>
          </table:table-cell>
          <table:table-cell table:formula="of:=[.UO5]-([.UO6]+[.UO7])" office:value-type="float" office:value="0" calcext:value-type="float">
            <text:p>0</text:p>
          </table:table-cell>
          <table:table-cell table:formula="of:=[.UP5]-([.UP6]+[.UP7])" office:value-type="float" office:value="-1" calcext:value-type="float">
            <text:p>-1</text:p>
          </table:table-cell>
          <table:table-cell table:formula="of:=[.UQ5]-([.UQ6]+[.UQ7])" office:value-type="float" office:value="0" calcext:value-type="float">
            <text:p>0</text:p>
          </table:table-cell>
          <table:table-cell table:formula="of:=[.UR5]-([.UR6]+[.UR7])" office:value-type="float" office:value="-1" calcext:value-type="float">
            <text:p>-1</text:p>
          </table:table-cell>
          <table:table-cell table:formula="of:=[.US5]-([.US6]+[.US7])" office:value-type="float" office:value="0" calcext:value-type="float">
            <text:p>0</text:p>
          </table:table-cell>
          <table:table-cell table:formula="of:=[.UT5]-([.UT6]+[.UT7])" office:value-type="float" office:value="-1" calcext:value-type="float">
            <text:p>-1</text:p>
          </table:table-cell>
          <table:table-cell table:formula="of:=[.UU5]-([.UU6]+[.UU7])" office:value-type="float" office:value="0" calcext:value-type="float">
            <text:p>0</text:p>
          </table:table-cell>
          <table:table-cell table:formula="of:=[.UV5]-([.UV6]+[.UV7])" office:value-type="float" office:value="-1" calcext:value-type="float">
            <text:p>-1</text:p>
          </table:table-cell>
          <table:table-cell table:formula="of:=[.UW5]-([.UW6]+[.UW7])" office:value-type="float" office:value="0" calcext:value-type="float">
            <text:p>0</text:p>
          </table:table-cell>
          <table:table-cell table:formula="of:=[.UX5]-([.UX6]+[.UX7])" office:value-type="float" office:value="-1" calcext:value-type="float">
            <text:p>-1</text:p>
          </table:table-cell>
          <table:table-cell table:formula="of:=[.UY5]-([.UY6]+[.UY7])" office:value-type="float" office:value="0" calcext:value-type="float">
            <text:p>0</text:p>
          </table:table-cell>
          <table:table-cell table:formula="of:=[.UZ5]-([.UZ6]+[.UZ7])" office:value-type="float" office:value="-1" calcext:value-type="float">
            <text:p>-1</text:p>
          </table:table-cell>
          <table:table-cell table:formula="of:=[.VA5]-([.VA6]+[.VA7])" office:value-type="float" office:value="0" calcext:value-type="float">
            <text:p>0</text:p>
          </table:table-cell>
          <table:table-cell table:formula="of:=[.VB5]-([.VB6]+[.VB7])" office:value-type="float" office:value="-1" calcext:value-type="float">
            <text:p>-1</text:p>
          </table:table-cell>
          <table:table-cell table:formula="of:=[.VC5]-([.VC6]+[.VC7])" office:value-type="float" office:value="0" calcext:value-type="float">
            <text:p>0</text:p>
          </table:table-cell>
          <table:table-cell table:formula="of:=[.VD5]-([.VD6]+[.VD7])" office:value-type="float" office:value="-1" calcext:value-type="float">
            <text:p>-1</text:p>
          </table:table-cell>
          <table:table-cell table:formula="of:=[.VE5]-([.VE6]+[.VE7])" office:value-type="float" office:value="0" calcext:value-type="float">
            <text:p>0</text:p>
          </table:table-cell>
          <table:table-cell table:formula="of:=[.VF5]-([.VF6]+[.VF7])" office:value-type="float" office:value="-1" calcext:value-type="float">
            <text:p>-1</text:p>
          </table:table-cell>
          <table:table-cell table:formula="of:=[.VG5]-([.VG6]+[.VG7])" office:value-type="float" office:value="0" calcext:value-type="float">
            <text:p>0</text:p>
          </table:table-cell>
          <table:table-cell table:formula="of:=[.VH5]-([.VH6]+[.VH7])" office:value-type="float" office:value="-1" calcext:value-type="float">
            <text:p>-1</text:p>
          </table:table-cell>
          <table:table-cell table:formula="of:=[.VI5]-([.VI6]+[.VI7])" office:value-type="float" office:value="0" calcext:value-type="float">
            <text:p>0</text:p>
          </table:table-cell>
          <table:table-cell table:formula="of:=[.VJ5]-([.VJ6]+[.VJ7])" office:value-type="float" office:value="-1" calcext:value-type="float">
            <text:p>-1</text:p>
          </table:table-cell>
          <table:table-cell table:formula="of:=[.VK5]-([.VK6]+[.VK7])" office:value-type="float" office:value="0" calcext:value-type="float">
            <text:p>0</text:p>
          </table:table-cell>
          <table:table-cell table:formula="of:=[.VL5]-([.VL6]+[.VL7])" office:value-type="float" office:value="-1" calcext:value-type="float">
            <text:p>-1</text:p>
          </table:table-cell>
          <table:table-cell table:formula="of:=[.VM5]-([.VM6]+[.VM7])" office:value-type="float" office:value="0" calcext:value-type="float">
            <text:p>0</text:p>
          </table:table-cell>
          <table:table-cell table:formula="of:=[.VN5]-([.VN6]+[.VN7])" office:value-type="float" office:value="-1" calcext:value-type="float">
            <text:p>-1</text:p>
          </table:table-cell>
          <table:table-cell table:formula="of:=[.VO5]-([.VO6]+[.VO7])" office:value-type="float" office:value="0" calcext:value-type="float">
            <text:p>0</text:p>
          </table:table-cell>
          <table:table-cell table:formula="of:=[.VP5]-([.VP6]+[.VP7])" office:value-type="float" office:value="-1" calcext:value-type="float">
            <text:p>-1</text:p>
          </table:table-cell>
          <table:table-cell table:formula="of:=[.VQ5]-([.VQ6]+[.VQ7])" office:value-type="float" office:value="0" calcext:value-type="float">
            <text:p>0</text:p>
          </table:table-cell>
          <table:table-cell table:formula="of:=[.VR5]-([.VR6]+[.VR7])" office:value-type="float" office:value="-1" calcext:value-type="float">
            <text:p>-1</text:p>
          </table:table-cell>
          <table:table-cell table:formula="of:=[.VS5]-([.VS6]+[.VS7])" office:value-type="float" office:value="0" calcext:value-type="float">
            <text:p>0</text:p>
          </table:table-cell>
          <table:table-cell table:formula="of:=[.VT5]-([.VT6]+[.VT7])" office:value-type="float" office:value="-1" calcext:value-type="float">
            <text:p>-1</text:p>
          </table:table-cell>
          <table:table-cell table:formula="of:=[.VU5]-([.VU6]+[.VU7])" office:value-type="float" office:value="0" calcext:value-type="float">
            <text:p>0</text:p>
          </table:table-cell>
          <table:table-cell table:formula="of:=[.VV5]-([.VV6]+[.VV7])" office:value-type="float" office:value="-1" calcext:value-type="float">
            <text:p>-1</text:p>
          </table:table-cell>
          <table:table-cell table:formula="of:=[.VW5]-([.VW6]+[.VW7])" office:value-type="float" office:value="0" calcext:value-type="float">
            <text:p>0</text:p>
          </table:table-cell>
          <table:table-cell table:formula="of:=[.VX5]-([.VX6]+[.VX7])" office:value-type="float" office:value="-1" calcext:value-type="float">
            <text:p>-1</text:p>
          </table:table-cell>
          <table:table-cell table:formula="of:=[.VY5]-([.VY6]+[.VY7])" office:value-type="float" office:value="0" calcext:value-type="float">
            <text:p>0</text:p>
          </table:table-cell>
          <table:table-cell table:formula="of:=[.VZ5]-([.VZ6]+[.VZ7])" office:value-type="float" office:value="-1" calcext:value-type="float">
            <text:p>-1</text:p>
          </table:table-cell>
          <table:table-cell table:formula="of:=[.WA5]-([.WA6]+[.WA7])" office:value-type="float" office:value="0" calcext:value-type="float">
            <text:p>0</text:p>
          </table:table-cell>
          <table:table-cell table:formula="of:=[.WB5]-([.WB6]+[.WB7])" office:value-type="float" office:value="-1" calcext:value-type="float">
            <text:p>-1</text:p>
          </table:table-cell>
          <table:table-cell table:formula="of:=[.WC5]-([.WC6]+[.WC7])" office:value-type="float" office:value="0" calcext:value-type="float">
            <text:p>0</text:p>
          </table:table-cell>
          <table:table-cell table:formula="of:=[.WD5]-([.WD6]+[.WD7])" office:value-type="float" office:value="-1" calcext:value-type="float">
            <text:p>-1</text:p>
          </table:table-cell>
          <table:table-cell table:formula="of:=[.WE5]-([.WE6]+[.WE7])" office:value-type="float" office:value="0" calcext:value-type="float">
            <text:p>0</text:p>
          </table:table-cell>
          <table:table-cell table:formula="of:=[.WF5]-([.WF6]+[.WF7])" office:value-type="float" office:value="-1" calcext:value-type="float">
            <text:p>-1</text:p>
          </table:table-cell>
          <table:table-cell table:formula="of:=[.WG5]-([.WG6]+[.WG7])" office:value-type="float" office:value="0" calcext:value-type="float">
            <text:p>0</text:p>
          </table:table-cell>
          <table:table-cell table:formula="of:=[.WH5]-([.WH6]+[.WH7])" office:value-type="float" office:value="-1" calcext:value-type="float">
            <text:p>-1</text:p>
          </table:table-cell>
          <table:table-cell table:formula="of:=[.WI5]-([.WI6]+[.WI7])" office:value-type="float" office:value="0" calcext:value-type="float">
            <text:p>0</text:p>
          </table:table-cell>
          <table:table-cell table:formula="of:=[.WJ5]-([.WJ6]+[.WJ7])" office:value-type="float" office:value="-1" calcext:value-type="float">
            <text:p>-1</text:p>
          </table:table-cell>
          <table:table-cell table:formula="of:=[.WK5]-([.WK6]+[.WK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INT([.$B$1]*[.B5])" office:value-type="float" office:value="10" calcext:value-type="float">
            <text:p>10</text:p>
          </table:table-cell>
          <table:table-cell table:formula="of:=INT([.$B$1]*[.C5])" office:value-type="float" office:value="9" calcext:value-type="float">
            <text:p>9</text:p>
          </table:table-cell>
          <table:table-cell table:formula="of:=INT([.$B$1]*[.D5])" office:value-type="float" office:value="9" calcext:value-type="float">
            <text:p>9</text:p>
          </table:table-cell>
          <table:table-cell table:formula="of:=INT([.$B$1]*[.E5])" office:value-type="float" office:value="9" calcext:value-type="float">
            <text:p>9</text:p>
          </table:table-cell>
          <table:table-cell table:formula="of:=INT([.$B$1]*[.F5])" office:value-type="float" office:value="9" calcext:value-type="float">
            <text:p>9</text:p>
          </table:table-cell>
          <table:table-cell table:formula="of:=INT([.$B$1]*[.G5])" office:value-type="float" office:value="9" calcext:value-type="float">
            <text:p>9</text:p>
          </table:table-cell>
          <table:table-cell table:formula="of:=INT([.$B$1]*[.H5])" office:value-type="float" office:value="9" calcext:value-type="float">
            <text:p>9</text:p>
          </table:table-cell>
          <table:table-cell table:formula="of:=INT([.$B$1]*[.I5])" office:value-type="float" office:value="9" calcext:value-type="float">
            <text:p>9</text:p>
          </table:table-cell>
          <table:table-cell table:formula="of:=INT([.$B$1]*[.J5])" office:value-type="float" office:value="9" calcext:value-type="float">
            <text:p>9</text:p>
          </table:table-cell>
          <table:table-cell table:formula="of:=INT([.$B$1]*[.K5])" office:value-type="float" office:value="9" calcext:value-type="float">
            <text:p>9</text:p>
          </table:table-cell>
          <table:table-cell table:formula="of:=INT([.$B$1]*[.L5])" office:value-type="float" office:value="9" calcext:value-type="float">
            <text:p>9</text:p>
          </table:table-cell>
          <table:table-cell table:formula="of:=INT([.$B$1]*[.M5])" office:value-type="float" office:value="8" calcext:value-type="float">
            <text:p>8</text:p>
          </table:table-cell>
          <table:table-cell table:formula="of:=INT([.$B$1]*[.N5])" office:value-type="float" office:value="8" calcext:value-type="float">
            <text:p>8</text:p>
          </table:table-cell>
          <table:table-cell table:formula="of:=INT([.$B$1]*[.O5])" office:value-type="float" office:value="8" calcext:value-type="float">
            <text:p>8</text:p>
          </table:table-cell>
          <table:table-cell table:formula="of:=INT([.$B$1]*[.P5])" office:value-type="float" office:value="8" calcext:value-type="float">
            <text:p>8</text:p>
          </table:table-cell>
          <table:table-cell table:formula="of:=INT([.$B$1]*[.Q5])" office:value-type="float" office:value="8" calcext:value-type="float">
            <text:p>8</text:p>
          </table:table-cell>
          <table:table-cell table:formula="of:=INT([.$B$1]*[.R5])" office:value-type="float" office:value="8" calcext:value-type="float">
            <text:p>8</text:p>
          </table:table-cell>
          <table:table-cell table:formula="of:=INT([.$B$1]*[.S5])" office:value-type="float" office:value="8" calcext:value-type="float">
            <text:p>8</text:p>
          </table:table-cell>
          <table:table-cell table:formula="of:=INT([.$B$1]*[.T5])" office:value-type="float" office:value="8" calcext:value-type="float">
            <text:p>8</text:p>
          </table:table-cell>
          <table:table-cell table:formula="of:=INT([.$B$1]*[.U5])" office:value-type="float" office:value="8" calcext:value-type="float">
            <text:p>8</text:p>
          </table:table-cell>
          <table:table-cell table:formula="of:=INT([.$B$1]*[.V5])" office:value-type="float" office:value="8" calcext:value-type="float">
            <text:p>8</text:p>
          </table:table-cell>
          <table:table-cell table:formula="of:=INT([.$B$1]*[.W5])" office:value-type="float" office:value="8" calcext:value-type="float">
            <text:p>8</text:p>
          </table:table-cell>
          <table:table-cell table:formula="of:=INT([.$B$1]*[.X5])" office:value-type="float" office:value="8" calcext:value-type="float">
            <text:p>8</text:p>
          </table:table-cell>
          <table:table-cell table:formula="of:=INT([.$B$1]*[.Y5])" office:value-type="float" office:value="7" calcext:value-type="float">
            <text:p>7</text:p>
          </table:table-cell>
          <table:table-cell table:formula="of:=INT([.$B$1]*[.Z5])" office:value-type="float" office:value="7" calcext:value-type="float">
            <text:p>7</text:p>
          </table:table-cell>
          <table:table-cell table:formula="of:=INT([.$B$1]*[.AA5])" office:value-type="float" office:value="7" calcext:value-type="float">
            <text:p>7</text:p>
          </table:table-cell>
          <table:table-cell table:formula="of:=INT([.$B$1]*[.AB5])" office:value-type="float" office:value="7" calcext:value-type="float">
            <text:p>7</text:p>
          </table:table-cell>
          <table:table-cell table:formula="of:=INT([.$B$1]*[.AC5])" office:value-type="float" office:value="7" calcext:value-type="float">
            <text:p>7</text:p>
          </table:table-cell>
          <table:table-cell table:formula="of:=INT([.$B$1]*[.AD5])" office:value-type="float" office:value="7" calcext:value-type="float">
            <text:p>7</text:p>
          </table:table-cell>
          <table:table-cell table:formula="of:=INT([.$B$1]*[.AE5])" office:value-type="float" office:value="7" calcext:value-type="float">
            <text:p>7</text:p>
          </table:table-cell>
          <table:table-cell table:formula="of:=INT([.$B$1]*[.AF5])" office:value-type="float" office:value="7" calcext:value-type="float">
            <text:p>7</text:p>
          </table:table-cell>
          <table:table-cell table:formula="of:=INT([.$B$1]*[.AG5])" office:value-type="float" office:value="7" calcext:value-type="float">
            <text:p>7</text:p>
          </table:table-cell>
          <table:table-cell table:formula="of:=INT([.$B$1]*[.AH5])" office:value-type="float" office:value="7" calcext:value-type="float">
            <text:p>7</text:p>
          </table:table-cell>
          <table:table-cell table:formula="of:=INT([.$B$1]*[.AI5])" office:value-type="float" office:value="7" calcext:value-type="float">
            <text:p>7</text:p>
          </table:table-cell>
          <table:table-cell table:formula="of:=INT([.$B$1]*[.AJ5])" office:value-type="float" office:value="7" calcext:value-type="float">
            <text:p>7</text:p>
          </table:table-cell>
          <table:table-cell table:formula="of:=INT([.$B$1]*[.AK5])" office:value-type="float" office:value="7" calcext:value-type="float">
            <text:p>7</text:p>
          </table:table-cell>
          <table:table-cell table:formula="of:=INT([.$B$1]*[.AL5])" office:value-type="float" office:value="6" calcext:value-type="float">
            <text:p>6</text:p>
          </table:table-cell>
          <table:table-cell table:formula="of:=INT([.$B$1]*[.AM5])" office:value-type="float" office:value="6" calcext:value-type="float">
            <text:p>6</text:p>
          </table:table-cell>
          <table:table-cell table:formula="of:=INT([.$B$1]*[.AN5])" office:value-type="float" office:value="6" calcext:value-type="float">
            <text:p>6</text:p>
          </table:table-cell>
          <table:table-cell table:formula="of:=INT([.$B$1]*[.AO5])" office:value-type="float" office:value="6" calcext:value-type="float">
            <text:p>6</text:p>
          </table:table-cell>
          <table:table-cell table:formula="of:=INT([.$B$1]*[.AP5])" office:value-type="float" office:value="6" calcext:value-type="float">
            <text:p>6</text:p>
          </table:table-cell>
          <table:table-cell table:formula="of:=INT([.$B$1]*[.AQ5])" office:value-type="float" office:value="6" calcext:value-type="float">
            <text:p>6</text:p>
          </table:table-cell>
          <table:table-cell table:formula="of:=INT([.$B$1]*[.AR5])" office:value-type="float" office:value="6" calcext:value-type="float">
            <text:p>6</text:p>
          </table:table-cell>
          <table:table-cell table:formula="of:=INT([.$B$1]*[.AS5])" office:value-type="float" office:value="6" calcext:value-type="float">
            <text:p>6</text:p>
          </table:table-cell>
          <table:table-cell table:formula="of:=INT([.$B$1]*[.AT5])" office:value-type="float" office:value="6" calcext:value-type="float">
            <text:p>6</text:p>
          </table:table-cell>
          <table:table-cell table:formula="of:=INT([.$B$1]*[.AU5])" office:value-type="float" office:value="6" calcext:value-type="float">
            <text:p>6</text:p>
          </table:table-cell>
          <table:table-cell table:formula="of:=INT([.$B$1]*[.AV5])" office:value-type="float" office:value="6" calcext:value-type="float">
            <text:p>6</text:p>
          </table:table-cell>
          <table:table-cell table:formula="of:=INT([.$B$1]*[.AW5])" office:value-type="float" office:value="6" calcext:value-type="float">
            <text:p>6</text:p>
          </table:table-cell>
          <table:table-cell table:formula="of:=INT([.$B$1]*[.AX5])" office:value-type="float" office:value="6" calcext:value-type="float">
            <text:p>6</text:p>
          </table:table-cell>
          <table:table-cell table:formula="of:=INT([.$B$1]*[.AY5])" office:value-type="float" office:value="6" calcext:value-type="float">
            <text:p>6</text:p>
          </table:table-cell>
          <table:table-cell table:formula="of:=INT([.$B$1]*[.AZ5])" office:value-type="float" office:value="6" calcext:value-type="float">
            <text:p>6</text:p>
          </table:table-cell>
          <table:table-cell table:formula="of:=INT([.$B$1]*[.BA5])" office:value-type="float" office:value="5" calcext:value-type="float">
            <text:p>5</text:p>
          </table:table-cell>
          <table:table-cell table:formula="of:=INT([.$B$1]*[.BB5])" office:value-type="float" office:value="5" calcext:value-type="float">
            <text:p>5</text:p>
          </table:table-cell>
          <table:table-cell table:formula="of:=INT([.$B$1]*[.BC5])" office:value-type="float" office:value="5" calcext:value-type="float">
            <text:p>5</text:p>
          </table:table-cell>
          <table:table-cell table:formula="of:=INT([.$B$1]*[.BD5])" office:value-type="float" office:value="5" calcext:value-type="float">
            <text:p>5</text:p>
          </table:table-cell>
          <table:table-cell table:formula="of:=INT([.$B$1]*[.BE5])" office:value-type="float" office:value="5" calcext:value-type="float">
            <text:p>5</text:p>
          </table:table-cell>
          <table:table-cell table:formula="of:=INT([.$B$1]*[.BF5])" office:value-type="float" office:value="5" calcext:value-type="float">
            <text:p>5</text:p>
          </table:table-cell>
          <table:table-cell table:formula="of:=INT([.$B$1]*[.BG5])" office:value-type="float" office:value="5" calcext:value-type="float">
            <text:p>5</text:p>
          </table:table-cell>
          <table:table-cell table:formula="of:=INT([.$B$1]*[.BH5])" office:value-type="float" office:value="5" calcext:value-type="float">
            <text:p>5</text:p>
          </table:table-cell>
          <table:table-cell table:formula="of:=INT([.$B$1]*[.BI5])" office:value-type="float" office:value="5" calcext:value-type="float">
            <text:p>5</text:p>
          </table:table-cell>
          <table:table-cell table:formula="of:=INT([.$B$1]*[.BJ5])" office:value-type="float" office:value="5" calcext:value-type="float">
            <text:p>5</text:p>
          </table:table-cell>
          <table:table-cell table:formula="of:=INT([.$B$1]*[.BK5])" office:value-type="float" office:value="5" calcext:value-type="float">
            <text:p>5</text:p>
          </table:table-cell>
          <table:table-cell table:formula="of:=INT([.$B$1]*[.BL5])" office:value-type="float" office:value="5" calcext:value-type="float">
            <text:p>5</text:p>
          </table:table-cell>
          <table:table-cell table:formula="of:=INT([.$B$1]*[.BM5])" office:value-type="float" office:value="5" calcext:value-type="float">
            <text:p>5</text:p>
          </table:table-cell>
          <table:table-cell table:formula="of:=INT([.$B$1]*[.BN5])" office:value-type="float" office:value="5" calcext:value-type="float">
            <text:p>5</text:p>
          </table:table-cell>
          <table:table-cell table:formula="of:=INT([.$B$1]*[.BO5])" office:value-type="float" office:value="5" calcext:value-type="float">
            <text:p>5</text:p>
          </table:table-cell>
          <table:table-cell table:formula="of:=INT([.$B$1]*[.BP5])" office:value-type="float" office:value="5" calcext:value-type="float">
            <text:p>5</text:p>
          </table:table-cell>
          <table:table-cell table:formula="of:=INT([.$B$1]*[.BQ5])" office:value-type="float" office:value="5" calcext:value-type="float">
            <text:p>5</text:p>
          </table:table-cell>
          <table:table-cell table:formula="of:=INT([.$B$1]*[.BR5])" office:value-type="float" office:value="5" calcext:value-type="float">
            <text:p>5</text:p>
          </table:table-cell>
          <table:table-cell table:formula="of:=INT([.$B$1]*[.BS5])" office:value-type="float" office:value="4" calcext:value-type="float">
            <text:p>4</text:p>
          </table:table-cell>
          <table:table-cell table:formula="of:=INT([.$B$1]*[.BT5])" office:value-type="float" office:value="4" calcext:value-type="float">
            <text:p>4</text:p>
          </table:table-cell>
          <table:table-cell table:formula="of:=INT([.$B$1]*[.BU5])" office:value-type="float" office:value="4" calcext:value-type="float">
            <text:p>4</text:p>
          </table:table-cell>
          <table:table-cell table:formula="of:=INT([.$B$1]*[.BV5])" office:value-type="float" office:value="4" calcext:value-type="float">
            <text:p>4</text:p>
          </table:table-cell>
          <table:table-cell table:formula="of:=INT([.$B$1]*[.BW5])" office:value-type="float" office:value="4" calcext:value-type="float">
            <text:p>4</text:p>
          </table:table-cell>
          <table:table-cell table:formula="of:=INT([.$B$1]*[.BX5])" office:value-type="float" office:value="4" calcext:value-type="float">
            <text:p>4</text:p>
          </table:table-cell>
          <table:table-cell table:formula="of:=INT([.$B$1]*[.BY5])" office:value-type="float" office:value="4" calcext:value-type="float">
            <text:p>4</text:p>
          </table:table-cell>
          <table:table-cell table:formula="of:=INT([.$B$1]*[.BZ5])" office:value-type="float" office:value="4" calcext:value-type="float">
            <text:p>4</text:p>
          </table:table-cell>
          <table:table-cell table:formula="of:=INT([.$B$1]*[.CA5])" office:value-type="float" office:value="4" calcext:value-type="float">
            <text:p>4</text:p>
          </table:table-cell>
          <table:table-cell table:formula="of:=INT([.$B$1]*[.CB5])" office:value-type="float" office:value="4" calcext:value-type="float">
            <text:p>4</text:p>
          </table:table-cell>
          <table:table-cell table:formula="of:=INT([.$B$1]*[.CC5])" office:value-type="float" office:value="4" calcext:value-type="float">
            <text:p>4</text:p>
          </table:table-cell>
          <table:table-cell table:formula="of:=INT([.$B$1]*[.CD5])" office:value-type="float" office:value="4" calcext:value-type="float">
            <text:p>4</text:p>
          </table:table-cell>
          <table:table-cell table:formula="of:=INT([.$B$1]*[.CE5])" office:value-type="float" office:value="4" calcext:value-type="float">
            <text:p>4</text:p>
          </table:table-cell>
          <table:table-cell table:formula="of:=INT([.$B$1]*[.CF5])" office:value-type="float" office:value="4" calcext:value-type="float">
            <text:p>4</text:p>
          </table:table-cell>
          <table:table-cell table:formula="of:=INT([.$B$1]*[.CG5])" office:value-type="float" office:value="4" calcext:value-type="float">
            <text:p>4</text:p>
          </table:table-cell>
          <table:table-cell table:formula="of:=INT([.$B$1]*[.CH5])" office:value-type="float" office:value="4" calcext:value-type="float">
            <text:p>4</text:p>
          </table:table-cell>
          <table:table-cell table:formula="of:=INT([.$B$1]*[.CI5])" office:value-type="float" office:value="4" calcext:value-type="float">
            <text:p>4</text:p>
          </table:table-cell>
          <table:table-cell table:formula="of:=INT([.$B$1]*[.CJ5])" office:value-type="float" office:value="4" calcext:value-type="float">
            <text:p>4</text:p>
          </table:table-cell>
          <table:table-cell table:formula="of:=INT([.$B$1]*[.CK5])" office:value-type="float" office:value="4" calcext:value-type="float">
            <text:p>4</text:p>
          </table:table-cell>
          <table:table-cell table:formula="of:=INT([.$B$1]*[.CL5])" office:value-type="float" office:value="4" calcext:value-type="float">
            <text:p>4</text:p>
          </table:table-cell>
          <table:table-cell table:formula="of:=INT([.$B$1]*[.CM5])" office:value-type="float" office:value="4" calcext:value-type="float">
            <text:p>4</text:p>
          </table:table-cell>
          <table:table-cell table:formula="of:=INT([.$B$1]*[.CN5])" office:value-type="float" office:value="4" calcext:value-type="float">
            <text:p>4</text:p>
          </table:table-cell>
          <table:table-cell table:formula="of:=INT([.$B$1]*[.CO5])" office:value-type="float" office:value="4" calcext:value-type="float">
            <text:p>4</text:p>
          </table:table-cell>
          <table:table-cell table:formula="of:=INT([.$B$1]*[.CP5])" office:value-type="float" office:value="3" calcext:value-type="float">
            <text:p>3</text:p>
          </table:table-cell>
          <table:table-cell table:formula="of:=INT([.$B$1]*[.CQ5])" office:value-type="float" office:value="3" calcext:value-type="float">
            <text:p>3</text:p>
          </table:table-cell>
          <table:table-cell table:formula="of:=INT([.$B$1]*[.CR5])" office:value-type="float" office:value="3" calcext:value-type="float">
            <text:p>3</text:p>
          </table:table-cell>
          <table:table-cell table:formula="of:=INT([.$B$1]*[.CS5])" office:value-type="float" office:value="3" calcext:value-type="float">
            <text:p>3</text:p>
          </table:table-cell>
          <table:table-cell table:formula="of:=INT([.$B$1]*[.CT5])" office:value-type="float" office:value="3" calcext:value-type="float">
            <text:p>3</text:p>
          </table:table-cell>
          <table:table-cell table:formula="of:=INT([.$B$1]*[.CU5])" office:value-type="float" office:value="3" calcext:value-type="float">
            <text:p>3</text:p>
          </table:table-cell>
          <table:table-cell table:formula="of:=INT([.$B$1]*[.CV5])" office:value-type="float" office:value="3" calcext:value-type="float">
            <text:p>3</text:p>
          </table:table-cell>
          <table:table-cell table:formula="of:=INT([.$B$1]*[.CW5])" office:value-type="float" office:value="3" calcext:value-type="float">
            <text:p>3</text:p>
          </table:table-cell>
          <table:table-cell table:formula="of:=INT([.$B$1]*[.CX5])" office:value-type="float" office:value="3" calcext:value-type="float">
            <text:p>3</text:p>
          </table:table-cell>
          <table:table-cell table:formula="of:=INT([.$B$1]*[.CY5])" office:value-type="float" office:value="3" calcext:value-type="float">
            <text:p>3</text:p>
          </table:table-cell>
          <table:table-cell table:formula="of:=INT([.$B$1]*[.CZ5])" office:value-type="float" office:value="3" calcext:value-type="float">
            <text:p>3</text:p>
          </table:table-cell>
          <table:table-cell table:formula="of:=INT([.$B$1]*[.DA5])" office:value-type="float" office:value="3" calcext:value-type="float">
            <text:p>3</text:p>
          </table:table-cell>
          <table:table-cell table:formula="of:=INT([.$B$1]*[.DB5])" office:value-type="float" office:value="3" calcext:value-type="float">
            <text:p>3</text:p>
          </table:table-cell>
          <table:table-cell table:formula="of:=INT([.$B$1]*[.DC5])" office:value-type="float" office:value="3" calcext:value-type="float">
            <text:p>3</text:p>
          </table:table-cell>
          <table:table-cell table:formula="of:=INT([.$B$1]*[.DD5])" office:value-type="float" office:value="3" calcext:value-type="float">
            <text:p>3</text:p>
          </table:table-cell>
          <table:table-cell table:formula="of:=INT([.$B$1]*[.DE5])" office:value-type="float" office:value="3" calcext:value-type="float">
            <text:p>3</text:p>
          </table:table-cell>
          <table:table-cell table:formula="of:=INT([.$B$1]*[.DF5])" office:value-type="float" office:value="3" calcext:value-type="float">
            <text:p>3</text:p>
          </table:table-cell>
          <table:table-cell table:formula="of:=INT([.$B$1]*[.DG5])" office:value-type="float" office:value="3" calcext:value-type="float">
            <text:p>3</text:p>
          </table:table-cell>
          <table:table-cell table:formula="of:=INT([.$B$1]*[.DH5])" office:value-type="float" office:value="3" calcext:value-type="float">
            <text:p>3</text:p>
          </table:table-cell>
          <table:table-cell table:formula="of:=INT([.$B$1]*[.DI5])" office:value-type="float" office:value="3" calcext:value-type="float">
            <text:p>3</text:p>
          </table:table-cell>
          <table:table-cell table:formula="of:=INT([.$B$1]*[.DJ5])" office:value-type="float" office:value="3" calcext:value-type="float">
            <text:p>3</text:p>
          </table:table-cell>
          <table:table-cell table:formula="of:=INT([.$B$1]*[.DK5])" office:value-type="float" office:value="3" calcext:value-type="float">
            <text:p>3</text:p>
          </table:table-cell>
          <table:table-cell table:formula="of:=INT([.$B$1]*[.DL5])" office:value-type="float" office:value="3" calcext:value-type="float">
            <text:p>3</text:p>
          </table:table-cell>
          <table:table-cell table:formula="of:=INT([.$B$1]*[.DM5])" office:value-type="float" office:value="3" calcext:value-type="float">
            <text:p>3</text:p>
          </table:table-cell>
          <table:table-cell table:formula="of:=INT([.$B$1]*[.DN5])" office:value-type="float" office:value="3" calcext:value-type="float">
            <text:p>3</text:p>
          </table:table-cell>
          <table:table-cell table:formula="of:=INT([.$B$1]*[.DO5])" office:value-type="float" office:value="3" calcext:value-type="float">
            <text:p>3</text:p>
          </table:table-cell>
          <table:table-cell table:formula="of:=INT([.$B$1]*[.DP5])" office:value-type="float" office:value="3" calcext:value-type="float">
            <text:p>3</text:p>
          </table:table-cell>
          <table:table-cell table:formula="of:=INT([.$B$1]*[.DQ5])" office:value-type="float" office:value="3" calcext:value-type="float">
            <text:p>3</text:p>
          </table:table-cell>
          <table:table-cell table:formula="of:=INT([.$B$1]*[.DR5])" office:value-type="float" office:value="2" calcext:value-type="float">
            <text:p>2</text:p>
          </table:table-cell>
          <table:table-cell table:formula="of:=INT([.$B$1]*[.DS5])" office:value-type="float" office:value="2" calcext:value-type="float">
            <text:p>2</text:p>
          </table:table-cell>
          <table:table-cell table:formula="of:=INT([.$B$1]*[.DT5])" office:value-type="float" office:value="2" calcext:value-type="float">
            <text:p>2</text:p>
          </table:table-cell>
          <table:table-cell table:formula="of:=INT([.$B$1]*[.DU5])" office:value-type="float" office:value="2" calcext:value-type="float">
            <text:p>2</text:p>
          </table:table-cell>
          <table:table-cell table:formula="of:=INT([.$B$1]*[.DV5])" office:value-type="float" office:value="2" calcext:value-type="float">
            <text:p>2</text:p>
          </table:table-cell>
          <table:table-cell table:formula="of:=INT([.$B$1]*[.DW5])" office:value-type="float" office:value="2" calcext:value-type="float">
            <text:p>2</text:p>
          </table:table-cell>
          <table:table-cell table:formula="of:=INT([.$B$1]*[.DX5])" office:value-type="float" office:value="2" calcext:value-type="float">
            <text:p>2</text:p>
          </table:table-cell>
          <table:table-cell table:formula="of:=INT([.$B$1]*[.DY5])" office:value-type="float" office:value="2" calcext:value-type="float">
            <text:p>2</text:p>
          </table:table-cell>
          <table:table-cell table:formula="of:=INT([.$B$1]*[.DZ5])" office:value-type="float" office:value="2" calcext:value-type="float">
            <text:p>2</text:p>
          </table:table-cell>
          <table:table-cell table:formula="of:=INT([.$B$1]*[.EA5])" office:value-type="float" office:value="2" calcext:value-type="float">
            <text:p>2</text:p>
          </table:table-cell>
          <table:table-cell table:formula="of:=INT([.$B$1]*[.EB5])" office:value-type="float" office:value="2" calcext:value-type="float">
            <text:p>2</text:p>
          </table:table-cell>
          <table:table-cell table:formula="of:=INT([.$B$1]*[.EC5])" office:value-type="float" office:value="2" calcext:value-type="float">
            <text:p>2</text:p>
          </table:table-cell>
          <table:table-cell table:formula="of:=INT([.$B$1]*[.ED5])" office:value-type="float" office:value="2" calcext:value-type="float">
            <text:p>2</text:p>
          </table:table-cell>
          <table:table-cell table:formula="of:=INT([.$B$1]*[.EE5])" office:value-type="float" office:value="2" calcext:value-type="float">
            <text:p>2</text:p>
          </table:table-cell>
          <table:table-cell table:formula="of:=INT([.$B$1]*[.EF5])" office:value-type="float" office:value="2" calcext:value-type="float">
            <text:p>2</text:p>
          </table:table-cell>
          <table:table-cell table:formula="of:=INT([.$B$1]*[.EG5])" office:value-type="float" office:value="2" calcext:value-type="float">
            <text:p>2</text:p>
          </table:table-cell>
          <table:table-cell table:formula="of:=INT([.$B$1]*[.EH5])" office:value-type="float" office:value="2" calcext:value-type="float">
            <text:p>2</text:p>
          </table:table-cell>
          <table:table-cell table:formula="of:=INT([.$B$1]*[.EI5])" office:value-type="float" office:value="2" calcext:value-type="float">
            <text:p>2</text:p>
          </table:table-cell>
          <table:table-cell table:formula="of:=INT([.$B$1]*[.EJ5])" office:value-type="float" office:value="2" calcext:value-type="float">
            <text:p>2</text:p>
          </table:table-cell>
          <table:table-cell table:formula="of:=INT([.$B$1]*[.EK5])" office:value-type="float" office:value="2" calcext:value-type="float">
            <text:p>2</text:p>
          </table:table-cell>
          <table:table-cell table:formula="of:=INT([.$B$1]*[.EL5])" office:value-type="float" office:value="2" calcext:value-type="float">
            <text:p>2</text:p>
          </table:table-cell>
          <table:table-cell table:formula="of:=INT([.$B$1]*[.EM5])" office:value-type="float" office:value="2" calcext:value-type="float">
            <text:p>2</text:p>
          </table:table-cell>
          <table:table-cell table:formula="of:=INT([.$B$1]*[.EN5])" office:value-type="float" office:value="2" calcext:value-type="float">
            <text:p>2</text:p>
          </table:table-cell>
          <table:table-cell table:formula="of:=INT([.$B$1]*[.EO5])" office:value-type="float" office:value="2" calcext:value-type="float">
            <text:p>2</text:p>
          </table:table-cell>
          <table:table-cell table:formula="of:=INT([.$B$1]*[.EP5])" office:value-type="float" office:value="2" calcext:value-type="float">
            <text:p>2</text:p>
          </table:table-cell>
          <table:table-cell table:formula="of:=INT([.$B$1]*[.EQ5])" office:value-type="float" office:value="2" calcext:value-type="float">
            <text:p>2</text:p>
          </table:table-cell>
          <table:table-cell table:formula="of:=INT([.$B$1]*[.ER5])" office:value-type="float" office:value="2" calcext:value-type="float">
            <text:p>2</text:p>
          </table:table-cell>
          <table:table-cell table:formula="of:=INT([.$B$1]*[.ES5])" office:value-type="float" office:value="2" calcext:value-type="float">
            <text:p>2</text:p>
          </table:table-cell>
          <table:table-cell table:formula="of:=INT([.$B$1]*[.ET5])" office:value-type="float" office:value="2" calcext:value-type="float">
            <text:p>2</text:p>
          </table:table-cell>
          <table:table-cell table:formula="of:=INT([.$B$1]*[.EU5])" office:value-type="float" office:value="2" calcext:value-type="float">
            <text:p>2</text:p>
          </table:table-cell>
          <table:table-cell table:formula="of:=INT([.$B$1]*[.EV5])" office:value-type="float" office:value="2" calcext:value-type="float">
            <text:p>2</text:p>
          </table:table-cell>
          <table:table-cell table:formula="of:=INT([.$B$1]*[.EW5])" office:value-type="float" office:value="2" calcext:value-type="float">
            <text:p>2</text:p>
          </table:table-cell>
          <table:table-cell table:formula="of:=INT([.$B$1]*[.EX5])" office:value-type="float" office:value="2" calcext:value-type="float">
            <text:p>2</text:p>
          </table:table-cell>
          <table:table-cell table:formula="of:=INT([.$B$1]*[.EY5])" office:value-type="float" office:value="2" calcext:value-type="float">
            <text:p>2</text:p>
          </table:table-cell>
          <table:table-cell table:formula="of:=INT([.$B$1]*[.EZ5])" office:value-type="float" office:value="2" calcext:value-type="float">
            <text:p>2</text:p>
          </table:table-cell>
          <table:table-cell table:formula="of:=INT([.$B$1]*[.FA5])" office:value-type="float" office:value="2" calcext:value-type="float">
            <text:p>2</text:p>
          </table:table-cell>
          <table:table-cell table:formula="of:=INT([.$B$1]*[.FB5])" office:value-type="float" office:value="2" calcext:value-type="float">
            <text:p>2</text:p>
          </table:table-cell>
          <table:table-cell table:formula="of:=INT([.$B$1]*[.FC5])" office:value-type="float" office:value="2" calcext:value-type="float">
            <text:p>2</text:p>
          </table:table-cell>
          <table:table-cell table:formula="of:=INT([.$B$1]*[.FD5])" office:value-type="float" office:value="2" calcext:value-type="float">
            <text:p>2</text:p>
          </table:table-cell>
          <table:table-cell table:formula="of:=INT([.$B$1]*[.FE5])" office:value-type="float" office:value="2" calcext:value-type="float">
            <text:p>2</text:p>
          </table:table-cell>
          <table:table-cell table:formula="of:=INT([.$B$1]*[.FF5])" office:value-type="float" office:value="1" calcext:value-type="float">
            <text:p>1</text:p>
          </table:table-cell>
          <table:table-cell table:formula="of:=INT([.$B$1]*[.FG5])" office:value-type="float" office:value="1" calcext:value-type="float">
            <text:p>1</text:p>
          </table:table-cell>
          <table:table-cell table:formula="of:=INT([.$B$1]*[.FH5])" office:value-type="float" office:value="1" calcext:value-type="float">
            <text:p>1</text:p>
          </table:table-cell>
          <table:table-cell table:formula="of:=INT([.$B$1]*[.FI5])" office:value-type="float" office:value="1" calcext:value-type="float">
            <text:p>1</text:p>
          </table:table-cell>
          <table:table-cell table:formula="of:=INT([.$B$1]*[.FJ5])" office:value-type="float" office:value="1" calcext:value-type="float">
            <text:p>1</text:p>
          </table:table-cell>
          <table:table-cell table:formula="of:=INT([.$B$1]*[.FK5])" office:value-type="float" office:value="1" calcext:value-type="float">
            <text:p>1</text:p>
          </table:table-cell>
          <table:table-cell table:formula="of:=INT([.$B$1]*[.FL5])" office:value-type="float" office:value="1" calcext:value-type="float">
            <text:p>1</text:p>
          </table:table-cell>
          <table:table-cell table:formula="of:=INT([.$B$1]*[.FM5])" office:value-type="float" office:value="1" calcext:value-type="float">
            <text:p>1</text:p>
          </table:table-cell>
          <table:table-cell table:formula="of:=INT([.$B$1]*[.FN5])" office:value-type="float" office:value="1" calcext:value-type="float">
            <text:p>1</text:p>
          </table:table-cell>
          <table:table-cell table:formula="of:=INT([.$B$1]*[.FO5])" office:value-type="float" office:value="1" calcext:value-type="float">
            <text:p>1</text:p>
          </table:table-cell>
          <table:table-cell table:formula="of:=INT([.$B$1]*[.FP5])" office:value-type="float" office:value="1" calcext:value-type="float">
            <text:p>1</text:p>
          </table:table-cell>
          <table:table-cell table:formula="of:=INT([.$B$1]*[.FQ5])" office:value-type="float" office:value="1" calcext:value-type="float">
            <text:p>1</text:p>
          </table:table-cell>
          <table:table-cell table:formula="of:=INT([.$B$1]*[.FR5])" office:value-type="float" office:value="1" calcext:value-type="float">
            <text:p>1</text:p>
          </table:table-cell>
          <table:table-cell table:formula="of:=INT([.$B$1]*[.FS5])" office:value-type="float" office:value="1" calcext:value-type="float">
            <text:p>1</text:p>
          </table:table-cell>
          <table:table-cell table:formula="of:=INT([.$B$1]*[.FT5])" office:value-type="float" office:value="1" calcext:value-type="float">
            <text:p>1</text:p>
          </table:table-cell>
          <table:table-cell table:formula="of:=INT([.$B$1]*[.FU5])" office:value-type="float" office:value="1" calcext:value-type="float">
            <text:p>1</text:p>
          </table:table-cell>
          <table:table-cell table:formula="of:=INT([.$B$1]*[.FV5])" office:value-type="float" office:value="1" calcext:value-type="float">
            <text:p>1</text:p>
          </table:table-cell>
          <table:table-cell table:formula="of:=INT([.$B$1]*[.FW5])" office:value-type="float" office:value="1" calcext:value-type="float">
            <text:p>1</text:p>
          </table:table-cell>
          <table:table-cell table:formula="of:=INT([.$B$1]*[.FX5])" office:value-type="float" office:value="1" calcext:value-type="float">
            <text:p>1</text:p>
          </table:table-cell>
          <table:table-cell table:formula="of:=INT([.$B$1]*[.FY5])" office:value-type="float" office:value="1" calcext:value-type="float">
            <text:p>1</text:p>
          </table:table-cell>
          <table:table-cell table:formula="of:=INT([.$B$1]*[.FZ5])" office:value-type="float" office:value="1" calcext:value-type="float">
            <text:p>1</text:p>
          </table:table-cell>
          <table:table-cell table:formula="of:=INT([.$B$1]*[.GA5])" office:value-type="float" office:value="1" calcext:value-type="float">
            <text:p>1</text:p>
          </table:table-cell>
          <table:table-cell table:formula="of:=INT([.$B$1]*[.GB5])" office:value-type="float" office:value="1" calcext:value-type="float">
            <text:p>1</text:p>
          </table:table-cell>
          <table:table-cell table:formula="of:=INT([.$B$1]*[.GC5])" office:value-type="float" office:value="1" calcext:value-type="float">
            <text:p>1</text:p>
          </table:table-cell>
          <table:table-cell table:formula="of:=INT([.$B$1]*[.GD5])" office:value-type="float" office:value="1" calcext:value-type="float">
            <text:p>1</text:p>
          </table:table-cell>
          <table:table-cell table:formula="of:=INT([.$B$1]*[.GE5])" office:value-type="float" office:value="1" calcext:value-type="float">
            <text:p>1</text:p>
          </table:table-cell>
          <table:table-cell table:formula="of:=INT([.$B$1]*[.GF5])" office:value-type="float" office:value="1" calcext:value-type="float">
            <text:p>1</text:p>
          </table:table-cell>
          <table:table-cell table:formula="of:=INT([.$B$1]*[.GG5])" office:value-type="float" office:value="1" calcext:value-type="float">
            <text:p>1</text:p>
          </table:table-cell>
          <table:table-cell table:formula="of:=INT([.$B$1]*[.GH5])" office:value-type="float" office:value="1" calcext:value-type="float">
            <text:p>1</text:p>
          </table:table-cell>
          <table:table-cell table:formula="of:=INT([.$B$1]*[.GI5])" office:value-type="float" office:value="1" calcext:value-type="float">
            <text:p>1</text:p>
          </table:table-cell>
          <table:table-cell table:formula="of:=INT([.$B$1]*[.GJ5])" office:value-type="float" office:value="1" calcext:value-type="float">
            <text:p>1</text:p>
          </table:table-cell>
          <table:table-cell table:formula="of:=INT([.$B$1]*[.GK5])" office:value-type="float" office:value="1" calcext:value-type="float">
            <text:p>1</text:p>
          </table:table-cell>
          <table:table-cell table:formula="of:=INT([.$B$1]*[.GL5])" office:value-type="float" office:value="1" calcext:value-type="float">
            <text:p>1</text:p>
          </table:table-cell>
          <table:table-cell table:formula="of:=INT([.$B$1]*[.GM5])" office:value-type="float" office:value="1" calcext:value-type="float">
            <text:p>1</text:p>
          </table:table-cell>
          <table:table-cell table:formula="of:=INT([.$B$1]*[.GN5])" office:value-type="float" office:value="1" calcext:value-type="float">
            <text:p>1</text:p>
          </table:table-cell>
          <table:table-cell table:formula="of:=INT([.$B$1]*[.GO5])" office:value-type="float" office:value="1" calcext:value-type="float">
            <text:p>1</text:p>
          </table:table-cell>
          <table:table-cell table:formula="of:=INT([.$B$1]*[.GP5])" office:value-type="float" office:value="1" calcext:value-type="float">
            <text:p>1</text:p>
          </table:table-cell>
          <table:table-cell table:formula="of:=INT([.$B$1]*[.GQ5])" office:value-type="float" office:value="1" calcext:value-type="float">
            <text:p>1</text:p>
          </table:table-cell>
          <table:table-cell table:formula="of:=INT([.$B$1]*[.GR5])" office:value-type="float" office:value="1" calcext:value-type="float">
            <text:p>1</text:p>
          </table:table-cell>
          <table:table-cell table:formula="of:=INT([.$B$1]*[.GS5])" office:value-type="float" office:value="1" calcext:value-type="float">
            <text:p>1</text:p>
          </table:table-cell>
          <table:table-cell table:formula="of:=INT([.$B$1]*[.GT5])" office:value-type="float" office:value="1" calcext:value-type="float">
            <text:p>1</text:p>
          </table:table-cell>
          <table:table-cell table:formula="of:=INT([.$B$1]*[.GU5])" office:value-type="float" office:value="1" calcext:value-type="float">
            <text:p>1</text:p>
          </table:table-cell>
          <table:table-cell table:formula="of:=INT([.$B$1]*[.GV5])" office:value-type="float" office:value="1" calcext:value-type="float">
            <text:p>1</text:p>
          </table:table-cell>
          <table:table-cell table:formula="of:=INT([.$B$1]*[.GW5])" office:value-type="float" office:value="1" calcext:value-type="float">
            <text:p>1</text:p>
          </table:table-cell>
          <table:table-cell table:formula="of:=INT([.$B$1]*[.GX5])" office:value-type="float" office:value="1" calcext:value-type="float">
            <text:p>1</text:p>
          </table:table-cell>
          <table:table-cell table:formula="of:=INT([.$B$1]*[.GY5])" office:value-type="float" office:value="1" calcext:value-type="float">
            <text:p>1</text:p>
          </table:table-cell>
          <table:table-cell table:formula="of:=INT([.$B$1]*[.GZ5])" office:value-type="float" office:value="1" calcext:value-type="float">
            <text:p>1</text:p>
          </table:table-cell>
          <table:table-cell table:formula="of:=INT([.$B$1]*[.HA5])" office:value-type="float" office:value="1" calcext:value-type="float">
            <text:p>1</text:p>
          </table:table-cell>
          <table:table-cell table:formula="of:=INT([.$B$1]*[.HB5])" office:value-type="float" office:value="1" calcext:value-type="float">
            <text:p>1</text:p>
          </table:table-cell>
          <table:table-cell table:formula="of:=INT([.$B$1]*[.HC5])" office:value-type="float" office:value="1" calcext:value-type="float">
            <text:p>1</text:p>
          </table:table-cell>
          <table:table-cell table:formula="of:=INT([.$B$1]*[.HD5])" office:value-type="float" office:value="1" calcext:value-type="float">
            <text:p>1</text:p>
          </table:table-cell>
          <table:table-cell table:formula="of:=INT([.$B$1]*[.HE5])" office:value-type="float" office:value="1" calcext:value-type="float">
            <text:p>1</text:p>
          </table:table-cell>
          <table:table-cell table:formula="of:=INT([.$B$1]*[.HF5])" office:value-type="float" office:value="1" calcext:value-type="float">
            <text:p>1</text:p>
          </table:table-cell>
          <table:table-cell table:formula="of:=INT([.$B$1]*[.HG5])" office:value-type="float" office:value="1" calcext:value-type="float">
            <text:p>1</text:p>
          </table:table-cell>
          <table:table-cell table:formula="of:=INT([.$B$1]*[.HH5])" office:value-type="float" office:value="1" calcext:value-type="float">
            <text:p>1</text:p>
          </table:table-cell>
          <table:table-cell table:formula="of:=INT([.$B$1]*[.HI5])" office:value-type="float" office:value="1" calcext:value-type="float">
            <text:p>1</text:p>
          </table:table-cell>
          <table:table-cell table:formula="of:=INT([.$B$1]*[.HJ5])" office:value-type="float" office:value="1" calcext:value-type="float">
            <text:p>1</text:p>
          </table:table-cell>
          <table:table-cell table:formula="of:=INT([.$B$1]*[.HK5])" office:value-type="float" office:value="1" calcext:value-type="float">
            <text:p>1</text:p>
          </table:table-cell>
          <table:table-cell table:formula="of:=INT([.$B$1]*[.HL5])" office:value-type="float" office:value="1" calcext:value-type="float">
            <text:p>1</text:p>
          </table:table-cell>
          <table:table-cell table:formula="of:=INT([.$B$1]*[.HM5])" office:value-type="float" office:value="1" calcext:value-type="float">
            <text:p>1</text:p>
          </table:table-cell>
          <table:table-cell table:formula="of:=INT([.$B$1]*[.HN5])" office:value-type="float" office:value="1" calcext:value-type="float">
            <text:p>1</text:p>
          </table:table-cell>
          <table:table-cell table:formula="of:=INT([.$B$1]*[.HO5])" office:value-type="float" office:value="1" calcext:value-type="float">
            <text:p>1</text:p>
          </table:table-cell>
          <table:table-cell table:formula="of:=INT([.$B$1]*[.HP5])" office:value-type="float" office:value="1" calcext:value-type="float">
            <text:p>1</text:p>
          </table:table-cell>
          <table:table-cell table:formula="of:=INT([.$B$1]*[.HQ5])" office:value-type="float" office:value="1" calcext:value-type="float">
            <text:p>1</text:p>
          </table:table-cell>
          <table:table-cell table:formula="of:=INT([.$B$1]*[.HR5])" office:value-type="float" office:value="1" calcext:value-type="float">
            <text:p>1</text:p>
          </table:table-cell>
          <table:table-cell table:formula="of:=INT([.$B$1]*[.HS5])" office:value-type="float" office:value="1" calcext:value-type="float">
            <text:p>1</text:p>
          </table:table-cell>
          <table:table-cell table:formula="of:=INT([.$B$1]*[.HT5])" office:value-type="float" office:value="0" calcext:value-type="float">
            <text:p>0</text:p>
          </table:table-cell>
          <table:table-cell table:formula="of:=INT([.$B$1]*[.HU5])" office:value-type="float" office:value="0" calcext:value-type="float">
            <text:p>0</text:p>
          </table:table-cell>
          <table:table-cell table:formula="of:=INT([.$B$1]*[.HV5])" office:value-type="float" office:value="0" calcext:value-type="float">
            <text:p>0</text:p>
          </table:table-cell>
          <table:table-cell table:formula="of:=INT([.$B$1]*[.HW5])" office:value-type="float" office:value="0" calcext:value-type="float">
            <text:p>0</text:p>
          </table:table-cell>
          <table:table-cell table:formula="of:=INT([.$B$1]*[.HX5])" office:value-type="float" office:value="0" calcext:value-type="float">
            <text:p>0</text:p>
          </table:table-cell>
          <table:table-cell table:formula="of:=INT([.$B$1]*[.HY5])" office:value-type="float" office:value="0" calcext:value-type="float">
            <text:p>0</text:p>
          </table:table-cell>
          <table:table-cell table:formula="of:=INT([.$B$1]*[.HZ5])" office:value-type="float" office:value="0" calcext:value-type="float">
            <text:p>0</text:p>
          </table:table-cell>
          <table:table-cell table:formula="of:=INT([.$B$1]*[.IA5])" office:value-type="float" office:value="0" calcext:value-type="float">
            <text:p>0</text:p>
          </table:table-cell>
          <table:table-cell table:formula="of:=INT([.$B$1]*[.IB5])" office:value-type="float" office:value="0" calcext:value-type="float">
            <text:p>0</text:p>
          </table:table-cell>
          <table:table-cell table:formula="of:=INT([.$B$1]*[.IC5])" office:value-type="float" office:value="0" calcext:value-type="float">
            <text:p>0</text:p>
          </table:table-cell>
          <table:table-cell table:formula="of:=INT([.$B$1]*[.ID5])" office:value-type="float" office:value="0" calcext:value-type="float">
            <text:p>0</text:p>
          </table:table-cell>
          <table:table-cell table:formula="of:=INT([.$B$1]*[.IE5])" office:value-type="float" office:value="0" calcext:value-type="float">
            <text:p>0</text:p>
          </table:table-cell>
          <table:table-cell table:formula="of:=INT([.$B$1]*[.IF5])" office:value-type="float" office:value="0" calcext:value-type="float">
            <text:p>0</text:p>
          </table:table-cell>
          <table:table-cell table:formula="of:=INT([.$B$1]*[.IG5])" office:value-type="float" office:value="0" calcext:value-type="float">
            <text:p>0</text:p>
          </table:table-cell>
          <table:table-cell table:formula="of:=INT([.$B$1]*[.IH5])" office:value-type="float" office:value="0" calcext:value-type="float">
            <text:p>0</text:p>
          </table:table-cell>
          <table:table-cell table:formula="of:=INT([.$B$1]*[.II5])" office:value-type="float" office:value="0" calcext:value-type="float">
            <text:p>0</text:p>
          </table:table-cell>
          <table:table-cell table:formula="of:=INT([.$B$1]*[.IJ5])" office:value-type="float" office:value="0" calcext:value-type="float">
            <text:p>0</text:p>
          </table:table-cell>
          <table:table-cell table:formula="of:=INT([.$B$1]*[.IK5])" office:value-type="float" office:value="0" calcext:value-type="float">
            <text:p>0</text:p>
          </table:table-cell>
          <table:table-cell table:formula="of:=INT([.$B$1]*[.IL5])" office:value-type="float" office:value="0" calcext:value-type="float">
            <text:p>0</text:p>
          </table:table-cell>
          <table:table-cell table:formula="of:=INT([.$B$1]*[.IM5])" office:value-type="float" office:value="0" calcext:value-type="float">
            <text:p>0</text:p>
          </table:table-cell>
          <table:table-cell table:formula="of:=INT([.$B$1]*[.IN5])" office:value-type="float" office:value="0" calcext:value-type="float">
            <text:p>0</text:p>
          </table:table-cell>
          <table:table-cell table:formula="of:=INT([.$B$1]*[.IO5])" office:value-type="float" office:value="0" calcext:value-type="float">
            <text:p>0</text:p>
          </table:table-cell>
          <table:table-cell table:formula="of:=INT([.$B$1]*[.IP5])" office:value-type="float" office:value="0" calcext:value-type="float">
            <text:p>0</text:p>
          </table:table-cell>
          <table:table-cell table:formula="of:=INT([.$B$1]*[.IQ5])" office:value-type="float" office:value="0" calcext:value-type="float">
            <text:p>0</text:p>
          </table:table-cell>
          <table:table-cell table:formula="of:=INT([.$B$1]*[.IR5])" office:value-type="float" office:value="0" calcext:value-type="float">
            <text:p>0</text:p>
          </table:table-cell>
          <table:table-cell table:formula="of:=INT([.$B$1]*[.IS5])" office:value-type="float" office:value="0" calcext:value-type="float">
            <text:p>0</text:p>
          </table:table-cell>
          <table:table-cell table:formula="of:=INT([.$B$1]*[.IT5])" office:value-type="float" office:value="0" calcext:value-type="float">
            <text:p>0</text:p>
          </table:table-cell>
          <table:table-cell table:formula="of:=INT([.$B$1]*[.IU5])" office:value-type="float" office:value="0" calcext:value-type="float">
            <text:p>0</text:p>
          </table:table-cell>
          <table:table-cell table:formula="of:=INT([.$B$1]*[.IV5])" office:value-type="float" office:value="0" calcext:value-type="float">
            <text:p>0</text:p>
          </table:table-cell>
          <table:table-cell table:formula="of:=INT([.$B$1]*[.IW5])" office:value-type="float" office:value="0" calcext:value-type="float">
            <text:p>0</text:p>
          </table:table-cell>
          <table:table-cell table:formula="of:=INT([.$B$1]*[.IX5])" office:value-type="float" office:value="0" calcext:value-type="float">
            <text:p>0</text:p>
          </table:table-cell>
          <table:table-cell table:formula="of:=INT([.$B$1]*[.IY5])" office:value-type="float" office:value="0" calcext:value-type="float">
            <text:p>0</text:p>
          </table:table-cell>
          <table:table-cell table:formula="of:=INT([.$B$1]*[.IZ5])" office:value-type="float" office:value="0" calcext:value-type="float">
            <text:p>0</text:p>
          </table:table-cell>
          <table:table-cell table:formula="of:=INT([.$B$1]*[.JA5])" office:value-type="float" office:value="0" calcext:value-type="float">
            <text:p>0</text:p>
          </table:table-cell>
          <table:table-cell table:formula="of:=INT([.$B$1]*[.JB5])" office:value-type="float" office:value="0" calcext:value-type="float">
            <text:p>0</text:p>
          </table:table-cell>
          <table:table-cell table:formula="of:=INT([.$B$1]*[.JC5])" office:value-type="float" office:value="0" calcext:value-type="float">
            <text:p>0</text:p>
          </table:table-cell>
          <table:table-cell table:formula="of:=INT([.$B$1]*[.JD5])" office:value-type="float" office:value="0" calcext:value-type="float">
            <text:p>0</text:p>
          </table:table-cell>
          <table:table-cell table:formula="of:=INT([.$B$1]*[.JE5])" office:value-type="float" office:value="0" calcext:value-type="float">
            <text:p>0</text:p>
          </table:table-cell>
          <table:table-cell table:formula="of:=INT([.$B$1]*[.JF5])" office:value-type="float" office:value="0" calcext:value-type="float">
            <text:p>0</text:p>
          </table:table-cell>
          <table:table-cell table:formula="of:=INT([.$B$1]*[.JG5])" office:value-type="float" office:value="0" calcext:value-type="float">
            <text:p>0</text:p>
          </table:table-cell>
          <table:table-cell table:formula="of:=INT([.$B$1]*[.JH5])" office:value-type="float" office:value="0" calcext:value-type="float">
            <text:p>0</text:p>
          </table:table-cell>
          <table:table-cell table:formula="of:=INT([.$B$1]*[.JI5])" office:value-type="float" office:value="0" calcext:value-type="float">
            <text:p>0</text:p>
          </table:table-cell>
          <table:table-cell table:formula="of:=INT([.$B$1]*[.JJ5])" office:value-type="float" office:value="0" calcext:value-type="float">
            <text:p>0</text:p>
          </table:table-cell>
          <table:table-cell table:formula="of:=INT([.$B$1]*[.JK5])" office:value-type="float" office:value="0" calcext:value-type="float">
            <text:p>0</text:p>
          </table:table-cell>
          <table:table-cell table:formula="of:=INT([.$B$1]*[.JL5])" office:value-type="float" office:value="0" calcext:value-type="float">
            <text:p>0</text:p>
          </table:table-cell>
          <table:table-cell table:formula="of:=INT([.$B$1]*[.JM5])" office:value-type="float" office:value="0" calcext:value-type="float">
            <text:p>0</text:p>
          </table:table-cell>
          <table:table-cell table:formula="of:=INT([.$B$1]*[.JN5])" office:value-type="float" office:value="0" calcext:value-type="float">
            <text:p>0</text:p>
          </table:table-cell>
          <table:table-cell table:formula="of:=INT([.$B$1]*[.JO5])" office:value-type="float" office:value="0" calcext:value-type="float">
            <text:p>0</text:p>
          </table:table-cell>
          <table:table-cell table:formula="of:=INT([.$B$1]*[.JP5])" office:value-type="float" office:value="0" calcext:value-type="float">
            <text:p>0</text:p>
          </table:table-cell>
          <table:table-cell table:formula="of:=INT([.$B$1]*[.JQ5])" office:value-type="float" office:value="0" calcext:value-type="float">
            <text:p>0</text:p>
          </table:table-cell>
          <table:table-cell table:formula="of:=INT([.$B$1]*[.JR5])" office:value-type="float" office:value="0" calcext:value-type="float">
            <text:p>0</text:p>
          </table:table-cell>
          <table:table-cell table:formula="of:=INT([.$B$1]*[.JS5])" office:value-type="float" office:value="0" calcext:value-type="float">
            <text:p>0</text:p>
          </table:table-cell>
          <table:table-cell table:formula="of:=INT([.$B$1]*[.JT5])" office:value-type="float" office:value="0" calcext:value-type="float">
            <text:p>0</text:p>
          </table:table-cell>
          <table:table-cell table:formula="of:=INT([.$B$1]*[.JU5])" office:value-type="float" office:value="0" calcext:value-type="float">
            <text:p>0</text:p>
          </table:table-cell>
          <table:table-cell table:formula="of:=INT([.$B$1]*[.JV5])" office:value-type="float" office:value="0" calcext:value-type="float">
            <text:p>0</text:p>
          </table:table-cell>
          <table:table-cell table:formula="of:=INT([.$B$1]*[.JW5])" office:value-type="float" office:value="0" calcext:value-type="float">
            <text:p>0</text:p>
          </table:table-cell>
          <table:table-cell table:formula="of:=INT([.$B$1]*[.JX5])" office:value-type="float" office:value="0" calcext:value-type="float">
            <text:p>0</text:p>
          </table:table-cell>
          <table:table-cell table:formula="of:=INT([.$B$1]*[.JY5])" office:value-type="float" office:value="0" calcext:value-type="float">
            <text:p>0</text:p>
          </table:table-cell>
          <table:table-cell table:formula="of:=INT([.$B$1]*[.JZ5])" office:value-type="float" office:value="0" calcext:value-type="float">
            <text:p>0</text:p>
          </table:table-cell>
          <table:table-cell table:formula="of:=INT([.$B$1]*[.KA5])" office:value-type="float" office:value="0" calcext:value-type="float">
            <text:p>0</text:p>
          </table:table-cell>
          <table:table-cell table:formula="of:=INT([.$B$1]*[.KB5])" office:value-type="float" office:value="0" calcext:value-type="float">
            <text:p>0</text:p>
          </table:table-cell>
          <table:table-cell table:formula="of:=INT([.$B$1]*[.KC5])" office:value-type="float" office:value="0" calcext:value-type="float">
            <text:p>0</text:p>
          </table:table-cell>
          <table:table-cell table:formula="of:=INT([.$B$1]*[.KD5])" office:value-type="float" office:value="0" calcext:value-type="float">
            <text:p>0</text:p>
          </table:table-cell>
          <table:table-cell table:formula="of:=INT([.$B$1]*[.KE5])" office:value-type="float" office:value="0" calcext:value-type="float">
            <text:p>0</text:p>
          </table:table-cell>
          <table:table-cell table:formula="of:=INT([.$B$1]*[.KF5])" office:value-type="float" office:value="0" calcext:value-type="float">
            <text:p>0</text:p>
          </table:table-cell>
          <table:table-cell table:formula="of:=INT([.$B$1]*[.KG5])" office:value-type="float" office:value="0" calcext:value-type="float">
            <text:p>0</text:p>
          </table:table-cell>
          <table:table-cell table:formula="of:=INT([.$B$1]*[.KH5])" office:value-type="float" office:value="0" calcext:value-type="float">
            <text:p>0</text:p>
          </table:table-cell>
          <table:table-cell table:formula="of:=INT([.$B$1]*[.KI5])" office:value-type="float" office:value="0" calcext:value-type="float">
            <text:p>0</text:p>
          </table:table-cell>
          <table:table-cell table:formula="of:=INT([.$B$1]*[.KJ5])" office:value-type="float" office:value="0" calcext:value-type="float">
            <text:p>0</text:p>
          </table:table-cell>
          <table:table-cell table:formula="of:=INT([.$B$1]*[.KK5])" office:value-type="float" office:value="0" calcext:value-type="float">
            <text:p>0</text:p>
          </table:table-cell>
          <table:table-cell table:formula="of:=INT([.$B$1]*[.KL5])" office:value-type="float" office:value="0" calcext:value-type="float">
            <text:p>0</text:p>
          </table:table-cell>
          <table:table-cell table:formula="of:=INT([.$B$1]*[.KM5])" office:value-type="float" office:value="0" calcext:value-type="float">
            <text:p>0</text:p>
          </table:table-cell>
          <table:table-cell table:formula="of:=INT([.$B$1]*[.KN5])" office:value-type="float" office:value="0" calcext:value-type="float">
            <text:p>0</text:p>
          </table:table-cell>
          <table:table-cell table:formula="of:=INT([.$B$1]*[.KO5])" office:value-type="float" office:value="0" calcext:value-type="float">
            <text:p>0</text:p>
          </table:table-cell>
          <table:table-cell table:formula="of:=INT([.$B$1]*[.KP5])" office:value-type="float" office:value="0" calcext:value-type="float">
            <text:p>0</text:p>
          </table:table-cell>
          <table:table-cell table:formula="of:=INT([.$B$1]*[.KQ5])" office:value-type="float" office:value="0" calcext:value-type="float">
            <text:p>0</text:p>
          </table:table-cell>
          <table:table-cell table:formula="of:=INT([.$B$1]*[.KR5])" office:value-type="float" office:value="0" calcext:value-type="float">
            <text:p>0</text:p>
          </table:table-cell>
          <table:table-cell table:formula="of:=INT([.$B$1]*[.KS5])" office:value-type="float" office:value="0" calcext:value-type="float">
            <text:p>0</text:p>
          </table:table-cell>
          <table:table-cell table:formula="of:=INT([.$B$1]*[.KT5])" office:value-type="float" office:value="0" calcext:value-type="float">
            <text:p>0</text:p>
          </table:table-cell>
          <table:table-cell table:formula="of:=INT([.$B$1]*[.KU5])" office:value-type="float" office:value="0" calcext:value-type="float">
            <text:p>0</text:p>
          </table:table-cell>
          <table:table-cell table:formula="of:=INT([.$B$1]*[.KV5])" office:value-type="float" office:value="0" calcext:value-type="float">
            <text:p>0</text:p>
          </table:table-cell>
          <table:table-cell table:formula="of:=INT([.$B$1]*[.KW5])" office:value-type="float" office:value="0" calcext:value-type="float">
            <text:p>0</text:p>
          </table:table-cell>
          <table:table-cell table:formula="of:=INT([.$B$1]*[.KX5])" office:value-type="float" office:value="0" calcext:value-type="float">
            <text:p>0</text:p>
          </table:table-cell>
          <table:table-cell table:formula="of:=INT([.$B$1]*[.KY5])" office:value-type="float" office:value="0" calcext:value-type="float">
            <text:p>0</text:p>
          </table:table-cell>
          <table:table-cell table:formula="of:=INT([.$B$1]*[.KZ5])" office:value-type="float" office:value="0" calcext:value-type="float">
            <text:p>0</text:p>
          </table:table-cell>
          <table:table-cell table:formula="of:=INT([.$B$1]*[.LA5])" office:value-type="float" office:value="0" calcext:value-type="float">
            <text:p>0</text:p>
          </table:table-cell>
          <table:table-cell table:formula="of:=INT([.$B$1]*[.LB5])" office:value-type="float" office:value="0" calcext:value-type="float">
            <text:p>0</text:p>
          </table:table-cell>
          <table:table-cell table:formula="of:=INT([.$B$1]*[.LC5])" office:value-type="float" office:value="0" calcext:value-type="float">
            <text:p>0</text:p>
          </table:table-cell>
          <table:table-cell table:formula="of:=INT([.$B$1]*[.LD5])" office:value-type="float" office:value="0" calcext:value-type="float">
            <text:p>0</text:p>
          </table:table-cell>
          <table:table-cell table:formula="of:=INT([.$B$1]*[.LE5])" office:value-type="float" office:value="0" calcext:value-type="float">
            <text:p>0</text:p>
          </table:table-cell>
          <table:table-cell table:formula="of:=INT([.$B$1]*[.LF5])" office:value-type="float" office:value="0" calcext:value-type="float">
            <text:p>0</text:p>
          </table:table-cell>
          <table:table-cell table:formula="of:=INT([.$B$1]*[.LG5])" office:value-type="float" office:value="0" calcext:value-type="float">
            <text:p>0</text:p>
          </table:table-cell>
          <table:table-cell table:formula="of:=INT([.$B$1]*[.LH5])" office:value-type="float" office:value="0" calcext:value-type="float">
            <text:p>0</text:p>
          </table:table-cell>
          <table:table-cell table:formula="of:=INT([.$B$1]*[.LI5])" office:value-type="float" office:value="0" calcext:value-type="float">
            <text:p>0</text:p>
          </table:table-cell>
          <table:table-cell table:formula="of:=INT([.$B$1]*[.LJ5])" office:value-type="float" office:value="0" calcext:value-type="float">
            <text:p>0</text:p>
          </table:table-cell>
          <table:table-cell table:formula="of:=INT([.$B$1]*[.LK5])" office:value-type="float" office:value="0" calcext:value-type="float">
            <text:p>0</text:p>
          </table:table-cell>
          <table:table-cell table:formula="of:=INT([.$B$1]*[.LL5])" office:value-type="float" office:value="0" calcext:value-type="float">
            <text:p>0</text:p>
          </table:table-cell>
          <table:table-cell table:formula="of:=INT([.$B$1]*[.LM5])" office:value-type="float" office:value="0" calcext:value-type="float">
            <text:p>0</text:p>
          </table:table-cell>
          <table:table-cell table:formula="of:=INT([.$B$1]*[.LN5])" office:value-type="float" office:value="0" calcext:value-type="float">
            <text:p>0</text:p>
          </table:table-cell>
          <table:table-cell table:formula="of:=INT([.$B$1]*[.LO5])" office:value-type="float" office:value="0" calcext:value-type="float">
            <text:p>0</text:p>
          </table:table-cell>
          <table:table-cell table:formula="of:=INT([.$B$1]*[.LP5])" office:value-type="float" office:value="0" calcext:value-type="float">
            <text:p>0</text:p>
          </table:table-cell>
          <table:table-cell table:formula="of:=INT([.$B$1]*[.LQ5])" office:value-type="float" office:value="0" calcext:value-type="float">
            <text:p>0</text:p>
          </table:table-cell>
          <table:table-cell table:formula="of:=INT([.$B$1]*[.LR5])" office:value-type="float" office:value="0" calcext:value-type="float">
            <text:p>0</text:p>
          </table:table-cell>
          <table:table-cell table:formula="of:=INT([.$B$1]*[.LS5])" office:value-type="float" office:value="0" calcext:value-type="float">
            <text:p>0</text:p>
          </table:table-cell>
          <table:table-cell table:formula="of:=INT([.$B$1]*[.LT5])" office:value-type="float" office:value="0" calcext:value-type="float">
            <text:p>0</text:p>
          </table:table-cell>
          <table:table-cell table:formula="of:=INT([.$B$1]*[.LU5])" office:value-type="float" office:value="0" calcext:value-type="float">
            <text:p>0</text:p>
          </table:table-cell>
          <table:table-cell table:formula="of:=INT([.$B$1]*[.LV5])" office:value-type="float" office:value="0" calcext:value-type="float">
            <text:p>0</text:p>
          </table:table-cell>
          <table:table-cell table:formula="of:=INT([.$B$1]*[.LW5])" office:value-type="float" office:value="0" calcext:value-type="float">
            <text:p>0</text:p>
          </table:table-cell>
          <table:table-cell table:formula="of:=INT([.$B$1]*[.LX5])" office:value-type="float" office:value="0" calcext:value-type="float">
            <text:p>0</text:p>
          </table:table-cell>
          <table:table-cell table:formula="of:=INT([.$B$1]*[.LY5])" office:value-type="float" office:value="0" calcext:value-type="float">
            <text:p>0</text:p>
          </table:table-cell>
          <table:table-cell table:formula="of:=INT([.$B$1]*[.LZ5])" office:value-type="float" office:value="0" calcext:value-type="float">
            <text:p>0</text:p>
          </table:table-cell>
          <table:table-cell table:formula="of:=INT([.$B$1]*[.MA5])" office:value-type="float" office:value="0" calcext:value-type="float">
            <text:p>0</text:p>
          </table:table-cell>
          <table:table-cell table:formula="of:=INT([.$B$1]*[.MB5])" office:value-type="float" office:value="0" calcext:value-type="float">
            <text:p>0</text:p>
          </table:table-cell>
          <table:table-cell table:formula="of:=INT([.$B$1]*[.MC5])" office:value-type="float" office:value="0" calcext:value-type="float">
            <text:p>0</text:p>
          </table:table-cell>
          <table:table-cell table:formula="of:=INT([.$B$1]*[.MD5])" office:value-type="float" office:value="0" calcext:value-type="float">
            <text:p>0</text:p>
          </table:table-cell>
          <table:table-cell table:formula="of:=INT([.$B$1]*[.ME5])" office:value-type="float" office:value="0" calcext:value-type="float">
            <text:p>0</text:p>
          </table:table-cell>
          <table:table-cell table:formula="of:=INT([.$B$1]*[.MF5])" office:value-type="float" office:value="0" calcext:value-type="float">
            <text:p>0</text:p>
          </table:table-cell>
          <table:table-cell table:formula="of:=INT([.$B$1]*[.MG5])" office:value-type="float" office:value="0" calcext:value-type="float">
            <text:p>0</text:p>
          </table:table-cell>
          <table:table-cell table:formula="of:=INT([.$B$1]*[.MH5])" office:value-type="float" office:value="0" calcext:value-type="float">
            <text:p>0</text:p>
          </table:table-cell>
          <table:table-cell table:formula="of:=INT([.$B$1]*[.MI5])" office:value-type="float" office:value="0" calcext:value-type="float">
            <text:p>0</text:p>
          </table:table-cell>
          <table:table-cell table:formula="of:=INT([.$B$1]*[.MJ5])" office:value-type="float" office:value="0" calcext:value-type="float">
            <text:p>0</text:p>
          </table:table-cell>
          <table:table-cell table:formula="of:=INT([.$B$1]*[.MK5])" office:value-type="float" office:value="0" calcext:value-type="float">
            <text:p>0</text:p>
          </table:table-cell>
          <table:table-cell table:formula="of:=INT([.$B$1]*[.ML5])" office:value-type="float" office:value="0" calcext:value-type="float">
            <text:p>0</text:p>
          </table:table-cell>
          <table:table-cell table:formula="of:=INT([.$B$1]*[.MM5])" office:value-type="float" office:value="0" calcext:value-type="float">
            <text:p>0</text:p>
          </table:table-cell>
          <table:table-cell table:formula="of:=INT([.$B$1]*[.MN5])" office:value-type="float" office:value="0" calcext:value-type="float">
            <text:p>0</text:p>
          </table:table-cell>
          <table:table-cell table:formula="of:=INT([.$B$1]*[.MO5])" office:value-type="float" office:value="0" calcext:value-type="float">
            <text:p>0</text:p>
          </table:table-cell>
          <table:table-cell table:formula="of:=INT([.$B$1]*[.MP5])" office:value-type="float" office:value="0" calcext:value-type="float">
            <text:p>0</text:p>
          </table:table-cell>
          <table:table-cell table:formula="of:=INT([.$B$1]*[.MQ5])" office:value-type="float" office:value="0" calcext:value-type="float">
            <text:p>0</text:p>
          </table:table-cell>
          <table:table-cell table:formula="of:=INT([.$B$1]*[.MR5])" office:value-type="float" office:value="0" calcext:value-type="float">
            <text:p>0</text:p>
          </table:table-cell>
          <table:table-cell table:formula="of:=INT([.$B$1]*[.MS5])" office:value-type="float" office:value="0" calcext:value-type="float">
            <text:p>0</text:p>
          </table:table-cell>
          <table:table-cell table:formula="of:=INT([.$B$1]*[.MT5])" office:value-type="float" office:value="0" calcext:value-type="float">
            <text:p>0</text:p>
          </table:table-cell>
          <table:table-cell table:formula="of:=INT([.$B$1]*[.MU5])" office:value-type="float" office:value="0" calcext:value-type="float">
            <text:p>0</text:p>
          </table:table-cell>
          <table:table-cell table:formula="of:=INT([.$B$1]*[.MV5])" office:value-type="float" office:value="0" calcext:value-type="float">
            <text:p>0</text:p>
          </table:table-cell>
          <table:table-cell table:formula="of:=INT([.$B$1]*[.MW5])" office:value-type="float" office:value="0" calcext:value-type="float">
            <text:p>0</text:p>
          </table:table-cell>
          <table:table-cell table:formula="of:=INT([.$B$1]*[.MX5])" office:value-type="float" office:value="0" calcext:value-type="float">
            <text:p>0</text:p>
          </table:table-cell>
          <table:table-cell table:formula="of:=INT([.$B$1]*[.MY5])" office:value-type="float" office:value="0" calcext:value-type="float">
            <text:p>0</text:p>
          </table:table-cell>
          <table:table-cell table:formula="of:=INT([.$B$1]*[.MZ5])" office:value-type="float" office:value="0" calcext:value-type="float">
            <text:p>0</text:p>
          </table:table-cell>
          <table:table-cell table:formula="of:=INT([.$B$1]*[.NA5])" office:value-type="float" office:value="0" calcext:value-type="float">
            <text:p>0</text:p>
          </table:table-cell>
          <table:table-cell table:formula="of:=INT([.$B$1]*[.NB5])" office:value-type="float" office:value="0" calcext:value-type="float">
            <text:p>0</text:p>
          </table:table-cell>
          <table:table-cell table:formula="of:=INT([.$B$1]*[.NC5])" office:value-type="float" office:value="0" calcext:value-type="float">
            <text:p>0</text:p>
          </table:table-cell>
          <table:table-cell table:formula="of:=INT([.$B$1]*[.ND5])" office:value-type="float" office:value="0" calcext:value-type="float">
            <text:p>0</text:p>
          </table:table-cell>
          <table:table-cell table:formula="of:=INT([.$B$1]*[.NE5])" office:value-type="float" office:value="0" calcext:value-type="float">
            <text:p>0</text:p>
          </table:table-cell>
          <table:table-cell table:formula="of:=INT([.$B$1]*[.NF5])" office:value-type="float" office:value="0" calcext:value-type="float">
            <text:p>0</text:p>
          </table:table-cell>
          <table:table-cell table:formula="of:=INT([.$B$1]*[.NG5])" office:value-type="float" office:value="0" calcext:value-type="float">
            <text:p>0</text:p>
          </table:table-cell>
          <table:table-cell table:formula="of:=INT([.$B$1]*[.NH5])" office:value-type="float" office:value="0" calcext:value-type="float">
            <text:p>0</text:p>
          </table:table-cell>
          <table:table-cell table:formula="of:=INT([.$B$1]*[.NI5])" office:value-type="float" office:value="0" calcext:value-type="float">
            <text:p>0</text:p>
          </table:table-cell>
          <table:table-cell table:formula="of:=INT([.$B$1]*[.NJ5])" office:value-type="float" office:value="0" calcext:value-type="float">
            <text:p>0</text:p>
          </table:table-cell>
          <table:table-cell table:formula="of:=INT([.$B$1]*[.NK5])" office:value-type="float" office:value="0" calcext:value-type="float">
            <text:p>0</text:p>
          </table:table-cell>
          <table:table-cell table:formula="of:=INT([.$B$1]*[.NL5])" office:value-type="float" office:value="0" calcext:value-type="float">
            <text:p>0</text:p>
          </table:table-cell>
          <table:table-cell table:formula="of:=INT([.$B$1]*[.NM5])" office:value-type="float" office:value="0" calcext:value-type="float">
            <text:p>0</text:p>
          </table:table-cell>
          <table:table-cell table:formula="of:=INT([.$B$1]*[.NN5])" office:value-type="float" office:value="0" calcext:value-type="float">
            <text:p>0</text:p>
          </table:table-cell>
          <table:table-cell table:formula="of:=INT([.$B$1]*[.NO5])" office:value-type="float" office:value="0" calcext:value-type="float">
            <text:p>0</text:p>
          </table:table-cell>
          <table:table-cell table:formula="of:=INT([.$B$1]*[.NP5])" office:value-type="float" office:value="0" calcext:value-type="float">
            <text:p>0</text:p>
          </table:table-cell>
          <table:table-cell table:formula="of:=INT([.$B$1]*[.NQ5])" office:value-type="float" office:value="0" calcext:value-type="float">
            <text:p>0</text:p>
          </table:table-cell>
          <table:table-cell table:formula="of:=INT([.$B$1]*[.NR5])" office:value-type="float" office:value="0" calcext:value-type="float">
            <text:p>0</text:p>
          </table:table-cell>
          <table:table-cell table:formula="of:=INT([.$B$1]*[.NS5])" office:value-type="float" office:value="0" calcext:value-type="float">
            <text:p>0</text:p>
          </table:table-cell>
          <table:table-cell table:formula="of:=INT([.$B$1]*[.NT5])" office:value-type="float" office:value="0" calcext:value-type="float">
            <text:p>0</text:p>
          </table:table-cell>
          <table:table-cell table:formula="of:=INT([.$B$1]*[.NU5])" office:value-type="float" office:value="0" calcext:value-type="float">
            <text:p>0</text:p>
          </table:table-cell>
          <table:table-cell table:formula="of:=INT([.$B$1]*[.NV5])" office:value-type="float" office:value="0" calcext:value-type="float">
            <text:p>0</text:p>
          </table:table-cell>
          <table:table-cell table:formula="of:=INT([.$B$1]*[.NW5])" office:value-type="float" office:value="0" calcext:value-type="float">
            <text:p>0</text:p>
          </table:table-cell>
          <table:table-cell table:formula="of:=INT([.$B$1]*[.NX5])" office:value-type="float" office:value="0" calcext:value-type="float">
            <text:p>0</text:p>
          </table:table-cell>
          <table:table-cell table:formula="of:=INT([.$B$1]*[.NY5])" office:value-type="float" office:value="0" calcext:value-type="float">
            <text:p>0</text:p>
          </table:table-cell>
          <table:table-cell table:formula="of:=INT([.$B$1]*[.NZ5])" office:value-type="float" office:value="0" calcext:value-type="float">
            <text:p>0</text:p>
          </table:table-cell>
          <table:table-cell table:formula="of:=INT([.$B$1]*[.OA5])" office:value-type="float" office:value="0" calcext:value-type="float">
            <text:p>0</text:p>
          </table:table-cell>
          <table:table-cell table:formula="of:=INT([.$B$1]*[.OB5])" office:value-type="float" office:value="0" calcext:value-type="float">
            <text:p>0</text:p>
          </table:table-cell>
          <table:table-cell table:formula="of:=INT([.$B$1]*[.OC5])" office:value-type="float" office:value="0" calcext:value-type="float">
            <text:p>0</text:p>
          </table:table-cell>
          <table:table-cell table:formula="of:=INT([.$B$1]*[.OD5])" office:value-type="float" office:value="0" calcext:value-type="float">
            <text:p>0</text:p>
          </table:table-cell>
          <table:table-cell table:formula="of:=INT([.$B$1]*[.OE5])" office:value-type="float" office:value="0" calcext:value-type="float">
            <text:p>0</text:p>
          </table:table-cell>
          <table:table-cell table:formula="of:=INT([.$B$1]*[.OF5])" office:value-type="float" office:value="0" calcext:value-type="float">
            <text:p>0</text:p>
          </table:table-cell>
          <table:table-cell table:formula="of:=INT([.$B$1]*[.OG5])" office:value-type="float" office:value="0" calcext:value-type="float">
            <text:p>0</text:p>
          </table:table-cell>
          <table:table-cell table:formula="of:=INT([.$B$1]*[.OH5])" office:value-type="float" office:value="0" calcext:value-type="float">
            <text:p>0</text:p>
          </table:table-cell>
          <table:table-cell table:formula="of:=INT([.$B$1]*[.OI5])" office:value-type="float" office:value="0" calcext:value-type="float">
            <text:p>0</text:p>
          </table:table-cell>
          <table:table-cell table:formula="of:=INT([.$B$1]*[.OJ5])" office:value-type="float" office:value="0" calcext:value-type="float">
            <text:p>0</text:p>
          </table:table-cell>
          <table:table-cell table:formula="of:=INT([.$B$1]*[.OK5])" office:value-type="float" office:value="0" calcext:value-type="float">
            <text:p>0</text:p>
          </table:table-cell>
          <table:table-cell table:formula="of:=INT([.$B$1]*[.OL5])" office:value-type="float" office:value="0" calcext:value-type="float">
            <text:p>0</text:p>
          </table:table-cell>
          <table:table-cell table:formula="of:=INT([.$B$1]*[.OM5])" office:value-type="float" office:value="0" calcext:value-type="float">
            <text:p>0</text:p>
          </table:table-cell>
          <table:table-cell table:formula="of:=INT([.$B$1]*[.ON5])" office:value-type="float" office:value="0" calcext:value-type="float">
            <text:p>0</text:p>
          </table:table-cell>
          <table:table-cell table:formula="of:=INT([.$B$1]*[.OO5])" office:value-type="float" office:value="0" calcext:value-type="float">
            <text:p>0</text:p>
          </table:table-cell>
          <table:table-cell table:formula="of:=INT([.$B$1]*[.OP5])" office:value-type="float" office:value="0" calcext:value-type="float">
            <text:p>0</text:p>
          </table:table-cell>
          <table:table-cell table:formula="of:=INT([.$B$1]*[.OQ5])" office:value-type="float" office:value="0" calcext:value-type="float">
            <text:p>0</text:p>
          </table:table-cell>
          <table:table-cell table:formula="of:=INT([.$B$1]*[.OR5])" office:value-type="float" office:value="0" calcext:value-type="float">
            <text:p>0</text:p>
          </table:table-cell>
          <table:table-cell table:formula="of:=INT([.$B$1]*[.OS5])" office:value-type="float" office:value="0" calcext:value-type="float">
            <text:p>0</text:p>
          </table:table-cell>
          <table:table-cell table:formula="of:=INT([.$B$1]*[.OT5])" office:value-type="float" office:value="0" calcext:value-type="float">
            <text:p>0</text:p>
          </table:table-cell>
          <table:table-cell table:formula="of:=INT([.$B$1]*[.OU5])" office:value-type="float" office:value="0" calcext:value-type="float">
            <text:p>0</text:p>
          </table:table-cell>
          <table:table-cell table:formula="of:=INT([.$B$1]*[.OV5])" office:value-type="float" office:value="0" calcext:value-type="float">
            <text:p>0</text:p>
          </table:table-cell>
          <table:table-cell table:formula="of:=INT([.$B$1]*[.OW5])" office:value-type="float" office:value="0" calcext:value-type="float">
            <text:p>0</text:p>
          </table:table-cell>
          <table:table-cell table:formula="of:=INT([.$B$1]*[.OX5])" office:value-type="float" office:value="0" calcext:value-type="float">
            <text:p>0</text:p>
          </table:table-cell>
          <table:table-cell table:formula="of:=INT([.$B$1]*[.OY5])" office:value-type="float" office:value="0" calcext:value-type="float">
            <text:p>0</text:p>
          </table:table-cell>
          <table:table-cell table:formula="of:=INT([.$B$1]*[.OZ5])" office:value-type="float" office:value="0" calcext:value-type="float">
            <text:p>0</text:p>
          </table:table-cell>
          <table:table-cell table:formula="of:=INT([.$B$1]*[.PA5])" office:value-type="float" office:value="0" calcext:value-type="float">
            <text:p>0</text:p>
          </table:table-cell>
          <table:table-cell table:formula="of:=INT([.$B$1]*[.PB5])" office:value-type="float" office:value="0" calcext:value-type="float">
            <text:p>0</text:p>
          </table:table-cell>
          <table:table-cell table:formula="of:=INT([.$B$1]*[.PC5])" office:value-type="float" office:value="0" calcext:value-type="float">
            <text:p>0</text:p>
          </table:table-cell>
          <table:table-cell table:formula="of:=INT([.$B$1]*[.PD5])" office:value-type="float" office:value="0" calcext:value-type="float">
            <text:p>0</text:p>
          </table:table-cell>
          <table:table-cell table:formula="of:=INT([.$B$1]*[.PE5])" office:value-type="float" office:value="0" calcext:value-type="float">
            <text:p>0</text:p>
          </table:table-cell>
          <table:table-cell table:formula="of:=INT([.$B$1]*[.PF5])" office:value-type="float" office:value="0" calcext:value-type="float">
            <text:p>0</text:p>
          </table:table-cell>
          <table:table-cell table:formula="of:=INT([.$B$1]*[.PG5])" office:value-type="float" office:value="0" calcext:value-type="float">
            <text:p>0</text:p>
          </table:table-cell>
          <table:table-cell table:formula="of:=INT([.$B$1]*[.PH5])" office:value-type="float" office:value="0" calcext:value-type="float">
            <text:p>0</text:p>
          </table:table-cell>
          <table:table-cell table:formula="of:=INT([.$B$1]*[.PI5])" office:value-type="float" office:value="0" calcext:value-type="float">
            <text:p>0</text:p>
          </table:table-cell>
          <table:table-cell table:formula="of:=INT([.$B$1]*[.PJ5])" office:value-type="float" office:value="0" calcext:value-type="float">
            <text:p>0</text:p>
          </table:table-cell>
          <table:table-cell table:formula="of:=INT([.$B$1]*[.PK5])" office:value-type="float" office:value="-1" calcext:value-type="float">
            <text:p>-1</text:p>
          </table:table-cell>
          <table:table-cell table:formula="of:=INT([.$B$1]*[.PL5])" office:value-type="float" office:value="0" calcext:value-type="float">
            <text:p>0</text:p>
          </table:table-cell>
          <table:table-cell table:formula="of:=INT([.$B$1]*[.PM5])" office:value-type="float" office:value="-1" calcext:value-type="float">
            <text:p>-1</text:p>
          </table:table-cell>
          <table:table-cell table:formula="of:=INT([.$B$1]*[.PN5])" office:value-type="float" office:value="0" calcext:value-type="float">
            <text:p>0</text:p>
          </table:table-cell>
          <table:table-cell table:formula="of:=INT([.$B$1]*[.PO5])" office:value-type="float" office:value="-1" calcext:value-type="float">
            <text:p>-1</text:p>
          </table:table-cell>
          <table:table-cell table:formula="of:=INT([.$B$1]*[.PP5])" office:value-type="float" office:value="0" calcext:value-type="float">
            <text:p>0</text:p>
          </table:table-cell>
          <table:table-cell table:formula="of:=INT([.$B$1]*[.PQ5])" office:value-type="float" office:value="-1" calcext:value-type="float">
            <text:p>-1</text:p>
          </table:table-cell>
          <table:table-cell table:formula="of:=INT([.$B$1]*[.PR5])" office:value-type="float" office:value="0" calcext:value-type="float">
            <text:p>0</text:p>
          </table:table-cell>
          <table:table-cell table:formula="of:=INT([.$B$1]*[.PS5])" office:value-type="float" office:value="-1" calcext:value-type="float">
            <text:p>-1</text:p>
          </table:table-cell>
          <table:table-cell table:formula="of:=INT([.$B$1]*[.PT5])" office:value-type="float" office:value="0" calcext:value-type="float">
            <text:p>0</text:p>
          </table:table-cell>
          <table:table-cell table:formula="of:=INT([.$B$1]*[.PU5])" office:value-type="float" office:value="-1" calcext:value-type="float">
            <text:p>-1</text:p>
          </table:table-cell>
          <table:table-cell table:formula="of:=INT([.$B$1]*[.PV5])" office:value-type="float" office:value="0" calcext:value-type="float">
            <text:p>0</text:p>
          </table:table-cell>
          <table:table-cell table:formula="of:=INT([.$B$1]*[.PW5])" office:value-type="float" office:value="-1" calcext:value-type="float">
            <text:p>-1</text:p>
          </table:table-cell>
          <table:table-cell table:formula="of:=INT([.$B$1]*[.PX5])" office:value-type="float" office:value="0" calcext:value-type="float">
            <text:p>0</text:p>
          </table:table-cell>
          <table:table-cell table:formula="of:=INT([.$B$1]*[.PY5])" office:value-type="float" office:value="-1" calcext:value-type="float">
            <text:p>-1</text:p>
          </table:table-cell>
          <table:table-cell table:formula="of:=INT([.$B$1]*[.PZ5])" office:value-type="float" office:value="0" calcext:value-type="float">
            <text:p>0</text:p>
          </table:table-cell>
          <table:table-cell table:formula="of:=INT([.$B$1]*[.QA5])" office:value-type="float" office:value="-1" calcext:value-type="float">
            <text:p>-1</text:p>
          </table:table-cell>
          <table:table-cell table:formula="of:=INT([.$B$1]*[.QB5])" office:value-type="float" office:value="0" calcext:value-type="float">
            <text:p>0</text:p>
          </table:table-cell>
          <table:table-cell table:formula="of:=INT([.$B$1]*[.QC5])" office:value-type="float" office:value="-1" calcext:value-type="float">
            <text:p>-1</text:p>
          </table:table-cell>
          <table:table-cell table:formula="of:=INT([.$B$1]*[.QD5])" office:value-type="float" office:value="0" calcext:value-type="float">
            <text:p>0</text:p>
          </table:table-cell>
          <table:table-cell table:formula="of:=INT([.$B$1]*[.QE5])" office:value-type="float" office:value="-1" calcext:value-type="float">
            <text:p>-1</text:p>
          </table:table-cell>
          <table:table-cell table:formula="of:=INT([.$B$1]*[.QF5])" office:value-type="float" office:value="0" calcext:value-type="float">
            <text:p>0</text:p>
          </table:table-cell>
          <table:table-cell table:formula="of:=INT([.$B$1]*[.QG5])" office:value-type="float" office:value="-1" calcext:value-type="float">
            <text:p>-1</text:p>
          </table:table-cell>
          <table:table-cell table:formula="of:=INT([.$B$1]*[.QH5])" office:value-type="float" office:value="0" calcext:value-type="float">
            <text:p>0</text:p>
          </table:table-cell>
          <table:table-cell table:formula="of:=INT([.$B$1]*[.QI5])" office:value-type="float" office:value="-1" calcext:value-type="float">
            <text:p>-1</text:p>
          </table:table-cell>
          <table:table-cell table:formula="of:=INT([.$B$1]*[.QJ5])" office:value-type="float" office:value="0" calcext:value-type="float">
            <text:p>0</text:p>
          </table:table-cell>
          <table:table-cell table:formula="of:=INT([.$B$1]*[.QK5])" office:value-type="float" office:value="-1" calcext:value-type="float">
            <text:p>-1</text:p>
          </table:table-cell>
          <table:table-cell table:formula="of:=INT([.$B$1]*[.QL5])" office:value-type="float" office:value="0" calcext:value-type="float">
            <text:p>0</text:p>
          </table:table-cell>
          <table:table-cell table:formula="of:=INT([.$B$1]*[.QM5])" office:value-type="float" office:value="-1" calcext:value-type="float">
            <text:p>-1</text:p>
          </table:table-cell>
          <table:table-cell table:formula="of:=INT([.$B$1]*[.QN5])" office:value-type="float" office:value="0" calcext:value-type="float">
            <text:p>0</text:p>
          </table:table-cell>
          <table:table-cell table:formula="of:=INT([.$B$1]*[.QO5])" office:value-type="float" office:value="-1" calcext:value-type="float">
            <text:p>-1</text:p>
          </table:table-cell>
          <table:table-cell table:formula="of:=INT([.$B$1]*[.QP5])" office:value-type="float" office:value="0" calcext:value-type="float">
            <text:p>0</text:p>
          </table:table-cell>
          <table:table-cell table:formula="of:=INT([.$B$1]*[.QQ5])" office:value-type="float" office:value="-1" calcext:value-type="float">
            <text:p>-1</text:p>
          </table:table-cell>
          <table:table-cell table:formula="of:=INT([.$B$1]*[.QR5])" office:value-type="float" office:value="0" calcext:value-type="float">
            <text:p>0</text:p>
          </table:table-cell>
          <table:table-cell table:formula="of:=INT([.$B$1]*[.QS5])" office:value-type="float" office:value="-1" calcext:value-type="float">
            <text:p>-1</text:p>
          </table:table-cell>
          <table:table-cell table:formula="of:=INT([.$B$1]*[.QT5])" office:value-type="float" office:value="0" calcext:value-type="float">
            <text:p>0</text:p>
          </table:table-cell>
          <table:table-cell table:formula="of:=INT([.$B$1]*[.QU5])" office:value-type="float" office:value="-1" calcext:value-type="float">
            <text:p>-1</text:p>
          </table:table-cell>
          <table:table-cell table:formula="of:=INT([.$B$1]*[.QV5])" office:value-type="float" office:value="0" calcext:value-type="float">
            <text:p>0</text:p>
          </table:table-cell>
          <table:table-cell table:formula="of:=INT([.$B$1]*[.QW5])" office:value-type="float" office:value="-1" calcext:value-type="float">
            <text:p>-1</text:p>
          </table:table-cell>
          <table:table-cell table:formula="of:=INT([.$B$1]*[.QX5])" office:value-type="float" office:value="0" calcext:value-type="float">
            <text:p>0</text:p>
          </table:table-cell>
          <table:table-cell table:formula="of:=INT([.$B$1]*[.QY5])" office:value-type="float" office:value="-1" calcext:value-type="float">
            <text:p>-1</text:p>
          </table:table-cell>
          <table:table-cell table:formula="of:=INT([.$B$1]*[.QZ5])" office:value-type="float" office:value="0" calcext:value-type="float">
            <text:p>0</text:p>
          </table:table-cell>
          <table:table-cell table:formula="of:=INT([.$B$1]*[.RA5])" office:value-type="float" office:value="-1" calcext:value-type="float">
            <text:p>-1</text:p>
          </table:table-cell>
          <table:table-cell table:formula="of:=INT([.$B$1]*[.RB5])" office:value-type="float" office:value="0" calcext:value-type="float">
            <text:p>0</text:p>
          </table:table-cell>
          <table:table-cell table:formula="of:=INT([.$B$1]*[.RC5])" office:value-type="float" office:value="-1" calcext:value-type="float">
            <text:p>-1</text:p>
          </table:table-cell>
          <table:table-cell table:formula="of:=INT([.$B$1]*[.RD5])" office:value-type="float" office:value="0" calcext:value-type="float">
            <text:p>0</text:p>
          </table:table-cell>
          <table:table-cell table:formula="of:=INT([.$B$1]*[.RE5])" office:value-type="float" office:value="-1" calcext:value-type="float">
            <text:p>-1</text:p>
          </table:table-cell>
          <table:table-cell table:formula="of:=INT([.$B$1]*[.RF5])" office:value-type="float" office:value="0" calcext:value-type="float">
            <text:p>0</text:p>
          </table:table-cell>
          <table:table-cell table:formula="of:=INT([.$B$1]*[.RG5])" office:value-type="float" office:value="-1" calcext:value-type="float">
            <text:p>-1</text:p>
          </table:table-cell>
          <table:table-cell table:formula="of:=INT([.$B$1]*[.RH5])" office:value-type="float" office:value="0" calcext:value-type="float">
            <text:p>0</text:p>
          </table:table-cell>
          <table:table-cell table:formula="of:=INT([.$B$1]*[.RI5])" office:value-type="float" office:value="-1" calcext:value-type="float">
            <text:p>-1</text:p>
          </table:table-cell>
          <table:table-cell table:formula="of:=INT([.$B$1]*[.RJ5])" office:value-type="float" office:value="0" calcext:value-type="float">
            <text:p>0</text:p>
          </table:table-cell>
          <table:table-cell table:formula="of:=INT([.$B$1]*[.RK5])" office:value-type="float" office:value="-1" calcext:value-type="float">
            <text:p>-1</text:p>
          </table:table-cell>
          <table:table-cell table:formula="of:=INT([.$B$1]*[.RL5])" office:value-type="float" office:value="0" calcext:value-type="float">
            <text:p>0</text:p>
          </table:table-cell>
          <table:table-cell table:formula="of:=INT([.$B$1]*[.RM5])" office:value-type="float" office:value="-1" calcext:value-type="float">
            <text:p>-1</text:p>
          </table:table-cell>
          <table:table-cell table:formula="of:=INT([.$B$1]*[.RN5])" office:value-type="float" office:value="0" calcext:value-type="float">
            <text:p>0</text:p>
          </table:table-cell>
          <table:table-cell table:formula="of:=INT([.$B$1]*[.RO5])" office:value-type="float" office:value="-1" calcext:value-type="float">
            <text:p>-1</text:p>
          </table:table-cell>
          <table:table-cell table:formula="of:=INT([.$B$1]*[.RP5])" office:value-type="float" office:value="0" calcext:value-type="float">
            <text:p>0</text:p>
          </table:table-cell>
          <table:table-cell table:formula="of:=INT([.$B$1]*[.RQ5])" office:value-type="float" office:value="-1" calcext:value-type="float">
            <text:p>-1</text:p>
          </table:table-cell>
          <table:table-cell table:formula="of:=INT([.$B$1]*[.RR5])" office:value-type="float" office:value="0" calcext:value-type="float">
            <text:p>0</text:p>
          </table:table-cell>
          <table:table-cell table:formula="of:=INT([.$B$1]*[.RS5])" office:value-type="float" office:value="-1" calcext:value-type="float">
            <text:p>-1</text:p>
          </table:table-cell>
          <table:table-cell table:formula="of:=INT([.$B$1]*[.RT5])" office:value-type="float" office:value="0" calcext:value-type="float">
            <text:p>0</text:p>
          </table:table-cell>
          <table:table-cell table:formula="of:=INT([.$B$1]*[.RU5])" office:value-type="float" office:value="-1" calcext:value-type="float">
            <text:p>-1</text:p>
          </table:table-cell>
          <table:table-cell table:formula="of:=INT([.$B$1]*[.RV5])" office:value-type="float" office:value="0" calcext:value-type="float">
            <text:p>0</text:p>
          </table:table-cell>
          <table:table-cell table:formula="of:=INT([.$B$1]*[.RW5])" office:value-type="float" office:value="-1" calcext:value-type="float">
            <text:p>-1</text:p>
          </table:table-cell>
          <table:table-cell table:formula="of:=INT([.$B$1]*[.RX5])" office:value-type="float" office:value="0" calcext:value-type="float">
            <text:p>0</text:p>
          </table:table-cell>
          <table:table-cell table:formula="of:=INT([.$B$1]*[.RY5])" office:value-type="float" office:value="-1" calcext:value-type="float">
            <text:p>-1</text:p>
          </table:table-cell>
          <table:table-cell table:formula="of:=INT([.$B$1]*[.RZ5])" office:value-type="float" office:value="0" calcext:value-type="float">
            <text:p>0</text:p>
          </table:table-cell>
          <table:table-cell table:formula="of:=INT([.$B$1]*[.SA5])" office:value-type="float" office:value="-1" calcext:value-type="float">
            <text:p>-1</text:p>
          </table:table-cell>
          <table:table-cell table:formula="of:=INT([.$B$1]*[.SB5])" office:value-type="float" office:value="0" calcext:value-type="float">
            <text:p>0</text:p>
          </table:table-cell>
          <table:table-cell table:formula="of:=INT([.$B$1]*[.SC5])" office:value-type="float" office:value="-1" calcext:value-type="float">
            <text:p>-1</text:p>
          </table:table-cell>
          <table:table-cell table:formula="of:=INT([.$B$1]*[.SD5])" office:value-type="float" office:value="0" calcext:value-type="float">
            <text:p>0</text:p>
          </table:table-cell>
          <table:table-cell table:formula="of:=INT([.$B$1]*[.SE5])" office:value-type="float" office:value="-1" calcext:value-type="float">
            <text:p>-1</text:p>
          </table:table-cell>
          <table:table-cell table:formula="of:=INT([.$B$1]*[.SF5])" office:value-type="float" office:value="0" calcext:value-type="float">
            <text:p>0</text:p>
          </table:table-cell>
          <table:table-cell table:formula="of:=INT([.$B$1]*[.SG5])" office:value-type="float" office:value="-1" calcext:value-type="float">
            <text:p>-1</text:p>
          </table:table-cell>
          <table:table-cell table:formula="of:=INT([.$B$1]*[.SH5])" office:value-type="float" office:value="0" calcext:value-type="float">
            <text:p>0</text:p>
          </table:table-cell>
          <table:table-cell table:formula="of:=INT([.$B$1]*[.SI5])" office:value-type="float" office:value="-1" calcext:value-type="float">
            <text:p>-1</text:p>
          </table:table-cell>
          <table:table-cell table:formula="of:=INT([.$B$1]*[.SJ5])" office:value-type="float" office:value="0" calcext:value-type="float">
            <text:p>0</text:p>
          </table:table-cell>
          <table:table-cell table:formula="of:=INT([.$B$1]*[.SK5])" office:value-type="float" office:value="-1" calcext:value-type="float">
            <text:p>-1</text:p>
          </table:table-cell>
          <table:table-cell table:formula="of:=INT([.$B$1]*[.SL5])" office:value-type="float" office:value="0" calcext:value-type="float">
            <text:p>0</text:p>
          </table:table-cell>
          <table:table-cell table:formula="of:=INT([.$B$1]*[.SM5])" office:value-type="float" office:value="-1" calcext:value-type="float">
            <text:p>-1</text:p>
          </table:table-cell>
          <table:table-cell table:formula="of:=INT([.$B$1]*[.SN5])" office:value-type="float" office:value="0" calcext:value-type="float">
            <text:p>0</text:p>
          </table:table-cell>
          <table:table-cell table:formula="of:=INT([.$B$1]*[.SO5])" office:value-type="float" office:value="-1" calcext:value-type="float">
            <text:p>-1</text:p>
          </table:table-cell>
          <table:table-cell table:formula="of:=INT([.$B$1]*[.SP5])" office:value-type="float" office:value="0" calcext:value-type="float">
            <text:p>0</text:p>
          </table:table-cell>
          <table:table-cell table:formula="of:=INT([.$B$1]*[.SQ5])" office:value-type="float" office:value="-1" calcext:value-type="float">
            <text:p>-1</text:p>
          </table:table-cell>
          <table:table-cell table:formula="of:=INT([.$B$1]*[.SR5])" office:value-type="float" office:value="0" calcext:value-type="float">
            <text:p>0</text:p>
          </table:table-cell>
          <table:table-cell table:formula="of:=INT([.$B$1]*[.SS5])" office:value-type="float" office:value="-1" calcext:value-type="float">
            <text:p>-1</text:p>
          </table:table-cell>
          <table:table-cell table:formula="of:=INT([.$B$1]*[.ST5])" office:value-type="float" office:value="0" calcext:value-type="float">
            <text:p>0</text:p>
          </table:table-cell>
          <table:table-cell table:formula="of:=INT([.$B$1]*[.SU5])" office:value-type="float" office:value="-1" calcext:value-type="float">
            <text:p>-1</text:p>
          </table:table-cell>
          <table:table-cell table:formula="of:=INT([.$B$1]*[.SV5])" office:value-type="float" office:value="0" calcext:value-type="float">
            <text:p>0</text:p>
          </table:table-cell>
          <table:table-cell table:formula="of:=INT([.$B$1]*[.SW5])" office:value-type="float" office:value="-1" calcext:value-type="float">
            <text:p>-1</text:p>
          </table:table-cell>
          <table:table-cell table:formula="of:=INT([.$B$1]*[.SX5])" office:value-type="float" office:value="0" calcext:value-type="float">
            <text:p>0</text:p>
          </table:table-cell>
          <table:table-cell table:formula="of:=INT([.$B$1]*[.SY5])" office:value-type="float" office:value="-1" calcext:value-type="float">
            <text:p>-1</text:p>
          </table:table-cell>
          <table:table-cell table:formula="of:=INT([.$B$1]*[.SZ5])" office:value-type="float" office:value="0" calcext:value-type="float">
            <text:p>0</text:p>
          </table:table-cell>
          <table:table-cell table:formula="of:=INT([.$B$1]*[.TA5])" office:value-type="float" office:value="-1" calcext:value-type="float">
            <text:p>-1</text:p>
          </table:table-cell>
          <table:table-cell table:formula="of:=INT([.$B$1]*[.TB5])" office:value-type="float" office:value="0" calcext:value-type="float">
            <text:p>0</text:p>
          </table:table-cell>
          <table:table-cell table:formula="of:=INT([.$B$1]*[.TC5])" office:value-type="float" office:value="-1" calcext:value-type="float">
            <text:p>-1</text:p>
          </table:table-cell>
          <table:table-cell table:formula="of:=INT([.$B$1]*[.TD5])" office:value-type="float" office:value="0" calcext:value-type="float">
            <text:p>0</text:p>
          </table:table-cell>
          <table:table-cell table:formula="of:=INT([.$B$1]*[.TE5])" office:value-type="float" office:value="-1" calcext:value-type="float">
            <text:p>-1</text:p>
          </table:table-cell>
          <table:table-cell table:formula="of:=INT([.$B$1]*[.TF5])" office:value-type="float" office:value="0" calcext:value-type="float">
            <text:p>0</text:p>
          </table:table-cell>
          <table:table-cell table:formula="of:=INT([.$B$1]*[.TG5])" office:value-type="float" office:value="-1" calcext:value-type="float">
            <text:p>-1</text:p>
          </table:table-cell>
          <table:table-cell table:formula="of:=INT([.$B$1]*[.TH5])" office:value-type="float" office:value="0" calcext:value-type="float">
            <text:p>0</text:p>
          </table:table-cell>
          <table:table-cell table:formula="of:=INT([.$B$1]*[.TI5])" office:value-type="float" office:value="-1" calcext:value-type="float">
            <text:p>-1</text:p>
          </table:table-cell>
          <table:table-cell table:formula="of:=INT([.$B$1]*[.TJ5])" office:value-type="float" office:value="0" calcext:value-type="float">
            <text:p>0</text:p>
          </table:table-cell>
          <table:table-cell table:formula="of:=INT([.$B$1]*[.TK5])" office:value-type="float" office:value="-1" calcext:value-type="float">
            <text:p>-1</text:p>
          </table:table-cell>
          <table:table-cell table:formula="of:=INT([.$B$1]*[.TL5])" office:value-type="float" office:value="0" calcext:value-type="float">
            <text:p>0</text:p>
          </table:table-cell>
          <table:table-cell table:formula="of:=INT([.$B$1]*[.TM5])" office:value-type="float" office:value="-1" calcext:value-type="float">
            <text:p>-1</text:p>
          </table:table-cell>
          <table:table-cell table:formula="of:=INT([.$B$1]*[.TN5])" office:value-type="float" office:value="0" calcext:value-type="float">
            <text:p>0</text:p>
          </table:table-cell>
          <table:table-cell table:formula="of:=INT([.$B$1]*[.TO5])" office:value-type="float" office:value="-1" calcext:value-type="float">
            <text:p>-1</text:p>
          </table:table-cell>
          <table:table-cell table:formula="of:=INT([.$B$1]*[.TP5])" office:value-type="float" office:value="0" calcext:value-type="float">
            <text:p>0</text:p>
          </table:table-cell>
          <table:table-cell table:formula="of:=INT([.$B$1]*[.TQ5])" office:value-type="float" office:value="-1" calcext:value-type="float">
            <text:p>-1</text:p>
          </table:table-cell>
          <table:table-cell table:formula="of:=INT([.$B$1]*[.TR5])" office:value-type="float" office:value="0" calcext:value-type="float">
            <text:p>0</text:p>
          </table:table-cell>
          <table:table-cell table:formula="of:=INT([.$B$1]*[.TS5])" office:value-type="float" office:value="-1" calcext:value-type="float">
            <text:p>-1</text:p>
          </table:table-cell>
          <table:table-cell table:formula="of:=INT([.$B$1]*[.TT5])" office:value-type="float" office:value="0" calcext:value-type="float">
            <text:p>0</text:p>
          </table:table-cell>
          <table:table-cell table:formula="of:=INT([.$B$1]*[.TU5])" office:value-type="float" office:value="-1" calcext:value-type="float">
            <text:p>-1</text:p>
          </table:table-cell>
          <table:table-cell table:formula="of:=INT([.$B$1]*[.TV5])" office:value-type="float" office:value="0" calcext:value-type="float">
            <text:p>0</text:p>
          </table:table-cell>
          <table:table-cell table:formula="of:=INT([.$B$1]*[.TW5])" office:value-type="float" office:value="-1" calcext:value-type="float">
            <text:p>-1</text:p>
          </table:table-cell>
          <table:table-cell table:formula="of:=INT([.$B$1]*[.TX5])" office:value-type="float" office:value="0" calcext:value-type="float">
            <text:p>0</text:p>
          </table:table-cell>
          <table:table-cell table:formula="of:=INT([.$B$1]*[.TY5])" office:value-type="float" office:value="-1" calcext:value-type="float">
            <text:p>-1</text:p>
          </table:table-cell>
          <table:table-cell table:formula="of:=INT([.$B$1]*[.TZ5])" office:value-type="float" office:value="0" calcext:value-type="float">
            <text:p>0</text:p>
          </table:table-cell>
          <table:table-cell table:formula="of:=INT([.$B$1]*[.UA5])" office:value-type="float" office:value="-1" calcext:value-type="float">
            <text:p>-1</text:p>
          </table:table-cell>
          <table:table-cell table:formula="of:=INT([.$B$1]*[.UB5])" office:value-type="float" office:value="0" calcext:value-type="float">
            <text:p>0</text:p>
          </table:table-cell>
          <table:table-cell table:formula="of:=INT([.$B$1]*[.UC5])" office:value-type="float" office:value="-1" calcext:value-type="float">
            <text:p>-1</text:p>
          </table:table-cell>
          <table:table-cell table:formula="of:=INT([.$B$1]*[.UD5])" office:value-type="float" office:value="0" calcext:value-type="float">
            <text:p>0</text:p>
          </table:table-cell>
          <table:table-cell table:formula="of:=INT([.$B$1]*[.UE5])" office:value-type="float" office:value="-1" calcext:value-type="float">
            <text:p>-1</text:p>
          </table:table-cell>
          <table:table-cell table:formula="of:=INT([.$B$1]*[.UF5])" office:value-type="float" office:value="0" calcext:value-type="float">
            <text:p>0</text:p>
          </table:table-cell>
          <table:table-cell table:formula="of:=INT([.$B$1]*[.UG5])" office:value-type="float" office:value="-1" calcext:value-type="float">
            <text:p>-1</text:p>
          </table:table-cell>
          <table:table-cell table:formula="of:=INT([.$B$1]*[.UH5])" office:value-type="float" office:value="0" calcext:value-type="float">
            <text:p>0</text:p>
          </table:table-cell>
          <table:table-cell table:formula="of:=INT([.$B$1]*[.UI5])" office:value-type="float" office:value="-1" calcext:value-type="float">
            <text:p>-1</text:p>
          </table:table-cell>
          <table:table-cell table:formula="of:=INT([.$B$1]*[.UJ5])" office:value-type="float" office:value="0" calcext:value-type="float">
            <text:p>0</text:p>
          </table:table-cell>
          <table:table-cell table:formula="of:=INT([.$B$1]*[.UK5])" office:value-type="float" office:value="-1" calcext:value-type="float">
            <text:p>-1</text:p>
          </table:table-cell>
          <table:table-cell table:formula="of:=INT([.$B$1]*[.UL5])" office:value-type="float" office:value="0" calcext:value-type="float">
            <text:p>0</text:p>
          </table:table-cell>
          <table:table-cell table:formula="of:=INT([.$B$1]*[.UM5])" office:value-type="float" office:value="-1" calcext:value-type="float">
            <text:p>-1</text:p>
          </table:table-cell>
          <table:table-cell table:formula="of:=INT([.$B$1]*[.UN5])" office:value-type="float" office:value="0" calcext:value-type="float">
            <text:p>0</text:p>
          </table:table-cell>
          <table:table-cell table:formula="of:=INT([.$B$1]*[.UO5])" office:value-type="float" office:value="-1" calcext:value-type="float">
            <text:p>-1</text:p>
          </table:table-cell>
          <table:table-cell table:formula="of:=INT([.$B$1]*[.UP5])" office:value-type="float" office:value="0" calcext:value-type="float">
            <text:p>0</text:p>
          </table:table-cell>
          <table:table-cell table:formula="of:=INT([.$B$1]*[.UQ5])" office:value-type="float" office:value="-1" calcext:value-type="float">
            <text:p>-1</text:p>
          </table:table-cell>
          <table:table-cell table:formula="of:=INT([.$B$1]*[.UR5])" office:value-type="float" office:value="0" calcext:value-type="float">
            <text:p>0</text:p>
          </table:table-cell>
          <table:table-cell table:formula="of:=INT([.$B$1]*[.US5])" office:value-type="float" office:value="-1" calcext:value-type="float">
            <text:p>-1</text:p>
          </table:table-cell>
          <table:table-cell table:formula="of:=INT([.$B$1]*[.UT5])" office:value-type="float" office:value="0" calcext:value-type="float">
            <text:p>0</text:p>
          </table:table-cell>
          <table:table-cell table:formula="of:=INT([.$B$1]*[.UU5])" office:value-type="float" office:value="-1" calcext:value-type="float">
            <text:p>-1</text:p>
          </table:table-cell>
          <table:table-cell table:formula="of:=INT([.$B$1]*[.UV5])" office:value-type="float" office:value="0" calcext:value-type="float">
            <text:p>0</text:p>
          </table:table-cell>
          <table:table-cell table:formula="of:=INT([.$B$1]*[.UW5])" office:value-type="float" office:value="-1" calcext:value-type="float">
            <text:p>-1</text:p>
          </table:table-cell>
          <table:table-cell table:formula="of:=INT([.$B$1]*[.UX5])" office:value-type="float" office:value="0" calcext:value-type="float">
            <text:p>0</text:p>
          </table:table-cell>
          <table:table-cell table:formula="of:=INT([.$B$1]*[.UY5])" office:value-type="float" office:value="-1" calcext:value-type="float">
            <text:p>-1</text:p>
          </table:table-cell>
          <table:table-cell table:formula="of:=INT([.$B$1]*[.UZ5])" office:value-type="float" office:value="0" calcext:value-type="float">
            <text:p>0</text:p>
          </table:table-cell>
          <table:table-cell table:formula="of:=INT([.$B$1]*[.VA5])" office:value-type="float" office:value="-1" calcext:value-type="float">
            <text:p>-1</text:p>
          </table:table-cell>
          <table:table-cell table:formula="of:=INT([.$B$1]*[.VB5])" office:value-type="float" office:value="0" calcext:value-type="float">
            <text:p>0</text:p>
          </table:table-cell>
          <table:table-cell table:formula="of:=INT([.$B$1]*[.VC5])" office:value-type="float" office:value="-1" calcext:value-type="float">
            <text:p>-1</text:p>
          </table:table-cell>
          <table:table-cell table:formula="of:=INT([.$B$1]*[.VD5])" office:value-type="float" office:value="0" calcext:value-type="float">
            <text:p>0</text:p>
          </table:table-cell>
          <table:table-cell table:formula="of:=INT([.$B$1]*[.VE5])" office:value-type="float" office:value="-1" calcext:value-type="float">
            <text:p>-1</text:p>
          </table:table-cell>
          <table:table-cell table:formula="of:=INT([.$B$1]*[.VF5])" office:value-type="float" office:value="0" calcext:value-type="float">
            <text:p>0</text:p>
          </table:table-cell>
          <table:table-cell table:formula="of:=INT([.$B$1]*[.VG5])" office:value-type="float" office:value="-1" calcext:value-type="float">
            <text:p>-1</text:p>
          </table:table-cell>
          <table:table-cell table:formula="of:=INT([.$B$1]*[.VH5])" office:value-type="float" office:value="0" calcext:value-type="float">
            <text:p>0</text:p>
          </table:table-cell>
          <table:table-cell table:formula="of:=INT([.$B$1]*[.VI5])" office:value-type="float" office:value="-1" calcext:value-type="float">
            <text:p>-1</text:p>
          </table:table-cell>
          <table:table-cell table:formula="of:=INT([.$B$1]*[.VJ5])" office:value-type="float" office:value="0" calcext:value-type="float">
            <text:p>0</text:p>
          </table:table-cell>
          <table:table-cell table:formula="of:=INT([.$B$1]*[.VK5])" office:value-type="float" office:value="-1" calcext:value-type="float">
            <text:p>-1</text:p>
          </table:table-cell>
          <table:table-cell table:formula="of:=INT([.$B$1]*[.VL5])" office:value-type="float" office:value="0" calcext:value-type="float">
            <text:p>0</text:p>
          </table:table-cell>
          <table:table-cell table:formula="of:=INT([.$B$1]*[.VM5])" office:value-type="float" office:value="-1" calcext:value-type="float">
            <text:p>-1</text:p>
          </table:table-cell>
          <table:table-cell table:formula="of:=INT([.$B$1]*[.VN5])" office:value-type="float" office:value="0" calcext:value-type="float">
            <text:p>0</text:p>
          </table:table-cell>
          <table:table-cell table:formula="of:=INT([.$B$1]*[.VO5])" office:value-type="float" office:value="-1" calcext:value-type="float">
            <text:p>-1</text:p>
          </table:table-cell>
          <table:table-cell table:formula="of:=INT([.$B$1]*[.VP5])" office:value-type="float" office:value="0" calcext:value-type="float">
            <text:p>0</text:p>
          </table:table-cell>
          <table:table-cell table:formula="of:=INT([.$B$1]*[.VQ5])" office:value-type="float" office:value="-1" calcext:value-type="float">
            <text:p>-1</text:p>
          </table:table-cell>
          <table:table-cell table:formula="of:=INT([.$B$1]*[.VR5])" office:value-type="float" office:value="0" calcext:value-type="float">
            <text:p>0</text:p>
          </table:table-cell>
          <table:table-cell table:formula="of:=INT([.$B$1]*[.VS5])" office:value-type="float" office:value="-1" calcext:value-type="float">
            <text:p>-1</text:p>
          </table:table-cell>
          <table:table-cell table:formula="of:=INT([.$B$1]*[.VT5])" office:value-type="float" office:value="0" calcext:value-type="float">
            <text:p>0</text:p>
          </table:table-cell>
          <table:table-cell table:formula="of:=INT([.$B$1]*[.VU5])" office:value-type="float" office:value="-1" calcext:value-type="float">
            <text:p>-1</text:p>
          </table:table-cell>
          <table:table-cell table:formula="of:=INT([.$B$1]*[.VV5])" office:value-type="float" office:value="0" calcext:value-type="float">
            <text:p>0</text:p>
          </table:table-cell>
          <table:table-cell table:formula="of:=INT([.$B$1]*[.VW5])" office:value-type="float" office:value="-1" calcext:value-type="float">
            <text:p>-1</text:p>
          </table:table-cell>
          <table:table-cell table:formula="of:=INT([.$B$1]*[.VX5])" office:value-type="float" office:value="0" calcext:value-type="float">
            <text:p>0</text:p>
          </table:table-cell>
          <table:table-cell table:formula="of:=INT([.$B$1]*[.VY5])" office:value-type="float" office:value="-1" calcext:value-type="float">
            <text:p>-1</text:p>
          </table:table-cell>
          <table:table-cell table:formula="of:=INT([.$B$1]*[.VZ5])" office:value-type="float" office:value="0" calcext:value-type="float">
            <text:p>0</text:p>
          </table:table-cell>
          <table:table-cell table:formula="of:=INT([.$B$1]*[.WA5])" office:value-type="float" office:value="-1" calcext:value-type="float">
            <text:p>-1</text:p>
          </table:table-cell>
          <table:table-cell table:formula="of:=INT([.$B$1]*[.WB5])" office:value-type="float" office:value="0" calcext:value-type="float">
            <text:p>0</text:p>
          </table:table-cell>
          <table:table-cell table:formula="of:=INT([.$B$1]*[.WC5])" office:value-type="float" office:value="-1" calcext:value-type="float">
            <text:p>-1</text:p>
          </table:table-cell>
          <table:table-cell table:formula="of:=INT([.$B$1]*[.WD5])" office:value-type="float" office:value="0" calcext:value-type="float">
            <text:p>0</text:p>
          </table:table-cell>
          <table:table-cell table:formula="of:=INT([.$B$1]*[.WE5])" office:value-type="float" office:value="-1" calcext:value-type="float">
            <text:p>-1</text:p>
          </table:table-cell>
          <table:table-cell table:formula="of:=INT([.$B$1]*[.WF5])" office:value-type="float" office:value="0" calcext:value-type="float">
            <text:p>0</text:p>
          </table:table-cell>
          <table:table-cell table:formula="of:=INT([.$B$1]*[.WG5])" office:value-type="float" office:value="-1" calcext:value-type="float">
            <text:p>-1</text:p>
          </table:table-cell>
          <table:table-cell table:formula="of:=INT([.$B$1]*[.WH5])" office:value-type="float" office:value="0" calcext:value-type="float">
            <text:p>0</text:p>
          </table:table-cell>
          <table:table-cell table:formula="of:=INT([.$B$1]*[.WI5])" office:value-type="float" office:value="-1" calcext:value-type="float">
            <text:p>-1</text:p>
          </table:table-cell>
          <table:table-cell table:formula="of:=INT([.$B$1]*[.WJ5])" office:value-type="float" office:value="0" calcext:value-type="float">
            <text:p>0</text:p>
          </table:table-cell>
          <table:table-cell table:formula="of:=INT([.$B$1]*[.WK5])" office:value-type="float" office:value="-1" calcext:value-type="float">
            <text:p>-1</text:p>
          </table:table-cell>
          <table:table-cell table:formula="of:=INT([.$B$1]*[.WL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IF(MOD([.B2];2)*([.B4]-[.B6])&gt;0;1;0)" office:value-type="float" office:value="0" calcext:value-type="float">
            <text:p>0</text:p>
          </table:table-cell>
          <table:table-cell table:formula="of:=IF(MOD([.C2];2)*([.C4]-[.C6])&gt;0;1;0)" office:value-type="float" office:value="0" calcext:value-type="float">
            <text:p>0</text:p>
          </table:table-cell>
          <table:table-cell table:formula="of:=IF(MOD([.D2];2)*([.D4]-[.D6])&gt;0;1;0)" office:value-type="float" office:value="1" calcext:value-type="float">
            <text:p>1</text:p>
          </table:table-cell>
          <table:table-cell table:formula="of:=IF(MOD([.E2];2)*([.E4]-[.E6])&gt;0;1;0)" office:value-type="float" office:value="0" calcext:value-type="float">
            <text:p>0</text:p>
          </table:table-cell>
          <table:table-cell table:formula="of:=IF(MOD([.F2];2)*([.F4]-[.F6])&gt;0;1;0)" office:value-type="float" office:value="1" calcext:value-type="float">
            <text:p>1</text:p>
          </table:table-cell>
          <table:table-cell table:formula="of:=IF(MOD([.G2];2)*([.G4]-[.G6])&gt;0;1;0)" office:value-type="float" office:value="0" calcext:value-type="float">
            <text:p>0</text:p>
          </table:table-cell>
          <table:table-cell table:formula="of:=IF(MOD([.H2];2)*([.H4]-[.H6])&gt;0;1;0)" office:value-type="float" office:value="1" calcext:value-type="float">
            <text:p>1</text:p>
          </table:table-cell>
          <table:table-cell table:formula="of:=IF(MOD([.I2];2)*([.I4]-[.I6])&gt;0;1;0)" office:value-type="float" office:value="0" calcext:value-type="float">
            <text:p>0</text:p>
          </table:table-cell>
          <table:table-cell table:formula="of:=IF(MOD([.J2];2)*([.J4]-[.J6])&gt;0;1;0)" office:value-type="float" office:value="1" calcext:value-type="float">
            <text:p>1</text:p>
          </table:table-cell>
          <table:table-cell table:formula="of:=IF(MOD([.K2];2)*([.K4]-[.K6])&gt;0;1;0)" office:value-type="float" office:value="0" calcext:value-type="float">
            <text:p>0</text:p>
          </table:table-cell>
          <table:table-cell table:formula="of:=IF(MOD([.L2];2)*([.L4]-[.L6])&gt;0;1;0)" office:value-type="float" office:value="1" calcext:value-type="float">
            <text:p>1</text:p>
          </table:table-cell>
          <table:table-cell table:formula="of:=IF(MOD([.M2];2)*([.M4]-[.M6])&gt;0;1;0)" office:value-type="float" office:value="0" calcext:value-type="float">
            <text:p>0</text:p>
          </table:table-cell>
          <table:table-cell table:formula="of:=IF(MOD([.N2];2)*([.N4]-[.N6])&gt;0;1;0)" office:value-type="float" office:value="1" calcext:value-type="float">
            <text:p>1</text:p>
          </table:table-cell>
          <table:table-cell table:formula="of:=IF(MOD([.O2];2)*([.O4]-[.O6])&gt;0;1;0)" office:value-type="float" office:value="0" calcext:value-type="float">
            <text:p>0</text:p>
          </table:table-cell>
          <table:table-cell table:formula="of:=IF(MOD([.P2];2)*([.P4]-[.P6])&gt;0;1;0)" office:value-type="float" office:value="1" calcext:value-type="float">
            <text:p>1</text:p>
          </table:table-cell>
          <table:table-cell table:formula="of:=IF(MOD([.Q2];2)*([.Q4]-[.Q6])&gt;0;1;0)" office:value-type="float" office:value="0" calcext:value-type="float">
            <text:p>0</text:p>
          </table:table-cell>
          <table:table-cell table:formula="of:=IF(MOD([.R2];2)*([.R4]-[.R6])&gt;0;1;0)" office:value-type="float" office:value="1" calcext:value-type="float">
            <text:p>1</text:p>
          </table:table-cell>
          <table:table-cell table:formula="of:=IF(MOD([.S2];2)*([.S4]-[.S6])&gt;0;1;0)" office:value-type="float" office:value="0" calcext:value-type="float">
            <text:p>0</text:p>
          </table:table-cell>
          <table:table-cell table:formula="of:=IF(MOD([.T2];2)*([.T4]-[.T6])&gt;0;1;0)" office:value-type="float" office:value="1" calcext:value-type="float">
            <text:p>1</text:p>
          </table:table-cell>
          <table:table-cell table:formula="of:=IF(MOD([.U2];2)*([.U4]-[.U6])&gt;0;1;0)" office:value-type="float" office:value="0" calcext:value-type="float">
            <text:p>0</text:p>
          </table:table-cell>
          <table:table-cell table:formula="of:=IF(MOD([.V2];2)*([.V4]-[.V6])&gt;0;1;0)" office:value-type="float" office:value="1" calcext:value-type="float">
            <text:p>1</text:p>
          </table:table-cell>
          <table:table-cell table:formula="of:=IF(MOD([.W2];2)*([.W4]-[.W6])&gt;0;1;0)" office:value-type="float" office:value="0" calcext:value-type="float">
            <text:p>0</text:p>
          </table:table-cell>
          <table:table-cell table:formula="of:=IF(MOD([.X2];2)*([.X4]-[.X6])&gt;0;1;0)" office:value-type="float" office:value="1" calcext:value-type="float">
            <text:p>1</text:p>
          </table:table-cell>
          <table:table-cell table:formula="of:=IF(MOD([.Y2];2)*([.Y4]-[.Y6])&gt;0;1;0)" office:value-type="float" office:value="0" calcext:value-type="float">
            <text:p>0</text:p>
          </table:table-cell>
          <table:table-cell table:formula="of:=IF(MOD([.Z2];2)*([.Z4]-[.Z6])&gt;0;1;0)" office:value-type="float" office:value="1" calcext:value-type="float">
            <text:p>1</text:p>
          </table:table-cell>
          <table:table-cell table:formula="of:=IF(MOD([.AA2];2)*([.AA4]-[.AA6])&gt;0;1;0)" office:value-type="float" office:value="0" calcext:value-type="float">
            <text:p>0</text:p>
          </table:table-cell>
          <table:table-cell table:formula="of:=IF(MOD([.AB2];2)*([.AB4]-[.AB6])&gt;0;1;0)" office:value-type="float" office:value="1" calcext:value-type="float">
            <text:p>1</text:p>
          </table:table-cell>
          <table:table-cell table:formula="of:=IF(MOD([.AC2];2)*([.AC4]-[.AC6])&gt;0;1;0)" office:value-type="float" office:value="0" calcext:value-type="float">
            <text:p>0</text:p>
          </table:table-cell>
          <table:table-cell table:formula="of:=IF(MOD([.AD2];2)*([.AD4]-[.AD6])&gt;0;1;0)" office:value-type="float" office:value="1" calcext:value-type="float">
            <text:p>1</text:p>
          </table:table-cell>
          <table:table-cell table:formula="of:=IF(MOD([.AE2];2)*([.AE4]-[.AE6])&gt;0;1;0)" office:value-type="float" office:value="0" calcext:value-type="float">
            <text:p>0</text:p>
          </table:table-cell>
          <table:table-cell table:formula="of:=IF(MOD([.AF2];2)*([.AF4]-[.AF6])&gt;0;1;0)" office:value-type="float" office:value="1" calcext:value-type="float">
            <text:p>1</text:p>
          </table:table-cell>
          <table:table-cell table:formula="of:=IF(MOD([.AG2];2)*([.AG4]-[.AG6])&gt;0;1;0)" office:value-type="float" office:value="0" calcext:value-type="float">
            <text:p>0</text:p>
          </table:table-cell>
          <table:table-cell table:formula="of:=IF(MOD([.AH2];2)*([.AH4]-[.AH6])&gt;0;1;0)" office:value-type="float" office:value="1" calcext:value-type="float">
            <text:p>1</text:p>
          </table:table-cell>
          <table:table-cell table:formula="of:=IF(MOD([.AI2];2)*([.AI4]-[.AI6])&gt;0;1;0)" office:value-type="float" office:value="0" calcext:value-type="float">
            <text:p>0</text:p>
          </table:table-cell>
          <table:table-cell table:formula="of:=IF(MOD([.AJ2];2)*([.AJ4]-[.AJ6])&gt;0;1;0)" office:value-type="float" office:value="1" calcext:value-type="float">
            <text:p>1</text:p>
          </table:table-cell>
          <table:table-cell table:formula="of:=IF(MOD([.AK2];2)*([.AK4]-[.AK6])&gt;0;1;0)" office:value-type="float" office:value="0" calcext:value-type="float">
            <text:p>0</text:p>
          </table:table-cell>
          <table:table-cell table:formula="of:=IF(MOD([.AL2];2)*([.AL4]-[.AL6])&gt;0;1;0)" office:value-type="float" office:value="1" calcext:value-type="float">
            <text:p>1</text:p>
          </table:table-cell>
          <table:table-cell table:formula="of:=IF(MOD([.AM2];2)*([.AM4]-[.AM6])&gt;0;1;0)" office:value-type="float" office:value="0" calcext:value-type="float">
            <text:p>0</text:p>
          </table:table-cell>
          <table:table-cell table:formula="of:=IF(MOD([.AN2];2)*([.AN4]-[.AN6])&gt;0;1;0)" office:value-type="float" office:value="1" calcext:value-type="float">
            <text:p>1</text:p>
          </table:table-cell>
          <table:table-cell table:formula="of:=IF(MOD([.AO2];2)*([.AO4]-[.AO6])&gt;0;1;0)" office:value-type="float" office:value="0" calcext:value-type="float">
            <text:p>0</text:p>
          </table:table-cell>
          <table:table-cell table:formula="of:=IF(MOD([.AP2];2)*([.AP4]-[.AP6])&gt;0;1;0)" office:value-type="float" office:value="1" calcext:value-type="float">
            <text:p>1</text:p>
          </table:table-cell>
          <table:table-cell table:formula="of:=IF(MOD([.AQ2];2)*([.AQ4]-[.AQ6])&gt;0;1;0)" office:value-type="float" office:value="0" calcext:value-type="float">
            <text:p>0</text:p>
          </table:table-cell>
          <table:table-cell table:formula="of:=IF(MOD([.AR2];2)*([.AR4]-[.AR6])&gt;0;1;0)" office:value-type="float" office:value="1" calcext:value-type="float">
            <text:p>1</text:p>
          </table:table-cell>
          <table:table-cell table:formula="of:=IF(MOD([.AS2];2)*([.AS4]-[.AS6])&gt;0;1;0)" office:value-type="float" office:value="0" calcext:value-type="float">
            <text:p>0</text:p>
          </table:table-cell>
          <table:table-cell table:formula="of:=IF(MOD([.AT2];2)*([.AT4]-[.AT6])&gt;0;1;0)" office:value-type="float" office:value="1" calcext:value-type="float">
            <text:p>1</text:p>
          </table:table-cell>
          <table:table-cell table:formula="of:=IF(MOD([.AU2];2)*([.AU4]-[.AU6])&gt;0;1;0)" office:value-type="float" office:value="0" calcext:value-type="float">
            <text:p>0</text:p>
          </table:table-cell>
          <table:table-cell table:formula="of:=IF(MOD([.AV2];2)*([.AV4]-[.AV6])&gt;0;1;0)" office:value-type="float" office:value="1" calcext:value-type="float">
            <text:p>1</text:p>
          </table:table-cell>
          <table:table-cell table:formula="of:=IF(MOD([.AW2];2)*([.AW4]-[.AW6])&gt;0;1;0)" office:value-type="float" office:value="0" calcext:value-type="float">
            <text:p>0</text:p>
          </table:table-cell>
          <table:table-cell table:formula="of:=IF(MOD([.AX2];2)*([.AX4]-[.AX6])&gt;0;1;0)" office:value-type="float" office:value="1" calcext:value-type="float">
            <text:p>1</text:p>
          </table:table-cell>
          <table:table-cell table:formula="of:=IF(MOD([.AY2];2)*([.AY4]-[.AY6])&gt;0;1;0)" office:value-type="float" office:value="0" calcext:value-type="float">
            <text:p>0</text:p>
          </table:table-cell>
          <table:table-cell table:formula="of:=IF(MOD([.AZ2];2)*([.AZ4]-[.AZ6])&gt;0;1;0)" office:value-type="float" office:value="1" calcext:value-type="float">
            <text:p>1</text:p>
          </table:table-cell>
          <table:table-cell table:formula="of:=IF(MOD([.BA2];2)*([.BA4]-[.BA6])&gt;0;1;0)" office:value-type="float" office:value="0" calcext:value-type="float">
            <text:p>0</text:p>
          </table:table-cell>
          <table:table-cell table:formula="of:=IF(MOD([.BB2];2)*([.BB4]-[.BB6])&gt;0;1;0)" office:value-type="float" office:value="1" calcext:value-type="float">
            <text:p>1</text:p>
          </table:table-cell>
          <table:table-cell table:formula="of:=IF(MOD([.BC2];2)*([.BC4]-[.BC6])&gt;0;1;0)" office:value-type="float" office:value="0" calcext:value-type="float">
            <text:p>0</text:p>
          </table:table-cell>
          <table:table-cell table:formula="of:=IF(MOD([.BD2];2)*([.BD4]-[.BD6])&gt;0;1;0)" office:value-type="float" office:value="1" calcext:value-type="float">
            <text:p>1</text:p>
          </table:table-cell>
          <table:table-cell table:formula="of:=IF(MOD([.BE2];2)*([.BE4]-[.BE6])&gt;0;1;0)" office:value-type="float" office:value="0" calcext:value-type="float">
            <text:p>0</text:p>
          </table:table-cell>
          <table:table-cell table:formula="of:=IF(MOD([.BF2];2)*([.BF4]-[.BF6])&gt;0;1;0)" office:value-type="float" office:value="1" calcext:value-type="float">
            <text:p>1</text:p>
          </table:table-cell>
          <table:table-cell table:formula="of:=IF(MOD([.BG2];2)*([.BG4]-[.BG6])&gt;0;1;0)" office:value-type="float" office:value="0" calcext:value-type="float">
            <text:p>0</text:p>
          </table:table-cell>
          <table:table-cell table:formula="of:=IF(MOD([.BH2];2)*([.BH4]-[.BH6])&gt;0;1;0)" office:value-type="float" office:value="1" calcext:value-type="float">
            <text:p>1</text:p>
          </table:table-cell>
          <table:table-cell table:formula="of:=IF(MOD([.BI2];2)*([.BI4]-[.BI6])&gt;0;1;0)" office:value-type="float" office:value="0" calcext:value-type="float">
            <text:p>0</text:p>
          </table:table-cell>
          <table:table-cell table:formula="of:=IF(MOD([.BJ2];2)*([.BJ4]-[.BJ6])&gt;0;1;0)" office:value-type="float" office:value="1" calcext:value-type="float">
            <text:p>1</text:p>
          </table:table-cell>
          <table:table-cell table:formula="of:=IF(MOD([.BK2];2)*([.BK4]-[.BK6])&gt;0;1;0)" office:value-type="float" office:value="0" calcext:value-type="float">
            <text:p>0</text:p>
          </table:table-cell>
          <table:table-cell table:formula="of:=IF(MOD([.BL2];2)*([.BL4]-[.BL6])&gt;0;1;0)" office:value-type="float" office:value="1" calcext:value-type="float">
            <text:p>1</text:p>
          </table:table-cell>
          <table:table-cell table:formula="of:=IF(MOD([.BM2];2)*([.BM4]-[.BM6])&gt;0;1;0)" office:value-type="float" office:value="0" calcext:value-type="float">
            <text:p>0</text:p>
          </table:table-cell>
          <table:table-cell table:formula="of:=IF(MOD([.BN2];2)*([.BN4]-[.BN6])&gt;0;1;0)" office:value-type="float" office:value="1" calcext:value-type="float">
            <text:p>1</text:p>
          </table:table-cell>
          <table:table-cell table:formula="of:=IF(MOD([.BO2];2)*([.BO4]-[.BO6])&gt;0;1;0)" office:value-type="float" office:value="0" calcext:value-type="float">
            <text:p>0</text:p>
          </table:table-cell>
          <table:table-cell table:formula="of:=IF(MOD([.BP2];2)*([.BP4]-[.BP6])&gt;0;1;0)" office:value-type="float" office:value="1" calcext:value-type="float">
            <text:p>1</text:p>
          </table:table-cell>
          <table:table-cell table:formula="of:=IF(MOD([.BQ2];2)*([.BQ4]-[.BQ6])&gt;0;1;0)" office:value-type="float" office:value="0" calcext:value-type="float">
            <text:p>0</text:p>
          </table:table-cell>
          <table:table-cell table:formula="of:=IF(MOD([.BR2];2)*([.BR4]-[.BR6])&gt;0;1;0)" office:value-type="float" office:value="1" calcext:value-type="float">
            <text:p>1</text:p>
          </table:table-cell>
          <table:table-cell table:formula="of:=IF(MOD([.BS2];2)*([.BS4]-[.BS6])&gt;0;1;0)" office:value-type="float" office:value="0" calcext:value-type="float">
            <text:p>0</text:p>
          </table:table-cell>
          <table:table-cell table:formula="of:=IF(MOD([.BT2];2)*([.BT4]-[.BT6])&gt;0;1;0)" office:value-type="float" office:value="1" calcext:value-type="float">
            <text:p>1</text:p>
          </table:table-cell>
          <table:table-cell table:formula="of:=IF(MOD([.BU2];2)*([.BU4]-[.BU6])&gt;0;1;0)" office:value-type="float" office:value="0" calcext:value-type="float">
            <text:p>0</text:p>
          </table:table-cell>
          <table:table-cell table:formula="of:=IF(MOD([.BV2];2)*([.BV4]-[.BV6])&gt;0;1;0)" office:value-type="float" office:value="1" calcext:value-type="float">
            <text:p>1</text:p>
          </table:table-cell>
          <table:table-cell table:formula="of:=IF(MOD([.BW2];2)*([.BW4]-[.BW6])&gt;0;1;0)" office:value-type="float" office:value="0" calcext:value-type="float">
            <text:p>0</text:p>
          </table:table-cell>
          <table:table-cell table:formula="of:=IF(MOD([.BX2];2)*([.BX4]-[.BX6])&gt;0;1;0)" office:value-type="float" office:value="1" calcext:value-type="float">
            <text:p>1</text:p>
          </table:table-cell>
          <table:table-cell table:formula="of:=IF(MOD([.BY2];2)*([.BY4]-[.BY6])&gt;0;1;0)" office:value-type="float" office:value="0" calcext:value-type="float">
            <text:p>0</text:p>
          </table:table-cell>
          <table:table-cell table:formula="of:=IF(MOD([.BZ2];2)*([.BZ4]-[.BZ6])&gt;0;1;0)" office:value-type="float" office:value="1" calcext:value-type="float">
            <text:p>1</text:p>
          </table:table-cell>
          <table:table-cell table:formula="of:=IF(MOD([.CA2];2)*([.CA4]-[.CA6])&gt;0;1;0)" office:value-type="float" office:value="0" calcext:value-type="float">
            <text:p>0</text:p>
          </table:table-cell>
          <table:table-cell table:formula="of:=IF(MOD([.CB2];2)*([.CB4]-[.CB6])&gt;0;1;0)" office:value-type="float" office:value="1" calcext:value-type="float">
            <text:p>1</text:p>
          </table:table-cell>
          <table:table-cell table:formula="of:=IF(MOD([.CC2];2)*([.CC4]-[.CC6])&gt;0;1;0)" office:value-type="float" office:value="0" calcext:value-type="float">
            <text:p>0</text:p>
          </table:table-cell>
          <table:table-cell table:formula="of:=IF(MOD([.CD2];2)*([.CD4]-[.CD6])&gt;0;1;0)" office:value-type="float" office:value="1" calcext:value-type="float">
            <text:p>1</text:p>
          </table:table-cell>
          <table:table-cell table:formula="of:=IF(MOD([.CE2];2)*([.CE4]-[.CE6])&gt;0;1;0)" office:value-type="float" office:value="0" calcext:value-type="float">
            <text:p>0</text:p>
          </table:table-cell>
          <table:table-cell table:formula="of:=IF(MOD([.CF2];2)*([.CF4]-[.CF6])&gt;0;1;0)" office:value-type="float" office:value="1" calcext:value-type="float">
            <text:p>1</text:p>
          </table:table-cell>
          <table:table-cell table:formula="of:=IF(MOD([.CG2];2)*([.CG4]-[.CG6])&gt;0;1;0)" office:value-type="float" office:value="0" calcext:value-type="float">
            <text:p>0</text:p>
          </table:table-cell>
          <table:table-cell table:formula="of:=IF(MOD([.CH2];2)*([.CH4]-[.CH6])&gt;0;1;0)" office:value-type="float" office:value="1" calcext:value-type="float">
            <text:p>1</text:p>
          </table:table-cell>
          <table:table-cell table:formula="of:=IF(MOD([.CI2];2)*([.CI4]-[.CI6])&gt;0;1;0)" office:value-type="float" office:value="0" calcext:value-type="float">
            <text:p>0</text:p>
          </table:table-cell>
          <table:table-cell table:formula="of:=IF(MOD([.CJ2];2)*([.CJ4]-[.CJ6])&gt;0;1;0)" office:value-type="float" office:value="1" calcext:value-type="float">
            <text:p>1</text:p>
          </table:table-cell>
          <table:table-cell table:formula="of:=IF(MOD([.CK2];2)*([.CK4]-[.CK6])&gt;0;1;0)" office:value-type="float" office:value="0" calcext:value-type="float">
            <text:p>0</text:p>
          </table:table-cell>
          <table:table-cell table:formula="of:=IF(MOD([.CL2];2)*([.CL4]-[.CL6])&gt;0;1;0)" office:value-type="float" office:value="1" calcext:value-type="float">
            <text:p>1</text:p>
          </table:table-cell>
          <table:table-cell table:formula="of:=IF(MOD([.CM2];2)*([.CM4]-[.CM6])&gt;0;1;0)" office:value-type="float" office:value="0" calcext:value-type="float">
            <text:p>0</text:p>
          </table:table-cell>
          <table:table-cell table:formula="of:=IF(MOD([.CN2];2)*([.CN4]-[.CN6])&gt;0;1;0)" office:value-type="float" office:value="1" calcext:value-type="float">
            <text:p>1</text:p>
          </table:table-cell>
          <table:table-cell table:formula="of:=IF(MOD([.CO2];2)*([.CO4]-[.CO6])&gt;0;1;0)" office:value-type="float" office:value="0" calcext:value-type="float">
            <text:p>0</text:p>
          </table:table-cell>
          <table:table-cell table:formula="of:=IF(MOD([.CP2];2)*([.CP4]-[.CP6])&gt;0;1;0)" office:value-type="float" office:value="1" calcext:value-type="float">
            <text:p>1</text:p>
          </table:table-cell>
          <table:table-cell table:formula="of:=IF(MOD([.CQ2];2)*([.CQ4]-[.CQ6])&gt;0;1;0)" office:value-type="float" office:value="0" calcext:value-type="float">
            <text:p>0</text:p>
          </table:table-cell>
          <table:table-cell table:formula="of:=IF(MOD([.CR2];2)*([.CR4]-[.CR6])&gt;0;1;0)" office:value-type="float" office:value="1" calcext:value-type="float">
            <text:p>1</text:p>
          </table:table-cell>
          <table:table-cell table:formula="of:=IF(MOD([.CS2];2)*([.CS4]-[.CS6])&gt;0;1;0)" office:value-type="float" office:value="0" calcext:value-type="float">
            <text:p>0</text:p>
          </table:table-cell>
          <table:table-cell table:formula="of:=IF(MOD([.CT2];2)*([.CT4]-[.CT6])&gt;0;1;0)" office:value-type="float" office:value="1" calcext:value-type="float">
            <text:p>1</text:p>
          </table:table-cell>
          <table:table-cell table:formula="of:=IF(MOD([.CU2];2)*([.CU4]-[.CU6])&gt;0;1;0)" office:value-type="float" office:value="0" calcext:value-type="float">
            <text:p>0</text:p>
          </table:table-cell>
          <table:table-cell table:formula="of:=IF(MOD([.CV2];2)*([.CV4]-[.CV6])&gt;0;1;0)" office:value-type="float" office:value="1" calcext:value-type="float">
            <text:p>1</text:p>
          </table:table-cell>
          <table:table-cell table:formula="of:=IF(MOD([.CW2];2)*([.CW4]-[.CW6])&gt;0;1;0)" office:value-type="float" office:value="0" calcext:value-type="float">
            <text:p>0</text:p>
          </table:table-cell>
          <table:table-cell table:formula="of:=IF(MOD([.CX2];2)*([.CX4]-[.CX6])&gt;0;1;0)" office:value-type="float" office:value="1" calcext:value-type="float">
            <text:p>1</text:p>
          </table:table-cell>
          <table:table-cell table:formula="of:=IF(MOD([.CY2];2)*([.CY4]-[.CY6])&gt;0;1;0)" office:value-type="float" office:value="0" calcext:value-type="float">
            <text:p>0</text:p>
          </table:table-cell>
          <table:table-cell table:formula="of:=IF(MOD([.CZ2];2)*([.CZ4]-[.CZ6])&gt;0;1;0)" office:value-type="float" office:value="1" calcext:value-type="float">
            <text:p>1</text:p>
          </table:table-cell>
          <table:table-cell table:formula="of:=IF(MOD([.DA2];2)*([.DA4]-[.DA6])&gt;0;1;0)" office:value-type="float" office:value="0" calcext:value-type="float">
            <text:p>0</text:p>
          </table:table-cell>
          <table:table-cell table:formula="of:=IF(MOD([.DB2];2)*([.DB4]-[.DB6])&gt;0;1;0)" office:value-type="float" office:value="1" calcext:value-type="float">
            <text:p>1</text:p>
          </table:table-cell>
          <table:table-cell table:formula="of:=IF(MOD([.DC2];2)*([.DC4]-[.DC6])&gt;0;1;0)" office:value-type="float" office:value="0" calcext:value-type="float">
            <text:p>0</text:p>
          </table:table-cell>
          <table:table-cell table:formula="of:=IF(MOD([.DD2];2)*([.DD4]-[.DD6])&gt;0;1;0)" office:value-type="float" office:value="1" calcext:value-type="float">
            <text:p>1</text:p>
          </table:table-cell>
          <table:table-cell table:formula="of:=IF(MOD([.DE2];2)*([.DE4]-[.DE6])&gt;0;1;0)" office:value-type="float" office:value="0" calcext:value-type="float">
            <text:p>0</text:p>
          </table:table-cell>
          <table:table-cell table:formula="of:=IF(MOD([.DF2];2)*([.DF4]-[.DF6])&gt;0;1;0)" office:value-type="float" office:value="1" calcext:value-type="float">
            <text:p>1</text:p>
          </table:table-cell>
          <table:table-cell table:formula="of:=IF(MOD([.DG2];2)*([.DG4]-[.DG6])&gt;0;1;0)" office:value-type="float" office:value="0" calcext:value-type="float">
            <text:p>0</text:p>
          </table:table-cell>
          <table:table-cell table:formula="of:=IF(MOD([.DH2];2)*([.DH4]-[.DH6])&gt;0;1;0)" office:value-type="float" office:value="1" calcext:value-type="float">
            <text:p>1</text:p>
          </table:table-cell>
          <table:table-cell table:formula="of:=IF(MOD([.DI2];2)*([.DI4]-[.DI6])&gt;0;1;0)" office:value-type="float" office:value="0" calcext:value-type="float">
            <text:p>0</text:p>
          </table:table-cell>
          <table:table-cell table:formula="of:=IF(MOD([.DJ2];2)*([.DJ4]-[.DJ6])&gt;0;1;0)" office:value-type="float" office:value="1" calcext:value-type="float">
            <text:p>1</text:p>
          </table:table-cell>
          <table:table-cell table:formula="of:=IF(MOD([.DK2];2)*([.DK4]-[.DK6])&gt;0;1;0)" office:value-type="float" office:value="0" calcext:value-type="float">
            <text:p>0</text:p>
          </table:table-cell>
          <table:table-cell table:formula="of:=IF(MOD([.DL2];2)*([.DL4]-[.DL6])&gt;0;1;0)" office:value-type="float" office:value="1" calcext:value-type="float">
            <text:p>1</text:p>
          </table:table-cell>
          <table:table-cell table:formula="of:=IF(MOD([.DM2];2)*([.DM4]-[.DM6])&gt;0;1;0)" office:value-type="float" office:value="0" calcext:value-type="float">
            <text:p>0</text:p>
          </table:table-cell>
          <table:table-cell table:formula="of:=IF(MOD([.DN2];2)*([.DN4]-[.DN6])&gt;0;1;0)" office:value-type="float" office:value="1" calcext:value-type="float">
            <text:p>1</text:p>
          </table:table-cell>
          <table:table-cell table:formula="of:=IF(MOD([.DO2];2)*([.DO4]-[.DO6])&gt;0;1;0)" office:value-type="float" office:value="0" calcext:value-type="float">
            <text:p>0</text:p>
          </table:table-cell>
          <table:table-cell table:formula="of:=IF(MOD([.DP2];2)*([.DP4]-[.DP6])&gt;0;1;0)" office:value-type="float" office:value="1" calcext:value-type="float">
            <text:p>1</text:p>
          </table:table-cell>
          <table:table-cell table:formula="of:=IF(MOD([.DQ2];2)*([.DQ4]-[.DQ6])&gt;0;1;0)" office:value-type="float" office:value="0" calcext:value-type="float">
            <text:p>0</text:p>
          </table:table-cell>
          <table:table-cell table:formula="of:=IF(MOD([.DR2];2)*([.DR4]-[.DR6])&gt;0;1;0)" office:value-type="float" office:value="1" calcext:value-type="float">
            <text:p>1</text:p>
          </table:table-cell>
          <table:table-cell table:formula="of:=IF(MOD([.DS2];2)*([.DS4]-[.DS6])&gt;0;1;0)" office:value-type="float" office:value="0" calcext:value-type="float">
            <text:p>0</text:p>
          </table:table-cell>
          <table:table-cell table:formula="of:=IF(MOD([.DT2];2)*([.DT4]-[.DT6])&gt;0;1;0)" office:value-type="float" office:value="1" calcext:value-type="float">
            <text:p>1</text:p>
          </table:table-cell>
          <table:table-cell table:formula="of:=IF(MOD([.DU2];2)*([.DU4]-[.DU6])&gt;0;1;0)" office:value-type="float" office:value="0" calcext:value-type="float">
            <text:p>0</text:p>
          </table:table-cell>
          <table:table-cell table:formula="of:=IF(MOD([.DV2];2)*([.DV4]-[.DV6])&gt;0;1;0)" office:value-type="float" office:value="1" calcext:value-type="float">
            <text:p>1</text:p>
          </table:table-cell>
          <table:table-cell table:formula="of:=IF(MOD([.DW2];2)*([.DW4]-[.DW6])&gt;0;1;0)" office:value-type="float" office:value="0" calcext:value-type="float">
            <text:p>0</text:p>
          </table:table-cell>
          <table:table-cell table:formula="of:=IF(MOD([.DX2];2)*([.DX4]-[.DX6])&gt;0;1;0)" office:value-type="float" office:value="1" calcext:value-type="float">
            <text:p>1</text:p>
          </table:table-cell>
          <table:table-cell table:formula="of:=IF(MOD([.DY2];2)*([.DY4]-[.DY6])&gt;0;1;0)" office:value-type="float" office:value="0" calcext:value-type="float">
            <text:p>0</text:p>
          </table:table-cell>
          <table:table-cell table:formula="of:=IF(MOD([.DZ2];2)*([.DZ4]-[.DZ6])&gt;0;1;0)" office:value-type="float" office:value="1" calcext:value-type="float">
            <text:p>1</text:p>
          </table:table-cell>
          <table:table-cell table:formula="of:=IF(MOD([.EA2];2)*([.EA4]-[.EA6])&gt;0;1;0)" office:value-type="float" office:value="0" calcext:value-type="float">
            <text:p>0</text:p>
          </table:table-cell>
          <table:table-cell table:formula="of:=IF(MOD([.EB2];2)*([.EB4]-[.EB6])&gt;0;1;0)" office:value-type="float" office:value="1" calcext:value-type="float">
            <text:p>1</text:p>
          </table:table-cell>
          <table:table-cell table:formula="of:=IF(MOD([.EC2];2)*([.EC4]-[.EC6])&gt;0;1;0)" office:value-type="float" office:value="0" calcext:value-type="float">
            <text:p>0</text:p>
          </table:table-cell>
          <table:table-cell table:formula="of:=IF(MOD([.ED2];2)*([.ED4]-[.ED6])&gt;0;1;0)" office:value-type="float" office:value="1" calcext:value-type="float">
            <text:p>1</text:p>
          </table:table-cell>
          <table:table-cell table:formula="of:=IF(MOD([.EE2];2)*([.EE4]-[.EE6])&gt;0;1;0)" office:value-type="float" office:value="0" calcext:value-type="float">
            <text:p>0</text:p>
          </table:table-cell>
          <table:table-cell table:formula="of:=IF(MOD([.EF2];2)*([.EF4]-[.EF6])&gt;0;1;0)" office:value-type="float" office:value="1" calcext:value-type="float">
            <text:p>1</text:p>
          </table:table-cell>
          <table:table-cell table:formula="of:=IF(MOD([.EG2];2)*([.EG4]-[.EG6])&gt;0;1;0)" office:value-type="float" office:value="0" calcext:value-type="float">
            <text:p>0</text:p>
          </table:table-cell>
          <table:table-cell table:formula="of:=IF(MOD([.EH2];2)*([.EH4]-[.EH6])&gt;0;1;0)" office:value-type="float" office:value="1" calcext:value-type="float">
            <text:p>1</text:p>
          </table:table-cell>
          <table:table-cell table:formula="of:=IF(MOD([.EI2];2)*([.EI4]-[.EI6])&gt;0;1;0)" office:value-type="float" office:value="0" calcext:value-type="float">
            <text:p>0</text:p>
          </table:table-cell>
          <table:table-cell table:formula="of:=IF(MOD([.EJ2];2)*([.EJ4]-[.EJ6])&gt;0;1;0)" office:value-type="float" office:value="1" calcext:value-type="float">
            <text:p>1</text:p>
          </table:table-cell>
          <table:table-cell table:formula="of:=IF(MOD([.EK2];2)*([.EK4]-[.EK6])&gt;0;1;0)" office:value-type="float" office:value="0" calcext:value-type="float">
            <text:p>0</text:p>
          </table:table-cell>
          <table:table-cell table:formula="of:=IF(MOD([.EL2];2)*([.EL4]-[.EL6])&gt;0;1;0)" office:value-type="float" office:value="1" calcext:value-type="float">
            <text:p>1</text:p>
          </table:table-cell>
          <table:table-cell table:formula="of:=IF(MOD([.EM2];2)*([.EM4]-[.EM6])&gt;0;1;0)" office:value-type="float" office:value="0" calcext:value-type="float">
            <text:p>0</text:p>
          </table:table-cell>
          <table:table-cell table:formula="of:=IF(MOD([.EN2];2)*([.EN4]-[.EN6])&gt;0;1;0)" office:value-type="float" office:value="1" calcext:value-type="float">
            <text:p>1</text:p>
          </table:table-cell>
          <table:table-cell table:formula="of:=IF(MOD([.EO2];2)*([.EO4]-[.EO6])&gt;0;1;0)" office:value-type="float" office:value="0" calcext:value-type="float">
            <text:p>0</text:p>
          </table:table-cell>
          <table:table-cell table:formula="of:=IF(MOD([.EP2];2)*([.EP4]-[.EP6])&gt;0;1;0)" office:value-type="float" office:value="1" calcext:value-type="float">
            <text:p>1</text:p>
          </table:table-cell>
          <table:table-cell table:formula="of:=IF(MOD([.EQ2];2)*([.EQ4]-[.EQ6])&gt;0;1;0)" office:value-type="float" office:value="0" calcext:value-type="float">
            <text:p>0</text:p>
          </table:table-cell>
          <table:table-cell table:formula="of:=IF(MOD([.ER2];2)*([.ER4]-[.ER6])&gt;0;1;0)" office:value-type="float" office:value="1" calcext:value-type="float">
            <text:p>1</text:p>
          </table:table-cell>
          <table:table-cell table:formula="of:=IF(MOD([.ES2];2)*([.ES4]-[.ES6])&gt;0;1;0)" office:value-type="float" office:value="0" calcext:value-type="float">
            <text:p>0</text:p>
          </table:table-cell>
          <table:table-cell table:formula="of:=IF(MOD([.ET2];2)*([.ET4]-[.ET6])&gt;0;1;0)" office:value-type="float" office:value="1" calcext:value-type="float">
            <text:p>1</text:p>
          </table:table-cell>
          <table:table-cell table:formula="of:=IF(MOD([.EU2];2)*([.EU4]-[.EU6])&gt;0;1;0)" office:value-type="float" office:value="0" calcext:value-type="float">
            <text:p>0</text:p>
          </table:table-cell>
          <table:table-cell table:formula="of:=IF(MOD([.EV2];2)*([.EV4]-[.EV6])&gt;0;1;0)" office:value-type="float" office:value="1" calcext:value-type="float">
            <text:p>1</text:p>
          </table:table-cell>
          <table:table-cell table:formula="of:=IF(MOD([.EW2];2)*([.EW4]-[.EW6])&gt;0;1;0)" office:value-type="float" office:value="0" calcext:value-type="float">
            <text:p>0</text:p>
          </table:table-cell>
          <table:table-cell table:formula="of:=IF(MOD([.EX2];2)*([.EX4]-[.EX6])&gt;0;1;0)" office:value-type="float" office:value="1" calcext:value-type="float">
            <text:p>1</text:p>
          </table:table-cell>
          <table:table-cell table:formula="of:=IF(MOD([.EY2];2)*([.EY4]-[.EY6])&gt;0;1;0)" office:value-type="float" office:value="0" calcext:value-type="float">
            <text:p>0</text:p>
          </table:table-cell>
          <table:table-cell table:formula="of:=IF(MOD([.EZ2];2)*([.EZ4]-[.EZ6])&gt;0;1;0)" office:value-type="float" office:value="1" calcext:value-type="float">
            <text:p>1</text:p>
          </table:table-cell>
          <table:table-cell table:formula="of:=IF(MOD([.FA2];2)*([.FA4]-[.FA6])&gt;0;1;0)" office:value-type="float" office:value="0" calcext:value-type="float">
            <text:p>0</text:p>
          </table:table-cell>
          <table:table-cell table:formula="of:=IF(MOD([.FB2];2)*([.FB4]-[.FB6])&gt;0;1;0)" office:value-type="float" office:value="1" calcext:value-type="float">
            <text:p>1</text:p>
          </table:table-cell>
          <table:table-cell table:formula="of:=IF(MOD([.FC2];2)*([.FC4]-[.FC6])&gt;0;1;0)" office:value-type="float" office:value="0" calcext:value-type="float">
            <text:p>0</text:p>
          </table:table-cell>
          <table:table-cell table:formula="of:=IF(MOD([.FD2];2)*([.FD4]-[.FD6])&gt;0;1;0)" office:value-type="float" office:value="1" calcext:value-type="float">
            <text:p>1</text:p>
          </table:table-cell>
          <table:table-cell table:formula="of:=IF(MOD([.FE2];2)*([.FE4]-[.FE6])&gt;0;1;0)" office:value-type="float" office:value="0" calcext:value-type="float">
            <text:p>0</text:p>
          </table:table-cell>
          <table:table-cell table:formula="of:=IF(MOD([.FF2];2)*([.FF4]-[.FF6])&gt;0;1;0)" office:value-type="float" office:value="1" calcext:value-type="float">
            <text:p>1</text:p>
          </table:table-cell>
          <table:table-cell table:formula="of:=IF(MOD([.FG2];2)*([.FG4]-[.FG6])&gt;0;1;0)" office:value-type="float" office:value="0" calcext:value-type="float">
            <text:p>0</text:p>
          </table:table-cell>
          <table:table-cell table:formula="of:=IF(MOD([.FH2];2)*([.FH4]-[.FH6])&gt;0;1;0)" office:value-type="float" office:value="1" calcext:value-type="float">
            <text:p>1</text:p>
          </table:table-cell>
          <table:table-cell table:formula="of:=IF(MOD([.FI2];2)*([.FI4]-[.FI6])&gt;0;1;0)" office:value-type="float" office:value="0" calcext:value-type="float">
            <text:p>0</text:p>
          </table:table-cell>
          <table:table-cell table:formula="of:=IF(MOD([.FJ2];2)*([.FJ4]-[.FJ6])&gt;0;1;0)" office:value-type="float" office:value="1" calcext:value-type="float">
            <text:p>1</text:p>
          </table:table-cell>
          <table:table-cell table:formula="of:=IF(MOD([.FK2];2)*([.FK4]-[.FK6])&gt;0;1;0)" office:value-type="float" office:value="0" calcext:value-type="float">
            <text:p>0</text:p>
          </table:table-cell>
          <table:table-cell table:formula="of:=IF(MOD([.FL2];2)*([.FL4]-[.FL6])&gt;0;1;0)" office:value-type="float" office:value="1" calcext:value-type="float">
            <text:p>1</text:p>
          </table:table-cell>
          <table:table-cell table:formula="of:=IF(MOD([.FM2];2)*([.FM4]-[.FM6])&gt;0;1;0)" office:value-type="float" office:value="0" calcext:value-type="float">
            <text:p>0</text:p>
          </table:table-cell>
          <table:table-cell table:formula="of:=IF(MOD([.FN2];2)*([.FN4]-[.FN6])&gt;0;1;0)" office:value-type="float" office:value="1" calcext:value-type="float">
            <text:p>1</text:p>
          </table:table-cell>
          <table:table-cell table:formula="of:=IF(MOD([.FO2];2)*([.FO4]-[.FO6])&gt;0;1;0)" office:value-type="float" office:value="0" calcext:value-type="float">
            <text:p>0</text:p>
          </table:table-cell>
          <table:table-cell table:formula="of:=IF(MOD([.FP2];2)*([.FP4]-[.FP6])&gt;0;1;0)" office:value-type="float" office:value="1" calcext:value-type="float">
            <text:p>1</text:p>
          </table:table-cell>
          <table:table-cell table:formula="of:=IF(MOD([.FQ2];2)*([.FQ4]-[.FQ6])&gt;0;1;0)" office:value-type="float" office:value="0" calcext:value-type="float">
            <text:p>0</text:p>
          </table:table-cell>
          <table:table-cell table:formula="of:=IF(MOD([.FR2];2)*([.FR4]-[.FR6])&gt;0;1;0)" office:value-type="float" office:value="1" calcext:value-type="float">
            <text:p>1</text:p>
          </table:table-cell>
          <table:table-cell table:formula="of:=IF(MOD([.FS2];2)*([.FS4]-[.FS6])&gt;0;1;0)" office:value-type="float" office:value="0" calcext:value-type="float">
            <text:p>0</text:p>
          </table:table-cell>
          <table:table-cell table:formula="of:=IF(MOD([.FT2];2)*([.FT4]-[.FT6])&gt;0;1;0)" office:value-type="float" office:value="1" calcext:value-type="float">
            <text:p>1</text:p>
          </table:table-cell>
          <table:table-cell table:formula="of:=IF(MOD([.FU2];2)*([.FU4]-[.FU6])&gt;0;1;0)" office:value-type="float" office:value="0" calcext:value-type="float">
            <text:p>0</text:p>
          </table:table-cell>
          <table:table-cell table:formula="of:=IF(MOD([.FV2];2)*([.FV4]-[.FV6])&gt;0;1;0)" office:value-type="float" office:value="1" calcext:value-type="float">
            <text:p>1</text:p>
          </table:table-cell>
          <table:table-cell table:formula="of:=IF(MOD([.FW2];2)*([.FW4]-[.FW6])&gt;0;1;0)" office:value-type="float" office:value="0" calcext:value-type="float">
            <text:p>0</text:p>
          </table:table-cell>
          <table:table-cell table:formula="of:=IF(MOD([.FX2];2)*([.FX4]-[.FX6])&gt;0;1;0)" office:value-type="float" office:value="1" calcext:value-type="float">
            <text:p>1</text:p>
          </table:table-cell>
          <table:table-cell table:formula="of:=IF(MOD([.FY2];2)*([.FY4]-[.FY6])&gt;0;1;0)" office:value-type="float" office:value="0" calcext:value-type="float">
            <text:p>0</text:p>
          </table:table-cell>
          <table:table-cell table:formula="of:=IF(MOD([.FZ2];2)*([.FZ4]-[.FZ6])&gt;0;1;0)" office:value-type="float" office:value="1" calcext:value-type="float">
            <text:p>1</text:p>
          </table:table-cell>
          <table:table-cell table:formula="of:=IF(MOD([.GA2];2)*([.GA4]-[.GA6])&gt;0;1;0)" office:value-type="float" office:value="0" calcext:value-type="float">
            <text:p>0</text:p>
          </table:table-cell>
          <table:table-cell table:formula="of:=IF(MOD([.GB2];2)*([.GB4]-[.GB6])&gt;0;1;0)" office:value-type="float" office:value="1" calcext:value-type="float">
            <text:p>1</text:p>
          </table:table-cell>
          <table:table-cell table:formula="of:=IF(MOD([.GC2];2)*([.GC4]-[.GC6])&gt;0;1;0)" office:value-type="float" office:value="0" calcext:value-type="float">
            <text:p>0</text:p>
          </table:table-cell>
          <table:table-cell table:formula="of:=IF(MOD([.GD2];2)*([.GD4]-[.GD6])&gt;0;1;0)" office:value-type="float" office:value="1" calcext:value-type="float">
            <text:p>1</text:p>
          </table:table-cell>
          <table:table-cell table:formula="of:=IF(MOD([.GE2];2)*([.GE4]-[.GE6])&gt;0;1;0)" office:value-type="float" office:value="0" calcext:value-type="float">
            <text:p>0</text:p>
          </table:table-cell>
          <table:table-cell table:formula="of:=IF(MOD([.GF2];2)*([.GF4]-[.GF6])&gt;0;1;0)" office:value-type="float" office:value="1" calcext:value-type="float">
            <text:p>1</text:p>
          </table:table-cell>
          <table:table-cell table:formula="of:=IF(MOD([.GG2];2)*([.GG4]-[.GG6])&gt;0;1;0)" office:value-type="float" office:value="0" calcext:value-type="float">
            <text:p>0</text:p>
          </table:table-cell>
          <table:table-cell table:formula="of:=IF(MOD([.GH2];2)*([.GH4]-[.GH6])&gt;0;1;0)" office:value-type="float" office:value="1" calcext:value-type="float">
            <text:p>1</text:p>
          </table:table-cell>
          <table:table-cell table:formula="of:=IF(MOD([.GI2];2)*([.GI4]-[.GI6])&gt;0;1;0)" office:value-type="float" office:value="0" calcext:value-type="float">
            <text:p>0</text:p>
          </table:table-cell>
          <table:table-cell table:formula="of:=IF(MOD([.GJ2];2)*([.GJ4]-[.GJ6])&gt;0;1;0)" office:value-type="float" office:value="1" calcext:value-type="float">
            <text:p>1</text:p>
          </table:table-cell>
          <table:table-cell table:formula="of:=IF(MOD([.GK2];2)*([.GK4]-[.GK6])&gt;0;1;0)" office:value-type="float" office:value="0" calcext:value-type="float">
            <text:p>0</text:p>
          </table:table-cell>
          <table:table-cell table:formula="of:=IF(MOD([.GL2];2)*([.GL4]-[.GL6])&gt;0;1;0)" office:value-type="float" office:value="1" calcext:value-type="float">
            <text:p>1</text:p>
          </table:table-cell>
          <table:table-cell table:formula="of:=IF(MOD([.GM2];2)*([.GM4]-[.GM6])&gt;0;1;0)" office:value-type="float" office:value="0" calcext:value-type="float">
            <text:p>0</text:p>
          </table:table-cell>
          <table:table-cell table:formula="of:=IF(MOD([.GN2];2)*([.GN4]-[.GN6])&gt;0;1;0)" office:value-type="float" office:value="1" calcext:value-type="float">
            <text:p>1</text:p>
          </table:table-cell>
          <table:table-cell table:formula="of:=IF(MOD([.GO2];2)*([.GO4]-[.GO6])&gt;0;1;0)" office:value-type="float" office:value="0" calcext:value-type="float">
            <text:p>0</text:p>
          </table:table-cell>
          <table:table-cell table:formula="of:=IF(MOD([.GP2];2)*([.GP4]-[.GP6])&gt;0;1;0)" office:value-type="float" office:value="1" calcext:value-type="float">
            <text:p>1</text:p>
          </table:table-cell>
          <table:table-cell table:formula="of:=IF(MOD([.GQ2];2)*([.GQ4]-[.GQ6])&gt;0;1;0)" office:value-type="float" office:value="0" calcext:value-type="float">
            <text:p>0</text:p>
          </table:table-cell>
          <table:table-cell table:formula="of:=IF(MOD([.GR2];2)*([.GR4]-[.GR6])&gt;0;1;0)" office:value-type="float" office:value="1" calcext:value-type="float">
            <text:p>1</text:p>
          </table:table-cell>
          <table:table-cell table:formula="of:=IF(MOD([.GS2];2)*([.GS4]-[.GS6])&gt;0;1;0)" office:value-type="float" office:value="0" calcext:value-type="float">
            <text:p>0</text:p>
          </table:table-cell>
          <table:table-cell table:formula="of:=IF(MOD([.GT2];2)*([.GT4]-[.GT6])&gt;0;1;0)" office:value-type="float" office:value="1" calcext:value-type="float">
            <text:p>1</text:p>
          </table:table-cell>
          <table:table-cell table:formula="of:=IF(MOD([.GU2];2)*([.GU4]-[.GU6])&gt;0;1;0)" office:value-type="float" office:value="0" calcext:value-type="float">
            <text:p>0</text:p>
          </table:table-cell>
          <table:table-cell table:formula="of:=IF(MOD([.GV2];2)*([.GV4]-[.GV6])&gt;0;1;0)" office:value-type="float" office:value="1" calcext:value-type="float">
            <text:p>1</text:p>
          </table:table-cell>
          <table:table-cell table:formula="of:=IF(MOD([.GW2];2)*([.GW4]-[.GW6])&gt;0;1;0)" office:value-type="float" office:value="0" calcext:value-type="float">
            <text:p>0</text:p>
          </table:table-cell>
          <table:table-cell table:formula="of:=IF(MOD([.GX2];2)*([.GX4]-[.GX6])&gt;0;1;0)" office:value-type="float" office:value="1" calcext:value-type="float">
            <text:p>1</text:p>
          </table:table-cell>
          <table:table-cell table:formula="of:=IF(MOD([.GY2];2)*([.GY4]-[.GY6])&gt;0;1;0)" office:value-type="float" office:value="0" calcext:value-type="float">
            <text:p>0</text:p>
          </table:table-cell>
          <table:table-cell table:formula="of:=IF(MOD([.GZ2];2)*([.GZ4]-[.GZ6])&gt;0;1;0)" office:value-type="float" office:value="1" calcext:value-type="float">
            <text:p>1</text:p>
          </table:table-cell>
          <table:table-cell table:formula="of:=IF(MOD([.HA2];2)*([.HA4]-[.HA6])&gt;0;1;0)" office:value-type="float" office:value="0" calcext:value-type="float">
            <text:p>0</text:p>
          </table:table-cell>
          <table:table-cell table:formula="of:=IF(MOD([.HB2];2)*([.HB4]-[.HB6])&gt;0;1;0)" office:value-type="float" office:value="1" calcext:value-type="float">
            <text:p>1</text:p>
          </table:table-cell>
          <table:table-cell table:formula="of:=IF(MOD([.HC2];2)*([.HC4]-[.HC6])&gt;0;1;0)" office:value-type="float" office:value="0" calcext:value-type="float">
            <text:p>0</text:p>
          </table:table-cell>
          <table:table-cell table:formula="of:=IF(MOD([.HD2];2)*([.HD4]-[.HD6])&gt;0;1;0)" office:value-type="float" office:value="1" calcext:value-type="float">
            <text:p>1</text:p>
          </table:table-cell>
          <table:table-cell table:formula="of:=IF(MOD([.HE2];2)*([.HE4]-[.HE6])&gt;0;1;0)" office:value-type="float" office:value="0" calcext:value-type="float">
            <text:p>0</text:p>
          </table:table-cell>
          <table:table-cell table:formula="of:=IF(MOD([.HF2];2)*([.HF4]-[.HF6])&gt;0;1;0)" office:value-type="float" office:value="1" calcext:value-type="float">
            <text:p>1</text:p>
          </table:table-cell>
          <table:table-cell table:formula="of:=IF(MOD([.HG2];2)*([.HG4]-[.HG6])&gt;0;1;0)" office:value-type="float" office:value="0" calcext:value-type="float">
            <text:p>0</text:p>
          </table:table-cell>
          <table:table-cell table:formula="of:=IF(MOD([.HH2];2)*([.HH4]-[.HH6])&gt;0;1;0)" office:value-type="float" office:value="1" calcext:value-type="float">
            <text:p>1</text:p>
          </table:table-cell>
          <table:table-cell table:formula="of:=IF(MOD([.HI2];2)*([.HI4]-[.HI6])&gt;0;1;0)" office:value-type="float" office:value="0" calcext:value-type="float">
            <text:p>0</text:p>
          </table:table-cell>
          <table:table-cell table:formula="of:=IF(MOD([.HJ2];2)*([.HJ4]-[.HJ6])&gt;0;1;0)" office:value-type="float" office:value="1" calcext:value-type="float">
            <text:p>1</text:p>
          </table:table-cell>
          <table:table-cell table:formula="of:=IF(MOD([.HK2];2)*([.HK4]-[.HK6])&gt;0;1;0)" office:value-type="float" office:value="0" calcext:value-type="float">
            <text:p>0</text:p>
          </table:table-cell>
          <table:table-cell table:formula="of:=IF(MOD([.HL2];2)*([.HL4]-[.HL6])&gt;0;1;0)" office:value-type="float" office:value="1" calcext:value-type="float">
            <text:p>1</text:p>
          </table:table-cell>
          <table:table-cell table:formula="of:=IF(MOD([.HM2];2)*([.HM4]-[.HM6])&gt;0;1;0)" office:value-type="float" office:value="0" calcext:value-type="float">
            <text:p>0</text:p>
          </table:table-cell>
          <table:table-cell table:formula="of:=IF(MOD([.HN2];2)*([.HN4]-[.HN6])&gt;0;1;0)" office:value-type="float" office:value="1" calcext:value-type="float">
            <text:p>1</text:p>
          </table:table-cell>
          <table:table-cell table:formula="of:=IF(MOD([.HO2];2)*([.HO4]-[.HO6])&gt;0;1;0)" office:value-type="float" office:value="0" calcext:value-type="float">
            <text:p>0</text:p>
          </table:table-cell>
          <table:table-cell table:formula="of:=IF(MOD([.HP2];2)*([.HP4]-[.HP6])&gt;0;1;0)" office:value-type="float" office:value="1" calcext:value-type="float">
            <text:p>1</text:p>
          </table:table-cell>
          <table:table-cell table:formula="of:=IF(MOD([.HQ2];2)*([.HQ4]-[.HQ6])&gt;0;1;0)" office:value-type="float" office:value="0" calcext:value-type="float">
            <text:p>0</text:p>
          </table:table-cell>
          <table:table-cell table:formula="of:=IF(MOD([.HR2];2)*([.HR4]-[.HR6])&gt;0;1;0)" office:value-type="float" office:value="1" calcext:value-type="float">
            <text:p>1</text:p>
          </table:table-cell>
          <table:table-cell table:formula="of:=IF(MOD([.HS2];2)*([.HS4]-[.HS6])&gt;0;1;0)" office:value-type="float" office:value="0" calcext:value-type="float">
            <text:p>0</text:p>
          </table:table-cell>
          <table:table-cell table:formula="of:=IF(MOD([.HT2];2)*([.HT4]-[.HT6])&gt;0;1;0)" office:value-type="float" office:value="1" calcext:value-type="float">
            <text:p>1</text:p>
          </table:table-cell>
          <table:table-cell table:formula="of:=IF(MOD([.HU2];2)*([.HU4]-[.HU6])&gt;0;1;0)" office:value-type="float" office:value="0" calcext:value-type="float">
            <text:p>0</text:p>
          </table:table-cell>
          <table:table-cell table:formula="of:=IF(MOD([.HV2];2)*([.HV4]-[.HV6])&gt;0;1;0)" office:value-type="float" office:value="1" calcext:value-type="float">
            <text:p>1</text:p>
          </table:table-cell>
          <table:table-cell table:formula="of:=IF(MOD([.HW2];2)*([.HW4]-[.HW6])&gt;0;1;0)" office:value-type="float" office:value="0" calcext:value-type="float">
            <text:p>0</text:p>
          </table:table-cell>
          <table:table-cell table:formula="of:=IF(MOD([.HX2];2)*([.HX4]-[.HX6])&gt;0;1;0)" office:value-type="float" office:value="1" calcext:value-type="float">
            <text:p>1</text:p>
          </table:table-cell>
          <table:table-cell table:formula="of:=IF(MOD([.HY2];2)*([.HY4]-[.HY6])&gt;0;1;0)" office:value-type="float" office:value="0" calcext:value-type="float">
            <text:p>0</text:p>
          </table:table-cell>
          <table:table-cell table:formula="of:=IF(MOD([.HZ2];2)*([.HZ4]-[.HZ6])&gt;0;1;0)" office:value-type="float" office:value="1" calcext:value-type="float">
            <text:p>1</text:p>
          </table:table-cell>
          <table:table-cell table:formula="of:=IF(MOD([.IA2];2)*([.IA4]-[.IA6])&gt;0;1;0)" office:value-type="float" office:value="0" calcext:value-type="float">
            <text:p>0</text:p>
          </table:table-cell>
          <table:table-cell table:formula="of:=IF(MOD([.IB2];2)*([.IB4]-[.IB6])&gt;0;1;0)" office:value-type="float" office:value="1" calcext:value-type="float">
            <text:p>1</text:p>
          </table:table-cell>
          <table:table-cell table:formula="of:=IF(MOD([.IC2];2)*([.IC4]-[.IC6])&gt;0;1;0)" office:value-type="float" office:value="0" calcext:value-type="float">
            <text:p>0</text:p>
          </table:table-cell>
          <table:table-cell table:formula="of:=IF(MOD([.ID2];2)*([.ID4]-[.ID6])&gt;0;1;0)" office:value-type="float" office:value="1" calcext:value-type="float">
            <text:p>1</text:p>
          </table:table-cell>
          <table:table-cell table:formula="of:=IF(MOD([.IE2];2)*([.IE4]-[.IE6])&gt;0;1;0)" office:value-type="float" office:value="0" calcext:value-type="float">
            <text:p>0</text:p>
          </table:table-cell>
          <table:table-cell table:formula="of:=IF(MOD([.IF2];2)*([.IF4]-[.IF6])&gt;0;1;0)" office:value-type="float" office:value="1" calcext:value-type="float">
            <text:p>1</text:p>
          </table:table-cell>
          <table:table-cell table:formula="of:=IF(MOD([.IG2];2)*([.IG4]-[.IG6])&gt;0;1;0)" office:value-type="float" office:value="0" calcext:value-type="float">
            <text:p>0</text:p>
          </table:table-cell>
          <table:table-cell table:formula="of:=IF(MOD([.IH2];2)*([.IH4]-[.IH6])&gt;0;1;0)" office:value-type="float" office:value="1" calcext:value-type="float">
            <text:p>1</text:p>
          </table:table-cell>
          <table:table-cell table:formula="of:=IF(MOD([.II2];2)*([.II4]-[.II6])&gt;0;1;0)" office:value-type="float" office:value="0" calcext:value-type="float">
            <text:p>0</text:p>
          </table:table-cell>
          <table:table-cell table:formula="of:=IF(MOD([.IJ2];2)*([.IJ4]-[.IJ6])&gt;0;1;0)" office:value-type="float" office:value="1" calcext:value-type="float">
            <text:p>1</text:p>
          </table:table-cell>
          <table:table-cell table:formula="of:=IF(MOD([.IK2];2)*([.IK4]-[.IK6])&gt;0;1;0)" office:value-type="float" office:value="0" calcext:value-type="float">
            <text:p>0</text:p>
          </table:table-cell>
          <table:table-cell table:formula="of:=IF(MOD([.IL2];2)*([.IL4]-[.IL6])&gt;0;1;0)" office:value-type="float" office:value="1" calcext:value-type="float">
            <text:p>1</text:p>
          </table:table-cell>
          <table:table-cell table:formula="of:=IF(MOD([.IM2];2)*([.IM4]-[.IM6])&gt;0;1;0)" office:value-type="float" office:value="0" calcext:value-type="float">
            <text:p>0</text:p>
          </table:table-cell>
          <table:table-cell table:formula="of:=IF(MOD([.IN2];2)*([.IN4]-[.IN6])&gt;0;1;0)" office:value-type="float" office:value="1" calcext:value-type="float">
            <text:p>1</text:p>
          </table:table-cell>
          <table:table-cell table:formula="of:=IF(MOD([.IO2];2)*([.IO4]-[.IO6])&gt;0;1;0)" office:value-type="float" office:value="0" calcext:value-type="float">
            <text:p>0</text:p>
          </table:table-cell>
          <table:table-cell table:formula="of:=IF(MOD([.IP2];2)*([.IP4]-[.IP6])&gt;0;1;0)" office:value-type="float" office:value="1" calcext:value-type="float">
            <text:p>1</text:p>
          </table:table-cell>
          <table:table-cell table:formula="of:=IF(MOD([.IQ2];2)*([.IQ4]-[.IQ6])&gt;0;1;0)" office:value-type="float" office:value="0" calcext:value-type="float">
            <text:p>0</text:p>
          </table:table-cell>
          <table:table-cell table:formula="of:=IF(MOD([.IR2];2)*([.IR4]-[.IR6])&gt;0;1;0)" office:value-type="float" office:value="1" calcext:value-type="float">
            <text:p>1</text:p>
          </table:table-cell>
          <table:table-cell table:formula="of:=IF(MOD([.IS2];2)*([.IS4]-[.IS6])&gt;0;1;0)" office:value-type="float" office:value="0" calcext:value-type="float">
            <text:p>0</text:p>
          </table:table-cell>
          <table:table-cell table:formula="of:=IF(MOD([.IT2];2)*([.IT4]-[.IT6])&gt;0;1;0)" office:value-type="float" office:value="1" calcext:value-type="float">
            <text:p>1</text:p>
          </table:table-cell>
          <table:table-cell table:formula="of:=IF(MOD([.IU2];2)*([.IU4]-[.IU6])&gt;0;1;0)" office:value-type="float" office:value="0" calcext:value-type="float">
            <text:p>0</text:p>
          </table:table-cell>
          <table:table-cell table:formula="of:=IF(MOD([.IV2];2)*([.IV4]-[.IV6])&gt;0;1;0)" office:value-type="float" office:value="1" calcext:value-type="float">
            <text:p>1</text:p>
          </table:table-cell>
          <table:table-cell table:formula="of:=IF(MOD([.IW2];2)*([.IW4]-[.IW6])&gt;0;1;0)" office:value-type="float" office:value="0" calcext:value-type="float">
            <text:p>0</text:p>
          </table:table-cell>
          <table:table-cell table:formula="of:=IF(MOD([.IX2];2)*([.IX4]-[.IX6])&gt;0;1;0)" office:value-type="float" office:value="1" calcext:value-type="float">
            <text:p>1</text:p>
          </table:table-cell>
          <table:table-cell table:formula="of:=IF(MOD([.IY2];2)*([.IY4]-[.IY6])&gt;0;1;0)" office:value-type="float" office:value="0" calcext:value-type="float">
            <text:p>0</text:p>
          </table:table-cell>
          <table:table-cell table:formula="of:=IF(MOD([.IZ2];2)*([.IZ4]-[.IZ6])&gt;0;1;0)" office:value-type="float" office:value="1" calcext:value-type="float">
            <text:p>1</text:p>
          </table:table-cell>
          <table:table-cell table:formula="of:=IF(MOD([.JA2];2)*([.JA4]-[.JA6])&gt;0;1;0)" office:value-type="float" office:value="0" calcext:value-type="float">
            <text:p>0</text:p>
          </table:table-cell>
          <table:table-cell table:formula="of:=IF(MOD([.JB2];2)*([.JB4]-[.JB6])&gt;0;1;0)" office:value-type="float" office:value="1" calcext:value-type="float">
            <text:p>1</text:p>
          </table:table-cell>
          <table:table-cell table:formula="of:=IF(MOD([.JC2];2)*([.JC4]-[.JC6])&gt;0;1;0)" office:value-type="float" office:value="0" calcext:value-type="float">
            <text:p>0</text:p>
          </table:table-cell>
          <table:table-cell table:formula="of:=IF(MOD([.JD2];2)*([.JD4]-[.JD6])&gt;0;1;0)" office:value-type="float" office:value="1" calcext:value-type="float">
            <text:p>1</text:p>
          </table:table-cell>
          <table:table-cell table:formula="of:=IF(MOD([.JE2];2)*([.JE4]-[.JE6])&gt;0;1;0)" office:value-type="float" office:value="0" calcext:value-type="float">
            <text:p>0</text:p>
          </table:table-cell>
          <table:table-cell table:formula="of:=IF(MOD([.JF2];2)*([.JF4]-[.JF6])&gt;0;1;0)" office:value-type="float" office:value="1" calcext:value-type="float">
            <text:p>1</text:p>
          </table:table-cell>
          <table:table-cell table:formula="of:=IF(MOD([.JG2];2)*([.JG4]-[.JG6])&gt;0;1;0)" office:value-type="float" office:value="0" calcext:value-type="float">
            <text:p>0</text:p>
          </table:table-cell>
          <table:table-cell table:formula="of:=IF(MOD([.JH2];2)*([.JH4]-[.JH6])&gt;0;1;0)" office:value-type="float" office:value="1" calcext:value-type="float">
            <text:p>1</text:p>
          </table:table-cell>
          <table:table-cell table:formula="of:=IF(MOD([.JI2];2)*([.JI4]-[.JI6])&gt;0;1;0)" office:value-type="float" office:value="0" calcext:value-type="float">
            <text:p>0</text:p>
          </table:table-cell>
          <table:table-cell table:formula="of:=IF(MOD([.JJ2];2)*([.JJ4]-[.JJ6])&gt;0;1;0)" office:value-type="float" office:value="1" calcext:value-type="float">
            <text:p>1</text:p>
          </table:table-cell>
          <table:table-cell table:formula="of:=IF(MOD([.JK2];2)*([.JK4]-[.JK6])&gt;0;1;0)" office:value-type="float" office:value="0" calcext:value-type="float">
            <text:p>0</text:p>
          </table:table-cell>
          <table:table-cell table:formula="of:=IF(MOD([.JL2];2)*([.JL4]-[.JL6])&gt;0;1;0)" office:value-type="float" office:value="1" calcext:value-type="float">
            <text:p>1</text:p>
          </table:table-cell>
          <table:table-cell table:formula="of:=IF(MOD([.JM2];2)*([.JM4]-[.JM6])&gt;0;1;0)" office:value-type="float" office:value="0" calcext:value-type="float">
            <text:p>0</text:p>
          </table:table-cell>
          <table:table-cell table:formula="of:=IF(MOD([.JN2];2)*([.JN4]-[.JN6])&gt;0;1;0)" office:value-type="float" office:value="1" calcext:value-type="float">
            <text:p>1</text:p>
          </table:table-cell>
          <table:table-cell table:formula="of:=IF(MOD([.JO2];2)*([.JO4]-[.JO6])&gt;0;1;0)" office:value-type="float" office:value="0" calcext:value-type="float">
            <text:p>0</text:p>
          </table:table-cell>
          <table:table-cell table:formula="of:=IF(MOD([.JP2];2)*([.JP4]-[.JP6])&gt;0;1;0)" office:value-type="float" office:value="1" calcext:value-type="float">
            <text:p>1</text:p>
          </table:table-cell>
          <table:table-cell table:formula="of:=IF(MOD([.JQ2];2)*([.JQ4]-[.JQ6])&gt;0;1;0)" office:value-type="float" office:value="0" calcext:value-type="float">
            <text:p>0</text:p>
          </table:table-cell>
          <table:table-cell table:formula="of:=IF(MOD([.JR2];2)*([.JR4]-[.JR6])&gt;0;1;0)" office:value-type="float" office:value="1" calcext:value-type="float">
            <text:p>1</text:p>
          </table:table-cell>
          <table:table-cell table:formula="of:=IF(MOD([.JS2];2)*([.JS4]-[.JS6])&gt;0;1;0)" office:value-type="float" office:value="0" calcext:value-type="float">
            <text:p>0</text:p>
          </table:table-cell>
          <table:table-cell table:formula="of:=IF(MOD([.JT2];2)*([.JT4]-[.JT6])&gt;0;1;0)" office:value-type="float" office:value="1" calcext:value-type="float">
            <text:p>1</text:p>
          </table:table-cell>
          <table:table-cell table:formula="of:=IF(MOD([.JU2];2)*([.JU4]-[.JU6])&gt;0;1;0)" office:value-type="float" office:value="0" calcext:value-type="float">
            <text:p>0</text:p>
          </table:table-cell>
          <table:table-cell table:formula="of:=IF(MOD([.JV2];2)*([.JV4]-[.JV6])&gt;0;1;0)" office:value-type="float" office:value="1" calcext:value-type="float">
            <text:p>1</text:p>
          </table:table-cell>
          <table:table-cell table:formula="of:=IF(MOD([.JW2];2)*([.JW4]-[.JW6])&gt;0;1;0)" office:value-type="float" office:value="0" calcext:value-type="float">
            <text:p>0</text:p>
          </table:table-cell>
          <table:table-cell table:formula="of:=IF(MOD([.JX2];2)*([.JX4]-[.JX6])&gt;0;1;0)" office:value-type="float" office:value="1" calcext:value-type="float">
            <text:p>1</text:p>
          </table:table-cell>
          <table:table-cell table:formula="of:=IF(MOD([.JY2];2)*([.JY4]-[.JY6])&gt;0;1;0)" office:value-type="float" office:value="0" calcext:value-type="float">
            <text:p>0</text:p>
          </table:table-cell>
          <table:table-cell table:formula="of:=IF(MOD([.JZ2];2)*([.JZ4]-[.JZ6])&gt;0;1;0)" office:value-type="float" office:value="1" calcext:value-type="float">
            <text:p>1</text:p>
          </table:table-cell>
          <table:table-cell table:formula="of:=IF(MOD([.KA2];2)*([.KA4]-[.KA6])&gt;0;1;0)" office:value-type="float" office:value="0" calcext:value-type="float">
            <text:p>0</text:p>
          </table:table-cell>
          <table:table-cell table:formula="of:=IF(MOD([.KB2];2)*([.KB4]-[.KB6])&gt;0;1;0)" office:value-type="float" office:value="1" calcext:value-type="float">
            <text:p>1</text:p>
          </table:table-cell>
          <table:table-cell table:formula="of:=IF(MOD([.KC2];2)*([.KC4]-[.KC6])&gt;0;1;0)" office:value-type="float" office:value="0" calcext:value-type="float">
            <text:p>0</text:p>
          </table:table-cell>
          <table:table-cell table:formula="of:=IF(MOD([.KD2];2)*([.KD4]-[.KD6])&gt;0;1;0)" office:value-type="float" office:value="1" calcext:value-type="float">
            <text:p>1</text:p>
          </table:table-cell>
          <table:table-cell table:formula="of:=IF(MOD([.KE2];2)*([.KE4]-[.KE6])&gt;0;1;0)" office:value-type="float" office:value="0" calcext:value-type="float">
            <text:p>0</text:p>
          </table:table-cell>
          <table:table-cell table:formula="of:=IF(MOD([.KF2];2)*([.KF4]-[.KF6])&gt;0;1;0)" office:value-type="float" office:value="1" calcext:value-type="float">
            <text:p>1</text:p>
          </table:table-cell>
          <table:table-cell table:formula="of:=IF(MOD([.KG2];2)*([.KG4]-[.KG6])&gt;0;1;0)" office:value-type="float" office:value="0" calcext:value-type="float">
            <text:p>0</text:p>
          </table:table-cell>
          <table:table-cell table:formula="of:=IF(MOD([.KH2];2)*([.KH4]-[.KH6])&gt;0;1;0)" office:value-type="float" office:value="1" calcext:value-type="float">
            <text:p>1</text:p>
          </table:table-cell>
          <table:table-cell table:formula="of:=IF(MOD([.KI2];2)*([.KI4]-[.KI6])&gt;0;1;0)" office:value-type="float" office:value="0" calcext:value-type="float">
            <text:p>0</text:p>
          </table:table-cell>
          <table:table-cell table:formula="of:=IF(MOD([.KJ2];2)*([.KJ4]-[.KJ6])&gt;0;1;0)" office:value-type="float" office:value="1" calcext:value-type="float">
            <text:p>1</text:p>
          </table:table-cell>
          <table:table-cell table:formula="of:=IF(MOD([.KK2];2)*([.KK4]-[.KK6])&gt;0;1;0)" office:value-type="float" office:value="0" calcext:value-type="float">
            <text:p>0</text:p>
          </table:table-cell>
          <table:table-cell table:formula="of:=IF(MOD([.KL2];2)*([.KL4]-[.KL6])&gt;0;1;0)" office:value-type="float" office:value="1" calcext:value-type="float">
            <text:p>1</text:p>
          </table:table-cell>
          <table:table-cell table:formula="of:=IF(MOD([.KM2];2)*([.KM4]-[.KM6])&gt;0;1;0)" office:value-type="float" office:value="0" calcext:value-type="float">
            <text:p>0</text:p>
          </table:table-cell>
          <table:table-cell table:formula="of:=IF(MOD([.KN2];2)*([.KN4]-[.KN6])&gt;0;1;0)" office:value-type="float" office:value="1" calcext:value-type="float">
            <text:p>1</text:p>
          </table:table-cell>
          <table:table-cell table:formula="of:=IF(MOD([.KO2];2)*([.KO4]-[.KO6])&gt;0;1;0)" office:value-type="float" office:value="0" calcext:value-type="float">
            <text:p>0</text:p>
          </table:table-cell>
          <table:table-cell table:formula="of:=IF(MOD([.KP2];2)*([.KP4]-[.KP6])&gt;0;1;0)" office:value-type="float" office:value="1" calcext:value-type="float">
            <text:p>1</text:p>
          </table:table-cell>
          <table:table-cell table:formula="of:=IF(MOD([.KQ2];2)*([.KQ4]-[.KQ6])&gt;0;1;0)" office:value-type="float" office:value="0" calcext:value-type="float">
            <text:p>0</text:p>
          </table:table-cell>
          <table:table-cell table:formula="of:=IF(MOD([.KR2];2)*([.KR4]-[.KR6])&gt;0;1;0)" office:value-type="float" office:value="1" calcext:value-type="float">
            <text:p>1</text:p>
          </table:table-cell>
          <table:table-cell table:formula="of:=IF(MOD([.KS2];2)*([.KS4]-[.KS6])&gt;0;1;0)" office:value-type="float" office:value="0" calcext:value-type="float">
            <text:p>0</text:p>
          </table:table-cell>
          <table:table-cell table:formula="of:=IF(MOD([.KT2];2)*([.KT4]-[.KT6])&gt;0;1;0)" office:value-type="float" office:value="1" calcext:value-type="float">
            <text:p>1</text:p>
          </table:table-cell>
          <table:table-cell table:formula="of:=IF(MOD([.KU2];2)*([.KU4]-[.KU6])&gt;0;1;0)" office:value-type="float" office:value="0" calcext:value-type="float">
            <text:p>0</text:p>
          </table:table-cell>
          <table:table-cell table:formula="of:=IF(MOD([.KV2];2)*([.KV4]-[.KV6])&gt;0;1;0)" office:value-type="float" office:value="1" calcext:value-type="float">
            <text:p>1</text:p>
          </table:table-cell>
          <table:table-cell table:formula="of:=IF(MOD([.KW2];2)*([.KW4]-[.KW6])&gt;0;1;0)" office:value-type="float" office:value="0" calcext:value-type="float">
            <text:p>0</text:p>
          </table:table-cell>
          <table:table-cell table:formula="of:=IF(MOD([.KX2];2)*([.KX4]-[.KX6])&gt;0;1;0)" office:value-type="float" office:value="1" calcext:value-type="float">
            <text:p>1</text:p>
          </table:table-cell>
          <table:table-cell table:formula="of:=IF(MOD([.KY2];2)*([.KY4]-[.KY6])&gt;0;1;0)" office:value-type="float" office:value="0" calcext:value-type="float">
            <text:p>0</text:p>
          </table:table-cell>
          <table:table-cell table:formula="of:=IF(MOD([.KZ2];2)*([.KZ4]-[.KZ6])&gt;0;1;0)" office:value-type="float" office:value="1" calcext:value-type="float">
            <text:p>1</text:p>
          </table:table-cell>
          <table:table-cell table:formula="of:=IF(MOD([.LA2];2)*([.LA4]-[.LA6])&gt;0;1;0)" office:value-type="float" office:value="0" calcext:value-type="float">
            <text:p>0</text:p>
          </table:table-cell>
          <table:table-cell table:formula="of:=IF(MOD([.LB2];2)*([.LB4]-[.LB6])&gt;0;1;0)" office:value-type="float" office:value="1" calcext:value-type="float">
            <text:p>1</text:p>
          </table:table-cell>
          <table:table-cell table:formula="of:=IF(MOD([.LC2];2)*([.LC4]-[.LC6])&gt;0;1;0)" office:value-type="float" office:value="0" calcext:value-type="float">
            <text:p>0</text:p>
          </table:table-cell>
          <table:table-cell table:formula="of:=IF(MOD([.LD2];2)*([.LD4]-[.LD6])&gt;0;1;0)" office:value-type="float" office:value="1" calcext:value-type="float">
            <text:p>1</text:p>
          </table:table-cell>
          <table:table-cell table:formula="of:=IF(MOD([.LE2];2)*([.LE4]-[.LE6])&gt;0;1;0)" office:value-type="float" office:value="0" calcext:value-type="float">
            <text:p>0</text:p>
          </table:table-cell>
          <table:table-cell table:formula="of:=IF(MOD([.LF2];2)*([.LF4]-[.LF6])&gt;0;1;0)" office:value-type="float" office:value="1" calcext:value-type="float">
            <text:p>1</text:p>
          </table:table-cell>
          <table:table-cell table:formula="of:=IF(MOD([.LG2];2)*([.LG4]-[.LG6])&gt;0;1;0)" office:value-type="float" office:value="0" calcext:value-type="float">
            <text:p>0</text:p>
          </table:table-cell>
          <table:table-cell table:formula="of:=IF(MOD([.LH2];2)*([.LH4]-[.LH6])&gt;0;1;0)" office:value-type="float" office:value="1" calcext:value-type="float">
            <text:p>1</text:p>
          </table:table-cell>
          <table:table-cell table:formula="of:=IF(MOD([.LI2];2)*([.LI4]-[.LI6])&gt;0;1;0)" office:value-type="float" office:value="0" calcext:value-type="float">
            <text:p>0</text:p>
          </table:table-cell>
          <table:table-cell table:formula="of:=IF(MOD([.LJ2];2)*([.LJ4]-[.LJ6])&gt;0;1;0)" office:value-type="float" office:value="1" calcext:value-type="float">
            <text:p>1</text:p>
          </table:table-cell>
          <table:table-cell table:formula="of:=IF(MOD([.LK2];2)*([.LK4]-[.LK6])&gt;0;1;0)" office:value-type="float" office:value="0" calcext:value-type="float">
            <text:p>0</text:p>
          </table:table-cell>
          <table:table-cell table:formula="of:=IF(MOD([.LL2];2)*([.LL4]-[.LL6])&gt;0;1;0)" office:value-type="float" office:value="1" calcext:value-type="float">
            <text:p>1</text:p>
          </table:table-cell>
          <table:table-cell table:formula="of:=IF(MOD([.LM2];2)*([.LM4]-[.LM6])&gt;0;1;0)" office:value-type="float" office:value="0" calcext:value-type="float">
            <text:p>0</text:p>
          </table:table-cell>
          <table:table-cell table:formula="of:=IF(MOD([.LN2];2)*([.LN4]-[.LN6])&gt;0;1;0)" office:value-type="float" office:value="1" calcext:value-type="float">
            <text:p>1</text:p>
          </table:table-cell>
          <table:table-cell table:formula="of:=IF(MOD([.LO2];2)*([.LO4]-[.LO6])&gt;0;1;0)" office:value-type="float" office:value="0" calcext:value-type="float">
            <text:p>0</text:p>
          </table:table-cell>
          <table:table-cell table:formula="of:=IF(MOD([.LP2];2)*([.LP4]-[.LP6])&gt;0;1;0)" office:value-type="float" office:value="1" calcext:value-type="float">
            <text:p>1</text:p>
          </table:table-cell>
          <table:table-cell table:formula="of:=IF(MOD([.LQ2];2)*([.LQ4]-[.LQ6])&gt;0;1;0)" office:value-type="float" office:value="0" calcext:value-type="float">
            <text:p>0</text:p>
          </table:table-cell>
          <table:table-cell table:formula="of:=IF(MOD([.LR2];2)*([.LR4]-[.LR6])&gt;0;1;0)" office:value-type="float" office:value="1" calcext:value-type="float">
            <text:p>1</text:p>
          </table:table-cell>
          <table:table-cell table:formula="of:=IF(MOD([.LS2];2)*([.LS4]-[.LS6])&gt;0;1;0)" office:value-type="float" office:value="0" calcext:value-type="float">
            <text:p>0</text:p>
          </table:table-cell>
          <table:table-cell table:formula="of:=IF(MOD([.LT2];2)*([.LT4]-[.LT6])&gt;0;1;0)" office:value-type="float" office:value="1" calcext:value-type="float">
            <text:p>1</text:p>
          </table:table-cell>
          <table:table-cell table:formula="of:=IF(MOD([.LU2];2)*([.LU4]-[.LU6])&gt;0;1;0)" office:value-type="float" office:value="0" calcext:value-type="float">
            <text:p>0</text:p>
          </table:table-cell>
          <table:table-cell table:formula="of:=IF(MOD([.LV2];2)*([.LV4]-[.LV6])&gt;0;1;0)" office:value-type="float" office:value="1" calcext:value-type="float">
            <text:p>1</text:p>
          </table:table-cell>
          <table:table-cell table:formula="of:=IF(MOD([.LW2];2)*([.LW4]-[.LW6])&gt;0;1;0)" office:value-type="float" office:value="0" calcext:value-type="float">
            <text:p>0</text:p>
          </table:table-cell>
          <table:table-cell table:formula="of:=IF(MOD([.LX2];2)*([.LX4]-[.LX6])&gt;0;1;0)" office:value-type="float" office:value="1" calcext:value-type="float">
            <text:p>1</text:p>
          </table:table-cell>
          <table:table-cell table:formula="of:=IF(MOD([.LY2];2)*([.LY4]-[.LY6])&gt;0;1;0)" office:value-type="float" office:value="0" calcext:value-type="float">
            <text:p>0</text:p>
          </table:table-cell>
          <table:table-cell table:formula="of:=IF(MOD([.LZ2];2)*([.LZ4]-[.LZ6])&gt;0;1;0)" office:value-type="float" office:value="1" calcext:value-type="float">
            <text:p>1</text:p>
          </table:table-cell>
          <table:table-cell table:formula="of:=IF(MOD([.MA2];2)*([.MA4]-[.MA6])&gt;0;1;0)" office:value-type="float" office:value="0" calcext:value-type="float">
            <text:p>0</text:p>
          </table:table-cell>
          <table:table-cell table:formula="of:=IF(MOD([.MB2];2)*([.MB4]-[.MB6])&gt;0;1;0)" office:value-type="float" office:value="1" calcext:value-type="float">
            <text:p>1</text:p>
          </table:table-cell>
          <table:table-cell table:formula="of:=IF(MOD([.MC2];2)*([.MC4]-[.MC6])&gt;0;1;0)" office:value-type="float" office:value="0" calcext:value-type="float">
            <text:p>0</text:p>
          </table:table-cell>
          <table:table-cell table:formula="of:=IF(MOD([.MD2];2)*([.MD4]-[.MD6])&gt;0;1;0)" office:value-type="float" office:value="1" calcext:value-type="float">
            <text:p>1</text:p>
          </table:table-cell>
          <table:table-cell table:formula="of:=IF(MOD([.ME2];2)*([.ME4]-[.ME6])&gt;0;1;0)" office:value-type="float" office:value="0" calcext:value-type="float">
            <text:p>0</text:p>
          </table:table-cell>
          <table:table-cell table:formula="of:=IF(MOD([.MF2];2)*([.MF4]-[.MF6])&gt;0;1;0)" office:value-type="float" office:value="1" calcext:value-type="float">
            <text:p>1</text:p>
          </table:table-cell>
          <table:table-cell table:formula="of:=IF(MOD([.MG2];2)*([.MG4]-[.MG6])&gt;0;1;0)" office:value-type="float" office:value="0" calcext:value-type="float">
            <text:p>0</text:p>
          </table:table-cell>
          <table:table-cell table:formula="of:=IF(MOD([.MH2];2)*([.MH4]-[.MH6])&gt;0;1;0)" office:value-type="float" office:value="1" calcext:value-type="float">
            <text:p>1</text:p>
          </table:table-cell>
          <table:table-cell table:formula="of:=IF(MOD([.MI2];2)*([.MI4]-[.MI6])&gt;0;1;0)" office:value-type="float" office:value="0" calcext:value-type="float">
            <text:p>0</text:p>
          </table:table-cell>
          <table:table-cell table:formula="of:=IF(MOD([.MJ2];2)*([.MJ4]-[.MJ6])&gt;0;1;0)" office:value-type="float" office:value="1" calcext:value-type="float">
            <text:p>1</text:p>
          </table:table-cell>
          <table:table-cell table:formula="of:=IF(MOD([.MK2];2)*([.MK4]-[.MK6])&gt;0;1;0)" office:value-type="float" office:value="0" calcext:value-type="float">
            <text:p>0</text:p>
          </table:table-cell>
          <table:table-cell table:formula="of:=IF(MOD([.ML2];2)*([.ML4]-[.ML6])&gt;0;1;0)" office:value-type="float" office:value="1" calcext:value-type="float">
            <text:p>1</text:p>
          </table:table-cell>
          <table:table-cell table:formula="of:=IF(MOD([.MM2];2)*([.MM4]-[.MM6])&gt;0;1;0)" office:value-type="float" office:value="0" calcext:value-type="float">
            <text:p>0</text:p>
          </table:table-cell>
          <table:table-cell table:formula="of:=IF(MOD([.MN2];2)*([.MN4]-[.MN6])&gt;0;1;0)" office:value-type="float" office:value="1" calcext:value-type="float">
            <text:p>1</text:p>
          </table:table-cell>
          <table:table-cell table:formula="of:=IF(MOD([.MO2];2)*([.MO4]-[.MO6])&gt;0;1;0)" office:value-type="float" office:value="0" calcext:value-type="float">
            <text:p>0</text:p>
          </table:table-cell>
          <table:table-cell table:formula="of:=IF(MOD([.MP2];2)*([.MP4]-[.MP6])&gt;0;1;0)" office:value-type="float" office:value="1" calcext:value-type="float">
            <text:p>1</text:p>
          </table:table-cell>
          <table:table-cell table:formula="of:=IF(MOD([.MQ2];2)*([.MQ4]-[.MQ6])&gt;0;1;0)" office:value-type="float" office:value="0" calcext:value-type="float">
            <text:p>0</text:p>
          </table:table-cell>
          <table:table-cell table:formula="of:=IF(MOD([.MR2];2)*([.MR4]-[.MR6])&gt;0;1;0)" office:value-type="float" office:value="1" calcext:value-type="float">
            <text:p>1</text:p>
          </table:table-cell>
          <table:table-cell table:formula="of:=IF(MOD([.MS2];2)*([.MS4]-[.MS6])&gt;0;1;0)" office:value-type="float" office:value="0" calcext:value-type="float">
            <text:p>0</text:p>
          </table:table-cell>
          <table:table-cell table:formula="of:=IF(MOD([.MT2];2)*([.MT4]-[.MT6])&gt;0;1;0)" office:value-type="float" office:value="1" calcext:value-type="float">
            <text:p>1</text:p>
          </table:table-cell>
          <table:table-cell table:formula="of:=IF(MOD([.MU2];2)*([.MU4]-[.MU6])&gt;0;1;0)" office:value-type="float" office:value="0" calcext:value-type="float">
            <text:p>0</text:p>
          </table:table-cell>
          <table:table-cell table:formula="of:=IF(MOD([.MV2];2)*([.MV4]-[.MV6])&gt;0;1;0)" office:value-type="float" office:value="1" calcext:value-type="float">
            <text:p>1</text:p>
          </table:table-cell>
          <table:table-cell table:formula="of:=IF(MOD([.MW2];2)*([.MW4]-[.MW6])&gt;0;1;0)" office:value-type="float" office:value="0" calcext:value-type="float">
            <text:p>0</text:p>
          </table:table-cell>
          <table:table-cell table:formula="of:=IF(MOD([.MX2];2)*([.MX4]-[.MX6])&gt;0;1;0)" office:value-type="float" office:value="1" calcext:value-type="float">
            <text:p>1</text:p>
          </table:table-cell>
          <table:table-cell table:formula="of:=IF(MOD([.MY2];2)*([.MY4]-[.MY6])&gt;0;1;0)" office:value-type="float" office:value="0" calcext:value-type="float">
            <text:p>0</text:p>
          </table:table-cell>
          <table:table-cell table:formula="of:=IF(MOD([.MZ2];2)*([.MZ4]-[.MZ6])&gt;0;1;0)" office:value-type="float" office:value="1" calcext:value-type="float">
            <text:p>1</text:p>
          </table:table-cell>
          <table:table-cell table:formula="of:=IF(MOD([.NA2];2)*([.NA4]-[.NA6])&gt;0;1;0)" office:value-type="float" office:value="0" calcext:value-type="float">
            <text:p>0</text:p>
          </table:table-cell>
          <table:table-cell table:formula="of:=IF(MOD([.NB2];2)*([.NB4]-[.NB6])&gt;0;1;0)" office:value-type="float" office:value="1" calcext:value-type="float">
            <text:p>1</text:p>
          </table:table-cell>
          <table:table-cell table:formula="of:=IF(MOD([.NC2];2)*([.NC4]-[.NC6])&gt;0;1;0)" office:value-type="float" office:value="0" calcext:value-type="float">
            <text:p>0</text:p>
          </table:table-cell>
          <table:table-cell table:formula="of:=IF(MOD([.ND2];2)*([.ND4]-[.ND6])&gt;0;1;0)" office:value-type="float" office:value="1" calcext:value-type="float">
            <text:p>1</text:p>
          </table:table-cell>
          <table:table-cell table:formula="of:=IF(MOD([.NE2];2)*([.NE4]-[.NE6])&gt;0;1;0)" office:value-type="float" office:value="0" calcext:value-type="float">
            <text:p>0</text:p>
          </table:table-cell>
          <table:table-cell table:formula="of:=IF(MOD([.NF2];2)*([.NF4]-[.NF6])&gt;0;1;0)" office:value-type="float" office:value="1" calcext:value-type="float">
            <text:p>1</text:p>
          </table:table-cell>
          <table:table-cell table:formula="of:=IF(MOD([.NG2];2)*([.NG4]-[.NG6])&gt;0;1;0)" office:value-type="float" office:value="0" calcext:value-type="float">
            <text:p>0</text:p>
          </table:table-cell>
          <table:table-cell table:formula="of:=IF(MOD([.NH2];2)*([.NH4]-[.NH6])&gt;0;1;0)" office:value-type="float" office:value="1" calcext:value-type="float">
            <text:p>1</text:p>
          </table:table-cell>
          <table:table-cell table:formula="of:=IF(MOD([.NI2];2)*([.NI4]-[.NI6])&gt;0;1;0)" office:value-type="float" office:value="0" calcext:value-type="float">
            <text:p>0</text:p>
          </table:table-cell>
          <table:table-cell table:formula="of:=IF(MOD([.NJ2];2)*([.NJ4]-[.NJ6])&gt;0;1;0)" office:value-type="float" office:value="1" calcext:value-type="float">
            <text:p>1</text:p>
          </table:table-cell>
          <table:table-cell table:formula="of:=IF(MOD([.NK2];2)*([.NK4]-[.NK6])&gt;0;1;0)" office:value-type="float" office:value="0" calcext:value-type="float">
            <text:p>0</text:p>
          </table:table-cell>
          <table:table-cell table:formula="of:=IF(MOD([.NL2];2)*([.NL4]-[.NL6])&gt;0;1;0)" office:value-type="float" office:value="1" calcext:value-type="float">
            <text:p>1</text:p>
          </table:table-cell>
          <table:table-cell table:formula="of:=IF(MOD([.NM2];2)*([.NM4]-[.NM6])&gt;0;1;0)" office:value-type="float" office:value="0" calcext:value-type="float">
            <text:p>0</text:p>
          </table:table-cell>
          <table:table-cell table:formula="of:=IF(MOD([.NN2];2)*([.NN4]-[.NN6])&gt;0;1;0)" office:value-type="float" office:value="1" calcext:value-type="float">
            <text:p>1</text:p>
          </table:table-cell>
          <table:table-cell table:formula="of:=IF(MOD([.NO2];2)*([.NO4]-[.NO6])&gt;0;1;0)" office:value-type="float" office:value="0" calcext:value-type="float">
            <text:p>0</text:p>
          </table:table-cell>
          <table:table-cell table:formula="of:=IF(MOD([.NP2];2)*([.NP4]-[.NP6])&gt;0;1;0)" office:value-type="float" office:value="1" calcext:value-type="float">
            <text:p>1</text:p>
          </table:table-cell>
          <table:table-cell table:formula="of:=IF(MOD([.NQ2];2)*([.NQ4]-[.NQ6])&gt;0;1;0)" office:value-type="float" office:value="0" calcext:value-type="float">
            <text:p>0</text:p>
          </table:table-cell>
          <table:table-cell table:formula="of:=IF(MOD([.NR2];2)*([.NR4]-[.NR6])&gt;0;1;0)" office:value-type="float" office:value="1" calcext:value-type="float">
            <text:p>1</text:p>
          </table:table-cell>
          <table:table-cell table:formula="of:=IF(MOD([.NS2];2)*([.NS4]-[.NS6])&gt;0;1;0)" office:value-type="float" office:value="0" calcext:value-type="float">
            <text:p>0</text:p>
          </table:table-cell>
          <table:table-cell table:formula="of:=IF(MOD([.NT2];2)*([.NT4]-[.NT6])&gt;0;1;0)" office:value-type="float" office:value="1" calcext:value-type="float">
            <text:p>1</text:p>
          </table:table-cell>
          <table:table-cell table:formula="of:=IF(MOD([.NU2];2)*([.NU4]-[.NU6])&gt;0;1;0)" office:value-type="float" office:value="0" calcext:value-type="float">
            <text:p>0</text:p>
          </table:table-cell>
          <table:table-cell table:formula="of:=IF(MOD([.NV2];2)*([.NV4]-[.NV6])&gt;0;1;0)" office:value-type="float" office:value="1" calcext:value-type="float">
            <text:p>1</text:p>
          </table:table-cell>
          <table:table-cell table:formula="of:=IF(MOD([.NW2];2)*([.NW4]-[.NW6])&gt;0;1;0)" office:value-type="float" office:value="0" calcext:value-type="float">
            <text:p>0</text:p>
          </table:table-cell>
          <table:table-cell table:formula="of:=IF(MOD([.NX2];2)*([.NX4]-[.NX6])&gt;0;1;0)" office:value-type="float" office:value="1" calcext:value-type="float">
            <text:p>1</text:p>
          </table:table-cell>
          <table:table-cell table:formula="of:=IF(MOD([.NY2];2)*([.NY4]-[.NY6])&gt;0;1;0)" office:value-type="float" office:value="0" calcext:value-type="float">
            <text:p>0</text:p>
          </table:table-cell>
          <table:table-cell table:formula="of:=IF(MOD([.NZ2];2)*([.NZ4]-[.NZ6])&gt;0;1;0)" office:value-type="float" office:value="1" calcext:value-type="float">
            <text:p>1</text:p>
          </table:table-cell>
          <table:table-cell table:formula="of:=IF(MOD([.OA2];2)*([.OA4]-[.OA6])&gt;0;1;0)" office:value-type="float" office:value="0" calcext:value-type="float">
            <text:p>0</text:p>
          </table:table-cell>
          <table:table-cell table:formula="of:=IF(MOD([.OB2];2)*([.OB4]-[.OB6])&gt;0;1;0)" office:value-type="float" office:value="1" calcext:value-type="float">
            <text:p>1</text:p>
          </table:table-cell>
          <table:table-cell table:formula="of:=IF(MOD([.OC2];2)*([.OC4]-[.OC6])&gt;0;1;0)" office:value-type="float" office:value="0" calcext:value-type="float">
            <text:p>0</text:p>
          </table:table-cell>
          <table:table-cell table:formula="of:=IF(MOD([.OD2];2)*([.OD4]-[.OD6])&gt;0;1;0)" office:value-type="float" office:value="1" calcext:value-type="float">
            <text:p>1</text:p>
          </table:table-cell>
          <table:table-cell table:formula="of:=IF(MOD([.OE2];2)*([.OE4]-[.OE6])&gt;0;1;0)" office:value-type="float" office:value="0" calcext:value-type="float">
            <text:p>0</text:p>
          </table:table-cell>
          <table:table-cell table:formula="of:=IF(MOD([.OF2];2)*([.OF4]-[.OF6])&gt;0;1;0)" office:value-type="float" office:value="1" calcext:value-type="float">
            <text:p>1</text:p>
          </table:table-cell>
          <table:table-cell table:formula="of:=IF(MOD([.OG2];2)*([.OG4]-[.OG6])&gt;0;1;0)" office:value-type="float" office:value="0" calcext:value-type="float">
            <text:p>0</text:p>
          </table:table-cell>
          <table:table-cell table:formula="of:=IF(MOD([.OH2];2)*([.OH4]-[.OH6])&gt;0;1;0)" office:value-type="float" office:value="1" calcext:value-type="float">
            <text:p>1</text:p>
          </table:table-cell>
          <table:table-cell table:formula="of:=IF(MOD([.OI2];2)*([.OI4]-[.OI6])&gt;0;1;0)" office:value-type="float" office:value="0" calcext:value-type="float">
            <text:p>0</text:p>
          </table:table-cell>
          <table:table-cell table:formula="of:=IF(MOD([.OJ2];2)*([.OJ4]-[.OJ6])&gt;0;1;0)" office:value-type="float" office:value="1" calcext:value-type="float">
            <text:p>1</text:p>
          </table:table-cell>
          <table:table-cell table:formula="of:=IF(MOD([.OK2];2)*([.OK4]-[.OK6])&gt;0;1;0)" office:value-type="float" office:value="0" calcext:value-type="float">
            <text:p>0</text:p>
          </table:table-cell>
          <table:table-cell table:formula="of:=IF(MOD([.OL2];2)*([.OL4]-[.OL6])&gt;0;1;0)" office:value-type="float" office:value="1" calcext:value-type="float">
            <text:p>1</text:p>
          </table:table-cell>
          <table:table-cell table:formula="of:=IF(MOD([.OM2];2)*([.OM4]-[.OM6])&gt;0;1;0)" office:value-type="float" office:value="0" calcext:value-type="float">
            <text:p>0</text:p>
          </table:table-cell>
          <table:table-cell table:formula="of:=IF(MOD([.ON2];2)*([.ON4]-[.ON6])&gt;0;1;0)" office:value-type="float" office:value="1" calcext:value-type="float">
            <text:p>1</text:p>
          </table:table-cell>
          <table:table-cell table:formula="of:=IF(MOD([.OO2];2)*([.OO4]-[.OO6])&gt;0;1;0)" office:value-type="float" office:value="0" calcext:value-type="float">
            <text:p>0</text:p>
          </table:table-cell>
          <table:table-cell table:formula="of:=IF(MOD([.OP2];2)*([.OP4]-[.OP6])&gt;0;1;0)" office:value-type="float" office:value="1" calcext:value-type="float">
            <text:p>1</text:p>
          </table:table-cell>
          <table:table-cell table:formula="of:=IF(MOD([.OQ2];2)*([.OQ4]-[.OQ6])&gt;0;1;0)" office:value-type="float" office:value="0" calcext:value-type="float">
            <text:p>0</text:p>
          </table:table-cell>
          <table:table-cell table:formula="of:=IF(MOD([.OR2];2)*([.OR4]-[.OR6])&gt;0;1;0)" office:value-type="float" office:value="1" calcext:value-type="float">
            <text:p>1</text:p>
          </table:table-cell>
          <table:table-cell table:formula="of:=IF(MOD([.OS2];2)*([.OS4]-[.OS6])&gt;0;1;0)" office:value-type="float" office:value="0" calcext:value-type="float">
            <text:p>0</text:p>
          </table:table-cell>
          <table:table-cell table:formula="of:=IF(MOD([.OT2];2)*([.OT4]-[.OT6])&gt;0;1;0)" office:value-type="float" office:value="1" calcext:value-type="float">
            <text:p>1</text:p>
          </table:table-cell>
          <table:table-cell table:formula="of:=IF(MOD([.OU2];2)*([.OU4]-[.OU6])&gt;0;1;0)" office:value-type="float" office:value="0" calcext:value-type="float">
            <text:p>0</text:p>
          </table:table-cell>
          <table:table-cell table:formula="of:=IF(MOD([.OV2];2)*([.OV4]-[.OV6])&gt;0;1;0)" office:value-type="float" office:value="1" calcext:value-type="float">
            <text:p>1</text:p>
          </table:table-cell>
          <table:table-cell table:formula="of:=IF(MOD([.OW2];2)*([.OW4]-[.OW6])&gt;0;1;0)" office:value-type="float" office:value="0" calcext:value-type="float">
            <text:p>0</text:p>
          </table:table-cell>
          <table:table-cell table:formula="of:=IF(MOD([.OX2];2)*([.OX4]-[.OX6])&gt;0;1;0)" office:value-type="float" office:value="1" calcext:value-type="float">
            <text:p>1</text:p>
          </table:table-cell>
          <table:table-cell table:formula="of:=IF(MOD([.OY2];2)*([.OY4]-[.OY6])&gt;0;1;0)" office:value-type="float" office:value="0" calcext:value-type="float">
            <text:p>0</text:p>
          </table:table-cell>
          <table:table-cell table:formula="of:=IF(MOD([.OZ2];2)*([.OZ4]-[.OZ6])&gt;0;1;0)" office:value-type="float" office:value="1" calcext:value-type="float">
            <text:p>1</text:p>
          </table:table-cell>
          <table:table-cell table:formula="of:=IF(MOD([.PA2];2)*([.PA4]-[.PA6])&gt;0;1;0)" office:value-type="float" office:value="0" calcext:value-type="float">
            <text:p>0</text:p>
          </table:table-cell>
          <table:table-cell table:formula="of:=IF(MOD([.PB2];2)*([.PB4]-[.PB6])&gt;0;1;0)" office:value-type="float" office:value="1" calcext:value-type="float">
            <text:p>1</text:p>
          </table:table-cell>
          <table:table-cell table:formula="of:=IF(MOD([.PC2];2)*([.PC4]-[.PC6])&gt;0;1;0)" office:value-type="float" office:value="0" calcext:value-type="float">
            <text:p>0</text:p>
          </table:table-cell>
          <table:table-cell table:formula="of:=IF(MOD([.PD2];2)*([.PD4]-[.PD6])&gt;0;1;0)" office:value-type="float" office:value="1" calcext:value-type="float">
            <text:p>1</text:p>
          </table:table-cell>
          <table:table-cell table:formula="of:=IF(MOD([.PE2];2)*([.PE4]-[.PE6])&gt;0;1;0)" office:value-type="float" office:value="0" calcext:value-type="float">
            <text:p>0</text:p>
          </table:table-cell>
          <table:table-cell table:formula="of:=IF(MOD([.PF2];2)*([.PF4]-[.PF6])&gt;0;1;0)" office:value-type="float" office:value="1" calcext:value-type="float">
            <text:p>1</text:p>
          </table:table-cell>
          <table:table-cell table:formula="of:=IF(MOD([.PG2];2)*([.PG4]-[.PG6])&gt;0;1;0)" office:value-type="float" office:value="0" calcext:value-type="float">
            <text:p>0</text:p>
          </table:table-cell>
          <table:table-cell table:formula="of:=IF(MOD([.PH2];2)*([.PH4]-[.PH6])&gt;0;1;0)" office:value-type="float" office:value="1" calcext:value-type="float">
            <text:p>1</text:p>
          </table:table-cell>
          <table:table-cell table:formula="of:=IF(MOD([.PI2];2)*([.PI4]-[.PI6])&gt;0;1;0)" office:value-type="float" office:value="0" calcext:value-type="float">
            <text:p>0</text:p>
          </table:table-cell>
          <table:table-cell table:formula="of:=IF(MOD([.PJ2];2)*([.PJ4]-[.PJ6])&gt;0;1;0)" office:value-type="float" office:value="1" calcext:value-type="float">
            <text:p>1</text:p>
          </table:table-cell>
          <table:table-cell table:formula="of:=IF(MOD([.PK2];2)*([.PK4]-[.PK6])&gt;0;1;0)" office:value-type="float" office:value="0" calcext:value-type="float">
            <text:p>0</text:p>
          </table:table-cell>
          <table:table-cell table:formula="of:=IF(MOD([.PL2];2)*([.PL4]-[.PL6])&gt;0;1;0)" office:value-type="float" office:value="1" calcext:value-type="float">
            <text:p>1</text:p>
          </table:table-cell>
          <table:table-cell table:formula="of:=IF(MOD([.PM2];2)*([.PM4]-[.PM6])&gt;0;1;0)" office:value-type="float" office:value="0" calcext:value-type="float">
            <text:p>0</text:p>
          </table:table-cell>
          <table:table-cell table:formula="of:=IF(MOD([.PN2];2)*([.PN4]-[.PN6])&gt;0;1;0)" office:value-type="float" office:value="1" calcext:value-type="float">
            <text:p>1</text:p>
          </table:table-cell>
          <table:table-cell table:formula="of:=IF(MOD([.PO2];2)*([.PO4]-[.PO6])&gt;0;1;0)" office:value-type="float" office:value="0" calcext:value-type="float">
            <text:p>0</text:p>
          </table:table-cell>
          <table:table-cell table:formula="of:=IF(MOD([.PP2];2)*([.PP4]-[.PP6])&gt;0;1;0)" office:value-type="float" office:value="1" calcext:value-type="float">
            <text:p>1</text:p>
          </table:table-cell>
          <table:table-cell table:formula="of:=IF(MOD([.PQ2];2)*([.PQ4]-[.PQ6])&gt;0;1;0)" office:value-type="float" office:value="0" calcext:value-type="float">
            <text:p>0</text:p>
          </table:table-cell>
          <table:table-cell table:formula="of:=IF(MOD([.PR2];2)*([.PR4]-[.PR6])&gt;0;1;0)" office:value-type="float" office:value="1" calcext:value-type="float">
            <text:p>1</text:p>
          </table:table-cell>
          <table:table-cell table:formula="of:=IF(MOD([.PS2];2)*([.PS4]-[.PS6])&gt;0;1;0)" office:value-type="float" office:value="0" calcext:value-type="float">
            <text:p>0</text:p>
          </table:table-cell>
          <table:table-cell table:formula="of:=IF(MOD([.PT2];2)*([.PT4]-[.PT6])&gt;0;1;0)" office:value-type="float" office:value="1" calcext:value-type="float">
            <text:p>1</text:p>
          </table:table-cell>
          <table:table-cell table:formula="of:=IF(MOD([.PU2];2)*([.PU4]-[.PU6])&gt;0;1;0)" office:value-type="float" office:value="0" calcext:value-type="float">
            <text:p>0</text:p>
          </table:table-cell>
          <table:table-cell table:formula="of:=IF(MOD([.PV2];2)*([.PV4]-[.PV6])&gt;0;1;0)" office:value-type="float" office:value="1" calcext:value-type="float">
            <text:p>1</text:p>
          </table:table-cell>
          <table:table-cell table:formula="of:=IF(MOD([.PW2];2)*([.PW4]-[.PW6])&gt;0;1;0)" office:value-type="float" office:value="0" calcext:value-type="float">
            <text:p>0</text:p>
          </table:table-cell>
          <table:table-cell table:formula="of:=IF(MOD([.PX2];2)*([.PX4]-[.PX6])&gt;0;1;0)" office:value-type="float" office:value="1" calcext:value-type="float">
            <text:p>1</text:p>
          </table:table-cell>
          <table:table-cell table:formula="of:=IF(MOD([.PY2];2)*([.PY4]-[.PY6])&gt;0;1;0)" office:value-type="float" office:value="0" calcext:value-type="float">
            <text:p>0</text:p>
          </table:table-cell>
          <table:table-cell table:formula="of:=IF(MOD([.PZ2];2)*([.PZ4]-[.PZ6])&gt;0;1;0)" office:value-type="float" office:value="1" calcext:value-type="float">
            <text:p>1</text:p>
          </table:table-cell>
          <table:table-cell table:formula="of:=IF(MOD([.QA2];2)*([.QA4]-[.QA6])&gt;0;1;0)" office:value-type="float" office:value="0" calcext:value-type="float">
            <text:p>0</text:p>
          </table:table-cell>
          <table:table-cell table:formula="of:=IF(MOD([.QB2];2)*([.QB4]-[.QB6])&gt;0;1;0)" office:value-type="float" office:value="1" calcext:value-type="float">
            <text:p>1</text:p>
          </table:table-cell>
          <table:table-cell table:formula="of:=IF(MOD([.QC2];2)*([.QC4]-[.QC6])&gt;0;1;0)" office:value-type="float" office:value="0" calcext:value-type="float">
            <text:p>0</text:p>
          </table:table-cell>
          <table:table-cell table:formula="of:=IF(MOD([.QD2];2)*([.QD4]-[.QD6])&gt;0;1;0)" office:value-type="float" office:value="1" calcext:value-type="float">
            <text:p>1</text:p>
          </table:table-cell>
          <table:table-cell table:formula="of:=IF(MOD([.QE2];2)*([.QE4]-[.QE6])&gt;0;1;0)" office:value-type="float" office:value="0" calcext:value-type="float">
            <text:p>0</text:p>
          </table:table-cell>
          <table:table-cell table:formula="of:=IF(MOD([.QF2];2)*([.QF4]-[.QF6])&gt;0;1;0)" office:value-type="float" office:value="1" calcext:value-type="float">
            <text:p>1</text:p>
          </table:table-cell>
          <table:table-cell table:formula="of:=IF(MOD([.QG2];2)*([.QG4]-[.QG6])&gt;0;1;0)" office:value-type="float" office:value="0" calcext:value-type="float">
            <text:p>0</text:p>
          </table:table-cell>
          <table:table-cell table:formula="of:=IF(MOD([.QH2];2)*([.QH4]-[.QH6])&gt;0;1;0)" office:value-type="float" office:value="1" calcext:value-type="float">
            <text:p>1</text:p>
          </table:table-cell>
          <table:table-cell table:formula="of:=IF(MOD([.QI2];2)*([.QI4]-[.QI6])&gt;0;1;0)" office:value-type="float" office:value="0" calcext:value-type="float">
            <text:p>0</text:p>
          </table:table-cell>
          <table:table-cell table:formula="of:=IF(MOD([.QJ2];2)*([.QJ4]-[.QJ6])&gt;0;1;0)" office:value-type="float" office:value="1" calcext:value-type="float">
            <text:p>1</text:p>
          </table:table-cell>
          <table:table-cell table:formula="of:=IF(MOD([.QK2];2)*([.QK4]-[.QK6])&gt;0;1;0)" office:value-type="float" office:value="0" calcext:value-type="float">
            <text:p>0</text:p>
          </table:table-cell>
          <table:table-cell table:formula="of:=IF(MOD([.QL2];2)*([.QL4]-[.QL6])&gt;0;1;0)" office:value-type="float" office:value="1" calcext:value-type="float">
            <text:p>1</text:p>
          </table:table-cell>
          <table:table-cell table:formula="of:=IF(MOD([.QM2];2)*([.QM4]-[.QM6])&gt;0;1;0)" office:value-type="float" office:value="0" calcext:value-type="float">
            <text:p>0</text:p>
          </table:table-cell>
          <table:table-cell table:formula="of:=IF(MOD([.QN2];2)*([.QN4]-[.QN6])&gt;0;1;0)" office:value-type="float" office:value="1" calcext:value-type="float">
            <text:p>1</text:p>
          </table:table-cell>
          <table:table-cell table:formula="of:=IF(MOD([.QO2];2)*([.QO4]-[.QO6])&gt;0;1;0)" office:value-type="float" office:value="0" calcext:value-type="float">
            <text:p>0</text:p>
          </table:table-cell>
          <table:table-cell table:formula="of:=IF(MOD([.QP2];2)*([.QP4]-[.QP6])&gt;0;1;0)" office:value-type="float" office:value="1" calcext:value-type="float">
            <text:p>1</text:p>
          </table:table-cell>
          <table:table-cell table:formula="of:=IF(MOD([.QQ2];2)*([.QQ4]-[.QQ6])&gt;0;1;0)" office:value-type="float" office:value="0" calcext:value-type="float">
            <text:p>0</text:p>
          </table:table-cell>
          <table:table-cell table:formula="of:=IF(MOD([.QR2];2)*([.QR4]-[.QR6])&gt;0;1;0)" office:value-type="float" office:value="1" calcext:value-type="float">
            <text:p>1</text:p>
          </table:table-cell>
          <table:table-cell table:formula="of:=IF(MOD([.QS2];2)*([.QS4]-[.QS6])&gt;0;1;0)" office:value-type="float" office:value="0" calcext:value-type="float">
            <text:p>0</text:p>
          </table:table-cell>
          <table:table-cell table:formula="of:=IF(MOD([.QT2];2)*([.QT4]-[.QT6])&gt;0;1;0)" office:value-type="float" office:value="1" calcext:value-type="float">
            <text:p>1</text:p>
          </table:table-cell>
          <table:table-cell table:formula="of:=IF(MOD([.QU2];2)*([.QU4]-[.QU6])&gt;0;1;0)" office:value-type="float" office:value="0" calcext:value-type="float">
            <text:p>0</text:p>
          </table:table-cell>
          <table:table-cell table:formula="of:=IF(MOD([.QV2];2)*([.QV4]-[.QV6])&gt;0;1;0)" office:value-type="float" office:value="1" calcext:value-type="float">
            <text:p>1</text:p>
          </table:table-cell>
          <table:table-cell table:formula="of:=IF(MOD([.QW2];2)*([.QW4]-[.QW6])&gt;0;1;0)" office:value-type="float" office:value="0" calcext:value-type="float">
            <text:p>0</text:p>
          </table:table-cell>
          <table:table-cell table:formula="of:=IF(MOD([.QX2];2)*([.QX4]-[.QX6])&gt;0;1;0)" office:value-type="float" office:value="1" calcext:value-type="float">
            <text:p>1</text:p>
          </table:table-cell>
          <table:table-cell table:formula="of:=IF(MOD([.QY2];2)*([.QY4]-[.QY6])&gt;0;1;0)" office:value-type="float" office:value="0" calcext:value-type="float">
            <text:p>0</text:p>
          </table:table-cell>
          <table:table-cell table:formula="of:=IF(MOD([.QZ2];2)*([.QZ4]-[.QZ6])&gt;0;1;0)" office:value-type="float" office:value="1" calcext:value-type="float">
            <text:p>1</text:p>
          </table:table-cell>
          <table:table-cell table:formula="of:=IF(MOD([.RA2];2)*([.RA4]-[.RA6])&gt;0;1;0)" office:value-type="float" office:value="0" calcext:value-type="float">
            <text:p>0</text:p>
          </table:table-cell>
          <table:table-cell table:formula="of:=IF(MOD([.RB2];2)*([.RB4]-[.RB6])&gt;0;1;0)" office:value-type="float" office:value="1" calcext:value-type="float">
            <text:p>1</text:p>
          </table:table-cell>
          <table:table-cell table:formula="of:=IF(MOD([.RC2];2)*([.RC4]-[.RC6])&gt;0;1;0)" office:value-type="float" office:value="0" calcext:value-type="float">
            <text:p>0</text:p>
          </table:table-cell>
          <table:table-cell table:formula="of:=IF(MOD([.RD2];2)*([.RD4]-[.RD6])&gt;0;1;0)" office:value-type="float" office:value="1" calcext:value-type="float">
            <text:p>1</text:p>
          </table:table-cell>
          <table:table-cell table:formula="of:=IF(MOD([.RE2];2)*([.RE4]-[.RE6])&gt;0;1;0)" office:value-type="float" office:value="0" calcext:value-type="float">
            <text:p>0</text:p>
          </table:table-cell>
          <table:table-cell table:formula="of:=IF(MOD([.RF2];2)*([.RF4]-[.RF6])&gt;0;1;0)" office:value-type="float" office:value="1" calcext:value-type="float">
            <text:p>1</text:p>
          </table:table-cell>
          <table:table-cell table:formula="of:=IF(MOD([.RG2];2)*([.RG4]-[.RG6])&gt;0;1;0)" office:value-type="float" office:value="0" calcext:value-type="float">
            <text:p>0</text:p>
          </table:table-cell>
          <table:table-cell table:formula="of:=IF(MOD([.RH2];2)*([.RH4]-[.RH6])&gt;0;1;0)" office:value-type="float" office:value="1" calcext:value-type="float">
            <text:p>1</text:p>
          </table:table-cell>
          <table:table-cell table:formula="of:=IF(MOD([.RI2];2)*([.RI4]-[.RI6])&gt;0;1;0)" office:value-type="float" office:value="0" calcext:value-type="float">
            <text:p>0</text:p>
          </table:table-cell>
          <table:table-cell table:formula="of:=IF(MOD([.RJ2];2)*([.RJ4]-[.RJ6])&gt;0;1;0)" office:value-type="float" office:value="1" calcext:value-type="float">
            <text:p>1</text:p>
          </table:table-cell>
          <table:table-cell table:formula="of:=IF(MOD([.RK2];2)*([.RK4]-[.RK6])&gt;0;1;0)" office:value-type="float" office:value="0" calcext:value-type="float">
            <text:p>0</text:p>
          </table:table-cell>
          <table:table-cell table:formula="of:=IF(MOD([.RL2];2)*([.RL4]-[.RL6])&gt;0;1;0)" office:value-type="float" office:value="1" calcext:value-type="float">
            <text:p>1</text:p>
          </table:table-cell>
          <table:table-cell table:formula="of:=IF(MOD([.RM2];2)*([.RM4]-[.RM6])&gt;0;1;0)" office:value-type="float" office:value="0" calcext:value-type="float">
            <text:p>0</text:p>
          </table:table-cell>
          <table:table-cell table:formula="of:=IF(MOD([.RN2];2)*([.RN4]-[.RN6])&gt;0;1;0)" office:value-type="float" office:value="1" calcext:value-type="float">
            <text:p>1</text:p>
          </table:table-cell>
          <table:table-cell table:formula="of:=IF(MOD([.RO2];2)*([.RO4]-[.RO6])&gt;0;1;0)" office:value-type="float" office:value="0" calcext:value-type="float">
            <text:p>0</text:p>
          </table:table-cell>
          <table:table-cell table:formula="of:=IF(MOD([.RP2];2)*([.RP4]-[.RP6])&gt;0;1;0)" office:value-type="float" office:value="1" calcext:value-type="float">
            <text:p>1</text:p>
          </table:table-cell>
          <table:table-cell table:formula="of:=IF(MOD([.RQ2];2)*([.RQ4]-[.RQ6])&gt;0;1;0)" office:value-type="float" office:value="0" calcext:value-type="float">
            <text:p>0</text:p>
          </table:table-cell>
          <table:table-cell table:formula="of:=IF(MOD([.RR2];2)*([.RR4]-[.RR6])&gt;0;1;0)" office:value-type="float" office:value="1" calcext:value-type="float">
            <text:p>1</text:p>
          </table:table-cell>
          <table:table-cell table:formula="of:=IF(MOD([.RS2];2)*([.RS4]-[.RS6])&gt;0;1;0)" office:value-type="float" office:value="0" calcext:value-type="float">
            <text:p>0</text:p>
          </table:table-cell>
          <table:table-cell table:formula="of:=IF(MOD([.RT2];2)*([.RT4]-[.RT6])&gt;0;1;0)" office:value-type="float" office:value="1" calcext:value-type="float">
            <text:p>1</text:p>
          </table:table-cell>
          <table:table-cell table:formula="of:=IF(MOD([.RU2];2)*([.RU4]-[.RU6])&gt;0;1;0)" office:value-type="float" office:value="0" calcext:value-type="float">
            <text:p>0</text:p>
          </table:table-cell>
          <table:table-cell table:formula="of:=IF(MOD([.RV2];2)*([.RV4]-[.RV6])&gt;0;1;0)" office:value-type="float" office:value="1" calcext:value-type="float">
            <text:p>1</text:p>
          </table:table-cell>
          <table:table-cell table:formula="of:=IF(MOD([.RW2];2)*([.RW4]-[.RW6])&gt;0;1;0)" office:value-type="float" office:value="0" calcext:value-type="float">
            <text:p>0</text:p>
          </table:table-cell>
          <table:table-cell table:formula="of:=IF(MOD([.RX2];2)*([.RX4]-[.RX6])&gt;0;1;0)" office:value-type="float" office:value="1" calcext:value-type="float">
            <text:p>1</text:p>
          </table:table-cell>
          <table:table-cell table:formula="of:=IF(MOD([.RY2];2)*([.RY4]-[.RY6])&gt;0;1;0)" office:value-type="float" office:value="0" calcext:value-type="float">
            <text:p>0</text:p>
          </table:table-cell>
          <table:table-cell table:formula="of:=IF(MOD([.RZ2];2)*([.RZ4]-[.RZ6])&gt;0;1;0)" office:value-type="float" office:value="1" calcext:value-type="float">
            <text:p>1</text:p>
          </table:table-cell>
          <table:table-cell table:formula="of:=IF(MOD([.SA2];2)*([.SA4]-[.SA6])&gt;0;1;0)" office:value-type="float" office:value="0" calcext:value-type="float">
            <text:p>0</text:p>
          </table:table-cell>
          <table:table-cell table:formula="of:=IF(MOD([.SB2];2)*([.SB4]-[.SB6])&gt;0;1;0)" office:value-type="float" office:value="1" calcext:value-type="float">
            <text:p>1</text:p>
          </table:table-cell>
          <table:table-cell table:formula="of:=IF(MOD([.SC2];2)*([.SC4]-[.SC6])&gt;0;1;0)" office:value-type="float" office:value="0" calcext:value-type="float">
            <text:p>0</text:p>
          </table:table-cell>
          <table:table-cell table:formula="of:=IF(MOD([.SD2];2)*([.SD4]-[.SD6])&gt;0;1;0)" office:value-type="float" office:value="1" calcext:value-type="float">
            <text:p>1</text:p>
          </table:table-cell>
          <table:table-cell table:formula="of:=IF(MOD([.SE2];2)*([.SE4]-[.SE6])&gt;0;1;0)" office:value-type="float" office:value="0" calcext:value-type="float">
            <text:p>0</text:p>
          </table:table-cell>
          <table:table-cell table:formula="of:=IF(MOD([.SF2];2)*([.SF4]-[.SF6])&gt;0;1;0)" office:value-type="float" office:value="1" calcext:value-type="float">
            <text:p>1</text:p>
          </table:table-cell>
          <table:table-cell table:formula="of:=IF(MOD([.SG2];2)*([.SG4]-[.SG6])&gt;0;1;0)" office:value-type="float" office:value="0" calcext:value-type="float">
            <text:p>0</text:p>
          </table:table-cell>
          <table:table-cell table:formula="of:=IF(MOD([.SH2];2)*([.SH4]-[.SH6])&gt;0;1;0)" office:value-type="float" office:value="1" calcext:value-type="float">
            <text:p>1</text:p>
          </table:table-cell>
          <table:table-cell table:formula="of:=IF(MOD([.SI2];2)*([.SI4]-[.SI6])&gt;0;1;0)" office:value-type="float" office:value="0" calcext:value-type="float">
            <text:p>0</text:p>
          </table:table-cell>
          <table:table-cell table:formula="of:=IF(MOD([.SJ2];2)*([.SJ4]-[.SJ6])&gt;0;1;0)" office:value-type="float" office:value="1" calcext:value-type="float">
            <text:p>1</text:p>
          </table:table-cell>
          <table:table-cell table:formula="of:=IF(MOD([.SK2];2)*([.SK4]-[.SK6])&gt;0;1;0)" office:value-type="float" office:value="0" calcext:value-type="float">
            <text:p>0</text:p>
          </table:table-cell>
          <table:table-cell table:formula="of:=IF(MOD([.SL2];2)*([.SL4]-[.SL6])&gt;0;1;0)" office:value-type="float" office:value="1" calcext:value-type="float">
            <text:p>1</text:p>
          </table:table-cell>
          <table:table-cell table:formula="of:=IF(MOD([.SM2];2)*([.SM4]-[.SM6])&gt;0;1;0)" office:value-type="float" office:value="0" calcext:value-type="float">
            <text:p>0</text:p>
          </table:table-cell>
          <table:table-cell table:formula="of:=IF(MOD([.SN2];2)*([.SN4]-[.SN6])&gt;0;1;0)" office:value-type="float" office:value="1" calcext:value-type="float">
            <text:p>1</text:p>
          </table:table-cell>
          <table:table-cell table:formula="of:=IF(MOD([.SO2];2)*([.SO4]-[.SO6])&gt;0;1;0)" office:value-type="float" office:value="0" calcext:value-type="float">
            <text:p>0</text:p>
          </table:table-cell>
          <table:table-cell table:formula="of:=IF(MOD([.SP2];2)*([.SP4]-[.SP6])&gt;0;1;0)" office:value-type="float" office:value="1" calcext:value-type="float">
            <text:p>1</text:p>
          </table:table-cell>
          <table:table-cell table:formula="of:=IF(MOD([.SQ2];2)*([.SQ4]-[.SQ6])&gt;0;1;0)" office:value-type="float" office:value="0" calcext:value-type="float">
            <text:p>0</text:p>
          </table:table-cell>
          <table:table-cell table:formula="of:=IF(MOD([.SR2];2)*([.SR4]-[.SR6])&gt;0;1;0)" office:value-type="float" office:value="1" calcext:value-type="float">
            <text:p>1</text:p>
          </table:table-cell>
          <table:table-cell table:formula="of:=IF(MOD([.SS2];2)*([.SS4]-[.SS6])&gt;0;1;0)" office:value-type="float" office:value="0" calcext:value-type="float">
            <text:p>0</text:p>
          </table:table-cell>
          <table:table-cell table:formula="of:=IF(MOD([.ST2];2)*([.ST4]-[.ST6])&gt;0;1;0)" office:value-type="float" office:value="1" calcext:value-type="float">
            <text:p>1</text:p>
          </table:table-cell>
          <table:table-cell table:formula="of:=IF(MOD([.SU2];2)*([.SU4]-[.SU6])&gt;0;1;0)" office:value-type="float" office:value="0" calcext:value-type="float">
            <text:p>0</text:p>
          </table:table-cell>
          <table:table-cell table:formula="of:=IF(MOD([.SV2];2)*([.SV4]-[.SV6])&gt;0;1;0)" office:value-type="float" office:value="1" calcext:value-type="float">
            <text:p>1</text:p>
          </table:table-cell>
          <table:table-cell table:formula="of:=IF(MOD([.SW2];2)*([.SW4]-[.SW6])&gt;0;1;0)" office:value-type="float" office:value="0" calcext:value-type="float">
            <text:p>0</text:p>
          </table:table-cell>
          <table:table-cell table:formula="of:=IF(MOD([.SX2];2)*([.SX4]-[.SX6])&gt;0;1;0)" office:value-type="float" office:value="1" calcext:value-type="float">
            <text:p>1</text:p>
          </table:table-cell>
          <table:table-cell table:formula="of:=IF(MOD([.SY2];2)*([.SY4]-[.SY6])&gt;0;1;0)" office:value-type="float" office:value="0" calcext:value-type="float">
            <text:p>0</text:p>
          </table:table-cell>
          <table:table-cell table:formula="of:=IF(MOD([.SZ2];2)*([.SZ4]-[.SZ6])&gt;0;1;0)" office:value-type="float" office:value="1" calcext:value-type="float">
            <text:p>1</text:p>
          </table:table-cell>
          <table:table-cell table:formula="of:=IF(MOD([.TA2];2)*([.TA4]-[.TA6])&gt;0;1;0)" office:value-type="float" office:value="0" calcext:value-type="float">
            <text:p>0</text:p>
          </table:table-cell>
          <table:table-cell table:formula="of:=IF(MOD([.TB2];2)*([.TB4]-[.TB6])&gt;0;1;0)" office:value-type="float" office:value="1" calcext:value-type="float">
            <text:p>1</text:p>
          </table:table-cell>
          <table:table-cell table:formula="of:=IF(MOD([.TC2];2)*([.TC4]-[.TC6])&gt;0;1;0)" office:value-type="float" office:value="0" calcext:value-type="float">
            <text:p>0</text:p>
          </table:table-cell>
          <table:table-cell table:formula="of:=IF(MOD([.TD2];2)*([.TD4]-[.TD6])&gt;0;1;0)" office:value-type="float" office:value="1" calcext:value-type="float">
            <text:p>1</text:p>
          </table:table-cell>
          <table:table-cell table:formula="of:=IF(MOD([.TE2];2)*([.TE4]-[.TE6])&gt;0;1;0)" office:value-type="float" office:value="0" calcext:value-type="float">
            <text:p>0</text:p>
          </table:table-cell>
          <table:table-cell table:formula="of:=IF(MOD([.TF2];2)*([.TF4]-[.TF6])&gt;0;1;0)" office:value-type="float" office:value="1" calcext:value-type="float">
            <text:p>1</text:p>
          </table:table-cell>
          <table:table-cell table:formula="of:=IF(MOD([.TG2];2)*([.TG4]-[.TG6])&gt;0;1;0)" office:value-type="float" office:value="0" calcext:value-type="float">
            <text:p>0</text:p>
          </table:table-cell>
          <table:table-cell table:formula="of:=IF(MOD([.TH2];2)*([.TH4]-[.TH6])&gt;0;1;0)" office:value-type="float" office:value="1" calcext:value-type="float">
            <text:p>1</text:p>
          </table:table-cell>
          <table:table-cell table:formula="of:=IF(MOD([.TI2];2)*([.TI4]-[.TI6])&gt;0;1;0)" office:value-type="float" office:value="0" calcext:value-type="float">
            <text:p>0</text:p>
          </table:table-cell>
          <table:table-cell table:formula="of:=IF(MOD([.TJ2];2)*([.TJ4]-[.TJ6])&gt;0;1;0)" office:value-type="float" office:value="1" calcext:value-type="float">
            <text:p>1</text:p>
          </table:table-cell>
          <table:table-cell table:formula="of:=IF(MOD([.TK2];2)*([.TK4]-[.TK6])&gt;0;1;0)" office:value-type="float" office:value="0" calcext:value-type="float">
            <text:p>0</text:p>
          </table:table-cell>
          <table:table-cell table:formula="of:=IF(MOD([.TL2];2)*([.TL4]-[.TL6])&gt;0;1;0)" office:value-type="float" office:value="1" calcext:value-type="float">
            <text:p>1</text:p>
          </table:table-cell>
          <table:table-cell table:formula="of:=IF(MOD([.TM2];2)*([.TM4]-[.TM6])&gt;0;1;0)" office:value-type="float" office:value="0" calcext:value-type="float">
            <text:p>0</text:p>
          </table:table-cell>
          <table:table-cell table:formula="of:=IF(MOD([.TN2];2)*([.TN4]-[.TN6])&gt;0;1;0)" office:value-type="float" office:value="1" calcext:value-type="float">
            <text:p>1</text:p>
          </table:table-cell>
          <table:table-cell table:formula="of:=IF(MOD([.TO2];2)*([.TO4]-[.TO6])&gt;0;1;0)" office:value-type="float" office:value="0" calcext:value-type="float">
            <text:p>0</text:p>
          </table:table-cell>
          <table:table-cell table:formula="of:=IF(MOD([.TP2];2)*([.TP4]-[.TP6])&gt;0;1;0)" office:value-type="float" office:value="1" calcext:value-type="float">
            <text:p>1</text:p>
          </table:table-cell>
          <table:table-cell table:formula="of:=IF(MOD([.TQ2];2)*([.TQ4]-[.TQ6])&gt;0;1;0)" office:value-type="float" office:value="0" calcext:value-type="float">
            <text:p>0</text:p>
          </table:table-cell>
          <table:table-cell table:formula="of:=IF(MOD([.TR2];2)*([.TR4]-[.TR6])&gt;0;1;0)" office:value-type="float" office:value="1" calcext:value-type="float">
            <text:p>1</text:p>
          </table:table-cell>
          <table:table-cell table:formula="of:=IF(MOD([.TS2];2)*([.TS4]-[.TS6])&gt;0;1;0)" office:value-type="float" office:value="0" calcext:value-type="float">
            <text:p>0</text:p>
          </table:table-cell>
          <table:table-cell table:formula="of:=IF(MOD([.TT2];2)*([.TT4]-[.TT6])&gt;0;1;0)" office:value-type="float" office:value="1" calcext:value-type="float">
            <text:p>1</text:p>
          </table:table-cell>
          <table:table-cell table:formula="of:=IF(MOD([.TU2];2)*([.TU4]-[.TU6])&gt;0;1;0)" office:value-type="float" office:value="0" calcext:value-type="float">
            <text:p>0</text:p>
          </table:table-cell>
          <table:table-cell table:formula="of:=IF(MOD([.TV2];2)*([.TV4]-[.TV6])&gt;0;1;0)" office:value-type="float" office:value="1" calcext:value-type="float">
            <text:p>1</text:p>
          </table:table-cell>
          <table:table-cell table:formula="of:=IF(MOD([.TW2];2)*([.TW4]-[.TW6])&gt;0;1;0)" office:value-type="float" office:value="0" calcext:value-type="float">
            <text:p>0</text:p>
          </table:table-cell>
          <table:table-cell table:formula="of:=IF(MOD([.TX2];2)*([.TX4]-[.TX6])&gt;0;1;0)" office:value-type="float" office:value="1" calcext:value-type="float">
            <text:p>1</text:p>
          </table:table-cell>
          <table:table-cell table:formula="of:=IF(MOD([.TY2];2)*([.TY4]-[.TY6])&gt;0;1;0)" office:value-type="float" office:value="0" calcext:value-type="float">
            <text:p>0</text:p>
          </table:table-cell>
          <table:table-cell table:formula="of:=IF(MOD([.TZ2];2)*([.TZ4]-[.TZ6])&gt;0;1;0)" office:value-type="float" office:value="1" calcext:value-type="float">
            <text:p>1</text:p>
          </table:table-cell>
          <table:table-cell table:formula="of:=IF(MOD([.UA2];2)*([.UA4]-[.UA6])&gt;0;1;0)" office:value-type="float" office:value="0" calcext:value-type="float">
            <text:p>0</text:p>
          </table:table-cell>
          <table:table-cell table:formula="of:=IF(MOD([.UB2];2)*([.UB4]-[.UB6])&gt;0;1;0)" office:value-type="float" office:value="1" calcext:value-type="float">
            <text:p>1</text:p>
          </table:table-cell>
          <table:table-cell table:formula="of:=IF(MOD([.UC2];2)*([.UC4]-[.UC6])&gt;0;1;0)" office:value-type="float" office:value="0" calcext:value-type="float">
            <text:p>0</text:p>
          </table:table-cell>
          <table:table-cell table:formula="of:=IF(MOD([.UD2];2)*([.UD4]-[.UD6])&gt;0;1;0)" office:value-type="float" office:value="1" calcext:value-type="float">
            <text:p>1</text:p>
          </table:table-cell>
          <table:table-cell table:formula="of:=IF(MOD([.UE2];2)*([.UE4]-[.UE6])&gt;0;1;0)" office:value-type="float" office:value="0" calcext:value-type="float">
            <text:p>0</text:p>
          </table:table-cell>
          <table:table-cell table:formula="of:=IF(MOD([.UF2];2)*([.UF4]-[.UF6])&gt;0;1;0)" office:value-type="float" office:value="1" calcext:value-type="float">
            <text:p>1</text:p>
          </table:table-cell>
          <table:table-cell table:formula="of:=IF(MOD([.UG2];2)*([.UG4]-[.UG6])&gt;0;1;0)" office:value-type="float" office:value="0" calcext:value-type="float">
            <text:p>0</text:p>
          </table:table-cell>
          <table:table-cell table:formula="of:=IF(MOD([.UH2];2)*([.UH4]-[.UH6])&gt;0;1;0)" office:value-type="float" office:value="1" calcext:value-type="float">
            <text:p>1</text:p>
          </table:table-cell>
          <table:table-cell table:formula="of:=IF(MOD([.UI2];2)*([.UI4]-[.UI6])&gt;0;1;0)" office:value-type="float" office:value="0" calcext:value-type="float">
            <text:p>0</text:p>
          </table:table-cell>
          <table:table-cell table:formula="of:=IF(MOD([.UJ2];2)*([.UJ4]-[.UJ6])&gt;0;1;0)" office:value-type="float" office:value="1" calcext:value-type="float">
            <text:p>1</text:p>
          </table:table-cell>
          <table:table-cell table:formula="of:=IF(MOD([.UK2];2)*([.UK4]-[.UK6])&gt;0;1;0)" office:value-type="float" office:value="0" calcext:value-type="float">
            <text:p>0</text:p>
          </table:table-cell>
          <table:table-cell table:formula="of:=IF(MOD([.UL2];2)*([.UL4]-[.UL6])&gt;0;1;0)" office:value-type="float" office:value="1" calcext:value-type="float">
            <text:p>1</text:p>
          </table:table-cell>
          <table:table-cell table:formula="of:=IF(MOD([.UM2];2)*([.UM4]-[.UM6])&gt;0;1;0)" office:value-type="float" office:value="0" calcext:value-type="float">
            <text:p>0</text:p>
          </table:table-cell>
          <table:table-cell table:formula="of:=IF(MOD([.UN2];2)*([.UN4]-[.UN6])&gt;0;1;0)" office:value-type="float" office:value="1" calcext:value-type="float">
            <text:p>1</text:p>
          </table:table-cell>
          <table:table-cell table:formula="of:=IF(MOD([.UO2];2)*([.UO4]-[.UO6])&gt;0;1;0)" office:value-type="float" office:value="0" calcext:value-type="float">
            <text:p>0</text:p>
          </table:table-cell>
          <table:table-cell table:formula="of:=IF(MOD([.UP2];2)*([.UP4]-[.UP6])&gt;0;1;0)" office:value-type="float" office:value="1" calcext:value-type="float">
            <text:p>1</text:p>
          </table:table-cell>
          <table:table-cell table:formula="of:=IF(MOD([.UQ2];2)*([.UQ4]-[.UQ6])&gt;0;1;0)" office:value-type="float" office:value="0" calcext:value-type="float">
            <text:p>0</text:p>
          </table:table-cell>
          <table:table-cell table:formula="of:=IF(MOD([.UR2];2)*([.UR4]-[.UR6])&gt;0;1;0)" office:value-type="float" office:value="1" calcext:value-type="float">
            <text:p>1</text:p>
          </table:table-cell>
          <table:table-cell table:formula="of:=IF(MOD([.US2];2)*([.US4]-[.US6])&gt;0;1;0)" office:value-type="float" office:value="0" calcext:value-type="float">
            <text:p>0</text:p>
          </table:table-cell>
          <table:table-cell table:formula="of:=IF(MOD([.UT2];2)*([.UT4]-[.UT6])&gt;0;1;0)" office:value-type="float" office:value="1" calcext:value-type="float">
            <text:p>1</text:p>
          </table:table-cell>
          <table:table-cell table:formula="of:=IF(MOD([.UU2];2)*([.UU4]-[.UU6])&gt;0;1;0)" office:value-type="float" office:value="0" calcext:value-type="float">
            <text:p>0</text:p>
          </table:table-cell>
          <table:table-cell table:formula="of:=IF(MOD([.UV2];2)*([.UV4]-[.UV6])&gt;0;1;0)" office:value-type="float" office:value="1" calcext:value-type="float">
            <text:p>1</text:p>
          </table:table-cell>
          <table:table-cell table:formula="of:=IF(MOD([.UW2];2)*([.UW4]-[.UW6])&gt;0;1;0)" office:value-type="float" office:value="0" calcext:value-type="float">
            <text:p>0</text:p>
          </table:table-cell>
          <table:table-cell table:formula="of:=IF(MOD([.UX2];2)*([.UX4]-[.UX6])&gt;0;1;0)" office:value-type="float" office:value="1" calcext:value-type="float">
            <text:p>1</text:p>
          </table:table-cell>
          <table:table-cell table:formula="of:=IF(MOD([.UY2];2)*([.UY4]-[.UY6])&gt;0;1;0)" office:value-type="float" office:value="0" calcext:value-type="float">
            <text:p>0</text:p>
          </table:table-cell>
          <table:table-cell table:formula="of:=IF(MOD([.UZ2];2)*([.UZ4]-[.UZ6])&gt;0;1;0)" office:value-type="float" office:value="1" calcext:value-type="float">
            <text:p>1</text:p>
          </table:table-cell>
          <table:table-cell table:formula="of:=IF(MOD([.VA2];2)*([.VA4]-[.VA6])&gt;0;1;0)" office:value-type="float" office:value="0" calcext:value-type="float">
            <text:p>0</text:p>
          </table:table-cell>
          <table:table-cell table:formula="of:=IF(MOD([.VB2];2)*([.VB4]-[.VB6])&gt;0;1;0)" office:value-type="float" office:value="1" calcext:value-type="float">
            <text:p>1</text:p>
          </table:table-cell>
          <table:table-cell table:formula="of:=IF(MOD([.VC2];2)*([.VC4]-[.VC6])&gt;0;1;0)" office:value-type="float" office:value="0" calcext:value-type="float">
            <text:p>0</text:p>
          </table:table-cell>
          <table:table-cell table:formula="of:=IF(MOD([.VD2];2)*([.VD4]-[.VD6])&gt;0;1;0)" office:value-type="float" office:value="1" calcext:value-type="float">
            <text:p>1</text:p>
          </table:table-cell>
          <table:table-cell table:formula="of:=IF(MOD([.VE2];2)*([.VE4]-[.VE6])&gt;0;1;0)" office:value-type="float" office:value="0" calcext:value-type="float">
            <text:p>0</text:p>
          </table:table-cell>
          <table:table-cell table:formula="of:=IF(MOD([.VF2];2)*([.VF4]-[.VF6])&gt;0;1;0)" office:value-type="float" office:value="1" calcext:value-type="float">
            <text:p>1</text:p>
          </table:table-cell>
          <table:table-cell table:formula="of:=IF(MOD([.VG2];2)*([.VG4]-[.VG6])&gt;0;1;0)" office:value-type="float" office:value="0" calcext:value-type="float">
            <text:p>0</text:p>
          </table:table-cell>
          <table:table-cell table:formula="of:=IF(MOD([.VH2];2)*([.VH4]-[.VH6])&gt;0;1;0)" office:value-type="float" office:value="1" calcext:value-type="float">
            <text:p>1</text:p>
          </table:table-cell>
          <table:table-cell table:formula="of:=IF(MOD([.VI2];2)*([.VI4]-[.VI6])&gt;0;1;0)" office:value-type="float" office:value="0" calcext:value-type="float">
            <text:p>0</text:p>
          </table:table-cell>
          <table:table-cell table:formula="of:=IF(MOD([.VJ2];2)*([.VJ4]-[.VJ6])&gt;0;1;0)" office:value-type="float" office:value="1" calcext:value-type="float">
            <text:p>1</text:p>
          </table:table-cell>
          <table:table-cell table:formula="of:=IF(MOD([.VK2];2)*([.VK4]-[.VK6])&gt;0;1;0)" office:value-type="float" office:value="0" calcext:value-type="float">
            <text:p>0</text:p>
          </table:table-cell>
          <table:table-cell table:formula="of:=IF(MOD([.VL2];2)*([.VL4]-[.VL6])&gt;0;1;0)" office:value-type="float" office:value="1" calcext:value-type="float">
            <text:p>1</text:p>
          </table:table-cell>
          <table:table-cell table:formula="of:=IF(MOD([.VM2];2)*([.VM4]-[.VM6])&gt;0;1;0)" office:value-type="float" office:value="0" calcext:value-type="float">
            <text:p>0</text:p>
          </table:table-cell>
          <table:table-cell table:formula="of:=IF(MOD([.VN2];2)*([.VN4]-[.VN6])&gt;0;1;0)" office:value-type="float" office:value="1" calcext:value-type="float">
            <text:p>1</text:p>
          </table:table-cell>
          <table:table-cell table:formula="of:=IF(MOD([.VO2];2)*([.VO4]-[.VO6])&gt;0;1;0)" office:value-type="float" office:value="0" calcext:value-type="float">
            <text:p>0</text:p>
          </table:table-cell>
          <table:table-cell table:formula="of:=IF(MOD([.VP2];2)*([.VP4]-[.VP6])&gt;0;1;0)" office:value-type="float" office:value="1" calcext:value-type="float">
            <text:p>1</text:p>
          </table:table-cell>
          <table:table-cell table:formula="of:=IF(MOD([.VQ2];2)*([.VQ4]-[.VQ6])&gt;0;1;0)" office:value-type="float" office:value="0" calcext:value-type="float">
            <text:p>0</text:p>
          </table:table-cell>
          <table:table-cell table:formula="of:=IF(MOD([.VR2];2)*([.VR4]-[.VR6])&gt;0;1;0)" office:value-type="float" office:value="1" calcext:value-type="float">
            <text:p>1</text:p>
          </table:table-cell>
          <table:table-cell table:formula="of:=IF(MOD([.VS2];2)*([.VS4]-[.VS6])&gt;0;1;0)" office:value-type="float" office:value="0" calcext:value-type="float">
            <text:p>0</text:p>
          </table:table-cell>
          <table:table-cell table:formula="of:=IF(MOD([.VT2];2)*([.VT4]-[.VT6])&gt;0;1;0)" office:value-type="float" office:value="1" calcext:value-type="float">
            <text:p>1</text:p>
          </table:table-cell>
          <table:table-cell table:formula="of:=IF(MOD([.VU2];2)*([.VU4]-[.VU6])&gt;0;1;0)" office:value-type="float" office:value="0" calcext:value-type="float">
            <text:p>0</text:p>
          </table:table-cell>
          <table:table-cell table:formula="of:=IF(MOD([.VV2];2)*([.VV4]-[.VV6])&gt;0;1;0)" office:value-type="float" office:value="1" calcext:value-type="float">
            <text:p>1</text:p>
          </table:table-cell>
          <table:table-cell table:formula="of:=IF(MOD([.VW2];2)*([.VW4]-[.VW6])&gt;0;1;0)" office:value-type="float" office:value="0" calcext:value-type="float">
            <text:p>0</text:p>
          </table:table-cell>
          <table:table-cell table:formula="of:=IF(MOD([.VX2];2)*([.VX4]-[.VX6])&gt;0;1;0)" office:value-type="float" office:value="1" calcext:value-type="float">
            <text:p>1</text:p>
          </table:table-cell>
          <table:table-cell table:formula="of:=IF(MOD([.VY2];2)*([.VY4]-[.VY6])&gt;0;1;0)" office:value-type="float" office:value="0" calcext:value-type="float">
            <text:p>0</text:p>
          </table:table-cell>
          <table:table-cell table:formula="of:=IF(MOD([.VZ2];2)*([.VZ4]-[.VZ6])&gt;0;1;0)" office:value-type="float" office:value="1" calcext:value-type="float">
            <text:p>1</text:p>
          </table:table-cell>
          <table:table-cell table:formula="of:=IF(MOD([.WA2];2)*([.WA4]-[.WA6])&gt;0;1;0)" office:value-type="float" office:value="0" calcext:value-type="float">
            <text:p>0</text:p>
          </table:table-cell>
          <table:table-cell table:formula="of:=IF(MOD([.WB2];2)*([.WB4]-[.WB6])&gt;0;1;0)" office:value-type="float" office:value="1" calcext:value-type="float">
            <text:p>1</text:p>
          </table:table-cell>
          <table:table-cell table:formula="of:=IF(MOD([.WC2];2)*([.WC4]-[.WC6])&gt;0;1;0)" office:value-type="float" office:value="0" calcext:value-type="float">
            <text:p>0</text:p>
          </table:table-cell>
          <table:table-cell table:formula="of:=IF(MOD([.WD2];2)*([.WD4]-[.WD6])&gt;0;1;0)" office:value-type="float" office:value="1" calcext:value-type="float">
            <text:p>1</text:p>
          </table:table-cell>
          <table:table-cell table:formula="of:=IF(MOD([.WE2];2)*([.WE4]-[.WE6])&gt;0;1;0)" office:value-type="float" office:value="0" calcext:value-type="float">
            <text:p>0</text:p>
          </table:table-cell>
          <table:table-cell table:formula="of:=IF(MOD([.WF2];2)*([.WF4]-[.WF6])&gt;0;1;0)" office:value-type="float" office:value="1" calcext:value-type="float">
            <text:p>1</text:p>
          </table:table-cell>
          <table:table-cell table:formula="of:=IF(MOD([.WG2];2)*([.WG4]-[.WG6])&gt;0;1;0)" office:value-type="float" office:value="0" calcext:value-type="float">
            <text:p>0</text:p>
          </table:table-cell>
          <table:table-cell table:formula="of:=IF(MOD([.WH2];2)*([.WH4]-[.WH6])&gt;0;1;0)" office:value-type="float" office:value="1" calcext:value-type="float">
            <text:p>1</text:p>
          </table:table-cell>
          <table:table-cell table:formula="of:=IF(MOD([.WI2];2)*([.WI4]-[.WI6])&gt;0;1;0)" office:value-type="float" office:value="0" calcext:value-type="float">
            <text:p>0</text:p>
          </table:table-cell>
          <table:table-cell table:formula="of:=IF(MOD([.WJ2];2)*([.WJ4]-[.WJ6])&gt;0;1;0)" office:value-type="float" office:value="1" calcext:value-type="float">
            <text:p>1</text:p>
          </table:table-cell>
          <table:table-cell table:formula="of:=IF(MOD([.WK2];2)*([.WK4]-[.WK6])&gt;0;1;0)" office:value-type="float" office:value="0" calcext:value-type="float">
            <text:p>0</text:p>
          </table:table-cell>
          <table:table-cell table:formula="of:=IF(MOD([.WL2];2)*([.WL4]-[.WL6])&gt;0;1;0)"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610"/>
        </table:table-row>
        <table:table-row table:style-name="ro1">
          <table:table-cell table:number-columns-repeated="2"/>
          <table:table-cell office:value-type="float" office:value="0.999806742987052" calcext:value-type="float">
            <text:p>0.999806743</text:p>
          </table:table-cell>
          <table:table-cell table:formula="of:=1-[.C12]" office:value-type="float" office:value="0.000193257012947923" calcext:value-type="float">
            <text:p>0.000193257</text:p>
          </table:table-cell>
          <table:table-cell table:number-columns-repeated="606"/>
        </table:table-row>
        <table:table-row table:style-name="ro1">
          <table:table-cell table:number-columns-repeated="610"/>
        </table:table-row>
        <table:table-row table:style-name="ro1">
          <table:table-cell table:number-columns-repeated="3"/>
          <table:table-cell table:formula="of:=1*(1+[.D12])^52" office:value-type="float" office:value="1.01009904837542" calcext:value-type="float">
            <text:p>1.0100990484</text:p>
          </table:table-cell>
          <table:table-cell table:number-columns-repeated="6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5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16" number:min-integer-digits="1"/>
    </number:number-style>
    <number:number-style style:name="N115">
      <number:number number:decimal-places="1" number:min-integer-digits="1" number:grouping="true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00/00/0000</text:date>, <text:time style:data-style-name="N2" text:time-value="10:20:26.280608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Geffen</meta:initial-creator>
    <meta:creation-date>2015-06-03T11:39:38.372779226</meta:creation-date>
    <dc:date>2015-07-13T16:04:43.234153880</dc:date>
    <dc:creator>Nathan Geffen</dc:creator>
    <meta:editing-duration>PT16H23M17S</meta:editing-duration>
    <meta:editing-cycles>21</meta:editing-cycles>
    <meta:generator>LibreOffice/4.4.3.2$Linux_X86_64 LibreOffice_project/40m0$Build-2</meta:generator>
    <meta:document-statistic meta:table-count="3" meta:cell-count="8892" meta:object-count="0"/>
  </office:meta>
</office:document-meta>
</file>